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7.033cm"/>
    </style:style>
    <style:style style:name="co2" style:family="table-column">
      <style:table-column-properties fo:break-before="auto" style:column-width="1.921cm"/>
    </style:style>
    <style:style style:name="co3" style:family="table-column">
      <style:table-column-properties fo:break-before="auto" style:column-width="3.041cm"/>
    </style:style>
    <style:style style:name="co4" style:family="table-column">
      <style:table-column-properties fo:break-before="auto" style:column-width="2.439cm"/>
    </style:style>
    <style:style style:name="co5" style:family="table-column">
      <style:table-column-properties fo:break-before="auto" style:column-width="2.33cm"/>
    </style:style>
    <style:style style:name="co6" style:family="table-column">
      <style:table-column-properties fo:break-before="auto" style:column-width="2.304cm"/>
    </style:style>
    <style:style style:name="co7" style:family="table-column">
      <style:table-column-properties fo:break-before="auto" style:column-width="1.647cm"/>
    </style:style>
    <style:style style:name="co8" style:family="table-column">
      <style:table-column-properties fo:break-before="auto" style:column-width="0.744cm"/>
    </style:style>
    <style:style style:name="co9" style:family="table-column">
      <style:table-column-properties fo:break-before="auto" style:column-width="1.455cm"/>
    </style:style>
    <style:style style:name="co10" style:family="table-column">
      <style:table-column-properties fo:break-before="auto" style:column-width="1.838cm"/>
    </style:style>
    <style:style style:name="co11" style:family="table-column">
      <style:table-column-properties fo:break-before="auto" style:column-width="0.937cm"/>
    </style:style>
    <style:style style:name="co12" style:family="table-column">
      <style:table-column-properties fo:break-before="auto" style:column-width="1.265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7.477cm"/>
    </style:style>
    <style:style style:name="co15" style:family="table-column">
      <style:table-column-properties fo:break-before="auto" style:column-width="2.522cm"/>
    </style:style>
    <style:style style:name="co16" style:family="table-column">
      <style:table-column-properties fo:break-before="auto" style:column-width="2.625cm"/>
    </style:style>
    <style:style style:name="co17" style:family="table-column">
      <style:table-column-properties fo:break-before="auto" style:column-width="1.995cm"/>
    </style:style>
    <style:style style:name="co18" style:family="table-column">
      <style:table-column-properties fo:break-before="auto" style:column-width="2.494cm"/>
    </style:style>
    <style:style style:name="co19" style:family="table-column">
      <style:table-column-properties fo:break-before="auto" style:column-width="3.288cm"/>
    </style:style>
    <style:style style:name="co20" style:family="table-column">
      <style:table-column-properties fo:break-before="auto" style:column-width="3.177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unter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number-columns-repeated="14" table:default-cell-style-name="Default"/>
        <table:table-column table:style-name="co11" table:number-columns-repeated="11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13" table:number-columns-repeated="966" table:default-cell-style-name="Default"/>
        <table:table-row table:style-name="ro1">
          <table:table-cell table:style-name="ce1" office:value-type="string">
            <text:p>kernel</text:p>
          </table:table-cell>
          <table:table-cell table:style-name="ce1" office:value-type="string">
            <text:p>block size</text:p>
          </table:table-cell>
          <table:table-cell table:style-name="ce1" office:value-type="string">
            <text:p>threads per block</text:p>
          </table:table-cell>
          <table:table-cell table:style-name="ce1" office:value-type="string">
            <text:p>TIMESTAMP</text:p>
          </table:table-cell>
          <table:table-cell table:style-name="ce1" office:value-type="string">
            <text:p>GPU_TICKS</text:p>
          </table:table-cell>
          <table:table-cell table:style-name="ce1" office:value-type="string">
            <text:p>CPU_TICKS</text:p>
          </table:table-cell>
          <table:table-cell table:style-name="ce1" office:value-type="string">
            <text:p>A0</text:p>
          </table:table-cell>
          <table:table-cell table:style-name="ce1" office:value-type="string">
            <text:p>A1</text:p>
          </table:table-cell>
          <table:table-cell table:style-name="ce1" office:value-type="string">
            <text:p>A2</text:p>
          </table:table-cell>
          <table:table-cell table:style-name="ce1" office:value-type="string">
            <text:p>A3</text:p>
          </table:table-cell>
          <table:table-cell table:style-name="ce1" office:value-type="string">
            <text:p>A4</text:p>
          </table:table-cell>
          <table:table-cell table:style-name="ce1" office:value-type="string">
            <text:p>A5</text:p>
          </table:table-cell>
          <table:table-cell table:style-name="ce1" office:value-type="string">
            <text:p>A6</text:p>
          </table:table-cell>
          <table:table-cell table:style-name="ce1" office:value-type="string">
            <text:p>A7</text:p>
          </table:table-cell>
          <table:table-cell table:style-name="ce1" office:value-type="string">
            <text:p>A8</text:p>
          </table:table-cell>
          <table:table-cell table:style-name="ce1" office:value-type="string">
            <text:p>A9</text:p>
          </table:table-cell>
          <table:table-cell table:style-name="ce1" office:value-type="string">
            <text:p>A10</text:p>
          </table:table-cell>
          <table:table-cell table:style-name="ce1" office:value-type="string">
            <text:p>A11</text:p>
          </table:table-cell>
          <table:table-cell table:style-name="ce1" office:value-type="string">
            <text:p>A12</text:p>
          </table:table-cell>
          <table:table-cell table:style-name="ce1" office:value-type="string">
            <text:p>A13</text:p>
          </table:table-cell>
          <table:table-cell table:style-name="ce1" office:value-type="string">
            <text:p>A14</text:p>
          </table:table-cell>
          <table:table-cell table:style-name="ce1" office:value-type="string">
            <text:p>A15</text:p>
          </table:table-cell>
          <table:table-cell table:style-name="ce1" office:value-type="string">
            <text:p>A16</text:p>
          </table:table-cell>
          <table:table-cell table:style-name="ce1" office:value-type="string">
            <text:p>A17</text:p>
          </table:table-cell>
          <table:table-cell table:style-name="ce1" office:value-type="string">
            <text:p>A18</text:p>
          </table:table-cell>
          <table:table-cell table:style-name="ce1" office:value-type="string">
            <text:p>A19</text:p>
          </table:table-cell>
          <table:table-cell table:style-name="ce1" office:value-type="string">
            <text:p>A20</text:p>
          </table:table-cell>
          <table:table-cell table:style-name="ce1" office:value-type="string">
            <text:p>A21</text:p>
          </table:table-cell>
          <table:table-cell table:style-name="ce1" office:value-type="string">
            <text:p>A22</text:p>
          </table:table-cell>
          <table:table-cell table:style-name="ce1" office:value-type="string">
            <text:p>A23</text:p>
          </table:table-cell>
          <table:table-cell table:style-name="ce1" office:value-type="string">
            <text:p>A24</text:p>
          </table:table-cell>
          <table:table-cell table:style-name="ce1" office:value-type="string">
            <text:p>A25</text:p>
          </table:table-cell>
          <table:table-cell table:style-name="ce1" office:value-type="string">
            <text:p>A26</text:p>
          </table:table-cell>
          <table:table-cell table:style-name="ce1" office:value-type="string">
            <text:p>A27</text:p>
          </table:table-cell>
          <table:table-cell table:style-name="ce1" office:value-type="string">
            <text:p>A28</text:p>
          </table:table-cell>
          <table:table-cell table:style-name="ce1" office:value-type="string">
            <text:p>A29</text:p>
          </table:table-cell>
          <table:table-cell table:style-name="ce1" office:value-type="string">
            <text:p>A30</text:p>
          </table:table-cell>
          <table:table-cell table:style-name="ce1" office:value-type="string">
            <text:p>A31</text:p>
          </table:table-cell>
          <table:table-cell table:style-name="ce1" office:value-type="string">
            <text:p>A32</text:p>
          </table:table-cell>
          <table:table-cell table:style-name="ce1" office:value-type="string">
            <text:p>A33</text:p>
          </table:table-cell>
          <table:table-cell table:style-name="ce1" office:value-type="string">
            <text:p>A34</text:p>
          </table:table-cell>
          <table:table-cell table:style-name="ce1" office:value-type="string">
            <text:p>A35</text:p>
          </table:table-cell>
          <table:table-cell table:style-name="ce1" office:value-type="string">
            <text:p>B0</text:p>
          </table:table-cell>
          <table:table-cell table:style-name="ce1" office:value-type="string">
            <text:p>B1</text:p>
          </table:table-cell>
          <table:table-cell table:style-name="ce1" office:value-type="string">
            <text:p>B2</text:p>
          </table:table-cell>
          <table:table-cell table:style-name="ce1" office:value-type="string">
            <text:p>B3</text:p>
          </table:table-cell>
          <table:table-cell table:style-name="ce1" office:value-type="string">
            <text:p>B4</text:p>
          </table:table-cell>
          <table:table-cell table:style-name="ce1" office:value-type="string">
            <text:p>B5</text:p>
          </table:table-cell>
          <table:table-cell table:style-name="ce1" office:value-type="string">
            <text:p>B6</text:p>
          </table:table-cell>
          <table:table-cell table:style-name="ce1" office:value-type="string">
            <text:p>B7</text:p>
          </table:table-cell>
          <table:table-cell table:style-name="ce1" office:value-type="string">
            <text:p>C0</text:p>
          </table:table-cell>
          <table:table-cell table:style-name="ce1" office:value-type="string">
            <text:p>C1</text:p>
          </table:table-cell>
          <table:table-cell table:style-name="ce1" office:value-type="string">
            <text:p>C2</text:p>
          </table:table-cell>
          <table:table-cell table:style-name="ce1" office:value-type="string">
            <text:p>C3</text:p>
          </table:table-cell>
          <table:table-cell table:style-name="ce1" office:value-type="string">
            <text:p>C4</text:p>
          </table:table-cell>
          <table:table-cell table:style-name="ce1" office:value-type="string">
            <text:p>C5</text:p>
          </table:table-cell>
          <table:table-cell table:style-name="ce1" office:value-type="string">
            <text:p>C6</text:p>
          </table:table-cell>
          <table:table-cell table:style-name="ce1" office:value-type="string">
            <text:p>C7</text:p>
          </table:table-cell>
          <table:table-cell table:style-name="ce1"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568549981">
            <text:p>568549981</text:p>
          </table:table-cell>
          <table:table-cell office:value-type="float" office:value="284611">
            <text:p>284611</text:p>
          </table:table-cell>
          <table:table-cell office:value-type="float" office:value="634400">
            <text:p>634400</text:p>
          </table:table-cell>
          <table:table-cell office:value-type="float" office:value="50713">
            <text:p>507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84611">
            <text:p>284611</text:p>
          </table:table-cell>
          <table:table-cell office:value-type="float" office:value="0">
            <text:p>0</text:p>
          </table:table-cell>
          <table:table-cell office:value-type="float" office:value="284611">
            <text:p>284611</text:p>
          </table:table-cell>
          <table:table-cell office:value-type="float" office:value="4517">
            <text:p>4517</text:p>
          </table:table-cell>
          <table:table-cell office:value-type="float" office:value="142305">
            <text:p>142305</text:p>
          </table:table-cell>
          <table:table-cell office:value-type="float" office:value="0">
            <text:p>0</text:p>
          </table:table-cell>
          <table:table-cell office:value-type="float" office:value="94870">
            <text:p>94870</text:p>
          </table:table-cell>
          <table:table-cell office:value-type="float" office:value="0">
            <text:p>0</text:p>
          </table:table-cell>
          <table:table-cell office:value-type="float" office:value="94870">
            <text:p>94870</text:p>
          </table:table-cell>
          <table:table-cell office:value-type="float" office:value="284611">
            <text:p>284611</text:p>
          </table:table-cell>
          <table:table-cell office:value-type="float" office:value="47435">
            <text:p>47435</text:p>
          </table:table-cell>
          <table:table-cell office:value-type="float" office:value="623">
            <text:p>623</text:p>
          </table:table-cell>
          <table:table-cell office:value-type="float" office:value="189740">
            <text:p>189740</text:p>
          </table:table-cell>
          <table:table-cell office:value-type="float" office:value="284611">
            <text:p>284611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69760807">
            <text:p>569760807</text:p>
          </table:table-cell>
          <table:table-cell office:value-type="float" office:value="281056">
            <text:p>281056</text:p>
          </table:table-cell>
          <table:table-cell office:value-type="float" office:value="630133">
            <text:p>630133</text:p>
          </table:table-cell>
          <table:table-cell office:value-type="float" office:value="50359">
            <text:p>5035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3664">
            <text:p>73664</text:p>
          </table:table-cell>
          <table:table-cell table:number-columns-repeated="4" office:value-type="float" office:value="0">
            <text:p>0</text:p>
          </table:table-cell>
          <table:table-cell office:value-type="float" office:value="281056">
            <text:p>281056</text:p>
          </table:table-cell>
          <table:table-cell office:value-type="float" office:value="0">
            <text:p>0</text:p>
          </table:table-cell>
          <table:table-cell office:value-type="float" office:value="281056">
            <text:p>281056</text:p>
          </table:table-cell>
          <table:table-cell office:value-type="float" office:value="4680">
            <text:p>4680</text:p>
          </table:table-cell>
          <table:table-cell office:value-type="float" office:value="140528">
            <text:p>140528</text:p>
          </table:table-cell>
          <table:table-cell office:value-type="float" office:value="0">
            <text:p>0</text:p>
          </table:table-cell>
          <table:table-cell office:value-type="float" office:value="93685">
            <text:p>93685</text:p>
          </table:table-cell>
          <table:table-cell office:value-type="float" office:value="0">
            <text:p>0</text:p>
          </table:table-cell>
          <table:table-cell office:value-type="float" office:value="93685">
            <text:p>93685</text:p>
          </table:table-cell>
          <table:table-cell office:value-type="float" office:value="280325">
            <text:p>280325</text:p>
          </table:table-cell>
          <table:table-cell office:value-type="float" office:value="46843">
            <text:p>46843</text:p>
          </table:table-cell>
          <table:table-cell office:value-type="float" office:value="526">
            <text:p>526</text:p>
          </table:table-cell>
          <table:table-cell office:value-type="float" office:value="187370">
            <text:p>187370</text:p>
          </table:table-cell>
          <table:table-cell office:value-type="float" office:value="281056">
            <text:p>281056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71145086">
            <text:p>571145086</text:p>
          </table:table-cell>
          <table:table-cell office:value-type="float" office:value="284871">
            <text:p>284871</text:p>
          </table:table-cell>
          <table:table-cell office:value-type="float" office:value="635250">
            <text:p>635250</text:p>
          </table:table-cell>
          <table:table-cell office:value-type="float" office:value="50492">
            <text:p>5049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84871">
            <text:p>284871</text:p>
          </table:table-cell>
          <table:table-cell office:value-type="float" office:value="0">
            <text:p>0</text:p>
          </table:table-cell>
          <table:table-cell office:value-type="float" office:value="284871">
            <text:p>284871</text:p>
          </table:table-cell>
          <table:table-cell office:value-type="float" office:value="4600">
            <text:p>4600</text:p>
          </table:table-cell>
          <table:table-cell office:value-type="float" office:value="142435">
            <text:p>142435</text:p>
          </table:table-cell>
          <table:table-cell office:value-type="float" office:value="0">
            <text:p>0</text:p>
          </table:table-cell>
          <table:table-cell office:value-type="float" office:value="94957">
            <text:p>94957</text:p>
          </table:table-cell>
          <table:table-cell office:value-type="float" office:value="0">
            <text:p>0</text:p>
          </table:table-cell>
          <table:table-cell office:value-type="float" office:value="94957">
            <text:p>94957</text:p>
          </table:table-cell>
          <table:table-cell office:value-type="float" office:value="279547">
            <text:p>279547</text:p>
          </table:table-cell>
          <table:table-cell office:value-type="float" office:value="47479">
            <text:p>47479</text:p>
          </table:table-cell>
          <table:table-cell office:value-type="float" office:value="523">
            <text:p>523</text:p>
          </table:table-cell>
          <table:table-cell office:value-type="float" office:value="189914">
            <text:p>189914</text:p>
          </table:table-cell>
          <table:table-cell office:value-type="float" office:value="284871">
            <text:p>284871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72347674">
            <text:p>572347674</text:p>
          </table:table-cell>
          <table:table-cell office:value-type="float" office:value="281497">
            <text:p>281497</text:p>
          </table:table-cell>
          <table:table-cell office:value-type="float" office:value="628105">
            <text:p>628105</text:p>
          </table:table-cell>
          <table:table-cell office:value-type="float" office:value="50343">
            <text:p>5034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81497">
            <text:p>281497</text:p>
          </table:table-cell>
          <table:table-cell office:value-type="float" office:value="0">
            <text:p>0</text:p>
          </table:table-cell>
          <table:table-cell office:value-type="float" office:value="281497">
            <text:p>281497</text:p>
          </table:table-cell>
          <table:table-cell office:value-type="float" office:value="4398">
            <text:p>4398</text:p>
          </table:table-cell>
          <table:table-cell office:value-type="float" office:value="140748">
            <text:p>140748</text:p>
          </table:table-cell>
          <table:table-cell office:value-type="float" office:value="0">
            <text:p>0</text:p>
          </table:table-cell>
          <table:table-cell office:value-type="float" office:value="93832">
            <text:p>93832</text:p>
          </table:table-cell>
          <table:table-cell office:value-type="float" office:value="0">
            <text:p>0</text:p>
          </table:table-cell>
          <table:table-cell office:value-type="float" office:value="93832">
            <text:p>93832</text:p>
          </table:table-cell>
          <table:table-cell office:value-type="float" office:value="280697">
            <text:p>280697</text:p>
          </table:table-cell>
          <table:table-cell office:value-type="float" office:value="46916">
            <text:p>46916</text:p>
          </table:table-cell>
          <table:table-cell office:value-type="float" office:value="526">
            <text:p>526</text:p>
          </table:table-cell>
          <table:table-cell office:value-type="float" office:value="187665">
            <text:p>187665</text:p>
          </table:table-cell>
          <table:table-cell office:value-type="float" office:value="281497">
            <text:p>281497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73692733">
            <text:p>573692733</text:p>
          </table:table-cell>
          <table:table-cell office:value-type="float" office:value="284613">
            <text:p>284613</text:p>
          </table:table-cell>
          <table:table-cell office:value-type="float" office:value="628755">
            <text:p>628755</text:p>
          </table:table-cell>
          <table:table-cell office:value-type="float" office:value="50454">
            <text:p>5045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6">
            <text:p>66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84613">
            <text:p>284613</text:p>
          </table:table-cell>
          <table:table-cell office:value-type="float" office:value="0">
            <text:p>0</text:p>
          </table:table-cell>
          <table:table-cell office:value-type="float" office:value="284613">
            <text:p>284613</text:p>
          </table:table-cell>
          <table:table-cell office:value-type="float" office:value="4505">
            <text:p>4505</text:p>
          </table:table-cell>
          <table:table-cell office:value-type="float" office:value="142306">
            <text:p>142306</text:p>
          </table:table-cell>
          <table:table-cell office:value-type="float" office:value="0">
            <text:p>0</text:p>
          </table:table-cell>
          <table:table-cell office:value-type="float" office:value="94871">
            <text:p>94871</text:p>
          </table:table-cell>
          <table:table-cell office:value-type="float" office:value="0">
            <text:p>0</text:p>
          </table:table-cell>
          <table:table-cell office:value-type="float" office:value="94871">
            <text:p>94871</text:p>
          </table:table-cell>
          <table:table-cell office:value-type="float" office:value="281181">
            <text:p>281181</text:p>
          </table:table-cell>
          <table:table-cell office:value-type="float" office:value="47435">
            <text:p>47435</text:p>
          </table:table-cell>
          <table:table-cell office:value-type="float" office:value="513">
            <text:p>513</text:p>
          </table:table-cell>
          <table:table-cell office:value-type="float" office:value="189742">
            <text:p>189742</text:p>
          </table:table-cell>
          <table:table-cell office:value-type="float" office:value="284613">
            <text:p>284613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574910747">
            <text:p>574910747</text:p>
          </table:table-cell>
          <table:table-cell office:value-type="float" office:value="280652">
            <text:p>280652</text:p>
          </table:table-cell>
          <table:table-cell office:value-type="float" office:value="625377">
            <text:p>625377</text:p>
          </table:table-cell>
          <table:table-cell office:value-type="float" office:value="50525">
            <text:p>5052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22">
            <text:p>122</text:p>
          </table:table-cell>
          <table:table-cell table:number-columns-repeated="11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80652">
            <text:p>280652</text:p>
          </table:table-cell>
          <table:table-cell office:value-type="float" office:value="0">
            <text:p>0</text:p>
          </table:table-cell>
          <table:table-cell office:value-type="float" office:value="280652">
            <text:p>280652</text:p>
          </table:table-cell>
          <table:table-cell office:value-type="float" office:value="4431">
            <text:p>4431</text:p>
          </table:table-cell>
          <table:table-cell office:value-type="float" office:value="140326">
            <text:p>140326</text:p>
          </table:table-cell>
          <table:table-cell office:value-type="float" office:value="0">
            <text:p>0</text:p>
          </table:table-cell>
          <table:table-cell office:value-type="float" office:value="93551">
            <text:p>93551</text:p>
          </table:table-cell>
          <table:table-cell office:value-type="float" office:value="0">
            <text:p>0</text:p>
          </table:table-cell>
          <table:table-cell office:value-type="float" office:value="93551">
            <text:p>93551</text:p>
          </table:table-cell>
          <table:table-cell office:value-type="float" office:value="280652">
            <text:p>280652</text:p>
          </table:table-cell>
          <table:table-cell office:value-type="float" office:value="46776">
            <text:p>46776</text:p>
          </table:table-cell>
          <table:table-cell office:value-type="float" office:value="528">
            <text:p>528</text:p>
          </table:table-cell>
          <table:table-cell office:value-type="float" office:value="187101">
            <text:p>187101</text:p>
          </table:table-cell>
          <table:table-cell office:value-type="float" office:value="280652">
            <text:p>280652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76113175">
            <text:p>576113175</text:p>
          </table:table-cell>
          <table:table-cell office:value-type="float" office:value="281297">
            <text:p>281297</text:p>
          </table:table-cell>
          <table:table-cell office:value-type="float" office:value="628448">
            <text:p>628448</text:p>
          </table:table-cell>
          <table:table-cell office:value-type="float" office:value="50720">
            <text:p>5072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44">
            <text:p>244</text:p>
          </table:table-cell>
          <table:table-cell table:number-columns-repeated="1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3956">
            <text:p>73956</text:p>
          </table:table-cell>
          <table:table-cell table:number-columns-repeated="4" office:value-type="float" office:value="0">
            <text:p>0</text:p>
          </table:table-cell>
          <table:table-cell office:value-type="float" office:value="281297">
            <text:p>281297</text:p>
          </table:table-cell>
          <table:table-cell office:value-type="float" office:value="0">
            <text:p>0</text:p>
          </table:table-cell>
          <table:table-cell office:value-type="float" office:value="281297">
            <text:p>281297</text:p>
          </table:table-cell>
          <table:table-cell office:value-type="float" office:value="4395">
            <text:p>4395</text:p>
          </table:table-cell>
          <table:table-cell office:value-type="float" office:value="140648">
            <text:p>140648</text:p>
          </table:table-cell>
          <table:table-cell office:value-type="float" office:value="0">
            <text:p>0</text:p>
          </table:table-cell>
          <table:table-cell office:value-type="float" office:value="93765">
            <text:p>93765</text:p>
          </table:table-cell>
          <table:table-cell office:value-type="float" office:value="0">
            <text:p>0</text:p>
          </table:table-cell>
          <table:table-cell office:value-type="float" office:value="93766">
            <text:p>93766</text:p>
          </table:table-cell>
          <table:table-cell office:value-type="float" office:value="281297">
            <text:p>281297</text:p>
          </table:table-cell>
          <table:table-cell office:value-type="float" office:value="46883">
            <text:p>46883</text:p>
          </table:table-cell>
          <table:table-cell office:value-type="float" office:value="521">
            <text:p>521</text:p>
          </table:table-cell>
          <table:table-cell office:value-type="float" office:value="187532">
            <text:p>187532</text:p>
          </table:table-cell>
          <table:table-cell office:value-type="float" office:value="281297">
            <text:p>281297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577361004">
            <text:p>577361004</text:p>
          </table:table-cell>
          <table:table-cell office:value-type="float" office:value="282670">
            <text:p>282670</text:p>
          </table:table-cell>
          <table:table-cell office:value-type="float" office:value="630885">
            <text:p>630885</text:p>
          </table:table-cell>
          <table:table-cell office:value-type="float" office:value="50661">
            <text:p>5066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488">
            <text:p>48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88">
            <text:p>488</text:p>
          </table:table-cell>
          <table:table-cell table:number-columns-repeated="11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81284">
            <text:p>81284</text:p>
          </table:table-cell>
          <table:table-cell table:number-columns-repeated="4" office:value-type="float" office:value="0">
            <text:p>0</text:p>
          </table:table-cell>
          <table:table-cell office:value-type="float" office:value="282670">
            <text:p>282670</text:p>
          </table:table-cell>
          <table:table-cell office:value-type="float" office:value="0">
            <text:p>0</text:p>
          </table:table-cell>
          <table:table-cell office:value-type="float" office:value="282670">
            <text:p>282670</text:p>
          </table:table-cell>
          <table:table-cell office:value-type="float" office:value="4946">
            <text:p>4946</text:p>
          </table:table-cell>
          <table:table-cell office:value-type="float" office:value="141335">
            <text:p>141335</text:p>
          </table:table-cell>
          <table:table-cell office:value-type="float" office:value="0">
            <text:p>0</text:p>
          </table:table-cell>
          <table:table-cell office:value-type="float" office:value="94224">
            <text:p>94224</text:p>
          </table:table-cell>
          <table:table-cell office:value-type="float" office:value="0">
            <text:p>0</text:p>
          </table:table-cell>
          <table:table-cell office:value-type="float" office:value="94223">
            <text:p>94223</text:p>
          </table:table-cell>
          <table:table-cell office:value-type="float" office:value="278689">
            <text:p>278689</text:p>
          </table:table-cell>
          <table:table-cell office:value-type="float" office:value="47112">
            <text:p>47112</text:p>
          </table:table-cell>
          <table:table-cell office:value-type="float" office:value="1923">
            <text:p>1923</text:p>
          </table:table-cell>
          <table:table-cell office:value-type="float" office:value="188446">
            <text:p>188446</text:p>
          </table:table-cell>
          <table:table-cell office:value-type="float" office:value="282670">
            <text:p>282670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578587841">
            <text:p>578587841</text:p>
          </table:table-cell>
          <table:table-cell office:value-type="float" office:value="282509">
            <text:p>282509</text:p>
          </table:table-cell>
          <table:table-cell office:value-type="float" office:value="631848">
            <text:p>631848</text:p>
          </table:table-cell>
          <table:table-cell office:value-type="float" office:value="50613">
            <text:p>50613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976">
            <text:p>97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76">
            <text:p>976</text:p>
          </table:table-cell>
          <table:table-cell table:number-columns-repeated="11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60292">
            <text:p>160292</text:p>
          </table:table-cell>
          <table:table-cell table:number-columns-repeated="4" office:value-type="float" office:value="0">
            <text:p>0</text:p>
          </table:table-cell>
          <table:table-cell office:value-type="float" office:value="282509">
            <text:p>282509</text:p>
          </table:table-cell>
          <table:table-cell office:value-type="float" office:value="0">
            <text:p>0</text:p>
          </table:table-cell>
          <table:table-cell office:value-type="float" office:value="282509">
            <text:p>282509</text:p>
          </table:table-cell>
          <table:table-cell office:value-type="float" office:value="4476">
            <text:p>4476</text:p>
          </table:table-cell>
          <table:table-cell office:value-type="float" office:value="141254">
            <text:p>141254</text:p>
          </table:table-cell>
          <table:table-cell office:value-type="float" office:value="0">
            <text:p>0</text:p>
          </table:table-cell>
          <table:table-cell office:value-type="float" office:value="94169">
            <text:p>94169</text:p>
          </table:table-cell>
          <table:table-cell office:value-type="float" office:value="0">
            <text:p>0</text:p>
          </table:table-cell>
          <table:table-cell office:value-type="float" office:value="94169">
            <text:p>94169</text:p>
          </table:table-cell>
          <table:table-cell office:value-type="float" office:value="282509">
            <text:p>282509</text:p>
          </table:table-cell>
          <table:table-cell office:value-type="float" office:value="47084">
            <text:p>47084</text:p>
          </table:table-cell>
          <table:table-cell office:value-type="float" office:value="530">
            <text:p>530</text:p>
          </table:table-cell>
          <table:table-cell office:value-type="float" office:value="188339">
            <text:p>188339</text:p>
          </table:table-cell>
          <table:table-cell office:value-type="float" office:value="282509">
            <text:p>282509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579839131">
            <text:p>579839131</text:p>
          </table:table-cell>
          <table:table-cell office:value-type="float" office:value="281763">
            <text:p>281763</text:p>
          </table:table-cell>
          <table:table-cell office:value-type="float" office:value="628915">
            <text:p>628915</text:p>
          </table:table-cell>
          <table:table-cell office:value-type="float" office:value="50576">
            <text:p>50576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952">
            <text:p>195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952">
            <text:p>1952</text:p>
          </table:table-cell>
          <table:table-cell table:number-columns-repeated="11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5" office:value-type="float" office:value="0">
            <text:p>0</text:p>
          </table:table-cell>
          <table:table-cell office:value-type="float" office:value="281763">
            <text:p>281763</text:p>
          </table:table-cell>
          <table:table-cell office:value-type="float" office:value="0">
            <text:p>0</text:p>
          </table:table-cell>
          <table:table-cell office:value-type="float" office:value="281763">
            <text:p>281763</text:p>
          </table:table-cell>
          <table:table-cell office:value-type="float" office:value="4604">
            <text:p>4604</text:p>
          </table:table-cell>
          <table:table-cell office:value-type="float" office:value="140881">
            <text:p>140881</text:p>
          </table:table-cell>
          <table:table-cell office:value-type="float" office:value="0">
            <text:p>0</text:p>
          </table:table-cell>
          <table:table-cell office:value-type="float" office:value="93921">
            <text:p>93921</text:p>
          </table:table-cell>
          <table:table-cell office:value-type="float" office:value="0">
            <text:p>0</text:p>
          </table:table-cell>
          <table:table-cell office:value-type="float" office:value="93921">
            <text:p>93921</text:p>
          </table:table-cell>
          <table:table-cell office:value-type="float" office:value="281763">
            <text:p>281763</text:p>
          </table:table-cell>
          <table:table-cell office:value-type="float" office:value="46961">
            <text:p>46961</text:p>
          </table:table-cell>
          <table:table-cell office:value-type="float" office:value="548">
            <text:p>548</text:p>
          </table:table-cell>
          <table:table-cell office:value-type="float" office:value="187842">
            <text:p>187842</text:p>
          </table:table-cell>
          <table:table-cell office:value-type="float" office:value="281763">
            <text:p>281763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581320924">
            <text:p>581320924</text:p>
          </table:table-cell>
          <table:table-cell office:value-type="float" office:value="279914">
            <text:p>279914</text:p>
          </table:table-cell>
          <table:table-cell office:value-type="float" office:value="622233">
            <text:p>622233</text:p>
          </table:table-cell>
          <table:table-cell office:value-type="float" office:value="50575">
            <text:p>50575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2928">
            <text:p>292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928">
            <text:p>2928</text:p>
          </table:table-cell>
          <table:table-cell table:number-columns-repeated="11"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80432">
            <text:p>80432</text:p>
          </table:table-cell>
          <table:table-cell table:number-columns-repeated="4" office:value-type="float" office:value="0">
            <text:p>0</text:p>
          </table:table-cell>
          <table:table-cell office:value-type="float" office:value="279914">
            <text:p>279914</text:p>
          </table:table-cell>
          <table:table-cell office:value-type="float" office:value="0">
            <text:p>0</text:p>
          </table:table-cell>
          <table:table-cell office:value-type="float" office:value="279914">
            <text:p>279914</text:p>
          </table:table-cell>
          <table:table-cell office:value-type="float" office:value="4373">
            <text:p>4373</text:p>
          </table:table-cell>
          <table:table-cell office:value-type="float" office:value="139957">
            <text:p>139957</text:p>
          </table:table-cell>
          <table:table-cell office:value-type="float" office:value="0">
            <text:p>0</text:p>
          </table:table-cell>
          <table:table-cell office:value-type="float" office:value="93305">
            <text:p>93305</text:p>
          </table:table-cell>
          <table:table-cell office:value-type="float" office:value="0">
            <text:p>0</text:p>
          </table:table-cell>
          <table:table-cell office:value-type="float" office:value="93304">
            <text:p>93304</text:p>
          </table:table-cell>
          <table:table-cell office:value-type="float" office:value="279914">
            <text:p>279914</text:p>
          </table:table-cell>
          <table:table-cell office:value-type="float" office:value="46652">
            <text:p>46652</text:p>
          </table:table-cell>
          <table:table-cell office:value-type="float" office:value="534">
            <text:p>534</text:p>
          </table:table-cell>
          <table:table-cell office:value-type="float" office:value="186609">
            <text:p>186609</text:p>
          </table:table-cell>
          <table:table-cell office:value-type="float" office:value="279914">
            <text:p>279914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582544523">
            <text:p>582544523</text:p>
          </table:table-cell>
          <table:table-cell office:value-type="float" office:value="282352">
            <text:p>282352</text:p>
          </table:table-cell>
          <table:table-cell office:value-type="float" office:value="632518">
            <text:p>632518</text:p>
          </table:table-cell>
          <table:table-cell office:value-type="float" office:value="51181">
            <text:p>51181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248">
            <text:p>324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248">
            <text:p>3248</text:p>
          </table:table-cell>
          <table:table-cell table:number-columns-repeated="11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79300">
            <text:p>79300</text:p>
          </table:table-cell>
          <table:table-cell table:number-columns-repeated="4" office:value-type="float" office:value="0">
            <text:p>0</text:p>
          </table:table-cell>
          <table:table-cell office:value-type="float" office:value="282352">
            <text:p>282352</text:p>
          </table:table-cell>
          <table:table-cell office:value-type="float" office:value="0">
            <text:p>0</text:p>
          </table:table-cell>
          <table:table-cell office:value-type="float" office:value="282352">
            <text:p>282352</text:p>
          </table:table-cell>
          <table:table-cell office:value-type="float" office:value="4578">
            <text:p>4578</text:p>
          </table:table-cell>
          <table:table-cell office:value-type="float" office:value="141176">
            <text:p>141176</text:p>
          </table:table-cell>
          <table:table-cell office:value-type="float" office:value="0">
            <text:p>0</text:p>
          </table:table-cell>
          <table:table-cell office:value-type="float" office:value="94117">
            <text:p>94117</text:p>
          </table:table-cell>
          <table:table-cell office:value-type="float" office:value="0">
            <text:p>0</text:p>
          </table:table-cell>
          <table:table-cell office:value-type="float" office:value="94117">
            <text:p>94117</text:p>
          </table:table-cell>
          <table:table-cell office:value-type="float" office:value="282352">
            <text:p>282352</text:p>
          </table:table-cell>
          <table:table-cell office:value-type="float" office:value="47059">
            <text:p>47059</text:p>
          </table:table-cell>
          <table:table-cell office:value-type="float" office:value="1725">
            <text:p>1725</text:p>
          </table:table-cell>
          <table:table-cell office:value-type="float" office:value="188235">
            <text:p>188235</text:p>
          </table:table-cell>
          <table:table-cell office:value-type="float" office:value="282352">
            <text:p>282352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583699180">
            <text:p>583699180</text:p>
          </table:table-cell>
          <table:table-cell office:value-type="float" office:value="280476">
            <text:p>280476</text:p>
          </table:table-cell>
          <table:table-cell office:value-type="float" office:value="624920">
            <text:p>624920</text:p>
          </table:table-cell>
          <table:table-cell office:value-type="float" office:value="51047">
            <text:p>51047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568">
            <text:p>356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568">
            <text:p>3568</text:p>
          </table:table-cell>
          <table:table-cell table:number-columns-repeated="11"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56336">
            <text:p>156336</text:p>
          </table:table-cell>
          <table:table-cell table:number-columns-repeated="4" office:value-type="float" office:value="0">
            <text:p>0</text:p>
          </table:table-cell>
          <table:table-cell office:value-type="float" office:value="280476">
            <text:p>280476</text:p>
          </table:table-cell>
          <table:table-cell office:value-type="float" office:value="0">
            <text:p>0</text:p>
          </table:table-cell>
          <table:table-cell office:value-type="float" office:value="280476">
            <text:p>280476</text:p>
          </table:table-cell>
          <table:table-cell office:value-type="float" office:value="4630">
            <text:p>4630</text:p>
          </table:table-cell>
          <table:table-cell office:value-type="float" office:value="140238">
            <text:p>140238</text:p>
          </table:table-cell>
          <table:table-cell office:value-type="float" office:value="0">
            <text:p>0</text:p>
          </table:table-cell>
          <table:table-cell office:value-type="float" office:value="93491">
            <text:p>93491</text:p>
          </table:table-cell>
          <table:table-cell office:value-type="float" office:value="0">
            <text:p>0</text:p>
          </table:table-cell>
          <table:table-cell office:value-type="float" office:value="93492">
            <text:p>93492</text:p>
          </table:table-cell>
          <table:table-cell office:value-type="float" office:value="280476">
            <text:p>280476</text:p>
          </table:table-cell>
          <table:table-cell office:value-type="float" office:value="46746">
            <text:p>46746</text:p>
          </table:table-cell>
          <table:table-cell office:value-type="float" office:value="557">
            <text:p>557</text:p>
          </table:table-cell>
          <table:table-cell office:value-type="float" office:value="186984">
            <text:p>186984</text:p>
          </table:table-cell>
          <table:table-cell office:value-type="float" office:value="280476">
            <text:p>280476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584948086">
            <text:p>584948086</text:p>
          </table:table-cell>
          <table:table-cell office:value-type="float" office:value="278641">
            <text:p>278641</text:p>
          </table:table-cell>
          <table:table-cell office:value-type="float" office:value="620170">
            <text:p>620170</text:p>
          </table:table-cell>
          <table:table-cell office:value-type="float" office:value="51275">
            <text:p>51275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888">
            <text:p>388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888">
            <text:p>3888</text:p>
          </table:table-cell>
          <table:table-cell table:number-columns-repeated="11"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5" office:value-type="float" office:value="0">
            <text:p>0</text:p>
          </table:table-cell>
          <table:table-cell office:value-type="float" office:value="278641">
            <text:p>278641</text:p>
          </table:table-cell>
          <table:table-cell office:value-type="float" office:value="0">
            <text:p>0</text:p>
          </table:table-cell>
          <table:table-cell office:value-type="float" office:value="278641">
            <text:p>278641</text:p>
          </table:table-cell>
          <table:table-cell office:value-type="float" office:value="4483">
            <text:p>4483</text:p>
          </table:table-cell>
          <table:table-cell office:value-type="float" office:value="139320">
            <text:p>139320</text:p>
          </table:table-cell>
          <table:table-cell office:value-type="float" office:value="0">
            <text:p>0</text:p>
          </table:table-cell>
          <table:table-cell office:value-type="float" office:value="92880">
            <text:p>92880</text:p>
          </table:table-cell>
          <table:table-cell office:value-type="float" office:value="0">
            <text:p>0</text:p>
          </table:table-cell>
          <table:table-cell office:value-type="float" office:value="92880">
            <text:p>92880</text:p>
          </table:table-cell>
          <table:table-cell office:value-type="float" office:value="278086">
            <text:p>278086</text:p>
          </table:table-cell>
          <table:table-cell office:value-type="float" office:value="46440">
            <text:p>46440</text:p>
          </table:table-cell>
          <table:table-cell office:value-type="float" office:value="570">
            <text:p>570</text:p>
          </table:table-cell>
          <table:table-cell office:value-type="float" office:value="185761">
            <text:p>185761</text:p>
          </table:table-cell>
          <table:table-cell office:value-type="float" office:value="278641">
            <text:p>278641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586244613">
            <text:p>586244613</text:p>
          </table:table-cell>
          <table:table-cell office:value-type="float" office:value="281623">
            <text:p>281623</text:p>
          </table:table-cell>
          <table:table-cell office:value-type="float" office:value="629999">
            <text:p>629999</text:p>
          </table:table-cell>
          <table:table-cell office:value-type="float" office:value="51090">
            <text:p>51090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4304">
            <text:p>430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304">
            <text:p>4304</text:p>
          </table:table-cell>
          <table:table-cell table:number-columns-repeated="11"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5" office:value-type="float" office:value="0">
            <text:p>0</text:p>
          </table:table-cell>
          <table:table-cell office:value-type="float" office:value="281623">
            <text:p>281623</text:p>
          </table:table-cell>
          <table:table-cell office:value-type="float" office:value="0">
            <text:p>0</text:p>
          </table:table-cell>
          <table:table-cell office:value-type="float" office:value="281623">
            <text:p>281623</text:p>
          </table:table-cell>
          <table:table-cell office:value-type="float" office:value="4439">
            <text:p>4439</text:p>
          </table:table-cell>
          <table:table-cell office:value-type="float" office:value="140812">
            <text:p>140812</text:p>
          </table:table-cell>
          <table:table-cell office:value-type="float" office:value="0">
            <text:p>0</text:p>
          </table:table-cell>
          <table:table-cell office:value-type="float" office:value="93874">
            <text:p>93874</text:p>
          </table:table-cell>
          <table:table-cell office:value-type="float" office:value="0">
            <text:p>0</text:p>
          </table:table-cell>
          <table:table-cell office:value-type="float" office:value="93874">
            <text:p>93874</text:p>
          </table:table-cell>
          <table:table-cell office:value-type="float" office:value="280331">
            <text:p>280331</text:p>
          </table:table-cell>
          <table:table-cell office:value-type="float" office:value="46937">
            <text:p>46937</text:p>
          </table:table-cell>
          <table:table-cell office:value-type="float" office:value="554">
            <text:p>554</text:p>
          </table:table-cell>
          <table:table-cell office:value-type="float" office:value="187749">
            <text:p>187749</text:p>
          </table:table-cell>
          <table:table-cell office:value-type="float" office:value="281623">
            <text:p>281623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587513690">
            <text:p>587513690</text:p>
          </table:table-cell>
          <table:table-cell office:value-type="float" office:value="279004">
            <text:p>279004</text:p>
          </table:table-cell>
          <table:table-cell office:value-type="float" office:value="622517">
            <text:p>622517</text:p>
          </table:table-cell>
          <table:table-cell office:value-type="float" office:value="51476">
            <text:p>51476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4720">
            <text:p>47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720">
            <text:p>4720</text:p>
          </table:table-cell>
          <table:table-cell table:number-columns-repeated="11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5" office:value-type="float" office:value="0">
            <text:p>0</text:p>
          </table:table-cell>
          <table:table-cell office:value-type="float" office:value="279004">
            <text:p>279004</text:p>
          </table:table-cell>
          <table:table-cell office:value-type="float" office:value="0">
            <text:p>0</text:p>
          </table:table-cell>
          <table:table-cell office:value-type="float" office:value="279004">
            <text:p>279004</text:p>
          </table:table-cell>
          <table:table-cell office:value-type="float" office:value="4359">
            <text:p>4359</text:p>
          </table:table-cell>
          <table:table-cell office:value-type="float" office:value="139501">
            <text:p>139501</text:p>
          </table:table-cell>
          <table:table-cell office:value-type="float" office:value="0">
            <text:p>0</text:p>
          </table:table-cell>
          <table:table-cell office:value-type="float" office:value="93001">
            <text:p>93001</text:p>
          </table:table-cell>
          <table:table-cell office:value-type="float" office:value="0">
            <text:p>0</text:p>
          </table:table-cell>
          <table:table-cell office:value-type="float" office:value="93001">
            <text:p>93001</text:p>
          </table:table-cell>
          <table:table-cell office:value-type="float" office:value="279004">
            <text:p>279004</text:p>
          </table:table-cell>
          <table:table-cell office:value-type="float" office:value="46500">
            <text:p>46500</text:p>
          </table:table-cell>
          <table:table-cell office:value-type="float" office:value="573">
            <text:p>573</text:p>
          </table:table-cell>
          <table:table-cell office:value-type="float" office:value="186003">
            <text:p>186003</text:p>
          </table:table-cell>
          <table:table-cell office:value-type="float" office:value="279004">
            <text:p>279004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588857999">
            <text:p>588857999</text:p>
          </table:table-cell>
          <table:table-cell office:value-type="float" office:value="282335">
            <text:p>282335</text:p>
          </table:table-cell>
          <table:table-cell office:value-type="float" office:value="628295">
            <text:p>628295</text:p>
          </table:table-cell>
          <table:table-cell office:value-type="float" office:value="51290">
            <text:p>51290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5136">
            <text:p>513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136">
            <text:p>5136</text:p>
          </table:table-cell>
          <table:table-cell table:number-columns-repeated="11"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float" office:value="164060">
            <text:p>164060</text:p>
          </table:table-cell>
          <table:table-cell table:number-columns-repeated="4" office:value-type="float" office:value="0">
            <text:p>0</text:p>
          </table:table-cell>
          <table:table-cell office:value-type="float" office:value="282335">
            <text:p>282335</text:p>
          </table:table-cell>
          <table:table-cell office:value-type="float" office:value="0">
            <text:p>0</text:p>
          </table:table-cell>
          <table:table-cell office:value-type="float" office:value="282335">
            <text:p>282335</text:p>
          </table:table-cell>
          <table:table-cell office:value-type="float" office:value="4440">
            <text:p>4440</text:p>
          </table:table-cell>
          <table:table-cell office:value-type="float" office:value="141168">
            <text:p>141168</text:p>
          </table:table-cell>
          <table:table-cell office:value-type="float" office:value="0">
            <text:p>0</text:p>
          </table:table-cell>
          <table:table-cell office:value-type="float" office:value="94112">
            <text:p>94112</text:p>
          </table:table-cell>
          <table:table-cell office:value-type="float" office:value="0">
            <text:p>0</text:p>
          </table:table-cell>
          <table:table-cell office:value-type="float" office:value="94112">
            <text:p>94112</text:p>
          </table:table-cell>
          <table:table-cell office:value-type="float" office:value="282335">
            <text:p>282335</text:p>
          </table:table-cell>
          <table:table-cell office:value-type="float" office:value="47056">
            <text:p>47056</text:p>
          </table:table-cell>
          <table:table-cell office:value-type="float" office:value="3676">
            <text:p>3676</text:p>
          </table:table-cell>
          <table:table-cell office:value-type="float" office:value="188223">
            <text:p>188223</text:p>
          </table:table-cell>
          <table:table-cell office:value-type="float" office:value="282335">
            <text:p>282335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590009162">
            <text:p>590009162</text:p>
          </table:table-cell>
          <table:table-cell office:value-type="float" office:value="288627">
            <text:p>288627</text:p>
          </table:table-cell>
          <table:table-cell office:value-type="float" office:value="638662">
            <text:p>638662</text:p>
          </table:table-cell>
          <table:table-cell office:value-type="float" office:value="51497">
            <text:p>51497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5920">
            <text:p>59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920">
            <text:p>5920</text:p>
          </table:table-cell>
          <table:table-cell table:number-columns-repeated="11"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81020">
            <text:p>81020</text:p>
          </table:table-cell>
          <table:table-cell table:number-columns-repeated="4" office:value-type="float" office:value="0">
            <text:p>0</text:p>
          </table:table-cell>
          <table:table-cell office:value-type="float" office:value="288627">
            <text:p>288627</text:p>
          </table:table-cell>
          <table:table-cell office:value-type="float" office:value="0">
            <text:p>0</text:p>
          </table:table-cell>
          <table:table-cell office:value-type="float" office:value="288627">
            <text:p>288627</text:p>
          </table:table-cell>
          <table:table-cell office:value-type="float" office:value="4760">
            <text:p>4760</text:p>
          </table:table-cell>
          <table:table-cell office:value-type="float" office:value="144314">
            <text:p>144314</text:p>
          </table:table-cell>
          <table:table-cell office:value-type="float" office:value="0">
            <text:p>0</text:p>
          </table:table-cell>
          <table:table-cell office:value-type="float" office:value="96209">
            <text:p>96209</text:p>
          </table:table-cell>
          <table:table-cell office:value-type="float" office:value="0">
            <text:p>0</text:p>
          </table:table-cell>
          <table:table-cell office:value-type="float" office:value="96209">
            <text:p>96209</text:p>
          </table:table-cell>
          <table:table-cell office:value-type="float" office:value="288529">
            <text:p>288529</text:p>
          </table:table-cell>
          <table:table-cell office:value-type="float" office:value="48104">
            <text:p>48104</text:p>
          </table:table-cell>
          <table:table-cell office:value-type="float" office:value="576">
            <text:p>576</text:p>
          </table:table-cell>
          <table:table-cell office:value-type="float" office:value="192418">
            <text:p>192418</text:p>
          </table:table-cell>
          <table:table-cell office:value-type="float" office:value="288627">
            <text:p>288627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591065391">
            <text:p>591065391</text:p>
          </table:table-cell>
          <table:table-cell office:value-type="float" office:value="282972">
            <text:p>282972</text:p>
          </table:table-cell>
          <table:table-cell office:value-type="float" office:value="632286">
            <text:p>632286</text:p>
          </table:table-cell>
          <table:table-cell office:value-type="float" office:value="51866">
            <text:p>51866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6672">
            <text:p>667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672">
            <text:p>6672</text:p>
          </table:table-cell>
          <table:table-cell table:number-columns-repeated="11" office:value-type="float" office:value="0">
            <text:p>0</text:p>
          </table:table-cell>
          <table:table-cell office:value-type="float" office:value="352">
            <text:p>352</text:p>
          </table:table-cell>
          <table:table-cell office:value-type="float" office:value="78776">
            <text:p>78776</text:p>
          </table:table-cell>
          <table:table-cell table:number-columns-repeated="4" office:value-type="float" office:value="0">
            <text:p>0</text:p>
          </table:table-cell>
          <table:table-cell office:value-type="float" office:value="282972">
            <text:p>282972</text:p>
          </table:table-cell>
          <table:table-cell office:value-type="float" office:value="0">
            <text:p>0</text:p>
          </table:table-cell>
          <table:table-cell office:value-type="float" office:value="282972">
            <text:p>282972</text:p>
          </table:table-cell>
          <table:table-cell office:value-type="float" office:value="5037">
            <text:p>5037</text:p>
          </table:table-cell>
          <table:table-cell office:value-type="float" office:value="141486">
            <text:p>141486</text:p>
          </table:table-cell>
          <table:table-cell office:value-type="float" office:value="0">
            <text:p>0</text:p>
          </table:table-cell>
          <table:table-cell office:value-type="float" office:value="94324">
            <text:p>94324</text:p>
          </table:table-cell>
          <table:table-cell office:value-type="float" office:value="0">
            <text:p>0</text:p>
          </table:table-cell>
          <table:table-cell office:value-type="float" office:value="94324">
            <text:p>94324</text:p>
          </table:table-cell>
          <table:table-cell office:value-type="float" office:value="282972">
            <text:p>282972</text:p>
          </table:table-cell>
          <table:table-cell office:value-type="float" office:value="47162">
            <text:p>47162</text:p>
          </table:table-cell>
          <table:table-cell office:value-type="float" office:value="695">
            <text:p>695</text:p>
          </table:table-cell>
          <table:table-cell office:value-type="float" office:value="188648">
            <text:p>188648</text:p>
          </table:table-cell>
          <table:table-cell office:value-type="float" office:value="282972">
            <text:p>282972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592389873">
            <text:p>592389873</text:p>
          </table:table-cell>
          <table:table-cell office:value-type="float" office:value="283139">
            <text:p>283139</text:p>
          </table:table-cell>
          <table:table-cell office:value-type="float" office:value="628315">
            <text:p>628315</text:p>
          </table:table-cell>
          <table:table-cell office:value-type="float" office:value="51833">
            <text:p>51833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7440">
            <text:p>74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440">
            <text:p>7440</text:p>
          </table:table-cell>
          <table:table-cell table:number-columns-repeated="11" office:value-type="float" office:value="0">
            <text:p>0</text:p>
          </table:table-cell>
          <table:table-cell office:value-type="float" office:value="384">
            <text:p>384</text:p>
          </table:table-cell>
          <table:table-cell table:number-columns-repeated="5" office:value-type="float" office:value="0">
            <text:p>0</text:p>
          </table:table-cell>
          <table:table-cell office:value-type="float" office:value="283139">
            <text:p>283139</text:p>
          </table:table-cell>
          <table:table-cell office:value-type="float" office:value="0">
            <text:p>0</text:p>
          </table:table-cell>
          <table:table-cell office:value-type="float" office:value="283139">
            <text:p>283139</text:p>
          </table:table-cell>
          <table:table-cell office:value-type="float" office:value="4424">
            <text:p>4424</text:p>
          </table:table-cell>
          <table:table-cell office:value-type="float" office:value="141569">
            <text:p>141569</text:p>
          </table:table-cell>
          <table:table-cell office:value-type="float" office:value="0">
            <text:p>0</text:p>
          </table:table-cell>
          <table:table-cell office:value-type="float" office:value="94379">
            <text:p>94379</text:p>
          </table:table-cell>
          <table:table-cell office:value-type="float" office:value="0">
            <text:p>0</text:p>
          </table:table-cell>
          <table:table-cell office:value-type="float" office:value="94380">
            <text:p>94380</text:p>
          </table:table-cell>
          <table:table-cell office:value-type="float" office:value="282169">
            <text:p>282169</text:p>
          </table:table-cell>
          <table:table-cell office:value-type="float" office:value="47190">
            <text:p>47190</text:p>
          </table:table-cell>
          <table:table-cell office:value-type="float" office:value="573">
            <text:p>573</text:p>
          </table:table-cell>
          <table:table-cell office:value-type="float" office:value="188760">
            <text:p>188760</text:p>
          </table:table-cell>
          <table:table-cell office:value-type="float" office:value="283139">
            <text:p>283139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593729591">
            <text:p>593729591</text:p>
          </table:table-cell>
          <table:table-cell office:value-type="float" office:value="283914">
            <text:p>283914</text:p>
          </table:table-cell>
          <table:table-cell office:value-type="float" office:value="636755">
            <text:p>636755</text:p>
          </table:table-cell>
          <table:table-cell office:value-type="float" office:value="51975">
            <text:p>51975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7920">
            <text:p>79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920">
            <text:p>7920</text:p>
          </table:table-cell>
          <table:table-cell table:number-columns-repeated="11" office:value-type="float" office:value="0">
            <text:p>0</text:p>
          </table:table-cell>
          <table:table-cell office:value-type="float" office:value="416">
            <text:p>416</text:p>
          </table:table-cell>
          <table:table-cell office:value-type="float" office:value="160556">
            <text:p>160556</text:p>
          </table:table-cell>
          <table:table-cell table:number-columns-repeated="4" office:value-type="float" office:value="0">
            <text:p>0</text:p>
          </table:table-cell>
          <table:table-cell office:value-type="float" office:value="283914">
            <text:p>283914</text:p>
          </table:table-cell>
          <table:table-cell office:value-type="float" office:value="0">
            <text:p>0</text:p>
          </table:table-cell>
          <table:table-cell office:value-type="float" office:value="283914">
            <text:p>283914</text:p>
          </table:table-cell>
          <table:table-cell office:value-type="float" office:value="4436">
            <text:p>4436</text:p>
          </table:table-cell>
          <table:table-cell office:value-type="float" office:value="141957">
            <text:p>141957</text:p>
          </table:table-cell>
          <table:table-cell office:value-type="float" office:value="0">
            <text:p>0</text:p>
          </table:table-cell>
          <table:table-cell office:value-type="float" office:value="94638">
            <text:p>94638</text:p>
          </table:table-cell>
          <table:table-cell office:value-type="float" office:value="0">
            <text:p>0</text:p>
          </table:table-cell>
          <table:table-cell office:value-type="float" office:value="94638">
            <text:p>94638</text:p>
          </table:table-cell>
          <table:table-cell office:value-type="float" office:value="281396">
            <text:p>281396</text:p>
          </table:table-cell>
          <table:table-cell office:value-type="float" office:value="47319">
            <text:p>47319</text:p>
          </table:table-cell>
          <table:table-cell office:value-type="float" office:value="714">
            <text:p>714</text:p>
          </table:table-cell>
          <table:table-cell office:value-type="float" office:value="189276">
            <text:p>189276</text:p>
          </table:table-cell>
          <table:table-cell office:value-type="float" office:value="283914">
            <text:p>283914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595097146">
            <text:p>595097146</text:p>
          </table:table-cell>
          <table:table-cell office:value-type="float" office:value="279914">
            <text:p>279914</text:p>
          </table:table-cell>
          <table:table-cell office:value-type="float" office:value="628072">
            <text:p>628072</text:p>
          </table:table-cell>
          <table:table-cell office:value-type="float" office:value="51936">
            <text:p>51936</text:p>
          </table:table-cell>
          <table:table-cell table:number-columns-repeated="3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8400">
            <text:p>84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400">
            <text:p>8400</text:p>
          </table:table-cell>
          <table:table-cell table:number-columns-repeated="11" office:value-type="float" office:value="0">
            <text:p>0</text:p>
          </table:table-cell>
          <table:table-cell office:value-type="float" office:value="448">
            <text:p>448</text:p>
          </table:table-cell>
          <table:table-cell table:number-columns-repeated="5" office:value-type="float" office:value="0">
            <text:p>0</text:p>
          </table:table-cell>
          <table:table-cell office:value-type="float" office:value="279914">
            <text:p>279914</text:p>
          </table:table-cell>
          <table:table-cell office:value-type="float" office:value="0">
            <text:p>0</text:p>
          </table:table-cell>
          <table:table-cell office:value-type="float" office:value="279914">
            <text:p>279914</text:p>
          </table:table-cell>
          <table:table-cell office:value-type="float" office:value="4375">
            <text:p>4375</text:p>
          </table:table-cell>
          <table:table-cell office:value-type="float" office:value="139957">
            <text:p>139957</text:p>
          </table:table-cell>
          <table:table-cell office:value-type="float" office:value="0">
            <text:p>0</text:p>
          </table:table-cell>
          <table:table-cell office:value-type="float" office:value="93305">
            <text:p>93305</text:p>
          </table:table-cell>
          <table:table-cell office:value-type="float" office:value="0">
            <text:p>0</text:p>
          </table:table-cell>
          <table:table-cell office:value-type="float" office:value="93304">
            <text:p>93304</text:p>
          </table:table-cell>
          <table:table-cell office:value-type="float" office:value="279914">
            <text:p>279914</text:p>
          </table:table-cell>
          <table:table-cell office:value-type="float" office:value="46652">
            <text:p>46652</text:p>
          </table:table-cell>
          <table:table-cell office:value-type="float" office:value="592">
            <text:p>592</text:p>
          </table:table-cell>
          <table:table-cell office:value-type="float" office:value="186609">
            <text:p>186609</text:p>
          </table:table-cell>
          <table:table-cell office:value-type="float" office:value="279914">
            <text:p>279914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596656371">
            <text:p>596656371</text:p>
          </table:table-cell>
          <table:table-cell office:value-type="float" office:value="279439">
            <text:p>279439</text:p>
          </table:table-cell>
          <table:table-cell office:value-type="float" office:value="627795">
            <text:p>627795</text:p>
          </table:table-cell>
          <table:table-cell office:value-type="float" office:value="52451">
            <text:p>52451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8928">
            <text:p>892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928">
            <text:p>8928</text:p>
          </table:table-cell>
          <table:table-cell table:number-columns-repeated="11" office:value-type="float" office:value="0">
            <text:p>0</text:p>
          </table:table-cell>
          <table:table-cell office:value-type="float" office:value="480">
            <text:p>480</text:p>
          </table:table-cell>
          <table:table-cell table:number-columns-repeated="5" office:value-type="float" office:value="0">
            <text:p>0</text:p>
          </table:table-cell>
          <table:table-cell office:value-type="float" office:value="279439">
            <text:p>279439</text:p>
          </table:table-cell>
          <table:table-cell office:value-type="float" office:value="0">
            <text:p>0</text:p>
          </table:table-cell>
          <table:table-cell office:value-type="float" office:value="279439">
            <text:p>279439</text:p>
          </table:table-cell>
          <table:table-cell office:value-type="float" office:value="4366">
            <text:p>4366</text:p>
          </table:table-cell>
          <table:table-cell office:value-type="float" office:value="139719">
            <text:p>139719</text:p>
          </table:table-cell>
          <table:table-cell office:value-type="float" office:value="0">
            <text:p>0</text:p>
          </table:table-cell>
          <table:table-cell office:value-type="float" office:value="93146">
            <text:p>93146</text:p>
          </table:table-cell>
          <table:table-cell office:value-type="float" office:value="0">
            <text:p>0</text:p>
          </table:table-cell>
          <table:table-cell office:value-type="float" office:value="93146">
            <text:p>93146</text:p>
          </table:table-cell>
          <table:table-cell office:value-type="float" office:value="279439">
            <text:p>279439</text:p>
          </table:table-cell>
          <table:table-cell office:value-type="float" office:value="46573">
            <text:p>46573</text:p>
          </table:table-cell>
          <table:table-cell office:value-type="float" office:value="618">
            <text:p>618</text:p>
          </table:table-cell>
          <table:table-cell office:value-type="float" office:value="186293">
            <text:p>186293</text:p>
          </table:table-cell>
          <table:table-cell office:value-type="float" office:value="279439">
            <text:p>279439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597860844">
            <text:p>597860844</text:p>
          </table:table-cell>
          <table:table-cell office:value-type="float" office:value="283562">
            <text:p>283562</text:p>
          </table:table-cell>
          <table:table-cell office:value-type="float" office:value="633881">
            <text:p>633881</text:p>
          </table:table-cell>
          <table:table-cell office:value-type="float" office:value="52484">
            <text:p>52484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9616">
            <text:p>961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616">
            <text:p>9616</text:p>
          </table:table-cell>
          <table:table-cell table:number-columns-repeated="11" office:value-type="float" office:value="0">
            <text:p>0</text:p>
          </table:table-cell>
          <table:table-cell office:value-type="float" office:value="512">
            <text:p>512</text:p>
          </table:table-cell>
          <table:table-cell table:number-columns-repeated="5" office:value-type="float" office:value="0">
            <text:p>0</text:p>
          </table:table-cell>
          <table:table-cell office:value-type="float" office:value="283562">
            <text:p>283562</text:p>
          </table:table-cell>
          <table:table-cell office:value-type="float" office:value="0">
            <text:p>0</text:p>
          </table:table-cell>
          <table:table-cell office:value-type="float" office:value="283562">
            <text:p>283562</text:p>
          </table:table-cell>
          <table:table-cell office:value-type="float" office:value="4481">
            <text:p>4481</text:p>
          </table:table-cell>
          <table:table-cell office:value-type="float" office:value="141781">
            <text:p>141781</text:p>
          </table:table-cell>
          <table:table-cell office:value-type="float" office:value="0">
            <text:p>0</text:p>
          </table:table-cell>
          <table:table-cell office:value-type="float" office:value="94520">
            <text:p>94520</text:p>
          </table:table-cell>
          <table:table-cell office:value-type="float" office:value="0">
            <text:p>0</text:p>
          </table:table-cell>
          <table:table-cell office:value-type="float" office:value="94520">
            <text:p>94520</text:p>
          </table:table-cell>
          <table:table-cell office:value-type="float" office:value="283562">
            <text:p>283562</text:p>
          </table:table-cell>
          <table:table-cell office:value-type="float" office:value="47260">
            <text:p>47260</text:p>
          </table:table-cell>
          <table:table-cell office:value-type="float" office:value="275425">
            <text:p>275425</text:p>
          </table:table-cell>
          <table:table-cell office:value-type="float" office:value="189041">
            <text:p>189041</text:p>
          </table:table-cell>
          <table:table-cell office:value-type="float" office:value="283562">
            <text:p>283562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599107641">
            <text:p>599107641</text:p>
          </table:table-cell>
          <table:table-cell office:value-type="float" office:value="282134">
            <text:p>282134</text:p>
          </table:table-cell>
          <table:table-cell office:value-type="float" office:value="628738">
            <text:p>628738</text:p>
          </table:table-cell>
          <table:table-cell office:value-type="float" office:value="52705">
            <text:p>52705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0304">
            <text:p>1030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0304">
            <text:p>10304</text:p>
          </table:table-cell>
          <table:table-cell table:number-columns-repeated="11" office:value-type="float" office:value="0">
            <text:p>0</text:p>
          </table:table-cell>
          <table:table-cell office:value-type="float" office:value="544">
            <text:p>544</text:p>
          </table:table-cell>
          <table:table-cell table:number-columns-repeated="5" office:value-type="float" office:value="0">
            <text:p>0</text:p>
          </table:table-cell>
          <table:table-cell office:value-type="float" office:value="282134">
            <text:p>282134</text:p>
          </table:table-cell>
          <table:table-cell office:value-type="float" office:value="0">
            <text:p>0</text:p>
          </table:table-cell>
          <table:table-cell office:value-type="float" office:value="282134">
            <text:p>282134</text:p>
          </table:table-cell>
          <table:table-cell office:value-type="float" office:value="4408">
            <text:p>4408</text:p>
          </table:table-cell>
          <table:table-cell office:value-type="float" office:value="141066">
            <text:p>141066</text:p>
          </table:table-cell>
          <table:table-cell office:value-type="float" office:value="0">
            <text:p>0</text:p>
          </table:table-cell>
          <table:table-cell office:value-type="float" office:value="94045">
            <text:p>94045</text:p>
          </table:table-cell>
          <table:table-cell office:value-type="float" office:value="0">
            <text:p>0</text:p>
          </table:table-cell>
          <table:table-cell office:value-type="float" office:value="94044">
            <text:p>94044</text:p>
          </table:table-cell>
          <table:table-cell office:value-type="float" office:value="281002">
            <text:p>281002</text:p>
          </table:table-cell>
          <table:table-cell office:value-type="float" office:value="47022">
            <text:p>47022</text:p>
          </table:table-cell>
          <table:table-cell office:value-type="float" office:value="611">
            <text:p>611</text:p>
          </table:table-cell>
          <table:table-cell office:value-type="float" office:value="188089">
            <text:p>188089</text:p>
          </table:table-cell>
          <table:table-cell office:value-type="float" office:value="282134">
            <text:p>282134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600306890">
            <text:p>600306890</text:p>
          </table:table-cell>
          <table:table-cell office:value-type="float" office:value="282902">
            <text:p>282902</text:p>
          </table:table-cell>
          <table:table-cell office:value-type="float" office:value="627395">
            <text:p>627395</text:p>
          </table:table-cell>
          <table:table-cell office:value-type="float" office:value="52344">
            <text:p>52344</text:p>
          </table:table-cell>
          <table:table-cell table:number-columns-repeated="3" office:value-type="float" office:value="0">
            <text:p>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0944">
            <text:p>1094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0944">
            <text:p>10944</text:p>
          </table:table-cell>
          <table:table-cell table:number-columns-repeated="11"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float" office:value="82580">
            <text:p>82580</text:p>
          </table:table-cell>
          <table:table-cell table:number-columns-repeated="4" office:value-type="float" office:value="0">
            <text:p>0</text:p>
          </table:table-cell>
          <table:table-cell office:value-type="float" office:value="282902">
            <text:p>282902</text:p>
          </table:table-cell>
          <table:table-cell office:value-type="float" office:value="0">
            <text:p>0</text:p>
          </table:table-cell>
          <table:table-cell office:value-type="float" office:value="282902">
            <text:p>282902</text:p>
          </table:table-cell>
          <table:table-cell office:value-type="float" office:value="4505">
            <text:p>4505</text:p>
          </table:table-cell>
          <table:table-cell office:value-type="float" office:value="141451">
            <text:p>141451</text:p>
          </table:table-cell>
          <table:table-cell office:value-type="float" office:value="0">
            <text:p>0</text:p>
          </table:table-cell>
          <table:table-cell office:value-type="float" office:value="94300">
            <text:p>94300</text:p>
          </table:table-cell>
          <table:table-cell office:value-type="float" office:value="853">
            <text:p>853</text:p>
          </table:table-cell>
          <table:table-cell office:value-type="float" office:value="94300">
            <text:p>94300</text:p>
          </table:table-cell>
          <table:table-cell office:value-type="float" office:value="282902">
            <text:p>282902</text:p>
          </table:table-cell>
          <table:table-cell office:value-type="float" office:value="47150">
            <text:p>47150</text:p>
          </table:table-cell>
          <table:table-cell office:value-type="float" office:value="645">
            <text:p>645</text:p>
          </table:table-cell>
          <table:table-cell office:value-type="float" office:value="188601">
            <text:p>188601</text:p>
          </table:table-cell>
          <table:table-cell office:value-type="float" office:value="282902">
            <text:p>282902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601673543">
            <text:p>601673543</text:p>
          </table:table-cell>
          <table:table-cell office:value-type="float" office:value="285409">
            <text:p>285409</text:p>
          </table:table-cell>
          <table:table-cell office:value-type="float" office:value="629877">
            <text:p>629877</text:p>
          </table:table-cell>
          <table:table-cell office:value-type="float" office:value="53558">
            <text:p>53558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1471">
            <text:p>1147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1471">
            <text:p>11471</text:p>
          </table:table-cell>
          <table:table-cell table:number-columns-repeated="11" office:value-type="float" office:value="0">
            <text:p>0</text:p>
          </table:table-cell>
          <table:table-cell office:value-type="float" office:value="608">
            <text:p>608</text:p>
          </table:table-cell>
          <table:table-cell table:number-columns-repeated="5" office:value-type="float" office:value="0">
            <text:p>0</text:p>
          </table:table-cell>
          <table:table-cell office:value-type="float" office:value="285409">
            <text:p>285409</text:p>
          </table:table-cell>
          <table:table-cell office:value-type="float" office:value="0">
            <text:p>0</text:p>
          </table:table-cell>
          <table:table-cell office:value-type="float" office:value="285409">
            <text:p>285409</text:p>
          </table:table-cell>
          <table:table-cell office:value-type="float" office:value="4672">
            <text:p>4672</text:p>
          </table:table-cell>
          <table:table-cell office:value-type="float" office:value="142704">
            <text:p>142704</text:p>
          </table:table-cell>
          <table:table-cell office:value-type="float" office:value="0">
            <text:p>0</text:p>
          </table:table-cell>
          <table:table-cell office:value-type="float" office:value="95136">
            <text:p>95136</text:p>
          </table:table-cell>
          <table:table-cell office:value-type="float" office:value="0">
            <text:p>0</text:p>
          </table:table-cell>
          <table:table-cell office:value-type="float" office:value="95137">
            <text:p>95137</text:p>
          </table:table-cell>
          <table:table-cell office:value-type="float" office:value="285409">
            <text:p>285409</text:p>
          </table:table-cell>
          <table:table-cell office:value-type="float" office:value="47569">
            <text:p>47569</text:p>
          </table:table-cell>
          <table:table-cell office:value-type="float" office:value="634">
            <text:p>634</text:p>
          </table:table-cell>
          <table:table-cell office:value-type="float" office:value="190273">
            <text:p>190273</text:p>
          </table:table-cell>
          <table:table-cell office:value-type="float" office:value="285409">
            <text:p>285409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603236332">
            <text:p>603236332</text:p>
          </table:table-cell>
          <table:table-cell office:value-type="float" office:value="287475">
            <text:p>287475</text:p>
          </table:table-cell>
          <table:table-cell office:value-type="float" office:value="636319">
            <text:p>636319</text:p>
          </table:table-cell>
          <table:table-cell office:value-type="float" office:value="52729">
            <text:p>52729</text:p>
          </table:table-cell>
          <table:table-cell table:number-columns-repeated="3"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2048">
            <text:p>1204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2048">
            <text:p>12048</text:p>
          </table:table-cell>
          <table:table-cell table:number-columns-repeated="11" office:value-type="float" office:value="0">
            <text:p>0</text:p>
          </table:table-cell>
          <table:table-cell office:value-type="float" office:value="640">
            <text:p>640</text:p>
          </table:table-cell>
          <table:table-cell table:number-columns-repeated="5" office:value-type="float" office:value="0">
            <text:p>0</text:p>
          </table:table-cell>
          <table:table-cell office:value-type="float" office:value="287475">
            <text:p>287475</text:p>
          </table:table-cell>
          <table:table-cell office:value-type="float" office:value="0">
            <text:p>0</text:p>
          </table:table-cell>
          <table:table-cell office:value-type="float" office:value="287475">
            <text:p>287475</text:p>
          </table:table-cell>
          <table:table-cell office:value-type="float" office:value="4566">
            <text:p>4566</text:p>
          </table:table-cell>
          <table:table-cell office:value-type="float" office:value="143738">
            <text:p>143738</text:p>
          </table:table-cell>
          <table:table-cell office:value-type="float" office:value="0">
            <text:p>0</text:p>
          </table:table-cell>
          <table:table-cell office:value-type="float" office:value="95825">
            <text:p>95825</text:p>
          </table:table-cell>
          <table:table-cell office:value-type="float" office:value="0">
            <text:p>0</text:p>
          </table:table-cell>
          <table:table-cell office:value-type="float" office:value="95825">
            <text:p>95825</text:p>
          </table:table-cell>
          <table:table-cell office:value-type="float" office:value="287475">
            <text:p>287475</text:p>
          </table:table-cell>
          <table:table-cell office:value-type="float" office:value="47912">
            <text:p>47912</text:p>
          </table:table-cell>
          <table:table-cell office:value-type="float" office:value="639">
            <text:p>639</text:p>
          </table:table-cell>
          <table:table-cell office:value-type="float" office:value="191650">
            <text:p>191650</text:p>
          </table:table-cell>
          <table:table-cell office:value-type="float" office:value="287475">
            <text:p>287475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604602438">
            <text:p>604602438</text:p>
          </table:table-cell>
          <table:table-cell office:value-type="float" office:value="283754">
            <text:p>283754</text:p>
          </table:table-cell>
          <table:table-cell office:value-type="float" office:value="628035">
            <text:p>628035</text:p>
          </table:table-cell>
          <table:table-cell office:value-type="float" office:value="53164">
            <text:p>53164</text:p>
          </table:table-cell>
          <table:table-cell table:number-columns-repeated="3"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2897">
            <text:p>1289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2897">
            <text:p>12897</text:p>
          </table:table-cell>
          <table:table-cell table:number-columns-repeated="11" office:value-type="float" office:value="0">
            <text:p>0</text:p>
          </table:table-cell>
          <table:table-cell office:value-type="float" office:value="672">
            <text:p>672</text:p>
          </table:table-cell>
          <table:table-cell office:value-type="float" office:value="166288">
            <text:p>166288</text:p>
          </table:table-cell>
          <table:table-cell table:number-columns-repeated="4" office:value-type="float" office:value="0">
            <text:p>0</text:p>
          </table:table-cell>
          <table:table-cell office:value-type="float" office:value="283754">
            <text:p>283754</text:p>
          </table:table-cell>
          <table:table-cell office:value-type="float" office:value="0">
            <text:p>0</text:p>
          </table:table-cell>
          <table:table-cell office:value-type="float" office:value="283754">
            <text:p>283754</text:p>
          </table:table-cell>
          <table:table-cell office:value-type="float" office:value="4603">
            <text:p>4603</text:p>
          </table:table-cell>
          <table:table-cell office:value-type="float" office:value="141877">
            <text:p>141877</text:p>
          </table:table-cell>
          <table:table-cell office:value-type="float" office:value="0">
            <text:p>0</text:p>
          </table:table-cell>
          <table:table-cell office:value-type="float" office:value="94584">
            <text:p>94584</text:p>
          </table:table-cell>
          <table:table-cell office:value-type="float" office:value="0">
            <text:p>0</text:p>
          </table:table-cell>
          <table:table-cell office:value-type="float" office:value="94585">
            <text:p>94585</text:p>
          </table:table-cell>
          <table:table-cell office:value-type="float" office:value="283754">
            <text:p>283754</text:p>
          </table:table-cell>
          <table:table-cell office:value-type="float" office:value="47292">
            <text:p>47292</text:p>
          </table:table-cell>
          <table:table-cell office:value-type="float" office:value="783">
            <text:p>783</text:p>
          </table:table-cell>
          <table:table-cell office:value-type="float" office:value="189170">
            <text:p>189170</text:p>
          </table:table-cell>
          <table:table-cell office:value-type="float" office:value="283754">
            <text:p>283754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605851481">
            <text:p>605851481</text:p>
          </table:table-cell>
          <table:table-cell office:value-type="float" office:value="293491">
            <text:p>293491</text:p>
          </table:table-cell>
          <table:table-cell office:value-type="float" office:value="634944">
            <text:p>634944</text:p>
          </table:table-cell>
          <table:table-cell office:value-type="float" office:value="53195">
            <text:p>53195</text:p>
          </table:table-cell>
          <table:table-cell table:number-columns-repeated="3"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3804">
            <text:p>13804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13804">
            <text:p>13804</text:p>
          </table:table-cell>
          <table:table-cell table:number-columns-repeated="11" office:value-type="float" office:value="0">
            <text:p>0</text:p>
          </table:table-cell>
          <table:table-cell office:value-type="float" office:value="704">
            <text:p>704</text:p>
          </table:table-cell>
          <table:table-cell table:number-columns-repeated="5" office:value-type="float" office:value="0">
            <text:p>0</text:p>
          </table:table-cell>
          <table:table-cell office:value-type="float" office:value="293491">
            <text:p>293491</text:p>
          </table:table-cell>
          <table:table-cell office:value-type="float" office:value="0">
            <text:p>0</text:p>
          </table:table-cell>
          <table:table-cell office:value-type="float" office:value="293491">
            <text:p>293491</text:p>
          </table:table-cell>
          <table:table-cell office:value-type="float" office:value="4841">
            <text:p>4841</text:p>
          </table:table-cell>
          <table:table-cell office:value-type="float" office:value="146745">
            <text:p>146745</text:p>
          </table:table-cell>
          <table:table-cell office:value-type="float" office:value="0">
            <text:p>0</text:p>
          </table:table-cell>
          <table:table-cell office:value-type="float" office:value="97830">
            <text:p>97830</text:p>
          </table:table-cell>
          <table:table-cell office:value-type="float" office:value="0">
            <text:p>0</text:p>
          </table:table-cell>
          <table:table-cell office:value-type="float" office:value="97830">
            <text:p>97830</text:p>
          </table:table-cell>
          <table:table-cell office:value-type="float" office:value="282880">
            <text:p>282880</text:p>
          </table:table-cell>
          <table:table-cell office:value-type="float" office:value="48915">
            <text:p>48915</text:p>
          </table:table-cell>
          <table:table-cell office:value-type="float" office:value="762">
            <text:p>762</text:p>
          </table:table-cell>
          <table:table-cell office:value-type="float" office:value="195660">
            <text:p>195660</text:p>
          </table:table-cell>
          <table:table-cell office:value-type="float" office:value="293491">
            <text:p>293491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607075601">
            <text:p>607075601</text:p>
          </table:table-cell>
          <table:table-cell office:value-type="float" office:value="282951">
            <text:p>282951</text:p>
          </table:table-cell>
          <table:table-cell office:value-type="float" office:value="630342">
            <text:p>630342</text:p>
          </table:table-cell>
          <table:table-cell office:value-type="float" office:value="53189">
            <text:p>53189</text:p>
          </table:table-cell>
          <table:table-cell table:number-columns-repeated="3" office:value-type="float" office:value="0">
            <text:p>0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4586">
            <text:p>1458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4586">
            <text:p>14586</text:p>
          </table:table-cell>
          <table:table-cell table:number-columns-repeated="11" office:value-type="float" office:value="0">
            <text:p>0</text:p>
          </table:table-cell>
          <table:table-cell office:value-type="float" office:value="736">
            <text:p>736</text:p>
          </table:table-cell>
          <table:table-cell office:value-type="float" office:value="166216">
            <text:p>166216</text:p>
          </table:table-cell>
          <table:table-cell table:number-columns-repeated="4" office:value-type="float" office:value="0">
            <text:p>0</text:p>
          </table:table-cell>
          <table:table-cell office:value-type="float" office:value="282951">
            <text:p>282951</text:p>
          </table:table-cell>
          <table:table-cell office:value-type="float" office:value="0">
            <text:p>0</text:p>
          </table:table-cell>
          <table:table-cell office:value-type="float" office:value="282951">
            <text:p>282951</text:p>
          </table:table-cell>
          <table:table-cell office:value-type="float" office:value="4426">
            <text:p>4426</text:p>
          </table:table-cell>
          <table:table-cell office:value-type="float" office:value="141476">
            <text:p>141476</text:p>
          </table:table-cell>
          <table:table-cell office:value-type="float" office:value="0">
            <text:p>0</text:p>
          </table:table-cell>
          <table:table-cell office:value-type="float" office:value="94317">
            <text:p>94317</text:p>
          </table:table-cell>
          <table:table-cell office:value-type="float" office:value="0">
            <text:p>0</text:p>
          </table:table-cell>
          <table:table-cell office:value-type="float" office:value="94317">
            <text:p>94317</text:p>
          </table:table-cell>
          <table:table-cell office:value-type="float" office:value="282951">
            <text:p>282951</text:p>
          </table:table-cell>
          <table:table-cell office:value-type="float" office:value="47158">
            <text:p>47158</text:p>
          </table:table-cell>
          <table:table-cell office:value-type="float" office:value="751">
            <text:p>751</text:p>
          </table:table-cell>
          <table:table-cell office:value-type="float" office:value="188634">
            <text:p>188634</text:p>
          </table:table-cell>
          <table:table-cell office:value-type="float" office:value="282951">
            <text:p>282951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608397086">
            <text:p>608397086</text:p>
          </table:table-cell>
          <table:table-cell office:value-type="float" office:value="282035">
            <text:p>282035</text:p>
          </table:table-cell>
          <table:table-cell office:value-type="float" office:value="625343">
            <text:p>625343</text:p>
          </table:table-cell>
          <table:table-cell office:value-type="float" office:value="53408">
            <text:p>53408</text:p>
          </table:table-cell>
          <table:table-cell table:number-columns-repeated="3"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5435">
            <text:p>15435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2" office:value-type="float" office:value="15435">
            <text:p>15435</text:p>
          </table:table-cell>
          <table:table-cell table:number-columns-repeated="11" office:value-type="float" office:value="0">
            <text:p>0</text:p>
          </table:table-cell>
          <table:table-cell office:value-type="float" office:value="768">
            <text:p>768</text:p>
          </table:table-cell>
          <table:table-cell table:number-columns-repeated="5" office:value-type="float" office:value="0">
            <text:p>0</text:p>
          </table:table-cell>
          <table:table-cell office:value-type="float" office:value="282035">
            <text:p>282035</text:p>
          </table:table-cell>
          <table:table-cell office:value-type="float" office:value="0">
            <text:p>0</text:p>
          </table:table-cell>
          <table:table-cell office:value-type="float" office:value="282035">
            <text:p>282035</text:p>
          </table:table-cell>
          <table:table-cell office:value-type="float" office:value="4701">
            <text:p>4701</text:p>
          </table:table-cell>
          <table:table-cell office:value-type="float" office:value="141017">
            <text:p>141017</text:p>
          </table:table-cell>
          <table:table-cell office:value-type="float" office:value="0">
            <text:p>0</text:p>
          </table:table-cell>
          <table:table-cell office:value-type="float" office:value="94011">
            <text:p>94011</text:p>
          </table:table-cell>
          <table:table-cell office:value-type="float" office:value="0">
            <text:p>0</text:p>
          </table:table-cell>
          <table:table-cell office:value-type="float" office:value="94011">
            <text:p>94011</text:p>
          </table:table-cell>
          <table:table-cell office:value-type="float" office:value="281156">
            <text:p>281156</text:p>
          </table:table-cell>
          <table:table-cell office:value-type="float" office:value="47005">
            <text:p>47005</text:p>
          </table:table-cell>
          <table:table-cell office:value-type="float" office:value="781">
            <text:p>781</text:p>
          </table:table-cell>
          <table:table-cell office:value-type="float" office:value="188023">
            <text:p>188023</text:p>
          </table:table-cell>
          <table:table-cell office:value-type="float" office:value="282035">
            <text:p>282035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609786233">
            <text:p>609786233</text:p>
          </table:table-cell>
          <table:table-cell office:value-type="float" office:value="280650">
            <text:p>280650</text:p>
          </table:table-cell>
          <table:table-cell office:value-type="float" office:value="623368">
            <text:p>623368</text:p>
          </table:table-cell>
          <table:table-cell office:value-type="float" office:value="53477">
            <text:p>53477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6159">
            <text:p>16159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table:number-columns-repeated="2" office:value-type="float" office:value="16159">
            <text:p>16159</text:p>
          </table:table-cell>
          <table:table-cell table:number-columns-repeated="11"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164624">
            <text:p>164624</text:p>
          </table:table-cell>
          <table:table-cell table:number-columns-repeated="4" office:value-type="float" office:value="0">
            <text:p>0</text:p>
          </table:table-cell>
          <table:table-cell office:value-type="float" office:value="280650">
            <text:p>280650</text:p>
          </table:table-cell>
          <table:table-cell office:value-type="float" office:value="0">
            <text:p>0</text:p>
          </table:table-cell>
          <table:table-cell office:value-type="float" office:value="280650">
            <text:p>280650</text:p>
          </table:table-cell>
          <table:table-cell office:value-type="float" office:value="4436">
            <text:p>4436</text:p>
          </table:table-cell>
          <table:table-cell office:value-type="float" office:value="140324">
            <text:p>140324</text:p>
          </table:table-cell>
          <table:table-cell office:value-type="float" office:value="0">
            <text:p>0</text:p>
          </table:table-cell>
          <table:table-cell office:value-type="float" office:value="93550">
            <text:p>93550</text:p>
          </table:table-cell>
          <table:table-cell office:value-type="float" office:value="0">
            <text:p>0</text:p>
          </table:table-cell>
          <table:table-cell office:value-type="float" office:value="93550">
            <text:p>93550</text:p>
          </table:table-cell>
          <table:table-cell office:value-type="float" office:value="279805">
            <text:p>279805</text:p>
          </table:table-cell>
          <table:table-cell office:value-type="float" office:value="46775">
            <text:p>46775</text:p>
          </table:table-cell>
          <table:table-cell office:value-type="float" office:value="638">
            <text:p>638</text:p>
          </table:table-cell>
          <table:table-cell office:value-type="float" office:value="187100">
            <text:p>187100</text:p>
          </table:table-cell>
          <table:table-cell office:value-type="float" office:value="280650">
            <text:p>280650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610901286">
            <text:p>610901286</text:p>
          </table:table-cell>
          <table:table-cell office:value-type="float" office:value="281794">
            <text:p>281794</text:p>
          </table:table-cell>
          <table:table-cell office:value-type="float" office:value="625468">
            <text:p>625468</text:p>
          </table:table-cell>
          <table:table-cell office:value-type="float" office:value="53359">
            <text:p>53359</text:p>
          </table:table-cell>
          <table:table-cell table:number-columns-repeated="3" office:value-type="float" office:value="0">
            <text:p>0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6959">
            <text:p>16959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table:number-columns-repeated="2" office:value-type="float" office:value="16959">
            <text:p>16959</text:p>
          </table:table-cell>
          <table:table-cell table:number-columns-repeated="11" office:value-type="float" office:value="0">
            <text:p>0</text:p>
          </table:table-cell>
          <table:table-cell office:value-type="float" office:value="832">
            <text:p>832</text:p>
          </table:table-cell>
          <table:table-cell office:value-type="float" office:value="80592">
            <text:p>80592</text:p>
          </table:table-cell>
          <table:table-cell table:number-columns-repeated="4" office:value-type="float" office:value="0">
            <text:p>0</text:p>
          </table:table-cell>
          <table:table-cell office:value-type="float" office:value="281794">
            <text:p>281794</text:p>
          </table:table-cell>
          <table:table-cell office:value-type="float" office:value="0">
            <text:p>0</text:p>
          </table:table-cell>
          <table:table-cell office:value-type="float" office:value="281794">
            <text:p>281794</text:p>
          </table:table-cell>
          <table:table-cell office:value-type="float" office:value="4438">
            <text:p>4438</text:p>
          </table:table-cell>
          <table:table-cell office:value-type="float" office:value="140897">
            <text:p>140897</text:p>
          </table:table-cell>
          <table:table-cell office:value-type="float" office:value="0">
            <text:p>0</text:p>
          </table:table-cell>
          <table:table-cell office:value-type="float" office:value="93931">
            <text:p>93931</text:p>
          </table:table-cell>
          <table:table-cell office:value-type="float" office:value="0">
            <text:p>0</text:p>
          </table:table-cell>
          <table:table-cell office:value-type="float" office:value="93931">
            <text:p>93931</text:p>
          </table:table-cell>
          <table:table-cell office:value-type="float" office:value="280660">
            <text:p>280660</text:p>
          </table:table-cell>
          <table:table-cell office:value-type="float" office:value="46965">
            <text:p>46965</text:p>
          </table:table-cell>
          <table:table-cell office:value-type="float" office:value="2072">
            <text:p>2072</text:p>
          </table:table-cell>
          <table:table-cell office:value-type="float" office:value="187862">
            <text:p>187862</text:p>
          </table:table-cell>
          <table:table-cell office:value-type="float" office:value="281794">
            <text:p>281794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612353003">
            <text:p>612353003</text:p>
          </table:table-cell>
          <table:table-cell office:value-type="float" office:value="292153">
            <text:p>292153</text:p>
          </table:table-cell>
          <table:table-cell office:value-type="float" office:value="629206">
            <text:p>629206</text:p>
          </table:table-cell>
          <table:table-cell office:value-type="float" office:value="54439">
            <text:p>54439</text:p>
          </table:table-cell>
          <table:table-cell table:number-columns-repeated="3" office:value-type="float" office:value="0">
            <text:p>0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7732">
            <text:p>1773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2" office:value-type="float" office:value="17732">
            <text:p>17732</text:p>
          </table:table-cell>
          <table:table-cell table:number-columns-repeated="11" office:value-type="float" office:value="0">
            <text:p>0</text:p>
          </table:table-cell>
          <table:table-cell office:value-type="float" office:value="864">
            <text:p>864</text:p>
          </table:table-cell>
          <table:table-cell office:value-type="float" office:value="166192">
            <text:p>166192</text:p>
          </table:table-cell>
          <table:table-cell table:number-columns-repeated="4" office:value-type="float" office:value="0">
            <text:p>0</text:p>
          </table:table-cell>
          <table:table-cell office:value-type="float" office:value="292153">
            <text:p>292153</text:p>
          </table:table-cell>
          <table:table-cell office:value-type="float" office:value="0">
            <text:p>0</text:p>
          </table:table-cell>
          <table:table-cell office:value-type="float" office:value="292153">
            <text:p>292153</text:p>
          </table:table-cell>
          <table:table-cell office:value-type="float" office:value="4565">
            <text:p>4565</text:p>
          </table:table-cell>
          <table:table-cell office:value-type="float" office:value="146077">
            <text:p>146077</text:p>
          </table:table-cell>
          <table:table-cell office:value-type="float" office:value="0">
            <text:p>0</text:p>
          </table:table-cell>
          <table:table-cell office:value-type="float" office:value="97384">
            <text:p>97384</text:p>
          </table:table-cell>
          <table:table-cell office:value-type="float" office:value="0">
            <text:p>0</text:p>
          </table:table-cell>
          <table:table-cell office:value-type="float" office:value="97384">
            <text:p>97384</text:p>
          </table:table-cell>
          <table:table-cell office:value-type="float" office:value="282868">
            <text:p>282868</text:p>
          </table:table-cell>
          <table:table-cell office:value-type="float" office:value="48692">
            <text:p>48692</text:p>
          </table:table-cell>
          <table:table-cell office:value-type="float" office:value="885">
            <text:p>885</text:p>
          </table:table-cell>
          <table:table-cell office:value-type="float" office:value="194768">
            <text:p>194768</text:p>
          </table:table-cell>
          <table:table-cell office:value-type="float" office:value="292153">
            <text:p>292153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613696891">
            <text:p>613696891</text:p>
          </table:table-cell>
          <table:table-cell office:value-type="float" office:value="287867">
            <text:p>287867</text:p>
          </table:table-cell>
          <table:table-cell office:value-type="float" office:value="633986">
            <text:p>633986</text:p>
          </table:table-cell>
          <table:table-cell office:value-type="float" office:value="53566">
            <text:p>53566</text:p>
          </table:table-cell>
          <table:table-cell table:number-columns-repeated="3"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8382">
            <text:p>18382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2" office:value-type="float" office:value="18382">
            <text:p>18382</text:p>
          </table:table-cell>
          <table:table-cell table:number-columns-repeated="11" office:value-type="float" office:value="0">
            <text:p>0</text:p>
          </table:table-cell>
          <table:table-cell office:value-type="float" office:value="896">
            <text:p>896</text:p>
          </table:table-cell>
          <table:table-cell office:value-type="float" office:value="84220">
            <text:p>84220</text:p>
          </table:table-cell>
          <table:table-cell table:number-columns-repeated="4" office:value-type="float" office:value="0">
            <text:p>0</text:p>
          </table:table-cell>
          <table:table-cell office:value-type="float" office:value="287867">
            <text:p>287867</text:p>
          </table:table-cell>
          <table:table-cell office:value-type="float" office:value="0">
            <text:p>0</text:p>
          </table:table-cell>
          <table:table-cell office:value-type="float" office:value="287867">
            <text:p>287867</text:p>
          </table:table-cell>
          <table:table-cell office:value-type="float" office:value="4498">
            <text:p>4498</text:p>
          </table:table-cell>
          <table:table-cell office:value-type="float" office:value="143933">
            <text:p>143933</text:p>
          </table:table-cell>
          <table:table-cell office:value-type="float" office:value="0">
            <text:p>0</text:p>
          </table:table-cell>
          <table:table-cell office:value-type="float" office:value="95956">
            <text:p>95956</text:p>
          </table:table-cell>
          <table:table-cell office:value-type="float" office:value="0">
            <text:p>0</text:p>
          </table:table-cell>
          <table:table-cell office:value-type="float" office:value="95955">
            <text:p>95955</text:p>
          </table:table-cell>
          <table:table-cell office:value-type="float" office:value="287867">
            <text:p>287867</text:p>
          </table:table-cell>
          <table:table-cell office:value-type="float" office:value="47978">
            <text:p>47978</text:p>
          </table:table-cell>
          <table:table-cell office:value-type="float" office:value="3760">
            <text:p>3760</text:p>
          </table:table-cell>
          <table:table-cell office:value-type="float" office:value="191911">
            <text:p>191911</text:p>
          </table:table-cell>
          <table:table-cell office:value-type="float" office:value="287867">
            <text:p>287867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615138170">
            <text:p>615138170</text:p>
          </table:table-cell>
          <table:table-cell office:value-type="float" office:value="284128">
            <text:p>284128</text:p>
          </table:table-cell>
          <table:table-cell office:value-type="float" office:value="632664">
            <text:p>632664</text:p>
          </table:table-cell>
          <table:table-cell office:value-type="float" office:value="53293">
            <text:p>53293</text:p>
          </table:table-cell>
          <table:table-cell table:number-columns-repeated="3" office:value-type="float" office:value="0">
            <text:p>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9048">
            <text:p>19048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table:number-columns-repeated="2" office:value-type="float" office:value="19048">
            <text:p>19048</text:p>
          </table:table-cell>
          <table:table-cell table:number-columns-repeated="11" office:value-type="float" office:value="0">
            <text:p>0</text:p>
          </table:table-cell>
          <table:table-cell office:value-type="float" office:value="928">
            <text:p>928</text:p>
          </table:table-cell>
          <table:table-cell office:value-type="float" office:value="82352">
            <text:p>82352</text:p>
          </table:table-cell>
          <table:table-cell table:number-columns-repeated="4" office:value-type="float" office:value="0">
            <text:p>0</text:p>
          </table:table-cell>
          <table:table-cell office:value-type="float" office:value="284128">
            <text:p>284128</text:p>
          </table:table-cell>
          <table:table-cell office:value-type="float" office:value="0">
            <text:p>0</text:p>
          </table:table-cell>
          <table:table-cell office:value-type="float" office:value="284128">
            <text:p>284128</text:p>
          </table:table-cell>
          <table:table-cell office:value-type="float" office:value="4620">
            <text:p>4620</text:p>
          </table:table-cell>
          <table:table-cell office:value-type="float" office:value="142064">
            <text:p>142064</text:p>
          </table:table-cell>
          <table:table-cell office:value-type="float" office:value="0">
            <text:p>0</text:p>
          </table:table-cell>
          <table:table-cell office:value-type="float" office:value="94709">
            <text:p>94709</text:p>
          </table:table-cell>
          <table:table-cell office:value-type="float" office:value="0">
            <text:p>0</text:p>
          </table:table-cell>
          <table:table-cell office:value-type="float" office:value="94709">
            <text:p>94709</text:p>
          </table:table-cell>
          <table:table-cell office:value-type="float" office:value="284128">
            <text:p>284128</text:p>
          </table:table-cell>
          <table:table-cell office:value-type="float" office:value="47355">
            <text:p>47355</text:p>
          </table:table-cell>
          <table:table-cell office:value-type="float" office:value="1987">
            <text:p>1987</text:p>
          </table:table-cell>
          <table:table-cell office:value-type="float" office:value="189419">
            <text:p>189419</text:p>
          </table:table-cell>
          <table:table-cell office:value-type="float" office:value="284128">
            <text:p>284128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616387608">
            <text:p>616387608</text:p>
          </table:table-cell>
          <table:table-cell office:value-type="float" office:value="280899">
            <text:p>280899</text:p>
          </table:table-cell>
          <table:table-cell office:value-type="float" office:value="622515">
            <text:p>622515</text:p>
          </table:table-cell>
          <table:table-cell office:value-type="float" office:value="53500">
            <text:p>53500</text:p>
          </table:table-cell>
          <table:table-cell table:number-columns-repeated="3"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9436">
            <text:p>19436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table:number-columns-repeated="2" office:value-type="float" office:value="19436">
            <text:p>19436</text:p>
          </table:table-cell>
          <table:table-cell table:number-columns-repeated="11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65484">
            <text:p>165484</text:p>
          </table:table-cell>
          <table:table-cell table:number-columns-repeated="4" office:value-type="float" office:value="0">
            <text:p>0</text:p>
          </table:table-cell>
          <table:table-cell office:value-type="float" office:value="280899">
            <text:p>280899</text:p>
          </table:table-cell>
          <table:table-cell office:value-type="float" office:value="0">
            <text:p>0</text:p>
          </table:table-cell>
          <table:table-cell office:value-type="float" office:value="280899">
            <text:p>280899</text:p>
          </table:table-cell>
          <table:table-cell office:value-type="float" office:value="4389">
            <text:p>4389</text:p>
          </table:table-cell>
          <table:table-cell office:value-type="float" office:value="140450">
            <text:p>140450</text:p>
          </table:table-cell>
          <table:table-cell office:value-type="float" office:value="0">
            <text:p>0</text:p>
          </table:table-cell>
          <table:table-cell office:value-type="float" office:value="93633">
            <text:p>93633</text:p>
          </table:table-cell>
          <table:table-cell office:value-type="float" office:value="0">
            <text:p>0</text:p>
          </table:table-cell>
          <table:table-cell office:value-type="float" office:value="93633">
            <text:p>93633</text:p>
          </table:table-cell>
          <table:table-cell office:value-type="float" office:value="280899">
            <text:p>280899</text:p>
          </table:table-cell>
          <table:table-cell office:value-type="float" office:value="46816">
            <text:p>46816</text:p>
          </table:table-cell>
          <table:table-cell office:value-type="float" office:value="3038">
            <text:p>3038</text:p>
          </table:table-cell>
          <table:table-cell office:value-type="float" office:value="187266">
            <text:p>187266</text:p>
          </table:table-cell>
          <table:table-cell office:value-type="float" office:value="280899">
            <text:p>280899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617709048">
            <text:p>617709048</text:p>
          </table:table-cell>
          <table:table-cell office:value-type="float" office:value="282219">
            <text:p>282219</text:p>
          </table:table-cell>
          <table:table-cell office:value-type="float" office:value="628843">
            <text:p>628843</text:p>
          </table:table-cell>
          <table:table-cell office:value-type="float" office:value="53538">
            <text:p>53538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20253">
            <text:p>20253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table:number-columns-repeated="2" office:value-type="float" office:value="20253">
            <text:p>20253</text:p>
          </table:table-cell>
          <table:table-cell table:number-columns-repeated="11" office:value-type="float" office:value="0">
            <text:p>0</text:p>
          </table:table-cell>
          <table:table-cell office:value-type="float" office:value="992">
            <text:p>992</text:p>
          </table:table-cell>
          <table:table-cell table:number-columns-repeated="5" office:value-type="float" office:value="0">
            <text:p>0</text:p>
          </table:table-cell>
          <table:table-cell office:value-type="float" office:value="282219">
            <text:p>282219</text:p>
          </table:table-cell>
          <table:table-cell office:value-type="float" office:value="0">
            <text:p>0</text:p>
          </table:table-cell>
          <table:table-cell office:value-type="float" office:value="282219">
            <text:p>282219</text:p>
          </table:table-cell>
          <table:table-cell office:value-type="float" office:value="4462">
            <text:p>4462</text:p>
          </table:table-cell>
          <table:table-cell office:value-type="float" office:value="141109">
            <text:p>141109</text:p>
          </table:table-cell>
          <table:table-cell office:value-type="float" office:value="0">
            <text:p>0</text:p>
          </table:table-cell>
          <table:table-cell office:value-type="float" office:value="94073">
            <text:p>94073</text:p>
          </table:table-cell>
          <table:table-cell office:value-type="float" office:value="3161">
            <text:p>3161</text:p>
          </table:table-cell>
          <table:table-cell office:value-type="float" office:value="94073">
            <text:p>94073</text:p>
          </table:table-cell>
          <table:table-cell office:value-type="float" office:value="281606">
            <text:p>281606</text:p>
          </table:table-cell>
          <table:table-cell office:value-type="float" office:value="47036">
            <text:p>47036</text:p>
          </table:table-cell>
          <table:table-cell office:value-type="float" office:value="665">
            <text:p>665</text:p>
          </table:table-cell>
          <table:table-cell office:value-type="float" office:value="188146">
            <text:p>188146</text:p>
          </table:table-cell>
          <table:table-cell office:value-type="float" office:value="282219">
            <text:p>282219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618883490">
            <text:p>618883490</text:p>
          </table:table-cell>
          <table:table-cell office:value-type="float" office:value="289193">
            <text:p>289193</text:p>
          </table:table-cell>
          <table:table-cell office:value-type="float" office:value="637656">
            <text:p>637656</text:p>
          </table:table-cell>
          <table:table-cell office:value-type="float" office:value="53852">
            <text:p>53852</text:p>
          </table:table-cell>
          <table:table-cell table:number-columns-repeated="3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21644">
            <text:p>21644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table:number-columns-repeated="2" office:value-type="float" office:value="21644">
            <text:p>21644</text:p>
          </table:table-cell>
          <table:table-cell table:number-columns-repeated="11"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80992">
            <text:p>80992</text:p>
          </table:table-cell>
          <table:table-cell table:number-columns-repeated="4" office:value-type="float" office:value="0">
            <text:p>0</text:p>
          </table:table-cell>
          <table:table-cell office:value-type="float" office:value="289193">
            <text:p>289193</text:p>
          </table:table-cell>
          <table:table-cell office:value-type="float" office:value="0">
            <text:p>0</text:p>
          </table:table-cell>
          <table:table-cell office:value-type="float" office:value="289193">
            <text:p>289193</text:p>
          </table:table-cell>
          <table:table-cell office:value-type="float" office:value="4519">
            <text:p>4519</text:p>
          </table:table-cell>
          <table:table-cell office:value-type="float" office:value="144596">
            <text:p>144596</text:p>
          </table:table-cell>
          <table:table-cell office:value-type="float" office:value="0">
            <text:p>0</text:p>
          </table:table-cell>
          <table:table-cell office:value-type="float" office:value="96397">
            <text:p>96397</text:p>
          </table:table-cell>
          <table:table-cell office:value-type="float" office:value="0">
            <text:p>0</text:p>
          </table:table-cell>
          <table:table-cell office:value-type="float" office:value="96398">
            <text:p>96398</text:p>
          </table:table-cell>
          <table:table-cell office:value-type="float" office:value="285991">
            <text:p>285991</text:p>
          </table:table-cell>
          <table:table-cell office:value-type="float" office:value="48199">
            <text:p>48199</text:p>
          </table:table-cell>
          <table:table-cell office:value-type="float" office:value="700">
            <text:p>700</text:p>
          </table:table-cell>
          <table:table-cell office:value-type="float" office:value="192796">
            <text:p>192796</text:p>
          </table:table-cell>
          <table:table-cell office:value-type="float" office:value="289193">
            <text:p>289193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620253139">
            <text:p>620253139</text:p>
          </table:table-cell>
          <table:table-cell office:value-type="float" office:value="284533">
            <text:p>284533</text:p>
          </table:table-cell>
          <table:table-cell office:value-type="float" office:value="633144">
            <text:p>633144</text:p>
          </table:table-cell>
          <table:table-cell office:value-type="float" office:value="55084">
            <text:p>55084</text:p>
          </table:table-cell>
          <table:table-cell table:number-columns-repeated="3" office:value-type="float" office:value="0">
            <text:p>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42107">
            <text:p>42107</text:p>
          </table:table-cell>
          <table:table-cell office:value-type="float" office:value="226">
            <text:p>226</text:p>
          </table:table-cell>
          <table:table-cell office:value-type="float" office:value="223">
            <text:p>223</text:p>
          </table:table-cell>
          <table:table-cell table:number-columns-repeated="2" office:value-type="float" office:value="42107">
            <text:p>42107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83080">
            <text:p>83080</text:p>
          </table:table-cell>
          <table:table-cell table:number-columns-repeated="4" office:value-type="float" office:value="0">
            <text:p>0</text:p>
          </table:table-cell>
          <table:table-cell office:value-type="float" office:value="284533">
            <text:p>284533</text:p>
          </table:table-cell>
          <table:table-cell office:value-type="float" office:value="0">
            <text:p>0</text:p>
          </table:table-cell>
          <table:table-cell office:value-type="float" office:value="284533">
            <text:p>284533</text:p>
          </table:table-cell>
          <table:table-cell office:value-type="float" office:value="4446">
            <text:p>4446</text:p>
          </table:table-cell>
          <table:table-cell office:value-type="float" office:value="142267">
            <text:p>142267</text:p>
          </table:table-cell>
          <table:table-cell office:value-type="float" office:value="0">
            <text:p>0</text:p>
          </table:table-cell>
          <table:table-cell office:value-type="float" office:value="94844">
            <text:p>94844</text:p>
          </table:table-cell>
          <table:table-cell office:value-type="float" office:value="0">
            <text:p>0</text:p>
          </table:table-cell>
          <table:table-cell office:value-type="float" office:value="94844">
            <text:p>94844</text:p>
          </table:table-cell>
          <table:table-cell office:value-type="float" office:value="284229">
            <text:p>284229</text:p>
          </table:table-cell>
          <table:table-cell office:value-type="float" office:value="47422">
            <text:p>47422</text:p>
          </table:table-cell>
          <table:table-cell office:value-type="float" office:value="999">
            <text:p>999</text:p>
          </table:table-cell>
          <table:table-cell office:value-type="float" office:value="189689">
            <text:p>189689</text:p>
          </table:table-cell>
          <table:table-cell office:value-type="float" office:value="284533">
            <text:p>284533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621452577">
            <text:p>621452577</text:p>
          </table:table-cell>
          <table:table-cell office:value-type="float" office:value="314744">
            <text:p>314744</text:p>
          </table:table-cell>
          <table:table-cell office:value-type="float" office:value="644525">
            <text:p>644525</text:p>
          </table:table-cell>
          <table:table-cell office:value-type="float" office:value="61283">
            <text:p>61283</text:p>
          </table:table-cell>
          <table:table-cell table:number-columns-repeated="3" office:value-type="float" office:value="0">
            <text:p>0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79488">
            <text:p>79488</text:p>
          </table:table-cell>
          <table:table-cell office:value-type="float" office:value="660">
            <text:p>660</text:p>
          </table:table-cell>
          <table:table-cell office:value-type="float" office:value="653">
            <text:p>653</text:p>
          </table:table-cell>
          <table:table-cell table:number-columns-repeated="2" office:value-type="float" office:value="79488">
            <text:p>79488</text:p>
          </table:table-cell>
          <table:table-cell table:number-columns-repeated="11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94060">
            <text:p>94060</text:p>
          </table:table-cell>
          <table:table-cell table:number-columns-repeated="4" office:value-type="float" office:value="0">
            <text:p>0</text:p>
          </table:table-cell>
          <table:table-cell office:value-type="float" office:value="314744">
            <text:p>314744</text:p>
          </table:table-cell>
          <table:table-cell office:value-type="float" office:value="0">
            <text:p>0</text:p>
          </table:table-cell>
          <table:table-cell office:value-type="float" office:value="314744">
            <text:p>314744</text:p>
          </table:table-cell>
          <table:table-cell office:value-type="float" office:value="5084">
            <text:p>5084</text:p>
          </table:table-cell>
          <table:table-cell office:value-type="float" office:value="157372">
            <text:p>157372</text:p>
          </table:table-cell>
          <table:table-cell office:value-type="float" office:value="0">
            <text:p>0</text:p>
          </table:table-cell>
          <table:table-cell office:value-type="float" office:value="104915">
            <text:p>104915</text:p>
          </table:table-cell>
          <table:table-cell office:value-type="float" office:value="0">
            <text:p>0</text:p>
          </table:table-cell>
          <table:table-cell office:value-type="float" office:value="104914">
            <text:p>104914</text:p>
          </table:table-cell>
          <table:table-cell office:value-type="float" office:value="314744">
            <text:p>314744</text:p>
          </table:table-cell>
          <table:table-cell office:value-type="float" office:value="52457">
            <text:p>52457</text:p>
          </table:table-cell>
          <table:table-cell office:value-type="float" office:value="1364">
            <text:p>1364</text:p>
          </table:table-cell>
          <table:table-cell office:value-type="float" office:value="209829">
            <text:p>209829</text:p>
          </table:table-cell>
          <table:table-cell office:value-type="float" office:value="314744">
            <text:p>314744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table:number-columns-repeated="2" office:value-type="float" office:value="256">
            <text:p>256</text:p>
          </table:table-cell>
          <table:table-cell office:value-type="float" office:value="622746409">
            <text:p>622746409</text:p>
          </table:table-cell>
          <table:table-cell office:value-type="float" office:value="324136">
            <text:p>324136</text:p>
          </table:table-cell>
          <table:table-cell office:value-type="float" office:value="670340">
            <text:p>670340</text:p>
          </table:table-cell>
          <table:table-cell office:value-type="float" office:value="69385">
            <text:p>69385</text:p>
          </table:table-cell>
          <table:table-cell table:number-columns-repeated="3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55032">
            <text:p>155032</text:p>
          </table:table-cell>
          <table:table-cell office:value-type="float" office:value="1555">
            <text:p>1555</text:p>
          </table:table-cell>
          <table:table-cell office:value-type="float" office:value="1579">
            <text:p>1579</text:p>
          </table:table-cell>
          <table:table-cell table:number-columns-repeated="2" office:value-type="float" office:value="155032">
            <text:p>155032</text:p>
          </table:table-cell>
          <table:table-cell table:number-columns-repeated="11" office:value-type="float" office:value="0">
            <text:p>0</text:p>
          </table:table-cell>
          <table:table-cell office:value-type="float" office:value="8192">
            <text:p>8192</text:p>
          </table:table-cell>
          <table:table-cell office:value-type="float" office:value="101164">
            <text:p>101164</text:p>
          </table:table-cell>
          <table:table-cell table:number-columns-repeated="4" office:value-type="float" office:value="0">
            <text:p>0</text:p>
          </table:table-cell>
          <table:table-cell office:value-type="float" office:value="324136">
            <text:p>324136</text:p>
          </table:table-cell>
          <table:table-cell office:value-type="float" office:value="0">
            <text:p>0</text:p>
          </table:table-cell>
          <table:table-cell office:value-type="float" office:value="324136">
            <text:p>324136</text:p>
          </table:table-cell>
          <table:table-cell office:value-type="float" office:value="5221">
            <text:p>5221</text:p>
          </table:table-cell>
          <table:table-cell office:value-type="float" office:value="162068">
            <text:p>162068</text:p>
          </table:table-cell>
          <table:table-cell office:value-type="float" office:value="0">
            <text:p>0</text:p>
          </table:table-cell>
          <table:table-cell office:value-type="float" office:value="108046">
            <text:p>108046</text:p>
          </table:table-cell>
          <table:table-cell office:value-type="float" office:value="0">
            <text:p>0</text:p>
          </table:table-cell>
          <table:table-cell office:value-type="float" office:value="108045">
            <text:p>108045</text:p>
          </table:table-cell>
          <table:table-cell office:value-type="float" office:value="321358">
            <text:p>321358</text:p>
          </table:table-cell>
          <table:table-cell office:value-type="float" office:value="54023">
            <text:p>54023</text:p>
          </table:table-cell>
          <table:table-cell office:value-type="float" office:value="307515">
            <text:p>307515</text:p>
          </table:table-cell>
          <table:table-cell office:value-type="float" office:value="216091">
            <text:p>216091</text:p>
          </table:table-cell>
          <table:table-cell office:value-type="float" office:value="324136">
            <text:p>324136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624089971">
            <text:p>624089971</text:p>
          </table:table-cell>
          <table:table-cell office:value-type="float" office:value="340190">
            <text:p>340190</text:p>
          </table:table-cell>
          <table:table-cell office:value-type="float" office:value="721570">
            <text:p>721570</text:p>
          </table:table-cell>
          <table:table-cell office:value-type="float" office:value="87690">
            <text:p>87690</text:p>
          </table:table-cell>
          <table:table-cell table:number-columns-repeated="3" office:value-type="float" office:value="0">
            <text:p>0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04880">
            <text:p>304880</text:p>
          </table:table-cell>
          <table:table-cell office:value-type="float" office:value="3351">
            <text:p>3351</text:p>
          </table:table-cell>
          <table:table-cell office:value-type="float" office:value="3356">
            <text:p>3356</text:p>
          </table:table-cell>
          <table:table-cell table:number-columns-repeated="2" office:value-type="float" office:value="304880">
            <text:p>304880</text:p>
          </table:table-cell>
          <table:table-cell table:number-columns-repeated="11" office:value-type="float" office:value="0">
            <text:p>0</text:p>
          </table:table-cell>
          <table:table-cell office:value-type="float" office:value="16384">
            <text:p>16384</text:p>
          </table:table-cell>
          <table:table-cell office:value-type="float" office:value="222944">
            <text:p>222944</text:p>
          </table:table-cell>
          <table:table-cell table:number-columns-repeated="4" office:value-type="float" office:value="0">
            <text:p>0</text:p>
          </table:table-cell>
          <table:table-cell office:value-type="float" office:value="340190">
            <text:p>340190</text:p>
          </table:table-cell>
          <table:table-cell office:value-type="float" office:value="0">
            <text:p>0</text:p>
          </table:table-cell>
          <table:table-cell office:value-type="float" office:value="340190">
            <text:p>340190</text:p>
          </table:table-cell>
          <table:table-cell office:value-type="float" office:value="5316">
            <text:p>5316</text:p>
          </table:table-cell>
          <table:table-cell office:value-type="float" office:value="170094">
            <text:p>170094</text:p>
          </table:table-cell>
          <table:table-cell office:value-type="float" office:value="0">
            <text:p>0</text:p>
          </table:table-cell>
          <table:table-cell office:value-type="float" office:value="113396">
            <text:p>113396</text:p>
          </table:table-cell>
          <table:table-cell office:value-type="float" office:value="0">
            <text:p>0</text:p>
          </table:table-cell>
          <table:table-cell office:value-type="float" office:value="113396">
            <text:p>113396</text:p>
          </table:table-cell>
          <table:table-cell office:value-type="float" office:value="339448">
            <text:p>339448</text:p>
          </table:table-cell>
          <table:table-cell office:value-type="float" office:value="56698">
            <text:p>56698</text:p>
          </table:table-cell>
          <table:table-cell office:value-type="float" office:value="11740">
            <text:p>11740</text:p>
          </table:table-cell>
          <table:table-cell office:value-type="float" office:value="226794">
            <text:p>226794</text:p>
          </table:table-cell>
          <table:table-cell office:value-type="float" office:value="340190">
            <text:p>340190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625457607">
            <text:p>625457607</text:p>
          </table:table-cell>
          <table:table-cell office:value-type="float" office:value="362203">
            <text:p>362203</text:p>
          </table:table-cell>
          <table:table-cell office:value-type="float" office:value="785802">
            <text:p>785802</text:p>
          </table:table-cell>
          <table:table-cell office:value-type="float" office:value="109794">
            <text:p>109794</text:p>
          </table:table-cell>
          <table:table-cell table:number-columns-repeated="3" office:value-type="float" office:value="0">
            <text:p>0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652157">
            <text:p>652157</text:p>
          </table:table-cell>
          <table:table-cell office:value-type="float" office:value="6514">
            <text:p>6514</text:p>
          </table:table-cell>
          <table:table-cell office:value-type="float" office:value="6491">
            <text:p>6491</text:p>
          </table:table-cell>
          <table:table-cell table:number-columns-repeated="2" office:value-type="float" office:value="652157">
            <text:p>652157</text:p>
          </table:table-cell>
          <table:table-cell table:number-columns-repeated="11"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5" office:value-type="float" office:value="0">
            <text:p>0</text:p>
          </table:table-cell>
          <table:table-cell office:value-type="float" office:value="362203">
            <text:p>362203</text:p>
          </table:table-cell>
          <table:table-cell office:value-type="float" office:value="0">
            <text:p>0</text:p>
          </table:table-cell>
          <table:table-cell office:value-type="float" office:value="362203">
            <text:p>362203</text:p>
          </table:table-cell>
          <table:table-cell office:value-type="float" office:value="5659">
            <text:p>5659</text:p>
          </table:table-cell>
          <table:table-cell office:value-type="float" office:value="181101">
            <text:p>181101</text:p>
          </table:table-cell>
          <table:table-cell office:value-type="float" office:value="0">
            <text:p>0</text:p>
          </table:table-cell>
          <table:table-cell office:value-type="float" office:value="120734">
            <text:p>120734</text:p>
          </table:table-cell>
          <table:table-cell office:value-type="float" office:value="0">
            <text:p>0</text:p>
          </table:table-cell>
          <table:table-cell office:value-type="float" office:value="120734">
            <text:p>120734</text:p>
          </table:table-cell>
          <table:table-cell office:value-type="float" office:value="362025">
            <text:p>362025</text:p>
          </table:table-cell>
          <table:table-cell office:value-type="float" office:value="60367">
            <text:p>60367</text:p>
          </table:table-cell>
          <table:table-cell office:value-type="float" office:value="5069">
            <text:p>5069</text:p>
          </table:table-cell>
          <table:table-cell office:value-type="float" office:value="241469">
            <text:p>241469</text:p>
          </table:table-cell>
          <table:table-cell office:value-type="float" office:value="362203">
            <text:p>362203</text:p>
          </table:table-cell>
          <table:table-cell table:number-columns-repeated="966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626943681">
            <text:p>626943681</text:p>
          </table:table-cell>
          <table:table-cell office:value-type="float" office:value="400700">
            <text:p>400700</text:p>
          </table:table-cell>
          <table:table-cell office:value-type="float" office:value="894786">
            <text:p>894786</text:p>
          </table:table-cell>
          <table:table-cell office:value-type="float" office:value="152459">
            <text:p>152459</text:p>
          </table:table-cell>
          <table:table-cell table:number-columns-repeated="3" office:value-type="float" office:value="0">
            <text:p>0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353852">
            <text:p>1353852</text:p>
          </table:table-cell>
          <table:table-cell office:value-type="float" office:value="12812">
            <text:p>12812</text:p>
          </table:table-cell>
          <table:table-cell office:value-type="float" office:value="12873">
            <text:p>12873</text:p>
          </table:table-cell>
          <table:table-cell table:number-columns-repeated="2" office:value-type="float" office:value="1353852">
            <text:p>1353852</text:p>
          </table:table-cell>
          <table:table-cell table:number-columns-repeated="11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126208">
            <text:p>126208</text:p>
          </table:table-cell>
          <table:table-cell table:number-columns-repeated="4" office:value-type="float" office:value="0">
            <text:p>0</text:p>
          </table:table-cell>
          <table:table-cell office:value-type="float" office:value="400700">
            <text:p>400700</text:p>
          </table:table-cell>
          <table:table-cell office:value-type="float" office:value="0">
            <text:p>0</text:p>
          </table:table-cell>
          <table:table-cell office:value-type="float" office:value="400700">
            <text:p>400700</text:p>
          </table:table-cell>
          <table:table-cell office:value-type="float" office:value="6260">
            <text:p>6260</text:p>
          </table:table-cell>
          <table:table-cell office:value-type="float" office:value="200350">
            <text:p>200350</text:p>
          </table:table-cell>
          <table:table-cell office:value-type="float" office:value="0">
            <text:p>0</text:p>
          </table:table-cell>
          <table:table-cell office:value-type="float" office:value="133567">
            <text:p>133567</text:p>
          </table:table-cell>
          <table:table-cell office:value-type="float" office:value="0">
            <text:p>0</text:p>
          </table:table-cell>
          <table:table-cell office:value-type="float" office:value="133567">
            <text:p>133567</text:p>
          </table:table-cell>
          <table:table-cell office:value-type="float" office:value="400181">
            <text:p>400181</text:p>
          </table:table-cell>
          <table:table-cell office:value-type="float" office:value="66783">
            <text:p>66783</text:p>
          </table:table-cell>
          <table:table-cell office:value-type="float" office:value="9023">
            <text:p>9023</text:p>
          </table:table-cell>
          <table:table-cell office:value-type="float" office:value="267133">
            <text:p>267133</text:p>
          </table:table-cell>
          <table:table-cell office:value-type="float" office:value="400700">
            <text:p>400700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1171645601">
            <text:p>1171645601</text:p>
          </table:table-cell>
          <table:table-cell office:value-type="float" office:value="280187">
            <text:p>280187</text:p>
          </table:table-cell>
          <table:table-cell office:value-type="float" office:value="623183">
            <text:p>623183</text:p>
          </table:table-cell>
          <table:table-cell office:value-type="float" office:value="50177">
            <text:p>5017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6864">
            <text:p>156864</text:p>
          </table:table-cell>
          <table:table-cell table:number-columns-repeated="4" office:value-type="float" office:value="0">
            <text:p>0</text:p>
          </table:table-cell>
          <table:table-cell office:value-type="float" office:value="280187">
            <text:p>280187</text:p>
          </table:table-cell>
          <table:table-cell office:value-type="float" office:value="0">
            <text:p>0</text:p>
          </table:table-cell>
          <table:table-cell office:value-type="float" office:value="280187">
            <text:p>280187</text:p>
          </table:table-cell>
          <table:table-cell office:value-type="float" office:value="4447">
            <text:p>4447</text:p>
          </table:table-cell>
          <table:table-cell office:value-type="float" office:value="140094">
            <text:p>140094</text:p>
          </table:table-cell>
          <table:table-cell office:value-type="float" office:value="0">
            <text:p>0</text:p>
          </table:table-cell>
          <table:table-cell office:value-type="float" office:value="93396">
            <text:p>93396</text:p>
          </table:table-cell>
          <table:table-cell office:value-type="float" office:value="0">
            <text:p>0</text:p>
          </table:table-cell>
          <table:table-cell office:value-type="float" office:value="93396">
            <text:p>93396</text:p>
          </table:table-cell>
          <table:table-cell office:value-type="float" office:value="280187">
            <text:p>280187</text:p>
          </table:table-cell>
          <table:table-cell office:value-type="float" office:value="46697">
            <text:p>46697</text:p>
          </table:table-cell>
          <table:table-cell office:value-type="float" office:value="509">
            <text:p>509</text:p>
          </table:table-cell>
          <table:table-cell office:value-type="float" office:value="186792">
            <text:p>186792</text:p>
          </table:table-cell>
          <table:table-cell office:value-type="float" office:value="280187">
            <text:p>280187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72829253">
            <text:p>1172829253</text:p>
          </table:table-cell>
          <table:table-cell office:value-type="float" office:value="281317">
            <text:p>281317</text:p>
          </table:table-cell>
          <table:table-cell office:value-type="float" office:value="629732">
            <text:p>629732</text:p>
          </table:table-cell>
          <table:table-cell office:value-type="float" office:value="50292">
            <text:p>5029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9936">
            <text:p>79936</text:p>
          </table:table-cell>
          <table:table-cell table:number-columns-repeated="4" office:value-type="float" office:value="0">
            <text:p>0</text:p>
          </table:table-cell>
          <table:table-cell office:value-type="float" office:value="281317">
            <text:p>281317</text:p>
          </table:table-cell>
          <table:table-cell office:value-type="float" office:value="0">
            <text:p>0</text:p>
          </table:table-cell>
          <table:table-cell office:value-type="float" office:value="281317">
            <text:p>281317</text:p>
          </table:table-cell>
          <table:table-cell office:value-type="float" office:value="4435">
            <text:p>4435</text:p>
          </table:table-cell>
          <table:table-cell office:value-type="float" office:value="140658">
            <text:p>140658</text:p>
          </table:table-cell>
          <table:table-cell office:value-type="float" office:value="0">
            <text:p>0</text:p>
          </table:table-cell>
          <table:table-cell office:value-type="float" office:value="93772">
            <text:p>93772</text:p>
          </table:table-cell>
          <table:table-cell office:value-type="float" office:value="0">
            <text:p>0</text:p>
          </table:table-cell>
          <table:table-cell office:value-type="float" office:value="93772">
            <text:p>93772</text:p>
          </table:table-cell>
          <table:table-cell office:value-type="float" office:value="276839">
            <text:p>276839</text:p>
          </table:table-cell>
          <table:table-cell office:value-type="float" office:value="46886">
            <text:p>46886</text:p>
          </table:table-cell>
          <table:table-cell office:value-type="float" office:value="511">
            <text:p>511</text:p>
          </table:table-cell>
          <table:table-cell office:value-type="float" office:value="187544">
            <text:p>187544</text:p>
          </table:table-cell>
          <table:table-cell office:value-type="float" office:value="281317">
            <text:p>281317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74262655">
            <text:p>1174262655</text:p>
          </table:table-cell>
          <table:table-cell office:value-type="float" office:value="276783">
            <text:p>276783</text:p>
          </table:table-cell>
          <table:table-cell office:value-type="float" office:value="615606">
            <text:p>615606</text:p>
          </table:table-cell>
          <table:table-cell office:value-type="float" office:value="50307">
            <text:p>5030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76783">
            <text:p>276783</text:p>
          </table:table-cell>
          <table:table-cell office:value-type="float" office:value="0">
            <text:p>0</text:p>
          </table:table-cell>
          <table:table-cell office:value-type="float" office:value="276783">
            <text:p>276783</text:p>
          </table:table-cell>
          <table:table-cell office:value-type="float" office:value="4338">
            <text:p>4338</text:p>
          </table:table-cell>
          <table:table-cell office:value-type="float" office:value="138391">
            <text:p>138391</text:p>
          </table:table-cell>
          <table:table-cell office:value-type="float" office:value="0">
            <text:p>0</text:p>
          </table:table-cell>
          <table:table-cell office:value-type="float" office:value="92261">
            <text:p>92261</text:p>
          </table:table-cell>
          <table:table-cell office:value-type="float" office:value="0">
            <text:p>0</text:p>
          </table:table-cell>
          <table:table-cell office:value-type="float" office:value="92261">
            <text:p>92261</text:p>
          </table:table-cell>
          <table:table-cell office:value-type="float" office:value="272949">
            <text:p>272949</text:p>
          </table:table-cell>
          <table:table-cell office:value-type="float" office:value="46130">
            <text:p>46130</text:p>
          </table:table-cell>
          <table:table-cell office:value-type="float" office:value="529">
            <text:p>529</text:p>
          </table:table-cell>
          <table:table-cell office:value-type="float" office:value="184522">
            <text:p>184522</text:p>
          </table:table-cell>
          <table:table-cell office:value-type="float" office:value="276783">
            <text:p>276783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75375767">
            <text:p>1175375767</text:p>
          </table:table-cell>
          <table:table-cell office:value-type="float" office:value="297539">
            <text:p>297539</text:p>
          </table:table-cell>
          <table:table-cell office:value-type="float" office:value="626076">
            <text:p>626076</text:p>
          </table:table-cell>
          <table:table-cell office:value-type="float" office:value="50313">
            <text:p>503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297539">
            <text:p>297539</text:p>
          </table:table-cell>
          <table:table-cell office:value-type="float" office:value="0">
            <text:p>0</text:p>
          </table:table-cell>
          <table:table-cell office:value-type="float" office:value="297539">
            <text:p>297539</text:p>
          </table:table-cell>
          <table:table-cell office:value-type="float" office:value="4700">
            <text:p>4700</text:p>
          </table:table-cell>
          <table:table-cell office:value-type="float" office:value="148770">
            <text:p>148770</text:p>
          </table:table-cell>
          <table:table-cell office:value-type="float" office:value="0">
            <text:p>0</text:p>
          </table:table-cell>
          <table:table-cell office:value-type="float" office:value="99179">
            <text:p>99179</text:p>
          </table:table-cell>
          <table:table-cell office:value-type="float" office:value="0">
            <text:p>0</text:p>
          </table:table-cell>
          <table:table-cell office:value-type="float" office:value="99180">
            <text:p>99180</text:p>
          </table:table-cell>
          <table:table-cell office:value-type="float" office:value="272176">
            <text:p>272176</text:p>
          </table:table-cell>
          <table:table-cell office:value-type="float" office:value="49590">
            <text:p>49590</text:p>
          </table:table-cell>
          <table:table-cell office:value-type="float" office:value="538">
            <text:p>538</text:p>
          </table:table-cell>
          <table:table-cell office:value-type="float" office:value="198359">
            <text:p>198359</text:p>
          </table:table-cell>
          <table:table-cell office:value-type="float" office:value="297539">
            <text:p>297539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176587250">
            <text:p>1176587250</text:p>
          </table:table-cell>
          <table:table-cell office:value-type="float" office:value="292793">
            <text:p>292793</text:p>
          </table:table-cell>
          <table:table-cell office:value-type="float" office:value="630664">
            <text:p>630664</text:p>
          </table:table-cell>
          <table:table-cell office:value-type="float" office:value="50855">
            <text:p>5085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6">
            <text:p>66</text:p>
          </table:table-cell>
          <table:table-cell table:number-columns-repeated="11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92793">
            <text:p>292793</text:p>
          </table:table-cell>
          <table:table-cell office:value-type="float" office:value="0">
            <text:p>0</text:p>
          </table:table-cell>
          <table:table-cell office:value-type="float" office:value="292793">
            <text:p>292793</text:p>
          </table:table-cell>
          <table:table-cell office:value-type="float" office:value="4738">
            <text:p>4738</text:p>
          </table:table-cell>
          <table:table-cell office:value-type="float" office:value="146397">
            <text:p>146397</text:p>
          </table:table-cell>
          <table:table-cell office:value-type="float" office:value="0">
            <text:p>0</text:p>
          </table:table-cell>
          <table:table-cell office:value-type="float" office:value="97597">
            <text:p>97597</text:p>
          </table:table-cell>
          <table:table-cell office:value-type="float" office:value="0">
            <text:p>0</text:p>
          </table:table-cell>
          <table:table-cell office:value-type="float" office:value="97598">
            <text:p>97598</text:p>
          </table:table-cell>
          <table:table-cell office:value-type="float" office:value="281007">
            <text:p>281007</text:p>
          </table:table-cell>
          <table:table-cell office:value-type="float" office:value="48799">
            <text:p>48799</text:p>
          </table:table-cell>
          <table:table-cell office:value-type="float" office:value="526">
            <text:p>526</text:p>
          </table:table-cell>
          <table:table-cell office:value-type="float" office:value="195195">
            <text:p>195195</text:p>
          </table:table-cell>
          <table:table-cell office:value-type="float" office:value="292793">
            <text:p>292793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177956148">
            <text:p>1177956148</text:p>
          </table:table-cell>
          <table:table-cell office:value-type="float" office:value="282197">
            <text:p>282197</text:p>
          </table:table-cell>
          <table:table-cell office:value-type="float" office:value="624752">
            <text:p>624752</text:p>
          </table:table-cell>
          <table:table-cell office:value-type="float" office:value="50592">
            <text:p>5059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22">
            <text:p>122</text:p>
          </table:table-cell>
          <table:table-cell table:number-columns-repeated="1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80500">
            <text:p>80500</text:p>
          </table:table-cell>
          <table:table-cell table:number-columns-repeated="4" office:value-type="float" office:value="0">
            <text:p>0</text:p>
          </table:table-cell>
          <table:table-cell office:value-type="float" office:value="282197">
            <text:p>282197</text:p>
          </table:table-cell>
          <table:table-cell office:value-type="float" office:value="0">
            <text:p>0</text:p>
          </table:table-cell>
          <table:table-cell office:value-type="float" office:value="282197">
            <text:p>282197</text:p>
          </table:table-cell>
          <table:table-cell office:value-type="float" office:value="4409">
            <text:p>4409</text:p>
          </table:table-cell>
          <table:table-cell office:value-type="float" office:value="141098">
            <text:p>141098</text:p>
          </table:table-cell>
          <table:table-cell office:value-type="float" office:value="0">
            <text:p>0</text:p>
          </table:table-cell>
          <table:table-cell office:value-type="float" office:value="94066">
            <text:p>94066</text:p>
          </table:table-cell>
          <table:table-cell office:value-type="float" office:value="0">
            <text:p>0</text:p>
          </table:table-cell>
          <table:table-cell office:value-type="float" office:value="94065">
            <text:p>94065</text:p>
          </table:table-cell>
          <table:table-cell office:value-type="float" office:value="139057">
            <text:p>139057</text:p>
          </table:table-cell>
          <table:table-cell office:value-type="float" office:value="47032">
            <text:p>47032</text:p>
          </table:table-cell>
          <table:table-cell office:value-type="float" office:value="530">
            <text:p>530</text:p>
          </table:table-cell>
          <table:table-cell office:value-type="float" office:value="188131">
            <text:p>188131</text:p>
          </table:table-cell>
          <table:table-cell office:value-type="float" office:value="282197">
            <text:p>282197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179232295">
            <text:p>1179232295</text:p>
          </table:table-cell>
          <table:table-cell office:value-type="float" office:value="280001">
            <text:p>280001</text:p>
          </table:table-cell>
          <table:table-cell office:value-type="float" office:value="626063">
            <text:p>626063</text:p>
          </table:table-cell>
          <table:table-cell office:value-type="float" office:value="50614">
            <text:p>50614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44">
            <text:p>244</text:p>
          </table:table-cell>
          <table:table-cell table:number-columns-repeated="11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9336">
            <text:p>79336</text:p>
          </table:table-cell>
          <table:table-cell table:number-columns-repeated="4" office:value-type="float" office:value="0">
            <text:p>0</text:p>
          </table:table-cell>
          <table:table-cell office:value-type="float" office:value="280001">
            <text:p>280001</text:p>
          </table:table-cell>
          <table:table-cell office:value-type="float" office:value="0">
            <text:p>0</text:p>
          </table:table-cell>
          <table:table-cell office:value-type="float" office:value="280001">
            <text:p>280001</text:p>
          </table:table-cell>
          <table:table-cell office:value-type="float" office:value="4558">
            <text:p>4558</text:p>
          </table:table-cell>
          <table:table-cell office:value-type="float" office:value="140000">
            <text:p>140000</text:p>
          </table:table-cell>
          <table:table-cell office:value-type="float" office:value="0">
            <text:p>0</text:p>
          </table:table-cell>
          <table:table-cell office:value-type="float" office:value="93333">
            <text:p>93333</text:p>
          </table:table-cell>
          <table:table-cell office:value-type="float" office:value="0">
            <text:p>0</text:p>
          </table:table-cell>
          <table:table-cell office:value-type="float" office:value="93333">
            <text:p>93333</text:p>
          </table:table-cell>
          <table:table-cell office:value-type="float" office:value="272238">
            <text:p>272238</text:p>
          </table:table-cell>
          <table:table-cell office:value-type="float" office:value="46667">
            <text:p>46667</text:p>
          </table:table-cell>
          <table:table-cell office:value-type="float" office:value="529">
            <text:p>529</text:p>
          </table:table-cell>
          <table:table-cell office:value-type="float" office:value="186667">
            <text:p>186667</text:p>
          </table:table-cell>
          <table:table-cell office:value-type="float" office:value="280001">
            <text:p>280001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180359449">
            <text:p>1180359449</text:p>
          </table:table-cell>
          <table:table-cell office:value-type="float" office:value="282166">
            <text:p>282166</text:p>
          </table:table-cell>
          <table:table-cell office:value-type="float" office:value="628147">
            <text:p>628147</text:p>
          </table:table-cell>
          <table:table-cell office:value-type="float" office:value="50647">
            <text:p>5064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488">
            <text:p>48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88">
            <text:p>488</text:p>
          </table:table-cell>
          <table:table-cell table:number-columns-repeated="11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64512">
            <text:p>164512</text:p>
          </table:table-cell>
          <table:table-cell table:number-columns-repeated="4" office:value-type="float" office:value="0">
            <text:p>0</text:p>
          </table:table-cell>
          <table:table-cell office:value-type="float" office:value="282166">
            <text:p>282166</text:p>
          </table:table-cell>
          <table:table-cell office:value-type="float" office:value="0">
            <text:p>0</text:p>
          </table:table-cell>
          <table:table-cell office:value-type="float" office:value="282166">
            <text:p>282166</text:p>
          </table:table-cell>
          <table:table-cell office:value-type="float" office:value="4409">
            <text:p>4409</text:p>
          </table:table-cell>
          <table:table-cell office:value-type="float" office:value="141083">
            <text:p>141083</text:p>
          </table:table-cell>
          <table:table-cell office:value-type="float" office:value="0">
            <text:p>0</text:p>
          </table:table-cell>
          <table:table-cell office:value-type="float" office:value="94055">
            <text:p>94055</text:p>
          </table:table-cell>
          <table:table-cell office:value-type="float" office:value="0">
            <text:p>0</text:p>
          </table:table-cell>
          <table:table-cell office:value-type="float" office:value="94055">
            <text:p>94055</text:p>
          </table:table-cell>
          <table:table-cell office:value-type="float" office:value="281111">
            <text:p>281111</text:p>
          </table:table-cell>
          <table:table-cell office:value-type="float" office:value="47027">
            <text:p>47027</text:p>
          </table:table-cell>
          <table:table-cell office:value-type="float" office:value="519">
            <text:p>519</text:p>
          </table:table-cell>
          <table:table-cell office:value-type="float" office:value="188110">
            <text:p>188110</text:p>
          </table:table-cell>
          <table:table-cell office:value-type="float" office:value="282166">
            <text:p>282166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181773489">
            <text:p>1181773489</text:p>
          </table:table-cell>
          <table:table-cell office:value-type="float" office:value="280668">
            <text:p>280668</text:p>
          </table:table-cell>
          <table:table-cell office:value-type="float" office:value="616862">
            <text:p>616862</text:p>
          </table:table-cell>
          <table:table-cell office:value-type="float" office:value="50487">
            <text:p>50487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976">
            <text:p>97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76">
            <text:p>976</text:p>
          </table:table-cell>
          <table:table-cell table:number-columns-repeated="11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5" office:value-type="float" office:value="0">
            <text:p>0</text:p>
          </table:table-cell>
          <table:table-cell office:value-type="float" office:value="280668">
            <text:p>280668</text:p>
          </table:table-cell>
          <table:table-cell office:value-type="float" office:value="0">
            <text:p>0</text:p>
          </table:table-cell>
          <table:table-cell office:value-type="float" office:value="280668">
            <text:p>280668</text:p>
          </table:table-cell>
          <table:table-cell office:value-type="float" office:value="4830">
            <text:p>4830</text:p>
          </table:table-cell>
          <table:table-cell office:value-type="float" office:value="140334">
            <text:p>140334</text:p>
          </table:table-cell>
          <table:table-cell office:value-type="float" office:value="0">
            <text:p>0</text:p>
          </table:table-cell>
          <table:table-cell office:value-type="float" office:value="93556">
            <text:p>93556</text:p>
          </table:table-cell>
          <table:table-cell office:value-type="float" office:value="0">
            <text:p>0</text:p>
          </table:table-cell>
          <table:table-cell office:value-type="float" office:value="93556">
            <text:p>93556</text:p>
          </table:table-cell>
          <table:table-cell office:value-type="float" office:value="278440">
            <text:p>278440</text:p>
          </table:table-cell>
          <table:table-cell office:value-type="float" office:value="46778">
            <text:p>46778</text:p>
          </table:table-cell>
          <table:table-cell office:value-type="float" office:value="542">
            <text:p>542</text:p>
          </table:table-cell>
          <table:table-cell office:value-type="float" office:value="187112">
            <text:p>187112</text:p>
          </table:table-cell>
          <table:table-cell office:value-type="float" office:value="280668">
            <text:p>280668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182995129">
            <text:p>1182995129</text:p>
          </table:table-cell>
          <table:table-cell office:value-type="float" office:value="277608">
            <text:p>277608</text:p>
          </table:table-cell>
          <table:table-cell office:value-type="float" office:value="618629">
            <text:p>618629</text:p>
          </table:table-cell>
          <table:table-cell office:value-type="float" office:value="51210">
            <text:p>51210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952">
            <text:p>195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952">
            <text:p>1952</text:p>
          </table:table-cell>
          <table:table-cell table:number-columns-repeated="11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80396">
            <text:p>80396</text:p>
          </table:table-cell>
          <table:table-cell table:number-columns-repeated="4" office:value-type="float" office:value="0">
            <text:p>0</text:p>
          </table:table-cell>
          <table:table-cell office:value-type="float" office:value="277608">
            <text:p>277608</text:p>
          </table:table-cell>
          <table:table-cell office:value-type="float" office:value="0">
            <text:p>0</text:p>
          </table:table-cell>
          <table:table-cell office:value-type="float" office:value="277608">
            <text:p>277608</text:p>
          </table:table-cell>
          <table:table-cell office:value-type="float" office:value="4346">
            <text:p>4346</text:p>
          </table:table-cell>
          <table:table-cell office:value-type="float" office:value="138804">
            <text:p>138804</text:p>
          </table:table-cell>
          <table:table-cell office:value-type="float" office:value="0">
            <text:p>0</text:p>
          </table:table-cell>
          <table:table-cell office:value-type="float" office:value="92536">
            <text:p>92536</text:p>
          </table:table-cell>
          <table:table-cell office:value-type="float" office:value="0">
            <text:p>0</text:p>
          </table:table-cell>
          <table:table-cell office:value-type="float" office:value="92536">
            <text:p>92536</text:p>
          </table:table-cell>
          <table:table-cell office:value-type="float" office:value="276339">
            <text:p>276339</text:p>
          </table:table-cell>
          <table:table-cell office:value-type="float" office:value="46268">
            <text:p>46268</text:p>
          </table:table-cell>
          <table:table-cell office:value-type="float" office:value="548">
            <text:p>548</text:p>
          </table:table-cell>
          <table:table-cell office:value-type="float" office:value="185072">
            <text:p>185072</text:p>
          </table:table-cell>
          <table:table-cell office:value-type="float" office:value="277608">
            <text:p>277608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184269186">
            <text:p>1184269186</text:p>
          </table:table-cell>
          <table:table-cell office:value-type="float" office:value="278166">
            <text:p>278166</text:p>
          </table:table-cell>
          <table:table-cell office:value-type="float" office:value="618210">
            <text:p>618210</text:p>
          </table:table-cell>
          <table:table-cell office:value-type="float" office:value="51050">
            <text:p>51050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2928">
            <text:p>292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928">
            <text:p>2928</text:p>
          </table:table-cell>
          <table:table-cell table:number-columns-repeated="11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161264">
            <text:p>161264</text:p>
          </table:table-cell>
          <table:table-cell table:number-columns-repeated="4" office:value-type="float" office:value="0">
            <text:p>0</text:p>
          </table:table-cell>
          <table:table-cell office:value-type="float" office:value="278166">
            <text:p>278166</text:p>
          </table:table-cell>
          <table:table-cell office:value-type="float" office:value="0">
            <text:p>0</text:p>
          </table:table-cell>
          <table:table-cell office:value-type="float" office:value="278166">
            <text:p>278166</text:p>
          </table:table-cell>
          <table:table-cell office:value-type="float" office:value="4874">
            <text:p>4874</text:p>
          </table:table-cell>
          <table:table-cell office:value-type="float" office:value="139083">
            <text:p>139083</text:p>
          </table:table-cell>
          <table:table-cell office:value-type="float" office:value="0">
            <text:p>0</text:p>
          </table:table-cell>
          <table:table-cell office:value-type="float" office:value="92722">
            <text:p>92722</text:p>
          </table:table-cell>
          <table:table-cell office:value-type="float" office:value="0">
            <text:p>0</text:p>
          </table:table-cell>
          <table:table-cell office:value-type="float" office:value="92722">
            <text:p>92722</text:p>
          </table:table-cell>
          <table:table-cell office:value-type="float" office:value="276155">
            <text:p>276155</text:p>
          </table:table-cell>
          <table:table-cell office:value-type="float" office:value="46361">
            <text:p>46361</text:p>
          </table:table-cell>
          <table:table-cell office:value-type="float" office:value="567">
            <text:p>567</text:p>
          </table:table-cell>
          <table:table-cell office:value-type="float" office:value="185444">
            <text:p>185444</text:p>
          </table:table-cell>
          <table:table-cell office:value-type="float" office:value="278166">
            <text:p>278166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185541974">
            <text:p>1185541974</text:p>
          </table:table-cell>
          <table:table-cell office:value-type="float" office:value="278949">
            <text:p>278949</text:p>
          </table:table-cell>
          <table:table-cell office:value-type="float" office:value="622986">
            <text:p>622986</text:p>
          </table:table-cell>
          <table:table-cell office:value-type="float" office:value="51399">
            <text:p>51399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248">
            <text:p>324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248">
            <text:p>3248</text:p>
          </table:table-cell>
          <table:table-cell table:number-columns-repeated="11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81316">
            <text:p>81316</text:p>
          </table:table-cell>
          <table:table-cell table:number-columns-repeated="4" office:value-type="float" office:value="0">
            <text:p>0</text:p>
          </table:table-cell>
          <table:table-cell office:value-type="float" office:value="278949">
            <text:p>278949</text:p>
          </table:table-cell>
          <table:table-cell office:value-type="float" office:value="0">
            <text:p>0</text:p>
          </table:table-cell>
          <table:table-cell office:value-type="float" office:value="278949">
            <text:p>278949</text:p>
          </table:table-cell>
          <table:table-cell office:value-type="float" office:value="4584">
            <text:p>4584</text:p>
          </table:table-cell>
          <table:table-cell office:value-type="float" office:value="139474">
            <text:p>139474</text:p>
          </table:table-cell>
          <table:table-cell office:value-type="float" office:value="0">
            <text:p>0</text:p>
          </table:table-cell>
          <table:table-cell office:value-type="float" office:value="92983">
            <text:p>92983</text:p>
          </table:table-cell>
          <table:table-cell office:value-type="float" office:value="0">
            <text:p>0</text:p>
          </table:table-cell>
          <table:table-cell office:value-type="float" office:value="92983">
            <text:p>92983</text:p>
          </table:table-cell>
          <table:table-cell office:value-type="float" office:value="277138">
            <text:p>277138</text:p>
          </table:table-cell>
          <table:table-cell office:value-type="float" office:value="46492">
            <text:p>46492</text:p>
          </table:table-cell>
          <table:table-cell office:value-type="float" office:value="580">
            <text:p>580</text:p>
          </table:table-cell>
          <table:table-cell office:value-type="float" office:value="185966">
            <text:p>185966</text:p>
          </table:table-cell>
          <table:table-cell office:value-type="float" office:value="278949">
            <text:p>278949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1186862005">
            <text:p>1186862005</text:p>
          </table:table-cell>
          <table:table-cell office:value-type="float" office:value="279905">
            <text:p>279905</text:p>
          </table:table-cell>
          <table:table-cell office:value-type="float" office:value="618809">
            <text:p>618809</text:p>
          </table:table-cell>
          <table:table-cell office:value-type="float" office:value="51661">
            <text:p>51661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568">
            <text:p>356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568">
            <text:p>3568</text:p>
          </table:table-cell>
          <table:table-cell table:number-columns-repeated="11"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161808">
            <text:p>161808</text:p>
          </table:table-cell>
          <table:table-cell table:number-columns-repeated="4" office:value-type="float" office:value="0">
            <text:p>0</text:p>
          </table:table-cell>
          <table:table-cell office:value-type="float" office:value="279905">
            <text:p>279905</text:p>
          </table:table-cell>
          <table:table-cell office:value-type="float" office:value="0">
            <text:p>0</text:p>
          </table:table-cell>
          <table:table-cell office:value-type="float" office:value="279905">
            <text:p>279905</text:p>
          </table:table-cell>
          <table:table-cell office:value-type="float" office:value="4501">
            <text:p>4501</text:p>
          </table:table-cell>
          <table:table-cell office:value-type="float" office:value="139952">
            <text:p>139952</text:p>
          </table:table-cell>
          <table:table-cell office:value-type="float" office:value="0">
            <text:p>0</text:p>
          </table:table-cell>
          <table:table-cell office:value-type="float" office:value="93301">
            <text:p>93301</text:p>
          </table:table-cell>
          <table:table-cell office:value-type="float" office:value="0">
            <text:p>0</text:p>
          </table:table-cell>
          <table:table-cell office:value-type="float" office:value="93302">
            <text:p>93302</text:p>
          </table:table-cell>
          <table:table-cell office:value-type="float" office:value="275682">
            <text:p>275682</text:p>
          </table:table-cell>
          <table:table-cell office:value-type="float" office:value="46651">
            <text:p>46651</text:p>
          </table:table-cell>
          <table:table-cell office:value-type="float" office:value="581">
            <text:p>581</text:p>
          </table:table-cell>
          <table:table-cell office:value-type="float" office:value="186604">
            <text:p>186604</text:p>
          </table:table-cell>
          <table:table-cell office:value-type="float" office:value="279905">
            <text:p>279905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1188015840">
            <text:p>1188015840</text:p>
          </table:table-cell>
          <table:table-cell office:value-type="float" office:value="279604">
            <text:p>279604</text:p>
          </table:table-cell>
          <table:table-cell office:value-type="float" office:value="621142">
            <text:p>621142</text:p>
          </table:table-cell>
          <table:table-cell office:value-type="float" office:value="51749">
            <text:p>51749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888">
            <text:p>388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888">
            <text:p>3888</text:p>
          </table:table-cell>
          <table:table-cell table:number-columns-repeated="11"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160516">
            <text:p>160516</text:p>
          </table:table-cell>
          <table:table-cell table:number-columns-repeated="4" office:value-type="float" office:value="0">
            <text:p>0</text:p>
          </table:table-cell>
          <table:table-cell office:value-type="float" office:value="279604">
            <text:p>279604</text:p>
          </table:table-cell>
          <table:table-cell office:value-type="float" office:value="0">
            <text:p>0</text:p>
          </table:table-cell>
          <table:table-cell office:value-type="float" office:value="279604">
            <text:p>279604</text:p>
          </table:table-cell>
          <table:table-cell office:value-type="float" office:value="4963">
            <text:p>4963</text:p>
          </table:table-cell>
          <table:table-cell office:value-type="float" office:value="139802">
            <text:p>139802</text:p>
          </table:table-cell>
          <table:table-cell office:value-type="float" office:value="0">
            <text:p>0</text:p>
          </table:table-cell>
          <table:table-cell office:value-type="float" office:value="93202">
            <text:p>93202</text:p>
          </table:table-cell>
          <table:table-cell office:value-type="float" office:value="0">
            <text:p>0</text:p>
          </table:table-cell>
          <table:table-cell office:value-type="float" office:value="93201">
            <text:p>93201</text:p>
          </table:table-cell>
          <table:table-cell office:value-type="float" office:value="279604">
            <text:p>279604</text:p>
          </table:table-cell>
          <table:table-cell office:value-type="float" office:value="46600">
            <text:p>46600</text:p>
          </table:table-cell>
          <table:table-cell office:value-type="float" office:value="594">
            <text:p>594</text:p>
          </table:table-cell>
          <table:table-cell office:value-type="float" office:value="186403">
            <text:p>186403</text:p>
          </table:table-cell>
          <table:table-cell office:value-type="float" office:value="279604">
            <text:p>279604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1189334554">
            <text:p>1189334554</text:p>
          </table:table-cell>
          <table:table-cell office:value-type="float" office:value="279563">
            <text:p>279563</text:p>
          </table:table-cell>
          <table:table-cell office:value-type="float" office:value="623470">
            <text:p>623470</text:p>
          </table:table-cell>
          <table:table-cell office:value-type="float" office:value="51987">
            <text:p>51987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4304">
            <text:p>430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304">
            <text:p>4304</text:p>
          </table:table-cell>
          <table:table-cell table:number-columns-repeated="11" office:value-type="float" office:value="0">
            <text:p>0</text:p>
          </table:table-cell>
          <table:table-cell office:value-type="float" office:value="448">
            <text:p>448</text:p>
          </table:table-cell>
          <table:table-cell office:value-type="float" office:value="162040">
            <text:p>162040</text:p>
          </table:table-cell>
          <table:table-cell table:number-columns-repeated="4" office:value-type="float" office:value="0">
            <text:p>0</text:p>
          </table:table-cell>
          <table:table-cell office:value-type="float" office:value="279563">
            <text:p>279563</text:p>
          </table:table-cell>
          <table:table-cell office:value-type="float" office:value="0">
            <text:p>0</text:p>
          </table:table-cell>
          <table:table-cell office:value-type="float" office:value="279563">
            <text:p>279563</text:p>
          </table:table-cell>
          <table:table-cell office:value-type="float" office:value="4368">
            <text:p>4368</text:p>
          </table:table-cell>
          <table:table-cell office:value-type="float" office:value="139781">
            <text:p>139781</text:p>
          </table:table-cell>
          <table:table-cell office:value-type="float" office:value="0">
            <text:p>0</text:p>
          </table:table-cell>
          <table:table-cell office:value-type="float" office:value="93188">
            <text:p>93188</text:p>
          </table:table-cell>
          <table:table-cell office:value-type="float" office:value="0">
            <text:p>0</text:p>
          </table:table-cell>
          <table:table-cell office:value-type="float" office:value="93187">
            <text:p>93187</text:p>
          </table:table-cell>
          <table:table-cell office:value-type="float" office:value="277484">
            <text:p>277484</text:p>
          </table:table-cell>
          <table:table-cell office:value-type="float" office:value="46594">
            <text:p>46594</text:p>
          </table:table-cell>
          <table:table-cell office:value-type="float" office:value="586">
            <text:p>586</text:p>
          </table:table-cell>
          <table:table-cell office:value-type="float" office:value="186375">
            <text:p>186375</text:p>
          </table:table-cell>
          <table:table-cell office:value-type="float" office:value="279563">
            <text:p>279563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1190553668">
            <text:p>1190553668</text:p>
          </table:table-cell>
          <table:table-cell office:value-type="float" office:value="280761">
            <text:p>280761</text:p>
          </table:table-cell>
          <table:table-cell office:value-type="float" office:value="627009">
            <text:p>627009</text:p>
          </table:table-cell>
          <table:table-cell office:value-type="float" office:value="52133">
            <text:p>52133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4720">
            <text:p>47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720">
            <text:p>4720</text:p>
          </table:table-cell>
          <table:table-cell table:number-columns-repeated="11"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63524">
            <text:p>163524</text:p>
          </table:table-cell>
          <table:table-cell table:number-columns-repeated="4" office:value-type="float" office:value="0">
            <text:p>0</text:p>
          </table:table-cell>
          <table:table-cell office:value-type="float" office:value="280761">
            <text:p>280761</text:p>
          </table:table-cell>
          <table:table-cell office:value-type="float" office:value="0">
            <text:p>0</text:p>
          </table:table-cell>
          <table:table-cell office:value-type="float" office:value="280761">
            <text:p>280761</text:p>
          </table:table-cell>
          <table:table-cell office:value-type="float" office:value="4519">
            <text:p>4519</text:p>
          </table:table-cell>
          <table:table-cell office:value-type="float" office:value="140380">
            <text:p>140380</text:p>
          </table:table-cell>
          <table:table-cell office:value-type="float" office:value="0">
            <text:p>0</text:p>
          </table:table-cell>
          <table:table-cell office:value-type="float" office:value="93587">
            <text:p>93587</text:p>
          </table:table-cell>
          <table:table-cell office:value-type="float" office:value="0">
            <text:p>0</text:p>
          </table:table-cell>
          <table:table-cell office:value-type="float" office:value="93586">
            <text:p>93586</text:p>
          </table:table-cell>
          <table:table-cell office:value-type="float" office:value="269875">
            <text:p>269875</text:p>
          </table:table-cell>
          <table:table-cell office:value-type="float" office:value="46793">
            <text:p>46793</text:p>
          </table:table-cell>
          <table:table-cell office:value-type="float" office:value="654">
            <text:p>654</text:p>
          </table:table-cell>
          <table:table-cell office:value-type="float" office:value="187173">
            <text:p>187173</text:p>
          </table:table-cell>
          <table:table-cell office:value-type="float" office:value="280761">
            <text:p>280761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1191733026">
            <text:p>1191733026</text:p>
          </table:table-cell>
          <table:table-cell office:value-type="float" office:value="281633">
            <text:p>281633</text:p>
          </table:table-cell>
          <table:table-cell office:value-type="float" office:value="618469">
            <text:p>618469</text:p>
          </table:table-cell>
          <table:table-cell office:value-type="float" office:value="53215">
            <text:p>53215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5136">
            <text:p>513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136">
            <text:p>5136</text:p>
          </table:table-cell>
          <table:table-cell table:number-columns-repeated="11"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float" office:value="164656">
            <text:p>164656</text:p>
          </table:table-cell>
          <table:table-cell table:number-columns-repeated="4" office:value-type="float" office:value="0">
            <text:p>0</text:p>
          </table:table-cell>
          <table:table-cell office:value-type="float" office:value="281633">
            <text:p>281633</text:p>
          </table:table-cell>
          <table:table-cell office:value-type="float" office:value="0">
            <text:p>0</text:p>
          </table:table-cell>
          <table:table-cell office:value-type="float" office:value="281633">
            <text:p>281633</text:p>
          </table:table-cell>
          <table:table-cell office:value-type="float" office:value="4441">
            <text:p>4441</text:p>
          </table:table-cell>
          <table:table-cell office:value-type="float" office:value="140816">
            <text:p>140816</text:p>
          </table:table-cell>
          <table:table-cell office:value-type="float" office:value="0">
            <text:p>0</text:p>
          </table:table-cell>
          <table:table-cell office:value-type="float" office:value="93878">
            <text:p>93878</text:p>
          </table:table-cell>
          <table:table-cell office:value-type="float" office:value="0">
            <text:p>0</text:p>
          </table:table-cell>
          <table:table-cell office:value-type="float" office:value="93877">
            <text:p>93877</text:p>
          </table:table-cell>
          <table:table-cell office:value-type="float" office:value="281633">
            <text:p>281633</text:p>
          </table:table-cell>
          <table:table-cell office:value-type="float" office:value="46939">
            <text:p>46939</text:p>
          </table:table-cell>
          <table:table-cell office:value-type="float" office:value="630">
            <text:p>630</text:p>
          </table:table-cell>
          <table:table-cell office:value-type="float" office:value="187755">
            <text:p>187755</text:p>
          </table:table-cell>
          <table:table-cell office:value-type="float" office:value="281633">
            <text:p>281633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1193030854">
            <text:p>1193030854</text:p>
          </table:table-cell>
          <table:table-cell office:value-type="float" office:value="283410">
            <text:p>283410</text:p>
          </table:table-cell>
          <table:table-cell office:value-type="float" office:value="625879">
            <text:p>625879</text:p>
          </table:table-cell>
          <table:table-cell office:value-type="float" office:value="53242">
            <text:p>53242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5920">
            <text:p>59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920">
            <text:p>5920</text:p>
          </table:table-cell>
          <table:table-cell table:number-columns-repeated="11" office:value-type="float" office:value="0">
            <text:p>0</text:p>
          </table:table-cell>
          <table:table-cell office:value-type="float" office:value="640">
            <text:p>640</text:p>
          </table:table-cell>
          <table:table-cell office:value-type="float" office:value="186760">
            <text:p>186760</text:p>
          </table:table-cell>
          <table:table-cell table:number-columns-repeated="4" office:value-type="float" office:value="0">
            <text:p>0</text:p>
          </table:table-cell>
          <table:table-cell office:value-type="float" office:value="283410">
            <text:p>283410</text:p>
          </table:table-cell>
          <table:table-cell office:value-type="float" office:value="0">
            <text:p>0</text:p>
          </table:table-cell>
          <table:table-cell office:value-type="float" office:value="283410">
            <text:p>283410</text:p>
          </table:table-cell>
          <table:table-cell office:value-type="float" office:value="5008">
            <text:p>5008</text:p>
          </table:table-cell>
          <table:table-cell office:value-type="float" office:value="141705">
            <text:p>141705</text:p>
          </table:table-cell>
          <table:table-cell office:value-type="float" office:value="0">
            <text:p>0</text:p>
          </table:table-cell>
          <table:table-cell office:value-type="float" office:value="94470">
            <text:p>94470</text:p>
          </table:table-cell>
          <table:table-cell office:value-type="float" office:value="1892">
            <text:p>1892</text:p>
          </table:table-cell>
          <table:table-cell office:value-type="float" office:value="94470">
            <text:p>94470</text:p>
          </table:table-cell>
          <table:table-cell office:value-type="float" office:value="276454">
            <text:p>276454</text:p>
          </table:table-cell>
          <table:table-cell office:value-type="float" office:value="47235">
            <text:p>47235</text:p>
          </table:table-cell>
          <table:table-cell office:value-type="float" office:value="751">
            <text:p>751</text:p>
          </table:table-cell>
          <table:table-cell office:value-type="float" office:value="188939">
            <text:p>188939</text:p>
          </table:table-cell>
          <table:table-cell office:value-type="float" office:value="283410">
            <text:p>283410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1194253512">
            <text:p>1194253512</text:p>
          </table:table-cell>
          <table:table-cell office:value-type="float" office:value="279555">
            <text:p>279555</text:p>
          </table:table-cell>
          <table:table-cell office:value-type="float" office:value="620666">
            <text:p>620666</text:p>
          </table:table-cell>
          <table:table-cell office:value-type="float" office:value="52849">
            <text:p>52849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6672">
            <text:p>667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672">
            <text:p>6672</text:p>
          </table:table-cell>
          <table:table-cell table:number-columns-repeated="11"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float" office:value="81436">
            <text:p>81436</text:p>
          </table:table-cell>
          <table:table-cell table:number-columns-repeated="4" office:value-type="float" office:value="0">
            <text:p>0</text:p>
          </table:table-cell>
          <table:table-cell office:value-type="float" office:value="279555">
            <text:p>279555</text:p>
          </table:table-cell>
          <table:table-cell office:value-type="float" office:value="0">
            <text:p>0</text:p>
          </table:table-cell>
          <table:table-cell office:value-type="float" office:value="279555">
            <text:p>279555</text:p>
          </table:table-cell>
          <table:table-cell office:value-type="float" office:value="4438">
            <text:p>4438</text:p>
          </table:table-cell>
          <table:table-cell office:value-type="float" office:value="139777">
            <text:p>139777</text:p>
          </table:table-cell>
          <table:table-cell office:value-type="float" office:value="0">
            <text:p>0</text:p>
          </table:table-cell>
          <table:table-cell office:value-type="float" office:value="93185">
            <text:p>93185</text:p>
          </table:table-cell>
          <table:table-cell office:value-type="float" office:value="0">
            <text:p>0</text:p>
          </table:table-cell>
          <table:table-cell office:value-type="float" office:value="93184">
            <text:p>93184</text:p>
          </table:table-cell>
          <table:table-cell office:value-type="float" office:value="278704">
            <text:p>278704</text:p>
          </table:table-cell>
          <table:table-cell office:value-type="float" office:value="46592">
            <text:p>46592</text:p>
          </table:table-cell>
          <table:table-cell office:value-type="float" office:value="644">
            <text:p>644</text:p>
          </table:table-cell>
          <table:table-cell office:value-type="float" office:value="186369">
            <text:p>186369</text:p>
          </table:table-cell>
          <table:table-cell office:value-type="float" office:value="279555">
            <text:p>279555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1195452963">
            <text:p>1195452963</text:p>
          </table:table-cell>
          <table:table-cell office:value-type="float" office:value="278758">
            <text:p>278758</text:p>
          </table:table-cell>
          <table:table-cell office:value-type="float" office:value="622364">
            <text:p>622364</text:p>
          </table:table-cell>
          <table:table-cell office:value-type="float" office:value="53116">
            <text:p>53116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7440">
            <text:p>74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440">
            <text:p>7440</text:p>
          </table:table-cell>
          <table:table-cell table:number-columns-repeated="11" office:value-type="float" office:value="0">
            <text:p>0</text:p>
          </table:table-cell>
          <table:table-cell office:value-type="float" office:value="768">
            <text:p>768</text:p>
          </table:table-cell>
          <table:table-cell office:value-type="float" office:value="77052">
            <text:p>77052</text:p>
          </table:table-cell>
          <table:table-cell table:number-columns-repeated="4" office:value-type="float" office:value="0">
            <text:p>0</text:p>
          </table:table-cell>
          <table:table-cell office:value-type="float" office:value="278758">
            <text:p>278758</text:p>
          </table:table-cell>
          <table:table-cell office:value-type="float" office:value="0">
            <text:p>0</text:p>
          </table:table-cell>
          <table:table-cell office:value-type="float" office:value="278758">
            <text:p>278758</text:p>
          </table:table-cell>
          <table:table-cell office:value-type="float" office:value="4741">
            <text:p>4741</text:p>
          </table:table-cell>
          <table:table-cell office:value-type="float" office:value="139379">
            <text:p>139379</text:p>
          </table:table-cell>
          <table:table-cell office:value-type="float" office:value="0">
            <text:p>0</text:p>
          </table:table-cell>
          <table:table-cell office:value-type="float" office:value="92920">
            <text:p>92920</text:p>
          </table:table-cell>
          <table:table-cell office:value-type="float" office:value="0">
            <text:p>0</text:p>
          </table:table-cell>
          <table:table-cell office:value-type="float" office:value="92919">
            <text:p>92919</text:p>
          </table:table-cell>
          <table:table-cell office:value-type="float" office:value="275702">
            <text:p>275702</text:p>
          </table:table-cell>
          <table:table-cell office:value-type="float" office:value="46459">
            <text:p>46459</text:p>
          </table:table-cell>
          <table:table-cell office:value-type="float" office:value="649">
            <text:p>649</text:p>
          </table:table-cell>
          <table:table-cell office:value-type="float" office:value="185838">
            <text:p>185838</text:p>
          </table:table-cell>
          <table:table-cell office:value-type="float" office:value="278758">
            <text:p>278758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1196891914">
            <text:p>1196891914</text:p>
          </table:table-cell>
          <table:table-cell office:value-type="float" office:value="286321">
            <text:p>286321</text:p>
          </table:table-cell>
          <table:table-cell office:value-type="float" office:value="628547">
            <text:p>628547</text:p>
          </table:table-cell>
          <table:table-cell office:value-type="float" office:value="53202">
            <text:p>53202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7920">
            <text:p>79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920">
            <text:p>7920</text:p>
          </table:table-cell>
          <table:table-cell table:number-columns-repeated="11" office:value-type="float" office:value="0">
            <text:p>0</text:p>
          </table:table-cell>
          <table:table-cell office:value-type="float" office:value="832">
            <text:p>832</text:p>
          </table:table-cell>
          <table:table-cell office:value-type="float" office:value="165968">
            <text:p>165968</text:p>
          </table:table-cell>
          <table:table-cell table:number-columns-repeated="4" office:value-type="float" office:value="0">
            <text:p>0</text:p>
          </table:table-cell>
          <table:table-cell office:value-type="float" office:value="286321">
            <text:p>286321</text:p>
          </table:table-cell>
          <table:table-cell office:value-type="float" office:value="0">
            <text:p>0</text:p>
          </table:table-cell>
          <table:table-cell office:value-type="float" office:value="286321">
            <text:p>286321</text:p>
          </table:table-cell>
          <table:table-cell office:value-type="float" office:value="4810">
            <text:p>4810</text:p>
          </table:table-cell>
          <table:table-cell office:value-type="float" office:value="143160">
            <text:p>143160</text:p>
          </table:table-cell>
          <table:table-cell office:value-type="float" office:value="0">
            <text:p>0</text:p>
          </table:table-cell>
          <table:table-cell office:value-type="float" office:value="95440">
            <text:p>95440</text:p>
          </table:table-cell>
          <table:table-cell office:value-type="float" office:value="2291">
            <text:p>2291</text:p>
          </table:table-cell>
          <table:table-cell office:value-type="float" office:value="95440">
            <text:p>95440</text:p>
          </table:table-cell>
          <table:table-cell office:value-type="float" office:value="283545">
            <text:p>283545</text:p>
          </table:table-cell>
          <table:table-cell office:value-type="float" office:value="47720">
            <text:p>47720</text:p>
          </table:table-cell>
          <table:table-cell office:value-type="float" office:value="775">
            <text:p>775</text:p>
          </table:table-cell>
          <table:table-cell office:value-type="float" office:value="190880">
            <text:p>190880</text:p>
          </table:table-cell>
          <table:table-cell office:value-type="float" office:value="286321">
            <text:p>286321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198023816">
            <text:p>1198023816</text:p>
          </table:table-cell>
          <table:table-cell office:value-type="float" office:value="281761">
            <text:p>281761</text:p>
          </table:table-cell>
          <table:table-cell office:value-type="float" office:value="623099">
            <text:p>623099</text:p>
          </table:table-cell>
          <table:table-cell office:value-type="float" office:value="53768">
            <text:p>53768</text:p>
          </table:table-cell>
          <table:table-cell table:number-columns-repeated="3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8400">
            <text:p>84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400">
            <text:p>8400</text:p>
          </table:table-cell>
          <table:table-cell table:number-columns-repeated="11" office:value-type="float" office:value="0">
            <text:p>0</text:p>
          </table:table-cell>
          <table:table-cell office:value-type="float" office:value="896">
            <text:p>896</text:p>
          </table:table-cell>
          <table:table-cell office:value-type="float" office:value="165400">
            <text:p>165400</text:p>
          </table:table-cell>
          <table:table-cell table:number-columns-repeated="4" office:value-type="float" office:value="0">
            <text:p>0</text:p>
          </table:table-cell>
          <table:table-cell office:value-type="float" office:value="281761">
            <text:p>281761</text:p>
          </table:table-cell>
          <table:table-cell office:value-type="float" office:value="0">
            <text:p>0</text:p>
          </table:table-cell>
          <table:table-cell office:value-type="float" office:value="281761">
            <text:p>281761</text:p>
          </table:table-cell>
          <table:table-cell office:value-type="float" office:value="4773">
            <text:p>4773</text:p>
          </table:table-cell>
          <table:table-cell office:value-type="float" office:value="140880">
            <text:p>140880</text:p>
          </table:table-cell>
          <table:table-cell office:value-type="float" office:value="0">
            <text:p>0</text:p>
          </table:table-cell>
          <table:table-cell office:value-type="float" office:value="93920">
            <text:p>93920</text:p>
          </table:table-cell>
          <table:table-cell office:value-type="float" office:value="0">
            <text:p>0</text:p>
          </table:table-cell>
          <table:table-cell office:value-type="float" office:value="93920">
            <text:p>93920</text:p>
          </table:table-cell>
          <table:table-cell office:value-type="float" office:value="277382">
            <text:p>277382</text:p>
          </table:table-cell>
          <table:table-cell office:value-type="float" office:value="46960">
            <text:p>46960</text:p>
          </table:table-cell>
          <table:table-cell office:value-type="float" office:value="672">
            <text:p>672</text:p>
          </table:table-cell>
          <table:table-cell office:value-type="float" office:value="187840">
            <text:p>187840</text:p>
          </table:table-cell>
          <table:table-cell office:value-type="float" office:value="281761">
            <text:p>281761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1199244478">
            <text:p>1199244478</text:p>
          </table:table-cell>
          <table:table-cell office:value-type="float" office:value="281089">
            <text:p>281089</text:p>
          </table:table-cell>
          <table:table-cell office:value-type="float" office:value="627694">
            <text:p>627694</text:p>
          </table:table-cell>
          <table:table-cell office:value-type="float" office:value="53185">
            <text:p>53185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8928">
            <text:p>892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928">
            <text:p>8928</text:p>
          </table:table-cell>
          <table:table-cell table:number-columns-repeated="11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65732">
            <text:p>165732</text:p>
          </table:table-cell>
          <table:table-cell table:number-columns-repeated="4" office:value-type="float" office:value="0">
            <text:p>0</text:p>
          </table:table-cell>
          <table:table-cell office:value-type="float" office:value="281089">
            <text:p>281089</text:p>
          </table:table-cell>
          <table:table-cell office:value-type="float" office:value="0">
            <text:p>0</text:p>
          </table:table-cell>
          <table:table-cell office:value-type="float" office:value="281089">
            <text:p>281089</text:p>
          </table:table-cell>
          <table:table-cell office:value-type="float" office:value="4469">
            <text:p>4469</text:p>
          </table:table-cell>
          <table:table-cell office:value-type="float" office:value="140545">
            <text:p>140545</text:p>
          </table:table-cell>
          <table:table-cell office:value-type="float" office:value="0">
            <text:p>0</text:p>
          </table:table-cell>
          <table:table-cell office:value-type="float" office:value="93696">
            <text:p>93696</text:p>
          </table:table-cell>
          <table:table-cell office:value-type="float" office:value="0">
            <text:p>0</text:p>
          </table:table-cell>
          <table:table-cell office:value-type="float" office:value="93696">
            <text:p>93696</text:p>
          </table:table-cell>
          <table:table-cell office:value-type="float" office:value="135484">
            <text:p>135484</text:p>
          </table:table-cell>
          <table:table-cell office:value-type="float" office:value="46848">
            <text:p>46848</text:p>
          </table:table-cell>
          <table:table-cell office:value-type="float" office:value="670">
            <text:p>670</text:p>
          </table:table-cell>
          <table:table-cell office:value-type="float" office:value="187393">
            <text:p>187393</text:p>
          </table:table-cell>
          <table:table-cell office:value-type="float" office:value="281089">
            <text:p>281089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1200543379">
            <text:p>1200543379</text:p>
          </table:table-cell>
          <table:table-cell office:value-type="float" office:value="301774">
            <text:p>301774</text:p>
          </table:table-cell>
          <table:table-cell office:value-type="float" office:value="637816">
            <text:p>637816</text:p>
          </table:table-cell>
          <table:table-cell office:value-type="float" office:value="54462">
            <text:p>54462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9616">
            <text:p>961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616">
            <text:p>9616</text:p>
          </table:table-cell>
          <table:table-cell table:number-columns-repeated="11"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166108">
            <text:p>166108</text:p>
          </table:table-cell>
          <table:table-cell table:number-columns-repeated="4" office:value-type="float" office:value="0">
            <text:p>0</text:p>
          </table:table-cell>
          <table:table-cell office:value-type="float" office:value="301774">
            <text:p>301774</text:p>
          </table:table-cell>
          <table:table-cell office:value-type="float" office:value="0">
            <text:p>0</text:p>
          </table:table-cell>
          <table:table-cell office:value-type="float" office:value="301774">
            <text:p>301774</text:p>
          </table:table-cell>
          <table:table-cell office:value-type="float" office:value="4902">
            <text:p>4902</text:p>
          </table:table-cell>
          <table:table-cell office:value-type="float" office:value="150887">
            <text:p>150887</text:p>
          </table:table-cell>
          <table:table-cell office:value-type="float" office:value="0">
            <text:p>0</text:p>
          </table:table-cell>
          <table:table-cell office:value-type="float" office:value="100591">
            <text:p>100591</text:p>
          </table:table-cell>
          <table:table-cell office:value-type="float" office:value="0">
            <text:p>0</text:p>
          </table:table-cell>
          <table:table-cell office:value-type="float" office:value="100591">
            <text:p>100591</text:p>
          </table:table-cell>
          <table:table-cell office:value-type="float" office:value="280990">
            <text:p>280990</text:p>
          </table:table-cell>
          <table:table-cell office:value-type="float" office:value="50295">
            <text:p>50295</text:p>
          </table:table-cell>
          <table:table-cell office:value-type="float" office:value="884">
            <text:p>884</text:p>
          </table:table-cell>
          <table:table-cell office:value-type="float" office:value="201183">
            <text:p>201183</text:p>
          </table:table-cell>
          <table:table-cell office:value-type="float" office:value="301774">
            <text:p>301774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1201883155">
            <text:p>1201883155</text:p>
          </table:table-cell>
          <table:table-cell office:value-type="float" office:value="281682">
            <text:p>281682</text:p>
          </table:table-cell>
          <table:table-cell office:value-type="float" office:value="621162">
            <text:p>621162</text:p>
          </table:table-cell>
          <table:table-cell office:value-type="float" office:value="53376">
            <text:p>53376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0297">
            <text:p>1029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0297">
            <text:p>10297</text:p>
          </table:table-cell>
          <table:table-cell table:number-columns-repeated="11" office:value-type="float" office:value="0">
            <text:p>0</text:p>
          </table:table-cell>
          <table:table-cell office:value-type="float" office:value="1088">
            <text:p>1088</text:p>
          </table:table-cell>
          <table:table-cell office:value-type="float" office:value="166412">
            <text:p>166412</text:p>
          </table:table-cell>
          <table:table-cell table:number-columns-repeated="4" office:value-type="float" office:value="0">
            <text:p>0</text:p>
          </table:table-cell>
          <table:table-cell office:value-type="float" office:value="281682">
            <text:p>281682</text:p>
          </table:table-cell>
          <table:table-cell office:value-type="float" office:value="0">
            <text:p>0</text:p>
          </table:table-cell>
          <table:table-cell office:value-type="float" office:value="281682">
            <text:p>281682</text:p>
          </table:table-cell>
          <table:table-cell office:value-type="float" office:value="4550">
            <text:p>4550</text:p>
          </table:table-cell>
          <table:table-cell office:value-type="float" office:value="140841">
            <text:p>140841</text:p>
          </table:table-cell>
          <table:table-cell office:value-type="float" office:value="0">
            <text:p>0</text:p>
          </table:table-cell>
          <table:table-cell office:value-type="float" office:value="93894">
            <text:p>93894</text:p>
          </table:table-cell>
          <table:table-cell office:value-type="float" office:value="0">
            <text:p>0</text:p>
          </table:table-cell>
          <table:table-cell office:value-type="float" office:value="93894">
            <text:p>93894</text:p>
          </table:table-cell>
          <table:table-cell office:value-type="float" office:value="278787">
            <text:p>278787</text:p>
          </table:table-cell>
          <table:table-cell office:value-type="float" office:value="46947">
            <text:p>46947</text:p>
          </table:table-cell>
          <table:table-cell office:value-type="float" office:value="673">
            <text:p>673</text:p>
          </table:table-cell>
          <table:table-cell office:value-type="float" office:value="187788">
            <text:p>187788</text:p>
          </table:table-cell>
          <table:table-cell office:value-type="float" office:value="281682">
            <text:p>281682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1203107269">
            <text:p>1203107269</text:p>
          </table:table-cell>
          <table:table-cell office:value-type="float" office:value="287031">
            <text:p>287031</text:p>
          </table:table-cell>
          <table:table-cell office:value-type="float" office:value="637773">
            <text:p>637773</text:p>
          </table:table-cell>
          <table:table-cell office:value-type="float" office:value="53320">
            <text:p>53320</text:p>
          </table:table-cell>
          <table:table-cell table:number-columns-repeated="3" office:value-type="float" office:value="0">
            <text:p>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0976">
            <text:p>1097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0976">
            <text:p>10976</text:p>
          </table:table-cell>
          <table:table-cell table:number-columns-repeated="11" office:value-type="float" office:value="0">
            <text:p>0</text:p>
          </table:table-cell>
          <table:table-cell office:value-type="float" office:value="1152">
            <text:p>1152</text:p>
          </table:table-cell>
          <table:table-cell office:value-type="float" office:value="82076">
            <text:p>82076</text:p>
          </table:table-cell>
          <table:table-cell table:number-columns-repeated="4" office:value-type="float" office:value="0">
            <text:p>0</text:p>
          </table:table-cell>
          <table:table-cell office:value-type="float" office:value="287031">
            <text:p>287031</text:p>
          </table:table-cell>
          <table:table-cell office:value-type="float" office:value="0">
            <text:p>0</text:p>
          </table:table-cell>
          <table:table-cell office:value-type="float" office:value="287031">
            <text:p>287031</text:p>
          </table:table-cell>
          <table:table-cell office:value-type="float" office:value="4520">
            <text:p>4520</text:p>
          </table:table-cell>
          <table:table-cell office:value-type="float" office:value="143515">
            <text:p>143515</text:p>
          </table:table-cell>
          <table:table-cell office:value-type="float" office:value="0">
            <text:p>0</text:p>
          </table:table-cell>
          <table:table-cell office:value-type="float" office:value="95677">
            <text:p>95677</text:p>
          </table:table-cell>
          <table:table-cell office:value-type="float" office:value="0">
            <text:p>0</text:p>
          </table:table-cell>
          <table:table-cell office:value-type="float" office:value="95677">
            <text:p>95677</text:p>
          </table:table-cell>
          <table:table-cell office:value-type="float" office:value="281075">
            <text:p>281075</text:p>
          </table:table-cell>
          <table:table-cell office:value-type="float" office:value="47839">
            <text:p>47839</text:p>
          </table:table-cell>
          <table:table-cell office:value-type="float" office:value="681">
            <text:p>681</text:p>
          </table:table-cell>
          <table:table-cell office:value-type="float" office:value="191354">
            <text:p>191354</text:p>
          </table:table-cell>
          <table:table-cell office:value-type="float" office:value="287031">
            <text:p>287031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1204496970">
            <text:p>1204496970</text:p>
          </table:table-cell>
          <table:table-cell office:value-type="float" office:value="293268">
            <text:p>293268</text:p>
          </table:table-cell>
          <table:table-cell office:value-type="float" office:value="628180">
            <text:p>628180</text:p>
          </table:table-cell>
          <table:table-cell office:value-type="float" office:value="54556">
            <text:p>54556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1458">
            <text:p>1145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1458">
            <text:p>11458</text:p>
          </table:table-cell>
          <table:table-cell table:number-columns-repeated="11" office:value-type="float" office:value="0">
            <text:p>0</text:p>
          </table:table-cell>
          <table:table-cell office:value-type="float" office:value="1216">
            <text:p>1216</text:p>
          </table:table-cell>
          <table:table-cell office:value-type="float" office:value="165768">
            <text:p>165768</text:p>
          </table:table-cell>
          <table:table-cell table:number-columns-repeated="4" office:value-type="float" office:value="0">
            <text:p>0</text:p>
          </table:table-cell>
          <table:table-cell office:value-type="float" office:value="293268">
            <text:p>293268</text:p>
          </table:table-cell>
          <table:table-cell office:value-type="float" office:value="0">
            <text:p>0</text:p>
          </table:table-cell>
          <table:table-cell office:value-type="float" office:value="293268">
            <text:p>293268</text:p>
          </table:table-cell>
          <table:table-cell office:value-type="float" office:value="4820">
            <text:p>4820</text:p>
          </table:table-cell>
          <table:table-cell office:value-type="float" office:value="146634">
            <text:p>146634</text:p>
          </table:table-cell>
          <table:table-cell office:value-type="float" office:value="0">
            <text:p>0</text:p>
          </table:table-cell>
          <table:table-cell office:value-type="float" office:value="97756">
            <text:p>97756</text:p>
          </table:table-cell>
          <table:table-cell office:value-type="float" office:value="0">
            <text:p>0</text:p>
          </table:table-cell>
          <table:table-cell office:value-type="float" office:value="97756">
            <text:p>97756</text:p>
          </table:table-cell>
          <table:table-cell office:value-type="float" office:value="282009">
            <text:p>282009</text:p>
          </table:table-cell>
          <table:table-cell office:value-type="float" office:value="48878">
            <text:p>48878</text:p>
          </table:table-cell>
          <table:table-cell office:value-type="float" office:value="885">
            <text:p>885</text:p>
          </table:table-cell>
          <table:table-cell office:value-type="float" office:value="195512">
            <text:p>195512</text:p>
          </table:table-cell>
          <table:table-cell office:value-type="float" office:value="293268">
            <text:p>293268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1205655551">
            <text:p>1205655551</text:p>
          </table:table-cell>
          <table:table-cell office:value-type="float" office:value="302563">
            <text:p>302563</text:p>
          </table:table-cell>
          <table:table-cell office:value-type="float" office:value="655637">
            <text:p>655637</text:p>
          </table:table-cell>
          <table:table-cell office:value-type="float" office:value="53911">
            <text:p>53911</text:p>
          </table:table-cell>
          <table:table-cell table:number-columns-repeated="3"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2125">
            <text:p>121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2125">
            <text:p>12125</text:p>
          </table:table-cell>
          <table:table-cell table:number-columns-repeated="11" office:value-type="float" office:value="0">
            <text:p>0</text:p>
          </table:table-cell>
          <table:table-cell office:value-type="float" office:value="1280">
            <text:p>1280</text:p>
          </table:table-cell>
          <table:table-cell office:value-type="float" office:value="82744">
            <text:p>82744</text:p>
          </table:table-cell>
          <table:table-cell table:number-columns-repeated="4" office:value-type="float" office:value="0">
            <text:p>0</text:p>
          </table:table-cell>
          <table:table-cell office:value-type="float" office:value="302563">
            <text:p>302563</text:p>
          </table:table-cell>
          <table:table-cell office:value-type="float" office:value="0">
            <text:p>0</text:p>
          </table:table-cell>
          <table:table-cell office:value-type="float" office:value="302563">
            <text:p>302563</text:p>
          </table:table-cell>
          <table:table-cell office:value-type="float" office:value="4816">
            <text:p>4816</text:p>
          </table:table-cell>
          <table:table-cell office:value-type="float" office:value="151281">
            <text:p>151281</text:p>
          </table:table-cell>
          <table:table-cell office:value-type="float" office:value="0">
            <text:p>0</text:p>
          </table:table-cell>
          <table:table-cell office:value-type="float" office:value="100854">
            <text:p>100854</text:p>
          </table:table-cell>
          <table:table-cell office:value-type="float" office:value="0">
            <text:p>0</text:p>
          </table:table-cell>
          <table:table-cell office:value-type="float" office:value="100854">
            <text:p>100854</text:p>
          </table:table-cell>
          <table:table-cell office:value-type="float" office:value="0">
            <text:p>0</text:p>
          </table:table-cell>
          <table:table-cell office:value-type="float" office:value="50427">
            <text:p>50427</text:p>
          </table:table-cell>
          <table:table-cell office:value-type="float" office:value="694">
            <text:p>694</text:p>
          </table:table-cell>
          <table:table-cell office:value-type="float" office:value="201709">
            <text:p>201709</text:p>
          </table:table-cell>
          <table:table-cell office:value-type="float" office:value="302563">
            <text:p>302563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1206829921">
            <text:p>1206829921</text:p>
          </table:table-cell>
          <table:table-cell office:value-type="float" office:value="287034">
            <text:p>287034</text:p>
          </table:table-cell>
          <table:table-cell office:value-type="float" office:value="642170">
            <text:p>642170</text:p>
          </table:table-cell>
          <table:table-cell office:value-type="float" office:value="53726">
            <text:p>53726</text:p>
          </table:table-cell>
          <table:table-cell table:number-columns-repeated="3"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2874">
            <text:p>12874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 office:value-type="float" office:value="12874">
            <text:p>12874</text:p>
          </table:table-cell>
          <table:table-cell table:number-columns-repeated="11" office:value-type="float" office:value="0">
            <text:p>0</text:p>
          </table:table-cell>
          <table:table-cell office:value-type="float" office:value="1344">
            <text:p>1344</text:p>
          </table:table-cell>
          <table:table-cell office:value-type="float" office:value="81200">
            <text:p>81200</text:p>
          </table:table-cell>
          <table:table-cell table:number-columns-repeated="4" office:value-type="float" office:value="0">
            <text:p>0</text:p>
          </table:table-cell>
          <table:table-cell office:value-type="float" office:value="287034">
            <text:p>287034</text:p>
          </table:table-cell>
          <table:table-cell office:value-type="float" office:value="0">
            <text:p>0</text:p>
          </table:table-cell>
          <table:table-cell office:value-type="float" office:value="287034">
            <text:p>287034</text:p>
          </table:table-cell>
          <table:table-cell office:value-type="float" office:value="4800">
            <text:p>4800</text:p>
          </table:table-cell>
          <table:table-cell office:value-type="float" office:value="143517">
            <text:p>143517</text:p>
          </table:table-cell>
          <table:table-cell office:value-type="float" office:value="0">
            <text:p>0</text:p>
          </table:table-cell>
          <table:table-cell office:value-type="float" office:value="95678">
            <text:p>95678</text:p>
          </table:table-cell>
          <table:table-cell office:value-type="float" office:value="0">
            <text:p>0</text:p>
          </table:table-cell>
          <table:table-cell office:value-type="float" office:value="95678">
            <text:p>95678</text:p>
          </table:table-cell>
          <table:table-cell office:value-type="float" office:value="281181">
            <text:p>281181</text:p>
          </table:table-cell>
          <table:table-cell office:value-type="float" office:value="47839">
            <text:p>47839</text:p>
          </table:table-cell>
          <table:table-cell office:value-type="float" office:value="725">
            <text:p>725</text:p>
          </table:table-cell>
          <table:table-cell office:value-type="float" office:value="191356">
            <text:p>191356</text:p>
          </table:table-cell>
          <table:table-cell office:value-type="float" office:value="287034">
            <text:p>287034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1208075185">
            <text:p>1208075185</text:p>
          </table:table-cell>
          <table:table-cell office:value-type="float" office:value="285763">
            <text:p>285763</text:p>
          </table:table-cell>
          <table:table-cell office:value-type="float" office:value="642640">
            <text:p>642640</text:p>
          </table:table-cell>
          <table:table-cell office:value-type="float" office:value="53908">
            <text:p>53908</text:p>
          </table:table-cell>
          <table:table-cell table:number-columns-repeated="3"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3676">
            <text:p>1367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3676">
            <text:p>13676</text:p>
          </table:table-cell>
          <table:table-cell table:number-columns-repeated="11" office:value-type="float" office:value="0">
            <text:p>0</text:p>
          </table:table-cell>
          <table:table-cell office:value-type="float" office:value="1408">
            <text:p>1408</text:p>
          </table:table-cell>
          <table:table-cell office:value-type="float" office:value="163888">
            <text:p>163888</text:p>
          </table:table-cell>
          <table:table-cell table:number-columns-repeated="4" office:value-type="float" office:value="0">
            <text:p>0</text:p>
          </table:table-cell>
          <table:table-cell office:value-type="float" office:value="285763">
            <text:p>285763</text:p>
          </table:table-cell>
          <table:table-cell office:value-type="float" office:value="0">
            <text:p>0</text:p>
          </table:table-cell>
          <table:table-cell office:value-type="float" office:value="285763">
            <text:p>285763</text:p>
          </table:table-cell>
          <table:table-cell office:value-type="float" office:value="4953">
            <text:p>4953</text:p>
          </table:table-cell>
          <table:table-cell office:value-type="float" office:value="142882">
            <text:p>142882</text:p>
          </table:table-cell>
          <table:table-cell office:value-type="float" office:value="0">
            <text:p>0</text:p>
          </table:table-cell>
          <table:table-cell office:value-type="float" office:value="95255">
            <text:p>95255</text:p>
          </table:table-cell>
          <table:table-cell office:value-type="float" office:value="0">
            <text:p>0</text:p>
          </table:table-cell>
          <table:table-cell office:value-type="float" office:value="95254">
            <text:p>95254</text:p>
          </table:table-cell>
          <table:table-cell office:value-type="float" office:value="281228">
            <text:p>281228</text:p>
          </table:table-cell>
          <table:table-cell office:value-type="float" office:value="47627">
            <text:p>47627</text:p>
          </table:table-cell>
          <table:table-cell office:value-type="float" office:value="837">
            <text:p>837</text:p>
          </table:table-cell>
          <table:table-cell office:value-type="float" office:value="190509">
            <text:p>190509</text:p>
          </table:table-cell>
          <table:table-cell office:value-type="float" office:value="285763">
            <text:p>285763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1209494744">
            <text:p>1209494744</text:p>
          </table:table-cell>
          <table:table-cell office:value-type="float" office:value="284677">
            <text:p>284677</text:p>
          </table:table-cell>
          <table:table-cell office:value-type="float" office:value="631582">
            <text:p>631582</text:p>
          </table:table-cell>
          <table:table-cell office:value-type="float" office:value="53761">
            <text:p>53761</text:p>
          </table:table-cell>
          <table:table-cell table:number-columns-repeated="3" office:value-type="float" office:value="0">
            <text:p>0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4523">
            <text:p>14523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table:number-columns-repeated="2" office:value-type="float" office:value="14523">
            <text:p>14523</text:p>
          </table:table-cell>
          <table:table-cell table:number-columns-repeated="11" office:value-type="float" office:value="0">
            <text:p>0</text:p>
          </table:table-cell>
          <table:table-cell office:value-type="float" office:value="1472">
            <text:p>1472</text:p>
          </table:table-cell>
          <table:table-cell office:value-type="float" office:value="165568">
            <text:p>165568</text:p>
          </table:table-cell>
          <table:table-cell table:number-columns-repeated="4" office:value-type="float" office:value="0">
            <text:p>0</text:p>
          </table:table-cell>
          <table:table-cell office:value-type="float" office:value="284677">
            <text:p>284677</text:p>
          </table:table-cell>
          <table:table-cell office:value-type="float" office:value="0">
            <text:p>0</text:p>
          </table:table-cell>
          <table:table-cell office:value-type="float" office:value="284677">
            <text:p>284677</text:p>
          </table:table-cell>
          <table:table-cell office:value-type="float" office:value="4501">
            <text:p>4501</text:p>
          </table:table-cell>
          <table:table-cell office:value-type="float" office:value="142338">
            <text:p>142338</text:p>
          </table:table-cell>
          <table:table-cell office:value-type="float" office:value="0">
            <text:p>0</text:p>
          </table:table-cell>
          <table:table-cell office:value-type="float" office:value="94892">
            <text:p>94892</text:p>
          </table:table-cell>
          <table:table-cell office:value-type="float" office:value="0">
            <text:p>0</text:p>
          </table:table-cell>
          <table:table-cell office:value-type="float" office:value="94892">
            <text:p>94892</text:p>
          </table:table-cell>
          <table:table-cell office:value-type="float" office:value="282387">
            <text:p>282387</text:p>
          </table:table-cell>
          <table:table-cell office:value-type="float" office:value="47446">
            <text:p>47446</text:p>
          </table:table-cell>
          <table:table-cell office:value-type="float" office:value="690">
            <text:p>690</text:p>
          </table:table-cell>
          <table:table-cell office:value-type="float" office:value="189785">
            <text:p>189785</text:p>
          </table:table-cell>
          <table:table-cell office:value-type="float" office:value="284677">
            <text:p>284677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1210714424">
            <text:p>1210714424</text:p>
          </table:table-cell>
          <table:table-cell office:value-type="float" office:value="295686">
            <text:p>295686</text:p>
          </table:table-cell>
          <table:table-cell office:value-type="float" office:value="628936">
            <text:p>628936</text:p>
          </table:table-cell>
          <table:table-cell office:value-type="float" office:value="54182">
            <text:p>54182</text:p>
          </table:table-cell>
          <table:table-cell table:number-columns-repeated="3"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5280">
            <text:p>15280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table:number-columns-repeated="2" office:value-type="float" office:value="15280">
            <text:p>15280</text:p>
          </table:table-cell>
          <table:table-cell table:number-columns-repeated="11" office:value-type="float" office:value="0">
            <text:p>0</text:p>
          </table:table-cell>
          <table:table-cell office:value-type="float" office:value="1536">
            <text:p>1536</text:p>
          </table:table-cell>
          <table:table-cell office:value-type="float" office:value="162636">
            <text:p>162636</text:p>
          </table:table-cell>
          <table:table-cell table:number-columns-repeated="4" office:value-type="float" office:value="0">
            <text:p>0</text:p>
          </table:table-cell>
          <table:table-cell office:value-type="float" office:value="295686">
            <text:p>295686</text:p>
          </table:table-cell>
          <table:table-cell office:value-type="float" office:value="0">
            <text:p>0</text:p>
          </table:table-cell>
          <table:table-cell office:value-type="float" office:value="295686">
            <text:p>295686</text:p>
          </table:table-cell>
          <table:table-cell office:value-type="float" office:value="4696">
            <text:p>4696</text:p>
          </table:table-cell>
          <table:table-cell office:value-type="float" office:value="147843">
            <text:p>147843</text:p>
          </table:table-cell>
          <table:table-cell office:value-type="float" office:value="0">
            <text:p>0</text:p>
          </table:table-cell>
          <table:table-cell office:value-type="float" office:value="98562">
            <text:p>98562</text:p>
          </table:table-cell>
          <table:table-cell office:value-type="float" office:value="0">
            <text:p>0</text:p>
          </table:table-cell>
          <table:table-cell office:value-type="float" office:value="98562">
            <text:p>98562</text:p>
          </table:table-cell>
          <table:table-cell office:value-type="float" office:value="278930">
            <text:p>278930</text:p>
          </table:table-cell>
          <table:table-cell office:value-type="float" office:value="49281">
            <text:p>49281</text:p>
          </table:table-cell>
          <table:table-cell office:value-type="float" office:value="692">
            <text:p>692</text:p>
          </table:table-cell>
          <table:table-cell office:value-type="float" office:value="197124">
            <text:p>197124</text:p>
          </table:table-cell>
          <table:table-cell office:value-type="float" office:value="295686">
            <text:p>295686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1212107308">
            <text:p>1212107308</text:p>
          </table:table-cell>
          <table:table-cell office:value-type="float" office:value="285914">
            <text:p>285914</text:p>
          </table:table-cell>
          <table:table-cell office:value-type="float" office:value="632085">
            <text:p>632085</text:p>
          </table:table-cell>
          <table:table-cell office:value-type="float" office:value="54058">
            <text:p>54058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5894">
            <text:p>15894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table:number-columns-repeated="2" office:value-type="float" office:value="15894">
            <text:p>15894</text:p>
          </table:table-cell>
          <table:table-cell table:number-columns-repeated="11" office:value-type="float" office:value="0">
            <text:p>0</text:p>
          </table:table-cell>
          <table:table-cell office:value-type="float" office:value="1600">
            <text:p>1600</text:p>
          </table:table-cell>
          <table:table-cell table:number-columns-repeated="5" office:value-type="float" office:value="0">
            <text:p>0</text:p>
          </table:table-cell>
          <table:table-cell office:value-type="float" office:value="285914">
            <text:p>285914</text:p>
          </table:table-cell>
          <table:table-cell office:value-type="float" office:value="0">
            <text:p>0</text:p>
          </table:table-cell>
          <table:table-cell office:value-type="float" office:value="285914">
            <text:p>285914</text:p>
          </table:table-cell>
          <table:table-cell office:value-type="float" office:value="4960">
            <text:p>4960</text:p>
          </table:table-cell>
          <table:table-cell office:value-type="float" office:value="142957">
            <text:p>142957</text:p>
          </table:table-cell>
          <table:table-cell office:value-type="float" office:value="0">
            <text:p>0</text:p>
          </table:table-cell>
          <table:table-cell office:value-type="float" office:value="95304">
            <text:p>95304</text:p>
          </table:table-cell>
          <table:table-cell office:value-type="float" office:value="0">
            <text:p>0</text:p>
          </table:table-cell>
          <table:table-cell office:value-type="float" office:value="95305">
            <text:p>95305</text:p>
          </table:table-cell>
          <table:table-cell office:value-type="float" office:value="285914">
            <text:p>285914</text:p>
          </table:table-cell>
          <table:table-cell office:value-type="float" office:value="47652">
            <text:p>47652</text:p>
          </table:table-cell>
          <table:table-cell office:value-type="float" office:value="723">
            <text:p>723</text:p>
          </table:table-cell>
          <table:table-cell office:value-type="float" office:value="190609">
            <text:p>190609</text:p>
          </table:table-cell>
          <table:table-cell office:value-type="float" office:value="285914">
            <text:p>285914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1213380634">
            <text:p>1213380634</text:p>
          </table:table-cell>
          <table:table-cell office:value-type="float" office:value="287838">
            <text:p>287838</text:p>
          </table:table-cell>
          <table:table-cell office:value-type="float" office:value="637615">
            <text:p>637615</text:p>
          </table:table-cell>
          <table:table-cell office:value-type="float" office:value="54118">
            <text:p>54118</text:p>
          </table:table-cell>
          <table:table-cell table:number-columns-repeated="3" office:value-type="float" office:value="0">
            <text:p>0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6598">
            <text:p>16598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table:number-columns-repeated="2" office:value-type="float" office:value="16598">
            <text:p>16598</text:p>
          </table:table-cell>
          <table:table-cell table:number-columns-repeated="11" office:value-type="float" office:value="0">
            <text:p>0</text:p>
          </table:table-cell>
          <table:table-cell office:value-type="float" office:value="1664">
            <text:p>1664</text:p>
          </table:table-cell>
          <table:table-cell office:value-type="float" office:value="164984">
            <text:p>164984</text:p>
          </table:table-cell>
          <table:table-cell table:number-columns-repeated="4" office:value-type="float" office:value="0">
            <text:p>0</text:p>
          </table:table-cell>
          <table:table-cell office:value-type="float" office:value="287838">
            <text:p>287838</text:p>
          </table:table-cell>
          <table:table-cell office:value-type="float" office:value="0">
            <text:p>0</text:p>
          </table:table-cell>
          <table:table-cell office:value-type="float" office:value="287838">
            <text:p>287838</text:p>
          </table:table-cell>
          <table:table-cell office:value-type="float" office:value="4841">
            <text:p>4841</text:p>
          </table:table-cell>
          <table:table-cell office:value-type="float" office:value="143919">
            <text:p>143919</text:p>
          </table:table-cell>
          <table:table-cell office:value-type="float" office:value="0">
            <text:p>0</text:p>
          </table:table-cell>
          <table:table-cell office:value-type="float" office:value="95946">
            <text:p>95946</text:p>
          </table:table-cell>
          <table:table-cell office:value-type="float" office:value="0">
            <text:p>0</text:p>
          </table:table-cell>
          <table:table-cell office:value-type="float" office:value="95946">
            <text:p>95946</text:p>
          </table:table-cell>
          <table:table-cell office:value-type="float" office:value="281495">
            <text:p>281495</text:p>
          </table:table-cell>
          <table:table-cell office:value-type="float" office:value="47973">
            <text:p>47973</text:p>
          </table:table-cell>
          <table:table-cell office:value-type="float" office:value="771">
            <text:p>771</text:p>
          </table:table-cell>
          <table:table-cell office:value-type="float" office:value="191892">
            <text:p>191892</text:p>
          </table:table-cell>
          <table:table-cell office:value-type="float" office:value="287838">
            <text:p>287838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1214628252">
            <text:p>1214628252</text:p>
          </table:table-cell>
          <table:table-cell office:value-type="float" office:value="288977">
            <text:p>288977</text:p>
          </table:table-cell>
          <table:table-cell office:value-type="float" office:value="642860">
            <text:p>642860</text:p>
          </table:table-cell>
          <table:table-cell office:value-type="float" office:value="54569">
            <text:p>54569</text:p>
          </table:table-cell>
          <table:table-cell table:number-columns-repeated="3" office:value-type="float" office:value="0">
            <text:p>0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7199">
            <text:p>17199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  <table:table-cell table:number-columns-repeated="2" office:value-type="float" office:value="17199">
            <text:p>17199</text:p>
          </table:table-cell>
          <table:table-cell table:number-columns-repeated="11" office:value-type="float" office:value="0">
            <text:p>0</text:p>
          </table:table-cell>
          <table:table-cell office:value-type="float" office:value="1728">
            <text:p>1728</text:p>
          </table:table-cell>
          <table:table-cell office:value-type="float" office:value="82356">
            <text:p>82356</text:p>
          </table:table-cell>
          <table:table-cell table:number-columns-repeated="4" office:value-type="float" office:value="0">
            <text:p>0</text:p>
          </table:table-cell>
          <table:table-cell office:value-type="float" office:value="288977">
            <text:p>288977</text:p>
          </table:table-cell>
          <table:table-cell office:value-type="float" office:value="0">
            <text:p>0</text:p>
          </table:table-cell>
          <table:table-cell office:value-type="float" office:value="288977">
            <text:p>288977</text:p>
          </table:table-cell>
          <table:table-cell office:value-type="float" office:value="4670">
            <text:p>4670</text:p>
          </table:table-cell>
          <table:table-cell office:value-type="float" office:value="144488">
            <text:p>144488</text:p>
          </table:table-cell>
          <table:table-cell office:value-type="float" office:value="0">
            <text:p>0</text:p>
          </table:table-cell>
          <table:table-cell office:value-type="float" office:value="96326">
            <text:p>96326</text:p>
          </table:table-cell>
          <table:table-cell office:value-type="float" office:value="1271">
            <text:p>1271</text:p>
          </table:table-cell>
          <table:table-cell office:value-type="float" office:value="96325">
            <text:p>96325</text:p>
          </table:table-cell>
          <table:table-cell office:value-type="float" office:value="285620">
            <text:p>285620</text:p>
          </table:table-cell>
          <table:table-cell office:value-type="float" office:value="48163">
            <text:p>48163</text:p>
          </table:table-cell>
          <table:table-cell office:value-type="float" office:value="874">
            <text:p>874</text:p>
          </table:table-cell>
          <table:table-cell office:value-type="float" office:value="192651">
            <text:p>192651</text:p>
          </table:table-cell>
          <table:table-cell office:value-type="float" office:value="288977">
            <text:p>288977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1215996854">
            <text:p>1215996854</text:p>
          </table:table-cell>
          <table:table-cell office:value-type="float" office:value="289534">
            <text:p>289534</text:p>
          </table:table-cell>
          <table:table-cell office:value-type="float" office:value="640835">
            <text:p>640835</text:p>
          </table:table-cell>
          <table:table-cell office:value-type="float" office:value="54534">
            <text:p>54534</text:p>
          </table:table-cell>
          <table:table-cell table:number-columns-repeated="3"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7921">
            <text:p>17921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table:number-columns-repeated="2" office:value-type="float" office:value="17921">
            <text:p>17921</text:p>
          </table:table-cell>
          <table:table-cell table:number-columns-repeated="11" office:value-type="float" office:value="0">
            <text:p>0</text:p>
          </table:table-cell>
          <table:table-cell office:value-type="float" office:value="1792">
            <text:p>1792</text:p>
          </table:table-cell>
          <table:table-cell office:value-type="float" office:value="166936">
            <text:p>166936</text:p>
          </table:table-cell>
          <table:table-cell table:number-columns-repeated="4" office:value-type="float" office:value="0">
            <text:p>0</text:p>
          </table:table-cell>
          <table:table-cell office:value-type="float" office:value="289534">
            <text:p>289534</text:p>
          </table:table-cell>
          <table:table-cell office:value-type="float" office:value="0">
            <text:p>0</text:p>
          </table:table-cell>
          <table:table-cell office:value-type="float" office:value="289534">
            <text:p>289534</text:p>
          </table:table-cell>
          <table:table-cell office:value-type="float" office:value="4646">
            <text:p>4646</text:p>
          </table:table-cell>
          <table:table-cell office:value-type="float" office:value="144767">
            <text:p>144767</text:p>
          </table:table-cell>
          <table:table-cell office:value-type="float" office:value="0">
            <text:p>0</text:p>
          </table:table-cell>
          <table:table-cell office:value-type="float" office:value="96511">
            <text:p>96511</text:p>
          </table:table-cell>
          <table:table-cell office:value-type="float" office:value="0">
            <text:p>0</text:p>
          </table:table-cell>
          <table:table-cell office:value-type="float" office:value="96511">
            <text:p>96511</text:p>
          </table:table-cell>
          <table:table-cell office:value-type="float" office:value="279169">
            <text:p>279169</text:p>
          </table:table-cell>
          <table:table-cell office:value-type="float" office:value="48255">
            <text:p>48255</text:p>
          </table:table-cell>
          <table:table-cell office:value-type="float" office:value="878">
            <text:p>878</text:p>
          </table:table-cell>
          <table:table-cell office:value-type="float" office:value="193022">
            <text:p>193022</text:p>
          </table:table-cell>
          <table:table-cell office:value-type="float" office:value="289534">
            <text:p>289534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1217318836">
            <text:p>1217318836</text:p>
          </table:table-cell>
          <table:table-cell office:value-type="float" office:value="300250">
            <text:p>300250</text:p>
          </table:table-cell>
          <table:table-cell office:value-type="float" office:value="636614">
            <text:p>636614</text:p>
          </table:table-cell>
          <table:table-cell office:value-type="float" office:value="55157">
            <text:p>55157</text:p>
          </table:table-cell>
          <table:table-cell table:number-columns-repeated="3" office:value-type="float" office:value="0">
            <text:p>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8579">
            <text:p>18579</text:p>
          </table:table-cell>
          <table:table-cell office:value-type="float" office:value="84">
            <text:p>84</text:p>
          </table:table-cell>
          <table:table-cell office:value-type="float" office:value="80">
            <text:p>80</text:p>
          </table:table-cell>
          <table:table-cell table:number-columns-repeated="2" office:value-type="float" office:value="18579">
            <text:p>18579</text:p>
          </table:table-cell>
          <table:table-cell table:number-columns-repeated="11" office:value-type="float" office:value="0">
            <text:p>0</text:p>
          </table:table-cell>
          <table:table-cell office:value-type="float" office:value="1856">
            <text:p>1856</text:p>
          </table:table-cell>
          <table:table-cell office:value-type="float" office:value="166940">
            <text:p>166940</text:p>
          </table:table-cell>
          <table:table-cell table:number-columns-repeated="4" office:value-type="float" office:value="0">
            <text:p>0</text:p>
          </table:table-cell>
          <table:table-cell office:value-type="float" office:value="300250">
            <text:p>300250</text:p>
          </table:table-cell>
          <table:table-cell office:value-type="float" office:value="0">
            <text:p>0</text:p>
          </table:table-cell>
          <table:table-cell office:value-type="float" office:value="300250">
            <text:p>300250</text:p>
          </table:table-cell>
          <table:table-cell office:value-type="float" office:value="4930">
            <text:p>4930</text:p>
          </table:table-cell>
          <table:table-cell office:value-type="float" office:value="150125">
            <text:p>150125</text:p>
          </table:table-cell>
          <table:table-cell office:value-type="float" office:value="0">
            <text:p>0</text:p>
          </table:table-cell>
          <table:table-cell office:value-type="float" office:value="100083">
            <text:p>100083</text:p>
          </table:table-cell>
          <table:table-cell office:value-type="float" office:value="0">
            <text:p>0</text:p>
          </table:table-cell>
          <table:table-cell office:value-type="float" office:value="100083">
            <text:p>100083</text:p>
          </table:table-cell>
          <table:table-cell office:value-type="float" office:value="283240">
            <text:p>283240</text:p>
          </table:table-cell>
          <table:table-cell office:value-type="float" office:value="50041">
            <text:p>50041</text:p>
          </table:table-cell>
          <table:table-cell office:value-type="float" office:value="136806">
            <text:p>136806</text:p>
          </table:table-cell>
          <table:table-cell office:value-type="float" office:value="200167">
            <text:p>200167</text:p>
          </table:table-cell>
          <table:table-cell office:value-type="float" office:value="300250">
            <text:p>300250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1218589628">
            <text:p>1218589628</text:p>
          </table:table-cell>
          <table:table-cell office:value-type="float" office:value="294952">
            <text:p>294952</text:p>
          </table:table-cell>
          <table:table-cell office:value-type="float" office:value="638289">
            <text:p>638289</text:p>
          </table:table-cell>
          <table:table-cell office:value-type="float" office:value="54621">
            <text:p>54621</text:p>
          </table:table-cell>
          <table:table-cell table:number-columns-repeated="3"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8963">
            <text:p>18963</text:p>
          </table:table-cell>
          <table:table-cell table:number-columns-repeated="2" office:value-type="float" office:value="95">
            <text:p>95</text:p>
          </table:table-cell>
          <table:table-cell table:number-columns-repeated="2" office:value-type="float" office:value="18963">
            <text:p>18963</text:p>
          </table:table-cell>
          <table:table-cell table:number-columns-repeated="11" office:value-type="float" office:value="0">
            <text:p>0</text:p>
          </table:table-cell>
          <table:table-cell office:value-type="float" office:value="1920">
            <text:p>1920</text:p>
          </table:table-cell>
          <table:table-cell office:value-type="float" office:value="167104">
            <text:p>167104</text:p>
          </table:table-cell>
          <table:table-cell table:number-columns-repeated="4" office:value-type="float" office:value="0">
            <text:p>0</text:p>
          </table:table-cell>
          <table:table-cell office:value-type="float" office:value="294952">
            <text:p>294952</text:p>
          </table:table-cell>
          <table:table-cell office:value-type="float" office:value="0">
            <text:p>0</text:p>
          </table:table-cell>
          <table:table-cell office:value-type="float" office:value="294952">
            <text:p>294952</text:p>
          </table:table-cell>
          <table:table-cell office:value-type="float" office:value="4704">
            <text:p>4704</text:p>
          </table:table-cell>
          <table:table-cell office:value-type="float" office:value="147476">
            <text:p>147476</text:p>
          </table:table-cell>
          <table:table-cell office:value-type="float" office:value="0">
            <text:p>0</text:p>
          </table:table-cell>
          <table:table-cell office:value-type="float" office:value="98318">
            <text:p>98318</text:p>
          </table:table-cell>
          <table:table-cell office:value-type="float" office:value="0">
            <text:p>0</text:p>
          </table:table-cell>
          <table:table-cell office:value-type="float" office:value="98317">
            <text:p>98317</text:p>
          </table:table-cell>
          <table:table-cell office:value-type="float" office:value="278086">
            <text:p>278086</text:p>
          </table:table-cell>
          <table:table-cell office:value-type="float" office:value="49158">
            <text:p>49158</text:p>
          </table:table-cell>
          <table:table-cell office:value-type="float" office:value="1004">
            <text:p>1004</text:p>
          </table:table-cell>
          <table:table-cell office:value-type="float" office:value="196635">
            <text:p>196635</text:p>
          </table:table-cell>
          <table:table-cell office:value-type="float" office:value="294952">
            <text:p>294952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1220073480">
            <text:p>1220073480</text:p>
          </table:table-cell>
          <table:table-cell office:value-type="float" office:value="289103">
            <text:p>289103</text:p>
          </table:table-cell>
          <table:table-cell office:value-type="float" office:value="626467">
            <text:p>626467</text:p>
          </table:table-cell>
          <table:table-cell office:value-type="float" office:value="55436">
            <text:p>55436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9563">
            <text:p>19563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table:number-columns-repeated="2" office:value-type="float" office:value="19563">
            <text:p>19563</text:p>
          </table:table-cell>
          <table:table-cell table:number-columns-repeated="11" office:value-type="float" office:value="0">
            <text:p>0</text:p>
          </table:table-cell>
          <table:table-cell office:value-type="float" office:value="1984">
            <text:p>1984</text:p>
          </table:table-cell>
          <table:table-cell office:value-type="float" office:value="83380">
            <text:p>83380</text:p>
          </table:table-cell>
          <table:table-cell table:number-columns-repeated="4" office:value-type="float" office:value="0">
            <text:p>0</text:p>
          </table:table-cell>
          <table:table-cell office:value-type="float" office:value="289103">
            <text:p>289103</text:p>
          </table:table-cell>
          <table:table-cell office:value-type="float" office:value="0">
            <text:p>0</text:p>
          </table:table-cell>
          <table:table-cell office:value-type="float" office:value="289103">
            <text:p>289103</text:p>
          </table:table-cell>
          <table:table-cell office:value-type="float" office:value="4673">
            <text:p>4673</text:p>
          </table:table-cell>
          <table:table-cell office:value-type="float" office:value="144551">
            <text:p>144551</text:p>
          </table:table-cell>
          <table:table-cell office:value-type="float" office:value="0">
            <text:p>0</text:p>
          </table:table-cell>
          <table:table-cell office:value-type="float" office:value="96368">
            <text:p>96368</text:p>
          </table:table-cell>
          <table:table-cell office:value-type="float" office:value="0">
            <text:p>0</text:p>
          </table:table-cell>
          <table:table-cell office:value-type="float" office:value="96367">
            <text:p>96367</text:p>
          </table:table-cell>
          <table:table-cell office:value-type="float" office:value="284244">
            <text:p>284244</text:p>
          </table:table-cell>
          <table:table-cell office:value-type="float" office:value="48183">
            <text:p>48183</text:p>
          </table:table-cell>
          <table:table-cell office:value-type="float" office:value="803">
            <text:p>803</text:p>
          </table:table-cell>
          <table:table-cell office:value-type="float" office:value="192736">
            <text:p>192736</text:p>
          </table:table-cell>
          <table:table-cell office:value-type="float" office:value="289103">
            <text:p>289103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1221326768">
            <text:p>1221326768</text:p>
          </table:table-cell>
          <table:table-cell office:value-type="float" office:value="283270">
            <text:p>283270</text:p>
          </table:table-cell>
          <table:table-cell office:value-type="float" office:value="630251">
            <text:p>630251</text:p>
          </table:table-cell>
          <table:table-cell office:value-type="float" office:value="54727">
            <text:p>54727</text:p>
          </table:table-cell>
          <table:table-cell table:number-columns-repeated="3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20136">
            <text:p>20136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  <table:table-cell table:number-columns-repeated="2" office:value-type="float" office:value="20136">
            <text:p>20136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83712">
            <text:p>83712</text:p>
          </table:table-cell>
          <table:table-cell table:number-columns-repeated="4" office:value-type="float" office:value="0">
            <text:p>0</text:p>
          </table:table-cell>
          <table:table-cell office:value-type="float" office:value="283270">
            <text:p>283270</text:p>
          </table:table-cell>
          <table:table-cell office:value-type="float" office:value="0">
            <text:p>0</text:p>
          </table:table-cell>
          <table:table-cell office:value-type="float" office:value="283270">
            <text:p>283270</text:p>
          </table:table-cell>
          <table:table-cell office:value-type="float" office:value="4858">
            <text:p>4858</text:p>
          </table:table-cell>
          <table:table-cell office:value-type="float" office:value="141635">
            <text:p>141635</text:p>
          </table:table-cell>
          <table:table-cell office:value-type="float" office:value="0">
            <text:p>0</text:p>
          </table:table-cell>
          <table:table-cell office:value-type="float" office:value="94423">
            <text:p>94423</text:p>
          </table:table-cell>
          <table:table-cell office:value-type="float" office:value="4893">
            <text:p>4893</text:p>
          </table:table-cell>
          <table:table-cell office:value-type="float" office:value="94423">
            <text:p>94423</text:p>
          </table:table-cell>
          <table:table-cell office:value-type="float" office:value="277322">
            <text:p>277322</text:p>
          </table:table-cell>
          <table:table-cell office:value-type="float" office:value="47211">
            <text:p>47211</text:p>
          </table:table-cell>
          <table:table-cell office:value-type="float" office:value="914">
            <text:p>914</text:p>
          </table:table-cell>
          <table:table-cell office:value-type="float" office:value="188847">
            <text:p>188847</text:p>
          </table:table-cell>
          <table:table-cell office:value-type="float" office:value="283270">
            <text:p>283270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1222642026">
            <text:p>1222642026</text:p>
          </table:table-cell>
          <table:table-cell office:value-type="float" office:value="314226">
            <text:p>314226</text:p>
          </table:table-cell>
          <table:table-cell office:value-type="float" office:value="649558">
            <text:p>649558</text:p>
          </table:table-cell>
          <table:table-cell office:value-type="float" office:value="60286">
            <text:p>60286</text:p>
          </table:table-cell>
          <table:table-cell table:number-columns-repeated="3" office:value-type="float" office:value="0">
            <text:p>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43675">
            <text:p>43675</text:p>
          </table:table-cell>
          <table:table-cell office:value-type="float" office:value="338">
            <text:p>338</text:p>
          </table:table-cell>
          <table:table-cell office:value-type="float" office:value="295">
            <text:p>295</text:p>
          </table:table-cell>
          <table:table-cell table:number-columns-repeated="2" office:value-type="float" office:value="43675">
            <text:p>43675</text:p>
          </table:table-cell>
          <table:table-cell table:number-columns-repeated="11" office:value-type="float" office:value="0">
            <text:p>0</text:p>
          </table:table-cell>
          <table:table-cell office:value-type="float" office:value="4096">
            <text:p>4096</text:p>
          </table:table-cell>
          <table:table-cell table:number-columns-repeated="5" office:value-type="float" office:value="0">
            <text:p>0</text:p>
          </table:table-cell>
          <table:table-cell office:value-type="float" office:value="314226">
            <text:p>314226</text:p>
          </table:table-cell>
          <table:table-cell office:value-type="float" office:value="0">
            <text:p>0</text:p>
          </table:table-cell>
          <table:table-cell office:value-type="float" office:value="314226">
            <text:p>314226</text:p>
          </table:table-cell>
          <table:table-cell office:value-type="float" office:value="4989">
            <text:p>4989</text:p>
          </table:table-cell>
          <table:table-cell office:value-type="float" office:value="157113">
            <text:p>157113</text:p>
          </table:table-cell>
          <table:table-cell office:value-type="float" office:value="0">
            <text:p>0</text:p>
          </table:table-cell>
          <table:table-cell office:value-type="float" office:value="104742">
            <text:p>104742</text:p>
          </table:table-cell>
          <table:table-cell office:value-type="float" office:value="0">
            <text:p>0</text:p>
          </table:table-cell>
          <table:table-cell office:value-type="float" office:value="104742">
            <text:p>104742</text:p>
          </table:table-cell>
          <table:table-cell office:value-type="float" office:value="310476">
            <text:p>310476</text:p>
          </table:table-cell>
          <table:table-cell office:value-type="float" office:value="52371">
            <text:p>52371</text:p>
          </table:table-cell>
          <table:table-cell office:value-type="float" office:value="1273">
            <text:p>1273</text:p>
          </table:table-cell>
          <table:table-cell office:value-type="float" office:value="209484">
            <text:p>209484</text:p>
          </table:table-cell>
          <table:table-cell office:value-type="float" office:value="314226">
            <text:p>314226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1224034112">
            <text:p>1224034112</text:p>
          </table:table-cell>
          <table:table-cell office:value-type="float" office:value="317601">
            <text:p>317601</text:p>
          </table:table-cell>
          <table:table-cell office:value-type="float" office:value="656212">
            <text:p>656212</text:p>
          </table:table-cell>
          <table:table-cell office:value-type="float" office:value="67884">
            <text:p>67884</text:p>
          </table:table-cell>
          <table:table-cell table:number-columns-repeated="3" office:value-type="float" office:value="0">
            <text:p>0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92335">
            <text:p>92335</text:p>
          </table:table-cell>
          <table:table-cell office:value-type="float" office:value="888">
            <text:p>888</text:p>
          </table:table-cell>
          <table:table-cell office:value-type="float" office:value="835">
            <text:p>835</text:p>
          </table:table-cell>
          <table:table-cell table:number-columns-repeated="2" office:value-type="float" office:value="92335">
            <text:p>92335</text:p>
          </table:table-cell>
          <table:table-cell table:number-columns-repeated="11" office:value-type="float" office:value="0">
            <text:p>0</text:p>
          </table:table-cell>
          <table:table-cell office:value-type="float" office:value="8192">
            <text:p>8192</text:p>
          </table:table-cell>
          <table:table-cell table:number-columns-repeated="5" office:value-type="float" office:value="0">
            <text:p>0</text:p>
          </table:table-cell>
          <table:table-cell office:value-type="float" office:value="317601">
            <text:p>317601</text:p>
          </table:table-cell>
          <table:table-cell office:value-type="float" office:value="0">
            <text:p>0</text:p>
          </table:table-cell>
          <table:table-cell office:value-type="float" office:value="317601">
            <text:p>317601</text:p>
          </table:table-cell>
          <table:table-cell office:value-type="float" office:value="5043">
            <text:p>5043</text:p>
          </table:table-cell>
          <table:table-cell office:value-type="float" office:value="158800">
            <text:p>158800</text:p>
          </table:table-cell>
          <table:table-cell office:value-type="float" office:value="0">
            <text:p>0</text:p>
          </table:table-cell>
          <table:table-cell office:value-type="float" office:value="105867">
            <text:p>105867</text:p>
          </table:table-cell>
          <table:table-cell office:value-type="float" office:value="0">
            <text:p>0</text:p>
          </table:table-cell>
          <table:table-cell office:value-type="float" office:value="105867">
            <text:p>105867</text:p>
          </table:table-cell>
          <table:table-cell office:value-type="float" office:value="317109">
            <text:p>317109</text:p>
          </table:table-cell>
          <table:table-cell office:value-type="float" office:value="52934">
            <text:p>52934</text:p>
          </table:table-cell>
          <table:table-cell office:value-type="float" office:value="1810">
            <text:p>1810</text:p>
          </table:table-cell>
          <table:table-cell office:value-type="float" office:value="211734">
            <text:p>211734</text:p>
          </table:table-cell>
          <table:table-cell office:value-type="float" office:value="317601">
            <text:p>317601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table:number-columns-repeated="2" office:value-type="float" office:value="256">
            <text:p>256</text:p>
          </table:table-cell>
          <table:table-cell office:value-type="float" office:value="1225506238">
            <text:p>1225506238</text:p>
          </table:table-cell>
          <table:table-cell office:value-type="float" office:value="337063">
            <text:p>337063</text:p>
          </table:table-cell>
          <table:table-cell office:value-type="float" office:value="711815">
            <text:p>711815</text:p>
          </table:table-cell>
          <table:table-cell office:value-type="float" office:value="84226">
            <text:p>84226</text:p>
          </table:table-cell>
          <table:table-cell table:number-columns-repeated="3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86448">
            <text:p>186448</text:p>
          </table:table-cell>
          <table:table-cell office:value-type="float" office:value="1840">
            <text:p>1840</text:p>
          </table:table-cell>
          <table:table-cell office:value-type="float" office:value="1926">
            <text:p>1926</text:p>
          </table:table-cell>
          <table:table-cell table:number-columns-repeated="2" office:value-type="float" office:value="186448">
            <text:p>186448</text:p>
          </table:table-cell>
          <table:table-cell table:number-columns-repeated="11" office:value-type="float" office:value="0">
            <text:p>0</text:p>
          </table:table-cell>
          <table:table-cell office:value-type="float" office:value="16384">
            <text:p>16384</text:p>
          </table:table-cell>
          <table:table-cell table:number-columns-repeated="5" office:value-type="float" office:value="0">
            <text:p>0</text:p>
          </table:table-cell>
          <table:table-cell office:value-type="float" office:value="337063">
            <text:p>337063</text:p>
          </table:table-cell>
          <table:table-cell office:value-type="float" office:value="0">
            <text:p>0</text:p>
          </table:table-cell>
          <table:table-cell office:value-type="float" office:value="337063">
            <text:p>337063</text:p>
          </table:table-cell>
          <table:table-cell office:value-type="float" office:value="5271">
            <text:p>5271</text:p>
          </table:table-cell>
          <table:table-cell office:value-type="float" office:value="168531">
            <text:p>168531</text:p>
          </table:table-cell>
          <table:table-cell office:value-type="float" office:value="0">
            <text:p>0</text:p>
          </table:table-cell>
          <table:table-cell office:value-type="float" office:value="112354">
            <text:p>112354</text:p>
          </table:table-cell>
          <table:table-cell office:value-type="float" office:value="0">
            <text:p>0</text:p>
          </table:table-cell>
          <table:table-cell office:value-type="float" office:value="112354">
            <text:p>112354</text:p>
          </table:table-cell>
          <table:table-cell office:value-type="float" office:value="334471">
            <text:p>334471</text:p>
          </table:table-cell>
          <table:table-cell office:value-type="float" office:value="56177">
            <text:p>56177</text:p>
          </table:table-cell>
          <table:table-cell office:value-type="float" office:value="3098">
            <text:p>3098</text:p>
          </table:table-cell>
          <table:table-cell office:value-type="float" office:value="224708">
            <text:p>224708</text:p>
          </table:table-cell>
          <table:table-cell office:value-type="float" office:value="337063">
            <text:p>337063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1226939280">
            <text:p>1226939280</text:p>
          </table:table-cell>
          <table:table-cell office:value-type="float" office:value="356473">
            <text:p>356473</text:p>
          </table:table-cell>
          <table:table-cell office:value-type="float" office:value="765811">
            <text:p>765811</text:p>
          </table:table-cell>
          <table:table-cell office:value-type="float" office:value="104725">
            <text:p>104725</text:p>
          </table:table-cell>
          <table:table-cell table:number-columns-repeated="3" office:value-type="float" office:value="0">
            <text:p>0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95952">
            <text:p>395952</text:p>
          </table:table-cell>
          <table:table-cell office:value-type="float" office:value="3376">
            <text:p>3376</text:p>
          </table:table-cell>
          <table:table-cell office:value-type="float" office:value="3353">
            <text:p>3353</text:p>
          </table:table-cell>
          <table:table-cell table:number-columns-repeated="2" office:value-type="float" office:value="395952">
            <text:p>395952</text:p>
          </table:table-cell>
          <table:table-cell table:number-columns-repeated="11"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5" office:value-type="float" office:value="0">
            <text:p>0</text:p>
          </table:table-cell>
          <table:table-cell office:value-type="float" office:value="356473">
            <text:p>356473</text:p>
          </table:table-cell>
          <table:table-cell office:value-type="float" office:value="0">
            <text:p>0</text:p>
          </table:table-cell>
          <table:table-cell office:value-type="float" office:value="356473">
            <text:p>356473</text:p>
          </table:table-cell>
          <table:table-cell office:value-type="float" office:value="5648">
            <text:p>5648</text:p>
          </table:table-cell>
          <table:table-cell office:value-type="float" office:value="178237">
            <text:p>178237</text:p>
          </table:table-cell>
          <table:table-cell office:value-type="float" office:value="0">
            <text:p>0</text:p>
          </table:table-cell>
          <table:table-cell office:value-type="float" office:value="118824">
            <text:p>118824</text:p>
          </table:table-cell>
          <table:table-cell office:value-type="float" office:value="0">
            <text:p>0</text:p>
          </table:table-cell>
          <table:table-cell office:value-type="float" office:value="118824">
            <text:p>118824</text:p>
          </table:table-cell>
          <table:table-cell office:value-type="float" office:value="351603">
            <text:p>351603</text:p>
          </table:table-cell>
          <table:table-cell office:value-type="float" office:value="59412">
            <text:p>59412</text:p>
          </table:table-cell>
          <table:table-cell office:value-type="float" office:value="5584">
            <text:p>5584</text:p>
          </table:table-cell>
          <table:table-cell office:value-type="float" office:value="237648">
            <text:p>237648</text:p>
          </table:table-cell>
          <table:table-cell office:value-type="float" office:value="356473">
            <text:p>356473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1228571225">
            <text:p>1228571225</text:p>
          </table:table-cell>
          <table:table-cell office:value-type="float" office:value="399052">
            <text:p>399052</text:p>
          </table:table-cell>
          <table:table-cell office:value-type="float" office:value="883410">
            <text:p>883410</text:p>
          </table:table-cell>
          <table:table-cell office:value-type="float" office:value="145926">
            <text:p>145926</text:p>
          </table:table-cell>
          <table:table-cell table:number-columns-repeated="3" office:value-type="float" office:value="0">
            <text:p>0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808911">
            <text:p>808911</text:p>
          </table:table-cell>
          <table:table-cell office:value-type="float" office:value="6279">
            <text:p>6279</text:p>
          </table:table-cell>
          <table:table-cell office:value-type="float" office:value="6274">
            <text:p>6274</text:p>
          </table:table-cell>
          <table:table-cell table:number-columns-repeated="2" office:value-type="float" office:value="808911">
            <text:p>808911</text:p>
          </table:table-cell>
          <table:table-cell table:number-columns-repeated="11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140128">
            <text:p>140128</text:p>
          </table:table-cell>
          <table:table-cell table:number-columns-repeated="4" office:value-type="float" office:value="0">
            <text:p>0</text:p>
          </table:table-cell>
          <table:table-cell office:value-type="float" office:value="399052">
            <text:p>399052</text:p>
          </table:table-cell>
          <table:table-cell office:value-type="float" office:value="0">
            <text:p>0</text:p>
          </table:table-cell>
          <table:table-cell office:value-type="float" office:value="399052">
            <text:p>399052</text:p>
          </table:table-cell>
          <table:table-cell office:value-type="float" office:value="6778">
            <text:p>6778</text:p>
          </table:table-cell>
          <table:table-cell office:value-type="float" office:value="199526">
            <text:p>199526</text:p>
          </table:table-cell>
          <table:table-cell office:value-type="float" office:value="0">
            <text:p>0</text:p>
          </table:table-cell>
          <table:table-cell office:value-type="float" office:value="133017">
            <text:p>133017</text:p>
          </table:table-cell>
          <table:table-cell office:value-type="float" office:value="0">
            <text:p>0</text:p>
          </table:table-cell>
          <table:table-cell office:value-type="float" office:value="133017">
            <text:p>133017</text:p>
          </table:table-cell>
          <table:table-cell office:value-type="float" office:value="198416">
            <text:p>198416</text:p>
          </table:table-cell>
          <table:table-cell office:value-type="float" office:value="66508">
            <text:p>66508</text:p>
          </table:table-cell>
          <table:table-cell office:value-type="float" office:value="11109">
            <text:p>11109</text:p>
          </table:table-cell>
          <table:table-cell office:value-type="float" office:value="266035">
            <text:p>266035</text:p>
          </table:table-cell>
          <table:table-cell office:value-type="float" office:value="399052">
            <text:p>399052</text:p>
          </table:table-cell>
          <table:table-cell table:number-columns-repeated="966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1230323930">
            <text:p>1230323930</text:p>
          </table:table-cell>
          <table:table-cell office:value-type="float" office:value="478395">
            <text:p>478395</text:p>
          </table:table-cell>
          <table:table-cell office:value-type="float" office:value="1101330">
            <text:p>1101330</text:p>
          </table:table-cell>
          <table:table-cell office:value-type="float" office:value="227237">
            <text:p>227237</text:p>
          </table:table-cell>
          <table:table-cell table:number-columns-repeated="3" office:value-type="float" office:value="0">
            <text:p>0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633740">
            <text:p>1633740</text:p>
          </table:table-cell>
          <table:table-cell office:value-type="float" office:value="12190">
            <text:p>12190</text:p>
          </table:table-cell>
          <table:table-cell office:value-type="float" office:value="12021">
            <text:p>12021</text:p>
          </table:table-cell>
          <table:table-cell table:number-columns-repeated="2" office:value-type="float" office:value="1633740">
            <text:p>1633740</text:p>
          </table:table-cell>
          <table:table-cell table:number-columns-repeated="11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362776">
            <text:p>362776</text:p>
          </table:table-cell>
          <table:table-cell table:number-columns-repeated="4" office:value-type="float" office:value="0">
            <text:p>0</text:p>
          </table:table-cell>
          <table:table-cell office:value-type="float" office:value="478395">
            <text:p>478395</text:p>
          </table:table-cell>
          <table:table-cell office:value-type="float" office:value="0">
            <text:p>0</text:p>
          </table:table-cell>
          <table:table-cell office:value-type="float" office:value="478395">
            <text:p>478395</text:p>
          </table:table-cell>
          <table:table-cell office:value-type="float" office:value="7738">
            <text:p>7738</text:p>
          </table:table-cell>
          <table:table-cell office:value-type="float" office:value="239198">
            <text:p>239198</text:p>
          </table:table-cell>
          <table:table-cell office:value-type="float" office:value="0">
            <text:p>0</text:p>
          </table:table-cell>
          <table:table-cell office:value-type="float" office:value="159465">
            <text:p>159465</text:p>
          </table:table-cell>
          <table:table-cell office:value-type="float" office:value="0">
            <text:p>0</text:p>
          </table:table-cell>
          <table:table-cell office:value-type="float" office:value="159465">
            <text:p>159465</text:p>
          </table:table-cell>
          <table:table-cell office:value-type="float" office:value="235402">
            <text:p>235402</text:p>
          </table:table-cell>
          <table:table-cell office:value-type="float" office:value="79732">
            <text:p>79732</text:p>
          </table:table-cell>
          <table:table-cell office:value-type="float" office:value="20212">
            <text:p>20212</text:p>
          </table:table-cell>
          <table:table-cell office:value-type="float" office:value="318930">
            <text:p>318930</text:p>
          </table:table-cell>
          <table:table-cell office:value-type="float" office:value="478395">
            <text:p>478395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1778361382">
            <text:p>1778361382</text:p>
          </table:table-cell>
          <table:table-cell office:value-type="float" office:value="280358">
            <text:p>280358</text:p>
          </table:table-cell>
          <table:table-cell office:value-type="float" office:value="625033">
            <text:p>625033</text:p>
          </table:table-cell>
          <table:table-cell office:value-type="float" office:value="50348">
            <text:p>5034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1084">
            <text:p>161084</text:p>
          </table:table-cell>
          <table:table-cell table:number-columns-repeated="4" office:value-type="float" office:value="0">
            <text:p>0</text:p>
          </table:table-cell>
          <table:table-cell office:value-type="float" office:value="280358">
            <text:p>280358</text:p>
          </table:table-cell>
          <table:table-cell office:value-type="float" office:value="0">
            <text:p>0</text:p>
          </table:table-cell>
          <table:table-cell office:value-type="float" office:value="280358">
            <text:p>280358</text:p>
          </table:table-cell>
          <table:table-cell office:value-type="float" office:value="4451">
            <text:p>4451</text:p>
          </table:table-cell>
          <table:table-cell office:value-type="float" office:value="140179">
            <text:p>140179</text:p>
          </table:table-cell>
          <table:table-cell office:value-type="float" office:value="0">
            <text:p>0</text:p>
          </table:table-cell>
          <table:table-cell office:value-type="float" office:value="93452">
            <text:p>93452</text:p>
          </table:table-cell>
          <table:table-cell office:value-type="float" office:value="0">
            <text:p>0</text:p>
          </table:table-cell>
          <table:table-cell office:value-type="float" office:value="93452">
            <text:p>93452</text:p>
          </table:table-cell>
          <table:table-cell office:value-type="float" office:value="278677">
            <text:p>278677</text:p>
          </table:table-cell>
          <table:table-cell office:value-type="float" office:value="46726">
            <text:p>46726</text:p>
          </table:table-cell>
          <table:table-cell office:value-type="float" office:value="1940">
            <text:p>1940</text:p>
          </table:table-cell>
          <table:table-cell office:value-type="float" office:value="186905">
            <text:p>186905</text:p>
          </table:table-cell>
          <table:table-cell office:value-type="float" office:value="280358">
            <text:p>280358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79558723">
            <text:p>1779558723</text:p>
          </table:table-cell>
          <table:table-cell office:value-type="float" office:value="280990">
            <text:p>280990</text:p>
          </table:table-cell>
          <table:table-cell office:value-type="float" office:value="624510">
            <text:p>624510</text:p>
          </table:table-cell>
          <table:table-cell office:value-type="float" office:value="51019">
            <text:p>510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9136">
            <text:p>159136</text:p>
          </table:table-cell>
          <table:table-cell table:number-columns-repeated="4" office:value-type="float" office:value="0">
            <text:p>0</text:p>
          </table:table-cell>
          <table:table-cell office:value-type="float" office:value="280990">
            <text:p>280990</text:p>
          </table:table-cell>
          <table:table-cell office:value-type="float" office:value="0">
            <text:p>0</text:p>
          </table:table-cell>
          <table:table-cell office:value-type="float" office:value="280990">
            <text:p>280990</text:p>
          </table:table-cell>
          <table:table-cell office:value-type="float" office:value="4630">
            <text:p>4630</text:p>
          </table:table-cell>
          <table:table-cell office:value-type="float" office:value="140495">
            <text:p>140495</text:p>
          </table:table-cell>
          <table:table-cell office:value-type="float" office:value="0">
            <text:p>0</text:p>
          </table:table-cell>
          <table:table-cell office:value-type="float" office:value="93663">
            <text:p>93663</text:p>
          </table:table-cell>
          <table:table-cell office:value-type="float" office:value="0">
            <text:p>0</text:p>
          </table:table-cell>
          <table:table-cell office:value-type="float" office:value="93663">
            <text:p>93663</text:p>
          </table:table-cell>
          <table:table-cell office:value-type="float" office:value="271910">
            <text:p>271910</text:p>
          </table:table-cell>
          <table:table-cell office:value-type="float" office:value="46831">
            <text:p>46831</text:p>
          </table:table-cell>
          <table:table-cell office:value-type="float" office:value="518">
            <text:p>518</text:p>
          </table:table-cell>
          <table:table-cell office:value-type="float" office:value="187326">
            <text:p>187326</text:p>
          </table:table-cell>
          <table:table-cell office:value-type="float" office:value="280990">
            <text:p>280990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780881739">
            <text:p>1780881739</text:p>
          </table:table-cell>
          <table:table-cell office:value-type="float" office:value="280336">
            <text:p>280336</text:p>
          </table:table-cell>
          <table:table-cell office:value-type="float" office:value="622623">
            <text:p>622623</text:p>
          </table:table-cell>
          <table:table-cell office:value-type="float" office:value="50329">
            <text:p>5032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table:number-columns-repeated="11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1212">
            <text:p>161212</text:p>
          </table:table-cell>
          <table:table-cell table:number-columns-repeated="4" office:value-type="float" office:value="0">
            <text:p>0</text:p>
          </table:table-cell>
          <table:table-cell office:value-type="float" office:value="280336">
            <text:p>280336</text:p>
          </table:table-cell>
          <table:table-cell office:value-type="float" office:value="0">
            <text:p>0</text:p>
          </table:table-cell>
          <table:table-cell office:value-type="float" office:value="280336">
            <text:p>280336</text:p>
          </table:table-cell>
          <table:table-cell office:value-type="float" office:value="4449">
            <text:p>4449</text:p>
          </table:table-cell>
          <table:table-cell office:value-type="float" office:value="140168">
            <text:p>140168</text:p>
          </table:table-cell>
          <table:table-cell office:value-type="float" office:value="0">
            <text:p>0</text:p>
          </table:table-cell>
          <table:table-cell office:value-type="float" office:value="93445">
            <text:p>93445</text:p>
          </table:table-cell>
          <table:table-cell office:value-type="float" office:value="0">
            <text:p>0</text:p>
          </table:table-cell>
          <table:table-cell office:value-type="float" office:value="93445">
            <text:p>93445</text:p>
          </table:table-cell>
          <table:table-cell office:value-type="float" office:value="278454">
            <text:p>278454</text:p>
          </table:table-cell>
          <table:table-cell office:value-type="float" office:value="46722">
            <text:p>46722</text:p>
          </table:table-cell>
          <table:table-cell office:value-type="float" office:value="542">
            <text:p>542</text:p>
          </table:table-cell>
          <table:table-cell office:value-type="float" office:value="186890">
            <text:p>186890</text:p>
          </table:table-cell>
          <table:table-cell office:value-type="float" office:value="280336">
            <text:p>280336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782034228">
            <text:p>1782034228</text:p>
          </table:table-cell>
          <table:table-cell office:value-type="float" office:value="280948">
            <text:p>280948</text:p>
          </table:table-cell>
          <table:table-cell office:value-type="float" office:value="625473">
            <text:p>625473</text:p>
          </table:table-cell>
          <table:table-cell office:value-type="float" office:value="50365">
            <text:p>5036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8">
            <text:p>3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8">
            <text:p>38</text:p>
          </table:table-cell>
          <table:table-cell table:number-columns-repeated="11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80948">
            <text:p>280948</text:p>
          </table:table-cell>
          <table:table-cell office:value-type="float" office:value="0">
            <text:p>0</text:p>
          </table:table-cell>
          <table:table-cell office:value-type="float" office:value="280948">
            <text:p>280948</text:p>
          </table:table-cell>
          <table:table-cell office:value-type="float" office:value="4398">
            <text:p>4398</text:p>
          </table:table-cell>
          <table:table-cell office:value-type="float" office:value="140474">
            <text:p>140474</text:p>
          </table:table-cell>
          <table:table-cell office:value-type="float" office:value="0">
            <text:p>0</text:p>
          </table:table-cell>
          <table:table-cell office:value-type="float" office:value="93649">
            <text:p>93649</text:p>
          </table:table-cell>
          <table:table-cell office:value-type="float" office:value="0">
            <text:p>0</text:p>
          </table:table-cell>
          <table:table-cell office:value-type="float" office:value="93649">
            <text:p>93649</text:p>
          </table:table-cell>
          <table:table-cell office:value-type="float" office:value="279960">
            <text:p>279960</text:p>
          </table:table-cell>
          <table:table-cell office:value-type="float" office:value="46824">
            <text:p>46824</text:p>
          </table:table-cell>
          <table:table-cell office:value-type="float" office:value="514">
            <text:p>514</text:p>
          </table:table-cell>
          <table:table-cell office:value-type="float" office:value="187299">
            <text:p>187299</text:p>
          </table:table-cell>
          <table:table-cell office:value-type="float" office:value="280948">
            <text:p>280948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783328550">
            <text:p>1783328550</text:p>
          </table:table-cell>
          <table:table-cell office:value-type="float" office:value="281677">
            <text:p>281677</text:p>
          </table:table-cell>
          <table:table-cell office:value-type="float" office:value="626085">
            <text:p>626085</text:p>
          </table:table-cell>
          <table:table-cell office:value-type="float" office:value="50295">
            <text:p>5029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6">
            <text:p>66</text:p>
          </table:table-cell>
          <table:table-cell table:number-columns-repeated="1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1472">
            <text:p>161472</text:p>
          </table:table-cell>
          <table:table-cell table:number-columns-repeated="4" office:value-type="float" office:value="0">
            <text:p>0</text:p>
          </table:table-cell>
          <table:table-cell office:value-type="float" office:value="281677">
            <text:p>281677</text:p>
          </table:table-cell>
          <table:table-cell office:value-type="float" office:value="0">
            <text:p>0</text:p>
          </table:table-cell>
          <table:table-cell office:value-type="float" office:value="281677">
            <text:p>281677</text:p>
          </table:table-cell>
          <table:table-cell office:value-type="float" office:value="4405">
            <text:p>4405</text:p>
          </table:table-cell>
          <table:table-cell office:value-type="float" office:value="140839">
            <text:p>140839</text:p>
          </table:table-cell>
          <table:table-cell office:value-type="float" office:value="0">
            <text:p>0</text:p>
          </table:table-cell>
          <table:table-cell office:value-type="float" office:value="93892">
            <text:p>93892</text:p>
          </table:table-cell>
          <table:table-cell office:value-type="float" office:value="0">
            <text:p>0</text:p>
          </table:table-cell>
          <table:table-cell office:value-type="float" office:value="93892">
            <text:p>93892</text:p>
          </table:table-cell>
          <table:table-cell office:value-type="float" office:value="278490">
            <text:p>278490</text:p>
          </table:table-cell>
          <table:table-cell office:value-type="float" office:value="46946">
            <text:p>46946</text:p>
          </table:table-cell>
          <table:table-cell office:value-type="float" office:value="1267">
            <text:p>1267</text:p>
          </table:table-cell>
          <table:table-cell office:value-type="float" office:value="187784">
            <text:p>187784</text:p>
          </table:table-cell>
          <table:table-cell office:value-type="float" office:value="281677">
            <text:p>281677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784502610">
            <text:p>1784502610</text:p>
          </table:table-cell>
          <table:table-cell office:value-type="float" office:value="283193">
            <text:p>283193</text:p>
          </table:table-cell>
          <table:table-cell office:value-type="float" office:value="626699">
            <text:p>626699</text:p>
          </table:table-cell>
          <table:table-cell office:value-type="float" office:value="50714">
            <text:p>507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22">
            <text:p>122</text:p>
          </table:table-cell>
          <table:table-cell table:number-columns-repeated="11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59676">
            <text:p>159676</text:p>
          </table:table-cell>
          <table:table-cell table:number-columns-repeated="4" office:value-type="float" office:value="0">
            <text:p>0</text:p>
          </table:table-cell>
          <table:table-cell office:value-type="float" office:value="283193">
            <text:p>283193</text:p>
          </table:table-cell>
          <table:table-cell office:value-type="float" office:value="0">
            <text:p>0</text:p>
          </table:table-cell>
          <table:table-cell office:value-type="float" office:value="283193">
            <text:p>283193</text:p>
          </table:table-cell>
          <table:table-cell office:value-type="float" office:value="4932">
            <text:p>4932</text:p>
          </table:table-cell>
          <table:table-cell office:value-type="float" office:value="141596">
            <text:p>141596</text:p>
          </table:table-cell>
          <table:table-cell office:value-type="float" office:value="0">
            <text:p>0</text:p>
          </table:table-cell>
          <table:table-cell office:value-type="float" office:value="94398">
            <text:p>94398</text:p>
          </table:table-cell>
          <table:table-cell office:value-type="float" office:value="0">
            <text:p>0</text:p>
          </table:table-cell>
          <table:table-cell office:value-type="float" office:value="94397">
            <text:p>94397</text:p>
          </table:table-cell>
          <table:table-cell office:value-type="float" office:value="281849">
            <text:p>281849</text:p>
          </table:table-cell>
          <table:table-cell office:value-type="float" office:value="47198">
            <text:p>47198</text:p>
          </table:table-cell>
          <table:table-cell office:value-type="float" office:value="525">
            <text:p>525</text:p>
          </table:table-cell>
          <table:table-cell office:value-type="float" office:value="188795">
            <text:p>188795</text:p>
          </table:table-cell>
          <table:table-cell office:value-type="float" office:value="283193">
            <text:p>283193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785799314">
            <text:p>1785799314</text:p>
          </table:table-cell>
          <table:table-cell office:value-type="float" office:value="283055">
            <text:p>283055</text:p>
          </table:table-cell>
          <table:table-cell office:value-type="float" office:value="628225">
            <text:p>628225</text:p>
          </table:table-cell>
          <table:table-cell office:value-type="float" office:value="50783">
            <text:p>50783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244">
            <text:p>24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44">
            <text:p>244</text:p>
          </table:table-cell>
          <table:table-cell table:number-columns-repeated="11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60200">
            <text:p>160200</text:p>
          </table:table-cell>
          <table:table-cell table:number-columns-repeated="4" office:value-type="float" office:value="0">
            <text:p>0</text:p>
          </table:table-cell>
          <table:table-cell office:value-type="float" office:value="283055">
            <text:p>283055</text:p>
          </table:table-cell>
          <table:table-cell office:value-type="float" office:value="0">
            <text:p>0</text:p>
          </table:table-cell>
          <table:table-cell office:value-type="float" office:value="283055">
            <text:p>283055</text:p>
          </table:table-cell>
          <table:table-cell office:value-type="float" office:value="4695">
            <text:p>4695</text:p>
          </table:table-cell>
          <table:table-cell office:value-type="float" office:value="141527">
            <text:p>141527</text:p>
          </table:table-cell>
          <table:table-cell office:value-type="float" office:value="0">
            <text:p>0</text:p>
          </table:table-cell>
          <table:table-cell office:value-type="float" office:value="94351">
            <text:p>94351</text:p>
          </table:table-cell>
          <table:table-cell office:value-type="float" office:value="0">
            <text:p>0</text:p>
          </table:table-cell>
          <table:table-cell office:value-type="float" office:value="94352">
            <text:p>94352</text:p>
          </table:table-cell>
          <table:table-cell office:value-type="float" office:value="280960">
            <text:p>280960</text:p>
          </table:table-cell>
          <table:table-cell office:value-type="float" office:value="47176">
            <text:p>47176</text:p>
          </table:table-cell>
          <table:table-cell office:value-type="float" office:value="532">
            <text:p>532</text:p>
          </table:table-cell>
          <table:table-cell office:value-type="float" office:value="188704">
            <text:p>188704</text:p>
          </table:table-cell>
          <table:table-cell office:value-type="float" office:value="283055">
            <text:p>283055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787094044">
            <text:p>1787094044</text:p>
          </table:table-cell>
          <table:table-cell office:value-type="float" office:value="280164">
            <text:p>280164</text:p>
          </table:table-cell>
          <table:table-cell office:value-type="float" office:value="625968">
            <text:p>625968</text:p>
          </table:table-cell>
          <table:table-cell office:value-type="float" office:value="50910">
            <text:p>50910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488">
            <text:p>48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88">
            <text:p>488</text:p>
          </table:table-cell>
          <table:table-cell table:number-columns-repeated="11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74496">
            <text:p>74496</text:p>
          </table:table-cell>
          <table:table-cell table:number-columns-repeated="4" office:value-type="float" office:value="0">
            <text:p>0</text:p>
          </table:table-cell>
          <table:table-cell office:value-type="float" office:value="280164">
            <text:p>280164</text:p>
          </table:table-cell>
          <table:table-cell office:value-type="float" office:value="0">
            <text:p>0</text:p>
          </table:table-cell>
          <table:table-cell office:value-type="float" office:value="280164">
            <text:p>280164</text:p>
          </table:table-cell>
          <table:table-cell office:value-type="float" office:value="4404">
            <text:p>4404</text:p>
          </table:table-cell>
          <table:table-cell office:value-type="float" office:value="140082">
            <text:p>140082</text:p>
          </table:table-cell>
          <table:table-cell office:value-type="float" office:value="0">
            <text:p>0</text:p>
          </table:table-cell>
          <table:table-cell office:value-type="float" office:value="93388">
            <text:p>93388</text:p>
          </table:table-cell>
          <table:table-cell office:value-type="float" office:value="0">
            <text:p>0</text:p>
          </table:table-cell>
          <table:table-cell office:value-type="float" office:value="93388">
            <text:p>93388</text:p>
          </table:table-cell>
          <table:table-cell office:value-type="float" office:value="279243">
            <text:p>279243</text:p>
          </table:table-cell>
          <table:table-cell office:value-type="float" office:value="46693">
            <text:p>46693</text:p>
          </table:table-cell>
          <table:table-cell office:value-type="float" office:value="524">
            <text:p>524</text:p>
          </table:table-cell>
          <table:table-cell office:value-type="float" office:value="186776">
            <text:p>186776</text:p>
          </table:table-cell>
          <table:table-cell office:value-type="float" office:value="280164">
            <text:p>280164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788512285">
            <text:p>1788512285</text:p>
          </table:table-cell>
          <table:table-cell office:value-type="float" office:value="278654">
            <text:p>278654</text:p>
          </table:table-cell>
          <table:table-cell office:value-type="float" office:value="619313">
            <text:p>619313</text:p>
          </table:table-cell>
          <table:table-cell office:value-type="float" office:value="50936">
            <text:p>5093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976">
            <text:p>97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76">
            <text:p>976</text:p>
          </table:table-cell>
          <table:table-cell table:number-columns-repeated="11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81136">
            <text:p>81136</text:p>
          </table:table-cell>
          <table:table-cell table:number-columns-repeated="4" office:value-type="float" office:value="0">
            <text:p>0</text:p>
          </table:table-cell>
          <table:table-cell office:value-type="float" office:value="278654">
            <text:p>278654</text:p>
          </table:table-cell>
          <table:table-cell office:value-type="float" office:value="0">
            <text:p>0</text:p>
          </table:table-cell>
          <table:table-cell office:value-type="float" office:value="278654">
            <text:p>278654</text:p>
          </table:table-cell>
          <table:table-cell office:value-type="float" office:value="5035">
            <text:p>5035</text:p>
          </table:table-cell>
          <table:table-cell office:value-type="float" office:value="139327">
            <text:p>139327</text:p>
          </table:table-cell>
          <table:table-cell office:value-type="float" office:value="0">
            <text:p>0</text:p>
          </table:table-cell>
          <table:table-cell office:value-type="float" office:value="92884">
            <text:p>92884</text:p>
          </table:table-cell>
          <table:table-cell office:value-type="float" office:value="0">
            <text:p>0</text:p>
          </table:table-cell>
          <table:table-cell office:value-type="float" office:value="92884">
            <text:p>92884</text:p>
          </table:table-cell>
          <table:table-cell office:value-type="float" office:value="278654">
            <text:p>278654</text:p>
          </table:table-cell>
          <table:table-cell office:value-type="float" office:value="46442">
            <text:p>46442</text:p>
          </table:table-cell>
          <table:table-cell office:value-type="float" office:value="550">
            <text:p>550</text:p>
          </table:table-cell>
          <table:table-cell office:value-type="float" office:value="185769">
            <text:p>185769</text:p>
          </table:table-cell>
          <table:table-cell office:value-type="float" office:value="278654">
            <text:p>278654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789738113">
            <text:p>1789738113</text:p>
          </table:table-cell>
          <table:table-cell office:value-type="float" office:value="278603">
            <text:p>278603</text:p>
          </table:table-cell>
          <table:table-cell office:value-type="float" office:value="620256">
            <text:p>620256</text:p>
          </table:table-cell>
          <table:table-cell office:value-type="float" office:value="51325">
            <text:p>51325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952">
            <text:p>195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952">
            <text:p>1952</text:p>
          </table:table-cell>
          <table:table-cell table:number-columns-repeated="11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1192">
            <text:p>161192</text:p>
          </table:table-cell>
          <table:table-cell table:number-columns-repeated="4" office:value-type="float" office:value="0">
            <text:p>0</text:p>
          </table:table-cell>
          <table:table-cell office:value-type="float" office:value="278603">
            <text:p>278603</text:p>
          </table:table-cell>
          <table:table-cell office:value-type="float" office:value="0">
            <text:p>0</text:p>
          </table:table-cell>
          <table:table-cell office:value-type="float" office:value="278603">
            <text:p>278603</text:p>
          </table:table-cell>
          <table:table-cell office:value-type="float" office:value="4667">
            <text:p>4667</text:p>
          </table:table-cell>
          <table:table-cell office:value-type="float" office:value="139302">
            <text:p>139302</text:p>
          </table:table-cell>
          <table:table-cell office:value-type="float" office:value="0">
            <text:p>0</text:p>
          </table:table-cell>
          <table:table-cell office:value-type="float" office:value="92867">
            <text:p>92867</text:p>
          </table:table-cell>
          <table:table-cell office:value-type="float" office:value="0">
            <text:p>0</text:p>
          </table:table-cell>
          <table:table-cell office:value-type="float" office:value="92868">
            <text:p>92868</text:p>
          </table:table-cell>
          <table:table-cell office:value-type="float" office:value="278042">
            <text:p>278042</text:p>
          </table:table-cell>
          <table:table-cell office:value-type="float" office:value="46434">
            <text:p>46434</text:p>
          </table:table-cell>
          <table:table-cell office:value-type="float" office:value="570">
            <text:p>570</text:p>
          </table:table-cell>
          <table:table-cell office:value-type="float" office:value="185735">
            <text:p>185735</text:p>
          </table:table-cell>
          <table:table-cell office:value-type="float" office:value="278603">
            <text:p>278603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791033831">
            <text:p>1791033831</text:p>
          </table:table-cell>
          <table:table-cell office:value-type="float" office:value="281725">
            <text:p>281725</text:p>
          </table:table-cell>
          <table:table-cell office:value-type="float" office:value="627288">
            <text:p>627288</text:p>
          </table:table-cell>
          <table:table-cell office:value-type="float" office:value="51927">
            <text:p>51927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2928">
            <text:p>292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928">
            <text:p>2928</text:p>
          </table:table-cell>
          <table:table-cell table:number-columns-repeated="11" office:value-type="float" office:value="0">
            <text:p>0</text:p>
          </table:table-cell>
          <table:table-cell office:value-type="float" office:value="384">
            <text:p>384</text:p>
          </table:table-cell>
          <table:table-cell office:value-type="float" office:value="162296">
            <text:p>162296</text:p>
          </table:table-cell>
          <table:table-cell table:number-columns-repeated="4" office:value-type="float" office:value="0">
            <text:p>0</text:p>
          </table:table-cell>
          <table:table-cell office:value-type="float" office:value="281725">
            <text:p>281725</text:p>
          </table:table-cell>
          <table:table-cell office:value-type="float" office:value="0">
            <text:p>0</text:p>
          </table:table-cell>
          <table:table-cell office:value-type="float" office:value="281725">
            <text:p>281725</text:p>
          </table:table-cell>
          <table:table-cell office:value-type="float" office:value="4462">
            <text:p>4462</text:p>
          </table:table-cell>
          <table:table-cell office:value-type="float" office:value="140862">
            <text:p>140862</text:p>
          </table:table-cell>
          <table:table-cell office:value-type="float" office:value="0">
            <text:p>0</text:p>
          </table:table-cell>
          <table:table-cell office:value-type="float" office:value="93908">
            <text:p>93908</text:p>
          </table:table-cell>
          <table:table-cell office:value-type="float" office:value="0">
            <text:p>0</text:p>
          </table:table-cell>
          <table:table-cell office:value-type="float" office:value="93908">
            <text:p>93908</text:p>
          </table:table-cell>
          <table:table-cell office:value-type="float" office:value="279633">
            <text:p>279633</text:p>
          </table:table-cell>
          <table:table-cell office:value-type="float" office:value="46954">
            <text:p>46954</text:p>
          </table:table-cell>
          <table:table-cell office:value-type="float" office:value="717">
            <text:p>717</text:p>
          </table:table-cell>
          <table:table-cell office:value-type="float" office:value="187816">
            <text:p>187816</text:p>
          </table:table-cell>
          <table:table-cell office:value-type="float" office:value="281725">
            <text:p>281725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792329239">
            <text:p>1792329239</text:p>
          </table:table-cell>
          <table:table-cell office:value-type="float" office:value="283252">
            <text:p>283252</text:p>
          </table:table-cell>
          <table:table-cell office:value-type="float" office:value="634339">
            <text:p>634339</text:p>
          </table:table-cell>
          <table:table-cell office:value-type="float" office:value="52495">
            <text:p>52495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248">
            <text:p>324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248">
            <text:p>3248</text:p>
          </table:table-cell>
          <table:table-cell table:number-columns-repeated="11"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64680">
            <text:p>164680</text:p>
          </table:table-cell>
          <table:table-cell table:number-columns-repeated="4" office:value-type="float" office:value="0">
            <text:p>0</text:p>
          </table:table-cell>
          <table:table-cell office:value-type="float" office:value="283252">
            <text:p>283252</text:p>
          </table:table-cell>
          <table:table-cell office:value-type="float" office:value="0">
            <text:p>0</text:p>
          </table:table-cell>
          <table:table-cell office:value-type="float" office:value="283252">
            <text:p>283252</text:p>
          </table:table-cell>
          <table:table-cell office:value-type="float" office:value="4650">
            <text:p>4650</text:p>
          </table:table-cell>
          <table:table-cell office:value-type="float" office:value="141626">
            <text:p>141626</text:p>
          </table:table-cell>
          <table:table-cell office:value-type="float" office:value="0">
            <text:p>0</text:p>
          </table:table-cell>
          <table:table-cell office:value-type="float" office:value="94417">
            <text:p>94417</text:p>
          </table:table-cell>
          <table:table-cell office:value-type="float" office:value="0">
            <text:p>0</text:p>
          </table:table-cell>
          <table:table-cell office:value-type="float" office:value="94417">
            <text:p>94417</text:p>
          </table:table-cell>
          <table:table-cell office:value-type="float" office:value="280376">
            <text:p>280376</text:p>
          </table:table-cell>
          <table:table-cell office:value-type="float" office:value="47208">
            <text:p>47208</text:p>
          </table:table-cell>
          <table:table-cell office:value-type="float" office:value="745">
            <text:p>745</text:p>
          </table:table-cell>
          <table:table-cell office:value-type="float" office:value="188834">
            <text:p>188834</text:p>
          </table:table-cell>
          <table:table-cell office:value-type="float" office:value="283252">
            <text:p>283252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1793815901">
            <text:p>1793815901</text:p>
          </table:table-cell>
          <table:table-cell office:value-type="float" office:value="282941">
            <text:p>282941</text:p>
          </table:table-cell>
          <table:table-cell office:value-type="float" office:value="631651">
            <text:p>631651</text:p>
          </table:table-cell>
          <table:table-cell office:value-type="float" office:value="52697">
            <text:p>52697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568">
            <text:p>356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568">
            <text:p>3568</text:p>
          </table:table-cell>
          <table:table-cell table:number-columns-repeated="11" office:value-type="float" office:value="0">
            <text:p>0</text:p>
          </table:table-cell>
          <table:table-cell office:value-type="float" office:value="640">
            <text:p>640</text:p>
          </table:table-cell>
          <table:table-cell office:value-type="float" office:value="80532">
            <text:p>80532</text:p>
          </table:table-cell>
          <table:table-cell table:number-columns-repeated="4" office:value-type="float" office:value="0">
            <text:p>0</text:p>
          </table:table-cell>
          <table:table-cell office:value-type="float" office:value="282941">
            <text:p>282941</text:p>
          </table:table-cell>
          <table:table-cell office:value-type="float" office:value="0">
            <text:p>0</text:p>
          </table:table-cell>
          <table:table-cell office:value-type="float" office:value="282941">
            <text:p>282941</text:p>
          </table:table-cell>
          <table:table-cell office:value-type="float" office:value="4545">
            <text:p>4545</text:p>
          </table:table-cell>
          <table:table-cell office:value-type="float" office:value="141470">
            <text:p>141470</text:p>
          </table:table-cell>
          <table:table-cell office:value-type="float" office:value="0">
            <text:p>0</text:p>
          </table:table-cell>
          <table:table-cell office:value-type="float" office:value="94313">
            <text:p>94313</text:p>
          </table:table-cell>
          <table:table-cell office:value-type="float" office:value="0">
            <text:p>0</text:p>
          </table:table-cell>
          <table:table-cell office:value-type="float" office:value="94314">
            <text:p>94314</text:p>
          </table:table-cell>
          <table:table-cell office:value-type="float" office:value="281714">
            <text:p>281714</text:p>
          </table:table-cell>
          <table:table-cell office:value-type="float" office:value="47157">
            <text:p>47157</text:p>
          </table:table-cell>
          <table:table-cell office:value-type="float" office:value="637">
            <text:p>637</text:p>
          </table:table-cell>
          <table:table-cell office:value-type="float" office:value="188627">
            <text:p>188627</text:p>
          </table:table-cell>
          <table:table-cell office:value-type="float" office:value="282941">
            <text:p>282941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1795016558">
            <text:p>1795016558</text:p>
          </table:table-cell>
          <table:table-cell office:value-type="float" office:value="308806">
            <text:p>308806</text:p>
          </table:table-cell>
          <table:table-cell office:value-type="float" office:value="648646">
            <text:p>648646</text:p>
          </table:table-cell>
          <table:table-cell office:value-type="float" office:value="54444">
            <text:p>54444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888">
            <text:p>388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888">
            <text:p>3888</text:p>
          </table:table-cell>
          <table:table-cell table:number-columns-repeated="11" office:value-type="float" office:value="0">
            <text:p>0</text:p>
          </table:table-cell>
          <table:table-cell office:value-type="float" office:value="768">
            <text:p>768</text:p>
          </table:table-cell>
          <table:table-cell office:value-type="float" office:value="188960">
            <text:p>188960</text:p>
          </table:table-cell>
          <table:table-cell table:number-columns-repeated="4" office:value-type="float" office:value="0">
            <text:p>0</text:p>
          </table:table-cell>
          <table:table-cell office:value-type="float" office:value="308806">
            <text:p>308806</text:p>
          </table:table-cell>
          <table:table-cell office:value-type="float" office:value="0">
            <text:p>0</text:p>
          </table:table-cell>
          <table:table-cell office:value-type="float" office:value="308806">
            <text:p>308806</text:p>
          </table:table-cell>
          <table:table-cell office:value-type="float" office:value="4902">
            <text:p>4902</text:p>
          </table:table-cell>
          <table:table-cell office:value-type="float" office:value="154403">
            <text:p>154403</text:p>
          </table:table-cell>
          <table:table-cell office:value-type="float" office:value="0">
            <text:p>0</text:p>
          </table:table-cell>
          <table:table-cell office:value-type="float" office:value="102935">
            <text:p>102935</text:p>
          </table:table-cell>
          <table:table-cell office:value-type="float" office:value="0">
            <text:p>0</text:p>
          </table:table-cell>
          <table:table-cell office:value-type="float" office:value="102936">
            <text:p>102936</text:p>
          </table:table-cell>
          <table:table-cell office:value-type="float" office:value="141930">
            <text:p>141930</text:p>
          </table:table-cell>
          <table:table-cell office:value-type="float" office:value="51468">
            <text:p>51468</text:p>
          </table:table-cell>
          <table:table-cell office:value-type="float" office:value="745">
            <text:p>745</text:p>
          </table:table-cell>
          <table:table-cell office:value-type="float" office:value="205871">
            <text:p>205871</text:p>
          </table:table-cell>
          <table:table-cell office:value-type="float" office:value="308806">
            <text:p>308806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1796321873">
            <text:p>1796321873</text:p>
          </table:table-cell>
          <table:table-cell office:value-type="float" office:value="291494">
            <text:p>291494</text:p>
          </table:table-cell>
          <table:table-cell office:value-type="float" office:value="634595">
            <text:p>634595</text:p>
          </table:table-cell>
          <table:table-cell office:value-type="float" office:value="53054">
            <text:p>53054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4304">
            <text:p>430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304">
            <text:p>4304</text:p>
          </table:table-cell>
          <table:table-cell table:number-columns-repeated="11" office:value-type="float" office:value="0">
            <text:p>0</text:p>
          </table:table-cell>
          <table:table-cell office:value-type="float" office:value="896">
            <text:p>896</text:p>
          </table:table-cell>
          <table:table-cell table:number-columns-repeated="5" office:value-type="float" office:value="0">
            <text:p>0</text:p>
          </table:table-cell>
          <table:table-cell office:value-type="float" office:value="291494">
            <text:p>291494</text:p>
          </table:table-cell>
          <table:table-cell office:value-type="float" office:value="0">
            <text:p>0</text:p>
          </table:table-cell>
          <table:table-cell office:value-type="float" office:value="291494">
            <text:p>291494</text:p>
          </table:table-cell>
          <table:table-cell office:value-type="float" office:value="4791">
            <text:p>4791</text:p>
          </table:table-cell>
          <table:table-cell office:value-type="float" office:value="145747">
            <text:p>145747</text:p>
          </table:table-cell>
          <table:table-cell office:value-type="float" office:value="0">
            <text:p>0</text:p>
          </table:table-cell>
          <table:table-cell office:value-type="float" office:value="97164">
            <text:p>97164</text:p>
          </table:table-cell>
          <table:table-cell office:value-type="float" office:value="0">
            <text:p>0</text:p>
          </table:table-cell>
          <table:table-cell office:value-type="float" office:value="97165">
            <text:p>97165</text:p>
          </table:table-cell>
          <table:table-cell office:value-type="float" office:value="280631">
            <text:p>280631</text:p>
          </table:table-cell>
          <table:table-cell office:value-type="float" office:value="48582">
            <text:p>48582</text:p>
          </table:table-cell>
          <table:table-cell office:value-type="float" office:value="697">
            <text:p>697</text:p>
          </table:table-cell>
          <table:table-cell office:value-type="float" office:value="194329">
            <text:p>194329</text:p>
          </table:table-cell>
          <table:table-cell office:value-type="float" office:value="291494">
            <text:p>291494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1797564378">
            <text:p>1797564378</text:p>
          </table:table-cell>
          <table:table-cell office:value-type="float" office:value="283491">
            <text:p>283491</text:p>
          </table:table-cell>
          <table:table-cell office:value-type="float" office:value="628604">
            <text:p>628604</text:p>
          </table:table-cell>
          <table:table-cell office:value-type="float" office:value="53485">
            <text:p>53485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4720">
            <text:p>47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720">
            <text:p>4720</text:p>
          </table:table-cell>
          <table:table-cell table:number-columns-repeated="11"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164944">
            <text:p>164944</text:p>
          </table:table-cell>
          <table:table-cell table:number-columns-repeated="4" office:value-type="float" office:value="0">
            <text:p>0</text:p>
          </table:table-cell>
          <table:table-cell office:value-type="float" office:value="283491">
            <text:p>283491</text:p>
          </table:table-cell>
          <table:table-cell office:value-type="float" office:value="0">
            <text:p>0</text:p>
          </table:table-cell>
          <table:table-cell office:value-type="float" office:value="283491">
            <text:p>283491</text:p>
          </table:table-cell>
          <table:table-cell office:value-type="float" office:value="4999">
            <text:p>4999</text:p>
          </table:table-cell>
          <table:table-cell office:value-type="float" office:value="141746">
            <text:p>141746</text:p>
          </table:table-cell>
          <table:table-cell office:value-type="float" office:value="0">
            <text:p>0</text:p>
          </table:table-cell>
          <table:table-cell office:value-type="float" office:value="94497">
            <text:p>94497</text:p>
          </table:table-cell>
          <table:table-cell office:value-type="float" office:value="0">
            <text:p>0</text:p>
          </table:table-cell>
          <table:table-cell office:value-type="float" office:value="94497">
            <text:p>94497</text:p>
          </table:table-cell>
          <table:table-cell office:value-type="float" office:value="281781">
            <text:p>281781</text:p>
          </table:table-cell>
          <table:table-cell office:value-type="float" office:value="47249">
            <text:p>47249</text:p>
          </table:table-cell>
          <table:table-cell office:value-type="float" office:value="773">
            <text:p>773</text:p>
          </table:table-cell>
          <table:table-cell office:value-type="float" office:value="188993">
            <text:p>188993</text:p>
          </table:table-cell>
          <table:table-cell office:value-type="float" office:value="283491">
            <text:p>283491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1798854385">
            <text:p>1798854385</text:p>
          </table:table-cell>
          <table:table-cell office:value-type="float" office:value="284685">
            <text:p>284685</text:p>
          </table:table-cell>
          <table:table-cell office:value-type="float" office:value="627931">
            <text:p>627931</text:p>
          </table:table-cell>
          <table:table-cell office:value-type="float" office:value="53380">
            <text:p>53380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5136">
            <text:p>513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136">
            <text:p>5136</text:p>
          </table:table-cell>
          <table:table-cell table:number-columns-repeated="11" office:value-type="float" office:value="0">
            <text:p>0</text:p>
          </table:table-cell>
          <table:table-cell office:value-type="float" office:value="1152">
            <text:p>1152</text:p>
          </table:table-cell>
          <table:table-cell table:number-columns-repeated="5" office:value-type="float" office:value="0">
            <text:p>0</text:p>
          </table:table-cell>
          <table:table-cell office:value-type="float" office:value="284685">
            <text:p>284685</text:p>
          </table:table-cell>
          <table:table-cell office:value-type="float" office:value="0">
            <text:p>0</text:p>
          </table:table-cell>
          <table:table-cell office:value-type="float" office:value="284685">
            <text:p>284685</text:p>
          </table:table-cell>
          <table:table-cell office:value-type="float" office:value="4780">
            <text:p>4780</text:p>
          </table:table-cell>
          <table:table-cell office:value-type="float" office:value="142343">
            <text:p>142343</text:p>
          </table:table-cell>
          <table:table-cell office:value-type="float" office:value="0">
            <text:p>0</text:p>
          </table:table-cell>
          <table:table-cell office:value-type="float" office:value="94895">
            <text:p>94895</text:p>
          </table:table-cell>
          <table:table-cell office:value-type="float" office:value="867">
            <text:p>867</text:p>
          </table:table-cell>
          <table:table-cell office:value-type="float" office:value="94895">
            <text:p>94895</text:p>
          </table:table-cell>
          <table:table-cell office:value-type="float" office:value="284685">
            <text:p>284685</text:p>
          </table:table-cell>
          <table:table-cell office:value-type="float" office:value="47447">
            <text:p>47447</text:p>
          </table:table-cell>
          <table:table-cell office:value-type="float" office:value="684">
            <text:p>684</text:p>
          </table:table-cell>
          <table:table-cell office:value-type="float" office:value="189790">
            <text:p>189790</text:p>
          </table:table-cell>
          <table:table-cell office:value-type="float" office:value="284685">
            <text:p>284685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1800153454">
            <text:p>1800153454</text:p>
          </table:table-cell>
          <table:table-cell office:value-type="float" office:value="296855">
            <text:p>296855</text:p>
          </table:table-cell>
          <table:table-cell office:value-type="float" office:value="639259">
            <text:p>639259</text:p>
          </table:table-cell>
          <table:table-cell office:value-type="float" office:value="53396">
            <text:p>53396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5920">
            <text:p>59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920">
            <text:p>5920</text:p>
          </table:table-cell>
          <table:table-cell table:number-columns-repeated="11" office:value-type="float" office:value="0">
            <text:p>0</text:p>
          </table:table-cell>
          <table:table-cell office:value-type="float" office:value="1280">
            <text:p>1280</text:p>
          </table:table-cell>
          <table:table-cell office:value-type="float" office:value="75084">
            <text:p>75084</text:p>
          </table:table-cell>
          <table:table-cell table:number-columns-repeated="4" office:value-type="float" office:value="0">
            <text:p>0</text:p>
          </table:table-cell>
          <table:table-cell office:value-type="float" office:value="296855">
            <text:p>296855</text:p>
          </table:table-cell>
          <table:table-cell office:value-type="float" office:value="0">
            <text:p>0</text:p>
          </table:table-cell>
          <table:table-cell office:value-type="float" office:value="296855">
            <text:p>296855</text:p>
          </table:table-cell>
          <table:table-cell office:value-type="float" office:value="4958">
            <text:p>4958</text:p>
          </table:table-cell>
          <table:table-cell office:value-type="float" office:value="148428">
            <text:p>148428</text:p>
          </table:table-cell>
          <table:table-cell office:value-type="float" office:value="0">
            <text:p>0</text:p>
          </table:table-cell>
          <table:table-cell office:value-type="float" office:value="98951">
            <text:p>98951</text:p>
          </table:table-cell>
          <table:table-cell office:value-type="float" office:value="0">
            <text:p>0</text:p>
          </table:table-cell>
          <table:table-cell office:value-type="float" office:value="98952">
            <text:p>98952</text:p>
          </table:table-cell>
          <table:table-cell office:value-type="float" office:value="284755">
            <text:p>284755</text:p>
          </table:table-cell>
          <table:table-cell office:value-type="float" office:value="49476">
            <text:p>49476</text:p>
          </table:table-cell>
          <table:table-cell office:value-type="float" office:value="801">
            <text:p>801</text:p>
          </table:table-cell>
          <table:table-cell office:value-type="float" office:value="197903">
            <text:p>197903</text:p>
          </table:table-cell>
          <table:table-cell office:value-type="float" office:value="296855">
            <text:p>296855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1801449489">
            <text:p>1801449489</text:p>
          </table:table-cell>
          <table:table-cell office:value-type="float" office:value="284609">
            <text:p>284609</text:p>
          </table:table-cell>
          <table:table-cell office:value-type="float" office:value="638760">
            <text:p>638760</text:p>
          </table:table-cell>
          <table:table-cell office:value-type="float" office:value="53323">
            <text:p>53323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6672">
            <text:p>667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672">
            <text:p>6672</text:p>
          </table:table-cell>
          <table:table-cell table:number-columns-repeated="11" office:value-type="float" office:value="0">
            <text:p>0</text:p>
          </table:table-cell>
          <table:table-cell office:value-type="float" office:value="1408">
            <text:p>1408</text:p>
          </table:table-cell>
          <table:table-cell office:value-type="float" office:value="165264">
            <text:p>165264</text:p>
          </table:table-cell>
          <table:table-cell table:number-columns-repeated="4" office:value-type="float" office:value="0">
            <text:p>0</text:p>
          </table:table-cell>
          <table:table-cell office:value-type="float" office:value="284609">
            <text:p>284609</text:p>
          </table:table-cell>
          <table:table-cell office:value-type="float" office:value="0">
            <text:p>0</text:p>
          </table:table-cell>
          <table:table-cell office:value-type="float" office:value="284609">
            <text:p>284609</text:p>
          </table:table-cell>
          <table:table-cell office:value-type="float" office:value="4772">
            <text:p>4772</text:p>
          </table:table-cell>
          <table:table-cell office:value-type="float" office:value="142305">
            <text:p>142305</text:p>
          </table:table-cell>
          <table:table-cell office:value-type="float" office:value="0">
            <text:p>0</text:p>
          </table:table-cell>
          <table:table-cell office:value-type="float" office:value="94870">
            <text:p>94870</text:p>
          </table:table-cell>
          <table:table-cell office:value-type="float" office:value="0">
            <text:p>0</text:p>
          </table:table-cell>
          <table:table-cell office:value-type="float" office:value="94870">
            <text:p>94870</text:p>
          </table:table-cell>
          <table:table-cell office:value-type="float" office:value="280655">
            <text:p>280655</text:p>
          </table:table-cell>
          <table:table-cell office:value-type="float" office:value="47435">
            <text:p>47435</text:p>
          </table:table-cell>
          <table:table-cell office:value-type="float" office:value="838">
            <text:p>838</text:p>
          </table:table-cell>
          <table:table-cell office:value-type="float" office:value="189739">
            <text:p>189739</text:p>
          </table:table-cell>
          <table:table-cell office:value-type="float" office:value="284609">
            <text:p>284609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1802741921">
            <text:p>1802741921</text:p>
          </table:table-cell>
          <table:table-cell office:value-type="float" office:value="282329">
            <text:p>282329</text:p>
          </table:table-cell>
          <table:table-cell office:value-type="float" office:value="633023">
            <text:p>633023</text:p>
          </table:table-cell>
          <table:table-cell office:value-type="float" office:value="53594">
            <text:p>53594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7440">
            <text:p>74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440">
            <text:p>7440</text:p>
          </table:table-cell>
          <table:table-cell table:number-columns-repeated="11" office:value-type="float" office:value="0">
            <text:p>0</text:p>
          </table:table-cell>
          <table:table-cell office:value-type="float" office:value="1536">
            <text:p>1536</text:p>
          </table:table-cell>
          <table:table-cell office:value-type="float" office:value="81176">
            <text:p>81176</text:p>
          </table:table-cell>
          <table:table-cell table:number-columns-repeated="4" office:value-type="float" office:value="0">
            <text:p>0</text:p>
          </table:table-cell>
          <table:table-cell office:value-type="float" office:value="282329">
            <text:p>282329</text:p>
          </table:table-cell>
          <table:table-cell office:value-type="float" office:value="0">
            <text:p>0</text:p>
          </table:table-cell>
          <table:table-cell office:value-type="float" office:value="282329">
            <text:p>282329</text:p>
          </table:table-cell>
          <table:table-cell office:value-type="float" office:value="4906">
            <text:p>4906</text:p>
          </table:table-cell>
          <table:table-cell office:value-type="float" office:value="141165">
            <text:p>141165</text:p>
          </table:table-cell>
          <table:table-cell office:value-type="float" office:value="0">
            <text:p>0</text:p>
          </table:table-cell>
          <table:table-cell office:value-type="float" office:value="94109">
            <text:p>94109</text:p>
          </table:table-cell>
          <table:table-cell office:value-type="float" office:value="0">
            <text:p>0</text:p>
          </table:table-cell>
          <table:table-cell office:value-type="float" office:value="94110">
            <text:p>94110</text:p>
          </table:table-cell>
          <table:table-cell office:value-type="float" office:value="280392">
            <text:p>280392</text:p>
          </table:table-cell>
          <table:table-cell office:value-type="float" office:value="47054">
            <text:p>47054</text:p>
          </table:table-cell>
          <table:table-cell office:value-type="float" office:value="700">
            <text:p>700</text:p>
          </table:table-cell>
          <table:table-cell office:value-type="float" office:value="188220">
            <text:p>188220</text:p>
          </table:table-cell>
          <table:table-cell office:value-type="float" office:value="282329">
            <text:p>282329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1803897469">
            <text:p>1803897469</text:p>
          </table:table-cell>
          <table:table-cell office:value-type="float" office:value="287490">
            <text:p>287490</text:p>
          </table:table-cell>
          <table:table-cell office:value-type="float" office:value="619805">
            <text:p>619805</text:p>
          </table:table-cell>
          <table:table-cell office:value-type="float" office:value="53729">
            <text:p>53729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7920">
            <text:p>79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920">
            <text:p>7920</text:p>
          </table:table-cell>
          <table:table-cell table:number-columns-repeated="11" office:value-type="float" office:value="0">
            <text:p>0</text:p>
          </table:table-cell>
          <table:table-cell office:value-type="float" office:value="1664">
            <text:p>1664</text:p>
          </table:table-cell>
          <table:table-cell office:value-type="float" office:value="167544">
            <text:p>167544</text:p>
          </table:table-cell>
          <table:table-cell table:number-columns-repeated="4" office:value-type="float" office:value="0">
            <text:p>0</text:p>
          </table:table-cell>
          <table:table-cell office:value-type="float" office:value="287490">
            <text:p>287490</text:p>
          </table:table-cell>
          <table:table-cell office:value-type="float" office:value="0">
            <text:p>0</text:p>
          </table:table-cell>
          <table:table-cell office:value-type="float" office:value="287490">
            <text:p>287490</text:p>
          </table:table-cell>
          <table:table-cell office:value-type="float" office:value="4677">
            <text:p>4677</text:p>
          </table:table-cell>
          <table:table-cell office:value-type="float" office:value="143745">
            <text:p>143745</text:p>
          </table:table-cell>
          <table:table-cell office:value-type="float" office:value="0">
            <text:p>0</text:p>
          </table:table-cell>
          <table:table-cell office:value-type="float" office:value="95830">
            <text:p>95830</text:p>
          </table:table-cell>
          <table:table-cell office:value-type="float" office:value="0">
            <text:p>0</text:p>
          </table:table-cell>
          <table:table-cell office:value-type="float" office:value="95830">
            <text:p>95830</text:p>
          </table:table-cell>
          <table:table-cell office:value-type="float" office:value="277177">
            <text:p>277177</text:p>
          </table:table-cell>
          <table:table-cell office:value-type="float" office:value="47915">
            <text:p>47915</text:p>
          </table:table-cell>
          <table:table-cell office:value-type="float" office:value="3396">
            <text:p>3396</text:p>
          </table:table-cell>
          <table:table-cell office:value-type="float" office:value="191660">
            <text:p>191660</text:p>
          </table:table-cell>
          <table:table-cell office:value-type="float" office:value="287490">
            <text:p>287490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805145473">
            <text:p>1805145473</text:p>
          </table:table-cell>
          <table:table-cell office:value-type="float" office:value="294829">
            <text:p>294829</text:p>
          </table:table-cell>
          <table:table-cell office:value-type="float" office:value="635214">
            <text:p>635214</text:p>
          </table:table-cell>
          <table:table-cell office:value-type="float" office:value="54328">
            <text:p>54328</text:p>
          </table:table-cell>
          <table:table-cell table:number-columns-repeated="3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8400">
            <text:p>84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400">
            <text:p>8400</text:p>
          </table:table-cell>
          <table:table-cell table:number-columns-repeated="11" office:value-type="float" office:value="0">
            <text:p>0</text:p>
          </table:table-cell>
          <table:table-cell office:value-type="float" office:value="1792">
            <text:p>1792</text:p>
          </table:table-cell>
          <table:table-cell office:value-type="float" office:value="184428">
            <text:p>184428</text:p>
          </table:table-cell>
          <table:table-cell table:number-columns-repeated="4" office:value-type="float" office:value="0">
            <text:p>0</text:p>
          </table:table-cell>
          <table:table-cell office:value-type="float" office:value="294829">
            <text:p>294829</text:p>
          </table:table-cell>
          <table:table-cell office:value-type="float" office:value="0">
            <text:p>0</text:p>
          </table:table-cell>
          <table:table-cell office:value-type="float" office:value="294829">
            <text:p>294829</text:p>
          </table:table-cell>
          <table:table-cell office:value-type="float" office:value="4811">
            <text:p>4811</text:p>
          </table:table-cell>
          <table:table-cell office:value-type="float" office:value="147414">
            <text:p>147414</text:p>
          </table:table-cell>
          <table:table-cell office:value-type="float" office:value="0">
            <text:p>0</text:p>
          </table:table-cell>
          <table:table-cell office:value-type="float" office:value="98276">
            <text:p>98276</text:p>
          </table:table-cell>
          <table:table-cell office:value-type="float" office:value="0">
            <text:p>0</text:p>
          </table:table-cell>
          <table:table-cell office:value-type="float" office:value="98276">
            <text:p>98276</text:p>
          </table:table-cell>
          <table:table-cell office:value-type="float" office:value="288961">
            <text:p>288961</text:p>
          </table:table-cell>
          <table:table-cell office:value-type="float" office:value="49138">
            <text:p>49138</text:p>
          </table:table-cell>
          <table:table-cell office:value-type="float" office:value="1428">
            <text:p>1428</text:p>
          </table:table-cell>
          <table:table-cell office:value-type="float" office:value="196552">
            <text:p>196552</text:p>
          </table:table-cell>
          <table:table-cell office:value-type="float" office:value="294829">
            <text:p>294829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1806533117">
            <text:p>1806533117</text:p>
          </table:table-cell>
          <table:table-cell office:value-type="float" office:value="308725">
            <text:p>308725</text:p>
          </table:table-cell>
          <table:table-cell office:value-type="float" office:value="639932">
            <text:p>639932</text:p>
          </table:table-cell>
          <table:table-cell office:value-type="float" office:value="54737">
            <text:p>54737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8928">
            <text:p>892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928">
            <text:p>8928</text:p>
          </table:table-cell>
          <table:table-cell table:number-columns-repeated="11" office:value-type="float" office:value="0">
            <text:p>0</text:p>
          </table:table-cell>
          <table:table-cell office:value-type="float" office:value="1920">
            <text:p>1920</text:p>
          </table:table-cell>
          <table:table-cell office:value-type="float" office:value="167360">
            <text:p>167360</text:p>
          </table:table-cell>
          <table:table-cell table:number-columns-repeated="4" office:value-type="float" office:value="0">
            <text:p>0</text:p>
          </table:table-cell>
          <table:table-cell office:value-type="float" office:value="308725">
            <text:p>308725</text:p>
          </table:table-cell>
          <table:table-cell office:value-type="float" office:value="0">
            <text:p>0</text:p>
          </table:table-cell>
          <table:table-cell office:value-type="float" office:value="308725">
            <text:p>308725</text:p>
          </table:table-cell>
          <table:table-cell office:value-type="float" office:value="5057">
            <text:p>5057</text:p>
          </table:table-cell>
          <table:table-cell office:value-type="float" office:value="154362">
            <text:p>154362</text:p>
          </table:table-cell>
          <table:table-cell office:value-type="float" office:value="0">
            <text:p>0</text:p>
          </table:table-cell>
          <table:table-cell office:value-type="float" office:value="102908">
            <text:p>102908</text:p>
          </table:table-cell>
          <table:table-cell office:value-type="float" office:value="1126">
            <text:p>1126</text:p>
          </table:table-cell>
          <table:table-cell office:value-type="float" office:value="102908">
            <text:p>102908</text:p>
          </table:table-cell>
          <table:table-cell office:value-type="float" office:value="308725">
            <text:p>308725</text:p>
          </table:table-cell>
          <table:table-cell office:value-type="float" office:value="51454">
            <text:p>51454</text:p>
          </table:table-cell>
          <table:table-cell office:value-type="float" office:value="1040">
            <text:p>1040</text:p>
          </table:table-cell>
          <table:table-cell office:value-type="float" office:value="205817">
            <text:p>205817</text:p>
          </table:table-cell>
          <table:table-cell office:value-type="float" office:value="308725">
            <text:p>308725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1807682894">
            <text:p>1807682894</text:p>
          </table:table-cell>
          <table:table-cell office:value-type="float" office:value="306495">
            <text:p>306495</text:p>
          </table:table-cell>
          <table:table-cell office:value-type="float" office:value="639127">
            <text:p>639127</text:p>
          </table:table-cell>
          <table:table-cell office:value-type="float" office:value="55605">
            <text:p>55605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9616">
            <text:p>961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616">
            <text:p>9616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83076">
            <text:p>83076</text:p>
          </table:table-cell>
          <table:table-cell table:number-columns-repeated="4" office:value-type="float" office:value="0">
            <text:p>0</text:p>
          </table:table-cell>
          <table:table-cell office:value-type="float" office:value="306495">
            <text:p>306495</text:p>
          </table:table-cell>
          <table:table-cell office:value-type="float" office:value="0">
            <text:p>0</text:p>
          </table:table-cell>
          <table:table-cell office:value-type="float" office:value="306495">
            <text:p>306495</text:p>
          </table:table-cell>
          <table:table-cell office:value-type="float" office:value="5159">
            <text:p>5159</text:p>
          </table:table-cell>
          <table:table-cell office:value-type="float" office:value="153248">
            <text:p>153248</text:p>
          </table:table-cell>
          <table:table-cell office:value-type="float" office:value="0">
            <text:p>0</text:p>
          </table:table-cell>
          <table:table-cell office:value-type="float" office:value="102165">
            <text:p>102165</text:p>
          </table:table-cell>
          <table:table-cell office:value-type="float" office:value="0">
            <text:p>0</text:p>
          </table:table-cell>
          <table:table-cell office:value-type="float" office:value="102165">
            <text:p>102165</text:p>
          </table:table-cell>
          <table:table-cell office:value-type="float" office:value="284067">
            <text:p>284067</text:p>
          </table:table-cell>
          <table:table-cell office:value-type="float" office:value="51083">
            <text:p>51083</text:p>
          </table:table-cell>
          <table:table-cell office:value-type="float" office:value="1043">
            <text:p>1043</text:p>
          </table:table-cell>
          <table:table-cell office:value-type="float" office:value="204330">
            <text:p>204330</text:p>
          </table:table-cell>
          <table:table-cell office:value-type="float" office:value="306495">
            <text:p>306495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1808964028">
            <text:p>1808964028</text:p>
          </table:table-cell>
          <table:table-cell office:value-type="float" office:value="295147">
            <text:p>295147</text:p>
          </table:table-cell>
          <table:table-cell office:value-type="float" office:value="636902">
            <text:p>636902</text:p>
          </table:table-cell>
          <table:table-cell office:value-type="float" office:value="55285">
            <text:p>55285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0308">
            <text:p>1030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0308">
            <text:p>10308</text:p>
          </table:table-cell>
          <table:table-cell table:number-columns-repeated="11" office:value-type="float" office:value="0">
            <text:p>0</text:p>
          </table:table-cell>
          <table:table-cell office:value-type="float" office:value="2176">
            <text:p>2176</text:p>
          </table:table-cell>
          <table:table-cell office:value-type="float" office:value="83184">
            <text:p>83184</text:p>
          </table:table-cell>
          <table:table-cell table:number-columns-repeated="4" office:value-type="float" office:value="0">
            <text:p>0</text:p>
          </table:table-cell>
          <table:table-cell office:value-type="float" office:value="295147">
            <text:p>295147</text:p>
          </table:table-cell>
          <table:table-cell office:value-type="float" office:value="0">
            <text:p>0</text:p>
          </table:table-cell>
          <table:table-cell office:value-type="float" office:value="295147">
            <text:p>295147</text:p>
          </table:table-cell>
          <table:table-cell office:value-type="float" office:value="4935">
            <text:p>4935</text:p>
          </table:table-cell>
          <table:table-cell office:value-type="float" office:value="147573">
            <text:p>147573</text:p>
          </table:table-cell>
          <table:table-cell office:value-type="float" office:value="0">
            <text:p>0</text:p>
          </table:table-cell>
          <table:table-cell office:value-type="float" office:value="98382">
            <text:p>98382</text:p>
          </table:table-cell>
          <table:table-cell office:value-type="float" office:value="0">
            <text:p>0</text:p>
          </table:table-cell>
          <table:table-cell office:value-type="float" office:value="98382">
            <text:p>98382</text:p>
          </table:table-cell>
          <table:table-cell office:value-type="float" office:value="0">
            <text:p>0</text:p>
          </table:table-cell>
          <table:table-cell office:value-type="float" office:value="49191">
            <text:p>49191</text:p>
          </table:table-cell>
          <table:table-cell office:value-type="float" office:value="2514">
            <text:p>2514</text:p>
          </table:table-cell>
          <table:table-cell office:value-type="float" office:value="196765">
            <text:p>196765</text:p>
          </table:table-cell>
          <table:table-cell office:value-type="float" office:value="295147">
            <text:p>295147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1810228455">
            <text:p>1810228455</text:p>
          </table:table-cell>
          <table:table-cell office:value-type="float" office:value="287138">
            <text:p>287138</text:p>
          </table:table-cell>
          <table:table-cell office:value-type="float" office:value="640273">
            <text:p>640273</text:p>
          </table:table-cell>
          <table:table-cell office:value-type="float" office:value="55284">
            <text:p>55284</text:p>
          </table:table-cell>
          <table:table-cell table:number-columns-repeated="3" office:value-type="float" office:value="0">
            <text:p>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0946">
            <text:p>1094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0946">
            <text:p>10946</text:p>
          </table:table-cell>
          <table:table-cell table:number-columns-repeated="11" office:value-type="float" office:value="0">
            <text:p>0</text:p>
          </table:table-cell>
          <table:table-cell office:value-type="float" office:value="2304">
            <text:p>2304</text:p>
          </table:table-cell>
          <table:table-cell office:value-type="float" office:value="168972">
            <text:p>168972</text:p>
          </table:table-cell>
          <table:table-cell table:number-columns-repeated="4" office:value-type="float" office:value="0">
            <text:p>0</text:p>
          </table:table-cell>
          <table:table-cell office:value-type="float" office:value="287138">
            <text:p>287138</text:p>
          </table:table-cell>
          <table:table-cell office:value-type="float" office:value="0">
            <text:p>0</text:p>
          </table:table-cell>
          <table:table-cell office:value-type="float" office:value="287138">
            <text:p>287138</text:p>
          </table:table-cell>
          <table:table-cell office:value-type="float" office:value="5074">
            <text:p>5074</text:p>
          </table:table-cell>
          <table:table-cell office:value-type="float" office:value="143569">
            <text:p>143569</text:p>
          </table:table-cell>
          <table:table-cell office:value-type="float" office:value="0">
            <text:p>0</text:p>
          </table:table-cell>
          <table:table-cell office:value-type="float" office:value="95713">
            <text:p>95713</text:p>
          </table:table-cell>
          <table:table-cell office:value-type="float" office:value="0">
            <text:p>0</text:p>
          </table:table-cell>
          <table:table-cell office:value-type="float" office:value="95713">
            <text:p>95713</text:p>
          </table:table-cell>
          <table:table-cell office:value-type="float" office:value="285914">
            <text:p>285914</text:p>
          </table:table-cell>
          <table:table-cell office:value-type="float" office:value="47856">
            <text:p>47856</text:p>
          </table:table-cell>
          <table:table-cell office:value-type="float" office:value="1038">
            <text:p>1038</text:p>
          </table:table-cell>
          <table:table-cell office:value-type="float" office:value="191425">
            <text:p>191425</text:p>
          </table:table-cell>
          <table:table-cell office:value-type="float" office:value="287138">
            <text:p>287138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1811385990">
            <text:p>1811385990</text:p>
          </table:table-cell>
          <table:table-cell office:value-type="float" office:value="310472">
            <text:p>310472</text:p>
          </table:table-cell>
          <table:table-cell office:value-type="float" office:value="637082">
            <text:p>637082</text:p>
          </table:table-cell>
          <table:table-cell office:value-type="float" office:value="57038">
            <text:p>57038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1521">
            <text:p>1152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1521">
            <text:p>11521</text:p>
          </table:table-cell>
          <table:table-cell table:number-columns-repeated="11" office:value-type="float" office:value="0">
            <text:p>0</text:p>
          </table:table-cell>
          <table:table-cell office:value-type="float" office:value="2432">
            <text:p>2432</text:p>
          </table:table-cell>
          <table:table-cell office:value-type="float" office:value="95856">
            <text:p>95856</text:p>
          </table:table-cell>
          <table:table-cell table:number-columns-repeated="4" office:value-type="float" office:value="0">
            <text:p>0</text:p>
          </table:table-cell>
          <table:table-cell office:value-type="float" office:value="310472">
            <text:p>310472</text:p>
          </table:table-cell>
          <table:table-cell office:value-type="float" office:value="0">
            <text:p>0</text:p>
          </table:table-cell>
          <table:table-cell office:value-type="float" office:value="310472">
            <text:p>310472</text:p>
          </table:table-cell>
          <table:table-cell office:value-type="float" office:value="4902">
            <text:p>4902</text:p>
          </table:table-cell>
          <table:table-cell office:value-type="float" office:value="155236">
            <text:p>155236</text:p>
          </table:table-cell>
          <table:table-cell office:value-type="float" office:value="0">
            <text:p>0</text:p>
          </table:table-cell>
          <table:table-cell office:value-type="float" office:value="103490">
            <text:p>103490</text:p>
          </table:table-cell>
          <table:table-cell office:value-type="float" office:value="1411">
            <text:p>1411</text:p>
          </table:table-cell>
          <table:table-cell office:value-type="float" office:value="103490">
            <text:p>103490</text:p>
          </table:table-cell>
          <table:table-cell office:value-type="float" office:value="294560">
            <text:p>294560</text:p>
          </table:table-cell>
          <table:table-cell office:value-type="float" office:value="51745">
            <text:p>51745</text:p>
          </table:table-cell>
          <table:table-cell office:value-type="float" office:value="1094">
            <text:p>1094</text:p>
          </table:table-cell>
          <table:table-cell office:value-type="float" office:value="206981">
            <text:p>206981</text:p>
          </table:table-cell>
          <table:table-cell office:value-type="float" office:value="310472">
            <text:p>310472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1812512942">
            <text:p>1812512942</text:p>
          </table:table-cell>
          <table:table-cell office:value-type="float" office:value="310369">
            <text:p>310369</text:p>
          </table:table-cell>
          <table:table-cell office:value-type="float" office:value="636580">
            <text:p>636580</text:p>
          </table:table-cell>
          <table:table-cell office:value-type="float" office:value="57331">
            <text:p>57331</text:p>
          </table:table-cell>
          <table:table-cell table:number-columns-repeated="3"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1988">
            <text:p>1198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1988">
            <text:p>11988</text:p>
          </table:table-cell>
          <table:table-cell table:number-columns-repeated="11" office:value-type="float" office:value="0">
            <text:p>0</text:p>
          </table:table-cell>
          <table:table-cell office:value-type="float" office:value="2560">
            <text:p>2560</text:p>
          </table:table-cell>
          <table:table-cell office:value-type="float" office:value="168676">
            <text:p>168676</text:p>
          </table:table-cell>
          <table:table-cell table:number-columns-repeated="4" office:value-type="float" office:value="0">
            <text:p>0</text:p>
          </table:table-cell>
          <table:table-cell office:value-type="float" office:value="310369">
            <text:p>310369</text:p>
          </table:table-cell>
          <table:table-cell office:value-type="float" office:value="0">
            <text:p>0</text:p>
          </table:table-cell>
          <table:table-cell office:value-type="float" office:value="310369">
            <text:p>310369</text:p>
          </table:table-cell>
          <table:table-cell office:value-type="float" office:value="4954">
            <text:p>4954</text:p>
          </table:table-cell>
          <table:table-cell office:value-type="float" office:value="155184">
            <text:p>155184</text:p>
          </table:table-cell>
          <table:table-cell office:value-type="float" office:value="0">
            <text:p>0</text:p>
          </table:table-cell>
          <table:table-cell office:value-type="float" office:value="103456">
            <text:p>103456</text:p>
          </table:table-cell>
          <table:table-cell office:value-type="float" office:value="0">
            <text:p>0</text:p>
          </table:table-cell>
          <table:table-cell office:value-type="float" office:value="103456">
            <text:p>103456</text:p>
          </table:table-cell>
          <table:table-cell office:value-type="float" office:value="309054">
            <text:p>309054</text:p>
          </table:table-cell>
          <table:table-cell office:value-type="float" office:value="51728">
            <text:p>51728</text:p>
          </table:table-cell>
          <table:table-cell office:value-type="float" office:value="1023">
            <text:p>1023</text:p>
          </table:table-cell>
          <table:table-cell office:value-type="float" office:value="206912">
            <text:p>206912</text:p>
          </table:table-cell>
          <table:table-cell office:value-type="float" office:value="310369">
            <text:p>310369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1813926245">
            <text:p>1813926245</text:p>
          </table:table-cell>
          <table:table-cell office:value-type="float" office:value="310709">
            <text:p>310709</text:p>
          </table:table-cell>
          <table:table-cell office:value-type="float" office:value="635367">
            <text:p>635367</text:p>
          </table:table-cell>
          <table:table-cell office:value-type="float" office:value="57975">
            <text:p>57975</text:p>
          </table:table-cell>
          <table:table-cell table:number-columns-repeated="3"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2901">
            <text:p>1290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12901">
            <text:p>12901</text:p>
          </table:table-cell>
          <table:table-cell table:number-columns-repeated="11" office:value-type="float" office:value="0">
            <text:p>0</text:p>
          </table:table-cell>
          <table:table-cell office:value-type="float" office:value="2688">
            <text:p>2688</text:p>
          </table:table-cell>
          <table:table-cell table:number-columns-repeated="5" office:value-type="float" office:value="0">
            <text:p>0</text:p>
          </table:table-cell>
          <table:table-cell office:value-type="float" office:value="310709">
            <text:p>310709</text:p>
          </table:table-cell>
          <table:table-cell office:value-type="float" office:value="0">
            <text:p>0</text:p>
          </table:table-cell>
          <table:table-cell office:value-type="float" office:value="310709">
            <text:p>310709</text:p>
          </table:table-cell>
          <table:table-cell office:value-type="float" office:value="4999">
            <text:p>4999</text:p>
          </table:table-cell>
          <table:table-cell office:value-type="float" office:value="155355">
            <text:p>155355</text:p>
          </table:table-cell>
          <table:table-cell office:value-type="float" office:value="0">
            <text:p>0</text:p>
          </table:table-cell>
          <table:table-cell office:value-type="float" office:value="103569">
            <text:p>103569</text:p>
          </table:table-cell>
          <table:table-cell office:value-type="float" office:value="0">
            <text:p>0</text:p>
          </table:table-cell>
          <table:table-cell office:value-type="float" office:value="103570">
            <text:p>103570</text:p>
          </table:table-cell>
          <table:table-cell office:value-type="float" office:value="309684">
            <text:p>309684</text:p>
          </table:table-cell>
          <table:table-cell office:value-type="float" office:value="51785">
            <text:p>51785</text:p>
          </table:table-cell>
          <table:table-cell office:value-type="float" office:value="1026">
            <text:p>1026</text:p>
          </table:table-cell>
          <table:table-cell office:value-type="float" office:value="207140">
            <text:p>207140</text:p>
          </table:table-cell>
          <table:table-cell office:value-type="float" office:value="310709">
            <text:p>310709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1815367060">
            <text:p>1815367060</text:p>
          </table:table-cell>
          <table:table-cell office:value-type="float" office:value="310492">
            <text:p>310492</text:p>
          </table:table-cell>
          <table:table-cell office:value-type="float" office:value="644235">
            <text:p>644235</text:p>
          </table:table-cell>
          <table:table-cell office:value-type="float" office:value="57838">
            <text:p>57838</text:p>
          </table:table-cell>
          <table:table-cell table:number-columns-repeated="3"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3830">
            <text:p>13830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number-columns-repeated="2" office:value-type="float" office:value="13830">
            <text:p>13830</text:p>
          </table:table-cell>
          <table:table-cell table:number-columns-repeated="11" office:value-type="float" office:value="0">
            <text:p>0</text:p>
          </table:table-cell>
          <table:table-cell office:value-type="float" office:value="2816">
            <text:p>2816</text:p>
          </table:table-cell>
          <table:table-cell office:value-type="float" office:value="81720">
            <text:p>81720</text:p>
          </table:table-cell>
          <table:table-cell table:number-columns-repeated="4" office:value-type="float" office:value="0">
            <text:p>0</text:p>
          </table:table-cell>
          <table:table-cell office:value-type="float" office:value="310492">
            <text:p>310492</text:p>
          </table:table-cell>
          <table:table-cell office:value-type="float" office:value="0">
            <text:p>0</text:p>
          </table:table-cell>
          <table:table-cell office:value-type="float" office:value="310492">
            <text:p>310492</text:p>
          </table:table-cell>
          <table:table-cell office:value-type="float" office:value="4947">
            <text:p>4947</text:p>
          </table:table-cell>
          <table:table-cell office:value-type="float" office:value="155246">
            <text:p>155246</text:p>
          </table:table-cell>
          <table:table-cell office:value-type="float" office:value="0">
            <text:p>0</text:p>
          </table:table-cell>
          <table:table-cell office:value-type="float" office:value="103497">
            <text:p>103497</text:p>
          </table:table-cell>
          <table:table-cell office:value-type="float" office:value="0">
            <text:p>0</text:p>
          </table:table-cell>
          <table:table-cell office:value-type="float" office:value="103497">
            <text:p>103497</text:p>
          </table:table-cell>
          <table:table-cell office:value-type="float" office:value="310492">
            <text:p>310492</text:p>
          </table:table-cell>
          <table:table-cell office:value-type="float" office:value="51748">
            <text:p>51748</text:p>
          </table:table-cell>
          <table:table-cell office:value-type="float" office:value="2700">
            <text:p>2700</text:p>
          </table:table-cell>
          <table:table-cell office:value-type="float" office:value="206994">
            <text:p>206994</text:p>
          </table:table-cell>
          <table:table-cell office:value-type="float" office:value="310492">
            <text:p>310492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1816642683">
            <text:p>1816642683</text:p>
          </table:table-cell>
          <table:table-cell office:value-type="float" office:value="313145">
            <text:p>313145</text:p>
          </table:table-cell>
          <table:table-cell office:value-type="float" office:value="643573">
            <text:p>643573</text:p>
          </table:table-cell>
          <table:table-cell office:value-type="float" office:value="58414">
            <text:p>58414</text:p>
          </table:table-cell>
          <table:table-cell table:number-columns-repeated="3" office:value-type="float" office:value="0">
            <text:p>0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4540">
            <text:p>1454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2" office:value-type="float" office:value="14540">
            <text:p>14540</text:p>
          </table:table-cell>
          <table:table-cell table:number-columns-repeated="11" office:value-type="float" office:value="0">
            <text:p>0</text:p>
          </table:table-cell>
          <table:table-cell office:value-type="float" office:value="2944">
            <text:p>2944</text:p>
          </table:table-cell>
          <table:table-cell office:value-type="float" office:value="84064">
            <text:p>84064</text:p>
          </table:table-cell>
          <table:table-cell table:number-columns-repeated="4" office:value-type="float" office:value="0">
            <text:p>0</text:p>
          </table:table-cell>
          <table:table-cell office:value-type="float" office:value="313145">
            <text:p>313145</text:p>
          </table:table-cell>
          <table:table-cell office:value-type="float" office:value="0">
            <text:p>0</text:p>
          </table:table-cell>
          <table:table-cell office:value-type="float" office:value="313145">
            <text:p>313145</text:p>
          </table:table-cell>
          <table:table-cell office:value-type="float" office:value="4945">
            <text:p>4945</text:p>
          </table:table-cell>
          <table:table-cell office:value-type="float" office:value="156572">
            <text:p>156572</text:p>
          </table:table-cell>
          <table:table-cell office:value-type="float" office:value="0">
            <text:p>0</text:p>
          </table:table-cell>
          <table:table-cell office:value-type="float" office:value="104381">
            <text:p>104381</text:p>
          </table:table-cell>
          <table:table-cell office:value-type="float" office:value="0">
            <text:p>0</text:p>
          </table:table-cell>
          <table:table-cell office:value-type="float" office:value="104382">
            <text:p>104382</text:p>
          </table:table-cell>
          <table:table-cell office:value-type="float" office:value="143235">
            <text:p>143235</text:p>
          </table:table-cell>
          <table:table-cell office:value-type="float" office:value="52191">
            <text:p>52191</text:p>
          </table:table-cell>
          <table:table-cell office:value-type="float" office:value="1130">
            <text:p>1130</text:p>
          </table:table-cell>
          <table:table-cell office:value-type="float" office:value="208763">
            <text:p>208763</text:p>
          </table:table-cell>
          <table:table-cell office:value-type="float" office:value="313145">
            <text:p>313145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1817893107">
            <text:p>1817893107</text:p>
          </table:table-cell>
          <table:table-cell office:value-type="float" office:value="311043">
            <text:p>311043</text:p>
          </table:table-cell>
          <table:table-cell office:value-type="float" office:value="641767">
            <text:p>641767</text:p>
          </table:table-cell>
          <table:table-cell office:value-type="float" office:value="58668">
            <text:p>58668</text:p>
          </table:table-cell>
          <table:table-cell table:number-columns-repeated="3"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5311">
            <text:p>15311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2" office:value-type="float" office:value="15311">
            <text:p>15311</text:p>
          </table:table-cell>
          <table:table-cell table:number-columns-repeated="11" office:value-type="float" office:value="0">
            <text:p>0</text:p>
          </table:table-cell>
          <table:table-cell office:value-type="float" office:value="3072">
            <text:p>3072</text:p>
          </table:table-cell>
          <table:table-cell office:value-type="float" office:value="83752">
            <text:p>83752</text:p>
          </table:table-cell>
          <table:table-cell table:number-columns-repeated="4" office:value-type="float" office:value="0">
            <text:p>0</text:p>
          </table:table-cell>
          <table:table-cell office:value-type="float" office:value="311043">
            <text:p>311043</text:p>
          </table:table-cell>
          <table:table-cell office:value-type="float" office:value="0">
            <text:p>0</text:p>
          </table:table-cell>
          <table:table-cell office:value-type="float" office:value="311043">
            <text:p>311043</text:p>
          </table:table-cell>
          <table:table-cell office:value-type="float" office:value="4890">
            <text:p>4890</text:p>
          </table:table-cell>
          <table:table-cell office:value-type="float" office:value="155521">
            <text:p>155521</text:p>
          </table:table-cell>
          <table:table-cell office:value-type="float" office:value="0">
            <text:p>0</text:p>
          </table:table-cell>
          <table:table-cell office:value-type="float" office:value="103681">
            <text:p>103681</text:p>
          </table:table-cell>
          <table:table-cell office:value-type="float" office:value="0">
            <text:p>0</text:p>
          </table:table-cell>
          <table:table-cell office:value-type="float" office:value="103681">
            <text:p>103681</text:p>
          </table:table-cell>
          <table:table-cell office:value-type="float" office:value="300729">
            <text:p>300729</text:p>
          </table:table-cell>
          <table:table-cell office:value-type="float" office:value="51840">
            <text:p>51840</text:p>
          </table:table-cell>
          <table:table-cell office:value-type="float" office:value="1124">
            <text:p>1124</text:p>
          </table:table-cell>
          <table:table-cell office:value-type="float" office:value="207362">
            <text:p>207362</text:p>
          </table:table-cell>
          <table:table-cell office:value-type="float" office:value="311043">
            <text:p>311043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1819113608">
            <text:p>1819113608</text:p>
          </table:table-cell>
          <table:table-cell office:value-type="float" office:value="315509">
            <text:p>315509</text:p>
          </table:table-cell>
          <table:table-cell office:value-type="float" office:value="653460">
            <text:p>653460</text:p>
          </table:table-cell>
          <table:table-cell office:value-type="float" office:value="58791">
            <text:p>58791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6056">
            <text:p>16056</text:p>
          </table:table-cell>
          <table:table-cell office:value-type="float" office:value="49">
            <text:p>49</text:p>
          </table:table-cell>
          <table:table-cell office:value-type="float" office:value="41">
            <text:p>41</text:p>
          </table:table-cell>
          <table:table-cell table:number-columns-repeated="2" office:value-type="float" office:value="16056">
            <text:p>16056</text:p>
          </table:table-cell>
          <table:table-cell table:number-columns-repeated="11" office:value-type="float" office:value="0">
            <text:p>0</text:p>
          </table:table-cell>
          <table:table-cell office:value-type="float" office:value="3200">
            <text:p>3200</text:p>
          </table:table-cell>
          <table:table-cell office:value-type="float" office:value="171368">
            <text:p>171368</text:p>
          </table:table-cell>
          <table:table-cell table:number-columns-repeated="4" office:value-type="float" office:value="0">
            <text:p>0</text:p>
          </table:table-cell>
          <table:table-cell office:value-type="float" office:value="315509">
            <text:p>315509</text:p>
          </table:table-cell>
          <table:table-cell office:value-type="float" office:value="0">
            <text:p>0</text:p>
          </table:table-cell>
          <table:table-cell office:value-type="float" office:value="315509">
            <text:p>315509</text:p>
          </table:table-cell>
          <table:table-cell office:value-type="float" office:value="5526">
            <text:p>5526</text:p>
          </table:table-cell>
          <table:table-cell office:value-type="float" office:value="157755">
            <text:p>157755</text:p>
          </table:table-cell>
          <table:table-cell office:value-type="float" office:value="0">
            <text:p>0</text:p>
          </table:table-cell>
          <table:table-cell office:value-type="float" office:value="105170">
            <text:p>105170</text:p>
          </table:table-cell>
          <table:table-cell office:value-type="float" office:value="0">
            <text:p>0</text:p>
          </table:table-cell>
          <table:table-cell office:value-type="float" office:value="105169">
            <text:p>105169</text:p>
          </table:table-cell>
          <table:table-cell office:value-type="float" office:value="315509">
            <text:p>315509</text:p>
          </table:table-cell>
          <table:table-cell office:value-type="float" office:value="52584">
            <text:p>52584</text:p>
          </table:table-cell>
          <table:table-cell office:value-type="float" office:value="1202">
            <text:p>1202</text:p>
          </table:table-cell>
          <table:table-cell office:value-type="float" office:value="210339">
            <text:p>210339</text:p>
          </table:table-cell>
          <table:table-cell office:value-type="float" office:value="315509">
            <text:p>315509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1820361317">
            <text:p>1820361317</text:p>
          </table:table-cell>
          <table:table-cell office:value-type="float" office:value="309945">
            <text:p>309945</text:p>
          </table:table-cell>
          <table:table-cell office:value-type="float" office:value="640631">
            <text:p>640631</text:p>
          </table:table-cell>
          <table:table-cell office:value-type="float" office:value="59433">
            <text:p>59433</text:p>
          </table:table-cell>
          <table:table-cell table:number-columns-repeated="3" office:value-type="float" office:value="0">
            <text:p>0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6833">
            <text:p>16833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table:number-columns-repeated="2" office:value-type="float" office:value="16833">
            <text:p>16833</text:p>
          </table:table-cell>
          <table:table-cell table:number-columns-repeated="11" office:value-type="float" office:value="0">
            <text:p>0</text:p>
          </table:table-cell>
          <table:table-cell office:value-type="float" office:value="3328">
            <text:p>3328</text:p>
          </table:table-cell>
          <table:table-cell table:number-columns-repeated="5" office:value-type="float" office:value="0">
            <text:p>0</text:p>
          </table:table-cell>
          <table:table-cell office:value-type="float" office:value="309945">
            <text:p>309945</text:p>
          </table:table-cell>
          <table:table-cell office:value-type="float" office:value="0">
            <text:p>0</text:p>
          </table:table-cell>
          <table:table-cell office:value-type="float" office:value="309945">
            <text:p>309945</text:p>
          </table:table-cell>
          <table:table-cell office:value-type="float" office:value="5060">
            <text:p>5060</text:p>
          </table:table-cell>
          <table:table-cell office:value-type="float" office:value="154972">
            <text:p>154972</text:p>
          </table:table-cell>
          <table:table-cell office:value-type="float" office:value="0">
            <text:p>0</text:p>
          </table:table-cell>
          <table:table-cell office:value-type="float" office:value="103315">
            <text:p>103315</text:p>
          </table:table-cell>
          <table:table-cell office:value-type="float" office:value="0">
            <text:p>0</text:p>
          </table:table-cell>
          <table:table-cell office:value-type="float" office:value="103315">
            <text:p>103315</text:p>
          </table:table-cell>
          <table:table-cell office:value-type="float" office:value="308391">
            <text:p>308391</text:p>
          </table:table-cell>
          <table:table-cell office:value-type="float" office:value="51657">
            <text:p>51657</text:p>
          </table:table-cell>
          <table:table-cell office:value-type="float" office:value="1145">
            <text:p>1145</text:p>
          </table:table-cell>
          <table:table-cell office:value-type="float" office:value="206630">
            <text:p>206630</text:p>
          </table:table-cell>
          <table:table-cell office:value-type="float" office:value="309945">
            <text:p>309945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1821727386">
            <text:p>1821727386</text:p>
          </table:table-cell>
          <table:table-cell office:value-type="float" office:value="309593">
            <text:p>309593</text:p>
          </table:table-cell>
          <table:table-cell office:value-type="float" office:value="640175">
            <text:p>640175</text:p>
          </table:table-cell>
          <table:table-cell office:value-type="float" office:value="59567">
            <text:p>59567</text:p>
          </table:table-cell>
          <table:table-cell table:number-columns-repeated="3" office:value-type="float" office:value="0">
            <text:p>0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7552">
            <text:p>17552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table:number-columns-repeated="2" office:value-type="float" office:value="17552">
            <text:p>17552</text:p>
          </table:table-cell>
          <table:table-cell table:number-columns-repeated="11" office:value-type="float" office:value="0">
            <text:p>0</text:p>
          </table:table-cell>
          <table:table-cell office:value-type="float" office:value="3456">
            <text:p>3456</text:p>
          </table:table-cell>
          <table:table-cell office:value-type="float" office:value="194748">
            <text:p>194748</text:p>
          </table:table-cell>
          <table:table-cell table:number-columns-repeated="4" office:value-type="float" office:value="0">
            <text:p>0</text:p>
          </table:table-cell>
          <table:table-cell office:value-type="float" office:value="309593">
            <text:p>309593</text:p>
          </table:table-cell>
          <table:table-cell office:value-type="float" office:value="0">
            <text:p>0</text:p>
          </table:table-cell>
          <table:table-cell office:value-type="float" office:value="309593">
            <text:p>309593</text:p>
          </table:table-cell>
          <table:table-cell office:value-type="float" office:value="4845">
            <text:p>4845</text:p>
          </table:table-cell>
          <table:table-cell office:value-type="float" office:value="154796">
            <text:p>154796</text:p>
          </table:table-cell>
          <table:table-cell office:value-type="float" office:value="0">
            <text:p>0</text:p>
          </table:table-cell>
          <table:table-cell office:value-type="float" office:value="103197">
            <text:p>103197</text:p>
          </table:table-cell>
          <table:table-cell office:value-type="float" office:value="0">
            <text:p>0</text:p>
          </table:table-cell>
          <table:table-cell office:value-type="float" office:value="103198">
            <text:p>103198</text:p>
          </table:table-cell>
          <table:table-cell office:value-type="float" office:value="309207">
            <text:p>309207</text:p>
          </table:table-cell>
          <table:table-cell office:value-type="float" office:value="51599">
            <text:p>51599</text:p>
          </table:table-cell>
          <table:table-cell office:value-type="float" office:value="1195">
            <text:p>1195</text:p>
          </table:table-cell>
          <table:table-cell office:value-type="float" office:value="206395">
            <text:p>206395</text:p>
          </table:table-cell>
          <table:table-cell office:value-type="float" office:value="309593">
            <text:p>309593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1823000758">
            <text:p>1823000758</text:p>
          </table:table-cell>
          <table:table-cell office:value-type="float" office:value="313273">
            <text:p>313273</text:p>
          </table:table-cell>
          <table:table-cell office:value-type="float" office:value="640224">
            <text:p>640224</text:p>
          </table:table-cell>
          <table:table-cell office:value-type="float" office:value="59528">
            <text:p>59528</text:p>
          </table:table-cell>
          <table:table-cell table:number-columns-repeated="3"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8186">
            <text:p>18186</text:p>
          </table:table-cell>
          <table:table-cell office:value-type="float" office:value="79">
            <text:p>79</text:p>
          </table:table-cell>
          <table:table-cell office:value-type="float" office:value="73">
            <text:p>73</text:p>
          </table:table-cell>
          <table:table-cell table:number-columns-repeated="2" office:value-type="float" office:value="18186">
            <text:p>18186</text:p>
          </table:table-cell>
          <table:table-cell table:number-columns-repeated="11" office:value-type="float" office:value="0">
            <text:p>0</text:p>
          </table:table-cell>
          <table:table-cell office:value-type="float" office:value="3584">
            <text:p>3584</text:p>
          </table:table-cell>
          <table:table-cell office:value-type="float" office:value="195664">
            <text:p>195664</text:p>
          </table:table-cell>
          <table:table-cell table:number-columns-repeated="4" office:value-type="float" office:value="0">
            <text:p>0</text:p>
          </table:table-cell>
          <table:table-cell office:value-type="float" office:value="313273">
            <text:p>313273</text:p>
          </table:table-cell>
          <table:table-cell office:value-type="float" office:value="0">
            <text:p>0</text:p>
          </table:table-cell>
          <table:table-cell office:value-type="float" office:value="313273">
            <text:p>313273</text:p>
          </table:table-cell>
          <table:table-cell office:value-type="float" office:value="5761">
            <text:p>5761</text:p>
          </table:table-cell>
          <table:table-cell office:value-type="float" office:value="156636">
            <text:p>156636</text:p>
          </table:table-cell>
          <table:table-cell office:value-type="float" office:value="0">
            <text:p>0</text:p>
          </table:table-cell>
          <table:table-cell office:value-type="float" office:value="104424">
            <text:p>104424</text:p>
          </table:table-cell>
          <table:table-cell office:value-type="float" office:value="0">
            <text:p>0</text:p>
          </table:table-cell>
          <table:table-cell office:value-type="float" office:value="104424">
            <text:p>104424</text:p>
          </table:table-cell>
          <table:table-cell office:value-type="float" office:value="313273">
            <text:p>313273</text:p>
          </table:table-cell>
          <table:table-cell office:value-type="float" office:value="52212">
            <text:p>52212</text:p>
          </table:table-cell>
          <table:table-cell office:value-type="float" office:value="9089">
            <text:p>9089</text:p>
          </table:table-cell>
          <table:table-cell office:value-type="float" office:value="208849">
            <text:p>208849</text:p>
          </table:table-cell>
          <table:table-cell office:value-type="float" office:value="313273">
            <text:p>313273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1824440963">
            <text:p>1824440963</text:p>
          </table:table-cell>
          <table:table-cell office:value-type="float" office:value="314177">
            <text:p>314177</text:p>
          </table:table-cell>
          <table:table-cell office:value-type="float" office:value="642325">
            <text:p>642325</text:p>
          </table:table-cell>
          <table:table-cell office:value-type="float" office:value="59485">
            <text:p>59485</text:p>
          </table:table-cell>
          <table:table-cell table:number-columns-repeated="3" office:value-type="float" office:value="0">
            <text:p>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8795">
            <text:p>18795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table:number-columns-repeated="2" office:value-type="float" office:value="18795">
            <text:p>18795</text:p>
          </table:table-cell>
          <table:table-cell table:number-columns-repeated="11" office:value-type="float" office:value="0">
            <text:p>0</text:p>
          </table:table-cell>
          <table:table-cell office:value-type="float" office:value="3712">
            <text:p>3712</text:p>
          </table:table-cell>
          <table:table-cell office:value-type="float" office:value="96672">
            <text:p>96672</text:p>
          </table:table-cell>
          <table:table-cell table:number-columns-repeated="4" office:value-type="float" office:value="0">
            <text:p>0</text:p>
          </table:table-cell>
          <table:table-cell office:value-type="float" office:value="314177">
            <text:p>314177</text:p>
          </table:table-cell>
          <table:table-cell office:value-type="float" office:value="0">
            <text:p>0</text:p>
          </table:table-cell>
          <table:table-cell office:value-type="float" office:value="314177">
            <text:p>314177</text:p>
          </table:table-cell>
          <table:table-cell office:value-type="float" office:value="5080">
            <text:p>5080</text:p>
          </table:table-cell>
          <table:table-cell office:value-type="float" office:value="157089">
            <text:p>157089</text:p>
          </table:table-cell>
          <table:table-cell office:value-type="float" office:value="0">
            <text:p>0</text:p>
          </table:table-cell>
          <table:table-cell office:value-type="float" office:value="104726">
            <text:p>104726</text:p>
          </table:table-cell>
          <table:table-cell office:value-type="float" office:value="0">
            <text:p>0</text:p>
          </table:table-cell>
          <table:table-cell office:value-type="float" office:value="104725">
            <text:p>104725</text:p>
          </table:table-cell>
          <table:table-cell office:value-type="float" office:value="298193">
            <text:p>298193</text:p>
          </table:table-cell>
          <table:table-cell office:value-type="float" office:value="52362">
            <text:p>52362</text:p>
          </table:table-cell>
          <table:table-cell office:value-type="float" office:value="1229">
            <text:p>1229</text:p>
          </table:table-cell>
          <table:table-cell office:value-type="float" office:value="209451">
            <text:p>209451</text:p>
          </table:table-cell>
          <table:table-cell office:value-type="float" office:value="314177">
            <text:p>314177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1825711912">
            <text:p>1825711912</text:p>
          </table:table-cell>
          <table:table-cell office:value-type="float" office:value="311538">
            <text:p>311538</text:p>
          </table:table-cell>
          <table:table-cell office:value-type="float" office:value="640645">
            <text:p>640645</text:p>
          </table:table-cell>
          <table:table-cell office:value-type="float" office:value="59893">
            <text:p>59893</text:p>
          </table:table-cell>
          <table:table-cell table:number-columns-repeated="3"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9555">
            <text:p>19555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9555">
            <text:p>19555</text:p>
          </table:table-cell>
          <table:table-cell table:number-columns-repeated="11" office:value-type="float" office:value="0">
            <text:p>0</text:p>
          </table:table-cell>
          <table:table-cell office:value-type="float" office:value="3840">
            <text:p>3840</text:p>
          </table:table-cell>
          <table:table-cell office:value-type="float" office:value="192432">
            <text:p>192432</text:p>
          </table:table-cell>
          <table:table-cell table:number-columns-repeated="4" office:value-type="float" office:value="0">
            <text:p>0</text:p>
          </table:table-cell>
          <table:table-cell office:value-type="float" office:value="311538">
            <text:p>311538</text:p>
          </table:table-cell>
          <table:table-cell office:value-type="float" office:value="0">
            <text:p>0</text:p>
          </table:table-cell>
          <table:table-cell office:value-type="float" office:value="311538">
            <text:p>311538</text:p>
          </table:table-cell>
          <table:table-cell office:value-type="float" office:value="4910">
            <text:p>4910</text:p>
          </table:table-cell>
          <table:table-cell office:value-type="float" office:value="155769">
            <text:p>155769</text:p>
          </table:table-cell>
          <table:table-cell office:value-type="float" office:value="0">
            <text:p>0</text:p>
          </table:table-cell>
          <table:table-cell office:value-type="float" office:value="103846">
            <text:p>103846</text:p>
          </table:table-cell>
          <table:table-cell office:value-type="float" office:value="0">
            <text:p>0</text:p>
          </table:table-cell>
          <table:table-cell office:value-type="float" office:value="103846">
            <text:p>103846</text:p>
          </table:table-cell>
          <table:table-cell office:value-type="float" office:value="311077">
            <text:p>311077</text:p>
          </table:table-cell>
          <table:table-cell office:value-type="float" office:value="51923">
            <text:p>51923</text:p>
          </table:table-cell>
          <table:table-cell office:value-type="float" office:value="1237">
            <text:p>1237</text:p>
          </table:table-cell>
          <table:table-cell office:value-type="float" office:value="207692">
            <text:p>207692</text:p>
          </table:table-cell>
          <table:table-cell office:value-type="float" office:value="311538">
            <text:p>311538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1826889268">
            <text:p>1826889268</text:p>
          </table:table-cell>
          <table:table-cell office:value-type="float" office:value="310358">
            <text:p>310358</text:p>
          </table:table-cell>
          <table:table-cell office:value-type="float" office:value="638224">
            <text:p>638224</text:p>
          </table:table-cell>
          <table:table-cell office:value-type="float" office:value="60411">
            <text:p>60411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20145">
            <text:p>20145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table:number-columns-repeated="2" office:value-type="float" office:value="20145">
            <text:p>20145</text:p>
          </table:table-cell>
          <table:table-cell table:number-columns-repeated="11" office:value-type="float" office:value="0">
            <text:p>0</text:p>
          </table:table-cell>
          <table:table-cell office:value-type="float" office:value="3968">
            <text:p>3968</text:p>
          </table:table-cell>
          <table:table-cell office:value-type="float" office:value="171092">
            <text:p>171092</text:p>
          </table:table-cell>
          <table:table-cell table:number-columns-repeated="4" office:value-type="float" office:value="0">
            <text:p>0</text:p>
          </table:table-cell>
          <table:table-cell office:value-type="float" office:value="310358">
            <text:p>310358</text:p>
          </table:table-cell>
          <table:table-cell office:value-type="float" office:value="0">
            <text:p>0</text:p>
          </table:table-cell>
          <table:table-cell office:value-type="float" office:value="310358">
            <text:p>310358</text:p>
          </table:table-cell>
          <table:table-cell office:value-type="float" office:value="4849">
            <text:p>4849</text:p>
          </table:table-cell>
          <table:table-cell office:value-type="float" office:value="155179">
            <text:p>155179</text:p>
          </table:table-cell>
          <table:table-cell office:value-type="float" office:value="0">
            <text:p>0</text:p>
          </table:table-cell>
          <table:table-cell office:value-type="float" office:value="103453">
            <text:p>103453</text:p>
          </table:table-cell>
          <table:table-cell office:value-type="float" office:value="0">
            <text:p>0</text:p>
          </table:table-cell>
          <table:table-cell office:value-type="float" office:value="103453">
            <text:p>103453</text:p>
          </table:table-cell>
          <table:table-cell office:value-type="float" office:value="309074">
            <text:p>309074</text:p>
          </table:table-cell>
          <table:table-cell office:value-type="float" office:value="51727">
            <text:p>51727</text:p>
          </table:table-cell>
          <table:table-cell office:value-type="float" office:value="1246">
            <text:p>1246</text:p>
          </table:table-cell>
          <table:table-cell office:value-type="float" office:value="206905">
            <text:p>206905</text:p>
          </table:table-cell>
          <table:table-cell office:value-type="float" office:value="310358">
            <text:p>310358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1828400788">
            <text:p>1828400788</text:p>
          </table:table-cell>
          <table:table-cell office:value-type="float" office:value="312647">
            <text:p>312647</text:p>
          </table:table-cell>
          <table:table-cell office:value-type="float" office:value="648543">
            <text:p>648543</text:p>
          </table:table-cell>
          <table:table-cell office:value-type="float" office:value="60431">
            <text:p>60431</text:p>
          </table:table-cell>
          <table:table-cell table:number-columns-repeated="3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20614">
            <text:p>20614</text:p>
          </table:table-cell>
          <table:table-cell office:value-type="float" office:value="114">
            <text:p>114</text:p>
          </table:table-cell>
          <table:table-cell office:value-type="float" office:value="98">
            <text:p>98</text:p>
          </table:table-cell>
          <table:table-cell table:number-columns-repeated="2" office:value-type="float" office:value="20614">
            <text:p>20614</text:p>
          </table:table-cell>
          <table:table-cell table:number-columns-repeated="11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194540">
            <text:p>194540</text:p>
          </table:table-cell>
          <table:table-cell table:number-columns-repeated="4" office:value-type="float" office:value="0">
            <text:p>0</text:p>
          </table:table-cell>
          <table:table-cell office:value-type="float" office:value="312647">
            <text:p>312647</text:p>
          </table:table-cell>
          <table:table-cell office:value-type="float" office:value="0">
            <text:p>0</text:p>
          </table:table-cell>
          <table:table-cell office:value-type="float" office:value="312647">
            <text:p>312647</text:p>
          </table:table-cell>
          <table:table-cell office:value-type="float" office:value="4985">
            <text:p>4985</text:p>
          </table:table-cell>
          <table:table-cell office:value-type="float" office:value="156323">
            <text:p>156323</text:p>
          </table:table-cell>
          <table:table-cell office:value-type="float" office:value="0">
            <text:p>0</text:p>
          </table:table-cell>
          <table:table-cell office:value-type="float" office:value="104215">
            <text:p>104215</text:p>
          </table:table-cell>
          <table:table-cell office:value-type="float" office:value="0">
            <text:p>0</text:p>
          </table:table-cell>
          <table:table-cell office:value-type="float" office:value="104215">
            <text:p>104215</text:p>
          </table:table-cell>
          <table:table-cell office:value-type="float" office:value="311284">
            <text:p>311284</text:p>
          </table:table-cell>
          <table:table-cell office:value-type="float" office:value="52107">
            <text:p>52107</text:p>
          </table:table-cell>
          <table:table-cell office:value-type="float" office:value="1292">
            <text:p>1292</text:p>
          </table:table-cell>
          <table:table-cell office:value-type="float" office:value="208431">
            <text:p>208431</text:p>
          </table:table-cell>
          <table:table-cell office:value-type="float" office:value="312647">
            <text:p>312647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1829673877">
            <text:p>1829673877</text:p>
          </table:table-cell>
          <table:table-cell office:value-type="float" office:value="326003">
            <text:p>326003</text:p>
          </table:table-cell>
          <table:table-cell office:value-type="float" office:value="680258">
            <text:p>680258</text:p>
          </table:table-cell>
          <table:table-cell office:value-type="float" office:value="68482">
            <text:p>68482</text:p>
          </table:table-cell>
          <table:table-cell table:number-columns-repeated="3" office:value-type="float" office:value="0">
            <text:p>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44000">
            <text:p>44000</text:p>
          </table:table-cell>
          <table:table-cell office:value-type="float" office:value="364">
            <text:p>364</text:p>
          </table:table-cell>
          <table:table-cell office:value-type="float" office:value="362">
            <text:p>362</text:p>
          </table:table-cell>
          <table:table-cell table:number-columns-repeated="2" office:value-type="float" office:value="44000">
            <text:p>44000</text:p>
          </table:table-cell>
          <table:table-cell table:number-columns-repeated="11" office:value-type="float" office:value="0">
            <text:p>0</text:p>
          </table:table-cell>
          <table:table-cell office:value-type="float" office:value="8192">
            <text:p>8192</text:p>
          </table:table-cell>
          <table:table-cell table:number-columns-repeated="5" office:value-type="float" office:value="0">
            <text:p>0</text:p>
          </table:table-cell>
          <table:table-cell office:value-type="float" office:value="326003">
            <text:p>326003</text:p>
          </table:table-cell>
          <table:table-cell office:value-type="float" office:value="0">
            <text:p>0</text:p>
          </table:table-cell>
          <table:table-cell office:value-type="float" office:value="326003">
            <text:p>326003</text:p>
          </table:table-cell>
          <table:table-cell office:value-type="float" office:value="5174">
            <text:p>5174</text:p>
          </table:table-cell>
          <table:table-cell office:value-type="float" office:value="163002">
            <text:p>163002</text:p>
          </table:table-cell>
          <table:table-cell office:value-type="float" office:value="0">
            <text:p>0</text:p>
          </table:table-cell>
          <table:table-cell office:value-type="float" office:value="108667">
            <text:p>108667</text:p>
          </table:table-cell>
          <table:table-cell office:value-type="float" office:value="0">
            <text:p>0</text:p>
          </table:table-cell>
          <table:table-cell office:value-type="float" office:value="108668">
            <text:p>108668</text:p>
          </table:table-cell>
          <table:table-cell office:value-type="float" office:value="325213">
            <text:p>325213</text:p>
          </table:table-cell>
          <table:table-cell office:value-type="float" office:value="54333">
            <text:p>54333</text:p>
          </table:table-cell>
          <table:table-cell office:value-type="float" office:value="1857">
            <text:p>1857</text:p>
          </table:table-cell>
          <table:table-cell office:value-type="float" office:value="217336">
            <text:p>217336</text:p>
          </table:table-cell>
          <table:table-cell office:value-type="float" office:value="326003">
            <text:p>326003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1831086741">
            <text:p>1831086741</text:p>
          </table:table-cell>
          <table:table-cell office:value-type="float" office:value="338702">
            <text:p>338702</text:p>
          </table:table-cell>
          <table:table-cell office:value-type="float" office:value="714793">
            <text:p>714793</text:p>
          </table:table-cell>
          <table:table-cell office:value-type="float" office:value="84171">
            <text:p>84171</text:p>
          </table:table-cell>
          <table:table-cell table:number-columns-repeated="3" office:value-type="float" office:value="0">
            <text:p>0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91992">
            <text:p>91992</text:p>
          </table:table-cell>
          <table:table-cell office:value-type="float" office:value="855">
            <text:p>855</text:p>
          </table:table-cell>
          <table:table-cell office:value-type="float" office:value="889">
            <text:p>889</text:p>
          </table:table-cell>
          <table:table-cell table:number-columns-repeated="2" office:value-type="float" office:value="91992">
            <text:p>91992</text:p>
          </table:table-cell>
          <table:table-cell table:number-columns-repeated="11" office:value-type="float" office:value="0">
            <text:p>0</text:p>
          </table:table-cell>
          <table:table-cell office:value-type="float" office:value="16384">
            <text:p>16384</text:p>
          </table:table-cell>
          <table:table-cell office:value-type="float" office:value="222868">
            <text:p>222868</text:p>
          </table:table-cell>
          <table:table-cell table:number-columns-repeated="4" office:value-type="float" office:value="0">
            <text:p>0</text:p>
          </table:table-cell>
          <table:table-cell office:value-type="float" office:value="338702">
            <text:p>338702</text:p>
          </table:table-cell>
          <table:table-cell office:value-type="float" office:value="0">
            <text:p>0</text:p>
          </table:table-cell>
          <table:table-cell office:value-type="float" office:value="338702">
            <text:p>338702</text:p>
          </table:table-cell>
          <table:table-cell office:value-type="float" office:value="6141">
            <text:p>6141</text:p>
          </table:table-cell>
          <table:table-cell office:value-type="float" office:value="169351">
            <text:p>169351</text:p>
          </table:table-cell>
          <table:table-cell office:value-type="float" office:value="0">
            <text:p>0</text:p>
          </table:table-cell>
          <table:table-cell office:value-type="float" office:value="112900">
            <text:p>112900</text:p>
          </table:table-cell>
          <table:table-cell office:value-type="float" office:value="0">
            <text:p>0</text:p>
          </table:table-cell>
          <table:table-cell office:value-type="float" office:value="112901">
            <text:p>112901</text:p>
          </table:table-cell>
          <table:table-cell office:value-type="float" office:value="338702">
            <text:p>338702</text:p>
          </table:table-cell>
          <table:table-cell office:value-type="float" office:value="56451">
            <text:p>56451</text:p>
          </table:table-cell>
          <table:table-cell office:value-type="float" office:value="3044">
            <text:p>3044</text:p>
          </table:table-cell>
          <table:table-cell office:value-type="float" office:value="225801">
            <text:p>225801</text:p>
          </table:table-cell>
          <table:table-cell office:value-type="float" office:value="338702">
            <text:p>338702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table:number-columns-repeated="2" office:value-type="float" office:value="256">
            <text:p>256</text:p>
          </table:table-cell>
          <table:table-cell office:value-type="float" office:value="1832574102">
            <text:p>1832574102</text:p>
          </table:table-cell>
          <table:table-cell office:value-type="float" office:value="354305">
            <text:p>354305</text:p>
          </table:table-cell>
          <table:table-cell office:value-type="float" office:value="763739">
            <text:p>763739</text:p>
          </table:table-cell>
          <table:table-cell office:value-type="float" office:value="103846">
            <text:p>103846</text:p>
          </table:table-cell>
          <table:table-cell table:number-columns-repeated="3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207806">
            <text:p>207806</text:p>
          </table:table-cell>
          <table:table-cell office:value-type="float" office:value="1636">
            <text:p>1636</text:p>
          </table:table-cell>
          <table:table-cell office:value-type="float" office:value="1583">
            <text:p>1583</text:p>
          </table:table-cell>
          <table:table-cell table:number-columns-repeated="2" office:value-type="float" office:value="207806">
            <text:p>207806</text:p>
          </table:table-cell>
          <table:table-cell table:number-columns-repeated="11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219536">
            <text:p>219536</text:p>
          </table:table-cell>
          <table:table-cell table:number-columns-repeated="4" office:value-type="float" office:value="0">
            <text:p>0</text:p>
          </table:table-cell>
          <table:table-cell office:value-type="float" office:value="354305">
            <text:p>354305</text:p>
          </table:table-cell>
          <table:table-cell office:value-type="float" office:value="0">
            <text:p>0</text:p>
          </table:table-cell>
          <table:table-cell office:value-type="float" office:value="354305">
            <text:p>354305</text:p>
          </table:table-cell>
          <table:table-cell office:value-type="float" office:value="6043">
            <text:p>6043</text:p>
          </table:table-cell>
          <table:table-cell office:value-type="float" office:value="177153">
            <text:p>177153</text:p>
          </table:table-cell>
          <table:table-cell office:value-type="float" office:value="0">
            <text:p>0</text:p>
          </table:table-cell>
          <table:table-cell office:value-type="float" office:value="118102">
            <text:p>118102</text:p>
          </table:table-cell>
          <table:table-cell office:value-type="float" office:value="0">
            <text:p>0</text:p>
          </table:table-cell>
          <table:table-cell office:value-type="float" office:value="118101">
            <text:p>118101</text:p>
          </table:table-cell>
          <table:table-cell office:value-type="float" office:value="354305">
            <text:p>354305</text:p>
          </table:table-cell>
          <table:table-cell office:value-type="float" office:value="59050">
            <text:p>59050</text:p>
          </table:table-cell>
          <table:table-cell office:value-type="float" office:value="15487">
            <text:p>15487</text:p>
          </table:table-cell>
          <table:table-cell office:value-type="float" office:value="236203">
            <text:p>236203</text:p>
          </table:table-cell>
          <table:table-cell office:value-type="float" office:value="354305">
            <text:p>354305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1833848666">
            <text:p>1833848666</text:p>
          </table:table-cell>
          <table:table-cell office:value-type="float" office:value="396697">
            <text:p>396697</text:p>
          </table:table-cell>
          <table:table-cell office:value-type="float" office:value="873657">
            <text:p>873657</text:p>
          </table:table-cell>
          <table:table-cell office:value-type="float" office:value="143392">
            <text:p>143392</text:p>
          </table:table-cell>
          <table:table-cell table:number-columns-repeated="3" office:value-type="float" office:value="0">
            <text:p>0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439811">
            <text:p>439811</text:p>
          </table:table-cell>
          <table:table-cell office:value-type="float" office:value="2935">
            <text:p>2935</text:p>
          </table:table-cell>
          <table:table-cell office:value-type="float" office:value="2944">
            <text:p>2944</text:p>
          </table:table-cell>
          <table:table-cell table:number-columns-repeated="2" office:value-type="float" office:value="439811">
            <text:p>439811</text:p>
          </table:table-cell>
          <table:table-cell table:number-columns-repeated="11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138040">
            <text:p>138040</text:p>
          </table:table-cell>
          <table:table-cell table:number-columns-repeated="4" office:value-type="float" office:value="0">
            <text:p>0</text:p>
          </table:table-cell>
          <table:table-cell office:value-type="float" office:value="396697">
            <text:p>396697</text:p>
          </table:table-cell>
          <table:table-cell office:value-type="float" office:value="0">
            <text:p>0</text:p>
          </table:table-cell>
          <table:table-cell office:value-type="float" office:value="396697">
            <text:p>396697</text:p>
          </table:table-cell>
          <table:table-cell office:value-type="float" office:value="6662">
            <text:p>6662</text:p>
          </table:table-cell>
          <table:table-cell office:value-type="float" office:value="198348">
            <text:p>198348</text:p>
          </table:table-cell>
          <table:table-cell office:value-type="float" office:value="0">
            <text:p>0</text:p>
          </table:table-cell>
          <table:table-cell office:value-type="float" office:value="132232">
            <text:p>132232</text:p>
          </table:table-cell>
          <table:table-cell office:value-type="float" office:value="0">
            <text:p>0</text:p>
          </table:table-cell>
          <table:table-cell office:value-type="float" office:value="132232">
            <text:p>132232</text:p>
          </table:table-cell>
          <table:table-cell office:value-type="float" office:value="396697">
            <text:p>396697</text:p>
          </table:table-cell>
          <table:table-cell office:value-type="float" office:value="66116">
            <text:p>66116</text:p>
          </table:table-cell>
          <table:table-cell office:value-type="float" office:value="212917">
            <text:p>212917</text:p>
          </table:table-cell>
          <table:table-cell office:value-type="float" office:value="264464">
            <text:p>264464</text:p>
          </table:table-cell>
          <table:table-cell office:value-type="float" office:value="396697">
            <text:p>396697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1835381519">
            <text:p>1835381519</text:p>
          </table:table-cell>
          <table:table-cell office:value-type="float" office:value="473665">
            <text:p>473665</text:p>
          </table:table-cell>
          <table:table-cell office:value-type="float" office:value="1090994">
            <text:p>1090994</text:p>
          </table:table-cell>
          <table:table-cell office:value-type="float" office:value="221818">
            <text:p>221818</text:p>
          </table:table-cell>
          <table:table-cell table:number-columns-repeated="3" office:value-type="float" office:value="0">
            <text:p>0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892794">
            <text:p>892794</text:p>
          </table:table-cell>
          <table:table-cell office:value-type="float" office:value="5901">
            <text:p>5901</text:p>
          </table:table-cell>
          <table:table-cell office:value-type="float" office:value="5850">
            <text:p>5850</text:p>
          </table:table-cell>
          <table:table-cell table:number-columns-repeated="2" office:value-type="float" office:value="892794">
            <text:p>892794</text:p>
          </table:table-cell>
          <table:table-cell table:number-columns-repeated="11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357304">
            <text:p>357304</text:p>
          </table:table-cell>
          <table:table-cell table:number-columns-repeated="4" office:value-type="float" office:value="0">
            <text:p>0</text:p>
          </table:table-cell>
          <table:table-cell office:value-type="float" office:value="473665">
            <text:p>473665</text:p>
          </table:table-cell>
          <table:table-cell office:value-type="float" office:value="0">
            <text:p>0</text:p>
          </table:table-cell>
          <table:table-cell office:value-type="float" office:value="473665">
            <text:p>473665</text:p>
          </table:table-cell>
          <table:table-cell office:value-type="float" office:value="7474">
            <text:p>7474</text:p>
          </table:table-cell>
          <table:table-cell office:value-type="float" office:value="236832">
            <text:p>236832</text:p>
          </table:table-cell>
          <table:table-cell office:value-type="float" office:value="0">
            <text:p>0</text:p>
          </table:table-cell>
          <table:table-cell office:value-type="float" office:value="157888">
            <text:p>157888</text:p>
          </table:table-cell>
          <table:table-cell office:value-type="float" office:value="0">
            <text:p>0</text:p>
          </table:table-cell>
          <table:table-cell office:value-type="float" office:value="157888">
            <text:p>157888</text:p>
          </table:table-cell>
          <table:table-cell office:value-type="float" office:value="473665">
            <text:p>473665</text:p>
          </table:table-cell>
          <table:table-cell office:value-type="float" office:value="78944">
            <text:p>78944</text:p>
          </table:table-cell>
          <table:table-cell office:value-type="float" office:value="20326">
            <text:p>20326</text:p>
          </table:table-cell>
          <table:table-cell office:value-type="float" office:value="315776">
            <text:p>315776</text:p>
          </table:table-cell>
          <table:table-cell office:value-type="float" office:value="473665">
            <text:p>473665</text:p>
          </table:table-cell>
          <table:table-cell table:number-columns-repeated="966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1837185234">
            <text:p>1837185234</text:p>
          </table:table-cell>
          <table:table-cell office:value-type="float" office:value="634169">
            <text:p>634169</text:p>
          </table:table-cell>
          <table:table-cell office:value-type="float" office:value="1533668">
            <text:p>1533668</text:p>
          </table:table-cell>
          <table:table-cell office:value-type="float" office:value="378854">
            <text:p>378854</text:p>
          </table:table-cell>
          <table:table-cell table:number-columns-repeated="3" office:value-type="float" office:value="0">
            <text:p>0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808298">
            <text:p>1808298</text:p>
          </table:table-cell>
          <table:table-cell office:value-type="float" office:value="11657">
            <text:p>11657</text:p>
          </table:table-cell>
          <table:table-cell office:value-type="float" office:value="11734">
            <text:p>11734</text:p>
          </table:table-cell>
          <table:table-cell table:number-columns-repeated="2" office:value-type="float" office:value="1808298">
            <text:p>1808298</text:p>
          </table:table-cell>
          <table:table-cell table:number-columns-repeated="11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507360">
            <text:p>507360</text:p>
          </table:table-cell>
          <table:table-cell table:number-columns-repeated="4" office:value-type="float" office:value="0">
            <text:p>0</text:p>
          </table:table-cell>
          <table:table-cell office:value-type="float" office:value="634169">
            <text:p>634169</text:p>
          </table:table-cell>
          <table:table-cell office:value-type="float" office:value="0">
            <text:p>0</text:p>
          </table:table-cell>
          <table:table-cell office:value-type="float" office:value="634169">
            <text:p>634169</text:p>
          </table:table-cell>
          <table:table-cell office:value-type="float" office:value="9908">
            <text:p>9908</text:p>
          </table:table-cell>
          <table:table-cell office:value-type="float" office:value="317084">
            <text:p>317084</text:p>
          </table:table-cell>
          <table:table-cell office:value-type="float" office:value="0">
            <text:p>0</text:p>
          </table:table-cell>
          <table:table-cell office:value-type="float" office:value="211390">
            <text:p>211390</text:p>
          </table:table-cell>
          <table:table-cell office:value-type="float" office:value="0">
            <text:p>0</text:p>
          </table:table-cell>
          <table:table-cell office:value-type="float" office:value="211389">
            <text:p>211389</text:p>
          </table:table-cell>
          <table:table-cell office:value-type="float" office:value="633176">
            <text:p>633176</text:p>
          </table:table-cell>
          <table:table-cell office:value-type="float" office:value="105694">
            <text:p>105694</text:p>
          </table:table-cell>
          <table:table-cell office:value-type="float" office:value="39961">
            <text:p>39961</text:p>
          </table:table-cell>
          <table:table-cell office:value-type="float" office:value="422779">
            <text:p>422779</text:p>
          </table:table-cell>
          <table:table-cell office:value-type="float" office:value="634169">
            <text:p>634169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2386732738">
            <text:p>2386732738</text:p>
          </table:table-cell>
          <table:table-cell office:value-type="float" office:value="276822">
            <text:p>276822</text:p>
          </table:table-cell>
          <table:table-cell office:value-type="float" office:value="615899">
            <text:p>615899</text:p>
          </table:table-cell>
          <table:table-cell office:value-type="float" office:value="50797">
            <text:p>5079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4">
            <text:p>54</text:p>
          </table:table-cell>
          <table:table-cell table:number-columns-repeated="11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1380">
            <text:p>161380</text:p>
          </table:table-cell>
          <table:table-cell table:number-columns-repeated="4" office:value-type="float" office:value="0">
            <text:p>0</text:p>
          </table:table-cell>
          <table:table-cell office:value-type="float" office:value="276822">
            <text:p>276822</text:p>
          </table:table-cell>
          <table:table-cell office:value-type="float" office:value="0">
            <text:p>0</text:p>
          </table:table-cell>
          <table:table-cell office:value-type="float" office:value="276822">
            <text:p>276822</text:p>
          </table:table-cell>
          <table:table-cell office:value-type="float" office:value="4562">
            <text:p>4562</text:p>
          </table:table-cell>
          <table:table-cell office:value-type="float" office:value="138411">
            <text:p>138411</text:p>
          </table:table-cell>
          <table:table-cell office:value-type="float" office:value="0">
            <text:p>0</text:p>
          </table:table-cell>
          <table:table-cell office:value-type="float" office:value="92273">
            <text:p>92273</text:p>
          </table:table-cell>
          <table:table-cell office:value-type="float" office:value="0">
            <text:p>0</text:p>
          </table:table-cell>
          <table:table-cell office:value-type="float" office:value="92274">
            <text:p>92274</text:p>
          </table:table-cell>
          <table:table-cell office:value-type="float" office:value="275722">
            <text:p>275722</text:p>
          </table:table-cell>
          <table:table-cell office:value-type="float" office:value="46137">
            <text:p>46137</text:p>
          </table:table-cell>
          <table:table-cell office:value-type="float" office:value="524">
            <text:p>524</text:p>
          </table:table-cell>
          <table:table-cell office:value-type="float" office:value="184548">
            <text:p>184548</text:p>
          </table:table-cell>
          <table:table-cell office:value-type="float" office:value="276822">
            <text:p>276822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87812892">
            <text:p>2387812892</text:p>
          </table:table-cell>
          <table:table-cell office:value-type="float" office:value="281206">
            <text:p>281206</text:p>
          </table:table-cell>
          <table:table-cell office:value-type="float" office:value="629040">
            <text:p>629040</text:p>
          </table:table-cell>
          <table:table-cell office:value-type="float" office:value="50474">
            <text:p>5047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4">
            <text:p>54</text:p>
          </table:table-cell>
          <table:table-cell table:number-columns-repeated="11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9888">
            <text:p>159888</text:p>
          </table:table-cell>
          <table:table-cell table:number-columns-repeated="4" office:value-type="float" office:value="0">
            <text:p>0</text:p>
          </table:table-cell>
          <table:table-cell office:value-type="float" office:value="281206">
            <text:p>281206</text:p>
          </table:table-cell>
          <table:table-cell office:value-type="float" office:value="0">
            <text:p>0</text:p>
          </table:table-cell>
          <table:table-cell office:value-type="float" office:value="281206">
            <text:p>281206</text:p>
          </table:table-cell>
          <table:table-cell office:value-type="float" office:value="4569">
            <text:p>4569</text:p>
          </table:table-cell>
          <table:table-cell office:value-type="float" office:value="140603">
            <text:p>140603</text:p>
          </table:table-cell>
          <table:table-cell office:value-type="float" office:value="0">
            <text:p>0</text:p>
          </table:table-cell>
          <table:table-cell office:value-type="float" office:value="93735">
            <text:p>93735</text:p>
          </table:table-cell>
          <table:table-cell office:value-type="float" office:value="0">
            <text:p>0</text:p>
          </table:table-cell>
          <table:table-cell office:value-type="float" office:value="93735">
            <text:p>93735</text:p>
          </table:table-cell>
          <table:table-cell office:value-type="float" office:value="281206">
            <text:p>281206</text:p>
          </table:table-cell>
          <table:table-cell office:value-type="float" office:value="46868">
            <text:p>46868</text:p>
          </table:table-cell>
          <table:table-cell office:value-type="float" office:value="520">
            <text:p>520</text:p>
          </table:table-cell>
          <table:table-cell office:value-type="float" office:value="187471">
            <text:p>187471</text:p>
          </table:table-cell>
          <table:table-cell office:value-type="float" office:value="281206">
            <text:p>281206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388988919">
            <text:p>2388988919</text:p>
          </table:table-cell>
          <table:table-cell office:value-type="float" office:value="291122">
            <text:p>291122</text:p>
          </table:table-cell>
          <table:table-cell office:value-type="float" office:value="631207">
            <text:p>631207</text:p>
          </table:table-cell>
          <table:table-cell office:value-type="float" office:value="50548">
            <text:p>5054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4">
            <text:p>54</text:p>
          </table:table-cell>
          <table:table-cell table:number-columns-repeated="1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62776">
            <text:p>162776</text:p>
          </table:table-cell>
          <table:table-cell table:number-columns-repeated="4" office:value-type="float" office:value="0">
            <text:p>0</text:p>
          </table:table-cell>
          <table:table-cell office:value-type="float" office:value="291122">
            <text:p>291122</text:p>
          </table:table-cell>
          <table:table-cell office:value-type="float" office:value="0">
            <text:p>0</text:p>
          </table:table-cell>
          <table:table-cell office:value-type="float" office:value="291122">
            <text:p>291122</text:p>
          </table:table-cell>
          <table:table-cell office:value-type="float" office:value="4765">
            <text:p>4765</text:p>
          </table:table-cell>
          <table:table-cell office:value-type="float" office:value="145561">
            <text:p>145561</text:p>
          </table:table-cell>
          <table:table-cell office:value-type="float" office:value="0">
            <text:p>0</text:p>
          </table:table-cell>
          <table:table-cell office:value-type="float" office:value="97040">
            <text:p>97040</text:p>
          </table:table-cell>
          <table:table-cell office:value-type="float" office:value="0">
            <text:p>0</text:p>
          </table:table-cell>
          <table:table-cell office:value-type="float" office:value="97040">
            <text:p>97040</text:p>
          </table:table-cell>
          <table:table-cell office:value-type="float" office:value="291122">
            <text:p>291122</text:p>
          </table:table-cell>
          <table:table-cell office:value-type="float" office:value="48520">
            <text:p>48520</text:p>
          </table:table-cell>
          <table:table-cell office:value-type="float" office:value="522">
            <text:p>522</text:p>
          </table:table-cell>
          <table:table-cell office:value-type="float" office:value="194081">
            <text:p>194081</text:p>
          </table:table-cell>
          <table:table-cell office:value-type="float" office:value="291122">
            <text:p>291122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390401902">
            <text:p>2390401902</text:p>
          </table:table-cell>
          <table:table-cell office:value-type="float" office:value="279769">
            <text:p>279769</text:p>
          </table:table-cell>
          <table:table-cell office:value-type="float" office:value="626900">
            <text:p>626900</text:p>
          </table:table-cell>
          <table:table-cell office:value-type="float" office:value="50491">
            <text:p>5049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4">
            <text:p>54</text:p>
          </table:table-cell>
          <table:table-cell table:number-columns-repeated="11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60220">
            <text:p>160220</text:p>
          </table:table-cell>
          <table:table-cell table:number-columns-repeated="4" office:value-type="float" office:value="0">
            <text:p>0</text:p>
          </table:table-cell>
          <table:table-cell office:value-type="float" office:value="279769">
            <text:p>279769</text:p>
          </table:table-cell>
          <table:table-cell office:value-type="float" office:value="0">
            <text:p>0</text:p>
          </table:table-cell>
          <table:table-cell office:value-type="float" office:value="279769">
            <text:p>279769</text:p>
          </table:table-cell>
          <table:table-cell office:value-type="float" office:value="4692">
            <text:p>4692</text:p>
          </table:table-cell>
          <table:table-cell office:value-type="float" office:value="139884">
            <text:p>139884</text:p>
          </table:table-cell>
          <table:table-cell office:value-type="float" office:value="0">
            <text:p>0</text:p>
          </table:table-cell>
          <table:table-cell office:value-type="float" office:value="93256">
            <text:p>93256</text:p>
          </table:table-cell>
          <table:table-cell office:value-type="float" office:value="0">
            <text:p>0</text:p>
          </table:table-cell>
          <table:table-cell office:value-type="float" office:value="93256">
            <text:p>93256</text:p>
          </table:table-cell>
          <table:table-cell office:value-type="float" office:value="278605">
            <text:p>278605</text:p>
          </table:table-cell>
          <table:table-cell office:value-type="float" office:value="46628">
            <text:p>46628</text:p>
          </table:table-cell>
          <table:table-cell office:value-type="float" office:value="137981">
            <text:p>137981</text:p>
          </table:table-cell>
          <table:table-cell office:value-type="float" office:value="186512">
            <text:p>186512</text:p>
          </table:table-cell>
          <table:table-cell office:value-type="float" office:value="279769">
            <text:p>279769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391601815">
            <text:p>2391601815</text:p>
          </table:table-cell>
          <table:table-cell office:value-type="float" office:value="280337">
            <text:p>280337</text:p>
          </table:table-cell>
          <table:table-cell office:value-type="float" office:value="626304">
            <text:p>626304</text:p>
          </table:table-cell>
          <table:table-cell office:value-type="float" office:value="50571">
            <text:p>5057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8">
            <text:p>98</text:p>
          </table:table-cell>
          <table:table-cell table:number-columns-repeated="11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61120">
            <text:p>161120</text:p>
          </table:table-cell>
          <table:table-cell table:number-columns-repeated="4" office:value-type="float" office:value="0">
            <text:p>0</text:p>
          </table:table-cell>
          <table:table-cell office:value-type="float" office:value="280337">
            <text:p>280337</text:p>
          </table:table-cell>
          <table:table-cell office:value-type="float" office:value="0">
            <text:p>0</text:p>
          </table:table-cell>
          <table:table-cell office:value-type="float" office:value="280337">
            <text:p>280337</text:p>
          </table:table-cell>
          <table:table-cell office:value-type="float" office:value="4411">
            <text:p>4411</text:p>
          </table:table-cell>
          <table:table-cell office:value-type="float" office:value="140169">
            <text:p>140169</text:p>
          </table:table-cell>
          <table:table-cell office:value-type="float" office:value="0">
            <text:p>0</text:p>
          </table:table-cell>
          <table:table-cell office:value-type="float" office:value="93446">
            <text:p>93446</text:p>
          </table:table-cell>
          <table:table-cell office:value-type="float" office:value="0">
            <text:p>0</text:p>
          </table:table-cell>
          <table:table-cell office:value-type="float" office:value="93446">
            <text:p>93446</text:p>
          </table:table-cell>
          <table:table-cell office:value-type="float" office:value="280337">
            <text:p>280337</text:p>
          </table:table-cell>
          <table:table-cell office:value-type="float" office:value="46723">
            <text:p>46723</text:p>
          </table:table-cell>
          <table:table-cell office:value-type="float" office:value="139531">
            <text:p>139531</text:p>
          </table:table-cell>
          <table:table-cell office:value-type="float" office:value="186891">
            <text:p>186891</text:p>
          </table:table-cell>
          <table:table-cell office:value-type="float" office:value="280337">
            <text:p>280337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393136159">
            <text:p>2393136159</text:p>
          </table:table-cell>
          <table:table-cell office:value-type="float" office:value="279922">
            <text:p>279922</text:p>
          </table:table-cell>
          <table:table-cell office:value-type="float" office:value="627079">
            <text:p>627079</text:p>
          </table:table-cell>
          <table:table-cell office:value-type="float" office:value="50908">
            <text:p>5090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86">
            <text:p>18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6">
            <text:p>186</text:p>
          </table:table-cell>
          <table:table-cell table:number-columns-repeated="11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60436">
            <text:p>160436</text:p>
          </table:table-cell>
          <table:table-cell table:number-columns-repeated="4" office:value-type="float" office:value="0">
            <text:p>0</text:p>
          </table:table-cell>
          <table:table-cell office:value-type="float" office:value="279922">
            <text:p>279922</text:p>
          </table:table-cell>
          <table:table-cell office:value-type="float" office:value="0">
            <text:p>0</text:p>
          </table:table-cell>
          <table:table-cell office:value-type="float" office:value="279922">
            <text:p>279922</text:p>
          </table:table-cell>
          <table:table-cell office:value-type="float" office:value="4687">
            <text:p>4687</text:p>
          </table:table-cell>
          <table:table-cell office:value-type="float" office:value="139961">
            <text:p>139961</text:p>
          </table:table-cell>
          <table:table-cell office:value-type="float" office:value="0">
            <text:p>0</text:p>
          </table:table-cell>
          <table:table-cell office:value-type="float" office:value="93307">
            <text:p>93307</text:p>
          </table:table-cell>
          <table:table-cell office:value-type="float" office:value="0">
            <text:p>0</text:p>
          </table:table-cell>
          <table:table-cell office:value-type="float" office:value="93307">
            <text:p>93307</text:p>
          </table:table-cell>
          <table:table-cell office:value-type="float" office:value="279922">
            <text:p>279922</text:p>
          </table:table-cell>
          <table:table-cell office:value-type="float" office:value="46654">
            <text:p>46654</text:p>
          </table:table-cell>
          <table:table-cell office:value-type="float" office:value="523">
            <text:p>523</text:p>
          </table:table-cell>
          <table:table-cell office:value-type="float" office:value="186615">
            <text:p>186615</text:p>
          </table:table-cell>
          <table:table-cell office:value-type="float" office:value="279922">
            <text:p>279922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394387037">
            <text:p>2394387037</text:p>
          </table:table-cell>
          <table:table-cell office:value-type="float" office:value="281925">
            <text:p>281925</text:p>
          </table:table-cell>
          <table:table-cell office:value-type="float" office:value="624808">
            <text:p>624808</text:p>
          </table:table-cell>
          <table:table-cell office:value-type="float" office:value="50909">
            <text:p>50909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72">
            <text:p>37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72">
            <text:p>372</text:p>
          </table:table-cell>
          <table:table-cell table:number-columns-repeated="11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64528">
            <text:p>164528</text:p>
          </table:table-cell>
          <table:table-cell table:number-columns-repeated="4" office:value-type="float" office:value="0">
            <text:p>0</text:p>
          </table:table-cell>
          <table:table-cell office:value-type="float" office:value="281925">
            <text:p>281925</text:p>
          </table:table-cell>
          <table:table-cell office:value-type="float" office:value="0">
            <text:p>0</text:p>
          </table:table-cell>
          <table:table-cell office:value-type="float" office:value="281925">
            <text:p>281925</text:p>
          </table:table-cell>
          <table:table-cell office:value-type="float" office:value="5004">
            <text:p>5004</text:p>
          </table:table-cell>
          <table:table-cell office:value-type="float" office:value="140962">
            <text:p>140962</text:p>
          </table:table-cell>
          <table:table-cell office:value-type="float" office:value="0">
            <text:p>0</text:p>
          </table:table-cell>
          <table:table-cell office:value-type="float" office:value="93975">
            <text:p>93975</text:p>
          </table:table-cell>
          <table:table-cell office:value-type="float" office:value="0">
            <text:p>0</text:p>
          </table:table-cell>
          <table:table-cell office:value-type="float" office:value="93975">
            <text:p>93975</text:p>
          </table:table-cell>
          <table:table-cell office:value-type="float" office:value="281925">
            <text:p>281925</text:p>
          </table:table-cell>
          <table:table-cell office:value-type="float" office:value="46987">
            <text:p>46987</text:p>
          </table:table-cell>
          <table:table-cell office:value-type="float" office:value="2192">
            <text:p>2192</text:p>
          </table:table-cell>
          <table:table-cell office:value-type="float" office:value="187950">
            <text:p>187950</text:p>
          </table:table-cell>
          <table:table-cell office:value-type="float" office:value="281925">
            <text:p>281925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395470158">
            <text:p>2395470158</text:p>
          </table:table-cell>
          <table:table-cell office:value-type="float" office:value="280332">
            <text:p>280332</text:p>
          </table:table-cell>
          <table:table-cell office:value-type="float" office:value="627041">
            <text:p>627041</text:p>
          </table:table-cell>
          <table:table-cell office:value-type="float" office:value="51162">
            <text:p>5116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744">
            <text:p>74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44">
            <text:p>744</text:p>
          </table:table-cell>
          <table:table-cell table:number-columns-repeated="11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1912">
            <text:p>161912</text:p>
          </table:table-cell>
          <table:table-cell table:number-columns-repeated="4" office:value-type="float" office:value="0">
            <text:p>0</text:p>
          </table:table-cell>
          <table:table-cell office:value-type="float" office:value="280332">
            <text:p>280332</text:p>
          </table:table-cell>
          <table:table-cell office:value-type="float" office:value="0">
            <text:p>0</text:p>
          </table:table-cell>
          <table:table-cell office:value-type="float" office:value="280332">
            <text:p>280332</text:p>
          </table:table-cell>
          <table:table-cell office:value-type="float" office:value="5011">
            <text:p>5011</text:p>
          </table:table-cell>
          <table:table-cell office:value-type="float" office:value="140165">
            <text:p>140165</text:p>
          </table:table-cell>
          <table:table-cell office:value-type="float" office:value="0">
            <text:p>0</text:p>
          </table:table-cell>
          <table:table-cell office:value-type="float" office:value="93444">
            <text:p>93444</text:p>
          </table:table-cell>
          <table:table-cell office:value-type="float" office:value="2163">
            <text:p>2163</text:p>
          </table:table-cell>
          <table:table-cell office:value-type="float" office:value="93444">
            <text:p>93444</text:p>
          </table:table-cell>
          <table:table-cell office:value-type="float" office:value="280332">
            <text:p>280332</text:p>
          </table:table-cell>
          <table:table-cell office:value-type="float" office:value="46722">
            <text:p>46722</text:p>
          </table:table-cell>
          <table:table-cell office:value-type="float" office:value="541">
            <text:p>541</text:p>
          </table:table-cell>
          <table:table-cell office:value-type="float" office:value="186888">
            <text:p>186888</text:p>
          </table:table-cell>
          <table:table-cell office:value-type="float" office:value="280332">
            <text:p>280332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396730860">
            <text:p>2396730860</text:p>
          </table:table-cell>
          <table:table-cell office:value-type="float" office:value="280905">
            <text:p>280905</text:p>
          </table:table-cell>
          <table:table-cell office:value-type="float" office:value="626556">
            <text:p>626556</text:p>
          </table:table-cell>
          <table:table-cell office:value-type="float" office:value="51326">
            <text:p>5132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488">
            <text:p>148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488">
            <text:p>1488</text:p>
          </table:table-cell>
          <table:table-cell table:number-columns-repeated="11"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61008">
            <text:p>161008</text:p>
          </table:table-cell>
          <table:table-cell table:number-columns-repeated="4" office:value-type="float" office:value="0">
            <text:p>0</text:p>
          </table:table-cell>
          <table:table-cell office:value-type="float" office:value="280905">
            <text:p>280905</text:p>
          </table:table-cell>
          <table:table-cell office:value-type="float" office:value="0">
            <text:p>0</text:p>
          </table:table-cell>
          <table:table-cell office:value-type="float" office:value="280905">
            <text:p>280905</text:p>
          </table:table-cell>
          <table:table-cell office:value-type="float" office:value="4611">
            <text:p>4611</text:p>
          </table:table-cell>
          <table:table-cell office:value-type="float" office:value="140452">
            <text:p>140452</text:p>
          </table:table-cell>
          <table:table-cell office:value-type="float" office:value="0">
            <text:p>0</text:p>
          </table:table-cell>
          <table:table-cell office:value-type="float" office:value="93635">
            <text:p>93635</text:p>
          </table:table-cell>
          <table:table-cell office:value-type="float" office:value="0">
            <text:p>0</text:p>
          </table:table-cell>
          <table:table-cell office:value-type="float" office:value="93635">
            <text:p>93635</text:p>
          </table:table-cell>
          <table:table-cell office:value-type="float" office:value="280905">
            <text:p>280905</text:p>
          </table:table-cell>
          <table:table-cell office:value-type="float" office:value="46817">
            <text:p>46817</text:p>
          </table:table-cell>
          <table:table-cell office:value-type="float" office:value="564">
            <text:p>564</text:p>
          </table:table-cell>
          <table:table-cell office:value-type="float" office:value="187270">
            <text:p>187270</text:p>
          </table:table-cell>
          <table:table-cell office:value-type="float" office:value="280905">
            <text:p>280905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398082461">
            <text:p>2398082461</text:p>
          </table:table-cell>
          <table:table-cell office:value-type="float" office:value="283021">
            <text:p>283021</text:p>
          </table:table-cell>
          <table:table-cell office:value-type="float" office:value="632098">
            <text:p>632098</text:p>
          </table:table-cell>
          <table:table-cell office:value-type="float" office:value="52585">
            <text:p>52585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2976">
            <text:p>297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976">
            <text:p>2976</text:p>
          </table:table-cell>
          <table:table-cell table:number-columns-repeated="11"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159680">
            <text:p>159680</text:p>
          </table:table-cell>
          <table:table-cell table:number-columns-repeated="4" office:value-type="float" office:value="0">
            <text:p>0</text:p>
          </table:table-cell>
          <table:table-cell office:value-type="float" office:value="283021">
            <text:p>283021</text:p>
          </table:table-cell>
          <table:table-cell office:value-type="float" office:value="0">
            <text:p>0</text:p>
          </table:table-cell>
          <table:table-cell office:value-type="float" office:value="283021">
            <text:p>283021</text:p>
          </table:table-cell>
          <table:table-cell office:value-type="float" office:value="4443">
            <text:p>4443</text:p>
          </table:table-cell>
          <table:table-cell office:value-type="float" office:value="141510">
            <text:p>141510</text:p>
          </table:table-cell>
          <table:table-cell office:value-type="float" office:value="0">
            <text:p>0</text:p>
          </table:table-cell>
          <table:table-cell office:value-type="float" office:value="94340">
            <text:p>94340</text:p>
          </table:table-cell>
          <table:table-cell office:value-type="float" office:value="0">
            <text:p>0</text:p>
          </table:table-cell>
          <table:table-cell office:value-type="float" office:value="94340">
            <text:p>94340</text:p>
          </table:table-cell>
          <table:table-cell office:value-type="float" office:value="282247">
            <text:p>282247</text:p>
          </table:table-cell>
          <table:table-cell office:value-type="float" office:value="47170">
            <text:p>47170</text:p>
          </table:table-cell>
          <table:table-cell office:value-type="float" office:value="607">
            <text:p>607</text:p>
          </table:table-cell>
          <table:table-cell office:value-type="float" office:value="188680">
            <text:p>188680</text:p>
          </table:table-cell>
          <table:table-cell office:value-type="float" office:value="283021">
            <text:p>283021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2399380979">
            <text:p>2399380979</text:p>
          </table:table-cell>
          <table:table-cell office:value-type="float" office:value="282014">
            <text:p>282014</text:p>
          </table:table-cell>
          <table:table-cell office:value-type="float" office:value="634233">
            <text:p>634233</text:p>
          </table:table-cell>
          <table:table-cell office:value-type="float" office:value="53524">
            <text:p>53524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4464">
            <text:p>446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464">
            <text:p>4464</text:p>
          </table:table-cell>
          <table:table-cell table:number-columns-repeated="11" office:value-type="float" office:value="0">
            <text:p>0</text:p>
          </table:table-cell>
          <table:table-cell office:value-type="float" office:value="1536">
            <text:p>1536</text:p>
          </table:table-cell>
          <table:table-cell office:value-type="float" office:value="165248">
            <text:p>165248</text:p>
          </table:table-cell>
          <table:table-cell table:number-columns-repeated="4" office:value-type="float" office:value="0">
            <text:p>0</text:p>
          </table:table-cell>
          <table:table-cell office:value-type="float" office:value="282014">
            <text:p>282014</text:p>
          </table:table-cell>
          <table:table-cell office:value-type="float" office:value="0">
            <text:p>0</text:p>
          </table:table-cell>
          <table:table-cell office:value-type="float" office:value="282014">
            <text:p>282014</text:p>
          </table:table-cell>
          <table:table-cell office:value-type="float" office:value="4439">
            <text:p>4439</text:p>
          </table:table-cell>
          <table:table-cell office:value-type="float" office:value="141007">
            <text:p>141007</text:p>
          </table:table-cell>
          <table:table-cell office:value-type="float" office:value="0">
            <text:p>0</text:p>
          </table:table-cell>
          <table:table-cell office:value-type="float" office:value="94004">
            <text:p>94004</text:p>
          </table:table-cell>
          <table:table-cell office:value-type="float" office:value="0">
            <text:p>0</text:p>
          </table:table-cell>
          <table:table-cell office:value-type="float" office:value="94005">
            <text:p>94005</text:p>
          </table:table-cell>
          <table:table-cell office:value-type="float" office:value="280540">
            <text:p>280540</text:p>
          </table:table-cell>
          <table:table-cell office:value-type="float" office:value="47003">
            <text:p>47003</text:p>
          </table:table-cell>
          <table:table-cell office:value-type="float" office:value="651">
            <text:p>651</text:p>
          </table:table-cell>
          <table:table-cell office:value-type="float" office:value="188009">
            <text:p>188009</text:p>
          </table:table-cell>
          <table:table-cell office:value-type="float" office:value="282014">
            <text:p>282014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2400722414">
            <text:p>2400722414</text:p>
          </table:table-cell>
          <table:table-cell office:value-type="float" office:value="284153">
            <text:p>284153</text:p>
          </table:table-cell>
          <table:table-cell office:value-type="float" office:value="632704">
            <text:p>632704</text:p>
          </table:table-cell>
          <table:table-cell office:value-type="float" office:value="53398">
            <text:p>53398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4784">
            <text:p>478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784">
            <text:p>4784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64836">
            <text:p>164836</text:p>
          </table:table-cell>
          <table:table-cell table:number-columns-repeated="4" office:value-type="float" office:value="0">
            <text:p>0</text:p>
          </table:table-cell>
          <table:table-cell office:value-type="float" office:value="284153">
            <text:p>284153</text:p>
          </table:table-cell>
          <table:table-cell office:value-type="float" office:value="0">
            <text:p>0</text:p>
          </table:table-cell>
          <table:table-cell office:value-type="float" office:value="284153">
            <text:p>284153</text:p>
          </table:table-cell>
          <table:table-cell office:value-type="float" office:value="4594">
            <text:p>4594</text:p>
          </table:table-cell>
          <table:table-cell office:value-type="float" office:value="142076">
            <text:p>142076</text:p>
          </table:table-cell>
          <table:table-cell office:value-type="float" office:value="0">
            <text:p>0</text:p>
          </table:table-cell>
          <table:table-cell office:value-type="float" office:value="94718">
            <text:p>94718</text:p>
          </table:table-cell>
          <table:table-cell office:value-type="float" office:value="0">
            <text:p>0</text:p>
          </table:table-cell>
          <table:table-cell office:value-type="float" office:value="94717">
            <text:p>94717</text:p>
          </table:table-cell>
          <table:table-cell office:value-type="float" office:value="282184">
            <text:p>282184</text:p>
          </table:table-cell>
          <table:table-cell office:value-type="float" office:value="47359">
            <text:p>47359</text:p>
          </table:table-cell>
          <table:table-cell office:value-type="float" office:value="679">
            <text:p>679</text:p>
          </table:table-cell>
          <table:table-cell office:value-type="float" office:value="189435">
            <text:p>189435</text:p>
          </table:table-cell>
          <table:table-cell office:value-type="float" office:value="284153">
            <text:p>284153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2401924413">
            <text:p>2401924413</text:p>
          </table:table-cell>
          <table:table-cell office:value-type="float" office:value="281447">
            <text:p>281447</text:p>
          </table:table-cell>
          <table:table-cell office:value-type="float" office:value="631135">
            <text:p>631135</text:p>
          </table:table-cell>
          <table:table-cell office:value-type="float" office:value="53716">
            <text:p>53716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5104">
            <text:p>510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104">
            <text:p>5104</text:p>
          </table:table-cell>
          <table:table-cell table:number-columns-repeated="11" office:value-type="float" office:value="0">
            <text:p>0</text:p>
          </table:table-cell>
          <table:table-cell office:value-type="float" office:value="2560">
            <text:p>2560</text:p>
          </table:table-cell>
          <table:table-cell office:value-type="float" office:value="164928">
            <text:p>164928</text:p>
          </table:table-cell>
          <table:table-cell table:number-columns-repeated="4" office:value-type="float" office:value="0">
            <text:p>0</text:p>
          </table:table-cell>
          <table:table-cell office:value-type="float" office:value="281447">
            <text:p>281447</text:p>
          </table:table-cell>
          <table:table-cell office:value-type="float" office:value="0">
            <text:p>0</text:p>
          </table:table-cell>
          <table:table-cell office:value-type="float" office:value="281447">
            <text:p>281447</text:p>
          </table:table-cell>
          <table:table-cell office:value-type="float" office:value="4421">
            <text:p>4421</text:p>
          </table:table-cell>
          <table:table-cell office:value-type="float" office:value="140724">
            <text:p>140724</text:p>
          </table:table-cell>
          <table:table-cell office:value-type="float" office:value="0">
            <text:p>0</text:p>
          </table:table-cell>
          <table:table-cell office:value-type="float" office:value="93816">
            <text:p>93816</text:p>
          </table:table-cell>
          <table:table-cell office:value-type="float" office:value="0">
            <text:p>0</text:p>
          </table:table-cell>
          <table:table-cell office:value-type="float" office:value="93815">
            <text:p>93815</text:p>
          </table:table-cell>
          <table:table-cell office:value-type="float" office:value="281023">
            <text:p>281023</text:p>
          </table:table-cell>
          <table:table-cell office:value-type="float" office:value="46907">
            <text:p>46907</text:p>
          </table:table-cell>
          <table:table-cell office:value-type="float" office:value="2382">
            <text:p>2382</text:p>
          </table:table-cell>
          <table:table-cell office:value-type="float" office:value="187631">
            <text:p>187631</text:p>
          </table:table-cell>
          <table:table-cell office:value-type="float" office:value="281447">
            <text:p>281447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2403173744">
            <text:p>2403173744</text:p>
          </table:table-cell>
          <table:table-cell office:value-type="float" office:value="285287">
            <text:p>285287</text:p>
          </table:table-cell>
          <table:table-cell office:value-type="float" office:value="636267">
            <text:p>636267</text:p>
          </table:table-cell>
          <table:table-cell office:value-type="float" office:value="54194">
            <text:p>54194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5424">
            <text:p>542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424">
            <text:p>5424</text:p>
          </table:table-cell>
          <table:table-cell table:number-columns-repeated="11" office:value-type="float" office:value="0">
            <text:p>0</text:p>
          </table:table-cell>
          <table:table-cell office:value-type="float" office:value="3072">
            <text:p>3072</text:p>
          </table:table-cell>
          <table:table-cell office:value-type="float" office:value="165084">
            <text:p>165084</text:p>
          </table:table-cell>
          <table:table-cell table:number-columns-repeated="4" office:value-type="float" office:value="0">
            <text:p>0</text:p>
          </table:table-cell>
          <table:table-cell office:value-type="float" office:value="285287">
            <text:p>285287</text:p>
          </table:table-cell>
          <table:table-cell office:value-type="float" office:value="0">
            <text:p>0</text:p>
          </table:table-cell>
          <table:table-cell office:value-type="float" office:value="285287">
            <text:p>285287</text:p>
          </table:table-cell>
          <table:table-cell office:value-type="float" office:value="4463">
            <text:p>4463</text:p>
          </table:table-cell>
          <table:table-cell office:value-type="float" office:value="142643">
            <text:p>142643</text:p>
          </table:table-cell>
          <table:table-cell office:value-type="float" office:value="0">
            <text:p>0</text:p>
          </table:table-cell>
          <table:table-cell office:value-type="float" office:value="95096">
            <text:p>95096</text:p>
          </table:table-cell>
          <table:table-cell office:value-type="float" office:value="0">
            <text:p>0</text:p>
          </table:table-cell>
          <table:table-cell office:value-type="float" office:value="95095">
            <text:p>95095</text:p>
          </table:table-cell>
          <table:table-cell office:value-type="float" office:value="284340">
            <text:p>284340</text:p>
          </table:table-cell>
          <table:table-cell office:value-type="float" office:value="47547">
            <text:p>47547</text:p>
          </table:table-cell>
          <table:table-cell office:value-type="float" office:value="752">
            <text:p>752</text:p>
          </table:table-cell>
          <table:table-cell office:value-type="float" office:value="190191">
            <text:p>190191</text:p>
          </table:table-cell>
          <table:table-cell office:value-type="float" office:value="285287">
            <text:p>285287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2404513793">
            <text:p>2404513793</text:p>
          </table:table-cell>
          <table:table-cell office:value-type="float" office:value="289387">
            <text:p>289387</text:p>
          </table:table-cell>
          <table:table-cell office:value-type="float" office:value="633881">
            <text:p>633881</text:p>
          </table:table-cell>
          <table:table-cell office:value-type="float" office:value="54536">
            <text:p>54536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6040">
            <text:p>60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040">
            <text:p>6040</text:p>
          </table:table-cell>
          <table:table-cell table:number-columns-repeated="11" office:value-type="float" office:value="0">
            <text:p>0</text:p>
          </table:table-cell>
          <table:table-cell office:value-type="float" office:value="3584">
            <text:p>3584</text:p>
          </table:table-cell>
          <table:table-cell office:value-type="float" office:value="162928">
            <text:p>162928</text:p>
          </table:table-cell>
          <table:table-cell table:number-columns-repeated="4" office:value-type="float" office:value="0">
            <text:p>0</text:p>
          </table:table-cell>
          <table:table-cell office:value-type="float" office:value="289387">
            <text:p>289387</text:p>
          </table:table-cell>
          <table:table-cell office:value-type="float" office:value="0">
            <text:p>0</text:p>
          </table:table-cell>
          <table:table-cell office:value-type="float" office:value="289387">
            <text:p>289387</text:p>
          </table:table-cell>
          <table:table-cell office:value-type="float" office:value="4910">
            <text:p>4910</text:p>
          </table:table-cell>
          <table:table-cell office:value-type="float" office:value="144693">
            <text:p>144693</text:p>
          </table:table-cell>
          <table:table-cell office:value-type="float" office:value="0">
            <text:p>0</text:p>
          </table:table-cell>
          <table:table-cell office:value-type="float" office:value="96462">
            <text:p>96462</text:p>
          </table:table-cell>
          <table:table-cell office:value-type="float" office:value="0">
            <text:p>0</text:p>
          </table:table-cell>
          <table:table-cell office:value-type="float" office:value="96462">
            <text:p>96462</text:p>
          </table:table-cell>
          <table:table-cell office:value-type="float" office:value="289387">
            <text:p>289387</text:p>
          </table:table-cell>
          <table:table-cell office:value-type="float" office:value="48231">
            <text:p>48231</text:p>
          </table:table-cell>
          <table:table-cell office:value-type="float" office:value="817">
            <text:p>817</text:p>
          </table:table-cell>
          <table:table-cell office:value-type="float" office:value="192924">
            <text:p>192924</text:p>
          </table:table-cell>
          <table:table-cell office:value-type="float" office:value="289387">
            <text:p>289387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2405812536">
            <text:p>2405812536</text:p>
          </table:table-cell>
          <table:table-cell office:value-type="float" office:value="304927">
            <text:p>304927</text:p>
          </table:table-cell>
          <table:table-cell office:value-type="float" office:value="638695">
            <text:p>638695</text:p>
          </table:table-cell>
          <table:table-cell office:value-type="float" office:value="54909">
            <text:p>54909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6652">
            <text:p>665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652">
            <text:p>6652</text:p>
          </table:table-cell>
          <table:table-cell table:number-columns-repeated="11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162072">
            <text:p>162072</text:p>
          </table:table-cell>
          <table:table-cell table:number-columns-repeated="4" office:value-type="float" office:value="0">
            <text:p>0</text:p>
          </table:table-cell>
          <table:table-cell office:value-type="float" office:value="304927">
            <text:p>304927</text:p>
          </table:table-cell>
          <table:table-cell office:value-type="float" office:value="0">
            <text:p>0</text:p>
          </table:table-cell>
          <table:table-cell office:value-type="float" office:value="304927">
            <text:p>304927</text:p>
          </table:table-cell>
          <table:table-cell office:value-type="float" office:value="5051">
            <text:p>5051</text:p>
          </table:table-cell>
          <table:table-cell office:value-type="float" office:value="152463">
            <text:p>152463</text:p>
          </table:table-cell>
          <table:table-cell office:value-type="float" office:value="0">
            <text:p>0</text:p>
          </table:table-cell>
          <table:table-cell office:value-type="float" office:value="101643">
            <text:p>101643</text:p>
          </table:table-cell>
          <table:table-cell office:value-type="float" office:value="0">
            <text:p>0</text:p>
          </table:table-cell>
          <table:table-cell office:value-type="float" office:value="101642">
            <text:p>101642</text:p>
          </table:table-cell>
          <table:table-cell office:value-type="float" office:value="304927">
            <text:p>304927</text:p>
          </table:table-cell>
          <table:table-cell office:value-type="float" office:value="50821">
            <text:p>50821</text:p>
          </table:table-cell>
          <table:table-cell office:value-type="float" office:value="816">
            <text:p>816</text:p>
          </table:table-cell>
          <table:table-cell office:value-type="float" office:value="203285">
            <text:p>203285</text:p>
          </table:table-cell>
          <table:table-cell office:value-type="float" office:value="304927">
            <text:p>304927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2407054695">
            <text:p>2407054695</text:p>
          </table:table-cell>
          <table:table-cell office:value-type="float" office:value="307195">
            <text:p>307195</text:p>
          </table:table-cell>
          <table:table-cell office:value-type="float" office:value="630097">
            <text:p>630097</text:p>
          </table:table-cell>
          <table:table-cell office:value-type="float" office:value="56379">
            <text:p>56379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7248">
            <text:p>724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248">
            <text:p>7248</text:p>
          </table:table-cell>
          <table:table-cell table:number-columns-repeated="11" office:value-type="float" office:value="0">
            <text:p>0</text:p>
          </table:table-cell>
          <table:table-cell office:value-type="float" office:value="4608">
            <text:p>4608</text:p>
          </table:table-cell>
          <table:table-cell office:value-type="float" office:value="167980">
            <text:p>167980</text:p>
          </table:table-cell>
          <table:table-cell table:number-columns-repeated="4" office:value-type="float" office:value="0">
            <text:p>0</text:p>
          </table:table-cell>
          <table:table-cell office:value-type="float" office:value="307195">
            <text:p>307195</text:p>
          </table:table-cell>
          <table:table-cell office:value-type="float" office:value="0">
            <text:p>0</text:p>
          </table:table-cell>
          <table:table-cell office:value-type="float" office:value="307195">
            <text:p>307195</text:p>
          </table:table-cell>
          <table:table-cell office:value-type="float" office:value="5262">
            <text:p>5262</text:p>
          </table:table-cell>
          <table:table-cell office:value-type="float" office:value="153598">
            <text:p>153598</text:p>
          </table:table-cell>
          <table:table-cell office:value-type="float" office:value="0">
            <text:p>0</text:p>
          </table:table-cell>
          <table:table-cell office:value-type="float" office:value="102398">
            <text:p>102398</text:p>
          </table:table-cell>
          <table:table-cell office:value-type="float" office:value="0">
            <text:p>0</text:p>
          </table:table-cell>
          <table:table-cell office:value-type="float" office:value="102398">
            <text:p>102398</text:p>
          </table:table-cell>
          <table:table-cell office:value-type="float" office:value="307195">
            <text:p>307195</text:p>
          </table:table-cell>
          <table:table-cell office:value-type="float" office:value="51199">
            <text:p>51199</text:p>
          </table:table-cell>
          <table:table-cell office:value-type="float" office:value="141040">
            <text:p>141040</text:p>
          </table:table-cell>
          <table:table-cell office:value-type="float" office:value="204796">
            <text:p>204796</text:p>
          </table:table-cell>
          <table:table-cell office:value-type="float" office:value="307195">
            <text:p>307195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2408236642">
            <text:p>2408236642</text:p>
          </table:table-cell>
          <table:table-cell office:value-type="float" office:value="311521">
            <text:p>311521</text:p>
          </table:table-cell>
          <table:table-cell office:value-type="float" office:value="642002">
            <text:p>642002</text:p>
          </table:table-cell>
          <table:table-cell office:value-type="float" office:value="57517">
            <text:p>57517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8292">
            <text:p>829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8292">
            <text:p>8292</text:p>
          </table:table-cell>
          <table:table-cell table:number-columns-repeated="11" office:value-type="float" office:value="0">
            <text:p>0</text:p>
          </table:table-cell>
          <table:table-cell office:value-type="float" office:value="5120">
            <text:p>5120</text:p>
          </table:table-cell>
          <table:table-cell office:value-type="float" office:value="191212">
            <text:p>191212</text:p>
          </table:table-cell>
          <table:table-cell table:number-columns-repeated="4" office:value-type="float" office:value="0">
            <text:p>0</text:p>
          </table:table-cell>
          <table:table-cell office:value-type="float" office:value="311521">
            <text:p>311521</text:p>
          </table:table-cell>
          <table:table-cell office:value-type="float" office:value="0">
            <text:p>0</text:p>
          </table:table-cell>
          <table:table-cell office:value-type="float" office:value="311521">
            <text:p>311521</text:p>
          </table:table-cell>
          <table:table-cell office:value-type="float" office:value="5379">
            <text:p>5379</text:p>
          </table:table-cell>
          <table:table-cell office:value-type="float" office:value="155760">
            <text:p>155760</text:p>
          </table:table-cell>
          <table:table-cell office:value-type="float" office:value="0">
            <text:p>0</text:p>
          </table:table-cell>
          <table:table-cell office:value-type="float" office:value="103840">
            <text:p>103840</text:p>
          </table:table-cell>
          <table:table-cell office:value-type="float" office:value="0">
            <text:p>0</text:p>
          </table:table-cell>
          <table:table-cell office:value-type="float" office:value="103840">
            <text:p>103840</text:p>
          </table:table-cell>
          <table:table-cell office:value-type="float" office:value="308110">
            <text:p>308110</text:p>
          </table:table-cell>
          <table:table-cell office:value-type="float" office:value="51920">
            <text:p>51920</text:p>
          </table:table-cell>
          <table:table-cell office:value-type="float" office:value="1073">
            <text:p>1073</text:p>
          </table:table-cell>
          <table:table-cell office:value-type="float" office:value="207680">
            <text:p>207680</text:p>
          </table:table-cell>
          <table:table-cell office:value-type="float" office:value="311521">
            <text:p>311521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2409506255">
            <text:p>2409506255</text:p>
          </table:table-cell>
          <table:table-cell office:value-type="float" office:value="306266">
            <text:p>306266</text:p>
          </table:table-cell>
          <table:table-cell office:value-type="float" office:value="637887">
            <text:p>637887</text:p>
          </table:table-cell>
          <table:table-cell office:value-type="float" office:value="58557">
            <text:p>58557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9344">
            <text:p>934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344">
            <text:p>9344</text:p>
          </table:table-cell>
          <table:table-cell table:number-columns-repeated="11" office:value-type="float" office:value="0">
            <text:p>0</text:p>
          </table:table-cell>
          <table:table-cell office:value-type="float" office:value="5632">
            <text:p>5632</text:p>
          </table:table-cell>
          <table:table-cell office:value-type="float" office:value="192076">
            <text:p>192076</text:p>
          </table:table-cell>
          <table:table-cell table:number-columns-repeated="4" office:value-type="float" office:value="0">
            <text:p>0</text:p>
          </table:table-cell>
          <table:table-cell office:value-type="float" office:value="306266">
            <text:p>306266</text:p>
          </table:table-cell>
          <table:table-cell office:value-type="float" office:value="0">
            <text:p>0</text:p>
          </table:table-cell>
          <table:table-cell office:value-type="float" office:value="306266">
            <text:p>306266</text:p>
          </table:table-cell>
          <table:table-cell office:value-type="float" office:value="5182">
            <text:p>5182</text:p>
          </table:table-cell>
          <table:table-cell office:value-type="float" office:value="153133">
            <text:p>153133</text:p>
          </table:table-cell>
          <table:table-cell office:value-type="float" office:value="0">
            <text:p>0</text:p>
          </table:table-cell>
          <table:table-cell office:value-type="float" office:value="102088">
            <text:p>102088</text:p>
          </table:table-cell>
          <table:table-cell office:value-type="float" office:value="0">
            <text:p>0</text:p>
          </table:table-cell>
          <table:table-cell office:value-type="float" office:value="102089">
            <text:p>102089</text:p>
          </table:table-cell>
          <table:table-cell office:value-type="float" office:value="303892">
            <text:p>303892</text:p>
          </table:table-cell>
          <table:table-cell office:value-type="float" office:value="51044">
            <text:p>51044</text:p>
          </table:table-cell>
          <table:table-cell office:value-type="float" office:value="1060">
            <text:p>1060</text:p>
          </table:table-cell>
          <table:table-cell office:value-type="float" office:value="204177">
            <text:p>204177</text:p>
          </table:table-cell>
          <table:table-cell office:value-type="float" office:value="306266">
            <text:p>306266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2410657552">
            <text:p>2410657552</text:p>
          </table:table-cell>
          <table:table-cell office:value-type="float" office:value="315357">
            <text:p>315357</text:p>
          </table:table-cell>
          <table:table-cell office:value-type="float" office:value="644437">
            <text:p>644437</text:p>
          </table:table-cell>
          <table:table-cell office:value-type="float" office:value="59080">
            <text:p>59080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0368">
            <text:p>1036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0368">
            <text:p>10368</text:p>
          </table:table-cell>
          <table:table-cell table:number-columns-repeated="11" office:value-type="float" office:value="0">
            <text:p>0</text:p>
          </table:table-cell>
          <table:table-cell office:value-type="float" office:value="6144">
            <text:p>6144</text:p>
          </table:table-cell>
          <table:table-cell office:value-type="float" office:value="77128">
            <text:p>77128</text:p>
          </table:table-cell>
          <table:table-cell table:number-columns-repeated="4" office:value-type="float" office:value="0">
            <text:p>0</text:p>
          </table:table-cell>
          <table:table-cell office:value-type="float" office:value="315357">
            <text:p>315357</text:p>
          </table:table-cell>
          <table:table-cell office:value-type="float" office:value="0">
            <text:p>0</text:p>
          </table:table-cell>
          <table:table-cell office:value-type="float" office:value="315357">
            <text:p>315357</text:p>
          </table:table-cell>
          <table:table-cell office:value-type="float" office:value="5172">
            <text:p>5172</text:p>
          </table:table-cell>
          <table:table-cell office:value-type="float" office:value="157679">
            <text:p>157679</text:p>
          </table:table-cell>
          <table:table-cell office:value-type="float" office:value="0">
            <text:p>0</text:p>
          </table:table-cell>
          <table:table-cell office:value-type="float" office:value="105119">
            <text:p>105119</text:p>
          </table:table-cell>
          <table:table-cell office:value-type="float" office:value="0">
            <text:p>0</text:p>
          </table:table-cell>
          <table:table-cell office:value-type="float" office:value="105119">
            <text:p>105119</text:p>
          </table:table-cell>
          <table:table-cell office:value-type="float" office:value="315357">
            <text:p>315357</text:p>
          </table:table-cell>
          <table:table-cell office:value-type="float" office:value="52559">
            <text:p>52559</text:p>
          </table:table-cell>
          <table:table-cell office:value-type="float" office:value="142018">
            <text:p>142018</text:p>
          </table:table-cell>
          <table:table-cell office:value-type="float" office:value="210238">
            <text:p>210238</text:p>
          </table:table-cell>
          <table:table-cell office:value-type="float" office:value="315357">
            <text:p>315357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2411904813">
            <text:p>2411904813</text:p>
          </table:table-cell>
          <table:table-cell office:value-type="float" office:value="310769">
            <text:p>310769</text:p>
          </table:table-cell>
          <table:table-cell office:value-type="float" office:value="642225">
            <text:p>642225</text:p>
          </table:table-cell>
          <table:table-cell office:value-type="float" office:value="59795">
            <text:p>59795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1144">
            <text:p>1114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1144">
            <text:p>11144</text:p>
          </table:table-cell>
          <table:table-cell table:number-columns-repeated="11" office:value-type="float" office:value="0">
            <text:p>0</text:p>
          </table:table-cell>
          <table:table-cell office:value-type="float" office:value="6656">
            <text:p>6656</text:p>
          </table:table-cell>
          <table:table-cell table:number-columns-repeated="5" office:value-type="float" office:value="0">
            <text:p>0</text:p>
          </table:table-cell>
          <table:table-cell office:value-type="float" office:value="310769">
            <text:p>310769</text:p>
          </table:table-cell>
          <table:table-cell office:value-type="float" office:value="0">
            <text:p>0</text:p>
          </table:table-cell>
          <table:table-cell office:value-type="float" office:value="310769">
            <text:p>310769</text:p>
          </table:table-cell>
          <table:table-cell office:value-type="float" office:value="5244">
            <text:p>5244</text:p>
          </table:table-cell>
          <table:table-cell office:value-type="float" office:value="155384">
            <text:p>155384</text:p>
          </table:table-cell>
          <table:table-cell office:value-type="float" office:value="0">
            <text:p>0</text:p>
          </table:table-cell>
          <table:table-cell office:value-type="float" office:value="103590">
            <text:p>103590</text:p>
          </table:table-cell>
          <table:table-cell office:value-type="float" office:value="0">
            <text:p>0</text:p>
          </table:table-cell>
          <table:table-cell office:value-type="float" office:value="103589">
            <text:p>103589</text:p>
          </table:table-cell>
          <table:table-cell office:value-type="float" office:value="310769">
            <text:p>310769</text:p>
          </table:table-cell>
          <table:table-cell office:value-type="float" office:value="51794">
            <text:p>51794</text:p>
          </table:table-cell>
          <table:table-cell office:value-type="float" office:value="1157">
            <text:p>1157</text:p>
          </table:table-cell>
          <table:table-cell office:value-type="float" office:value="207180">
            <text:p>207180</text:p>
          </table:table-cell>
          <table:table-cell office:value-type="float" office:value="310769">
            <text:p>310769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2413255938">
            <text:p>2413255938</text:p>
          </table:table-cell>
          <table:table-cell office:value-type="float" office:value="309541">
            <text:p>309541</text:p>
          </table:table-cell>
          <table:table-cell office:value-type="float" office:value="638908">
            <text:p>638908</text:p>
          </table:table-cell>
          <table:table-cell office:value-type="float" office:value="60308">
            <text:p>60308</text:p>
          </table:table-cell>
          <table:table-cell table:number-columns-repeated="3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1920">
            <text:p>119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1920">
            <text:p>11920</text:p>
          </table:table-cell>
          <table:table-cell table:number-columns-repeated="11" office:value-type="float" office:value="0">
            <text:p>0</text:p>
          </table:table-cell>
          <table:table-cell office:value-type="float" office:value="7168">
            <text:p>7168</text:p>
          </table:table-cell>
          <table:table-cell office:value-type="float" office:value="194836">
            <text:p>194836</text:p>
          </table:table-cell>
          <table:table-cell table:number-columns-repeated="4" office:value-type="float" office:value="0">
            <text:p>0</text:p>
          </table:table-cell>
          <table:table-cell office:value-type="float" office:value="309541">
            <text:p>309541</text:p>
          </table:table-cell>
          <table:table-cell office:value-type="float" office:value="0">
            <text:p>0</text:p>
          </table:table-cell>
          <table:table-cell office:value-type="float" office:value="309541">
            <text:p>309541</text:p>
          </table:table-cell>
          <table:table-cell office:value-type="float" office:value="4861">
            <text:p>4861</text:p>
          </table:table-cell>
          <table:table-cell office:value-type="float" office:value="154771">
            <text:p>154771</text:p>
          </table:table-cell>
          <table:table-cell office:value-type="float" office:value="0">
            <text:p>0</text:p>
          </table:table-cell>
          <table:table-cell office:value-type="float" office:value="103180">
            <text:p>103180</text:p>
          </table:table-cell>
          <table:table-cell office:value-type="float" office:value="0">
            <text:p>0</text:p>
          </table:table-cell>
          <table:table-cell office:value-type="float" office:value="103180">
            <text:p>103180</text:p>
          </table:table-cell>
          <table:table-cell office:value-type="float" office:value="298027">
            <text:p>298027</text:p>
          </table:table-cell>
          <table:table-cell office:value-type="float" office:value="51590">
            <text:p>51590</text:p>
          </table:table-cell>
          <table:table-cell office:value-type="float" office:value="1204">
            <text:p>1204</text:p>
          </table:table-cell>
          <table:table-cell office:value-type="float" office:value="206360">
            <text:p>206360</text:p>
          </table:table-cell>
          <table:table-cell office:value-type="float" office:value="309541">
            <text:p>309541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2414571434">
            <text:p>2414571434</text:p>
          </table:table-cell>
          <table:table-cell office:value-type="float" office:value="311640">
            <text:p>311640</text:p>
          </table:table-cell>
          <table:table-cell office:value-type="float" office:value="637182">
            <text:p>637182</text:p>
          </table:table-cell>
          <table:table-cell office:value-type="float" office:value="61529">
            <text:p>61529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2768">
            <text:p>1276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2768">
            <text:p>12768</text:p>
          </table:table-cell>
          <table:table-cell table:number-columns-repeated="11" office:value-type="float" office:value="0">
            <text:p>0</text:p>
          </table:table-cell>
          <table:table-cell office:value-type="float" office:value="7680">
            <text:p>7680</text:p>
          </table:table-cell>
          <table:table-cell office:value-type="float" office:value="195128">
            <text:p>195128</text:p>
          </table:table-cell>
          <table:table-cell table:number-columns-repeated="4" office:value-type="float" office:value="0">
            <text:p>0</text:p>
          </table:table-cell>
          <table:table-cell office:value-type="float" office:value="311640">
            <text:p>311640</text:p>
          </table:table-cell>
          <table:table-cell office:value-type="float" office:value="0">
            <text:p>0</text:p>
          </table:table-cell>
          <table:table-cell office:value-type="float" office:value="311640">
            <text:p>311640</text:p>
          </table:table-cell>
          <table:table-cell office:value-type="float" office:value="5434">
            <text:p>5434</text:p>
          </table:table-cell>
          <table:table-cell office:value-type="float" office:value="155820">
            <text:p>155820</text:p>
          </table:table-cell>
          <table:table-cell office:value-type="float" office:value="0">
            <text:p>0</text:p>
          </table:table-cell>
          <table:table-cell office:value-type="float" office:value="103880">
            <text:p>103880</text:p>
          </table:table-cell>
          <table:table-cell office:value-type="float" office:value="0">
            <text:p>0</text:p>
          </table:table-cell>
          <table:table-cell office:value-type="float" office:value="103880">
            <text:p>103880</text:p>
          </table:table-cell>
          <table:table-cell office:value-type="float" office:value="310427">
            <text:p>310427</text:p>
          </table:table-cell>
          <table:table-cell office:value-type="float" office:value="51940">
            <text:p>51940</text:p>
          </table:table-cell>
          <table:table-cell office:value-type="float" office:value="1267">
            <text:p>1267</text:p>
          </table:table-cell>
          <table:table-cell office:value-type="float" office:value="207760">
            <text:p>207760</text:p>
          </table:table-cell>
          <table:table-cell office:value-type="float" office:value="311640">
            <text:p>311640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2415912016">
            <text:p>2415912016</text:p>
          </table:table-cell>
          <table:table-cell office:value-type="float" office:value="316806">
            <text:p>316806</text:p>
          </table:table-cell>
          <table:table-cell office:value-type="float" office:value="658414">
            <text:p>658414</text:p>
          </table:table-cell>
          <table:table-cell office:value-type="float" office:value="61634">
            <text:p>61634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3632">
            <text:p>1363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3632">
            <text:p>13632</text:p>
          </table:table-cell>
          <table:table-cell table:number-columns-repeated="11" office:value-type="float" office:value="0">
            <text:p>0</text:p>
          </table:table-cell>
          <table:table-cell office:value-type="float" office:value="8192">
            <text:p>8192</text:p>
          </table:table-cell>
          <table:table-cell office:value-type="float" office:value="184488">
            <text:p>184488</text:p>
          </table:table-cell>
          <table:table-cell table:number-columns-repeated="4" office:value-type="float" office:value="0">
            <text:p>0</text:p>
          </table:table-cell>
          <table:table-cell office:value-type="float" office:value="316806">
            <text:p>316806</text:p>
          </table:table-cell>
          <table:table-cell office:value-type="float" office:value="0">
            <text:p>0</text:p>
          </table:table-cell>
          <table:table-cell office:value-type="float" office:value="316806">
            <text:p>316806</text:p>
          </table:table-cell>
          <table:table-cell office:value-type="float" office:value="4968">
            <text:p>4968</text:p>
          </table:table-cell>
          <table:table-cell office:value-type="float" office:value="158403">
            <text:p>158403</text:p>
          </table:table-cell>
          <table:table-cell office:value-type="float" office:value="0">
            <text:p>0</text:p>
          </table:table-cell>
          <table:table-cell office:value-type="float" office:value="105602">
            <text:p>105602</text:p>
          </table:table-cell>
          <table:table-cell office:value-type="float" office:value="0">
            <text:p>0</text:p>
          </table:table-cell>
          <table:table-cell office:value-type="float" office:value="105602">
            <text:p>105602</text:p>
          </table:table-cell>
          <table:table-cell office:value-type="float" office:value="314990">
            <text:p>314990</text:p>
          </table:table-cell>
          <table:table-cell office:value-type="float" office:value="52801">
            <text:p>52801</text:p>
          </table:table-cell>
          <table:table-cell office:value-type="float" office:value="1246">
            <text:p>1246</text:p>
          </table:table-cell>
          <table:table-cell office:value-type="float" office:value="211204">
            <text:p>211204</text:p>
          </table:table-cell>
          <table:table-cell office:value-type="float" office:value="316806">
            <text:p>316806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2417211979">
            <text:p>2417211979</text:p>
          </table:table-cell>
          <table:table-cell office:value-type="float" office:value="314252">
            <text:p>314252</text:p>
          </table:table-cell>
          <table:table-cell office:value-type="float" office:value="647567">
            <text:p>647567</text:p>
          </table:table-cell>
          <table:table-cell office:value-type="float" office:value="61789">
            <text:p>61789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4506">
            <text:p>1450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4506">
            <text:p>14506</text:p>
          </table:table-cell>
          <table:table-cell table:number-columns-repeated="11" office:value-type="float" office:value="0">
            <text:p>0</text:p>
          </table:table-cell>
          <table:table-cell office:value-type="float" office:value="8704">
            <text:p>8704</text:p>
          </table:table-cell>
          <table:table-cell office:value-type="float" office:value="97836">
            <text:p>97836</text:p>
          </table:table-cell>
          <table:table-cell table:number-columns-repeated="4" office:value-type="float" office:value="0">
            <text:p>0</text:p>
          </table:table-cell>
          <table:table-cell office:value-type="float" office:value="314252">
            <text:p>314252</text:p>
          </table:table-cell>
          <table:table-cell office:value-type="float" office:value="0">
            <text:p>0</text:p>
          </table:table-cell>
          <table:table-cell office:value-type="float" office:value="314252">
            <text:p>314252</text:p>
          </table:table-cell>
          <table:table-cell office:value-type="float" office:value="5755">
            <text:p>5755</text:p>
          </table:table-cell>
          <table:table-cell office:value-type="float" office:value="157126">
            <text:p>157126</text:p>
          </table:table-cell>
          <table:table-cell office:value-type="float" office:value="0">
            <text:p>0</text:p>
          </table:table-cell>
          <table:table-cell office:value-type="float" office:value="104750">
            <text:p>104750</text:p>
          </table:table-cell>
          <table:table-cell office:value-type="float" office:value="0">
            <text:p>0</text:p>
          </table:table-cell>
          <table:table-cell office:value-type="float" office:value="104750">
            <text:p>104750</text:p>
          </table:table-cell>
          <table:table-cell office:value-type="float" office:value="314252">
            <text:p>314252</text:p>
          </table:table-cell>
          <table:table-cell office:value-type="float" office:value="52375">
            <text:p>52375</text:p>
          </table:table-cell>
          <table:table-cell office:value-type="float" office:value="1308">
            <text:p>1308</text:p>
          </table:table-cell>
          <table:table-cell office:value-type="float" office:value="209501">
            <text:p>209501</text:p>
          </table:table-cell>
          <table:table-cell office:value-type="float" office:value="314252">
            <text:p>314252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2418434906">
            <text:p>2418434906</text:p>
          </table:table-cell>
          <table:table-cell office:value-type="float" office:value="316592">
            <text:p>316592</text:p>
          </table:table-cell>
          <table:table-cell office:value-type="float" office:value="655454">
            <text:p>655454</text:p>
          </table:table-cell>
          <table:table-cell office:value-type="float" office:value="62863">
            <text:p>62863</text:p>
          </table:table-cell>
          <table:table-cell table:number-columns-repeated="3" office:value-type="float" office:value="0">
            <text:p>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5420">
            <text:p>1542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5420">
            <text:p>15420</text:p>
          </table:table-cell>
          <table:table-cell table:number-columns-repeated="11" office:value-type="float" office:value="0">
            <text:p>0</text:p>
          </table:table-cell>
          <table:table-cell office:value-type="float" office:value="9216">
            <text:p>9216</text:p>
          </table:table-cell>
          <table:table-cell office:value-type="float" office:value="98552">
            <text:p>98552</text:p>
          </table:table-cell>
          <table:table-cell table:number-columns-repeated="4" office:value-type="float" office:value="0">
            <text:p>0</text:p>
          </table:table-cell>
          <table:table-cell office:value-type="float" office:value="316592">
            <text:p>316592</text:p>
          </table:table-cell>
          <table:table-cell office:value-type="float" office:value="0">
            <text:p>0</text:p>
          </table:table-cell>
          <table:table-cell office:value-type="float" office:value="316592">
            <text:p>316592</text:p>
          </table:table-cell>
          <table:table-cell office:value-type="float" office:value="5177">
            <text:p>5177</text:p>
          </table:table-cell>
          <table:table-cell office:value-type="float" office:value="158296">
            <text:p>158296</text:p>
          </table:table-cell>
          <table:table-cell office:value-type="float" office:value="0">
            <text:p>0</text:p>
          </table:table-cell>
          <table:table-cell office:value-type="float" office:value="105530">
            <text:p>105530</text:p>
          </table:table-cell>
          <table:table-cell office:value-type="float" office:value="0">
            <text:p>0</text:p>
          </table:table-cell>
          <table:table-cell office:value-type="float" office:value="105531">
            <text:p>105531</text:p>
          </table:table-cell>
          <table:table-cell office:value-type="float" office:value="315208">
            <text:p>315208</text:p>
          </table:table-cell>
          <table:table-cell office:value-type="float" office:value="52765">
            <text:p>52765</text:p>
          </table:table-cell>
          <table:table-cell office:value-type="float" office:value="1389">
            <text:p>1389</text:p>
          </table:table-cell>
          <table:table-cell office:value-type="float" office:value="211062">
            <text:p>211062</text:p>
          </table:table-cell>
          <table:table-cell office:value-type="float" office:value="316592">
            <text:p>316592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2419613784">
            <text:p>2419613784</text:p>
          </table:table-cell>
          <table:table-cell office:value-type="float" office:value="312485">
            <text:p>312485</text:p>
          </table:table-cell>
          <table:table-cell office:value-type="float" office:value="648361">
            <text:p>648361</text:p>
          </table:table-cell>
          <table:table-cell office:value-type="float" office:value="62637">
            <text:p>62637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6128">
            <text:p>1612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6128">
            <text:p>16128</text:p>
          </table:table-cell>
          <table:table-cell table:number-columns-repeated="11" office:value-type="float" office:value="0">
            <text:p>0</text:p>
          </table:table-cell>
          <table:table-cell office:value-type="float" office:value="9728">
            <text:p>9728</text:p>
          </table:table-cell>
          <table:table-cell office:value-type="float" office:value="194104">
            <text:p>194104</text:p>
          </table:table-cell>
          <table:table-cell table:number-columns-repeated="4" office:value-type="float" office:value="0">
            <text:p>0</text:p>
          </table:table-cell>
          <table:table-cell office:value-type="float" office:value="312485">
            <text:p>312485</text:p>
          </table:table-cell>
          <table:table-cell office:value-type="float" office:value="0">
            <text:p>0</text:p>
          </table:table-cell>
          <table:table-cell office:value-type="float" office:value="312485">
            <text:p>312485</text:p>
          </table:table-cell>
          <table:table-cell office:value-type="float" office:value="5561">
            <text:p>5561</text:p>
          </table:table-cell>
          <table:table-cell office:value-type="float" office:value="156242">
            <text:p>156242</text:p>
          </table:table-cell>
          <table:table-cell office:value-type="float" office:value="0">
            <text:p>0</text:p>
          </table:table-cell>
          <table:table-cell office:value-type="float" office:value="104161">
            <text:p>104161</text:p>
          </table:table-cell>
          <table:table-cell office:value-type="float" office:value="5724">
            <text:p>5724</text:p>
          </table:table-cell>
          <table:table-cell office:value-type="float" office:value="104162">
            <text:p>104162</text:p>
          </table:table-cell>
          <table:table-cell office:value-type="float" office:value="309985">
            <text:p>309985</text:p>
          </table:table-cell>
          <table:table-cell office:value-type="float" office:value="52081">
            <text:p>52081</text:p>
          </table:table-cell>
          <table:table-cell office:value-type="float" office:value="1339">
            <text:p>1339</text:p>
          </table:table-cell>
          <table:table-cell office:value-type="float" office:value="208323">
            <text:p>208323</text:p>
          </table:table-cell>
          <table:table-cell office:value-type="float" office:value="312485">
            <text:p>312485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2420957244">
            <text:p>2420957244</text:p>
          </table:table-cell>
          <table:table-cell office:value-type="float" office:value="317313">
            <text:p>317313</text:p>
          </table:table-cell>
          <table:table-cell office:value-type="float" office:value="650360">
            <text:p>650360</text:p>
          </table:table-cell>
          <table:table-cell office:value-type="float" office:value="63180">
            <text:p>63180</text:p>
          </table:table-cell>
          <table:table-cell table:number-columns-repeated="3"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7088">
            <text:p>1708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7088">
            <text:p>17088</text:p>
          </table:table-cell>
          <table:table-cell table:number-columns-repeated="11" office:value-type="float" office:value="0">
            <text:p>0</text:p>
          </table:table-cell>
          <table:table-cell office:value-type="float" office:value="10240">
            <text:p>10240</text:p>
          </table:table-cell>
          <table:table-cell office:value-type="float" office:value="196840">
            <text:p>196840</text:p>
          </table:table-cell>
          <table:table-cell table:number-columns-repeated="4" office:value-type="float" office:value="0">
            <text:p>0</text:p>
          </table:table-cell>
          <table:table-cell office:value-type="float" office:value="317313">
            <text:p>317313</text:p>
          </table:table-cell>
          <table:table-cell office:value-type="float" office:value="0">
            <text:p>0</text:p>
          </table:table-cell>
          <table:table-cell office:value-type="float" office:value="317313">
            <text:p>317313</text:p>
          </table:table-cell>
          <table:table-cell office:value-type="float" office:value="5558">
            <text:p>5558</text:p>
          </table:table-cell>
          <table:table-cell office:value-type="float" office:value="158656">
            <text:p>158656</text:p>
          </table:table-cell>
          <table:table-cell office:value-type="float" office:value="0">
            <text:p>0</text:p>
          </table:table-cell>
          <table:table-cell office:value-type="float" office:value="105771">
            <text:p>105771</text:p>
          </table:table-cell>
          <table:table-cell office:value-type="float" office:value="0">
            <text:p>0</text:p>
          </table:table-cell>
          <table:table-cell office:value-type="float" office:value="105771">
            <text:p>105771</text:p>
          </table:table-cell>
          <table:table-cell office:value-type="float" office:value="311333">
            <text:p>311333</text:p>
          </table:table-cell>
          <table:table-cell office:value-type="float" office:value="52885">
            <text:p>52885</text:p>
          </table:table-cell>
          <table:table-cell office:value-type="float" office:value="1332">
            <text:p>1332</text:p>
          </table:table-cell>
          <table:table-cell office:value-type="float" office:value="211542">
            <text:p>211542</text:p>
          </table:table-cell>
          <table:table-cell office:value-type="float" office:value="317313">
            <text:p>317313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2422392743">
            <text:p>2422392743</text:p>
          </table:table-cell>
          <table:table-cell office:value-type="float" office:value="313333">
            <text:p>313333</text:p>
          </table:table-cell>
          <table:table-cell office:value-type="float" office:value="650263">
            <text:p>650263</text:p>
          </table:table-cell>
          <table:table-cell office:value-type="float" office:value="63788">
            <text:p>63788</text:p>
          </table:table-cell>
          <table:table-cell table:number-columns-repeated="3"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8365">
            <text:p>1836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18365">
            <text:p>18365</text:p>
          </table:table-cell>
          <table:table-cell table:number-columns-repeated="11" office:value-type="float" office:value="0">
            <text:p>0</text:p>
          </table:table-cell>
          <table:table-cell office:value-type="float" office:value="10752">
            <text:p>10752</text:p>
          </table:table-cell>
          <table:table-cell office:value-type="float" office:value="197100">
            <text:p>197100</text:p>
          </table:table-cell>
          <table:table-cell table:number-columns-repeated="4" office:value-type="float" office:value="0">
            <text:p>0</text:p>
          </table:table-cell>
          <table:table-cell office:value-type="float" office:value="313333">
            <text:p>313333</text:p>
          </table:table-cell>
          <table:table-cell office:value-type="float" office:value="0">
            <text:p>0</text:p>
          </table:table-cell>
          <table:table-cell office:value-type="float" office:value="313333">
            <text:p>313333</text:p>
          </table:table-cell>
          <table:table-cell office:value-type="float" office:value="4913">
            <text:p>4913</text:p>
          </table:table-cell>
          <table:table-cell office:value-type="float" office:value="156666">
            <text:p>156666</text:p>
          </table:table-cell>
          <table:table-cell office:value-type="float" office:value="0">
            <text:p>0</text:p>
          </table:table-cell>
          <table:table-cell office:value-type="float" office:value="104444">
            <text:p>104444</text:p>
          </table:table-cell>
          <table:table-cell office:value-type="float" office:value="0">
            <text:p>0</text:p>
          </table:table-cell>
          <table:table-cell office:value-type="float" office:value="104444">
            <text:p>104444</text:p>
          </table:table-cell>
          <table:table-cell office:value-type="float" office:value="312999">
            <text:p>312999</text:p>
          </table:table-cell>
          <table:table-cell office:value-type="float" office:value="52222">
            <text:p>52222</text:p>
          </table:table-cell>
          <table:table-cell office:value-type="float" office:value="1465">
            <text:p>1465</text:p>
          </table:table-cell>
          <table:table-cell office:value-type="float" office:value="208889">
            <text:p>208889</text:p>
          </table:table-cell>
          <table:table-cell office:value-type="float" office:value="313333">
            <text:p>313333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2423716525">
            <text:p>2423716525</text:p>
          </table:table-cell>
          <table:table-cell office:value-type="float" office:value="318672">
            <text:p>318672</text:p>
          </table:table-cell>
          <table:table-cell office:value-type="float" office:value="661172">
            <text:p>661172</text:p>
          </table:table-cell>
          <table:table-cell office:value-type="float" office:value="64339">
            <text:p>64339</text:p>
          </table:table-cell>
          <table:table-cell table:number-columns-repeated="3"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9860">
            <text:p>1986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19860">
            <text:p>19860</text:p>
          </table:table-cell>
          <table:table-cell table:number-columns-repeated="11" office:value-type="float" office:value="0">
            <text:p>0</text:p>
          </table:table-cell>
          <table:table-cell office:value-type="float" office:value="11264">
            <text:p>11264</text:p>
          </table:table-cell>
          <table:table-cell office:value-type="float" office:value="196604">
            <text:p>196604</text:p>
          </table:table-cell>
          <table:table-cell table:number-columns-repeated="4" office:value-type="float" office:value="0">
            <text:p>0</text:p>
          </table:table-cell>
          <table:table-cell office:value-type="float" office:value="318672">
            <text:p>318672</text:p>
          </table:table-cell>
          <table:table-cell office:value-type="float" office:value="0">
            <text:p>0</text:p>
          </table:table-cell>
          <table:table-cell office:value-type="float" office:value="318672">
            <text:p>318672</text:p>
          </table:table-cell>
          <table:table-cell office:value-type="float" office:value="5330">
            <text:p>5330</text:p>
          </table:table-cell>
          <table:table-cell office:value-type="float" office:value="159336">
            <text:p>159336</text:p>
          </table:table-cell>
          <table:table-cell office:value-type="float" office:value="0">
            <text:p>0</text:p>
          </table:table-cell>
          <table:table-cell office:value-type="float" office:value="106224">
            <text:p>106224</text:p>
          </table:table-cell>
          <table:table-cell office:value-type="float" office:value="0">
            <text:p>0</text:p>
          </table:table-cell>
          <table:table-cell office:value-type="float" office:value="106224">
            <text:p>106224</text:p>
          </table:table-cell>
          <table:table-cell office:value-type="float" office:value="318672">
            <text:p>318672</text:p>
          </table:table-cell>
          <table:table-cell office:value-type="float" office:value="53112">
            <text:p>53112</text:p>
          </table:table-cell>
          <table:table-cell office:value-type="float" office:value="1458">
            <text:p>1458</text:p>
          </table:table-cell>
          <table:table-cell office:value-type="float" office:value="212448">
            <text:p>212448</text:p>
          </table:table-cell>
          <table:table-cell office:value-type="float" office:value="318672">
            <text:p>318672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2425011986">
            <text:p>2425011986</text:p>
          </table:table-cell>
          <table:table-cell office:value-type="float" office:value="324678">
            <text:p>324678</text:p>
          </table:table-cell>
          <table:table-cell office:value-type="float" office:value="665286">
            <text:p>665286</text:p>
          </table:table-cell>
          <table:table-cell office:value-type="float" office:value="64727">
            <text:p>64727</text:p>
          </table:table-cell>
          <table:table-cell table:number-columns-repeated="3" office:value-type="float" office:value="0">
            <text:p>0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21469">
            <text:p>21469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table:number-columns-repeated="2" office:value-type="float" office:value="21469">
            <text:p>21469</text:p>
          </table:table-cell>
          <table:table-cell table:number-columns-repeated="11" office:value-type="float" office:value="0">
            <text:p>0</text:p>
          </table:table-cell>
          <table:table-cell office:value-type="float" office:value="11776">
            <text:p>11776</text:p>
          </table:table-cell>
          <table:table-cell table:number-columns-repeated="5" office:value-type="float" office:value="0">
            <text:p>0</text:p>
          </table:table-cell>
          <table:table-cell office:value-type="float" office:value="324678">
            <text:p>324678</text:p>
          </table:table-cell>
          <table:table-cell office:value-type="float" office:value="0">
            <text:p>0</text:p>
          </table:table-cell>
          <table:table-cell office:value-type="float" office:value="324678">
            <text:p>324678</text:p>
          </table:table-cell>
          <table:table-cell office:value-type="float" office:value="5223">
            <text:p>5223</text:p>
          </table:table-cell>
          <table:table-cell office:value-type="float" office:value="162338">
            <text:p>162338</text:p>
          </table:table-cell>
          <table:table-cell office:value-type="float" office:value="0">
            <text:p>0</text:p>
          </table:table-cell>
          <table:table-cell office:value-type="float" office:value="108226">
            <text:p>108226</text:p>
          </table:table-cell>
          <table:table-cell office:value-type="float" office:value="0">
            <text:p>0</text:p>
          </table:table-cell>
          <table:table-cell office:value-type="float" office:value="108226">
            <text:p>108226</text:p>
          </table:table-cell>
          <table:table-cell office:value-type="float" office:value="316888">
            <text:p>316888</text:p>
          </table:table-cell>
          <table:table-cell office:value-type="float" office:value="54113">
            <text:p>54113</text:p>
          </table:table-cell>
          <table:table-cell office:value-type="float" office:value="1474">
            <text:p>1474</text:p>
          </table:table-cell>
          <table:table-cell office:value-type="float" office:value="216452">
            <text:p>216452</text:p>
          </table:table-cell>
          <table:table-cell office:value-type="float" office:value="324678">
            <text:p>324678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2426583967">
            <text:p>2426583967</text:p>
          </table:table-cell>
          <table:table-cell office:value-type="float" office:value="316138">
            <text:p>316138</text:p>
          </table:table-cell>
          <table:table-cell office:value-type="float" office:value="653145">
            <text:p>653145</text:p>
          </table:table-cell>
          <table:table-cell office:value-type="float" office:value="65307">
            <text:p>65307</text:p>
          </table:table-cell>
          <table:table-cell table:number-columns-repeated="3"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22679">
            <text:p>22679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table:number-columns-repeated="2" office:value-type="float" office:value="22679">
            <text:p>22679</text:p>
          </table:table-cell>
          <table:table-cell table:number-columns-repeated="11" office:value-type="float" office:value="0">
            <text:p>0</text:p>
          </table:table-cell>
          <table:table-cell office:value-type="float" office:value="12288">
            <text:p>12288</text:p>
          </table:table-cell>
          <table:table-cell table:number-columns-repeated="5" office:value-type="float" office:value="0">
            <text:p>0</text:p>
          </table:table-cell>
          <table:table-cell office:value-type="float" office:value="316138">
            <text:p>316138</text:p>
          </table:table-cell>
          <table:table-cell office:value-type="float" office:value="0">
            <text:p>0</text:p>
          </table:table-cell>
          <table:table-cell office:value-type="float" office:value="316138">
            <text:p>316138</text:p>
          </table:table-cell>
          <table:table-cell office:value-type="float" office:value="5378">
            <text:p>5378</text:p>
          </table:table-cell>
          <table:table-cell office:value-type="float" office:value="158069">
            <text:p>158069</text:p>
          </table:table-cell>
          <table:table-cell office:value-type="float" office:value="0">
            <text:p>0</text:p>
          </table:table-cell>
          <table:table-cell office:value-type="float" office:value="105379">
            <text:p>105379</text:p>
          </table:table-cell>
          <table:table-cell office:value-type="float" office:value="0">
            <text:p>0</text:p>
          </table:table-cell>
          <table:table-cell office:value-type="float" office:value="105379">
            <text:p>105379</text:p>
          </table:table-cell>
          <table:table-cell office:value-type="float" office:value="315142">
            <text:p>315142</text:p>
          </table:table-cell>
          <table:table-cell office:value-type="float" office:value="52690">
            <text:p>52690</text:p>
          </table:table-cell>
          <table:table-cell office:value-type="float" office:value="1516">
            <text:p>1516</text:p>
          </table:table-cell>
          <table:table-cell office:value-type="float" office:value="210758">
            <text:p>210758</text:p>
          </table:table-cell>
          <table:table-cell office:value-type="float" office:value="316138">
            <text:p>316138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2427795920">
            <text:p>2427795920</text:p>
          </table:table-cell>
          <table:table-cell office:value-type="float" office:value="330574">
            <text:p>330574</text:p>
          </table:table-cell>
          <table:table-cell office:value-type="float" office:value="673979">
            <text:p>673979</text:p>
          </table:table-cell>
          <table:table-cell office:value-type="float" office:value="66160">
            <text:p>66160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24243">
            <text:p>24243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table:number-columns-repeated="2" office:value-type="float" office:value="24243">
            <text:p>24243</text:p>
          </table:table-cell>
          <table:table-cell table:number-columns-repeated="11" office:value-type="float" office:value="0">
            <text:p>0</text:p>
          </table:table-cell>
          <table:table-cell office:value-type="float" office:value="12800">
            <text:p>12800</text:p>
          </table:table-cell>
          <table:table-cell office:value-type="float" office:value="201788">
            <text:p>201788</text:p>
          </table:table-cell>
          <table:table-cell table:number-columns-repeated="4" office:value-type="float" office:value="0">
            <text:p>0</text:p>
          </table:table-cell>
          <table:table-cell office:value-type="float" office:value="330574">
            <text:p>330574</text:p>
          </table:table-cell>
          <table:table-cell office:value-type="float" office:value="0">
            <text:p>0</text:p>
          </table:table-cell>
          <table:table-cell office:value-type="float" office:value="330574">
            <text:p>330574</text:p>
          </table:table-cell>
          <table:table-cell office:value-type="float" office:value="5385">
            <text:p>5385</text:p>
          </table:table-cell>
          <table:table-cell office:value-type="float" office:value="165287">
            <text:p>165287</text:p>
          </table:table-cell>
          <table:table-cell office:value-type="float" office:value="0">
            <text:p>0</text:p>
          </table:table-cell>
          <table:table-cell office:value-type="float" office:value="110191">
            <text:p>110191</text:p>
          </table:table-cell>
          <table:table-cell office:value-type="float" office:value="0">
            <text:p>0</text:p>
          </table:table-cell>
          <table:table-cell office:value-type="float" office:value="110191">
            <text:p>110191</text:p>
          </table:table-cell>
          <table:table-cell office:value-type="float" office:value="322500">
            <text:p>322500</text:p>
          </table:table-cell>
          <table:table-cell office:value-type="float" office:value="55095">
            <text:p>55095</text:p>
          </table:table-cell>
          <table:table-cell office:value-type="float" office:value="1548">
            <text:p>1548</text:p>
          </table:table-cell>
          <table:table-cell office:value-type="float" office:value="220383">
            <text:p>220383</text:p>
          </table:table-cell>
          <table:table-cell office:value-type="float" office:value="330574">
            <text:p>330574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2429353092">
            <text:p>2429353092</text:p>
          </table:table-cell>
          <table:table-cell office:value-type="float" office:value="316908">
            <text:p>316908</text:p>
          </table:table-cell>
          <table:table-cell office:value-type="float" office:value="661818">
            <text:p>661818</text:p>
          </table:table-cell>
          <table:table-cell office:value-type="float" office:value="66361">
            <text:p>66361</text:p>
          </table:table-cell>
          <table:table-cell table:number-columns-repeated="3" office:value-type="float" office:value="0">
            <text:p>0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25617">
            <text:p>25617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table:number-columns-repeated="2" office:value-type="float" office:value="25617">
            <text:p>25617</text:p>
          </table:table-cell>
          <table:table-cell table:number-columns-repeated="11" office:value-type="float" office:value="0">
            <text:p>0</text:p>
          </table:table-cell>
          <table:table-cell office:value-type="float" office:value="13312">
            <text:p>13312</text:p>
          </table:table-cell>
          <table:table-cell table:number-columns-repeated="5" office:value-type="float" office:value="0">
            <text:p>0</text:p>
          </table:table-cell>
          <table:table-cell office:value-type="float" office:value="316908">
            <text:p>316908</text:p>
          </table:table-cell>
          <table:table-cell office:value-type="float" office:value="0">
            <text:p>0</text:p>
          </table:table-cell>
          <table:table-cell office:value-type="float" office:value="316908">
            <text:p>316908</text:p>
          </table:table-cell>
          <table:table-cell office:value-type="float" office:value="5001">
            <text:p>5001</text:p>
          </table:table-cell>
          <table:table-cell office:value-type="float" office:value="158454">
            <text:p>158454</text:p>
          </table:table-cell>
          <table:table-cell office:value-type="float" office:value="0">
            <text:p>0</text:p>
          </table:table-cell>
          <table:table-cell office:value-type="float" office:value="105636">
            <text:p>105636</text:p>
          </table:table-cell>
          <table:table-cell office:value-type="float" office:value="0">
            <text:p>0</text:p>
          </table:table-cell>
          <table:table-cell office:value-type="float" office:value="105636">
            <text:p>105636</text:p>
          </table:table-cell>
          <table:table-cell office:value-type="float" office:value="314626">
            <text:p>314626</text:p>
          </table:table-cell>
          <table:table-cell office:value-type="float" office:value="52818">
            <text:p>52818</text:p>
          </table:table-cell>
          <table:table-cell office:value-type="float" office:value="1562">
            <text:p>1562</text:p>
          </table:table-cell>
          <table:table-cell office:value-type="float" office:value="211272">
            <text:p>211272</text:p>
          </table:table-cell>
          <table:table-cell office:value-type="float" office:value="316908">
            <text:p>316908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2430649921">
            <text:p>2430649921</text:p>
          </table:table-cell>
          <table:table-cell office:value-type="float" office:value="319554">
            <text:p>319554</text:p>
          </table:table-cell>
          <table:table-cell office:value-type="float" office:value="664371">
            <text:p>664371</text:p>
          </table:table-cell>
          <table:table-cell office:value-type="float" office:value="67005">
            <text:p>67005</text:p>
          </table:table-cell>
          <table:table-cell table:number-columns-repeated="3" office:value-type="float" office:value="0">
            <text:p>0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27009">
            <text:p>27009</text:p>
          </table:table-cell>
          <table:table-cell office:value-type="float" office:value="74">
            <text:p>74</text:p>
          </table:table-cell>
          <table:table-cell office:value-type="float" office:value="47">
            <text:p>47</text:p>
          </table:table-cell>
          <table:table-cell table:number-columns-repeated="2" office:value-type="float" office:value="27009">
            <text:p>27009</text:p>
          </table:table-cell>
          <table:table-cell table:number-columns-repeated="11" office:value-type="float" office:value="0">
            <text:p>0</text:p>
          </table:table-cell>
          <table:table-cell office:value-type="float" office:value="13824">
            <text:p>13824</text:p>
          </table:table-cell>
          <table:table-cell office:value-type="float" office:value="201416">
            <text:p>201416</text:p>
          </table:table-cell>
          <table:table-cell table:number-columns-repeated="4" office:value-type="float" office:value="0">
            <text:p>0</text:p>
          </table:table-cell>
          <table:table-cell office:value-type="float" office:value="319554">
            <text:p>319554</text:p>
          </table:table-cell>
          <table:table-cell office:value-type="float" office:value="0">
            <text:p>0</text:p>
          </table:table-cell>
          <table:table-cell office:value-type="float" office:value="319554">
            <text:p>319554</text:p>
          </table:table-cell>
          <table:table-cell office:value-type="float" office:value="5647">
            <text:p>5647</text:p>
          </table:table-cell>
          <table:table-cell office:value-type="float" office:value="159777">
            <text:p>159777</text:p>
          </table:table-cell>
          <table:table-cell office:value-type="float" office:value="0">
            <text:p>0</text:p>
          </table:table-cell>
          <table:table-cell office:value-type="float" office:value="106518">
            <text:p>106518</text:p>
          </table:table-cell>
          <table:table-cell office:value-type="float" office:value="0">
            <text:p>0</text:p>
          </table:table-cell>
          <table:table-cell office:value-type="float" office:value="106518">
            <text:p>106518</text:p>
          </table:table-cell>
          <table:table-cell office:value-type="float" office:value="319554">
            <text:p>319554</text:p>
          </table:table-cell>
          <table:table-cell office:value-type="float" office:value="53259">
            <text:p>53259</text:p>
          </table:table-cell>
          <table:table-cell office:value-type="float" office:value="1579">
            <text:p>1579</text:p>
          </table:table-cell>
          <table:table-cell office:value-type="float" office:value="213036">
            <text:p>213036</text:p>
          </table:table-cell>
          <table:table-cell office:value-type="float" office:value="319554">
            <text:p>319554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2431924913">
            <text:p>2431924913</text:p>
          </table:table-cell>
          <table:table-cell office:value-type="float" office:value="317161">
            <text:p>317161</text:p>
          </table:table-cell>
          <table:table-cell office:value-type="float" office:value="663199">
            <text:p>663199</text:p>
          </table:table-cell>
          <table:table-cell office:value-type="float" office:value="67138">
            <text:p>67138</text:p>
          </table:table-cell>
          <table:table-cell table:number-columns-repeated="3"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28374">
            <text:p>28374</text:p>
          </table:table-cell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table:number-columns-repeated="2" office:value-type="float" office:value="28374">
            <text:p>28374</text:p>
          </table:table-cell>
          <table:table-cell table:number-columns-repeated="11" office:value-type="float" office:value="0">
            <text:p>0</text:p>
          </table:table-cell>
          <table:table-cell office:value-type="float" office:value="14336">
            <text:p>14336</text:p>
          </table:table-cell>
          <table:table-cell office:value-type="float" office:value="100268">
            <text:p>100268</text:p>
          </table:table-cell>
          <table:table-cell table:number-columns-repeated="4" office:value-type="float" office:value="0">
            <text:p>0</text:p>
          </table:table-cell>
          <table:table-cell office:value-type="float" office:value="317161">
            <text:p>317161</text:p>
          </table:table-cell>
          <table:table-cell office:value-type="float" office:value="0">
            <text:p>0</text:p>
          </table:table-cell>
          <table:table-cell office:value-type="float" office:value="317161">
            <text:p>317161</text:p>
          </table:table-cell>
          <table:table-cell office:value-type="float" office:value="5601">
            <text:p>5601</text:p>
          </table:table-cell>
          <table:table-cell office:value-type="float" office:value="158580">
            <text:p>158580</text:p>
          </table:table-cell>
          <table:table-cell office:value-type="float" office:value="0">
            <text:p>0</text:p>
          </table:table-cell>
          <table:table-cell office:value-type="float" office:value="105720">
            <text:p>105720</text:p>
          </table:table-cell>
          <table:table-cell office:value-type="float" office:value="0">
            <text:p>0</text:p>
          </table:table-cell>
          <table:table-cell office:value-type="float" office:value="105720">
            <text:p>105720</text:p>
          </table:table-cell>
          <table:table-cell office:value-type="float" office:value="317161">
            <text:p>317161</text:p>
          </table:table-cell>
          <table:table-cell office:value-type="float" office:value="52860">
            <text:p>52860</text:p>
          </table:table-cell>
          <table:table-cell office:value-type="float" office:value="1610">
            <text:p>1610</text:p>
          </table:table-cell>
          <table:table-cell office:value-type="float" office:value="211440">
            <text:p>211440</text:p>
          </table:table-cell>
          <table:table-cell office:value-type="float" office:value="317161">
            <text:p>317161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2433245266">
            <text:p>2433245266</text:p>
          </table:table-cell>
          <table:table-cell office:value-type="float" office:value="319390">
            <text:p>319390</text:p>
          </table:table-cell>
          <table:table-cell office:value-type="float" office:value="666258">
            <text:p>666258</text:p>
          </table:table-cell>
          <table:table-cell office:value-type="float" office:value="67759">
            <text:p>67759</text:p>
          </table:table-cell>
          <table:table-cell table:number-columns-repeated="3" office:value-type="float" office:value="0">
            <text:p>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29861">
            <text:p>29861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table:number-columns-repeated="2" office:value-type="float" office:value="29861">
            <text:p>29861</text:p>
          </table:table-cell>
          <table:table-cell table:number-columns-repeated="11" office:value-type="float" office:value="0">
            <text:p>0</text:p>
          </table:table-cell>
          <table:table-cell office:value-type="float" office:value="14848">
            <text:p>14848</text:p>
          </table:table-cell>
          <table:table-cell office:value-type="float" office:value="198940">
            <text:p>198940</text:p>
          </table:table-cell>
          <table:table-cell table:number-columns-repeated="4" office:value-type="float" office:value="0">
            <text:p>0</text:p>
          </table:table-cell>
          <table:table-cell office:value-type="float" office:value="319390">
            <text:p>319390</text:p>
          </table:table-cell>
          <table:table-cell office:value-type="float" office:value="0">
            <text:p>0</text:p>
          </table:table-cell>
          <table:table-cell office:value-type="float" office:value="319390">
            <text:p>319390</text:p>
          </table:table-cell>
          <table:table-cell office:value-type="float" office:value="4990">
            <text:p>4990</text:p>
          </table:table-cell>
          <table:table-cell office:value-type="float" office:value="159695">
            <text:p>159695</text:p>
          </table:table-cell>
          <table:table-cell office:value-type="float" office:value="0">
            <text:p>0</text:p>
          </table:table-cell>
          <table:table-cell office:value-type="float" office:value="106463">
            <text:p>106463</text:p>
          </table:table-cell>
          <table:table-cell office:value-type="float" office:value="0">
            <text:p>0</text:p>
          </table:table-cell>
          <table:table-cell office:value-type="float" office:value="106463">
            <text:p>106463</text:p>
          </table:table-cell>
          <table:table-cell office:value-type="float" office:value="319390">
            <text:p>319390</text:p>
          </table:table-cell>
          <table:table-cell office:value-type="float" office:value="53231">
            <text:p>53231</text:p>
          </table:table-cell>
          <table:table-cell office:value-type="float" office:value="1622">
            <text:p>1622</text:p>
          </table:table-cell>
          <table:table-cell office:value-type="float" office:value="212927">
            <text:p>212927</text:p>
          </table:table-cell>
          <table:table-cell office:value-type="float" office:value="319390">
            <text:p>319390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2434490896">
            <text:p>2434490896</text:p>
          </table:table-cell>
          <table:table-cell office:value-type="float" office:value="321408">
            <text:p>321408</text:p>
          </table:table-cell>
          <table:table-cell office:value-type="float" office:value="665308">
            <text:p>665308</text:p>
          </table:table-cell>
          <table:table-cell office:value-type="float" office:value="69023">
            <text:p>69023</text:p>
          </table:table-cell>
          <table:table-cell table:number-columns-repeated="3"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1205">
            <text:p>31205</text:p>
          </table:table-cell>
          <table:table-cell office:value-type="float" office:value="79">
            <text:p>79</text:p>
          </table:table-cell>
          <table:table-cell office:value-type="float" office:value="67">
            <text:p>67</text:p>
          </table:table-cell>
          <table:table-cell table:number-columns-repeated="2" office:value-type="float" office:value="31205">
            <text:p>31205</text:p>
          </table:table-cell>
          <table:table-cell table:number-columns-repeated="11" office:value-type="float" office:value="0">
            <text:p>0</text:p>
          </table:table-cell>
          <table:table-cell office:value-type="float" office:value="15360">
            <text:p>15360</text:p>
          </table:table-cell>
          <table:table-cell office:value-type="float" office:value="201948">
            <text:p>201948</text:p>
          </table:table-cell>
          <table:table-cell table:number-columns-repeated="4" office:value-type="float" office:value="0">
            <text:p>0</text:p>
          </table:table-cell>
          <table:table-cell office:value-type="float" office:value="321408">
            <text:p>321408</text:p>
          </table:table-cell>
          <table:table-cell office:value-type="float" office:value="0">
            <text:p>0</text:p>
          </table:table-cell>
          <table:table-cell office:value-type="float" office:value="321408">
            <text:p>321408</text:p>
          </table:table-cell>
          <table:table-cell office:value-type="float" office:value="5123">
            <text:p>5123</text:p>
          </table:table-cell>
          <table:table-cell office:value-type="float" office:value="160704">
            <text:p>160704</text:p>
          </table:table-cell>
          <table:table-cell office:value-type="float" office:value="0">
            <text:p>0</text:p>
          </table:table-cell>
          <table:table-cell office:value-type="float" office:value="107136">
            <text:p>107136</text:p>
          </table:table-cell>
          <table:table-cell office:value-type="float" office:value="0">
            <text:p>0</text:p>
          </table:table-cell>
          <table:table-cell office:value-type="float" office:value="107136">
            <text:p>107136</text:p>
          </table:table-cell>
          <table:table-cell office:value-type="float" office:value="320165">
            <text:p>320165</text:p>
          </table:table-cell>
          <table:table-cell office:value-type="float" office:value="53568">
            <text:p>53568</text:p>
          </table:table-cell>
          <table:table-cell office:value-type="float" office:value="1669">
            <text:p>1669</text:p>
          </table:table-cell>
          <table:table-cell office:value-type="float" office:value="214272">
            <text:p>214272</text:p>
          </table:table-cell>
          <table:table-cell office:value-type="float" office:value="321408">
            <text:p>321408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2435835855">
            <text:p>2435835855</text:p>
          </table:table-cell>
          <table:table-cell office:value-type="float" office:value="321714">
            <text:p>321714</text:p>
          </table:table-cell>
          <table:table-cell office:value-type="float" office:value="668167">
            <text:p>668167</text:p>
          </table:table-cell>
          <table:table-cell office:value-type="float" office:value="69455">
            <text:p>69455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2817">
            <text:p>32817</text:p>
          </table:table-cell>
          <table:table-cell office:value-type="float" office:value="78">
            <text:p>78</text:p>
          </table:table-cell>
          <table:table-cell office:value-type="float" office:value="73">
            <text:p>73</text:p>
          </table:table-cell>
          <table:table-cell table:number-columns-repeated="2" office:value-type="float" office:value="32817">
            <text:p>32817</text:p>
          </table:table-cell>
          <table:table-cell table:number-columns-repeated="11" office:value-type="float" office:value="0">
            <text:p>0</text:p>
          </table:table-cell>
          <table:table-cell office:value-type="float" office:value="15872">
            <text:p>15872</text:p>
          </table:table-cell>
          <table:table-cell table:number-columns-repeated="5" office:value-type="float" office:value="0">
            <text:p>0</text:p>
          </table:table-cell>
          <table:table-cell office:value-type="float" office:value="321714">
            <text:p>321714</text:p>
          </table:table-cell>
          <table:table-cell office:value-type="float" office:value="0">
            <text:p>0</text:p>
          </table:table-cell>
          <table:table-cell office:value-type="float" office:value="321714">
            <text:p>321714</text:p>
          </table:table-cell>
          <table:table-cell office:value-type="float" office:value="5640">
            <text:p>5640</text:p>
          </table:table-cell>
          <table:table-cell office:value-type="float" office:value="160857">
            <text:p>160857</text:p>
          </table:table-cell>
          <table:table-cell office:value-type="float" office:value="0">
            <text:p>0</text:p>
          </table:table-cell>
          <table:table-cell office:value-type="float" office:value="107238">
            <text:p>107238</text:p>
          </table:table-cell>
          <table:table-cell office:value-type="float" office:value="0">
            <text:p>0</text:p>
          </table:table-cell>
          <table:table-cell office:value-type="float" office:value="107238">
            <text:p>107238</text:p>
          </table:table-cell>
          <table:table-cell office:value-type="float" office:value="321714">
            <text:p>321714</text:p>
          </table:table-cell>
          <table:table-cell office:value-type="float" office:value="53619">
            <text:p>53619</text:p>
          </table:table-cell>
          <table:table-cell office:value-type="float" office:value="1678">
            <text:p>1678</text:p>
          </table:table-cell>
          <table:table-cell office:value-type="float" office:value="214476">
            <text:p>214476</text:p>
          </table:table-cell>
          <table:table-cell office:value-type="float" office:value="321714">
            <text:p>321714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2437273718">
            <text:p>2437273718</text:p>
          </table:table-cell>
          <table:table-cell office:value-type="float" office:value="323025">
            <text:p>323025</text:p>
          </table:table-cell>
          <table:table-cell office:value-type="float" office:value="674808">
            <text:p>674808</text:p>
          </table:table-cell>
          <table:table-cell office:value-type="float" office:value="69961">
            <text:p>69961</text:p>
          </table:table-cell>
          <table:table-cell table:number-columns-repeated="3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4183">
            <text:p>34183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table:number-columns-repeated="2" office:value-type="float" office:value="34183">
            <text:p>34183</text:p>
          </table:table-cell>
          <table:table-cell table:number-columns-repeated="11" office:value-type="float" office:value="0">
            <text:p>0</text:p>
          </table:table-cell>
          <table:table-cell office:value-type="float" office:value="16384">
            <text:p>16384</text:p>
          </table:table-cell>
          <table:table-cell office:value-type="float" office:value="100764">
            <text:p>100764</text:p>
          </table:table-cell>
          <table:table-cell table:number-columns-repeated="4" office:value-type="float" office:value="0">
            <text:p>0</text:p>
          </table:table-cell>
          <table:table-cell office:value-type="float" office:value="323025">
            <text:p>323025</text:p>
          </table:table-cell>
          <table:table-cell office:value-type="float" office:value="0">
            <text:p>0</text:p>
          </table:table-cell>
          <table:table-cell office:value-type="float" office:value="323025">
            <text:p>323025</text:p>
          </table:table-cell>
          <table:table-cell office:value-type="float" office:value="5887">
            <text:p>5887</text:p>
          </table:table-cell>
          <table:table-cell office:value-type="float" office:value="161513">
            <text:p>161513</text:p>
          </table:table-cell>
          <table:table-cell office:value-type="float" office:value="0">
            <text:p>0</text:p>
          </table:table-cell>
          <table:table-cell office:value-type="float" office:value="107675">
            <text:p>107675</text:p>
          </table:table-cell>
          <table:table-cell office:value-type="float" office:value="0">
            <text:p>0</text:p>
          </table:table-cell>
          <table:table-cell office:value-type="float" office:value="107675">
            <text:p>107675</text:p>
          </table:table-cell>
          <table:table-cell office:value-type="float" office:value="320891">
            <text:p>320891</text:p>
          </table:table-cell>
          <table:table-cell office:value-type="float" office:value="53837">
            <text:p>53837</text:p>
          </table:table-cell>
          <table:table-cell office:value-type="float" office:value="4442">
            <text:p>4442</text:p>
          </table:table-cell>
          <table:table-cell office:value-type="float" office:value="215349">
            <text:p>215349</text:p>
          </table:table-cell>
          <table:table-cell office:value-type="float" office:value="323025">
            <text:p>323025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2438689375">
            <text:p>2438689375</text:p>
          </table:table-cell>
          <table:table-cell office:value-type="float" office:value="342256">
            <text:p>342256</text:p>
          </table:table-cell>
          <table:table-cell office:value-type="float" office:value="725388">
            <text:p>725388</text:p>
          </table:table-cell>
          <table:table-cell office:value-type="float" office:value="89427">
            <text:p>89427</text:p>
          </table:table-cell>
          <table:table-cell table:number-columns-repeated="3" office:value-type="float" office:value="0">
            <text:p>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81132">
            <text:p>81132</text:p>
          </table:table-cell>
          <table:table-cell office:value-type="float" office:value="287">
            <text:p>287</text:p>
          </table:table-cell>
          <table:table-cell office:value-type="float" office:value="283">
            <text:p>283</text:p>
          </table:table-cell>
          <table:table-cell table:number-columns-repeated="2" office:value-type="float" office:value="81132">
            <text:p>81132</text:p>
          </table:table-cell>
          <table:table-cell table:number-columns-repeated="11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111564">
            <text:p>111564</text:p>
          </table:table-cell>
          <table:table-cell table:number-columns-repeated="4" office:value-type="float" office:value="0">
            <text:p>0</text:p>
          </table:table-cell>
          <table:table-cell office:value-type="float" office:value="342256">
            <text:p>342256</text:p>
          </table:table-cell>
          <table:table-cell office:value-type="float" office:value="0">
            <text:p>0</text:p>
          </table:table-cell>
          <table:table-cell office:value-type="float" office:value="342256">
            <text:p>342256</text:p>
          </table:table-cell>
          <table:table-cell office:value-type="float" office:value="5575">
            <text:p>5575</text:p>
          </table:table-cell>
          <table:table-cell office:value-type="float" office:value="171128">
            <text:p>171128</text:p>
          </table:table-cell>
          <table:table-cell office:value-type="float" office:value="0">
            <text:p>0</text:p>
          </table:table-cell>
          <table:table-cell office:value-type="float" office:value="114085">
            <text:p>114085</text:p>
          </table:table-cell>
          <table:table-cell office:value-type="float" office:value="0">
            <text:p>0</text:p>
          </table:table-cell>
          <table:table-cell office:value-type="float" office:value="114085">
            <text:p>114085</text:p>
          </table:table-cell>
          <table:table-cell office:value-type="float" office:value="340207">
            <text:p>340207</text:p>
          </table:table-cell>
          <table:table-cell office:value-type="float" office:value="57043">
            <text:p>57043</text:p>
          </table:table-cell>
          <table:table-cell office:value-type="float" office:value="177950">
            <text:p>177950</text:p>
          </table:table-cell>
          <table:table-cell office:value-type="float" office:value="228170">
            <text:p>228170</text:p>
          </table:table-cell>
          <table:table-cell office:value-type="float" office:value="342256">
            <text:p>342256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2440201689">
            <text:p>2440201689</text:p>
          </table:table-cell>
          <table:table-cell office:value-type="float" office:value="361032">
            <text:p>361032</text:p>
          </table:table-cell>
          <table:table-cell office:value-type="float" office:value="785253">
            <text:p>785253</text:p>
          </table:table-cell>
          <table:table-cell office:value-type="float" office:value="111704">
            <text:p>111704</text:p>
          </table:table-cell>
          <table:table-cell table:number-columns-repeated="3" office:value-type="float" office:value="0">
            <text:p>0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75372">
            <text:p>175372</text:p>
          </table:table-cell>
          <table:table-cell office:value-type="float" office:value="578">
            <text:p>578</text:p>
          </table:table-cell>
          <table:table-cell office:value-type="float" office:value="619">
            <text:p>619</text:p>
          </table:table-cell>
          <table:table-cell table:number-columns-repeated="2" office:value-type="float" office:value="175372">
            <text:p>175372</text:p>
          </table:table-cell>
          <table:table-cell table:number-columns-repeated="11" office:value-type="float" office:value="0">
            <text:p>0</text:p>
          </table:table-cell>
          <table:table-cell office:value-type="float" office:value="65536">
            <text:p>65536</text:p>
          </table:table-cell>
          <table:table-cell table:number-columns-repeated="5" office:value-type="float" office:value="0">
            <text:p>0</text:p>
          </table:table-cell>
          <table:table-cell office:value-type="float" office:value="361032">
            <text:p>361032</text:p>
          </table:table-cell>
          <table:table-cell office:value-type="float" office:value="0">
            <text:p>0</text:p>
          </table:table-cell>
          <table:table-cell office:value-type="float" office:value="361032">
            <text:p>361032</text:p>
          </table:table-cell>
          <table:table-cell office:value-type="float" office:value="5697">
            <text:p>5697</text:p>
          </table:table-cell>
          <table:table-cell office:value-type="float" office:value="180516">
            <text:p>180516</text:p>
          </table:table-cell>
          <table:table-cell office:value-type="float" office:value="0">
            <text:p>0</text:p>
          </table:table-cell>
          <table:table-cell office:value-type="float" office:value="120343">
            <text:p>120343</text:p>
          </table:table-cell>
          <table:table-cell office:value-type="float" office:value="0">
            <text:p>0</text:p>
          </table:table-cell>
          <table:table-cell office:value-type="float" office:value="120344">
            <text:p>120344</text:p>
          </table:table-cell>
          <table:table-cell office:value-type="float" office:value="359808">
            <text:p>359808</text:p>
          </table:table-cell>
          <table:table-cell office:value-type="float" office:value="60172">
            <text:p>60172</text:p>
          </table:table-cell>
          <table:table-cell office:value-type="float" office:value="5983">
            <text:p>5983</text:p>
          </table:table-cell>
          <table:table-cell office:value-type="float" office:value="240688">
            <text:p>240688</text:p>
          </table:table-cell>
          <table:table-cell office:value-type="float" office:value="361032">
            <text:p>361032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table:number-columns-repeated="2" office:value-type="float" office:value="256">
            <text:p>256</text:p>
          </table:table-cell>
          <table:table-cell office:value-type="float" office:value="2441595474">
            <text:p>2441595474</text:p>
          </table:table-cell>
          <table:table-cell office:value-type="float" office:value="409494">
            <text:p>409494</text:p>
          </table:table-cell>
          <table:table-cell office:value-type="float" office:value="914118">
            <text:p>914118</text:p>
          </table:table-cell>
          <table:table-cell office:value-type="float" office:value="155688">
            <text:p>155688</text:p>
          </table:table-cell>
          <table:table-cell table:number-columns-repeated="3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64249">
            <text:p>364249</text:p>
          </table:table-cell>
          <table:table-cell office:value-type="float" office:value="1243">
            <text:p>1243</text:p>
          </table:table-cell>
          <table:table-cell office:value-type="float" office:value="1258">
            <text:p>1258</text:p>
          </table:table-cell>
          <table:table-cell table:number-columns-repeated="2" office:value-type="float" office:value="364249">
            <text:p>364249</text:p>
          </table:table-cell>
          <table:table-cell table:number-columns-repeated="11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143880">
            <text:p>143880</text:p>
          </table:table-cell>
          <table:table-cell table:number-columns-repeated="4" office:value-type="float" office:value="0">
            <text:p>0</text:p>
          </table:table-cell>
          <table:table-cell office:value-type="float" office:value="409494">
            <text:p>409494</text:p>
          </table:table-cell>
          <table:table-cell office:value-type="float" office:value="0">
            <text:p>0</text:p>
          </table:table-cell>
          <table:table-cell office:value-type="float" office:value="409494">
            <text:p>409494</text:p>
          </table:table-cell>
          <table:table-cell office:value-type="float" office:value="6430">
            <text:p>6430</text:p>
          </table:table-cell>
          <table:table-cell office:value-type="float" office:value="204747">
            <text:p>204747</text:p>
          </table:table-cell>
          <table:table-cell office:value-type="float" office:value="0">
            <text:p>0</text:p>
          </table:table-cell>
          <table:table-cell office:value-type="float" office:value="136498">
            <text:p>136498</text:p>
          </table:table-cell>
          <table:table-cell office:value-type="float" office:value="0">
            <text:p>0</text:p>
          </table:table-cell>
          <table:table-cell office:value-type="float" office:value="136498">
            <text:p>136498</text:p>
          </table:table-cell>
          <table:table-cell office:value-type="float" office:value="409494">
            <text:p>409494</text:p>
          </table:table-cell>
          <table:table-cell office:value-type="float" office:value="68249">
            <text:p>68249</text:p>
          </table:table-cell>
          <table:table-cell office:value-type="float" office:value="10656">
            <text:p>10656</text:p>
          </table:table-cell>
          <table:table-cell office:value-type="float" office:value="272996">
            <text:p>272996</text:p>
          </table:table-cell>
          <table:table-cell office:value-type="float" office:value="409494">
            <text:p>409494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2443155102">
            <text:p>2443155102</text:p>
          </table:table-cell>
          <table:table-cell office:value-type="float" office:value="494481">
            <text:p>494481</text:p>
          </table:table-cell>
          <table:table-cell office:value-type="float" office:value="1150479">
            <text:p>1150479</text:p>
          </table:table-cell>
          <table:table-cell office:value-type="float" office:value="243910">
            <text:p>243910</text:p>
          </table:table-cell>
          <table:table-cell table:number-columns-repeated="3" office:value-type="float" office:value="0">
            <text:p>0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741798">
            <text:p>741798</text:p>
          </table:table-cell>
          <table:table-cell office:value-type="float" office:value="2535">
            <text:p>2535</text:p>
          </table:table-cell>
          <table:table-cell office:value-type="float" office:value="2484">
            <text:p>2484</text:p>
          </table:table-cell>
          <table:table-cell table:number-columns-repeated="2" office:value-type="float" office:value="741798">
            <text:p>741798</text:p>
          </table:table-cell>
          <table:table-cell table:number-columns-repeated="11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377796">
            <text:p>377796</text:p>
          </table:table-cell>
          <table:table-cell table:number-columns-repeated="4" office:value-type="float" office:value="0">
            <text:p>0</text:p>
          </table:table-cell>
          <table:table-cell office:value-type="float" office:value="494481">
            <text:p>494481</text:p>
          </table:table-cell>
          <table:table-cell office:value-type="float" office:value="0">
            <text:p>0</text:p>
          </table:table-cell>
          <table:table-cell office:value-type="float" office:value="494481">
            <text:p>494481</text:p>
          </table:table-cell>
          <table:table-cell office:value-type="float" office:value="8585">
            <text:p>8585</text:p>
          </table:table-cell>
          <table:table-cell office:value-type="float" office:value="247241">
            <text:p>247241</text:p>
          </table:table-cell>
          <table:table-cell office:value-type="float" office:value="0">
            <text:p>0</text:p>
          </table:table-cell>
          <table:table-cell office:value-type="float" office:value="164827">
            <text:p>164827</text:p>
          </table:table-cell>
          <table:table-cell office:value-type="float" office:value="0">
            <text:p>0</text:p>
          </table:table-cell>
          <table:table-cell office:value-type="float" office:value="164827">
            <text:p>164827</text:p>
          </table:table-cell>
          <table:table-cell office:value-type="float" office:value="494481">
            <text:p>494481</text:p>
          </table:table-cell>
          <table:table-cell office:value-type="float" office:value="82413">
            <text:p>82413</text:p>
          </table:table-cell>
          <table:table-cell office:value-type="float" office:value="268403">
            <text:p>268403</text:p>
          </table:table-cell>
          <table:table-cell office:value-type="float" office:value="329654">
            <text:p>329654</text:p>
          </table:table-cell>
          <table:table-cell office:value-type="float" office:value="494481">
            <text:p>494481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2444669533">
            <text:p>2444669533</text:p>
          </table:table-cell>
          <table:table-cell office:value-type="float" office:value="668611">
            <text:p>668611</text:p>
          </table:table-cell>
          <table:table-cell office:value-type="float" office:value="1636302">
            <text:p>1636302</text:p>
          </table:table-cell>
          <table:table-cell office:value-type="float" office:value="417821">
            <text:p>417821</text:p>
          </table:table-cell>
          <table:table-cell table:number-columns-repeated="3" office:value-type="float" office:value="0">
            <text:p>0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496521">
            <text:p>1496521</text:p>
          </table:table-cell>
          <table:table-cell office:value-type="float" office:value="5025">
            <text:p>5025</text:p>
          </table:table-cell>
          <table:table-cell office:value-type="float" office:value="4869">
            <text:p>4869</text:p>
          </table:table-cell>
          <table:table-cell table:number-columns-repeated="2" office:value-type="float" office:value="1496521">
            <text:p>1496521</text:p>
          </table:table-cell>
          <table:table-cell table:number-columns-repeated="11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549416">
            <text:p>549416</text:p>
          </table:table-cell>
          <table:table-cell table:number-columns-repeated="4" office:value-type="float" office:value="0">
            <text:p>0</text:p>
          </table:table-cell>
          <table:table-cell office:value-type="float" office:value="668611">
            <text:p>668611</text:p>
          </table:table-cell>
          <table:table-cell office:value-type="float" office:value="0">
            <text:p>0</text:p>
          </table:table-cell>
          <table:table-cell office:value-type="float" office:value="668611">
            <text:p>668611</text:p>
          </table:table-cell>
          <table:table-cell office:value-type="float" office:value="10825">
            <text:p>10825</text:p>
          </table:table-cell>
          <table:table-cell office:value-type="float" office:value="334306">
            <text:p>334306</text:p>
          </table:table-cell>
          <table:table-cell office:value-type="float" office:value="0">
            <text:p>0</text:p>
          </table:table-cell>
          <table:table-cell office:value-type="float" office:value="222870">
            <text:p>222870</text:p>
          </table:table-cell>
          <table:table-cell office:value-type="float" office:value="0">
            <text:p>0</text:p>
          </table:table-cell>
          <table:table-cell office:value-type="float" office:value="222870">
            <text:p>222870</text:p>
          </table:table-cell>
          <table:table-cell office:value-type="float" office:value="667940">
            <text:p>667940</text:p>
          </table:table-cell>
          <table:table-cell office:value-type="float" office:value="111435">
            <text:p>111435</text:p>
          </table:table-cell>
          <table:table-cell office:value-type="float" office:value="41091">
            <text:p>41091</text:p>
          </table:table-cell>
          <table:table-cell office:value-type="float" office:value="445741">
            <text:p>445741</text:p>
          </table:table-cell>
          <table:table-cell office:value-type="float" office:value="668611">
            <text:p>668611</text:p>
          </table:table-cell>
          <table:table-cell table:number-columns-repeated="966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2446273306">
            <text:p>2446273306</text:p>
          </table:table-cell>
          <table:table-cell office:value-type="float" office:value="1018504">
            <text:p>1018504</text:p>
          </table:table-cell>
          <table:table-cell office:value-type="float" office:value="2594924">
            <text:p>2594924</text:p>
          </table:table-cell>
          <table:table-cell office:value-type="float" office:value="767499">
            <text:p>767499</text:p>
          </table:table-cell>
          <table:table-cell table:number-columns-repeated="3" office:value-type="float" office:value="0">
            <text:p>0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007378">
            <text:p>3007378</text:p>
          </table:table-cell>
          <table:table-cell office:value-type="float" office:value="10070">
            <text:p>10070</text:p>
          </table:table-cell>
          <table:table-cell office:value-type="float" office:value="9999">
            <text:p>9999</text:p>
          </table:table-cell>
          <table:table-cell table:number-columns-repeated="2" office:value-type="float" office:value="3007378">
            <text:p>3007378</text:p>
          </table:table-cell>
          <table:table-cell table:number-columns-repeated="11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897080">
            <text:p>897080</text:p>
          </table:table-cell>
          <table:table-cell table:number-columns-repeated="4" office:value-type="float" office:value="0">
            <text:p>0</text:p>
          </table:table-cell>
          <table:table-cell office:value-type="float" office:value="1018504">
            <text:p>1018504</text:p>
          </table:table-cell>
          <table:table-cell office:value-type="float" office:value="0">
            <text:p>0</text:p>
          </table:table-cell>
          <table:table-cell office:value-type="float" office:value="1018504">
            <text:p>1018504</text:p>
          </table:table-cell>
          <table:table-cell office:value-type="float" office:value="16013">
            <text:p>16013</text:p>
          </table:table-cell>
          <table:table-cell office:value-type="float" office:value="509252">
            <text:p>509252</text:p>
          </table:table-cell>
          <table:table-cell office:value-type="float" office:value="0">
            <text:p>0</text:p>
          </table:table-cell>
          <table:table-cell office:value-type="float" office:value="339501">
            <text:p>339501</text:p>
          </table:table-cell>
          <table:table-cell office:value-type="float" office:value="22327">
            <text:p>22327</text:p>
          </table:table-cell>
          <table:table-cell office:value-type="float" office:value="339501">
            <text:p>339501</text:p>
          </table:table-cell>
          <table:table-cell office:value-type="float" office:value="1018504">
            <text:p>1018504</text:p>
          </table:table-cell>
          <table:table-cell office:value-type="float" office:value="169750">
            <text:p>169750</text:p>
          </table:table-cell>
          <table:table-cell office:value-type="float" office:value="81223">
            <text:p>81223</text:p>
          </table:table-cell>
          <table:table-cell office:value-type="float" office:value="679003">
            <text:p>679003</text:p>
          </table:table-cell>
          <table:table-cell office:value-type="float" office:value="1018504">
            <text:p>1018504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3001353141">
            <text:p>3001353141</text:p>
          </table:table-cell>
          <table:table-cell office:value-type="float" office:value="285562">
            <text:p>285562</text:p>
          </table:table-cell>
          <table:table-cell office:value-type="float" office:value="623473">
            <text:p>623473</text:p>
          </table:table-cell>
          <table:table-cell office:value-type="float" office:value="52058">
            <text:p>5205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02">
            <text:p>10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02">
            <text:p>102</text:p>
          </table:table-cell>
          <table:table-cell table:number-columns-repeated="1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57416">
            <text:p>157416</text:p>
          </table:table-cell>
          <table:table-cell table:number-columns-repeated="4" office:value-type="float" office:value="0">
            <text:p>0</text:p>
          </table:table-cell>
          <table:table-cell office:value-type="float" office:value="285562">
            <text:p>285562</text:p>
          </table:table-cell>
          <table:table-cell office:value-type="float" office:value="0">
            <text:p>0</text:p>
          </table:table-cell>
          <table:table-cell office:value-type="float" office:value="285562">
            <text:p>285562</text:p>
          </table:table-cell>
          <table:table-cell office:value-type="float" office:value="4462">
            <text:p>4462</text:p>
          </table:table-cell>
          <table:table-cell office:value-type="float" office:value="142781">
            <text:p>142781</text:p>
          </table:table-cell>
          <table:table-cell office:value-type="float" office:value="0">
            <text:p>0</text:p>
          </table:table-cell>
          <table:table-cell office:value-type="float" office:value="95187">
            <text:p>95187</text:p>
          </table:table-cell>
          <table:table-cell office:value-type="float" office:value="0">
            <text:p>0</text:p>
          </table:table-cell>
          <table:table-cell office:value-type="float" office:value="95187">
            <text:p>95187</text:p>
          </table:table-cell>
          <table:table-cell office:value-type="float" office:value="279982">
            <text:p>279982</text:p>
          </table:table-cell>
          <table:table-cell office:value-type="float" office:value="47594">
            <text:p>47594</text:p>
          </table:table-cell>
          <table:table-cell office:value-type="float" office:value="543">
            <text:p>543</text:p>
          </table:table-cell>
          <table:table-cell office:value-type="float" office:value="190375">
            <text:p>190375</text:p>
          </table:table-cell>
          <table:table-cell office:value-type="float" office:value="285562">
            <text:p>285562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003001853">
            <text:p>3003001853</text:p>
          </table:table-cell>
          <table:table-cell office:value-type="float" office:value="277685">
            <text:p>277685</text:p>
          </table:table-cell>
          <table:table-cell office:value-type="float" office:value="613703">
            <text:p>613703</text:p>
          </table:table-cell>
          <table:table-cell office:value-type="float" office:value="51514">
            <text:p>5151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02">
            <text:p>10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02">
            <text:p>102</text:p>
          </table:table-cell>
          <table:table-cell table:number-columns-repeated="11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5" office:value-type="float" office:value="0">
            <text:p>0</text:p>
          </table:table-cell>
          <table:table-cell office:value-type="float" office:value="277685">
            <text:p>277685</text:p>
          </table:table-cell>
          <table:table-cell office:value-type="float" office:value="0">
            <text:p>0</text:p>
          </table:table-cell>
          <table:table-cell office:value-type="float" office:value="277685">
            <text:p>277685</text:p>
          </table:table-cell>
          <table:table-cell office:value-type="float" office:value="4525">
            <text:p>4525</text:p>
          </table:table-cell>
          <table:table-cell office:value-type="float" office:value="138842">
            <text:p>138842</text:p>
          </table:table-cell>
          <table:table-cell office:value-type="float" office:value="0">
            <text:p>0</text:p>
          </table:table-cell>
          <table:table-cell office:value-type="float" office:value="92562">
            <text:p>92562</text:p>
          </table:table-cell>
          <table:table-cell office:value-type="float" office:value="0">
            <text:p>0</text:p>
          </table:table-cell>
          <table:table-cell office:value-type="float" office:value="92562">
            <text:p>92562</text:p>
          </table:table-cell>
          <table:table-cell office:value-type="float" office:value="273719">
            <text:p>273719</text:p>
          </table:table-cell>
          <table:table-cell office:value-type="float" office:value="46281">
            <text:p>46281</text:p>
          </table:table-cell>
          <table:table-cell office:value-type="float" office:value="532">
            <text:p>532</text:p>
          </table:table-cell>
          <table:table-cell office:value-type="float" office:value="185124">
            <text:p>185124</text:p>
          </table:table-cell>
          <table:table-cell office:value-type="float" office:value="277685">
            <text:p>277685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004443120">
            <text:p>3004443120</text:p>
          </table:table-cell>
          <table:table-cell office:value-type="float" office:value="288283">
            <text:p>288283</text:p>
          </table:table-cell>
          <table:table-cell office:value-type="float" office:value="668923">
            <text:p>668923</text:p>
          </table:table-cell>
          <table:table-cell office:value-type="float" office:value="52007">
            <text:p>5200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02">
            <text:p>10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02">
            <text:p>102</text:p>
          </table:table-cell>
          <table:table-cell table:number-columns-repeated="11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56288">
            <text:p>156288</text:p>
          </table:table-cell>
          <table:table-cell table:number-columns-repeated="4" office:value-type="float" office:value="0">
            <text:p>0</text:p>
          </table:table-cell>
          <table:table-cell office:value-type="float" office:value="288283">
            <text:p>288283</text:p>
          </table:table-cell>
          <table:table-cell office:value-type="float" office:value="0">
            <text:p>0</text:p>
          </table:table-cell>
          <table:table-cell office:value-type="float" office:value="288283">
            <text:p>288283</text:p>
          </table:table-cell>
          <table:table-cell office:value-type="float" office:value="4861">
            <text:p>4861</text:p>
          </table:table-cell>
          <table:table-cell office:value-type="float" office:value="144141">
            <text:p>144141</text:p>
          </table:table-cell>
          <table:table-cell office:value-type="float" office:value="0">
            <text:p>0</text:p>
          </table:table-cell>
          <table:table-cell office:value-type="float" office:value="96094">
            <text:p>96094</text:p>
          </table:table-cell>
          <table:table-cell office:value-type="float" office:value="0">
            <text:p>0</text:p>
          </table:table-cell>
          <table:table-cell office:value-type="float" office:value="96094">
            <text:p>96094</text:p>
          </table:table-cell>
          <table:table-cell office:value-type="float" office:value="275984">
            <text:p>275984</text:p>
          </table:table-cell>
          <table:table-cell office:value-type="float" office:value="48047">
            <text:p>48047</text:p>
          </table:table-cell>
          <table:table-cell office:value-type="float" office:value="269547">
            <text:p>269547</text:p>
          </table:table-cell>
          <table:table-cell office:value-type="float" office:value="192189">
            <text:p>192189</text:p>
          </table:table-cell>
          <table:table-cell office:value-type="float" office:value="288283">
            <text:p>288283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005802699">
            <text:p>3005802699</text:p>
          </table:table-cell>
          <table:table-cell office:value-type="float" office:value="273378">
            <text:p>273378</text:p>
          </table:table-cell>
          <table:table-cell office:value-type="float" office:value="610464">
            <text:p>610464</text:p>
          </table:table-cell>
          <table:table-cell office:value-type="float" office:value="52049">
            <text:p>5204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02">
            <text:p>10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02">
            <text:p>102</text:p>
          </table:table-cell>
          <table:table-cell table:number-columns-repeated="11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61836">
            <text:p>161836</text:p>
          </table:table-cell>
          <table:table-cell table:number-columns-repeated="4" office:value-type="float" office:value="0">
            <text:p>0</text:p>
          </table:table-cell>
          <table:table-cell office:value-type="float" office:value="273378">
            <text:p>273378</text:p>
          </table:table-cell>
          <table:table-cell office:value-type="float" office:value="0">
            <text:p>0</text:p>
          </table:table-cell>
          <table:table-cell office:value-type="float" office:value="273378">
            <text:p>273378</text:p>
          </table:table-cell>
          <table:table-cell office:value-type="float" office:value="4785">
            <text:p>4785</text:p>
          </table:table-cell>
          <table:table-cell office:value-type="float" office:value="136689">
            <text:p>136689</text:p>
          </table:table-cell>
          <table:table-cell office:value-type="float" office:value="0">
            <text:p>0</text:p>
          </table:table-cell>
          <table:table-cell office:value-type="float" office:value="91126">
            <text:p>91126</text:p>
          </table:table-cell>
          <table:table-cell office:value-type="float" office:value="467">
            <text:p>467</text:p>
          </table:table-cell>
          <table:table-cell office:value-type="float" office:value="91126">
            <text:p>91126</text:p>
          </table:table-cell>
          <table:table-cell office:value-type="float" office:value="271159">
            <text:p>271159</text:p>
          </table:table-cell>
          <table:table-cell office:value-type="float" office:value="45563">
            <text:p>45563</text:p>
          </table:table-cell>
          <table:table-cell office:value-type="float" office:value="3656">
            <text:p>3656</text:p>
          </table:table-cell>
          <table:table-cell office:value-type="float" office:value="182253">
            <text:p>182253</text:p>
          </table:table-cell>
          <table:table-cell office:value-type="float" office:value="273378">
            <text:p>273378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007096033">
            <text:p>3007096033</text:p>
          </table:table-cell>
          <table:table-cell office:value-type="float" office:value="274775">
            <text:p>274775</text:p>
          </table:table-cell>
          <table:table-cell office:value-type="float" office:value="610993">
            <text:p>610993</text:p>
          </table:table-cell>
          <table:table-cell office:value-type="float" office:value="51253">
            <text:p>5125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94">
            <text:p>19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 office:value-type="float" office:value="194">
            <text:p>194</text:p>
          </table:table-cell>
          <table:table-cell table:number-columns-repeated="11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61312">
            <text:p>161312</text:p>
          </table:table-cell>
          <table:table-cell table:number-columns-repeated="4" office:value-type="float" office:value="0">
            <text:p>0</text:p>
          </table:table-cell>
          <table:table-cell office:value-type="float" office:value="274775">
            <text:p>274775</text:p>
          </table:table-cell>
          <table:table-cell office:value-type="float" office:value="0">
            <text:p>0</text:p>
          </table:table-cell>
          <table:table-cell office:value-type="float" office:value="274775">
            <text:p>274775</text:p>
          </table:table-cell>
          <table:table-cell office:value-type="float" office:value="4605">
            <text:p>4605</text:p>
          </table:table-cell>
          <table:table-cell office:value-type="float" office:value="137387">
            <text:p>137387</text:p>
          </table:table-cell>
          <table:table-cell office:value-type="float" office:value="0">
            <text:p>0</text:p>
          </table:table-cell>
          <table:table-cell office:value-type="float" office:value="91591">
            <text:p>91591</text:p>
          </table:table-cell>
          <table:table-cell office:value-type="float" office:value="0">
            <text:p>0</text:p>
          </table:table-cell>
          <table:table-cell office:value-type="float" office:value="91592">
            <text:p>91592</text:p>
          </table:table-cell>
          <table:table-cell office:value-type="float" office:value="274775">
            <text:p>274775</text:p>
          </table:table-cell>
          <table:table-cell office:value-type="float" office:value="45796">
            <text:p>45796</text:p>
          </table:table-cell>
          <table:table-cell office:value-type="float" office:value="1730">
            <text:p>1730</text:p>
          </table:table-cell>
          <table:table-cell office:value-type="float" office:value="183184">
            <text:p>183184</text:p>
          </table:table-cell>
          <table:table-cell office:value-type="float" office:value="274775">
            <text:p>274775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008394679">
            <text:p>3008394679</text:p>
          </table:table-cell>
          <table:table-cell office:value-type="float" office:value="273463">
            <text:p>273463</text:p>
          </table:table-cell>
          <table:table-cell office:value-type="float" office:value="611890">
            <text:p>611890</text:p>
          </table:table-cell>
          <table:table-cell office:value-type="float" office:value="51124">
            <text:p>511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78">
            <text:p>37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78">
            <text:p>378</text:p>
          </table:table-cell>
          <table:table-cell table:number-columns-repeated="11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60540">
            <text:p>160540</text:p>
          </table:table-cell>
          <table:table-cell table:number-columns-repeated="4" office:value-type="float" office:value="0">
            <text:p>0</text:p>
          </table:table-cell>
          <table:table-cell office:value-type="float" office:value="273463">
            <text:p>273463</text:p>
          </table:table-cell>
          <table:table-cell office:value-type="float" office:value="0">
            <text:p>0</text:p>
          </table:table-cell>
          <table:table-cell office:value-type="float" office:value="273463">
            <text:p>273463</text:p>
          </table:table-cell>
          <table:table-cell office:value-type="float" office:value="4303">
            <text:p>4303</text:p>
          </table:table-cell>
          <table:table-cell office:value-type="float" office:value="136731">
            <text:p>136731</text:p>
          </table:table-cell>
          <table:table-cell office:value-type="float" office:value="0">
            <text:p>0</text:p>
          </table:table-cell>
          <table:table-cell office:value-type="float" office:value="91154">
            <text:p>91154</text:p>
          </table:table-cell>
          <table:table-cell office:value-type="float" office:value="0">
            <text:p>0</text:p>
          </table:table-cell>
          <table:table-cell office:value-type="float" office:value="91154">
            <text:p>91154</text:p>
          </table:table-cell>
          <table:table-cell office:value-type="float" office:value="273364">
            <text:p>273364</text:p>
          </table:table-cell>
          <table:table-cell office:value-type="float" office:value="45577">
            <text:p>45577</text:p>
          </table:table-cell>
          <table:table-cell office:value-type="float" office:value="526">
            <text:p>526</text:p>
          </table:table-cell>
          <table:table-cell office:value-type="float" office:value="182309">
            <text:p>182309</text:p>
          </table:table-cell>
          <table:table-cell office:value-type="float" office:value="273463">
            <text:p>273463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3009668841">
            <text:p>3009668841</text:p>
          </table:table-cell>
          <table:table-cell office:value-type="float" office:value="277362">
            <text:p>277362</text:p>
          </table:table-cell>
          <table:table-cell office:value-type="float" office:value="617892">
            <text:p>617892</text:p>
          </table:table-cell>
          <table:table-cell office:value-type="float" office:value="51548">
            <text:p>5154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756">
            <text:p>75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756">
            <text:p>756</text:p>
          </table:table-cell>
          <table:table-cell table:number-columns-repeated="11"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63244">
            <text:p>163244</text:p>
          </table:table-cell>
          <table:table-cell table:number-columns-repeated="4" office:value-type="float" office:value="0">
            <text:p>0</text:p>
          </table:table-cell>
          <table:table-cell office:value-type="float" office:value="277362">
            <text:p>277362</text:p>
          </table:table-cell>
          <table:table-cell office:value-type="float" office:value="0">
            <text:p>0</text:p>
          </table:table-cell>
          <table:table-cell office:value-type="float" office:value="277362">
            <text:p>277362</text:p>
          </table:table-cell>
          <table:table-cell office:value-type="float" office:value="4588">
            <text:p>4588</text:p>
          </table:table-cell>
          <table:table-cell office:value-type="float" office:value="138681">
            <text:p>138681</text:p>
          </table:table-cell>
          <table:table-cell office:value-type="float" office:value="0">
            <text:p>0</text:p>
          </table:table-cell>
          <table:table-cell office:value-type="float" office:value="92454">
            <text:p>92454</text:p>
          </table:table-cell>
          <table:table-cell office:value-type="float" office:value="528">
            <text:p>528</text:p>
          </table:table-cell>
          <table:table-cell office:value-type="float" office:value="92454">
            <text:p>92454</text:p>
          </table:table-cell>
          <table:table-cell office:value-type="float" office:value="277362">
            <text:p>277362</text:p>
          </table:table-cell>
          <table:table-cell office:value-type="float" office:value="46227">
            <text:p>46227</text:p>
          </table:table-cell>
          <table:table-cell office:value-type="float" office:value="133814">
            <text:p>133814</text:p>
          </table:table-cell>
          <table:table-cell office:value-type="float" office:value="184908">
            <text:p>184908</text:p>
          </table:table-cell>
          <table:table-cell office:value-type="float" office:value="277362">
            <text:p>277362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3011476484">
            <text:p>3011476484</text:p>
          </table:table-cell>
          <table:table-cell office:value-type="float" office:value="278751">
            <text:p>278751</text:p>
          </table:table-cell>
          <table:table-cell office:value-type="float" office:value="622967">
            <text:p>622967</text:p>
          </table:table-cell>
          <table:table-cell office:value-type="float" office:value="51866">
            <text:p>51866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512">
            <text:p>151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 office:value-type="float" office:value="1512">
            <text:p>1512</text:p>
          </table:table-cell>
          <table:table-cell table:number-columns-repeated="11"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159692">
            <text:p>159692</text:p>
          </table:table-cell>
          <table:table-cell table:number-columns-repeated="4" office:value-type="float" office:value="0">
            <text:p>0</text:p>
          </table:table-cell>
          <table:table-cell office:value-type="float" office:value="278751">
            <text:p>278751</text:p>
          </table:table-cell>
          <table:table-cell office:value-type="float" office:value="0">
            <text:p>0</text:p>
          </table:table-cell>
          <table:table-cell office:value-type="float" office:value="278751">
            <text:p>278751</text:p>
          </table:table-cell>
          <table:table-cell office:value-type="float" office:value="4387">
            <text:p>4387</text:p>
          </table:table-cell>
          <table:table-cell office:value-type="float" office:value="139375">
            <text:p>139375</text:p>
          </table:table-cell>
          <table:table-cell office:value-type="float" office:value="0">
            <text:p>0</text:p>
          </table:table-cell>
          <table:table-cell office:value-type="float" office:value="92917">
            <text:p>92917</text:p>
          </table:table-cell>
          <table:table-cell office:value-type="float" office:value="0">
            <text:p>0</text:p>
          </table:table-cell>
          <table:table-cell office:value-type="float" office:value="92917">
            <text:p>92917</text:p>
          </table:table-cell>
          <table:table-cell office:value-type="float" office:value="276694">
            <text:p>276694</text:p>
          </table:table-cell>
          <table:table-cell office:value-type="float" office:value="46459">
            <text:p>46459</text:p>
          </table:table-cell>
          <table:table-cell office:value-type="float" office:value="563">
            <text:p>563</text:p>
          </table:table-cell>
          <table:table-cell office:value-type="float" office:value="185834">
            <text:p>185834</text:p>
          </table:table-cell>
          <table:table-cell office:value-type="float" office:value="278751">
            <text:p>278751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3013286471">
            <text:p>3013286471</text:p>
          </table:table-cell>
          <table:table-cell office:value-type="float" office:value="288395">
            <text:p>288395</text:p>
          </table:table-cell>
          <table:table-cell office:value-type="float" office:value="640382">
            <text:p>640382</text:p>
          </table:table-cell>
          <table:table-cell office:value-type="float" office:value="53266">
            <text:p>5326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024">
            <text:p>3024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table:number-columns-repeated="2" office:value-type="float" office:value="3024">
            <text:p>3024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64020">
            <text:p>164020</text:p>
          </table:table-cell>
          <table:table-cell table:number-columns-repeated="4" office:value-type="float" office:value="0">
            <text:p>0</text:p>
          </table:table-cell>
          <table:table-cell office:value-type="float" office:value="288395">
            <text:p>288395</text:p>
          </table:table-cell>
          <table:table-cell office:value-type="float" office:value="0">
            <text:p>0</text:p>
          </table:table-cell>
          <table:table-cell office:value-type="float" office:value="288395">
            <text:p>288395</text:p>
          </table:table-cell>
          <table:table-cell office:value-type="float" office:value="4638">
            <text:p>4638</text:p>
          </table:table-cell>
          <table:table-cell office:value-type="float" office:value="144197">
            <text:p>144197</text:p>
          </table:table-cell>
          <table:table-cell office:value-type="float" office:value="0">
            <text:p>0</text:p>
          </table:table-cell>
          <table:table-cell office:value-type="float" office:value="96131">
            <text:p>96131</text:p>
          </table:table-cell>
          <table:table-cell office:value-type="float" office:value="3580">
            <text:p>3580</text:p>
          </table:table-cell>
          <table:table-cell office:value-type="float" office:value="96131">
            <text:p>96131</text:p>
          </table:table-cell>
          <table:table-cell office:value-type="float" office:value="281985">
            <text:p>281985</text:p>
          </table:table-cell>
          <table:table-cell office:value-type="float" office:value="48065">
            <text:p>48065</text:p>
          </table:table-cell>
          <table:table-cell office:value-type="float" office:value="184680">
            <text:p>184680</text:p>
          </table:table-cell>
          <table:table-cell office:value-type="float" office:value="192263">
            <text:p>192263</text:p>
          </table:table-cell>
          <table:table-cell office:value-type="float" office:value="288395">
            <text:p>288395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3015083615">
            <text:p>3015083615</text:p>
          </table:table-cell>
          <table:table-cell office:value-type="float" office:value="278197">
            <text:p>278197</text:p>
          </table:table-cell>
          <table:table-cell office:value-type="float" office:value="621905">
            <text:p>621905</text:p>
          </table:table-cell>
          <table:table-cell office:value-type="float" office:value="54339">
            <text:p>54339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6048">
            <text:p>6048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table:number-columns-repeated="2" office:value-type="float" office:value="6048">
            <text:p>6048</text:p>
          </table:table-cell>
          <table:table-cell table:number-columns-repeated="11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166612">
            <text:p>166612</text:p>
          </table:table-cell>
          <table:table-cell table:number-columns-repeated="4" office:value-type="float" office:value="0">
            <text:p>0</text:p>
          </table:table-cell>
          <table:table-cell office:value-type="float" office:value="278197">
            <text:p>278197</text:p>
          </table:table-cell>
          <table:table-cell office:value-type="float" office:value="0">
            <text:p>0</text:p>
          </table:table-cell>
          <table:table-cell office:value-type="float" office:value="278197">
            <text:p>278197</text:p>
          </table:table-cell>
          <table:table-cell office:value-type="float" office:value="4404">
            <text:p>4404</text:p>
          </table:table-cell>
          <table:table-cell office:value-type="float" office:value="139098">
            <text:p>139098</text:p>
          </table:table-cell>
          <table:table-cell office:value-type="float" office:value="0">
            <text:p>0</text:p>
          </table:table-cell>
          <table:table-cell office:value-type="float" office:value="92733">
            <text:p>92733</text:p>
          </table:table-cell>
          <table:table-cell office:value-type="float" office:value="2417">
            <text:p>2417</text:p>
          </table:table-cell>
          <table:table-cell office:value-type="float" office:value="92732">
            <text:p>92732</text:p>
          </table:table-cell>
          <table:table-cell office:value-type="float" office:value="278197">
            <text:p>278197</text:p>
          </table:table-cell>
          <table:table-cell office:value-type="float" office:value="46366">
            <text:p>46366</text:p>
          </table:table-cell>
          <table:table-cell office:value-type="float" office:value="34204">
            <text:p>34204</text:p>
          </table:table-cell>
          <table:table-cell office:value-type="float" office:value="185465">
            <text:p>185465</text:p>
          </table:table-cell>
          <table:table-cell office:value-type="float" office:value="278197">
            <text:p>278197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3016664523">
            <text:p>3016664523</text:p>
          </table:table-cell>
          <table:table-cell office:value-type="float" office:value="306478">
            <text:p>306478</text:p>
          </table:table-cell>
          <table:table-cell office:value-type="float" office:value="640997">
            <text:p>640997</text:p>
          </table:table-cell>
          <table:table-cell office:value-type="float" office:value="56056">
            <text:p>56056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9072">
            <text:p>9072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2" office:value-type="float" office:value="9072">
            <text:p>9072</text:p>
          </table:table-cell>
          <table:table-cell table:number-columns-repeated="11" office:value-type="float" office:value="0">
            <text:p>0</text:p>
          </table:table-cell>
          <table:table-cell office:value-type="float" office:value="6144">
            <text:p>6144</text:p>
          </table:table-cell>
          <table:table-cell office:value-type="float" office:value="166504">
            <text:p>166504</text:p>
          </table:table-cell>
          <table:table-cell table:number-columns-repeated="4" office:value-type="float" office:value="0">
            <text:p>0</text:p>
          </table:table-cell>
          <table:table-cell office:value-type="float" office:value="306478">
            <text:p>306478</text:p>
          </table:table-cell>
          <table:table-cell office:value-type="float" office:value="0">
            <text:p>0</text:p>
          </table:table-cell>
          <table:table-cell office:value-type="float" office:value="306478">
            <text:p>306478</text:p>
          </table:table-cell>
          <table:table-cell office:value-type="float" office:value="5031">
            <text:p>5031</text:p>
          </table:table-cell>
          <table:table-cell office:value-type="float" office:value="153239">
            <text:p>153239</text:p>
          </table:table-cell>
          <table:table-cell office:value-type="float" office:value="0">
            <text:p>0</text:p>
          </table:table-cell>
          <table:table-cell office:value-type="float" office:value="102159">
            <text:p>102159</text:p>
          </table:table-cell>
          <table:table-cell office:value-type="float" office:value="0">
            <text:p>0</text:p>
          </table:table-cell>
          <table:table-cell office:value-type="float" office:value="102159">
            <text:p>102159</text:p>
          </table:table-cell>
          <table:table-cell office:value-type="float" office:value="306478">
            <text:p>306478</text:p>
          </table:table-cell>
          <table:table-cell office:value-type="float" office:value="51080">
            <text:p>51080</text:p>
          </table:table-cell>
          <table:table-cell office:value-type="float" office:value="2441">
            <text:p>2441</text:p>
          </table:table-cell>
          <table:table-cell office:value-type="float" office:value="204319">
            <text:p>204319</text:p>
          </table:table-cell>
          <table:table-cell office:value-type="float" office:value="306478">
            <text:p>306478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3018969455">
            <text:p>3018969455</text:p>
          </table:table-cell>
          <table:table-cell office:value-type="float" office:value="306078">
            <text:p>306078</text:p>
          </table:table-cell>
          <table:table-cell office:value-type="float" office:value="632708">
            <text:p>632708</text:p>
          </table:table-cell>
          <table:table-cell office:value-type="float" office:value="58742">
            <text:p>58742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9392">
            <text:p>939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9392">
            <text:p>9392</text:p>
          </table:table-cell>
          <table:table-cell table:number-columns-repeated="11" office:value-type="float" office:value="0">
            <text:p>0</text:p>
          </table:table-cell>
          <table:table-cell office:value-type="float" office:value="8192">
            <text:p>8192</text:p>
          </table:table-cell>
          <table:table-cell office:value-type="float" office:value="197256">
            <text:p>197256</text:p>
          </table:table-cell>
          <table:table-cell table:number-columns-repeated="4" office:value-type="float" office:value="0">
            <text:p>0</text:p>
          </table:table-cell>
          <table:table-cell office:value-type="float" office:value="306078">
            <text:p>306078</text:p>
          </table:table-cell>
          <table:table-cell office:value-type="float" office:value="0">
            <text:p>0</text:p>
          </table:table-cell>
          <table:table-cell office:value-type="float" office:value="306078">
            <text:p>306078</text:p>
          </table:table-cell>
          <table:table-cell office:value-type="float" office:value="4848">
            <text:p>4848</text:p>
          </table:table-cell>
          <table:table-cell office:value-type="float" office:value="153039">
            <text:p>153039</text:p>
          </table:table-cell>
          <table:table-cell office:value-type="float" office:value="0">
            <text:p>0</text:p>
          </table:table-cell>
          <table:table-cell office:value-type="float" office:value="102026">
            <text:p>102026</text:p>
          </table:table-cell>
          <table:table-cell office:value-type="float" office:value="0">
            <text:p>0</text:p>
          </table:table-cell>
          <table:table-cell office:value-type="float" office:value="102026">
            <text:p>102026</text:p>
          </table:table-cell>
          <table:table-cell office:value-type="float" office:value="306078">
            <text:p>306078</text:p>
          </table:table-cell>
          <table:table-cell office:value-type="float" office:value="51013">
            <text:p>51013</text:p>
          </table:table-cell>
          <table:table-cell office:value-type="float" office:value="1009">
            <text:p>1009</text:p>
          </table:table-cell>
          <table:table-cell office:value-type="float" office:value="204052">
            <text:p>204052</text:p>
          </table:table-cell>
          <table:table-cell office:value-type="float" office:value="306078">
            <text:p>306078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3020423633">
            <text:p>3020423633</text:p>
          </table:table-cell>
          <table:table-cell office:value-type="float" office:value="310296">
            <text:p>310296</text:p>
          </table:table-cell>
          <table:table-cell office:value-type="float" office:value="644630">
            <text:p>644630</text:p>
          </table:table-cell>
          <table:table-cell office:value-type="float" office:value="60520">
            <text:p>60520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9712">
            <text:p>9712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9712">
            <text:p>9712</text:p>
          </table:table-cell>
          <table:table-cell table:number-columns-repeated="11" office:value-type="float" office:value="0">
            <text:p>0</text:p>
          </table:table-cell>
          <table:table-cell office:value-type="float" office:value="10240">
            <text:p>10240</text:p>
          </table:table-cell>
          <table:table-cell office:value-type="float" office:value="166388">
            <text:p>166388</text:p>
          </table:table-cell>
          <table:table-cell table:number-columns-repeated="4" office:value-type="float" office:value="0">
            <text:p>0</text:p>
          </table:table-cell>
          <table:table-cell office:value-type="float" office:value="310296">
            <text:p>310296</text:p>
          </table:table-cell>
          <table:table-cell office:value-type="float" office:value="0">
            <text:p>0</text:p>
          </table:table-cell>
          <table:table-cell office:value-type="float" office:value="310296">
            <text:p>310296</text:p>
          </table:table-cell>
          <table:table-cell office:value-type="float" office:value="4916">
            <text:p>4916</text:p>
          </table:table-cell>
          <table:table-cell office:value-type="float" office:value="155148">
            <text:p>155148</text:p>
          </table:table-cell>
          <table:table-cell office:value-type="float" office:value="0">
            <text:p>0</text:p>
          </table:table-cell>
          <table:table-cell office:value-type="float" office:value="103432">
            <text:p>103432</text:p>
          </table:table-cell>
          <table:table-cell office:value-type="float" office:value="0">
            <text:p>0</text:p>
          </table:table-cell>
          <table:table-cell office:value-type="float" office:value="103432">
            <text:p>103432</text:p>
          </table:table-cell>
          <table:table-cell office:value-type="float" office:value="310296">
            <text:p>310296</text:p>
          </table:table-cell>
          <table:table-cell office:value-type="float" office:value="51716">
            <text:p>51716</text:p>
          </table:table-cell>
          <table:table-cell office:value-type="float" office:value="1790">
            <text:p>1790</text:p>
          </table:table-cell>
          <table:table-cell office:value-type="float" office:value="206864">
            <text:p>206864</text:p>
          </table:table-cell>
          <table:table-cell office:value-type="float" office:value="310296">
            <text:p>310296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3021865932">
            <text:p>3021865932</text:p>
          </table:table-cell>
          <table:table-cell office:value-type="float" office:value="320476">
            <text:p>320476</text:p>
          </table:table-cell>
          <table:table-cell office:value-type="float" office:value="667925">
            <text:p>667925</text:p>
          </table:table-cell>
          <table:table-cell office:value-type="float" office:value="62315">
            <text:p>62315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0032">
            <text:p>1003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10032">
            <text:p>10032</text:p>
          </table:table-cell>
          <table:table-cell table:number-columns-repeated="11" office:value-type="float" office:value="0">
            <text:p>0</text:p>
          </table:table-cell>
          <table:table-cell office:value-type="float" office:value="12288">
            <text:p>12288</text:p>
          </table:table-cell>
          <table:table-cell office:value-type="float" office:value="196876">
            <text:p>196876</text:p>
          </table:table-cell>
          <table:table-cell table:number-columns-repeated="4" office:value-type="float" office:value="0">
            <text:p>0</text:p>
          </table:table-cell>
          <table:table-cell office:value-type="float" office:value="320476">
            <text:p>320476</text:p>
          </table:table-cell>
          <table:table-cell office:value-type="float" office:value="0">
            <text:p>0</text:p>
          </table:table-cell>
          <table:table-cell office:value-type="float" office:value="320476">
            <text:p>320476</text:p>
          </table:table-cell>
          <table:table-cell office:value-type="float" office:value="5948">
            <text:p>5948</text:p>
          </table:table-cell>
          <table:table-cell office:value-type="float" office:value="160238">
            <text:p>160238</text:p>
          </table:table-cell>
          <table:table-cell office:value-type="float" office:value="0">
            <text:p>0</text:p>
          </table:table-cell>
          <table:table-cell office:value-type="float" office:value="106825">
            <text:p>106825</text:p>
          </table:table-cell>
          <table:table-cell office:value-type="float" office:value="0">
            <text:p>0</text:p>
          </table:table-cell>
          <table:table-cell office:value-type="float" office:value="106825">
            <text:p>106825</text:p>
          </table:table-cell>
          <table:table-cell office:value-type="float" office:value="320476">
            <text:p>320476</text:p>
          </table:table-cell>
          <table:table-cell office:value-type="float" office:value="53413">
            <text:p>53413</text:p>
          </table:table-cell>
          <table:table-cell office:value-type="float" office:value="308619">
            <text:p>308619</text:p>
          </table:table-cell>
          <table:table-cell office:value-type="float" office:value="213650">
            <text:p>213650</text:p>
          </table:table-cell>
          <table:table-cell office:value-type="float" office:value="320476">
            <text:p>320476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3023843621">
            <text:p>3023843621</text:p>
          </table:table-cell>
          <table:table-cell office:value-type="float" office:value="319970">
            <text:p>319970</text:p>
          </table:table-cell>
          <table:table-cell office:value-type="float" office:value="673647">
            <text:p>673647</text:p>
          </table:table-cell>
          <table:table-cell office:value-type="float" office:value="62674">
            <text:p>62674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1428">
            <text:p>1142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number-columns-repeated="2" office:value-type="float" office:value="11428">
            <text:p>11428</text:p>
          </table:table-cell>
          <table:table-cell table:number-columns-repeated="11" office:value-type="float" office:value="0">
            <text:p>0</text:p>
          </table:table-cell>
          <table:table-cell office:value-type="float" office:value="14336">
            <text:p>14336</text:p>
          </table:table-cell>
          <table:table-cell office:value-type="float" office:value="191352">
            <text:p>191352</text:p>
          </table:table-cell>
          <table:table-cell table:number-columns-repeated="4" office:value-type="float" office:value="0">
            <text:p>0</text:p>
          </table:table-cell>
          <table:table-cell office:value-type="float" office:value="319970">
            <text:p>319970</text:p>
          </table:table-cell>
          <table:table-cell office:value-type="float" office:value="0">
            <text:p>0</text:p>
          </table:table-cell>
          <table:table-cell office:value-type="float" office:value="319970">
            <text:p>319970</text:p>
          </table:table-cell>
          <table:table-cell office:value-type="float" office:value="5459">
            <text:p>5459</text:p>
          </table:table-cell>
          <table:table-cell office:value-type="float" office:value="159985">
            <text:p>159985</text:p>
          </table:table-cell>
          <table:table-cell office:value-type="float" office:value="0">
            <text:p>0</text:p>
          </table:table-cell>
          <table:table-cell office:value-type="float" office:value="106657">
            <text:p>106657</text:p>
          </table:table-cell>
          <table:table-cell office:value-type="float" office:value="0">
            <text:p>0</text:p>
          </table:table-cell>
          <table:table-cell office:value-type="float" office:value="106656">
            <text:p>106656</text:p>
          </table:table-cell>
          <table:table-cell office:value-type="float" office:value="319970">
            <text:p>319970</text:p>
          </table:table-cell>
          <table:table-cell office:value-type="float" office:value="53328">
            <text:p>53328</text:p>
          </table:table-cell>
          <table:table-cell office:value-type="float" office:value="1860">
            <text:p>1860</text:p>
          </table:table-cell>
          <table:table-cell office:value-type="float" office:value="213313">
            <text:p>213313</text:p>
          </table:table-cell>
          <table:table-cell office:value-type="float" office:value="319970">
            <text:p>319970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3025684336">
            <text:p>3025684336</text:p>
          </table:table-cell>
          <table:table-cell office:value-type="float" office:value="318533">
            <text:p>318533</text:p>
          </table:table-cell>
          <table:table-cell office:value-type="float" office:value="647486">
            <text:p>647486</text:p>
          </table:table-cell>
          <table:table-cell office:value-type="float" office:value="64810">
            <text:p>64810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2932">
            <text:p>12932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2" office:value-type="float" office:value="12932">
            <text:p>12932</text:p>
          </table:table-cell>
          <table:table-cell table:number-columns-repeated="11" office:value-type="float" office:value="0">
            <text:p>0</text:p>
          </table:table-cell>
          <table:table-cell office:value-type="float" office:value="16384">
            <text:p>16384</text:p>
          </table:table-cell>
          <table:table-cell office:value-type="float" office:value="190008">
            <text:p>190008</text:p>
          </table:table-cell>
          <table:table-cell table:number-columns-repeated="4" office:value-type="float" office:value="0">
            <text:p>0</text:p>
          </table:table-cell>
          <table:table-cell office:value-type="float" office:value="318533">
            <text:p>318533</text:p>
          </table:table-cell>
          <table:table-cell office:value-type="float" office:value="0">
            <text:p>0</text:p>
          </table:table-cell>
          <table:table-cell office:value-type="float" office:value="318533">
            <text:p>318533</text:p>
          </table:table-cell>
          <table:table-cell office:value-type="float" office:value="5226">
            <text:p>5226</text:p>
          </table:table-cell>
          <table:table-cell office:value-type="float" office:value="159266">
            <text:p>159266</text:p>
          </table:table-cell>
          <table:table-cell office:value-type="float" office:value="0">
            <text:p>0</text:p>
          </table:table-cell>
          <table:table-cell office:value-type="float" office:value="106177">
            <text:p>106177</text:p>
          </table:table-cell>
          <table:table-cell office:value-type="float" office:value="3881">
            <text:p>3881</text:p>
          </table:table-cell>
          <table:table-cell office:value-type="float" office:value="106178">
            <text:p>106178</text:p>
          </table:table-cell>
          <table:table-cell office:value-type="float" office:value="318533">
            <text:p>318533</text:p>
          </table:table-cell>
          <table:table-cell office:value-type="float" office:value="53089">
            <text:p>53089</text:p>
          </table:table-cell>
          <table:table-cell office:value-type="float" office:value="156838">
            <text:p>156838</text:p>
          </table:table-cell>
          <table:table-cell office:value-type="float" office:value="212355">
            <text:p>212355</text:p>
          </table:table-cell>
          <table:table-cell office:value-type="float" office:value="318533">
            <text:p>318533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3027239917">
            <text:p>3027239917</text:p>
          </table:table-cell>
          <table:table-cell office:value-type="float" office:value="322160">
            <text:p>322160</text:p>
          </table:table-cell>
          <table:table-cell office:value-type="float" office:value="671116">
            <text:p>671116</text:p>
          </table:table-cell>
          <table:table-cell office:value-type="float" office:value="65986">
            <text:p>65986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4220">
            <text:p>14220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" office:value-type="float" office:value="14220">
            <text:p>14220</text:p>
          </table:table-cell>
          <table:table-cell table:number-columns-repeated="11" office:value-type="float" office:value="0">
            <text:p>0</text:p>
          </table:table-cell>
          <table:table-cell office:value-type="float" office:value="18432">
            <text:p>18432</text:p>
          </table:table-cell>
          <table:table-cell office:value-type="float" office:value="200832">
            <text:p>200832</text:p>
          </table:table-cell>
          <table:table-cell table:number-columns-repeated="4" office:value-type="float" office:value="0">
            <text:p>0</text:p>
          </table:table-cell>
          <table:table-cell office:value-type="float" office:value="322160">
            <text:p>322160</text:p>
          </table:table-cell>
          <table:table-cell office:value-type="float" office:value="0">
            <text:p>0</text:p>
          </table:table-cell>
          <table:table-cell office:value-type="float" office:value="322160">
            <text:p>322160</text:p>
          </table:table-cell>
          <table:table-cell office:value-type="float" office:value="5670">
            <text:p>5670</text:p>
          </table:table-cell>
          <table:table-cell office:value-type="float" office:value="161080">
            <text:p>161080</text:p>
          </table:table-cell>
          <table:table-cell office:value-type="float" office:value="0">
            <text:p>0</text:p>
          </table:table-cell>
          <table:table-cell office:value-type="float" office:value="107387">
            <text:p>107387</text:p>
          </table:table-cell>
          <table:table-cell office:value-type="float" office:value="0">
            <text:p>0</text:p>
          </table:table-cell>
          <table:table-cell office:value-type="float" office:value="107387">
            <text:p>107387</text:p>
          </table:table-cell>
          <table:table-cell office:value-type="float" office:value="322160">
            <text:p>322160</text:p>
          </table:table-cell>
          <table:table-cell office:value-type="float" office:value="53693">
            <text:p>53693</text:p>
          </table:table-cell>
          <table:table-cell office:value-type="float" office:value="321515">
            <text:p>321515</text:p>
          </table:table-cell>
          <table:table-cell office:value-type="float" office:value="214774">
            <text:p>214774</text:p>
          </table:table-cell>
          <table:table-cell office:value-type="float" office:value="322160">
            <text:p>322160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3028826873">
            <text:p>3028826873</text:p>
          </table:table-cell>
          <table:table-cell office:value-type="float" office:value="317676">
            <text:p>317676</text:p>
          </table:table-cell>
          <table:table-cell office:value-type="float" office:value="654784">
            <text:p>654784</text:p>
          </table:table-cell>
          <table:table-cell office:value-type="float" office:value="67909">
            <text:p>67909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5528">
            <text:p>1552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15528">
            <text:p>15528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0">
            <text:p>20480</text:p>
          </table:table-cell>
          <table:table-cell office:value-type="float" office:value="202048">
            <text:p>202048</text:p>
          </table:table-cell>
          <table:table-cell table:number-columns-repeated="4" office:value-type="float" office:value="0">
            <text:p>0</text:p>
          </table:table-cell>
          <table:table-cell office:value-type="float" office:value="317676">
            <text:p>317676</text:p>
          </table:table-cell>
          <table:table-cell office:value-type="float" office:value="0">
            <text:p>0</text:p>
          </table:table-cell>
          <table:table-cell office:value-type="float" office:value="317676">
            <text:p>317676</text:p>
          </table:table-cell>
          <table:table-cell office:value-type="float" office:value="5129">
            <text:p>5129</text:p>
          </table:table-cell>
          <table:table-cell office:value-type="float" office:value="158838">
            <text:p>158838</text:p>
          </table:table-cell>
          <table:table-cell office:value-type="float" office:value="0">
            <text:p>0</text:p>
          </table:table-cell>
          <table:table-cell office:value-type="float" office:value="105892">
            <text:p>105892</text:p>
          </table:table-cell>
          <table:table-cell office:value-type="float" office:value="0">
            <text:p>0</text:p>
          </table:table-cell>
          <table:table-cell office:value-type="float" office:value="105892">
            <text:p>105892</text:p>
          </table:table-cell>
          <table:table-cell office:value-type="float" office:value="317676">
            <text:p>317676</text:p>
          </table:table-cell>
          <table:table-cell office:value-type="float" office:value="52946">
            <text:p>52946</text:p>
          </table:table-cell>
          <table:table-cell office:value-type="float" office:value="1329">
            <text:p>1329</text:p>
          </table:table-cell>
          <table:table-cell office:value-type="float" office:value="211784">
            <text:p>211784</text:p>
          </table:table-cell>
          <table:table-cell office:value-type="float" office:value="317676">
            <text:p>317676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3030686239">
            <text:p>3030686239</text:p>
          </table:table-cell>
          <table:table-cell office:value-type="float" office:value="316570">
            <text:p>316570</text:p>
          </table:table-cell>
          <table:table-cell office:value-type="float" office:value="664560">
            <text:p>664560</text:p>
          </table:table-cell>
          <table:table-cell office:value-type="float" office:value="69076">
            <text:p>69076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6860">
            <text:p>1686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6860">
            <text:p>16860</text:p>
          </table:table-cell>
          <table:table-cell table:number-columns-repeated="11" office:value-type="float" office:value="0">
            <text:p>0</text:p>
          </table:table-cell>
          <table:table-cell office:value-type="float" office:value="22528">
            <text:p>22528</text:p>
          </table:table-cell>
          <table:table-cell office:value-type="float" office:value="190060">
            <text:p>190060</text:p>
          </table:table-cell>
          <table:table-cell table:number-columns-repeated="4" office:value-type="float" office:value="0">
            <text:p>0</text:p>
          </table:table-cell>
          <table:table-cell office:value-type="float" office:value="316570">
            <text:p>316570</text:p>
          </table:table-cell>
          <table:table-cell office:value-type="float" office:value="0">
            <text:p>0</text:p>
          </table:table-cell>
          <table:table-cell office:value-type="float" office:value="316570">
            <text:p>316570</text:p>
          </table:table-cell>
          <table:table-cell office:value-type="float" office:value="5175">
            <text:p>5175</text:p>
          </table:table-cell>
          <table:table-cell office:value-type="float" office:value="158285">
            <text:p>158285</text:p>
          </table:table-cell>
          <table:table-cell office:value-type="float" office:value="0">
            <text:p>0</text:p>
          </table:table-cell>
          <table:table-cell office:value-type="float" office:value="105523">
            <text:p>105523</text:p>
          </table:table-cell>
          <table:table-cell office:value-type="float" office:value="5161">
            <text:p>5161</text:p>
          </table:table-cell>
          <table:table-cell office:value-type="float" office:value="105523">
            <text:p>105523</text:p>
          </table:table-cell>
          <table:table-cell office:value-type="float" office:value="316570">
            <text:p>316570</text:p>
          </table:table-cell>
          <table:table-cell office:value-type="float" office:value="52762">
            <text:p>52762</text:p>
          </table:table-cell>
          <table:table-cell office:value-type="float" office:value="308732">
            <text:p>308732</text:p>
          </table:table-cell>
          <table:table-cell office:value-type="float" office:value="211047">
            <text:p>211047</text:p>
          </table:table-cell>
          <table:table-cell office:value-type="float" office:value="316570">
            <text:p>316570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3032485211">
            <text:p>3032485211</text:p>
          </table:table-cell>
          <table:table-cell office:value-type="float" office:value="323287">
            <text:p>323287</text:p>
          </table:table-cell>
          <table:table-cell office:value-type="float" office:value="668874">
            <text:p>668874</text:p>
          </table:table-cell>
          <table:table-cell office:value-type="float" office:value="71501">
            <text:p>71501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8416">
            <text:p>1841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8416">
            <text:p>18416</text:p>
          </table:table-cell>
          <table:table-cell table:number-columns-repeated="11" office:value-type="float" office:value="0">
            <text:p>0</text:p>
          </table:table-cell>
          <table:table-cell office:value-type="float" office:value="24576">
            <text:p>24576</text:p>
          </table:table-cell>
          <table:table-cell table:number-columns-repeated="5" office:value-type="float" office:value="0">
            <text:p>0</text:p>
          </table:table-cell>
          <table:table-cell office:value-type="float" office:value="323287">
            <text:p>323287</text:p>
          </table:table-cell>
          <table:table-cell office:value-type="float" office:value="0">
            <text:p>0</text:p>
          </table:table-cell>
          <table:table-cell office:value-type="float" office:value="323287">
            <text:p>323287</text:p>
          </table:table-cell>
          <table:table-cell office:value-type="float" office:value="5330">
            <text:p>5330</text:p>
          </table:table-cell>
          <table:table-cell office:value-type="float" office:value="161643">
            <text:p>161643</text:p>
          </table:table-cell>
          <table:table-cell office:value-type="float" office:value="0">
            <text:p>0</text:p>
          </table:table-cell>
          <table:table-cell office:value-type="float" office:value="107762">
            <text:p>107762</text:p>
          </table:table-cell>
          <table:table-cell office:value-type="float" office:value="0">
            <text:p>0</text:p>
          </table:table-cell>
          <table:table-cell office:value-type="float" office:value="107762">
            <text:p>107762</text:p>
          </table:table-cell>
          <table:table-cell office:value-type="float" office:value="316441">
            <text:p>316441</text:p>
          </table:table-cell>
          <table:table-cell office:value-type="float" office:value="53881">
            <text:p>53881</text:p>
          </table:table-cell>
          <table:table-cell office:value-type="float" office:value="1549">
            <text:p>1549</text:p>
          </table:table-cell>
          <table:table-cell office:value-type="float" office:value="215525">
            <text:p>215525</text:p>
          </table:table-cell>
          <table:table-cell office:value-type="float" office:value="323287">
            <text:p>323287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3033874361">
            <text:p>3033874361</text:p>
          </table:table-cell>
          <table:table-cell office:value-type="float" office:value="321788">
            <text:p>321788</text:p>
          </table:table-cell>
          <table:table-cell office:value-type="float" office:value="676771">
            <text:p>676771</text:p>
          </table:table-cell>
          <table:table-cell office:value-type="float" office:value="71718">
            <text:p>71718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20492">
            <text:p>2049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0492">
            <text:p>20492</text:p>
          </table:table-cell>
          <table:table-cell table:number-columns-repeated="11" office:value-type="float" office:value="0">
            <text:p>0</text:p>
          </table:table-cell>
          <table:table-cell office:value-type="float" office:value="26624">
            <text:p>26624</text:p>
          </table:table-cell>
          <table:table-cell office:value-type="float" office:value="172468">
            <text:p>172468</text:p>
          </table:table-cell>
          <table:table-cell table:number-columns-repeated="4" office:value-type="float" office:value="0">
            <text:p>0</text:p>
          </table:table-cell>
          <table:table-cell office:value-type="float" office:value="321788">
            <text:p>321788</text:p>
          </table:table-cell>
          <table:table-cell office:value-type="float" office:value="0">
            <text:p>0</text:p>
          </table:table-cell>
          <table:table-cell office:value-type="float" office:value="321788">
            <text:p>321788</text:p>
          </table:table-cell>
          <table:table-cell office:value-type="float" office:value="5736">
            <text:p>5736</text:p>
          </table:table-cell>
          <table:table-cell office:value-type="float" office:value="160894">
            <text:p>160894</text:p>
          </table:table-cell>
          <table:table-cell office:value-type="float" office:value="0">
            <text:p>0</text:p>
          </table:table-cell>
          <table:table-cell office:value-type="float" office:value="107263">
            <text:p>107263</text:p>
          </table:table-cell>
          <table:table-cell office:value-type="float" office:value="0">
            <text:p>0</text:p>
          </table:table-cell>
          <table:table-cell office:value-type="float" office:value="107263">
            <text:p>107263</text:p>
          </table:table-cell>
          <table:table-cell office:value-type="float" office:value="321788">
            <text:p>321788</text:p>
          </table:table-cell>
          <table:table-cell office:value-type="float" office:value="53631">
            <text:p>53631</text:p>
          </table:table-cell>
          <table:table-cell office:value-type="float" office:value="161672">
            <text:p>161672</text:p>
          </table:table-cell>
          <table:table-cell office:value-type="float" office:value="214525">
            <text:p>214525</text:p>
          </table:table-cell>
          <table:table-cell office:value-type="float" office:value="321788">
            <text:p>321788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3035404770">
            <text:p>3035404770</text:p>
          </table:table-cell>
          <table:table-cell office:value-type="float" office:value="324448">
            <text:p>324448</text:p>
          </table:table-cell>
          <table:table-cell office:value-type="float" office:value="676731">
            <text:p>676731</text:p>
          </table:table-cell>
          <table:table-cell office:value-type="float" office:value="73636">
            <text:p>73636</text:p>
          </table:table-cell>
          <table:table-cell table:number-columns-repeated="3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22740">
            <text:p>2274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2740">
            <text:p>22740</text:p>
          </table:table-cell>
          <table:table-cell table:number-columns-repeated="11" office:value-type="float" office:value="0">
            <text:p>0</text:p>
          </table:table-cell>
          <table:table-cell office:value-type="float" office:value="28672">
            <text:p>28672</text:p>
          </table:table-cell>
          <table:table-cell table:number-columns-repeated="5" office:value-type="float" office:value="0">
            <text:p>0</text:p>
          </table:table-cell>
          <table:table-cell office:value-type="float" office:value="324448">
            <text:p>324448</text:p>
          </table:table-cell>
          <table:table-cell office:value-type="float" office:value="0">
            <text:p>0</text:p>
          </table:table-cell>
          <table:table-cell office:value-type="float" office:value="324448">
            <text:p>324448</text:p>
          </table:table-cell>
          <table:table-cell office:value-type="float" office:value="5073">
            <text:p>5073</text:p>
          </table:table-cell>
          <table:table-cell office:value-type="float" office:value="162224">
            <text:p>162224</text:p>
          </table:table-cell>
          <table:table-cell office:value-type="float" office:value="0">
            <text:p>0</text:p>
          </table:table-cell>
          <table:table-cell office:value-type="float" office:value="108150">
            <text:p>108150</text:p>
          </table:table-cell>
          <table:table-cell office:value-type="float" office:value="3910">
            <text:p>3910</text:p>
          </table:table-cell>
          <table:table-cell office:value-type="float" office:value="108149">
            <text:p>108149</text:p>
          </table:table-cell>
          <table:table-cell office:value-type="float" office:value="324448">
            <text:p>324448</text:p>
          </table:table-cell>
          <table:table-cell office:value-type="float" office:value="54075">
            <text:p>54075</text:p>
          </table:table-cell>
          <table:table-cell office:value-type="float" office:value="1578">
            <text:p>1578</text:p>
          </table:table-cell>
          <table:table-cell office:value-type="float" office:value="216298">
            <text:p>216298</text:p>
          </table:table-cell>
          <table:table-cell office:value-type="float" office:value="324448">
            <text:p>324448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3036971761">
            <text:p>3036971761</text:p>
          </table:table-cell>
          <table:table-cell office:value-type="float" office:value="319297">
            <text:p>319297</text:p>
          </table:table-cell>
          <table:table-cell office:value-type="float" office:value="673300">
            <text:p>673300</text:p>
          </table:table-cell>
          <table:table-cell office:value-type="float" office:value="75521">
            <text:p>75521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24576">
            <text:p>2457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4576">
            <text:p>24576</text:p>
          </table:table-cell>
          <table:table-cell table:number-columns-repeated="11" office:value-type="float" office:value="0">
            <text:p>0</text:p>
          </table:table-cell>
          <table:table-cell office:value-type="float" office:value="30720">
            <text:p>30720</text:p>
          </table:table-cell>
          <table:table-cell office:value-type="float" office:value="209388">
            <text:p>209388</text:p>
          </table:table-cell>
          <table:table-cell table:number-columns-repeated="4" office:value-type="float" office:value="0">
            <text:p>0</text:p>
          </table:table-cell>
          <table:table-cell office:value-type="float" office:value="319297">
            <text:p>319297</text:p>
          </table:table-cell>
          <table:table-cell office:value-type="float" office:value="0">
            <text:p>0</text:p>
          </table:table-cell>
          <table:table-cell office:value-type="float" office:value="319297">
            <text:p>319297</text:p>
          </table:table-cell>
          <table:table-cell office:value-type="float" office:value="5418">
            <text:p>5418</text:p>
          </table:table-cell>
          <table:table-cell office:value-type="float" office:value="159648">
            <text:p>159648</text:p>
          </table:table-cell>
          <table:table-cell office:value-type="float" office:value="0">
            <text:p>0</text:p>
          </table:table-cell>
          <table:table-cell office:value-type="float" office:value="106433">
            <text:p>106433</text:p>
          </table:table-cell>
          <table:table-cell office:value-type="float" office:value="2715">
            <text:p>2715</text:p>
          </table:table-cell>
          <table:table-cell office:value-type="float" office:value="106432">
            <text:p>106432</text:p>
          </table:table-cell>
          <table:table-cell office:value-type="float" office:value="319297">
            <text:p>319297</text:p>
          </table:table-cell>
          <table:table-cell office:value-type="float" office:value="53216">
            <text:p>53216</text:p>
          </table:table-cell>
          <table:table-cell office:value-type="float" office:value="1760">
            <text:p>1760</text:p>
          </table:table-cell>
          <table:table-cell office:value-type="float" office:value="212865">
            <text:p>212865</text:p>
          </table:table-cell>
          <table:table-cell office:value-type="float" office:value="319297">
            <text:p>319297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3038788231">
            <text:p>3038788231</text:p>
          </table:table-cell>
          <table:table-cell office:value-type="float" office:value="324130">
            <text:p>324130</text:p>
          </table:table-cell>
          <table:table-cell office:value-type="float" office:value="684869">
            <text:p>684869</text:p>
          </table:table-cell>
          <table:table-cell office:value-type="float" office:value="77126">
            <text:p>77126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26071">
            <text:p>2607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6071">
            <text:p>26071</text:p>
          </table:table-cell>
          <table:table-cell table:number-columns-repeated="11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212612">
            <text:p>212612</text:p>
          </table:table-cell>
          <table:table-cell table:number-columns-repeated="4" office:value-type="float" office:value="0">
            <text:p>0</text:p>
          </table:table-cell>
          <table:table-cell office:value-type="float" office:value="324130">
            <text:p>324130</text:p>
          </table:table-cell>
          <table:table-cell office:value-type="float" office:value="0">
            <text:p>0</text:p>
          </table:table-cell>
          <table:table-cell office:value-type="float" office:value="324130">
            <text:p>324130</text:p>
          </table:table-cell>
          <table:table-cell office:value-type="float" office:value="5128">
            <text:p>5128</text:p>
          </table:table-cell>
          <table:table-cell office:value-type="float" office:value="162065">
            <text:p>162065</text:p>
          </table:table-cell>
          <table:table-cell office:value-type="float" office:value="0">
            <text:p>0</text:p>
          </table:table-cell>
          <table:table-cell office:value-type="float" office:value="108043">
            <text:p>108043</text:p>
          </table:table-cell>
          <table:table-cell office:value-type="float" office:value="2590">
            <text:p>2590</text:p>
          </table:table-cell>
          <table:table-cell office:value-type="float" office:value="108043">
            <text:p>108043</text:p>
          </table:table-cell>
          <table:table-cell office:value-type="float" office:value="324130">
            <text:p>324130</text:p>
          </table:table-cell>
          <table:table-cell office:value-type="float" office:value="54021">
            <text:p>54021</text:p>
          </table:table-cell>
          <table:table-cell office:value-type="float" office:value="3581">
            <text:p>3581</text:p>
          </table:table-cell>
          <table:table-cell office:value-type="float" office:value="216086">
            <text:p>216086</text:p>
          </table:table-cell>
          <table:table-cell office:value-type="float" office:value="324130">
            <text:p>324130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3040369802">
            <text:p>3040369802</text:p>
          </table:table-cell>
          <table:table-cell office:value-type="float" office:value="325486">
            <text:p>325486</text:p>
          </table:table-cell>
          <table:table-cell office:value-type="float" office:value="677337">
            <text:p>677337</text:p>
          </table:table-cell>
          <table:table-cell office:value-type="float" office:value="78654">
            <text:p>78654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27480">
            <text:p>2748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7480">
            <text:p>27480</text:p>
          </table:table-cell>
          <table:table-cell table:number-columns-repeated="11" office:value-type="float" office:value="0">
            <text:p>0</text:p>
          </table:table-cell>
          <table:table-cell office:value-type="float" office:value="34816">
            <text:p>34816</text:p>
          </table:table-cell>
          <table:table-cell office:value-type="float" office:value="209356">
            <text:p>209356</text:p>
          </table:table-cell>
          <table:table-cell table:number-columns-repeated="4" office:value-type="float" office:value="0">
            <text:p>0</text:p>
          </table:table-cell>
          <table:table-cell office:value-type="float" office:value="325486">
            <text:p>325486</text:p>
          </table:table-cell>
          <table:table-cell office:value-type="float" office:value="0">
            <text:p>0</text:p>
          </table:table-cell>
          <table:table-cell office:value-type="float" office:value="325486">
            <text:p>325486</text:p>
          </table:table-cell>
          <table:table-cell office:value-type="float" office:value="5305">
            <text:p>5305</text:p>
          </table:table-cell>
          <table:table-cell office:value-type="float" office:value="162743">
            <text:p>162743</text:p>
          </table:table-cell>
          <table:table-cell office:value-type="float" office:value="0">
            <text:p>0</text:p>
          </table:table-cell>
          <table:table-cell office:value-type="float" office:value="108495">
            <text:p>108495</text:p>
          </table:table-cell>
          <table:table-cell office:value-type="float" office:value="0">
            <text:p>0</text:p>
          </table:table-cell>
          <table:table-cell office:value-type="float" office:value="108495">
            <text:p>108495</text:p>
          </table:table-cell>
          <table:table-cell office:value-type="float" office:value="325486">
            <text:p>325486</text:p>
          </table:table-cell>
          <table:table-cell office:value-type="float" office:value="54248">
            <text:p>54248</text:p>
          </table:table-cell>
          <table:table-cell office:value-type="float" office:value="3723">
            <text:p>3723</text:p>
          </table:table-cell>
          <table:table-cell office:value-type="float" office:value="216991">
            <text:p>216991</text:p>
          </table:table-cell>
          <table:table-cell office:value-type="float" office:value="325486">
            <text:p>325486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3042082474">
            <text:p>3042082474</text:p>
          </table:table-cell>
          <table:table-cell office:value-type="float" office:value="326272">
            <text:p>326272</text:p>
          </table:table-cell>
          <table:table-cell office:value-type="float" office:value="681648">
            <text:p>681648</text:p>
          </table:table-cell>
          <table:table-cell office:value-type="float" office:value="79972">
            <text:p>79972</text:p>
          </table:table-cell>
          <table:table-cell table:number-columns-repeated="3" office:value-type="float" office:value="0">
            <text:p>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29125">
            <text:p>2912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9125">
            <text:p>29125</text:p>
          </table:table-cell>
          <table:table-cell table:number-columns-repeated="11" office:value-type="float" office:value="0">
            <text:p>0</text:p>
          </table:table-cell>
          <table:table-cell office:value-type="float" office:value="36864">
            <text:p>36864</text:p>
          </table:table-cell>
          <table:table-cell office:value-type="float" office:value="215044">
            <text:p>215044</text:p>
          </table:table-cell>
          <table:table-cell table:number-columns-repeated="4" office:value-type="float" office:value="0">
            <text:p>0</text:p>
          </table:table-cell>
          <table:table-cell office:value-type="float" office:value="326272">
            <text:p>326272</text:p>
          </table:table-cell>
          <table:table-cell office:value-type="float" office:value="0">
            <text:p>0</text:p>
          </table:table-cell>
          <table:table-cell office:value-type="float" office:value="326272">
            <text:p>326272</text:p>
          </table:table-cell>
          <table:table-cell office:value-type="float" office:value="5388">
            <text:p>5388</text:p>
          </table:table-cell>
          <table:table-cell office:value-type="float" office:value="163136">
            <text:p>163136</text:p>
          </table:table-cell>
          <table:table-cell office:value-type="float" office:value="0">
            <text:p>0</text:p>
          </table:table-cell>
          <table:table-cell office:value-type="float" office:value="108757">
            <text:p>108757</text:p>
          </table:table-cell>
          <table:table-cell office:value-type="float" office:value="0">
            <text:p>0</text:p>
          </table:table-cell>
          <table:table-cell office:value-type="float" office:value="108757">
            <text:p>108757</text:p>
          </table:table-cell>
          <table:table-cell office:value-type="float" office:value="326272">
            <text:p>326272</text:p>
          </table:table-cell>
          <table:table-cell office:value-type="float" office:value="54379">
            <text:p>54379</text:p>
          </table:table-cell>
          <table:table-cell office:value-type="float" office:value="1944">
            <text:p>1944</text:p>
          </table:table-cell>
          <table:table-cell office:value-type="float" office:value="217514">
            <text:p>217514</text:p>
          </table:table-cell>
          <table:table-cell office:value-type="float" office:value="326272">
            <text:p>326272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3043715267">
            <text:p>3043715267</text:p>
          </table:table-cell>
          <table:table-cell office:value-type="float" office:value="332715">
            <text:p>332715</text:p>
          </table:table-cell>
          <table:table-cell office:value-type="float" office:value="692387">
            <text:p>692387</text:p>
          </table:table-cell>
          <table:table-cell office:value-type="float" office:value="81179">
            <text:p>81179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0632">
            <text:p>3063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0632">
            <text:p>30632</text:p>
          </table:table-cell>
          <table:table-cell table:number-columns-repeated="11" office:value-type="float" office:value="0">
            <text:p>0</text:p>
          </table:table-cell>
          <table:table-cell office:value-type="float" office:value="38912">
            <text:p>38912</text:p>
          </table:table-cell>
          <table:table-cell office:value-type="float" office:value="100192">
            <text:p>100192</text:p>
          </table:table-cell>
          <table:table-cell table:number-columns-repeated="4" office:value-type="float" office:value="0">
            <text:p>0</text:p>
          </table:table-cell>
          <table:table-cell office:value-type="float" office:value="332715">
            <text:p>332715</text:p>
          </table:table-cell>
          <table:table-cell office:value-type="float" office:value="0">
            <text:p>0</text:p>
          </table:table-cell>
          <table:table-cell office:value-type="float" office:value="332715">
            <text:p>332715</text:p>
          </table:table-cell>
          <table:table-cell office:value-type="float" office:value="5824">
            <text:p>5824</text:p>
          </table:table-cell>
          <table:table-cell office:value-type="float" office:value="166358">
            <text:p>166358</text:p>
          </table:table-cell>
          <table:table-cell office:value-type="float" office:value="0">
            <text:p>0</text:p>
          </table:table-cell>
          <table:table-cell office:value-type="float" office:value="110905">
            <text:p>110905</text:p>
          </table:table-cell>
          <table:table-cell office:value-type="float" office:value="0">
            <text:p>0</text:p>
          </table:table-cell>
          <table:table-cell office:value-type="float" office:value="110905">
            <text:p>110905</text:p>
          </table:table-cell>
          <table:table-cell office:value-type="float" office:value="332715">
            <text:p>332715</text:p>
          </table:table-cell>
          <table:table-cell office:value-type="float" office:value="55452">
            <text:p>55452</text:p>
          </table:table-cell>
          <table:table-cell office:value-type="float" office:value="2049">
            <text:p>2049</text:p>
          </table:table-cell>
          <table:table-cell office:value-type="float" office:value="221810">
            <text:p>221810</text:p>
          </table:table-cell>
          <table:table-cell office:value-type="float" office:value="332715">
            <text:p>332715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3045118166">
            <text:p>3045118166</text:p>
          </table:table-cell>
          <table:table-cell office:value-type="float" office:value="334622">
            <text:p>334622</text:p>
          </table:table-cell>
          <table:table-cell office:value-type="float" office:value="698093">
            <text:p>698093</text:p>
          </table:table-cell>
          <table:table-cell office:value-type="float" office:value="83079">
            <text:p>83079</text:p>
          </table:table-cell>
          <table:table-cell table:number-columns-repeated="3"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2283">
            <text:p>3228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2283">
            <text:p>32283</text:p>
          </table:table-cell>
          <table:table-cell table:number-columns-repeated="11" office:value-type="float" office:value="0">
            <text:p>0</text:p>
          </table:table-cell>
          <table:table-cell office:value-type="float" office:value="40960">
            <text:p>40960</text:p>
          </table:table-cell>
          <table:table-cell office:value-type="float" office:value="219104">
            <text:p>219104</text:p>
          </table:table-cell>
          <table:table-cell table:number-columns-repeated="4" office:value-type="float" office:value="0">
            <text:p>0</text:p>
          </table:table-cell>
          <table:table-cell office:value-type="float" office:value="334622">
            <text:p>334622</text:p>
          </table:table-cell>
          <table:table-cell office:value-type="float" office:value="0">
            <text:p>0</text:p>
          </table:table-cell>
          <table:table-cell office:value-type="float" office:value="334622">
            <text:p>334622</text:p>
          </table:table-cell>
          <table:table-cell office:value-type="float" office:value="5381">
            <text:p>5381</text:p>
          </table:table-cell>
          <table:table-cell office:value-type="float" office:value="167311">
            <text:p>167311</text:p>
          </table:table-cell>
          <table:table-cell office:value-type="float" office:value="0">
            <text:p>0</text:p>
          </table:table-cell>
          <table:table-cell office:value-type="float" office:value="111540">
            <text:p>111540</text:p>
          </table:table-cell>
          <table:table-cell office:value-type="float" office:value="0">
            <text:p>0</text:p>
          </table:table-cell>
          <table:table-cell office:value-type="float" office:value="111541">
            <text:p>111541</text:p>
          </table:table-cell>
          <table:table-cell office:value-type="float" office:value="334622">
            <text:p>334622</text:p>
          </table:table-cell>
          <table:table-cell office:value-type="float" office:value="55770">
            <text:p>55770</text:p>
          </table:table-cell>
          <table:table-cell office:value-type="float" office:value="6598">
            <text:p>6598</text:p>
          </table:table-cell>
          <table:table-cell office:value-type="float" office:value="223081">
            <text:p>223081</text:p>
          </table:table-cell>
          <table:table-cell office:value-type="float" office:value="334622">
            <text:p>334622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3046589144">
            <text:p>3046589144</text:p>
          </table:table-cell>
          <table:table-cell office:value-type="float" office:value="333922">
            <text:p>333922</text:p>
          </table:table-cell>
          <table:table-cell office:value-type="float" office:value="704965">
            <text:p>704965</text:p>
          </table:table-cell>
          <table:table-cell office:value-type="float" office:value="84845">
            <text:p>84845</text:p>
          </table:table-cell>
          <table:table-cell table:number-columns-repeated="3"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4774">
            <text:p>3477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table:number-columns-repeated="2" office:value-type="float" office:value="34774">
            <text:p>34774</text:p>
          </table:table-cell>
          <table:table-cell table:number-columns-repeated="11" office:value-type="float" office:value="0">
            <text:p>0</text:p>
          </table:table-cell>
          <table:table-cell office:value-type="float" office:value="43008">
            <text:p>43008</text:p>
          </table:table-cell>
          <table:table-cell office:value-type="float" office:value="221268">
            <text:p>221268</text:p>
          </table:table-cell>
          <table:table-cell table:number-columns-repeated="4" office:value-type="float" office:value="0">
            <text:p>0</text:p>
          </table:table-cell>
          <table:table-cell office:value-type="float" office:value="333922">
            <text:p>333922</text:p>
          </table:table-cell>
          <table:table-cell office:value-type="float" office:value="0">
            <text:p>0</text:p>
          </table:table-cell>
          <table:table-cell office:value-type="float" office:value="333922">
            <text:p>333922</text:p>
          </table:table-cell>
          <table:table-cell office:value-type="float" office:value="5324">
            <text:p>5324</text:p>
          </table:table-cell>
          <table:table-cell office:value-type="float" office:value="166961">
            <text:p>166961</text:p>
          </table:table-cell>
          <table:table-cell office:value-type="float" office:value="0">
            <text:p>0</text:p>
          </table:table-cell>
          <table:table-cell office:value-type="float" office:value="111307">
            <text:p>111307</text:p>
          </table:table-cell>
          <table:table-cell office:value-type="float" office:value="0">
            <text:p>0</text:p>
          </table:table-cell>
          <table:table-cell office:value-type="float" office:value="111307">
            <text:p>111307</text:p>
          </table:table-cell>
          <table:table-cell office:value-type="float" office:value="333922">
            <text:p>333922</text:p>
          </table:table-cell>
          <table:table-cell office:value-type="float" office:value="55653">
            <text:p>55653</text:p>
          </table:table-cell>
          <table:table-cell office:value-type="float" office:value="172714">
            <text:p>172714</text:p>
          </table:table-cell>
          <table:table-cell office:value-type="float" office:value="222615">
            <text:p>222615</text:p>
          </table:table-cell>
          <table:table-cell office:value-type="float" office:value="333922">
            <text:p>333922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3048100075">
            <text:p>3048100075</text:p>
          </table:table-cell>
          <table:table-cell office:value-type="float" office:value="336744">
            <text:p>336744</text:p>
          </table:table-cell>
          <table:table-cell office:value-type="float" office:value="709086">
            <text:p>709086</text:p>
          </table:table-cell>
          <table:table-cell office:value-type="float" office:value="85933">
            <text:p>85933</text:p>
          </table:table-cell>
          <table:table-cell table:number-columns-repeated="3"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37674">
            <text:p>37674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table:number-columns-repeated="2" office:value-type="float" office:value="37674">
            <text:p>37674</text:p>
          </table:table-cell>
          <table:table-cell table:number-columns-repeated="11" office:value-type="float" office:value="0">
            <text:p>0</text:p>
          </table:table-cell>
          <table:table-cell office:value-type="float" office:value="45056">
            <text:p>45056</text:p>
          </table:table-cell>
          <table:table-cell office:value-type="float" office:value="222608">
            <text:p>222608</text:p>
          </table:table-cell>
          <table:table-cell table:number-columns-repeated="4" office:value-type="float" office:value="0">
            <text:p>0</text:p>
          </table:table-cell>
          <table:table-cell office:value-type="float" office:value="336744">
            <text:p>336744</text:p>
          </table:table-cell>
          <table:table-cell office:value-type="float" office:value="0">
            <text:p>0</text:p>
          </table:table-cell>
          <table:table-cell office:value-type="float" office:value="336744">
            <text:p>336744</text:p>
          </table:table-cell>
          <table:table-cell office:value-type="float" office:value="5420">
            <text:p>5420</text:p>
          </table:table-cell>
          <table:table-cell office:value-type="float" office:value="168372">
            <text:p>168372</text:p>
          </table:table-cell>
          <table:table-cell office:value-type="float" office:value="0">
            <text:p>0</text:p>
          </table:table-cell>
          <table:table-cell office:value-type="float" office:value="112248">
            <text:p>112248</text:p>
          </table:table-cell>
          <table:table-cell office:value-type="float" office:value="0">
            <text:p>0</text:p>
          </table:table-cell>
          <table:table-cell office:value-type="float" office:value="112248">
            <text:p>112248</text:p>
          </table:table-cell>
          <table:table-cell office:value-type="float" office:value="336744">
            <text:p>336744</text:p>
          </table:table-cell>
          <table:table-cell office:value-type="float" office:value="56124">
            <text:p>56124</text:p>
          </table:table-cell>
          <table:table-cell office:value-type="float" office:value="4435">
            <text:p>4435</text:p>
          </table:table-cell>
          <table:table-cell office:value-type="float" office:value="224496">
            <text:p>224496</text:p>
          </table:table-cell>
          <table:table-cell office:value-type="float" office:value="336744">
            <text:p>336744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3049696377">
            <text:p>3049696377</text:p>
          </table:table-cell>
          <table:table-cell office:value-type="float" office:value="335962">
            <text:p>335962</text:p>
          </table:table-cell>
          <table:table-cell office:value-type="float" office:value="714746">
            <text:p>714746</text:p>
          </table:table-cell>
          <table:table-cell office:value-type="float" office:value="87148">
            <text:p>87148</text:p>
          </table:table-cell>
          <table:table-cell table:number-columns-repeated="3" office:value-type="float" office:value="0">
            <text:p>0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40510">
            <text:p>40510</text:p>
          </table:table-cell>
          <table:table-cell office:value-type="float" office:value="88">
            <text:p>88</text:p>
          </table:table-cell>
          <table:table-cell office:value-type="float" office:value="96">
            <text:p>96</text:p>
          </table:table-cell>
          <table:table-cell table:number-columns-repeated="2" office:value-type="float" office:value="40510">
            <text:p>40510</text:p>
          </table:table-cell>
          <table:table-cell table:number-columns-repeated="11" office:value-type="float" office:value="0">
            <text:p>0</text:p>
          </table:table-cell>
          <table:table-cell office:value-type="float" office:value="47104">
            <text:p>47104</text:p>
          </table:table-cell>
          <table:table-cell office:value-type="float" office:value="222052">
            <text:p>222052</text:p>
          </table:table-cell>
          <table:table-cell table:number-columns-repeated="4" office:value-type="float" office:value="0">
            <text:p>0</text:p>
          </table:table-cell>
          <table:table-cell office:value-type="float" office:value="335962">
            <text:p>335962</text:p>
          </table:table-cell>
          <table:table-cell office:value-type="float" office:value="0">
            <text:p>0</text:p>
          </table:table-cell>
          <table:table-cell office:value-type="float" office:value="335962">
            <text:p>335962</text:p>
          </table:table-cell>
          <table:table-cell office:value-type="float" office:value="5249">
            <text:p>5249</text:p>
          </table:table-cell>
          <table:table-cell office:value-type="float" office:value="167980">
            <text:p>167980</text:p>
          </table:table-cell>
          <table:table-cell office:value-type="float" office:value="0">
            <text:p>0</text:p>
          </table:table-cell>
          <table:table-cell office:value-type="float" office:value="111987">
            <text:p>111987</text:p>
          </table:table-cell>
          <table:table-cell office:value-type="float" office:value="0">
            <text:p>0</text:p>
          </table:table-cell>
          <table:table-cell office:value-type="float" office:value="111987">
            <text:p>111987</text:p>
          </table:table-cell>
          <table:table-cell office:value-type="float" office:value="335962">
            <text:p>335962</text:p>
          </table:table-cell>
          <table:table-cell office:value-type="float" office:value="55993">
            <text:p>55993</text:p>
          </table:table-cell>
          <table:table-cell office:value-type="float" office:value="162583">
            <text:p>162583</text:p>
          </table:table-cell>
          <table:table-cell office:value-type="float" office:value="223975">
            <text:p>223975</text:p>
          </table:table-cell>
          <table:table-cell office:value-type="float" office:value="335962">
            <text:p>335962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3051362555">
            <text:p>3051362555</text:p>
          </table:table-cell>
          <table:table-cell office:value-type="float" office:value="335088">
            <text:p>335088</text:p>
          </table:table-cell>
          <table:table-cell office:value-type="float" office:value="706841">
            <text:p>706841</text:p>
          </table:table-cell>
          <table:table-cell office:value-type="float" office:value="89234">
            <text:p>89234</text:p>
          </table:table-cell>
          <table:table-cell table:number-columns-repeated="3"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42522">
            <text:p>42522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table:number-columns-repeated="2" office:value-type="float" office:value="42522">
            <text:p>42522</text:p>
          </table:table-cell>
          <table:table-cell table:number-columns-repeated="11" office:value-type="float" office:value="0">
            <text:p>0</text:p>
          </table:table-cell>
          <table:table-cell office:value-type="float" office:value="49152">
            <text:p>49152</text:p>
          </table:table-cell>
          <table:table-cell office:value-type="float" office:value="95368">
            <text:p>95368</text:p>
          </table:table-cell>
          <table:table-cell table:number-columns-repeated="4" office:value-type="float" office:value="0">
            <text:p>0</text:p>
          </table:table-cell>
          <table:table-cell office:value-type="float" office:value="335088">
            <text:p>335088</text:p>
          </table:table-cell>
          <table:table-cell office:value-type="float" office:value="0">
            <text:p>0</text:p>
          </table:table-cell>
          <table:table-cell office:value-type="float" office:value="335088">
            <text:p>335088</text:p>
          </table:table-cell>
          <table:table-cell office:value-type="float" office:value="5250">
            <text:p>5250</text:p>
          </table:table-cell>
          <table:table-cell office:value-type="float" office:value="167544">
            <text:p>167544</text:p>
          </table:table-cell>
          <table:table-cell office:value-type="float" office:value="0">
            <text:p>0</text:p>
          </table:table-cell>
          <table:table-cell office:value-type="float" office:value="111696">
            <text:p>111696</text:p>
          </table:table-cell>
          <table:table-cell office:value-type="float" office:value="0">
            <text:p>0</text:p>
          </table:table-cell>
          <table:table-cell office:value-type="float" office:value="111696">
            <text:p>111696</text:p>
          </table:table-cell>
          <table:table-cell office:value-type="float" office:value="335088">
            <text:p>335088</text:p>
          </table:table-cell>
          <table:table-cell office:value-type="float" office:value="55847">
            <text:p>55847</text:p>
          </table:table-cell>
          <table:table-cell office:value-type="float" office:value="2297">
            <text:p>2297</text:p>
          </table:table-cell>
          <table:table-cell office:value-type="float" office:value="223392">
            <text:p>223392</text:p>
          </table:table-cell>
          <table:table-cell office:value-type="float" office:value="335088">
            <text:p>335088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3052780900">
            <text:p>3052780900</text:p>
          </table:table-cell>
          <table:table-cell office:value-type="float" office:value="338328">
            <text:p>338328</text:p>
          </table:table-cell>
          <table:table-cell office:value-type="float" office:value="718448">
            <text:p>718448</text:p>
          </table:table-cell>
          <table:table-cell office:value-type="float" office:value="90304">
            <text:p>90304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44006">
            <text:p>44006</text:p>
          </table:table-cell>
          <table:table-cell office:value-type="float" office:value="145">
            <text:p>145</text:p>
          </table:table-cell>
          <table:table-cell office:value-type="float" office:value="144">
            <text:p>144</text:p>
          </table:table-cell>
          <table:table-cell table:number-columns-repeated="2" office:value-type="float" office:value="44006">
            <text:p>44006</text:p>
          </table:table-cell>
          <table:table-cell table:number-columns-repeated="11" office:value-type="float" office:value="0">
            <text:p>0</text:p>
          </table:table-cell>
          <table:table-cell office:value-type="float" office:value="51200">
            <text:p>51200</text:p>
          </table:table-cell>
          <table:table-cell office:value-type="float" office:value="225276">
            <text:p>225276</text:p>
          </table:table-cell>
          <table:table-cell table:number-columns-repeated="4" office:value-type="float" office:value="0">
            <text:p>0</text:p>
          </table:table-cell>
          <table:table-cell office:value-type="float" office:value="338328">
            <text:p>338328</text:p>
          </table:table-cell>
          <table:table-cell office:value-type="float" office:value="0">
            <text:p>0</text:p>
          </table:table-cell>
          <table:table-cell office:value-type="float" office:value="338328">
            <text:p>338328</text:p>
          </table:table-cell>
          <table:table-cell office:value-type="float" office:value="5333">
            <text:p>5333</text:p>
          </table:table-cell>
          <table:table-cell office:value-type="float" office:value="169164">
            <text:p>169164</text:p>
          </table:table-cell>
          <table:table-cell office:value-type="float" office:value="0">
            <text:p>0</text:p>
          </table:table-cell>
          <table:table-cell office:value-type="float" office:value="112776">
            <text:p>112776</text:p>
          </table:table-cell>
          <table:table-cell office:value-type="float" office:value="0">
            <text:p>0</text:p>
          </table:table-cell>
          <table:table-cell office:value-type="float" office:value="112776">
            <text:p>112776</text:p>
          </table:table-cell>
          <table:table-cell office:value-type="float" office:value="337704">
            <text:p>337704</text:p>
          </table:table-cell>
          <table:table-cell office:value-type="float" office:value="56388">
            <text:p>56388</text:p>
          </table:table-cell>
          <table:table-cell office:value-type="float" office:value="2878">
            <text:p>2878</text:p>
          </table:table-cell>
          <table:table-cell office:value-type="float" office:value="225552">
            <text:p>225552</text:p>
          </table:table-cell>
          <table:table-cell office:value-type="float" office:value="338328">
            <text:p>338328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3054293236">
            <text:p>3054293236</text:p>
          </table:table-cell>
          <table:table-cell office:value-type="float" office:value="346549">
            <text:p>346549</text:p>
          </table:table-cell>
          <table:table-cell office:value-type="float" office:value="729043">
            <text:p>729043</text:p>
          </table:table-cell>
          <table:table-cell office:value-type="float" office:value="91816">
            <text:p>91816</text:p>
          </table:table-cell>
          <table:table-cell table:number-columns-repeated="3" office:value-type="float" office:value="0">
            <text:p>0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45696">
            <text:p>45696</text:p>
          </table:table-cell>
          <table:table-cell office:value-type="float" office:value="133">
            <text:p>133</text:p>
          </table:table-cell>
          <table:table-cell office:value-type="float" office:value="155">
            <text:p>155</text:p>
          </table:table-cell>
          <table:table-cell table:number-columns-repeated="2" office:value-type="float" office:value="45696">
            <text:p>45696</text:p>
          </table:table-cell>
          <table:table-cell table:number-columns-repeated="11" office:value-type="float" office:value="0">
            <text:p>0</text:p>
          </table:table-cell>
          <table:table-cell office:value-type="float" office:value="53248">
            <text:p>53248</text:p>
          </table:table-cell>
          <table:table-cell office:value-type="float" office:value="200964">
            <text:p>200964</text:p>
          </table:table-cell>
          <table:table-cell table:number-columns-repeated="4" office:value-type="float" office:value="0">
            <text:p>0</text:p>
          </table:table-cell>
          <table:table-cell office:value-type="float" office:value="346549">
            <text:p>346549</text:p>
          </table:table-cell>
          <table:table-cell office:value-type="float" office:value="0">
            <text:p>0</text:p>
          </table:table-cell>
          <table:table-cell office:value-type="float" office:value="346549">
            <text:p>346549</text:p>
          </table:table-cell>
          <table:table-cell office:value-type="float" office:value="5565">
            <text:p>5565</text:p>
          </table:table-cell>
          <table:table-cell office:value-type="float" office:value="173274">
            <text:p>173274</text:p>
          </table:table-cell>
          <table:table-cell office:value-type="float" office:value="0">
            <text:p>0</text:p>
          </table:table-cell>
          <table:table-cell office:value-type="float" office:value="115516">
            <text:p>115516</text:p>
          </table:table-cell>
          <table:table-cell office:value-type="float" office:value="0">
            <text:p>0</text:p>
          </table:table-cell>
          <table:table-cell office:value-type="float" office:value="115516">
            <text:p>115516</text:p>
          </table:table-cell>
          <table:table-cell office:value-type="float" office:value="346549">
            <text:p>346549</text:p>
          </table:table-cell>
          <table:table-cell office:value-type="float" office:value="57758">
            <text:p>57758</text:p>
          </table:table-cell>
          <table:table-cell office:value-type="float" office:value="2473">
            <text:p>2473</text:p>
          </table:table-cell>
          <table:table-cell office:value-type="float" office:value="231033">
            <text:p>231033</text:p>
          </table:table-cell>
          <table:table-cell office:value-type="float" office:value="346549">
            <text:p>346549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3055824666">
            <text:p>3055824666</text:p>
          </table:table-cell>
          <table:table-cell office:value-type="float" office:value="346100">
            <text:p>346100</text:p>
          </table:table-cell>
          <table:table-cell office:value-type="float" office:value="734754">
            <text:p>734754</text:p>
          </table:table-cell>
          <table:table-cell office:value-type="float" office:value="93980">
            <text:p>93980</text:p>
          </table:table-cell>
          <table:table-cell table:number-columns-repeated="3" office:value-type="float" office:value="0">
            <text:p>0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47585">
            <text:p>47585</text:p>
          </table:table-cell>
          <table:table-cell office:value-type="float" office:value="146">
            <text:p>146</text:p>
          </table:table-cell>
          <table:table-cell office:value-type="float" office:value="142">
            <text:p>142</text:p>
          </table:table-cell>
          <table:table-cell table:number-columns-repeated="2" office:value-type="float" office:value="47585">
            <text:p>47585</text:p>
          </table:table-cell>
          <table:table-cell table:number-columns-repeated="11" office:value-type="float" office:value="0">
            <text:p>0</text:p>
          </table:table-cell>
          <table:table-cell office:value-type="float" office:value="55296">
            <text:p>55296</text:p>
          </table:table-cell>
          <table:table-cell table:number-columns-repeated="5" office:value-type="float" office:value="0">
            <text:p>0</text:p>
          </table:table-cell>
          <table:table-cell office:value-type="float" office:value="346100">
            <text:p>346100</text:p>
          </table:table-cell>
          <table:table-cell office:value-type="float" office:value="0">
            <text:p>0</text:p>
          </table:table-cell>
          <table:table-cell office:value-type="float" office:value="346100">
            <text:p>346100</text:p>
          </table:table-cell>
          <table:table-cell office:value-type="float" office:value="5541">
            <text:p>5541</text:p>
          </table:table-cell>
          <table:table-cell office:value-type="float" office:value="173049">
            <text:p>173049</text:p>
          </table:table-cell>
          <table:table-cell office:value-type="float" office:value="0">
            <text:p>0</text:p>
          </table:table-cell>
          <table:table-cell office:value-type="float" office:value="115367">
            <text:p>115367</text:p>
          </table:table-cell>
          <table:table-cell office:value-type="float" office:value="0">
            <text:p>0</text:p>
          </table:table-cell>
          <table:table-cell office:value-type="float" office:value="115367">
            <text:p>115367</text:p>
          </table:table-cell>
          <table:table-cell office:value-type="float" office:value="346100">
            <text:p>346100</text:p>
          </table:table-cell>
          <table:table-cell office:value-type="float" office:value="57683">
            <text:p>57683</text:p>
          </table:table-cell>
          <table:table-cell office:value-type="float" office:value="2561">
            <text:p>2561</text:p>
          </table:table-cell>
          <table:table-cell office:value-type="float" office:value="230734">
            <text:p>230734</text:p>
          </table:table-cell>
          <table:table-cell office:value-type="float" office:value="346100">
            <text:p>346100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3057450821">
            <text:p>3057450821</text:p>
          </table:table-cell>
          <table:table-cell office:value-type="float" office:value="368255">
            <text:p>368255</text:p>
          </table:table-cell>
          <table:table-cell office:value-type="float" office:value="782500">
            <text:p>782500</text:p>
          </table:table-cell>
          <table:table-cell office:value-type="float" office:value="95474">
            <text:p>95474</text:p>
          </table:table-cell>
          <table:table-cell table:number-columns-repeated="3"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49522">
            <text:p>49522</text:p>
          </table:table-cell>
          <table:table-cell office:value-type="float" office:value="157">
            <text:p>157</text:p>
          </table:table-cell>
          <table:table-cell office:value-type="float" office:value="160">
            <text:p>160</text:p>
          </table:table-cell>
          <table:table-cell table:number-columns-repeated="2" office:value-type="float" office:value="49522">
            <text:p>49522</text:p>
          </table:table-cell>
          <table:table-cell table:number-columns-repeated="11" office:value-type="float" office:value="0">
            <text:p>0</text:p>
          </table:table-cell>
          <table:table-cell office:value-type="float" office:value="57344">
            <text:p>57344</text:p>
          </table:table-cell>
          <table:table-cell office:value-type="float" office:value="210100">
            <text:p>210100</text:p>
          </table:table-cell>
          <table:table-cell table:number-columns-repeated="4" office:value-type="float" office:value="0">
            <text:p>0</text:p>
          </table:table-cell>
          <table:table-cell office:value-type="float" office:value="368255">
            <text:p>368255</text:p>
          </table:table-cell>
          <table:table-cell office:value-type="float" office:value="0">
            <text:p>0</text:p>
          </table:table-cell>
          <table:table-cell office:value-type="float" office:value="368255">
            <text:p>368255</text:p>
          </table:table-cell>
          <table:table-cell office:value-type="float" office:value="5912">
            <text:p>5912</text:p>
          </table:table-cell>
          <table:table-cell office:value-type="float" office:value="184128">
            <text:p>184128</text:p>
          </table:table-cell>
          <table:table-cell office:value-type="float" office:value="0">
            <text:p>0</text:p>
          </table:table-cell>
          <table:table-cell office:value-type="float" office:value="122751">
            <text:p>122751</text:p>
          </table:table-cell>
          <table:table-cell office:value-type="float" office:value="0">
            <text:p>0</text:p>
          </table:table-cell>
          <table:table-cell office:value-type="float" office:value="122752">
            <text:p>122752</text:p>
          </table:table-cell>
          <table:table-cell office:value-type="float" office:value="351245">
            <text:p>351245</text:p>
          </table:table-cell>
          <table:table-cell office:value-type="float" office:value="61376">
            <text:p>61376</text:p>
          </table:table-cell>
          <table:table-cell office:value-type="float" office:value="173096">
            <text:p>173096</text:p>
          </table:table-cell>
          <table:table-cell office:value-type="float" office:value="245503">
            <text:p>245503</text:p>
          </table:table-cell>
          <table:table-cell office:value-type="float" office:value="368255">
            <text:p>368255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3058912126">
            <text:p>3058912126</text:p>
          </table:table-cell>
          <table:table-cell office:value-type="float" office:value="344981">
            <text:p>344981</text:p>
          </table:table-cell>
          <table:table-cell office:value-type="float" office:value="739327">
            <text:p>739327</text:p>
          </table:table-cell>
          <table:table-cell office:value-type="float" office:value="97245">
            <text:p>97245</text:p>
          </table:table-cell>
          <table:table-cell table:number-columns-repeated="3" office:value-type="float" office:value="0">
            <text:p>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51706">
            <text:p>51706</text:p>
          </table:table-cell>
          <table:table-cell office:value-type="float" office:value="180">
            <text:p>180</text:p>
          </table:table-cell>
          <table:table-cell office:value-type="float" office:value="222">
            <text:p>222</text:p>
          </table:table-cell>
          <table:table-cell table:number-columns-repeated="2" office:value-type="float" office:value="51706">
            <text:p>51706</text:p>
          </table:table-cell>
          <table:table-cell table:number-columns-repeated="11" office:value-type="float" office:value="0">
            <text:p>0</text:p>
          </table:table-cell>
          <table:table-cell office:value-type="float" office:value="59392">
            <text:p>59392</text:p>
          </table:table-cell>
          <table:table-cell office:value-type="float" office:value="223812">
            <text:p>223812</text:p>
          </table:table-cell>
          <table:table-cell table:number-columns-repeated="4" office:value-type="float" office:value="0">
            <text:p>0</text:p>
          </table:table-cell>
          <table:table-cell office:value-type="float" office:value="344981">
            <text:p>344981</text:p>
          </table:table-cell>
          <table:table-cell office:value-type="float" office:value="0">
            <text:p>0</text:p>
          </table:table-cell>
          <table:table-cell office:value-type="float" office:value="344981">
            <text:p>344981</text:p>
          </table:table-cell>
          <table:table-cell office:value-type="float" office:value="5679">
            <text:p>5679</text:p>
          </table:table-cell>
          <table:table-cell office:value-type="float" office:value="172490">
            <text:p>172490</text:p>
          </table:table-cell>
          <table:table-cell office:value-type="float" office:value="0">
            <text:p>0</text:p>
          </table:table-cell>
          <table:table-cell office:value-type="float" office:value="114993">
            <text:p>114993</text:p>
          </table:table-cell>
          <table:table-cell office:value-type="float" office:value="0">
            <text:p>0</text:p>
          </table:table-cell>
          <table:table-cell office:value-type="float" office:value="114993">
            <text:p>114993</text:p>
          </table:table-cell>
          <table:table-cell office:value-type="float" office:value="344981">
            <text:p>344981</text:p>
          </table:table-cell>
          <table:table-cell office:value-type="float" office:value="57496">
            <text:p>57496</text:p>
          </table:table-cell>
          <table:table-cell office:value-type="float" office:value="5962">
            <text:p>5962</text:p>
          </table:table-cell>
          <table:table-cell office:value-type="float" office:value="229987">
            <text:p>229987</text:p>
          </table:table-cell>
          <table:table-cell office:value-type="float" office:value="344981">
            <text:p>344981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3060444092">
            <text:p>3060444092</text:p>
          </table:table-cell>
          <table:table-cell office:value-type="float" office:value="350608">
            <text:p>350608</text:p>
          </table:table-cell>
          <table:table-cell office:value-type="float" office:value="747240">
            <text:p>747240</text:p>
          </table:table-cell>
          <table:table-cell office:value-type="float" office:value="99116">
            <text:p>99116</text:p>
          </table:table-cell>
          <table:table-cell table:number-columns-repeated="3"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53889">
            <text:p>53889</text:p>
          </table:table-cell>
          <table:table-cell office:value-type="float" office:value="186">
            <text:p>186</text:p>
          </table:table-cell>
          <table:table-cell office:value-type="float" office:value="181">
            <text:p>181</text:p>
          </table:table-cell>
          <table:table-cell table:number-columns-repeated="2" office:value-type="float" office:value="53889">
            <text:p>53889</text:p>
          </table:table-cell>
          <table:table-cell table:number-columns-repeated="11" office:value-type="float" office:value="0">
            <text:p>0</text:p>
          </table:table-cell>
          <table:table-cell office:value-type="float" office:value="61440">
            <text:p>61440</text:p>
          </table:table-cell>
          <table:table-cell office:value-type="float" office:value="235028">
            <text:p>235028</text:p>
          </table:table-cell>
          <table:table-cell table:number-columns-repeated="4" office:value-type="float" office:value="0">
            <text:p>0</text:p>
          </table:table-cell>
          <table:table-cell office:value-type="float" office:value="350608">
            <text:p>350608</text:p>
          </table:table-cell>
          <table:table-cell office:value-type="float" office:value="0">
            <text:p>0</text:p>
          </table:table-cell>
          <table:table-cell office:value-type="float" office:value="350608">
            <text:p>350608</text:p>
          </table:table-cell>
          <table:table-cell office:value-type="float" office:value="5733">
            <text:p>5733</text:p>
          </table:table-cell>
          <table:table-cell office:value-type="float" office:value="175304">
            <text:p>175304</text:p>
          </table:table-cell>
          <table:table-cell office:value-type="float" office:value="0">
            <text:p>0</text:p>
          </table:table-cell>
          <table:table-cell office:value-type="float" office:value="116869">
            <text:p>116869</text:p>
          </table:table-cell>
          <table:table-cell office:value-type="float" office:value="0">
            <text:p>0</text:p>
          </table:table-cell>
          <table:table-cell office:value-type="float" office:value="116869">
            <text:p>116869</text:p>
          </table:table-cell>
          <table:table-cell office:value-type="float" office:value="350608">
            <text:p>350608</text:p>
          </table:table-cell>
          <table:table-cell office:value-type="float" office:value="58435">
            <text:p>58435</text:p>
          </table:table-cell>
          <table:table-cell office:value-type="float" office:value="181903">
            <text:p>181903</text:p>
          </table:table-cell>
          <table:table-cell office:value-type="float" office:value="233738">
            <text:p>233738</text:p>
          </table:table-cell>
          <table:table-cell office:value-type="float" office:value="350608">
            <text:p>350608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3061881506">
            <text:p>3061881506</text:p>
          </table:table-cell>
          <table:table-cell office:value-type="float" office:value="344769">
            <text:p>344769</text:p>
          </table:table-cell>
          <table:table-cell office:value-type="float" office:value="736935">
            <text:p>736935</text:p>
          </table:table-cell>
          <table:table-cell office:value-type="float" office:value="100391">
            <text:p>100391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56360">
            <text:p>56360</text:p>
          </table:table-cell>
          <table:table-cell office:value-type="float" office:value="177">
            <text:p>177</text:p>
          </table:table-cell>
          <table:table-cell office:value-type="float" office:value="166">
            <text:p>166</text:p>
          </table:table-cell>
          <table:table-cell table:number-columns-repeated="2" office:value-type="float" office:value="56360">
            <text:p>56360</text:p>
          </table:table-cell>
          <table:table-cell table:number-columns-repeated="11" office:value-type="float" office:value="0">
            <text:p>0</text:p>
          </table:table-cell>
          <table:table-cell office:value-type="float" office:value="63488">
            <text:p>63488</text:p>
          </table:table-cell>
          <table:table-cell office:value-type="float" office:value="231856">
            <text:p>231856</text:p>
          </table:table-cell>
          <table:table-cell table:number-columns-repeated="4" office:value-type="float" office:value="0">
            <text:p>0</text:p>
          </table:table-cell>
          <table:table-cell office:value-type="float" office:value="344769">
            <text:p>344769</text:p>
          </table:table-cell>
          <table:table-cell office:value-type="float" office:value="0">
            <text:p>0</text:p>
          </table:table-cell>
          <table:table-cell office:value-type="float" office:value="344769">
            <text:p>344769</text:p>
          </table:table-cell>
          <table:table-cell office:value-type="float" office:value="5387">
            <text:p>5387</text:p>
          </table:table-cell>
          <table:table-cell office:value-type="float" office:value="172384">
            <text:p>172384</text:p>
          </table:table-cell>
          <table:table-cell office:value-type="float" office:value="0">
            <text:p>0</text:p>
          </table:table-cell>
          <table:table-cell office:value-type="float" office:value="114923">
            <text:p>114923</text:p>
          </table:table-cell>
          <table:table-cell office:value-type="float" office:value="6729">
            <text:p>6729</text:p>
          </table:table-cell>
          <table:table-cell office:value-type="float" office:value="114923">
            <text:p>114923</text:p>
          </table:table-cell>
          <table:table-cell office:value-type="float" office:value="344769">
            <text:p>344769</text:p>
          </table:table-cell>
          <table:table-cell office:value-type="float" office:value="57461">
            <text:p>57461</text:p>
          </table:table-cell>
          <table:table-cell office:value-type="float" office:value="2978">
            <text:p>2978</text:p>
          </table:table-cell>
          <table:table-cell office:value-type="float" office:value="229846">
            <text:p>229846</text:p>
          </table:table-cell>
          <table:table-cell office:value-type="float" office:value="344769">
            <text:p>344769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3063381089">
            <text:p>3063381089</text:p>
          </table:table-cell>
          <table:table-cell office:value-type="float" office:value="351400">
            <text:p>351400</text:p>
          </table:table-cell>
          <table:table-cell office:value-type="float" office:value="758111">
            <text:p>758111</text:p>
          </table:table-cell>
          <table:table-cell office:value-type="float" office:value="102310">
            <text:p>102310</text:p>
          </table:table-cell>
          <table:table-cell table:number-columns-repeated="3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58703">
            <text:p>58703</text:p>
          </table:table-cell>
          <table:table-cell office:value-type="float" office:value="207">
            <text:p>207</text:p>
          </table:table-cell>
          <table:table-cell office:value-type="float" office:value="235">
            <text:p>235</text:p>
          </table:table-cell>
          <table:table-cell table:number-columns-repeated="2" office:value-type="float" office:value="58703">
            <text:p>58703</text:p>
          </table:table-cell>
          <table:table-cell table:number-columns-repeated="11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239348">
            <text:p>239348</text:p>
          </table:table-cell>
          <table:table-cell table:number-columns-repeated="4" office:value-type="float" office:value="0">
            <text:p>0</text:p>
          </table:table-cell>
          <table:table-cell office:value-type="float" office:value="351400">
            <text:p>351400</text:p>
          </table:table-cell>
          <table:table-cell office:value-type="float" office:value="0">
            <text:p>0</text:p>
          </table:table-cell>
          <table:table-cell office:value-type="float" office:value="351400">
            <text:p>351400</text:p>
          </table:table-cell>
          <table:table-cell office:value-type="float" office:value="6180">
            <text:p>6180</text:p>
          </table:table-cell>
          <table:table-cell office:value-type="float" office:value="175700">
            <text:p>175700</text:p>
          </table:table-cell>
          <table:table-cell office:value-type="float" office:value="0">
            <text:p>0</text:p>
          </table:table-cell>
          <table:table-cell office:value-type="float" office:value="117133">
            <text:p>117133</text:p>
          </table:table-cell>
          <table:table-cell office:value-type="float" office:value="5406">
            <text:p>5406</text:p>
          </table:table-cell>
          <table:table-cell office:value-type="float" office:value="117133">
            <text:p>117133</text:p>
          </table:table-cell>
          <table:table-cell office:value-type="float" office:value="351400">
            <text:p>351400</text:p>
          </table:table-cell>
          <table:table-cell office:value-type="float" office:value="58566">
            <text:p>58566</text:p>
          </table:table-cell>
          <table:table-cell office:value-type="float" office:value="12279">
            <text:p>12279</text:p>
          </table:table-cell>
          <table:table-cell office:value-type="float" office:value="234267">
            <text:p>234267</text:p>
          </table:table-cell>
          <table:table-cell office:value-type="float" office:value="351400">
            <text:p>351400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3064882239">
            <text:p>3064882239</text:p>
          </table:table-cell>
          <table:table-cell office:value-type="float" office:value="389340">
            <text:p>389340</text:p>
          </table:table-cell>
          <table:table-cell office:value-type="float" office:value="871609">
            <text:p>871609</text:p>
          </table:table-cell>
          <table:table-cell office:value-type="float" office:value="133910">
            <text:p>133910</text:p>
          </table:table-cell>
          <table:table-cell table:number-columns-repeated="3" office:value-type="float" office:value="0">
            <text:p>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28952">
            <text:p>128952</text:p>
          </table:table-cell>
          <table:table-cell office:value-type="float" office:value="651">
            <text:p>651</text:p>
          </table:table-cell>
          <table:table-cell office:value-type="float" office:value="668">
            <text:p>668</text:p>
          </table:table-cell>
          <table:table-cell table:number-columns-repeated="2" office:value-type="float" office:value="128952">
            <text:p>128952</text:p>
          </table:table-cell>
          <table:table-cell table:number-columns-repeated="11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247168">
            <text:p>247168</text:p>
          </table:table-cell>
          <table:table-cell table:number-columns-repeated="4" office:value-type="float" office:value="0">
            <text:p>0</text:p>
          </table:table-cell>
          <table:table-cell office:value-type="float" office:value="389340">
            <text:p>389340</text:p>
          </table:table-cell>
          <table:table-cell office:value-type="float" office:value="0">
            <text:p>0</text:p>
          </table:table-cell>
          <table:table-cell office:value-type="float" office:value="389340">
            <text:p>389340</text:p>
          </table:table-cell>
          <table:table-cell office:value-type="float" office:value="6614">
            <text:p>6614</text:p>
          </table:table-cell>
          <table:table-cell office:value-type="float" office:value="194670">
            <text:p>194670</text:p>
          </table:table-cell>
          <table:table-cell office:value-type="float" office:value="0">
            <text:p>0</text:p>
          </table:table-cell>
          <table:table-cell office:value-type="float" office:value="129780">
            <text:p>129780</text:p>
          </table:table-cell>
          <table:table-cell office:value-type="float" office:value="0">
            <text:p>0</text:p>
          </table:table-cell>
          <table:table-cell office:value-type="float" office:value="129780">
            <text:p>129780</text:p>
          </table:table-cell>
          <table:table-cell office:value-type="float" office:value="389340">
            <text:p>389340</text:p>
          </table:table-cell>
          <table:table-cell office:value-type="float" office:value="64890">
            <text:p>64890</text:p>
          </table:table-cell>
          <table:table-cell office:value-type="float" office:value="5990">
            <text:p>5990</text:p>
          </table:table-cell>
          <table:table-cell office:value-type="float" office:value="259559">
            <text:p>259559</text:p>
          </table:table-cell>
          <table:table-cell office:value-type="float" office:value="389340">
            <text:p>389340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3067027702">
            <text:p>3067027702</text:p>
          </table:table-cell>
          <table:table-cell office:value-type="float" office:value="447510">
            <text:p>447510</text:p>
          </table:table-cell>
          <table:table-cell office:value-type="float" office:value="1051309">
            <text:p>1051309</text:p>
          </table:table-cell>
          <table:table-cell office:value-type="float" office:value="195513">
            <text:p>195513</text:p>
          </table:table-cell>
          <table:table-cell table:number-columns-repeated="3" office:value-type="float" office:value="0">
            <text:p>0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268858">
            <text:p>268858</text:p>
          </table:table-cell>
          <table:table-cell office:value-type="float" office:value="1837">
            <text:p>1837</text:p>
          </table:table-cell>
          <table:table-cell office:value-type="float" office:value="1892">
            <text:p>1892</text:p>
          </table:table-cell>
          <table:table-cell table:number-columns-repeated="2" office:value-type="float" office:value="268858">
            <text:p>268858</text:p>
          </table:table-cell>
          <table:table-cell table:number-columns-repeated="11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298732">
            <text:p>298732</text:p>
          </table:table-cell>
          <table:table-cell table:number-columns-repeated="4" office:value-type="float" office:value="0">
            <text:p>0</text:p>
          </table:table-cell>
          <table:table-cell office:value-type="float" office:value="447510">
            <text:p>447510</text:p>
          </table:table-cell>
          <table:table-cell office:value-type="float" office:value="0">
            <text:p>0</text:p>
          </table:table-cell>
          <table:table-cell office:value-type="float" office:value="447510">
            <text:p>447510</text:p>
          </table:table-cell>
          <table:table-cell office:value-type="float" office:value="6992">
            <text:p>6992</text:p>
          </table:table-cell>
          <table:table-cell office:value-type="float" office:value="223755">
            <text:p>223755</text:p>
          </table:table-cell>
          <table:table-cell office:value-type="float" office:value="0">
            <text:p>0</text:p>
          </table:table-cell>
          <table:table-cell office:value-type="float" office:value="149170">
            <text:p>149170</text:p>
          </table:table-cell>
          <table:table-cell office:value-type="float" office:value="0">
            <text:p>0</text:p>
          </table:table-cell>
          <table:table-cell office:value-type="float" office:value="149170">
            <text:p>149170</text:p>
          </table:table-cell>
          <table:table-cell office:value-type="float" office:value="447510">
            <text:p>447510</text:p>
          </table:table-cell>
          <table:table-cell office:value-type="float" office:value="74585">
            <text:p>74585</text:p>
          </table:table-cell>
          <table:table-cell office:value-type="float" office:value="31748">
            <text:p>31748</text:p>
          </table:table-cell>
          <table:table-cell office:value-type="float" office:value="298340">
            <text:p>298340</text:p>
          </table:table-cell>
          <table:table-cell office:value-type="float" office:value="447510">
            <text:p>447510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table:number-columns-repeated="2" office:value-type="float" office:value="256">
            <text:p>256</text:p>
          </table:table-cell>
          <table:table-cell office:value-type="float" office:value="3068709707">
            <text:p>3068709707</text:p>
          </table:table-cell>
          <table:table-cell office:value-type="float" office:value="566295">
            <text:p>566295</text:p>
          </table:table-cell>
          <table:table-cell office:value-type="float" office:value="1331969">
            <text:p>1331969</text:p>
          </table:table-cell>
          <table:table-cell office:value-type="float" office:value="314736">
            <text:p>314736</text:p>
          </table:table-cell>
          <table:table-cell table:number-columns-repeated="3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547510">
            <text:p>547510</text:p>
          </table:table-cell>
          <table:table-cell office:value-type="float" office:value="4036">
            <text:p>4036</text:p>
          </table:table-cell>
          <table:table-cell office:value-type="float" office:value="4011">
            <text:p>4011</text:p>
          </table:table-cell>
          <table:table-cell table:number-columns-repeated="2" office:value-type="float" office:value="547510">
            <text:p>547510</text:p>
          </table:table-cell>
          <table:table-cell table:number-columns-repeated="11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447776">
            <text:p>447776</text:p>
          </table:table-cell>
          <table:table-cell table:number-columns-repeated="4" office:value-type="float" office:value="0">
            <text:p>0</text:p>
          </table:table-cell>
          <table:table-cell office:value-type="float" office:value="566295">
            <text:p>566295</text:p>
          </table:table-cell>
          <table:table-cell office:value-type="float" office:value="0">
            <text:p>0</text:p>
          </table:table-cell>
          <table:table-cell office:value-type="float" office:value="566295">
            <text:p>566295</text:p>
          </table:table-cell>
          <table:table-cell office:value-type="float" office:value="9256">
            <text:p>9256</text:p>
          </table:table-cell>
          <table:table-cell office:value-type="float" office:value="283147">
            <text:p>283147</text:p>
          </table:table-cell>
          <table:table-cell office:value-type="float" office:value="0">
            <text:p>0</text:p>
          </table:table-cell>
          <table:table-cell office:value-type="float" office:value="188765">
            <text:p>188765</text:p>
          </table:table-cell>
          <table:table-cell office:value-type="float" office:value="0">
            <text:p>0</text:p>
          </table:table-cell>
          <table:table-cell office:value-type="float" office:value="188765">
            <text:p>188765</text:p>
          </table:table-cell>
          <table:table-cell office:value-type="float" office:value="566295">
            <text:p>566295</text:p>
          </table:table-cell>
          <table:table-cell office:value-type="float" office:value="94382">
            <text:p>94382</text:p>
          </table:table-cell>
          <table:table-cell office:value-type="float" office:value="553314">
            <text:p>553314</text:p>
          </table:table-cell>
          <table:table-cell office:value-type="float" office:value="377530">
            <text:p>377530</text:p>
          </table:table-cell>
          <table:table-cell office:value-type="float" office:value="566295">
            <text:p>566295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3070178369">
            <text:p>3070178369</text:p>
          </table:table-cell>
          <table:table-cell office:value-type="float" office:value="797430">
            <text:p>797430</text:p>
          </table:table-cell>
          <table:table-cell office:value-type="float" office:value="1989178">
            <text:p>1989178</text:p>
          </table:table-cell>
          <table:table-cell office:value-type="float" office:value="548366">
            <text:p>548366</text:p>
          </table:table-cell>
          <table:table-cell table:number-columns-repeated="3" office:value-type="float" office:value="0">
            <text:p>0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105217">
            <text:p>1105217</text:p>
          </table:table-cell>
          <table:table-cell office:value-type="float" office:value="8452">
            <text:p>8452</text:p>
          </table:table-cell>
          <table:table-cell office:value-type="float" office:value="8318">
            <text:p>8318</text:p>
          </table:table-cell>
          <table:table-cell table:number-columns-repeated="2" office:value-type="float" office:value="1105217">
            <text:p>1105217</text:p>
          </table:table-cell>
          <table:table-cell table:number-columns-repeated="11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684596">
            <text:p>684596</text:p>
          </table:table-cell>
          <table:table-cell table:number-columns-repeated="4" office:value-type="float" office:value="0">
            <text:p>0</text:p>
          </table:table-cell>
          <table:table-cell office:value-type="float" office:value="797430">
            <text:p>797430</text:p>
          </table:table-cell>
          <table:table-cell office:value-type="float" office:value="0">
            <text:p>0</text:p>
          </table:table-cell>
          <table:table-cell office:value-type="float" office:value="797430">
            <text:p>797430</text:p>
          </table:table-cell>
          <table:table-cell office:value-type="float" office:value="12520">
            <text:p>12520</text:p>
          </table:table-cell>
          <table:table-cell office:value-type="float" office:value="398715">
            <text:p>398715</text:p>
          </table:table-cell>
          <table:table-cell office:value-type="float" office:value="0">
            <text:p>0</text:p>
          </table:table-cell>
          <table:table-cell office:value-type="float" office:value="265810">
            <text:p>265810</text:p>
          </table:table-cell>
          <table:table-cell office:value-type="float" office:value="0">
            <text:p>0</text:p>
          </table:table-cell>
          <table:table-cell office:value-type="float" office:value="265810">
            <text:p>265810</text:p>
          </table:table-cell>
          <table:table-cell office:value-type="float" office:value="797430">
            <text:p>797430</text:p>
          </table:table-cell>
          <table:table-cell office:value-type="float" office:value="132905">
            <text:p>132905</text:p>
          </table:table-cell>
          <table:table-cell office:value-type="float" office:value="416476">
            <text:p>416476</text:p>
          </table:table-cell>
          <table:table-cell office:value-type="float" office:value="531620">
            <text:p>531620</text:p>
          </table:table-cell>
          <table:table-cell office:value-type="float" office:value="797430">
            <text:p>797430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3071606021">
            <text:p>3071606021</text:p>
          </table:table-cell>
          <table:table-cell office:value-type="float" office:value="1266298">
            <text:p>1266298</text:p>
          </table:table-cell>
          <table:table-cell office:value-type="float" office:value="3273463">
            <text:p>3273463</text:p>
          </table:table-cell>
          <table:table-cell office:value-type="float" office:value="1016552">
            <text:p>1016552</text:p>
          </table:table-cell>
          <table:table-cell table:number-columns-repeated="3" office:value-type="float" office:value="0">
            <text:p>0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2221019">
            <text:p>2221019</text:p>
          </table:table-cell>
          <table:table-cell office:value-type="float" office:value="17129">
            <text:p>17129</text:p>
          </table:table-cell>
          <table:table-cell office:value-type="float" office:value="17295">
            <text:p>17295</text:p>
          </table:table-cell>
          <table:table-cell table:number-columns-repeated="2" office:value-type="float" office:value="2221019">
            <text:p>2221019</text:p>
          </table:table-cell>
          <table:table-cell table:number-columns-repeated="11" office:value-type="float" office:value="0">
            <text:p>0</text:p>
          </table:table-cell>
          <table:table-cell office:value-type="float" office:value="2097152">
            <text:p>2097152</text:p>
          </table:table-cell>
          <table:table-cell table:number-columns-repeated="5" office:value-type="float" office:value="0">
            <text:p>0</text:p>
          </table:table-cell>
          <table:table-cell office:value-type="float" office:value="1266298">
            <text:p>1266298</text:p>
          </table:table-cell>
          <table:table-cell office:value-type="float" office:value="0">
            <text:p>0</text:p>
          </table:table-cell>
          <table:table-cell office:value-type="float" office:value="1266298">
            <text:p>1266298</text:p>
          </table:table-cell>
          <table:table-cell office:value-type="float" office:value="20119">
            <text:p>20119</text:p>
          </table:table-cell>
          <table:table-cell office:value-type="float" office:value="633149">
            <text:p>633149</text:p>
          </table:table-cell>
          <table:table-cell office:value-type="float" office:value="0">
            <text:p>0</text:p>
          </table:table-cell>
          <table:table-cell office:value-type="float" office:value="422099">
            <text:p>422099</text:p>
          </table:table-cell>
          <table:table-cell office:value-type="float" office:value="79732">
            <text:p>79732</text:p>
          </table:table-cell>
          <table:table-cell office:value-type="float" office:value="422099">
            <text:p>422099</text:p>
          </table:table-cell>
          <table:table-cell office:value-type="float" office:value="1266298">
            <text:p>1266298</text:p>
          </table:table-cell>
          <table:table-cell office:value-type="float" office:value="211049">
            <text:p>211049</text:p>
          </table:table-cell>
          <table:table-cell office:value-type="float" office:value="105288">
            <text:p>105288</text:p>
          </table:table-cell>
          <table:table-cell office:value-type="float" office:value="844199">
            <text:p>844199</text:p>
          </table:table-cell>
          <table:table-cell office:value-type="float" office:value="1266298">
            <text:p>1266298</text:p>
          </table:table-cell>
          <table:table-cell table:number-columns-repeated="966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3073432337">
            <text:p>3073432337</text:p>
          </table:table-cell>
          <table:table-cell office:value-type="float" office:value="2265712">
            <text:p>2265712</text:p>
          </table:table-cell>
          <table:table-cell office:value-type="float" office:value="6100731">
            <text:p>6100731</text:p>
          </table:table-cell>
          <table:table-cell office:value-type="float" office:value="1951999">
            <text:p>1951999</text:p>
          </table:table-cell>
          <table:table-cell table:number-columns-repeated="3" office:value-type="float" office:value="0">
            <text:p>0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4451335">
            <text:p>4451335</text:p>
          </table:table-cell>
          <table:table-cell office:value-type="float" office:value="35329">
            <text:p>35329</text:p>
          </table:table-cell>
          <table:table-cell office:value-type="float" office:value="35254">
            <text:p>35254</text:p>
          </table:table-cell>
          <table:table-cell table:number-columns-repeated="2" office:value-type="float" office:value="4451335">
            <text:p>4451335</text:p>
          </table:table-cell>
          <table:table-cell table:number-columns-repeated="11" office:value-type="float" office:value="0">
            <text:p>0</text:p>
          </table:table-cell>
          <table:table-cell office:value-type="float" office:value="4194304">
            <text:p>4194304</text:p>
          </table:table-cell>
          <table:table-cell office:value-type="float" office:value="2114424">
            <text:p>2114424</text:p>
          </table:table-cell>
          <table:table-cell table:number-columns-repeated="4" office:value-type="float" office:value="0">
            <text:p>0</text:p>
          </table:table-cell>
          <table:table-cell office:value-type="float" office:value="2265712">
            <text:p>2265712</text:p>
          </table:table-cell>
          <table:table-cell office:value-type="float" office:value="0">
            <text:p>0</text:p>
          </table:table-cell>
          <table:table-cell office:value-type="float" office:value="2265712">
            <text:p>2265712</text:p>
          </table:table-cell>
          <table:table-cell office:value-type="float" office:value="35720">
            <text:p>35720</text:p>
          </table:table-cell>
          <table:table-cell office:value-type="float" office:value="1132856">
            <text:p>1132856</text:p>
          </table:table-cell>
          <table:table-cell office:value-type="float" office:value="0">
            <text:p>0</text:p>
          </table:table-cell>
          <table:table-cell office:value-type="float" office:value="755237">
            <text:p>755237</text:p>
          </table:table-cell>
          <table:table-cell office:value-type="float" office:value="0">
            <text:p>0</text:p>
          </table:table-cell>
          <table:table-cell office:value-type="float" office:value="755237">
            <text:p>755237</text:p>
          </table:table-cell>
          <table:table-cell office:value-type="float" office:value="2249379">
            <text:p>2249379</text:p>
          </table:table-cell>
          <table:table-cell office:value-type="float" office:value="377619">
            <text:p>377619</text:p>
          </table:table-cell>
          <table:table-cell office:value-type="float" office:value="2244255">
            <text:p>2244255</text:p>
          </table:table-cell>
          <table:table-cell office:value-type="float" office:value="1510475">
            <text:p>1510475</text:p>
          </table:table-cell>
          <table:table-cell office:value-type="float" office:value="2265712">
            <text:p>2265712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851191442">
            <text:p>851191442</text:p>
          </table:table-cell>
          <table:table-cell office:value-type="float" office:value="305198">
            <text:p>305198</text:p>
          </table:table-cell>
          <table:table-cell office:value-type="float" office:value="674631">
            <text:p>674631</text:p>
          </table:table-cell>
          <table:table-cell office:value-type="float" office:value="174888">
            <text:p>17488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16">
            <text:p>14416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45772">
            <text:p>145772</text:p>
          </table:table-cell>
          <table:table-cell table:number-columns-repeated="4" office:value-type="float" office:value="0">
            <text:p>0</text:p>
          </table:table-cell>
          <table:table-cell office:value-type="float" office:value="305198">
            <text:p>305198</text:p>
          </table:table-cell>
          <table:table-cell office:value-type="float" office:value="0">
            <text:p>0</text:p>
          </table:table-cell>
          <table:table-cell office:value-type="float" office:value="305198">
            <text:p>305198</text:p>
          </table:table-cell>
          <table:table-cell office:value-type="float" office:value="4768">
            <text:p>4768</text:p>
          </table:table-cell>
          <table:table-cell office:value-type="float" office:value="152599">
            <text:p>152599</text:p>
          </table:table-cell>
          <table:table-cell office:value-type="float" office:value="0">
            <text:p>0</text:p>
          </table:table-cell>
          <table:table-cell office:value-type="float" office:value="101732">
            <text:p>101732</text:p>
          </table:table-cell>
          <table:table-cell office:value-type="float" office:value="0">
            <text:p>0</text:p>
          </table:table-cell>
          <table:table-cell office:value-type="float" office:value="101733">
            <text:p>101733</text:p>
          </table:table-cell>
          <table:table-cell office:value-type="float" office:value="304112">
            <text:p>304112</text:p>
          </table:table-cell>
          <table:table-cell office:value-type="float" office:value="50866">
            <text:p>50866</text:p>
          </table:table-cell>
          <table:table-cell office:value-type="float" office:value="541">
            <text:p>541</text:p>
          </table:table-cell>
          <table:table-cell office:value-type="float" office:value="203465">
            <text:p>203465</text:p>
          </table:table-cell>
          <table:table-cell office:value-type="float" office:value="305198">
            <text:p>305198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52683675">
            <text:p>852683675</text:p>
          </table:table-cell>
          <table:table-cell office:value-type="float" office:value="304306">
            <text:p>304306</text:p>
          </table:table-cell>
          <table:table-cell office:value-type="float" office:value="675646">
            <text:p>675646</text:p>
          </table:table-cell>
          <table:table-cell office:value-type="float" office:value="174775">
            <text:p>17477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16">
            <text:p>14416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289572">
            <text:p>289572</text:p>
          </table:table-cell>
          <table:table-cell table:number-columns-repeated="4" office:value-type="float" office:value="0">
            <text:p>0</text:p>
          </table:table-cell>
          <table:table-cell office:value-type="float" office:value="304306">
            <text:p>304306</text:p>
          </table:table-cell>
          <table:table-cell office:value-type="float" office:value="0">
            <text:p>0</text:p>
          </table:table-cell>
          <table:table-cell office:value-type="float" office:value="304306">
            <text:p>304306</text:p>
          </table:table-cell>
          <table:table-cell office:value-type="float" office:value="4764">
            <text:p>4764</text:p>
          </table:table-cell>
          <table:table-cell office:value-type="float" office:value="152153">
            <text:p>152153</text:p>
          </table:table-cell>
          <table:table-cell office:value-type="float" office:value="0">
            <text:p>0</text:p>
          </table:table-cell>
          <table:table-cell office:value-type="float" office:value="101435">
            <text:p>101435</text:p>
          </table:table-cell>
          <table:table-cell office:value-type="float" office:value="0">
            <text:p>0</text:p>
          </table:table-cell>
          <table:table-cell office:value-type="float" office:value="101436">
            <text:p>101436</text:p>
          </table:table-cell>
          <table:table-cell office:value-type="float" office:value="303797">
            <text:p>303797</text:p>
          </table:table-cell>
          <table:table-cell office:value-type="float" office:value="50718">
            <text:p>50718</text:p>
          </table:table-cell>
          <table:table-cell office:value-type="float" office:value="516">
            <text:p>516</text:p>
          </table:table-cell>
          <table:table-cell office:value-type="float" office:value="202871">
            <text:p>202871</text:p>
          </table:table-cell>
          <table:table-cell office:value-type="float" office:value="304306">
            <text:p>304306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54066214">
            <text:p>854066214</text:p>
          </table:table-cell>
          <table:table-cell office:value-type="float" office:value="304095">
            <text:p>304095</text:p>
          </table:table-cell>
          <table:table-cell office:value-type="float" office:value="672918">
            <text:p>672918</text:p>
          </table:table-cell>
          <table:table-cell office:value-type="float" office:value="174702">
            <text:p>17470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16">
            <text:p>14416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5" office:value-type="float" office:value="0">
            <text:p>0</text:p>
          </table:table-cell>
          <table:table-cell office:value-type="float" office:value="304095">
            <text:p>304095</text:p>
          </table:table-cell>
          <table:table-cell office:value-type="float" office:value="0">
            <text:p>0</text:p>
          </table:table-cell>
          <table:table-cell office:value-type="float" office:value="304095">
            <text:p>304095</text:p>
          </table:table-cell>
          <table:table-cell office:value-type="float" office:value="4853">
            <text:p>4853</text:p>
          </table:table-cell>
          <table:table-cell office:value-type="float" office:value="152047">
            <text:p>152047</text:p>
          </table:table-cell>
          <table:table-cell office:value-type="float" office:value="0">
            <text:p>0</text:p>
          </table:table-cell>
          <table:table-cell office:value-type="float" office:value="101365">
            <text:p>101365</text:p>
          </table:table-cell>
          <table:table-cell office:value-type="float" office:value="0">
            <text:p>0</text:p>
          </table:table-cell>
          <table:table-cell office:value-type="float" office:value="101365">
            <text:p>101365</text:p>
          </table:table-cell>
          <table:table-cell office:value-type="float" office:value="302125">
            <text:p>302125</text:p>
          </table:table-cell>
          <table:table-cell office:value-type="float" office:value="50682">
            <text:p>50682</text:p>
          </table:table-cell>
          <table:table-cell office:value-type="float" office:value="501">
            <text:p>501</text:p>
          </table:table-cell>
          <table:table-cell office:value-type="float" office:value="202730">
            <text:p>202730</text:p>
          </table:table-cell>
          <table:table-cell office:value-type="float" office:value="304095">
            <text:p>304095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855394061">
            <text:p>855394061</text:p>
          </table:table-cell>
          <table:table-cell office:value-type="float" office:value="307324">
            <text:p>307324</text:p>
          </table:table-cell>
          <table:table-cell office:value-type="float" office:value="673904">
            <text:p>673904</text:p>
          </table:table-cell>
          <table:table-cell office:value-type="float" office:value="175177">
            <text:p>17517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16">
            <text:p>14416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5" office:value-type="float" office:value="0">
            <text:p>0</text:p>
          </table:table-cell>
          <table:table-cell office:value-type="float" office:value="307324">
            <text:p>307324</text:p>
          </table:table-cell>
          <table:table-cell office:value-type="float" office:value="0">
            <text:p>0</text:p>
          </table:table-cell>
          <table:table-cell office:value-type="float" office:value="307324">
            <text:p>307324</text:p>
          </table:table-cell>
          <table:table-cell office:value-type="float" office:value="4802">
            <text:p>4802</text:p>
          </table:table-cell>
          <table:table-cell office:value-type="float" office:value="153662">
            <text:p>153662</text:p>
          </table:table-cell>
          <table:table-cell office:value-type="float" office:value="0">
            <text:p>0</text:p>
          </table:table-cell>
          <table:table-cell office:value-type="float" office:value="102441">
            <text:p>102441</text:p>
          </table:table-cell>
          <table:table-cell office:value-type="float" office:value="0">
            <text:p>0</text:p>
          </table:table-cell>
          <table:table-cell office:value-type="float" office:value="102441">
            <text:p>102441</text:p>
          </table:table-cell>
          <table:table-cell office:value-type="float" office:value="0">
            <text:p>0</text:p>
          </table:table-cell>
          <table:table-cell office:value-type="float" office:value="51220">
            <text:p>51220</text:p>
          </table:table-cell>
          <table:table-cell office:value-type="float" office:value="501">
            <text:p>501</text:p>
          </table:table-cell>
          <table:table-cell office:value-type="float" office:value="204882">
            <text:p>204882</text:p>
          </table:table-cell>
          <table:table-cell office:value-type="float" office:value="307324">
            <text:p>307324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856733829">
            <text:p>856733829</text:p>
          </table:table-cell>
          <table:table-cell office:value-type="float" office:value="303359">
            <text:p>303359</text:p>
          </table:table-cell>
          <table:table-cell office:value-type="float" office:value="670827">
            <text:p>670827</text:p>
          </table:table-cell>
          <table:table-cell office:value-type="float" office:value="174746">
            <text:p>17474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16">
            <text:p>14416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291024">
            <text:p>291024</text:p>
          </table:table-cell>
          <table:table-cell table:number-columns-repeated="4" office:value-type="float" office:value="0">
            <text:p>0</text:p>
          </table:table-cell>
          <table:table-cell office:value-type="float" office:value="303359">
            <text:p>303359</text:p>
          </table:table-cell>
          <table:table-cell office:value-type="float" office:value="0">
            <text:p>0</text:p>
          </table:table-cell>
          <table:table-cell office:value-type="float" office:value="303359">
            <text:p>303359</text:p>
          </table:table-cell>
          <table:table-cell office:value-type="float" office:value="4740">
            <text:p>4740</text:p>
          </table:table-cell>
          <table:table-cell office:value-type="float" office:value="151679">
            <text:p>151679</text:p>
          </table:table-cell>
          <table:table-cell office:value-type="float" office:value="0">
            <text:p>0</text:p>
          </table:table-cell>
          <table:table-cell office:value-type="float" office:value="101120">
            <text:p>101120</text:p>
          </table:table-cell>
          <table:table-cell office:value-type="float" office:value="0">
            <text:p>0</text:p>
          </table:table-cell>
          <table:table-cell office:value-type="float" office:value="101119">
            <text:p>101119</text:p>
          </table:table-cell>
          <table:table-cell office:value-type="float" office:value="150805">
            <text:p>150805</text:p>
          </table:table-cell>
          <table:table-cell office:value-type="float" office:value="50560">
            <text:p>50560</text:p>
          </table:table-cell>
          <table:table-cell office:value-type="float" office:value="501">
            <text:p>501</text:p>
          </table:table-cell>
          <table:table-cell office:value-type="float" office:value="202239">
            <text:p>202239</text:p>
          </table:table-cell>
          <table:table-cell office:value-type="float" office:value="303359">
            <text:p>303359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858223563">
            <text:p>858223563</text:p>
          </table:table-cell>
          <table:table-cell office:value-type="float" office:value="305920">
            <text:p>305920</text:p>
          </table:table-cell>
          <table:table-cell office:value-type="float" office:value="677550">
            <text:p>677550</text:p>
          </table:table-cell>
          <table:table-cell office:value-type="float" office:value="175028">
            <text:p>17502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16">
            <text:p>14416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5" office:value-type="float" office:value="0">
            <text:p>0</text:p>
          </table:table-cell>
          <table:table-cell office:value-type="float" office:value="305920">
            <text:p>305920</text:p>
          </table:table-cell>
          <table:table-cell office:value-type="float" office:value="0">
            <text:p>0</text:p>
          </table:table-cell>
          <table:table-cell office:value-type="float" office:value="305920">
            <text:p>305920</text:p>
          </table:table-cell>
          <table:table-cell office:value-type="float" office:value="5220">
            <text:p>5220</text:p>
          </table:table-cell>
          <table:table-cell office:value-type="float" office:value="152960">
            <text:p>152960</text:p>
          </table:table-cell>
          <table:table-cell office:value-type="float" office:value="0">
            <text:p>0</text:p>
          </table:table-cell>
          <table:table-cell office:value-type="float" office:value="101973">
            <text:p>101973</text:p>
          </table:table-cell>
          <table:table-cell office:value-type="float" office:value="0">
            <text:p>0</text:p>
          </table:table-cell>
          <table:table-cell office:value-type="float" office:value="101973">
            <text:p>101973</text:p>
          </table:table-cell>
          <table:table-cell office:value-type="float" office:value="303856">
            <text:p>303856</text:p>
          </table:table-cell>
          <table:table-cell office:value-type="float" office:value="50986">
            <text:p>50986</text:p>
          </table:table-cell>
          <table:table-cell office:value-type="float" office:value="516">
            <text:p>516</text:p>
          </table:table-cell>
          <table:table-cell office:value-type="float" office:value="203947">
            <text:p>203947</text:p>
          </table:table-cell>
          <table:table-cell office:value-type="float" office:value="305920">
            <text:p>305920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859620896">
            <text:p>859620896</text:p>
          </table:table-cell>
          <table:table-cell office:value-type="float" office:value="302676">
            <text:p>302676</text:p>
          </table:table-cell>
          <table:table-cell office:value-type="float" office:value="671503">
            <text:p>671503</text:p>
          </table:table-cell>
          <table:table-cell office:value-type="float" office:value="175002">
            <text:p>17500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8832">
            <text:p>28832</text:p>
          </table:table-cell>
          <table:table-cell table:number-columns-repeated="11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145208">
            <text:p>145208</text:p>
          </table:table-cell>
          <table:table-cell table:number-columns-repeated="4" office:value-type="float" office:value="0">
            <text:p>0</text:p>
          </table:table-cell>
          <table:table-cell office:value-type="float" office:value="302676">
            <text:p>302676</text:p>
          </table:table-cell>
          <table:table-cell office:value-type="float" office:value="0">
            <text:p>0</text:p>
          </table:table-cell>
          <table:table-cell office:value-type="float" office:value="302676">
            <text:p>302676</text:p>
          </table:table-cell>
          <table:table-cell office:value-type="float" office:value="4747">
            <text:p>4747</text:p>
          </table:table-cell>
          <table:table-cell office:value-type="float" office:value="151338">
            <text:p>151338</text:p>
          </table:table-cell>
          <table:table-cell office:value-type="float" office:value="0">
            <text:p>0</text:p>
          </table:table-cell>
          <table:table-cell office:value-type="float" office:value="100892">
            <text:p>100892</text:p>
          </table:table-cell>
          <table:table-cell office:value-type="float" office:value="0">
            <text:p>0</text:p>
          </table:table-cell>
          <table:table-cell office:value-type="float" office:value="100892">
            <text:p>100892</text:p>
          </table:table-cell>
          <table:table-cell office:value-type="float" office:value="302463">
            <text:p>302463</text:p>
          </table:table-cell>
          <table:table-cell office:value-type="float" office:value="50446">
            <text:p>50446</text:p>
          </table:table-cell>
          <table:table-cell office:value-type="float" office:value="1868">
            <text:p>1868</text:p>
          </table:table-cell>
          <table:table-cell office:value-type="float" office:value="201784">
            <text:p>201784</text:p>
          </table:table-cell>
          <table:table-cell office:value-type="float" office:value="302676">
            <text:p>302676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861106101">
            <text:p>861106101</text:p>
          </table:table-cell>
          <table:table-cell office:value-type="float" office:value="304699">
            <text:p>304699</text:p>
          </table:table-cell>
          <table:table-cell office:value-type="float" office:value="676836">
            <text:p>676836</text:p>
          </table:table-cell>
          <table:table-cell office:value-type="float" office:value="174660">
            <text:p>174660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7664">
            <text:p>57664</text:p>
          </table:table-cell>
          <table:table-cell table:number-columns-repeated="11" office:value-type="float" office:value="0">
            <text:p>0</text:p>
          </table:table-cell>
          <table:table-cell office:value-type="float" office:value="8192">
            <text:p>8192</text:p>
          </table:table-cell>
          <table:table-cell office:value-type="float" office:value="292020">
            <text:p>292020</text:p>
          </table:table-cell>
          <table:table-cell table:number-columns-repeated="4" office:value-type="float" office:value="0">
            <text:p>0</text:p>
          </table:table-cell>
          <table:table-cell office:value-type="float" office:value="304699">
            <text:p>304699</text:p>
          </table:table-cell>
          <table:table-cell office:value-type="float" office:value="0">
            <text:p>0</text:p>
          </table:table-cell>
          <table:table-cell office:value-type="float" office:value="304699">
            <text:p>304699</text:p>
          </table:table-cell>
          <table:table-cell office:value-type="float" office:value="4777">
            <text:p>4777</text:p>
          </table:table-cell>
          <table:table-cell office:value-type="float" office:value="152349">
            <text:p>152349</text:p>
          </table:table-cell>
          <table:table-cell office:value-type="float" office:value="0">
            <text:p>0</text:p>
          </table:table-cell>
          <table:table-cell office:value-type="float" office:value="101566">
            <text:p>101566</text:p>
          </table:table-cell>
          <table:table-cell office:value-type="float" office:value="0">
            <text:p>0</text:p>
          </table:table-cell>
          <table:table-cell office:value-type="float" office:value="101566">
            <text:p>101566</text:p>
          </table:table-cell>
          <table:table-cell office:value-type="float" office:value="304155">
            <text:p>304155</text:p>
          </table:table-cell>
          <table:table-cell office:value-type="float" office:value="50783">
            <text:p>50783</text:p>
          </table:table-cell>
          <table:table-cell office:value-type="float" office:value="498">
            <text:p>498</text:p>
          </table:table-cell>
          <table:table-cell office:value-type="float" office:value="203133">
            <text:p>203133</text:p>
          </table:table-cell>
          <table:table-cell office:value-type="float" office:value="304699">
            <text:p>304699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862494486">
            <text:p>862494486</text:p>
          </table:table-cell>
          <table:table-cell office:value-type="float" office:value="312530">
            <text:p>312530</text:p>
          </table:table-cell>
          <table:table-cell office:value-type="float" office:value="698894">
            <text:p>698894</text:p>
          </table:table-cell>
          <table:table-cell office:value-type="float" office:value="181432">
            <text:p>181432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5328">
            <text:p>115328</text:p>
          </table:table-cell>
          <table:table-cell table:number-columns-repeated="11" office:value-type="float" office:value="0">
            <text:p>0</text:p>
          </table:table-cell>
          <table:table-cell office:value-type="float" office:value="16384">
            <text:p>16384</text:p>
          </table:table-cell>
          <table:table-cell office:value-type="float" office:value="297992">
            <text:p>297992</text:p>
          </table:table-cell>
          <table:table-cell table:number-columns-repeated="4" office:value-type="float" office:value="0">
            <text:p>0</text:p>
          </table:table-cell>
          <table:table-cell office:value-type="float" office:value="312530">
            <text:p>312530</text:p>
          </table:table-cell>
          <table:table-cell office:value-type="float" office:value="0">
            <text:p>0</text:p>
          </table:table-cell>
          <table:table-cell office:value-type="float" office:value="312530">
            <text:p>312530</text:p>
          </table:table-cell>
          <table:table-cell office:value-type="float" office:value="4883">
            <text:p>4883</text:p>
          </table:table-cell>
          <table:table-cell office:value-type="float" office:value="156265">
            <text:p>156265</text:p>
          </table:table-cell>
          <table:table-cell office:value-type="float" office:value="0">
            <text:p>0</text:p>
          </table:table-cell>
          <table:table-cell office:value-type="float" office:value="104177">
            <text:p>104177</text:p>
          </table:table-cell>
          <table:table-cell office:value-type="float" office:value="0">
            <text:p>0</text:p>
          </table:table-cell>
          <table:table-cell office:value-type="float" office:value="104176">
            <text:p>104176</text:p>
          </table:table-cell>
          <table:table-cell office:value-type="float" office:value="312530">
            <text:p>312530</text:p>
          </table:table-cell>
          <table:table-cell office:value-type="float" office:value="52088">
            <text:p>52088</text:p>
          </table:table-cell>
          <table:table-cell office:value-type="float" office:value="1489">
            <text:p>1489</text:p>
          </table:table-cell>
          <table:table-cell office:value-type="float" office:value="208353">
            <text:p>208353</text:p>
          </table:table-cell>
          <table:table-cell office:value-type="float" office:value="312530">
            <text:p>312530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864086742">
            <text:p>864086742</text:p>
          </table:table-cell>
          <table:table-cell office:value-type="float" office:value="350412">
            <text:p>350412</text:p>
          </table:table-cell>
          <table:table-cell office:value-type="float" office:value="805544">
            <text:p>805544</text:p>
          </table:table-cell>
          <table:table-cell office:value-type="float" office:value="214186">
            <text:p>214186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30656">
            <text:p>230656</text:p>
          </table:table-cell>
          <table:table-cell table:number-columns-repeated="11" office:value-type="float" office:value="0">
            <text:p>0</text:p>
          </table:table-cell>
          <table:table-cell office:value-type="float" office:value="32768">
            <text:p>32768</text:p>
          </table:table-cell>
          <table:table-cell table:number-columns-repeated="5" office:value-type="float" office:value="0">
            <text:p>0</text:p>
          </table:table-cell>
          <table:table-cell office:value-type="float" office:value="350412">
            <text:p>350412</text:p>
          </table:table-cell>
          <table:table-cell office:value-type="float" office:value="0">
            <text:p>0</text:p>
          </table:table-cell>
          <table:table-cell office:value-type="float" office:value="350412">
            <text:p>350412</text:p>
          </table:table-cell>
          <table:table-cell office:value-type="float" office:value="5703">
            <text:p>5703</text:p>
          </table:table-cell>
          <table:table-cell office:value-type="float" office:value="175206">
            <text:p>175206</text:p>
          </table:table-cell>
          <table:table-cell office:value-type="float" office:value="0">
            <text:p>0</text:p>
          </table:table-cell>
          <table:table-cell office:value-type="float" office:value="116804">
            <text:p>116804</text:p>
          </table:table-cell>
          <table:table-cell office:value-type="float" office:value="0">
            <text:p>0</text:p>
          </table:table-cell>
          <table:table-cell office:value-type="float" office:value="116803">
            <text:p>116803</text:p>
          </table:table-cell>
          <table:table-cell office:value-type="float" office:value="350412">
            <text:p>350412</text:p>
          </table:table-cell>
          <table:table-cell office:value-type="float" office:value="58401">
            <text:p>58401</text:p>
          </table:table-cell>
          <table:table-cell office:value-type="float" office:value="3270">
            <text:p>3270</text:p>
          </table:table-cell>
          <table:table-cell office:value-type="float" office:value="233608">
            <text:p>233608</text:p>
          </table:table-cell>
          <table:table-cell office:value-type="float" office:value="350412">
            <text:p>350412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865539174">
            <text:p>865539174</text:p>
          </table:table-cell>
          <table:table-cell office:value-type="float" office:value="389330">
            <text:p>389330</text:p>
          </table:table-cell>
          <table:table-cell office:value-type="float" office:value="914966">
            <text:p>914966</text:p>
          </table:table-cell>
          <table:table-cell office:value-type="float" office:value="256655">
            <text:p>256655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5984">
            <text:p>345984</text:p>
          </table:table-cell>
          <table:table-cell table:number-columns-repeated="11" office:value-type="float" office:value="0">
            <text:p>0</text:p>
          </table:table-cell>
          <table:table-cell office:value-type="float" office:value="49152">
            <text:p>49152</text:p>
          </table:table-cell>
          <table:table-cell office:value-type="float" office:value="369376">
            <text:p>369376</text:p>
          </table:table-cell>
          <table:table-cell table:number-columns-repeated="4" office:value-type="float" office:value="0">
            <text:p>0</text:p>
          </table:table-cell>
          <table:table-cell office:value-type="float" office:value="389330">
            <text:p>389330</text:p>
          </table:table-cell>
          <table:table-cell office:value-type="float" office:value="0">
            <text:p>0</text:p>
          </table:table-cell>
          <table:table-cell office:value-type="float" office:value="389330">
            <text:p>389330</text:p>
          </table:table-cell>
          <table:table-cell office:value-type="float" office:value="6083">
            <text:p>6083</text:p>
          </table:table-cell>
          <table:table-cell office:value-type="float" office:value="194665">
            <text:p>194665</text:p>
          </table:table-cell>
          <table:table-cell office:value-type="float" office:value="0">
            <text:p>0</text:p>
          </table:table-cell>
          <table:table-cell office:value-type="float" office:value="129777">
            <text:p>129777</text:p>
          </table:table-cell>
          <table:table-cell office:value-type="float" office:value="0">
            <text:p>0</text:p>
          </table:table-cell>
          <table:table-cell office:value-type="float" office:value="129776">
            <text:p>129776</text:p>
          </table:table-cell>
          <table:table-cell office:value-type="float" office:value="384163">
            <text:p>384163</text:p>
          </table:table-cell>
          <table:table-cell office:value-type="float" office:value="64888">
            <text:p>64888</text:p>
          </table:table-cell>
          <table:table-cell office:value-type="float" office:value="498">
            <text:p>498</text:p>
          </table:table-cell>
          <table:table-cell office:value-type="float" office:value="259553">
            <text:p>259553</text:p>
          </table:table-cell>
          <table:table-cell office:value-type="float" office:value="389330">
            <text:p>389330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866932574">
            <text:p>866932574</text:p>
          </table:table-cell>
          <table:table-cell office:value-type="float" office:value="390765">
            <text:p>390765</text:p>
          </table:table-cell>
          <table:table-cell office:value-type="float" office:value="912355">
            <text:p>912355</text:p>
          </table:table-cell>
          <table:table-cell office:value-type="float" office:value="258478">
            <text:p>258478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6032">
            <text:p>346032</text:p>
          </table:table-cell>
          <table:table-cell table:number-columns-repeated="11" office:value-type="float" office:value="0">
            <text:p>0</text:p>
          </table:table-cell>
          <table:table-cell office:value-type="float" office:value="65536">
            <text:p>65536</text:p>
          </table:table-cell>
          <table:table-cell table:number-columns-repeated="5" office:value-type="float" office:value="0">
            <text:p>0</text:p>
          </table:table-cell>
          <table:table-cell office:value-type="float" office:value="390765">
            <text:p>390765</text:p>
          </table:table-cell>
          <table:table-cell office:value-type="float" office:value="0">
            <text:p>0</text:p>
          </table:table-cell>
          <table:table-cell office:value-type="float" office:value="390765">
            <text:p>390765</text:p>
          </table:table-cell>
          <table:table-cell office:value-type="float" office:value="6150">
            <text:p>6150</text:p>
          </table:table-cell>
          <table:table-cell office:value-type="float" office:value="195382">
            <text:p>195382</text:p>
          </table:table-cell>
          <table:table-cell office:value-type="float" office:value="0">
            <text:p>0</text:p>
          </table:table-cell>
          <table:table-cell office:value-type="float" office:value="130255">
            <text:p>130255</text:p>
          </table:table-cell>
          <table:table-cell office:value-type="float" office:value="0">
            <text:p>0</text:p>
          </table:table-cell>
          <table:table-cell office:value-type="float" office:value="130254">
            <text:p>130254</text:p>
          </table:table-cell>
          <table:table-cell office:value-type="float" office:value="387116">
            <text:p>387116</text:p>
          </table:table-cell>
          <table:table-cell office:value-type="float" office:value="65127">
            <text:p>65127</text:p>
          </table:table-cell>
          <table:table-cell office:value-type="float" office:value="2740">
            <text:p>2740</text:p>
          </table:table-cell>
          <table:table-cell office:value-type="float" office:value="260509">
            <text:p>260509</text:p>
          </table:table-cell>
          <table:table-cell office:value-type="float" office:value="390765">
            <text:p>390765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868232687">
            <text:p>868232687</text:p>
          </table:table-cell>
          <table:table-cell office:value-type="float" office:value="480181">
            <text:p>480181</text:p>
          </table:table-cell>
          <table:table-cell office:value-type="float" office:value="1161037">
            <text:p>1161037</text:p>
          </table:table-cell>
          <table:table-cell office:value-type="float" office:value="350588">
            <text:p>350588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6080">
            <text:p>346080</text:p>
          </table:table-cell>
          <table:table-cell table:number-columns-repeated="11" office:value-type="float" office:value="0">
            <text:p>0</text:p>
          </table:table-cell>
          <table:table-cell office:value-type="float" office:value="81920">
            <text:p>81920</text:p>
          </table:table-cell>
          <table:table-cell table:number-columns-repeated="5" office:value-type="float" office:value="0">
            <text:p>0</text:p>
          </table:table-cell>
          <table:table-cell office:value-type="float" office:value="480181">
            <text:p>480181</text:p>
          </table:table-cell>
          <table:table-cell office:value-type="float" office:value="0">
            <text:p>0</text:p>
          </table:table-cell>
          <table:table-cell office:value-type="float" office:value="480181">
            <text:p>480181</text:p>
          </table:table-cell>
          <table:table-cell office:value-type="float" office:value="7502">
            <text:p>7502</text:p>
          </table:table-cell>
          <table:table-cell office:value-type="float" office:value="240090">
            <text:p>240090</text:p>
          </table:table-cell>
          <table:table-cell office:value-type="float" office:value="0">
            <text:p>0</text:p>
          </table:table-cell>
          <table:table-cell office:value-type="float" office:value="160061">
            <text:p>160061</text:p>
          </table:table-cell>
          <table:table-cell office:value-type="float" office:value="0">
            <text:p>0</text:p>
          </table:table-cell>
          <table:table-cell office:value-type="float" office:value="160060">
            <text:p>160060</text:p>
          </table:table-cell>
          <table:table-cell office:value-type="float" office:value="476176">
            <text:p>476176</text:p>
          </table:table-cell>
          <table:table-cell office:value-type="float" office:value="80030">
            <text:p>80030</text:p>
          </table:table-cell>
          <table:table-cell office:value-type="float" office:value="2233">
            <text:p>2233</text:p>
          </table:table-cell>
          <table:table-cell office:value-type="float" office:value="320120">
            <text:p>320120</text:p>
          </table:table-cell>
          <table:table-cell office:value-type="float" office:value="480181">
            <text:p>480181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869672479">
            <text:p>869672479</text:p>
          </table:table-cell>
          <table:table-cell office:value-type="float" office:value="543389">
            <text:p>543389</text:p>
          </table:table-cell>
          <table:table-cell office:value-type="float" office:value="1339665">
            <text:p>1339665</text:p>
          </table:table-cell>
          <table:table-cell office:value-type="float" office:value="414298">
            <text:p>414298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6128">
            <text:p>346128</text:p>
          </table:table-cell>
          <table:table-cell table:number-columns-repeated="11" office:value-type="float" office:value="0">
            <text:p>0</text:p>
          </table:table-cell>
          <table:table-cell office:value-type="float" office:value="98304">
            <text:p>98304</text:p>
          </table:table-cell>
          <table:table-cell office:value-type="float" office:value="530596">
            <text:p>530596</text:p>
          </table:table-cell>
          <table:table-cell table:number-columns-repeated="4" office:value-type="float" office:value="0">
            <text:p>0</text:p>
          </table:table-cell>
          <table:table-cell office:value-type="float" office:value="543389">
            <text:p>543389</text:p>
          </table:table-cell>
          <table:table-cell office:value-type="float" office:value="0">
            <text:p>0</text:p>
          </table:table-cell>
          <table:table-cell office:value-type="float" office:value="543389">
            <text:p>543389</text:p>
          </table:table-cell>
          <table:table-cell office:value-type="float" office:value="8567">
            <text:p>8567</text:p>
          </table:table-cell>
          <table:table-cell office:value-type="float" office:value="271695">
            <text:p>271695</text:p>
          </table:table-cell>
          <table:table-cell office:value-type="float" office:value="0">
            <text:p>0</text:p>
          </table:table-cell>
          <table:table-cell office:value-type="float" office:value="181130">
            <text:p>181130</text:p>
          </table:table-cell>
          <table:table-cell office:value-type="float" office:value="0">
            <text:p>0</text:p>
          </table:table-cell>
          <table:table-cell office:value-type="float" office:value="181129">
            <text:p>181129</text:p>
          </table:table-cell>
          <table:table-cell office:value-type="float" office:value="540749">
            <text:p>540749</text:p>
          </table:table-cell>
          <table:table-cell office:value-type="float" office:value="90565">
            <text:p>90565</text:p>
          </table:table-cell>
          <table:table-cell office:value-type="float" office:value="512">
            <text:p>512</text:p>
          </table:table-cell>
          <table:table-cell office:value-type="float" office:value="362259">
            <text:p>362259</text:p>
          </table:table-cell>
          <table:table-cell office:value-type="float" office:value="543389">
            <text:p>543389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870921972">
            <text:p>870921972</text:p>
          </table:table-cell>
          <table:table-cell office:value-type="float" office:value="613759">
            <text:p>613759</text:p>
          </table:table-cell>
          <table:table-cell office:value-type="float" office:value="1539005">
            <text:p>1539005</text:p>
          </table:table-cell>
          <table:table-cell office:value-type="float" office:value="483461">
            <text:p>483461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04171">
            <text:p>404171</text:p>
          </table:table-cell>
          <table:table-cell table:number-columns-repeated="11" office:value-type="float" office:value="0">
            <text:p>0</text:p>
          </table:table-cell>
          <table:table-cell office:value-type="float" office:value="114688">
            <text:p>114688</text:p>
          </table:table-cell>
          <table:table-cell office:value-type="float" office:value="610064">
            <text:p>610064</text:p>
          </table:table-cell>
          <table:table-cell table:number-columns-repeated="4" office:value-type="float" office:value="0">
            <text:p>0</text:p>
          </table:table-cell>
          <table:table-cell office:value-type="float" office:value="613759">
            <text:p>613759</text:p>
          </table:table-cell>
          <table:table-cell office:value-type="float" office:value="0">
            <text:p>0</text:p>
          </table:table-cell>
          <table:table-cell office:value-type="float" office:value="613759">
            <text:p>613759</text:p>
          </table:table-cell>
          <table:table-cell office:value-type="float" office:value="9738">
            <text:p>9738</text:p>
          </table:table-cell>
          <table:table-cell office:value-type="float" office:value="306879">
            <text:p>306879</text:p>
          </table:table-cell>
          <table:table-cell office:value-type="float" office:value="0">
            <text:p>0</text:p>
          </table:table-cell>
          <table:table-cell office:value-type="float" office:value="204586">
            <text:p>204586</text:p>
          </table:table-cell>
          <table:table-cell office:value-type="float" office:value="0">
            <text:p>0</text:p>
          </table:table-cell>
          <table:table-cell office:value-type="float" office:value="204586">
            <text:p>204586</text:p>
          </table:table-cell>
          <table:table-cell office:value-type="float" office:value="609660">
            <text:p>609660</text:p>
          </table:table-cell>
          <table:table-cell office:value-type="float" office:value="102293">
            <text:p>102293</text:p>
          </table:table-cell>
          <table:table-cell office:value-type="float" office:value="282494">
            <text:p>282494</text:p>
          </table:table-cell>
          <table:table-cell office:value-type="float" office:value="409172">
            <text:p>409172</text:p>
          </table:table-cell>
          <table:table-cell office:value-type="float" office:value="613759">
            <text:p>613759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872146790">
            <text:p>872146790</text:p>
          </table:table-cell>
          <table:table-cell office:value-type="float" office:value="686037">
            <text:p>686037</text:p>
          </table:table-cell>
          <table:table-cell office:value-type="float" office:value="1730202">
            <text:p>1730202</text:p>
          </table:table-cell>
          <table:table-cell office:value-type="float" office:value="555235">
            <text:p>555235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61734">
            <text:p>461734</text:p>
          </table:table-cell>
          <table:table-cell table:number-columns-repeated="11" office:value-type="float" office:value="0">
            <text:p>0</text:p>
          </table:table-cell>
          <table:table-cell office:value-type="float" office:value="131072">
            <text:p>131072</text:p>
          </table:table-cell>
          <table:table-cell table:number-columns-repeated="5" office:value-type="float" office:value="0">
            <text:p>0</text:p>
          </table:table-cell>
          <table:table-cell office:value-type="float" office:value="686037">
            <text:p>686037</text:p>
          </table:table-cell>
          <table:table-cell office:value-type="float" office:value="0">
            <text:p>0</text:p>
          </table:table-cell>
          <table:table-cell office:value-type="float" office:value="686037">
            <text:p>686037</text:p>
          </table:table-cell>
          <table:table-cell office:value-type="float" office:value="10752">
            <text:p>10752</text:p>
          </table:table-cell>
          <table:table-cell office:value-type="float" office:value="343019">
            <text:p>343019</text:p>
          </table:table-cell>
          <table:table-cell office:value-type="float" office:value="0">
            <text:p>0</text:p>
          </table:table-cell>
          <table:table-cell office:value-type="float" office:value="228679">
            <text:p>228679</text:p>
          </table:table-cell>
          <table:table-cell office:value-type="float" office:value="0">
            <text:p>0</text:p>
          </table:table-cell>
          <table:table-cell office:value-type="float" office:value="228679">
            <text:p>228679</text:p>
          </table:table-cell>
          <table:table-cell office:value-type="float" office:value="313184">
            <text:p>313184</text:p>
          </table:table-cell>
          <table:table-cell office:value-type="float" office:value="114339">
            <text:p>114339</text:p>
          </table:table-cell>
          <table:table-cell office:value-type="float" office:value="2105">
            <text:p>2105</text:p>
          </table:table-cell>
          <table:table-cell office:value-type="float" office:value="457358">
            <text:p>457358</text:p>
          </table:table-cell>
          <table:table-cell office:value-type="float" office:value="686037">
            <text:p>686037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873616361">
            <text:p>873616361</text:p>
          </table:table-cell>
          <table:table-cell office:value-type="float" office:value="781089">
            <text:p>781089</text:p>
          </table:table-cell>
          <table:table-cell office:value-type="float" office:value="1999547">
            <text:p>1999547</text:p>
          </table:table-cell>
          <table:table-cell office:value-type="float" office:value="649462">
            <text:p>649462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20042">
            <text:p>520042</text:p>
          </table:table-cell>
          <table:table-cell table:number-columns-repeated="11" office:value-type="float" office:value="0">
            <text:p>0</text:p>
          </table:table-cell>
          <table:table-cell office:value-type="float" office:value="147456">
            <text:p>147456</text:p>
          </table:table-cell>
          <table:table-cell table:number-columns-repeated="5" office:value-type="float" office:value="0">
            <text:p>0</text:p>
          </table:table-cell>
          <table:table-cell office:value-type="float" office:value="781089">
            <text:p>781089</text:p>
          </table:table-cell>
          <table:table-cell office:value-type="float" office:value="0">
            <text:p>0</text:p>
          </table:table-cell>
          <table:table-cell office:value-type="float" office:value="781089">
            <text:p>781089</text:p>
          </table:table-cell>
          <table:table-cell office:value-type="float" office:value="12394">
            <text:p>12394</text:p>
          </table:table-cell>
          <table:table-cell office:value-type="float" office:value="390545">
            <text:p>390545</text:p>
          </table:table-cell>
          <table:table-cell office:value-type="float" office:value="0">
            <text:p>0</text:p>
          </table:table-cell>
          <table:table-cell office:value-type="float" office:value="260363">
            <text:p>260363</text:p>
          </table:table-cell>
          <table:table-cell office:value-type="float" office:value="0">
            <text:p>0</text:p>
          </table:table-cell>
          <table:table-cell office:value-type="float" office:value="260362">
            <text:p>260362</text:p>
          </table:table-cell>
          <table:table-cell office:value-type="float" office:value="764566">
            <text:p>764566</text:p>
          </table:table-cell>
          <table:table-cell office:value-type="float" office:value="130181">
            <text:p>130181</text:p>
          </table:table-cell>
          <table:table-cell office:value-type="float" office:value="1932">
            <text:p>1932</text:p>
          </table:table-cell>
          <table:table-cell office:value-type="float" office:value="520726">
            <text:p>520726</text:p>
          </table:table-cell>
          <table:table-cell office:value-type="float" office:value="781089">
            <text:p>781089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875078016">
            <text:p>875078016</text:p>
          </table:table-cell>
          <table:table-cell office:value-type="float" office:value="813605">
            <text:p>813605</text:p>
          </table:table-cell>
          <table:table-cell office:value-type="float" office:value="2085051">
            <text:p>2085051</text:p>
          </table:table-cell>
          <table:table-cell office:value-type="float" office:value="682280">
            <text:p>682280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76939">
            <text:p>576939</text:p>
          </table:table-cell>
          <table:table-cell table:number-columns-repeated="11" office:value-type="float" office:value="0">
            <text:p>0</text:p>
          </table:table-cell>
          <table:table-cell office:value-type="float" office:value="163840">
            <text:p>163840</text:p>
          </table:table-cell>
          <table:table-cell office:value-type="float" office:value="789072">
            <text:p>789072</text:p>
          </table:table-cell>
          <table:table-cell table:number-columns-repeated="4" office:value-type="float" office:value="0">
            <text:p>0</text:p>
          </table:table-cell>
          <table:table-cell office:value-type="float" office:value="813605">
            <text:p>813605</text:p>
          </table:table-cell>
          <table:table-cell office:value-type="float" office:value="0">
            <text:p>0</text:p>
          </table:table-cell>
          <table:table-cell office:value-type="float" office:value="813605">
            <text:p>813605</text:p>
          </table:table-cell>
          <table:table-cell office:value-type="float" office:value="12712">
            <text:p>12712</text:p>
          </table:table-cell>
          <table:table-cell office:value-type="float" office:value="406802">
            <text:p>406802</text:p>
          </table:table-cell>
          <table:table-cell office:value-type="float" office:value="0">
            <text:p>0</text:p>
          </table:table-cell>
          <table:table-cell office:value-type="float" office:value="271202">
            <text:p>271202</text:p>
          </table:table-cell>
          <table:table-cell office:value-type="float" office:value="0">
            <text:p>0</text:p>
          </table:table-cell>
          <table:table-cell office:value-type="float" office:value="271202">
            <text:p>271202</text:p>
          </table:table-cell>
          <table:table-cell office:value-type="float" office:value="813605">
            <text:p>813605</text:p>
          </table:table-cell>
          <table:table-cell office:value-type="float" office:value="135601">
            <text:p>135601</text:p>
          </table:table-cell>
          <table:table-cell office:value-type="float" office:value="514">
            <text:p>514</text:p>
          </table:table-cell>
          <table:table-cell office:value-type="float" office:value="542404">
            <text:p>542404</text:p>
          </table:table-cell>
          <table:table-cell office:value-type="float" office:value="813605">
            <text:p>813605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876348039">
            <text:p>876348039</text:p>
          </table:table-cell>
          <table:table-cell office:value-type="float" office:value="842446">
            <text:p>842446</text:p>
          </table:table-cell>
          <table:table-cell office:value-type="float" office:value="2167682">
            <text:p>2167682</text:p>
          </table:table-cell>
          <table:table-cell office:value-type="float" office:value="711276">
            <text:p>711276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33780">
            <text:p>633780</text:p>
          </table:table-cell>
          <table:table-cell table:number-columns-repeated="11" office:value-type="float" office:value="0">
            <text:p>0</text:p>
          </table:table-cell>
          <table:table-cell office:value-type="float" office:value="180224">
            <text:p>180224</text:p>
          </table:table-cell>
          <table:table-cell table:number-columns-repeated="5" office:value-type="float" office:value="0">
            <text:p>0</text:p>
          </table:table-cell>
          <table:table-cell office:value-type="float" office:value="842446">
            <text:p>842446</text:p>
          </table:table-cell>
          <table:table-cell office:value-type="float" office:value="0">
            <text:p>0</text:p>
          </table:table-cell>
          <table:table-cell office:value-type="float" office:value="842446">
            <text:p>842446</text:p>
          </table:table-cell>
          <table:table-cell office:value-type="float" office:value="13193">
            <text:p>13193</text:p>
          </table:table-cell>
          <table:table-cell office:value-type="float" office:value="421223">
            <text:p>421223</text:p>
          </table:table-cell>
          <table:table-cell office:value-type="float" office:value="0">
            <text:p>0</text:p>
          </table:table-cell>
          <table:table-cell office:value-type="float" office:value="280816">
            <text:p>280816</text:p>
          </table:table-cell>
          <table:table-cell office:value-type="float" office:value="0">
            <text:p>0</text:p>
          </table:table-cell>
          <table:table-cell office:value-type="float" office:value="280815">
            <text:p>280815</text:p>
          </table:table-cell>
          <table:table-cell office:value-type="float" office:value="804296">
            <text:p>804296</text:p>
          </table:table-cell>
          <table:table-cell office:value-type="float" office:value="140407">
            <text:p>140407</text:p>
          </table:table-cell>
          <table:table-cell office:value-type="float" office:value="501">
            <text:p>501</text:p>
          </table:table-cell>
          <table:table-cell office:value-type="float" office:value="561630">
            <text:p>561630</text:p>
          </table:table-cell>
          <table:table-cell office:value-type="float" office:value="842446">
            <text:p>842446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877910283">
            <text:p>877910283</text:p>
          </table:table-cell>
          <table:table-cell office:value-type="float" office:value="1023396">
            <text:p>1023396</text:p>
          </table:table-cell>
          <table:table-cell office:value-type="float" office:value="2660413">
            <text:p>2660413</text:p>
          </table:table-cell>
          <table:table-cell office:value-type="float" office:value="889487">
            <text:p>889487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91097">
            <text:p>691097</text:p>
          </table:table-cell>
          <table:table-cell table:number-columns-repeated="11" office:value-type="float" office:value="0">
            <text:p>0</text:p>
          </table:table-cell>
          <table:table-cell office:value-type="float" office:value="196608">
            <text:p>196608</text:p>
          </table:table-cell>
          <table:table-cell office:value-type="float" office:value="944904">
            <text:p>944904</text:p>
          </table:table-cell>
          <table:table-cell table:number-columns-repeated="4" office:value-type="float" office:value="0">
            <text:p>0</text:p>
          </table:table-cell>
          <table:table-cell office:value-type="float" office:value="1023396">
            <text:p>1023396</text:p>
          </table:table-cell>
          <table:table-cell office:value-type="float" office:value="0">
            <text:p>0</text:p>
          </table:table-cell>
          <table:table-cell office:value-type="float" office:value="1023396">
            <text:p>1023396</text:p>
          </table:table-cell>
          <table:table-cell office:value-type="float" office:value="16141">
            <text:p>16141</text:p>
          </table:table-cell>
          <table:table-cell office:value-type="float" office:value="511698">
            <text:p>511698</text:p>
          </table:table-cell>
          <table:table-cell office:value-type="float" office:value="0">
            <text:p>0</text:p>
          </table:table-cell>
          <table:table-cell office:value-type="float" office:value="341132">
            <text:p>341132</text:p>
          </table:table-cell>
          <table:table-cell office:value-type="float" office:value="0">
            <text:p>0</text:p>
          </table:table-cell>
          <table:table-cell office:value-type="float" office:value="341132">
            <text:p>341132</text:p>
          </table:table-cell>
          <table:table-cell office:value-type="float" office:value="1013210">
            <text:p>1013210</text:p>
          </table:table-cell>
          <table:table-cell office:value-type="float" office:value="170566">
            <text:p>170566</text:p>
          </table:table-cell>
          <table:table-cell office:value-type="float" office:value="499">
            <text:p>499</text:p>
          </table:table-cell>
          <table:table-cell office:value-type="float" office:value="682264">
            <text:p>682264</text:p>
          </table:table-cell>
          <table:table-cell office:value-type="float" office:value="1023396">
            <text:p>1023396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879450118">
            <text:p>879450118</text:p>
          </table:table-cell>
          <table:table-cell office:value-type="float" office:value="991695">
            <text:p>991695</text:p>
          </table:table-cell>
          <table:table-cell office:value-type="float" office:value="2584152">
            <text:p>2584152</text:p>
          </table:table-cell>
          <table:table-cell office:value-type="float" office:value="861940">
            <text:p>861940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48354">
            <text:p>748354</text:p>
          </table:table-cell>
          <table:table-cell table:number-columns-repeated="11" office:value-type="float" office:value="0">
            <text:p>0</text:p>
          </table:table-cell>
          <table:table-cell office:value-type="float" office:value="212992">
            <text:p>212992</text:p>
          </table:table-cell>
          <table:table-cell office:value-type="float" office:value="457380">
            <text:p>457380</text:p>
          </table:table-cell>
          <table:table-cell table:number-columns-repeated="4" office:value-type="float" office:value="0">
            <text:p>0</text:p>
          </table:table-cell>
          <table:table-cell office:value-type="float" office:value="991695">
            <text:p>991695</text:p>
          </table:table-cell>
          <table:table-cell office:value-type="float" office:value="0">
            <text:p>0</text:p>
          </table:table-cell>
          <table:table-cell office:value-type="float" office:value="991695">
            <text:p>991695</text:p>
          </table:table-cell>
          <table:table-cell office:value-type="float" office:value="15495">
            <text:p>15495</text:p>
          </table:table-cell>
          <table:table-cell office:value-type="float" office:value="495847">
            <text:p>495847</text:p>
          </table:table-cell>
          <table:table-cell office:value-type="float" office:value="0">
            <text:p>0</text:p>
          </table:table-cell>
          <table:table-cell office:value-type="float" office:value="330565">
            <text:p>330565</text:p>
          </table:table-cell>
          <table:table-cell office:value-type="float" office:value="0">
            <text:p>0</text:p>
          </table:table-cell>
          <table:table-cell office:value-type="float" office:value="330565">
            <text:p>330565</text:p>
          </table:table-cell>
          <table:table-cell office:value-type="float" office:value="991695">
            <text:p>991695</text:p>
          </table:table-cell>
          <table:table-cell office:value-type="float" office:value="165282">
            <text:p>165282</text:p>
          </table:table-cell>
          <table:table-cell office:value-type="float" office:value="511">
            <text:p>511</text:p>
          </table:table-cell>
          <table:table-cell office:value-type="float" office:value="661130">
            <text:p>661130</text:p>
          </table:table-cell>
          <table:table-cell office:value-type="float" office:value="991695">
            <text:p>991695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880787387">
            <text:p>880787387</text:p>
          </table:table-cell>
          <table:table-cell office:value-type="float" office:value="996687">
            <text:p>996687</text:p>
          </table:table-cell>
          <table:table-cell office:value-type="float" office:value="2580903">
            <text:p>2580903</text:p>
          </table:table-cell>
          <table:table-cell office:value-type="float" office:value="862044">
            <text:p>862044</text:p>
          </table:table-cell>
          <table:table-cell table:number-columns-repeated="3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05932">
            <text:p>805932</text:p>
          </table:table-cell>
          <table:table-cell table:number-columns-repeated="11" office:value-type="float" office:value="0">
            <text:p>0</text:p>
          </table:table-cell>
          <table:table-cell office:value-type="float" office:value="229376">
            <text:p>229376</text:p>
          </table:table-cell>
          <table:table-cell table:number-columns-repeated="5" office:value-type="float" office:value="0">
            <text:p>0</text:p>
          </table:table-cell>
          <table:table-cell office:value-type="float" office:value="996687">
            <text:p>996687</text:p>
          </table:table-cell>
          <table:table-cell office:value-type="float" office:value="0">
            <text:p>0</text:p>
          </table:table-cell>
          <table:table-cell office:value-type="float" office:value="996687">
            <text:p>996687</text:p>
          </table:table-cell>
          <table:table-cell office:value-type="float" office:value="15659">
            <text:p>15659</text:p>
          </table:table-cell>
          <table:table-cell office:value-type="float" office:value="498343">
            <text:p>498343</text:p>
          </table:table-cell>
          <table:table-cell office:value-type="float" office:value="0">
            <text:p>0</text:p>
          </table:table-cell>
          <table:table-cell office:value-type="float" office:value="332229">
            <text:p>332229</text:p>
          </table:table-cell>
          <table:table-cell office:value-type="float" office:value="0">
            <text:p>0</text:p>
          </table:table-cell>
          <table:table-cell office:value-type="float" office:value="332229">
            <text:p>332229</text:p>
          </table:table-cell>
          <table:table-cell office:value-type="float" office:value="988657">
            <text:p>988657</text:p>
          </table:table-cell>
          <table:table-cell office:value-type="float" office:value="166114">
            <text:p>166114</text:p>
          </table:table-cell>
          <table:table-cell office:value-type="float" office:value="479905">
            <text:p>479905</text:p>
          </table:table-cell>
          <table:table-cell office:value-type="float" office:value="664458">
            <text:p>664458</text:p>
          </table:table-cell>
          <table:table-cell office:value-type="float" office:value="996687">
            <text:p>996687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882211218">
            <text:p>882211218</text:p>
          </table:table-cell>
          <table:table-cell office:value-type="float" office:value="1194463">
            <text:p>1194463</text:p>
          </table:table-cell>
          <table:table-cell office:value-type="float" office:value="3143820">
            <text:p>3143820</text:p>
          </table:table-cell>
          <table:table-cell office:value-type="float" office:value="1065858">
            <text:p>1065858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65465">
            <text:p>865465</text:p>
          </table:table-cell>
          <table:table-cell table:number-columns-repeated="11" office:value-type="float" office:value="0">
            <text:p>0</text:p>
          </table:table-cell>
          <table:table-cell office:value-type="float" office:value="245760">
            <text:p>245760</text:p>
          </table:table-cell>
          <table:table-cell table:number-columns-repeated="5" office:value-type="float" office:value="0">
            <text:p>0</text:p>
          </table:table-cell>
          <table:table-cell office:value-type="float" office:value="1194463">
            <text:p>1194463</text:p>
          </table:table-cell>
          <table:table-cell office:value-type="float" office:value="0">
            <text:p>0</text:p>
          </table:table-cell>
          <table:table-cell office:value-type="float" office:value="1194463">
            <text:p>1194463</text:p>
          </table:table-cell>
          <table:table-cell office:value-type="float" office:value="18970">
            <text:p>18970</text:p>
          </table:table-cell>
          <table:table-cell office:value-type="float" office:value="597231">
            <text:p>597231</text:p>
          </table:table-cell>
          <table:table-cell office:value-type="float" office:value="0">
            <text:p>0</text:p>
          </table:table-cell>
          <table:table-cell office:value-type="float" office:value="398154">
            <text:p>398154</text:p>
          </table:table-cell>
          <table:table-cell office:value-type="float" office:value="0">
            <text:p>0</text:p>
          </table:table-cell>
          <table:table-cell office:value-type="float" office:value="398154">
            <text:p>398154</text:p>
          </table:table-cell>
          <table:table-cell office:value-type="float" office:value="1144835">
            <text:p>1144835</text:p>
          </table:table-cell>
          <table:table-cell office:value-type="float" office:value="199077">
            <text:p>199077</text:p>
          </table:table-cell>
          <table:table-cell office:value-type="float" office:value="1988">
            <text:p>1988</text:p>
          </table:table-cell>
          <table:table-cell office:value-type="float" office:value="796309">
            <text:p>796309</text:p>
          </table:table-cell>
          <table:table-cell office:value-type="float" office:value="1194463">
            <text:p>1194463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883797316">
            <text:p>883797316</text:p>
          </table:table-cell>
          <table:table-cell office:value-type="float" office:value="1042657">
            <text:p>1042657</text:p>
          </table:table-cell>
          <table:table-cell office:value-type="float" office:value="2617377">
            <text:p>2617377</text:p>
          </table:table-cell>
          <table:table-cell office:value-type="float" office:value="914158">
            <text:p>914158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20898">
            <text:p>920898</text:p>
          </table:table-cell>
          <table:table-cell table:number-columns-repeated="11" office:value-type="float" office:value="0">
            <text:p>0</text:p>
          </table:table-cell>
          <table:table-cell office:value-type="float" office:value="262144">
            <text:p>262144</text:p>
          </table:table-cell>
          <table:table-cell table:number-columns-repeated="5" office:value-type="float" office:value="0">
            <text:p>0</text:p>
          </table:table-cell>
          <table:table-cell office:value-type="float" office:value="1042657">
            <text:p>1042657</text:p>
          </table:table-cell>
          <table:table-cell office:value-type="float" office:value="0">
            <text:p>0</text:p>
          </table:table-cell>
          <table:table-cell office:value-type="float" office:value="1042657">
            <text:p>1042657</text:p>
          </table:table-cell>
          <table:table-cell office:value-type="float" office:value="16567">
            <text:p>16567</text:p>
          </table:table-cell>
          <table:table-cell office:value-type="float" office:value="521328">
            <text:p>521328</text:p>
          </table:table-cell>
          <table:table-cell office:value-type="float" office:value="0">
            <text:p>0</text:p>
          </table:table-cell>
          <table:table-cell office:value-type="float" office:value="347552">
            <text:p>347552</text:p>
          </table:table-cell>
          <table:table-cell office:value-type="float" office:value="0">
            <text:p>0</text:p>
          </table:table-cell>
          <table:table-cell office:value-type="float" office:value="347552">
            <text:p>347552</text:p>
          </table:table-cell>
          <table:table-cell office:value-type="float" office:value="1042657">
            <text:p>1042657</text:p>
          </table:table-cell>
          <table:table-cell office:value-type="float" office:value="173776">
            <text:p>173776</text:p>
          </table:table-cell>
          <table:table-cell office:value-type="float" office:value="1352">
            <text:p>1352</text:p>
          </table:table-cell>
          <table:table-cell office:value-type="float" office:value="695105">
            <text:p>695105</text:p>
          </table:table-cell>
          <table:table-cell office:value-type="float" office:value="1042657">
            <text:p>1042657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885186173">
            <text:p>885186173</text:p>
          </table:table-cell>
          <table:table-cell office:value-type="float" office:value="1054555">
            <text:p>1054555</text:p>
          </table:table-cell>
          <table:table-cell office:value-type="float" office:value="2724045">
            <text:p>2724045</text:p>
          </table:table-cell>
          <table:table-cell office:value-type="float" office:value="912376">
            <text:p>912376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79234">
            <text:p>979234</text:p>
          </table:table-cell>
          <table:table-cell table:number-columns-repeated="11" office:value-type="float" office:value="0">
            <text:p>0</text:p>
          </table:table-cell>
          <table:table-cell office:value-type="float" office:value="278528">
            <text:p>278528</text:p>
          </table:table-cell>
          <table:table-cell table:number-columns-repeated="5" office:value-type="float" office:value="0">
            <text:p>0</text:p>
          </table:table-cell>
          <table:table-cell office:value-type="float" office:value="1054555">
            <text:p>1054555</text:p>
          </table:table-cell>
          <table:table-cell office:value-type="float" office:value="0">
            <text:p>0</text:p>
          </table:table-cell>
          <table:table-cell office:value-type="float" office:value="1054555">
            <text:p>1054555</text:p>
          </table:table-cell>
          <table:table-cell office:value-type="float" office:value="16642">
            <text:p>16642</text:p>
          </table:table-cell>
          <table:table-cell office:value-type="float" office:value="527278">
            <text:p>527278</text:p>
          </table:table-cell>
          <table:table-cell office:value-type="float" office:value="0">
            <text:p>0</text:p>
          </table:table-cell>
          <table:table-cell office:value-type="float" office:value="351519">
            <text:p>351519</text:p>
          </table:table-cell>
          <table:table-cell office:value-type="float" office:value="0">
            <text:p>0</text:p>
          </table:table-cell>
          <table:table-cell office:value-type="float" office:value="351518">
            <text:p>351518</text:p>
          </table:table-cell>
          <table:table-cell office:value-type="float" office:value="1049905">
            <text:p>1049905</text:p>
          </table:table-cell>
          <table:table-cell office:value-type="float" office:value="175759">
            <text:p>175759</text:p>
          </table:table-cell>
          <table:table-cell office:value-type="float" office:value="1846">
            <text:p>1846</text:p>
          </table:table-cell>
          <table:table-cell office:value-type="float" office:value="703036">
            <text:p>703036</text:p>
          </table:table-cell>
          <table:table-cell office:value-type="float" office:value="1054555">
            <text:p>1054555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886606717">
            <text:p>886606717</text:p>
          </table:table-cell>
          <table:table-cell office:value-type="float" office:value="1406891">
            <text:p>1406891</text:p>
          </table:table-cell>
          <table:table-cell office:value-type="float" office:value="3727007">
            <text:p>3727007</text:p>
          </table:table-cell>
          <table:table-cell office:value-type="float" office:value="1273552">
            <text:p>1273552</text:p>
          </table:table-cell>
          <table:table-cell table:number-columns-repeated="3" office:value-type="float" office:value="0">
            <text:p>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37350">
            <text:p>1037350</text:p>
          </table:table-cell>
          <table:table-cell table:number-columns-repeated="11" office:value-type="float" office:value="0">
            <text:p>0</text:p>
          </table:table-cell>
          <table:table-cell office:value-type="float" office:value="294912">
            <text:p>294912</text:p>
          </table:table-cell>
          <table:table-cell office:value-type="float" office:value="1192476">
            <text:p>1192476</text:p>
          </table:table-cell>
          <table:table-cell table:number-columns-repeated="4" office:value-type="float" office:value="0">
            <text:p>0</text:p>
          </table:table-cell>
          <table:table-cell office:value-type="float" office:value="1406891">
            <text:p>1406891</text:p>
          </table:table-cell>
          <table:table-cell office:value-type="float" office:value="0">
            <text:p>0</text:p>
          </table:table-cell>
          <table:table-cell office:value-type="float" office:value="1406891">
            <text:p>1406891</text:p>
          </table:table-cell>
          <table:table-cell office:value-type="float" office:value="22274">
            <text:p>22274</text:p>
          </table:table-cell>
          <table:table-cell office:value-type="float" office:value="703445">
            <text:p>703445</text:p>
          </table:table-cell>
          <table:table-cell office:value-type="float" office:value="0">
            <text:p>0</text:p>
          </table:table-cell>
          <table:table-cell office:value-type="float" office:value="468964">
            <text:p>468964</text:p>
          </table:table-cell>
          <table:table-cell office:value-type="float" office:value="0">
            <text:p>0</text:p>
          </table:table-cell>
          <table:table-cell office:value-type="float" office:value="468963">
            <text:p>468963</text:p>
          </table:table-cell>
          <table:table-cell office:value-type="float" office:value="1406891">
            <text:p>1406891</text:p>
          </table:table-cell>
          <table:table-cell office:value-type="float" office:value="234482">
            <text:p>234482</text:p>
          </table:table-cell>
          <table:table-cell office:value-type="float" office:value="510">
            <text:p>510</text:p>
          </table:table-cell>
          <table:table-cell office:value-type="float" office:value="937927">
            <text:p>937927</text:p>
          </table:table-cell>
          <table:table-cell office:value-type="float" office:value="1406891">
            <text:p>1406891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887993766">
            <text:p>887993766</text:p>
          </table:table-cell>
          <table:table-cell office:value-type="float" office:value="1039186">
            <text:p>1039186</text:p>
          </table:table-cell>
          <table:table-cell office:value-type="float" office:value="2712709">
            <text:p>2712709</text:p>
          </table:table-cell>
          <table:table-cell office:value-type="float" office:value="900037">
            <text:p>900037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94047">
            <text:p>1094047</text:p>
          </table:table-cell>
          <table:table-cell table:number-columns-repeated="11" office:value-type="float" office:value="0">
            <text:p>0</text:p>
          </table:table-cell>
          <table:table-cell office:value-type="float" office:value="311296">
            <text:p>311296</text:p>
          </table:table-cell>
          <table:table-cell office:value-type="float" office:value="525112">
            <text:p>525112</text:p>
          </table:table-cell>
          <table:table-cell table:number-columns-repeated="4" office:value-type="float" office:value="0">
            <text:p>0</text:p>
          </table:table-cell>
          <table:table-cell office:value-type="float" office:value="1039186">
            <text:p>1039186</text:p>
          </table:table-cell>
          <table:table-cell office:value-type="float" office:value="0">
            <text:p>0</text:p>
          </table:table-cell>
          <table:table-cell office:value-type="float" office:value="1039186">
            <text:p>1039186</text:p>
          </table:table-cell>
          <table:table-cell office:value-type="float" office:value="16306">
            <text:p>16306</text:p>
          </table:table-cell>
          <table:table-cell office:value-type="float" office:value="519593">
            <text:p>519593</text:p>
          </table:table-cell>
          <table:table-cell office:value-type="float" office:value="0">
            <text:p>0</text:p>
          </table:table-cell>
          <table:table-cell office:value-type="float" office:value="346396">
            <text:p>346396</text:p>
          </table:table-cell>
          <table:table-cell office:value-type="float" office:value="0">
            <text:p>0</text:p>
          </table:table-cell>
          <table:table-cell office:value-type="float" office:value="346395">
            <text:p>346395</text:p>
          </table:table-cell>
          <table:table-cell office:value-type="float" office:value="1039186">
            <text:p>1039186</text:p>
          </table:table-cell>
          <table:table-cell office:value-type="float" office:value="173198">
            <text:p>173198</text:p>
          </table:table-cell>
          <table:table-cell office:value-type="float" office:value="7658">
            <text:p>7658</text:p>
          </table:table-cell>
          <table:table-cell office:value-type="float" office:value="692790">
            <text:p>692790</text:p>
          </table:table-cell>
          <table:table-cell office:value-type="float" office:value="1039186">
            <text:p>1039186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889408793">
            <text:p>889408793</text:p>
          </table:table-cell>
          <table:table-cell office:value-type="float" office:value="1197679">
            <text:p>1197679</text:p>
          </table:table-cell>
          <table:table-cell office:value-type="float" office:value="3153135">
            <text:p>3153135</text:p>
          </table:table-cell>
          <table:table-cell office:value-type="float" office:value="1067088">
            <text:p>1067088</text:p>
          </table:table-cell>
          <table:table-cell table:number-columns-repeated="3"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51435">
            <text:p>1151435</text:p>
          </table:table-cell>
          <table:table-cell table:number-columns-repeated="11" office:value-type="float" office:value="0">
            <text:p>0</text:p>
          </table:table-cell>
          <table:table-cell office:value-type="float" office:value="327680">
            <text:p>327680</text:p>
          </table:table-cell>
          <table:table-cell table:number-columns-repeated="5" office:value-type="float" office:value="0">
            <text:p>0</text:p>
          </table:table-cell>
          <table:table-cell office:value-type="float" office:value="1197679">
            <text:p>1197679</text:p>
          </table:table-cell>
          <table:table-cell office:value-type="float" office:value="0">
            <text:p>0</text:p>
          </table:table-cell>
          <table:table-cell office:value-type="float" office:value="1197679">
            <text:p>1197679</text:p>
          </table:table-cell>
          <table:table-cell office:value-type="float" office:value="18917">
            <text:p>18917</text:p>
          </table:table-cell>
          <table:table-cell office:value-type="float" office:value="598840">
            <text:p>598840</text:p>
          </table:table-cell>
          <table:table-cell office:value-type="float" office:value="0">
            <text:p>0</text:p>
          </table:table-cell>
          <table:table-cell office:value-type="float" office:value="399226">
            <text:p>399226</text:p>
          </table:table-cell>
          <table:table-cell office:value-type="float" office:value="0">
            <text:p>0</text:p>
          </table:table-cell>
          <table:table-cell office:value-type="float" office:value="399226">
            <text:p>399226</text:p>
          </table:table-cell>
          <table:table-cell office:value-type="float" office:value="1150997">
            <text:p>1150997</text:p>
          </table:table-cell>
          <table:table-cell office:value-type="float" office:value="199613">
            <text:p>199613</text:p>
          </table:table-cell>
          <table:table-cell office:value-type="float" office:value="525">
            <text:p>525</text:p>
          </table:table-cell>
          <table:table-cell office:value-type="float" office:value="798452">
            <text:p>798452</text:p>
          </table:table-cell>
          <table:table-cell office:value-type="float" office:value="1197679">
            <text:p>1197679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890852917">
            <text:p>890852917</text:p>
          </table:table-cell>
          <table:table-cell office:value-type="float" office:value="1340192">
            <text:p>1340192</text:p>
          </table:table-cell>
          <table:table-cell office:value-type="float" office:value="3542257">
            <text:p>3542257</text:p>
          </table:table-cell>
          <table:table-cell office:value-type="float" office:value="1209637">
            <text:p>1209637</text:p>
          </table:table-cell>
          <table:table-cell table:number-columns-repeated="3"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209761">
            <text:p>1209761</text:p>
          </table:table-cell>
          <table:table-cell table:number-columns-repeated="11" office:value-type="float" office:value="0">
            <text:p>0</text:p>
          </table:table-cell>
          <table:table-cell office:value-type="float" office:value="344064">
            <text:p>344064</text:p>
          </table:table-cell>
          <table:table-cell office:value-type="float" office:value="607596">
            <text:p>607596</text:p>
          </table:table-cell>
          <table:table-cell table:number-columns-repeated="4" office:value-type="float" office:value="0">
            <text:p>0</text:p>
          </table:table-cell>
          <table:table-cell office:value-type="float" office:value="1340192">
            <text:p>1340192</text:p>
          </table:table-cell>
          <table:table-cell office:value-type="float" office:value="0">
            <text:p>0</text:p>
          </table:table-cell>
          <table:table-cell office:value-type="float" office:value="1340192">
            <text:p>1340192</text:p>
          </table:table-cell>
          <table:table-cell office:value-type="float" office:value="21340">
            <text:p>21340</text:p>
          </table:table-cell>
          <table:table-cell office:value-type="float" office:value="670096">
            <text:p>670096</text:p>
          </table:table-cell>
          <table:table-cell office:value-type="float" office:value="0">
            <text:p>0</text:p>
          </table:table-cell>
          <table:table-cell office:value-type="float" office:value="446731">
            <text:p>446731</text:p>
          </table:table-cell>
          <table:table-cell office:value-type="float" office:value="0">
            <text:p>0</text:p>
          </table:table-cell>
          <table:table-cell office:value-type="float" office:value="446731">
            <text:p>446731</text:p>
          </table:table-cell>
          <table:table-cell office:value-type="float" office:value="1271683">
            <text:p>1271683</text:p>
          </table:table-cell>
          <table:table-cell office:value-type="float" office:value="223365">
            <text:p>223365</text:p>
          </table:table-cell>
          <table:table-cell office:value-type="float" office:value="615839">
            <text:p>615839</text:p>
          </table:table-cell>
          <table:table-cell office:value-type="float" office:value="893461">
            <text:p>893461</text:p>
          </table:table-cell>
          <table:table-cell office:value-type="float" office:value="1340192">
            <text:p>1340192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892246772">
            <text:p>892246772</text:p>
          </table:table-cell>
          <table:table-cell office:value-type="float" office:value="1431059">
            <text:p>1431059</text:p>
          </table:table-cell>
          <table:table-cell office:value-type="float" office:value="3795391">
            <text:p>3795391</text:p>
          </table:table-cell>
          <table:table-cell office:value-type="float" office:value="1297222">
            <text:p>1297222</text:p>
          </table:table-cell>
          <table:table-cell table:number-columns-repeated="3"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267978">
            <text:p>1267978</text:p>
          </table:table-cell>
          <table:table-cell table:number-columns-repeated="11" office:value-type="float" office:value="0">
            <text:p>0</text:p>
          </table:table-cell>
          <table:table-cell office:value-type="float" office:value="360448">
            <text:p>360448</text:p>
          </table:table-cell>
          <table:table-cell office:value-type="float" office:value="643184">
            <text:p>643184</text:p>
          </table:table-cell>
          <table:table-cell table:number-columns-repeated="4" office:value-type="float" office:value="0">
            <text:p>0</text:p>
          </table:table-cell>
          <table:table-cell office:value-type="float" office:value="1431059">
            <text:p>1431059</text:p>
          </table:table-cell>
          <table:table-cell office:value-type="float" office:value="0">
            <text:p>0</text:p>
          </table:table-cell>
          <table:table-cell office:value-type="float" office:value="1431059">
            <text:p>1431059</text:p>
          </table:table-cell>
          <table:table-cell office:value-type="float" office:value="22655">
            <text:p>22655</text:p>
          </table:table-cell>
          <table:table-cell office:value-type="float" office:value="715530">
            <text:p>715530</text:p>
          </table:table-cell>
          <table:table-cell office:value-type="float" office:value="0">
            <text:p>0</text:p>
          </table:table-cell>
          <table:table-cell office:value-type="float" office:value="477020">
            <text:p>477020</text:p>
          </table:table-cell>
          <table:table-cell office:value-type="float" office:value="0">
            <text:p>0</text:p>
          </table:table-cell>
          <table:table-cell office:value-type="float" office:value="477019">
            <text:p>477019</text:p>
          </table:table-cell>
          <table:table-cell office:value-type="float" office:value="1285506">
            <text:p>1285506</text:p>
          </table:table-cell>
          <table:table-cell office:value-type="float" office:value="238510">
            <text:p>238510</text:p>
          </table:table-cell>
          <table:table-cell office:value-type="float" office:value="604762">
            <text:p>604762</text:p>
          </table:table-cell>
          <table:table-cell office:value-type="float" office:value="954039">
            <text:p>954039</text:p>
          </table:table-cell>
          <table:table-cell office:value-type="float" office:value="1431059">
            <text:p>1431059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893685867">
            <text:p>893685867</text:p>
          </table:table-cell>
          <table:table-cell office:value-type="float" office:value="1415461">
            <text:p>1415461</text:p>
          </table:table-cell>
          <table:table-cell office:value-type="float" office:value="3759280">
            <text:p>3759280</text:p>
          </table:table-cell>
          <table:table-cell office:value-type="float" office:value="1287882">
            <text:p>1287882</text:p>
          </table:table-cell>
          <table:table-cell table:number-columns-repeated="3" office:value-type="float" office:value="0">
            <text:p>0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26921">
            <text:p>1326921</text:p>
          </table:table-cell>
          <table:table-cell table:number-columns-repeated="11" office:value-type="float" office:value="0">
            <text:p>0</text:p>
          </table:table-cell>
          <table:table-cell office:value-type="float" office:value="376832">
            <text:p>376832</text:p>
          </table:table-cell>
          <table:table-cell office:value-type="float" office:value="575000">
            <text:p>575000</text:p>
          </table:table-cell>
          <table:table-cell table:number-columns-repeated="4" office:value-type="float" office:value="0">
            <text:p>0</text:p>
          </table:table-cell>
          <table:table-cell office:value-type="float" office:value="1415461">
            <text:p>1415461</text:p>
          </table:table-cell>
          <table:table-cell office:value-type="float" office:value="0">
            <text:p>0</text:p>
          </table:table-cell>
          <table:table-cell office:value-type="float" office:value="1415461">
            <text:p>1415461</text:p>
          </table:table-cell>
          <table:table-cell office:value-type="float" office:value="22416">
            <text:p>22416</text:p>
          </table:table-cell>
          <table:table-cell office:value-type="float" office:value="707731">
            <text:p>707731</text:p>
          </table:table-cell>
          <table:table-cell office:value-type="float" office:value="0">
            <text:p>0</text:p>
          </table:table-cell>
          <table:table-cell office:value-type="float" office:value="471820">
            <text:p>471820</text:p>
          </table:table-cell>
          <table:table-cell office:value-type="float" office:value="0">
            <text:p>0</text:p>
          </table:table-cell>
          <table:table-cell office:value-type="float" office:value="471820">
            <text:p>471820</text:p>
          </table:table-cell>
          <table:table-cell office:value-type="float" office:value="1354986">
            <text:p>1354986</text:p>
          </table:table-cell>
          <table:table-cell office:value-type="float" office:value="235910">
            <text:p>235910</text:p>
          </table:table-cell>
          <table:table-cell office:value-type="float" office:value="581633">
            <text:p>581633</text:p>
          </table:table-cell>
          <table:table-cell office:value-type="float" office:value="943641">
            <text:p>943641</text:p>
          </table:table-cell>
          <table:table-cell office:value-type="float" office:value="1415461">
            <text:p>1415461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895170345">
            <text:p>895170345</text:p>
          </table:table-cell>
          <table:table-cell office:value-type="float" office:value="1400265">
            <text:p>1400265</text:p>
          </table:table-cell>
          <table:table-cell office:value-type="float" office:value="3713822">
            <text:p>3713822</text:p>
          </table:table-cell>
          <table:table-cell office:value-type="float" office:value="1269177">
            <text:p>1269177</text:p>
          </table:table-cell>
          <table:table-cell table:number-columns-repeated="3"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84874">
            <text:p>1384874</text:p>
          </table:table-cell>
          <table:table-cell table:number-columns-repeated="11" office:value-type="float" office:value="0">
            <text:p>0</text:p>
          </table:table-cell>
          <table:table-cell office:value-type="float" office:value="393216">
            <text:p>393216</text:p>
          </table:table-cell>
          <table:table-cell office:value-type="float" office:value="611744">
            <text:p>611744</text:p>
          </table:table-cell>
          <table:table-cell table:number-columns-repeated="4" office:value-type="float" office:value="0">
            <text:p>0</text:p>
          </table:table-cell>
          <table:table-cell office:value-type="float" office:value="1400265">
            <text:p>1400265</text:p>
          </table:table-cell>
          <table:table-cell office:value-type="float" office:value="0">
            <text:p>0</text:p>
          </table:table-cell>
          <table:table-cell office:value-type="float" office:value="1400265">
            <text:p>1400265</text:p>
          </table:table-cell>
          <table:table-cell office:value-type="float" office:value="21879">
            <text:p>21879</text:p>
          </table:table-cell>
          <table:table-cell office:value-type="float" office:value="700132">
            <text:p>700132</text:p>
          </table:table-cell>
          <table:table-cell office:value-type="float" office:value="0">
            <text:p>0</text:p>
          </table:table-cell>
          <table:table-cell office:value-type="float" office:value="466755">
            <text:p>466755</text:p>
          </table:table-cell>
          <table:table-cell office:value-type="float" office:value="0">
            <text:p>0</text:p>
          </table:table-cell>
          <table:table-cell office:value-type="float" office:value="466755">
            <text:p>466755</text:p>
          </table:table-cell>
          <table:table-cell office:value-type="float" office:value="1361218">
            <text:p>1361218</text:p>
          </table:table-cell>
          <table:table-cell office:value-type="float" office:value="233377">
            <text:p>233377</text:p>
          </table:table-cell>
          <table:table-cell office:value-type="float" office:value="518">
            <text:p>518</text:p>
          </table:table-cell>
          <table:table-cell office:value-type="float" office:value="933510">
            <text:p>933510</text:p>
          </table:table-cell>
          <table:table-cell office:value-type="float" office:value="1400265">
            <text:p>1400265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896807164">
            <text:p>896807164</text:p>
          </table:table-cell>
          <table:table-cell office:value-type="float" office:value="1352019">
            <text:p>1352019</text:p>
          </table:table-cell>
          <table:table-cell office:value-type="float" office:value="3575947">
            <text:p>3575947</text:p>
          </table:table-cell>
          <table:table-cell office:value-type="float" office:value="1221539">
            <text:p>1221539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2055">
            <text:p>1442055</text:p>
          </table:table-cell>
          <table:table-cell table:number-columns-repeated="11" office:value-type="float" office:value="0">
            <text:p>0</text:p>
          </table:table-cell>
          <table:table-cell office:value-type="float" office:value="409600">
            <text:p>409600</text:p>
          </table:table-cell>
          <table:table-cell office:value-type="float" office:value="659364">
            <text:p>659364</text:p>
          </table:table-cell>
          <table:table-cell table:number-columns-repeated="4" office:value-type="float" office:value="0">
            <text:p>0</text:p>
          </table:table-cell>
          <table:table-cell office:value-type="float" office:value="1352019">
            <text:p>1352019</text:p>
          </table:table-cell>
          <table:table-cell office:value-type="float" office:value="0">
            <text:p>0</text:p>
          </table:table-cell>
          <table:table-cell office:value-type="float" office:value="1352019">
            <text:p>1352019</text:p>
          </table:table-cell>
          <table:table-cell office:value-type="float" office:value="21324">
            <text:p>21324</text:p>
          </table:table-cell>
          <table:table-cell office:value-type="float" office:value="676010">
            <text:p>676010</text:p>
          </table:table-cell>
          <table:table-cell office:value-type="float" office:value="0">
            <text:p>0</text:p>
          </table:table-cell>
          <table:table-cell office:value-type="float" office:value="450673">
            <text:p>450673</text:p>
          </table:table-cell>
          <table:table-cell office:value-type="float" office:value="0">
            <text:p>0</text:p>
          </table:table-cell>
          <table:table-cell office:value-type="float" office:value="450672">
            <text:p>450672</text:p>
          </table:table-cell>
          <table:table-cell office:value-type="float" office:value="1352019">
            <text:p>1352019</text:p>
          </table:table-cell>
          <table:table-cell office:value-type="float" office:value="225336">
            <text:p>225336</text:p>
          </table:table-cell>
          <table:table-cell office:value-type="float" office:value="1293420">
            <text:p>1293420</text:p>
          </table:table-cell>
          <table:table-cell office:value-type="float" office:value="901345">
            <text:p>901345</text:p>
          </table:table-cell>
          <table:table-cell office:value-type="float" office:value="1352019">
            <text:p>1352019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898104569">
            <text:p>898104569</text:p>
          </table:table-cell>
          <table:table-cell office:value-type="float" office:value="1420670">
            <text:p>1420670</text:p>
          </table:table-cell>
          <table:table-cell office:value-type="float" office:value="3768262">
            <text:p>3768262</text:p>
          </table:table-cell>
          <table:table-cell office:value-type="float" office:value="1289728">
            <text:p>1289728</text:p>
          </table:table-cell>
          <table:table-cell table:number-columns-repeated="3" office:value-type="float" office:value="0">
            <text:p>0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00402">
            <text:p>1500402</text:p>
          </table:table-cell>
          <table:table-cell table:number-columns-repeated="11" office:value-type="float" office:value="0">
            <text:p>0</text:p>
          </table:table-cell>
          <table:table-cell office:value-type="float" office:value="425984">
            <text:p>425984</text:p>
          </table:table-cell>
          <table:table-cell office:value-type="float" office:value="1216956">
            <text:p>1216956</text:p>
          </table:table-cell>
          <table:table-cell table:number-columns-repeated="4" office:value-type="float" office:value="0">
            <text:p>0</text:p>
          </table:table-cell>
          <table:table-cell office:value-type="float" office:value="1420670">
            <text:p>1420670</text:p>
          </table:table-cell>
          <table:table-cell office:value-type="float" office:value="0">
            <text:p>0</text:p>
          </table:table-cell>
          <table:table-cell office:value-type="float" office:value="1420670">
            <text:p>1420670</text:p>
          </table:table-cell>
          <table:table-cell office:value-type="float" office:value="22487">
            <text:p>22487</text:p>
          </table:table-cell>
          <table:table-cell office:value-type="float" office:value="710335">
            <text:p>710335</text:p>
          </table:table-cell>
          <table:table-cell office:value-type="float" office:value="0">
            <text:p>0</text:p>
          </table:table-cell>
          <table:table-cell office:value-type="float" office:value="473557">
            <text:p>473557</text:p>
          </table:table-cell>
          <table:table-cell office:value-type="float" office:value="0">
            <text:p>0</text:p>
          </table:table-cell>
          <table:table-cell office:value-type="float" office:value="473557">
            <text:p>473557</text:p>
          </table:table-cell>
          <table:table-cell office:value-type="float" office:value="1245518">
            <text:p>1245518</text:p>
          </table:table-cell>
          <table:table-cell office:value-type="float" office:value="236778">
            <text:p>236778</text:p>
          </table:table-cell>
          <table:table-cell office:value-type="float" office:value="587259">
            <text:p>587259</text:p>
          </table:table-cell>
          <table:table-cell office:value-type="float" office:value="947114">
            <text:p>947114</text:p>
          </table:table-cell>
          <table:table-cell office:value-type="float" office:value="1420670">
            <text:p>1420670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899468293">
            <text:p>899468293</text:p>
          </table:table-cell>
          <table:table-cell office:value-type="float" office:value="1521174">
            <text:p>1521174</text:p>
          </table:table-cell>
          <table:table-cell office:value-type="float" office:value="4047927">
            <text:p>4047927</text:p>
          </table:table-cell>
          <table:table-cell office:value-type="float" office:value="1390160">
            <text:p>1390160</text:p>
          </table:table-cell>
          <table:table-cell table:number-columns-repeated="3" office:value-type="float" office:value="0">
            <text:p>0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70056">
            <text:p>1570056</text:p>
          </table:table-cell>
          <table:table-cell table:number-columns-repeated="11" office:value-type="float" office:value="0">
            <text:p>0</text:p>
          </table:table-cell>
          <table:table-cell office:value-type="float" office:value="442368">
            <text:p>442368</text:p>
          </table:table-cell>
          <table:table-cell office:value-type="float" office:value="1461548">
            <text:p>1461548</text:p>
          </table:table-cell>
          <table:table-cell table:number-columns-repeated="4" office:value-type="float" office:value="0">
            <text:p>0</text:p>
          </table:table-cell>
          <table:table-cell office:value-type="float" office:value="1521174">
            <text:p>1521174</text:p>
          </table:table-cell>
          <table:table-cell office:value-type="float" office:value="0">
            <text:p>0</text:p>
          </table:table-cell>
          <table:table-cell office:value-type="float" office:value="1521174">
            <text:p>1521174</text:p>
          </table:table-cell>
          <table:table-cell office:value-type="float" office:value="24057">
            <text:p>24057</text:p>
          </table:table-cell>
          <table:table-cell office:value-type="float" office:value="760587">
            <text:p>760587</text:p>
          </table:table-cell>
          <table:table-cell office:value-type="float" office:value="0">
            <text:p>0</text:p>
          </table:table-cell>
          <table:table-cell office:value-type="float" office:value="507058">
            <text:p>507058</text:p>
          </table:table-cell>
          <table:table-cell office:value-type="float" office:value="0">
            <text:p>0</text:p>
          </table:table-cell>
          <table:table-cell office:value-type="float" office:value="507058">
            <text:p>507058</text:p>
          </table:table-cell>
          <table:table-cell office:value-type="float" office:value="1521174">
            <text:p>1521174</text:p>
          </table:table-cell>
          <table:table-cell office:value-type="float" office:value="253529">
            <text:p>253529</text:p>
          </table:table-cell>
          <table:table-cell office:value-type="float" office:value="624468">
            <text:p>624468</text:p>
          </table:table-cell>
          <table:table-cell office:value-type="float" office:value="1014116">
            <text:p>1014116</text:p>
          </table:table-cell>
          <table:table-cell office:value-type="float" office:value="1521174">
            <text:p>1521174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900935000">
            <text:p>900935000</text:p>
          </table:table-cell>
          <table:table-cell office:value-type="float" office:value="1488579">
            <text:p>1488579</text:p>
          </table:table-cell>
          <table:table-cell office:value-type="float" office:value="3958057">
            <text:p>3958057</text:p>
          </table:table-cell>
          <table:table-cell office:value-type="float" office:value="1352533">
            <text:p>1352533</text:p>
          </table:table-cell>
          <table:table-cell table:number-columns-repeated="3"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16866">
            <text:p>1616866</text:p>
          </table:table-cell>
          <table:table-cell table:number-columns-repeated="11" office:value-type="float" office:value="0">
            <text:p>0</text:p>
          </table:table-cell>
          <table:table-cell office:value-type="float" office:value="458752">
            <text:p>458752</text:p>
          </table:table-cell>
          <table:table-cell office:value-type="float" office:value="1470716">
            <text:p>1470716</text:p>
          </table:table-cell>
          <table:table-cell table:number-columns-repeated="4" office:value-type="float" office:value="0">
            <text:p>0</text:p>
          </table:table-cell>
          <table:table-cell office:value-type="float" office:value="1488579">
            <text:p>1488579</text:p>
          </table:table-cell>
          <table:table-cell office:value-type="float" office:value="0">
            <text:p>0</text:p>
          </table:table-cell>
          <table:table-cell office:value-type="float" office:value="1488579">
            <text:p>1488579</text:p>
          </table:table-cell>
          <table:table-cell office:value-type="float" office:value="23258">
            <text:p>23258</text:p>
          </table:table-cell>
          <table:table-cell office:value-type="float" office:value="744289">
            <text:p>744289</text:p>
          </table:table-cell>
          <table:table-cell office:value-type="float" office:value="0">
            <text:p>0</text:p>
          </table:table-cell>
          <table:table-cell office:value-type="float" office:value="496193">
            <text:p>496193</text:p>
          </table:table-cell>
          <table:table-cell office:value-type="float" office:value="0">
            <text:p>0</text:p>
          </table:table-cell>
          <table:table-cell office:value-type="float" office:value="496193">
            <text:p>496193</text:p>
          </table:table-cell>
          <table:table-cell office:value-type="float" office:value="1443480">
            <text:p>1443480</text:p>
          </table:table-cell>
          <table:table-cell office:value-type="float" office:value="248096">
            <text:p>248096</text:p>
          </table:table-cell>
          <table:table-cell office:value-type="float" office:value="509">
            <text:p>509</text:p>
          </table:table-cell>
          <table:table-cell office:value-type="float" office:value="992386">
            <text:p>992386</text:p>
          </table:table-cell>
          <table:table-cell office:value-type="float" office:value="1488579">
            <text:p>1488579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902234049">
            <text:p>902234049</text:p>
          </table:table-cell>
          <table:table-cell office:value-type="float" office:value="1505348">
            <text:p>1505348</text:p>
          </table:table-cell>
          <table:table-cell office:value-type="float" office:value="4004898">
            <text:p>4004898</text:p>
          </table:table-cell>
          <table:table-cell office:value-type="float" office:value="1372799">
            <text:p>1372799</text:p>
          </table:table-cell>
          <table:table-cell table:number-columns-repeated="3" office:value-type="float" office:value="0">
            <text:p>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76065">
            <text:p>1676065</text:p>
          </table:table-cell>
          <table:table-cell table:number-columns-repeated="11" office:value-type="float" office:value="0">
            <text:p>0</text:p>
          </table:table-cell>
          <table:table-cell office:value-type="float" office:value="475136">
            <text:p>475136</text:p>
          </table:table-cell>
          <table:table-cell table:number-columns-repeated="5" office:value-type="float" office:value="0">
            <text:p>0</text:p>
          </table:table-cell>
          <table:table-cell office:value-type="float" office:value="1505348">
            <text:p>1505348</text:p>
          </table:table-cell>
          <table:table-cell office:value-type="float" office:value="0">
            <text:p>0</text:p>
          </table:table-cell>
          <table:table-cell office:value-type="float" office:value="1505348">
            <text:p>1505348</text:p>
          </table:table-cell>
          <table:table-cell office:value-type="float" office:value="23520">
            <text:p>23520</text:p>
          </table:table-cell>
          <table:table-cell office:value-type="float" office:value="752674">
            <text:p>752674</text:p>
          </table:table-cell>
          <table:table-cell office:value-type="float" office:value="0">
            <text:p>0</text:p>
          </table:table-cell>
          <table:table-cell office:value-type="float" office:value="501783">
            <text:p>501783</text:p>
          </table:table-cell>
          <table:table-cell office:value-type="float" office:value="0">
            <text:p>0</text:p>
          </table:table-cell>
          <table:table-cell office:value-type="float" office:value="501782">
            <text:p>501782</text:p>
          </table:table-cell>
          <table:table-cell office:value-type="float" office:value="1387355">
            <text:p>1387355</text:p>
          </table:table-cell>
          <table:table-cell office:value-type="float" office:value="250891">
            <text:p>250891</text:p>
          </table:table-cell>
          <table:table-cell office:value-type="float" office:value="1596">
            <text:p>1596</text:p>
          </table:table-cell>
          <table:table-cell office:value-type="float" office:value="1003565">
            <text:p>1003565</text:p>
          </table:table-cell>
          <table:table-cell office:value-type="float" office:value="1505348">
            <text:p>1505348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903604193">
            <text:p>903604193</text:p>
          </table:table-cell>
          <table:table-cell office:value-type="float" office:value="1517817">
            <text:p>1517817</text:p>
          </table:table-cell>
          <table:table-cell office:value-type="float" office:value="4002407">
            <text:p>4002407</text:p>
          </table:table-cell>
          <table:table-cell office:value-type="float" office:value="1371080">
            <text:p>1371080</text:p>
          </table:table-cell>
          <table:table-cell table:number-columns-repeated="3"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738825">
            <text:p>1738825</text:p>
          </table:table-cell>
          <table:table-cell table:number-columns-repeated="11" office:value-type="float" office:value="0">
            <text:p>0</text:p>
          </table:table-cell>
          <table:table-cell office:value-type="float" office:value="491520">
            <text:p>491520</text:p>
          </table:table-cell>
          <table:table-cell table:number-columns-repeated="5" office:value-type="float" office:value="0">
            <text:p>0</text:p>
          </table:table-cell>
          <table:table-cell office:value-type="float" office:value="1517817">
            <text:p>1517817</text:p>
          </table:table-cell>
          <table:table-cell office:value-type="float" office:value="0">
            <text:p>0</text:p>
          </table:table-cell>
          <table:table-cell office:value-type="float" office:value="1517817">
            <text:p>1517817</text:p>
          </table:table-cell>
          <table:table-cell office:value-type="float" office:value="23716">
            <text:p>23716</text:p>
          </table:table-cell>
          <table:table-cell office:value-type="float" office:value="758909">
            <text:p>758909</text:p>
          </table:table-cell>
          <table:table-cell office:value-type="float" office:value="0">
            <text:p>0</text:p>
          </table:table-cell>
          <table:table-cell office:value-type="float" office:value="505939">
            <text:p>505939</text:p>
          </table:table-cell>
          <table:table-cell office:value-type="float" office:value="0">
            <text:p>0</text:p>
          </table:table-cell>
          <table:table-cell office:value-type="float" office:value="505939">
            <text:p>505939</text:p>
          </table:table-cell>
          <table:table-cell office:value-type="float" office:value="1428245">
            <text:p>1428245</text:p>
          </table:table-cell>
          <table:table-cell office:value-type="float" office:value="252969">
            <text:p>252969</text:p>
          </table:table-cell>
          <table:table-cell office:value-type="float" office:value="514">
            <text:p>514</text:p>
          </table:table-cell>
          <table:table-cell office:value-type="float" office:value="1011878">
            <text:p>1011878</text:p>
          </table:table-cell>
          <table:table-cell office:value-type="float" office:value="1517817">
            <text:p>1517817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905015782">
            <text:p>905015782</text:p>
          </table:table-cell>
          <table:table-cell office:value-type="float" office:value="1557560">
            <text:p>1557560</text:p>
          </table:table-cell>
          <table:table-cell office:value-type="float" office:value="4150182">
            <text:p>4150182</text:p>
          </table:table-cell>
          <table:table-cell office:value-type="float" office:value="1425625">
            <text:p>1425625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793992">
            <text:p>1793992</text:p>
          </table:table-cell>
          <table:table-cell table:number-columns-repeated="11" office:value-type="float" office:value="0">
            <text:p>0</text:p>
          </table:table-cell>
          <table:table-cell office:value-type="float" office:value="507904">
            <text:p>507904</text:p>
          </table:table-cell>
          <table:table-cell table:number-columns-repeated="5" office:value-type="float" office:value="0">
            <text:p>0</text:p>
          </table:table-cell>
          <table:table-cell office:value-type="float" office:value="1557560">
            <text:p>1557560</text:p>
          </table:table-cell>
          <table:table-cell office:value-type="float" office:value="0">
            <text:p>0</text:p>
          </table:table-cell>
          <table:table-cell office:value-type="float" office:value="1557560">
            <text:p>1557560</text:p>
          </table:table-cell>
          <table:table-cell office:value-type="float" office:value="24336">
            <text:p>24336</text:p>
          </table:table-cell>
          <table:table-cell office:value-type="float" office:value="778780">
            <text:p>778780</text:p>
          </table:table-cell>
          <table:table-cell office:value-type="float" office:value="0">
            <text:p>0</text:p>
          </table:table-cell>
          <table:table-cell office:value-type="float" office:value="519187">
            <text:p>519187</text:p>
          </table:table-cell>
          <table:table-cell office:value-type="float" office:value="0">
            <text:p>0</text:p>
          </table:table-cell>
          <table:table-cell office:value-type="float" office:value="519187">
            <text:p>519187</text:p>
          </table:table-cell>
          <table:table-cell office:value-type="float" office:value="1454886">
            <text:p>1454886</text:p>
          </table:table-cell>
          <table:table-cell office:value-type="float" office:value="259593">
            <text:p>259593</text:p>
          </table:table-cell>
          <table:table-cell office:value-type="float" office:value="493">
            <text:p>493</text:p>
          </table:table-cell>
          <table:table-cell office:value-type="float" office:value="1038374">
            <text:p>1038374</text:p>
          </table:table-cell>
          <table:table-cell office:value-type="float" office:value="1557560">
            <text:p>1557560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906355376">
            <text:p>906355376</text:p>
          </table:table-cell>
          <table:table-cell office:value-type="float" office:value="1561988">
            <text:p>1561988</text:p>
          </table:table-cell>
          <table:table-cell office:value-type="float" office:value="4163970">
            <text:p>4163970</text:p>
          </table:table-cell>
          <table:table-cell office:value-type="float" office:value="1431912">
            <text:p>1431912</text:p>
          </table:table-cell>
          <table:table-cell table:number-columns-repeated="3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848839">
            <text:p>1848839</text:p>
          </table:table-cell>
          <table:table-cell table:number-columns-repeated="11" office:value-type="float" office:value="0">
            <text:p>0</text:p>
          </table:table-cell>
          <table:table-cell office:value-type="float" office:value="524288">
            <text:p>524288</text:p>
          </table:table-cell>
          <table:table-cell table:number-columns-repeated="5" office:value-type="float" office:value="0">
            <text:p>0</text:p>
          </table:table-cell>
          <table:table-cell office:value-type="float" office:value="1561988">
            <text:p>1561988</text:p>
          </table:table-cell>
          <table:table-cell office:value-type="float" office:value="0">
            <text:p>0</text:p>
          </table:table-cell>
          <table:table-cell office:value-type="float" office:value="1561988">
            <text:p>1561988</text:p>
          </table:table-cell>
          <table:table-cell office:value-type="float" office:value="24406">
            <text:p>24406</text:p>
          </table:table-cell>
          <table:table-cell office:value-type="float" office:value="780994">
            <text:p>780994</text:p>
          </table:table-cell>
          <table:table-cell office:value-type="float" office:value="0">
            <text:p>0</text:p>
          </table:table-cell>
          <table:table-cell office:value-type="float" office:value="520663">
            <text:p>520663</text:p>
          </table:table-cell>
          <table:table-cell office:value-type="float" office:value="0">
            <text:p>0</text:p>
          </table:table-cell>
          <table:table-cell office:value-type="float" office:value="520662">
            <text:p>520662</text:p>
          </table:table-cell>
          <table:table-cell office:value-type="float" office:value="653072">
            <text:p>653072</text:p>
          </table:table-cell>
          <table:table-cell office:value-type="float" office:value="260331">
            <text:p>260331</text:p>
          </table:table-cell>
          <table:table-cell office:value-type="float" office:value="515">
            <text:p>515</text:p>
          </table:table-cell>
          <table:table-cell office:value-type="float" office:value="1041325">
            <text:p>1041325</text:p>
          </table:table-cell>
          <table:table-cell office:value-type="float" office:value="1561988">
            <text:p>1561988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907739980">
            <text:p>907739980</text:p>
          </table:table-cell>
          <table:table-cell office:value-type="float" office:value="2418849">
            <text:p>2418849</text:p>
          </table:table-cell>
          <table:table-cell office:value-type="float" office:value="6541354">
            <text:p>6541354</text:p>
          </table:table-cell>
          <table:table-cell office:value-type="float" office:value="2256968">
            <text:p>2256968</text:p>
          </table:table-cell>
          <table:table-cell table:number-columns-repeated="3" office:value-type="float" office:value="0">
            <text:p>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709295">
            <text:p>3709295</text:p>
          </table:table-cell>
          <table:table-cell table:number-columns-repeated="11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937752">
            <text:p>937752</text:p>
          </table:table-cell>
          <table:table-cell table:number-columns-repeated="4" office:value-type="float" office:value="0">
            <text:p>0</text:p>
          </table:table-cell>
          <table:table-cell office:value-type="float" office:value="2418849">
            <text:p>2418849</text:p>
          </table:table-cell>
          <table:table-cell office:value-type="float" office:value="0">
            <text:p>0</text:p>
          </table:table-cell>
          <table:table-cell office:value-type="float" office:value="2418849">
            <text:p>2418849</text:p>
          </table:table-cell>
          <table:table-cell office:value-type="float" office:value="38086">
            <text:p>38086</text:p>
          </table:table-cell>
          <table:table-cell office:value-type="float" office:value="1209425">
            <text:p>1209425</text:p>
          </table:table-cell>
          <table:table-cell office:value-type="float" office:value="0">
            <text:p>0</text:p>
          </table:table-cell>
          <table:table-cell office:value-type="float" office:value="806283">
            <text:p>806283</text:p>
          </table:table-cell>
          <table:table-cell office:value-type="float" office:value="0">
            <text:p>0</text:p>
          </table:table-cell>
          <table:table-cell office:value-type="float" office:value="806283">
            <text:p>806283</text:p>
          </table:table-cell>
          <table:table-cell office:value-type="float" office:value="2276657">
            <text:p>2276657</text:p>
          </table:table-cell>
          <table:table-cell office:value-type="float" office:value="403142">
            <text:p>403142</text:p>
          </table:table-cell>
          <table:table-cell office:value-type="float" office:value="1508">
            <text:p>1508</text:p>
          </table:table-cell>
          <table:table-cell office:value-type="float" office:value="1612566">
            <text:p>1612566</text:p>
          </table:table-cell>
          <table:table-cell office:value-type="float" office:value="2418849">
            <text:p>2418849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909170789">
            <text:p>909170789</text:p>
          </table:table-cell>
          <table:table-cell office:value-type="float" office:value="3920613">
            <text:p>3920613</text:p>
          </table:table-cell>
          <table:table-cell office:value-type="float" office:value="10702409">
            <text:p>10702409</text:p>
          </table:table-cell>
          <table:table-cell office:value-type="float" office:value="3753636">
            <text:p>3753636</text:p>
          </table:table-cell>
          <table:table-cell table:number-columns-repeated="3" office:value-type="float" office:value="0">
            <text:p>0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437466">
            <text:p>7437466</text:p>
          </table:table-cell>
          <table:table-cell table:number-columns-repeated="11" office:value-type="float" office:value="0">
            <text:p>0</text:p>
          </table:table-cell>
          <table:table-cell office:value-type="float" office:value="2097152">
            <text:p>2097152</text:p>
          </table:table-cell>
          <table:table-cell table:number-columns-repeated="5" office:value-type="float" office:value="0">
            <text:p>0</text:p>
          </table:table-cell>
          <table:table-cell office:value-type="float" office:value="3920613">
            <text:p>3920613</text:p>
          </table:table-cell>
          <table:table-cell office:value-type="float" office:value="0">
            <text:p>0</text:p>
          </table:table-cell>
          <table:table-cell office:value-type="float" office:value="3920613">
            <text:p>3920613</text:p>
          </table:table-cell>
          <table:table-cell office:value-type="float" office:value="61578">
            <text:p>61578</text:p>
          </table:table-cell>
          <table:table-cell office:value-type="float" office:value="1960306">
            <text:p>1960306</text:p>
          </table:table-cell>
          <table:table-cell office:value-type="float" office:value="0">
            <text:p>0</text:p>
          </table:table-cell>
          <table:table-cell office:value-type="float" office:value="1306871">
            <text:p>1306871</text:p>
          </table:table-cell>
          <table:table-cell office:value-type="float" office:value="0">
            <text:p>0</text:p>
          </table:table-cell>
          <table:table-cell office:value-type="float" office:value="1306871">
            <text:p>1306871</text:p>
          </table:table-cell>
          <table:table-cell office:value-type="float" office:value="3920613">
            <text:p>3920613</text:p>
          </table:table-cell>
          <table:table-cell office:value-type="float" office:value="653436">
            <text:p>653436</text:p>
          </table:table-cell>
          <table:table-cell office:value-type="float" office:value="3747806">
            <text:p>3747806</text:p>
          </table:table-cell>
          <table:table-cell office:value-type="float" office:value="2613742">
            <text:p>2613742</text:p>
          </table:table-cell>
          <table:table-cell office:value-type="float" office:value="3920613">
            <text:p>3920613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table:number-columns-repeated="2" office:value-type="float" office:value="256">
            <text:p>256</text:p>
          </table:table-cell>
          <table:table-cell office:value-type="float" office:value="910775728">
            <text:p>910775728</text:p>
          </table:table-cell>
          <table:table-cell office:value-type="float" office:value="5172375">
            <text:p>5172375</text:p>
          </table:table-cell>
          <table:table-cell office:value-type="float" office:value="14244616">
            <text:p>14244616</text:p>
          </table:table-cell>
          <table:table-cell office:value-type="float" office:value="4879946">
            <text:p>4879946</text:p>
          </table:table-cell>
          <table:table-cell table:number-columns-repeated="3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879627">
            <text:p>14879627</text:p>
          </table:table-cell>
          <table:table-cell table:number-columns-repeated="11" office:value-type="float" office:value="0">
            <text:p>0</text:p>
          </table:table-cell>
          <table:table-cell office:value-type="float" office:value="4194304">
            <text:p>4194304</text:p>
          </table:table-cell>
          <table:table-cell table:number-columns-repeated="5" office:value-type="float" office:value="0">
            <text:p>0</text:p>
          </table:table-cell>
          <table:table-cell office:value-type="float" office:value="5172375">
            <text:p>5172375</text:p>
          </table:table-cell>
          <table:table-cell office:value-type="float" office:value="0">
            <text:p>0</text:p>
          </table:table-cell>
          <table:table-cell office:value-type="float" office:value="5172375">
            <text:p>5172375</text:p>
          </table:table-cell>
          <table:table-cell office:value-type="float" office:value="81147">
            <text:p>81147</text:p>
          </table:table-cell>
          <table:table-cell office:value-type="float" office:value="2586187">
            <text:p>2586187</text:p>
          </table:table-cell>
          <table:table-cell office:value-type="float" office:value="0">
            <text:p>0</text:p>
          </table:table-cell>
          <table:table-cell office:value-type="float" office:value="1724125">
            <text:p>1724125</text:p>
          </table:table-cell>
          <table:table-cell office:value-type="float" office:value="0">
            <text:p>0</text:p>
          </table:table-cell>
          <table:table-cell office:value-type="float" office:value="1724125">
            <text:p>1724125</text:p>
          </table:table-cell>
          <table:table-cell office:value-type="float" office:value="1778986">
            <text:p>1778986</text:p>
          </table:table-cell>
          <table:table-cell office:value-type="float" office:value="862063">
            <text:p>862063</text:p>
          </table:table-cell>
          <table:table-cell office:value-type="float" office:value="324">
            <text:p>324</text:p>
          </table:table-cell>
          <table:table-cell office:value-type="float" office:value="3448250">
            <text:p>3448250</text:p>
          </table:table-cell>
          <table:table-cell office:value-type="float" office:value="5172375">
            <text:p>5172375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912450220">
            <text:p>912450220</text:p>
          </table:table-cell>
          <table:table-cell office:value-type="float" office:value="10085405">
            <text:p>10085405</text:p>
          </table:table-cell>
          <table:table-cell office:value-type="float" office:value="27930180">
            <text:p>27930180</text:p>
          </table:table-cell>
          <table:table-cell office:value-type="float" office:value="9762152">
            <text:p>9762152</text:p>
          </table:table-cell>
          <table:table-cell table:number-columns-repeated="3" office:value-type="float" office:value="0">
            <text:p>0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9827955">
            <text:p>29827955</text:p>
          </table:table-cell>
          <table:table-cell table:number-columns-repeated="11" office:value-type="float" office:value="0">
            <text:p>0</text:p>
          </table:table-cell>
          <table:table-cell office:value-type="float" office:value="8388608">
            <text:p>8388608</text:p>
          </table:table-cell>
          <table:table-cell table:number-columns-repeated="5" office:value-type="float" office:value="0">
            <text:p>0</text:p>
          </table:table-cell>
          <table:table-cell office:value-type="float" office:value="10085405">
            <text:p>10085405</text:p>
          </table:table-cell>
          <table:table-cell office:value-type="float" office:value="0">
            <text:p>0</text:p>
          </table:table-cell>
          <table:table-cell office:value-type="float" office:value="10085405">
            <text:p>10085405</text:p>
          </table:table-cell>
          <table:table-cell office:value-type="float" office:value="157585">
            <text:p>157585</text:p>
          </table:table-cell>
          <table:table-cell office:value-type="float" office:value="5042702">
            <text:p>5042702</text:p>
          </table:table-cell>
          <table:table-cell office:value-type="float" office:value="0">
            <text:p>0</text:p>
          </table:table-cell>
          <table:table-cell office:value-type="float" office:value="3361802">
            <text:p>3361802</text:p>
          </table:table-cell>
          <table:table-cell office:value-type="float" office:value="0">
            <text:p>0</text:p>
          </table:table-cell>
          <table:table-cell office:value-type="float" office:value="3361801">
            <text:p>3361801</text:p>
          </table:table-cell>
          <table:table-cell office:value-type="float" office:value="9826291">
            <text:p>9826291</text:p>
          </table:table-cell>
          <table:table-cell office:value-type="float" office:value="1680901">
            <text:p>1680901</text:p>
          </table:table-cell>
          <table:table-cell office:value-type="float" office:value="350">
            <text:p>350</text:p>
          </table:table-cell>
          <table:table-cell office:value-type="float" office:value="6723603">
            <text:p>6723603</text:p>
          </table:table-cell>
          <table:table-cell office:value-type="float" office:value="10085405">
            <text:p>10085405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914159381">
            <text:p>914159381</text:p>
          </table:table-cell>
          <table:table-cell office:value-type="float" office:value="14809534">
            <text:p>14809534</text:p>
          </table:table-cell>
          <table:table-cell office:value-type="float" office:value="41085865">
            <text:p>41085865</text:p>
          </table:table-cell>
          <table:table-cell office:value-type="float" office:value="14474537">
            <text:p>14474537</text:p>
          </table:table-cell>
          <table:table-cell table:number-columns-repeated="3" office:value-type="float" office:value="0">
            <text:p>0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9623122">
            <text:p>59623122</text:p>
          </table:table-cell>
          <table:table-cell table:number-columns-repeated="11" office:value-type="float" office:value="0">
            <text:p>0</text:p>
          </table:table-cell>
          <table:table-cell office:value-type="float" office:value="16777216">
            <text:p>16777216</text:p>
          </table:table-cell>
          <table:table-cell office:value-type="float" office:value="4451852">
            <text:p>4451852</text:p>
          </table:table-cell>
          <table:table-cell table:number-columns-repeated="4" office:value-type="float" office:value="0">
            <text:p>0</text:p>
          </table:table-cell>
          <table:table-cell office:value-type="float" office:value="14809534">
            <text:p>14809534</text:p>
          </table:table-cell>
          <table:table-cell office:value-type="float" office:value="0">
            <text:p>0</text:p>
          </table:table-cell>
          <table:table-cell office:value-type="float" office:value="14809534">
            <text:p>14809534</text:p>
          </table:table-cell>
          <table:table-cell office:value-type="float" office:value="232019">
            <text:p>232019</text:p>
          </table:table-cell>
          <table:table-cell office:value-type="float" office:value="7404767">
            <text:p>7404767</text:p>
          </table:table-cell>
          <table:table-cell office:value-type="float" office:value="0">
            <text:p>0</text:p>
          </table:table-cell>
          <table:table-cell office:value-type="float" office:value="4936511">
            <text:p>4936511</text:p>
          </table:table-cell>
          <table:table-cell office:value-type="float" office:value="0">
            <text:p>0</text:p>
          </table:table-cell>
          <table:table-cell office:value-type="float" office:value="4936511">
            <text:p>4936511</text:p>
          </table:table-cell>
          <table:table-cell office:value-type="float" office:value="9740188">
            <text:p>9740188</text:p>
          </table:table-cell>
          <table:table-cell office:value-type="float" office:value="2468256">
            <text:p>2468256</text:p>
          </table:table-cell>
          <table:table-cell office:value-type="float" office:value="1925">
            <text:p>1925</text:p>
          </table:table-cell>
          <table:table-cell office:value-type="float" office:value="9873022">
            <text:p>9873022</text:p>
          </table:table-cell>
          <table:table-cell office:value-type="float" office:value="14809534">
            <text:p>14809534</text:p>
          </table:table-cell>
          <table:table-cell table:number-columns-repeated="966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915955225">
            <text:p>915955225</text:p>
          </table:table-cell>
          <table:table-cell office:value-type="float" office:value="21522196">
            <text:p>21522196</text:p>
          </table:table-cell>
          <table:table-cell office:value-type="float" office:value="59801284">
            <text:p>59801284</text:p>
          </table:table-cell>
          <table:table-cell office:value-type="float" office:value="21213535">
            <text:p>21213535</text:p>
          </table:table-cell>
          <table:table-cell table:number-columns-repeated="3" office:value-type="float" office:value="0">
            <text:p>0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8937475">
            <text:p>118937475</text:p>
          </table:table-cell>
          <table:table-cell table:number-columns-repeated="11" office:value-type="float" office:value="0">
            <text:p>0</text:p>
          </table:table-cell>
          <table:table-cell office:value-type="float" office:value="33554432">
            <text:p>33554432</text:p>
          </table:table-cell>
          <table:table-cell table:number-columns-repeated="5" office:value-type="float" office:value="0">
            <text:p>0</text:p>
          </table:table-cell>
          <table:table-cell office:value-type="float" office:value="21522196">
            <text:p>21522196</text:p>
          </table:table-cell>
          <table:table-cell office:value-type="float" office:value="0">
            <text:p>0</text:p>
          </table:table-cell>
          <table:table-cell office:value-type="float" office:value="21522196">
            <text:p>21522196</text:p>
          </table:table-cell>
          <table:table-cell office:value-type="float" office:value="336632">
            <text:p>336632</text:p>
          </table:table-cell>
          <table:table-cell office:value-type="float" office:value="10761098">
            <text:p>10761098</text:p>
          </table:table-cell>
          <table:table-cell office:value-type="float" office:value="0">
            <text:p>0</text:p>
          </table:table-cell>
          <table:table-cell office:value-type="float" office:value="7174065">
            <text:p>7174065</text:p>
          </table:table-cell>
          <table:table-cell office:value-type="float" office:value="0">
            <text:p>0</text:p>
          </table:table-cell>
          <table:table-cell office:value-type="float" office:value="7174065">
            <text:p>7174065</text:p>
          </table:table-cell>
          <table:table-cell office:value-type="float" office:value="16504919">
            <text:p>16504919</text:p>
          </table:table-cell>
          <table:table-cell office:value-type="float" office:value="3587032">
            <text:p>3587032</text:p>
          </table:table-cell>
          <table:table-cell office:value-type="float" office:value="364">
            <text:p>364</text:p>
          </table:table-cell>
          <table:table-cell office:value-type="float" office:value="14348131">
            <text:p>14348131</text:p>
          </table:table-cell>
          <table:table-cell office:value-type="float" office:value="21522196">
            <text:p>21522196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1518632367">
            <text:p>1518632367</text:p>
          </table:table-cell>
          <table:table-cell office:value-type="float" office:value="318555">
            <text:p>318555</text:p>
          </table:table-cell>
          <table:table-cell office:value-type="float" office:value="715366">
            <text:p>715366</text:p>
          </table:table-cell>
          <table:table-cell office:value-type="float" office:value="189398">
            <text:p>18939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16">
            <text:p>14416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305072">
            <text:p>305072</text:p>
          </table:table-cell>
          <table:table-cell table:number-columns-repeated="4" office:value-type="float" office:value="0">
            <text:p>0</text:p>
          </table:table-cell>
          <table:table-cell office:value-type="float" office:value="318555">
            <text:p>318555</text:p>
          </table:table-cell>
          <table:table-cell office:value-type="float" office:value="0">
            <text:p>0</text:p>
          </table:table-cell>
          <table:table-cell office:value-type="float" office:value="318555">
            <text:p>318555</text:p>
          </table:table-cell>
          <table:table-cell office:value-type="float" office:value="5047">
            <text:p>5047</text:p>
          </table:table-cell>
          <table:table-cell office:value-type="float" office:value="159277">
            <text:p>159277</text:p>
          </table:table-cell>
          <table:table-cell office:value-type="float" office:value="0">
            <text:p>0</text:p>
          </table:table-cell>
          <table:table-cell office:value-type="float" office:value="106185">
            <text:p>106185</text:p>
          </table:table-cell>
          <table:table-cell office:value-type="float" office:value="0">
            <text:p>0</text:p>
          </table:table-cell>
          <table:table-cell office:value-type="float" office:value="106185">
            <text:p>106185</text:p>
          </table:table-cell>
          <table:table-cell office:value-type="float" office:value="317264">
            <text:p>317264</text:p>
          </table:table-cell>
          <table:table-cell office:value-type="float" office:value="53093">
            <text:p>53093</text:p>
          </table:table-cell>
          <table:table-cell office:value-type="float" office:value="535">
            <text:p>535</text:p>
          </table:table-cell>
          <table:table-cell office:value-type="float" office:value="212370">
            <text:p>212370</text:p>
          </table:table-cell>
          <table:table-cell office:value-type="float" office:value="318555">
            <text:p>318555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20170090">
            <text:p>1520170090</text:p>
          </table:table-cell>
          <table:table-cell office:value-type="float" office:value="319357">
            <text:p>319357</text:p>
          </table:table-cell>
          <table:table-cell office:value-type="float" office:value="715089">
            <text:p>715089</text:p>
          </table:table-cell>
          <table:table-cell office:value-type="float" office:value="188784">
            <text:p>18878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16">
            <text:p>14416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52528">
            <text:p>152528</text:p>
          </table:table-cell>
          <table:table-cell table:number-columns-repeated="4" office:value-type="float" office:value="0">
            <text:p>0</text:p>
          </table:table-cell>
          <table:table-cell office:value-type="float" office:value="319357">
            <text:p>319357</text:p>
          </table:table-cell>
          <table:table-cell office:value-type="float" office:value="0">
            <text:p>0</text:p>
          </table:table-cell>
          <table:table-cell office:value-type="float" office:value="319357">
            <text:p>319357</text:p>
          </table:table-cell>
          <table:table-cell office:value-type="float" office:value="5537">
            <text:p>5537</text:p>
          </table:table-cell>
          <table:table-cell office:value-type="float" office:value="159679">
            <text:p>159679</text:p>
          </table:table-cell>
          <table:table-cell office:value-type="float" office:value="0">
            <text:p>0</text:p>
          </table:table-cell>
          <table:table-cell office:value-type="float" office:value="106452">
            <text:p>106452</text:p>
          </table:table-cell>
          <table:table-cell office:value-type="float" office:value="0">
            <text:p>0</text:p>
          </table:table-cell>
          <table:table-cell office:value-type="float" office:value="106453">
            <text:p>106453</text:p>
          </table:table-cell>
          <table:table-cell office:value-type="float" office:value="157685">
            <text:p>157685</text:p>
          </table:table-cell>
          <table:table-cell office:value-type="float" office:value="53226">
            <text:p>53226</text:p>
          </table:table-cell>
          <table:table-cell office:value-type="float" office:value="900">
            <text:p>900</text:p>
          </table:table-cell>
          <table:table-cell office:value-type="float" office:value="212905">
            <text:p>212905</text:p>
          </table:table-cell>
          <table:table-cell office:value-type="float" office:value="319357">
            <text:p>319357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521651571">
            <text:p>1521651571</text:p>
          </table:table-cell>
          <table:table-cell office:value-type="float" office:value="317677">
            <text:p>317677</text:p>
          </table:table-cell>
          <table:table-cell office:value-type="float" office:value="709831">
            <text:p>709831</text:p>
          </table:table-cell>
          <table:table-cell office:value-type="float" office:value="189063">
            <text:p>18906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16">
            <text:p>14416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51576">
            <text:p>151576</text:p>
          </table:table-cell>
          <table:table-cell table:number-columns-repeated="4" office:value-type="float" office:value="0">
            <text:p>0</text:p>
          </table:table-cell>
          <table:table-cell office:value-type="float" office:value="317677">
            <text:p>317677</text:p>
          </table:table-cell>
          <table:table-cell office:value-type="float" office:value="0">
            <text:p>0</text:p>
          </table:table-cell>
          <table:table-cell office:value-type="float" office:value="317677">
            <text:p>317677</text:p>
          </table:table-cell>
          <table:table-cell office:value-type="float" office:value="4975">
            <text:p>4975</text:p>
          </table:table-cell>
          <table:table-cell office:value-type="float" office:value="158839">
            <text:p>158839</text:p>
          </table:table-cell>
          <table:table-cell office:value-type="float" office:value="0">
            <text:p>0</text:p>
          </table:table-cell>
          <table:table-cell office:value-type="float" office:value="105892">
            <text:p>105892</text:p>
          </table:table-cell>
          <table:table-cell office:value-type="float" office:value="0">
            <text:p>0</text:p>
          </table:table-cell>
          <table:table-cell office:value-type="float" office:value="105893">
            <text:p>105893</text:p>
          </table:table-cell>
          <table:table-cell office:value-type="float" office:value="315526">
            <text:p>315526</text:p>
          </table:table-cell>
          <table:table-cell office:value-type="float" office:value="52946">
            <text:p>52946</text:p>
          </table:table-cell>
          <table:table-cell office:value-type="float" office:value="529">
            <text:p>529</text:p>
          </table:table-cell>
          <table:table-cell office:value-type="float" office:value="211785">
            <text:p>211785</text:p>
          </table:table-cell>
          <table:table-cell office:value-type="float" office:value="317677">
            <text:p>317677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523088526">
            <text:p>1523088526</text:p>
          </table:table-cell>
          <table:table-cell office:value-type="float" office:value="316472">
            <text:p>316472</text:p>
          </table:table-cell>
          <table:table-cell office:value-type="float" office:value="712594">
            <text:p>712594</text:p>
          </table:table-cell>
          <table:table-cell office:value-type="float" office:value="188769">
            <text:p>18876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16">
            <text:p>14416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303412">
            <text:p>303412</text:p>
          </table:table-cell>
          <table:table-cell table:number-columns-repeated="4" office:value-type="float" office:value="0">
            <text:p>0</text:p>
          </table:table-cell>
          <table:table-cell office:value-type="float" office:value="316472">
            <text:p>316472</text:p>
          </table:table-cell>
          <table:table-cell office:value-type="float" office:value="0">
            <text:p>0</text:p>
          </table:table-cell>
          <table:table-cell office:value-type="float" office:value="316472">
            <text:p>316472</text:p>
          </table:table-cell>
          <table:table-cell office:value-type="float" office:value="4959">
            <text:p>4959</text:p>
          </table:table-cell>
          <table:table-cell office:value-type="float" office:value="158236">
            <text:p>158236</text:p>
          </table:table-cell>
          <table:table-cell office:value-type="float" office:value="0">
            <text:p>0</text:p>
          </table:table-cell>
          <table:table-cell office:value-type="float" office:value="105491">
            <text:p>105491</text:p>
          </table:table-cell>
          <table:table-cell office:value-type="float" office:value="0">
            <text:p>0</text:p>
          </table:table-cell>
          <table:table-cell office:value-type="float" office:value="105491">
            <text:p>105491</text:p>
          </table:table-cell>
          <table:table-cell office:value-type="float" office:value="314310">
            <text:p>314310</text:p>
          </table:table-cell>
          <table:table-cell office:value-type="float" office:value="52746">
            <text:p>52746</text:p>
          </table:table-cell>
          <table:table-cell office:value-type="float" office:value="540">
            <text:p>540</text:p>
          </table:table-cell>
          <table:table-cell office:value-type="float" office:value="210981">
            <text:p>210981</text:p>
          </table:table-cell>
          <table:table-cell office:value-type="float" office:value="316472">
            <text:p>316472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524554836">
            <text:p>1524554836</text:p>
          </table:table-cell>
          <table:table-cell office:value-type="float" office:value="318831">
            <text:p>318831</text:p>
          </table:table-cell>
          <table:table-cell office:value-type="float" office:value="715160">
            <text:p>715160</text:p>
          </table:table-cell>
          <table:table-cell office:value-type="float" office:value="188972">
            <text:p>18897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16">
            <text:p>14416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52412">
            <text:p>152412</text:p>
          </table:table-cell>
          <table:table-cell table:number-columns-repeated="4" office:value-type="float" office:value="0">
            <text:p>0</text:p>
          </table:table-cell>
          <table:table-cell office:value-type="float" office:value="318831">
            <text:p>318831</text:p>
          </table:table-cell>
          <table:table-cell office:value-type="float" office:value="0">
            <text:p>0</text:p>
          </table:table-cell>
          <table:table-cell office:value-type="float" office:value="318831">
            <text:p>318831</text:p>
          </table:table-cell>
          <table:table-cell office:value-type="float" office:value="5006">
            <text:p>5006</text:p>
          </table:table-cell>
          <table:table-cell office:value-type="float" office:value="159415">
            <text:p>159415</text:p>
          </table:table-cell>
          <table:table-cell office:value-type="float" office:value="0">
            <text:p>0</text:p>
          </table:table-cell>
          <table:table-cell office:value-type="float" office:value="106277">
            <text:p>106277</text:p>
          </table:table-cell>
          <table:table-cell office:value-type="float" office:value="0">
            <text:p>0</text:p>
          </table:table-cell>
          <table:table-cell office:value-type="float" office:value="106277">
            <text:p>106277</text:p>
          </table:table-cell>
          <table:table-cell office:value-type="float" office:value="317454">
            <text:p>317454</text:p>
          </table:table-cell>
          <table:table-cell office:value-type="float" office:value="53138">
            <text:p>53138</text:p>
          </table:table-cell>
          <table:table-cell office:value-type="float" office:value="514">
            <text:p>514</text:p>
          </table:table-cell>
          <table:table-cell office:value-type="float" office:value="212554">
            <text:p>212554</text:p>
          </table:table-cell>
          <table:table-cell office:value-type="float" office:value="318831">
            <text:p>318831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526188545">
            <text:p>1526188545</text:p>
          </table:table-cell>
          <table:table-cell office:value-type="float" office:value="319453">
            <text:p>319453</text:p>
          </table:table-cell>
          <table:table-cell office:value-type="float" office:value="712371">
            <text:p>712371</text:p>
          </table:table-cell>
          <table:table-cell office:value-type="float" office:value="188834">
            <text:p>18883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16">
            <text:p>14416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5" office:value-type="float" office:value="0">
            <text:p>0</text:p>
          </table:table-cell>
          <table:table-cell office:value-type="float" office:value="319453">
            <text:p>319453</text:p>
          </table:table-cell>
          <table:table-cell office:value-type="float" office:value="0">
            <text:p>0</text:p>
          </table:table-cell>
          <table:table-cell office:value-type="float" office:value="319453">
            <text:p>319453</text:p>
          </table:table-cell>
          <table:table-cell office:value-type="float" office:value="5032">
            <text:p>5032</text:p>
          </table:table-cell>
          <table:table-cell office:value-type="float" office:value="159727">
            <text:p>159727</text:p>
          </table:table-cell>
          <table:table-cell office:value-type="float" office:value="0">
            <text:p>0</text:p>
          </table:table-cell>
          <table:table-cell office:value-type="float" office:value="106484">
            <text:p>106484</text:p>
          </table:table-cell>
          <table:table-cell office:value-type="float" office:value="0">
            <text:p>0</text:p>
          </table:table-cell>
          <table:table-cell office:value-type="float" office:value="106484">
            <text:p>106484</text:p>
          </table:table-cell>
          <table:table-cell office:value-type="float" office:value="319094">
            <text:p>319094</text:p>
          </table:table-cell>
          <table:table-cell office:value-type="float" office:value="53242">
            <text:p>53242</text:p>
          </table:table-cell>
          <table:table-cell office:value-type="float" office:value="318081">
            <text:p>318081</text:p>
          </table:table-cell>
          <table:table-cell office:value-type="float" office:value="212969">
            <text:p>212969</text:p>
          </table:table-cell>
          <table:table-cell office:value-type="float" office:value="319453">
            <text:p>319453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527535527">
            <text:p>1527535527</text:p>
          </table:table-cell>
          <table:table-cell office:value-type="float" office:value="317822">
            <text:p>317822</text:p>
          </table:table-cell>
          <table:table-cell office:value-type="float" office:value="711756">
            <text:p>711756</text:p>
          </table:table-cell>
          <table:table-cell office:value-type="float" office:value="188858">
            <text:p>18885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8832">
            <text:p>28832</text:p>
          </table:table-cell>
          <table:table-cell table:number-columns-repeated="11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152720">
            <text:p>152720</text:p>
          </table:table-cell>
          <table:table-cell table:number-columns-repeated="4" office:value-type="float" office:value="0">
            <text:p>0</text:p>
          </table:table-cell>
          <table:table-cell office:value-type="float" office:value="317822">
            <text:p>317822</text:p>
          </table:table-cell>
          <table:table-cell office:value-type="float" office:value="0">
            <text:p>0</text:p>
          </table:table-cell>
          <table:table-cell office:value-type="float" office:value="317822">
            <text:p>317822</text:p>
          </table:table-cell>
          <table:table-cell office:value-type="float" office:value="5044">
            <text:p>5044</text:p>
          </table:table-cell>
          <table:table-cell office:value-type="float" office:value="158911">
            <text:p>158911</text:p>
          </table:table-cell>
          <table:table-cell office:value-type="float" office:value="0">
            <text:p>0</text:p>
          </table:table-cell>
          <table:table-cell office:value-type="float" office:value="105941">
            <text:p>105941</text:p>
          </table:table-cell>
          <table:table-cell office:value-type="float" office:value="0">
            <text:p>0</text:p>
          </table:table-cell>
          <table:table-cell office:value-type="float" office:value="105940">
            <text:p>105940</text:p>
          </table:table-cell>
          <table:table-cell office:value-type="float" office:value="317258">
            <text:p>317258</text:p>
          </table:table-cell>
          <table:table-cell office:value-type="float" office:value="52970">
            <text:p>52970</text:p>
          </table:table-cell>
          <table:table-cell office:value-type="float" office:value="316051">
            <text:p>316051</text:p>
          </table:table-cell>
          <table:table-cell office:value-type="float" office:value="211881">
            <text:p>211881</text:p>
          </table:table-cell>
          <table:table-cell office:value-type="float" office:value="317822">
            <text:p>317822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529112776">
            <text:p>1529112776</text:p>
          </table:table-cell>
          <table:table-cell office:value-type="float" office:value="318104">
            <text:p>318104</text:p>
          </table:table-cell>
          <table:table-cell office:value-type="float" office:value="713307">
            <text:p>713307</text:p>
          </table:table-cell>
          <table:table-cell office:value-type="float" office:value="188977">
            <text:p>188977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7664">
            <text:p>57664</text:p>
          </table:table-cell>
          <table:table-cell table:number-columns-repeated="11" office:value-type="float" office:value="0">
            <text:p>0</text:p>
          </table:table-cell>
          <table:table-cell office:value-type="float" office:value="8192">
            <text:p>8192</text:p>
          </table:table-cell>
          <table:table-cell office:value-type="float" office:value="152956">
            <text:p>152956</text:p>
          </table:table-cell>
          <table:table-cell table:number-columns-repeated="4" office:value-type="float" office:value="0">
            <text:p>0</text:p>
          </table:table-cell>
          <table:table-cell office:value-type="float" office:value="318104">
            <text:p>318104</text:p>
          </table:table-cell>
          <table:table-cell office:value-type="float" office:value="0">
            <text:p>0</text:p>
          </table:table-cell>
          <table:table-cell office:value-type="float" office:value="318104">
            <text:p>318104</text:p>
          </table:table-cell>
          <table:table-cell office:value-type="float" office:value="4991">
            <text:p>4991</text:p>
          </table:table-cell>
          <table:table-cell office:value-type="float" office:value="159052">
            <text:p>159052</text:p>
          </table:table-cell>
          <table:table-cell office:value-type="float" office:value="0">
            <text:p>0</text:p>
          </table:table-cell>
          <table:table-cell office:value-type="float" office:value="106035">
            <text:p>106035</text:p>
          </table:table-cell>
          <table:table-cell office:value-type="float" office:value="0">
            <text:p>0</text:p>
          </table:table-cell>
          <table:table-cell office:value-type="float" office:value="106034">
            <text:p>106034</text:p>
          </table:table-cell>
          <table:table-cell office:value-type="float" office:value="317425">
            <text:p>317425</text:p>
          </table:table-cell>
          <table:table-cell office:value-type="float" office:value="53017">
            <text:p>53017</text:p>
          </table:table-cell>
          <table:table-cell office:value-type="float" office:value="1533">
            <text:p>1533</text:p>
          </table:table-cell>
          <table:table-cell office:value-type="float" office:value="212069">
            <text:p>212069</text:p>
          </table:table-cell>
          <table:table-cell office:value-type="float" office:value="318104">
            <text:p>318104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530432628">
            <text:p>1530432628</text:p>
          </table:table-cell>
          <table:table-cell office:value-type="float" office:value="321537">
            <text:p>321537</text:p>
          </table:table-cell>
          <table:table-cell office:value-type="float" office:value="721942">
            <text:p>721942</text:p>
          </table:table-cell>
          <table:table-cell office:value-type="float" office:value="191700">
            <text:p>191700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5328">
            <text:p>115328</text:p>
          </table:table-cell>
          <table:table-cell table:number-columns-repeated="11" office:value-type="float" office:value="0">
            <text:p>0</text:p>
          </table:table-cell>
          <table:table-cell office:value-type="float" office:value="16384">
            <text:p>16384</text:p>
          </table:table-cell>
          <table:table-cell table:number-columns-repeated="5" office:value-type="float" office:value="0">
            <text:p>0</text:p>
          </table:table-cell>
          <table:table-cell office:value-type="float" office:value="321537">
            <text:p>321537</text:p>
          </table:table-cell>
          <table:table-cell office:value-type="float" office:value="0">
            <text:p>0</text:p>
          </table:table-cell>
          <table:table-cell office:value-type="float" office:value="321537">
            <text:p>321537</text:p>
          </table:table-cell>
          <table:table-cell office:value-type="float" office:value="5196">
            <text:p>5196</text:p>
          </table:table-cell>
          <table:table-cell office:value-type="float" office:value="160769">
            <text:p>160769</text:p>
          </table:table-cell>
          <table:table-cell office:value-type="float" office:value="0">
            <text:p>0</text:p>
          </table:table-cell>
          <table:table-cell office:value-type="float" office:value="107179">
            <text:p>107179</text:p>
          </table:table-cell>
          <table:table-cell office:value-type="float" office:value="0">
            <text:p>0</text:p>
          </table:table-cell>
          <table:table-cell office:value-type="float" office:value="107179">
            <text:p>107179</text:p>
          </table:table-cell>
          <table:table-cell office:value-type="float" office:value="158991">
            <text:p>158991</text:p>
          </table:table-cell>
          <table:table-cell office:value-type="float" office:value="53589">
            <text:p>53589</text:p>
          </table:table-cell>
          <table:table-cell office:value-type="float" office:value="3065">
            <text:p>3065</text:p>
          </table:table-cell>
          <table:table-cell office:value-type="float" office:value="214358">
            <text:p>214358</text:p>
          </table:table-cell>
          <table:table-cell office:value-type="float" office:value="321537">
            <text:p>321537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531714066">
            <text:p>1531714066</text:p>
          </table:table-cell>
          <table:table-cell office:value-type="float" office:value="340825">
            <text:p>340825</text:p>
          </table:table-cell>
          <table:table-cell office:value-type="float" office:value="771774">
            <text:p>771774</text:p>
          </table:table-cell>
          <table:table-cell office:value-type="float" office:value="208558">
            <text:p>208558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30656">
            <text:p>230656</text:p>
          </table:table-cell>
          <table:table-cell table:number-columns-repeated="11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326736">
            <text:p>326736</text:p>
          </table:table-cell>
          <table:table-cell table:number-columns-repeated="4" office:value-type="float" office:value="0">
            <text:p>0</text:p>
          </table:table-cell>
          <table:table-cell office:value-type="float" office:value="340825">
            <text:p>340825</text:p>
          </table:table-cell>
          <table:table-cell office:value-type="float" office:value="0">
            <text:p>0</text:p>
          </table:table-cell>
          <table:table-cell office:value-type="float" office:value="340825">
            <text:p>340825</text:p>
          </table:table-cell>
          <table:table-cell office:value-type="float" office:value="5325">
            <text:p>5325</text:p>
          </table:table-cell>
          <table:table-cell office:value-type="float" office:value="170412">
            <text:p>170412</text:p>
          </table:table-cell>
          <table:table-cell office:value-type="float" office:value="0">
            <text:p>0</text:p>
          </table:table-cell>
          <table:table-cell office:value-type="float" office:value="113608">
            <text:p>113608</text:p>
          </table:table-cell>
          <table:table-cell office:value-type="float" office:value="0">
            <text:p>0</text:p>
          </table:table-cell>
          <table:table-cell office:value-type="float" office:value="113609">
            <text:p>113609</text:p>
          </table:table-cell>
          <table:table-cell office:value-type="float" office:value="336643">
            <text:p>336643</text:p>
          </table:table-cell>
          <table:table-cell office:value-type="float" office:value="56804">
            <text:p>56804</text:p>
          </table:table-cell>
          <table:table-cell office:value-type="float" office:value="3116">
            <text:p>3116</text:p>
          </table:table-cell>
          <table:table-cell office:value-type="float" office:value="227217">
            <text:p>227217</text:p>
          </table:table-cell>
          <table:table-cell office:value-type="float" office:value="340825">
            <text:p>340825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533220342">
            <text:p>1533220342</text:p>
          </table:table-cell>
          <table:table-cell office:value-type="float" office:value="370886">
            <text:p>370886</text:p>
          </table:table-cell>
          <table:table-cell office:value-type="float" office:value="852388">
            <text:p>852388</text:p>
          </table:table-cell>
          <table:table-cell office:value-type="float" office:value="231661">
            <text:p>231661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5984">
            <text:p>345984</text:p>
          </table:table-cell>
          <table:table-cell table:number-columns-repeated="11" office:value-type="float" office:value="0">
            <text:p>0</text:p>
          </table:table-cell>
          <table:table-cell office:value-type="float" office:value="49152">
            <text:p>49152</text:p>
          </table:table-cell>
          <table:table-cell office:value-type="float" office:value="180852">
            <text:p>180852</text:p>
          </table:table-cell>
          <table:table-cell table:number-columns-repeated="4" office:value-type="float" office:value="0">
            <text:p>0</text:p>
          </table:table-cell>
          <table:table-cell office:value-type="float" office:value="370886">
            <text:p>370886</text:p>
          </table:table-cell>
          <table:table-cell office:value-type="float" office:value="0">
            <text:p>0</text:p>
          </table:table-cell>
          <table:table-cell office:value-type="float" office:value="370886">
            <text:p>370886</text:p>
          </table:table-cell>
          <table:table-cell office:value-type="float" office:value="5795">
            <text:p>5795</text:p>
          </table:table-cell>
          <table:table-cell office:value-type="float" office:value="185443">
            <text:p>185443</text:p>
          </table:table-cell>
          <table:table-cell office:value-type="float" office:value="0">
            <text:p>0</text:p>
          </table:table-cell>
          <table:table-cell office:value-type="float" office:value="123629">
            <text:p>123629</text:p>
          </table:table-cell>
          <table:table-cell office:value-type="float" office:value="0">
            <text:p>0</text:p>
          </table:table-cell>
          <table:table-cell office:value-type="float" office:value="123628">
            <text:p>123628</text:p>
          </table:table-cell>
          <table:table-cell office:value-type="float" office:value="352268">
            <text:p>352268</text:p>
          </table:table-cell>
          <table:table-cell office:value-type="float" office:value="61814">
            <text:p>61814</text:p>
          </table:table-cell>
          <table:table-cell office:value-type="float" office:value="535">
            <text:p>535</text:p>
          </table:table-cell>
          <table:table-cell office:value-type="float" office:value="247257">
            <text:p>247257</text:p>
          </table:table-cell>
          <table:table-cell office:value-type="float" office:value="370886">
            <text:p>370886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1534779384">
            <text:p>1534779384</text:p>
          </table:table-cell>
          <table:table-cell office:value-type="float" office:value="386094">
            <text:p>386094</text:p>
          </table:table-cell>
          <table:table-cell office:value-type="float" office:value="898088">
            <text:p>898088</text:p>
          </table:table-cell>
          <table:table-cell office:value-type="float" office:value="253560">
            <text:p>253560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6032">
            <text:p>346032</text:p>
          </table:table-cell>
          <table:table-cell table:number-columns-repeated="11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360712">
            <text:p>360712</text:p>
          </table:table-cell>
          <table:table-cell table:number-columns-repeated="4" office:value-type="float" office:value="0">
            <text:p>0</text:p>
          </table:table-cell>
          <table:table-cell office:value-type="float" office:value="386094">
            <text:p>386094</text:p>
          </table:table-cell>
          <table:table-cell office:value-type="float" office:value="0">
            <text:p>0</text:p>
          </table:table-cell>
          <table:table-cell office:value-type="float" office:value="386094">
            <text:p>386094</text:p>
          </table:table-cell>
          <table:table-cell office:value-type="float" office:value="6088">
            <text:p>6088</text:p>
          </table:table-cell>
          <table:table-cell office:value-type="float" office:value="193047">
            <text:p>193047</text:p>
          </table:table-cell>
          <table:table-cell office:value-type="float" office:value="0">
            <text:p>0</text:p>
          </table:table-cell>
          <table:table-cell office:value-type="float" office:value="128698">
            <text:p>128698</text:p>
          </table:table-cell>
          <table:table-cell office:value-type="float" office:value="0">
            <text:p>0</text:p>
          </table:table-cell>
          <table:table-cell office:value-type="float" office:value="128698">
            <text:p>128698</text:p>
          </table:table-cell>
          <table:table-cell office:value-type="float" office:value="386094">
            <text:p>386094</text:p>
          </table:table-cell>
          <table:table-cell office:value-type="float" office:value="64348">
            <text:p>64348</text:p>
          </table:table-cell>
          <table:table-cell office:value-type="float" office:value="1770">
            <text:p>1770</text:p>
          </table:table-cell>
          <table:table-cell office:value-type="float" office:value="257396">
            <text:p>257396</text:p>
          </table:table-cell>
          <table:table-cell office:value-type="float" office:value="386094">
            <text:p>386094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1536079121">
            <text:p>1536079121</text:p>
          </table:table-cell>
          <table:table-cell office:value-type="float" office:value="437271">
            <text:p>437271</text:p>
          </table:table-cell>
          <table:table-cell office:value-type="float" office:value="1038813">
            <text:p>1038813</text:p>
          </table:table-cell>
          <table:table-cell office:value-type="float" office:value="305793">
            <text:p>305793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6080">
            <text:p>346080</text:p>
          </table:table-cell>
          <table:table-cell table:number-columns-repeated="11" office:value-type="float" office:value="0">
            <text:p>0</text:p>
          </table:table-cell>
          <table:table-cell office:value-type="float" office:value="81920">
            <text:p>81920</text:p>
          </table:table-cell>
          <table:table-cell table:number-columns-repeated="5" office:value-type="float" office:value="0">
            <text:p>0</text:p>
          </table:table-cell>
          <table:table-cell office:value-type="float" office:value="437271">
            <text:p>437271</text:p>
          </table:table-cell>
          <table:table-cell office:value-type="float" office:value="0">
            <text:p>0</text:p>
          </table:table-cell>
          <table:table-cell office:value-type="float" office:value="437271">
            <text:p>437271</text:p>
          </table:table-cell>
          <table:table-cell office:value-type="float" office:value="6910">
            <text:p>6910</text:p>
          </table:table-cell>
          <table:table-cell office:value-type="float" office:value="218636">
            <text:p>218636</text:p>
          </table:table-cell>
          <table:table-cell office:value-type="float" office:value="0">
            <text:p>0</text:p>
          </table:table-cell>
          <table:table-cell office:value-type="float" office:value="145757">
            <text:p>145757</text:p>
          </table:table-cell>
          <table:table-cell office:value-type="float" office:value="0">
            <text:p>0</text:p>
          </table:table-cell>
          <table:table-cell office:value-type="float" office:value="145757">
            <text:p>145757</text:p>
          </table:table-cell>
          <table:table-cell office:value-type="float" office:value="434240">
            <text:p>434240</text:p>
          </table:table-cell>
          <table:table-cell office:value-type="float" office:value="72878">
            <text:p>72878</text:p>
          </table:table-cell>
          <table:table-cell office:value-type="float" office:value="532">
            <text:p>532</text:p>
          </table:table-cell>
          <table:table-cell office:value-type="float" office:value="291514">
            <text:p>291514</text:p>
          </table:table-cell>
          <table:table-cell office:value-type="float" office:value="437271">
            <text:p>437271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1537566309">
            <text:p>1537566309</text:p>
          </table:table-cell>
          <table:table-cell office:value-type="float" office:value="487425">
            <text:p>487425</text:p>
          </table:table-cell>
          <table:table-cell office:value-type="float" office:value="1190575">
            <text:p>1190575</text:p>
          </table:table-cell>
          <table:table-cell office:value-type="float" office:value="354439">
            <text:p>354439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6128">
            <text:p>346128</text:p>
          </table:table-cell>
          <table:table-cell table:number-columns-repeated="11" office:value-type="float" office:value="0">
            <text:p>0</text:p>
          </table:table-cell>
          <table:table-cell office:value-type="float" office:value="98304">
            <text:p>98304</text:p>
          </table:table-cell>
          <table:table-cell office:value-type="float" office:value="232388">
            <text:p>232388</text:p>
          </table:table-cell>
          <table:table-cell table:number-columns-repeated="4" office:value-type="float" office:value="0">
            <text:p>0</text:p>
          </table:table-cell>
          <table:table-cell office:value-type="float" office:value="487425">
            <text:p>487425</text:p>
          </table:table-cell>
          <table:table-cell office:value-type="float" office:value="0">
            <text:p>0</text:p>
          </table:table-cell>
          <table:table-cell office:value-type="float" office:value="487425">
            <text:p>487425</text:p>
          </table:table-cell>
          <table:table-cell office:value-type="float" office:value="7616">
            <text:p>7616</text:p>
          </table:table-cell>
          <table:table-cell office:value-type="float" office:value="243712">
            <text:p>243712</text:p>
          </table:table-cell>
          <table:table-cell office:value-type="float" office:value="0">
            <text:p>0</text:p>
          </table:table-cell>
          <table:table-cell office:value-type="float" office:value="162475">
            <text:p>162475</text:p>
          </table:table-cell>
          <table:table-cell office:value-type="float" office:value="0">
            <text:p>0</text:p>
          </table:table-cell>
          <table:table-cell office:value-type="float" office:value="162475">
            <text:p>162475</text:p>
          </table:table-cell>
          <table:table-cell office:value-type="float" office:value="487425">
            <text:p>487425</text:p>
          </table:table-cell>
          <table:table-cell office:value-type="float" office:value="81237">
            <text:p>81237</text:p>
          </table:table-cell>
          <table:table-cell office:value-type="float" office:value="236455">
            <text:p>236455</text:p>
          </table:table-cell>
          <table:table-cell office:value-type="float" office:value="324950">
            <text:p>324950</text:p>
          </table:table-cell>
          <table:table-cell office:value-type="float" office:value="487425">
            <text:p>487425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1539025234">
            <text:p>1539025234</text:p>
          </table:table-cell>
          <table:table-cell office:value-type="float" office:value="536405">
            <text:p>536405</text:p>
          </table:table-cell>
          <table:table-cell office:value-type="float" office:value="1321006">
            <text:p>1321006</text:p>
          </table:table-cell>
          <table:table-cell office:value-type="float" office:value="405049">
            <text:p>405049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03784">
            <text:p>403784</text:p>
          </table:table-cell>
          <table:table-cell table:number-columns-repeated="11" office:value-type="float" office:value="0">
            <text:p>0</text:p>
          </table:table-cell>
          <table:table-cell office:value-type="float" office:value="114688">
            <text:p>114688</text:p>
          </table:table-cell>
          <table:table-cell office:value-type="float" office:value="519660">
            <text:p>519660</text:p>
          </table:table-cell>
          <table:table-cell table:number-columns-repeated="4" office:value-type="float" office:value="0">
            <text:p>0</text:p>
          </table:table-cell>
          <table:table-cell office:value-type="float" office:value="536405">
            <text:p>536405</text:p>
          </table:table-cell>
          <table:table-cell office:value-type="float" office:value="0">
            <text:p>0</text:p>
          </table:table-cell>
          <table:table-cell office:value-type="float" office:value="536405">
            <text:p>536405</text:p>
          </table:table-cell>
          <table:table-cell office:value-type="float" office:value="8436">
            <text:p>8436</text:p>
          </table:table-cell>
          <table:table-cell office:value-type="float" office:value="268202">
            <text:p>268202</text:p>
          </table:table-cell>
          <table:table-cell office:value-type="float" office:value="0">
            <text:p>0</text:p>
          </table:table-cell>
          <table:table-cell office:value-type="float" office:value="178802">
            <text:p>178802</text:p>
          </table:table-cell>
          <table:table-cell office:value-type="float" office:value="0">
            <text:p>0</text:p>
          </table:table-cell>
          <table:table-cell office:value-type="float" office:value="178802">
            <text:p>178802</text:p>
          </table:table-cell>
          <table:table-cell office:value-type="float" office:value="536405">
            <text:p>536405</text:p>
          </table:table-cell>
          <table:table-cell office:value-type="float" office:value="89401">
            <text:p>89401</text:p>
          </table:table-cell>
          <table:table-cell office:value-type="float" office:value="522">
            <text:p>522</text:p>
          </table:table-cell>
          <table:table-cell office:value-type="float" office:value="357603">
            <text:p>357603</text:p>
          </table:table-cell>
          <table:table-cell office:value-type="float" office:value="536405">
            <text:p>536405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1540494567">
            <text:p>1540494567</text:p>
          </table:table-cell>
          <table:table-cell office:value-type="float" office:value="616050">
            <text:p>616050</text:p>
          </table:table-cell>
          <table:table-cell office:value-type="float" office:value="1529306">
            <text:p>1529306</text:p>
          </table:table-cell>
          <table:table-cell office:value-type="float" office:value="483214">
            <text:p>483214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61308">
            <text:p>461308</text:p>
          </table:table-cell>
          <table:table-cell table:number-columns-repeated="11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588532">
            <text:p>588532</text:p>
          </table:table-cell>
          <table:table-cell table:number-columns-repeated="4" office:value-type="float" office:value="0">
            <text:p>0</text:p>
          </table:table-cell>
          <table:table-cell office:value-type="float" office:value="616050">
            <text:p>616050</text:p>
          </table:table-cell>
          <table:table-cell office:value-type="float" office:value="0">
            <text:p>0</text:p>
          </table:table-cell>
          <table:table-cell office:value-type="float" office:value="616050">
            <text:p>616050</text:p>
          </table:table-cell>
          <table:table-cell office:value-type="float" office:value="9712">
            <text:p>9712</text:p>
          </table:table-cell>
          <table:table-cell office:value-type="float" office:value="308024">
            <text:p>308024</text:p>
          </table:table-cell>
          <table:table-cell office:value-type="float" office:value="0">
            <text:p>0</text:p>
          </table:table-cell>
          <table:table-cell office:value-type="float" office:value="205349">
            <text:p>205349</text:p>
          </table:table-cell>
          <table:table-cell office:value-type="float" office:value="0">
            <text:p>0</text:p>
          </table:table-cell>
          <table:table-cell office:value-type="float" office:value="205350">
            <text:p>205350</text:p>
          </table:table-cell>
          <table:table-cell office:value-type="float" office:value="612769">
            <text:p>612769</text:p>
          </table:table-cell>
          <table:table-cell office:value-type="float" office:value="102675">
            <text:p>102675</text:p>
          </table:table-cell>
          <table:table-cell office:value-type="float" office:value="296821">
            <text:p>296821</text:p>
          </table:table-cell>
          <table:table-cell office:value-type="float" office:value="410700">
            <text:p>410700</text:p>
          </table:table-cell>
          <table:table-cell office:value-type="float" office:value="616050">
            <text:p>616050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1541909933">
            <text:p>1541909933</text:p>
          </table:table-cell>
          <table:table-cell office:value-type="float" office:value="657563">
            <text:p>657563</text:p>
          </table:table-cell>
          <table:table-cell office:value-type="float" office:value="1658728">
            <text:p>1658728</text:p>
          </table:table-cell>
          <table:table-cell office:value-type="float" office:value="527701">
            <text:p>527701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17839">
            <text:p>517839</text:p>
          </table:table-cell>
          <table:table-cell table:number-columns-repeated="11" office:value-type="float" office:value="0">
            <text:p>0</text:p>
          </table:table-cell>
          <table:table-cell office:value-type="float" office:value="147456">
            <text:p>147456</text:p>
          </table:table-cell>
          <table:table-cell office:value-type="float" office:value="309168">
            <text:p>309168</text:p>
          </table:table-cell>
          <table:table-cell table:number-columns-repeated="4" office:value-type="float" office:value="0">
            <text:p>0</text:p>
          </table:table-cell>
          <table:table-cell office:value-type="float" office:value="657563">
            <text:p>657563</text:p>
          </table:table-cell>
          <table:table-cell office:value-type="float" office:value="0">
            <text:p>0</text:p>
          </table:table-cell>
          <table:table-cell office:value-type="float" office:value="657563">
            <text:p>657563</text:p>
          </table:table-cell>
          <table:table-cell office:value-type="float" office:value="10333">
            <text:p>10333</text:p>
          </table:table-cell>
          <table:table-cell office:value-type="float" office:value="328781">
            <text:p>328781</text:p>
          </table:table-cell>
          <table:table-cell office:value-type="float" office:value="0">
            <text:p>0</text:p>
          </table:table-cell>
          <table:table-cell office:value-type="float" office:value="219187">
            <text:p>219187</text:p>
          </table:table-cell>
          <table:table-cell office:value-type="float" office:value="0">
            <text:p>0</text:p>
          </table:table-cell>
          <table:table-cell office:value-type="float" office:value="219188">
            <text:p>219188</text:p>
          </table:table-cell>
          <table:table-cell office:value-type="float" office:value="657563">
            <text:p>657563</text:p>
          </table:table-cell>
          <table:table-cell office:value-type="float" office:value="109594">
            <text:p>109594</text:p>
          </table:table-cell>
          <table:table-cell office:value-type="float" office:value="525">
            <text:p>525</text:p>
          </table:table-cell>
          <table:table-cell office:value-type="float" office:value="438375">
            <text:p>438375</text:p>
          </table:table-cell>
          <table:table-cell office:value-type="float" office:value="657563">
            <text:p>657563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1543302965">
            <text:p>1543302965</text:p>
          </table:table-cell>
          <table:table-cell office:value-type="float" office:value="660014">
            <text:p>660014</text:p>
          </table:table-cell>
          <table:table-cell office:value-type="float" office:value="1655536">
            <text:p>1655536</text:p>
          </table:table-cell>
          <table:table-cell office:value-type="float" office:value="525691">
            <text:p>525691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75674">
            <text:p>575674</text:p>
          </table:table-cell>
          <table:table-cell table:number-columns-repeated="11" office:value-type="float" office:value="0">
            <text:p>0</text:p>
          </table:table-cell>
          <table:table-cell office:value-type="float" office:value="163840">
            <text:p>163840</text:p>
          </table:table-cell>
          <table:table-cell table:number-columns-repeated="5" office:value-type="float" office:value="0">
            <text:p>0</text:p>
          </table:table-cell>
          <table:table-cell office:value-type="float" office:value="660014">
            <text:p>660014</text:p>
          </table:table-cell>
          <table:table-cell office:value-type="float" office:value="0">
            <text:p>0</text:p>
          </table:table-cell>
          <table:table-cell office:value-type="float" office:value="660014">
            <text:p>660014</text:p>
          </table:table-cell>
          <table:table-cell office:value-type="float" office:value="10494">
            <text:p>10494</text:p>
          </table:table-cell>
          <table:table-cell office:value-type="float" office:value="330007">
            <text:p>330007</text:p>
          </table:table-cell>
          <table:table-cell office:value-type="float" office:value="0">
            <text:p>0</text:p>
          </table:table-cell>
          <table:table-cell office:value-type="float" office:value="220005">
            <text:p>220005</text:p>
          </table:table-cell>
          <table:table-cell office:value-type="float" office:value="0">
            <text:p>0</text:p>
          </table:table-cell>
          <table:table-cell office:value-type="float" office:value="220005">
            <text:p>220005</text:p>
          </table:table-cell>
          <table:table-cell office:value-type="float" office:value="651737">
            <text:p>651737</text:p>
          </table:table-cell>
          <table:table-cell office:value-type="float" office:value="110002">
            <text:p>110002</text:p>
          </table:table-cell>
          <table:table-cell office:value-type="float" office:value="522">
            <text:p>522</text:p>
          </table:table-cell>
          <table:table-cell office:value-type="float" office:value="440010">
            <text:p>440010</text:p>
          </table:table-cell>
          <table:table-cell office:value-type="float" office:value="660014">
            <text:p>660014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1544597404">
            <text:p>1544597404</text:p>
          </table:table-cell>
          <table:table-cell office:value-type="float" office:value="699505">
            <text:p>699505</text:p>
          </table:table-cell>
          <table:table-cell office:value-type="float" office:value="1764997">
            <text:p>1764997</text:p>
          </table:table-cell>
          <table:table-cell office:value-type="float" office:value="566345">
            <text:p>566345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31996">
            <text:p>631996</text:p>
          </table:table-cell>
          <table:table-cell table:number-columns-repeated="11" office:value-type="float" office:value="0">
            <text:p>0</text:p>
          </table:table-cell>
          <table:table-cell office:value-type="float" office:value="180224">
            <text:p>180224</text:p>
          </table:table-cell>
          <table:table-cell office:value-type="float" office:value="608056">
            <text:p>608056</text:p>
          </table:table-cell>
          <table:table-cell table:number-columns-repeated="4" office:value-type="float" office:value="0">
            <text:p>0</text:p>
          </table:table-cell>
          <table:table-cell office:value-type="float" office:value="699505">
            <text:p>699505</text:p>
          </table:table-cell>
          <table:table-cell office:value-type="float" office:value="0">
            <text:p>0</text:p>
          </table:table-cell>
          <table:table-cell office:value-type="float" office:value="699505">
            <text:p>699505</text:p>
          </table:table-cell>
          <table:table-cell office:value-type="float" office:value="11106">
            <text:p>11106</text:p>
          </table:table-cell>
          <table:table-cell office:value-type="float" office:value="349752">
            <text:p>349752</text:p>
          </table:table-cell>
          <table:table-cell office:value-type="float" office:value="0">
            <text:p>0</text:p>
          </table:table-cell>
          <table:table-cell office:value-type="float" office:value="233168">
            <text:p>233168</text:p>
          </table:table-cell>
          <table:table-cell office:value-type="float" office:value="0">
            <text:p>0</text:p>
          </table:table-cell>
          <table:table-cell office:value-type="float" office:value="233168">
            <text:p>233168</text:p>
          </table:table-cell>
          <table:table-cell office:value-type="float" office:value="699505">
            <text:p>699505</text:p>
          </table:table-cell>
          <table:table-cell office:value-type="float" office:value="116584">
            <text:p>116584</text:p>
          </table:table-cell>
          <table:table-cell office:value-type="float" office:value="908">
            <text:p>908</text:p>
          </table:table-cell>
          <table:table-cell office:value-type="float" office:value="466336">
            <text:p>466336</text:p>
          </table:table-cell>
          <table:table-cell office:value-type="float" office:value="699505">
            <text:p>699505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1546016026">
            <text:p>1546016026</text:p>
          </table:table-cell>
          <table:table-cell office:value-type="float" office:value="772145">
            <text:p>772145</text:p>
          </table:table-cell>
          <table:table-cell office:value-type="float" office:value="1971896">
            <text:p>1971896</text:p>
          </table:table-cell>
          <table:table-cell office:value-type="float" office:value="640614">
            <text:p>640614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90411">
            <text:p>690411</text:p>
          </table:table-cell>
          <table:table-cell table:number-columns-repeated="11" office:value-type="float" office:value="0">
            <text:p>0</text:p>
          </table:table-cell>
          <table:table-cell office:value-type="float" office:value="196608">
            <text:p>196608</text:p>
          </table:table-cell>
          <table:table-cell table:number-columns-repeated="5" office:value-type="float" office:value="0">
            <text:p>0</text:p>
          </table:table-cell>
          <table:table-cell office:value-type="float" office:value="772145">
            <text:p>772145</text:p>
          </table:table-cell>
          <table:table-cell office:value-type="float" office:value="0">
            <text:p>0</text:p>
          </table:table-cell>
          <table:table-cell office:value-type="float" office:value="772145">
            <text:p>772145</text:p>
          </table:table-cell>
          <table:table-cell office:value-type="float" office:value="12379">
            <text:p>12379</text:p>
          </table:table-cell>
          <table:table-cell office:value-type="float" office:value="386072">
            <text:p>386072</text:p>
          </table:table-cell>
          <table:table-cell office:value-type="float" office:value="0">
            <text:p>0</text:p>
          </table:table-cell>
          <table:table-cell office:value-type="float" office:value="257382">
            <text:p>257382</text:p>
          </table:table-cell>
          <table:table-cell office:value-type="float" office:value="0">
            <text:p>0</text:p>
          </table:table-cell>
          <table:table-cell office:value-type="float" office:value="257382">
            <text:p>257382</text:p>
          </table:table-cell>
          <table:table-cell office:value-type="float" office:value="749862">
            <text:p>749862</text:p>
          </table:table-cell>
          <table:table-cell office:value-type="float" office:value="128691">
            <text:p>128691</text:p>
          </table:table-cell>
          <table:table-cell office:value-type="float" office:value="366921">
            <text:p>366921</text:p>
          </table:table-cell>
          <table:table-cell office:value-type="float" office:value="514764">
            <text:p>514764</text:p>
          </table:table-cell>
          <table:table-cell office:value-type="float" office:value="772145">
            <text:p>772145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1547409600">
            <text:p>1547409600</text:p>
          </table:table-cell>
          <table:table-cell office:value-type="float" office:value="702408">
            <text:p>702408</text:p>
          </table:table-cell>
          <table:table-cell office:value-type="float" office:value="1777690">
            <text:p>1777690</text:p>
          </table:table-cell>
          <table:table-cell office:value-type="float" office:value="572006">
            <text:p>572006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48043">
            <text:p>748043</text:p>
          </table:table-cell>
          <table:table-cell table:number-columns-repeated="11" office:value-type="float" office:value="0">
            <text:p>0</text:p>
          </table:table-cell>
          <table:table-cell office:value-type="float" office:value="212992">
            <text:p>212992</text:p>
          </table:table-cell>
          <table:table-cell office:value-type="float" office:value="320116">
            <text:p>320116</text:p>
          </table:table-cell>
          <table:table-cell table:number-columns-repeated="4" office:value-type="float" office:value="0">
            <text:p>0</text:p>
          </table:table-cell>
          <table:table-cell office:value-type="float" office:value="702408">
            <text:p>702408</text:p>
          </table:table-cell>
          <table:table-cell office:value-type="float" office:value="0">
            <text:p>0</text:p>
          </table:table-cell>
          <table:table-cell office:value-type="float" office:value="702408">
            <text:p>702408</text:p>
          </table:table-cell>
          <table:table-cell office:value-type="float" office:value="11407">
            <text:p>11407</text:p>
          </table:table-cell>
          <table:table-cell office:value-type="float" office:value="351203">
            <text:p>351203</text:p>
          </table:table-cell>
          <table:table-cell office:value-type="float" office:value="0">
            <text:p>0</text:p>
          </table:table-cell>
          <table:table-cell office:value-type="float" office:value="234136">
            <text:p>234136</text:p>
          </table:table-cell>
          <table:table-cell office:value-type="float" office:value="0">
            <text:p>0</text:p>
          </table:table-cell>
          <table:table-cell office:value-type="float" office:value="234136">
            <text:p>234136</text:p>
          </table:table-cell>
          <table:table-cell office:value-type="float" office:value="660083">
            <text:p>660083</text:p>
          </table:table-cell>
          <table:table-cell office:value-type="float" office:value="117068">
            <text:p>117068</text:p>
          </table:table-cell>
          <table:table-cell office:value-type="float" office:value="1961">
            <text:p>1961</text:p>
          </table:table-cell>
          <table:table-cell office:value-type="float" office:value="468272">
            <text:p>468272</text:p>
          </table:table-cell>
          <table:table-cell office:value-type="float" office:value="702408">
            <text:p>702408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1548748476">
            <text:p>1548748476</text:p>
          </table:table-cell>
          <table:table-cell office:value-type="float" office:value="774012">
            <text:p>774012</text:p>
          </table:table-cell>
          <table:table-cell office:value-type="float" office:value="1948378">
            <text:p>1948378</text:p>
          </table:table-cell>
          <table:table-cell office:value-type="float" office:value="634396">
            <text:p>634396</text:p>
          </table:table-cell>
          <table:table-cell table:number-columns-repeated="3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06448">
            <text:p>806448</text:p>
          </table:table-cell>
          <table:table-cell table:number-columns-repeated="11" office:value-type="float" office:value="0">
            <text:p>0</text:p>
          </table:table-cell>
          <table:table-cell office:value-type="float" office:value="229376">
            <text:p>229376</text:p>
          </table:table-cell>
          <table:table-cell office:value-type="float" office:value="741944">
            <text:p>741944</text:p>
          </table:table-cell>
          <table:table-cell table:number-columns-repeated="4" office:value-type="float" office:value="0">
            <text:p>0</text:p>
          </table:table-cell>
          <table:table-cell office:value-type="float" office:value="774012">
            <text:p>774012</text:p>
          </table:table-cell>
          <table:table-cell office:value-type="float" office:value="0">
            <text:p>0</text:p>
          </table:table-cell>
          <table:table-cell office:value-type="float" office:value="774012">
            <text:p>774012</text:p>
          </table:table-cell>
          <table:table-cell office:value-type="float" office:value="12183">
            <text:p>12183</text:p>
          </table:table-cell>
          <table:table-cell office:value-type="float" office:value="387006">
            <text:p>387006</text:p>
          </table:table-cell>
          <table:table-cell office:value-type="float" office:value="0">
            <text:p>0</text:p>
          </table:table-cell>
          <table:table-cell office:value-type="float" office:value="258004">
            <text:p>258004</text:p>
          </table:table-cell>
          <table:table-cell office:value-type="float" office:value="0">
            <text:p>0</text:p>
          </table:table-cell>
          <table:table-cell office:value-type="float" office:value="258004">
            <text:p>258004</text:p>
          </table:table-cell>
          <table:table-cell office:value-type="float" office:value="763201">
            <text:p>763201</text:p>
          </table:table-cell>
          <table:table-cell office:value-type="float" office:value="129002">
            <text:p>129002</text:p>
          </table:table-cell>
          <table:table-cell office:value-type="float" office:value="1696">
            <text:p>1696</text:p>
          </table:table-cell>
          <table:table-cell office:value-type="float" office:value="516008">
            <text:p>516008</text:p>
          </table:table-cell>
          <table:table-cell office:value-type="float" office:value="774012">
            <text:p>774012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1550025069">
            <text:p>1550025069</text:p>
          </table:table-cell>
          <table:table-cell office:value-type="float" office:value="961231">
            <text:p>961231</text:p>
          </table:table-cell>
          <table:table-cell office:value-type="float" office:value="2498261">
            <text:p>2498261</text:p>
          </table:table-cell>
          <table:table-cell office:value-type="float" office:value="831217">
            <text:p>831217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64810">
            <text:p>864810</text:p>
          </table:table-cell>
          <table:table-cell table:number-columns-repeated="11" office:value-type="float" office:value="0">
            <text:p>0</text:p>
          </table:table-cell>
          <table:table-cell office:value-type="float" office:value="245760">
            <text:p>245760</text:p>
          </table:table-cell>
          <table:table-cell table:number-columns-repeated="5" office:value-type="float" office:value="0">
            <text:p>0</text:p>
          </table:table-cell>
          <table:table-cell office:value-type="float" office:value="961231">
            <text:p>961231</text:p>
          </table:table-cell>
          <table:table-cell office:value-type="float" office:value="0">
            <text:p>0</text:p>
          </table:table-cell>
          <table:table-cell office:value-type="float" office:value="961231">
            <text:p>961231</text:p>
          </table:table-cell>
          <table:table-cell office:value-type="float" office:value="15019">
            <text:p>15019</text:p>
          </table:table-cell>
          <table:table-cell office:value-type="float" office:value="480616">
            <text:p>480616</text:p>
          </table:table-cell>
          <table:table-cell office:value-type="float" office:value="0">
            <text:p>0</text:p>
          </table:table-cell>
          <table:table-cell office:value-type="float" office:value="320410">
            <text:p>320410</text:p>
          </table:table-cell>
          <table:table-cell office:value-type="float" office:value="0">
            <text:p>0</text:p>
          </table:table-cell>
          <table:table-cell office:value-type="float" office:value="320411">
            <text:p>320411</text:p>
          </table:table-cell>
          <table:table-cell office:value-type="float" office:value="870570">
            <text:p>870570</text:p>
          </table:table-cell>
          <table:table-cell office:value-type="float" office:value="160205">
            <text:p>160205</text:p>
          </table:table-cell>
          <table:table-cell office:value-type="float" office:value="539">
            <text:p>539</text:p>
          </table:table-cell>
          <table:table-cell office:value-type="float" office:value="640821">
            <text:p>640821</text:p>
          </table:table-cell>
          <table:table-cell office:value-type="float" office:value="961231">
            <text:p>961231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1551605593">
            <text:p>1551605593</text:p>
          </table:table-cell>
          <table:table-cell office:value-type="float" office:value="752763">
            <text:p>752763</text:p>
          </table:table-cell>
          <table:table-cell office:value-type="float" office:value="1917613">
            <text:p>1917613</text:p>
          </table:table-cell>
          <table:table-cell office:value-type="float" office:value="620738">
            <text:p>620738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22291">
            <text:p>922291</text:p>
          </table:table-cell>
          <table:table-cell table:number-columns-repeated="11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727120">
            <text:p>727120</text:p>
          </table:table-cell>
          <table:table-cell table:number-columns-repeated="4" office:value-type="float" office:value="0">
            <text:p>0</text:p>
          </table:table-cell>
          <table:table-cell office:value-type="float" office:value="752763">
            <text:p>752763</text:p>
          </table:table-cell>
          <table:table-cell office:value-type="float" office:value="0">
            <text:p>0</text:p>
          </table:table-cell>
          <table:table-cell office:value-type="float" office:value="752763">
            <text:p>752763</text:p>
          </table:table-cell>
          <table:table-cell office:value-type="float" office:value="11762">
            <text:p>11762</text:p>
          </table:table-cell>
          <table:table-cell office:value-type="float" office:value="376382">
            <text:p>376382</text:p>
          </table:table-cell>
          <table:table-cell office:value-type="float" office:value="0">
            <text:p>0</text:p>
          </table:table-cell>
          <table:table-cell office:value-type="float" office:value="250921">
            <text:p>250921</text:p>
          </table:table-cell>
          <table:table-cell office:value-type="float" office:value="0">
            <text:p>0</text:p>
          </table:table-cell>
          <table:table-cell office:value-type="float" office:value="250921">
            <text:p>250921</text:p>
          </table:table-cell>
          <table:table-cell office:value-type="float" office:value="707227">
            <text:p>707227</text:p>
          </table:table-cell>
          <table:table-cell office:value-type="float" office:value="125460">
            <text:p>125460</text:p>
          </table:table-cell>
          <table:table-cell office:value-type="float" office:value="549">
            <text:p>549</text:p>
          </table:table-cell>
          <table:table-cell office:value-type="float" office:value="501842">
            <text:p>501842</text:p>
          </table:table-cell>
          <table:table-cell office:value-type="float" office:value="752763">
            <text:p>752763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1553021991">
            <text:p>1553021991</text:p>
          </table:table-cell>
          <table:table-cell office:value-type="float" office:value="803030">
            <text:p>803030</text:p>
          </table:table-cell>
          <table:table-cell office:value-type="float" office:value="2068389">
            <text:p>2068389</text:p>
          </table:table-cell>
          <table:table-cell office:value-type="float" office:value="672058">
            <text:p>672058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79338">
            <text:p>979338</text:p>
          </table:table-cell>
          <table:table-cell table:number-columns-repeated="11" office:value-type="float" office:value="0">
            <text:p>0</text:p>
          </table:table-cell>
          <table:table-cell office:value-type="float" office:value="278528">
            <text:p>278528</text:p>
          </table:table-cell>
          <table:table-cell table:number-columns-repeated="5" office:value-type="float" office:value="0">
            <text:p>0</text:p>
          </table:table-cell>
          <table:table-cell office:value-type="float" office:value="803030">
            <text:p>803030</text:p>
          </table:table-cell>
          <table:table-cell office:value-type="float" office:value="0">
            <text:p>0</text:p>
          </table:table-cell>
          <table:table-cell office:value-type="float" office:value="803030">
            <text:p>803030</text:p>
          </table:table-cell>
          <table:table-cell office:value-type="float" office:value="12584">
            <text:p>12584</text:p>
          </table:table-cell>
          <table:table-cell office:value-type="float" office:value="401515">
            <text:p>401515</text:p>
          </table:table-cell>
          <table:table-cell office:value-type="float" office:value="0">
            <text:p>0</text:p>
          </table:table-cell>
          <table:table-cell office:value-type="float" office:value="267676">
            <text:p>267676</text:p>
          </table:table-cell>
          <table:table-cell office:value-type="float" office:value="0">
            <text:p>0</text:p>
          </table:table-cell>
          <table:table-cell office:value-type="float" office:value="267676">
            <text:p>267676</text:p>
          </table:table-cell>
          <table:table-cell office:value-type="float" office:value="787079">
            <text:p>787079</text:p>
          </table:table-cell>
          <table:table-cell office:value-type="float" office:value="133838">
            <text:p>133838</text:p>
          </table:table-cell>
          <table:table-cell office:value-type="float" office:value="521">
            <text:p>521</text:p>
          </table:table-cell>
          <table:table-cell office:value-type="float" office:value="535353">
            <text:p>535353</text:p>
          </table:table-cell>
          <table:table-cell office:value-type="float" office:value="803030">
            <text:p>803030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1554467810">
            <text:p>1554467810</text:p>
          </table:table-cell>
          <table:table-cell office:value-type="float" office:value="1016324">
            <text:p>1016324</text:p>
          </table:table-cell>
          <table:table-cell office:value-type="float" office:value="2652581">
            <text:p>2652581</text:p>
          </table:table-cell>
          <table:table-cell office:value-type="float" office:value="887942">
            <text:p>887942</text:p>
          </table:table-cell>
          <table:table-cell table:number-columns-repeated="3" office:value-type="float" office:value="0">
            <text:p>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37735">
            <text:p>1037735</text:p>
          </table:table-cell>
          <table:table-cell table:number-columns-repeated="11" office:value-type="float" office:value="0">
            <text:p>0</text:p>
          </table:table-cell>
          <table:table-cell office:value-type="float" office:value="294912">
            <text:p>294912</text:p>
          </table:table-cell>
          <table:table-cell office:value-type="float" office:value="441388">
            <text:p>441388</text:p>
          </table:table-cell>
          <table:table-cell table:number-columns-repeated="4" office:value-type="float" office:value="0">
            <text:p>0</text:p>
          </table:table-cell>
          <table:table-cell office:value-type="float" office:value="1016324">
            <text:p>1016324</text:p>
          </table:table-cell>
          <table:table-cell office:value-type="float" office:value="0">
            <text:p>0</text:p>
          </table:table-cell>
          <table:table-cell office:value-type="float" office:value="1016324">
            <text:p>1016324</text:p>
          </table:table-cell>
          <table:table-cell office:value-type="float" office:value="15880">
            <text:p>15880</text:p>
          </table:table-cell>
          <table:table-cell office:value-type="float" office:value="508162">
            <text:p>508162</text:p>
          </table:table-cell>
          <table:table-cell office:value-type="float" office:value="0">
            <text:p>0</text:p>
          </table:table-cell>
          <table:table-cell office:value-type="float" office:value="338774">
            <text:p>338774</text:p>
          </table:table-cell>
          <table:table-cell office:value-type="float" office:value="0">
            <text:p>0</text:p>
          </table:table-cell>
          <table:table-cell office:value-type="float" office:value="338775">
            <text:p>338775</text:p>
          </table:table-cell>
          <table:table-cell office:value-type="float" office:value="989559">
            <text:p>989559</text:p>
          </table:table-cell>
          <table:table-cell office:value-type="float" office:value="169388">
            <text:p>169388</text:p>
          </table:table-cell>
          <table:table-cell office:value-type="float" office:value="448531">
            <text:p>448531</text:p>
          </table:table-cell>
          <table:table-cell office:value-type="float" office:value="677549">
            <text:p>677549</text:p>
          </table:table-cell>
          <table:table-cell office:value-type="float" office:value="1016324">
            <text:p>1016324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1555832526">
            <text:p>1555832526</text:p>
          </table:table-cell>
          <table:table-cell office:value-type="float" office:value="777690">
            <text:p>777690</text:p>
          </table:table-cell>
          <table:table-cell office:value-type="float" office:value="1986047">
            <text:p>1986047</text:p>
          </table:table-cell>
          <table:table-cell office:value-type="float" office:value="647452">
            <text:p>647452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95725">
            <text:p>1095725</text:p>
          </table:table-cell>
          <table:table-cell table:number-columns-repeated="11" office:value-type="float" office:value="0">
            <text:p>0</text:p>
          </table:table-cell>
          <table:table-cell office:value-type="float" office:value="311296">
            <text:p>311296</text:p>
          </table:table-cell>
          <table:table-cell office:value-type="float" office:value="337504">
            <text:p>337504</text:p>
          </table:table-cell>
          <table:table-cell table:number-columns-repeated="4" office:value-type="float" office:value="0">
            <text:p>0</text:p>
          </table:table-cell>
          <table:table-cell office:value-type="float" office:value="777690">
            <text:p>777690</text:p>
          </table:table-cell>
          <table:table-cell office:value-type="float" office:value="0">
            <text:p>0</text:p>
          </table:table-cell>
          <table:table-cell office:value-type="float" office:value="777690">
            <text:p>777690</text:p>
          </table:table-cell>
          <table:table-cell office:value-type="float" office:value="12151">
            <text:p>12151</text:p>
          </table:table-cell>
          <table:table-cell office:value-type="float" office:value="388844">
            <text:p>388844</text:p>
          </table:table-cell>
          <table:table-cell office:value-type="float" office:value="0">
            <text:p>0</text:p>
          </table:table-cell>
          <table:table-cell office:value-type="float" office:value="259230">
            <text:p>259230</text:p>
          </table:table-cell>
          <table:table-cell office:value-type="float" office:value="0">
            <text:p>0</text:p>
          </table:table-cell>
          <table:table-cell office:value-type="float" office:value="259230">
            <text:p>259230</text:p>
          </table:table-cell>
          <table:table-cell office:value-type="float" office:value="726683">
            <text:p>726683</text:p>
          </table:table-cell>
          <table:table-cell office:value-type="float" office:value="129615">
            <text:p>129615</text:p>
          </table:table-cell>
          <table:table-cell office:value-type="float" office:value="1144">
            <text:p>1144</text:p>
          </table:table-cell>
          <table:table-cell office:value-type="float" office:value="518460">
            <text:p>518460</text:p>
          </table:table-cell>
          <table:table-cell office:value-type="float" office:value="777690">
            <text:p>777690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1557370574">
            <text:p>1557370574</text:p>
          </table:table-cell>
          <table:table-cell office:value-type="float" office:value="956669">
            <text:p>956669</text:p>
          </table:table-cell>
          <table:table-cell office:value-type="float" office:value="2477821">
            <text:p>2477821</text:p>
          </table:table-cell>
          <table:table-cell office:value-type="float" office:value="822805">
            <text:p>822805</text:p>
          </table:table-cell>
          <table:table-cell table:number-columns-repeated="3"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51450">
            <text:p>1151450</text:p>
          </table:table-cell>
          <table:table-cell table:number-columns-repeated="11" office:value-type="float" office:value="0">
            <text:p>0</text:p>
          </table:table-cell>
          <table:table-cell office:value-type="float" office:value="327680">
            <text:p>327680</text:p>
          </table:table-cell>
          <table:table-cell office:value-type="float" office:value="776720">
            <text:p>776720</text:p>
          </table:table-cell>
          <table:table-cell table:number-columns-repeated="4" office:value-type="float" office:value="0">
            <text:p>0</text:p>
          </table:table-cell>
          <table:table-cell office:value-type="float" office:value="956669">
            <text:p>956669</text:p>
          </table:table-cell>
          <table:table-cell office:value-type="float" office:value="0">
            <text:p>0</text:p>
          </table:table-cell>
          <table:table-cell office:value-type="float" office:value="956669">
            <text:p>956669</text:p>
          </table:table-cell>
          <table:table-cell office:value-type="float" office:value="14947">
            <text:p>14947</text:p>
          </table:table-cell>
          <table:table-cell office:value-type="float" office:value="478335">
            <text:p>478335</text:p>
          </table:table-cell>
          <table:table-cell office:value-type="float" office:value="0">
            <text:p>0</text:p>
          </table:table-cell>
          <table:table-cell office:value-type="float" office:value="318890">
            <text:p>318890</text:p>
          </table:table-cell>
          <table:table-cell office:value-type="float" office:value="0">
            <text:p>0</text:p>
          </table:table-cell>
          <table:table-cell office:value-type="float" office:value="318889">
            <text:p>318889</text:p>
          </table:table-cell>
          <table:table-cell office:value-type="float" office:value="956669">
            <text:p>956669</text:p>
          </table:table-cell>
          <table:table-cell office:value-type="float" office:value="159445">
            <text:p>159445</text:p>
          </table:table-cell>
          <table:table-cell office:value-type="float" office:value="550">
            <text:p>550</text:p>
          </table:table-cell>
          <table:table-cell office:value-type="float" office:value="637779">
            <text:p>637779</text:p>
          </table:table-cell>
          <table:table-cell office:value-type="float" office:value="956669">
            <text:p>956669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1558834671">
            <text:p>1558834671</text:p>
          </table:table-cell>
          <table:table-cell office:value-type="float" office:value="953637">
            <text:p>953637</text:p>
          </table:table-cell>
          <table:table-cell office:value-type="float" office:value="2473805">
            <text:p>2473805</text:p>
          </table:table-cell>
          <table:table-cell office:value-type="float" office:value="824348">
            <text:p>824348</text:p>
          </table:table-cell>
          <table:table-cell table:number-columns-repeated="3"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214359">
            <text:p>1214359</text:p>
          </table:table-cell>
          <table:table-cell table:number-columns-repeated="11" office:value-type="float" office:value="0">
            <text:p>0</text:p>
          </table:table-cell>
          <table:table-cell office:value-type="float" office:value="344064">
            <text:p>344064</text:p>
          </table:table-cell>
          <table:table-cell office:value-type="float" office:value="447860">
            <text:p>447860</text:p>
          </table:table-cell>
          <table:table-cell table:number-columns-repeated="4" office:value-type="float" office:value="0">
            <text:p>0</text:p>
          </table:table-cell>
          <table:table-cell office:value-type="float" office:value="953637">
            <text:p>953637</text:p>
          </table:table-cell>
          <table:table-cell office:value-type="float" office:value="0">
            <text:p>0</text:p>
          </table:table-cell>
          <table:table-cell office:value-type="float" office:value="953637">
            <text:p>953637</text:p>
          </table:table-cell>
          <table:table-cell office:value-type="float" office:value="15268">
            <text:p>15268</text:p>
          </table:table-cell>
          <table:table-cell office:value-type="float" office:value="476818">
            <text:p>476818</text:p>
          </table:table-cell>
          <table:table-cell office:value-type="float" office:value="0">
            <text:p>0</text:p>
          </table:table-cell>
          <table:table-cell office:value-type="float" office:value="317879">
            <text:p>317879</text:p>
          </table:table-cell>
          <table:table-cell office:value-type="float" office:value="0">
            <text:p>0</text:p>
          </table:table-cell>
          <table:table-cell office:value-type="float" office:value="317879">
            <text:p>317879</text:p>
          </table:table-cell>
          <table:table-cell office:value-type="float" office:value="443312">
            <text:p>443312</text:p>
          </table:table-cell>
          <table:table-cell office:value-type="float" office:value="158939">
            <text:p>158939</text:p>
          </table:table-cell>
          <table:table-cell office:value-type="float" office:value="532">
            <text:p>532</text:p>
          </table:table-cell>
          <table:table-cell office:value-type="float" office:value="635758">
            <text:p>635758</text:p>
          </table:table-cell>
          <table:table-cell office:value-type="float" office:value="953637">
            <text:p>953637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1560365687">
            <text:p>1560365687</text:p>
          </table:table-cell>
          <table:table-cell office:value-type="float" office:value="963906">
            <text:p>963906</text:p>
          </table:table-cell>
          <table:table-cell office:value-type="float" office:value="2467520">
            <text:p>2467520</text:p>
          </table:table-cell>
          <table:table-cell office:value-type="float" office:value="821075">
            <text:p>821075</text:p>
          </table:table-cell>
          <table:table-cell table:number-columns-repeated="3"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273460">
            <text:p>1273460</text:p>
          </table:table-cell>
          <table:table-cell table:number-columns-repeated="11" office:value-type="float" office:value="0">
            <text:p>0</text:p>
          </table:table-cell>
          <table:table-cell office:value-type="float" office:value="360448">
            <text:p>360448</text:p>
          </table:table-cell>
          <table:table-cell office:value-type="float" office:value="909068">
            <text:p>909068</text:p>
          </table:table-cell>
          <table:table-cell table:number-columns-repeated="4" office:value-type="float" office:value="0">
            <text:p>0</text:p>
          </table:table-cell>
          <table:table-cell office:value-type="float" office:value="963906">
            <text:p>963906</text:p>
          </table:table-cell>
          <table:table-cell office:value-type="float" office:value="0">
            <text:p>0</text:p>
          </table:table-cell>
          <table:table-cell office:value-type="float" office:value="963906">
            <text:p>963906</text:p>
          </table:table-cell>
          <table:table-cell office:value-type="float" office:value="15334">
            <text:p>15334</text:p>
          </table:table-cell>
          <table:table-cell office:value-type="float" office:value="481953">
            <text:p>481953</text:p>
          </table:table-cell>
          <table:table-cell office:value-type="float" office:value="0">
            <text:p>0</text:p>
          </table:table-cell>
          <table:table-cell office:value-type="float" office:value="321302">
            <text:p>321302</text:p>
          </table:table-cell>
          <table:table-cell office:value-type="float" office:value="0">
            <text:p>0</text:p>
          </table:table-cell>
          <table:table-cell office:value-type="float" office:value="321302">
            <text:p>321302</text:p>
          </table:table-cell>
          <table:table-cell office:value-type="float" office:value="963906">
            <text:p>963906</text:p>
          </table:table-cell>
          <table:table-cell office:value-type="float" office:value="160651">
            <text:p>160651</text:p>
          </table:table-cell>
          <table:table-cell office:value-type="float" office:value="531">
            <text:p>531</text:p>
          </table:table-cell>
          <table:table-cell office:value-type="float" office:value="642604">
            <text:p>642604</text:p>
          </table:table-cell>
          <table:table-cell office:value-type="float" office:value="963906">
            <text:p>963906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1561718316">
            <text:p>1561718316</text:p>
          </table:table-cell>
          <table:table-cell office:value-type="float" office:value="1111961">
            <text:p>1111961</text:p>
          </table:table-cell>
          <table:table-cell office:value-type="float" office:value="2914122">
            <text:p>2914122</text:p>
          </table:table-cell>
          <table:table-cell office:value-type="float" office:value="981835">
            <text:p>981835</text:p>
          </table:table-cell>
          <table:table-cell table:number-columns-repeated="3" office:value-type="float" office:value="0">
            <text:p>0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25377">
            <text:p>1325377</text:p>
          </table:table-cell>
          <table:table-cell table:number-columns-repeated="11" office:value-type="float" office:value="0">
            <text:p>0</text:p>
          </table:table-cell>
          <table:table-cell office:value-type="float" office:value="376832">
            <text:p>376832</text:p>
          </table:table-cell>
          <table:table-cell office:value-type="float" office:value="493484">
            <text:p>493484</text:p>
          </table:table-cell>
          <table:table-cell table:number-columns-repeated="4" office:value-type="float" office:value="0">
            <text:p>0</text:p>
          </table:table-cell>
          <table:table-cell office:value-type="float" office:value="1111961">
            <text:p>1111961</text:p>
          </table:table-cell>
          <table:table-cell office:value-type="float" office:value="0">
            <text:p>0</text:p>
          </table:table-cell>
          <table:table-cell office:value-type="float" office:value="1111961">
            <text:p>1111961</text:p>
          </table:table-cell>
          <table:table-cell office:value-type="float" office:value="17490">
            <text:p>17490</text:p>
          </table:table-cell>
          <table:table-cell office:value-type="float" office:value="555980">
            <text:p>555980</text:p>
          </table:table-cell>
          <table:table-cell office:value-type="float" office:value="0">
            <text:p>0</text:p>
          </table:table-cell>
          <table:table-cell office:value-type="float" office:value="370653">
            <text:p>370653</text:p>
          </table:table-cell>
          <table:table-cell office:value-type="float" office:value="0">
            <text:p>0</text:p>
          </table:table-cell>
          <table:table-cell office:value-type="float" office:value="370653">
            <text:p>370653</text:p>
          </table:table-cell>
          <table:table-cell office:value-type="float" office:value="500119">
            <text:p>500119</text:p>
          </table:table-cell>
          <table:table-cell office:value-type="float" office:value="185326">
            <text:p>185326</text:p>
          </table:table-cell>
          <table:table-cell office:value-type="float" office:value="520">
            <text:p>520</text:p>
          </table:table-cell>
          <table:table-cell office:value-type="float" office:value="741307">
            <text:p>741307</text:p>
          </table:table-cell>
          <table:table-cell office:value-type="float" office:value="1111961">
            <text:p>1111961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1563250878">
            <text:p>1563250878</text:p>
          </table:table-cell>
          <table:table-cell office:value-type="float" office:value="1121246">
            <text:p>1121246</text:p>
          </table:table-cell>
          <table:table-cell office:value-type="float" office:value="2936170">
            <text:p>2936170</text:p>
          </table:table-cell>
          <table:table-cell office:value-type="float" office:value="993154">
            <text:p>993154</text:p>
          </table:table-cell>
          <table:table-cell table:number-columns-repeated="3"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83142">
            <text:p>1383142</text:p>
          </table:table-cell>
          <table:table-cell table:number-columns-repeated="11" office:value-type="float" office:value="0">
            <text:p>0</text:p>
          </table:table-cell>
          <table:table-cell office:value-type="float" office:value="393216">
            <text:p>393216</text:p>
          </table:table-cell>
          <table:table-cell table:number-columns-repeated="5" office:value-type="float" office:value="0">
            <text:p>0</text:p>
          </table:table-cell>
          <table:table-cell office:value-type="float" office:value="1121246">
            <text:p>1121246</text:p>
          </table:table-cell>
          <table:table-cell office:value-type="float" office:value="0">
            <text:p>0</text:p>
          </table:table-cell>
          <table:table-cell office:value-type="float" office:value="1121246">
            <text:p>1121246</text:p>
          </table:table-cell>
          <table:table-cell office:value-type="float" office:value="17519">
            <text:p>17519</text:p>
          </table:table-cell>
          <table:table-cell office:value-type="float" office:value="560622">
            <text:p>560622</text:p>
          </table:table-cell>
          <table:table-cell office:value-type="float" office:value="0">
            <text:p>0</text:p>
          </table:table-cell>
          <table:table-cell office:value-type="float" office:value="373749">
            <text:p>373749</text:p>
          </table:table-cell>
          <table:table-cell office:value-type="float" office:value="0">
            <text:p>0</text:p>
          </table:table-cell>
          <table:table-cell office:value-type="float" office:value="373748">
            <text:p>373748</text:p>
          </table:table-cell>
          <table:table-cell office:value-type="float" office:value="1106249">
            <text:p>1106249</text:p>
          </table:table-cell>
          <table:table-cell office:value-type="float" office:value="186874">
            <text:p>186874</text:p>
          </table:table-cell>
          <table:table-cell office:value-type="float" office:value="1071129">
            <text:p>1071129</text:p>
          </table:table-cell>
          <table:table-cell office:value-type="float" office:value="747497">
            <text:p>747497</text:p>
          </table:table-cell>
          <table:table-cell office:value-type="float" office:value="1121246">
            <text:p>1121246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1564811016">
            <text:p>1564811016</text:p>
          </table:table-cell>
          <table:table-cell office:value-type="float" office:value="1033099">
            <text:p>1033099</text:p>
          </table:table-cell>
          <table:table-cell office:value-type="float" office:value="2699251">
            <text:p>2699251</text:p>
          </table:table-cell>
          <table:table-cell office:value-type="float" office:value="903739">
            <text:p>903739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41021">
            <text:p>1441021</text:p>
          </table:table-cell>
          <table:table-cell table:number-columns-repeated="11" office:value-type="float" office:value="0">
            <text:p>0</text:p>
          </table:table-cell>
          <table:table-cell office:value-type="float" office:value="409600">
            <text:p>409600</text:p>
          </table:table-cell>
          <table:table-cell office:value-type="float" office:value="955692">
            <text:p>955692</text:p>
          </table:table-cell>
          <table:table-cell table:number-columns-repeated="4" office:value-type="float" office:value="0">
            <text:p>0</text:p>
          </table:table-cell>
          <table:table-cell office:value-type="float" office:value="1033099">
            <text:p>1033099</text:p>
          </table:table-cell>
          <table:table-cell office:value-type="float" office:value="0">
            <text:p>0</text:p>
          </table:table-cell>
          <table:table-cell office:value-type="float" office:value="1033099">
            <text:p>1033099</text:p>
          </table:table-cell>
          <table:table-cell office:value-type="float" office:value="16533">
            <text:p>16533</text:p>
          </table:table-cell>
          <table:table-cell office:value-type="float" office:value="516549">
            <text:p>516549</text:p>
          </table:table-cell>
          <table:table-cell office:value-type="float" office:value="0">
            <text:p>0</text:p>
          </table:table-cell>
          <table:table-cell office:value-type="float" office:value="344366">
            <text:p>344366</text:p>
          </table:table-cell>
          <table:table-cell office:value-type="float" office:value="0">
            <text:p>0</text:p>
          </table:table-cell>
          <table:table-cell office:value-type="float" office:value="344366">
            <text:p>344366</text:p>
          </table:table-cell>
          <table:table-cell office:value-type="float" office:value="984708">
            <text:p>984708</text:p>
          </table:table-cell>
          <table:table-cell office:value-type="float" office:value="172183">
            <text:p>172183</text:p>
          </table:table-cell>
          <table:table-cell office:value-type="float" office:value="536">
            <text:p>536</text:p>
          </table:table-cell>
          <table:table-cell office:value-type="float" office:value="688733">
            <text:p>688733</text:p>
          </table:table-cell>
          <table:table-cell office:value-type="float" office:value="1033099">
            <text:p>1033099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1566226933">
            <text:p>1566226933</text:p>
          </table:table-cell>
          <table:table-cell office:value-type="float" office:value="1058241">
            <text:p>1058241</text:p>
          </table:table-cell>
          <table:table-cell office:value-type="float" office:value="2761008">
            <text:p>2761008</text:p>
          </table:table-cell>
          <table:table-cell office:value-type="float" office:value="924170">
            <text:p>924170</text:p>
          </table:table-cell>
          <table:table-cell table:number-columns-repeated="3" office:value-type="float" office:value="0">
            <text:p>0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99810">
            <text:p>1499810</text:p>
          </table:table-cell>
          <table:table-cell table:number-columns-repeated="11" office:value-type="float" office:value="0">
            <text:p>0</text:p>
          </table:table-cell>
          <table:table-cell office:value-type="float" office:value="425984">
            <text:p>425984</text:p>
          </table:table-cell>
          <table:table-cell office:value-type="float" office:value="471928">
            <text:p>471928</text:p>
          </table:table-cell>
          <table:table-cell table:number-columns-repeated="4" office:value-type="float" office:value="0">
            <text:p>0</text:p>
          </table:table-cell>
          <table:table-cell office:value-type="float" office:value="1058241">
            <text:p>1058241</text:p>
          </table:table-cell>
          <table:table-cell office:value-type="float" office:value="0">
            <text:p>0</text:p>
          </table:table-cell>
          <table:table-cell office:value-type="float" office:value="1058241">
            <text:p>1058241</text:p>
          </table:table-cell>
          <table:table-cell office:value-type="float" office:value="16535">
            <text:p>16535</text:p>
          </table:table-cell>
          <table:table-cell office:value-type="float" office:value="529121">
            <text:p>529121</text:p>
          </table:table-cell>
          <table:table-cell office:value-type="float" office:value="0">
            <text:p>0</text:p>
          </table:table-cell>
          <table:table-cell office:value-type="float" office:value="352747">
            <text:p>352747</text:p>
          </table:table-cell>
          <table:table-cell office:value-type="float" office:value="0">
            <text:p>0</text:p>
          </table:table-cell>
          <table:table-cell office:value-type="float" office:value="352747">
            <text:p>352747</text:p>
          </table:table-cell>
          <table:table-cell office:value-type="float" office:value="1010060">
            <text:p>1010060</text:p>
          </table:table-cell>
          <table:table-cell office:value-type="float" office:value="176373">
            <text:p>176373</text:p>
          </table:table-cell>
          <table:table-cell office:value-type="float" office:value="498571">
            <text:p>498571</text:p>
          </table:table-cell>
          <table:table-cell office:value-type="float" office:value="705494">
            <text:p>705494</text:p>
          </table:table-cell>
          <table:table-cell office:value-type="float" office:value="1058241">
            <text:p>1058241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1567608169">
            <text:p>1567608169</text:p>
          </table:table-cell>
          <table:table-cell office:value-type="float" office:value="1146517">
            <text:p>1146517</text:p>
          </table:table-cell>
          <table:table-cell office:value-type="float" office:value="2984682">
            <text:p>2984682</text:p>
          </table:table-cell>
          <table:table-cell office:value-type="float" office:value="1004725">
            <text:p>1004725</text:p>
          </table:table-cell>
          <table:table-cell table:number-columns-repeated="3" office:value-type="float" office:value="0">
            <text:p>0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58557">
            <text:p>1558557</text:p>
          </table:table-cell>
          <table:table-cell table:number-columns-repeated="11" office:value-type="float" office:value="0">
            <text:p>0</text:p>
          </table:table-cell>
          <table:table-cell office:value-type="float" office:value="442368">
            <text:p>442368</text:p>
          </table:table-cell>
          <table:table-cell office:value-type="float" office:value="979716">
            <text:p>979716</text:p>
          </table:table-cell>
          <table:table-cell table:number-columns-repeated="4" office:value-type="float" office:value="0">
            <text:p>0</text:p>
          </table:table-cell>
          <table:table-cell office:value-type="float" office:value="1146517">
            <text:p>1146517</text:p>
          </table:table-cell>
          <table:table-cell office:value-type="float" office:value="0">
            <text:p>0</text:p>
          </table:table-cell>
          <table:table-cell office:value-type="float" office:value="1146517">
            <text:p>1146517</text:p>
          </table:table-cell>
          <table:table-cell office:value-type="float" office:value="18320">
            <text:p>18320</text:p>
          </table:table-cell>
          <table:table-cell office:value-type="float" office:value="573259">
            <text:p>573259</text:p>
          </table:table-cell>
          <table:table-cell office:value-type="float" office:value="0">
            <text:p>0</text:p>
          </table:table-cell>
          <table:table-cell office:value-type="float" office:value="382172">
            <text:p>382172</text:p>
          </table:table-cell>
          <table:table-cell office:value-type="float" office:value="0">
            <text:p>0</text:p>
          </table:table-cell>
          <table:table-cell office:value-type="float" office:value="382172">
            <text:p>382172</text:p>
          </table:table-cell>
          <table:table-cell office:value-type="float" office:value="1033153">
            <text:p>1033153</text:p>
          </table:table-cell>
          <table:table-cell office:value-type="float" office:value="191086">
            <text:p>191086</text:p>
          </table:table-cell>
          <table:table-cell office:value-type="float" office:value="543">
            <text:p>543</text:p>
          </table:table-cell>
          <table:table-cell office:value-type="float" office:value="764345">
            <text:p>764345</text:p>
          </table:table-cell>
          <table:table-cell office:value-type="float" office:value="1146517">
            <text:p>1146517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1569297691">
            <text:p>1569297691</text:p>
          </table:table-cell>
          <table:table-cell office:value-type="float" office:value="1149846">
            <text:p>1149846</text:p>
          </table:table-cell>
          <table:table-cell office:value-type="float" office:value="3017549">
            <text:p>3017549</text:p>
          </table:table-cell>
          <table:table-cell office:value-type="float" office:value="1014999">
            <text:p>1014999</text:p>
          </table:table-cell>
          <table:table-cell table:number-columns-repeated="3"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13450">
            <text:p>1613450</text:p>
          </table:table-cell>
          <table:table-cell table:number-columns-repeated="11" office:value-type="float" office:value="0">
            <text:p>0</text:p>
          </table:table-cell>
          <table:table-cell office:value-type="float" office:value="458752">
            <text:p>458752</text:p>
          </table:table-cell>
          <table:table-cell office:value-type="float" office:value="959648">
            <text:p>959648</text:p>
          </table:table-cell>
          <table:table-cell table:number-columns-repeated="4" office:value-type="float" office:value="0">
            <text:p>0</text:p>
          </table:table-cell>
          <table:table-cell office:value-type="float" office:value="1149846">
            <text:p>1149846</text:p>
          </table:table-cell>
          <table:table-cell office:value-type="float" office:value="0">
            <text:p>0</text:p>
          </table:table-cell>
          <table:table-cell office:value-type="float" office:value="1149846">
            <text:p>1149846</text:p>
          </table:table-cell>
          <table:table-cell office:value-type="float" office:value="18259">
            <text:p>18259</text:p>
          </table:table-cell>
          <table:table-cell office:value-type="float" office:value="574923">
            <text:p>574923</text:p>
          </table:table-cell>
          <table:table-cell office:value-type="float" office:value="0">
            <text:p>0</text:p>
          </table:table-cell>
          <table:table-cell office:value-type="float" office:value="383282">
            <text:p>383282</text:p>
          </table:table-cell>
          <table:table-cell office:value-type="float" office:value="0">
            <text:p>0</text:p>
          </table:table-cell>
          <table:table-cell office:value-type="float" office:value="383282">
            <text:p>383282</text:p>
          </table:table-cell>
          <table:table-cell office:value-type="float" office:value="1069408">
            <text:p>1069408</text:p>
          </table:table-cell>
          <table:table-cell office:value-type="float" office:value="191641">
            <text:p>191641</text:p>
          </table:table-cell>
          <table:table-cell office:value-type="float" office:value="524">
            <text:p>524</text:p>
          </table:table-cell>
          <table:table-cell office:value-type="float" office:value="766564">
            <text:p>766564</text:p>
          </table:table-cell>
          <table:table-cell office:value-type="float" office:value="1149846">
            <text:p>1149846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1570570603">
            <text:p>1570570603</text:p>
          </table:table-cell>
          <table:table-cell office:value-type="float" office:value="1163987">
            <text:p>1163987</text:p>
          </table:table-cell>
          <table:table-cell office:value-type="float" office:value="3060878">
            <text:p>3060878</text:p>
          </table:table-cell>
          <table:table-cell office:value-type="float" office:value="1032831">
            <text:p>1032831</text:p>
          </table:table-cell>
          <table:table-cell table:number-columns-repeated="3" office:value-type="float" office:value="0">
            <text:p>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69005">
            <text:p>1669005</text:p>
          </table:table-cell>
          <table:table-cell table:number-columns-repeated="11" office:value-type="float" office:value="0">
            <text:p>0</text:p>
          </table:table-cell>
          <table:table-cell office:value-type="float" office:value="475136">
            <text:p>475136</text:p>
          </table:table-cell>
          <table:table-cell table:number-columns-repeated="5" office:value-type="float" office:value="0">
            <text:p>0</text:p>
          </table:table-cell>
          <table:table-cell office:value-type="float" office:value="1163987">
            <text:p>1163987</text:p>
          </table:table-cell>
          <table:table-cell office:value-type="float" office:value="0">
            <text:p>0</text:p>
          </table:table-cell>
          <table:table-cell office:value-type="float" office:value="1163987">
            <text:p>1163987</text:p>
          </table:table-cell>
          <table:table-cell office:value-type="float" office:value="18336">
            <text:p>18336</text:p>
          </table:table-cell>
          <table:table-cell office:value-type="float" office:value="581993">
            <text:p>581993</text:p>
          </table:table-cell>
          <table:table-cell office:value-type="float" office:value="0">
            <text:p>0</text:p>
          </table:table-cell>
          <table:table-cell office:value-type="float" office:value="387996">
            <text:p>387996</text:p>
          </table:table-cell>
          <table:table-cell office:value-type="float" office:value="0">
            <text:p>0</text:p>
          </table:table-cell>
          <table:table-cell office:value-type="float" office:value="387995">
            <text:p>387995</text:p>
          </table:table-cell>
          <table:table-cell office:value-type="float" office:value="1163987">
            <text:p>1163987</text:p>
          </table:table-cell>
          <table:table-cell office:value-type="float" office:value="193998">
            <text:p>193998</text:p>
          </table:table-cell>
          <table:table-cell office:value-type="float" office:value="1010">
            <text:p>1010</text:p>
          </table:table-cell>
          <table:table-cell office:value-type="float" office:value="775991">
            <text:p>775991</text:p>
          </table:table-cell>
          <table:table-cell office:value-type="float" office:value="1163987">
            <text:p>1163987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1572156618">
            <text:p>1572156618</text:p>
          </table:table-cell>
          <table:table-cell office:value-type="float" office:value="1112864">
            <text:p>1112864</text:p>
          </table:table-cell>
          <table:table-cell office:value-type="float" office:value="2915734">
            <text:p>2915734</text:p>
          </table:table-cell>
          <table:table-cell office:value-type="float" office:value="982132">
            <text:p>982132</text:p>
          </table:table-cell>
          <table:table-cell table:number-columns-repeated="3"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726252">
            <text:p>1726252</text:p>
          </table:table-cell>
          <table:table-cell table:number-columns-repeated="11" office:value-type="float" office:value="0">
            <text:p>0</text:p>
          </table:table-cell>
          <table:table-cell office:value-type="float" office:value="491520">
            <text:p>491520</text:p>
          </table:table-cell>
          <table:table-cell table:number-columns-repeated="5" office:value-type="float" office:value="0">
            <text:p>0</text:p>
          </table:table-cell>
          <table:table-cell office:value-type="float" office:value="1112864">
            <text:p>1112864</text:p>
          </table:table-cell>
          <table:table-cell office:value-type="float" office:value="0">
            <text:p>0</text:p>
          </table:table-cell>
          <table:table-cell office:value-type="float" office:value="1112864">
            <text:p>1112864</text:p>
          </table:table-cell>
          <table:table-cell office:value-type="float" office:value="17388">
            <text:p>17388</text:p>
          </table:table-cell>
          <table:table-cell office:value-type="float" office:value="556432">
            <text:p>556432</text:p>
          </table:table-cell>
          <table:table-cell office:value-type="float" office:value="0">
            <text:p>0</text:p>
          </table:table-cell>
          <table:table-cell office:value-type="float" office:value="370954">
            <text:p>370954</text:p>
          </table:table-cell>
          <table:table-cell office:value-type="float" office:value="0">
            <text:p>0</text:p>
          </table:table-cell>
          <table:table-cell office:value-type="float" office:value="370955">
            <text:p>370955</text:p>
          </table:table-cell>
          <table:table-cell office:value-type="float" office:value="991866">
            <text:p>991866</text:p>
          </table:table-cell>
          <table:table-cell office:value-type="float" office:value="185477">
            <text:p>185477</text:p>
          </table:table-cell>
          <table:table-cell office:value-type="float" office:value="476103">
            <text:p>476103</text:p>
          </table:table-cell>
          <table:table-cell office:value-type="float" office:value="741910">
            <text:p>741910</text:p>
          </table:table-cell>
          <table:table-cell office:value-type="float" office:value="1112864">
            <text:p>1112864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1573541990">
            <text:p>1573541990</text:p>
          </table:table-cell>
          <table:table-cell office:value-type="float" office:value="1176788">
            <text:p>1176788</text:p>
          </table:table-cell>
          <table:table-cell office:value-type="float" office:value="2910840">
            <text:p>2910840</text:p>
          </table:table-cell>
          <table:table-cell office:value-type="float" office:value="1045781">
            <text:p>1045781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787710">
            <text:p>1787710</text:p>
          </table:table-cell>
          <table:table-cell table:number-columns-repeated="11" office:value-type="float" office:value="0">
            <text:p>0</text:p>
          </table:table-cell>
          <table:table-cell office:value-type="float" office:value="507904">
            <text:p>507904</text:p>
          </table:table-cell>
          <table:table-cell table:number-columns-repeated="5" office:value-type="float" office:value="0">
            <text:p>0</text:p>
          </table:table-cell>
          <table:table-cell office:value-type="float" office:value="1176788">
            <text:p>1176788</text:p>
          </table:table-cell>
          <table:table-cell office:value-type="float" office:value="0">
            <text:p>0</text:p>
          </table:table-cell>
          <table:table-cell office:value-type="float" office:value="1176788">
            <text:p>1176788</text:p>
          </table:table-cell>
          <table:table-cell office:value-type="float" office:value="18388">
            <text:p>18388</text:p>
          </table:table-cell>
          <table:table-cell office:value-type="float" office:value="588394">
            <text:p>588394</text:p>
          </table:table-cell>
          <table:table-cell office:value-type="float" office:value="0">
            <text:p>0</text:p>
          </table:table-cell>
          <table:table-cell office:value-type="float" office:value="392263">
            <text:p>392263</text:p>
          </table:table-cell>
          <table:table-cell office:value-type="float" office:value="0">
            <text:p>0</text:p>
          </table:table-cell>
          <table:table-cell office:value-type="float" office:value="392263">
            <text:p>392263</text:p>
          </table:table-cell>
          <table:table-cell office:value-type="float" office:value="1014778">
            <text:p>1014778</text:p>
          </table:table-cell>
          <table:table-cell office:value-type="float" office:value="196131">
            <text:p>196131</text:p>
          </table:table-cell>
          <table:table-cell office:value-type="float" office:value="540">
            <text:p>540</text:p>
          </table:table-cell>
          <table:table-cell office:value-type="float" office:value="784525">
            <text:p>784525</text:p>
          </table:table-cell>
          <table:table-cell office:value-type="float" office:value="1176788">
            <text:p>1176788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1575033060">
            <text:p>1575033060</text:p>
          </table:table-cell>
          <table:table-cell office:value-type="float" office:value="1122535">
            <text:p>1122535</text:p>
          </table:table-cell>
          <table:table-cell office:value-type="float" office:value="2942611">
            <text:p>2942611</text:p>
          </table:table-cell>
          <table:table-cell office:value-type="float" office:value="985768">
            <text:p>985768</text:p>
          </table:table-cell>
          <table:table-cell table:number-columns-repeated="3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844599">
            <text:p>1844599</text:p>
          </table:table-cell>
          <table:table-cell table:number-columns-repeated="11" office:value-type="float" office:value="0">
            <text:p>0</text:p>
          </table:table-cell>
          <table:table-cell office:value-type="float" office:value="524288">
            <text:p>524288</text:p>
          </table:table-cell>
          <table:table-cell table:number-columns-repeated="5" office:value-type="float" office:value="0">
            <text:p>0</text:p>
          </table:table-cell>
          <table:table-cell office:value-type="float" office:value="1122535">
            <text:p>1122535</text:p>
          </table:table-cell>
          <table:table-cell office:value-type="float" office:value="0">
            <text:p>0</text:p>
          </table:table-cell>
          <table:table-cell office:value-type="float" office:value="1122535">
            <text:p>1122535</text:p>
          </table:table-cell>
          <table:table-cell office:value-type="float" office:value="17589">
            <text:p>17589</text:p>
          </table:table-cell>
          <table:table-cell office:value-type="float" office:value="561267">
            <text:p>561267</text:p>
          </table:table-cell>
          <table:table-cell office:value-type="float" office:value="0">
            <text:p>0</text:p>
          </table:table-cell>
          <table:table-cell office:value-type="float" office:value="374178">
            <text:p>374178</text:p>
          </table:table-cell>
          <table:table-cell office:value-type="float" office:value="0">
            <text:p>0</text:p>
          </table:table-cell>
          <table:table-cell office:value-type="float" office:value="374178">
            <text:p>374178</text:p>
          </table:table-cell>
          <table:table-cell office:value-type="float" office:value="979898">
            <text:p>979898</text:p>
          </table:table-cell>
          <table:table-cell office:value-type="float" office:value="187089">
            <text:p>187089</text:p>
          </table:table-cell>
          <table:table-cell office:value-type="float" office:value="480255">
            <text:p>480255</text:p>
          </table:table-cell>
          <table:table-cell office:value-type="float" office:value="748357">
            <text:p>748357</text:p>
          </table:table-cell>
          <table:table-cell office:value-type="float" office:value="1122535">
            <text:p>1122535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1576599925">
            <text:p>1576599925</text:p>
          </table:table-cell>
          <table:table-cell office:value-type="float" office:value="1700724">
            <text:p>1700724</text:p>
          </table:table-cell>
          <table:table-cell office:value-type="float" office:value="4549154">
            <text:p>4549154</text:p>
          </table:table-cell>
          <table:table-cell office:value-type="float" office:value="1568919">
            <text:p>1568919</text:p>
          </table:table-cell>
          <table:table-cell table:number-columns-repeated="3" office:value-type="float" office:value="0">
            <text:p>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695679">
            <text:p>3695679</text:p>
          </table:table-cell>
          <table:table-cell table:number-columns-repeated="11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1623032">
            <text:p>1623032</text:p>
          </table:table-cell>
          <table:table-cell table:number-columns-repeated="4" office:value-type="float" office:value="0">
            <text:p>0</text:p>
          </table:table-cell>
          <table:table-cell office:value-type="float" office:value="1700724">
            <text:p>1700724</text:p>
          </table:table-cell>
          <table:table-cell office:value-type="float" office:value="0">
            <text:p>0</text:p>
          </table:table-cell>
          <table:table-cell office:value-type="float" office:value="1700724">
            <text:p>1700724</text:p>
          </table:table-cell>
          <table:table-cell office:value-type="float" office:value="26868">
            <text:p>26868</text:p>
          </table:table-cell>
          <table:table-cell office:value-type="float" office:value="850362">
            <text:p>850362</text:p>
          </table:table-cell>
          <table:table-cell office:value-type="float" office:value="0">
            <text:p>0</text:p>
          </table:table-cell>
          <table:table-cell office:value-type="float" office:value="566908">
            <text:p>566908</text:p>
          </table:table-cell>
          <table:table-cell office:value-type="float" office:value="0">
            <text:p>0</text:p>
          </table:table-cell>
          <table:table-cell office:value-type="float" office:value="566908">
            <text:p>566908</text:p>
          </table:table-cell>
          <table:table-cell office:value-type="float" office:value="1657856">
            <text:p>1657856</text:p>
          </table:table-cell>
          <table:table-cell office:value-type="float" office:value="283454">
            <text:p>283454</text:p>
          </table:table-cell>
          <table:table-cell office:value-type="float" office:value="531">
            <text:p>531</text:p>
          </table:table-cell>
          <table:table-cell office:value-type="float" office:value="1133815">
            <text:p>1133815</text:p>
          </table:table-cell>
          <table:table-cell office:value-type="float" office:value="1700724">
            <text:p>1700724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1578147022">
            <text:p>1578147022</text:p>
          </table:table-cell>
          <table:table-cell office:value-type="float" office:value="2300969">
            <text:p>2300969</text:p>
          </table:table-cell>
          <table:table-cell office:value-type="float" office:value="6208131">
            <text:p>6208131</text:p>
          </table:table-cell>
          <table:table-cell office:value-type="float" office:value="2140124">
            <text:p>2140124</text:p>
          </table:table-cell>
          <table:table-cell table:number-columns-repeated="3" office:value-type="float" office:value="0">
            <text:p>0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376711">
            <text:p>7376711</text:p>
          </table:table-cell>
          <table:table-cell table:number-columns-repeated="11" office:value-type="float" office:value="0">
            <text:p>0</text:p>
          </table:table-cell>
          <table:table-cell office:value-type="float" office:value="2097152">
            <text:p>2097152</text:p>
          </table:table-cell>
          <table:table-cell office:value-type="float" office:value="1989048">
            <text:p>1989048</text:p>
          </table:table-cell>
          <table:table-cell table:number-columns-repeated="4" office:value-type="float" office:value="0">
            <text:p>0</text:p>
          </table:table-cell>
          <table:table-cell office:value-type="float" office:value="2300969">
            <text:p>2300969</text:p>
          </table:table-cell>
          <table:table-cell office:value-type="float" office:value="0">
            <text:p>0</text:p>
          </table:table-cell>
          <table:table-cell office:value-type="float" office:value="2300969">
            <text:p>2300969</text:p>
          </table:table-cell>
          <table:table-cell office:value-type="float" office:value="35953">
            <text:p>35953</text:p>
          </table:table-cell>
          <table:table-cell office:value-type="float" office:value="1150484">
            <text:p>1150484</text:p>
          </table:table-cell>
          <table:table-cell office:value-type="float" office:value="0">
            <text:p>0</text:p>
          </table:table-cell>
          <table:table-cell office:value-type="float" office:value="766990">
            <text:p>766990</text:p>
          </table:table-cell>
          <table:table-cell office:value-type="float" office:value="0">
            <text:p>0</text:p>
          </table:table-cell>
          <table:table-cell office:value-type="float" office:value="766989">
            <text:p>766989</text:p>
          </table:table-cell>
          <table:table-cell office:value-type="float" office:value="2207280">
            <text:p>2207280</text:p>
          </table:table-cell>
          <table:table-cell office:value-type="float" office:value="383494">
            <text:p>383494</text:p>
          </table:table-cell>
          <table:table-cell office:value-type="float" office:value="59339">
            <text:p>59339</text:p>
          </table:table-cell>
          <table:table-cell office:value-type="float" office:value="1533979">
            <text:p>1533979</text:p>
          </table:table-cell>
          <table:table-cell office:value-type="float" office:value="2300969">
            <text:p>2300969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table:number-columns-repeated="2" office:value-type="float" office:value="256">
            <text:p>256</text:p>
          </table:table-cell>
          <table:table-cell office:value-type="float" office:value="1579573910">
            <text:p>1579573910</text:p>
          </table:table-cell>
          <table:table-cell office:value-type="float" office:value="3340750">
            <text:p>3340750</text:p>
          </table:table-cell>
          <table:table-cell office:value-type="float" office:value="9091555">
            <text:p>9091555</text:p>
          </table:table-cell>
          <table:table-cell office:value-type="float" office:value="3182333">
            <text:p>3182333</text:p>
          </table:table-cell>
          <table:table-cell table:number-columns-repeated="3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742372">
            <text:p>14742372</text:p>
          </table:table-cell>
          <table:table-cell table:number-columns-repeated="11" office:value-type="float" office:value="0">
            <text:p>0</text:p>
          </table:table-cell>
          <table:table-cell office:value-type="float" office:value="4194304">
            <text:p>4194304</text:p>
          </table:table-cell>
          <table:table-cell office:value-type="float" office:value="2985524">
            <text:p>2985524</text:p>
          </table:table-cell>
          <table:table-cell table:number-columns-repeated="4" office:value-type="float" office:value="0">
            <text:p>0</text:p>
          </table:table-cell>
          <table:table-cell office:value-type="float" office:value="3340750">
            <text:p>3340750</text:p>
          </table:table-cell>
          <table:table-cell office:value-type="float" office:value="0">
            <text:p>0</text:p>
          </table:table-cell>
          <table:table-cell office:value-type="float" office:value="3340750">
            <text:p>3340750</text:p>
          </table:table-cell>
          <table:table-cell office:value-type="float" office:value="52199">
            <text:p>52199</text:p>
          </table:table-cell>
          <table:table-cell office:value-type="float" office:value="1670375">
            <text:p>1670375</text:p>
          </table:table-cell>
          <table:table-cell office:value-type="float" office:value="0">
            <text:p>0</text:p>
          </table:table-cell>
          <table:table-cell office:value-type="float" office:value="1113584">
            <text:p>1113584</text:p>
          </table:table-cell>
          <table:table-cell office:value-type="float" office:value="0">
            <text:p>0</text:p>
          </table:table-cell>
          <table:table-cell office:value-type="float" office:value="1113583">
            <text:p>1113583</text:p>
          </table:table-cell>
          <table:table-cell office:value-type="float" office:value="3276754">
            <text:p>3276754</text:p>
          </table:table-cell>
          <table:table-cell office:value-type="float" office:value="556791">
            <text:p>556791</text:p>
          </table:table-cell>
          <table:table-cell office:value-type="float" office:value="551">
            <text:p>551</text:p>
          </table:table-cell>
          <table:table-cell office:value-type="float" office:value="2227167">
            <text:p>2227167</text:p>
          </table:table-cell>
          <table:table-cell office:value-type="float" office:value="3340750">
            <text:p>3340750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1581325377">
            <text:p>1581325377</text:p>
          </table:table-cell>
          <table:table-cell office:value-type="float" office:value="5260061">
            <text:p>5260061</text:p>
          </table:table-cell>
          <table:table-cell office:value-type="float" office:value="14462675">
            <text:p>14462675</text:p>
          </table:table-cell>
          <table:table-cell office:value-type="float" office:value="4967530">
            <text:p>4967530</text:p>
          </table:table-cell>
          <table:table-cell table:number-columns-repeated="3" office:value-type="float" office:value="0">
            <text:p>0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9446503">
            <text:p>29446503</text:p>
          </table:table-cell>
          <table:table-cell table:number-columns-repeated="11" office:value-type="float" office:value="0">
            <text:p>0</text:p>
          </table:table-cell>
          <table:table-cell office:value-type="float" office:value="8388608">
            <text:p>8388608</text:p>
          </table:table-cell>
          <table:table-cell table:number-columns-repeated="5" office:value-type="float" office:value="0">
            <text:p>0</text:p>
          </table:table-cell>
          <table:table-cell office:value-type="float" office:value="5260061">
            <text:p>5260061</text:p>
          </table:table-cell>
          <table:table-cell office:value-type="float" office:value="0">
            <text:p>0</text:p>
          </table:table-cell>
          <table:table-cell office:value-type="float" office:value="5260061">
            <text:p>5260061</text:p>
          </table:table-cell>
          <table:table-cell office:value-type="float" office:value="82188">
            <text:p>82188</text:p>
          </table:table-cell>
          <table:table-cell office:value-type="float" office:value="2630031">
            <text:p>2630031</text:p>
          </table:table-cell>
          <table:table-cell office:value-type="float" office:value="0">
            <text:p>0</text:p>
          </table:table-cell>
          <table:table-cell office:value-type="float" office:value="1753353">
            <text:p>1753353</text:p>
          </table:table-cell>
          <table:table-cell office:value-type="float" office:value="0">
            <text:p>0</text:p>
          </table:table-cell>
          <table:table-cell office:value-type="float" office:value="1753354">
            <text:p>1753354</text:p>
          </table:table-cell>
          <table:table-cell office:value-type="float" office:value="5172141">
            <text:p>5172141</text:p>
          </table:table-cell>
          <table:table-cell office:value-type="float" office:value="876677">
            <text:p>876677</text:p>
          </table:table-cell>
          <table:table-cell office:value-type="float" office:value="3926">
            <text:p>3926</text:p>
          </table:table-cell>
          <table:table-cell office:value-type="float" office:value="3506707">
            <text:p>3506707</text:p>
          </table:table-cell>
          <table:table-cell office:value-type="float" office:value="5260061">
            <text:p>5260061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1582884261">
            <text:p>1582884261</text:p>
          </table:table-cell>
          <table:table-cell office:value-type="float" office:value="9990726">
            <text:p>9990726</text:p>
          </table:table-cell>
          <table:table-cell office:value-type="float" office:value="27711653">
            <text:p>27711653</text:p>
          </table:table-cell>
          <table:table-cell office:value-type="float" office:value="9661993">
            <text:p>9661993</text:p>
          </table:table-cell>
          <table:table-cell table:number-columns-repeated="3" office:value-type="float" office:value="0">
            <text:p>0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8899852">
            <text:p>58899852</text:p>
          </table:table-cell>
          <table:table-cell table:number-columns-repeated="11" office:value-type="float" office:value="0">
            <text:p>0</text:p>
          </table:table-cell>
          <table:table-cell office:value-type="float" office:value="16777216">
            <text:p>16777216</text:p>
          </table:table-cell>
          <table:table-cell table:number-columns-repeated="5" office:value-type="float" office:value="0">
            <text:p>0</text:p>
          </table:table-cell>
          <table:table-cell office:value-type="float" office:value="9990726">
            <text:p>9990726</text:p>
          </table:table-cell>
          <table:table-cell office:value-type="float" office:value="0">
            <text:p>0</text:p>
          </table:table-cell>
          <table:table-cell office:value-type="float" office:value="9990726">
            <text:p>9990726</text:p>
          </table:table-cell>
          <table:table-cell office:value-type="float" office:value="156106">
            <text:p>156106</text:p>
          </table:table-cell>
          <table:table-cell office:value-type="float" office:value="4995363">
            <text:p>4995363</text:p>
          </table:table-cell>
          <table:table-cell office:value-type="float" office:value="0">
            <text:p>0</text:p>
          </table:table-cell>
          <table:table-cell office:value-type="float" office:value="3330242">
            <text:p>3330242</text:p>
          </table:table-cell>
          <table:table-cell office:value-type="float" office:value="0">
            <text:p>0</text:p>
          </table:table-cell>
          <table:table-cell office:value-type="float" office:value="3330242">
            <text:p>3330242</text:p>
          </table:table-cell>
          <table:table-cell office:value-type="float" office:value="9965576">
            <text:p>9965576</text:p>
          </table:table-cell>
          <table:table-cell office:value-type="float" office:value="1665121">
            <text:p>1665121</text:p>
          </table:table-cell>
          <table:table-cell office:value-type="float" office:value="323">
            <text:p>323</text:p>
          </table:table-cell>
          <table:table-cell office:value-type="float" office:value="6660484">
            <text:p>6660484</text:p>
          </table:table-cell>
          <table:table-cell office:value-type="float" office:value="9990726">
            <text:p>9990726</text:p>
          </table:table-cell>
          <table:table-cell table:number-columns-repeated="966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1584541957">
            <text:p>1584541957</text:p>
          </table:table-cell>
          <table:table-cell office:value-type="float" office:value="18172846">
            <text:p>18172846</text:p>
          </table:table-cell>
          <table:table-cell office:value-type="float" office:value="50458209">
            <text:p>50458209</text:p>
          </table:table-cell>
          <table:table-cell office:value-type="float" office:value="17937060">
            <text:p>17937060</text:p>
          </table:table-cell>
          <table:table-cell table:number-columns-repeated="3" office:value-type="float" office:value="0">
            <text:p>0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7751892">
            <text:p>117751892</text:p>
          </table:table-cell>
          <table:table-cell table:number-columns-repeated="11" office:value-type="float" office:value="0">
            <text:p>0</text:p>
          </table:table-cell>
          <table:table-cell office:value-type="float" office:value="33554432">
            <text:p>33554432</text:p>
          </table:table-cell>
          <table:table-cell office:value-type="float" office:value="18007392">
            <text:p>18007392</text:p>
          </table:table-cell>
          <table:table-cell table:number-columns-repeated="4" office:value-type="float" office:value="0">
            <text:p>0</text:p>
          </table:table-cell>
          <table:table-cell office:value-type="float" office:value="18172846">
            <text:p>18172846</text:p>
          </table:table-cell>
          <table:table-cell office:value-type="float" office:value="0">
            <text:p>0</text:p>
          </table:table-cell>
          <table:table-cell office:value-type="float" office:value="18172846">
            <text:p>18172846</text:p>
          </table:table-cell>
          <table:table-cell office:value-type="float" office:value="283952">
            <text:p>283952</text:p>
          </table:table-cell>
          <table:table-cell office:value-type="float" office:value="9086423">
            <text:p>9086423</text:p>
          </table:table-cell>
          <table:table-cell office:value-type="float" office:value="0">
            <text:p>0</text:p>
          </table:table-cell>
          <table:table-cell office:value-type="float" office:value="6057615">
            <text:p>6057615</text:p>
          </table:table-cell>
          <table:table-cell office:value-type="float" office:value="0">
            <text:p>0</text:p>
          </table:table-cell>
          <table:table-cell office:value-type="float" office:value="6057615">
            <text:p>6057615</text:p>
          </table:table-cell>
          <table:table-cell office:value-type="float" office:value="18081100">
            <text:p>18081100</text:p>
          </table:table-cell>
          <table:table-cell office:value-type="float" office:value="3028807">
            <text:p>3028807</text:p>
          </table:table-cell>
          <table:table-cell office:value-type="float" office:value="5693">
            <text:p>5693</text:p>
          </table:table-cell>
          <table:table-cell office:value-type="float" office:value="12115230">
            <text:p>12115230</text:p>
          </table:table-cell>
          <table:table-cell office:value-type="float" office:value="18172846">
            <text:p>18172846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2187240224">
            <text:p>2187240224</text:p>
          </table:table-cell>
          <table:table-cell office:value-type="float" office:value="360497">
            <text:p>360497</text:p>
          </table:table-cell>
          <table:table-cell office:value-type="float" office:value="825550">
            <text:p>825550</text:p>
          </table:table-cell>
          <table:table-cell office:value-type="float" office:value="228026">
            <text:p>22802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720">
            <text:p>26720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344656">
            <text:p>344656</text:p>
          </table:table-cell>
          <table:table-cell table:number-columns-repeated="4" office:value-type="float" office:value="0">
            <text:p>0</text:p>
          </table:table-cell>
          <table:table-cell office:value-type="float" office:value="360497">
            <text:p>360497</text:p>
          </table:table-cell>
          <table:table-cell office:value-type="float" office:value="0">
            <text:p>0</text:p>
          </table:table-cell>
          <table:table-cell office:value-type="float" office:value="360497">
            <text:p>360497</text:p>
          </table:table-cell>
          <table:table-cell office:value-type="float" office:value="5963">
            <text:p>5963</text:p>
          </table:table-cell>
          <table:table-cell office:value-type="float" office:value="180249">
            <text:p>180249</text:p>
          </table:table-cell>
          <table:table-cell office:value-type="float" office:value="0">
            <text:p>0</text:p>
          </table:table-cell>
          <table:table-cell office:value-type="float" office:value="120165">
            <text:p>120165</text:p>
          </table:table-cell>
          <table:table-cell office:value-type="float" office:value="0">
            <text:p>0</text:p>
          </table:table-cell>
          <table:table-cell office:value-type="float" office:value="120166">
            <text:p>120166</text:p>
          </table:table-cell>
          <table:table-cell office:value-type="float" office:value="358370">
            <text:p>358370</text:p>
          </table:table-cell>
          <table:table-cell office:value-type="float" office:value="60083">
            <text:p>60083</text:p>
          </table:table-cell>
          <table:table-cell office:value-type="float" office:value="3375">
            <text:p>3375</text:p>
          </table:table-cell>
          <table:table-cell office:value-type="float" office:value="240331">
            <text:p>240331</text:p>
          </table:table-cell>
          <table:table-cell office:value-type="float" office:value="360497">
            <text:p>360497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188699877">
            <text:p>2188699877</text:p>
          </table:table-cell>
          <table:table-cell office:value-type="float" office:value="361617">
            <text:p>361617</text:p>
          </table:table-cell>
          <table:table-cell office:value-type="float" office:value="833926">
            <text:p>833926</text:p>
          </table:table-cell>
          <table:table-cell office:value-type="float" office:value="227666">
            <text:p>22766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720">
            <text:p>26720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350208">
            <text:p>350208</text:p>
          </table:table-cell>
          <table:table-cell table:number-columns-repeated="4" office:value-type="float" office:value="0">
            <text:p>0</text:p>
          </table:table-cell>
          <table:table-cell office:value-type="float" office:value="361617">
            <text:p>361617</text:p>
          </table:table-cell>
          <table:table-cell office:value-type="float" office:value="0">
            <text:p>0</text:p>
          </table:table-cell>
          <table:table-cell office:value-type="float" office:value="361617">
            <text:p>361617</text:p>
          </table:table-cell>
          <table:table-cell office:value-type="float" office:value="5963">
            <text:p>5963</text:p>
          </table:table-cell>
          <table:table-cell office:value-type="float" office:value="180809">
            <text:p>180809</text:p>
          </table:table-cell>
          <table:table-cell office:value-type="float" office:value="0">
            <text:p>0</text:p>
          </table:table-cell>
          <table:table-cell office:value-type="float" office:value="120539">
            <text:p>120539</text:p>
          </table:table-cell>
          <table:table-cell office:value-type="float" office:value="0">
            <text:p>0</text:p>
          </table:table-cell>
          <table:table-cell office:value-type="float" office:value="120539">
            <text:p>120539</text:p>
          </table:table-cell>
          <table:table-cell office:value-type="float" office:value="361617">
            <text:p>361617</text:p>
          </table:table-cell>
          <table:table-cell office:value-type="float" office:value="60269">
            <text:p>60269</text:p>
          </table:table-cell>
          <table:table-cell office:value-type="float" office:value="1092">
            <text:p>1092</text:p>
          </table:table-cell>
          <table:table-cell office:value-type="float" office:value="241077">
            <text:p>241077</text:p>
          </table:table-cell>
          <table:table-cell office:value-type="float" office:value="361617">
            <text:p>361617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189973743">
            <text:p>2189973743</text:p>
          </table:table-cell>
          <table:table-cell office:value-type="float" office:value="359615">
            <text:p>359615</text:p>
          </table:table-cell>
          <table:table-cell office:value-type="float" office:value="828690">
            <text:p>828690</text:p>
          </table:table-cell>
          <table:table-cell office:value-type="float" office:value="227819">
            <text:p>22781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720">
            <text:p>26720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345080">
            <text:p>345080</text:p>
          </table:table-cell>
          <table:table-cell table:number-columns-repeated="4" office:value-type="float" office:value="0">
            <text:p>0</text:p>
          </table:table-cell>
          <table:table-cell office:value-type="float" office:value="359615">
            <text:p>359615</text:p>
          </table:table-cell>
          <table:table-cell office:value-type="float" office:value="0">
            <text:p>0</text:p>
          </table:table-cell>
          <table:table-cell office:value-type="float" office:value="359615">
            <text:p>359615</text:p>
          </table:table-cell>
          <table:table-cell office:value-type="float" office:value="5702">
            <text:p>5702</text:p>
          </table:table-cell>
          <table:table-cell office:value-type="float" office:value="179807">
            <text:p>179807</text:p>
          </table:table-cell>
          <table:table-cell office:value-type="float" office:value="0">
            <text:p>0</text:p>
          </table:table-cell>
          <table:table-cell office:value-type="float" office:value="119871">
            <text:p>119871</text:p>
          </table:table-cell>
          <table:table-cell office:value-type="float" office:value="0">
            <text:p>0</text:p>
          </table:table-cell>
          <table:table-cell office:value-type="float" office:value="119872">
            <text:p>119872</text:p>
          </table:table-cell>
          <table:table-cell office:value-type="float" office:value="356952">
            <text:p>356952</text:p>
          </table:table-cell>
          <table:table-cell office:value-type="float" office:value="59936">
            <text:p>59936</text:p>
          </table:table-cell>
          <table:table-cell office:value-type="float" office:value="572">
            <text:p>572</text:p>
          </table:table-cell>
          <table:table-cell office:value-type="float" office:value="239743">
            <text:p>239743</text:p>
          </table:table-cell>
          <table:table-cell office:value-type="float" office:value="359615">
            <text:p>359615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91577494">
            <text:p>2191577494</text:p>
          </table:table-cell>
          <table:table-cell office:value-type="float" office:value="362884">
            <text:p>362884</text:p>
          </table:table-cell>
          <table:table-cell office:value-type="float" office:value="825916">
            <text:p>825916</text:p>
          </table:table-cell>
          <table:table-cell office:value-type="float" office:value="228283">
            <text:p>22828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720">
            <text:p>26720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350592">
            <text:p>350592</text:p>
          </table:table-cell>
          <table:table-cell table:number-columns-repeated="4" office:value-type="float" office:value="0">
            <text:p>0</text:p>
          </table:table-cell>
          <table:table-cell office:value-type="float" office:value="362884">
            <text:p>362884</text:p>
          </table:table-cell>
          <table:table-cell office:value-type="float" office:value="0">
            <text:p>0</text:p>
          </table:table-cell>
          <table:table-cell office:value-type="float" office:value="362884">
            <text:p>362884</text:p>
          </table:table-cell>
          <table:table-cell office:value-type="float" office:value="5757">
            <text:p>5757</text:p>
          </table:table-cell>
          <table:table-cell office:value-type="float" office:value="181442">
            <text:p>181442</text:p>
          </table:table-cell>
          <table:table-cell office:value-type="float" office:value="0">
            <text:p>0</text:p>
          </table:table-cell>
          <table:table-cell office:value-type="float" office:value="120961">
            <text:p>120961</text:p>
          </table:table-cell>
          <table:table-cell office:value-type="float" office:value="0">
            <text:p>0</text:p>
          </table:table-cell>
          <table:table-cell office:value-type="float" office:value="120961">
            <text:p>120961</text:p>
          </table:table-cell>
          <table:table-cell office:value-type="float" office:value="362884">
            <text:p>362884</text:p>
          </table:table-cell>
          <table:table-cell office:value-type="float" office:value="60480">
            <text:p>60480</text:p>
          </table:table-cell>
          <table:table-cell office:value-type="float" office:value="358100">
            <text:p>358100</text:p>
          </table:table-cell>
          <table:table-cell office:value-type="float" office:value="241923">
            <text:p>241923</text:p>
          </table:table-cell>
          <table:table-cell office:value-type="float" office:value="362884">
            <text:p>362884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2192902129">
            <text:p>2192902129</text:p>
          </table:table-cell>
          <table:table-cell office:value-type="float" office:value="358675">
            <text:p>358675</text:p>
          </table:table-cell>
          <table:table-cell office:value-type="float" office:value="822672">
            <text:p>822672</text:p>
          </table:table-cell>
          <table:table-cell office:value-type="float" office:value="227615">
            <text:p>22761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720">
            <text:p>26720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344616">
            <text:p>344616</text:p>
          </table:table-cell>
          <table:table-cell table:number-columns-repeated="4" office:value-type="float" office:value="0">
            <text:p>0</text:p>
          </table:table-cell>
          <table:table-cell office:value-type="float" office:value="358675">
            <text:p>358675</text:p>
          </table:table-cell>
          <table:table-cell office:value-type="float" office:value="0">
            <text:p>0</text:p>
          </table:table-cell>
          <table:table-cell office:value-type="float" office:value="358675">
            <text:p>358675</text:p>
          </table:table-cell>
          <table:table-cell office:value-type="float" office:value="5973">
            <text:p>5973</text:p>
          </table:table-cell>
          <table:table-cell office:value-type="float" office:value="179337">
            <text:p>179337</text:p>
          </table:table-cell>
          <table:table-cell office:value-type="float" office:value="0">
            <text:p>0</text:p>
          </table:table-cell>
          <table:table-cell office:value-type="float" office:value="119558">
            <text:p>119558</text:p>
          </table:table-cell>
          <table:table-cell office:value-type="float" office:value="0">
            <text:p>0</text:p>
          </table:table-cell>
          <table:table-cell office:value-type="float" office:value="119558">
            <text:p>119558</text:p>
          </table:table-cell>
          <table:table-cell office:value-type="float" office:value="358675">
            <text:p>358675</text:p>
          </table:table-cell>
          <table:table-cell office:value-type="float" office:value="59778">
            <text:p>59778</text:p>
          </table:table-cell>
          <table:table-cell office:value-type="float" office:value="1072">
            <text:p>1072</text:p>
          </table:table-cell>
          <table:table-cell office:value-type="float" office:value="239117">
            <text:p>239117</text:p>
          </table:table-cell>
          <table:table-cell office:value-type="float" office:value="358675">
            <text:p>358675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194292554">
            <text:p>2194292554</text:p>
          </table:table-cell>
          <table:table-cell office:value-type="float" office:value="367474">
            <text:p>367474</text:p>
          </table:table-cell>
          <table:table-cell office:value-type="float" office:value="847965">
            <text:p>847965</text:p>
          </table:table-cell>
          <table:table-cell office:value-type="float" office:value="228381">
            <text:p>22838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720">
            <text:p>26720</text:p>
          </table:table-cell>
          <table:table-cell table:number-columns-repeated="11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350540">
            <text:p>350540</text:p>
          </table:table-cell>
          <table:table-cell table:number-columns-repeated="4" office:value-type="float" office:value="0">
            <text:p>0</text:p>
          </table:table-cell>
          <table:table-cell office:value-type="float" office:value="367474">
            <text:p>367474</text:p>
          </table:table-cell>
          <table:table-cell office:value-type="float" office:value="0">
            <text:p>0</text:p>
          </table:table-cell>
          <table:table-cell office:value-type="float" office:value="367474">
            <text:p>367474</text:p>
          </table:table-cell>
          <table:table-cell office:value-type="float" office:value="6161">
            <text:p>6161</text:p>
          </table:table-cell>
          <table:table-cell office:value-type="float" office:value="183736">
            <text:p>183736</text:p>
          </table:table-cell>
          <table:table-cell office:value-type="float" office:value="0">
            <text:p>0</text:p>
          </table:table-cell>
          <table:table-cell office:value-type="float" office:value="122491">
            <text:p>122491</text:p>
          </table:table-cell>
          <table:table-cell office:value-type="float" office:value="0">
            <text:p>0</text:p>
          </table:table-cell>
          <table:table-cell office:value-type="float" office:value="122491">
            <text:p>122491</text:p>
          </table:table-cell>
          <table:table-cell office:value-type="float" office:value="367245">
            <text:p>367245</text:p>
          </table:table-cell>
          <table:table-cell office:value-type="float" office:value="61245">
            <text:p>61245</text:p>
          </table:table-cell>
          <table:table-cell office:value-type="float" office:value="1039">
            <text:p>1039</text:p>
          </table:table-cell>
          <table:table-cell office:value-type="float" office:value="244983">
            <text:p>244983</text:p>
          </table:table-cell>
          <table:table-cell office:value-type="float" office:value="367474">
            <text:p>367474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195660061">
            <text:p>2195660061</text:p>
          </table:table-cell>
          <table:table-cell office:value-type="float" office:value="359944">
            <text:p>359944</text:p>
          </table:table-cell>
          <table:table-cell office:value-type="float" office:value="827327">
            <text:p>827327</text:p>
          </table:table-cell>
          <table:table-cell office:value-type="float" office:value="227915">
            <text:p>227915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3440">
            <text:p>53440</text:p>
          </table:table-cell>
          <table:table-cell table:number-columns-repeated="11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349444">
            <text:p>349444</text:p>
          </table:table-cell>
          <table:table-cell table:number-columns-repeated="4" office:value-type="float" office:value="0">
            <text:p>0</text:p>
          </table:table-cell>
          <table:table-cell office:value-type="float" office:value="359944">
            <text:p>359944</text:p>
          </table:table-cell>
          <table:table-cell office:value-type="float" office:value="0">
            <text:p>0</text:p>
          </table:table-cell>
          <table:table-cell office:value-type="float" office:value="359944">
            <text:p>359944</text:p>
          </table:table-cell>
          <table:table-cell office:value-type="float" office:value="5957">
            <text:p>5957</text:p>
          </table:table-cell>
          <table:table-cell office:value-type="float" office:value="179972">
            <text:p>179972</text:p>
          </table:table-cell>
          <table:table-cell office:value-type="float" office:value="0">
            <text:p>0</text:p>
          </table:table-cell>
          <table:table-cell office:value-type="float" office:value="119981">
            <text:p>119981</text:p>
          </table:table-cell>
          <table:table-cell office:value-type="float" office:value="0">
            <text:p>0</text:p>
          </table:table-cell>
          <table:table-cell office:value-type="float" office:value="119982">
            <text:p>119982</text:p>
          </table:table-cell>
          <table:table-cell office:value-type="float" office:value="359047">
            <text:p>359047</text:p>
          </table:table-cell>
          <table:table-cell office:value-type="float" office:value="59991">
            <text:p>59991</text:p>
          </table:table-cell>
          <table:table-cell office:value-type="float" office:value="181120">
            <text:p>181120</text:p>
          </table:table-cell>
          <table:table-cell office:value-type="float" office:value="239963">
            <text:p>239963</text:p>
          </table:table-cell>
          <table:table-cell office:value-type="float" office:value="359944">
            <text:p>359944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197241084">
            <text:p>2197241084</text:p>
          </table:table-cell>
          <table:table-cell office:value-type="float" office:value="363056">
            <text:p>363056</text:p>
          </table:table-cell>
          <table:table-cell office:value-type="float" office:value="825503">
            <text:p>825503</text:p>
          </table:table-cell>
          <table:table-cell office:value-type="float" office:value="228154">
            <text:p>22815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6880">
            <text:p>106880</text:p>
          </table:table-cell>
          <table:table-cell table:number-columns-repeated="11" office:value-type="float" office:value="0">
            <text:p>0</text:p>
          </table:table-cell>
          <table:table-cell office:value-type="float" office:value="8192">
            <text:p>8192</text:p>
          </table:table-cell>
          <table:table-cell table:number-columns-repeated="5" office:value-type="float" office:value="0">
            <text:p>0</text:p>
          </table:table-cell>
          <table:table-cell office:value-type="float" office:value="363056">
            <text:p>363056</text:p>
          </table:table-cell>
          <table:table-cell office:value-type="float" office:value="0">
            <text:p>0</text:p>
          </table:table-cell>
          <table:table-cell office:value-type="float" office:value="363056">
            <text:p>363056</text:p>
          </table:table-cell>
          <table:table-cell office:value-type="float" office:value="6044">
            <text:p>6044</text:p>
          </table:table-cell>
          <table:table-cell office:value-type="float" office:value="181528">
            <text:p>181528</text:p>
          </table:table-cell>
          <table:table-cell office:value-type="float" office:value="0">
            <text:p>0</text:p>
          </table:table-cell>
          <table:table-cell office:value-type="float" office:value="121018">
            <text:p>121018</text:p>
          </table:table-cell>
          <table:table-cell office:value-type="float" office:value="0">
            <text:p>0</text:p>
          </table:table-cell>
          <table:table-cell office:value-type="float" office:value="121019">
            <text:p>121019</text:p>
          </table:table-cell>
          <table:table-cell office:value-type="float" office:value="363056">
            <text:p>363056</text:p>
          </table:table-cell>
          <table:table-cell office:value-type="float" office:value="60509">
            <text:p>60509</text:p>
          </table:table-cell>
          <table:table-cell office:value-type="float" office:value="589">
            <text:p>589</text:p>
          </table:table-cell>
          <table:table-cell office:value-type="float" office:value="242037">
            <text:p>242037</text:p>
          </table:table-cell>
          <table:table-cell office:value-type="float" office:value="363056">
            <text:p>363056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2198494269">
            <text:p>2198494269</text:p>
          </table:table-cell>
          <table:table-cell office:value-type="float" office:value="363639">
            <text:p>363639</text:p>
          </table:table-cell>
          <table:table-cell office:value-type="float" office:value="829058">
            <text:p>829058</text:p>
          </table:table-cell>
          <table:table-cell office:value-type="float" office:value="227403">
            <text:p>227403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13760">
            <text:p>213760</text:p>
          </table:table-cell>
          <table:table-cell table:number-columns-repeated="11" office:value-type="float" office:value="0">
            <text:p>0</text:p>
          </table:table-cell>
          <table:table-cell office:value-type="float" office:value="16384">
            <text:p>16384</text:p>
          </table:table-cell>
          <table:table-cell office:value-type="float" office:value="346584">
            <text:p>346584</text:p>
          </table:table-cell>
          <table:table-cell table:number-columns-repeated="4" office:value-type="float" office:value="0">
            <text:p>0</text:p>
          </table:table-cell>
          <table:table-cell office:value-type="float" office:value="363639">
            <text:p>363639</text:p>
          </table:table-cell>
          <table:table-cell office:value-type="float" office:value="0">
            <text:p>0</text:p>
          </table:table-cell>
          <table:table-cell office:value-type="float" office:value="363639">
            <text:p>363639</text:p>
          </table:table-cell>
          <table:table-cell office:value-type="float" office:value="5776">
            <text:p>5776</text:p>
          </table:table-cell>
          <table:table-cell office:value-type="float" office:value="181819">
            <text:p>181819</text:p>
          </table:table-cell>
          <table:table-cell office:value-type="float" office:value="0">
            <text:p>0</text:p>
          </table:table-cell>
          <table:table-cell office:value-type="float" office:value="121213">
            <text:p>121213</text:p>
          </table:table-cell>
          <table:table-cell office:value-type="float" office:value="0">
            <text:p>0</text:p>
          </table:table-cell>
          <table:table-cell office:value-type="float" office:value="121213">
            <text:p>121213</text:p>
          </table:table-cell>
          <table:table-cell office:value-type="float" office:value="362830">
            <text:p>362830</text:p>
          </table:table-cell>
          <table:table-cell office:value-type="float" office:value="60606">
            <text:p>60606</text:p>
          </table:table-cell>
          <table:table-cell office:value-type="float" office:value="3153">
            <text:p>3153</text:p>
          </table:table-cell>
          <table:table-cell office:value-type="float" office:value="242426">
            <text:p>242426</text:p>
          </table:table-cell>
          <table:table-cell office:value-type="float" office:value="363639">
            <text:p>363639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200057048">
            <text:p>2200057048</text:p>
          </table:table-cell>
          <table:table-cell office:value-type="float" office:value="369735">
            <text:p>369735</text:p>
          </table:table-cell>
          <table:table-cell office:value-type="float" office:value="852189">
            <text:p>852189</text:p>
          </table:table-cell>
          <table:table-cell office:value-type="float" office:value="234525">
            <text:p>234525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27520">
            <text:p>427520</text:p>
          </table:table-cell>
          <table:table-cell table:number-columns-repeated="11" office:value-type="float" office:value="0">
            <text:p>0</text:p>
          </table:table-cell>
          <table:table-cell office:value-type="float" office:value="32768">
            <text:p>32768</text:p>
          </table:table-cell>
          <table:table-cell office:value-type="float" office:value="350504">
            <text:p>350504</text:p>
          </table:table-cell>
          <table:table-cell table:number-columns-repeated="4" office:value-type="float" office:value="0">
            <text:p>0</text:p>
          </table:table-cell>
          <table:table-cell office:value-type="float" office:value="369735">
            <text:p>369735</text:p>
          </table:table-cell>
          <table:table-cell office:value-type="float" office:value="0">
            <text:p>0</text:p>
          </table:table-cell>
          <table:table-cell office:value-type="float" office:value="369735">
            <text:p>369735</text:p>
          </table:table-cell>
          <table:table-cell office:value-type="float" office:value="6063">
            <text:p>6063</text:p>
          </table:table-cell>
          <table:table-cell office:value-type="float" office:value="184867">
            <text:p>184867</text:p>
          </table:table-cell>
          <table:table-cell office:value-type="float" office:value="0">
            <text:p>0</text:p>
          </table:table-cell>
          <table:table-cell office:value-type="float" office:value="123244">
            <text:p>123244</text:p>
          </table:table-cell>
          <table:table-cell office:value-type="float" office:value="0">
            <text:p>0</text:p>
          </table:table-cell>
          <table:table-cell office:value-type="float" office:value="123245">
            <text:p>123245</text:p>
          </table:table-cell>
          <table:table-cell office:value-type="float" office:value="363593">
            <text:p>363593</text:p>
          </table:table-cell>
          <table:table-cell office:value-type="float" office:value="61622">
            <text:p>61622</text:p>
          </table:table-cell>
          <table:table-cell office:value-type="float" office:value="1972">
            <text:p>1972</text:p>
          </table:table-cell>
          <table:table-cell office:value-type="float" office:value="246490">
            <text:p>246490</text:p>
          </table:table-cell>
          <table:table-cell office:value-type="float" office:value="369735">
            <text:p>369735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2201586742">
            <text:p>2201586742</text:p>
          </table:table-cell>
          <table:table-cell office:value-type="float" office:value="419718">
            <text:p>419718</text:p>
          </table:table-cell>
          <table:table-cell office:value-type="float" office:value="988063">
            <text:p>988063</text:p>
          </table:table-cell>
          <table:table-cell office:value-type="float" office:value="286139">
            <text:p>286139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41280">
            <text:p>641280</text:p>
          </table:table-cell>
          <table:table-cell table:number-columns-repeated="11" office:value-type="float" office:value="0">
            <text:p>0</text:p>
          </table:table-cell>
          <table:table-cell office:value-type="float" office:value="49152">
            <text:p>49152</text:p>
          </table:table-cell>
          <table:table-cell table:number-columns-repeated="5" office:value-type="float" office:value="0">
            <text:p>0</text:p>
          </table:table-cell>
          <table:table-cell office:value-type="float" office:value="419718">
            <text:p>419718</text:p>
          </table:table-cell>
          <table:table-cell office:value-type="float" office:value="0">
            <text:p>0</text:p>
          </table:table-cell>
          <table:table-cell office:value-type="float" office:value="419718">
            <text:p>419718</text:p>
          </table:table-cell>
          <table:table-cell office:value-type="float" office:value="6757">
            <text:p>6757</text:p>
          </table:table-cell>
          <table:table-cell office:value-type="float" office:value="209859">
            <text:p>209859</text:p>
          </table:table-cell>
          <table:table-cell office:value-type="float" office:value="0">
            <text:p>0</text:p>
          </table:table-cell>
          <table:table-cell office:value-type="float" office:value="139906">
            <text:p>139906</text:p>
          </table:table-cell>
          <table:table-cell office:value-type="float" office:value="0">
            <text:p>0</text:p>
          </table:table-cell>
          <table:table-cell office:value-type="float" office:value="139906">
            <text:p>139906</text:p>
          </table:table-cell>
          <table:table-cell office:value-type="float" office:value="419718">
            <text:p>419718</text:p>
          </table:table-cell>
          <table:table-cell office:value-type="float" office:value="69953">
            <text:p>69953</text:p>
          </table:table-cell>
          <table:table-cell office:value-type="float" office:value="417850">
            <text:p>417850</text:p>
          </table:table-cell>
          <table:table-cell office:value-type="float" office:value="279812">
            <text:p>279812</text:p>
          </table:table-cell>
          <table:table-cell office:value-type="float" office:value="419718">
            <text:p>419718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2203004617">
            <text:p>2203004617</text:p>
          </table:table-cell>
          <table:table-cell office:value-type="float" office:value="434618">
            <text:p>434618</text:p>
          </table:table-cell>
          <table:table-cell office:value-type="float" office:value="1029955">
            <text:p>1029955</text:p>
          </table:table-cell>
          <table:table-cell office:value-type="float" office:value="299497">
            <text:p>299497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53380">
            <text:p>753380</text:p>
          </table:table-cell>
          <table:table-cell table:number-columns-repeated="11" office:value-type="float" office:value="0">
            <text:p>0</text:p>
          </table:table-cell>
          <table:table-cell office:value-type="float" office:value="65536">
            <text:p>65536</text:p>
          </table:table-cell>
          <table:table-cell office:value-type="float" office:value="417108">
            <text:p>417108</text:p>
          </table:table-cell>
          <table:table-cell table:number-columns-repeated="4" office:value-type="float" office:value="0">
            <text:p>0</text:p>
          </table:table-cell>
          <table:table-cell office:value-type="float" office:value="434618">
            <text:p>434618</text:p>
          </table:table-cell>
          <table:table-cell office:value-type="float" office:value="0">
            <text:p>0</text:p>
          </table:table-cell>
          <table:table-cell office:value-type="float" office:value="434618">
            <text:p>434618</text:p>
          </table:table-cell>
          <table:table-cell office:value-type="float" office:value="7242">
            <text:p>7242</text:p>
          </table:table-cell>
          <table:table-cell office:value-type="float" office:value="217309">
            <text:p>217309</text:p>
          </table:table-cell>
          <table:table-cell office:value-type="float" office:value="0">
            <text:p>0</text:p>
          </table:table-cell>
          <table:table-cell office:value-type="float" office:value="144872">
            <text:p>144872</text:p>
          </table:table-cell>
          <table:table-cell office:value-type="float" office:value="0">
            <text:p>0</text:p>
          </table:table-cell>
          <table:table-cell office:value-type="float" office:value="144873">
            <text:p>144873</text:p>
          </table:table-cell>
          <table:table-cell office:value-type="float" office:value="434618">
            <text:p>434618</text:p>
          </table:table-cell>
          <table:table-cell office:value-type="float" office:value="72436">
            <text:p>72436</text:p>
          </table:table-cell>
          <table:table-cell office:value-type="float" office:value="593">
            <text:p>593</text:p>
          </table:table-cell>
          <table:table-cell office:value-type="float" office:value="289746">
            <text:p>289746</text:p>
          </table:table-cell>
          <table:table-cell office:value-type="float" office:value="434618">
            <text:p>434618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2204366919">
            <text:p>2204366919</text:p>
          </table:table-cell>
          <table:table-cell office:value-type="float" office:value="446834">
            <text:p>446834</text:p>
          </table:table-cell>
          <table:table-cell office:value-type="float" office:value="1069323">
            <text:p>1069323</text:p>
          </table:table-cell>
          <table:table-cell office:value-type="float" office:value="314835">
            <text:p>314835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74349">
            <text:p>874349</text:p>
          </table:table-cell>
          <table:table-cell table:number-columns-repeated="11" office:value-type="float" office:value="0">
            <text:p>0</text:p>
          </table:table-cell>
          <table:table-cell office:value-type="float" office:value="81920">
            <text:p>81920</text:p>
          </table:table-cell>
          <table:table-cell office:value-type="float" office:value="427108">
            <text:p>427108</text:p>
          </table:table-cell>
          <table:table-cell table:number-columns-repeated="4" office:value-type="float" office:value="0">
            <text:p>0</text:p>
          </table:table-cell>
          <table:table-cell office:value-type="float" office:value="446834">
            <text:p>446834</text:p>
          </table:table-cell>
          <table:table-cell office:value-type="float" office:value="0">
            <text:p>0</text:p>
          </table:table-cell>
          <table:table-cell office:value-type="float" office:value="446834">
            <text:p>446834</text:p>
          </table:table-cell>
          <table:table-cell office:value-type="float" office:value="7255">
            <text:p>7255</text:p>
          </table:table-cell>
          <table:table-cell office:value-type="float" office:value="223417">
            <text:p>223417</text:p>
          </table:table-cell>
          <table:table-cell office:value-type="float" office:value="0">
            <text:p>0</text:p>
          </table:table-cell>
          <table:table-cell office:value-type="float" office:value="148944">
            <text:p>148944</text:p>
          </table:table-cell>
          <table:table-cell office:value-type="float" office:value="0">
            <text:p>0</text:p>
          </table:table-cell>
          <table:table-cell office:value-type="float" office:value="148945">
            <text:p>148945</text:p>
          </table:table-cell>
          <table:table-cell office:value-type="float" office:value="442053">
            <text:p>442053</text:p>
          </table:table-cell>
          <table:table-cell office:value-type="float" office:value="74472">
            <text:p>74472</text:p>
          </table:table-cell>
          <table:table-cell office:value-type="float" office:value="1495">
            <text:p>1495</text:p>
          </table:table-cell>
          <table:table-cell office:value-type="float" office:value="297889">
            <text:p>297889</text:p>
          </table:table-cell>
          <table:table-cell office:value-type="float" office:value="446834">
            <text:p>446834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2205980371">
            <text:p>2205980371</text:p>
          </table:table-cell>
          <table:table-cell office:value-type="float" office:value="477964">
            <text:p>477964</text:p>
          </table:table-cell>
          <table:table-cell office:value-type="float" office:value="1158187">
            <text:p>1158187</text:p>
          </table:table-cell>
          <table:table-cell office:value-type="float" office:value="343715">
            <text:p>343715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01186">
            <text:p>1001186</text:p>
          </table:table-cell>
          <table:table-cell table:number-columns-repeated="11" office:value-type="float" office:value="0">
            <text:p>0</text:p>
          </table:table-cell>
          <table:table-cell office:value-type="float" office:value="98304">
            <text:p>98304</text:p>
          </table:table-cell>
          <table:table-cell office:value-type="float" office:value="220924">
            <text:p>220924</text:p>
          </table:table-cell>
          <table:table-cell table:number-columns-repeated="4" office:value-type="float" office:value="0">
            <text:p>0</text:p>
          </table:table-cell>
          <table:table-cell office:value-type="float" office:value="477964">
            <text:p>477964</text:p>
          </table:table-cell>
          <table:table-cell office:value-type="float" office:value="0">
            <text:p>0</text:p>
          </table:table-cell>
          <table:table-cell office:value-type="float" office:value="477964">
            <text:p>477964</text:p>
          </table:table-cell>
          <table:table-cell office:value-type="float" office:value="7670">
            <text:p>7670</text:p>
          </table:table-cell>
          <table:table-cell office:value-type="float" office:value="238982">
            <text:p>238982</text:p>
          </table:table-cell>
          <table:table-cell office:value-type="float" office:value="0">
            <text:p>0</text:p>
          </table:table-cell>
          <table:table-cell office:value-type="float" office:value="159321">
            <text:p>159321</text:p>
          </table:table-cell>
          <table:table-cell office:value-type="float" office:value="0">
            <text:p>0</text:p>
          </table:table-cell>
          <table:table-cell office:value-type="float" office:value="159321">
            <text:p>159321</text:p>
          </table:table-cell>
          <table:table-cell office:value-type="float" office:value="467071">
            <text:p>467071</text:p>
          </table:table-cell>
          <table:table-cell office:value-type="float" office:value="79660">
            <text:p>79660</text:p>
          </table:table-cell>
          <table:table-cell office:value-type="float" office:value="606">
            <text:p>606</text:p>
          </table:table-cell>
          <table:table-cell office:value-type="float" office:value="318643">
            <text:p>318643</text:p>
          </table:table-cell>
          <table:table-cell office:value-type="float" office:value="477964">
            <text:p>477964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2207418910">
            <text:p>2207418910</text:p>
          </table:table-cell>
          <table:table-cell office:value-type="float" office:value="517498">
            <text:p>517498</text:p>
          </table:table-cell>
          <table:table-cell office:value-type="float" office:value="1248839">
            <text:p>1248839</text:p>
          </table:table-cell>
          <table:table-cell office:value-type="float" office:value="379972">
            <text:p>379972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56082">
            <text:p>1156082</text:p>
          </table:table-cell>
          <table:table-cell table:number-columns-repeated="11" office:value-type="float" office:value="0">
            <text:p>0</text:p>
          </table:table-cell>
          <table:table-cell office:value-type="float" office:value="114688">
            <text:p>114688</text:p>
          </table:table-cell>
          <table:table-cell office:value-type="float" office:value="496560">
            <text:p>496560</text:p>
          </table:table-cell>
          <table:table-cell table:number-columns-repeated="4" office:value-type="float" office:value="0">
            <text:p>0</text:p>
          </table:table-cell>
          <table:table-cell office:value-type="float" office:value="517498">
            <text:p>517498</text:p>
          </table:table-cell>
          <table:table-cell office:value-type="float" office:value="0">
            <text:p>0</text:p>
          </table:table-cell>
          <table:table-cell office:value-type="float" office:value="517498">
            <text:p>517498</text:p>
          </table:table-cell>
          <table:table-cell office:value-type="float" office:value="8359">
            <text:p>8359</text:p>
          </table:table-cell>
          <table:table-cell office:value-type="float" office:value="258749">
            <text:p>258749</text:p>
          </table:table-cell>
          <table:table-cell office:value-type="float" office:value="0">
            <text:p>0</text:p>
          </table:table-cell>
          <table:table-cell office:value-type="float" office:value="172499">
            <text:p>172499</text:p>
          </table:table-cell>
          <table:table-cell office:value-type="float" office:value="0">
            <text:p>0</text:p>
          </table:table-cell>
          <table:table-cell office:value-type="float" office:value="172499">
            <text:p>172499</text:p>
          </table:table-cell>
          <table:table-cell office:value-type="float" office:value="509381">
            <text:p>509381</text:p>
          </table:table-cell>
          <table:table-cell office:value-type="float" office:value="86249">
            <text:p>86249</text:p>
          </table:table-cell>
          <table:table-cell office:value-type="float" office:value="1118">
            <text:p>1118</text:p>
          </table:table-cell>
          <table:table-cell office:value-type="float" office:value="344999">
            <text:p>344999</text:p>
          </table:table-cell>
          <table:table-cell office:value-type="float" office:value="517498">
            <text:p>517498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2208840263">
            <text:p>2208840263</text:p>
          </table:table-cell>
          <table:table-cell office:value-type="float" office:value="568189">
            <text:p>568189</text:p>
          </table:table-cell>
          <table:table-cell office:value-type="float" office:value="1404516">
            <text:p>1404516</text:p>
          </table:table-cell>
          <table:table-cell office:value-type="float" office:value="426963">
            <text:p>426963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20186">
            <text:p>1320186</text:p>
          </table:table-cell>
          <table:table-cell table:number-columns-repeated="11" office:value-type="float" office:value="0">
            <text:p>0</text:p>
          </table:table-cell>
          <table:table-cell office:value-type="float" office:value="131072">
            <text:p>131072</text:p>
          </table:table-cell>
          <table:table-cell office:value-type="float" office:value="532628">
            <text:p>532628</text:p>
          </table:table-cell>
          <table:table-cell table:number-columns-repeated="4" office:value-type="float" office:value="0">
            <text:p>0</text:p>
          </table:table-cell>
          <table:table-cell office:value-type="float" office:value="568189">
            <text:p>568189</text:p>
          </table:table-cell>
          <table:table-cell office:value-type="float" office:value="0">
            <text:p>0</text:p>
          </table:table-cell>
          <table:table-cell office:value-type="float" office:value="568189">
            <text:p>568189</text:p>
          </table:table-cell>
          <table:table-cell office:value-type="float" office:value="9203">
            <text:p>9203</text:p>
          </table:table-cell>
          <table:table-cell office:value-type="float" office:value="284094">
            <text:p>284094</text:p>
          </table:table-cell>
          <table:table-cell office:value-type="float" office:value="0">
            <text:p>0</text:p>
          </table:table-cell>
          <table:table-cell office:value-type="float" office:value="189396">
            <text:p>189396</text:p>
          </table:table-cell>
          <table:table-cell office:value-type="float" office:value="0">
            <text:p>0</text:p>
          </table:table-cell>
          <table:table-cell office:value-type="float" office:value="189396">
            <text:p>189396</text:p>
          </table:table-cell>
          <table:table-cell office:value-type="float" office:value="568189">
            <text:p>568189</text:p>
          </table:table-cell>
          <table:table-cell office:value-type="float" office:value="94698">
            <text:p>94698</text:p>
          </table:table-cell>
          <table:table-cell office:value-type="float" office:value="2575">
            <text:p>2575</text:p>
          </table:table-cell>
          <table:table-cell office:value-type="float" office:value="378792">
            <text:p>378792</text:p>
          </table:table-cell>
          <table:table-cell office:value-type="float" office:value="568189">
            <text:p>568189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2210113299">
            <text:p>2210113299</text:p>
          </table:table-cell>
          <table:table-cell office:value-type="float" office:value="615073">
            <text:p>615073</text:p>
          </table:table-cell>
          <table:table-cell office:value-type="float" office:value="1503216">
            <text:p>1503216</text:p>
          </table:table-cell>
          <table:table-cell office:value-type="float" office:value="471334">
            <text:p>471334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85412">
            <text:p>1485412</text:p>
          </table:table-cell>
          <table:table-cell table:number-columns-repeated="11" office:value-type="float" office:value="0">
            <text:p>0</text:p>
          </table:table-cell>
          <table:table-cell office:value-type="float" office:value="147456">
            <text:p>147456</text:p>
          </table:table-cell>
          <table:table-cell office:value-type="float" office:value="577460">
            <text:p>577460</text:p>
          </table:table-cell>
          <table:table-cell table:number-columns-repeated="4" office:value-type="float" office:value="0">
            <text:p>0</text:p>
          </table:table-cell>
          <table:table-cell office:value-type="float" office:value="615073">
            <text:p>615073</text:p>
          </table:table-cell>
          <table:table-cell office:value-type="float" office:value="0">
            <text:p>0</text:p>
          </table:table-cell>
          <table:table-cell office:value-type="float" office:value="615073">
            <text:p>615073</text:p>
          </table:table-cell>
          <table:table-cell office:value-type="float" office:value="9719">
            <text:p>9719</text:p>
          </table:table-cell>
          <table:table-cell office:value-type="float" office:value="307537">
            <text:p>307537</text:p>
          </table:table-cell>
          <table:table-cell office:value-type="float" office:value="0">
            <text:p>0</text:p>
          </table:table-cell>
          <table:table-cell office:value-type="float" office:value="205024">
            <text:p>205024</text:p>
          </table:table-cell>
          <table:table-cell office:value-type="float" office:value="0">
            <text:p>0</text:p>
          </table:table-cell>
          <table:table-cell office:value-type="float" office:value="205024">
            <text:p>205024</text:p>
          </table:table-cell>
          <table:table-cell office:value-type="float" office:value="609553">
            <text:p>609553</text:p>
          </table:table-cell>
          <table:table-cell office:value-type="float" office:value="102512">
            <text:p>102512</text:p>
          </table:table-cell>
          <table:table-cell office:value-type="float" office:value="1758">
            <text:p>1758</text:p>
          </table:table-cell>
          <table:table-cell office:value-type="float" office:value="410048">
            <text:p>410048</text:p>
          </table:table-cell>
          <table:table-cell office:value-type="float" office:value="615073">
            <text:p>615073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2211501163">
            <text:p>2211501163</text:p>
          </table:table-cell>
          <table:table-cell office:value-type="float" office:value="636616">
            <text:p>636616</text:p>
          </table:table-cell>
          <table:table-cell office:value-type="float" office:value="1599013">
            <text:p>1599013</text:p>
          </table:table-cell>
          <table:table-cell office:value-type="float" office:value="510556">
            <text:p>510556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42266">
            <text:p>1642266</text:p>
          </table:table-cell>
          <table:table-cell table:number-columns-repeated="11" office:value-type="float" office:value="0">
            <text:p>0</text:p>
          </table:table-cell>
          <table:table-cell office:value-type="float" office:value="163840">
            <text:p>163840</text:p>
          </table:table-cell>
          <table:table-cell table:number-columns-repeated="5" office:value-type="float" office:value="0">
            <text:p>0</text:p>
          </table:table-cell>
          <table:table-cell office:value-type="float" office:value="636616">
            <text:p>636616</text:p>
          </table:table-cell>
          <table:table-cell office:value-type="float" office:value="0">
            <text:p>0</text:p>
          </table:table-cell>
          <table:table-cell office:value-type="float" office:value="636616">
            <text:p>636616</text:p>
          </table:table-cell>
          <table:table-cell office:value-type="float" office:value="10025">
            <text:p>10025</text:p>
          </table:table-cell>
          <table:table-cell office:value-type="float" office:value="318308">
            <text:p>318308</text:p>
          </table:table-cell>
          <table:table-cell office:value-type="float" office:value="0">
            <text:p>0</text:p>
          </table:table-cell>
          <table:table-cell office:value-type="float" office:value="212205">
            <text:p>212205</text:p>
          </table:table-cell>
          <table:table-cell office:value-type="float" office:value="0">
            <text:p>0</text:p>
          </table:table-cell>
          <table:table-cell office:value-type="float" office:value="212205">
            <text:p>212205</text:p>
          </table:table-cell>
          <table:table-cell office:value-type="float" office:value="624603">
            <text:p>624603</text:p>
          </table:table-cell>
          <table:table-cell office:value-type="float" office:value="106103">
            <text:p>106103</text:p>
          </table:table-cell>
          <table:table-cell office:value-type="float" office:value="572">
            <text:p>572</text:p>
          </table:table-cell>
          <table:table-cell office:value-type="float" office:value="424411">
            <text:p>424411</text:p>
          </table:table-cell>
          <table:table-cell office:value-type="float" office:value="636616">
            <text:p>636616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2212943268">
            <text:p>2212943268</text:p>
          </table:table-cell>
          <table:table-cell office:value-type="float" office:value="650232">
            <text:p>650232</text:p>
          </table:table-cell>
          <table:table-cell office:value-type="float" office:value="1618189">
            <text:p>1618189</text:p>
          </table:table-cell>
          <table:table-cell office:value-type="float" office:value="512152">
            <text:p>512152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799335">
            <text:p>1799335</text:p>
          </table:table-cell>
          <table:table-cell table:number-columns-repeated="11" office:value-type="float" office:value="0">
            <text:p>0</text:p>
          </table:table-cell>
          <table:table-cell office:value-type="float" office:value="180224">
            <text:p>180224</text:p>
          </table:table-cell>
          <table:table-cell table:number-columns-repeated="5" office:value-type="float" office:value="0">
            <text:p>0</text:p>
          </table:table-cell>
          <table:table-cell office:value-type="float" office:value="650232">
            <text:p>650232</text:p>
          </table:table-cell>
          <table:table-cell office:value-type="float" office:value="0">
            <text:p>0</text:p>
          </table:table-cell>
          <table:table-cell office:value-type="float" office:value="650232">
            <text:p>650232</text:p>
          </table:table-cell>
          <table:table-cell office:value-type="float" office:value="10704">
            <text:p>10704</text:p>
          </table:table-cell>
          <table:table-cell office:value-type="float" office:value="325116">
            <text:p>325116</text:p>
          </table:table-cell>
          <table:table-cell office:value-type="float" office:value="0">
            <text:p>0</text:p>
          </table:table-cell>
          <table:table-cell office:value-type="float" office:value="216744">
            <text:p>216744</text:p>
          </table:table-cell>
          <table:table-cell office:value-type="float" office:value="0">
            <text:p>0</text:p>
          </table:table-cell>
          <table:table-cell office:value-type="float" office:value="216744">
            <text:p>216744</text:p>
          </table:table-cell>
          <table:table-cell office:value-type="float" office:value="650232">
            <text:p>650232</text:p>
          </table:table-cell>
          <table:table-cell office:value-type="float" office:value="108372">
            <text:p>108372</text:p>
          </table:table-cell>
          <table:table-cell office:value-type="float" office:value="313800">
            <text:p>313800</text:p>
          </table:table-cell>
          <table:table-cell office:value-type="float" office:value="433488">
            <text:p>433488</text:p>
          </table:table-cell>
          <table:table-cell office:value-type="float" office:value="650232">
            <text:p>650232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2214386573">
            <text:p>2214386573</text:p>
          </table:table-cell>
          <table:table-cell office:value-type="float" office:value="760638">
            <text:p>760638</text:p>
          </table:table-cell>
          <table:table-cell office:value-type="float" office:value="1917821">
            <text:p>1917821</text:p>
          </table:table-cell>
          <table:table-cell office:value-type="float" office:value="617962">
            <text:p>617962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973961">
            <text:p>1973961</text:p>
          </table:table-cell>
          <table:table-cell table:number-columns-repeated="11" office:value-type="float" office:value="0">
            <text:p>0</text:p>
          </table:table-cell>
          <table:table-cell office:value-type="float" office:value="196608">
            <text:p>196608</text:p>
          </table:table-cell>
          <table:table-cell office:value-type="float" office:value="713816">
            <text:p>713816</text:p>
          </table:table-cell>
          <table:table-cell table:number-columns-repeated="4" office:value-type="float" office:value="0">
            <text:p>0</text:p>
          </table:table-cell>
          <table:table-cell office:value-type="float" office:value="760638">
            <text:p>760638</text:p>
          </table:table-cell>
          <table:table-cell office:value-type="float" office:value="0">
            <text:p>0</text:p>
          </table:table-cell>
          <table:table-cell office:value-type="float" office:value="760638">
            <text:p>760638</text:p>
          </table:table-cell>
          <table:table-cell office:value-type="float" office:value="12222">
            <text:p>12222</text:p>
          </table:table-cell>
          <table:table-cell office:value-type="float" office:value="380319">
            <text:p>380319</text:p>
          </table:table-cell>
          <table:table-cell office:value-type="float" office:value="0">
            <text:p>0</text:p>
          </table:table-cell>
          <table:table-cell office:value-type="float" office:value="253546">
            <text:p>253546</text:p>
          </table:table-cell>
          <table:table-cell office:value-type="float" office:value="0">
            <text:p>0</text:p>
          </table:table-cell>
          <table:table-cell office:value-type="float" office:value="253546">
            <text:p>253546</text:p>
          </table:table-cell>
          <table:table-cell office:value-type="float" office:value="760638">
            <text:p>760638</text:p>
          </table:table-cell>
          <table:table-cell office:value-type="float" office:value="126772">
            <text:p>126772</text:p>
          </table:table-cell>
          <table:table-cell office:value-type="float" office:value="2305">
            <text:p>2305</text:p>
          </table:table-cell>
          <table:table-cell office:value-type="float" office:value="507092">
            <text:p>507092</text:p>
          </table:table-cell>
          <table:table-cell office:value-type="float" office:value="760638">
            <text:p>760638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2215661497">
            <text:p>2215661497</text:p>
          </table:table-cell>
          <table:table-cell office:value-type="float" office:value="650483">
            <text:p>650483</text:p>
          </table:table-cell>
          <table:table-cell office:value-type="float" office:value="1622188">
            <text:p>1622188</text:p>
          </table:table-cell>
          <table:table-cell office:value-type="float" office:value="512064">
            <text:p>512064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103702">
            <text:p>2103702</text:p>
          </table:table-cell>
          <table:table-cell table:number-columns-repeated="11" office:value-type="float" office:value="0">
            <text:p>0</text:p>
          </table:table-cell>
          <table:table-cell office:value-type="float" office:value="212992">
            <text:p>212992</text:p>
          </table:table-cell>
          <table:table-cell office:value-type="float" office:value="601452">
            <text:p>601452</text:p>
          </table:table-cell>
          <table:table-cell table:number-columns-repeated="4" office:value-type="float" office:value="0">
            <text:p>0</text:p>
          </table:table-cell>
          <table:table-cell office:value-type="float" office:value="650483">
            <text:p>650483</text:p>
          </table:table-cell>
          <table:table-cell office:value-type="float" office:value="0">
            <text:p>0</text:p>
          </table:table-cell>
          <table:table-cell office:value-type="float" office:value="650483">
            <text:p>650483</text:p>
          </table:table-cell>
          <table:table-cell office:value-type="float" office:value="10278">
            <text:p>10278</text:p>
          </table:table-cell>
          <table:table-cell office:value-type="float" office:value="325241">
            <text:p>325241</text:p>
          </table:table-cell>
          <table:table-cell office:value-type="float" office:value="0">
            <text:p>0</text:p>
          </table:table-cell>
          <table:table-cell office:value-type="float" office:value="216827">
            <text:p>216827</text:p>
          </table:table-cell>
          <table:table-cell office:value-type="float" office:value="0">
            <text:p>0</text:p>
          </table:table-cell>
          <table:table-cell office:value-type="float" office:value="216827">
            <text:p>216827</text:p>
          </table:table-cell>
          <table:table-cell office:value-type="float" office:value="650483">
            <text:p>650483</text:p>
          </table:table-cell>
          <table:table-cell office:value-type="float" office:value="108413">
            <text:p>108413</text:p>
          </table:table-cell>
          <table:table-cell office:value-type="float" office:value="1119">
            <text:p>1119</text:p>
          </table:table-cell>
          <table:table-cell office:value-type="float" office:value="433656">
            <text:p>433656</text:p>
          </table:table-cell>
          <table:table-cell office:value-type="float" office:value="650483">
            <text:p>650483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2217146415">
            <text:p>2217146415</text:p>
          </table:table-cell>
          <table:table-cell office:value-type="float" office:value="687338">
            <text:p>687338</text:p>
          </table:table-cell>
          <table:table-cell office:value-type="float" office:value="1716748">
            <text:p>1716748</text:p>
          </table:table-cell>
          <table:table-cell office:value-type="float" office:value="542695">
            <text:p>542695</text:p>
          </table:table-cell>
          <table:table-cell table:number-columns-repeated="3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244099">
            <text:p>2244099</text:p>
          </table:table-cell>
          <table:table-cell table:number-columns-repeated="11" office:value-type="float" office:value="0">
            <text:p>0</text:p>
          </table:table-cell>
          <table:table-cell office:value-type="float" office:value="229376">
            <text:p>229376</text:p>
          </table:table-cell>
          <table:table-cell office:value-type="float" office:value="650784">
            <text:p>650784</text:p>
          </table:table-cell>
          <table:table-cell table:number-columns-repeated="4" office:value-type="float" office:value="0">
            <text:p>0</text:p>
          </table:table-cell>
          <table:table-cell office:value-type="float" office:value="687338">
            <text:p>687338</text:p>
          </table:table-cell>
          <table:table-cell office:value-type="float" office:value="0">
            <text:p>0</text:p>
          </table:table-cell>
          <table:table-cell office:value-type="float" office:value="687338">
            <text:p>687338</text:p>
          </table:table-cell>
          <table:table-cell office:value-type="float" office:value="11080">
            <text:p>11080</text:p>
          </table:table-cell>
          <table:table-cell office:value-type="float" office:value="343669">
            <text:p>343669</text:p>
          </table:table-cell>
          <table:table-cell office:value-type="float" office:value="0">
            <text:p>0</text:p>
          </table:table-cell>
          <table:table-cell office:value-type="float" office:value="229112">
            <text:p>229112</text:p>
          </table:table-cell>
          <table:table-cell office:value-type="float" office:value="0">
            <text:p>0</text:p>
          </table:table-cell>
          <table:table-cell office:value-type="float" office:value="229113">
            <text:p>229113</text:p>
          </table:table-cell>
          <table:table-cell office:value-type="float" office:value="687338">
            <text:p>687338</text:p>
          </table:table-cell>
          <table:table-cell office:value-type="float" office:value="114556">
            <text:p>114556</text:p>
          </table:table-cell>
          <table:table-cell office:value-type="float" office:value="1618">
            <text:p>1618</text:p>
          </table:table-cell>
          <table:table-cell office:value-type="float" office:value="458226">
            <text:p>458226</text:p>
          </table:table-cell>
          <table:table-cell office:value-type="float" office:value="687338">
            <text:p>687338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2218480896">
            <text:p>2218480896</text:p>
          </table:table-cell>
          <table:table-cell office:value-type="float" office:value="914431">
            <text:p>914431</text:p>
          </table:table-cell>
          <table:table-cell office:value-type="float" office:value="2369558">
            <text:p>2369558</text:p>
          </table:table-cell>
          <table:table-cell office:value-type="float" office:value="784408">
            <text:p>784408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466706">
            <text:p>2466706</text:p>
          </table:table-cell>
          <table:table-cell table:number-columns-repeated="11" office:value-type="float" office:value="0">
            <text:p>0</text:p>
          </table:table-cell>
          <table:table-cell office:value-type="float" office:value="245760">
            <text:p>245760</text:p>
          </table:table-cell>
          <table:table-cell office:value-type="float" office:value="416852">
            <text:p>416852</text:p>
          </table:table-cell>
          <table:table-cell table:number-columns-repeated="4" office:value-type="float" office:value="0">
            <text:p>0</text:p>
          </table:table-cell>
          <table:table-cell office:value-type="float" office:value="914431">
            <text:p>914431</text:p>
          </table:table-cell>
          <table:table-cell office:value-type="float" office:value="0">
            <text:p>0</text:p>
          </table:table-cell>
          <table:table-cell office:value-type="float" office:value="914431">
            <text:p>914431</text:p>
          </table:table-cell>
          <table:table-cell office:value-type="float" office:value="14677">
            <text:p>14677</text:p>
          </table:table-cell>
          <table:table-cell office:value-type="float" office:value="457216">
            <text:p>457216</text:p>
          </table:table-cell>
          <table:table-cell office:value-type="float" office:value="0">
            <text:p>0</text:p>
          </table:table-cell>
          <table:table-cell office:value-type="float" office:value="304810">
            <text:p>304810</text:p>
          </table:table-cell>
          <table:table-cell office:value-type="float" office:value="0">
            <text:p>0</text:p>
          </table:table-cell>
          <table:table-cell office:value-type="float" office:value="304810">
            <text:p>304810</text:p>
          </table:table-cell>
          <table:table-cell office:value-type="float" office:value="914431">
            <text:p>914431</text:p>
          </table:table-cell>
          <table:table-cell office:value-type="float" office:value="152405">
            <text:p>152405</text:p>
          </table:table-cell>
          <table:table-cell office:value-type="float" office:value="1097">
            <text:p>1097</text:p>
          </table:table-cell>
          <table:table-cell office:value-type="float" office:value="609621">
            <text:p>609621</text:p>
          </table:table-cell>
          <table:table-cell office:value-type="float" office:value="914431">
            <text:p>914431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2219804383">
            <text:p>2219804383</text:p>
          </table:table-cell>
          <table:table-cell office:value-type="float" office:value="775603">
            <text:p>775603</text:p>
          </table:table-cell>
          <table:table-cell office:value-type="float" office:value="1895781">
            <text:p>1895781</text:p>
          </table:table-cell>
          <table:table-cell office:value-type="float" office:value="574878">
            <text:p>574878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539377">
            <text:p>2539377</text:p>
          </table:table-cell>
          <table:table-cell table:number-columns-repeated="11" office:value-type="float" office:value="0">
            <text:p>0</text:p>
          </table:table-cell>
          <table:table-cell office:value-type="float" office:value="262144">
            <text:p>262144</text:p>
          </table:table-cell>
          <table:table-cell office:value-type="float" office:value="628100">
            <text:p>628100</text:p>
          </table:table-cell>
          <table:table-cell table:number-columns-repeated="4" office:value-type="float" office:value="0">
            <text:p>0</text:p>
          </table:table-cell>
          <table:table-cell office:value-type="float" office:value="775603">
            <text:p>775603</text:p>
          </table:table-cell>
          <table:table-cell office:value-type="float" office:value="0">
            <text:p>0</text:p>
          </table:table-cell>
          <table:table-cell office:value-type="float" office:value="775603">
            <text:p>775603</text:p>
          </table:table-cell>
          <table:table-cell office:value-type="float" office:value="12663">
            <text:p>12663</text:p>
          </table:table-cell>
          <table:table-cell office:value-type="float" office:value="387802">
            <text:p>387802</text:p>
          </table:table-cell>
          <table:table-cell office:value-type="float" office:value="0">
            <text:p>0</text:p>
          </table:table-cell>
          <table:table-cell office:value-type="float" office:value="258534">
            <text:p>258534</text:p>
          </table:table-cell>
          <table:table-cell office:value-type="float" office:value="0">
            <text:p>0</text:p>
          </table:table-cell>
          <table:table-cell office:value-type="float" office:value="258534">
            <text:p>258534</text:p>
          </table:table-cell>
          <table:table-cell office:value-type="float" office:value="775603">
            <text:p>775603</text:p>
          </table:table-cell>
          <table:table-cell office:value-type="float" office:value="129267">
            <text:p>129267</text:p>
          </table:table-cell>
          <table:table-cell office:value-type="float" office:value="1116">
            <text:p>1116</text:p>
          </table:table-cell>
          <table:table-cell office:value-type="float" office:value="517068">
            <text:p>517068</text:p>
          </table:table-cell>
          <table:table-cell office:value-type="float" office:value="775603">
            <text:p>775603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2221259865">
            <text:p>2221259865</text:p>
          </table:table-cell>
          <table:table-cell office:value-type="float" office:value="765513">
            <text:p>765513</text:p>
          </table:table-cell>
          <table:table-cell office:value-type="float" office:value="1926571">
            <text:p>1926571</text:p>
          </table:table-cell>
          <table:table-cell office:value-type="float" office:value="620211">
            <text:p>620211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635455">
            <text:p>2635455</text:p>
          </table:table-cell>
          <table:table-cell table:number-columns-repeated="11" office:value-type="float" office:value="0">
            <text:p>0</text:p>
          </table:table-cell>
          <table:table-cell office:value-type="float" office:value="278528">
            <text:p>278528</text:p>
          </table:table-cell>
          <table:table-cell office:value-type="float" office:value="682564">
            <text:p>682564</text:p>
          </table:table-cell>
          <table:table-cell table:number-columns-repeated="4" office:value-type="float" office:value="0">
            <text:p>0</text:p>
          </table:table-cell>
          <table:table-cell office:value-type="float" office:value="765513">
            <text:p>765513</text:p>
          </table:table-cell>
          <table:table-cell office:value-type="float" office:value="0">
            <text:p>0</text:p>
          </table:table-cell>
          <table:table-cell office:value-type="float" office:value="765513">
            <text:p>765513</text:p>
          </table:table-cell>
          <table:table-cell office:value-type="float" office:value="12363">
            <text:p>12363</text:p>
          </table:table-cell>
          <table:table-cell office:value-type="float" office:value="382756">
            <text:p>382756</text:p>
          </table:table-cell>
          <table:table-cell office:value-type="float" office:value="0">
            <text:p>0</text:p>
          </table:table-cell>
          <table:table-cell office:value-type="float" office:value="255171">
            <text:p>255171</text:p>
          </table:table-cell>
          <table:table-cell office:value-type="float" office:value="0">
            <text:p>0</text:p>
          </table:table-cell>
          <table:table-cell office:value-type="float" office:value="255171">
            <text:p>255171</text:p>
          </table:table-cell>
          <table:table-cell office:value-type="float" office:value="765513">
            <text:p>765513</text:p>
          </table:table-cell>
          <table:table-cell office:value-type="float" office:value="127585">
            <text:p>127585</text:p>
          </table:table-cell>
          <table:table-cell office:value-type="float" office:value="2517">
            <text:p>2517</text:p>
          </table:table-cell>
          <table:table-cell office:value-type="float" office:value="510342">
            <text:p>510342</text:p>
          </table:table-cell>
          <table:table-cell office:value-type="float" office:value="765513">
            <text:p>765513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2223056631">
            <text:p>2223056631</text:p>
          </table:table-cell>
          <table:table-cell office:value-type="float" office:value="994135">
            <text:p>994135</text:p>
          </table:table-cell>
          <table:table-cell office:value-type="float" office:value="2585757">
            <text:p>2585757</text:p>
          </table:table-cell>
          <table:table-cell office:value-type="float" office:value="849210">
            <text:p>849210</text:p>
          </table:table-cell>
          <table:table-cell table:number-columns-repeated="3" office:value-type="float" office:value="0">
            <text:p>0</text:p>
          </table:table-cell>
          <table:table-cell office:value-type="float" office:value="144">
            <text:p>14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735302">
            <text:p>2735302</text:p>
          </table:table-cell>
          <table:table-cell table:number-columns-repeated="11" office:value-type="float" office:value="0">
            <text:p>0</text:p>
          </table:table-cell>
          <table:table-cell office:value-type="float" office:value="294912">
            <text:p>294912</text:p>
          </table:table-cell>
          <table:table-cell office:value-type="float" office:value="968368">
            <text:p>968368</text:p>
          </table:table-cell>
          <table:table-cell table:number-columns-repeated="4" office:value-type="float" office:value="0">
            <text:p>0</text:p>
          </table:table-cell>
          <table:table-cell office:value-type="float" office:value="994135">
            <text:p>994135</text:p>
          </table:table-cell>
          <table:table-cell office:value-type="float" office:value="0">
            <text:p>0</text:p>
          </table:table-cell>
          <table:table-cell office:value-type="float" office:value="994135">
            <text:p>994135</text:p>
          </table:table-cell>
          <table:table-cell office:value-type="float" office:value="15533">
            <text:p>15533</text:p>
          </table:table-cell>
          <table:table-cell office:value-type="float" office:value="497067">
            <text:p>497067</text:p>
          </table:table-cell>
          <table:table-cell office:value-type="float" office:value="0">
            <text:p>0</text:p>
          </table:table-cell>
          <table:table-cell office:value-type="float" office:value="331378">
            <text:p>331378</text:p>
          </table:table-cell>
          <table:table-cell office:value-type="float" office:value="0">
            <text:p>0</text:p>
          </table:table-cell>
          <table:table-cell office:value-type="float" office:value="331378">
            <text:p>331378</text:p>
          </table:table-cell>
          <table:table-cell office:value-type="float" office:value="994135">
            <text:p>994135</text:p>
          </table:table-cell>
          <table:table-cell office:value-type="float" office:value="165689">
            <text:p>165689</text:p>
          </table:table-cell>
          <table:table-cell office:value-type="float" office:value="1069">
            <text:p>1069</text:p>
          </table:table-cell>
          <table:table-cell office:value-type="float" office:value="662757">
            <text:p>662757</text:p>
          </table:table-cell>
          <table:table-cell office:value-type="float" office:value="994135">
            <text:p>994135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2224802687">
            <text:p>2224802687</text:p>
          </table:table-cell>
          <table:table-cell office:value-type="float" office:value="706602">
            <text:p>706602</text:p>
          </table:table-cell>
          <table:table-cell office:value-type="float" office:value="1786553">
            <text:p>1786553</text:p>
          </table:table-cell>
          <table:table-cell office:value-type="float" office:value="573891">
            <text:p>573891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821723">
            <text:p>2821723</text:p>
          </table:table-cell>
          <table:table-cell table:number-columns-repeated="11" office:value-type="float" office:value="0">
            <text:p>0</text:p>
          </table:table-cell>
          <table:table-cell office:value-type="float" office:value="311296">
            <text:p>311296</text:p>
          </table:table-cell>
          <table:table-cell office:value-type="float" office:value="673828">
            <text:p>673828</text:p>
          </table:table-cell>
          <table:table-cell table:number-columns-repeated="4" office:value-type="float" office:value="0">
            <text:p>0</text:p>
          </table:table-cell>
          <table:table-cell office:value-type="float" office:value="706602">
            <text:p>706602</text:p>
          </table:table-cell>
          <table:table-cell office:value-type="float" office:value="0">
            <text:p>0</text:p>
          </table:table-cell>
          <table:table-cell office:value-type="float" office:value="706602">
            <text:p>706602</text:p>
          </table:table-cell>
          <table:table-cell office:value-type="float" office:value="11237">
            <text:p>11237</text:p>
          </table:table-cell>
          <table:table-cell office:value-type="float" office:value="353301">
            <text:p>353301</text:p>
          </table:table-cell>
          <table:table-cell office:value-type="float" office:value="0">
            <text:p>0</text:p>
          </table:table-cell>
          <table:table-cell office:value-type="float" office:value="235534">
            <text:p>235534</text:p>
          </table:table-cell>
          <table:table-cell office:value-type="float" office:value="0">
            <text:p>0</text:p>
          </table:table-cell>
          <table:table-cell office:value-type="float" office:value="235534">
            <text:p>235534</text:p>
          </table:table-cell>
          <table:table-cell office:value-type="float" office:value="698446">
            <text:p>698446</text:p>
          </table:table-cell>
          <table:table-cell office:value-type="float" office:value="117767">
            <text:p>117767</text:p>
          </table:table-cell>
          <table:table-cell office:value-type="float" office:value="330205">
            <text:p>330205</text:p>
          </table:table-cell>
          <table:table-cell office:value-type="float" office:value="471068">
            <text:p>471068</text:p>
          </table:table-cell>
          <table:table-cell office:value-type="float" office:value="706602">
            <text:p>706602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2226371910">
            <text:p>2226371910</text:p>
          </table:table-cell>
          <table:table-cell office:value-type="float" office:value="780802">
            <text:p>780802</text:p>
          </table:table-cell>
          <table:table-cell office:value-type="float" office:value="1990295">
            <text:p>1990295</text:p>
          </table:table-cell>
          <table:table-cell office:value-type="float" office:value="645592">
            <text:p>645592</text:p>
          </table:table-cell>
          <table:table-cell table:number-columns-repeated="3"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917229">
            <text:p>2917229</text:p>
          </table:table-cell>
          <table:table-cell table:number-columns-repeated="11" office:value-type="float" office:value="0">
            <text:p>0</text:p>
          </table:table-cell>
          <table:table-cell office:value-type="float" office:value="327680">
            <text:p>327680</text:p>
          </table:table-cell>
          <table:table-cell office:value-type="float" office:value="381388">
            <text:p>381388</text:p>
          </table:table-cell>
          <table:table-cell table:number-columns-repeated="4" office:value-type="float" office:value="0">
            <text:p>0</text:p>
          </table:table-cell>
          <table:table-cell office:value-type="float" office:value="780802">
            <text:p>780802</text:p>
          </table:table-cell>
          <table:table-cell office:value-type="float" office:value="0">
            <text:p>0</text:p>
          </table:table-cell>
          <table:table-cell office:value-type="float" office:value="780802">
            <text:p>780802</text:p>
          </table:table-cell>
          <table:table-cell office:value-type="float" office:value="12277">
            <text:p>12277</text:p>
          </table:table-cell>
          <table:table-cell office:value-type="float" office:value="390401">
            <text:p>390401</text:p>
          </table:table-cell>
          <table:table-cell office:value-type="float" office:value="0">
            <text:p>0</text:p>
          </table:table-cell>
          <table:table-cell office:value-type="float" office:value="260267">
            <text:p>260267</text:p>
          </table:table-cell>
          <table:table-cell office:value-type="float" office:value="0">
            <text:p>0</text:p>
          </table:table-cell>
          <table:table-cell office:value-type="float" office:value="260267">
            <text:p>260267</text:p>
          </table:table-cell>
          <table:table-cell office:value-type="float" office:value="770639">
            <text:p>770639</text:p>
          </table:table-cell>
          <table:table-cell office:value-type="float" office:value="130133">
            <text:p>130133</text:p>
          </table:table-cell>
          <table:table-cell office:value-type="float" office:value="348270">
            <text:p>348270</text:p>
          </table:table-cell>
          <table:table-cell office:value-type="float" office:value="520534">
            <text:p>520534</text:p>
          </table:table-cell>
          <table:table-cell office:value-type="float" office:value="780802">
            <text:p>780802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2227765451">
            <text:p>2227765451</text:p>
          </table:table-cell>
          <table:table-cell office:value-type="float" office:value="913976">
            <text:p>913976</text:p>
          </table:table-cell>
          <table:table-cell office:value-type="float" office:value="2356494">
            <text:p>2356494</text:p>
          </table:table-cell>
          <table:table-cell office:value-type="float" office:value="776169">
            <text:p>776169</text:p>
          </table:table-cell>
          <table:table-cell table:number-columns-repeated="3"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085615">
            <text:p>3085615</text:p>
          </table:table-cell>
          <table:table-cell table:number-columns-repeated="11" office:value-type="float" office:value="0">
            <text:p>0</text:p>
          </table:table-cell>
          <table:table-cell office:value-type="float" office:value="344064">
            <text:p>344064</text:p>
          </table:table-cell>
          <table:table-cell office:value-type="float" office:value="890460">
            <text:p>890460</text:p>
          </table:table-cell>
          <table:table-cell table:number-columns-repeated="4" office:value-type="float" office:value="0">
            <text:p>0</text:p>
          </table:table-cell>
          <table:table-cell office:value-type="float" office:value="913976">
            <text:p>913976</text:p>
          </table:table-cell>
          <table:table-cell office:value-type="float" office:value="0">
            <text:p>0</text:p>
          </table:table-cell>
          <table:table-cell office:value-type="float" office:value="913976">
            <text:p>913976</text:p>
          </table:table-cell>
          <table:table-cell office:value-type="float" office:value="14681">
            <text:p>14681</text:p>
          </table:table-cell>
          <table:table-cell office:value-type="float" office:value="456988">
            <text:p>456988</text:p>
          </table:table-cell>
          <table:table-cell office:value-type="float" office:value="0">
            <text:p>0</text:p>
          </table:table-cell>
          <table:table-cell office:value-type="float" office:value="304659">
            <text:p>304659</text:p>
          </table:table-cell>
          <table:table-cell office:value-type="float" office:value="0">
            <text:p>0</text:p>
          </table:table-cell>
          <table:table-cell office:value-type="float" office:value="304658">
            <text:p>304658</text:p>
          </table:table-cell>
          <table:table-cell office:value-type="float" office:value="898439">
            <text:p>898439</text:p>
          </table:table-cell>
          <table:table-cell office:value-type="float" office:value="152329">
            <text:p>152329</text:p>
          </table:table-cell>
          <table:table-cell office:value-type="float" office:value="572">
            <text:p>572</text:p>
          </table:table-cell>
          <table:table-cell office:value-type="float" office:value="609317">
            <text:p>609317</text:p>
          </table:table-cell>
          <table:table-cell office:value-type="float" office:value="913976">
            <text:p>913976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2229118779">
            <text:p>2229118779</text:p>
          </table:table-cell>
          <table:table-cell office:value-type="float" office:value="921884">
            <text:p>921884</text:p>
          </table:table-cell>
          <table:table-cell office:value-type="float" office:value="2386610">
            <text:p>2386610</text:p>
          </table:table-cell>
          <table:table-cell office:value-type="float" office:value="790072">
            <text:p>790072</text:p>
          </table:table-cell>
          <table:table-cell table:number-columns-repeated="3"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219534">
            <text:p>3219534</text:p>
          </table:table-cell>
          <table:table-cell table:number-columns-repeated="11" office:value-type="float" office:value="0">
            <text:p>0</text:p>
          </table:table-cell>
          <table:table-cell office:value-type="float" office:value="360448">
            <text:p>360448</text:p>
          </table:table-cell>
          <table:table-cell office:value-type="float" office:value="901224">
            <text:p>901224</text:p>
          </table:table-cell>
          <table:table-cell table:number-columns-repeated="4" office:value-type="float" office:value="0">
            <text:p>0</text:p>
          </table:table-cell>
          <table:table-cell office:value-type="float" office:value="921884">
            <text:p>921884</text:p>
          </table:table-cell>
          <table:table-cell office:value-type="float" office:value="0">
            <text:p>0</text:p>
          </table:table-cell>
          <table:table-cell office:value-type="float" office:value="921884">
            <text:p>921884</text:p>
          </table:table-cell>
          <table:table-cell office:value-type="float" office:value="14526">
            <text:p>14526</text:p>
          </table:table-cell>
          <table:table-cell office:value-type="float" office:value="460942">
            <text:p>460942</text:p>
          </table:table-cell>
          <table:table-cell office:value-type="float" office:value="0">
            <text:p>0</text:p>
          </table:table-cell>
          <table:table-cell office:value-type="float" office:value="307295">
            <text:p>307295</text:p>
          </table:table-cell>
          <table:table-cell office:value-type="float" office:value="0">
            <text:p>0</text:p>
          </table:table-cell>
          <table:table-cell office:value-type="float" office:value="307295">
            <text:p>307295</text:p>
          </table:table-cell>
          <table:table-cell office:value-type="float" office:value="921884">
            <text:p>921884</text:p>
          </table:table-cell>
          <table:table-cell office:value-type="float" office:value="153647">
            <text:p>153647</text:p>
          </table:table-cell>
          <table:table-cell office:value-type="float" office:value="2345">
            <text:p>2345</text:p>
          </table:table-cell>
          <table:table-cell office:value-type="float" office:value="614590">
            <text:p>614590</text:p>
          </table:table-cell>
          <table:table-cell office:value-type="float" office:value="921884">
            <text:p>921884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2230458388">
            <text:p>2230458388</text:p>
          </table:table-cell>
          <table:table-cell office:value-type="float" office:value="884251">
            <text:p>884251</text:p>
          </table:table-cell>
          <table:table-cell office:value-type="float" office:value="2283152">
            <text:p>2283152</text:p>
          </table:table-cell>
          <table:table-cell office:value-type="float" office:value="756147">
            <text:p>756147</text:p>
          </table:table-cell>
          <table:table-cell table:number-columns-repeated="3" office:value-type="float" office:value="0">
            <text:p>0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342515">
            <text:p>3342515</text:p>
          </table:table-cell>
          <table:table-cell table:number-columns-repeated="11" office:value-type="float" office:value="0">
            <text:p>0</text:p>
          </table:table-cell>
          <table:table-cell office:value-type="float" office:value="376832">
            <text:p>376832</text:p>
          </table:table-cell>
          <table:table-cell office:value-type="float" office:value="431000">
            <text:p>431000</text:p>
          </table:table-cell>
          <table:table-cell table:number-columns-repeated="4" office:value-type="float" office:value="0">
            <text:p>0</text:p>
          </table:table-cell>
          <table:table-cell office:value-type="float" office:value="884251">
            <text:p>884251</text:p>
          </table:table-cell>
          <table:table-cell office:value-type="float" office:value="0">
            <text:p>0</text:p>
          </table:table-cell>
          <table:table-cell office:value-type="float" office:value="884251">
            <text:p>884251</text:p>
          </table:table-cell>
          <table:table-cell office:value-type="float" office:value="14083">
            <text:p>14083</text:p>
          </table:table-cell>
          <table:table-cell office:value-type="float" office:value="442126">
            <text:p>442126</text:p>
          </table:table-cell>
          <table:table-cell office:value-type="float" office:value="0">
            <text:p>0</text:p>
          </table:table-cell>
          <table:table-cell office:value-type="float" office:value="294750">
            <text:p>294750</text:p>
          </table:table-cell>
          <table:table-cell office:value-type="float" office:value="0">
            <text:p>0</text:p>
          </table:table-cell>
          <table:table-cell office:value-type="float" office:value="294751">
            <text:p>294751</text:p>
          </table:table-cell>
          <table:table-cell office:value-type="float" office:value="869361">
            <text:p>869361</text:p>
          </table:table-cell>
          <table:table-cell office:value-type="float" office:value="147375">
            <text:p>147375</text:p>
          </table:table-cell>
          <table:table-cell office:value-type="float" office:value="1063">
            <text:p>1063</text:p>
          </table:table-cell>
          <table:table-cell office:value-type="float" office:value="589501">
            <text:p>589501</text:p>
          </table:table-cell>
          <table:table-cell office:value-type="float" office:value="884251">
            <text:p>884251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2232073448">
            <text:p>2232073448</text:p>
          </table:table-cell>
          <table:table-cell office:value-type="float" office:value="911313">
            <text:p>911313</text:p>
          </table:table-cell>
          <table:table-cell office:value-type="float" office:value="2316548">
            <text:p>2316548</text:p>
          </table:table-cell>
          <table:table-cell office:value-type="float" office:value="760766">
            <text:p>760766</text:p>
          </table:table-cell>
          <table:table-cell table:number-columns-repeated="3"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84353">
            <text:p>3484353</text:p>
          </table:table-cell>
          <table:table-cell table:number-columns-repeated="11" office:value-type="float" office:value="0">
            <text:p>0</text:p>
          </table:table-cell>
          <table:table-cell office:value-type="float" office:value="393216">
            <text:p>393216</text:p>
          </table:table-cell>
          <table:table-cell office:value-type="float" office:value="421668">
            <text:p>421668</text:p>
          </table:table-cell>
          <table:table-cell table:number-columns-repeated="4" office:value-type="float" office:value="0">
            <text:p>0</text:p>
          </table:table-cell>
          <table:table-cell office:value-type="float" office:value="911313">
            <text:p>911313</text:p>
          </table:table-cell>
          <table:table-cell office:value-type="float" office:value="0">
            <text:p>0</text:p>
          </table:table-cell>
          <table:table-cell office:value-type="float" office:value="911313">
            <text:p>911313</text:p>
          </table:table-cell>
          <table:table-cell office:value-type="float" office:value="14399">
            <text:p>14399</text:p>
          </table:table-cell>
          <table:table-cell office:value-type="float" office:value="455656">
            <text:p>455656</text:p>
          </table:table-cell>
          <table:table-cell office:value-type="float" office:value="0">
            <text:p>0</text:p>
          </table:table-cell>
          <table:table-cell office:value-type="float" office:value="303771">
            <text:p>303771</text:p>
          </table:table-cell>
          <table:table-cell office:value-type="float" office:value="0">
            <text:p>0</text:p>
          </table:table-cell>
          <table:table-cell office:value-type="float" office:value="303771">
            <text:p>303771</text:p>
          </table:table-cell>
          <table:table-cell office:value-type="float" office:value="911313">
            <text:p>911313</text:p>
          </table:table-cell>
          <table:table-cell office:value-type="float" office:value="151885">
            <text:p>151885</text:p>
          </table:table-cell>
          <table:table-cell office:value-type="float" office:value="429534">
            <text:p>429534</text:p>
          </table:table-cell>
          <table:table-cell office:value-type="float" office:value="607542">
            <text:p>607542</text:p>
          </table:table-cell>
          <table:table-cell office:value-type="float" office:value="911313">
            <text:p>911313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2233778158">
            <text:p>2233778158</text:p>
          </table:table-cell>
          <table:table-cell office:value-type="float" office:value="946022">
            <text:p>946022</text:p>
          </table:table-cell>
          <table:table-cell office:value-type="float" office:value="2418158">
            <text:p>2418158</text:p>
          </table:table-cell>
          <table:table-cell office:value-type="float" office:value="802237">
            <text:p>802237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618785">
            <text:p>3618785</text:p>
          </table:table-cell>
          <table:table-cell table:number-columns-repeated="11" office:value-type="float" office:value="0">
            <text:p>0</text:p>
          </table:table-cell>
          <table:table-cell office:value-type="float" office:value="409600">
            <text:p>409600</text:p>
          </table:table-cell>
          <table:table-cell office:value-type="float" office:value="454080">
            <text:p>454080</text:p>
          </table:table-cell>
          <table:table-cell table:number-columns-repeated="4" office:value-type="float" office:value="0">
            <text:p>0</text:p>
          </table:table-cell>
          <table:table-cell office:value-type="float" office:value="946022">
            <text:p>946022</text:p>
          </table:table-cell>
          <table:table-cell office:value-type="float" office:value="0">
            <text:p>0</text:p>
          </table:table-cell>
          <table:table-cell office:value-type="float" office:value="946022">
            <text:p>946022</text:p>
          </table:table-cell>
          <table:table-cell office:value-type="float" office:value="15238">
            <text:p>15238</text:p>
          </table:table-cell>
          <table:table-cell office:value-type="float" office:value="473011">
            <text:p>473011</text:p>
          </table:table-cell>
          <table:table-cell office:value-type="float" office:value="0">
            <text:p>0</text:p>
          </table:table-cell>
          <table:table-cell office:value-type="float" office:value="315341">
            <text:p>315341</text:p>
          </table:table-cell>
          <table:table-cell office:value-type="float" office:value="0">
            <text:p>0</text:p>
          </table:table-cell>
          <table:table-cell office:value-type="float" office:value="315340">
            <text:p>315340</text:p>
          </table:table-cell>
          <table:table-cell office:value-type="float" office:value="939023">
            <text:p>939023</text:p>
          </table:table-cell>
          <table:table-cell office:value-type="float" office:value="157670">
            <text:p>157670</text:p>
          </table:table-cell>
          <table:table-cell office:value-type="float" office:value="457416">
            <text:p>457416</text:p>
          </table:table-cell>
          <table:table-cell office:value-type="float" office:value="630682">
            <text:p>630682</text:p>
          </table:table-cell>
          <table:table-cell office:value-type="float" office:value="946022">
            <text:p>946022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2235348477">
            <text:p>2235348477</text:p>
          </table:table-cell>
          <table:table-cell office:value-type="float" office:value="915915">
            <text:p>915915</text:p>
          </table:table-cell>
          <table:table-cell office:value-type="float" office:value="2368853">
            <text:p>2368853</text:p>
          </table:table-cell>
          <table:table-cell office:value-type="float" office:value="784793">
            <text:p>784793</text:p>
          </table:table-cell>
          <table:table-cell table:number-columns-repeated="3" office:value-type="float" office:value="0">
            <text:p>0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754554">
            <text:p>3754554</text:p>
          </table:table-cell>
          <table:table-cell table:number-columns-repeated="11" office:value-type="float" office:value="0">
            <text:p>0</text:p>
          </table:table-cell>
          <table:table-cell office:value-type="float" office:value="425984">
            <text:p>425984</text:p>
          </table:table-cell>
          <table:table-cell table:number-columns-repeated="5" office:value-type="float" office:value="0">
            <text:p>0</text:p>
          </table:table-cell>
          <table:table-cell office:value-type="float" office:value="915915">
            <text:p>915915</text:p>
          </table:table-cell>
          <table:table-cell office:value-type="float" office:value="0">
            <text:p>0</text:p>
          </table:table-cell>
          <table:table-cell office:value-type="float" office:value="915915">
            <text:p>915915</text:p>
          </table:table-cell>
          <table:table-cell office:value-type="float" office:value="15300">
            <text:p>15300</text:p>
          </table:table-cell>
          <table:table-cell office:value-type="float" office:value="457958">
            <text:p>457958</text:p>
          </table:table-cell>
          <table:table-cell office:value-type="float" office:value="0">
            <text:p>0</text:p>
          </table:table-cell>
          <table:table-cell office:value-type="float" office:value="305305">
            <text:p>305305</text:p>
          </table:table-cell>
          <table:table-cell office:value-type="float" office:value="0">
            <text:p>0</text:p>
          </table:table-cell>
          <table:table-cell office:value-type="float" office:value="305305">
            <text:p>305305</text:p>
          </table:table-cell>
          <table:table-cell office:value-type="float" office:value="915915">
            <text:p>915915</text:p>
          </table:table-cell>
          <table:table-cell office:value-type="float" office:value="152652">
            <text:p>152652</text:p>
          </table:table-cell>
          <table:table-cell office:value-type="float" office:value="889894">
            <text:p>889894</text:p>
          </table:table-cell>
          <table:table-cell office:value-type="float" office:value="610610">
            <text:p>610610</text:p>
          </table:table-cell>
          <table:table-cell office:value-type="float" office:value="915915">
            <text:p>915915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2236817463">
            <text:p>2236817463</text:p>
          </table:table-cell>
          <table:table-cell office:value-type="float" office:value="946449">
            <text:p>946449</text:p>
          </table:table-cell>
          <table:table-cell office:value-type="float" office:value="2444085">
            <text:p>2444085</text:p>
          </table:table-cell>
          <table:table-cell office:value-type="float" office:value="811707">
            <text:p>811707</text:p>
          </table:table-cell>
          <table:table-cell table:number-columns-repeated="3" office:value-type="float" office:value="0">
            <text:p>0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883880">
            <text:p>3883880</text:p>
          </table:table-cell>
          <table:table-cell table:number-columns-repeated="11" office:value-type="float" office:value="0">
            <text:p>0</text:p>
          </table:table-cell>
          <table:table-cell office:value-type="float" office:value="442368">
            <text:p>442368</text:p>
          </table:table-cell>
          <table:table-cell table:number-columns-repeated="5" office:value-type="float" office:value="0">
            <text:p>0</text:p>
          </table:table-cell>
          <table:table-cell office:value-type="float" office:value="946449">
            <text:p>946449</text:p>
          </table:table-cell>
          <table:table-cell office:value-type="float" office:value="0">
            <text:p>0</text:p>
          </table:table-cell>
          <table:table-cell office:value-type="float" office:value="946449">
            <text:p>946449</text:p>
          </table:table-cell>
          <table:table-cell office:value-type="float" office:value="14878">
            <text:p>14878</text:p>
          </table:table-cell>
          <table:table-cell office:value-type="float" office:value="473224">
            <text:p>473224</text:p>
          </table:table-cell>
          <table:table-cell office:value-type="float" office:value="0">
            <text:p>0</text:p>
          </table:table-cell>
          <table:table-cell office:value-type="float" office:value="315483">
            <text:p>315483</text:p>
          </table:table-cell>
          <table:table-cell office:value-type="float" office:value="0">
            <text:p>0</text:p>
          </table:table-cell>
          <table:table-cell office:value-type="float" office:value="315483">
            <text:p>315483</text:p>
          </table:table-cell>
          <table:table-cell office:value-type="float" office:value="901198">
            <text:p>901198</text:p>
          </table:table-cell>
          <table:table-cell office:value-type="float" office:value="157741">
            <text:p>157741</text:p>
          </table:table-cell>
          <table:table-cell office:value-type="float" office:value="448230">
            <text:p>448230</text:p>
          </table:table-cell>
          <table:table-cell office:value-type="float" office:value="630966">
            <text:p>630966</text:p>
          </table:table-cell>
          <table:table-cell office:value-type="float" office:value="946449">
            <text:p>946449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2238507204">
            <text:p>2238507204</text:p>
          </table:table-cell>
          <table:table-cell office:value-type="float" office:value="983550">
            <text:p>983550</text:p>
          </table:table-cell>
          <table:table-cell office:value-type="float" office:value="2475074">
            <text:p>2475074</text:p>
          </table:table-cell>
          <table:table-cell office:value-type="float" office:value="835673">
            <text:p>835673</text:p>
          </table:table-cell>
          <table:table-cell table:number-columns-repeated="3"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043515">
            <text:p>4043515</text:p>
          </table:table-cell>
          <table:table-cell table:number-columns-repeated="11" office:value-type="float" office:value="0">
            <text:p>0</text:p>
          </table:table-cell>
          <table:table-cell office:value-type="float" office:value="458752">
            <text:p>458752</text:p>
          </table:table-cell>
          <table:table-cell office:value-type="float" office:value="936116">
            <text:p>936116</text:p>
          </table:table-cell>
          <table:table-cell table:number-columns-repeated="4" office:value-type="float" office:value="0">
            <text:p>0</text:p>
          </table:table-cell>
          <table:table-cell office:value-type="float" office:value="983550">
            <text:p>983550</text:p>
          </table:table-cell>
          <table:table-cell office:value-type="float" office:value="0">
            <text:p>0</text:p>
          </table:table-cell>
          <table:table-cell office:value-type="float" office:value="983550">
            <text:p>983550</text:p>
          </table:table-cell>
          <table:table-cell office:value-type="float" office:value="15993">
            <text:p>15993</text:p>
          </table:table-cell>
          <table:table-cell office:value-type="float" office:value="491775">
            <text:p>491775</text:p>
          </table:table-cell>
          <table:table-cell office:value-type="float" office:value="0">
            <text:p>0</text:p>
          </table:table-cell>
          <table:table-cell office:value-type="float" office:value="327849">
            <text:p>327849</text:p>
          </table:table-cell>
          <table:table-cell office:value-type="float" office:value="0">
            <text:p>0</text:p>
          </table:table-cell>
          <table:table-cell office:value-type="float" office:value="327850">
            <text:p>327850</text:p>
          </table:table-cell>
          <table:table-cell office:value-type="float" office:value="983550">
            <text:p>983550</text:p>
          </table:table-cell>
          <table:table-cell office:value-type="float" office:value="163925">
            <text:p>163925</text:p>
          </table:table-cell>
          <table:table-cell office:value-type="float" office:value="1900">
            <text:p>1900</text:p>
          </table:table-cell>
          <table:table-cell office:value-type="float" office:value="655700">
            <text:p>655700</text:p>
          </table:table-cell>
          <table:table-cell office:value-type="float" office:value="983550">
            <text:p>983550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2240312301">
            <text:p>2240312301</text:p>
          </table:table-cell>
          <table:table-cell office:value-type="float" office:value="956492">
            <text:p>956492</text:p>
          </table:table-cell>
          <table:table-cell office:value-type="float" office:value="2479315">
            <text:p>2479315</text:p>
          </table:table-cell>
          <table:table-cell office:value-type="float" office:value="820725">
            <text:p>820725</text:p>
          </table:table-cell>
          <table:table-cell table:number-columns-repeated="3" office:value-type="float" office:value="0">
            <text:p>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160656">
            <text:p>4160656</text:p>
          </table:table-cell>
          <table:table-cell table:number-columns-repeated="11" office:value-type="float" office:value="0">
            <text:p>0</text:p>
          </table:table-cell>
          <table:table-cell office:value-type="float" office:value="475136">
            <text:p>475136</text:p>
          </table:table-cell>
          <table:table-cell office:value-type="float" office:value="916240">
            <text:p>916240</text:p>
          </table:table-cell>
          <table:table-cell table:number-columns-repeated="4" office:value-type="float" office:value="0">
            <text:p>0</text:p>
          </table:table-cell>
          <table:table-cell office:value-type="float" office:value="956492">
            <text:p>956492</text:p>
          </table:table-cell>
          <table:table-cell office:value-type="float" office:value="0">
            <text:p>0</text:p>
          </table:table-cell>
          <table:table-cell office:value-type="float" office:value="956492">
            <text:p>956492</text:p>
          </table:table-cell>
          <table:table-cell office:value-type="float" office:value="15280">
            <text:p>15280</text:p>
          </table:table-cell>
          <table:table-cell office:value-type="float" office:value="478246">
            <text:p>478246</text:p>
          </table:table-cell>
          <table:table-cell office:value-type="float" office:value="0">
            <text:p>0</text:p>
          </table:table-cell>
          <table:table-cell office:value-type="float" office:value="318830">
            <text:p>318830</text:p>
          </table:table-cell>
          <table:table-cell office:value-type="float" office:value="0">
            <text:p>0</text:p>
          </table:table-cell>
          <table:table-cell office:value-type="float" office:value="318831">
            <text:p>318831</text:p>
          </table:table-cell>
          <table:table-cell office:value-type="float" office:value="951189">
            <text:p>951189</text:p>
          </table:table-cell>
          <table:table-cell office:value-type="float" office:value="159415">
            <text:p>159415</text:p>
          </table:table-cell>
          <table:table-cell office:value-type="float" office:value="931336">
            <text:p>931336</text:p>
          </table:table-cell>
          <table:table-cell office:value-type="float" office:value="637661">
            <text:p>637661</text:p>
          </table:table-cell>
          <table:table-cell office:value-type="float" office:value="956492">
            <text:p>956492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2243405134">
            <text:p>2243405134</text:p>
          </table:table-cell>
          <table:table-cell office:value-type="float" office:value="945975">
            <text:p>945975</text:p>
          </table:table-cell>
          <table:table-cell office:value-type="float" office:value="2455061">
            <text:p>2455061</text:p>
          </table:table-cell>
          <table:table-cell office:value-type="float" office:value="815573">
            <text:p>815573</text:p>
          </table:table-cell>
          <table:table-cell table:number-columns-repeated="3"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306264">
            <text:p>4306264</text:p>
          </table:table-cell>
          <table:table-cell table:number-columns-repeated="11" office:value-type="float" office:value="0">
            <text:p>0</text:p>
          </table:table-cell>
          <table:table-cell office:value-type="float" office:value="491520">
            <text:p>491520</text:p>
          </table:table-cell>
          <table:table-cell office:value-type="float" office:value="930856">
            <text:p>930856</text:p>
          </table:table-cell>
          <table:table-cell table:number-columns-repeated="4" office:value-type="float" office:value="0">
            <text:p>0</text:p>
          </table:table-cell>
          <table:table-cell office:value-type="float" office:value="945975">
            <text:p>945975</text:p>
          </table:table-cell>
          <table:table-cell office:value-type="float" office:value="0">
            <text:p>0</text:p>
          </table:table-cell>
          <table:table-cell office:value-type="float" office:value="945975">
            <text:p>945975</text:p>
          </table:table-cell>
          <table:table-cell office:value-type="float" office:value="15063">
            <text:p>15063</text:p>
          </table:table-cell>
          <table:table-cell office:value-type="float" office:value="472988">
            <text:p>472988</text:p>
          </table:table-cell>
          <table:table-cell office:value-type="float" office:value="0">
            <text:p>0</text:p>
          </table:table-cell>
          <table:table-cell office:value-type="float" office:value="315325">
            <text:p>315325</text:p>
          </table:table-cell>
          <table:table-cell office:value-type="float" office:value="0">
            <text:p>0</text:p>
          </table:table-cell>
          <table:table-cell office:value-type="float" office:value="315324">
            <text:p>315324</text:p>
          </table:table-cell>
          <table:table-cell office:value-type="float" office:value="940464">
            <text:p>940464</text:p>
          </table:table-cell>
          <table:table-cell office:value-type="float" office:value="157662">
            <text:p>157662</text:p>
          </table:table-cell>
          <table:table-cell office:value-type="float" office:value="890266">
            <text:p>890266</text:p>
          </table:table-cell>
          <table:table-cell office:value-type="float" office:value="630649">
            <text:p>630649</text:p>
          </table:table-cell>
          <table:table-cell office:value-type="float" office:value="945975">
            <text:p>945975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2245064390">
            <text:p>2245064390</text:p>
          </table:table-cell>
          <table:table-cell office:value-type="float" office:value="958665">
            <text:p>958665</text:p>
          </table:table-cell>
          <table:table-cell office:value-type="float" office:value="2478538">
            <text:p>2478538</text:p>
          </table:table-cell>
          <table:table-cell office:value-type="float" office:value="824492">
            <text:p>824492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461366">
            <text:p>4461366</text:p>
          </table:table-cell>
          <table:table-cell table:number-columns-repeated="11" office:value-type="float" office:value="0">
            <text:p>0</text:p>
          </table:table-cell>
          <table:table-cell office:value-type="float" office:value="507904">
            <text:p>507904</text:p>
          </table:table-cell>
          <table:table-cell office:value-type="float" office:value="915420">
            <text:p>915420</text:p>
          </table:table-cell>
          <table:table-cell table:number-columns-repeated="4" office:value-type="float" office:value="0">
            <text:p>0</text:p>
          </table:table-cell>
          <table:table-cell office:value-type="float" office:value="958665">
            <text:p>958665</text:p>
          </table:table-cell>
          <table:table-cell office:value-type="float" office:value="0">
            <text:p>0</text:p>
          </table:table-cell>
          <table:table-cell office:value-type="float" office:value="958665">
            <text:p>958665</text:p>
          </table:table-cell>
          <table:table-cell office:value-type="float" office:value="15184">
            <text:p>15184</text:p>
          </table:table-cell>
          <table:table-cell office:value-type="float" office:value="479332">
            <text:p>479332</text:p>
          </table:table-cell>
          <table:table-cell office:value-type="float" office:value="0">
            <text:p>0</text:p>
          </table:table-cell>
          <table:table-cell office:value-type="float" office:value="319555">
            <text:p>319555</text:p>
          </table:table-cell>
          <table:table-cell office:value-type="float" office:value="0">
            <text:p>0</text:p>
          </table:table-cell>
          <table:table-cell office:value-type="float" office:value="319555">
            <text:p>319555</text:p>
          </table:table-cell>
          <table:table-cell office:value-type="float" office:value="958665">
            <text:p>958665</text:p>
          </table:table-cell>
          <table:table-cell office:value-type="float" office:value="159777">
            <text:p>159777</text:p>
          </table:table-cell>
          <table:table-cell office:value-type="float" office:value="939874">
            <text:p>939874</text:p>
          </table:table-cell>
          <table:table-cell office:value-type="float" office:value="639110">
            <text:p>639110</text:p>
          </table:table-cell>
          <table:table-cell office:value-type="float" office:value="958665">
            <text:p>958665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2246776008">
            <text:p>2246776008</text:p>
          </table:table-cell>
          <table:table-cell office:value-type="float" office:value="967780">
            <text:p>967780</text:p>
          </table:table-cell>
          <table:table-cell office:value-type="float" office:value="2515483">
            <text:p>2515483</text:p>
          </table:table-cell>
          <table:table-cell office:value-type="float" office:value="832371">
            <text:p>832371</text:p>
          </table:table-cell>
          <table:table-cell table:number-columns-repeated="3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600943">
            <text:p>4600943</text:p>
          </table:table-cell>
          <table:table-cell table:number-columns-repeated="11" office:value-type="float" office:value="0">
            <text:p>0</text:p>
          </table:table-cell>
          <table:table-cell office:value-type="float" office:value="524288">
            <text:p>524288</text:p>
          </table:table-cell>
          <table:table-cell office:value-type="float" office:value="463508">
            <text:p>463508</text:p>
          </table:table-cell>
          <table:table-cell table:number-columns-repeated="4" office:value-type="float" office:value="0">
            <text:p>0</text:p>
          </table:table-cell>
          <table:table-cell office:value-type="float" office:value="967780">
            <text:p>967780</text:p>
          </table:table-cell>
          <table:table-cell office:value-type="float" office:value="0">
            <text:p>0</text:p>
          </table:table-cell>
          <table:table-cell office:value-type="float" office:value="967780">
            <text:p>967780</text:p>
          </table:table-cell>
          <table:table-cell office:value-type="float" office:value="15658">
            <text:p>15658</text:p>
          </table:table-cell>
          <table:table-cell office:value-type="float" office:value="483890">
            <text:p>483890</text:p>
          </table:table-cell>
          <table:table-cell office:value-type="float" office:value="0">
            <text:p>0</text:p>
          </table:table-cell>
          <table:table-cell office:value-type="float" office:value="322593">
            <text:p>322593</text:p>
          </table:table-cell>
          <table:table-cell office:value-type="float" office:value="0">
            <text:p>0</text:p>
          </table:table-cell>
          <table:table-cell office:value-type="float" office:value="322593">
            <text:p>322593</text:p>
          </table:table-cell>
          <table:table-cell office:value-type="float" office:value="963970">
            <text:p>963970</text:p>
          </table:table-cell>
          <table:table-cell office:value-type="float" office:value="161297">
            <text:p>161297</text:p>
          </table:table-cell>
          <table:table-cell office:value-type="float" office:value="1956">
            <text:p>1956</text:p>
          </table:table-cell>
          <table:table-cell office:value-type="float" office:value="645186">
            <text:p>645186</text:p>
          </table:table-cell>
          <table:table-cell office:value-type="float" office:value="967780">
            <text:p>967780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2248398831">
            <text:p>2248398831</text:p>
          </table:table-cell>
          <table:table-cell office:value-type="float" office:value="1308883">
            <text:p>1308883</text:p>
          </table:table-cell>
          <table:table-cell office:value-type="float" office:value="3446272">
            <text:p>3446272</text:p>
          </table:table-cell>
          <table:table-cell office:value-type="float" office:value="1175865">
            <text:p>1175865</text:p>
          </table:table-cell>
          <table:table-cell table:number-columns-repeated="3" office:value-type="float" office:value="0">
            <text:p>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992815">
            <text:p>8992815</text:p>
          </table:table-cell>
          <table:table-cell table:number-columns-repeated="11" office:value-type="float" office:value="0">
            <text:p>0</text:p>
          </table:table-cell>
          <table:table-cell office:value-type="float" office:value="1048576">
            <text:p>1048576</text:p>
          </table:table-cell>
          <table:table-cell office:value-type="float" office:value="1294488">
            <text:p>1294488</text:p>
          </table:table-cell>
          <table:table-cell table:number-columns-repeated="4" office:value-type="float" office:value="0">
            <text:p>0</text:p>
          </table:table-cell>
          <table:table-cell office:value-type="float" office:value="1308883">
            <text:p>1308883</text:p>
          </table:table-cell>
          <table:table-cell office:value-type="float" office:value="0">
            <text:p>0</text:p>
          </table:table-cell>
          <table:table-cell office:value-type="float" office:value="1308883">
            <text:p>1308883</text:p>
          </table:table-cell>
          <table:table-cell office:value-type="float" office:value="20789">
            <text:p>20789</text:p>
          </table:table-cell>
          <table:table-cell office:value-type="float" office:value="654441">
            <text:p>654441</text:p>
          </table:table-cell>
          <table:table-cell office:value-type="float" office:value="0">
            <text:p>0</text:p>
          </table:table-cell>
          <table:table-cell office:value-type="float" office:value="436294">
            <text:p>436294</text:p>
          </table:table-cell>
          <table:table-cell office:value-type="float" office:value="0">
            <text:p>0</text:p>
          </table:table-cell>
          <table:table-cell office:value-type="float" office:value="436294">
            <text:p>436294</text:p>
          </table:table-cell>
          <table:table-cell office:value-type="float" office:value="1308883">
            <text:p>1308883</text:p>
          </table:table-cell>
          <table:table-cell office:value-type="float" office:value="218147">
            <text:p>218147</text:p>
          </table:table-cell>
          <table:table-cell office:value-type="float" office:value="1247909">
            <text:p>1247909</text:p>
          </table:table-cell>
          <table:table-cell office:value-type="float" office:value="872589">
            <text:p>872589</text:p>
          </table:table-cell>
          <table:table-cell office:value-type="float" office:value="1308883">
            <text:p>1308883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2249940066">
            <text:p>2249940066</text:p>
          </table:table-cell>
          <table:table-cell office:value-type="float" office:value="1852351">
            <text:p>1852351</text:p>
          </table:table-cell>
          <table:table-cell office:value-type="float" office:value="4965088">
            <text:p>4965088</text:p>
          </table:table-cell>
          <table:table-cell office:value-type="float" office:value="1692357">
            <text:p>1692357</text:p>
          </table:table-cell>
          <table:table-cell table:number-columns-repeated="3" office:value-type="float" office:value="0">
            <text:p>0</text:p>
          </table:table-cell>
          <table:table-cell office:value-type="float" office:value="1024">
            <text:p>10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7458632">
            <text:p>17458632</text:p>
          </table:table-cell>
          <table:table-cell table:number-columns-repeated="11" office:value-type="float" office:value="0">
            <text:p>0</text:p>
          </table:table-cell>
          <table:table-cell office:value-type="float" office:value="2097152">
            <text:p>2097152</text:p>
          </table:table-cell>
          <table:table-cell office:value-type="float" office:value="1805692">
            <text:p>1805692</text:p>
          </table:table-cell>
          <table:table-cell table:number-columns-repeated="4" office:value-type="float" office:value="0">
            <text:p>0</text:p>
          </table:table-cell>
          <table:table-cell office:value-type="float" office:value="1852351">
            <text:p>1852351</text:p>
          </table:table-cell>
          <table:table-cell office:value-type="float" office:value="0">
            <text:p>0</text:p>
          </table:table-cell>
          <table:table-cell office:value-type="float" office:value="1852351">
            <text:p>1852351</text:p>
          </table:table-cell>
          <table:table-cell office:value-type="float" office:value="28943">
            <text:p>28943</text:p>
          </table:table-cell>
          <table:table-cell office:value-type="float" office:value="926176">
            <text:p>926176</text:p>
          </table:table-cell>
          <table:table-cell office:value-type="float" office:value="0">
            <text:p>0</text:p>
          </table:table-cell>
          <table:table-cell office:value-type="float" office:value="617450">
            <text:p>617450</text:p>
          </table:table-cell>
          <table:table-cell office:value-type="float" office:value="0">
            <text:p>0</text:p>
          </table:table-cell>
          <table:table-cell office:value-type="float" office:value="617450">
            <text:p>617450</text:p>
          </table:table-cell>
          <table:table-cell office:value-type="float" office:value="1852351">
            <text:p>1852351</text:p>
          </table:table-cell>
          <table:table-cell office:value-type="float" office:value="308725">
            <text:p>308725</text:p>
          </table:table-cell>
          <table:table-cell office:value-type="float" office:value="1752553">
            <text:p>1752553</text:p>
          </table:table-cell>
          <table:table-cell office:value-type="float" office:value="1234901">
            <text:p>1234901</text:p>
          </table:table-cell>
          <table:table-cell office:value-type="float" office:value="1852351">
            <text:p>1852351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table:number-columns-repeated="2" office:value-type="float" office:value="256">
            <text:p>256</text:p>
          </table:table-cell>
          <table:table-cell office:value-type="float" office:value="2251316748">
            <text:p>2251316748</text:p>
          </table:table-cell>
          <table:table-cell office:value-type="float" office:value="2837728">
            <text:p>2837728</text:p>
          </table:table-cell>
          <table:table-cell office:value-type="float" office:value="7702415">
            <text:p>7702415</text:p>
          </table:table-cell>
          <table:table-cell office:value-type="float" office:value="2611789">
            <text:p>2611789</text:p>
          </table:table-cell>
          <table:table-cell table:number-columns-repeated="3" office:value-type="float" office:value="0">
            <text:p>0</text:p>
          </table:table-cell>
          <table:table-cell office:value-type="float" office:value="2048">
            <text:p>20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382323">
            <text:p>34382323</text:p>
          </table:table-cell>
          <table:table-cell table:number-columns-repeated="11" office:value-type="float" office:value="0">
            <text:p>0</text:p>
          </table:table-cell>
          <table:table-cell office:value-type="float" office:value="4194304">
            <text:p>4194304</text:p>
          </table:table-cell>
          <table:table-cell office:value-type="float" office:value="2764716">
            <text:p>2764716</text:p>
          </table:table-cell>
          <table:table-cell table:number-columns-repeated="4" office:value-type="float" office:value="0">
            <text:p>0</text:p>
          </table:table-cell>
          <table:table-cell office:value-type="float" office:value="2837728">
            <text:p>2837728</text:p>
          </table:table-cell>
          <table:table-cell office:value-type="float" office:value="0">
            <text:p>0</text:p>
          </table:table-cell>
          <table:table-cell office:value-type="float" office:value="2837728">
            <text:p>2837728</text:p>
          </table:table-cell>
          <table:table-cell office:value-type="float" office:value="44421">
            <text:p>44421</text:p>
          </table:table-cell>
          <table:table-cell office:value-type="float" office:value="1418864">
            <text:p>1418864</text:p>
          </table:table-cell>
          <table:table-cell office:value-type="float" office:value="0">
            <text:p>0</text:p>
          </table:table-cell>
          <table:table-cell office:value-type="float" office:value="945909">
            <text:p>945909</text:p>
          </table:table-cell>
          <table:table-cell office:value-type="float" office:value="0">
            <text:p>0</text:p>
          </table:table-cell>
          <table:table-cell office:value-type="float" office:value="945909">
            <text:p>945909</text:p>
          </table:table-cell>
          <table:table-cell office:value-type="float" office:value="2771947">
            <text:p>2771947</text:p>
          </table:table-cell>
          <table:table-cell office:value-type="float" office:value="472955">
            <text:p>472955</text:p>
          </table:table-cell>
          <table:table-cell office:value-type="float" office:value="1376914">
            <text:p>1376914</text:p>
          </table:table-cell>
          <table:table-cell office:value-type="float" office:value="1891818">
            <text:p>1891818</text:p>
          </table:table-cell>
          <table:table-cell office:value-type="float" office:value="2837728">
            <text:p>2837728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2253175228">
            <text:p>2253175228</text:p>
          </table:table-cell>
          <table:table-cell office:value-type="float" office:value="4899684">
            <text:p>4899684</text:p>
          </table:table-cell>
          <table:table-cell office:value-type="float" office:value="13384361">
            <text:p>13384361</text:p>
          </table:table-cell>
          <table:table-cell office:value-type="float" office:value="4679185">
            <text:p>4679185</text:p>
          </table:table-cell>
          <table:table-cell table:number-columns-repeated="3" office:value-type="float" office:value="0">
            <text:p>0</text:p>
          </table:table-cell>
          <table:table-cell office:value-type="float" office:value="4096">
            <text:p>40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8332849">
            <text:p>68332849</text:p>
          </table:table-cell>
          <table:table-cell table:number-columns-repeated="11" office:value-type="float" office:value="0">
            <text:p>0</text:p>
          </table:table-cell>
          <table:table-cell office:value-type="float" office:value="8388608">
            <text:p>8388608</text:p>
          </table:table-cell>
          <table:table-cell office:value-type="float" office:value="4795528">
            <text:p>4795528</text:p>
          </table:table-cell>
          <table:table-cell table:number-columns-repeated="4" office:value-type="float" office:value="0">
            <text:p>0</text:p>
          </table:table-cell>
          <table:table-cell office:value-type="float" office:value="4899684">
            <text:p>4899684</text:p>
          </table:table-cell>
          <table:table-cell office:value-type="float" office:value="0">
            <text:p>0</text:p>
          </table:table-cell>
          <table:table-cell office:value-type="float" office:value="4899684">
            <text:p>4899684</text:p>
          </table:table-cell>
          <table:table-cell office:value-type="float" office:value="76558">
            <text:p>76558</text:p>
          </table:table-cell>
          <table:table-cell office:value-type="float" office:value="2449842">
            <text:p>2449842</text:p>
          </table:table-cell>
          <table:table-cell office:value-type="float" office:value="0">
            <text:p>0</text:p>
          </table:table-cell>
          <table:table-cell office:value-type="float" office:value="1633228">
            <text:p>1633228</text:p>
          </table:table-cell>
          <table:table-cell office:value-type="float" office:value="0">
            <text:p>0</text:p>
          </table:table-cell>
          <table:table-cell office:value-type="float" office:value="1633228">
            <text:p>1633228</text:p>
          </table:table-cell>
          <table:table-cell office:value-type="float" office:value="4899684">
            <text:p>4899684</text:p>
          </table:table-cell>
          <table:table-cell office:value-type="float" office:value="816614">
            <text:p>816614</text:p>
          </table:table-cell>
          <table:table-cell office:value-type="float" office:value="4769609">
            <text:p>4769609</text:p>
          </table:table-cell>
          <table:table-cell office:value-type="float" office:value="3266456">
            <text:p>3266456</text:p>
          </table:table-cell>
          <table:table-cell office:value-type="float" office:value="4899684">
            <text:p>4899684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2254976332">
            <text:p>2254976332</text:p>
          </table:table-cell>
          <table:table-cell office:value-type="float" office:value="9014279">
            <text:p>9014279</text:p>
          </table:table-cell>
          <table:table-cell office:value-type="float" office:value="24604100">
            <text:p>24604100</text:p>
          </table:table-cell>
          <table:table-cell office:value-type="float" office:value="8677847">
            <text:p>8677847</text:p>
          </table:table-cell>
          <table:table-cell table:number-columns-repeated="3" office:value-type="float" office:value="0">
            <text:p>0</text:p>
          </table:table-cell>
          <table:table-cell office:value-type="float" office:value="8192">
            <text:p>8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5954344">
            <text:p>135954344</text:p>
          </table:table-cell>
          <table:table-cell table:number-columns-repeated="11" office:value-type="float" office:value="0">
            <text:p>0</text:p>
          </table:table-cell>
          <table:table-cell office:value-type="float" office:value="16777216">
            <text:p>16777216</text:p>
          </table:table-cell>
          <table:table-cell office:value-type="float" office:value="8810620">
            <text:p>8810620</text:p>
          </table:table-cell>
          <table:table-cell table:number-columns-repeated="4" office:value-type="float" office:value="0">
            <text:p>0</text:p>
          </table:table-cell>
          <table:table-cell office:value-type="float" office:value="9014279">
            <text:p>9014279</text:p>
          </table:table-cell>
          <table:table-cell office:value-type="float" office:value="0">
            <text:p>0</text:p>
          </table:table-cell>
          <table:table-cell office:value-type="float" office:value="9014279">
            <text:p>9014279</text:p>
          </table:table-cell>
          <table:table-cell office:value-type="float" office:value="141074">
            <text:p>141074</text:p>
          </table:table-cell>
          <table:table-cell office:value-type="float" office:value="4507140">
            <text:p>4507140</text:p>
          </table:table-cell>
          <table:table-cell office:value-type="float" office:value="0">
            <text:p>0</text:p>
          </table:table-cell>
          <table:table-cell office:value-type="float" office:value="3004760">
            <text:p>3004760</text:p>
          </table:table-cell>
          <table:table-cell office:value-type="float" office:value="0">
            <text:p>0</text:p>
          </table:table-cell>
          <table:table-cell office:value-type="float" office:value="3004760">
            <text:p>3004760</text:p>
          </table:table-cell>
          <table:table-cell office:value-type="float" office:value="9014279">
            <text:p>9014279</text:p>
          </table:table-cell>
          <table:table-cell office:value-type="float" office:value="1502380">
            <text:p>1502380</text:p>
          </table:table-cell>
          <table:table-cell office:value-type="float" office:value="8794281">
            <text:p>8794281</text:p>
          </table:table-cell>
          <table:table-cell office:value-type="float" office:value="6009519">
            <text:p>6009519</text:p>
          </table:table-cell>
          <table:table-cell office:value-type="float" office:value="9014279">
            <text:p>9014279</text:p>
          </table:table-cell>
          <table:table-cell table:number-columns-repeated="966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2257040325">
            <text:p>2257040325</text:p>
          </table:table-cell>
          <table:table-cell office:value-type="float" office:value="16850516">
            <text:p>16850516</text:p>
          </table:table-cell>
          <table:table-cell office:value-type="float" office:value="46788373">
            <text:p>46788373</text:p>
          </table:table-cell>
          <table:table-cell office:value-type="float" office:value="16541593">
            <text:p>16541593</text:p>
          </table:table-cell>
          <table:table-cell table:number-columns-repeated="3" office:value-type="float" office:value="0">
            <text:p>0</text:p>
          </table:table-cell>
          <table:table-cell office:value-type="float" office:value="16384">
            <text:p>163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70879593">
            <text:p>270879593</text:p>
          </table:table-cell>
          <table:table-cell table:number-columns-repeated="11" office:value-type="float" office:value="0">
            <text:p>0</text:p>
          </table:table-cell>
          <table:table-cell office:value-type="float" office:value="33554432">
            <text:p>33554432</text:p>
          </table:table-cell>
          <table:table-cell office:value-type="float" office:value="8360648">
            <text:p>8360648</text:p>
          </table:table-cell>
          <table:table-cell table:number-columns-repeated="4" office:value-type="float" office:value="0">
            <text:p>0</text:p>
          </table:table-cell>
          <table:table-cell office:value-type="float" office:value="16850516">
            <text:p>16850516</text:p>
          </table:table-cell>
          <table:table-cell office:value-type="float" office:value="0">
            <text:p>0</text:p>
          </table:table-cell>
          <table:table-cell office:value-type="float" office:value="16850516">
            <text:p>16850516</text:p>
          </table:table-cell>
          <table:table-cell office:value-type="float" office:value="263619">
            <text:p>263619</text:p>
          </table:table-cell>
          <table:table-cell office:value-type="float" office:value="8425258">
            <text:p>8425258</text:p>
          </table:table-cell>
          <table:table-cell office:value-type="float" office:value="0">
            <text:p>0</text:p>
          </table:table-cell>
          <table:table-cell office:value-type="float" office:value="5616838">
            <text:p>5616838</text:p>
          </table:table-cell>
          <table:table-cell office:value-type="float" office:value="0">
            <text:p>0</text:p>
          </table:table-cell>
          <table:table-cell office:value-type="float" office:value="5616838">
            <text:p>5616838</text:p>
          </table:table-cell>
          <table:table-cell office:value-type="float" office:value="16850516">
            <text:p>16850516</text:p>
          </table:table-cell>
          <table:table-cell office:value-type="float" office:value="2808419">
            <text:p>2808419</text:p>
          </table:table-cell>
          <table:table-cell office:value-type="float" office:value="16661898">
            <text:p>16661898</text:p>
          </table:table-cell>
          <table:table-cell office:value-type="float" office:value="11233677">
            <text:p>11233677</text:p>
          </table:table-cell>
          <table:table-cell office:value-type="float" office:value="16850516">
            <text:p>16850516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3041036438">
            <text:p>3041036438</text:p>
          </table:table-cell>
          <table:table-cell office:value-type="float" office:value="597164">
            <text:p>597164</text:p>
          </table:table-cell>
          <table:table-cell office:value-type="float" office:value="1470067">
            <text:p>1470067</text:p>
          </table:table-cell>
          <table:table-cell office:value-type="float" office:value="459505">
            <text:p>45950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7184">
            <text:p>47184</text:p>
          </table:table-cell>
          <table:table-cell table:number-columns-repeated="11" office:value-type="float" office:value="0">
            <text:p>0</text:p>
          </table:table-cell>
          <table:table-cell office:value-type="float" office:value="3072">
            <text:p>3072</text:p>
          </table:table-cell>
          <table:table-cell office:value-type="float" office:value="287276">
            <text:p>287276</text:p>
          </table:table-cell>
          <table:table-cell table:number-columns-repeated="4" office:value-type="float" office:value="0">
            <text:p>0</text:p>
          </table:table-cell>
          <table:table-cell office:value-type="float" office:value="597164">
            <text:p>597164</text:p>
          </table:table-cell>
          <table:table-cell office:value-type="float" office:value="0">
            <text:p>0</text:p>
          </table:table-cell>
          <table:table-cell office:value-type="float" office:value="597164">
            <text:p>597164</text:p>
          </table:table-cell>
          <table:table-cell office:value-type="float" office:value="10157">
            <text:p>10157</text:p>
          </table:table-cell>
          <table:table-cell office:value-type="float" office:value="298582">
            <text:p>298582</text:p>
          </table:table-cell>
          <table:table-cell office:value-type="float" office:value="0">
            <text:p>0</text:p>
          </table:table-cell>
          <table:table-cell office:value-type="float" office:value="199054">
            <text:p>199054</text:p>
          </table:table-cell>
          <table:table-cell office:value-type="float" office:value="0">
            <text:p>0</text:p>
          </table:table-cell>
          <table:table-cell office:value-type="float" office:value="199054">
            <text:p>199054</text:p>
          </table:table-cell>
          <table:table-cell office:value-type="float" office:value="597164">
            <text:p>597164</text:p>
          </table:table-cell>
          <table:table-cell office:value-type="float" office:value="99527">
            <text:p>99527</text:p>
          </table:table-cell>
          <table:table-cell office:value-type="float" office:value="595139">
            <text:p>595139</text:p>
          </table:table-cell>
          <table:table-cell office:value-type="float" office:value="398109">
            <text:p>398109</text:p>
          </table:table-cell>
          <table:table-cell office:value-type="float" office:value="597164">
            <text:p>597164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043763233">
            <text:p>3043763233</text:p>
          </table:table-cell>
          <table:table-cell office:value-type="float" office:value="597094">
            <text:p>597094</text:p>
          </table:table-cell>
          <table:table-cell office:value-type="float" office:value="1471687">
            <text:p>1471687</text:p>
          </table:table-cell>
          <table:table-cell office:value-type="float" office:value="458775">
            <text:p>45877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7184">
            <text:p>47184</text:p>
          </table:table-cell>
          <table:table-cell table:number-columns-repeated="11" office:value-type="float" office:value="0">
            <text:p>0</text:p>
          </table:table-cell>
          <table:table-cell office:value-type="float" office:value="3072">
            <text:p>3072</text:p>
          </table:table-cell>
          <table:table-cell office:value-type="float" office:value="575560">
            <text:p>575560</text:p>
          </table:table-cell>
          <table:table-cell table:number-columns-repeated="4" office:value-type="float" office:value="0">
            <text:p>0</text:p>
          </table:table-cell>
          <table:table-cell office:value-type="float" office:value="597094">
            <text:p>597094</text:p>
          </table:table-cell>
          <table:table-cell office:value-type="float" office:value="0">
            <text:p>0</text:p>
          </table:table-cell>
          <table:table-cell office:value-type="float" office:value="597094">
            <text:p>597094</text:p>
          </table:table-cell>
          <table:table-cell office:value-type="float" office:value="10080">
            <text:p>10080</text:p>
          </table:table-cell>
          <table:table-cell office:value-type="float" office:value="298547">
            <text:p>298547</text:p>
          </table:table-cell>
          <table:table-cell office:value-type="float" office:value="0">
            <text:p>0</text:p>
          </table:table-cell>
          <table:table-cell office:value-type="float" office:value="199031">
            <text:p>199031</text:p>
          </table:table-cell>
          <table:table-cell office:value-type="float" office:value="0">
            <text:p>0</text:p>
          </table:table-cell>
          <table:table-cell office:value-type="float" office:value="199031">
            <text:p>199031</text:p>
          </table:table-cell>
          <table:table-cell office:value-type="float" office:value="597094">
            <text:p>597094</text:p>
          </table:table-cell>
          <table:table-cell office:value-type="float" office:value="99516">
            <text:p>99516</text:p>
          </table:table-cell>
          <table:table-cell office:value-type="float" office:value="591181">
            <text:p>591181</text:p>
          </table:table-cell>
          <table:table-cell office:value-type="float" office:value="398062">
            <text:p>398062</text:p>
          </table:table-cell>
          <table:table-cell office:value-type="float" office:value="597094">
            <text:p>597094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045206785">
            <text:p>3045206785</text:p>
          </table:table-cell>
          <table:table-cell office:value-type="float" office:value="605545">
            <text:p>605545</text:p>
          </table:table-cell>
          <table:table-cell office:value-type="float" office:value="1476713">
            <text:p>1476713</text:p>
          </table:table-cell>
          <table:table-cell office:value-type="float" office:value="457311">
            <text:p>45731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7184">
            <text:p>47184</text:p>
          </table:table-cell>
          <table:table-cell table:number-columns-repeated="11" office:value-type="float" office:value="0">
            <text:p>0</text:p>
          </table:table-cell>
          <table:table-cell office:value-type="float" office:value="3072">
            <text:p>3072</text:p>
          </table:table-cell>
          <table:table-cell office:value-type="float" office:value="635216">
            <text:p>635216</text:p>
          </table:table-cell>
          <table:table-cell table:number-columns-repeated="4" office:value-type="float" office:value="0">
            <text:p>0</text:p>
          </table:table-cell>
          <table:table-cell office:value-type="float" office:value="605545">
            <text:p>605545</text:p>
          </table:table-cell>
          <table:table-cell office:value-type="float" office:value="0">
            <text:p>0</text:p>
          </table:table-cell>
          <table:table-cell office:value-type="float" office:value="605545">
            <text:p>605545</text:p>
          </table:table-cell>
          <table:table-cell office:value-type="float" office:value="10314">
            <text:p>10314</text:p>
          </table:table-cell>
          <table:table-cell office:value-type="float" office:value="302772">
            <text:p>302772</text:p>
          </table:table-cell>
          <table:table-cell office:value-type="float" office:value="0">
            <text:p>0</text:p>
          </table:table-cell>
          <table:table-cell office:value-type="float" office:value="201848">
            <text:p>201848</text:p>
          </table:table-cell>
          <table:table-cell office:value-type="float" office:value="0">
            <text:p>0</text:p>
          </table:table-cell>
          <table:table-cell office:value-type="float" office:value="201848">
            <text:p>201848</text:p>
          </table:table-cell>
          <table:table-cell office:value-type="float" office:value="595052">
            <text:p>595052</text:p>
          </table:table-cell>
          <table:table-cell office:value-type="float" office:value="100924">
            <text:p>100924</text:p>
          </table:table-cell>
          <table:table-cell office:value-type="float" office:value="592019">
            <text:p>592019</text:p>
          </table:table-cell>
          <table:table-cell office:value-type="float" office:value="403697">
            <text:p>403697</text:p>
          </table:table-cell>
          <table:table-cell office:value-type="float" office:value="605545">
            <text:p>605545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047201244">
            <text:p>3047201244</text:p>
          </table:table-cell>
          <table:table-cell office:value-type="float" office:value="589639">
            <text:p>589639</text:p>
          </table:table-cell>
          <table:table-cell office:value-type="float" office:value="1454791">
            <text:p>1454791</text:p>
          </table:table-cell>
          <table:table-cell office:value-type="float" office:value="456692">
            <text:p>45669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7184">
            <text:p>47184</text:p>
          </table:table-cell>
          <table:table-cell table:number-columns-repeated="11" office:value-type="float" office:value="0">
            <text:p>0</text:p>
          </table:table-cell>
          <table:table-cell office:value-type="float" office:value="5120">
            <text:p>5120</text:p>
          </table:table-cell>
          <table:table-cell office:value-type="float" office:value="575400">
            <text:p>575400</text:p>
          </table:table-cell>
          <table:table-cell table:number-columns-repeated="4" office:value-type="float" office:value="0">
            <text:p>0</text:p>
          </table:table-cell>
          <table:table-cell office:value-type="float" office:value="589639">
            <text:p>589639</text:p>
          </table:table-cell>
          <table:table-cell office:value-type="float" office:value="0">
            <text:p>0</text:p>
          </table:table-cell>
          <table:table-cell office:value-type="float" office:value="589639">
            <text:p>589639</text:p>
          </table:table-cell>
          <table:table-cell office:value-type="float" office:value="9806">
            <text:p>9806</text:p>
          </table:table-cell>
          <table:table-cell office:value-type="float" office:value="294819">
            <text:p>294819</text:p>
          </table:table-cell>
          <table:table-cell office:value-type="float" office:value="0">
            <text:p>0</text:p>
          </table:table-cell>
          <table:table-cell office:value-type="float" office:value="196546">
            <text:p>196546</text:p>
          </table:table-cell>
          <table:table-cell office:value-type="float" office:value="0">
            <text:p>0</text:p>
          </table:table-cell>
          <table:table-cell office:value-type="float" office:value="196546">
            <text:p>196546</text:p>
          </table:table-cell>
          <table:table-cell office:value-type="float" office:value="589639">
            <text:p>589639</text:p>
          </table:table-cell>
          <table:table-cell office:value-type="float" office:value="98273">
            <text:p>98273</text:p>
          </table:table-cell>
          <table:table-cell office:value-type="float" office:value="586830">
            <text:p>586830</text:p>
          </table:table-cell>
          <table:table-cell office:value-type="float" office:value="393093">
            <text:p>393093</text:p>
          </table:table-cell>
          <table:table-cell office:value-type="float" office:value="589639">
            <text:p>589639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049000940">
            <text:p>3049000940</text:p>
          </table:table-cell>
          <table:table-cell office:value-type="float" office:value="601732">
            <text:p>601732</text:p>
          </table:table-cell>
          <table:table-cell office:value-type="float" office:value="1478457">
            <text:p>1478457</text:p>
          </table:table-cell>
          <table:table-cell office:value-type="float" office:value="462506">
            <text:p>46250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9952">
            <text:p>79952</text:p>
          </table:table-cell>
          <table:table-cell table:number-columns-repeated="11" office:value-type="float" office:value="0">
            <text:p>0</text:p>
          </table:table-cell>
          <table:table-cell office:value-type="float" office:value="9216">
            <text:p>9216</text:p>
          </table:table-cell>
          <table:table-cell office:value-type="float" office:value="585452">
            <text:p>585452</text:p>
          </table:table-cell>
          <table:table-cell table:number-columns-repeated="4" office:value-type="float" office:value="0">
            <text:p>0</text:p>
          </table:table-cell>
          <table:table-cell office:value-type="float" office:value="601732">
            <text:p>601732</text:p>
          </table:table-cell>
          <table:table-cell office:value-type="float" office:value="0">
            <text:p>0</text:p>
          </table:table-cell>
          <table:table-cell office:value-type="float" office:value="601732">
            <text:p>601732</text:p>
          </table:table-cell>
          <table:table-cell office:value-type="float" office:value="9991">
            <text:p>9991</text:p>
          </table:table-cell>
          <table:table-cell office:value-type="float" office:value="300866">
            <text:p>300866</text:p>
          </table:table-cell>
          <table:table-cell office:value-type="float" office:value="0">
            <text:p>0</text:p>
          </table:table-cell>
          <table:table-cell office:value-type="float" office:value="200577">
            <text:p>200577</text:p>
          </table:table-cell>
          <table:table-cell office:value-type="float" office:value="0">
            <text:p>0</text:p>
          </table:table-cell>
          <table:table-cell office:value-type="float" office:value="200577">
            <text:p>200577</text:p>
          </table:table-cell>
          <table:table-cell office:value-type="float" office:value="601732">
            <text:p>601732</text:p>
          </table:table-cell>
          <table:table-cell office:value-type="float" office:value="100288">
            <text:p>100288</text:p>
          </table:table-cell>
          <table:table-cell office:value-type="float" office:value="587074">
            <text:p>587074</text:p>
          </table:table-cell>
          <table:table-cell office:value-type="float" office:value="401155">
            <text:p>401155</text:p>
          </table:table-cell>
          <table:table-cell office:value-type="float" office:value="601732">
            <text:p>601732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050412801">
            <text:p>3050412801</text:p>
          </table:table-cell>
          <table:table-cell office:value-type="float" office:value="618731">
            <text:p>618731</text:p>
          </table:table-cell>
          <table:table-cell office:value-type="float" office:value="1536137">
            <text:p>1536137</text:p>
          </table:table-cell>
          <table:table-cell office:value-type="float" office:value="478616">
            <text:p>47861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5488">
            <text:p>145488</text:p>
          </table:table-cell>
          <table:table-cell table:number-columns-repeated="11" office:value-type="float" office:value="0">
            <text:p>0</text:p>
          </table:table-cell>
          <table:table-cell office:value-type="float" office:value="17408">
            <text:p>17408</text:p>
          </table:table-cell>
          <table:table-cell office:value-type="float" office:value="605316">
            <text:p>605316</text:p>
          </table:table-cell>
          <table:table-cell table:number-columns-repeated="4" office:value-type="float" office:value="0">
            <text:p>0</text:p>
          </table:table-cell>
          <table:table-cell office:value-type="float" office:value="618731">
            <text:p>618731</text:p>
          </table:table-cell>
          <table:table-cell office:value-type="float" office:value="0">
            <text:p>0</text:p>
          </table:table-cell>
          <table:table-cell office:value-type="float" office:value="618731">
            <text:p>618731</text:p>
          </table:table-cell>
          <table:table-cell office:value-type="float" office:value="10353">
            <text:p>10353</text:p>
          </table:table-cell>
          <table:table-cell office:value-type="float" office:value="309365">
            <text:p>309365</text:p>
          </table:table-cell>
          <table:table-cell office:value-type="float" office:value="0">
            <text:p>0</text:p>
          </table:table-cell>
          <table:table-cell office:value-type="float" office:value="206244">
            <text:p>206244</text:p>
          </table:table-cell>
          <table:table-cell office:value-type="float" office:value="0">
            <text:p>0</text:p>
          </table:table-cell>
          <table:table-cell office:value-type="float" office:value="206244">
            <text:p>206244</text:p>
          </table:table-cell>
          <table:table-cell office:value-type="float" office:value="613677">
            <text:p>613677</text:p>
          </table:table-cell>
          <table:table-cell office:value-type="float" office:value="103122">
            <text:p>103122</text:p>
          </table:table-cell>
          <table:table-cell office:value-type="float" office:value="597072">
            <text:p>597072</text:p>
          </table:table-cell>
          <table:table-cell office:value-type="float" office:value="412488">
            <text:p>412488</text:p>
          </table:table-cell>
          <table:table-cell office:value-type="float" office:value="618731">
            <text:p>618731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3051885492">
            <text:p>3051885492</text:p>
          </table:table-cell>
          <table:table-cell office:value-type="float" office:value="648026">
            <text:p>648026</text:p>
          </table:table-cell>
          <table:table-cell office:value-type="float" office:value="1607823">
            <text:p>1607823</text:p>
          </table:table-cell>
          <table:table-cell office:value-type="float" office:value="508182">
            <text:p>50818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90976">
            <text:p>290976</text:p>
          </table:table-cell>
          <table:table-cell table:number-columns-repeated="11" office:value-type="float" office:value="0">
            <text:p>0</text:p>
          </table:table-cell>
          <table:table-cell office:value-type="float" office:value="34816">
            <text:p>34816</text:p>
          </table:table-cell>
          <table:table-cell office:value-type="float" office:value="623568">
            <text:p>623568</text:p>
          </table:table-cell>
          <table:table-cell table:number-columns-repeated="4" office:value-type="float" office:value="0">
            <text:p>0</text:p>
          </table:table-cell>
          <table:table-cell office:value-type="float" office:value="648026">
            <text:p>648026</text:p>
          </table:table-cell>
          <table:table-cell office:value-type="float" office:value="0">
            <text:p>0</text:p>
          </table:table-cell>
          <table:table-cell office:value-type="float" office:value="648026">
            <text:p>648026</text:p>
          </table:table-cell>
          <table:table-cell office:value-type="float" office:value="10788">
            <text:p>10788</text:p>
          </table:table-cell>
          <table:table-cell office:value-type="float" office:value="324013">
            <text:p>324013</text:p>
          </table:table-cell>
          <table:table-cell office:value-type="float" office:value="0">
            <text:p>0</text:p>
          </table:table-cell>
          <table:table-cell office:value-type="float" office:value="216008">
            <text:p>216008</text:p>
          </table:table-cell>
          <table:table-cell office:value-type="float" office:value="0">
            <text:p>0</text:p>
          </table:table-cell>
          <table:table-cell office:value-type="float" office:value="216009">
            <text:p>216009</text:p>
          </table:table-cell>
          <table:table-cell office:value-type="float" office:value="648026">
            <text:p>648026</text:p>
          </table:table-cell>
          <table:table-cell office:value-type="float" office:value="108004">
            <text:p>108004</text:p>
          </table:table-cell>
          <table:table-cell office:value-type="float" office:value="625371">
            <text:p>625371</text:p>
          </table:table-cell>
          <table:table-cell office:value-type="float" office:value="432017">
            <text:p>432017</text:p>
          </table:table-cell>
          <table:table-cell office:value-type="float" office:value="648026">
            <text:p>648026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3053284976">
            <text:p>3053284976</text:p>
          </table:table-cell>
          <table:table-cell office:value-type="float" office:value="693073">
            <text:p>693073</text:p>
          </table:table-cell>
          <table:table-cell office:value-type="float" office:value="1743252">
            <text:p>1743252</text:p>
          </table:table-cell>
          <table:table-cell office:value-type="float" office:value="556000">
            <text:p>556000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81952">
            <text:p>581952</text:p>
          </table:table-cell>
          <table:table-cell table:number-columns-repeated="11" office:value-type="float" office:value="0">
            <text:p>0</text:p>
          </table:table-cell>
          <table:table-cell office:value-type="float" office:value="69632">
            <text:p>69632</text:p>
          </table:table-cell>
          <table:table-cell office:value-type="float" office:value="674292">
            <text:p>674292</text:p>
          </table:table-cell>
          <table:table-cell table:number-columns-repeated="4" office:value-type="float" office:value="0">
            <text:p>0</text:p>
          </table:table-cell>
          <table:table-cell office:value-type="float" office:value="693073">
            <text:p>693073</text:p>
          </table:table-cell>
          <table:table-cell office:value-type="float" office:value="0">
            <text:p>0</text:p>
          </table:table-cell>
          <table:table-cell office:value-type="float" office:value="693073">
            <text:p>693073</text:p>
          </table:table-cell>
          <table:table-cell office:value-type="float" office:value="11356">
            <text:p>11356</text:p>
          </table:table-cell>
          <table:table-cell office:value-type="float" office:value="346536">
            <text:p>346536</text:p>
          </table:table-cell>
          <table:table-cell office:value-type="float" office:value="0">
            <text:p>0</text:p>
          </table:table-cell>
          <table:table-cell office:value-type="float" office:value="231024">
            <text:p>231024</text:p>
          </table:table-cell>
          <table:table-cell office:value-type="float" office:value="0">
            <text:p>0</text:p>
          </table:table-cell>
          <table:table-cell office:value-type="float" office:value="231024">
            <text:p>231024</text:p>
          </table:table-cell>
          <table:table-cell office:value-type="float" office:value="693073">
            <text:p>693073</text:p>
          </table:table-cell>
          <table:table-cell office:value-type="float" office:value="115512">
            <text:p>115512</text:p>
          </table:table-cell>
          <table:table-cell office:value-type="float" office:value="678703">
            <text:p>678703</text:p>
          </table:table-cell>
          <table:table-cell office:value-type="float" office:value="462048">
            <text:p>462048</text:p>
          </table:table-cell>
          <table:table-cell office:value-type="float" office:value="693073">
            <text:p>693073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3055246553">
            <text:p>3055246553</text:p>
          </table:table-cell>
          <table:table-cell office:value-type="float" office:value="947644">
            <text:p>947644</text:p>
          </table:table-cell>
          <table:table-cell office:value-type="float" office:value="2445530">
            <text:p>2445530</text:p>
          </table:table-cell>
          <table:table-cell office:value-type="float" office:value="801196">
            <text:p>80119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63904">
            <text:p>1163904</text:p>
          </table:table-cell>
          <table:table-cell table:number-columns-repeated="11" office:value-type="float" office:value="0">
            <text:p>0</text:p>
          </table:table-cell>
          <table:table-cell office:value-type="float" office:value="139264">
            <text:p>139264</text:p>
          </table:table-cell>
          <table:table-cell office:value-type="float" office:value="920060">
            <text:p>920060</text:p>
          </table:table-cell>
          <table:table-cell table:number-columns-repeated="4" office:value-type="float" office:value="0">
            <text:p>0</text:p>
          </table:table-cell>
          <table:table-cell office:value-type="float" office:value="947644">
            <text:p>947644</text:p>
          </table:table-cell>
          <table:table-cell office:value-type="float" office:value="0">
            <text:p>0</text:p>
          </table:table-cell>
          <table:table-cell office:value-type="float" office:value="947644">
            <text:p>947644</text:p>
          </table:table-cell>
          <table:table-cell office:value-type="float" office:value="15313">
            <text:p>15313</text:p>
          </table:table-cell>
          <table:table-cell office:value-type="float" office:value="473822">
            <text:p>473822</text:p>
          </table:table-cell>
          <table:table-cell office:value-type="float" office:value="0">
            <text:p>0</text:p>
          </table:table-cell>
          <table:table-cell office:value-type="float" office:value="315881">
            <text:p>315881</text:p>
          </table:table-cell>
          <table:table-cell office:value-type="float" office:value="0">
            <text:p>0</text:p>
          </table:table-cell>
          <table:table-cell office:value-type="float" office:value="315881">
            <text:p>315881</text:p>
          </table:table-cell>
          <table:table-cell office:value-type="float" office:value="947644">
            <text:p>947644</text:p>
          </table:table-cell>
          <table:table-cell office:value-type="float" office:value="157940">
            <text:p>157940</text:p>
          </table:table-cell>
          <table:table-cell office:value-type="float" office:value="920338">
            <text:p>920338</text:p>
          </table:table-cell>
          <table:table-cell office:value-type="float" office:value="631763">
            <text:p>631763</text:p>
          </table:table-cell>
          <table:table-cell office:value-type="float" office:value="947644">
            <text:p>947644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3057122839">
            <text:p>3057122839</text:p>
          </table:table-cell>
          <table:table-cell office:value-type="float" office:value="1930580">
            <text:p>1930580</text:p>
          </table:table-cell>
          <table:table-cell office:value-type="float" office:value="5100055">
            <text:p>5100055</text:p>
          </table:table-cell>
          <table:table-cell office:value-type="float" office:value="1694030">
            <text:p>1694030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327808">
            <text:p>2327808</text:p>
          </table:table-cell>
          <table:table-cell table:number-columns-repeated="11" office:value-type="float" office:value="0">
            <text:p>0</text:p>
          </table:table-cell>
          <table:table-cell office:value-type="float" office:value="278528">
            <text:p>278528</text:p>
          </table:table-cell>
          <table:table-cell office:value-type="float" office:value="1787156">
            <text:p>1787156</text:p>
          </table:table-cell>
          <table:table-cell table:number-columns-repeated="4" office:value-type="float" office:value="0">
            <text:p>0</text:p>
          </table:table-cell>
          <table:table-cell office:value-type="float" office:value="1930580">
            <text:p>1930580</text:p>
          </table:table-cell>
          <table:table-cell office:value-type="float" office:value="0">
            <text:p>0</text:p>
          </table:table-cell>
          <table:table-cell office:value-type="float" office:value="1930580">
            <text:p>1930580</text:p>
          </table:table-cell>
          <table:table-cell office:value-type="float" office:value="30851">
            <text:p>30851</text:p>
          </table:table-cell>
          <table:table-cell office:value-type="float" office:value="965290">
            <text:p>965290</text:p>
          </table:table-cell>
          <table:table-cell office:value-type="float" office:value="0">
            <text:p>0</text:p>
          </table:table-cell>
          <table:table-cell office:value-type="float" office:value="643527">
            <text:p>643527</text:p>
          </table:table-cell>
          <table:table-cell office:value-type="float" office:value="0">
            <text:p>0</text:p>
          </table:table-cell>
          <table:table-cell office:value-type="float" office:value="643527">
            <text:p>643527</text:p>
          </table:table-cell>
          <table:table-cell office:value-type="float" office:value="1930580">
            <text:p>1930580</text:p>
          </table:table-cell>
          <table:table-cell office:value-type="float" office:value="321763">
            <text:p>321763</text:p>
          </table:table-cell>
          <table:table-cell office:value-type="float" office:value="1827523">
            <text:p>1827523</text:p>
          </table:table-cell>
          <table:table-cell office:value-type="float" office:value="1287054">
            <text:p>1287054</text:p>
          </table:table-cell>
          <table:table-cell office:value-type="float" office:value="1930580">
            <text:p>1930580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3059547947">
            <text:p>3059547947</text:p>
          </table:table-cell>
          <table:table-cell office:value-type="float" office:value="2579663">
            <text:p>2579663</text:p>
          </table:table-cell>
          <table:table-cell office:value-type="float" office:value="6803217">
            <text:p>6803217</text:p>
          </table:table-cell>
          <table:table-cell office:value-type="float" office:value="2329870">
            <text:p>2329870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91712">
            <text:p>3491712</text:p>
          </table:table-cell>
          <table:table-cell table:number-columns-repeated="11" office:value-type="float" office:value="0">
            <text:p>0</text:p>
          </table:table-cell>
          <table:table-cell office:value-type="float" office:value="417792">
            <text:p>417792</text:p>
          </table:table-cell>
          <table:table-cell office:value-type="float" office:value="2500752">
            <text:p>2500752</text:p>
          </table:table-cell>
          <table:table-cell table:number-columns-repeated="4" office:value-type="float" office:value="0">
            <text:p>0</text:p>
          </table:table-cell>
          <table:table-cell office:value-type="float" office:value="2579663">
            <text:p>2579663</text:p>
          </table:table-cell>
          <table:table-cell office:value-type="float" office:value="0">
            <text:p>0</text:p>
          </table:table-cell>
          <table:table-cell office:value-type="float" office:value="2579663">
            <text:p>2579663</text:p>
          </table:table-cell>
          <table:table-cell office:value-type="float" office:value="41267">
            <text:p>41267</text:p>
          </table:table-cell>
          <table:table-cell office:value-type="float" office:value="1289831">
            <text:p>1289831</text:p>
          </table:table-cell>
          <table:table-cell office:value-type="float" office:value="0">
            <text:p>0</text:p>
          </table:table-cell>
          <table:table-cell office:value-type="float" office:value="859888">
            <text:p>859888</text:p>
          </table:table-cell>
          <table:table-cell office:value-type="float" office:value="0">
            <text:p>0</text:p>
          </table:table-cell>
          <table:table-cell office:value-type="float" office:value="859887">
            <text:p>859887</text:p>
          </table:table-cell>
          <table:table-cell office:value-type="float" office:value="2524713">
            <text:p>2524713</text:p>
          </table:table-cell>
          <table:table-cell office:value-type="float" office:value="429943">
            <text:p>429943</text:p>
          </table:table-cell>
          <table:table-cell office:value-type="float" office:value="2491143">
            <text:p>2491143</text:p>
          </table:table-cell>
          <table:table-cell office:value-type="float" office:value="1719775">
            <text:p>1719775</text:p>
          </table:table-cell>
          <table:table-cell office:value-type="float" office:value="2579663">
            <text:p>2579663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3061462650">
            <text:p>3061462650</text:p>
          </table:table-cell>
          <table:table-cell office:value-type="float" office:value="2019431">
            <text:p>2019431</text:p>
          </table:table-cell>
          <table:table-cell office:value-type="float" office:value="5124687">
            <text:p>5124687</text:p>
          </table:table-cell>
          <table:table-cell office:value-type="float" office:value="1778335">
            <text:p>1778335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4336">
            <text:p>14336</text:p>
          </table:table-cell>
          <table:table-cell table:number-columns-repeated="14" office:value-type="float" office:value="4134218">
            <text:p>4134218</text:p>
          </table:table-cell>
          <table:table-cell office:value-type="float" office:value="57344">
            <text:p>57344</text:p>
          </table:table-cell>
          <table:table-cell table:number-columns-repeated="4" office:value-type="float" office:value="0">
            <text:p>0</text:p>
          </table:table-cell>
          <table:table-cell office:value-type="float" office:value="57344">
            <text:p>57344</text:p>
          </table:table-cell>
          <table:table-cell office:value-type="float" office:value="0">
            <text:p>0</text:p>
          </table:table-cell>
          <table:table-cell office:value-type="float" office:value="57344">
            <text:p>57344</text:p>
          </table:table-cell>
          <table:table-cell office:value-type="float" office:value="14525">
            <text:p>14525</text:p>
          </table:table-cell>
          <table:table-cell table:number-columns-repeated="2" office:value-type="float" office:value="0">
            <text:p>0</text:p>
          </table:table-cell>
          <table:table-cell office:value-type="float" office:value="557056">
            <text:p>557056</text:p>
          </table:table-cell>
          <table:table-cell office:value-type="float" office:value="1921700">
            <text:p>1921700</text:p>
          </table:table-cell>
          <table:table-cell table:number-columns-repeated="4" office:value-type="float" office:value="0">
            <text:p>0</text:p>
          </table:table-cell>
          <table:table-cell office:value-type="float" office:value="2019431">
            <text:p>2019431</text:p>
          </table:table-cell>
          <table:table-cell office:value-type="float" office:value="0">
            <text:p>0</text:p>
          </table:table-cell>
          <table:table-cell office:value-type="float" office:value="2019431">
            <text:p>2019431</text:p>
          </table:table-cell>
          <table:table-cell office:value-type="float" office:value="33022">
            <text:p>33022</text:p>
          </table:table-cell>
          <table:table-cell office:value-type="float" office:value="1009715">
            <text:p>1009715</text:p>
          </table:table-cell>
          <table:table-cell office:value-type="float" office:value="0">
            <text:p>0</text:p>
          </table:table-cell>
          <table:table-cell office:value-type="float" office:value="673143">
            <text:p>673143</text:p>
          </table:table-cell>
          <table:table-cell office:value-type="float" office:value="0">
            <text:p>0</text:p>
          </table:table-cell>
          <table:table-cell office:value-type="float" office:value="673143">
            <text:p>673143</text:p>
          </table:table-cell>
          <table:table-cell office:value-type="float" office:value="2019431">
            <text:p>2019431</text:p>
          </table:table-cell>
          <table:table-cell office:value-type="float" office:value="336571">
            <text:p>336571</text:p>
          </table:table-cell>
          <table:table-cell office:value-type="float" office:value="1803823">
            <text:p>1803823</text:p>
          </table:table-cell>
          <table:table-cell office:value-type="float" office:value="1346287">
            <text:p>1346287</text:p>
          </table:table-cell>
          <table:table-cell office:value-type="float" office:value="2019431">
            <text:p>2019431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3063194343">
            <text:p>3063194343</text:p>
          </table:table-cell>
          <table:table-cell office:value-type="float" office:value="1682718">
            <text:p>1682718</text:p>
          </table:table-cell>
          <table:table-cell office:value-type="float" office:value="4343070">
            <text:p>4343070</text:p>
          </table:table-cell>
          <table:table-cell office:value-type="float" office:value="1452861">
            <text:p>1452861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91808">
            <text:p>3491808</text:p>
          </table:table-cell>
          <table:table-cell table:number-columns-repeated="11" office:value-type="float" office:value="0">
            <text:p>0</text:p>
          </table:table-cell>
          <table:table-cell office:value-type="float" office:value="696320">
            <text:p>696320</text:p>
          </table:table-cell>
          <table:table-cell office:value-type="float" office:value="1587384">
            <text:p>1587384</text:p>
          </table:table-cell>
          <table:table-cell table:number-columns-repeated="4" office:value-type="float" office:value="0">
            <text:p>0</text:p>
          </table:table-cell>
          <table:table-cell office:value-type="float" office:value="1682718">
            <text:p>1682718</text:p>
          </table:table-cell>
          <table:table-cell office:value-type="float" office:value="0">
            <text:p>0</text:p>
          </table:table-cell>
          <table:table-cell office:value-type="float" office:value="1682718">
            <text:p>1682718</text:p>
          </table:table-cell>
          <table:table-cell office:value-type="float" office:value="27003">
            <text:p>27003</text:p>
          </table:table-cell>
          <table:table-cell office:value-type="float" office:value="841359">
            <text:p>841359</text:p>
          </table:table-cell>
          <table:table-cell office:value-type="float" office:value="0">
            <text:p>0</text:p>
          </table:table-cell>
          <table:table-cell office:value-type="float" office:value="560906">
            <text:p>560906</text:p>
          </table:table-cell>
          <table:table-cell office:value-type="float" office:value="0">
            <text:p>0</text:p>
          </table:table-cell>
          <table:table-cell office:value-type="float" office:value="560906">
            <text:p>560906</text:p>
          </table:table-cell>
          <table:table-cell office:value-type="float" office:value="1682718">
            <text:p>1682718</text:p>
          </table:table-cell>
          <table:table-cell office:value-type="float" office:value="280452">
            <text:p>280452</text:p>
          </table:table-cell>
          <table:table-cell office:value-type="float" office:value="1528850">
            <text:p>1528850</text:p>
          </table:table-cell>
          <table:table-cell office:value-type="float" office:value="1121812">
            <text:p>1121812</text:p>
          </table:table-cell>
          <table:table-cell office:value-type="float" office:value="1682718">
            <text:p>1682718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3064976938">
            <text:p>3064976938</text:p>
          </table:table-cell>
          <table:table-cell office:value-type="float" office:value="2445878">
            <text:p>2445878</text:p>
          </table:table-cell>
          <table:table-cell office:value-type="float" office:value="6490092">
            <text:p>6490092</text:p>
          </table:table-cell>
          <table:table-cell office:value-type="float" office:value="2207019">
            <text:p>2207019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491856">
            <text:p>3491856</text:p>
          </table:table-cell>
          <table:table-cell table:number-columns-repeated="11" office:value-type="float" office:value="0">
            <text:p>0</text:p>
          </table:table-cell>
          <table:table-cell office:value-type="float" office:value="835584">
            <text:p>835584</text:p>
          </table:table-cell>
          <table:table-cell office:value-type="float" office:value="2675732">
            <text:p>2675732</text:p>
          </table:table-cell>
          <table:table-cell table:number-columns-repeated="4" office:value-type="float" office:value="0">
            <text:p>0</text:p>
          </table:table-cell>
          <table:table-cell office:value-type="float" office:value="2445878">
            <text:p>2445878</text:p>
          </table:table-cell>
          <table:table-cell office:value-type="float" office:value="0">
            <text:p>0</text:p>
          </table:table-cell>
          <table:table-cell office:value-type="float" office:value="2445878">
            <text:p>2445878</text:p>
          </table:table-cell>
          <table:table-cell office:value-type="float" office:value="39152">
            <text:p>39152</text:p>
          </table:table-cell>
          <table:table-cell office:value-type="float" office:value="1222939">
            <text:p>1222939</text:p>
          </table:table-cell>
          <table:table-cell office:value-type="float" office:value="0">
            <text:p>0</text:p>
          </table:table-cell>
          <table:table-cell office:value-type="float" office:value="815293">
            <text:p>815293</text:p>
          </table:table-cell>
          <table:table-cell office:value-type="float" office:value="0">
            <text:p>0</text:p>
          </table:table-cell>
          <table:table-cell office:value-type="float" office:value="815292">
            <text:p>815292</text:p>
          </table:table-cell>
          <table:table-cell office:value-type="float" office:value="2397733">
            <text:p>2397733</text:p>
          </table:table-cell>
          <table:table-cell office:value-type="float" office:value="407646">
            <text:p>407646</text:p>
          </table:table-cell>
          <table:table-cell office:value-type="float" office:value="41079">
            <text:p>41079</text:p>
          </table:table-cell>
          <table:table-cell office:value-type="float" office:value="1630585">
            <text:p>1630585</text:p>
          </table:table-cell>
          <table:table-cell office:value-type="float" office:value="2445878">
            <text:p>2445878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3066929439">
            <text:p>3066929439</text:p>
          </table:table-cell>
          <table:table-cell office:value-type="float" office:value="2540703">
            <text:p>2540703</text:p>
          </table:table-cell>
          <table:table-cell office:value-type="float" office:value="6602365">
            <text:p>6602365</text:p>
          </table:table-cell>
          <table:table-cell office:value-type="float" office:value="2262465">
            <text:p>2262465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053611">
            <text:p>4053611</text:p>
          </table:table-cell>
          <table:table-cell table:number-columns-repeated="11" office:value-type="float" office:value="0">
            <text:p>0</text:p>
          </table:table-cell>
          <table:table-cell office:value-type="float" office:value="974848">
            <text:p>974848</text:p>
          </table:table-cell>
          <table:table-cell office:value-type="float" office:value="3267608">
            <text:p>3267608</text:p>
          </table:table-cell>
          <table:table-cell table:number-columns-repeated="4" office:value-type="float" office:value="0">
            <text:p>0</text:p>
          </table:table-cell>
          <table:table-cell office:value-type="float" office:value="2540703">
            <text:p>2540703</text:p>
          </table:table-cell>
          <table:table-cell office:value-type="float" office:value="0">
            <text:p>0</text:p>
          </table:table-cell>
          <table:table-cell office:value-type="float" office:value="2540703">
            <text:p>2540703</text:p>
          </table:table-cell>
          <table:table-cell office:value-type="float" office:value="52370">
            <text:p>52370</text:p>
          </table:table-cell>
          <table:table-cell office:value-type="float" office:value="1270351">
            <text:p>1270351</text:p>
          </table:table-cell>
          <table:table-cell office:value-type="float" office:value="0">
            <text:p>0</text:p>
          </table:table-cell>
          <table:table-cell office:value-type="float" office:value="846901">
            <text:p>846901</text:p>
          </table:table-cell>
          <table:table-cell office:value-type="float" office:value="0">
            <text:p>0</text:p>
          </table:table-cell>
          <table:table-cell office:value-type="float" office:value="846901">
            <text:p>846901</text:p>
          </table:table-cell>
          <table:table-cell office:value-type="float" office:value="2540703">
            <text:p>2540703</text:p>
          </table:table-cell>
          <table:table-cell office:value-type="float" office:value="423450">
            <text:p>423450</text:p>
          </table:table-cell>
          <table:table-cell office:value-type="float" office:value="137560">
            <text:p>137560</text:p>
          </table:table-cell>
          <table:table-cell office:value-type="float" office:value="1693802">
            <text:p>1693802</text:p>
          </table:table-cell>
          <table:table-cell office:value-type="float" office:value="2540703">
            <text:p>2540703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3068871102">
            <text:p>3068871102</text:p>
          </table:table-cell>
          <table:table-cell office:value-type="float" office:value="2525810">
            <text:p>2525810</text:p>
          </table:table-cell>
          <table:table-cell office:value-type="float" office:value="6846178">
            <text:p>6846178</text:p>
          </table:table-cell>
          <table:table-cell office:value-type="float" office:value="2278293">
            <text:p>2278293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4611074">
            <text:p>4611074</text:p>
          </table:table-cell>
          <table:table-cell table:number-columns-repeated="11" office:value-type="float" office:value="0">
            <text:p>0</text:p>
          </table:table-cell>
          <table:table-cell office:value-type="float" office:value="1114112">
            <text:p>1114112</text:p>
          </table:table-cell>
          <table:table-cell office:value-type="float" office:value="2511320">
            <text:p>2511320</text:p>
          </table:table-cell>
          <table:table-cell table:number-columns-repeated="4" office:value-type="float" office:value="0">
            <text:p>0</text:p>
          </table:table-cell>
          <table:table-cell office:value-type="float" office:value="2525810">
            <text:p>2525810</text:p>
          </table:table-cell>
          <table:table-cell office:value-type="float" office:value="0">
            <text:p>0</text:p>
          </table:table-cell>
          <table:table-cell office:value-type="float" office:value="2525810">
            <text:p>2525810</text:p>
          </table:table-cell>
          <table:table-cell office:value-type="float" office:value="40793">
            <text:p>40793</text:p>
          </table:table-cell>
          <table:table-cell office:value-type="float" office:value="1262905">
            <text:p>1262905</text:p>
          </table:table-cell>
          <table:table-cell office:value-type="float" office:value="0">
            <text:p>0</text:p>
          </table:table-cell>
          <table:table-cell office:value-type="float" office:value="841936">
            <text:p>841936</text:p>
          </table:table-cell>
          <table:table-cell office:value-type="float" office:value="0">
            <text:p>0</text:p>
          </table:table-cell>
          <table:table-cell office:value-type="float" office:value="841937">
            <text:p>841937</text:p>
          </table:table-cell>
          <table:table-cell office:value-type="float" office:value="2500074">
            <text:p>2500074</text:p>
          </table:table-cell>
          <table:table-cell office:value-type="float" office:value="420968">
            <text:p>420968</text:p>
          </table:table-cell>
          <table:table-cell office:value-type="float" office:value="1729">
            <text:p>1729</text:p>
          </table:table-cell>
          <table:table-cell office:value-type="float" office:value="1683873">
            <text:p>1683873</text:p>
          </table:table-cell>
          <table:table-cell office:value-type="float" office:value="2525810">
            <text:p>2525810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3070376566">
            <text:p>3070376566</text:p>
          </table:table-cell>
          <table:table-cell office:value-type="float" office:value="3157553">
            <text:p>3157553</text:p>
          </table:table-cell>
          <table:table-cell office:value-type="float" office:value="8595579">
            <text:p>8595579</text:p>
          </table:table-cell>
          <table:table-cell office:value-type="float" office:value="2859098">
            <text:p>2859098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166895">
            <text:p>5166895</text:p>
          </table:table-cell>
          <table:table-cell table:number-columns-repeated="11" office:value-type="float" office:value="0">
            <text:p>0</text:p>
          </table:table-cell>
          <table:table-cell office:value-type="float" office:value="1253376">
            <text:p>1253376</text:p>
          </table:table-cell>
          <table:table-cell office:value-type="float" office:value="3177532">
            <text:p>3177532</text:p>
          </table:table-cell>
          <table:table-cell table:number-columns-repeated="4" office:value-type="float" office:value="0">
            <text:p>0</text:p>
          </table:table-cell>
          <table:table-cell office:value-type="float" office:value="3157553">
            <text:p>3157553</text:p>
          </table:table-cell>
          <table:table-cell office:value-type="float" office:value="0">
            <text:p>0</text:p>
          </table:table-cell>
          <table:table-cell office:value-type="float" office:value="3157553">
            <text:p>3157553</text:p>
          </table:table-cell>
          <table:table-cell office:value-type="float" office:value="51068">
            <text:p>51068</text:p>
          </table:table-cell>
          <table:table-cell office:value-type="float" office:value="1578776">
            <text:p>1578776</text:p>
          </table:table-cell>
          <table:table-cell office:value-type="float" office:value="0">
            <text:p>0</text:p>
          </table:table-cell>
          <table:table-cell office:value-type="float" office:value="1052517">
            <text:p>1052517</text:p>
          </table:table-cell>
          <table:table-cell office:value-type="float" office:value="0">
            <text:p>0</text:p>
          </table:table-cell>
          <table:table-cell office:value-type="float" office:value="1052517">
            <text:p>1052517</text:p>
          </table:table-cell>
          <table:table-cell office:value-type="float" office:value="3112197">
            <text:p>3112197</text:p>
          </table:table-cell>
          <table:table-cell office:value-type="float" office:value="526258">
            <text:p>526258</text:p>
          </table:table-cell>
          <table:table-cell office:value-type="float" office:value="1730">
            <text:p>1730</text:p>
          </table:table-cell>
          <table:table-cell office:value-type="float" office:value="2105036">
            <text:p>2105036</text:p>
          </table:table-cell>
          <table:table-cell office:value-type="float" office:value="3157553">
            <text:p>3157553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3071848271">
            <text:p>3071848271</text:p>
          </table:table-cell>
          <table:table-cell office:value-type="float" office:value="2829605">
            <text:p>2829605</text:p>
          </table:table-cell>
          <table:table-cell office:value-type="float" office:value="7683945">
            <text:p>7683945</text:p>
          </table:table-cell>
          <table:table-cell office:value-type="float" office:value="2556672">
            <text:p>2556672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737949">
            <text:p>5737949</text:p>
          </table:table-cell>
          <table:table-cell table:number-columns-repeated="11" office:value-type="float" office:value="0">
            <text:p>0</text:p>
          </table:table-cell>
          <table:table-cell office:value-type="float" office:value="1392640">
            <text:p>1392640</text:p>
          </table:table-cell>
          <table:table-cell office:value-type="float" office:value="2696768">
            <text:p>2696768</text:p>
          </table:table-cell>
          <table:table-cell table:number-columns-repeated="4" office:value-type="float" office:value="0">
            <text:p>0</text:p>
          </table:table-cell>
          <table:table-cell office:value-type="float" office:value="2829605">
            <text:p>2829605</text:p>
          </table:table-cell>
          <table:table-cell office:value-type="float" office:value="0">
            <text:p>0</text:p>
          </table:table-cell>
          <table:table-cell office:value-type="float" office:value="2829605">
            <text:p>2829605</text:p>
          </table:table-cell>
          <table:table-cell office:value-type="float" office:value="45311">
            <text:p>45311</text:p>
          </table:table-cell>
          <table:table-cell office:value-type="float" office:value="1414802">
            <text:p>1414802</text:p>
          </table:table-cell>
          <table:table-cell office:value-type="float" office:value="0">
            <text:p>0</text:p>
          </table:table-cell>
          <table:table-cell office:value-type="float" office:value="943202">
            <text:p>943202</text:p>
          </table:table-cell>
          <table:table-cell office:value-type="float" office:value="0">
            <text:p>0</text:p>
          </table:table-cell>
          <table:table-cell office:value-type="float" office:value="943201">
            <text:p>943201</text:p>
          </table:table-cell>
          <table:table-cell office:value-type="float" office:value="2730160">
            <text:p>2730160</text:p>
          </table:table-cell>
          <table:table-cell office:value-type="float" office:value="471600">
            <text:p>471600</text:p>
          </table:table-cell>
          <table:table-cell office:value-type="float" office:value="1395115">
            <text:p>1395115</text:p>
          </table:table-cell>
          <table:table-cell office:value-type="float" office:value="1886403">
            <text:p>1886403</text:p>
          </table:table-cell>
          <table:table-cell office:value-type="float" office:value="2829605">
            <text:p>2829605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3073292678">
            <text:p>3073292678</text:p>
          </table:table-cell>
          <table:table-cell office:value-type="float" office:value="3064127">
            <text:p>3064127</text:p>
          </table:table-cell>
          <table:table-cell office:value-type="float" office:value="8122533">
            <text:p>8122533</text:p>
          </table:table-cell>
          <table:table-cell office:value-type="float" office:value="2797312">
            <text:p>2797312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326691">
            <text:p>6326691</text:p>
          </table:table-cell>
          <table:table-cell table:number-columns-repeated="11" office:value-type="float" office:value="0">
            <text:p>0</text:p>
          </table:table-cell>
          <table:table-cell office:value-type="float" office:value="1531904">
            <text:p>1531904</text:p>
          </table:table-cell>
          <table:table-cell office:value-type="float" office:value="2947432">
            <text:p>2947432</text:p>
          </table:table-cell>
          <table:table-cell table:number-columns-repeated="4" office:value-type="float" office:value="0">
            <text:p>0</text:p>
          </table:table-cell>
          <table:table-cell office:value-type="float" office:value="3064127">
            <text:p>3064127</text:p>
          </table:table-cell>
          <table:table-cell office:value-type="float" office:value="0">
            <text:p>0</text:p>
          </table:table-cell>
          <table:table-cell office:value-type="float" office:value="3064127">
            <text:p>3064127</text:p>
          </table:table-cell>
          <table:table-cell office:value-type="float" office:value="48533">
            <text:p>48533</text:p>
          </table:table-cell>
          <table:table-cell office:value-type="float" office:value="1532064">
            <text:p>1532064</text:p>
          </table:table-cell>
          <table:table-cell office:value-type="float" office:value="0">
            <text:p>0</text:p>
          </table:table-cell>
          <table:table-cell office:value-type="float" office:value="1021376">
            <text:p>1021376</text:p>
          </table:table-cell>
          <table:table-cell office:value-type="float" office:value="0">
            <text:p>0</text:p>
          </table:table-cell>
          <table:table-cell office:value-type="float" office:value="1021376">
            <text:p>1021376</text:p>
          </table:table-cell>
          <table:table-cell office:value-type="float" office:value="2955670">
            <text:p>2955670</text:p>
          </table:table-cell>
          <table:table-cell office:value-type="float" office:value="510688">
            <text:p>510688</text:p>
          </table:table-cell>
          <table:table-cell office:value-type="float" office:value="2895945">
            <text:p>2895945</text:p>
          </table:table-cell>
          <table:table-cell office:value-type="float" office:value="2042751">
            <text:p>2042751</text:p>
          </table:table-cell>
          <table:table-cell office:value-type="float" office:value="3064127">
            <text:p>3064127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3074883639">
            <text:p>3074883639</text:p>
          </table:table-cell>
          <table:table-cell office:value-type="float" office:value="3808042">
            <text:p>3808042</text:p>
          </table:table-cell>
          <table:table-cell office:value-type="float" office:value="10404044">
            <text:p>10404044</text:p>
          </table:table-cell>
          <table:table-cell office:value-type="float" office:value="3591216">
            <text:p>3591216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929062">
            <text:p>6929062</text:p>
          </table:table-cell>
          <table:table-cell table:number-columns-repeated="11" office:value-type="float" office:value="0">
            <text:p>0</text:p>
          </table:table-cell>
          <table:table-cell office:value-type="float" office:value="1671168">
            <text:p>1671168</text:p>
          </table:table-cell>
          <table:table-cell office:value-type="float" office:value="3733052">
            <text:p>3733052</text:p>
          </table:table-cell>
          <table:table-cell table:number-columns-repeated="4" office:value-type="float" office:value="0">
            <text:p>0</text:p>
          </table:table-cell>
          <table:table-cell office:value-type="float" office:value="3808042">
            <text:p>3808042</text:p>
          </table:table-cell>
          <table:table-cell office:value-type="float" office:value="0">
            <text:p>0</text:p>
          </table:table-cell>
          <table:table-cell office:value-type="float" office:value="3808042">
            <text:p>3808042</text:p>
          </table:table-cell>
          <table:table-cell office:value-type="float" office:value="59788">
            <text:p>59788</text:p>
          </table:table-cell>
          <table:table-cell office:value-type="float" office:value="1904021">
            <text:p>1904021</text:p>
          </table:table-cell>
          <table:table-cell office:value-type="float" office:value="0">
            <text:p>0</text:p>
          </table:table-cell>
          <table:table-cell office:value-type="float" office:value="1269347">
            <text:p>1269347</text:p>
          </table:table-cell>
          <table:table-cell office:value-type="float" office:value="0">
            <text:p>0</text:p>
          </table:table-cell>
          <table:table-cell office:value-type="float" office:value="1269347">
            <text:p>1269347</text:p>
          </table:table-cell>
          <table:table-cell office:value-type="float" office:value="3805959">
            <text:p>3805959</text:p>
          </table:table-cell>
          <table:table-cell office:value-type="float" office:value="634673">
            <text:p>634673</text:p>
          </table:table-cell>
          <table:table-cell office:value-type="float" office:value="37547">
            <text:p>37547</text:p>
          </table:table-cell>
          <table:table-cell office:value-type="float" office:value="2538695">
            <text:p>2538695</text:p>
          </table:table-cell>
          <table:table-cell office:value-type="float" office:value="3808042">
            <text:p>3808042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3076655270">
            <text:p>3076655270</text:p>
          </table:table-cell>
          <table:table-cell office:value-type="float" office:value="3716932">
            <text:p>3716932</text:p>
          </table:table-cell>
          <table:table-cell office:value-type="float" office:value="10166111">
            <text:p>10166111</text:p>
          </table:table-cell>
          <table:table-cell office:value-type="float" office:value="3418744">
            <text:p>3418744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7493958">
            <text:p>7493958</text:p>
          </table:table-cell>
          <table:table-cell table:number-columns-repeated="11" office:value-type="float" office:value="0">
            <text:p>0</text:p>
          </table:table-cell>
          <table:table-cell office:value-type="float" office:value="1810432">
            <text:p>1810432</text:p>
          </table:table-cell>
          <table:table-cell office:value-type="float" office:value="3613276">
            <text:p>3613276</text:p>
          </table:table-cell>
          <table:table-cell table:number-columns-repeated="4" office:value-type="float" office:value="0">
            <text:p>0</text:p>
          </table:table-cell>
          <table:table-cell office:value-type="float" office:value="3716932">
            <text:p>3716932</text:p>
          </table:table-cell>
          <table:table-cell office:value-type="float" office:value="0">
            <text:p>0</text:p>
          </table:table-cell>
          <table:table-cell office:value-type="float" office:value="3716932">
            <text:p>3716932</text:p>
          </table:table-cell>
          <table:table-cell office:value-type="float" office:value="58556">
            <text:p>58556</text:p>
          </table:table-cell>
          <table:table-cell office:value-type="float" office:value="1858466">
            <text:p>1858466</text:p>
          </table:table-cell>
          <table:table-cell office:value-type="float" office:value="0">
            <text:p>0</text:p>
          </table:table-cell>
          <table:table-cell office:value-type="float" office:value="1238978">
            <text:p>1238978</text:p>
          </table:table-cell>
          <table:table-cell office:value-type="float" office:value="0">
            <text:p>0</text:p>
          </table:table-cell>
          <table:table-cell office:value-type="float" office:value="1238977">
            <text:p>1238977</text:p>
          </table:table-cell>
          <table:table-cell office:value-type="float" office:value="3644337">
            <text:p>3644337</text:p>
          </table:table-cell>
          <table:table-cell office:value-type="float" office:value="619488">
            <text:p>619488</text:p>
          </table:table-cell>
          <table:table-cell office:value-type="float" office:value="1748">
            <text:p>1748</text:p>
          </table:table-cell>
          <table:table-cell office:value-type="float" office:value="2477954">
            <text:p>2477954</text:p>
          </table:table-cell>
          <table:table-cell office:value-type="float" office:value="3716932">
            <text:p>3716932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3078223981">
            <text:p>3078223981</text:p>
          </table:table-cell>
          <table:table-cell office:value-type="float" office:value="4291823">
            <text:p>4291823</text:p>
          </table:table-cell>
          <table:table-cell office:value-type="float" office:value="11442002">
            <text:p>11442002</text:p>
          </table:table-cell>
          <table:table-cell office:value-type="float" office:value="4088020">
            <text:p>4088020</text:p>
          </table:table-cell>
          <table:table-cell table:number-columns-repeated="3" office:value-type="float" office:value="0">
            <text:p>0</text:p>
          </table:table-cell>
          <table:table-cell office:value-type="float" office:value="112">
            <text:p>1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076197">
            <text:p>8076197</text:p>
          </table:table-cell>
          <table:table-cell table:number-columns-repeated="11" office:value-type="float" office:value="0">
            <text:p>0</text:p>
          </table:table-cell>
          <table:table-cell office:value-type="float" office:value="1949696">
            <text:p>1949696</text:p>
          </table:table-cell>
          <table:table-cell office:value-type="float" office:value="4128756">
            <text:p>4128756</text:p>
          </table:table-cell>
          <table:table-cell table:number-columns-repeated="4" office:value-type="float" office:value="0">
            <text:p>0</text:p>
          </table:table-cell>
          <table:table-cell office:value-type="float" office:value="4291823">
            <text:p>4291823</text:p>
          </table:table-cell>
          <table:table-cell office:value-type="float" office:value="0">
            <text:p>0</text:p>
          </table:table-cell>
          <table:table-cell office:value-type="float" office:value="4291823">
            <text:p>4291823</text:p>
          </table:table-cell>
          <table:table-cell office:value-type="float" office:value="67804">
            <text:p>67804</text:p>
          </table:table-cell>
          <table:table-cell office:value-type="float" office:value="2145912">
            <text:p>2145912</text:p>
          </table:table-cell>
          <table:table-cell office:value-type="float" office:value="0">
            <text:p>0</text:p>
          </table:table-cell>
          <table:table-cell office:value-type="float" office:value="1430607">
            <text:p>1430607</text:p>
          </table:table-cell>
          <table:table-cell office:value-type="float" office:value="0">
            <text:p>0</text:p>
          </table:table-cell>
          <table:table-cell office:value-type="float" office:value="1430608">
            <text:p>1430608</text:p>
          </table:table-cell>
          <table:table-cell office:value-type="float" office:value="4208553">
            <text:p>4208553</text:p>
          </table:table-cell>
          <table:table-cell office:value-type="float" office:value="715303">
            <text:p>715303</text:p>
          </table:table-cell>
          <table:table-cell office:value-type="float" office:value="2023096">
            <text:p>2023096</text:p>
          </table:table-cell>
          <table:table-cell office:value-type="float" office:value="2861216">
            <text:p>2861216</text:p>
          </table:table-cell>
          <table:table-cell office:value-type="float" office:value="4291823">
            <text:p>4291823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3080002697">
            <text:p>3080002697</text:p>
          </table:table-cell>
          <table:table-cell office:value-type="float" office:value="4657365">
            <text:p>4657365</text:p>
          </table:table-cell>
          <table:table-cell office:value-type="float" office:value="12721583">
            <text:p>12721583</text:p>
          </table:table-cell>
          <table:table-cell office:value-type="float" office:value="4324521">
            <text:p>4324521</text:p>
          </table:table-cell>
          <table:table-cell table:number-columns-repeated="3"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656751">
            <text:p>8656751</text:p>
          </table:table-cell>
          <table:table-cell table:number-columns-repeated="11" office:value-type="float" office:value="0">
            <text:p>0</text:p>
          </table:table-cell>
          <table:table-cell office:value-type="float" office:value="2088960">
            <text:p>2088960</text:p>
          </table:table-cell>
          <table:table-cell office:value-type="float" office:value="4501096">
            <text:p>4501096</text:p>
          </table:table-cell>
          <table:table-cell table:number-columns-repeated="4" office:value-type="float" office:value="0">
            <text:p>0</text:p>
          </table:table-cell>
          <table:table-cell office:value-type="float" office:value="4657365">
            <text:p>4657365</text:p>
          </table:table-cell>
          <table:table-cell office:value-type="float" office:value="0">
            <text:p>0</text:p>
          </table:table-cell>
          <table:table-cell office:value-type="float" office:value="4657365">
            <text:p>4657365</text:p>
          </table:table-cell>
          <table:table-cell office:value-type="float" office:value="73501">
            <text:p>73501</text:p>
          </table:table-cell>
          <table:table-cell office:value-type="float" office:value="2328683">
            <text:p>2328683</text:p>
          </table:table-cell>
          <table:table-cell office:value-type="float" office:value="0">
            <text:p>0</text:p>
          </table:table-cell>
          <table:table-cell office:value-type="float" office:value="1552455">
            <text:p>1552455</text:p>
          </table:table-cell>
          <table:table-cell office:value-type="float" office:value="0">
            <text:p>0</text:p>
          </table:table-cell>
          <table:table-cell office:value-type="float" office:value="1552455">
            <text:p>1552455</text:p>
          </table:table-cell>
          <table:table-cell office:value-type="float" office:value="4657365">
            <text:p>4657365</text:p>
          </table:table-cell>
          <table:table-cell office:value-type="float" office:value="776227">
            <text:p>776227</text:p>
          </table:table-cell>
          <table:table-cell office:value-type="float" office:value="2148425">
            <text:p>2148425</text:p>
          </table:table-cell>
          <table:table-cell office:value-type="float" office:value="3104910">
            <text:p>3104910</text:p>
          </table:table-cell>
          <table:table-cell office:value-type="float" office:value="4657365">
            <text:p>4657365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3081687728">
            <text:p>3081687728</text:p>
          </table:table-cell>
          <table:table-cell office:value-type="float" office:value="4594188">
            <text:p>4594188</text:p>
          </table:table-cell>
          <table:table-cell office:value-type="float" office:value="12079706">
            <text:p>12079706</text:p>
          </table:table-cell>
          <table:table-cell office:value-type="float" office:value="4330760">
            <text:p>4330760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209433">
            <text:p>9209433</text:p>
          </table:table-cell>
          <table:table-cell table:number-columns-repeated="11" office:value-type="float" office:value="0">
            <text:p>0</text:p>
          </table:table-cell>
          <table:table-cell office:value-type="float" office:value="2228224">
            <text:p>2228224</text:p>
          </table:table-cell>
          <table:table-cell office:value-type="float" office:value="4770124">
            <text:p>4770124</text:p>
          </table:table-cell>
          <table:table-cell table:number-columns-repeated="4" office:value-type="float" office:value="0">
            <text:p>0</text:p>
          </table:table-cell>
          <table:table-cell office:value-type="float" office:value="4594188">
            <text:p>4594188</text:p>
          </table:table-cell>
          <table:table-cell office:value-type="float" office:value="0">
            <text:p>0</text:p>
          </table:table-cell>
          <table:table-cell office:value-type="float" office:value="4594188">
            <text:p>4594188</text:p>
          </table:table-cell>
          <table:table-cell office:value-type="float" office:value="72197">
            <text:p>72197</text:p>
          </table:table-cell>
          <table:table-cell office:value-type="float" office:value="2297094">
            <text:p>2297094</text:p>
          </table:table-cell>
          <table:table-cell office:value-type="float" office:value="0">
            <text:p>0</text:p>
          </table:table-cell>
          <table:table-cell office:value-type="float" office:value="1531396">
            <text:p>1531396</text:p>
          </table:table-cell>
          <table:table-cell office:value-type="float" office:value="0">
            <text:p>0</text:p>
          </table:table-cell>
          <table:table-cell office:value-type="float" office:value="1531396">
            <text:p>1531396</text:p>
          </table:table-cell>
          <table:table-cell office:value-type="float" office:value="4489214">
            <text:p>4489214</text:p>
          </table:table-cell>
          <table:table-cell office:value-type="float" office:value="765697">
            <text:p>765697</text:p>
          </table:table-cell>
          <table:table-cell office:value-type="float" office:value="2128466">
            <text:p>2128466</text:p>
          </table:table-cell>
          <table:table-cell office:value-type="float" office:value="3062792">
            <text:p>3062792</text:p>
          </table:table-cell>
          <table:table-cell office:value-type="float" office:value="4594188">
            <text:p>4594188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3083562613">
            <text:p>3083562613</text:p>
          </table:table-cell>
          <table:table-cell office:value-type="float" office:value="7418885">
            <text:p>7418885</text:p>
          </table:table-cell>
          <table:table-cell office:value-type="float" office:value="19586364">
            <text:p>19586364</text:p>
          </table:table-cell>
          <table:table-cell office:value-type="float" office:value="7123841">
            <text:p>7123841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798698">
            <text:p>9798698</text:p>
          </table:table-cell>
          <table:table-cell table:number-columns-repeated="11" office:value-type="float" office:value="0">
            <text:p>0</text:p>
          </table:table-cell>
          <table:table-cell office:value-type="float" office:value="2367488">
            <text:p>2367488</text:p>
          </table:table-cell>
          <table:table-cell office:value-type="float" office:value="6646680">
            <text:p>6646680</text:p>
          </table:table-cell>
          <table:table-cell table:number-columns-repeated="4" office:value-type="float" office:value="0">
            <text:p>0</text:p>
          </table:table-cell>
          <table:table-cell office:value-type="float" office:value="7418885">
            <text:p>7418885</text:p>
          </table:table-cell>
          <table:table-cell office:value-type="float" office:value="0">
            <text:p>0</text:p>
          </table:table-cell>
          <table:table-cell office:value-type="float" office:value="7418885">
            <text:p>7418885</text:p>
          </table:table-cell>
          <table:table-cell office:value-type="float" office:value="116609">
            <text:p>116609</text:p>
          </table:table-cell>
          <table:table-cell office:value-type="float" office:value="3709442">
            <text:p>3709442</text:p>
          </table:table-cell>
          <table:table-cell office:value-type="float" office:value="0">
            <text:p>0</text:p>
          </table:table-cell>
          <table:table-cell office:value-type="float" office:value="2472962">
            <text:p>2472962</text:p>
          </table:table-cell>
          <table:table-cell office:value-type="float" office:value="0">
            <text:p>0</text:p>
          </table:table-cell>
          <table:table-cell office:value-type="float" office:value="2472961">
            <text:p>2472961</text:p>
          </table:table-cell>
          <table:table-cell office:value-type="float" office:value="7117612">
            <text:p>7117612</text:p>
          </table:table-cell>
          <table:table-cell office:value-type="float" office:value="1236481">
            <text:p>1236481</text:p>
          </table:table-cell>
          <table:table-cell office:value-type="float" office:value="14141">
            <text:p>14141</text:p>
          </table:table-cell>
          <table:table-cell office:value-type="float" office:value="4945923">
            <text:p>4945923</text:p>
          </table:table-cell>
          <table:table-cell office:value-type="float" office:value="7418885">
            <text:p>7418885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3085228448">
            <text:p>3085228448</text:p>
          </table:table-cell>
          <table:table-cell office:value-type="float" office:value="9020263">
            <text:p>9020263</text:p>
          </table:table-cell>
          <table:table-cell office:value-type="float" office:value="23341054">
            <text:p>23341054</text:p>
          </table:table-cell>
          <table:table-cell office:value-type="float" office:value="8789918">
            <text:p>8789918</text:p>
          </table:table-cell>
          <table:table-cell table:number-columns-repeated="3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26624">
            <text:p>26624</text:p>
          </table:table-cell>
          <table:table-cell table:number-columns-repeated="14" office:value-type="float" office:value="10968733">
            <text:p>10968733</text:p>
          </table:table-cell>
          <table:table-cell office:value-type="float" office:value="106496">
            <text:p>106496</text:p>
          </table:table-cell>
          <table:table-cell table:number-columns-repeated="4" office:value-type="float" office:value="0">
            <text:p>0</text:p>
          </table:table-cell>
          <table:table-cell office:value-type="float" office:value="106496">
            <text:p>106496</text:p>
          </table:table-cell>
          <table:table-cell office:value-type="float" office:value="0">
            <text:p>0</text:p>
          </table:table-cell>
          <table:table-cell office:value-type="float" office:value="106496">
            <text:p>106496</text:p>
          </table:table-cell>
          <table:table-cell office:value-type="float" office:value="26975">
            <text:p>26975</text:p>
          </table:table-cell>
          <table:table-cell table:number-columns-repeated="2" office:value-type="float" office:value="0">
            <text:p>0</text:p>
          </table:table-cell>
          <table:table-cell office:value-type="float" office:value="2506752">
            <text:p>2506752</text:p>
          </table:table-cell>
          <table:table-cell office:value-type="float" office:value="9019156">
            <text:p>9019156</text:p>
          </table:table-cell>
          <table:table-cell table:number-columns-repeated="4" office:value-type="float" office:value="0">
            <text:p>0</text:p>
          </table:table-cell>
          <table:table-cell office:value-type="float" office:value="9020263">
            <text:p>9020263</text:p>
          </table:table-cell>
          <table:table-cell office:value-type="float" office:value="0">
            <text:p>0</text:p>
          </table:table-cell>
          <table:table-cell office:value-type="float" office:value="9020263">
            <text:p>9020263</text:p>
          </table:table-cell>
          <table:table-cell office:value-type="float" office:value="141480">
            <text:p>141480</text:p>
          </table:table-cell>
          <table:table-cell office:value-type="float" office:value="4510131">
            <text:p>4510131</text:p>
          </table:table-cell>
          <table:table-cell office:value-type="float" office:value="0">
            <text:p>0</text:p>
          </table:table-cell>
          <table:table-cell office:value-type="float" office:value="3006754">
            <text:p>3006754</text:p>
          </table:table-cell>
          <table:table-cell office:value-type="float" office:value="0">
            <text:p>0</text:p>
          </table:table-cell>
          <table:table-cell office:value-type="float" office:value="3006754">
            <text:p>3006754</text:p>
          </table:table-cell>
          <table:table-cell office:value-type="float" office:value="9020263">
            <text:p>9020263</text:p>
          </table:table-cell>
          <table:table-cell office:value-type="float" office:value="1503377">
            <text:p>1503377</text:p>
          </table:table-cell>
          <table:table-cell office:value-type="float" office:value="31513">
            <text:p>31513</text:p>
          </table:table-cell>
          <table:table-cell office:value-type="float" office:value="6013509">
            <text:p>6013509</text:p>
          </table:table-cell>
          <table:table-cell office:value-type="float" office:value="9020263">
            <text:p>9020263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3086880364">
            <text:p>3086880364</text:p>
          </table:table-cell>
          <table:table-cell office:value-type="float" office:value="6974427">
            <text:p>6974427</text:p>
          </table:table-cell>
          <table:table-cell office:value-type="float" office:value="18948366">
            <text:p>18948366</text:p>
          </table:table-cell>
          <table:table-cell office:value-type="float" office:value="6624747">
            <text:p>6624747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984236">
            <text:p>10984236</text:p>
          </table:table-cell>
          <table:table-cell table:number-columns-repeated="11" office:value-type="float" office:value="0">
            <text:p>0</text:p>
          </table:table-cell>
          <table:table-cell office:value-type="float" office:value="2646016">
            <text:p>2646016</text:p>
          </table:table-cell>
          <table:table-cell office:value-type="float" office:value="7324740">
            <text:p>7324740</text:p>
          </table:table-cell>
          <table:table-cell table:number-columns-repeated="4" office:value-type="float" office:value="0">
            <text:p>0</text:p>
          </table:table-cell>
          <table:table-cell office:value-type="float" office:value="6974427">
            <text:p>6974427</text:p>
          </table:table-cell>
          <table:table-cell office:value-type="float" office:value="0">
            <text:p>0</text:p>
          </table:table-cell>
          <table:table-cell office:value-type="float" office:value="6974427">
            <text:p>6974427</text:p>
          </table:table-cell>
          <table:table-cell office:value-type="float" office:value="109882">
            <text:p>109882</text:p>
          </table:table-cell>
          <table:table-cell office:value-type="float" office:value="3487213">
            <text:p>3487213</text:p>
          </table:table-cell>
          <table:table-cell office:value-type="float" office:value="0">
            <text:p>0</text:p>
          </table:table-cell>
          <table:table-cell office:value-type="float" office:value="2324809">
            <text:p>2324809</text:p>
          </table:table-cell>
          <table:table-cell office:value-type="float" office:value="0">
            <text:p>0</text:p>
          </table:table-cell>
          <table:table-cell office:value-type="float" office:value="2324809">
            <text:p>2324809</text:p>
          </table:table-cell>
          <table:table-cell office:value-type="float" office:value="6974427">
            <text:p>6974427</text:p>
          </table:table-cell>
          <table:table-cell office:value-type="float" office:value="1162404">
            <text:p>1162404</text:p>
          </table:table-cell>
          <table:table-cell office:value-type="float" office:value="3216865">
            <text:p>3216865</text:p>
          </table:table-cell>
          <table:table-cell office:value-type="float" office:value="4649618">
            <text:p>4649618</text:p>
          </table:table-cell>
          <table:table-cell office:value-type="float" office:value="6974427">
            <text:p>6974427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3088528652">
            <text:p>3088528652</text:p>
          </table:table-cell>
          <table:table-cell office:value-type="float" office:value="6775493">
            <text:p>6775493</text:p>
          </table:table-cell>
          <table:table-cell office:value-type="float" office:value="17624446">
            <text:p>17624446</text:p>
          </table:table-cell>
          <table:table-cell office:value-type="float" office:value="6439174">
            <text:p>6439174</text:p>
          </table:table-cell>
          <table:table-cell table:number-columns-repeated="3"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542924">
            <text:p>11542924</text:p>
          </table:table-cell>
          <table:table-cell table:number-columns-repeated="11" office:value-type="float" office:value="0">
            <text:p>0</text:p>
          </table:table-cell>
          <table:table-cell office:value-type="float" office:value="2785280">
            <text:p>2785280</text:p>
          </table:table-cell>
          <table:table-cell office:value-type="float" office:value="6440080">
            <text:p>6440080</text:p>
          </table:table-cell>
          <table:table-cell table:number-columns-repeated="4" office:value-type="float" office:value="0">
            <text:p>0</text:p>
          </table:table-cell>
          <table:table-cell office:value-type="float" office:value="6775493">
            <text:p>6775493</text:p>
          </table:table-cell>
          <table:table-cell office:value-type="float" office:value="0">
            <text:p>0</text:p>
          </table:table-cell>
          <table:table-cell office:value-type="float" office:value="6775493">
            <text:p>6775493</text:p>
          </table:table-cell>
          <table:table-cell office:value-type="float" office:value="105868">
            <text:p>105868</text:p>
          </table:table-cell>
          <table:table-cell office:value-type="float" office:value="3387746">
            <text:p>3387746</text:p>
          </table:table-cell>
          <table:table-cell office:value-type="float" office:value="0">
            <text:p>0</text:p>
          </table:table-cell>
          <table:table-cell office:value-type="float" office:value="2258498">
            <text:p>2258498</text:p>
          </table:table-cell>
          <table:table-cell office:value-type="float" office:value="0">
            <text:p>0</text:p>
          </table:table-cell>
          <table:table-cell office:value-type="float" office:value="2258498">
            <text:p>2258498</text:p>
          </table:table-cell>
          <table:table-cell office:value-type="float" office:value="6488436">
            <text:p>6488436</text:p>
          </table:table-cell>
          <table:table-cell office:value-type="float" office:value="1129249">
            <text:p>1129249</text:p>
          </table:table-cell>
          <table:table-cell office:value-type="float" office:value="56950">
            <text:p>56950</text:p>
          </table:table-cell>
          <table:table-cell office:value-type="float" office:value="4516996">
            <text:p>4516996</text:p>
          </table:table-cell>
          <table:table-cell office:value-type="float" office:value="6775493">
            <text:p>6775493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3090179495">
            <text:p>3090179495</text:p>
          </table:table-cell>
          <table:table-cell office:value-type="float" office:value="6903287">
            <text:p>6903287</text:p>
          </table:table-cell>
          <table:table-cell office:value-type="float" office:value="18887303">
            <text:p>18887303</text:p>
          </table:table-cell>
          <table:table-cell office:value-type="float" office:value="6573843">
            <text:p>6573843</text:p>
          </table:table-cell>
          <table:table-cell table:number-columns-repeated="3"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2139225">
            <text:p>12139225</text:p>
          </table:table-cell>
          <table:table-cell table:number-columns-repeated="11" office:value-type="float" office:value="0">
            <text:p>0</text:p>
          </table:table-cell>
          <table:table-cell office:value-type="float" office:value="2924544">
            <text:p>2924544</text:p>
          </table:table-cell>
          <table:table-cell office:value-type="float" office:value="6591340">
            <text:p>6591340</text:p>
          </table:table-cell>
          <table:table-cell table:number-columns-repeated="4" office:value-type="float" office:value="0">
            <text:p>0</text:p>
          </table:table-cell>
          <table:table-cell office:value-type="float" office:value="6903287">
            <text:p>6903287</text:p>
          </table:table-cell>
          <table:table-cell office:value-type="float" office:value="0">
            <text:p>0</text:p>
          </table:table-cell>
          <table:table-cell office:value-type="float" office:value="6903287">
            <text:p>6903287</text:p>
          </table:table-cell>
          <table:table-cell office:value-type="float" office:value="108220">
            <text:p>108220</text:p>
          </table:table-cell>
          <table:table-cell office:value-type="float" office:value="3451643">
            <text:p>3451643</text:p>
          </table:table-cell>
          <table:table-cell office:value-type="float" office:value="0">
            <text:p>0</text:p>
          </table:table-cell>
          <table:table-cell office:value-type="float" office:value="2301096">
            <text:p>2301096</text:p>
          </table:table-cell>
          <table:table-cell office:value-type="float" office:value="0">
            <text:p>0</text:p>
          </table:table-cell>
          <table:table-cell office:value-type="float" office:value="2301095">
            <text:p>2301095</text:p>
          </table:table-cell>
          <table:table-cell office:value-type="float" office:value="6903287">
            <text:p>6903287</text:p>
          </table:table-cell>
          <table:table-cell office:value-type="float" office:value="1150548">
            <text:p>1150548</text:p>
          </table:table-cell>
          <table:table-cell office:value-type="float" office:value="3237499">
            <text:p>3237499</text:p>
          </table:table-cell>
          <table:table-cell office:value-type="float" office:value="4602191">
            <text:p>4602191</text:p>
          </table:table-cell>
          <table:table-cell office:value-type="float" office:value="6903287">
            <text:p>6903287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3091994266">
            <text:p>3091994266</text:p>
          </table:table-cell>
          <table:table-cell office:value-type="float" office:value="7296920">
            <text:p>7296920</text:p>
          </table:table-cell>
          <table:table-cell office:value-type="float" office:value="20203596">
            <text:p>20203596</text:p>
          </table:table-cell>
          <table:table-cell office:value-type="float" office:value="6976579">
            <text:p>6976579</text:p>
          </table:table-cell>
          <table:table-cell table:number-columns-repeated="3"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2680344">
            <text:p>12680344</text:p>
          </table:table-cell>
          <table:table-cell table:number-columns-repeated="11" office:value-type="float" office:value="0">
            <text:p>0</text:p>
          </table:table-cell>
          <table:table-cell office:value-type="float" office:value="3063808">
            <text:p>3063808</text:p>
          </table:table-cell>
          <table:table-cell office:value-type="float" office:value="7309732">
            <text:p>7309732</text:p>
          </table:table-cell>
          <table:table-cell table:number-columns-repeated="4" office:value-type="float" office:value="0">
            <text:p>0</text:p>
          </table:table-cell>
          <table:table-cell office:value-type="float" office:value="7296920">
            <text:p>7296920</text:p>
          </table:table-cell>
          <table:table-cell office:value-type="float" office:value="0">
            <text:p>0</text:p>
          </table:table-cell>
          <table:table-cell office:value-type="float" office:value="7296920">
            <text:p>7296920</text:p>
          </table:table-cell>
          <table:table-cell office:value-type="float" office:value="114868">
            <text:p>114868</text:p>
          </table:table-cell>
          <table:table-cell office:value-type="float" office:value="3648460">
            <text:p>3648460</text:p>
          </table:table-cell>
          <table:table-cell office:value-type="float" office:value="0">
            <text:p>0</text:p>
          </table:table-cell>
          <table:table-cell office:value-type="float" office:value="2432306">
            <text:p>2432306</text:p>
          </table:table-cell>
          <table:table-cell office:value-type="float" office:value="0">
            <text:p>0</text:p>
          </table:table-cell>
          <table:table-cell office:value-type="float" office:value="2432307">
            <text:p>2432307</text:p>
          </table:table-cell>
          <table:table-cell office:value-type="float" office:value="7201917">
            <text:p>7201917</text:p>
          </table:table-cell>
          <table:table-cell office:value-type="float" office:value="1216153">
            <text:p>1216153</text:p>
          </table:table-cell>
          <table:table-cell office:value-type="float" office:value="3610032">
            <text:p>3610032</text:p>
          </table:table-cell>
          <table:table-cell office:value-type="float" office:value="4864613">
            <text:p>4864613</text:p>
          </table:table-cell>
          <table:table-cell office:value-type="float" office:value="7296920">
            <text:p>7296920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3094187346">
            <text:p>3094187346</text:p>
          </table:table-cell>
          <table:table-cell office:value-type="float" office:value="7782248">
            <text:p>7782248</text:p>
          </table:table-cell>
          <table:table-cell office:value-type="float" office:value="21319548">
            <text:p>21319548</text:p>
          </table:table-cell>
          <table:table-cell office:value-type="float" office:value="7403471">
            <text:p>7403471</text:p>
          </table:table-cell>
          <table:table-cell table:number-columns-repeated="3" office:value-type="float" office:value="0">
            <text:p>0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329464">
            <text:p>13329464</text:p>
          </table:table-cell>
          <table:table-cell table:number-columns-repeated="11" office:value-type="float" office:value="0">
            <text:p>0</text:p>
          </table:table-cell>
          <table:table-cell office:value-type="float" office:value="3203072">
            <text:p>3203072</text:p>
          </table:table-cell>
          <table:table-cell office:value-type="float" office:value="8383300">
            <text:p>8383300</text:p>
          </table:table-cell>
          <table:table-cell table:number-columns-repeated="4" office:value-type="float" office:value="0">
            <text:p>0</text:p>
          </table:table-cell>
          <table:table-cell office:value-type="float" office:value="7782248">
            <text:p>7782248</text:p>
          </table:table-cell>
          <table:table-cell office:value-type="float" office:value="0">
            <text:p>0</text:p>
          </table:table-cell>
          <table:table-cell office:value-type="float" office:value="7782248">
            <text:p>7782248</text:p>
          </table:table-cell>
          <table:table-cell office:value-type="float" office:value="121958">
            <text:p>121958</text:p>
          </table:table-cell>
          <table:table-cell office:value-type="float" office:value="3891124">
            <text:p>3891124</text:p>
          </table:table-cell>
          <table:table-cell office:value-type="float" office:value="0">
            <text:p>0</text:p>
          </table:table-cell>
          <table:table-cell office:value-type="float" office:value="2594082">
            <text:p>2594082</text:p>
          </table:table-cell>
          <table:table-cell office:value-type="float" office:value="0">
            <text:p>0</text:p>
          </table:table-cell>
          <table:table-cell office:value-type="float" office:value="2594083">
            <text:p>2594083</text:p>
          </table:table-cell>
          <table:table-cell office:value-type="float" office:value="7629668">
            <text:p>7629668</text:p>
          </table:table-cell>
          <table:table-cell office:value-type="float" office:value="1297041">
            <text:p>1297041</text:p>
          </table:table-cell>
          <table:table-cell office:value-type="float" office:value="289289">
            <text:p>289289</text:p>
          </table:table-cell>
          <table:table-cell office:value-type="float" office:value="5188166">
            <text:p>5188166</text:p>
          </table:table-cell>
          <table:table-cell office:value-type="float" office:value="7782248">
            <text:p>7782248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3096417109">
            <text:p>3096417109</text:p>
          </table:table-cell>
          <table:table-cell office:value-type="float" office:value="8891945">
            <text:p>8891945</text:p>
          </table:table-cell>
          <table:table-cell office:value-type="float" office:value="23600900">
            <text:p>23600900</text:p>
          </table:table-cell>
          <table:table-cell office:value-type="float" office:value="8550675">
            <text:p>8550675</text:p>
          </table:table-cell>
          <table:table-cell table:number-columns-repeated="3" office:value-type="float" office:value="0">
            <text:p>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883798">
            <text:p>13883798</text:p>
          </table:table-cell>
          <table:table-cell table:number-columns-repeated="11" office:value-type="float" office:value="0">
            <text:p>0</text:p>
          </table:table-cell>
          <table:table-cell office:value-type="float" office:value="3342336">
            <text:p>3342336</text:p>
          </table:table-cell>
          <table:table-cell office:value-type="float" office:value="8757428">
            <text:p>8757428</text:p>
          </table:table-cell>
          <table:table-cell table:number-columns-repeated="4" office:value-type="float" office:value="0">
            <text:p>0</text:p>
          </table:table-cell>
          <table:table-cell office:value-type="float" office:value="8891945">
            <text:p>8891945</text:p>
          </table:table-cell>
          <table:table-cell office:value-type="float" office:value="0">
            <text:p>0</text:p>
          </table:table-cell>
          <table:table-cell office:value-type="float" office:value="8891945">
            <text:p>8891945</text:p>
          </table:table-cell>
          <table:table-cell office:value-type="float" office:value="139591">
            <text:p>139591</text:p>
          </table:table-cell>
          <table:table-cell office:value-type="float" office:value="4445972">
            <text:p>4445972</text:p>
          </table:table-cell>
          <table:table-cell office:value-type="float" office:value="0">
            <text:p>0</text:p>
          </table:table-cell>
          <table:table-cell office:value-type="float" office:value="2963982">
            <text:p>2963982</text:p>
          </table:table-cell>
          <table:table-cell office:value-type="float" office:value="0">
            <text:p>0</text:p>
          </table:table-cell>
          <table:table-cell office:value-type="float" office:value="2963981">
            <text:p>2963981</text:p>
          </table:table-cell>
          <table:table-cell office:value-type="float" office:value="8891945">
            <text:p>8891945</text:p>
          </table:table-cell>
          <table:table-cell office:value-type="float" office:value="1481991">
            <text:p>1481991</text:p>
          </table:table-cell>
          <table:table-cell office:value-type="float" office:value="7633342">
            <text:p>7633342</text:p>
          </table:table-cell>
          <table:table-cell office:value-type="float" office:value="5927963">
            <text:p>5927963</text:p>
          </table:table-cell>
          <table:table-cell office:value-type="float" office:value="8891945">
            <text:p>8891945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3098573667">
            <text:p>3098573667</text:p>
          </table:table-cell>
          <table:table-cell office:value-type="float" office:value="9634436">
            <text:p>9634436</text:p>
          </table:table-cell>
          <table:table-cell office:value-type="float" office:value="22781457">
            <text:p>22781457</text:p>
          </table:table-cell>
          <table:table-cell office:value-type="float" office:value="9447666">
            <text:p>944766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61181">
            <text:p>61181</text:p>
          </table:table-cell>
          <table:table-cell table:number-columns-repeated="14" office:value-type="float" office:value="14980606">
            <text:p>14980606</text:p>
          </table:table-cell>
          <table:table-cell office:value-type="float" office:value="244719">
            <text:p>244719</text:p>
          </table:table-cell>
          <table:table-cell table:number-columns-repeated="4" office:value-type="float" office:value="0">
            <text:p>0</text:p>
          </table:table-cell>
          <table:table-cell office:value-type="float" office:value="244719">
            <text:p>244719</text:p>
          </table:table-cell>
          <table:table-cell office:value-type="float" office:value="0">
            <text:p>0</text:p>
          </table:table-cell>
          <table:table-cell office:value-type="float" office:value="244719">
            <text:p>244719</text:p>
          </table:table-cell>
          <table:table-cell office:value-type="float" office:value="65551">
            <text:p>65551</text:p>
          </table:table-cell>
          <table:table-cell table:number-columns-repeated="2" office:value-type="float" office:value="0">
            <text:p>0</text:p>
          </table:table-cell>
          <table:table-cell office:value-type="float" office:value="3481600">
            <text:p>3481600</text:p>
          </table:table-cell>
          <table:table-cell office:value-type="float" office:value="8789540">
            <text:p>8789540</text:p>
          </table:table-cell>
          <table:table-cell table:number-columns-repeated="4" office:value-type="float" office:value="0">
            <text:p>0</text:p>
          </table:table-cell>
          <table:table-cell office:value-type="float" office:value="9634436">
            <text:p>9634436</text:p>
          </table:table-cell>
          <table:table-cell office:value-type="float" office:value="0">
            <text:p>0</text:p>
          </table:table-cell>
          <table:table-cell office:value-type="float" office:value="9634436">
            <text:p>9634436</text:p>
          </table:table-cell>
          <table:table-cell office:value-type="float" office:value="151037">
            <text:p>151037</text:p>
          </table:table-cell>
          <table:table-cell office:value-type="float" office:value="4817218">
            <text:p>4817218</text:p>
          </table:table-cell>
          <table:table-cell office:value-type="float" office:value="0">
            <text:p>0</text:p>
          </table:table-cell>
          <table:table-cell office:value-type="float" office:value="3211479">
            <text:p>3211479</text:p>
          </table:table-cell>
          <table:table-cell office:value-type="float" office:value="0">
            <text:p>0</text:p>
          </table:table-cell>
          <table:table-cell office:value-type="float" office:value="3211478">
            <text:p>3211478</text:p>
          </table:table-cell>
          <table:table-cell office:value-type="float" office:value="8696815">
            <text:p>8696815</text:p>
          </table:table-cell>
          <table:table-cell office:value-type="float" office:value="1605739">
            <text:p>1605739</text:p>
          </table:table-cell>
          <table:table-cell office:value-type="float" office:value="80383">
            <text:p>80383</text:p>
          </table:table-cell>
          <table:table-cell office:value-type="float" office:value="6422957">
            <text:p>6422957</text:p>
          </table:table-cell>
          <table:table-cell office:value-type="float" office:value="9634436">
            <text:p>9634436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3100828352">
            <text:p>3100828352</text:p>
          </table:table-cell>
          <table:table-cell office:value-type="float" office:value="8748014">
            <text:p>8748014</text:p>
          </table:table-cell>
          <table:table-cell office:value-type="float" office:value="23327688">
            <text:p>23327688</text:p>
          </table:table-cell>
          <table:table-cell office:value-type="float" office:value="8484015">
            <text:p>8484015</text:p>
          </table:table-cell>
          <table:table-cell table:number-columns-repeated="3"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6144">
            <text:p>6144</text:p>
          </table:table-cell>
          <table:table-cell table:number-columns-repeated="14" office:value-type="float" office:value="15294726">
            <text:p>15294726</text:p>
          </table:table-cell>
          <table:table-cell office:value-type="float" office:value="24576">
            <text:p>24576</text:p>
          </table:table-cell>
          <table:table-cell table:number-columns-repeated="4" office:value-type="float" office:value="0">
            <text:p>0</text:p>
          </table:table-cell>
          <table:table-cell office:value-type="float" office:value="24576">
            <text:p>24576</text:p>
          </table:table-cell>
          <table:table-cell office:value-type="float" office:value="0">
            <text:p>0</text:p>
          </table:table-cell>
          <table:table-cell office:value-type="float" office:value="24576">
            <text:p>24576</text:p>
          </table:table-cell>
          <table:table-cell office:value-type="float" office:value="6280">
            <text:p>6280</text:p>
          </table:table-cell>
          <table:table-cell table:number-columns-repeated="2" office:value-type="float" office:value="0">
            <text:p>0</text:p>
          </table:table-cell>
          <table:table-cell office:value-type="float" office:value="3620864">
            <text:p>3620864</text:p>
          </table:table-cell>
          <table:table-cell office:value-type="float" office:value="8497988">
            <text:p>8497988</text:p>
          </table:table-cell>
          <table:table-cell table:number-columns-repeated="4" office:value-type="float" office:value="0">
            <text:p>0</text:p>
          </table:table-cell>
          <table:table-cell office:value-type="float" office:value="8748014">
            <text:p>8748014</text:p>
          </table:table-cell>
          <table:table-cell office:value-type="float" office:value="0">
            <text:p>0</text:p>
          </table:table-cell>
          <table:table-cell office:value-type="float" office:value="8748014">
            <text:p>8748014</text:p>
          </table:table-cell>
          <table:table-cell office:value-type="float" office:value="137052">
            <text:p>137052</text:p>
          </table:table-cell>
          <table:table-cell office:value-type="float" office:value="4374007">
            <text:p>4374007</text:p>
          </table:table-cell>
          <table:table-cell office:value-type="float" office:value="0">
            <text:p>0</text:p>
          </table:table-cell>
          <table:table-cell office:value-type="float" office:value="2916005">
            <text:p>2916005</text:p>
          </table:table-cell>
          <table:table-cell office:value-type="float" office:value="0">
            <text:p>0</text:p>
          </table:table-cell>
          <table:table-cell office:value-type="float" office:value="2916004">
            <text:p>2916004</text:p>
          </table:table-cell>
          <table:table-cell office:value-type="float" office:value="8611511">
            <text:p>8611511</text:p>
          </table:table-cell>
          <table:table-cell office:value-type="float" office:value="1458002">
            <text:p>1458002</text:p>
          </table:table-cell>
          <table:table-cell office:value-type="float" office:value="273470">
            <text:p>273470</text:p>
          </table:table-cell>
          <table:table-cell office:value-type="float" office:value="5832009">
            <text:p>5832009</text:p>
          </table:table-cell>
          <table:table-cell office:value-type="float" office:value="8748014">
            <text:p>8748014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3103371786">
            <text:p>3103371786</text:p>
          </table:table-cell>
          <table:table-cell office:value-type="float" office:value="9643055">
            <text:p>9643055</text:p>
          </table:table-cell>
          <table:table-cell office:value-type="float" office:value="23872480">
            <text:p>23872480</text:p>
          </table:table-cell>
          <table:table-cell office:value-type="float" office:value="9385759">
            <text:p>9385759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63470">
            <text:p>63470</text:p>
          </table:table-cell>
          <table:table-cell table:number-columns-repeated="14" office:value-type="float" office:value="16113071">
            <text:p>16113071</text:p>
          </table:table-cell>
          <table:table-cell office:value-type="float" office:value="253858">
            <text:p>253858</text:p>
          </table:table-cell>
          <table:table-cell table:number-columns-repeated="4" office:value-type="float" office:value="0">
            <text:p>0</text:p>
          </table:table-cell>
          <table:table-cell office:value-type="float" office:value="253858">
            <text:p>253858</text:p>
          </table:table-cell>
          <table:table-cell office:value-type="float" office:value="1956">
            <text:p>1956</text:p>
          </table:table-cell>
          <table:table-cell office:value-type="float" office:value="253858">
            <text:p>253858</text:p>
          </table:table-cell>
          <table:table-cell office:value-type="float" office:value="68015">
            <text:p>68015</text:p>
          </table:table-cell>
          <table:table-cell table:number-columns-repeated="2" office:value-type="float" office:value="0">
            <text:p>0</text:p>
          </table:table-cell>
          <table:table-cell office:value-type="float" office:value="3760128">
            <text:p>3760128</text:p>
          </table:table-cell>
          <table:table-cell office:value-type="float" office:value="9241108">
            <text:p>9241108</text:p>
          </table:table-cell>
          <table:table-cell table:number-columns-repeated="4" office:value-type="float" office:value="0">
            <text:p>0</text:p>
          </table:table-cell>
          <table:table-cell office:value-type="float" office:value="9643055">
            <text:p>9643055</text:p>
          </table:table-cell>
          <table:table-cell office:value-type="float" office:value="0">
            <text:p>0</text:p>
          </table:table-cell>
          <table:table-cell office:value-type="float" office:value="9643055">
            <text:p>9643055</text:p>
          </table:table-cell>
          <table:table-cell office:value-type="float" office:value="151778">
            <text:p>151778</text:p>
          </table:table-cell>
          <table:table-cell office:value-type="float" office:value="4821528">
            <text:p>4821528</text:p>
          </table:table-cell>
          <table:table-cell office:value-type="float" office:value="0">
            <text:p>0</text:p>
          </table:table-cell>
          <table:table-cell office:value-type="float" office:value="3214352">
            <text:p>3214352</text:p>
          </table:table-cell>
          <table:table-cell office:value-type="float" office:value="0">
            <text:p>0</text:p>
          </table:table-cell>
          <table:table-cell office:value-type="float" office:value="3214351">
            <text:p>3214351</text:p>
          </table:table-cell>
          <table:table-cell office:value-type="float" office:value="8666031">
            <text:p>8666031</text:p>
          </table:table-cell>
          <table:table-cell office:value-type="float" office:value="1607175">
            <text:p>1607175</text:p>
          </table:table-cell>
          <table:table-cell office:value-type="float" office:value="4406054">
            <text:p>4406054</text:p>
          </table:table-cell>
          <table:table-cell office:value-type="float" office:value="6428703">
            <text:p>6428703</text:p>
          </table:table-cell>
          <table:table-cell office:value-type="float" office:value="9643055">
            <text:p>9643055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3105272641">
            <text:p>3105272641</text:p>
          </table:table-cell>
          <table:table-cell office:value-type="float" office:value="8900010">
            <text:p>8900010</text:p>
          </table:table-cell>
          <table:table-cell office:value-type="float" office:value="24571029">
            <text:p>24571029</text:p>
          </table:table-cell>
          <table:table-cell office:value-type="float" office:value="8652171">
            <text:p>8652171</text:p>
          </table:table-cell>
          <table:table-cell table:number-columns-repeated="3" office:value-type="float" office:value="0">
            <text:p>0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table:number-columns-repeated="10" office:value-type="float" office:value="16129551">
            <text:p>16129551</text:p>
          </table:table-cell>
          <table:table-cell table:number-columns-repeated="2" office:value-type="float" office:value="16122353">
            <text:p>16122353</text:p>
          </table:table-cell>
          <table:table-cell table:number-columns-repeated="2" office:value-type="float" office:value="16129551">
            <text:p>16129551</text:p>
          </table:table-cell>
          <table:table-cell table:number-columns-repeated="11" office:value-type="float" office:value="0">
            <text:p>0</text:p>
          </table:table-cell>
          <table:table-cell office:value-type="float" office:value="3899392">
            <text:p>3899392</text:p>
          </table:table-cell>
          <table:table-cell office:value-type="float" office:value="8909328">
            <text:p>8909328</text:p>
          </table:table-cell>
          <table:table-cell table:number-columns-repeated="4" office:value-type="float" office:value="0">
            <text:p>0</text:p>
          </table:table-cell>
          <table:table-cell office:value-type="float" office:value="8900010">
            <text:p>8900010</text:p>
          </table:table-cell>
          <table:table-cell office:value-type="float" office:value="0">
            <text:p>0</text:p>
          </table:table-cell>
          <table:table-cell office:value-type="float" office:value="8900010">
            <text:p>8900010</text:p>
          </table:table-cell>
          <table:table-cell office:value-type="float" office:value="139687">
            <text:p>139687</text:p>
          </table:table-cell>
          <table:table-cell office:value-type="float" office:value="4450004">
            <text:p>4450004</text:p>
          </table:table-cell>
          <table:table-cell office:value-type="float" office:value="0">
            <text:p>0</text:p>
          </table:table-cell>
          <table:table-cell office:value-type="float" office:value="2966670">
            <text:p>2966670</text:p>
          </table:table-cell>
          <table:table-cell office:value-type="float" office:value="0">
            <text:p>0</text:p>
          </table:table-cell>
          <table:table-cell office:value-type="float" office:value="2966670">
            <text:p>2966670</text:p>
          </table:table-cell>
          <table:table-cell office:value-type="float" office:value="8900010">
            <text:p>8900010</text:p>
          </table:table-cell>
          <table:table-cell office:value-type="float" office:value="1483335">
            <text:p>1483335</text:p>
          </table:table-cell>
          <table:table-cell office:value-type="float" office:value="3350">
            <text:p>3350</text:p>
          </table:table-cell>
          <table:table-cell office:value-type="float" office:value="5933340">
            <text:p>5933340</text:p>
          </table:table-cell>
          <table:table-cell office:value-type="float" office:value="8900010">
            <text:p>8900010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3107125232">
            <text:p>3107125232</text:p>
          </table:table-cell>
          <table:table-cell office:value-type="float" office:value="9990599">
            <text:p>9990599</text:p>
          </table:table-cell>
          <table:table-cell office:value-type="float" office:value="26970833">
            <text:p>26970833</text:p>
          </table:table-cell>
          <table:table-cell office:value-type="float" office:value="9688310">
            <text:p>9688310</text:p>
          </table:table-cell>
          <table:table-cell table:number-columns-repeated="3" office:value-type="float" office:value="0">
            <text:p>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6723665">
            <text:p>16723665</text:p>
          </table:table-cell>
          <table:table-cell table:number-columns-repeated="11" office:value-type="float" office:value="0">
            <text:p>0</text:p>
          </table:table-cell>
          <table:table-cell office:value-type="float" office:value="4038656">
            <text:p>4038656</text:p>
          </table:table-cell>
          <table:table-cell office:value-type="float" office:value="4701224">
            <text:p>4701224</text:p>
          </table:table-cell>
          <table:table-cell table:number-columns-repeated="4" office:value-type="float" office:value="0">
            <text:p>0</text:p>
          </table:table-cell>
          <table:table-cell office:value-type="float" office:value="9990599">
            <text:p>9990599</text:p>
          </table:table-cell>
          <table:table-cell office:value-type="float" office:value="0">
            <text:p>0</text:p>
          </table:table-cell>
          <table:table-cell office:value-type="float" office:value="9990599">
            <text:p>9990599</text:p>
          </table:table-cell>
          <table:table-cell office:value-type="float" office:value="157123">
            <text:p>157123</text:p>
          </table:table-cell>
          <table:table-cell office:value-type="float" office:value="4995299">
            <text:p>4995299</text:p>
          </table:table-cell>
          <table:table-cell office:value-type="float" office:value="0">
            <text:p>0</text:p>
          </table:table-cell>
          <table:table-cell office:value-type="float" office:value="3330199">
            <text:p>3330199</text:p>
          </table:table-cell>
          <table:table-cell office:value-type="float" office:value="0">
            <text:p>0</text:p>
          </table:table-cell>
          <table:table-cell office:value-type="float" office:value="3330200">
            <text:p>3330200</text:p>
          </table:table-cell>
          <table:table-cell office:value-type="float" office:value="9909816">
            <text:p>9909816</text:p>
          </table:table-cell>
          <table:table-cell office:value-type="float" office:value="1665100">
            <text:p>1665100</text:p>
          </table:table-cell>
          <table:table-cell office:value-type="float" office:value="124053">
            <text:p>124053</text:p>
          </table:table-cell>
          <table:table-cell office:value-type="float" office:value="6660400">
            <text:p>6660400</text:p>
          </table:table-cell>
          <table:table-cell office:value-type="float" office:value="9990599">
            <text:p>9990599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3109112823">
            <text:p>3109112823</text:p>
          </table:table-cell>
          <table:table-cell office:value-type="float" office:value="9728942">
            <text:p>9728942</text:p>
          </table:table-cell>
          <table:table-cell office:value-type="float" office:value="25989041">
            <text:p>25989041</text:p>
          </table:table-cell>
          <table:table-cell office:value-type="float" office:value="9402506">
            <text:p>9402506</text:p>
          </table:table-cell>
          <table:table-cell table:number-columns-repeated="3" office:value-type="float" office:value="0">
            <text:p>0</text:p>
          </table:table-cell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7354135">
            <text:p>17354135</text:p>
          </table:table-cell>
          <table:table-cell table:number-columns-repeated="11" office:value-type="float" office:value="0">
            <text:p>0</text:p>
          </table:table-cell>
          <table:table-cell office:value-type="float" office:value="4177920">
            <text:p>4177920</text:p>
          </table:table-cell>
          <table:table-cell office:value-type="float" office:value="8571820">
            <text:p>8571820</text:p>
          </table:table-cell>
          <table:table-cell table:number-columns-repeated="4" office:value-type="float" office:value="0">
            <text:p>0</text:p>
          </table:table-cell>
          <table:table-cell office:value-type="float" office:value="9728942">
            <text:p>9728942</text:p>
          </table:table-cell>
          <table:table-cell office:value-type="float" office:value="0">
            <text:p>0</text:p>
          </table:table-cell>
          <table:table-cell office:value-type="float" office:value="9728942">
            <text:p>9728942</text:p>
          </table:table-cell>
          <table:table-cell office:value-type="float" office:value="152849">
            <text:p>152849</text:p>
          </table:table-cell>
          <table:table-cell office:value-type="float" office:value="4864471">
            <text:p>4864471</text:p>
          </table:table-cell>
          <table:table-cell office:value-type="float" office:value="0">
            <text:p>0</text:p>
          </table:table-cell>
          <table:table-cell office:value-type="float" office:value="3242980">
            <text:p>3242980</text:p>
          </table:table-cell>
          <table:table-cell office:value-type="float" office:value="0">
            <text:p>0</text:p>
          </table:table-cell>
          <table:table-cell office:value-type="float" office:value="3242980">
            <text:p>3242980</text:p>
          </table:table-cell>
          <table:table-cell office:value-type="float" office:value="9728942">
            <text:p>9728942</text:p>
          </table:table-cell>
          <table:table-cell office:value-type="float" office:value="1621490">
            <text:p>1621490</text:p>
          </table:table-cell>
          <table:table-cell office:value-type="float" office:value="523">
            <text:p>523</text:p>
          </table:table-cell>
          <table:table-cell office:value-type="float" office:value="6485961">
            <text:p>6485961</text:p>
          </table:table-cell>
          <table:table-cell office:value-type="float" office:value="9728942">
            <text:p>9728942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3111486064">
            <text:p>3111486064</text:p>
          </table:table-cell>
          <table:table-cell office:value-type="float" office:value="10407182">
            <text:p>10407182</text:p>
          </table:table-cell>
          <table:table-cell office:value-type="float" office:value="26675666">
            <text:p>26675666</text:p>
          </table:table-cell>
          <table:table-cell office:value-type="float" office:value="10265499">
            <text:p>10265499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125917">
            <text:p>125917</text:p>
          </table:table-cell>
          <table:table-cell table:number-columns-repeated="14" office:value-type="float" office:value="19053103">
            <text:p>19053103</text:p>
          </table:table-cell>
          <table:table-cell office:value-type="float" office:value="503491">
            <text:p>503491</text:p>
          </table:table-cell>
          <table:table-cell table:number-columns-repeated="4" office:value-type="float" office:value="0">
            <text:p>0</text:p>
          </table:table-cell>
          <table:table-cell office:value-type="float" office:value="503396">
            <text:p>503396</text:p>
          </table:table-cell>
          <table:table-cell office:value-type="float" office:value="3916">
            <text:p>3916</text:p>
          </table:table-cell>
          <table:table-cell office:value-type="float" office:value="427796">
            <text:p>427796</text:p>
          </table:table-cell>
          <table:table-cell office:value-type="float" office:value="108890">
            <text:p>108890</text:p>
          </table:table-cell>
          <table:table-cell table:number-columns-repeated="2" office:value-type="float" office:value="0">
            <text:p>0</text:p>
          </table:table-cell>
          <table:table-cell office:value-type="float" office:value="4317184">
            <text:p>4317184</text:p>
          </table:table-cell>
          <table:table-cell office:value-type="float" office:value="9025044">
            <text:p>9025044</text:p>
          </table:table-cell>
          <table:table-cell table:number-columns-repeated="4" office:value-type="float" office:value="0">
            <text:p>0</text:p>
          </table:table-cell>
          <table:table-cell office:value-type="float" office:value="10407182">
            <text:p>10407182</text:p>
          </table:table-cell>
          <table:table-cell office:value-type="float" office:value="0">
            <text:p>0</text:p>
          </table:table-cell>
          <table:table-cell office:value-type="float" office:value="10407182">
            <text:p>10407182</text:p>
          </table:table-cell>
          <table:table-cell office:value-type="float" office:value="163804">
            <text:p>163804</text:p>
          </table:table-cell>
          <table:table-cell office:value-type="float" office:value="5203591">
            <text:p>5203591</text:p>
          </table:table-cell>
          <table:table-cell office:value-type="float" office:value="0">
            <text:p>0</text:p>
          </table:table-cell>
          <table:table-cell office:value-type="float" office:value="3469060">
            <text:p>3469060</text:p>
          </table:table-cell>
          <table:table-cell office:value-type="float" office:value="0">
            <text:p>0</text:p>
          </table:table-cell>
          <table:table-cell office:value-type="float" office:value="3469060">
            <text:p>3469060</text:p>
          </table:table-cell>
          <table:table-cell office:value-type="float" office:value="10407182">
            <text:p>10407182</text:p>
          </table:table-cell>
          <table:table-cell office:value-type="float" office:value="1734530">
            <text:p>1734530</text:p>
          </table:table-cell>
          <table:table-cell office:value-type="float" office:value="264504">
            <text:p>264504</text:p>
          </table:table-cell>
          <table:table-cell office:value-type="float" office:value="6938121">
            <text:p>6938121</text:p>
          </table:table-cell>
          <table:table-cell office:value-type="float" office:value="10407182">
            <text:p>10407182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3113262858">
            <text:p>3113262858</text:p>
          </table:table-cell>
          <table:table-cell office:value-type="float" office:value="9719804">
            <text:p>9719804</text:p>
          </table:table-cell>
          <table:table-cell office:value-type="float" office:value="26358680">
            <text:p>26358680</text:p>
          </table:table-cell>
          <table:table-cell office:value-type="float" office:value="9373617">
            <text:p>9373617</text:p>
          </table:table-cell>
          <table:table-cell table:number-columns-repeated="3" office:value-type="float" office:value="0">
            <text:p>0</text:p>
          </table:table-cell>
          <table:table-cell office:value-type="float" office:value="256">
            <text:p>2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8446748">
            <text:p>18446748</text:p>
          </table:table-cell>
          <table:table-cell table:number-columns-repeated="11" office:value-type="float" office:value="0">
            <text:p>0</text:p>
          </table:table-cell>
          <table:table-cell office:value-type="float" office:value="4456448">
            <text:p>4456448</text:p>
          </table:table-cell>
          <table:table-cell office:value-type="float" office:value="8996340">
            <text:p>8996340</text:p>
          </table:table-cell>
          <table:table-cell table:number-columns-repeated="4" office:value-type="float" office:value="0">
            <text:p>0</text:p>
          </table:table-cell>
          <table:table-cell office:value-type="float" office:value="9719804">
            <text:p>9719804</text:p>
          </table:table-cell>
          <table:table-cell office:value-type="float" office:value="0">
            <text:p>0</text:p>
          </table:table-cell>
          <table:table-cell office:value-type="float" office:value="9719804">
            <text:p>9719804</text:p>
          </table:table-cell>
          <table:table-cell office:value-type="float" office:value="152257">
            <text:p>152257</text:p>
          </table:table-cell>
          <table:table-cell office:value-type="float" office:value="4859902">
            <text:p>4859902</text:p>
          </table:table-cell>
          <table:table-cell office:value-type="float" office:value="0">
            <text:p>0</text:p>
          </table:table-cell>
          <table:table-cell office:value-type="float" office:value="3239934">
            <text:p>3239934</text:p>
          </table:table-cell>
          <table:table-cell office:value-type="float" office:value="0">
            <text:p>0</text:p>
          </table:table-cell>
          <table:table-cell office:value-type="float" office:value="3239934">
            <text:p>3239934</text:p>
          </table:table-cell>
          <table:table-cell office:value-type="float" office:value="9419629">
            <text:p>9419629</text:p>
          </table:table-cell>
          <table:table-cell office:value-type="float" office:value="1619967">
            <text:p>1619967</text:p>
          </table:table-cell>
          <table:table-cell office:value-type="float" office:value="91235">
            <text:p>91235</text:p>
          </table:table-cell>
          <table:table-cell office:value-type="float" office:value="6479869">
            <text:p>6479869</text:p>
          </table:table-cell>
          <table:table-cell office:value-type="float" office:value="9719804">
            <text:p>9719804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3115180812">
            <text:p>3115180812</text:p>
          </table:table-cell>
          <table:table-cell office:value-type="float" office:value="14114905">
            <text:p>14114905</text:p>
          </table:table-cell>
          <table:table-cell office:value-type="float" office:value="38766816">
            <text:p>38766816</text:p>
          </table:table-cell>
          <table:table-cell office:value-type="float" office:value="13729325">
            <text:p>13729325</text:p>
          </table:table-cell>
          <table:table-cell table:number-columns-repeated="3" office:value-type="float" office:value="0">
            <text:p>0</text:p>
          </table:table-cell>
          <table:table-cell office:value-type="float" office:value="512">
            <text:p>51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6960279">
            <text:p>36960279</text:p>
          </table:table-cell>
          <table:table-cell table:number-columns-repeated="11" office:value-type="float" office:value="0">
            <text:p>0</text:p>
          </table:table-cell>
          <table:table-cell office:value-type="float" office:value="8912896">
            <text:p>8912896</text:p>
          </table:table-cell>
          <table:table-cell office:value-type="float" office:value="14216828">
            <text:p>14216828</text:p>
          </table:table-cell>
          <table:table-cell table:number-columns-repeated="4" office:value-type="float" office:value="0">
            <text:p>0</text:p>
          </table:table-cell>
          <table:table-cell office:value-type="float" office:value="14114905">
            <text:p>14114905</text:p>
          </table:table-cell>
          <table:table-cell office:value-type="float" office:value="0">
            <text:p>0</text:p>
          </table:table-cell>
          <table:table-cell office:value-type="float" office:value="14114905">
            <text:p>14114905</text:p>
          </table:table-cell>
          <table:table-cell office:value-type="float" office:value="221342">
            <text:p>221342</text:p>
          </table:table-cell>
          <table:table-cell office:value-type="float" office:value="7057453">
            <text:p>7057453</text:p>
          </table:table-cell>
          <table:table-cell office:value-type="float" office:value="0">
            <text:p>0</text:p>
          </table:table-cell>
          <table:table-cell office:value-type="float" office:value="4704968">
            <text:p>4704968</text:p>
          </table:table-cell>
          <table:table-cell office:value-type="float" office:value="0">
            <text:p>0</text:p>
          </table:table-cell>
          <table:table-cell office:value-type="float" office:value="4704968">
            <text:p>4704968</text:p>
          </table:table-cell>
          <table:table-cell office:value-type="float" office:value="14114905">
            <text:p>14114905</text:p>
          </table:table-cell>
          <table:table-cell office:value-type="float" office:value="2352484">
            <text:p>2352484</text:p>
          </table:table-cell>
          <table:table-cell office:value-type="float" office:value="1851">
            <text:p>1851</text:p>
          </table:table-cell>
          <table:table-cell office:value-type="float" office:value="9409936">
            <text:p>9409936</text:p>
          </table:table-cell>
          <table:table-cell office:value-type="float" office:value="14114905">
            <text:p>14114905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3117742178">
            <text:p>3117742178</text:p>
          </table:table-cell>
          <table:table-cell office:value-type="float" office:value="20489778">
            <text:p>20489778</text:p>
          </table:table-cell>
          <table:table-cell office:value-type="float" office:value="56342457">
            <text:p>56342457</text:p>
          </table:table-cell>
          <table:table-cell office:value-type="float" office:value="20141746">
            <text:p>2014174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1738">
            <text:p>1738</text:p>
          </table:table-cell>
          <table:table-cell table:number-columns-repeated="14" office:value-type="float" office:value="73844969">
            <text:p>73844969</text:p>
          </table:table-cell>
          <table:table-cell office:value-type="float" office:value="6950">
            <text:p>6950</text:p>
          </table:table-cell>
          <table:table-cell table:number-columns-repeated="4" office:value-type="float" office:value="0">
            <text:p>0</text:p>
          </table:table-cell>
          <table:table-cell office:value-type="float" office:value="6950">
            <text:p>6950</text:p>
          </table:table-cell>
          <table:table-cell office:value-type="float" office:value="1956">
            <text:p>1956</text:p>
          </table:table-cell>
          <table:table-cell office:value-type="float" office:value="6950">
            <text:p>6950</text:p>
          </table:table-cell>
          <table:table-cell office:value-type="float" office:value="2062">
            <text:p>2062</text:p>
          </table:table-cell>
          <table:table-cell table:number-columns-repeated="2" office:value-type="float" office:value="0">
            <text:p>0</text:p>
          </table:table-cell>
          <table:table-cell office:value-type="float" office:value="17825792">
            <text:p>17825792</text:p>
          </table:table-cell>
          <table:table-cell office:value-type="float" office:value="19564604">
            <text:p>19564604</text:p>
          </table:table-cell>
          <table:table-cell table:number-columns-repeated="4" office:value-type="float" office:value="0">
            <text:p>0</text:p>
          </table:table-cell>
          <table:table-cell office:value-type="float" office:value="20489778">
            <text:p>20489778</text:p>
          </table:table-cell>
          <table:table-cell office:value-type="float" office:value="0">
            <text:p>0</text:p>
          </table:table-cell>
          <table:table-cell office:value-type="float" office:value="20489778">
            <text:p>20489778</text:p>
          </table:table-cell>
          <table:table-cell office:value-type="float" office:value="320889">
            <text:p>320889</text:p>
          </table:table-cell>
          <table:table-cell office:value-type="float" office:value="10244889">
            <text:p>10244889</text:p>
          </table:table-cell>
          <table:table-cell office:value-type="float" office:value="0">
            <text:p>0</text:p>
          </table:table-cell>
          <table:table-cell office:value-type="float" office:value="6829926">
            <text:p>6829926</text:p>
          </table:table-cell>
          <table:table-cell office:value-type="float" office:value="0">
            <text:p>0</text:p>
          </table:table-cell>
          <table:table-cell office:value-type="float" office:value="6829926">
            <text:p>6829926</text:p>
          </table:table-cell>
          <table:table-cell office:value-type="float" office:value="20263342">
            <text:p>20263342</text:p>
          </table:table-cell>
          <table:table-cell office:value-type="float" office:value="3414963">
            <text:p>3414963</text:p>
          </table:table-cell>
          <table:table-cell office:value-type="float" office:value="67273">
            <text:p>67273</text:p>
          </table:table-cell>
          <table:table-cell office:value-type="float" office:value="13659852">
            <text:p>13659852</text:p>
          </table:table-cell>
          <table:table-cell office:value-type="float" office:value="20489778">
            <text:p>20489778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table:number-columns-repeated="2" office:value-type="float" office:value="256">
            <text:p>256</text:p>
          </table:table-cell>
          <table:table-cell office:value-type="float" office:value="3120294574">
            <text:p>3120294574</text:p>
          </table:table-cell>
          <table:table-cell office:value-type="float" office:value="34475676">
            <text:p>34475676</text:p>
          </table:table-cell>
          <table:table-cell office:value-type="float" office:value="91485978">
            <text:p>91485978</text:p>
          </table:table-cell>
          <table:table-cell office:value-type="float" office:value="34259265">
            <text:p>34259265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0">
            <text:p>0</text:p>
          </table:table-cell>
          <table:table-cell office:value-type="float" office:value="83120">
            <text:p>83120</text:p>
          </table:table-cell>
          <table:table-cell table:number-columns-repeated="14" office:value-type="float" office:value="148954241">
            <text:p>148954241</text:p>
          </table:table-cell>
          <table:table-cell office:value-type="float" office:value="332334">
            <text:p>332334</text:p>
          </table:table-cell>
          <table:table-cell table:number-columns-repeated="4" office:value-type="float" office:value="0">
            <text:p>0</text:p>
          </table:table-cell>
          <table:table-cell office:value-type="float" office:value="327386">
            <text:p>327386</text:p>
          </table:table-cell>
          <table:table-cell office:value-type="float" office:value="3967">
            <text:p>3967</text:p>
          </table:table-cell>
          <table:table-cell office:value-type="float" office:value="472948">
            <text:p>472948</text:p>
          </table:table-cell>
          <table:table-cell office:value-type="float" office:value="85681">
            <text:p>85681</text:p>
          </table:table-cell>
          <table:table-cell table:number-columns-repeated="2" office:value-type="float" office:value="0">
            <text:p>0</text:p>
          </table:table-cell>
          <table:table-cell office:value-type="float" office:value="35651584">
            <text:p>35651584</text:p>
          </table:table-cell>
          <table:table-cell office:value-type="float" office:value="33331768">
            <text:p>33331768</text:p>
          </table:table-cell>
          <table:table-cell table:number-columns-repeated="4" office:value-type="float" office:value="0">
            <text:p>0</text:p>
          </table:table-cell>
          <table:table-cell office:value-type="float" office:value="34475676">
            <text:p>34475676</text:p>
          </table:table-cell>
          <table:table-cell office:value-type="float" office:value="0">
            <text:p>0</text:p>
          </table:table-cell>
          <table:table-cell office:value-type="float" office:value="34475676">
            <text:p>34475676</text:p>
          </table:table-cell>
          <table:table-cell office:value-type="float" office:value="539662">
            <text:p>539662</text:p>
          </table:table-cell>
          <table:table-cell office:value-type="float" office:value="17237838">
            <text:p>17237838</text:p>
          </table:table-cell>
          <table:table-cell office:value-type="float" office:value="0">
            <text:p>0</text:p>
          </table:table-cell>
          <table:table-cell office:value-type="float" office:value="11491892">
            <text:p>11491892</text:p>
          </table:table-cell>
          <table:table-cell office:value-type="float" office:value="0">
            <text:p>0</text:p>
          </table:table-cell>
          <table:table-cell office:value-type="float" office:value="11491892">
            <text:p>11491892</text:p>
          </table:table-cell>
          <table:table-cell office:value-type="float" office:value="33444135">
            <text:p>33444135</text:p>
          </table:table-cell>
          <table:table-cell office:value-type="float" office:value="5745946">
            <text:p>5745946</text:p>
          </table:table-cell>
          <table:table-cell office:value-type="float" office:value="157936">
            <text:p>157936</text:p>
          </table:table-cell>
          <table:table-cell office:value-type="float" office:value="22983783">
            <text:p>22983783</text:p>
          </table:table-cell>
          <table:table-cell office:value-type="float" office:value="34475676">
            <text:p>34475676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3122700221">
            <text:p>3122700221</text:p>
          </table:table-cell>
          <table:table-cell office:value-type="float" office:value="63227191">
            <text:p>63227191</text:p>
          </table:table-cell>
          <table:table-cell office:value-type="float" office:value="160347817">
            <text:p>160347817</text:p>
          </table:table-cell>
          <table:table-cell office:value-type="float" office:value="63007761">
            <text:p>63007761</text:p>
          </table:table-cell>
          <table:table-cell office:value-type="float" office:value="184">
            <text:p>184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0">
            <text:p>0</text:p>
          </table:table-cell>
          <table:table-cell office:value-type="float" office:value="482721">
            <text:p>482721</text:p>
          </table:table-cell>
          <table:table-cell table:number-columns-repeated="14" office:value-type="float" office:value="300482461">
            <text:p>300482461</text:p>
          </table:table-cell>
          <table:table-cell office:value-type="float" office:value="1930083">
            <text:p>1930083</text:p>
          </table:table-cell>
          <table:table-cell table:number-columns-repeated="4" office:value-type="float" office:value="0">
            <text:p>0</text:p>
          </table:table-cell>
          <table:table-cell office:value-type="float" office:value="1919902">
            <text:p>1919902</text:p>
          </table:table-cell>
          <table:table-cell office:value-type="float" office:value="25979">
            <text:p>25979</text:p>
          </table:table-cell>
          <table:table-cell office:value-type="float" office:value="1984224">
            <text:p>1984224</text:p>
          </table:table-cell>
          <table:table-cell office:value-type="float" office:value="431647">
            <text:p>431647</text:p>
          </table:table-cell>
          <table:table-cell table:number-columns-repeated="2" office:value-type="float" office:value="0">
            <text:p>0</text:p>
          </table:table-cell>
          <table:table-cell office:value-type="float" office:value="71303168">
            <text:p>71303168</text:p>
          </table:table-cell>
          <table:table-cell office:value-type="float" office:value="61102676">
            <text:p>61102676</text:p>
          </table:table-cell>
          <table:table-cell table:number-columns-repeated="4" office:value-type="float" office:value="0">
            <text:p>0</text:p>
          </table:table-cell>
          <table:table-cell office:value-type="float" office:value="63227191">
            <text:p>63227191</text:p>
          </table:table-cell>
          <table:table-cell office:value-type="float" office:value="0">
            <text:p>0</text:p>
          </table:table-cell>
          <table:table-cell office:value-type="float" office:value="63227191">
            <text:p>63227191</text:p>
          </table:table-cell>
          <table:table-cell office:value-type="float" office:value="990270">
            <text:p>990270</text:p>
          </table:table-cell>
          <table:table-cell office:value-type="float" office:value="31613595">
            <text:p>31613595</text:p>
          </table:table-cell>
          <table:table-cell office:value-type="float" office:value="0">
            <text:p>0</text:p>
          </table:table-cell>
          <table:table-cell office:value-type="float" office:value="21075730">
            <text:p>21075730</text:p>
          </table:table-cell>
          <table:table-cell office:value-type="float" office:value="0">
            <text:p>0</text:p>
          </table:table-cell>
          <table:table-cell office:value-type="float" office:value="21075730">
            <text:p>21075730</text:p>
          </table:table-cell>
          <table:table-cell office:value-type="float" office:value="60618368">
            <text:p>60618368</text:p>
          </table:table-cell>
          <table:table-cell office:value-type="float" office:value="10537865">
            <text:p>10537865</text:p>
          </table:table-cell>
          <table:table-cell office:value-type="float" office:value="484587">
            <text:p>484587</text:p>
          </table:table-cell>
          <table:table-cell office:value-type="float" office:value="42151460">
            <text:p>42151460</text:p>
          </table:table-cell>
          <table:table-cell office:value-type="float" office:value="63227191">
            <text:p>63227191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3125761986">
            <text:p>3125761986</text:p>
          </table:table-cell>
          <table:table-cell office:value-type="float" office:value="111406243">
            <text:p>111406243</text:p>
          </table:table-cell>
          <table:table-cell office:value-type="float" office:value="296227874">
            <text:p>296227874</text:p>
          </table:table-cell>
          <table:table-cell office:value-type="float" office:value="111190374">
            <text:p>111190374</text:p>
          </table:table-cell>
          <table:table-cell office:value-type="float" office:value="129">
            <text:p>129</text:p>
          </table:table-cell>
          <table:table-cell table:number-columns-repeated="2" office:value-type="float" office:value="0">
            <text:p>0</text:p>
          </table:table-cell>
          <table:table-cell office:value-type="float" office:value="8192">
            <text:p>8192</text:p>
          </table:table-cell>
          <table:table-cell office:value-type="float" office:value="0">
            <text:p>0</text:p>
          </table:table-cell>
          <table:table-cell office:value-type="float" office:value="351698">
            <text:p>351698</text:p>
          </table:table-cell>
          <table:table-cell table:number-columns-repeated="14" office:value-type="float" office:value="594028154">
            <text:p>594028154</text:p>
          </table:table-cell>
          <table:table-cell office:value-type="float" office:value="1406321">
            <text:p>1406321</text:p>
          </table:table-cell>
          <table:table-cell table:number-columns-repeated="4" office:value-type="float" office:value="0">
            <text:p>0</text:p>
          </table:table-cell>
          <table:table-cell office:value-type="float" office:value="1396291">
            <text:p>1396291</text:p>
          </table:table-cell>
          <table:table-cell office:value-type="float" office:value="22021">
            <text:p>22021</text:p>
          </table:table-cell>
          <table:table-cell office:value-type="float" office:value="1611854">
            <text:p>1611854</text:p>
          </table:table-cell>
          <table:table-cell office:value-type="float" office:value="343159">
            <text:p>343159</text:p>
          </table:table-cell>
          <table:table-cell table:number-columns-repeated="2" office:value-type="float" office:value="0">
            <text:p>0</text:p>
          </table:table-cell>
          <table:table-cell office:value-type="float" office:value="142606336">
            <text:p>142606336</text:p>
          </table:table-cell>
          <table:table-cell office:value-type="float" office:value="108583312">
            <text:p>108583312</text:p>
          </table:table-cell>
          <table:table-cell table:number-columns-repeated="4" office:value-type="float" office:value="0">
            <text:p>0</text:p>
          </table:table-cell>
          <table:table-cell office:value-type="float" office:value="111406243">
            <text:p>111406243</text:p>
          </table:table-cell>
          <table:table-cell office:value-type="float" office:value="0">
            <text:p>0</text:p>
          </table:table-cell>
          <table:table-cell office:value-type="float" office:value="111406243">
            <text:p>111406243</text:p>
          </table:table-cell>
          <table:table-cell office:value-type="float" office:value="1743069">
            <text:p>1743069</text:p>
          </table:table-cell>
          <table:table-cell office:value-type="float" office:value="55703122">
            <text:p>55703122</text:p>
          </table:table-cell>
          <table:table-cell office:value-type="float" office:value="0">
            <text:p>0</text:p>
          </table:table-cell>
          <table:table-cell office:value-type="float" office:value="37135414">
            <text:p>37135414</text:p>
          </table:table-cell>
          <table:table-cell office:value-type="float" office:value="0">
            <text:p>0</text:p>
          </table:table-cell>
          <table:table-cell office:value-type="float" office:value="37135414">
            <text:p>37135414</text:p>
          </table:table-cell>
          <table:table-cell office:value-type="float" office:value="107731256">
            <text:p>107731256</text:p>
          </table:table-cell>
          <table:table-cell office:value-type="float" office:value="18567707">
            <text:p>18567707</text:p>
          </table:table-cell>
          <table:table-cell office:value-type="float" office:value="363333">
            <text:p>363333</text:p>
          </table:table-cell>
          <table:table-cell office:value-type="float" office:value="74270828">
            <text:p>74270828</text:p>
          </table:table-cell>
          <table:table-cell office:value-type="float" office:value="111406243">
            <text:p>111406243</text:p>
          </table:table-cell>
          <table:table-cell table:number-columns-repeated="966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3130948786">
            <text:p>3130948786</text:p>
          </table:table-cell>
          <table:table-cell office:value-type="float" office:value="209561180">
            <text:p>209561180</text:p>
          </table:table-cell>
          <table:table-cell office:value-type="float" office:value="563801289">
            <text:p>563801289</text:p>
          </table:table-cell>
          <table:table-cell office:value-type="float" office:value="209064935">
            <text:p>209064935</text:p>
          </table:table-cell>
          <table:table-cell office:value-type="float" office:value="208">
            <text:p>208</text:p>
          </table:table-cell>
          <table:table-cell table:number-columns-repeated="2" office:value-type="float" office:value="0">
            <text:p>0</text:p>
          </table:table-cell>
          <table:table-cell office:value-type="float" office:value="16384">
            <text:p>16384</text:p>
          </table:table-cell>
          <table:table-cell office:value-type="float" office:value="0">
            <text:p>0</text:p>
          </table:table-cell>
          <table:table-cell office:value-type="float" office:value="559103">
            <text:p>559103</text:p>
          </table:table-cell>
          <table:table-cell table:number-columns-repeated="10" office:value-type="float" office:value="1187953518">
            <text:p>1187953518</text:p>
          </table:table-cell>
          <table:table-cell office:value-type="float" office:value="1186872290">
            <text:p>1186872290</text:p>
          </table:table-cell>
          <table:table-cell office:value-type="float" office:value="1186872149">
            <text:p>1186872149</text:p>
          </table:table-cell>
          <table:table-cell table:number-columns-repeated="2" office:value-type="float" office:value="1187953518">
            <text:p>1187953518</text:p>
          </table:table-cell>
          <table:table-cell office:value-type="float" office:value="2235572">
            <text:p>2235572</text:p>
          </table:table-cell>
          <table:table-cell table:number-columns-repeated="4" office:value-type="float" office:value="0">
            <text:p>0</text:p>
          </table:table-cell>
          <table:table-cell office:value-type="float" office:value="2225411">
            <text:p>2225411</text:p>
          </table:table-cell>
          <table:table-cell office:value-type="float" office:value="25611">
            <text:p>25611</text:p>
          </table:table-cell>
          <table:table-cell office:value-type="float" office:value="2282779">
            <text:p>2282779</text:p>
          </table:table-cell>
          <table:table-cell office:value-type="float" office:value="507749">
            <text:p>507749</text:p>
          </table:table-cell>
          <table:table-cell table:number-columns-repeated="2" office:value-type="float" office:value="0">
            <text:p>0</text:p>
          </table:table-cell>
          <table:table-cell office:value-type="float" office:value="285212672">
            <text:p>285212672</text:p>
          </table:table-cell>
          <table:table-cell office:value-type="float" office:value="209018156">
            <text:p>209018156</text:p>
          </table:table-cell>
          <table:table-cell table:number-columns-repeated="4" office:value-type="float" office:value="0">
            <text:p>0</text:p>
          </table:table-cell>
          <table:table-cell office:value-type="float" office:value="209561180">
            <text:p>209561180</text:p>
          </table:table-cell>
          <table:table-cell office:value-type="float" office:value="0">
            <text:p>0</text:p>
          </table:table-cell>
          <table:table-cell office:value-type="float" office:value="209561180">
            <text:p>209561180</text:p>
          </table:table-cell>
          <table:table-cell office:value-type="float" office:value="3278756">
            <text:p>3278756</text:p>
          </table:table-cell>
          <table:table-cell office:value-type="float" office:value="104780590">
            <text:p>104780590</text:p>
          </table:table-cell>
          <table:table-cell office:value-type="float" office:value="0">
            <text:p>0</text:p>
          </table:table-cell>
          <table:table-cell office:value-type="float" office:value="69853727">
            <text:p>69853727</text:p>
          </table:table-cell>
          <table:table-cell office:value-type="float" office:value="3134110">
            <text:p>3134110</text:p>
          </table:table-cell>
          <table:table-cell office:value-type="float" office:value="69853726">
            <text:p>69853726</text:p>
          </table:table-cell>
          <table:table-cell office:value-type="float" office:value="209162039">
            <text:p>209162039</text:p>
          </table:table-cell>
          <table:table-cell office:value-type="float" office:value="34926863">
            <text:p>34926863</text:p>
          </table:table-cell>
          <table:table-cell office:value-type="float" office:value="205651861">
            <text:p>205651861</text:p>
          </table:table-cell>
          <table:table-cell office:value-type="float" office:value="139707453">
            <text:p>139707453</text:p>
          </table:table-cell>
          <table:table-cell office:value-type="float" office:value="209561180">
            <text:p>209561180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table:number-columns-repeated="2" office:value-type="float" office:value="1">
            <text:p>1</text:p>
          </table:table-cell>
          <table:table-cell office:value-type="float" office:value="3713414760">
            <text:p>3713414760</text:p>
          </table:table-cell>
          <table:table-cell office:value-type="float" office:value="907627">
            <text:p>907627</text:p>
          </table:table-cell>
          <table:table-cell office:value-type="float" office:value="2304410">
            <text:p>2304410</text:p>
          </table:table-cell>
          <table:table-cell office:value-type="float" office:value="756189">
            <text:p>75618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2240">
            <text:p>92240</text:p>
          </table:table-cell>
          <table:table-cell table:number-columns-repeated="11" office:value-type="float" office:value="0">
            <text:p>0</text:p>
          </table:table-cell>
          <table:table-cell office:value-type="float" office:value="6144">
            <text:p>6144</text:p>
          </table:table-cell>
          <table:table-cell office:value-type="float" office:value="888088">
            <text:p>888088</text:p>
          </table:table-cell>
          <table:table-cell table:number-columns-repeated="4" office:value-type="float" office:value="0">
            <text:p>0</text:p>
          </table:table-cell>
          <table:table-cell office:value-type="float" office:value="907627">
            <text:p>907627</text:p>
          </table:table-cell>
          <table:table-cell office:value-type="float" office:value="0">
            <text:p>0</text:p>
          </table:table-cell>
          <table:table-cell office:value-type="float" office:value="907627">
            <text:p>907627</text:p>
          </table:table-cell>
          <table:table-cell office:value-type="float" office:value="14874">
            <text:p>14874</text:p>
          </table:table-cell>
          <table:table-cell office:value-type="float" office:value="453813">
            <text:p>453813</text:p>
          </table:table-cell>
          <table:table-cell office:value-type="float" office:value="0">
            <text:p>0</text:p>
          </table:table-cell>
          <table:table-cell office:value-type="float" office:value="302542">
            <text:p>302542</text:p>
          </table:table-cell>
          <table:table-cell office:value-type="float" office:value="0">
            <text:p>0</text:p>
          </table:table-cell>
          <table:table-cell office:value-type="float" office:value="302542">
            <text:p>302542</text:p>
          </table:table-cell>
          <table:table-cell office:value-type="float" office:value="907627">
            <text:p>907627</text:p>
          </table:table-cell>
          <table:table-cell office:value-type="float" office:value="151271">
            <text:p>151271</text:p>
          </table:table-cell>
          <table:table-cell office:value-type="float" office:value="899133">
            <text:p>899133</text:p>
          </table:table-cell>
          <table:table-cell office:value-type="float" office:value="605085">
            <text:p>605085</text:p>
          </table:table-cell>
          <table:table-cell office:value-type="float" office:value="907627">
            <text:p>907627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715293130">
            <text:p>3715293130</text:p>
          </table:table-cell>
          <table:table-cell office:value-type="float" office:value="936976">
            <text:p>936976</text:p>
          </table:table-cell>
          <table:table-cell office:value-type="float" office:value="2359113">
            <text:p>2359113</text:p>
          </table:table-cell>
          <table:table-cell office:value-type="float" office:value="759124">
            <text:p>75912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2240">
            <text:p>92240</text:p>
          </table:table-cell>
          <table:table-cell table:number-columns-repeated="11" office:value-type="float" office:value="0">
            <text:p>0</text:p>
          </table:table-cell>
          <table:table-cell office:value-type="float" office:value="6144">
            <text:p>6144</text:p>
          </table:table-cell>
          <table:table-cell office:value-type="float" office:value="872968">
            <text:p>872968</text:p>
          </table:table-cell>
          <table:table-cell table:number-columns-repeated="4" office:value-type="float" office:value="0">
            <text:p>0</text:p>
          </table:table-cell>
          <table:table-cell office:value-type="float" office:value="936976">
            <text:p>936976</text:p>
          </table:table-cell>
          <table:table-cell office:value-type="float" office:value="0">
            <text:p>0</text:p>
          </table:table-cell>
          <table:table-cell office:value-type="float" office:value="936976">
            <text:p>936976</text:p>
          </table:table-cell>
          <table:table-cell office:value-type="float" office:value="15347">
            <text:p>15347</text:p>
          </table:table-cell>
          <table:table-cell office:value-type="float" office:value="468488">
            <text:p>468488</text:p>
          </table:table-cell>
          <table:table-cell office:value-type="float" office:value="0">
            <text:p>0</text:p>
          </table:table-cell>
          <table:table-cell office:value-type="float" office:value="312325">
            <text:p>312325</text:p>
          </table:table-cell>
          <table:table-cell office:value-type="float" office:value="0">
            <text:p>0</text:p>
          </table:table-cell>
          <table:table-cell office:value-type="float" office:value="312325">
            <text:p>312325</text:p>
          </table:table-cell>
          <table:table-cell office:value-type="float" office:value="936976">
            <text:p>936976</text:p>
          </table:table-cell>
          <table:table-cell office:value-type="float" office:value="156162">
            <text:p>156162</text:p>
          </table:table-cell>
          <table:table-cell office:value-type="float" office:value="898568">
            <text:p>898568</text:p>
          </table:table-cell>
          <table:table-cell office:value-type="float" office:value="624650">
            <text:p>624650</text:p>
          </table:table-cell>
          <table:table-cell office:value-type="float" office:value="936976">
            <text:p>936976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717061897">
            <text:p>3717061897</text:p>
          </table:table-cell>
          <table:table-cell office:value-type="float" office:value="931851">
            <text:p>931851</text:p>
          </table:table-cell>
          <table:table-cell office:value-type="float" office:value="2343779">
            <text:p>2343779</text:p>
          </table:table-cell>
          <table:table-cell office:value-type="float" office:value="754644">
            <text:p>75464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2240">
            <text:p>92240</text:p>
          </table:table-cell>
          <table:table-cell table:number-columns-repeated="11" office:value-type="float" office:value="0">
            <text:p>0</text:p>
          </table:table-cell>
          <table:table-cell office:value-type="float" office:value="6144">
            <text:p>6144</text:p>
          </table:table-cell>
          <table:table-cell office:value-type="float" office:value="884004">
            <text:p>884004</text:p>
          </table:table-cell>
          <table:table-cell table:number-columns-repeated="4" office:value-type="float" office:value="0">
            <text:p>0</text:p>
          </table:table-cell>
          <table:table-cell office:value-type="float" office:value="931851">
            <text:p>931851</text:p>
          </table:table-cell>
          <table:table-cell office:value-type="float" office:value="0">
            <text:p>0</text:p>
          </table:table-cell>
          <table:table-cell office:value-type="float" office:value="931851">
            <text:p>931851</text:p>
          </table:table-cell>
          <table:table-cell office:value-type="float" office:value="14871">
            <text:p>14871</text:p>
          </table:table-cell>
          <table:table-cell office:value-type="float" office:value="465925">
            <text:p>465925</text:p>
          </table:table-cell>
          <table:table-cell office:value-type="float" office:value="0">
            <text:p>0</text:p>
          </table:table-cell>
          <table:table-cell office:value-type="float" office:value="310617">
            <text:p>310617</text:p>
          </table:table-cell>
          <table:table-cell office:value-type="float" office:value="0">
            <text:p>0</text:p>
          </table:table-cell>
          <table:table-cell office:value-type="float" office:value="310617">
            <text:p>310617</text:p>
          </table:table-cell>
          <table:table-cell office:value-type="float" office:value="931851">
            <text:p>931851</text:p>
          </table:table-cell>
          <table:table-cell office:value-type="float" office:value="155309">
            <text:p>155309</text:p>
          </table:table-cell>
          <table:table-cell office:value-type="float" office:value="888871">
            <text:p>888871</text:p>
          </table:table-cell>
          <table:table-cell office:value-type="float" office:value="621234">
            <text:p>621234</text:p>
          </table:table-cell>
          <table:table-cell office:value-type="float" office:value="931851">
            <text:p>931851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718474258">
            <text:p>3718474258</text:p>
          </table:table-cell>
          <table:table-cell office:value-type="float" office:value="906725">
            <text:p>906725</text:p>
          </table:table-cell>
          <table:table-cell office:value-type="float" office:value="2290013">
            <text:p>2290013</text:p>
          </table:table-cell>
          <table:table-cell office:value-type="float" office:value="744541">
            <text:p>74454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2240">
            <text:p>92240</text:p>
          </table:table-cell>
          <table:table-cell table:number-columns-repeated="11" office:value-type="float" office:value="0">
            <text:p>0</text:p>
          </table:table-cell>
          <table:table-cell office:value-type="float" office:value="10240">
            <text:p>10240</text:p>
          </table:table-cell>
          <table:table-cell office:value-type="float" office:value="870476">
            <text:p>870476</text:p>
          </table:table-cell>
          <table:table-cell table:number-columns-repeated="4" office:value-type="float" office:value="0">
            <text:p>0</text:p>
          </table:table-cell>
          <table:table-cell office:value-type="float" office:value="906725">
            <text:p>906725</text:p>
          </table:table-cell>
          <table:table-cell office:value-type="float" office:value="0">
            <text:p>0</text:p>
          </table:table-cell>
          <table:table-cell office:value-type="float" office:value="906725">
            <text:p>906725</text:p>
          </table:table-cell>
          <table:table-cell office:value-type="float" office:value="14851">
            <text:p>14851</text:p>
          </table:table-cell>
          <table:table-cell office:value-type="float" office:value="453362">
            <text:p>453362</text:p>
          </table:table-cell>
          <table:table-cell office:value-type="float" office:value="0">
            <text:p>0</text:p>
          </table:table-cell>
          <table:table-cell office:value-type="float" office:value="302242">
            <text:p>302242</text:p>
          </table:table-cell>
          <table:table-cell office:value-type="float" office:value="0">
            <text:p>0</text:p>
          </table:table-cell>
          <table:table-cell office:value-type="float" office:value="302242">
            <text:p>302242</text:p>
          </table:table-cell>
          <table:table-cell office:value-type="float" office:value="906725">
            <text:p>906725</text:p>
          </table:table-cell>
          <table:table-cell office:value-type="float" office:value="151120">
            <text:p>151120</text:p>
          </table:table-cell>
          <table:table-cell office:value-type="float" office:value="890787">
            <text:p>890787</text:p>
          </table:table-cell>
          <table:table-cell office:value-type="float" office:value="604484">
            <text:p>604484</text:p>
          </table:table-cell>
          <table:table-cell office:value-type="float" office:value="906725">
            <text:p>906725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3719947080">
            <text:p>3719947080</text:p>
          </table:table-cell>
          <table:table-cell office:value-type="float" office:value="918688">
            <text:p>918688</text:p>
          </table:table-cell>
          <table:table-cell office:value-type="float" office:value="2325691">
            <text:p>2325691</text:p>
          </table:table-cell>
          <table:table-cell office:value-type="float" office:value="754705">
            <text:p>75470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57776">
            <text:p>157776</text:p>
          </table:table-cell>
          <table:table-cell table:number-columns-repeated="11" office:value-type="float" office:value="0">
            <text:p>0</text:p>
          </table:table-cell>
          <table:table-cell office:value-type="float" office:value="18432">
            <text:p>18432</text:p>
          </table:table-cell>
          <table:table-cell office:value-type="float" office:value="885700">
            <text:p>885700</text:p>
          </table:table-cell>
          <table:table-cell table:number-columns-repeated="4" office:value-type="float" office:value="0">
            <text:p>0</text:p>
          </table:table-cell>
          <table:table-cell office:value-type="float" office:value="918688">
            <text:p>918688</text:p>
          </table:table-cell>
          <table:table-cell office:value-type="float" office:value="0">
            <text:p>0</text:p>
          </table:table-cell>
          <table:table-cell office:value-type="float" office:value="918688">
            <text:p>918688</text:p>
          </table:table-cell>
          <table:table-cell office:value-type="float" office:value="14874">
            <text:p>14874</text:p>
          </table:table-cell>
          <table:table-cell office:value-type="float" office:value="459344">
            <text:p>459344</text:p>
          </table:table-cell>
          <table:table-cell office:value-type="float" office:value="0">
            <text:p>0</text:p>
          </table:table-cell>
          <table:table-cell office:value-type="float" office:value="306229">
            <text:p>306229</text:p>
          </table:table-cell>
          <table:table-cell office:value-type="float" office:value="0">
            <text:p>0</text:p>
          </table:table-cell>
          <table:table-cell office:value-type="float" office:value="306229">
            <text:p>306229</text:p>
          </table:table-cell>
          <table:table-cell office:value-type="float" office:value="918688">
            <text:p>918688</text:p>
          </table:table-cell>
          <table:table-cell office:value-type="float" office:value="153114">
            <text:p>153114</text:p>
          </table:table-cell>
          <table:table-cell office:value-type="float" office:value="902971">
            <text:p>902971</text:p>
          </table:table-cell>
          <table:table-cell office:value-type="float" office:value="612458">
            <text:p>612458</text:p>
          </table:table-cell>
          <table:table-cell office:value-type="float" office:value="918688">
            <text:p>918688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3721594174">
            <text:p>3721594174</text:p>
          </table:table-cell>
          <table:table-cell office:value-type="float" office:value="925546">
            <text:p>925546</text:p>
          </table:table-cell>
          <table:table-cell office:value-type="float" office:value="2343602">
            <text:p>2343602</text:p>
          </table:table-cell>
          <table:table-cell office:value-type="float" office:value="769829">
            <text:p>76982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88848">
            <text:p>288848</text:p>
          </table:table-cell>
          <table:table-cell table:number-columns-repeated="11" office:value-type="float" office:value="0">
            <text:p>0</text:p>
          </table:table-cell>
          <table:table-cell office:value-type="float" office:value="34816">
            <text:p>34816</text:p>
          </table:table-cell>
          <table:table-cell office:value-type="float" office:value="895080">
            <text:p>895080</text:p>
          </table:table-cell>
          <table:table-cell table:number-columns-repeated="4" office:value-type="float" office:value="0">
            <text:p>0</text:p>
          </table:table-cell>
          <table:table-cell office:value-type="float" office:value="925546">
            <text:p>925546</text:p>
          </table:table-cell>
          <table:table-cell office:value-type="float" office:value="0">
            <text:p>0</text:p>
          </table:table-cell>
          <table:table-cell office:value-type="float" office:value="925546">
            <text:p>925546</text:p>
          </table:table-cell>
          <table:table-cell office:value-type="float" office:value="14954">
            <text:p>14954</text:p>
          </table:table-cell>
          <table:table-cell office:value-type="float" office:value="462773">
            <text:p>462773</text:p>
          </table:table-cell>
          <table:table-cell office:value-type="float" office:value="0">
            <text:p>0</text:p>
          </table:table-cell>
          <table:table-cell office:value-type="float" office:value="308515">
            <text:p>308515</text:p>
          </table:table-cell>
          <table:table-cell office:value-type="float" office:value="0">
            <text:p>0</text:p>
          </table:table-cell>
          <table:table-cell office:value-type="float" office:value="308515">
            <text:p>308515</text:p>
          </table:table-cell>
          <table:table-cell office:value-type="float" office:value="925546">
            <text:p>925546</text:p>
          </table:table-cell>
          <table:table-cell office:value-type="float" office:value="154258">
            <text:p>154258</text:p>
          </table:table-cell>
          <table:table-cell office:value-type="float" office:value="918656">
            <text:p>918656</text:p>
          </table:table-cell>
          <table:table-cell office:value-type="float" office:value="617030">
            <text:p>617030</text:p>
          </table:table-cell>
          <table:table-cell office:value-type="float" office:value="925546">
            <text:p>925546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3723133818">
            <text:p>3723133818</text:p>
          </table:table-cell>
          <table:table-cell office:value-type="float" office:value="1008806">
            <text:p>1008806</text:p>
          </table:table-cell>
          <table:table-cell office:value-type="float" office:value="2601775">
            <text:p>2601775</text:p>
          </table:table-cell>
          <table:table-cell office:value-type="float" office:value="866260">
            <text:p>866260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577696">
            <text:p>577696</text:p>
          </table:table-cell>
          <table:table-cell table:number-columns-repeated="11" office:value-type="float" office:value="0">
            <text:p>0</text:p>
          </table:table-cell>
          <table:table-cell office:value-type="float" office:value="69632">
            <text:p>69632</text:p>
          </table:table-cell>
          <table:table-cell office:value-type="float" office:value="990092">
            <text:p>990092</text:p>
          </table:table-cell>
          <table:table-cell table:number-columns-repeated="4" office:value-type="float" office:value="0">
            <text:p>0</text:p>
          </table:table-cell>
          <table:table-cell office:value-type="float" office:value="1008806">
            <text:p>1008806</text:p>
          </table:table-cell>
          <table:table-cell office:value-type="float" office:value="0">
            <text:p>0</text:p>
          </table:table-cell>
          <table:table-cell office:value-type="float" office:value="1008806">
            <text:p>1008806</text:p>
          </table:table-cell>
          <table:table-cell office:value-type="float" office:value="16204">
            <text:p>16204</text:p>
          </table:table-cell>
          <table:table-cell office:value-type="float" office:value="504403">
            <text:p>504403</text:p>
          </table:table-cell>
          <table:table-cell office:value-type="float" office:value="0">
            <text:p>0</text:p>
          </table:table-cell>
          <table:table-cell office:value-type="float" office:value="336268">
            <text:p>336268</text:p>
          </table:table-cell>
          <table:table-cell office:value-type="float" office:value="0">
            <text:p>0</text:p>
          </table:table-cell>
          <table:table-cell office:value-type="float" office:value="336269">
            <text:p>336269</text:p>
          </table:table-cell>
          <table:table-cell office:value-type="float" office:value="1008806">
            <text:p>1008806</text:p>
          </table:table-cell>
          <table:table-cell office:value-type="float" office:value="168134">
            <text:p>168134</text:p>
          </table:table-cell>
          <table:table-cell office:value-type="float" office:value="1000176">
            <text:p>1000176</text:p>
          </table:table-cell>
          <table:table-cell office:value-type="float" office:value="672538">
            <text:p>672538</text:p>
          </table:table-cell>
          <table:table-cell office:value-type="float" office:value="1008806">
            <text:p>1008806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3724575342">
            <text:p>3724575342</text:p>
          </table:table-cell>
          <table:table-cell office:value-type="float" office:value="1132093">
            <text:p>1132093</text:p>
          </table:table-cell>
          <table:table-cell office:value-type="float" office:value="2964146">
            <text:p>2964146</text:p>
          </table:table-cell>
          <table:table-cell office:value-type="float" office:value="998196">
            <text:p>998196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55392">
            <text:p>1155392</text:p>
          </table:table-cell>
          <table:table-cell table:number-columns-repeated="11" office:value-type="float" office:value="0">
            <text:p>0</text:p>
          </table:table-cell>
          <table:table-cell office:value-type="float" office:value="139264">
            <text:p>139264</text:p>
          </table:table-cell>
          <table:table-cell office:value-type="float" office:value="1118096">
            <text:p>1118096</text:p>
          </table:table-cell>
          <table:table-cell table:number-columns-repeated="4" office:value-type="float" office:value="0">
            <text:p>0</text:p>
          </table:table-cell>
          <table:table-cell office:value-type="float" office:value="1132093">
            <text:p>1132093</text:p>
          </table:table-cell>
          <table:table-cell office:value-type="float" office:value="0">
            <text:p>0</text:p>
          </table:table-cell>
          <table:table-cell office:value-type="float" office:value="1132093">
            <text:p>1132093</text:p>
          </table:table-cell>
          <table:table-cell office:value-type="float" office:value="18206">
            <text:p>18206</text:p>
          </table:table-cell>
          <table:table-cell office:value-type="float" office:value="566047">
            <text:p>566047</text:p>
          </table:table-cell>
          <table:table-cell office:value-type="float" office:value="0">
            <text:p>0</text:p>
          </table:table-cell>
          <table:table-cell office:value-type="float" office:value="377364">
            <text:p>377364</text:p>
          </table:table-cell>
          <table:table-cell office:value-type="float" office:value="0">
            <text:p>0</text:p>
          </table:table-cell>
          <table:table-cell office:value-type="float" office:value="377364">
            <text:p>377364</text:p>
          </table:table-cell>
          <table:table-cell office:value-type="float" office:value="1132093">
            <text:p>1132093</text:p>
          </table:table-cell>
          <table:table-cell office:value-type="float" office:value="188682">
            <text:p>188682</text:p>
          </table:table-cell>
          <table:table-cell office:value-type="float" office:value="1128465">
            <text:p>1128465</text:p>
          </table:table-cell>
          <table:table-cell office:value-type="float" office:value="754728">
            <text:p>754728</text:p>
          </table:table-cell>
          <table:table-cell office:value-type="float" office:value="1132093">
            <text:p>1132093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3726150634">
            <text:p>3726150634</text:p>
          </table:table-cell>
          <table:table-cell office:value-type="float" office:value="1699401">
            <text:p>1699401</text:p>
          </table:table-cell>
          <table:table-cell office:value-type="float" office:value="4544230">
            <text:p>4544230</text:p>
          </table:table-cell>
          <table:table-cell office:value-type="float" office:value="1568156">
            <text:p>1568156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310784">
            <text:p>2310784</text:p>
          </table:table-cell>
          <table:table-cell table:number-columns-repeated="11" office:value-type="float" office:value="0">
            <text:p>0</text:p>
          </table:table-cell>
          <table:table-cell office:value-type="float" office:value="278528">
            <text:p>278528</text:p>
          </table:table-cell>
          <table:table-cell office:value-type="float" office:value="1694060">
            <text:p>1694060</text:p>
          </table:table-cell>
          <table:table-cell table:number-columns-repeated="4" office:value-type="float" office:value="0">
            <text:p>0</text:p>
          </table:table-cell>
          <table:table-cell office:value-type="float" office:value="1699401">
            <text:p>1699401</text:p>
          </table:table-cell>
          <table:table-cell office:value-type="float" office:value="0">
            <text:p>0</text:p>
          </table:table-cell>
          <table:table-cell office:value-type="float" office:value="1699401">
            <text:p>1699401</text:p>
          </table:table-cell>
          <table:table-cell office:value-type="float" office:value="27157">
            <text:p>27157</text:p>
          </table:table-cell>
          <table:table-cell office:value-type="float" office:value="849700">
            <text:p>849700</text:p>
          </table:table-cell>
          <table:table-cell office:value-type="float" office:value="0">
            <text:p>0</text:p>
          </table:table-cell>
          <table:table-cell office:value-type="float" office:value="566467">
            <text:p>566467</text:p>
          </table:table-cell>
          <table:table-cell office:value-type="float" office:value="0">
            <text:p>0</text:p>
          </table:table-cell>
          <table:table-cell office:value-type="float" office:value="566467">
            <text:p>566467</text:p>
          </table:table-cell>
          <table:table-cell office:value-type="float" office:value="1699401">
            <text:p>1699401</text:p>
          </table:table-cell>
          <table:table-cell office:value-type="float" office:value="283233">
            <text:p>283233</text:p>
          </table:table-cell>
          <table:table-cell office:value-type="float" office:value="1691237">
            <text:p>1691237</text:p>
          </table:table-cell>
          <table:table-cell office:value-type="float" office:value="1132934">
            <text:p>1132934</text:p>
          </table:table-cell>
          <table:table-cell office:value-type="float" office:value="1699401">
            <text:p>1699401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3728396914">
            <text:p>3728396914</text:p>
          </table:table-cell>
          <table:table-cell office:value-type="float" office:value="4329801">
            <text:p>4329801</text:p>
          </table:table-cell>
          <table:table-cell office:value-type="float" office:value="8560197">
            <text:p>8560197</text:p>
          </table:table-cell>
          <table:table-cell office:value-type="float" office:value="3649043">
            <text:p>36490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61053">
            <text:p>61053</text:p>
          </table:table-cell>
          <table:table-cell table:number-columns-repeated="14" office:value-type="float" office:value="5171919">
            <text:p>5171919</text:p>
          </table:table-cell>
          <table:table-cell office:value-type="float" office:value="244207">
            <text:p>244207</text:p>
          </table:table-cell>
          <table:table-cell table:number-columns-repeated="4" office:value-type="float" office:value="0">
            <text:p>0</text:p>
          </table:table-cell>
          <table:table-cell office:value-type="float" office:value="244207">
            <text:p>244207</text:p>
          </table:table-cell>
          <table:table-cell office:value-type="float" office:value="0">
            <text:p>0</text:p>
          </table:table-cell>
          <table:table-cell office:value-type="float" office:value="244207">
            <text:p>244207</text:p>
          </table:table-cell>
          <table:table-cell office:value-type="float" office:value="58479">
            <text:p>58479</text:p>
          </table:table-cell>
          <table:table-cell table:number-columns-repeated="2" office:value-type="float" office:value="0">
            <text:p>0</text:p>
          </table:table-cell>
          <table:table-cell office:value-type="float" office:value="557056">
            <text:p>557056</text:p>
          </table:table-cell>
          <table:table-cell office:value-type="float" office:value="3208624">
            <text:p>3208624</text:p>
          </table:table-cell>
          <table:table-cell table:number-columns-repeated="4" office:value-type="float" office:value="0">
            <text:p>0</text:p>
          </table:table-cell>
          <table:table-cell office:value-type="float" office:value="4329801">
            <text:p>4329801</text:p>
          </table:table-cell>
          <table:table-cell office:value-type="float" office:value="0">
            <text:p>0</text:p>
          </table:table-cell>
          <table:table-cell office:value-type="float" office:value="4329801">
            <text:p>4329801</text:p>
          </table:table-cell>
          <table:table-cell office:value-type="float" office:value="68615">
            <text:p>68615</text:p>
          </table:table-cell>
          <table:table-cell office:value-type="float" office:value="2164900">
            <text:p>2164900</text:p>
          </table:table-cell>
          <table:table-cell office:value-type="float" office:value="0">
            <text:p>0</text:p>
          </table:table-cell>
          <table:table-cell office:value-type="float" office:value="1443267">
            <text:p>1443267</text:p>
          </table:table-cell>
          <table:table-cell office:value-type="float" office:value="0">
            <text:p>0</text:p>
          </table:table-cell>
          <table:table-cell office:value-type="float" office:value="1443267">
            <text:p>1443267</text:p>
          </table:table-cell>
          <table:table-cell office:value-type="float" office:value="4329801">
            <text:p>4329801</text:p>
          </table:table-cell>
          <table:table-cell office:value-type="float" office:value="721633">
            <text:p>721633</text:p>
          </table:table-cell>
          <table:table-cell office:value-type="float" office:value="3153444">
            <text:p>3153444</text:p>
          </table:table-cell>
          <table:table-cell office:value-type="float" office:value="2886534">
            <text:p>2886534</text:p>
          </table:table-cell>
          <table:table-cell office:value-type="float" office:value="4329801">
            <text:p>4329801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3730197392">
            <text:p>3730197392</text:p>
          </table:table-cell>
          <table:table-cell office:value-type="float" office:value="4658345">
            <text:p>4658345</text:p>
          </table:table-cell>
          <table:table-cell office:value-type="float" office:value="12595086">
            <text:p>12595086</text:p>
          </table:table-cell>
          <table:table-cell office:value-type="float" office:value="4402920">
            <text:p>4402920</text:p>
          </table:table-cell>
          <table:table-cell table:number-columns-repeated="3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932352">
            <text:p>6932352</text:p>
          </table:table-cell>
          <table:table-cell table:number-columns-repeated="11" office:value-type="float" office:value="0">
            <text:p>0</text:p>
          </table:table-cell>
          <table:table-cell office:value-type="float" office:value="835584">
            <text:p>835584</text:p>
          </table:table-cell>
          <table:table-cell office:value-type="float" office:value="4596528">
            <text:p>4596528</text:p>
          </table:table-cell>
          <table:table-cell table:number-columns-repeated="4" office:value-type="float" office:value="0">
            <text:p>0</text:p>
          </table:table-cell>
          <table:table-cell office:value-type="float" office:value="4658345">
            <text:p>4658345</text:p>
          </table:table-cell>
          <table:table-cell office:value-type="float" office:value="0">
            <text:p>0</text:p>
          </table:table-cell>
          <table:table-cell office:value-type="float" office:value="4658345">
            <text:p>4658345</text:p>
          </table:table-cell>
          <table:table-cell office:value-type="float" office:value="73098">
            <text:p>73098</text:p>
          </table:table-cell>
          <table:table-cell office:value-type="float" office:value="2329172">
            <text:p>2329172</text:p>
          </table:table-cell>
          <table:table-cell office:value-type="float" office:value="0">
            <text:p>0</text:p>
          </table:table-cell>
          <table:table-cell office:value-type="float" office:value="1552782">
            <text:p>1552782</text:p>
          </table:table-cell>
          <table:table-cell office:value-type="float" office:value="0">
            <text:p>0</text:p>
          </table:table-cell>
          <table:table-cell office:value-type="float" office:value="1552781">
            <text:p>1552781</text:p>
          </table:table-cell>
          <table:table-cell office:value-type="float" office:value="4658345">
            <text:p>4658345</text:p>
          </table:table-cell>
          <table:table-cell office:value-type="float" office:value="776391">
            <text:p>776391</text:p>
          </table:table-cell>
          <table:table-cell office:value-type="float" office:value="4326164">
            <text:p>4326164</text:p>
          </table:table-cell>
          <table:table-cell office:value-type="float" office:value="3105563">
            <text:p>3105563</text:p>
          </table:table-cell>
          <table:table-cell office:value-type="float" office:value="4658345">
            <text:p>4658345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office:value-type="float" office:value="3731699174">
            <text:p>3731699174</text:p>
          </table:table-cell>
          <table:table-cell office:value-type="float" office:value="4138357">
            <text:p>4138357</text:p>
          </table:table-cell>
          <table:table-cell office:value-type="float" office:value="10676794">
            <text:p>10676794</text:p>
          </table:table-cell>
          <table:table-cell office:value-type="float" office:value="3693017">
            <text:p>3693017</text:p>
          </table:table-cell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932400">
            <text:p>6932400</text:p>
          </table:table-cell>
          <table:table-cell table:number-columns-repeated="11" office:value-type="float" office:value="0">
            <text:p>0</text:p>
          </table:table-cell>
          <table:table-cell office:value-type="float" office:value="1114112">
            <text:p>1114112</text:p>
          </table:table-cell>
          <table:table-cell office:value-type="float" office:value="3857744">
            <text:p>3857744</text:p>
          </table:table-cell>
          <table:table-cell table:number-columns-repeated="4" office:value-type="float" office:value="0">
            <text:p>0</text:p>
          </table:table-cell>
          <table:table-cell office:value-type="float" office:value="4138357">
            <text:p>4138357</text:p>
          </table:table-cell>
          <table:table-cell office:value-type="float" office:value="0">
            <text:p>0</text:p>
          </table:table-cell>
          <table:table-cell office:value-type="float" office:value="4138357">
            <text:p>4138357</text:p>
          </table:table-cell>
          <table:table-cell office:value-type="float" office:value="66685">
            <text:p>66685</text:p>
          </table:table-cell>
          <table:table-cell office:value-type="float" office:value="2069179">
            <text:p>2069179</text:p>
          </table:table-cell>
          <table:table-cell office:value-type="float" office:value="0">
            <text:p>0</text:p>
          </table:table-cell>
          <table:table-cell office:value-type="float" office:value="1379452">
            <text:p>1379452</text:p>
          </table:table-cell>
          <table:table-cell office:value-type="float" office:value="0">
            <text:p>0</text:p>
          </table:table-cell>
          <table:table-cell office:value-type="float" office:value="1379452">
            <text:p>1379452</text:p>
          </table:table-cell>
          <table:table-cell office:value-type="float" office:value="4138357">
            <text:p>4138357</text:p>
          </table:table-cell>
          <table:table-cell office:value-type="float" office:value="689726">
            <text:p>689726</text:p>
          </table:table-cell>
          <table:table-cell office:value-type="float" office:value="3837671">
            <text:p>3837671</text:p>
          </table:table-cell>
          <table:table-cell office:value-type="float" office:value="2758904">
            <text:p>2758904</text:p>
          </table:table-cell>
          <table:table-cell office:value-type="float" office:value="4138357">
            <text:p>4138357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office:value-type="float" office:value="3733295894">
            <text:p>3733295894</text:p>
          </table:table-cell>
          <table:table-cell office:value-type="float" office:value="4582239">
            <text:p>4582239</text:p>
          </table:table-cell>
          <table:table-cell office:value-type="float" office:value="12324752">
            <text:p>12324752</text:p>
          </table:table-cell>
          <table:table-cell office:value-type="float" office:value="4301234">
            <text:p>4301234</text:p>
          </table:table-cell>
          <table:table-cell table:number-columns-repeated="3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932448">
            <text:p>6932448</text:p>
          </table:table-cell>
          <table:table-cell table:number-columns-repeated="11" office:value-type="float" office:value="0">
            <text:p>0</text:p>
          </table:table-cell>
          <table:table-cell office:value-type="float" office:value="1392640">
            <text:p>1392640</text:p>
          </table:table-cell>
          <table:table-cell office:value-type="float" office:value="4409348">
            <text:p>4409348</text:p>
          </table:table-cell>
          <table:table-cell table:number-columns-repeated="4" office:value-type="float" office:value="0">
            <text:p>0</text:p>
          </table:table-cell>
          <table:table-cell office:value-type="float" office:value="4582239">
            <text:p>4582239</text:p>
          </table:table-cell>
          <table:table-cell office:value-type="float" office:value="0">
            <text:p>0</text:p>
          </table:table-cell>
          <table:table-cell office:value-type="float" office:value="4582239">
            <text:p>4582239</text:p>
          </table:table-cell>
          <table:table-cell office:value-type="float" office:value="72450">
            <text:p>72450</text:p>
          </table:table-cell>
          <table:table-cell office:value-type="float" office:value="2291119">
            <text:p>2291119</text:p>
          </table:table-cell>
          <table:table-cell office:value-type="float" office:value="0">
            <text:p>0</text:p>
          </table:table-cell>
          <table:table-cell office:value-type="float" office:value="1527413">
            <text:p>1527413</text:p>
          </table:table-cell>
          <table:table-cell office:value-type="float" office:value="0">
            <text:p>0</text:p>
          </table:table-cell>
          <table:table-cell office:value-type="float" office:value="1527413">
            <text:p>1527413</text:p>
          </table:table-cell>
          <table:table-cell office:value-type="float" office:value="4582239">
            <text:p>4582239</text:p>
          </table:table-cell>
          <table:table-cell office:value-type="float" office:value="763707">
            <text:p>763707</text:p>
          </table:table-cell>
          <table:table-cell office:value-type="float" office:value="4436327">
            <text:p>4436327</text:p>
          </table:table-cell>
          <table:table-cell office:value-type="float" office:value="3054826">
            <text:p>3054826</text:p>
          </table:table-cell>
          <table:table-cell office:value-type="float" office:value="4582239">
            <text:p>4582239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office:value-type="float" office:value="3735037157">
            <text:p>3735037157</text:p>
          </table:table-cell>
          <table:table-cell office:value-type="float" office:value="4522704">
            <text:p>4522704</text:p>
          </table:table-cell>
          <table:table-cell office:value-type="float" office:value="12386254">
            <text:p>12386254</text:p>
          </table:table-cell>
          <table:table-cell office:value-type="float" office:value="4266472">
            <text:p>4266472</text:p>
          </table:table-cell>
          <table:table-cell table:number-columns-repeated="3" office:value-type="float" office:value="0">
            <text:p>0</text:p>
          </table:table-cell>
          <table:table-cell office:value-type="float" office:value="48">
            <text:p>4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6932496">
            <text:p>6932496</text:p>
          </table:table-cell>
          <table:table-cell table:number-columns-repeated="11" office:value-type="float" office:value="0">
            <text:p>0</text:p>
          </table:table-cell>
          <table:table-cell office:value-type="float" office:value="1671168">
            <text:p>1671168</text:p>
          </table:table-cell>
          <table:table-cell office:value-type="float" office:value="4445388">
            <text:p>4445388</text:p>
          </table:table-cell>
          <table:table-cell table:number-columns-repeated="4" office:value-type="float" office:value="0">
            <text:p>0</text:p>
          </table:table-cell>
          <table:table-cell office:value-type="float" office:value="4522704">
            <text:p>4522704</text:p>
          </table:table-cell>
          <table:table-cell office:value-type="float" office:value="0">
            <text:p>0</text:p>
          </table:table-cell>
          <table:table-cell office:value-type="float" office:value="4522704">
            <text:p>4522704</text:p>
          </table:table-cell>
          <table:table-cell office:value-type="float" office:value="71417">
            <text:p>71417</text:p>
          </table:table-cell>
          <table:table-cell office:value-type="float" office:value="2261352">
            <text:p>2261352</text:p>
          </table:table-cell>
          <table:table-cell office:value-type="float" office:value="0">
            <text:p>0</text:p>
          </table:table-cell>
          <table:table-cell office:value-type="float" office:value="1507568">
            <text:p>1507568</text:p>
          </table:table-cell>
          <table:table-cell office:value-type="float" office:value="0">
            <text:p>0</text:p>
          </table:table-cell>
          <table:table-cell office:value-type="float" office:value="1507568">
            <text:p>1507568</text:p>
          </table:table-cell>
          <table:table-cell office:value-type="float" office:value="4522704">
            <text:p>4522704</text:p>
          </table:table-cell>
          <table:table-cell office:value-type="float" office:value="753784">
            <text:p>753784</text:p>
          </table:table-cell>
          <table:table-cell office:value-type="float" office:value="4389542">
            <text:p>4389542</text:p>
          </table:table-cell>
          <table:table-cell office:value-type="float" office:value="3015136">
            <text:p>3015136</text:p>
          </table:table-cell>
          <table:table-cell office:value-type="float" office:value="4522704">
            <text:p>4522704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office:value-type="float" office:value="3736880398">
            <text:p>3736880398</text:p>
          </table:table-cell>
          <table:table-cell office:value-type="float" office:value="4642303">
            <text:p>4642303</text:p>
          </table:table-cell>
          <table:table-cell office:value-type="float" office:value="12711525">
            <text:p>12711525</text:p>
          </table:table-cell>
          <table:table-cell office:value-type="float" office:value="4366156">
            <text:p>4366156</text:p>
          </table:table-cell>
          <table:table-cell table:number-columns-repeated="3" office:value-type="float" office:value="0">
            <text:p>0</text:p>
          </table:table-cell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8048645">
            <text:p>8048645</text:p>
          </table:table-cell>
          <table:table-cell table:number-columns-repeated="11" office:value-type="float" office:value="0">
            <text:p>0</text:p>
          </table:table-cell>
          <table:table-cell office:value-type="float" office:value="1949696">
            <text:p>1949696</text:p>
          </table:table-cell>
          <table:table-cell office:value-type="float" office:value="4741932">
            <text:p>4741932</text:p>
          </table:table-cell>
          <table:table-cell table:number-columns-repeated="4" office:value-type="float" office:value="0">
            <text:p>0</text:p>
          </table:table-cell>
          <table:table-cell office:value-type="float" office:value="4642303">
            <text:p>4642303</text:p>
          </table:table-cell>
          <table:table-cell office:value-type="float" office:value="0">
            <text:p>0</text:p>
          </table:table-cell>
          <table:table-cell office:value-type="float" office:value="4642303">
            <text:p>4642303</text:p>
          </table:table-cell>
          <table:table-cell office:value-type="float" office:value="73298">
            <text:p>73298</text:p>
          </table:table-cell>
          <table:table-cell office:value-type="float" office:value="2321151">
            <text:p>2321151</text:p>
          </table:table-cell>
          <table:table-cell office:value-type="float" office:value="0">
            <text:p>0</text:p>
          </table:table-cell>
          <table:table-cell office:value-type="float" office:value="1547434">
            <text:p>1547434</text:p>
          </table:table-cell>
          <table:table-cell office:value-type="float" office:value="0">
            <text:p>0</text:p>
          </table:table-cell>
          <table:table-cell office:value-type="float" office:value="1547434">
            <text:p>1547434</text:p>
          </table:table-cell>
          <table:table-cell office:value-type="float" office:value="4642303">
            <text:p>4642303</text:p>
          </table:table-cell>
          <table:table-cell office:value-type="float" office:value="773717">
            <text:p>773717</text:p>
          </table:table-cell>
          <table:table-cell office:value-type="float" office:value="4601503">
            <text:p>4601503</text:p>
          </table:table-cell>
          <table:table-cell office:value-type="float" office:value="3094869">
            <text:p>3094869</text:p>
          </table:table-cell>
          <table:table-cell office:value-type="float" office:value="4642303">
            <text:p>4642303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office:value-type="float" office:value="3738845173">
            <text:p>3738845173</text:p>
          </table:table-cell>
          <table:table-cell office:value-type="float" office:value="5146267">
            <text:p>5146267</text:p>
          </table:table-cell>
          <table:table-cell office:value-type="float" office:value="14007252">
            <text:p>14007252</text:p>
          </table:table-cell>
          <table:table-cell office:value-type="float" office:value="4863647">
            <text:p>4863647</text:p>
          </table:table-cell>
          <table:table-cell table:number-columns-repeated="3" office:value-type="float" office:value="0">
            <text:p>0</text:p>
          </table:table-cell>
          <table:table-cell office:value-type="float" office:value="64">
            <text:p>6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9174510">
            <text:p>9174510</text:p>
          </table:table-cell>
          <table:table-cell table:number-columns-repeated="11" office:value-type="float" office:value="0">
            <text:p>0</text:p>
          </table:table-cell>
          <table:table-cell office:value-type="float" office:value="2228224">
            <text:p>2228224</text:p>
          </table:table-cell>
          <table:table-cell office:value-type="float" office:value="5071376">
            <text:p>5071376</text:p>
          </table:table-cell>
          <table:table-cell table:number-columns-repeated="4" office:value-type="float" office:value="0">
            <text:p>0</text:p>
          </table:table-cell>
          <table:table-cell office:value-type="float" office:value="5146267">
            <text:p>5146267</text:p>
          </table:table-cell>
          <table:table-cell office:value-type="float" office:value="0">
            <text:p>0</text:p>
          </table:table-cell>
          <table:table-cell office:value-type="float" office:value="5146267">
            <text:p>5146267</text:p>
          </table:table-cell>
          <table:table-cell office:value-type="float" office:value="80873">
            <text:p>80873</text:p>
          </table:table-cell>
          <table:table-cell office:value-type="float" office:value="2573133">
            <text:p>2573133</text:p>
          </table:table-cell>
          <table:table-cell office:value-type="float" office:value="0">
            <text:p>0</text:p>
          </table:table-cell>
          <table:table-cell office:value-type="float" office:value="1715422">
            <text:p>1715422</text:p>
          </table:table-cell>
          <table:table-cell office:value-type="float" office:value="0">
            <text:p>0</text:p>
          </table:table-cell>
          <table:table-cell office:value-type="float" office:value="1715422">
            <text:p>1715422</text:p>
          </table:table-cell>
          <table:table-cell office:value-type="float" office:value="5106110">
            <text:p>5106110</text:p>
          </table:table-cell>
          <table:table-cell office:value-type="float" office:value="857711">
            <text:p>857711</text:p>
          </table:table-cell>
          <table:table-cell office:value-type="float" office:value="5107772">
            <text:p>5107772</text:p>
          </table:table-cell>
          <table:table-cell office:value-type="float" office:value="3430845">
            <text:p>3430845</text:p>
          </table:table-cell>
          <table:table-cell office:value-type="float" office:value="5146267">
            <text:p>5146267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office:value-type="float" office:value="3740566254">
            <text:p>3740566254</text:p>
          </table:table-cell>
          <table:table-cell office:value-type="float" office:value="4823354">
            <text:p>4823354</text:p>
          </table:table-cell>
          <table:table-cell office:value-type="float" office:value="12916486">
            <text:p>12916486</text:p>
          </table:table-cell>
          <table:table-cell office:value-type="float" office:value="4531749">
            <text:p>4531749</text:p>
          </table:table-cell>
          <table:table-cell table:number-columns-repeated="3" office:value-type="float" office:value="0">
            <text:p>0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0333705">
            <text:p>10333705</text:p>
          </table:table-cell>
          <table:table-cell table:number-columns-repeated="11" office:value-type="float" office:value="0">
            <text:p>0</text:p>
          </table:table-cell>
          <table:table-cell office:value-type="float" office:value="2506752">
            <text:p>2506752</text:p>
          </table:table-cell>
          <table:table-cell office:value-type="float" office:value="2189352">
            <text:p>2189352</text:p>
          </table:table-cell>
          <table:table-cell table:number-columns-repeated="4" office:value-type="float" office:value="0">
            <text:p>0</text:p>
          </table:table-cell>
          <table:table-cell office:value-type="float" office:value="4823354">
            <text:p>4823354</text:p>
          </table:table-cell>
          <table:table-cell office:value-type="float" office:value="0">
            <text:p>0</text:p>
          </table:table-cell>
          <table:table-cell office:value-type="float" office:value="4823354">
            <text:p>4823354</text:p>
          </table:table-cell>
          <table:table-cell office:value-type="float" office:value="77140">
            <text:p>77140</text:p>
          </table:table-cell>
          <table:table-cell office:value-type="float" office:value="2411677">
            <text:p>2411677</text:p>
          </table:table-cell>
          <table:table-cell office:value-type="float" office:value="0">
            <text:p>0</text:p>
          </table:table-cell>
          <table:table-cell office:value-type="float" office:value="1607784">
            <text:p>1607784</text:p>
          </table:table-cell>
          <table:table-cell office:value-type="float" office:value="93515">
            <text:p>93515</text:p>
          </table:table-cell>
          <table:table-cell office:value-type="float" office:value="1607785">
            <text:p>1607785</text:p>
          </table:table-cell>
          <table:table-cell office:value-type="float" office:value="4723099">
            <text:p>4723099</text:p>
          </table:table-cell>
          <table:table-cell office:value-type="float" office:value="803892">
            <text:p>803892</text:p>
          </table:table-cell>
          <table:table-cell office:value-type="float" office:value="4795767">
            <text:p>4795767</text:p>
          </table:table-cell>
          <table:table-cell office:value-type="float" office:value="3215569">
            <text:p>3215569</text:p>
          </table:table-cell>
          <table:table-cell office:value-type="float" office:value="4823354">
            <text:p>4823354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office:value-type="float" office:value="3742335378">
            <text:p>3742335378</text:p>
          </table:table-cell>
          <table:table-cell office:value-type="float" office:value="5530147">
            <text:p>5530147</text:p>
          </table:table-cell>
          <table:table-cell office:value-type="float" office:value="14930812">
            <text:p>14930812</text:p>
          </table:table-cell>
          <table:table-cell office:value-type="float" office:value="5213197">
            <text:p>5213197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1461443">
            <text:p>11461443</text:p>
          </table:table-cell>
          <table:table-cell table:number-columns-repeated="11" office:value-type="float" office:value="0">
            <text:p>0</text:p>
          </table:table-cell>
          <table:table-cell office:value-type="float" office:value="2785280">
            <text:p>2785280</text:p>
          </table:table-cell>
          <table:table-cell office:value-type="float" office:value="5381636">
            <text:p>5381636</text:p>
          </table:table-cell>
          <table:table-cell table:number-columns-repeated="4" office:value-type="float" office:value="0">
            <text:p>0</text:p>
          </table:table-cell>
          <table:table-cell office:value-type="float" office:value="5530147">
            <text:p>5530147</text:p>
          </table:table-cell>
          <table:table-cell office:value-type="float" office:value="0">
            <text:p>0</text:p>
          </table:table-cell>
          <table:table-cell office:value-type="float" office:value="5530147">
            <text:p>5530147</text:p>
          </table:table-cell>
          <table:table-cell office:value-type="float" office:value="86934">
            <text:p>86934</text:p>
          </table:table-cell>
          <table:table-cell office:value-type="float" office:value="2765074">
            <text:p>2765074</text:p>
          </table:table-cell>
          <table:table-cell office:value-type="float" office:value="0">
            <text:p>0</text:p>
          </table:table-cell>
          <table:table-cell office:value-type="float" office:value="1843382">
            <text:p>1843382</text:p>
          </table:table-cell>
          <table:table-cell office:value-type="float" office:value="769529">
            <text:p>769529</text:p>
          </table:table-cell>
          <table:table-cell office:value-type="float" office:value="1843382">
            <text:p>1843382</text:p>
          </table:table-cell>
          <table:table-cell office:value-type="float" office:value="5278984">
            <text:p>5278984</text:p>
          </table:table-cell>
          <table:table-cell office:value-type="float" office:value="921691">
            <text:p>921691</text:p>
          </table:table-cell>
          <table:table-cell office:value-type="float" office:value="5517321">
            <text:p>5517321</text:p>
          </table:table-cell>
          <table:table-cell office:value-type="float" office:value="3686764">
            <text:p>3686764</text:p>
          </table:table-cell>
          <table:table-cell office:value-type="float" office:value="5530147">
            <text:p>5530147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office:value-type="float" office:value="3744288606">
            <text:p>3744288606</text:p>
          </table:table-cell>
          <table:table-cell office:value-type="float" office:value="5837990">
            <text:p>5837990</text:p>
          </table:table-cell>
          <table:table-cell office:value-type="float" office:value="15624220">
            <text:p>15624220</text:p>
          </table:table-cell>
          <table:table-cell office:value-type="float" office:value="5544253">
            <text:p>5544253</text:p>
          </table:table-cell>
          <table:table-cell table:number-columns-repeated="3" office:value-type="float" office:value="0">
            <text:p>0</text:p>
          </table:table-cell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2578871">
            <text:p>12578871</text:p>
          </table:table-cell>
          <table:table-cell table:number-columns-repeated="11" office:value-type="float" office:value="0">
            <text:p>0</text:p>
          </table:table-cell>
          <table:table-cell office:value-type="float" office:value="3063808">
            <text:p>3063808</text:p>
          </table:table-cell>
          <table:table-cell office:value-type="float" office:value="5831172">
            <text:p>5831172</text:p>
          </table:table-cell>
          <table:table-cell table:number-columns-repeated="4" office:value-type="float" office:value="0">
            <text:p>0</text:p>
          </table:table-cell>
          <table:table-cell office:value-type="float" office:value="5837990">
            <text:p>5837990</text:p>
          </table:table-cell>
          <table:table-cell office:value-type="float" office:value="0">
            <text:p>0</text:p>
          </table:table-cell>
          <table:table-cell office:value-type="float" office:value="5837990">
            <text:p>5837990</text:p>
          </table:table-cell>
          <table:table-cell office:value-type="float" office:value="91609">
            <text:p>91609</text:p>
          </table:table-cell>
          <table:table-cell office:value-type="float" office:value="2918995">
            <text:p>2918995</text:p>
          </table:table-cell>
          <table:table-cell office:value-type="float" office:value="0">
            <text:p>0</text:p>
          </table:table-cell>
          <table:table-cell office:value-type="float" office:value="1945997">
            <text:p>1945997</text:p>
          </table:table-cell>
          <table:table-cell office:value-type="float" office:value="0">
            <text:p>0</text:p>
          </table:table-cell>
          <table:table-cell office:value-type="float" office:value="1945997">
            <text:p>1945997</text:p>
          </table:table-cell>
          <table:table-cell office:value-type="float" office:value="5673832">
            <text:p>5673832</text:p>
          </table:table-cell>
          <table:table-cell office:value-type="float" office:value="972998">
            <text:p>972998</text:p>
          </table:table-cell>
          <table:table-cell office:value-type="float" office:value="5737341">
            <text:p>5737341</text:p>
          </table:table-cell>
          <table:table-cell office:value-type="float" office:value="3891994">
            <text:p>3891994</text:p>
          </table:table-cell>
          <table:table-cell office:value-type="float" office:value="5837990">
            <text:p>5837990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office:value-type="float" office:value="3746046610">
            <text:p>3746046610</text:p>
          </table:table-cell>
          <table:table-cell office:value-type="float" office:value="6121964">
            <text:p>6121964</text:p>
          </table:table-cell>
          <table:table-cell office:value-type="float" office:value="16648095">
            <text:p>16648095</text:p>
          </table:table-cell>
          <table:table-cell office:value-type="float" office:value="5792319">
            <text:p>5792319</text:p>
          </table:table-cell>
          <table:table-cell table:number-columns-repeated="3" office:value-type="float" office:value="0">
            <text:p>0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3691758">
            <text:p>13691758</text:p>
          </table:table-cell>
          <table:table-cell table:number-columns-repeated="11" office:value-type="float" office:value="0">
            <text:p>0</text:p>
          </table:table-cell>
          <table:table-cell office:value-type="float" office:value="3342336">
            <text:p>3342336</text:p>
          </table:table-cell>
          <table:table-cell office:value-type="float" office:value="6056960">
            <text:p>6056960</text:p>
          </table:table-cell>
          <table:table-cell table:number-columns-repeated="4" office:value-type="float" office:value="0">
            <text:p>0</text:p>
          </table:table-cell>
          <table:table-cell office:value-type="float" office:value="6121964">
            <text:p>6121964</text:p>
          </table:table-cell>
          <table:table-cell office:value-type="float" office:value="0">
            <text:p>0</text:p>
          </table:table-cell>
          <table:table-cell office:value-type="float" office:value="6121964">
            <text:p>6121964</text:p>
          </table:table-cell>
          <table:table-cell office:value-type="float" office:value="95983">
            <text:p>95983</text:p>
          </table:table-cell>
          <table:table-cell office:value-type="float" office:value="3060982">
            <text:p>3060982</text:p>
          </table:table-cell>
          <table:table-cell office:value-type="float" office:value="0">
            <text:p>0</text:p>
          </table:table-cell>
          <table:table-cell office:value-type="float" office:value="2040654">
            <text:p>2040654</text:p>
          </table:table-cell>
          <table:table-cell office:value-type="float" office:value="426103">
            <text:p>426103</text:p>
          </table:table-cell>
          <table:table-cell office:value-type="float" office:value="2040655">
            <text:p>2040655</text:p>
          </table:table-cell>
          <table:table-cell office:value-type="float" office:value="6121964">
            <text:p>6121964</text:p>
          </table:table-cell>
          <table:table-cell office:value-type="float" office:value="1020327">
            <text:p>1020327</text:p>
          </table:table-cell>
          <table:table-cell office:value-type="float" office:value="5926336">
            <text:p>5926336</text:p>
          </table:table-cell>
          <table:table-cell office:value-type="float" office:value="4081309">
            <text:p>4081309</text:p>
          </table:table-cell>
          <table:table-cell office:value-type="float" office:value="6121964">
            <text:p>6121964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office:value-type="float" office:value="3747875961">
            <text:p>3747875961</text:p>
          </table:table-cell>
          <table:table-cell office:value-type="float" office:value="7354001">
            <text:p>7354001</text:p>
          </table:table-cell>
          <table:table-cell office:value-type="float" office:value="19626931">
            <text:p>19626931</text:p>
          </table:table-cell>
          <table:table-cell office:value-type="float" office:value="7042959">
            <text:p>7042959</text:p>
          </table:table-cell>
          <table:table-cell table:number-columns-repeated="3"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4823070">
            <text:p>14823070</text:p>
          </table:table-cell>
          <table:table-cell table:number-columns-repeated="11" office:value-type="float" office:value="0">
            <text:p>0</text:p>
          </table:table-cell>
          <table:table-cell office:value-type="float" office:value="3620864">
            <text:p>3620864</text:p>
          </table:table-cell>
          <table:table-cell office:value-type="float" office:value="7023728">
            <text:p>7023728</text:p>
          </table:table-cell>
          <table:table-cell table:number-columns-repeated="4" office:value-type="float" office:value="0">
            <text:p>0</text:p>
          </table:table-cell>
          <table:table-cell office:value-type="float" office:value="7354001">
            <text:p>7354001</text:p>
          </table:table-cell>
          <table:table-cell office:value-type="float" office:value="0">
            <text:p>0</text:p>
          </table:table-cell>
          <table:table-cell office:value-type="float" office:value="7354001">
            <text:p>7354001</text:p>
          </table:table-cell>
          <table:table-cell office:value-type="float" office:value="115378">
            <text:p>115378</text:p>
          </table:table-cell>
          <table:table-cell office:value-type="float" office:value="3677000">
            <text:p>3677000</text:p>
          </table:table-cell>
          <table:table-cell office:value-type="float" office:value="0">
            <text:p>0</text:p>
          </table:table-cell>
          <table:table-cell office:value-type="float" office:value="2451334">
            <text:p>2451334</text:p>
          </table:table-cell>
          <table:table-cell office:value-type="float" office:value="502095">
            <text:p>502095</text:p>
          </table:table-cell>
          <table:table-cell office:value-type="float" office:value="2451333">
            <text:p>2451333</text:p>
          </table:table-cell>
          <table:table-cell office:value-type="float" office:value="7354001">
            <text:p>7354001</text:p>
          </table:table-cell>
          <table:table-cell office:value-type="float" office:value="1225666">
            <text:p>1225666</text:p>
          </table:table-cell>
          <table:table-cell office:value-type="float" office:value="7043206">
            <text:p>7043206</text:p>
          </table:table-cell>
          <table:table-cell office:value-type="float" office:value="4902667">
            <text:p>4902667</text:p>
          </table:table-cell>
          <table:table-cell office:value-type="float" office:value="7354001">
            <text:p>7354001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office:value-type="float" office:value="3749601947">
            <text:p>3749601947</text:p>
          </table:table-cell>
          <table:table-cell office:value-type="float" office:value="8686447">
            <text:p>8686447</text:p>
          </table:table-cell>
          <table:table-cell office:value-type="float" office:value="21954448">
            <text:p>21954448</text:p>
          </table:table-cell>
          <table:table-cell office:value-type="float" office:value="8438419">
            <text:p>843841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61053">
            <text:p>61053</text:p>
          </table:table-cell>
          <table:table-cell table:number-columns-repeated="14" office:value-type="float" office:value="16503887">
            <text:p>16503887</text:p>
          </table:table-cell>
          <table:table-cell office:value-type="float" office:value="244207">
            <text:p>244207</text:p>
          </table:table-cell>
          <table:table-cell table:number-columns-repeated="4" office:value-type="float" office:value="0">
            <text:p>0</text:p>
          </table:table-cell>
          <table:table-cell office:value-type="float" office:value="244207">
            <text:p>244207</text:p>
          </table:table-cell>
          <table:table-cell office:value-type="float" office:value="0">
            <text:p>0</text:p>
          </table:table-cell>
          <table:table-cell office:value-type="float" office:value="244207">
            <text:p>244207</text:p>
          </table:table-cell>
          <table:table-cell office:value-type="float" office:value="65438">
            <text:p>65438</text:p>
          </table:table-cell>
          <table:table-cell table:number-columns-repeated="2" office:value-type="float" office:value="0">
            <text:p>0</text:p>
          </table:table-cell>
          <table:table-cell office:value-type="float" office:value="3899392">
            <text:p>3899392</text:p>
          </table:table-cell>
          <table:table-cell office:value-type="float" office:value="8152772">
            <text:p>8152772</text:p>
          </table:table-cell>
          <table:table-cell table:number-columns-repeated="4" office:value-type="float" office:value="0">
            <text:p>0</text:p>
          </table:table-cell>
          <table:table-cell office:value-type="float" office:value="8686447">
            <text:p>8686447</text:p>
          </table:table-cell>
          <table:table-cell office:value-type="float" office:value="0">
            <text:p>0</text:p>
          </table:table-cell>
          <table:table-cell office:value-type="float" office:value="8686447">
            <text:p>8686447</text:p>
          </table:table-cell>
          <table:table-cell office:value-type="float" office:value="136582">
            <text:p>136582</text:p>
          </table:table-cell>
          <table:table-cell office:value-type="float" office:value="4343223">
            <text:p>4343223</text:p>
          </table:table-cell>
          <table:table-cell office:value-type="float" office:value="0">
            <text:p>0</text:p>
          </table:table-cell>
          <table:table-cell office:value-type="float" office:value="2895482">
            <text:p>2895482</text:p>
          </table:table-cell>
          <table:table-cell office:value-type="float" office:value="536928">
            <text:p>536928</text:p>
          </table:table-cell>
          <table:table-cell office:value-type="float" office:value="2895482">
            <text:p>2895482</text:p>
          </table:table-cell>
          <table:table-cell office:value-type="float" office:value="8340072">
            <text:p>8340072</text:p>
          </table:table-cell>
          <table:table-cell office:value-type="float" office:value="1447740">
            <text:p>1447740</text:p>
          </table:table-cell>
          <table:table-cell office:value-type="float" office:value="8084689">
            <text:p>8084689</text:p>
          </table:table-cell>
          <table:table-cell office:value-type="float" office:value="5790965">
            <text:p>5790965</text:p>
          </table:table-cell>
          <table:table-cell office:value-type="float" office:value="8686447">
            <text:p>8686447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office:value-type="float" office:value="3751232488">
            <text:p>3751232488</text:p>
          </table:table-cell>
          <table:table-cell office:value-type="float" office:value="13539237">
            <text:p>13539237</text:p>
          </table:table-cell>
          <table:table-cell office:value-type="float" office:value="32888791">
            <text:p>32888791</text:p>
          </table:table-cell>
          <table:table-cell office:value-type="float" office:value="13193057">
            <text:p>13193057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151504">
            <text:p>151504</text:p>
          </table:table-cell>
          <table:table-cell table:number-columns-repeated="14" office:value-type="float" office:value="19434831">
            <text:p>19434831</text:p>
          </table:table-cell>
          <table:table-cell office:value-type="float" office:value="605867">
            <text:p>605867</text:p>
          </table:table-cell>
          <table:table-cell table:number-columns-repeated="4" office:value-type="float" office:value="0">
            <text:p>0</text:p>
          </table:table-cell>
          <table:table-cell office:value-type="float" office:value="600919">
            <text:p>600919</text:p>
          </table:table-cell>
          <table:table-cell office:value-type="float" office:value="2992">
            <text:p>2992</text:p>
          </table:table-cell>
          <table:table-cell office:value-type="float" office:value="625024">
            <text:p>625024</text:p>
          </table:table-cell>
          <table:table-cell office:value-type="float" office:value="158034">
            <text:p>158034</text:p>
          </table:table-cell>
          <table:table-cell table:number-columns-repeated="2" office:value-type="float" office:value="0">
            <text:p>0</text:p>
          </table:table-cell>
          <table:table-cell office:value-type="float" office:value="4177920">
            <text:p>4177920</text:p>
          </table:table-cell>
          <table:table-cell office:value-type="float" office:value="11671880">
            <text:p>11671880</text:p>
          </table:table-cell>
          <table:table-cell table:number-columns-repeated="4" office:value-type="float" office:value="0">
            <text:p>0</text:p>
          </table:table-cell>
          <table:table-cell office:value-type="float" office:value="13539237">
            <text:p>13539237</text:p>
          </table:table-cell>
          <table:table-cell office:value-type="float" office:value="0">
            <text:p>0</text:p>
          </table:table-cell>
          <table:table-cell office:value-type="float" office:value="13539237">
            <text:p>13539237</text:p>
          </table:table-cell>
          <table:table-cell office:value-type="float" office:value="211872">
            <text:p>211872</text:p>
          </table:table-cell>
          <table:table-cell office:value-type="float" office:value="6769618">
            <text:p>6769618</text:p>
          </table:table-cell>
          <table:table-cell office:value-type="float" office:value="0">
            <text:p>0</text:p>
          </table:table-cell>
          <table:table-cell office:value-type="float" office:value="4513079">
            <text:p>4513079</text:p>
          </table:table-cell>
          <table:table-cell office:value-type="float" office:value="342420">
            <text:p>342420</text:p>
          </table:table-cell>
          <table:table-cell office:value-type="float" office:value="4513079">
            <text:p>4513079</text:p>
          </table:table-cell>
          <table:table-cell office:value-type="float" office:value="12612028">
            <text:p>12612028</text:p>
          </table:table-cell>
          <table:table-cell office:value-type="float" office:value="2256539">
            <text:p>2256539</text:p>
          </table:table-cell>
          <table:table-cell office:value-type="float" office:value="13427133">
            <text:p>13427133</text:p>
          </table:table-cell>
          <table:table-cell office:value-type="float" office:value="9026158">
            <text:p>9026158</text:p>
          </table:table-cell>
          <table:table-cell office:value-type="float" office:value="13539237">
            <text:p>13539237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office:value-type="float" office:value="3753032294">
            <text:p>3753032294</text:p>
          </table:table-cell>
          <table:table-cell office:value-type="float" office:value="8911789">
            <text:p>8911789</text:p>
          </table:table-cell>
          <table:table-cell office:value-type="float" office:value="24321804">
            <text:p>24321804</text:p>
          </table:table-cell>
          <table:table-cell office:value-type="float" office:value="8613115">
            <text:p>8613115</text:p>
          </table:table-cell>
          <table:table-cell table:number-columns-repeated="3"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8262937">
            <text:p>18262937</text:p>
          </table:table-cell>
          <table:table-cell table:number-columns-repeated="11" office:value-type="float" office:value="0">
            <text:p>0</text:p>
          </table:table-cell>
          <table:table-cell office:value-type="float" office:value="4456448">
            <text:p>4456448</text:p>
          </table:table-cell>
          <table:table-cell office:value-type="float" office:value="8717316">
            <text:p>8717316</text:p>
          </table:table-cell>
          <table:table-cell table:number-columns-repeated="4" office:value-type="float" office:value="0">
            <text:p>0</text:p>
          </table:table-cell>
          <table:table-cell office:value-type="float" office:value="8911789">
            <text:p>8911789</text:p>
          </table:table-cell>
          <table:table-cell office:value-type="float" office:value="0">
            <text:p>0</text:p>
          </table:table-cell>
          <table:table-cell office:value-type="float" office:value="8911789">
            <text:p>8911789</text:p>
          </table:table-cell>
          <table:table-cell office:value-type="float" office:value="140095">
            <text:p>140095</text:p>
          </table:table-cell>
          <table:table-cell office:value-type="float" office:value="4455894">
            <text:p>4455894</text:p>
          </table:table-cell>
          <table:table-cell office:value-type="float" office:value="0">
            <text:p>0</text:p>
          </table:table-cell>
          <table:table-cell office:value-type="float" office:value="2970596">
            <text:p>2970596</text:p>
          </table:table-cell>
          <table:table-cell office:value-type="float" office:value="0">
            <text:p>0</text:p>
          </table:table-cell>
          <table:table-cell office:value-type="float" office:value="2970596">
            <text:p>2970596</text:p>
          </table:table-cell>
          <table:table-cell office:value-type="float" office:value="8827607">
            <text:p>8827607</text:p>
          </table:table-cell>
          <table:table-cell office:value-type="float" office:value="1485298">
            <text:p>1485298</text:p>
          </table:table-cell>
          <table:table-cell office:value-type="float" office:value="8810677">
            <text:p>8810677</text:p>
          </table:table-cell>
          <table:table-cell office:value-type="float" office:value="5941193">
            <text:p>5941193</text:p>
          </table:table-cell>
          <table:table-cell office:value-type="float" office:value="8911789">
            <text:p>8911789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3754991065">
            <text:p>3754991065</text:p>
          </table:table-cell>
          <table:table-cell office:value-type="float" office:value="12641835">
            <text:p>12641835</text:p>
          </table:table-cell>
          <table:table-cell office:value-type="float" office:value="31909648">
            <text:p>31909648</text:p>
          </table:table-cell>
          <table:table-cell office:value-type="float" office:value="12457064">
            <text:p>12457064</text:p>
          </table:table-cell>
          <table:table-cell table:number-columns-repeated="3" office:value-type="float" office:value="0">
            <text:p>0</text:p>
          </table:table-cell>
          <table:table-cell office:value-type="float" office:value="136">
            <text:p>13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19302802">
            <text:p>19302802</text:p>
          </table:table-cell>
          <table:table-cell table:number-columns-repeated="11" office:value-type="float" office:value="0">
            <text:p>0</text:p>
          </table:table-cell>
          <table:table-cell office:value-type="float" office:value="4734976">
            <text:p>4734976</text:p>
          </table:table-cell>
          <table:table-cell office:value-type="float" office:value="11954216">
            <text:p>11954216</text:p>
          </table:table-cell>
          <table:table-cell table:number-columns-repeated="4" office:value-type="float" office:value="0">
            <text:p>0</text:p>
          </table:table-cell>
          <table:table-cell office:value-type="float" office:value="12641835">
            <text:p>12641835</text:p>
          </table:table-cell>
          <table:table-cell office:value-type="float" office:value="0">
            <text:p>0</text:p>
          </table:table-cell>
          <table:table-cell office:value-type="float" office:value="12641835">
            <text:p>12641835</text:p>
          </table:table-cell>
          <table:table-cell office:value-type="float" office:value="198401">
            <text:p>198401</text:p>
          </table:table-cell>
          <table:table-cell office:value-type="float" office:value="6320918">
            <text:p>6320918</text:p>
          </table:table-cell>
          <table:table-cell office:value-type="float" office:value="0">
            <text:p>0</text:p>
          </table:table-cell>
          <table:table-cell office:value-type="float" office:value="4213945">
            <text:p>4213945</text:p>
          </table:table-cell>
          <table:table-cell office:value-type="float" office:value="0">
            <text:p>0</text:p>
          </table:table-cell>
          <table:table-cell office:value-type="float" office:value="4213945">
            <text:p>4213945</text:p>
          </table:table-cell>
          <table:table-cell office:value-type="float" office:value="12033470">
            <text:p>12033470</text:p>
          </table:table-cell>
          <table:table-cell office:value-type="float" office:value="2106972">
            <text:p>2106972</text:p>
          </table:table-cell>
          <table:table-cell office:value-type="float" office:value="11995567">
            <text:p>11995567</text:p>
          </table:table-cell>
          <table:table-cell office:value-type="float" office:value="8427890">
            <text:p>8427890</text:p>
          </table:table-cell>
          <table:table-cell office:value-type="float" office:value="12641835">
            <text:p>12641835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office:value-type="float" office:value="3756653549">
            <text:p>3756653549</text:p>
          </table:table-cell>
          <table:table-cell office:value-type="float" office:value="21784555">
            <text:p>21784555</text:p>
          </table:table-cell>
          <table:table-cell office:value-type="float" office:value="57411814">
            <text:p>57411814</text:p>
          </table:table-cell>
          <table:table-cell office:value-type="float" office:value="21532889">
            <text:p>21532889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  <table:table-cell office:value-type="float" office:value="146851">
            <text:p>146851</text:p>
          </table:table-cell>
          <table:table-cell table:number-columns-repeated="10" office:value-type="float" office:value="22879227">
            <text:p>22879227</text:p>
          </table:table-cell>
          <table:table-cell office:value-type="float" office:value="22142280">
            <text:p>22142280</text:p>
          </table:table-cell>
          <table:table-cell office:value-type="float" office:value="22140626">
            <text:p>22140626</text:p>
          </table:table-cell>
          <table:table-cell table:number-columns-repeated="2" office:value-type="float" office:value="22879227">
            <text:p>22879227</text:p>
          </table:table-cell>
          <table:table-cell office:value-type="float" office:value="587195">
            <text:p>587195</text:p>
          </table:table-cell>
          <table:table-cell table:number-columns-repeated="4" office:value-type="float" office:value="0">
            <text:p>0</text:p>
          </table:table-cell>
          <table:table-cell office:value-type="float" office:value="587109">
            <text:p>587109</text:p>
          </table:table-cell>
          <table:table-cell office:value-type="float" office:value="1965">
            <text:p>1965</text:p>
          </table:table-cell>
          <table:table-cell office:value-type="float" office:value="536126">
            <text:p>536126</text:p>
          </table:table-cell>
          <table:table-cell office:value-type="float" office:value="131044">
            <text:p>131044</text:p>
          </table:table-cell>
          <table:table-cell table:number-columns-repeated="2" office:value-type="float" office:value="0">
            <text:p>0</text:p>
          </table:table-cell>
          <table:table-cell office:value-type="float" office:value="5013504">
            <text:p>5013504</text:p>
          </table:table-cell>
          <table:table-cell office:value-type="float" office:value="21485840">
            <text:p>21485840</text:p>
          </table:table-cell>
          <table:table-cell table:number-columns-repeated="4" office:value-type="float" office:value="0">
            <text:p>0</text:p>
          </table:table-cell>
          <table:table-cell office:value-type="float" office:value="21784555">
            <text:p>21784555</text:p>
          </table:table-cell>
          <table:table-cell office:value-type="float" office:value="0">
            <text:p>0</text:p>
          </table:table-cell>
          <table:table-cell office:value-type="float" office:value="21784555">
            <text:p>21784555</text:p>
          </table:table-cell>
          <table:table-cell office:value-type="float" office:value="340744">
            <text:p>340744</text:p>
          </table:table-cell>
          <table:table-cell office:value-type="float" office:value="10892278">
            <text:p>10892278</text:p>
          </table:table-cell>
          <table:table-cell office:value-type="float" office:value="0">
            <text:p>0</text:p>
          </table:table-cell>
          <table:table-cell office:value-type="float" office:value="7261518">
            <text:p>7261518</text:p>
          </table:table-cell>
          <table:table-cell office:value-type="float" office:value="298714">
            <text:p>298714</text:p>
          </table:table-cell>
          <table:table-cell office:value-type="float" office:value="7261518">
            <text:p>7261518</text:p>
          </table:table-cell>
          <table:table-cell office:value-type="float" office:value="21784555">
            <text:p>21784555</text:p>
          </table:table-cell>
          <table:table-cell office:value-type="float" office:value="3630759">
            <text:p>3630759</text:p>
          </table:table-cell>
          <table:table-cell office:value-type="float" office:value="21108757">
            <text:p>21108757</text:p>
          </table:table-cell>
          <table:table-cell office:value-type="float" office:value="14523037">
            <text:p>14523037</text:p>
          </table:table-cell>
          <table:table-cell office:value-type="float" office:value="21784555">
            <text:p>21784555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office:value-type="float" office:value="3758619153">
            <text:p>3758619153</text:p>
          </table:table-cell>
          <table:table-cell office:value-type="float" office:value="13690404">
            <text:p>13690404</text:p>
          </table:table-cell>
          <table:table-cell office:value-type="float" office:value="36803997">
            <text:p>36803997</text:p>
          </table:table-cell>
          <table:table-cell office:value-type="float" office:value="13372281">
            <text:p>13372281</text:p>
          </table:table-cell>
          <table:table-cell table:number-columns-repeated="3" office:value-type="float" office:value="0">
            <text:p>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1392111">
            <text:p>21392111</text:p>
          </table:table-cell>
          <table:table-cell table:number-columns-repeated="11" office:value-type="float" office:value="0">
            <text:p>0</text:p>
          </table:table-cell>
          <table:table-cell office:value-type="float" office:value="5292032">
            <text:p>5292032</text:p>
          </table:table-cell>
          <table:table-cell office:value-type="float" office:value="13011792">
            <text:p>13011792</text:p>
          </table:table-cell>
          <table:table-cell table:number-columns-repeated="4" office:value-type="float" office:value="0">
            <text:p>0</text:p>
          </table:table-cell>
          <table:table-cell office:value-type="float" office:value="13690404">
            <text:p>13690404</text:p>
          </table:table-cell>
          <table:table-cell office:value-type="float" office:value="0">
            <text:p>0</text:p>
          </table:table-cell>
          <table:table-cell office:value-type="float" office:value="13690404">
            <text:p>13690404</text:p>
          </table:table-cell>
          <table:table-cell office:value-type="float" office:value="214609">
            <text:p>214609</text:p>
          </table:table-cell>
          <table:table-cell office:value-type="float" office:value="6845202">
            <text:p>6845202</text:p>
          </table:table-cell>
          <table:table-cell office:value-type="float" office:value="0">
            <text:p>0</text:p>
          </table:table-cell>
          <table:table-cell office:value-type="float" office:value="4563468">
            <text:p>4563468</text:p>
          </table:table-cell>
          <table:table-cell office:value-type="float" office:value="0">
            <text:p>0</text:p>
          </table:table-cell>
          <table:table-cell office:value-type="float" office:value="4563468">
            <text:p>4563468</text:p>
          </table:table-cell>
          <table:table-cell office:value-type="float" office:value="13150541">
            <text:p>13150541</text:p>
          </table:table-cell>
          <table:table-cell office:value-type="float" office:value="2281734">
            <text:p>2281734</text:p>
          </table:table-cell>
          <table:table-cell office:value-type="float" office:value="12643134">
            <text:p>12643134</text:p>
          </table:table-cell>
          <table:table-cell office:value-type="float" office:value="9126936">
            <text:p>9126936</text:p>
          </table:table-cell>
          <table:table-cell office:value-type="float" office:value="13690404">
            <text:p>13690404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office:value-type="float" office:value="3760541536">
            <text:p>3760541536</text:p>
          </table:table-cell>
          <table:table-cell office:value-type="float" office:value="12486933">
            <text:p>12486933</text:p>
          </table:table-cell>
          <table:table-cell office:value-type="float" office:value="33285114">
            <text:p>33285114</text:p>
          </table:table-cell>
          <table:table-cell office:value-type="float" office:value="11827012">
            <text:p>11827012</text:p>
          </table:table-cell>
          <table:table-cell table:number-columns-repeated="3" office:value-type="float" office:value="0">
            <text:p>0</text:p>
          </table:table-cell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2427243">
            <text:p>22427243</text:p>
          </table:table-cell>
          <table:table-cell table:number-columns-repeated="11" office:value-type="float" office:value="0">
            <text:p>0</text:p>
          </table:table-cell>
          <table:table-cell office:value-type="float" office:value="5570560">
            <text:p>5570560</text:p>
          </table:table-cell>
          <table:table-cell office:value-type="float" office:value="12096152">
            <text:p>12096152</text:p>
          </table:table-cell>
          <table:table-cell table:number-columns-repeated="4" office:value-type="float" office:value="0">
            <text:p>0</text:p>
          </table:table-cell>
          <table:table-cell office:value-type="float" office:value="12486933">
            <text:p>12486933</text:p>
          </table:table-cell>
          <table:table-cell office:value-type="float" office:value="0">
            <text:p>0</text:p>
          </table:table-cell>
          <table:table-cell office:value-type="float" office:value="12486933">
            <text:p>12486933</text:p>
          </table:table-cell>
          <table:table-cell office:value-type="float" office:value="195812">
            <text:p>195812</text:p>
          </table:table-cell>
          <table:table-cell office:value-type="float" office:value="6243466">
            <text:p>6243466</text:p>
          </table:table-cell>
          <table:table-cell office:value-type="float" office:value="0">
            <text:p>0</text:p>
          </table:table-cell>
          <table:table-cell office:value-type="float" office:value="4162311">
            <text:p>4162311</text:p>
          </table:table-cell>
          <table:table-cell office:value-type="float" office:value="0">
            <text:p>0</text:p>
          </table:table-cell>
          <table:table-cell office:value-type="float" office:value="4162311">
            <text:p>4162311</text:p>
          </table:table-cell>
          <table:table-cell office:value-type="float" office:value="12120389">
            <text:p>12120389</text:p>
          </table:table-cell>
          <table:table-cell office:value-type="float" office:value="2081155">
            <text:p>2081155</text:p>
          </table:table-cell>
          <table:table-cell office:value-type="float" office:value="10575391">
            <text:p>10575391</text:p>
          </table:table-cell>
          <table:table-cell office:value-type="float" office:value="8324622">
            <text:p>8324622</text:p>
          </table:table-cell>
          <table:table-cell office:value-type="float" office:value="12486933">
            <text:p>12486933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office:value-type="float" office:value="3762565352">
            <text:p>3762565352</text:p>
          </table:table-cell>
          <table:table-cell office:value-type="float" office:value="13598398">
            <text:p>13598398</text:p>
          </table:table-cell>
          <table:table-cell office:value-type="float" office:value="36255827">
            <text:p>36255827</text:p>
          </table:table-cell>
          <table:table-cell office:value-type="float" office:value="13264883">
            <text:p>13264883</text:p>
          </table:table-cell>
          <table:table-cell table:number-columns-repeated="3" office:value-type="float" office:value="0">
            <text:p>0</text:p>
          </table:table-cell>
          <table:table-cell office:value-type="float" office:value="168">
            <text:p>168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23552003">
            <text:p>23552003</text:p>
          </table:table-cell>
          <table:table-cell table:number-columns-repeated="11" office:value-type="float" office:value="0">
            <text:p>0</text:p>
          </table:table-cell>
          <table:table-cell office:value-type="float" office:value="5849088">
            <text:p>5849088</text:p>
          </table:table-cell>
          <table:table-cell office:value-type="float" office:value="13080644">
            <text:p>13080644</text:p>
          </table:table-cell>
          <table:table-cell table:number-columns-repeated="4" office:value-type="float" office:value="0">
            <text:p>0</text:p>
          </table:table-cell>
          <table:table-cell office:value-type="float" office:value="13598398">
            <text:p>13598398</text:p>
          </table:table-cell>
          <table:table-cell office:value-type="float" office:value="0">
            <text:p>0</text:p>
          </table:table-cell>
          <table:table-cell office:value-type="float" office:value="13598398">
            <text:p>13598398</text:p>
          </table:table-cell>
          <table:table-cell office:value-type="float" office:value="212956">
            <text:p>212956</text:p>
          </table:table-cell>
          <table:table-cell office:value-type="float" office:value="6799199">
            <text:p>6799199</text:p>
          </table:table-cell>
          <table:table-cell office:value-type="float" office:value="0">
            <text:p>0</text:p>
          </table:table-cell>
          <table:table-cell office:value-type="float" office:value="4532799">
            <text:p>4532799</text:p>
          </table:table-cell>
          <table:table-cell office:value-type="float" office:value="0">
            <text:p>0</text:p>
          </table:table-cell>
          <table:table-cell office:value-type="float" office:value="4532799">
            <text:p>4532799</text:p>
          </table:table-cell>
          <table:table-cell office:value-type="float" office:value="13114784">
            <text:p>13114784</text:p>
          </table:table-cell>
          <table:table-cell office:value-type="float" office:value="2266400">
            <text:p>2266400</text:p>
          </table:table-cell>
          <table:table-cell office:value-type="float" office:value="12794182">
            <text:p>12794182</text:p>
          </table:table-cell>
          <table:table-cell office:value-type="float" office:value="9065599">
            <text:p>9065599</text:p>
          </table:table-cell>
          <table:table-cell office:value-type="float" office:value="13598398">
            <text:p>13598398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office:value-type="float" office:value="3764530642">
            <text:p>3764530642</text:p>
          </table:table-cell>
          <table:table-cell office:value-type="float" office:value="14806318">
            <text:p>14806318</text:p>
          </table:table-cell>
          <table:table-cell office:value-type="float" office:value="39930987">
            <text:p>39930987</text:p>
          </table:table-cell>
          <table:table-cell office:value-type="float" office:value="14432330">
            <text:p>1443233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  <table:table-cell office:value-type="float" office:value="116150">
            <text:p>116150</text:p>
          </table:table-cell>
          <table:table-cell table:number-columns-repeated="14" office:value-type="float" office:value="26691250">
            <text:p>26691250</text:p>
          </table:table-cell>
          <table:table-cell office:value-type="float" office:value="464375">
            <text:p>464375</text:p>
          </table:table-cell>
          <table:table-cell table:number-columns-repeated="4" office:value-type="float" office:value="0">
            <text:p>0</text:p>
          </table:table-cell>
          <table:table-cell office:value-type="float" office:value="464231">
            <text:p>464231</text:p>
          </table:table-cell>
          <table:table-cell office:value-type="float" office:value="1966">
            <text:p>1966</text:p>
          </table:table-cell>
          <table:table-cell office:value-type="float" office:value="355933">
            <text:p>355933</text:p>
          </table:table-cell>
          <table:table-cell office:value-type="float" office:value="86707">
            <text:p>86707</text:p>
          </table:table-cell>
          <table:table-cell table:number-columns-repeated="2" office:value-type="float" office:value="0">
            <text:p>0</text:p>
          </table:table-cell>
          <table:table-cell office:value-type="float" office:value="6127616">
            <text:p>6127616</text:p>
          </table:table-cell>
          <table:table-cell office:value-type="float" office:value="14784980">
            <text:p>14784980</text:p>
          </table:table-cell>
          <table:table-cell table:number-columns-repeated="4" office:value-type="float" office:value="0">
            <text:p>0</text:p>
          </table:table-cell>
          <table:table-cell office:value-type="float" office:value="14806318">
            <text:p>14806318</text:p>
          </table:table-cell>
          <table:table-cell office:value-type="float" office:value="0">
            <text:p>0</text:p>
          </table:table-cell>
          <table:table-cell office:value-type="float" office:value="14806318">
            <text:p>14806318</text:p>
          </table:table-cell>
          <table:table-cell office:value-type="float" office:value="232657">
            <text:p>232657</text:p>
          </table:table-cell>
          <table:table-cell office:value-type="float" office:value="7403159">
            <text:p>7403159</text:p>
          </table:table-cell>
          <table:table-cell office:value-type="float" office:value="0">
            <text:p>0</text:p>
          </table:table-cell>
          <table:table-cell office:value-type="float" office:value="4935439">
            <text:p>4935439</text:p>
          </table:table-cell>
          <table:table-cell office:value-type="float" office:value="0">
            <text:p>0</text:p>
          </table:table-cell>
          <table:table-cell office:value-type="float" office:value="4935439">
            <text:p>4935439</text:p>
          </table:table-cell>
          <table:table-cell office:value-type="float" office:value="14806318">
            <text:p>14806318</text:p>
          </table:table-cell>
          <table:table-cell office:value-type="float" office:value="2467719">
            <text:p>2467719</text:p>
          </table:table-cell>
          <table:table-cell office:value-type="float" office:value="14534174">
            <text:p>14534174</text:p>
          </table:table-cell>
          <table:table-cell office:value-type="float" office:value="9870878">
            <text:p>9870878</text:p>
          </table:table-cell>
          <table:table-cell office:value-type="float" office:value="14806318">
            <text:p>14806318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office:value-type="float" office:value="3767000221">
            <text:p>3767000221</text:p>
          </table:table-cell>
          <table:table-cell office:value-type="float" office:value="19324934">
            <text:p>19324934</text:p>
          </table:table-cell>
          <table:table-cell office:value-type="float" office:value="43007223">
            <text:p>43007223</text:p>
          </table:table-cell>
          <table:table-cell office:value-type="float" office:value="19067369">
            <text:p>19067369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257448">
            <text:p>257448</text:p>
          </table:table-cell>
          <table:table-cell table:number-columns-repeated="14" office:value-type="float" office:value="30358884">
            <text:p>30358884</text:p>
          </table:table-cell>
          <table:table-cell office:value-type="float" office:value="1029483">
            <text:p>1029483</text:p>
          </table:table-cell>
          <table:table-cell table:number-columns-repeated="4" office:value-type="float" office:value="0">
            <text:p>0</text:p>
          </table:table-cell>
          <table:table-cell office:value-type="float" office:value="1019587">
            <text:p>1019587</text:p>
          </table:table-cell>
          <table:table-cell office:value-type="float" office:value="23831">
            <text:p>23831</text:p>
          </table:table-cell>
          <table:table-cell office:value-type="float" office:value="1269943">
            <text:p>1269943</text:p>
          </table:table-cell>
          <table:table-cell office:value-type="float" office:value="264390">
            <text:p>264390</text:p>
          </table:table-cell>
          <table:table-cell table:number-columns-repeated="2" office:value-type="float" office:value="0">
            <text:p>0</text:p>
          </table:table-cell>
          <table:table-cell office:value-type="float" office:value="6406144">
            <text:p>6406144</text:p>
          </table:table-cell>
          <table:table-cell office:value-type="float" office:value="17314656">
            <text:p>17314656</text:p>
          </table:table-cell>
          <table:table-cell table:number-columns-repeated="4" office:value-type="float" office:value="0">
            <text:p>0</text:p>
          </table:table-cell>
          <table:table-cell office:value-type="float" office:value="19324934">
            <text:p>19324934</text:p>
          </table:table-cell>
          <table:table-cell office:value-type="float" office:value="0">
            <text:p>0</text:p>
          </table:table-cell>
          <table:table-cell office:value-type="float" office:value="19324934">
            <text:p>19324934</text:p>
          </table:table-cell>
          <table:table-cell office:value-type="float" office:value="303640">
            <text:p>303640</text:p>
          </table:table-cell>
          <table:table-cell office:value-type="float" office:value="9662467">
            <text:p>9662467</text:p>
          </table:table-cell>
          <table:table-cell office:value-type="float" office:value="0">
            <text:p>0</text:p>
          </table:table-cell>
          <table:table-cell office:value-type="float" office:value="6441645">
            <text:p>6441645</text:p>
          </table:table-cell>
          <table:table-cell office:value-type="float" office:value="426204">
            <text:p>426204</text:p>
          </table:table-cell>
          <table:table-cell office:value-type="float" office:value="6441644">
            <text:p>6441644</text:p>
          </table:table-cell>
          <table:table-cell office:value-type="float" office:value="19324934">
            <text:p>19324934</text:p>
          </table:table-cell>
          <table:table-cell office:value-type="float" office:value="3220822">
            <text:p>3220822</text:p>
          </table:table-cell>
          <table:table-cell office:value-type="float" office:value="18923562">
            <text:p>18923562</text:p>
          </table:table-cell>
          <table:table-cell office:value-type="float" office:value="12883289">
            <text:p>12883289</text:p>
          </table:table-cell>
          <table:table-cell office:value-type="float" office:value="19324934">
            <text:p>19324934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office:value-type="float" office:value="3769422916">
            <text:p>3769422916</text:p>
          </table:table-cell>
          <table:table-cell office:value-type="float" office:value="16789269">
            <text:p>16789269</text:p>
          </table:table-cell>
          <table:table-cell office:value-type="float" office:value="43150601">
            <text:p>43150601</text:p>
          </table:table-cell>
          <table:table-cell office:value-type="float" office:value="16524639">
            <text:p>16524639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  <table:table-cell office:value-type="float" office:value="82258">
            <text:p>82258</text:p>
          </table:table-cell>
          <table:table-cell table:number-columns-repeated="14" office:value-type="float" office:value="28265081">
            <text:p>28265081</text:p>
          </table:table-cell>
          <table:table-cell office:value-type="float" office:value="328892">
            <text:p>328892</text:p>
          </table:table-cell>
          <table:table-cell table:number-columns-repeated="4" office:value-type="float" office:value="0">
            <text:p>0</text:p>
          </table:table-cell>
          <table:table-cell office:value-type="float" office:value="323944">
            <text:p>323944</text:p>
          </table:table-cell>
          <table:table-cell office:value-type="float" office:value="1966">
            <text:p>1966</text:p>
          </table:table-cell>
          <table:table-cell office:value-type="float" office:value="469506">
            <text:p>469506</text:p>
          </table:table-cell>
          <table:table-cell office:value-type="float" office:value="84360">
            <text:p>84360</text:p>
          </table:table-cell>
          <table:table-cell table:number-columns-repeated="2" office:value-type="float" office:value="0">
            <text:p>0</text:p>
          </table:table-cell>
          <table:table-cell office:value-type="float" office:value="6684672">
            <text:p>6684672</text:p>
          </table:table-cell>
          <table:table-cell office:value-type="float" office:value="16217156">
            <text:p>16217156</text:p>
          </table:table-cell>
          <table:table-cell table:number-columns-repeated="4" office:value-type="float" office:value="0">
            <text:p>0</text:p>
          </table:table-cell>
          <table:table-cell office:value-type="float" office:value="16789269">
            <text:p>16789269</text:p>
          </table:table-cell>
          <table:table-cell office:value-type="float" office:value="0">
            <text:p>0</text:p>
          </table:table-cell>
          <table:table-cell office:value-type="float" office:value="16789269">
            <text:p>16789269</text:p>
          </table:table-cell>
          <table:table-cell office:value-type="float" office:value="263139">
            <text:p>263139</text:p>
          </table:table-cell>
          <table:table-cell office:value-type="float" office:value="8394634">
            <text:p>8394634</text:p>
          </table:table-cell>
          <table:table-cell office:value-type="float" office:value="0">
            <text:p>0</text:p>
          </table:table-cell>
          <table:table-cell office:value-type="float" office:value="5596423">
            <text:p>5596423</text:p>
          </table:table-cell>
          <table:table-cell office:value-type="float" office:value="351295">
            <text:p>351295</text:p>
          </table:table-cell>
          <table:table-cell office:value-type="float" office:value="5596423">
            <text:p>5596423</text:p>
          </table:table-cell>
          <table:table-cell office:value-type="float" office:value="16789269">
            <text:p>16789269</text:p>
          </table:table-cell>
          <table:table-cell office:value-type="float" office:value="2798211">
            <text:p>2798211</text:p>
          </table:table-cell>
          <table:table-cell office:value-type="float" office:value="16452864">
            <text:p>16452864</text:p>
          </table:table-cell>
          <table:table-cell office:value-type="float" office:value="11192846">
            <text:p>11192846</text:p>
          </table:table-cell>
          <table:table-cell office:value-type="float" office:value="16789269">
            <text:p>16789269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office:value-type="float" office:value="3771908004">
            <text:p>3771908004</text:p>
          </table:table-cell>
          <table:table-cell office:value-type="float" office:value="17513638">
            <text:p>17513638</text:p>
          </table:table-cell>
          <table:table-cell office:value-type="float" office:value="44366768">
            <text:p>44366768</text:p>
          </table:table-cell>
          <table:table-cell office:value-type="float" office:value="17368197">
            <text:p>17368197</text:p>
          </table:table-cell>
          <table:table-cell office:value-type="float" office:value="105">
            <text:p>105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146525">
            <text:p>146525</text:p>
          </table:table-cell>
          <table:table-cell table:number-columns-repeated="14" office:value-type="float" office:value="29885516">
            <text:p>29885516</text:p>
          </table:table-cell>
          <table:table-cell office:value-type="float" office:value="585795">
            <text:p>585795</text:p>
          </table:table-cell>
          <table:table-cell table:number-columns-repeated="4" office:value-type="float" office:value="0">
            <text:p>0</text:p>
          </table:table-cell>
          <table:table-cell office:value-type="float" office:value="580708">
            <text:p>580708</text:p>
          </table:table-cell>
          <table:table-cell office:value-type="float" office:value="3929">
            <text:p>3929</text:p>
          </table:table-cell>
          <table:table-cell office:value-type="float" office:value="654421">
            <text:p>654421</text:p>
          </table:table-cell>
          <table:table-cell office:value-type="float" office:value="143766">
            <text:p>143766</text:p>
          </table:table-cell>
          <table:table-cell table:number-columns-repeated="2" office:value-type="float" office:value="0">
            <text:p>0</text:p>
          </table:table-cell>
          <table:table-cell office:value-type="float" office:value="6963200">
            <text:p>6963200</text:p>
          </table:table-cell>
          <table:table-cell office:value-type="float" office:value="16516092">
            <text:p>16516092</text:p>
          </table:table-cell>
          <table:table-cell table:number-columns-repeated="4" office:value-type="float" office:value="0">
            <text:p>0</text:p>
          </table:table-cell>
          <table:table-cell office:value-type="float" office:value="17513638">
            <text:p>17513638</text:p>
          </table:table-cell>
          <table:table-cell office:value-type="float" office:value="0">
            <text:p>0</text:p>
          </table:table-cell>
          <table:table-cell office:value-type="float" office:value="17513638">
            <text:p>17513638</text:p>
          </table:table-cell>
          <table:table-cell office:value-type="float" office:value="275058">
            <text:p>275058</text:p>
          </table:table-cell>
          <table:table-cell office:value-type="float" office:value="8756819">
            <text:p>8756819</text:p>
          </table:table-cell>
          <table:table-cell office:value-type="float" office:value="0">
            <text:p>0</text:p>
          </table:table-cell>
          <table:table-cell office:value-type="float" office:value="5837880">
            <text:p>5837880</text:p>
          </table:table-cell>
          <table:table-cell office:value-type="float" office:value="0">
            <text:p>0</text:p>
          </table:table-cell>
          <table:table-cell office:value-type="float" office:value="5837879">
            <text:p>5837879</text:p>
          </table:table-cell>
          <table:table-cell office:value-type="float" office:value="17513638">
            <text:p>17513638</text:p>
          </table:table-cell>
          <table:table-cell office:value-type="float" office:value="2918939">
            <text:p>2918939</text:p>
          </table:table-cell>
          <table:table-cell office:value-type="float" office:value="8194742">
            <text:p>8194742</text:p>
          </table:table-cell>
          <table:table-cell office:value-type="float" office:value="11675759">
            <text:p>11675759</text:p>
          </table:table-cell>
          <table:table-cell office:value-type="float" office:value="17513638">
            <text:p>17513638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3774450102">
            <text:p>3774450102</text:p>
          </table:table-cell>
          <table:table-cell office:value-type="float" office:value="18542627">
            <text:p>18542627</text:p>
          </table:table-cell>
          <table:table-cell office:value-type="float" office:value="45444268">
            <text:p>45444268</text:p>
          </table:table-cell>
          <table:table-cell office:value-type="float" office:value="18341765">
            <text:p>18341765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140460">
            <text:p>140460</text:p>
          </table:table-cell>
          <table:table-cell table:number-columns-repeated="14" office:value-type="float" office:value="30811607">
            <text:p>30811607</text:p>
          </table:table-cell>
          <table:table-cell office:value-type="float" office:value="561688">
            <text:p>561688</text:p>
          </table:table-cell>
          <table:table-cell table:number-columns-repeated="4" office:value-type="float" office:value="0">
            <text:p>0</text:p>
          </table:table-cell>
          <table:table-cell office:value-type="float" office:value="556740">
            <text:p>556740</text:p>
          </table:table-cell>
          <table:table-cell office:value-type="float" office:value="3954">
            <text:p>3954</text:p>
          </table:table-cell>
          <table:table-cell office:value-type="float" office:value="630302">
            <text:p>630302</text:p>
          </table:table-cell>
          <table:table-cell office:value-type="float" office:value="146851">
            <text:p>146851</text:p>
          </table:table-cell>
          <table:table-cell table:number-columns-repeated="2" office:value-type="float" office:value="0">
            <text:p>0</text:p>
          </table:table-cell>
          <table:table-cell office:value-type="float" office:value="7241728">
            <text:p>7241728</text:p>
          </table:table-cell>
          <table:table-cell office:value-type="float" office:value="17697064">
            <text:p>17697064</text:p>
          </table:table-cell>
          <table:table-cell table:number-columns-repeated="4" office:value-type="float" office:value="0">
            <text:p>0</text:p>
          </table:table-cell>
          <table:table-cell office:value-type="float" office:value="18542627">
            <text:p>18542627</text:p>
          </table:table-cell>
          <table:table-cell office:value-type="float" office:value="0">
            <text:p>0</text:p>
          </table:table-cell>
          <table:table-cell office:value-type="float" office:value="18542627">
            <text:p>18542627</text:p>
          </table:table-cell>
          <table:table-cell office:value-type="float" office:value="290638">
            <text:p>290638</text:p>
          </table:table-cell>
          <table:table-cell office:value-type="float" office:value="9271313">
            <text:p>9271313</text:p>
          </table:table-cell>
          <table:table-cell office:value-type="float" office:value="0">
            <text:p>0</text:p>
          </table:table-cell>
          <table:table-cell office:value-type="float" office:value="6180875">
            <text:p>6180875</text:p>
          </table:table-cell>
          <table:table-cell office:value-type="float" office:value="0">
            <text:p>0</text:p>
          </table:table-cell>
          <table:table-cell office:value-type="float" office:value="6180876">
            <text:p>6180876</text:p>
          </table:table-cell>
          <table:table-cell office:value-type="float" office:value="18542627">
            <text:p>18542627</text:p>
          </table:table-cell>
          <table:table-cell office:value-type="float" office:value="3090438">
            <text:p>3090438</text:p>
          </table:table-cell>
          <table:table-cell office:value-type="float" office:value="18442594">
            <text:p>18442594</text:p>
          </table:table-cell>
          <table:table-cell office:value-type="float" office:value="12361751">
            <text:p>12361751</text:p>
          </table:table-cell>
          <table:table-cell office:value-type="float" office:value="18542627">
            <text:p>18542627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office:value-type="float" office:value="3776818584">
            <text:p>3776818584</text:p>
          </table:table-cell>
          <table:table-cell office:value-type="float" office:value="18402363">
            <text:p>18402363</text:p>
          </table:table-cell>
          <table:table-cell office:value-type="float" office:value="45614747">
            <text:p>45614747</text:p>
          </table:table-cell>
          <table:table-cell office:value-type="float" office:value="18148814">
            <text:p>18148814</text:p>
          </table:table-cell>
          <table:table-cell table:number-columns-repeated="3" office:value-type="float" office:value="0">
            <text:p>0</text:p>
          </table:table-cell>
          <table:table-cell office:value-type="float" office:value="216">
            <text:p>216</text:p>
          </table:table-cell>
          <table:table-cell table:number-columns-repeated="2" office:value-type="float" office:value="0">
            <text:p>0</text:p>
          </table:table-cell>
          <table:table-cell table:number-columns-repeated="14" office:value-type="float" office:value="30422045">
            <text:p>30422045</text:p>
          </table:table-cell>
          <table:table-cell table:number-columns-repeated="11" office:value-type="float" office:value="0">
            <text:p>0</text:p>
          </table:table-cell>
          <table:table-cell office:value-type="float" office:value="7520256">
            <text:p>7520256</text:p>
          </table:table-cell>
          <table:table-cell office:value-type="float" office:value="16795392">
            <text:p>16795392</text:p>
          </table:table-cell>
          <table:table-cell table:number-columns-repeated="4" office:value-type="float" office:value="0">
            <text:p>0</text:p>
          </table:table-cell>
          <table:table-cell office:value-type="float" office:value="18402363">
            <text:p>18402363</text:p>
          </table:table-cell>
          <table:table-cell office:value-type="float" office:value="0">
            <text:p>0</text:p>
          </table:table-cell>
          <table:table-cell office:value-type="float" office:value="18402363">
            <text:p>18402363</text:p>
          </table:table-cell>
          <table:table-cell office:value-type="float" office:value="287539">
            <text:p>287539</text:p>
          </table:table-cell>
          <table:table-cell office:value-type="float" office:value="9201181">
            <text:p>9201181</text:p>
          </table:table-cell>
          <table:table-cell office:value-type="float" office:value="0">
            <text:p>0</text:p>
          </table:table-cell>
          <table:table-cell office:value-type="float" office:value="6134121">
            <text:p>6134121</text:p>
          </table:table-cell>
          <table:table-cell office:value-type="float" office:value="0">
            <text:p>0</text:p>
          </table:table-cell>
          <table:table-cell office:value-type="float" office:value="6134121">
            <text:p>6134121</text:p>
          </table:table-cell>
          <table:table-cell office:value-type="float" office:value="18402363">
            <text:p>18402363</text:p>
          </table:table-cell>
          <table:table-cell office:value-type="float" office:value="3067060">
            <text:p>3067060</text:p>
          </table:table-cell>
          <table:table-cell office:value-type="float" office:value="17216918">
            <text:p>17216918</text:p>
          </table:table-cell>
          <table:table-cell office:value-type="float" office:value="12268242">
            <text:p>12268242</text:p>
          </table:table-cell>
          <table:table-cell office:value-type="float" office:value="18402363">
            <text:p>18402363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office:value-type="float" office:value="3778644865">
            <text:p>3778644865</text:p>
          </table:table-cell>
          <table:table-cell office:value-type="float" office:value="17927575">
            <text:p>17927575</text:p>
          </table:table-cell>
          <table:table-cell office:value-type="float" office:value="47829980">
            <text:p>47829980</text:p>
          </table:table-cell>
          <table:table-cell office:value-type="float" office:value="17624974">
            <text:p>17624974</text:p>
          </table:table-cell>
          <table:table-cell table:number-columns-repeated="3"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14" office:value-type="float" office:value="31562301">
            <text:p>31562301</text:p>
          </table:table-cell>
          <table:table-cell office:value-type="float" office:value="512">
            <text:p>512</text:p>
          </table:table-cell>
          <table:table-cell table:number-columns-repeated="4"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34">
            <text:p>134</text:p>
          </table:table-cell>
          <table:table-cell table:number-columns-repeated="2" office:value-type="float" office:value="0">
            <text:p>0</text:p>
          </table:table-cell>
          <table:table-cell office:value-type="float" office:value="7798784">
            <text:p>7798784</text:p>
          </table:table-cell>
          <table:table-cell office:value-type="float" office:value="17749972">
            <text:p>17749972</text:p>
          </table:table-cell>
          <table:table-cell table:number-columns-repeated="4" office:value-type="float" office:value="0">
            <text:p>0</text:p>
          </table:table-cell>
          <table:table-cell office:value-type="float" office:value="17927575">
            <text:p>17927575</text:p>
          </table:table-cell>
          <table:table-cell office:value-type="float" office:value="0">
            <text:p>0</text:p>
          </table:table-cell>
          <table:table-cell office:value-type="float" office:value="17927575">
            <text:p>17927575</text:p>
          </table:table-cell>
          <table:table-cell office:value-type="float" office:value="280559">
            <text:p>280559</text:p>
          </table:table-cell>
          <table:table-cell office:value-type="float" office:value="8963788">
            <text:p>8963788</text:p>
          </table:table-cell>
          <table:table-cell office:value-type="float" office:value="0">
            <text:p>0</text:p>
          </table:table-cell>
          <table:table-cell office:value-type="float" office:value="5975858">
            <text:p>5975858</text:p>
          </table:table-cell>
          <table:table-cell office:value-type="float" office:value="0">
            <text:p>0</text:p>
          </table:table-cell>
          <table:table-cell office:value-type="float" office:value="5975859">
            <text:p>5975859</text:p>
          </table:table-cell>
          <table:table-cell office:value-type="float" office:value="17927575">
            <text:p>17927575</text:p>
          </table:table-cell>
          <table:table-cell office:value-type="float" office:value="2987929">
            <text:p>2987929</text:p>
          </table:table-cell>
          <table:table-cell office:value-type="float" office:value="17801837">
            <text:p>17801837</text:p>
          </table:table-cell>
          <table:table-cell office:value-type="float" office:value="11951717">
            <text:p>11951717</text:p>
          </table:table-cell>
          <table:table-cell office:value-type="float" office:value="17927575">
            <text:p>17927575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office:value-type="float" office:value="3780904911">
            <text:p>3780904911</text:p>
          </table:table-cell>
          <table:table-cell office:value-type="float" office:value="22826828">
            <text:p>22826828</text:p>
          </table:table-cell>
          <table:table-cell office:value-type="float" office:value="50734169">
            <text:p>50734169</text:p>
          </table:table-cell>
          <table:table-cell office:value-type="float" office:value="22527941">
            <text:p>22527941</text:p>
          </table:table-cell>
          <table:table-cell office:value-type="float" office:value="151">
            <text:p>151</text:p>
          </table:table-cell>
          <table:table-cell table:number-columns-repeated="2"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418219">
            <text:p>418219</text:p>
          </table:table-cell>
          <table:table-cell table:number-columns-repeated="14" office:value-type="float" office:value="37846675">
            <text:p>37846675</text:p>
          </table:table-cell>
          <table:table-cell office:value-type="float" office:value="1672228">
            <text:p>1672228</text:p>
          </table:table-cell>
          <table:table-cell table:number-columns-repeated="4" office:value-type="float" office:value="0">
            <text:p>0</text:p>
          </table:table-cell>
          <table:table-cell office:value-type="float" office:value="1662215">
            <text:p>1662215</text:p>
          </table:table-cell>
          <table:table-cell office:value-type="float" office:value="23115">
            <text:p>23115</text:p>
          </table:table-cell>
          <table:table-cell office:value-type="float" office:value="1803906">
            <text:p>1803906</text:p>
          </table:table-cell>
          <table:table-cell office:value-type="float" office:value="389502">
            <text:p>389502</text:p>
          </table:table-cell>
          <table:table-cell table:number-columns-repeated="2" office:value-type="float" office:value="0">
            <text:p>0</text:p>
          </table:table-cell>
          <table:table-cell office:value-type="float" office:value="8077312">
            <text:p>8077312</text:p>
          </table:table-cell>
          <table:table-cell office:value-type="float" office:value="20508336">
            <text:p>20508336</text:p>
          </table:table-cell>
          <table:table-cell table:number-columns-repeated="4" office:value-type="float" office:value="0">
            <text:p>0</text:p>
          </table:table-cell>
          <table:table-cell office:value-type="float" office:value="22826828">
            <text:p>22826828</text:p>
          </table:table-cell>
          <table:table-cell office:value-type="float" office:value="0">
            <text:p>0</text:p>
          </table:table-cell>
          <table:table-cell office:value-type="float" office:value="22826828">
            <text:p>22826828</text:p>
          </table:table-cell>
          <table:table-cell office:value-type="float" office:value="358342">
            <text:p>358342</text:p>
          </table:table-cell>
          <table:table-cell office:value-type="float" office:value="11413414">
            <text:p>11413414</text:p>
          </table:table-cell>
          <table:table-cell office:value-type="float" office:value="0">
            <text:p>0</text:p>
          </table:table-cell>
          <table:table-cell office:value-type="float" office:value="7608942">
            <text:p>7608942</text:p>
          </table:table-cell>
          <table:table-cell office:value-type="float" office:value="0">
            <text:p>0</text:p>
          </table:table-cell>
          <table:table-cell office:value-type="float" office:value="7608942">
            <text:p>7608942</text:p>
          </table:table-cell>
          <table:table-cell office:value-type="float" office:value="22826828">
            <text:p>22826828</text:p>
          </table:table-cell>
          <table:table-cell office:value-type="float" office:value="3804471">
            <text:p>3804471</text:p>
          </table:table-cell>
          <table:table-cell office:value-type="float" office:value="17763711">
            <text:p>17763711</text:p>
          </table:table-cell>
          <table:table-cell office:value-type="float" office:value="15217885">
            <text:p>15217885</text:p>
          </table:table-cell>
          <table:table-cell office:value-type="float" office:value="22826828">
            <text:p>22826828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office:value-type="float" office:value="3782814055">
            <text:p>3782814055</text:p>
          </table:table-cell>
          <table:table-cell office:value-type="float" office:value="19618839">
            <text:p>19618839</text:p>
          </table:table-cell>
          <table:table-cell office:value-type="float" office:value="50986505">
            <text:p>50986505</text:p>
          </table:table-cell>
          <table:table-cell office:value-type="float" office:value="19366014">
            <text:p>19366014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65142">
            <text:p>65142</text:p>
          </table:table-cell>
          <table:table-cell table:number-columns-repeated="14" office:value-type="float" office:value="34347599">
            <text:p>34347599</text:p>
          </table:table-cell>
          <table:table-cell office:value-type="float" office:value="260376">
            <text:p>260376</text:p>
          </table:table-cell>
          <table:table-cell table:number-columns-repeated="4" office:value-type="float" office:value="0">
            <text:p>0</text:p>
          </table:table-cell>
          <table:table-cell office:value-type="float" office:value="260267">
            <text:p>260267</text:p>
          </table:table-cell>
          <table:table-cell office:value-type="float" office:value="2007">
            <text:p>2007</text:p>
          </table:table-cell>
          <table:table-cell office:value-type="float" office:value="260386">
            <text:p>260386</text:p>
          </table:table-cell>
          <table:table-cell office:value-type="float" office:value="59592">
            <text:p>59592</text:p>
          </table:table-cell>
          <table:table-cell table:number-columns-repeated="2" office:value-type="float" office:value="0">
            <text:p>0</text:p>
          </table:table-cell>
          <table:table-cell office:value-type="float" office:value="8355840">
            <text:p>8355840</text:p>
          </table:table-cell>
          <table:table-cell office:value-type="float" office:value="8745816">
            <text:p>8745816</text:p>
          </table:table-cell>
          <table:table-cell table:number-columns-repeated="4" office:value-type="float" office:value="0">
            <text:p>0</text:p>
          </table:table-cell>
          <table:table-cell office:value-type="float" office:value="19618839">
            <text:p>19618839</text:p>
          </table:table-cell>
          <table:table-cell office:value-type="float" office:value="0">
            <text:p>0</text:p>
          </table:table-cell>
          <table:table-cell office:value-type="float" office:value="19618839">
            <text:p>19618839</text:p>
          </table:table-cell>
          <table:table-cell office:value-type="float" office:value="308115">
            <text:p>308115</text:p>
          </table:table-cell>
          <table:table-cell office:value-type="float" office:value="9809419">
            <text:p>9809419</text:p>
          </table:table-cell>
          <table:table-cell office:value-type="float" office:value="0">
            <text:p>0</text:p>
          </table:table-cell>
          <table:table-cell office:value-type="float" office:value="6539612">
            <text:p>6539612</text:p>
          </table:table-cell>
          <table:table-cell office:value-type="float" office:value="0">
            <text:p>0</text:p>
          </table:table-cell>
          <table:table-cell office:value-type="float" office:value="6539613">
            <text:p>6539613</text:p>
          </table:table-cell>
          <table:table-cell office:value-type="float" office:value="19618839">
            <text:p>19618839</text:p>
          </table:table-cell>
          <table:table-cell office:value-type="float" office:value="3269806">
            <text:p>3269806</text:p>
          </table:table-cell>
          <table:table-cell office:value-type="float" office:value="16733236">
            <text:p>16733236</text:p>
          </table:table-cell>
          <table:table-cell office:value-type="float" office:value="13079226">
            <text:p>13079226</text:p>
          </table:table-cell>
          <table:table-cell office:value-type="float" office:value="19618839">
            <text:p>19618839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office:value-type="float" office:value="3784454284">
            <text:p>3784454284</text:p>
          </table:table-cell>
          <table:table-cell office:value-type="float" office:value="19524798">
            <text:p>19524798</text:p>
          </table:table-cell>
          <table:table-cell office:value-type="float" office:value="52853162">
            <text:p>52853162</text:p>
          </table:table-cell>
          <table:table-cell office:value-type="float" office:value="18718472">
            <text:p>18718472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14" office:value-type="float" office:value="34871755">
            <text:p>34871755</text:p>
          </table:table-cell>
          <table:table-cell office:value-type="float" office:value="512">
            <text:p>512</text:p>
          </table:table-cell>
          <table:table-cell table:number-columns-repeated="4"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34">
            <text:p>134</text:p>
          </table:table-cell>
          <table:table-cell table:number-columns-repeated="2" office:value-type="float" office:value="0">
            <text:p>0</text:p>
          </table:table-cell>
          <table:table-cell office:value-type="float" office:value="8634368">
            <text:p>8634368</text:p>
          </table:table-cell>
          <table:table-cell office:value-type="float" office:value="17697400">
            <text:p>17697400</text:p>
          </table:table-cell>
          <table:table-cell table:number-columns-repeated="4" office:value-type="float" office:value="0">
            <text:p>0</text:p>
          </table:table-cell>
          <table:table-cell office:value-type="float" office:value="19524798">
            <text:p>19524798</text:p>
          </table:table-cell>
          <table:table-cell office:value-type="float" office:value="0">
            <text:p>0</text:p>
          </table:table-cell>
          <table:table-cell office:value-type="float" office:value="19524798">
            <text:p>19524798</text:p>
          </table:table-cell>
          <table:table-cell office:value-type="float" office:value="305697">
            <text:p>305697</text:p>
          </table:table-cell>
          <table:table-cell office:value-type="float" office:value="9762399">
            <text:p>9762399</text:p>
          </table:table-cell>
          <table:table-cell office:value-type="float" office:value="0">
            <text:p>0</text:p>
          </table:table-cell>
          <table:table-cell office:value-type="float" office:value="6508266">
            <text:p>6508266</text:p>
          </table:table-cell>
          <table:table-cell office:value-type="float" office:value="0">
            <text:p>0</text:p>
          </table:table-cell>
          <table:table-cell office:value-type="float" office:value="6508266">
            <text:p>6508266</text:p>
          </table:table-cell>
          <table:table-cell office:value-type="float" office:value="19524798">
            <text:p>19524798</text:p>
          </table:table-cell>
          <table:table-cell office:value-type="float" office:value="3254133">
            <text:p>3254133</text:p>
          </table:table-cell>
          <table:table-cell office:value-type="float" office:value="18058588">
            <text:p>18058588</text:p>
          </table:table-cell>
          <table:table-cell office:value-type="float" office:value="13016532">
            <text:p>13016532</text:p>
          </table:table-cell>
          <table:table-cell office:value-type="float" office:value="19524798">
            <text:p>19524798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3786861283">
            <text:p>3786861283</text:p>
          </table:table-cell>
          <table:table-cell office:value-type="float" office:value="24482863">
            <text:p>24482863</text:p>
          </table:table-cell>
          <table:table-cell office:value-type="float" office:value="50870533">
            <text:p>50870533</text:p>
          </table:table-cell>
          <table:table-cell office:value-type="float" office:value="24236070">
            <text:p>24236070</text:p>
          </table:table-cell>
          <table:table-cell office:value-type="float" office:value="152">
            <text:p>152</text:p>
          </table:table-cell>
          <table:table-cell table:number-columns-repeated="2"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0">
            <text:p>0</text:p>
          </table:table-cell>
          <table:table-cell office:value-type="float" office:value="426291">
            <text:p>426291</text:p>
          </table:table-cell>
          <table:table-cell table:number-columns-repeated="14" office:value-type="float" office:value="41593667">
            <text:p>41593667</text:p>
          </table:table-cell>
          <table:table-cell office:value-type="float" office:value="1704533">
            <text:p>1704533</text:p>
          </table:table-cell>
          <table:table-cell table:number-columns-repeated="4" office:value-type="float" office:value="0">
            <text:p>0</text:p>
          </table:table-cell>
          <table:table-cell office:value-type="float" office:value="1694373">
            <text:p>1694373</text:p>
          </table:table-cell>
          <table:table-cell office:value-type="float" office:value="24005">
            <text:p>24005</text:p>
          </table:table-cell>
          <table:table-cell office:value-type="float" office:value="1872044">
            <text:p>1872044</text:p>
          </table:table-cell>
          <table:table-cell office:value-type="float" office:value="406082">
            <text:p>406082</text:p>
          </table:table-cell>
          <table:table-cell table:number-columns-repeated="2" office:value-type="float" office:value="0">
            <text:p>0</text:p>
          </table:table-cell>
          <table:table-cell office:value-type="float" office:value="8912896">
            <text:p>8912896</text:p>
          </table:table-cell>
          <table:table-cell office:value-type="float" office:value="19644484">
            <text:p>19644484</text:p>
          </table:table-cell>
          <table:table-cell table:number-columns-repeated="4" office:value-type="float" office:value="0">
            <text:p>0</text:p>
          </table:table-cell>
          <table:table-cell office:value-type="float" office:value="24482863">
            <text:p>24482863</text:p>
          </table:table-cell>
          <table:table-cell office:value-type="float" office:value="0">
            <text:p>0</text:p>
          </table:table-cell>
          <table:table-cell office:value-type="float" office:value="24482863">
            <text:p>24482863</text:p>
          </table:table-cell>
          <table:table-cell office:value-type="float" office:value="385476">
            <text:p>385476</text:p>
          </table:table-cell>
          <table:table-cell office:value-type="float" office:value="12241432">
            <text:p>12241432</text:p>
          </table:table-cell>
          <table:table-cell office:value-type="float" office:value="0">
            <text:p>0</text:p>
          </table:table-cell>
          <table:table-cell office:value-type="float" office:value="8160954">
            <text:p>8160954</text:p>
          </table:table-cell>
          <table:table-cell office:value-type="float" office:value="0">
            <text:p>0</text:p>
          </table:table-cell>
          <table:table-cell office:value-type="float" office:value="8160954">
            <text:p>8160954</text:p>
          </table:table-cell>
          <table:table-cell office:value-type="float" office:value="24482863">
            <text:p>24482863</text:p>
          </table:table-cell>
          <table:table-cell office:value-type="float" office:value="4080477">
            <text:p>4080477</text:p>
          </table:table-cell>
          <table:table-cell office:value-type="float" office:value="18247829">
            <text:p>18247829</text:p>
          </table:table-cell>
          <table:table-cell office:value-type="float" office:value="16321908">
            <text:p>16321908</text:p>
          </table:table-cell>
          <table:table-cell office:value-type="float" office:value="24482863">
            <text:p>24482863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office:value-type="float" office:value="3789134295">
            <text:p>3789134295</text:p>
          </table:table-cell>
          <table:table-cell office:value-type="float" office:value="26530176">
            <text:p>26530176</text:p>
          </table:table-cell>
          <table:table-cell office:value-type="float" office:value="70686157">
            <text:p>70686157</text:p>
          </table:table-cell>
          <table:table-cell office:value-type="float" office:value="26269898">
            <text:p>26269898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0">
            <text:p>0</text:p>
          </table:table-cell>
          <table:table-cell office:value-type="float" office:value="147804">
            <text:p>147804</text:p>
          </table:table-cell>
          <table:table-cell table:number-columns-repeated="14" office:value-type="float" office:value="73615220">
            <text:p>73615220</text:p>
          </table:table-cell>
          <table:table-cell office:value-type="float" office:value="590875">
            <text:p>590875</text:p>
          </table:table-cell>
          <table:table-cell table:number-columns-repeated="4" office:value-type="float" office:value="0">
            <text:p>0</text:p>
          </table:table-cell>
          <table:table-cell office:value-type="float" office:value="585782">
            <text:p>585782</text:p>
          </table:table-cell>
          <table:table-cell office:value-type="float" office:value="11998">
            <text:p>11998</text:p>
          </table:table-cell>
          <table:table-cell office:value-type="float" office:value="731501">
            <text:p>731501</text:p>
          </table:table-cell>
          <table:table-cell office:value-type="float" office:value="145790">
            <text:p>145790</text:p>
          </table:table-cell>
          <table:table-cell table:number-columns-repeated="2" office:value-type="float" office:value="0">
            <text:p>0</text:p>
          </table:table-cell>
          <table:table-cell office:value-type="float" office:value="17825792">
            <text:p>17825792</text:p>
          </table:table-cell>
          <table:table-cell office:value-type="float" office:value="25348656">
            <text:p>25348656</text:p>
          </table:table-cell>
          <table:table-cell table:number-columns-repeated="4" office:value-type="float" office:value="0">
            <text:p>0</text:p>
          </table:table-cell>
          <table:table-cell office:value-type="float" office:value="26530176">
            <text:p>26530176</text:p>
          </table:table-cell>
          <table:table-cell office:value-type="float" office:value="0">
            <text:p>0</text:p>
          </table:table-cell>
          <table:table-cell office:value-type="float" office:value="26530176">
            <text:p>26530176</text:p>
          </table:table-cell>
          <table:table-cell office:value-type="float" office:value="414537">
            <text:p>414537</text:p>
          </table:table-cell>
          <table:table-cell office:value-type="float" office:value="13265088">
            <text:p>13265088</text:p>
          </table:table-cell>
          <table:table-cell office:value-type="float" office:value="0">
            <text:p>0</text:p>
          </table:table-cell>
          <table:table-cell office:value-type="float" office:value="8843392">
            <text:p>8843392</text:p>
          </table:table-cell>
          <table:table-cell office:value-type="float" office:value="0">
            <text:p>0</text:p>
          </table:table-cell>
          <table:table-cell office:value-type="float" office:value="8843392">
            <text:p>8843392</text:p>
          </table:table-cell>
          <table:table-cell office:value-type="float" office:value="26530176">
            <text:p>26530176</text:p>
          </table:table-cell>
          <table:table-cell office:value-type="float" office:value="4421696">
            <text:p>4421696</text:p>
          </table:table-cell>
          <table:table-cell office:value-type="float" office:value="351832">
            <text:p>351832</text:p>
          </table:table-cell>
          <table:table-cell office:value-type="float" office:value="17686784">
            <text:p>17686784</text:p>
          </table:table-cell>
          <table:table-cell office:value-type="float" office:value="26530176">
            <text:p>26530176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3791468471">
            <text:p>3791468471</text:p>
          </table:table-cell>
          <table:table-cell office:value-type="float" office:value="45206130">
            <text:p>45206130</text:p>
          </table:table-cell>
          <table:table-cell office:value-type="float" office:value="109448569">
            <text:p>109448569</text:p>
          </table:table-cell>
          <table:table-cell office:value-type="float" office:value="44957857">
            <text:p>44957857</text:p>
          </table:table-cell>
          <table:table-cell office:value-type="float" office:value="154">
            <text:p>154</text:p>
          </table:table-cell>
          <table:table-cell table:number-columns-repeated="2"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0">
            <text:p>0</text:p>
          </table:table-cell>
          <table:table-cell office:value-type="float" office:value="429557">
            <text:p>429557</text:p>
          </table:table-cell>
          <table:table-cell table:number-columns-repeated="14" office:value-type="float" office:value="149130378">
            <text:p>149130378</text:p>
          </table:table-cell>
          <table:table-cell office:value-type="float" office:value="1717547">
            <text:p>1717547</text:p>
          </table:table-cell>
          <table:table-cell table:number-columns-repeated="4" office:value-type="float" office:value="0">
            <text:p>0</text:p>
          </table:table-cell>
          <table:table-cell office:value-type="float" office:value="1707343">
            <text:p>1707343</text:p>
          </table:table-cell>
          <table:table-cell office:value-type="float" office:value="25028">
            <text:p>25028</text:p>
          </table:table-cell>
          <table:table-cell office:value-type="float" office:value="1807683">
            <text:p>1807683</text:p>
          </table:table-cell>
          <table:table-cell office:value-type="float" office:value="388060">
            <text:p>388060</text:p>
          </table:table-cell>
          <table:table-cell table:number-columns-repeated="2" office:value-type="float" office:value="0">
            <text:p>0</text:p>
          </table:table-cell>
          <table:table-cell office:value-type="float" office:value="35651584">
            <text:p>35651584</text:p>
          </table:table-cell>
          <table:table-cell office:value-type="float" office:value="43140576">
            <text:p>43140576</text:p>
          </table:table-cell>
          <table:table-cell table:number-columns-repeated="4" office:value-type="float" office:value="0">
            <text:p>0</text:p>
          </table:table-cell>
          <table:table-cell office:value-type="float" office:value="45206130">
            <text:p>45206130</text:p>
          </table:table-cell>
          <table:table-cell office:value-type="float" office:value="0">
            <text:p>0</text:p>
          </table:table-cell>
          <table:table-cell office:value-type="float" office:value="45206130">
            <text:p>45206130</text:p>
          </table:table-cell>
          <table:table-cell office:value-type="float" office:value="707612">
            <text:p>707612</text:p>
          </table:table-cell>
          <table:table-cell office:value-type="float" office:value="22603065">
            <text:p>22603065</text:p>
          </table:table-cell>
          <table:table-cell office:value-type="float" office:value="0">
            <text:p>0</text:p>
          </table:table-cell>
          <table:table-cell office:value-type="float" office:value="15068710">
            <text:p>15068710</text:p>
          </table:table-cell>
          <table:table-cell office:value-type="float" office:value="0">
            <text:p>0</text:p>
          </table:table-cell>
          <table:table-cell office:value-type="float" office:value="15068710">
            <text:p>15068710</text:p>
          </table:table-cell>
          <table:table-cell office:value-type="float" office:value="45206130">
            <text:p>45206130</text:p>
          </table:table-cell>
          <table:table-cell office:value-type="float" office:value="7534355">
            <text:p>7534355</text:p>
          </table:table-cell>
          <table:table-cell office:value-type="float" office:value="20249989">
            <text:p>20249989</text:p>
          </table:table-cell>
          <table:table-cell office:value-type="float" office:value="30137420">
            <text:p>30137420</text:p>
          </table:table-cell>
          <table:table-cell office:value-type="float" office:value="45206130">
            <text:p>45206130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table:number-columns-repeated="2" office:value-type="float" office:value="256">
            <text:p>256</text:p>
          </table:table-cell>
          <table:table-cell office:value-type="float" office:value="3794257705">
            <text:p>3794257705</text:p>
          </table:table-cell>
          <table:table-cell office:value-type="float" office:value="73670209">
            <text:p>73670209</text:p>
          </table:table-cell>
          <table:table-cell office:value-type="float" office:value="182914710">
            <text:p>182914710</text:p>
          </table:table-cell>
          <table:table-cell office:value-type="float" office:value="73391317">
            <text:p>73391317</text:p>
          </table:table-cell>
          <table:table-cell office:value-type="float" office:value="224">
            <text:p>224</text:p>
          </table:table-cell>
          <table:table-cell table:number-columns-repeated="2"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0">
            <text:p>0</text:p>
          </table:table-cell>
          <table:table-cell office:value-type="float" office:value="548768">
            <text:p>548768</text:p>
          </table:table-cell>
          <table:table-cell table:number-columns-repeated="14" office:value-type="float" office:value="294483477">
            <text:p>294483477</text:p>
          </table:table-cell>
          <table:table-cell office:value-type="float" office:value="2193994">
            <text:p>2193994</text:p>
          </table:table-cell>
          <table:table-cell table:number-columns-repeated="4" office:value-type="float" office:value="0">
            <text:p>0</text:p>
          </table:table-cell>
          <table:table-cell office:value-type="float" office:value="2183721">
            <text:p>2183721</text:p>
          </table:table-cell>
          <table:table-cell office:value-type="float" office:value="28918">
            <text:p>28918</text:p>
          </table:table-cell>
          <table:table-cell office:value-type="float" office:value="2252305">
            <text:p>2252305</text:p>
          </table:table-cell>
          <table:table-cell office:value-type="float" office:value="493547">
            <text:p>493547</text:p>
          </table:table-cell>
          <table:table-cell table:number-columns-repeated="2" office:value-type="float" office:value="0">
            <text:p>0</text:p>
          </table:table-cell>
          <table:table-cell office:value-type="float" office:value="71303168">
            <text:p>71303168</text:p>
          </table:table-cell>
          <table:table-cell office:value-type="float" office:value="69222216">
            <text:p>69222216</text:p>
          </table:table-cell>
          <table:table-cell table:number-columns-repeated="4" office:value-type="float" office:value="0">
            <text:p>0</text:p>
          </table:table-cell>
          <table:table-cell office:value-type="float" office:value="73670209">
            <text:p>73670209</text:p>
          </table:table-cell>
          <table:table-cell office:value-type="float" office:value="0">
            <text:p>0</text:p>
          </table:table-cell>
          <table:table-cell office:value-type="float" office:value="73670209">
            <text:p>73670209</text:p>
          </table:table-cell>
          <table:table-cell office:value-type="float" office:value="1154684">
            <text:p>1154684</text:p>
          </table:table-cell>
          <table:table-cell office:value-type="float" office:value="36835105">
            <text:p>36835105</text:p>
          </table:table-cell>
          <table:table-cell office:value-type="float" office:value="0">
            <text:p>0</text:p>
          </table:table-cell>
          <table:table-cell office:value-type="float" office:value="24556736">
            <text:p>24556736</text:p>
          </table:table-cell>
          <table:table-cell office:value-type="float" office:value="0">
            <text:p>0</text:p>
          </table:table-cell>
          <table:table-cell office:value-type="float" office:value="24556736">
            <text:p>24556736</text:p>
          </table:table-cell>
          <table:table-cell office:value-type="float" office:value="73670209">
            <text:p>73670209</text:p>
          </table:table-cell>
          <table:table-cell office:value-type="float" office:value="12278368">
            <text:p>12278368</text:p>
          </table:table-cell>
          <table:table-cell office:value-type="float" office:value="367911">
            <text:p>367911</text:p>
          </table:table-cell>
          <table:table-cell office:value-type="float" office:value="49113473">
            <text:p>49113473</text:p>
          </table:table-cell>
          <table:table-cell office:value-type="float" office:value="73670209">
            <text:p>73670209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office:value-type="float" office:value="3797608245">
            <text:p>3797608245</text:p>
          </table:table-cell>
          <table:table-cell office:value-type="float" office:value="127294279">
            <text:p>127294279</text:p>
          </table:table-cell>
          <table:table-cell office:value-type="float" office:value="329599696">
            <text:p>329599696</text:p>
          </table:table-cell>
          <table:table-cell office:value-type="float" office:value="126954222">
            <text:p>126954222</text:p>
          </table:table-cell>
          <table:table-cell office:value-type="float" office:value="270">
            <text:p>270</text:p>
          </table:table-cell>
          <table:table-cell table:number-columns-repeated="2"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0">
            <text:p>0</text:p>
          </table:table-cell>
          <table:table-cell office:value-type="float" office:value="614030">
            <text:p>614030</text:p>
          </table:table-cell>
          <table:table-cell table:number-columns-repeated="10" office:value-type="float" office:value="582563024">
            <text:p>582563024</text:p>
          </table:table-cell>
          <table:table-cell office:value-type="float" office:value="582049161">
            <text:p>582049161</text:p>
          </table:table-cell>
          <table:table-cell office:value-type="float" office:value="582050323">
            <text:p>582050323</text:p>
          </table:table-cell>
          <table:table-cell table:number-columns-repeated="2" office:value-type="float" office:value="582563024">
            <text:p>582563024</text:p>
          </table:table-cell>
          <table:table-cell office:value-type="float" office:value="2470871">
            <text:p>2470871</text:p>
          </table:table-cell>
          <table:table-cell table:number-columns-repeated="4" office:value-type="float" office:value="0">
            <text:p>0</text:p>
          </table:table-cell>
          <table:table-cell office:value-type="float" office:value="2431236">
            <text:p>2431236</text:p>
          </table:table-cell>
          <table:table-cell office:value-type="float" office:value="41624">
            <text:p>41624</text:p>
          </table:table-cell>
          <table:table-cell office:value-type="float" office:value="2588875">
            <text:p>2588875</text:p>
          </table:table-cell>
          <table:table-cell office:value-type="float" office:value="552425">
            <text:p>552425</text:p>
          </table:table-cell>
          <table:table-cell table:number-columns-repeated="2" office:value-type="float" office:value="0">
            <text:p>0</text:p>
          </table:table-cell>
          <table:table-cell office:value-type="float" office:value="142606336">
            <text:p>142606336</text:p>
          </table:table-cell>
          <table:table-cell office:value-type="float" office:value="127006752">
            <text:p>127006752</text:p>
          </table:table-cell>
          <table:table-cell table:number-columns-repeated="4" office:value-type="float" office:value="0">
            <text:p>0</text:p>
          </table:table-cell>
          <table:table-cell office:value-type="float" office:value="127294279">
            <text:p>127294279</text:p>
          </table:table-cell>
          <table:table-cell office:value-type="float" office:value="0">
            <text:p>0</text:p>
          </table:table-cell>
          <table:table-cell office:value-type="float" office:value="127294279">
            <text:p>127294279</text:p>
          </table:table-cell>
          <table:table-cell office:value-type="float" office:value="1992921">
            <text:p>1992921</text:p>
          </table:table-cell>
          <table:table-cell office:value-type="float" office:value="63647139">
            <text:p>63647139</text:p>
          </table:table-cell>
          <table:table-cell office:value-type="float" office:value="0">
            <text:p>0</text:p>
          </table:table-cell>
          <table:table-cell office:value-type="float" office:value="42431426">
            <text:p>42431426</text:p>
          </table:table-cell>
          <table:table-cell office:value-type="float" office:value="0">
            <text:p>0</text:p>
          </table:table-cell>
          <table:table-cell office:value-type="float" office:value="42431426">
            <text:p>42431426</text:p>
          </table:table-cell>
          <table:table-cell office:value-type="float" office:value="127294279">
            <text:p>127294279</text:p>
          </table:table-cell>
          <table:table-cell office:value-type="float" office:value="21215713">
            <text:p>21215713</text:p>
          </table:table-cell>
          <table:table-cell office:value-type="float" office:value="123914864">
            <text:p>123914864</text:p>
          </table:table-cell>
          <table:table-cell office:value-type="float" office:value="84862852">
            <text:p>84862852</text:p>
          </table:table-cell>
          <table:table-cell office:value-type="float" office:value="127294279">
            <text:p>127294279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office:value-type="float" office:value="3802595065">
            <text:p>3802595065</text:p>
          </table:table-cell>
          <table:table-cell office:value-type="float" office:value="231863651">
            <text:p>231863651</text:p>
          </table:table-cell>
          <table:table-cell office:value-type="float" office:value="621277518">
            <text:p>621277518</text:p>
          </table:table-cell>
          <table:table-cell office:value-type="float" office:value="231492933">
            <text:p>231492933</text:p>
          </table:table-cell>
          <table:table-cell office:value-type="float" office:value="253">
            <text:p>253</text:p>
          </table:table-cell>
          <table:table-cell table:number-columns-repeated="2" office:value-type="float" office:value="0">
            <text:p>0</text:p>
          </table:table-cell>
          <table:table-cell office:value-type="float" office:value="8192">
            <text:p>8192</text:p>
          </table:table-cell>
          <table:table-cell office:value-type="float" office:value="0">
            <text:p>0</text:p>
          </table:table-cell>
          <table:table-cell office:value-type="float" office:value="650514">
            <text:p>650514</text:p>
          </table:table-cell>
          <table:table-cell table:number-columns-repeated="14" office:value-type="float" office:value="1158269444">
            <text:p>1158269444</text:p>
          </table:table-cell>
          <table:table-cell office:value-type="float" office:value="2601407">
            <text:p>2601407</text:p>
          </table:table-cell>
          <table:table-cell table:number-columns-repeated="4" office:value-type="float" office:value="0">
            <text:p>0</text:p>
          </table:table-cell>
          <table:table-cell office:value-type="float" office:value="2591337">
            <text:p>2591337</text:p>
          </table:table-cell>
          <table:table-cell office:value-type="float" office:value="47674">
            <text:p>47674</text:p>
          </table:table-cell>
          <table:table-cell office:value-type="float" office:value="2865873">
            <text:p>2865873</text:p>
          </table:table-cell>
          <table:table-cell office:value-type="float" office:value="650507">
            <text:p>650507</text:p>
          </table:table-cell>
          <table:table-cell table:number-columns-repeated="2" office:value-type="float" office:value="0">
            <text:p>0</text:p>
          </table:table-cell>
          <table:table-cell office:value-type="float" office:value="285212672">
            <text:p>285212672</text:p>
          </table:table-cell>
          <table:table-cell office:value-type="float" office:value="231317976">
            <text:p>231317976</text:p>
          </table:table-cell>
          <table:table-cell table:number-columns-repeated="4" office:value-type="float" office:value="0">
            <text:p>0</text:p>
          </table:table-cell>
          <table:table-cell office:value-type="float" office:value="231863651">
            <text:p>231863651</text:p>
          </table:table-cell>
          <table:table-cell office:value-type="float" office:value="0">
            <text:p>0</text:p>
          </table:table-cell>
          <table:table-cell office:value-type="float" office:value="231863651">
            <text:p>231863651</text:p>
          </table:table-cell>
          <table:table-cell office:value-type="float" office:value="3624860">
            <text:p>3624860</text:p>
          </table:table-cell>
          <table:table-cell office:value-type="float" office:value="115931825">
            <text:p>115931825</text:p>
          </table:table-cell>
          <table:table-cell office:value-type="float" office:value="0">
            <text:p>0</text:p>
          </table:table-cell>
          <table:table-cell office:value-type="float" office:value="77287884">
            <text:p>77287884</text:p>
          </table:table-cell>
          <table:table-cell office:value-type="float" office:value="0">
            <text:p>0</text:p>
          </table:table-cell>
          <table:table-cell office:value-type="float" office:value="77287884">
            <text:p>77287884</text:p>
          </table:table-cell>
          <table:table-cell office:value-type="float" office:value="231863651">
            <text:p>231863651</text:p>
          </table:table-cell>
          <table:table-cell office:value-type="float" office:value="38643941">
            <text:p>38643941</text:p>
          </table:table-cell>
          <table:table-cell office:value-type="float" office:value="226091006">
            <text:p>226091006</text:p>
          </table:table-cell>
          <table:table-cell office:value-type="float" office:value="154575768">
            <text:p>154575768</text:p>
          </table:table-cell>
          <table:table-cell office:value-type="float" office:value="231863651">
            <text:p>231863651</text:p>
          </table:table-cell>
          <table:table-cell table:number-columns-repeated="966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office:value-type="float" office:value="3711709564">
            <text:p>3711709564</text:p>
          </table:table-cell>
          <table:table-cell office:value-type="float" office:value="439253435">
            <text:p>439253435</text:p>
          </table:table-cell>
          <table:table-cell office:value-type="float" office:value="1203685529">
            <text:p>1203685529</text:p>
          </table:table-cell>
          <table:table-cell office:value-type="float" office:value="438889274">
            <text:p>438889274</text:p>
          </table:table-cell>
          <table:table-cell office:value-type="float" office:value="276">
            <text:p>276</text:p>
          </table:table-cell>
          <table:table-cell table:number-columns-repeated="2" office:value-type="float" office:value="0">
            <text:p>0</text:p>
          </table:table-cell>
          <table:table-cell office:value-type="float" office:value="16384">
            <text:p>16384</text:p>
          </table:table-cell>
          <table:table-cell office:value-type="float" office:value="0">
            <text:p>0</text:p>
          </table:table-cell>
          <table:table-cell office:value-type="float" office:value="589004">
            <text:p>589004</text:p>
          </table:table-cell>
          <table:table-cell table:number-columns-repeated="14" office:value-type="float" office:value="2305251312">
            <text:p>2305251312</text:p>
          </table:table-cell>
          <table:table-cell office:value-type="float" office:value="2354870">
            <text:p>2354870</text:p>
          </table:table-cell>
          <table:table-cell table:number-columns-repeated="4" office:value-type="float" office:value="0">
            <text:p>0</text:p>
          </table:table-cell>
          <table:table-cell office:value-type="float" office:value="2266255">
            <text:p>2266255</text:p>
          </table:table-cell>
          <table:table-cell office:value-type="float" office:value="36033">
            <text:p>36033</text:p>
          </table:table-cell>
          <table:table-cell office:value-type="float" office:value="2606583">
            <text:p>2606583</text:p>
          </table:table-cell>
          <table:table-cell office:value-type="float" office:value="526327">
            <text:p>526327</text:p>
          </table:table-cell>
          <table:table-cell table:number-columns-repeated="2" office:value-type="float" office:value="0">
            <text:p>0</text:p>
          </table:table-cell>
          <table:table-cell office:value-type="float" office:value="570425344">
            <text:p>570425344</text:p>
          </table:table-cell>
          <table:table-cell office:value-type="float" office:value="439261752">
            <text:p>439261752</text:p>
          </table:table-cell>
          <table:table-cell table:number-columns-repeated="4" office:value-type="float" office:value="0">
            <text:p>0</text:p>
          </table:table-cell>
          <table:table-cell office:value-type="float" office:value="439253435">
            <text:p>439253435</text:p>
          </table:table-cell>
          <table:table-cell office:value-type="float" office:value="0">
            <text:p>0</text:p>
          </table:table-cell>
          <table:table-cell office:value-type="float" office:value="439253435">
            <text:p>439253435</text:p>
          </table:table-cell>
          <table:table-cell office:value-type="float" office:value="6866927">
            <text:p>6866927</text:p>
          </table:table-cell>
          <table:table-cell office:value-type="float" office:value="219626718">
            <text:p>219626718</text:p>
          </table:table-cell>
          <table:table-cell office:value-type="float" office:value="0">
            <text:p>0</text:p>
          </table:table-cell>
          <table:table-cell office:value-type="float" office:value="146417811">
            <text:p>146417811</text:p>
          </table:table-cell>
          <table:table-cell office:value-type="float" office:value="0">
            <text:p>0</text:p>
          </table:table-cell>
          <table:table-cell office:value-type="float" office:value="146417812">
            <text:p>146417812</text:p>
          </table:table-cell>
          <table:table-cell office:value-type="float" office:value="439253435">
            <text:p>439253435</text:p>
          </table:table-cell>
          <table:table-cell office:value-type="float" office:value="73208906">
            <text:p>73208906</text:p>
          </table:table-cell>
          <table:table-cell office:value-type="float" office:value="434328222">
            <text:p>434328222</text:p>
          </table:table-cell>
          <table:table-cell office:value-type="float" office:value="292835623">
            <text:p>292835623</text:p>
          </table:table-cell>
          <table:table-cell office:value-type="float" office:value="439253435">
            <text:p>439253435</text:p>
          </table:table-cell>
          <table:table-cell table:number-columns-repeated="966"/>
        </table:table-row>
      </table:table>
      <table:table table:name="Sheet2" table:style-name="ta1" table:print="false">
        <office:forms form:automatic-focus="false" form:apply-design-mode="false"/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9" table:default-cell-style-name="ce5"/>
        <table:table-column table:style-name="co20" table:default-cell-style-name="ce5"/>
        <table:table-column table:style-name="co13" table:number-columns-repeated="959" table:default-cell-style-name="Default"/>
        <table:table-row table:style-name="ro3">
          <table:table-cell table:style-name="ce1" office:value-type="string">
            <text:p>kernel</text:p>
          </table:table-cell>
          <table:table-cell table:style-name="ce1" office:value-type="string">
            <text:p>block size</text:p>
          </table:table-cell>
          <table:table-cell table:style-name="ce1" office:value-type="string">
            <text:p>threads per block</text:p>
          </table:table-cell>
          <table:table-cell table:style-name="ce1" office:value-type="string">
            <text:p>Total threads</text:p>
          </table:table-cell>
          <table:table-cell table:style-name="ce1" office:value-type="string">
            <text:p># iter</text:p>
          </table:table-cell>
          <table:table-cell table:style-name="ce1" office:value-type="string">
            <text:p># Intructions</text:p>
          </table:table-cell>
          <table:table-cell table:style-name="ce2" office:value-type="string">
            <text:p>Data size in dword</text:p>
          </table:table-cell>
          <table:table-cell table:style-name="ce1" office:value-type="string">
            <text:p>Bytes read</text:p>
          </table:table-cell>
          <table:table-cell table:style-name="ce1" office:value-type="string">
            <text:p>Bytes written</text:p>
          </table:table-cell>
          <table:table-cell table:style-name="ce1" office:value-type="string">
            <text:p>A17</text:p>
          </table:table-cell>
          <table:table-cell table:style-name="ce1" office:value-type="string">
            <text:p>Total bytes / EU</text:p>
          </table:table-cell>
          <table:table-cell table:style-name="ce4" office:value-type="string">
            <text:p>Bandwidth/EU (bytes/cy)</text:p>
          </table:table-cell>
          <table:table-cell table:style-name="ce4" office:value-type="string">
            <text:p>Bandwith total (bytes/cy)</text:p>
          </table:table-cell>
          <table:table-cell table:style-name="ce1"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table:number-columns-repeated="2" office:value-type="float" office:value="1">
            <text:p>1</text:p>
          </table:table-cell>
          <table:table-cell table:formula="of:=[.B2]*[.C2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]));1;IF( ISNUMBER( SEARCH(&quot;vect2&quot;;[.A2]));2;IF( ISNUMBER( SEARCH(&quot;vect4&quot;;[.A2]));4;IF( ISNUMBER( SEARCH(&quot;vect8&quot;;[.A2]));8;IF( ISNUMBER( SEARCH(&quot;vect16&quot;;[.A2]));16;0)))))" office:value-type="float" office:value="1">
            <text:p>1</text:p>
          </table:table-cell>
          <table:table-cell table:formula="of:=[.G2]*[.F2]*4" office:value-type="float" office:value="4">
            <text:p>4</text:p>
          </table:table-cell>
          <table:table-cell table:formula="of:=[.G2]*[.F2]*4" office:value-type="float" office:value="4">
            <text:p>4</text:p>
          </table:table-cell>
          <table:table-cell table:formula="of:=[counters.X2]/4" office:value-type="float" office:value="0">
            <text:p>0</text:p>
          </table:table-cell>
          <table:table-cell table:formula="of:=([.H2]+[.I2])*[.G2]" office:value-type="float" office:value="8">
            <text:p>8</text:p>
          </table:table-cell>
          <table:table-cell table:formula="of:=[.K2]/[.J2]" office:value-type="float" office:value="0">
            <text:p>#DIV/0!</text:p>
          </table:table-cell>
          <table:table-cell table:formula="of:=[.L2]*24" office:value-type="float" office:value="0">
            <text:p>#DIV/0!</text:p>
          </table:table-cell>
          <table:table-cell>
            <draw:frame table:end-cell-address="Sheet2.Y24" table:end-x="0.004cm" table:end-y="0.009cm" draw:z-index="0" draw:style-name="gr1" draw:text-style-name="P1" svg:width="22.638cm" svg:height="8.999cm" svg:x="2.205cm" svg:y="0.365cm">
              <draw:object draw:notify-on-update-of-ranges="Sheet2.D2:Sheet2.D47 Sheet2.A2:Sheet2.A2 Sheet2.L2:Sheet2.L47 Sheet2.A48:Sheet2.A48 Sheet2.L48:Sheet2.L93 Sheet2.A94:Sheet2.A94 Sheet2.L94:Sheet2.L139 Sheet2.A140:Sheet2.A140 Sheet2.L140:Sheet2.L185 Sheet2.A186:Sheet2.A186 Sheet2.L186:Sheet2.L23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58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3]*[.C3]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3]));1;IF( ISNUMBER( SEARCH(&quot;vect2&quot;;[.A3]));2;IF( ISNUMBER( SEARCH(&quot;vect4&quot;;[.A3]));4;IF( ISNUMBER( SEARCH(&quot;vect8&quot;;[.A3]));8;IF( ISNUMBER( SEARCH(&quot;vect16&quot;;[.A3]));16;0)))))" office:value-type="float" office:value="1">
            <text:p>1</text:p>
          </table:table-cell>
          <table:table-cell table:formula="of:=[.G3]*[.F3]*4" office:value-type="float" office:value="4">
            <text:p>4</text:p>
          </table:table-cell>
          <table:table-cell table:formula="of:=[.G3]*[.F3]*4" office:value-type="float" office:value="4">
            <text:p>4</text:p>
          </table:table-cell>
          <table:table-cell table:formula="of:=[counters.X3]/4" office:value-type="float" office:value="0">
            <text:p>0</text:p>
          </table:table-cell>
          <table:table-cell table:formula="of:=([.H3]+[.I3])*[.G3]" office:value-type="float" office:value="8">
            <text:p>8</text:p>
          </table:table-cell>
          <table:table-cell table:formula="of:=[.K3]/[.J3]" office:value-type="float" office:value="0">
            <text:p>#DIV/0!</text:p>
          </table:table-cell>
          <table:table-cell table:formula="of:=[.L3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4]*[.C4]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4]));1;IF( ISNUMBER( SEARCH(&quot;vect2&quot;;[.A4]));2;IF( ISNUMBER( SEARCH(&quot;vect4&quot;;[.A4]));4;IF( ISNUMBER( SEARCH(&quot;vect8&quot;;[.A4]));8;IF( ISNUMBER( SEARCH(&quot;vect16&quot;;[.A4]));16;0)))))" office:value-type="float" office:value="1">
            <text:p>1</text:p>
          </table:table-cell>
          <table:table-cell table:formula="of:=[.G4]*[.F4]*4" office:value-type="float" office:value="4">
            <text:p>4</text:p>
          </table:table-cell>
          <table:table-cell table:formula="of:=[.G4]*[.F4]*4" office:value-type="float" office:value="4">
            <text:p>4</text:p>
          </table:table-cell>
          <table:table-cell table:formula="of:=[counters.X4]/4" office:value-type="float" office:value="0">
            <text:p>0</text:p>
          </table:table-cell>
          <table:table-cell table:formula="of:=([.H4]+[.I4])*[.G4]" office:value-type="float" office:value="8">
            <text:p>8</text:p>
          </table:table-cell>
          <table:table-cell table:formula="of:=[.K4]/[.J4]" office:value-type="float" office:value="0">
            <text:p>#DIV/0!</text:p>
          </table:table-cell>
          <table:table-cell table:formula="of:=[.L4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5]*[.C5]"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5]));1;IF( ISNUMBER( SEARCH(&quot;vect2&quot;;[.A5]));2;IF( ISNUMBER( SEARCH(&quot;vect4&quot;;[.A5]));4;IF( ISNUMBER( SEARCH(&quot;vect8&quot;;[.A5]));8;IF( ISNUMBER( SEARCH(&quot;vect16&quot;;[.A5]));16;0)))))" office:value-type="float" office:value="1">
            <text:p>1</text:p>
          </table:table-cell>
          <table:table-cell table:formula="of:=[.G5]*[.F5]*4" office:value-type="float" office:value="4">
            <text:p>4</text:p>
          </table:table-cell>
          <table:table-cell table:formula="of:=[.G5]*[.F5]*4" office:value-type="float" office:value="4">
            <text:p>4</text:p>
          </table:table-cell>
          <table:table-cell table:formula="of:=[counters.X5]/4" office:value-type="float" office:value="0">
            <text:p>0</text:p>
          </table:table-cell>
          <table:table-cell table:formula="of:=([.H5]+[.I5])*[.G5]" office:value-type="float" office:value="8">
            <text:p>8</text:p>
          </table:table-cell>
          <table:table-cell table:formula="of:=[.K5]/[.J5]" office:value-type="float" office:value="0">
            <text:p>#DIV/0!</text:p>
          </table:table-cell>
          <table:table-cell table:formula="of:=[.L5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6]*[.C6]"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6]));1;IF( ISNUMBER( SEARCH(&quot;vect2&quot;;[.A6]));2;IF( ISNUMBER( SEARCH(&quot;vect4&quot;;[.A6]));4;IF( ISNUMBER( SEARCH(&quot;vect8&quot;;[.A6]));8;IF( ISNUMBER( SEARCH(&quot;vect16&quot;;[.A6]));16;0)))))" office:value-type="float" office:value="1">
            <text:p>1</text:p>
          </table:table-cell>
          <table:table-cell table:formula="of:=[.G6]*[.F6]*4" office:value-type="float" office:value="4">
            <text:p>4</text:p>
          </table:table-cell>
          <table:table-cell table:formula="of:=[.G6]*[.F6]*4" office:value-type="float" office:value="4">
            <text:p>4</text:p>
          </table:table-cell>
          <table:table-cell table:formula="of:=[counters.X6]/4" office:value-type="float" office:value="0">
            <text:p>0</text:p>
          </table:table-cell>
          <table:table-cell table:formula="of:=([.H6]+[.I6])*[.G6]" office:value-type="float" office:value="8">
            <text:p>8</text:p>
          </table:table-cell>
          <table:table-cell table:formula="of:=[.K6]/[.J6]" office:value-type="float" office:value="0">
            <text:p>#DIV/0!</text:p>
          </table:table-cell>
          <table:table-cell table:formula="of:=[.L6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7]*[.C7]"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7]));1;IF( ISNUMBER( SEARCH(&quot;vect2&quot;;[.A7]));2;IF( ISNUMBER( SEARCH(&quot;vect4&quot;;[.A7]));4;IF( ISNUMBER( SEARCH(&quot;vect8&quot;;[.A7]));8;IF( ISNUMBER( SEARCH(&quot;vect16&quot;;[.A7]));16;0)))))" office:value-type="float" office:value="1">
            <text:p>1</text:p>
          </table:table-cell>
          <table:table-cell table:formula="of:=[.G7]*[.F7]*4" office:value-type="float" office:value="4">
            <text:p>4</text:p>
          </table:table-cell>
          <table:table-cell table:formula="of:=[.G7]*[.F7]*4" office:value-type="float" office:value="4">
            <text:p>4</text:p>
          </table:table-cell>
          <table:table-cell table:formula="of:=[counters.X7]/4" office:value-type="float" office:value="0">
            <text:p>0</text:p>
          </table:table-cell>
          <table:table-cell table:formula="of:=([.H7]+[.I7])*[.G7]" office:value-type="float" office:value="8">
            <text:p>8</text:p>
          </table:table-cell>
          <table:table-cell table:formula="of:=[.K7]/[.J7]" office:value-type="float" office:value="0">
            <text:p>#DIV/0!</text:p>
          </table:table-cell>
          <table:table-cell table:formula="of:=[.L7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8]*[.C8]"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8]));1;IF( ISNUMBER( SEARCH(&quot;vect2&quot;;[.A8]));2;IF( ISNUMBER( SEARCH(&quot;vect4&quot;;[.A8]));4;IF( ISNUMBER( SEARCH(&quot;vect8&quot;;[.A8]));8;IF( ISNUMBER( SEARCH(&quot;vect16&quot;;[.A8]));16;0)))))" office:value-type="float" office:value="1">
            <text:p>1</text:p>
          </table:table-cell>
          <table:table-cell table:formula="of:=[.G8]*[.F8]*4" office:value-type="float" office:value="4">
            <text:p>4</text:p>
          </table:table-cell>
          <table:table-cell table:formula="of:=[.G8]*[.F8]*4" office:value-type="float" office:value="4">
            <text:p>4</text:p>
          </table:table-cell>
          <table:table-cell table:formula="of:=[counters.X8]/4" office:value-type="float" office:value="0">
            <text:p>0</text:p>
          </table:table-cell>
          <table:table-cell table:formula="of:=([.H8]+[.I8])*[.G8]" office:value-type="float" office:value="8">
            <text:p>8</text:p>
          </table:table-cell>
          <table:table-cell table:formula="of:=[.K8]/[.J8]" office:value-type="float" office:value="0">
            <text:p>#DIV/0!</text:p>
          </table:table-cell>
          <table:table-cell table:formula="of:=[.L8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9]*[.C9]" office:value-type="float" office:value="128">
            <text:p>12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9]));1;IF( ISNUMBER( SEARCH(&quot;vect2&quot;;[.A9]));2;IF( ISNUMBER( SEARCH(&quot;vect4&quot;;[.A9]));4;IF( ISNUMBER( SEARCH(&quot;vect8&quot;;[.A9]));8;IF( ISNUMBER( SEARCH(&quot;vect16&quot;;[.A9]));16;0)))))" office:value-type="float" office:value="1">
            <text:p>1</text:p>
          </table:table-cell>
          <table:table-cell table:formula="of:=[.G9]*[.F9]*4" office:value-type="float" office:value="4">
            <text:p>4</text:p>
          </table:table-cell>
          <table:table-cell table:formula="of:=[.G9]*[.F9]*4" office:value-type="float" office:value="4">
            <text:p>4</text:p>
          </table:table-cell>
          <table:table-cell table:formula="of:=[counters.X9]/4" office:value-type="float" office:value="0">
            <text:p>0</text:p>
          </table:table-cell>
          <table:table-cell table:formula="of:=([.H9]+[.I9])*[.G9]" office:value-type="float" office:value="8">
            <text:p>8</text:p>
          </table:table-cell>
          <table:table-cell table:formula="of:=[.K9]/[.J9]" office:value-type="float" office:value="0">
            <text:p>#DIV/0!</text:p>
          </table:table-cell>
          <table:table-cell table:formula="of:=[.L9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10]*[.C10]" office:value-type="float" office:value="256">
            <text:p>25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0]));1;IF( ISNUMBER( SEARCH(&quot;vect2&quot;;[.A10]));2;IF( ISNUMBER( SEARCH(&quot;vect4&quot;;[.A10]));4;IF( ISNUMBER( SEARCH(&quot;vect8&quot;;[.A10]));8;IF( ISNUMBER( SEARCH(&quot;vect16&quot;;[.A10]));16;0)))))" office:value-type="float" office:value="1">
            <text:p>1</text:p>
          </table:table-cell>
          <table:table-cell table:formula="of:=[.G10]*[.F10]*4" office:value-type="float" office:value="4">
            <text:p>4</text:p>
          </table:table-cell>
          <table:table-cell table:formula="of:=[.G10]*[.F10]*4" office:value-type="float" office:value="4">
            <text:p>4</text:p>
          </table:table-cell>
          <table:table-cell table:formula="of:=[counters.X10]/4" office:value-type="float" office:value="0">
            <text:p>0</text:p>
          </table:table-cell>
          <table:table-cell table:formula="of:=([.H10]+[.I10])*[.G10]" office:value-type="float" office:value="8">
            <text:p>8</text:p>
          </table:table-cell>
          <table:table-cell table:formula="of:=[.K10]/[.J10]" office:value-type="float" office:value="0">
            <text:p>#DIV/0!</text:p>
          </table:table-cell>
          <table:table-cell table:formula="of:=[.L10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11]*[.C11]" office:value-type="float" office:value="512">
            <text:p>51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1]));1;IF( ISNUMBER( SEARCH(&quot;vect2&quot;;[.A11]));2;IF( ISNUMBER( SEARCH(&quot;vect4&quot;;[.A11]));4;IF( ISNUMBER( SEARCH(&quot;vect8&quot;;[.A11]));8;IF( ISNUMBER( SEARCH(&quot;vect16&quot;;[.A11]));16;0)))))" office:value-type="float" office:value="1">
            <text:p>1</text:p>
          </table:table-cell>
          <table:table-cell table:formula="of:=[.G11]*[.F11]*4" office:value-type="float" office:value="4">
            <text:p>4</text:p>
          </table:table-cell>
          <table:table-cell table:formula="of:=[.G11]*[.F11]*4" office:value-type="float" office:value="4">
            <text:p>4</text:p>
          </table:table-cell>
          <table:table-cell table:formula="of:=[counters.X11]/4" office:value-type="float" office:value="0">
            <text:p>0</text:p>
          </table:table-cell>
          <table:table-cell table:formula="of:=([.H11]+[.I11])*[.G11]" office:value-type="float" office:value="8">
            <text:p>8</text:p>
          </table:table-cell>
          <table:table-cell table:formula="of:=[.K11]/[.J11]" office:value-type="float" office:value="0">
            <text:p>#DIV/0!</text:p>
          </table:table-cell>
          <table:table-cell table:formula="of:=[.L11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12]*[.C12]" office:value-type="float" office:value="768">
            <text:p>76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2]));1;IF( ISNUMBER( SEARCH(&quot;vect2&quot;;[.A12]));2;IF( ISNUMBER( SEARCH(&quot;vect4&quot;;[.A12]));4;IF( ISNUMBER( SEARCH(&quot;vect8&quot;;[.A12]));8;IF( ISNUMBER( SEARCH(&quot;vect16&quot;;[.A12]));16;0)))))" office:value-type="float" office:value="1">
            <text:p>1</text:p>
          </table:table-cell>
          <table:table-cell table:formula="of:=[.G12]*[.F12]*4" office:value-type="float" office:value="4">
            <text:p>4</text:p>
          </table:table-cell>
          <table:table-cell table:formula="of:=[.G12]*[.F12]*4" office:value-type="float" office:value="4">
            <text:p>4</text:p>
          </table:table-cell>
          <table:table-cell table:formula="of:=[counters.X12]/4" office:value-type="float" office:value="0">
            <text:p>0</text:p>
          </table:table-cell>
          <table:table-cell table:formula="of:=([.H12]+[.I12])*[.G12]" office:value-type="float" office:value="8">
            <text:p>8</text:p>
          </table:table-cell>
          <table:table-cell table:formula="of:=[.K12]/[.J12]" office:value-type="float" office:value="0">
            <text:p>#DIV/0!</text:p>
          </table:table-cell>
          <table:table-cell table:formula="of:=[.L12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13]*[.C13]" office:value-type="float" office:value="1024">
            <text:p>102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3]));1;IF( ISNUMBER( SEARCH(&quot;vect2&quot;;[.A13]));2;IF( ISNUMBER( SEARCH(&quot;vect4&quot;;[.A13]));4;IF( ISNUMBER( SEARCH(&quot;vect8&quot;;[.A13]));8;IF( ISNUMBER( SEARCH(&quot;vect16&quot;;[.A13]));16;0)))))" office:value-type="float" office:value="1">
            <text:p>1</text:p>
          </table:table-cell>
          <table:table-cell table:formula="of:=[.G13]*[.F13]*4" office:value-type="float" office:value="4">
            <text:p>4</text:p>
          </table:table-cell>
          <table:table-cell table:formula="of:=[.G13]*[.F13]*4" office:value-type="float" office:value="4">
            <text:p>4</text:p>
          </table:table-cell>
          <table:table-cell table:formula="of:=[counters.X13]/4" office:value-type="float" office:value="0">
            <text:p>0</text:p>
          </table:table-cell>
          <table:table-cell table:formula="of:=([.H13]+[.I13])*[.G13]" office:value-type="float" office:value="8">
            <text:p>8</text:p>
          </table:table-cell>
          <table:table-cell table:formula="of:=[.K13]/[.J13]" office:value-type="float" office:value="0">
            <text:p>#DIV/0!</text:p>
          </table:table-cell>
          <table:table-cell table:formula="of:=[.L13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14]*[.C14]" office:value-type="float" office:value="1280">
            <text:p>128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4]));1;IF( ISNUMBER( SEARCH(&quot;vect2&quot;;[.A14]));2;IF( ISNUMBER( SEARCH(&quot;vect4&quot;;[.A14]));4;IF( ISNUMBER( SEARCH(&quot;vect8&quot;;[.A14]));8;IF( ISNUMBER( SEARCH(&quot;vect16&quot;;[.A14]));16;0)))))" office:value-type="float" office:value="1">
            <text:p>1</text:p>
          </table:table-cell>
          <table:table-cell table:formula="of:=[.G14]*[.F14]*4" office:value-type="float" office:value="4">
            <text:p>4</text:p>
          </table:table-cell>
          <table:table-cell table:formula="of:=[.G14]*[.F14]*4" office:value-type="float" office:value="4">
            <text:p>4</text:p>
          </table:table-cell>
          <table:table-cell table:formula="of:=[counters.X14]/4" office:value-type="float" office:value="0">
            <text:p>0</text:p>
          </table:table-cell>
          <table:table-cell table:formula="of:=([.H14]+[.I14])*[.G14]" office:value-type="float" office:value="8">
            <text:p>8</text:p>
          </table:table-cell>
          <table:table-cell table:formula="of:=[.K14]/[.J14]" office:value-type="float" office:value="0">
            <text:p>#DIV/0!</text:p>
          </table:table-cell>
          <table:table-cell table:formula="of:=[.L14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15]*[.C15]" office:value-type="float" office:value="1536">
            <text:p>153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5]));1;IF( ISNUMBER( SEARCH(&quot;vect2&quot;;[.A15]));2;IF( ISNUMBER( SEARCH(&quot;vect4&quot;;[.A15]));4;IF( ISNUMBER( SEARCH(&quot;vect8&quot;;[.A15]));8;IF( ISNUMBER( SEARCH(&quot;vect16&quot;;[.A15]));16;0)))))" office:value-type="float" office:value="1">
            <text:p>1</text:p>
          </table:table-cell>
          <table:table-cell table:formula="of:=[.G15]*[.F15]*4" office:value-type="float" office:value="4">
            <text:p>4</text:p>
          </table:table-cell>
          <table:table-cell table:formula="of:=[.G15]*[.F15]*4" office:value-type="float" office:value="4">
            <text:p>4</text:p>
          </table:table-cell>
          <table:table-cell table:formula="of:=[counters.X15]/4" office:value-type="float" office:value="0">
            <text:p>0</text:p>
          </table:table-cell>
          <table:table-cell table:formula="of:=([.H15]+[.I15])*[.G15]" office:value-type="float" office:value="8">
            <text:p>8</text:p>
          </table:table-cell>
          <table:table-cell table:formula="of:=[.K15]/[.J15]" office:value-type="float" office:value="0">
            <text:p>#DIV/0!</text:p>
          </table:table-cell>
          <table:table-cell table:formula="of:=[.L15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16]*[.C16]" office:value-type="float" office:value="1792">
            <text:p>179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6]));1;IF( ISNUMBER( SEARCH(&quot;vect2&quot;;[.A16]));2;IF( ISNUMBER( SEARCH(&quot;vect4&quot;;[.A16]));4;IF( ISNUMBER( SEARCH(&quot;vect8&quot;;[.A16]));8;IF( ISNUMBER( SEARCH(&quot;vect16&quot;;[.A16]));16;0)))))" office:value-type="float" office:value="1">
            <text:p>1</text:p>
          </table:table-cell>
          <table:table-cell table:formula="of:=[.G16]*[.F16]*4" office:value-type="float" office:value="4">
            <text:p>4</text:p>
          </table:table-cell>
          <table:table-cell table:formula="of:=[.G16]*[.F16]*4" office:value-type="float" office:value="4">
            <text:p>4</text:p>
          </table:table-cell>
          <table:table-cell table:formula="of:=[counters.X16]/4" office:value-type="float" office:value="0">
            <text:p>0</text:p>
          </table:table-cell>
          <table:table-cell table:formula="of:=([.H16]+[.I16])*[.G16]" office:value-type="float" office:value="8">
            <text:p>8</text:p>
          </table:table-cell>
          <table:table-cell table:formula="of:=[.K16]/[.J16]" office:value-type="float" office:value="0">
            <text:p>#DIV/0!</text:p>
          </table:table-cell>
          <table:table-cell table:formula="of:=[.L16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17]*[.C17]" office:value-type="float" office:value="2048">
            <text:p>204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7]));1;IF( ISNUMBER( SEARCH(&quot;vect2&quot;;[.A17]));2;IF( ISNUMBER( SEARCH(&quot;vect4&quot;;[.A17]));4;IF( ISNUMBER( SEARCH(&quot;vect8&quot;;[.A17]));8;IF( ISNUMBER( SEARCH(&quot;vect16&quot;;[.A17]));16;0)))))" office:value-type="float" office:value="1">
            <text:p>1</text:p>
          </table:table-cell>
          <table:table-cell table:formula="of:=[.G17]*[.F17]*4" office:value-type="float" office:value="4">
            <text:p>4</text:p>
          </table:table-cell>
          <table:table-cell table:formula="of:=[.G17]*[.F17]*4" office:value-type="float" office:value="4">
            <text:p>4</text:p>
          </table:table-cell>
          <table:table-cell table:formula="of:=[counters.X17]/4" office:value-type="float" office:value="0">
            <text:p>0</text:p>
          </table:table-cell>
          <table:table-cell table:formula="of:=([.H17]+[.I17])*[.G17]" office:value-type="float" office:value="8">
            <text:p>8</text:p>
          </table:table-cell>
          <table:table-cell table:formula="of:=[.K17]/[.J17]" office:value-type="float" office:value="0">
            <text:p>#DIV/0!</text:p>
          </table:table-cell>
          <table:table-cell table:formula="of:=[.L17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18]*[.C18]" office:value-type="float" office:value="2304">
            <text:p>230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8]));1;IF( ISNUMBER( SEARCH(&quot;vect2&quot;;[.A18]));2;IF( ISNUMBER( SEARCH(&quot;vect4&quot;;[.A18]));4;IF( ISNUMBER( SEARCH(&quot;vect8&quot;;[.A18]));8;IF( ISNUMBER( SEARCH(&quot;vect16&quot;;[.A18]));16;0)))))" office:value-type="float" office:value="1">
            <text:p>1</text:p>
          </table:table-cell>
          <table:table-cell table:formula="of:=[.G18]*[.F18]*4" office:value-type="float" office:value="4">
            <text:p>4</text:p>
          </table:table-cell>
          <table:table-cell table:formula="of:=[.G18]*[.F18]*4" office:value-type="float" office:value="4">
            <text:p>4</text:p>
          </table:table-cell>
          <table:table-cell table:formula="of:=[counters.X18]/4" office:value-type="float" office:value="0">
            <text:p>0</text:p>
          </table:table-cell>
          <table:table-cell table:formula="of:=([.H18]+[.I18])*[.G18]" office:value-type="float" office:value="8">
            <text:p>8</text:p>
          </table:table-cell>
          <table:table-cell table:formula="of:=[.K18]/[.J18]" office:value-type="float" office:value="0">
            <text:p>#DIV/0!</text:p>
          </table:table-cell>
          <table:table-cell table:formula="of:=[.L18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19]*[.C19]" office:value-type="float" office:value="2560">
            <text:p>256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9]));1;IF( ISNUMBER( SEARCH(&quot;vect2&quot;;[.A19]));2;IF( ISNUMBER( SEARCH(&quot;vect4&quot;;[.A19]));4;IF( ISNUMBER( SEARCH(&quot;vect8&quot;;[.A19]));8;IF( ISNUMBER( SEARCH(&quot;vect16&quot;;[.A19]));16;0)))))" office:value-type="float" office:value="1">
            <text:p>1</text:p>
          </table:table-cell>
          <table:table-cell table:formula="of:=[.G19]*[.F19]*4" office:value-type="float" office:value="4">
            <text:p>4</text:p>
          </table:table-cell>
          <table:table-cell table:formula="of:=[.G19]*[.F19]*4" office:value-type="float" office:value="4">
            <text:p>4</text:p>
          </table:table-cell>
          <table:table-cell table:formula="of:=[counters.X19]/4" office:value-type="float" office:value="0">
            <text:p>0</text:p>
          </table:table-cell>
          <table:table-cell table:formula="of:=([.H19]+[.I19])*[.G19]" office:value-type="float" office:value="8">
            <text:p>8</text:p>
          </table:table-cell>
          <table:table-cell table:formula="of:=[.K19]/[.J19]" office:value-type="float" office:value="0">
            <text:p>#DIV/0!</text:p>
          </table:table-cell>
          <table:table-cell table:formula="of:=[.L19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20]*[.C20]" office:value-type="float" office:value="2816">
            <text:p>281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0]));1;IF( ISNUMBER( SEARCH(&quot;vect2&quot;;[.A20]));2;IF( ISNUMBER( SEARCH(&quot;vect4&quot;;[.A20]));4;IF( ISNUMBER( SEARCH(&quot;vect8&quot;;[.A20]));8;IF( ISNUMBER( SEARCH(&quot;vect16&quot;;[.A20]));16;0)))))" office:value-type="float" office:value="1">
            <text:p>1</text:p>
          </table:table-cell>
          <table:table-cell table:formula="of:=[.G20]*[.F20]*4" office:value-type="float" office:value="4">
            <text:p>4</text:p>
          </table:table-cell>
          <table:table-cell table:formula="of:=[.G20]*[.F20]*4" office:value-type="float" office:value="4">
            <text:p>4</text:p>
          </table:table-cell>
          <table:table-cell table:formula="of:=[counters.X20]/4" office:value-type="float" office:value="0">
            <text:p>0</text:p>
          </table:table-cell>
          <table:table-cell table:formula="of:=([.H20]+[.I20])*[.G20]" office:value-type="float" office:value="8">
            <text:p>8</text:p>
          </table:table-cell>
          <table:table-cell table:formula="of:=[.K20]/[.J20]" office:value-type="float" office:value="0">
            <text:p>#DIV/0!</text:p>
          </table:table-cell>
          <table:table-cell table:formula="of:=[.L20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21]*[.C21]" office:value-type="float" office:value="3072">
            <text:p>307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1]));1;IF( ISNUMBER( SEARCH(&quot;vect2&quot;;[.A21]));2;IF( ISNUMBER( SEARCH(&quot;vect4&quot;;[.A21]));4;IF( ISNUMBER( SEARCH(&quot;vect8&quot;;[.A21]));8;IF( ISNUMBER( SEARCH(&quot;vect16&quot;;[.A21]));16;0)))))" office:value-type="float" office:value="1">
            <text:p>1</text:p>
          </table:table-cell>
          <table:table-cell table:formula="of:=[.G21]*[.F21]*4" office:value-type="float" office:value="4">
            <text:p>4</text:p>
          </table:table-cell>
          <table:table-cell table:formula="of:=[.G21]*[.F21]*4" office:value-type="float" office:value="4">
            <text:p>4</text:p>
          </table:table-cell>
          <table:table-cell table:formula="of:=[counters.X21]/4" office:value-type="float" office:value="0">
            <text:p>0</text:p>
          </table:table-cell>
          <table:table-cell table:formula="of:=([.H21]+[.I21])*[.G21]" office:value-type="float" office:value="8">
            <text:p>8</text:p>
          </table:table-cell>
          <table:table-cell table:formula="of:=[.K21]/[.J21]" office:value-type="float" office:value="0">
            <text:p>#DIV/0!</text:p>
          </table:table-cell>
          <table:table-cell table:formula="of:=[.L21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22]*[.C22]" office:value-type="float" office:value="3328">
            <text:p>332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2]));1;IF( ISNUMBER( SEARCH(&quot;vect2&quot;;[.A22]));2;IF( ISNUMBER( SEARCH(&quot;vect4&quot;;[.A22]));4;IF( ISNUMBER( SEARCH(&quot;vect8&quot;;[.A22]));8;IF( ISNUMBER( SEARCH(&quot;vect16&quot;;[.A22]));16;0)))))" office:value-type="float" office:value="1">
            <text:p>1</text:p>
          </table:table-cell>
          <table:table-cell table:formula="of:=[.G22]*[.F22]*4" office:value-type="float" office:value="4">
            <text:p>4</text:p>
          </table:table-cell>
          <table:table-cell table:formula="of:=[.G22]*[.F22]*4" office:value-type="float" office:value="4">
            <text:p>4</text:p>
          </table:table-cell>
          <table:table-cell table:formula="of:=[counters.X22]/4" office:value-type="float" office:value="0">
            <text:p>0</text:p>
          </table:table-cell>
          <table:table-cell table:formula="of:=([.H22]+[.I22])*[.G22]" office:value-type="float" office:value="8">
            <text:p>8</text:p>
          </table:table-cell>
          <table:table-cell table:formula="of:=[.K22]/[.J22]" office:value-type="float" office:value="0">
            <text:p>#DIV/0!</text:p>
          </table:table-cell>
          <table:table-cell table:formula="of:=[.L22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23]*[.C23]" office:value-type="float" office:value="3584">
            <text:p>358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3]));1;IF( ISNUMBER( SEARCH(&quot;vect2&quot;;[.A23]));2;IF( ISNUMBER( SEARCH(&quot;vect4&quot;;[.A23]));4;IF( ISNUMBER( SEARCH(&quot;vect8&quot;;[.A23]));8;IF( ISNUMBER( SEARCH(&quot;vect16&quot;;[.A23]));16;0)))))" office:value-type="float" office:value="1">
            <text:p>1</text:p>
          </table:table-cell>
          <table:table-cell table:formula="of:=[.G23]*[.F23]*4" office:value-type="float" office:value="4">
            <text:p>4</text:p>
          </table:table-cell>
          <table:table-cell table:formula="of:=[.G23]*[.F23]*4" office:value-type="float" office:value="4">
            <text:p>4</text:p>
          </table:table-cell>
          <table:table-cell table:formula="of:=[counters.X23]/4" office:value-type="float" office:value="0">
            <text:p>0</text:p>
          </table:table-cell>
          <table:table-cell table:formula="of:=([.H23]+[.I23])*[.G23]" office:value-type="float" office:value="8">
            <text:p>8</text:p>
          </table:table-cell>
          <table:table-cell table:formula="of:=[.K23]/[.J23]" office:value-type="float" office:value="0">
            <text:p>#DIV/0!</text:p>
          </table:table-cell>
          <table:table-cell table:formula="of:=[.L23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24]*[.C24]" office:value-type="float" office:value="3840">
            <text:p>384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4]));1;IF( ISNUMBER( SEARCH(&quot;vect2&quot;;[.A24]));2;IF( ISNUMBER( SEARCH(&quot;vect4&quot;;[.A24]));4;IF( ISNUMBER( SEARCH(&quot;vect8&quot;;[.A24]));8;IF( ISNUMBER( SEARCH(&quot;vect16&quot;;[.A24]));16;0)))))" office:value-type="float" office:value="1">
            <text:p>1</text:p>
          </table:table-cell>
          <table:table-cell table:formula="of:=[.G24]*[.F24]*4" office:value-type="float" office:value="4">
            <text:p>4</text:p>
          </table:table-cell>
          <table:table-cell table:formula="of:=[.G24]*[.F24]*4" office:value-type="float" office:value="4">
            <text:p>4</text:p>
          </table:table-cell>
          <table:table-cell table:formula="of:=[counters.X24]/4" office:value-type="float" office:value="0">
            <text:p>0</text:p>
          </table:table-cell>
          <table:table-cell table:formula="of:=([.H24]+[.I24])*[.G24]" office:value-type="float" office:value="8">
            <text:p>8</text:p>
          </table:table-cell>
          <table:table-cell table:formula="of:=[.K24]/[.J24]" office:value-type="float" office:value="0">
            <text:p>#DIV/0!</text:p>
          </table:table-cell>
          <table:table-cell table:formula="of:=[.L24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25]*[.C25]" office:value-type="float" office:value="4096">
            <text:p>409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5]));1;IF( ISNUMBER( SEARCH(&quot;vect2&quot;;[.A25]));2;IF( ISNUMBER( SEARCH(&quot;vect4&quot;;[.A25]));4;IF( ISNUMBER( SEARCH(&quot;vect8&quot;;[.A25]));8;IF( ISNUMBER( SEARCH(&quot;vect16&quot;;[.A25]));16;0)))))" office:value-type="float" office:value="1">
            <text:p>1</text:p>
          </table:table-cell>
          <table:table-cell table:formula="of:=[.G25]*[.F25]*4" office:value-type="float" office:value="4">
            <text:p>4</text:p>
          </table:table-cell>
          <table:table-cell table:formula="of:=[.G25]*[.F25]*4" office:value-type="float" office:value="4">
            <text:p>4</text:p>
          </table:table-cell>
          <table:table-cell table:formula="of:=[counters.X25]/4" office:value-type="float" office:value="0">
            <text:p>0</text:p>
          </table:table-cell>
          <table:table-cell table:formula="of:=([.H25]+[.I25])*[.G25]" office:value-type="float" office:value="8">
            <text:p>8</text:p>
          </table:table-cell>
          <table:table-cell table:formula="of:=[.K25]/[.J25]" office:value-type="float" office:value="0">
            <text:p>#DIV/0!</text:p>
          </table:table-cell>
          <table:table-cell table:formula="of:=[.L25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26]*[.C26]" office:value-type="float" office:value="4352">
            <text:p>435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6]));1;IF( ISNUMBER( SEARCH(&quot;vect2&quot;;[.A26]));2;IF( ISNUMBER( SEARCH(&quot;vect4&quot;;[.A26]));4;IF( ISNUMBER( SEARCH(&quot;vect8&quot;;[.A26]));8;IF( ISNUMBER( SEARCH(&quot;vect16&quot;;[.A26]));16;0)))))" office:value-type="float" office:value="1">
            <text:p>1</text:p>
          </table:table-cell>
          <table:table-cell table:formula="of:=[.G26]*[.F26]*4" office:value-type="float" office:value="4">
            <text:p>4</text:p>
          </table:table-cell>
          <table:table-cell table:formula="of:=[.G26]*[.F26]*4" office:value-type="float" office:value="4">
            <text:p>4</text:p>
          </table:table-cell>
          <table:table-cell table:formula="of:=[counters.X26]/4" office:value-type="float" office:value="0">
            <text:p>0</text:p>
          </table:table-cell>
          <table:table-cell table:formula="of:=([.H26]+[.I26])*[.G26]" office:value-type="float" office:value="8">
            <text:p>8</text:p>
          </table:table-cell>
          <table:table-cell table:formula="of:=[.K26]/[.J26]" office:value-type="float" office:value="0">
            <text:p>#DIV/0!</text:p>
          </table:table-cell>
          <table:table-cell table:formula="of:=[.L26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27]*[.C27]" office:value-type="float" office:value="4608">
            <text:p>460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7]));1;IF( ISNUMBER( SEARCH(&quot;vect2&quot;;[.A27]));2;IF( ISNUMBER( SEARCH(&quot;vect4&quot;;[.A27]));4;IF( ISNUMBER( SEARCH(&quot;vect8&quot;;[.A27]));8;IF( ISNUMBER( SEARCH(&quot;vect16&quot;;[.A27]));16;0)))))" office:value-type="float" office:value="1">
            <text:p>1</text:p>
          </table:table-cell>
          <table:table-cell table:formula="of:=[.G27]*[.F27]*4" office:value-type="float" office:value="4">
            <text:p>4</text:p>
          </table:table-cell>
          <table:table-cell table:formula="of:=[.G27]*[.F27]*4" office:value-type="float" office:value="4">
            <text:p>4</text:p>
          </table:table-cell>
          <table:table-cell table:formula="of:=[counters.X27]/4" office:value-type="float" office:value="0">
            <text:p>0</text:p>
          </table:table-cell>
          <table:table-cell table:formula="of:=([.H27]+[.I27])*[.G27]" office:value-type="float" office:value="8">
            <text:p>8</text:p>
          </table:table-cell>
          <table:table-cell table:formula="of:=[.K27]/[.J27]" office:value-type="float" office:value="0">
            <text:p>#DIV/0!</text:p>
          </table:table-cell>
          <table:table-cell table:formula="of:=[.L27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28]*[.C28]" office:value-type="float" office:value="4864">
            <text:p>486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8]));1;IF( ISNUMBER( SEARCH(&quot;vect2&quot;;[.A28]));2;IF( ISNUMBER( SEARCH(&quot;vect4&quot;;[.A28]));4;IF( ISNUMBER( SEARCH(&quot;vect8&quot;;[.A28]));8;IF( ISNUMBER( SEARCH(&quot;vect16&quot;;[.A28]));16;0)))))" office:value-type="float" office:value="1">
            <text:p>1</text:p>
          </table:table-cell>
          <table:table-cell table:formula="of:=[.G28]*[.F28]*4" office:value-type="float" office:value="4">
            <text:p>4</text:p>
          </table:table-cell>
          <table:table-cell table:formula="of:=[.G28]*[.F28]*4" office:value-type="float" office:value="4">
            <text:p>4</text:p>
          </table:table-cell>
          <table:table-cell table:formula="of:=[counters.X28]/4" office:value-type="float" office:value="0">
            <text:p>0</text:p>
          </table:table-cell>
          <table:table-cell table:formula="of:=([.H28]+[.I28])*[.G28]" office:value-type="float" office:value="8">
            <text:p>8</text:p>
          </table:table-cell>
          <table:table-cell table:formula="of:=[.K28]/[.J28]" office:value-type="float" office:value="0">
            <text:p>#DIV/0!</text:p>
          </table:table-cell>
          <table:table-cell table:formula="of:=[.L28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29]*[.C29]" office:value-type="float" office:value="5120">
            <text:p>512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9]));1;IF( ISNUMBER( SEARCH(&quot;vect2&quot;;[.A29]));2;IF( ISNUMBER( SEARCH(&quot;vect4&quot;;[.A29]));4;IF( ISNUMBER( SEARCH(&quot;vect8&quot;;[.A29]));8;IF( ISNUMBER( SEARCH(&quot;vect16&quot;;[.A29]));16;0)))))" office:value-type="float" office:value="1">
            <text:p>1</text:p>
          </table:table-cell>
          <table:table-cell table:formula="of:=[.G29]*[.F29]*4" office:value-type="float" office:value="4">
            <text:p>4</text:p>
          </table:table-cell>
          <table:table-cell table:formula="of:=[.G29]*[.F29]*4" office:value-type="float" office:value="4">
            <text:p>4</text:p>
          </table:table-cell>
          <table:table-cell table:formula="of:=[counters.X29]/4" office:value-type="float" office:value="0">
            <text:p>0</text:p>
          </table:table-cell>
          <table:table-cell table:formula="of:=([.H29]+[.I29])*[.G29]" office:value-type="float" office:value="8">
            <text:p>8</text:p>
          </table:table-cell>
          <table:table-cell table:formula="of:=[.K29]/[.J29]" office:value-type="float" office:value="0">
            <text:p>#DIV/0!</text:p>
          </table:table-cell>
          <table:table-cell table:formula="of:=[.L29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30]*[.C30]" office:value-type="float" office:value="5376">
            <text:p>537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30]));1;IF( ISNUMBER( SEARCH(&quot;vect2&quot;;[.A30]));2;IF( ISNUMBER( SEARCH(&quot;vect4&quot;;[.A30]));4;IF( ISNUMBER( SEARCH(&quot;vect8&quot;;[.A30]));8;IF( ISNUMBER( SEARCH(&quot;vect16&quot;;[.A30]));16;0)))))" office:value-type="float" office:value="1">
            <text:p>1</text:p>
          </table:table-cell>
          <table:table-cell table:formula="of:=[.G30]*[.F30]*4" office:value-type="float" office:value="4">
            <text:p>4</text:p>
          </table:table-cell>
          <table:table-cell table:formula="of:=[.G30]*[.F30]*4" office:value-type="float" office:value="4">
            <text:p>4</text:p>
          </table:table-cell>
          <table:table-cell table:formula="of:=[counters.X30]/4" office:value-type="float" office:value="0.5">
            <text:p>0,5</text:p>
          </table:table-cell>
          <table:table-cell table:formula="of:=([.H30]+[.I30])*[.G30]" office:value-type="float" office:value="8">
            <text:p>8</text:p>
          </table:table-cell>
          <table:table-cell table:formula="of:=[.K30]/[.J30]" office:value-type="float" office:value="16">
            <text:p>16,000</text:p>
          </table:table-cell>
          <table:table-cell table:formula="of:=[.L30]*24" office:value-type="float" office:value="384">
            <text:p>384,000</text:p>
          </table:table-cell>
          <table:table-cell/>
          <table:table-cell>
            <draw:frame table:end-cell-address="Sheet2.Y51" table:end-x="0.003cm" table:end-y="0.106cm" draw:z-index="1" draw:style-name="gr1" draw:text-style-name="P1" svg:width="22.49cm" svg:height="8.999cm" svg:x="0.094cm" svg:y="0.038cm">
              <draw:object draw:notify-on-update-of-ranges="Sheet2.D232:Sheet2.D277 Sheet2.A232:Sheet2.A232 Sheet2.L232:Sheet2.L277 Sheet2.A281:Sheet2.A281 Sheet2.L278:Sheet2.L323 Sheet2.A327:Sheet2.A327 Sheet2.L324:Sheet2.L369 Sheet2.A373:Sheet2.A373 Sheet2.L370:Sheet2.L415 Sheet2.A419:Sheet2.A419 Sheet2.L416:Sheet2.L46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57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31]*[.C31]" office:value-type="float" office:value="5632">
            <text:p>563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31]));1;IF( ISNUMBER( SEARCH(&quot;vect2&quot;;[.A31]));2;IF( ISNUMBER( SEARCH(&quot;vect4&quot;;[.A31]));4;IF( ISNUMBER( SEARCH(&quot;vect8&quot;;[.A31]));8;IF( ISNUMBER( SEARCH(&quot;vect16&quot;;[.A31]));16;0)))))" office:value-type="float" office:value="1">
            <text:p>1</text:p>
          </table:table-cell>
          <table:table-cell table:formula="of:=[.G31]*[.F31]*4" office:value-type="float" office:value="4">
            <text:p>4</text:p>
          </table:table-cell>
          <table:table-cell table:formula="of:=[.G31]*[.F31]*4" office:value-type="float" office:value="4">
            <text:p>4</text:p>
          </table:table-cell>
          <table:table-cell table:formula="of:=[counters.X31]/4" office:value-type="float" office:value="2.25">
            <text:p>2,25</text:p>
          </table:table-cell>
          <table:table-cell table:formula="of:=([.H31]+[.I31])*[.G31]" office:value-type="float" office:value="8">
            <text:p>8</text:p>
          </table:table-cell>
          <table:table-cell table:formula="of:=[.K31]/[.J31]" office:value-type="float" office:value="3.55555555555556">
            <text:p>3,556</text:p>
          </table:table-cell>
          <table:table-cell table:formula="of:=[.L31]*24" office:value-type="float" office:value="85.3333333333333">
            <text:p>85,333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32]*[.C32]" office:value-type="float" office:value="5888">
            <text:p>588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32]));1;IF( ISNUMBER( SEARCH(&quot;vect2&quot;;[.A32]));2;IF( ISNUMBER( SEARCH(&quot;vect4&quot;;[.A32]));4;IF( ISNUMBER( SEARCH(&quot;vect8&quot;;[.A32]));8;IF( ISNUMBER( SEARCH(&quot;vect16&quot;;[.A32]));16;0)))))" office:value-type="float" office:value="1">
            <text:p>1</text:p>
          </table:table-cell>
          <table:table-cell table:formula="of:=[.G32]*[.F32]*4" office:value-type="float" office:value="4">
            <text:p>4</text:p>
          </table:table-cell>
          <table:table-cell table:formula="of:=[.G32]*[.F32]*4" office:value-type="float" office:value="4">
            <text:p>4</text:p>
          </table:table-cell>
          <table:table-cell table:formula="of:=[counters.X32]/4" office:value-type="float" office:value="2">
            <text:p>2</text:p>
          </table:table-cell>
          <table:table-cell table:formula="of:=([.H32]+[.I32])*[.G32]" office:value-type="float" office:value="8">
            <text:p>8</text:p>
          </table:table-cell>
          <table:table-cell table:formula="of:=[.K32]/[.J32]" office:value-type="float" office:value="4">
            <text:p>4,000</text:p>
          </table:table-cell>
          <table:table-cell table:formula="of:=[.L32]*24" office:value-type="float" office:value="96">
            <text:p>96,000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33]*[.C33]" office:value-type="float" office:value="6144">
            <text:p>614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33]));1;IF( ISNUMBER( SEARCH(&quot;vect2&quot;;[.A33]));2;IF( ISNUMBER( SEARCH(&quot;vect4&quot;;[.A33]));4;IF( ISNUMBER( SEARCH(&quot;vect8&quot;;[.A33]));8;IF( ISNUMBER( SEARCH(&quot;vect16&quot;;[.A33]));16;0)))))" office:value-type="float" office:value="1">
            <text:p>1</text:p>
          </table:table-cell>
          <table:table-cell table:formula="of:=[.G33]*[.F33]*4" office:value-type="float" office:value="4">
            <text:p>4</text:p>
          </table:table-cell>
          <table:table-cell table:formula="of:=[.G33]*[.F33]*4" office:value-type="float" office:value="4">
            <text:p>4</text:p>
          </table:table-cell>
          <table:table-cell table:formula="of:=[counters.X33]/4" office:value-type="float" office:value="4.5">
            <text:p>4,5</text:p>
          </table:table-cell>
          <table:table-cell table:formula="of:=([.H33]+[.I33])*[.G33]" office:value-type="float" office:value="8">
            <text:p>8</text:p>
          </table:table-cell>
          <table:table-cell table:formula="of:=[.K33]/[.J33]" office:value-type="float" office:value="1.77777777777778">
            <text:p>1,778</text:p>
          </table:table-cell>
          <table:table-cell table:formula="of:=[.L33]*24" office:value-type="float" office:value="42.6666666666667">
            <text:p>42,667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34]*[.C34]" office:value-type="float" office:value="6400">
            <text:p>640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34]));1;IF( ISNUMBER( SEARCH(&quot;vect2&quot;;[.A34]));2;IF( ISNUMBER( SEARCH(&quot;vect4&quot;;[.A34]));4;IF( ISNUMBER( SEARCH(&quot;vect8&quot;;[.A34]));8;IF( ISNUMBER( SEARCH(&quot;vect16&quot;;[.A34]));16;0)))))" office:value-type="float" office:value="1">
            <text:p>1</text:p>
          </table:table-cell>
          <table:table-cell table:formula="of:=[.G34]*[.F34]*4" office:value-type="float" office:value="4">
            <text:p>4</text:p>
          </table:table-cell>
          <table:table-cell table:formula="of:=[.G34]*[.F34]*4" office:value-type="float" office:value="4">
            <text:p>4</text:p>
          </table:table-cell>
          <table:table-cell table:formula="of:=[counters.X34]/4" office:value-type="float" office:value="5.25">
            <text:p>5,25</text:p>
          </table:table-cell>
          <table:table-cell table:formula="of:=([.H34]+[.I34])*[.G34]" office:value-type="float" office:value="8">
            <text:p>8</text:p>
          </table:table-cell>
          <table:table-cell table:formula="of:=[.K34]/[.J34]" office:value-type="float" office:value="1.52380952380952">
            <text:p>1,524</text:p>
          </table:table-cell>
          <table:table-cell table:formula="of:=[.L34]*24" office:value-type="float" office:value="36.5714285714286">
            <text:p>36,571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35]*[.C35]" office:value-type="float" office:value="6656">
            <text:p>665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35]));1;IF( ISNUMBER( SEARCH(&quot;vect2&quot;;[.A35]));2;IF( ISNUMBER( SEARCH(&quot;vect4&quot;;[.A35]));4;IF( ISNUMBER( SEARCH(&quot;vect8&quot;;[.A35]));8;IF( ISNUMBER( SEARCH(&quot;vect16&quot;;[.A35]));16;0)))))" office:value-type="float" office:value="1">
            <text:p>1</text:p>
          </table:table-cell>
          <table:table-cell table:formula="of:=[.G35]*[.F35]*4" office:value-type="float" office:value="4">
            <text:p>4</text:p>
          </table:table-cell>
          <table:table-cell table:formula="of:=[.G35]*[.F35]*4" office:value-type="float" office:value="4">
            <text:p>4</text:p>
          </table:table-cell>
          <table:table-cell table:formula="of:=[counters.X35]/4" office:value-type="float" office:value="6.5">
            <text:p>6,5</text:p>
          </table:table-cell>
          <table:table-cell table:formula="of:=([.H35]+[.I35])*[.G35]" office:value-type="float" office:value="8">
            <text:p>8</text:p>
          </table:table-cell>
          <table:table-cell table:formula="of:=[.K35]/[.J35]" office:value-type="float" office:value="1.23076923076923">
            <text:p>1,231</text:p>
          </table:table-cell>
          <table:table-cell table:formula="of:=[.L35]*24" office:value-type="float" office:value="29.5384615384615">
            <text:p>29,538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36]*[.C36]" office:value-type="float" office:value="6912">
            <text:p>691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36]));1;IF( ISNUMBER( SEARCH(&quot;vect2&quot;;[.A36]));2;IF( ISNUMBER( SEARCH(&quot;vect4&quot;;[.A36]));4;IF( ISNUMBER( SEARCH(&quot;vect8&quot;;[.A36]));8;IF( ISNUMBER( SEARCH(&quot;vect16&quot;;[.A36]));16;0)))))" office:value-type="float" office:value="1">
            <text:p>1</text:p>
          </table:table-cell>
          <table:table-cell table:formula="of:=[.G36]*[.F36]*4" office:value-type="float" office:value="4">
            <text:p>4</text:p>
          </table:table-cell>
          <table:table-cell table:formula="of:=[.G36]*[.F36]*4" office:value-type="float" office:value="4">
            <text:p>4</text:p>
          </table:table-cell>
          <table:table-cell table:formula="of:=[counters.X36]/4" office:value-type="float" office:value="5.75">
            <text:p>5,75</text:p>
          </table:table-cell>
          <table:table-cell table:formula="of:=([.H36]+[.I36])*[.G36]" office:value-type="float" office:value="8">
            <text:p>8</text:p>
          </table:table-cell>
          <table:table-cell table:formula="of:=[.K36]/[.J36]" office:value-type="float" office:value="1.39130434782609">
            <text:p>1,391</text:p>
          </table:table-cell>
          <table:table-cell table:formula="of:=[.L36]*24" office:value-type="float" office:value="33.3913043478261">
            <text:p>33,391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37]*[.C37]" office:value-type="float" office:value="7168">
            <text:p>716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37]));1;IF( ISNUMBER( SEARCH(&quot;vect2&quot;;[.A37]));2;IF( ISNUMBER( SEARCH(&quot;vect4&quot;;[.A37]));4;IF( ISNUMBER( SEARCH(&quot;vect8&quot;;[.A37]));8;IF( ISNUMBER( SEARCH(&quot;vect16&quot;;[.A37]));16;0)))))" office:value-type="float" office:value="1">
            <text:p>1</text:p>
          </table:table-cell>
          <table:table-cell table:formula="of:=[.G37]*[.F37]*4" office:value-type="float" office:value="4">
            <text:p>4</text:p>
          </table:table-cell>
          <table:table-cell table:formula="of:=[.G37]*[.F37]*4" office:value-type="float" office:value="4">
            <text:p>4</text:p>
          </table:table-cell>
          <table:table-cell table:formula="of:=[counters.X37]/4" office:value-type="float" office:value="8.75">
            <text:p>8,75</text:p>
          </table:table-cell>
          <table:table-cell table:formula="of:=([.H37]+[.I37])*[.G37]" office:value-type="float" office:value="8">
            <text:p>8</text:p>
          </table:table-cell>
          <table:table-cell table:formula="of:=[.K37]/[.J37]" office:value-type="float" office:value="0.914285714285714">
            <text:p>0,914</text:p>
          </table:table-cell>
          <table:table-cell table:formula="of:=[.L37]*24" office:value-type="float" office:value="21.9428571428571">
            <text:p>21,943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38]*[.C38]" office:value-type="float" office:value="7424">
            <text:p>742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38]));1;IF( ISNUMBER( SEARCH(&quot;vect2&quot;;[.A38]));2;IF( ISNUMBER( SEARCH(&quot;vect4&quot;;[.A38]));4;IF( ISNUMBER( SEARCH(&quot;vect8&quot;;[.A38]));8;IF( ISNUMBER( SEARCH(&quot;vect16&quot;;[.A38]));16;0)))))" office:value-type="float" office:value="1">
            <text:p>1</text:p>
          </table:table-cell>
          <table:table-cell table:formula="of:=[.G38]*[.F38]*4" office:value-type="float" office:value="4">
            <text:p>4</text:p>
          </table:table-cell>
          <table:table-cell table:formula="of:=[.G38]*[.F38]*4" office:value-type="float" office:value="4">
            <text:p>4</text:p>
          </table:table-cell>
          <table:table-cell table:formula="of:=[counters.X38]/4" office:value-type="float" office:value="8">
            <text:p>8</text:p>
          </table:table-cell>
          <table:table-cell table:formula="of:=([.H38]+[.I38])*[.G38]" office:value-type="float" office:value="8">
            <text:p>8</text:p>
          </table:table-cell>
          <table:table-cell table:formula="of:=[.K38]/[.J38]" office:value-type="float" office:value="1">
            <text:p>1,000</text:p>
          </table:table-cell>
          <table:table-cell table:formula="of:=[.L38]*24" office:value-type="float" office:value="24">
            <text:p>24,000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39]*[.C39]" office:value-type="float" office:value="7680">
            <text:p>768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39]));1;IF( ISNUMBER( SEARCH(&quot;vect2&quot;;[.A39]));2;IF( ISNUMBER( SEARCH(&quot;vect4&quot;;[.A39]));4;IF( ISNUMBER( SEARCH(&quot;vect8&quot;;[.A39]));8;IF( ISNUMBER( SEARCH(&quot;vect16&quot;;[.A39]));16;0)))))" office:value-type="float" office:value="1">
            <text:p>1</text:p>
          </table:table-cell>
          <table:table-cell table:formula="of:=[.G39]*[.F39]*4" office:value-type="float" office:value="4">
            <text:p>4</text:p>
          </table:table-cell>
          <table:table-cell table:formula="of:=[.G39]*[.F39]*4" office:value-type="float" office:value="4">
            <text:p>4</text:p>
          </table:table-cell>
          <table:table-cell table:formula="of:=[counters.X39]/4" office:value-type="float" office:value="9.5">
            <text:p>9,5</text:p>
          </table:table-cell>
          <table:table-cell table:formula="of:=([.H39]+[.I39])*[.G39]" office:value-type="float" office:value="8">
            <text:p>8</text:p>
          </table:table-cell>
          <table:table-cell table:formula="of:=[.K39]/[.J39]" office:value-type="float" office:value="0.842105263157895">
            <text:p>0,842</text:p>
          </table:table-cell>
          <table:table-cell table:formula="of:=[.L39]*24" office:value-type="float" office:value="20.2105263157895">
            <text:p>20,211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40]*[.C40]" office:value-type="float" office:value="7936">
            <text:p>793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40]));1;IF( ISNUMBER( SEARCH(&quot;vect2&quot;;[.A40]));2;IF( ISNUMBER( SEARCH(&quot;vect4&quot;;[.A40]));4;IF( ISNUMBER( SEARCH(&quot;vect8&quot;;[.A40]));8;IF( ISNUMBER( SEARCH(&quot;vect16&quot;;[.A40]));16;0)))))" office:value-type="float" office:value="1">
            <text:p>1</text:p>
          </table:table-cell>
          <table:table-cell table:formula="of:=[.G40]*[.F40]*4" office:value-type="float" office:value="4">
            <text:p>4</text:p>
          </table:table-cell>
          <table:table-cell table:formula="of:=[.G40]*[.F40]*4" office:value-type="float" office:value="4">
            <text:p>4</text:p>
          </table:table-cell>
          <table:table-cell table:formula="of:=[counters.X40]/4" office:value-type="float" office:value="9.75">
            <text:p>9,75</text:p>
          </table:table-cell>
          <table:table-cell table:formula="of:=([.H40]+[.I40])*[.G40]" office:value-type="float" office:value="8">
            <text:p>8</text:p>
          </table:table-cell>
          <table:table-cell table:formula="of:=[.K40]/[.J40]" office:value-type="float" office:value="0.82051282051282">
            <text:p>0,821</text:p>
          </table:table-cell>
          <table:table-cell table:formula="of:=[.L40]*24" office:value-type="float" office:value="19.6923076923077">
            <text:p>19,692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41]*[.C41]" office:value-type="float" office:value="8192">
            <text:p>819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41]));1;IF( ISNUMBER( SEARCH(&quot;vect2&quot;;[.A41]));2;IF( ISNUMBER( SEARCH(&quot;vect4&quot;;[.A41]));4;IF( ISNUMBER( SEARCH(&quot;vect8&quot;;[.A41]));8;IF( ISNUMBER( SEARCH(&quot;vect16&quot;;[.A41]));16;0)))))" office:value-type="float" office:value="1">
            <text:p>1</text:p>
          </table:table-cell>
          <table:table-cell table:formula="of:=[.G41]*[.F41]*4" office:value-type="float" office:value="4">
            <text:p>4</text:p>
          </table:table-cell>
          <table:table-cell table:formula="of:=[.G41]*[.F41]*4" office:value-type="float" office:value="4">
            <text:p>4</text:p>
          </table:table-cell>
          <table:table-cell table:formula="of:=[counters.X41]/4" office:value-type="float" office:value="10.5">
            <text:p>10,5</text:p>
          </table:table-cell>
          <table:table-cell table:formula="of:=([.H41]+[.I41])*[.G41]" office:value-type="float" office:value="8">
            <text:p>8</text:p>
          </table:table-cell>
          <table:table-cell table:formula="of:=[.K41]/[.J41]" office:value-type="float" office:value="0.761904761904762">
            <text:p>0,762</text:p>
          </table:table-cell>
          <table:table-cell table:formula="of:=[.L41]*24" office:value-type="float" office:value="18.2857142857143">
            <text:p>18,286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table:formula="of:=[.B42]*[.C42]" office:value-type="float" office:value="16384">
            <text:p>1638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42]));1;IF( ISNUMBER( SEARCH(&quot;vect2&quot;;[.A42]));2;IF( ISNUMBER( SEARCH(&quot;vect4&quot;;[.A42]));4;IF( ISNUMBER( SEARCH(&quot;vect8&quot;;[.A42]));8;IF( ISNUMBER( SEARCH(&quot;vect16&quot;;[.A42]));16;0)))))" office:value-type="float" office:value="1">
            <text:p>1</text:p>
          </table:table-cell>
          <table:table-cell table:formula="of:=[.G42]*[.F42]*4" office:value-type="float" office:value="4">
            <text:p>4</text:p>
          </table:table-cell>
          <table:table-cell table:formula="of:=[.G42]*[.F42]*4" office:value-type="float" office:value="4">
            <text:p>4</text:p>
          </table:table-cell>
          <table:table-cell table:formula="of:=[counters.X42]/4" office:value-type="float" office:value="56.5">
            <text:p>56,5</text:p>
          </table:table-cell>
          <table:table-cell table:formula="of:=([.H42]+[.I42])*[.G42]" office:value-type="float" office:value="8">
            <text:p>8</text:p>
          </table:table-cell>
          <table:table-cell table:formula="of:=[.K42]/[.J42]" office:value-type="float" office:value="0.141592920353982">
            <text:p>0,142</text:p>
          </table:table-cell>
          <table:table-cell table:formula="of:=[.L42]*24" office:value-type="float" office:value="3.39823008849558">
            <text:p>3,398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formula="of:=[.B43]*[.C43]" office:value-type="float" office:value="32768">
            <text:p>3276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43]));1;IF( ISNUMBER( SEARCH(&quot;vect2&quot;;[.A43]));2;IF( ISNUMBER( SEARCH(&quot;vect4&quot;;[.A43]));4;IF( ISNUMBER( SEARCH(&quot;vect8&quot;;[.A43]));8;IF( ISNUMBER( SEARCH(&quot;vect16&quot;;[.A43]));16;0)))))" office:value-type="float" office:value="1">
            <text:p>1</text:p>
          </table:table-cell>
          <table:table-cell table:formula="of:=[.G43]*[.F43]*4" office:value-type="float" office:value="4">
            <text:p>4</text:p>
          </table:table-cell>
          <table:table-cell table:formula="of:=[.G43]*[.F43]*4" office:value-type="float" office:value="4">
            <text:p>4</text:p>
          </table:table-cell>
          <table:table-cell table:formula="of:=[counters.X43]/4" office:value-type="float" office:value="165">
            <text:p>165</text:p>
          </table:table-cell>
          <table:table-cell table:formula="of:=([.H43]+[.I43])*[.G43]" office:value-type="float" office:value="8">
            <text:p>8</text:p>
          </table:table-cell>
          <table:table-cell table:formula="of:=[.K43]/[.J43]" office:value-type="float" office:value="0.0484848484848485">
            <text:p>0,048</text:p>
          </table:table-cell>
          <table:table-cell table:formula="of:=[.L43]*24" office:value-type="float" office:value="1.16363636363636">
            <text:p>1,164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table:number-columns-repeated="2" office:value-type="float" office:value="256">
            <text:p>256</text:p>
          </table:table-cell>
          <table:table-cell table:formula="of:=[.B44]*[.C44]" office:value-type="float" office:value="65536">
            <text:p>6553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44]));1;IF( ISNUMBER( SEARCH(&quot;vect2&quot;;[.A44]));2;IF( ISNUMBER( SEARCH(&quot;vect4&quot;;[.A44]));4;IF( ISNUMBER( SEARCH(&quot;vect8&quot;;[.A44]));8;IF( ISNUMBER( SEARCH(&quot;vect16&quot;;[.A44]));16;0)))))" office:value-type="float" office:value="1">
            <text:p>1</text:p>
          </table:table-cell>
          <table:table-cell table:formula="of:=[.G44]*[.F44]*4" office:value-type="float" office:value="4">
            <text:p>4</text:p>
          </table:table-cell>
          <table:table-cell table:formula="of:=[.G44]*[.F44]*4" office:value-type="float" office:value="4">
            <text:p>4</text:p>
          </table:table-cell>
          <table:table-cell table:formula="of:=[counters.X44]/4" office:value-type="float" office:value="388.75">
            <text:p>388,75</text:p>
          </table:table-cell>
          <table:table-cell table:formula="of:=([.H44]+[.I44])*[.G44]" office:value-type="float" office:value="8">
            <text:p>8</text:p>
          </table:table-cell>
          <table:table-cell table:formula="of:=[.K44]/[.J44]" office:value-type="float" office:value="0.0205787781350482">
            <text:p>0,021</text:p>
          </table:table-cell>
          <table:table-cell table:formula="of:=[.L44]*24" office:value-type="float" office:value="0.493890675241158">
            <text:p>0,494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table:formula="of:=[.B45]*[.C45]" office:value-type="float" office:value="131072">
            <text:p>13107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45]));1;IF( ISNUMBER( SEARCH(&quot;vect2&quot;;[.A45]));2;IF( ISNUMBER( SEARCH(&quot;vect4&quot;;[.A45]));4;IF( ISNUMBER( SEARCH(&quot;vect8&quot;;[.A45]));8;IF( ISNUMBER( SEARCH(&quot;vect16&quot;;[.A45]));16;0)))))" office:value-type="float" office:value="1">
            <text:p>1</text:p>
          </table:table-cell>
          <table:table-cell table:formula="of:=[.G45]*[.F45]*4" office:value-type="float" office:value="4">
            <text:p>4</text:p>
          </table:table-cell>
          <table:table-cell table:formula="of:=[.G45]*[.F45]*4" office:value-type="float" office:value="4">
            <text:p>4</text:p>
          </table:table-cell>
          <table:table-cell table:formula="of:=[counters.X45]/4" office:value-type="float" office:value="837.75">
            <text:p>837,75</text:p>
          </table:table-cell>
          <table:table-cell table:formula="of:=([.H45]+[.I45])*[.G45]" office:value-type="float" office:value="8">
            <text:p>8</text:p>
          </table:table-cell>
          <table:table-cell table:formula="of:=[.K45]/[.J45]" office:value-type="float" office:value="0.00954938824231573">
            <text:p>0,010</text:p>
          </table:table-cell>
          <table:table-cell table:formula="of:=[.L45]*24" office:value-type="float" office:value="0.229185317815577">
            <text:p>0,229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formula="of:=[.B46]*[.C46]" office:value-type="float" office:value="262144">
            <text:p>26214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46]));1;IF( ISNUMBER( SEARCH(&quot;vect2&quot;;[.A46]));2;IF( ISNUMBER( SEARCH(&quot;vect4&quot;;[.A46]));4;IF( ISNUMBER( SEARCH(&quot;vect8&quot;;[.A46]));8;IF( ISNUMBER( SEARCH(&quot;vect16&quot;;[.A46]));16;0)))))" office:value-type="float" office:value="1">
            <text:p>1</text:p>
          </table:table-cell>
          <table:table-cell table:formula="of:=[.G46]*[.F46]*4" office:value-type="float" office:value="4">
            <text:p>4</text:p>
          </table:table-cell>
          <table:table-cell table:formula="of:=[.G46]*[.F46]*4" office:value-type="float" office:value="4">
            <text:p>4</text:p>
          </table:table-cell>
          <table:table-cell table:formula="of:=[counters.X46]/4" office:value-type="float" office:value="1628.5">
            <text:p>1628,5</text:p>
          </table:table-cell>
          <table:table-cell table:formula="of:=([.H46]+[.I46])*[.G46]" office:value-type="float" office:value="8">
            <text:p>8</text:p>
          </table:table-cell>
          <table:table-cell table:formula="of:=[.K46]/[.J46]" office:value-type="float" office:value="0.00491249616211237">
            <text:p>0,005</text:p>
          </table:table-cell>
          <table:table-cell table:formula="of:=[.L46]*24" office:value-type="float" office:value="0.117899907890697">
            <text:p>0,118</text:p>
          </table:table-cell>
          <table:table-cell table:number-columns-repeated="959"/>
        </table:table-row>
        <table:table-row table:style-name="ro2">
          <table:table-cell office:value-type="string">
            <text:p>scalar_load_store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table:formula="of:=[.B47]*[.C47]" office:value-type="float" office:value="524288">
            <text:p>52428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47]));1;IF( ISNUMBER( SEARCH(&quot;vect2&quot;;[.A47]));2;IF( ISNUMBER( SEARCH(&quot;vect4&quot;;[.A47]));4;IF( ISNUMBER( SEARCH(&quot;vect8&quot;;[.A47]));8;IF( ISNUMBER( SEARCH(&quot;vect16&quot;;[.A47]));16;0)))))" office:value-type="float" office:value="1">
            <text:p>1</text:p>
          </table:table-cell>
          <table:table-cell table:formula="of:=[.G47]*[.F47]*4" office:value-type="float" office:value="4">
            <text:p>4</text:p>
          </table:table-cell>
          <table:table-cell table:formula="of:=[.G47]*[.F47]*4" office:value-type="float" office:value="4">
            <text:p>4</text:p>
          </table:table-cell>
          <table:table-cell table:formula="of:=[counters.X47]/4" office:value-type="float" office:value="3203">
            <text:p>3203</text:p>
          </table:table-cell>
          <table:table-cell table:formula="of:=([.H47]+[.I47])*[.G47]" office:value-type="float" office:value="8">
            <text:p>8</text:p>
          </table:table-cell>
          <table:table-cell table:formula="of:=[.K47]/[.J47]" office:value-type="float" office:value="0.00249765844520762">
            <text:p>0,002</text:p>
          </table:table-cell>
          <table:table-cell table:formula="of:=[.L47]*24" office:value-type="float" office:value="0.0599438026849828">
            <text:p>0,060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table:number-columns-repeated="2" office:value-type="float" office:value="1">
            <text:p>1</text:p>
          </table:table-cell>
          <table:table-cell table:formula="of:=[.B48]*[.C48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48]));1;IF( ISNUMBER( SEARCH(&quot;vect2&quot;;[.A48]));2;IF( ISNUMBER( SEARCH(&quot;vect4&quot;;[.A48]));4;IF( ISNUMBER( SEARCH(&quot;vect8&quot;;[.A48]));8;IF( ISNUMBER( SEARCH(&quot;vect16&quot;;[.A48]));16;0)))))" office:value-type="float" office:value="2">
            <text:p>2</text:p>
          </table:table-cell>
          <table:table-cell table:formula="of:=[.G48]*[.F48]*4" office:value-type="float" office:value="8">
            <text:p>8</text:p>
          </table:table-cell>
          <table:table-cell table:formula="of:=[.G48]*[.F48]*4" office:value-type="float" office:value="8">
            <text:p>8</text:p>
          </table:table-cell>
          <table:table-cell table:formula="of:=[counters.X48]/4" office:value-type="float" office:value="0">
            <text:p>0</text:p>
          </table:table-cell>
          <table:table-cell table:formula="of:=([.H48]+[.I48])*[.G48]" office:value-type="float" office:value="32">
            <text:p>32</text:p>
          </table:table-cell>
          <table:table-cell table:formula="of:=[.K48]/[.J48]" office:value-type="float" office:value="0">
            <text:p>#DIV/0!</text:p>
          </table:table-cell>
          <table:table-cell table:formula="of:=[.L48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49]*[.C49]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49]));1;IF( ISNUMBER( SEARCH(&quot;vect2&quot;;[.A49]));2;IF( ISNUMBER( SEARCH(&quot;vect4&quot;;[.A49]));4;IF( ISNUMBER( SEARCH(&quot;vect8&quot;;[.A49]));8;IF( ISNUMBER( SEARCH(&quot;vect16&quot;;[.A49]));16;0)))))" office:value-type="float" office:value="2">
            <text:p>2</text:p>
          </table:table-cell>
          <table:table-cell table:formula="of:=[.G49]*[.F49]*4" office:value-type="float" office:value="8">
            <text:p>8</text:p>
          </table:table-cell>
          <table:table-cell table:formula="of:=[.G49]*[.F49]*4" office:value-type="float" office:value="8">
            <text:p>8</text:p>
          </table:table-cell>
          <table:table-cell table:formula="of:=[counters.X49]/4" office:value-type="float" office:value="0">
            <text:p>0</text:p>
          </table:table-cell>
          <table:table-cell table:formula="of:=([.H49]+[.I49])*[.G49]" office:value-type="float" office:value="32">
            <text:p>32</text:p>
          </table:table-cell>
          <table:table-cell table:formula="of:=[.K49]/[.J49]" office:value-type="float" office:value="0">
            <text:p>#DIV/0!</text:p>
          </table:table-cell>
          <table:table-cell table:formula="of:=[.L49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50]*[.C50]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50]));1;IF( ISNUMBER( SEARCH(&quot;vect2&quot;;[.A50]));2;IF( ISNUMBER( SEARCH(&quot;vect4&quot;;[.A50]));4;IF( ISNUMBER( SEARCH(&quot;vect8&quot;;[.A50]));8;IF( ISNUMBER( SEARCH(&quot;vect16&quot;;[.A50]));16;0)))))" office:value-type="float" office:value="2">
            <text:p>2</text:p>
          </table:table-cell>
          <table:table-cell table:formula="of:=[.G50]*[.F50]*4" office:value-type="float" office:value="8">
            <text:p>8</text:p>
          </table:table-cell>
          <table:table-cell table:formula="of:=[.G50]*[.F50]*4" office:value-type="float" office:value="8">
            <text:p>8</text:p>
          </table:table-cell>
          <table:table-cell table:formula="of:=[counters.X50]/4" office:value-type="float" office:value="0">
            <text:p>0</text:p>
          </table:table-cell>
          <table:table-cell table:formula="of:=([.H50]+[.I50])*[.G50]" office:value-type="float" office:value="32">
            <text:p>32</text:p>
          </table:table-cell>
          <table:table-cell table:formula="of:=[.K50]/[.J50]" office:value-type="float" office:value="0">
            <text:p>#DIV/0!</text:p>
          </table:table-cell>
          <table:table-cell table:formula="of:=[.L50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51]*[.C51]"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51]));1;IF( ISNUMBER( SEARCH(&quot;vect2&quot;;[.A51]));2;IF( ISNUMBER( SEARCH(&quot;vect4&quot;;[.A51]));4;IF( ISNUMBER( SEARCH(&quot;vect8&quot;;[.A51]));8;IF( ISNUMBER( SEARCH(&quot;vect16&quot;;[.A51]));16;0)))))" office:value-type="float" office:value="2">
            <text:p>2</text:p>
          </table:table-cell>
          <table:table-cell table:formula="of:=[.G51]*[.F51]*4" office:value-type="float" office:value="8">
            <text:p>8</text:p>
          </table:table-cell>
          <table:table-cell table:formula="of:=[.G51]*[.F51]*4" office:value-type="float" office:value="8">
            <text:p>8</text:p>
          </table:table-cell>
          <table:table-cell table:formula="of:=[counters.X51]/4" office:value-type="float" office:value="0">
            <text:p>0</text:p>
          </table:table-cell>
          <table:table-cell table:formula="of:=([.H51]+[.I51])*[.G51]" office:value-type="float" office:value="32">
            <text:p>32</text:p>
          </table:table-cell>
          <table:table-cell table:formula="of:=[.K51]/[.J51]" office:value-type="float" office:value="0">
            <text:p>#DIV/0!</text:p>
          </table:table-cell>
          <table:table-cell table:formula="of:=[.L51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52]*[.C52]"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52]));1;IF( ISNUMBER( SEARCH(&quot;vect2&quot;;[.A52]));2;IF( ISNUMBER( SEARCH(&quot;vect4&quot;;[.A52]));4;IF( ISNUMBER( SEARCH(&quot;vect8&quot;;[.A52]));8;IF( ISNUMBER( SEARCH(&quot;vect16&quot;;[.A52]));16;0)))))" office:value-type="float" office:value="2">
            <text:p>2</text:p>
          </table:table-cell>
          <table:table-cell table:formula="of:=[.G52]*[.F52]*4" office:value-type="float" office:value="8">
            <text:p>8</text:p>
          </table:table-cell>
          <table:table-cell table:formula="of:=[.G52]*[.F52]*4" office:value-type="float" office:value="8">
            <text:p>8</text:p>
          </table:table-cell>
          <table:table-cell table:formula="of:=[counters.X52]/4" office:value-type="float" office:value="0">
            <text:p>0</text:p>
          </table:table-cell>
          <table:table-cell table:formula="of:=([.H52]+[.I52])*[.G52]" office:value-type="float" office:value="32">
            <text:p>32</text:p>
          </table:table-cell>
          <table:table-cell table:formula="of:=[.K52]/[.J52]" office:value-type="float" office:value="0">
            <text:p>#DIV/0!</text:p>
          </table:table-cell>
          <table:table-cell table:formula="of:=[.L52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53]*[.C53]"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53]));1;IF( ISNUMBER( SEARCH(&quot;vect2&quot;;[.A53]));2;IF( ISNUMBER( SEARCH(&quot;vect4&quot;;[.A53]));4;IF( ISNUMBER( SEARCH(&quot;vect8&quot;;[.A53]));8;IF( ISNUMBER( SEARCH(&quot;vect16&quot;;[.A53]));16;0)))))" office:value-type="float" office:value="2">
            <text:p>2</text:p>
          </table:table-cell>
          <table:table-cell table:formula="of:=[.G53]*[.F53]*4" office:value-type="float" office:value="8">
            <text:p>8</text:p>
          </table:table-cell>
          <table:table-cell table:formula="of:=[.G53]*[.F53]*4" office:value-type="float" office:value="8">
            <text:p>8</text:p>
          </table:table-cell>
          <table:table-cell table:formula="of:=[counters.X53]/4" office:value-type="float" office:value="0">
            <text:p>0</text:p>
          </table:table-cell>
          <table:table-cell table:formula="of:=([.H53]+[.I53])*[.G53]" office:value-type="float" office:value="32">
            <text:p>32</text:p>
          </table:table-cell>
          <table:table-cell table:formula="of:=[.K53]/[.J53]" office:value-type="float" office:value="0">
            <text:p>#DIV/0!</text:p>
          </table:table-cell>
          <table:table-cell table:formula="of:=[.L53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54]*[.C54]"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54]));1;IF( ISNUMBER( SEARCH(&quot;vect2&quot;;[.A54]));2;IF( ISNUMBER( SEARCH(&quot;vect4&quot;;[.A54]));4;IF( ISNUMBER( SEARCH(&quot;vect8&quot;;[.A54]));8;IF( ISNUMBER( SEARCH(&quot;vect16&quot;;[.A54]));16;0)))))" office:value-type="float" office:value="2">
            <text:p>2</text:p>
          </table:table-cell>
          <table:table-cell table:formula="of:=[.G54]*[.F54]*4" office:value-type="float" office:value="8">
            <text:p>8</text:p>
          </table:table-cell>
          <table:table-cell table:formula="of:=[.G54]*[.F54]*4" office:value-type="float" office:value="8">
            <text:p>8</text:p>
          </table:table-cell>
          <table:table-cell table:formula="of:=[counters.X54]/4" office:value-type="float" office:value="0">
            <text:p>0</text:p>
          </table:table-cell>
          <table:table-cell table:formula="of:=([.H54]+[.I54])*[.G54]" office:value-type="float" office:value="32">
            <text:p>32</text:p>
          </table:table-cell>
          <table:table-cell table:formula="of:=[.K54]/[.J54]" office:value-type="float" office:value="0">
            <text:p>#DIV/0!</text:p>
          </table:table-cell>
          <table:table-cell table:formula="of:=[.L54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55]*[.C55]" office:value-type="float" office:value="128">
            <text:p>12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55]));1;IF( ISNUMBER( SEARCH(&quot;vect2&quot;;[.A55]));2;IF( ISNUMBER( SEARCH(&quot;vect4&quot;;[.A55]));4;IF( ISNUMBER( SEARCH(&quot;vect8&quot;;[.A55]));8;IF( ISNUMBER( SEARCH(&quot;vect16&quot;;[.A55]));16;0)))))" office:value-type="float" office:value="2">
            <text:p>2</text:p>
          </table:table-cell>
          <table:table-cell table:formula="of:=[.G55]*[.F55]*4" office:value-type="float" office:value="8">
            <text:p>8</text:p>
          </table:table-cell>
          <table:table-cell table:formula="of:=[.G55]*[.F55]*4" office:value-type="float" office:value="8">
            <text:p>8</text:p>
          </table:table-cell>
          <table:table-cell table:formula="of:=[counters.X55]/4" office:value-type="float" office:value="0">
            <text:p>0</text:p>
          </table:table-cell>
          <table:table-cell table:formula="of:=([.H55]+[.I55])*[.G55]" office:value-type="float" office:value="32">
            <text:p>32</text:p>
          </table:table-cell>
          <table:table-cell table:formula="of:=[.K55]/[.J55]" office:value-type="float" office:value="0">
            <text:p>#DIV/0!</text:p>
          </table:table-cell>
          <table:table-cell table:formula="of:=[.L55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56]*[.C56]" office:value-type="float" office:value="256">
            <text:p>25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56]));1;IF( ISNUMBER( SEARCH(&quot;vect2&quot;;[.A56]));2;IF( ISNUMBER( SEARCH(&quot;vect4&quot;;[.A56]));4;IF( ISNUMBER( SEARCH(&quot;vect8&quot;;[.A56]));8;IF( ISNUMBER( SEARCH(&quot;vect16&quot;;[.A56]));16;0)))))" office:value-type="float" office:value="2">
            <text:p>2</text:p>
          </table:table-cell>
          <table:table-cell table:formula="of:=[.G56]*[.F56]*4" office:value-type="float" office:value="8">
            <text:p>8</text:p>
          </table:table-cell>
          <table:table-cell table:formula="of:=[.G56]*[.F56]*4" office:value-type="float" office:value="8">
            <text:p>8</text:p>
          </table:table-cell>
          <table:table-cell table:formula="of:=[counters.X56]/4" office:value-type="float" office:value="0">
            <text:p>0</text:p>
          </table:table-cell>
          <table:table-cell table:formula="of:=([.H56]+[.I56])*[.G56]" office:value-type="float" office:value="32">
            <text:p>32</text:p>
          </table:table-cell>
          <table:table-cell table:formula="of:=[.K56]/[.J56]" office:value-type="float" office:value="0">
            <text:p>#DIV/0!</text:p>
          </table:table-cell>
          <table:table-cell table:formula="of:=[.L56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57]*[.C57]" office:value-type="float" office:value="512">
            <text:p>51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57]));1;IF( ISNUMBER( SEARCH(&quot;vect2&quot;;[.A57]));2;IF( ISNUMBER( SEARCH(&quot;vect4&quot;;[.A57]));4;IF( ISNUMBER( SEARCH(&quot;vect8&quot;;[.A57]));8;IF( ISNUMBER( SEARCH(&quot;vect16&quot;;[.A57]));16;0)))))" office:value-type="float" office:value="2">
            <text:p>2</text:p>
          </table:table-cell>
          <table:table-cell table:formula="of:=[.G57]*[.F57]*4" office:value-type="float" office:value="8">
            <text:p>8</text:p>
          </table:table-cell>
          <table:table-cell table:formula="of:=[.G57]*[.F57]*4" office:value-type="float" office:value="8">
            <text:p>8</text:p>
          </table:table-cell>
          <table:table-cell table:formula="of:=[counters.X57]/4" office:value-type="float" office:value="0">
            <text:p>0</text:p>
          </table:table-cell>
          <table:table-cell table:formula="of:=([.H57]+[.I57])*[.G57]" office:value-type="float" office:value="32">
            <text:p>32</text:p>
          </table:table-cell>
          <table:table-cell table:formula="of:=[.K57]/[.J57]" office:value-type="float" office:value="0">
            <text:p>#DIV/0!</text:p>
          </table:table-cell>
          <table:table-cell table:formula="of:=[.L57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58]*[.C58]" office:value-type="float" office:value="768">
            <text:p>76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58]));1;IF( ISNUMBER( SEARCH(&quot;vect2&quot;;[.A58]));2;IF( ISNUMBER( SEARCH(&quot;vect4&quot;;[.A58]));4;IF( ISNUMBER( SEARCH(&quot;vect8&quot;;[.A58]));8;IF( ISNUMBER( SEARCH(&quot;vect16&quot;;[.A58]));16;0)))))" office:value-type="float" office:value="2">
            <text:p>2</text:p>
          </table:table-cell>
          <table:table-cell table:formula="of:=[.G58]*[.F58]*4" office:value-type="float" office:value="8">
            <text:p>8</text:p>
          </table:table-cell>
          <table:table-cell table:formula="of:=[.G58]*[.F58]*4" office:value-type="float" office:value="8">
            <text:p>8</text:p>
          </table:table-cell>
          <table:table-cell table:formula="of:=[counters.X58]/4" office:value-type="float" office:value="0">
            <text:p>0</text:p>
          </table:table-cell>
          <table:table-cell table:formula="of:=([.H58]+[.I58])*[.G58]" office:value-type="float" office:value="32">
            <text:p>32</text:p>
          </table:table-cell>
          <table:table-cell table:formula="of:=[.K58]/[.J58]" office:value-type="float" office:value="0">
            <text:p>#DIV/0!</text:p>
          </table:table-cell>
          <table:table-cell table:formula="of:=[.L58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59]*[.C59]" office:value-type="float" office:value="1024">
            <text:p>102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59]));1;IF( ISNUMBER( SEARCH(&quot;vect2&quot;;[.A59]));2;IF( ISNUMBER( SEARCH(&quot;vect4&quot;;[.A59]));4;IF( ISNUMBER( SEARCH(&quot;vect8&quot;;[.A59]));8;IF( ISNUMBER( SEARCH(&quot;vect16&quot;;[.A59]));16;0)))))" office:value-type="float" office:value="2">
            <text:p>2</text:p>
          </table:table-cell>
          <table:table-cell table:formula="of:=[.G59]*[.F59]*4" office:value-type="float" office:value="8">
            <text:p>8</text:p>
          </table:table-cell>
          <table:table-cell table:formula="of:=[.G59]*[.F59]*4" office:value-type="float" office:value="8">
            <text:p>8</text:p>
          </table:table-cell>
          <table:table-cell table:formula="of:=[counters.X59]/4" office:value-type="float" office:value="0">
            <text:p>0</text:p>
          </table:table-cell>
          <table:table-cell table:formula="of:=([.H59]+[.I59])*[.G59]" office:value-type="float" office:value="32">
            <text:p>32</text:p>
          </table:table-cell>
          <table:table-cell table:formula="of:=[.K59]/[.J59]" office:value-type="float" office:value="0">
            <text:p>#DIV/0!</text:p>
          </table:table-cell>
          <table:table-cell table:formula="of:=[.L59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60]*[.C60]" office:value-type="float" office:value="1280">
            <text:p>128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60]));1;IF( ISNUMBER( SEARCH(&quot;vect2&quot;;[.A60]));2;IF( ISNUMBER( SEARCH(&quot;vect4&quot;;[.A60]));4;IF( ISNUMBER( SEARCH(&quot;vect8&quot;;[.A60]));8;IF( ISNUMBER( SEARCH(&quot;vect16&quot;;[.A60]));16;0)))))" office:value-type="float" office:value="2">
            <text:p>2</text:p>
          </table:table-cell>
          <table:table-cell table:formula="of:=[.G60]*[.F60]*4" office:value-type="float" office:value="8">
            <text:p>8</text:p>
          </table:table-cell>
          <table:table-cell table:formula="of:=[.G60]*[.F60]*4" office:value-type="float" office:value="8">
            <text:p>8</text:p>
          </table:table-cell>
          <table:table-cell table:formula="of:=[counters.X60]/4" office:value-type="float" office:value="0">
            <text:p>0</text:p>
          </table:table-cell>
          <table:table-cell table:formula="of:=([.H60]+[.I60])*[.G60]" office:value-type="float" office:value="32">
            <text:p>32</text:p>
          </table:table-cell>
          <table:table-cell table:formula="of:=[.K60]/[.J60]" office:value-type="float" office:value="0">
            <text:p>#DIV/0!</text:p>
          </table:table-cell>
          <table:table-cell table:formula="of:=[.L60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61]*[.C61]" office:value-type="float" office:value="1536">
            <text:p>153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61]));1;IF( ISNUMBER( SEARCH(&quot;vect2&quot;;[.A61]));2;IF( ISNUMBER( SEARCH(&quot;vect4&quot;;[.A61]));4;IF( ISNUMBER( SEARCH(&quot;vect8&quot;;[.A61]));8;IF( ISNUMBER( SEARCH(&quot;vect16&quot;;[.A61]));16;0)))))" office:value-type="float" office:value="2">
            <text:p>2</text:p>
          </table:table-cell>
          <table:table-cell table:formula="of:=[.G61]*[.F61]*4" office:value-type="float" office:value="8">
            <text:p>8</text:p>
          </table:table-cell>
          <table:table-cell table:formula="of:=[.G61]*[.F61]*4" office:value-type="float" office:value="8">
            <text:p>8</text:p>
          </table:table-cell>
          <table:table-cell table:formula="of:=[counters.X61]/4" office:value-type="float" office:value="0">
            <text:p>0</text:p>
          </table:table-cell>
          <table:table-cell table:formula="of:=([.H61]+[.I61])*[.G61]" office:value-type="float" office:value="32">
            <text:p>32</text:p>
          </table:table-cell>
          <table:table-cell table:formula="of:=[.K61]/[.J61]" office:value-type="float" office:value="0">
            <text:p>#DIV/0!</text:p>
          </table:table-cell>
          <table:table-cell table:formula="of:=[.L61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62]*[.C62]" office:value-type="float" office:value="1792">
            <text:p>179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62]));1;IF( ISNUMBER( SEARCH(&quot;vect2&quot;;[.A62]));2;IF( ISNUMBER( SEARCH(&quot;vect4&quot;;[.A62]));4;IF( ISNUMBER( SEARCH(&quot;vect8&quot;;[.A62]));8;IF( ISNUMBER( SEARCH(&quot;vect16&quot;;[.A62]));16;0)))))" office:value-type="float" office:value="2">
            <text:p>2</text:p>
          </table:table-cell>
          <table:table-cell table:formula="of:=[.G62]*[.F62]*4" office:value-type="float" office:value="8">
            <text:p>8</text:p>
          </table:table-cell>
          <table:table-cell table:formula="of:=[.G62]*[.F62]*4" office:value-type="float" office:value="8">
            <text:p>8</text:p>
          </table:table-cell>
          <table:table-cell table:formula="of:=[counters.X62]/4" office:value-type="float" office:value="0">
            <text:p>0</text:p>
          </table:table-cell>
          <table:table-cell table:formula="of:=([.H62]+[.I62])*[.G62]" office:value-type="float" office:value="32">
            <text:p>32</text:p>
          </table:table-cell>
          <table:table-cell table:formula="of:=[.K62]/[.J62]" office:value-type="float" office:value="0">
            <text:p>#DIV/0!</text:p>
          </table:table-cell>
          <table:table-cell table:formula="of:=[.L62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63]*[.C63]" office:value-type="float" office:value="2048">
            <text:p>204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63]));1;IF( ISNUMBER( SEARCH(&quot;vect2&quot;;[.A63]));2;IF( ISNUMBER( SEARCH(&quot;vect4&quot;;[.A63]));4;IF( ISNUMBER( SEARCH(&quot;vect8&quot;;[.A63]));8;IF( ISNUMBER( SEARCH(&quot;vect16&quot;;[.A63]));16;0)))))" office:value-type="float" office:value="2">
            <text:p>2</text:p>
          </table:table-cell>
          <table:table-cell table:formula="of:=[.G63]*[.F63]*4" office:value-type="float" office:value="8">
            <text:p>8</text:p>
          </table:table-cell>
          <table:table-cell table:formula="of:=[.G63]*[.F63]*4" office:value-type="float" office:value="8">
            <text:p>8</text:p>
          </table:table-cell>
          <table:table-cell table:formula="of:=[counters.X63]/4" office:value-type="float" office:value="0">
            <text:p>0</text:p>
          </table:table-cell>
          <table:table-cell table:formula="of:=([.H63]+[.I63])*[.G63]" office:value-type="float" office:value="32">
            <text:p>32</text:p>
          </table:table-cell>
          <table:table-cell table:formula="of:=[.K63]/[.J63]" office:value-type="float" office:value="0">
            <text:p>#DIV/0!</text:p>
          </table:table-cell>
          <table:table-cell table:formula="of:=[.L63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64]*[.C64]" office:value-type="float" office:value="2304">
            <text:p>230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64]));1;IF( ISNUMBER( SEARCH(&quot;vect2&quot;;[.A64]));2;IF( ISNUMBER( SEARCH(&quot;vect4&quot;;[.A64]));4;IF( ISNUMBER( SEARCH(&quot;vect8&quot;;[.A64]));8;IF( ISNUMBER( SEARCH(&quot;vect16&quot;;[.A64]));16;0)))))" office:value-type="float" office:value="2">
            <text:p>2</text:p>
          </table:table-cell>
          <table:table-cell table:formula="of:=[.G64]*[.F64]*4" office:value-type="float" office:value="8">
            <text:p>8</text:p>
          </table:table-cell>
          <table:table-cell table:formula="of:=[.G64]*[.F64]*4" office:value-type="float" office:value="8">
            <text:p>8</text:p>
          </table:table-cell>
          <table:table-cell table:formula="of:=[counters.X64]/4" office:value-type="float" office:value="0">
            <text:p>0</text:p>
          </table:table-cell>
          <table:table-cell table:formula="of:=([.H64]+[.I64])*[.G64]" office:value-type="float" office:value="32">
            <text:p>32</text:p>
          </table:table-cell>
          <table:table-cell table:formula="of:=[.K64]/[.J64]" office:value-type="float" office:value="0">
            <text:p>#DIV/0!</text:p>
          </table:table-cell>
          <table:table-cell table:formula="of:=[.L64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65]*[.C65]" office:value-type="float" office:value="2560">
            <text:p>256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65]));1;IF( ISNUMBER( SEARCH(&quot;vect2&quot;;[.A65]));2;IF( ISNUMBER( SEARCH(&quot;vect4&quot;;[.A65]));4;IF( ISNUMBER( SEARCH(&quot;vect8&quot;;[.A65]));8;IF( ISNUMBER( SEARCH(&quot;vect16&quot;;[.A65]));16;0)))))" office:value-type="float" office:value="2">
            <text:p>2</text:p>
          </table:table-cell>
          <table:table-cell table:formula="of:=[.G65]*[.F65]*4" office:value-type="float" office:value="8">
            <text:p>8</text:p>
          </table:table-cell>
          <table:table-cell table:formula="of:=[.G65]*[.F65]*4" office:value-type="float" office:value="8">
            <text:p>8</text:p>
          </table:table-cell>
          <table:table-cell table:formula="of:=[counters.X65]/4" office:value-type="float" office:value="0">
            <text:p>0</text:p>
          </table:table-cell>
          <table:table-cell table:formula="of:=([.H65]+[.I65])*[.G65]" office:value-type="float" office:value="32">
            <text:p>32</text:p>
          </table:table-cell>
          <table:table-cell table:formula="of:=[.K65]/[.J65]" office:value-type="float" office:value="0">
            <text:p>#DIV/0!</text:p>
          </table:table-cell>
          <table:table-cell table:formula="of:=[.L65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66]*[.C66]" office:value-type="float" office:value="2816">
            <text:p>281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66]));1;IF( ISNUMBER( SEARCH(&quot;vect2&quot;;[.A66]));2;IF( ISNUMBER( SEARCH(&quot;vect4&quot;;[.A66]));4;IF( ISNUMBER( SEARCH(&quot;vect8&quot;;[.A66]));8;IF( ISNUMBER( SEARCH(&quot;vect16&quot;;[.A66]));16;0)))))" office:value-type="float" office:value="2">
            <text:p>2</text:p>
          </table:table-cell>
          <table:table-cell table:formula="of:=[.G66]*[.F66]*4" office:value-type="float" office:value="8">
            <text:p>8</text:p>
          </table:table-cell>
          <table:table-cell table:formula="of:=[.G66]*[.F66]*4" office:value-type="float" office:value="8">
            <text:p>8</text:p>
          </table:table-cell>
          <table:table-cell table:formula="of:=[counters.X66]/4" office:value-type="float" office:value="0">
            <text:p>0</text:p>
          </table:table-cell>
          <table:table-cell table:formula="of:=([.H66]+[.I66])*[.G66]" office:value-type="float" office:value="32">
            <text:p>32</text:p>
          </table:table-cell>
          <table:table-cell table:formula="of:=[.K66]/[.J66]" office:value-type="float" office:value="0">
            <text:p>#DIV/0!</text:p>
          </table:table-cell>
          <table:table-cell table:formula="of:=[.L66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67]*[.C67]" office:value-type="float" office:value="3072">
            <text:p>307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67]));1;IF( ISNUMBER( SEARCH(&quot;vect2&quot;;[.A67]));2;IF( ISNUMBER( SEARCH(&quot;vect4&quot;;[.A67]));4;IF( ISNUMBER( SEARCH(&quot;vect8&quot;;[.A67]));8;IF( ISNUMBER( SEARCH(&quot;vect16&quot;;[.A67]));16;0)))))" office:value-type="float" office:value="2">
            <text:p>2</text:p>
          </table:table-cell>
          <table:table-cell table:formula="of:=[.G67]*[.F67]*4" office:value-type="float" office:value="8">
            <text:p>8</text:p>
          </table:table-cell>
          <table:table-cell table:formula="of:=[.G67]*[.F67]*4" office:value-type="float" office:value="8">
            <text:p>8</text:p>
          </table:table-cell>
          <table:table-cell table:formula="of:=[counters.X67]/4" office:value-type="float" office:value="0">
            <text:p>0</text:p>
          </table:table-cell>
          <table:table-cell table:formula="of:=([.H67]+[.I67])*[.G67]" office:value-type="float" office:value="32">
            <text:p>32</text:p>
          </table:table-cell>
          <table:table-cell table:formula="of:=[.K67]/[.J67]" office:value-type="float" office:value="0">
            <text:p>#DIV/0!</text:p>
          </table:table-cell>
          <table:table-cell table:formula="of:=[.L67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68]*[.C68]" office:value-type="float" office:value="3328">
            <text:p>332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68]));1;IF( ISNUMBER( SEARCH(&quot;vect2&quot;;[.A68]));2;IF( ISNUMBER( SEARCH(&quot;vect4&quot;;[.A68]));4;IF( ISNUMBER( SEARCH(&quot;vect8&quot;;[.A68]));8;IF( ISNUMBER( SEARCH(&quot;vect16&quot;;[.A68]));16;0)))))" office:value-type="float" office:value="2">
            <text:p>2</text:p>
          </table:table-cell>
          <table:table-cell table:formula="of:=[.G68]*[.F68]*4" office:value-type="float" office:value="8">
            <text:p>8</text:p>
          </table:table-cell>
          <table:table-cell table:formula="of:=[.G68]*[.F68]*4" office:value-type="float" office:value="8">
            <text:p>8</text:p>
          </table:table-cell>
          <table:table-cell table:formula="of:=[counters.X68]/4" office:value-type="float" office:value="0">
            <text:p>0</text:p>
          </table:table-cell>
          <table:table-cell table:formula="of:=([.H68]+[.I68])*[.G68]" office:value-type="float" office:value="32">
            <text:p>32</text:p>
          </table:table-cell>
          <table:table-cell table:formula="of:=[.K68]/[.J68]" office:value-type="float" office:value="0">
            <text:p>#DIV/0!</text:p>
          </table:table-cell>
          <table:table-cell table:formula="of:=[.L68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69]*[.C69]" office:value-type="float" office:value="3584">
            <text:p>358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69]));1;IF( ISNUMBER( SEARCH(&quot;vect2&quot;;[.A69]));2;IF( ISNUMBER( SEARCH(&quot;vect4&quot;;[.A69]));4;IF( ISNUMBER( SEARCH(&quot;vect8&quot;;[.A69]));8;IF( ISNUMBER( SEARCH(&quot;vect16&quot;;[.A69]));16;0)))))" office:value-type="float" office:value="2">
            <text:p>2</text:p>
          </table:table-cell>
          <table:table-cell table:formula="of:=[.G69]*[.F69]*4" office:value-type="float" office:value="8">
            <text:p>8</text:p>
          </table:table-cell>
          <table:table-cell table:formula="of:=[.G69]*[.F69]*4" office:value-type="float" office:value="8">
            <text:p>8</text:p>
          </table:table-cell>
          <table:table-cell table:formula="of:=[counters.X69]/4" office:value-type="float" office:value="0">
            <text:p>0</text:p>
          </table:table-cell>
          <table:table-cell table:formula="of:=([.H69]+[.I69])*[.G69]" office:value-type="float" office:value="32">
            <text:p>32</text:p>
          </table:table-cell>
          <table:table-cell table:formula="of:=[.K69]/[.J69]" office:value-type="float" office:value="0">
            <text:p>#DIV/0!</text:p>
          </table:table-cell>
          <table:table-cell table:formula="of:=[.L69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70]*[.C70]" office:value-type="float" office:value="3840">
            <text:p>384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70]));1;IF( ISNUMBER( SEARCH(&quot;vect2&quot;;[.A70]));2;IF( ISNUMBER( SEARCH(&quot;vect4&quot;;[.A70]));4;IF( ISNUMBER( SEARCH(&quot;vect8&quot;;[.A70]));8;IF( ISNUMBER( SEARCH(&quot;vect16&quot;;[.A70]));16;0)))))" office:value-type="float" office:value="2">
            <text:p>2</text:p>
          </table:table-cell>
          <table:table-cell table:formula="of:=[.G70]*[.F70]*4" office:value-type="float" office:value="8">
            <text:p>8</text:p>
          </table:table-cell>
          <table:table-cell table:formula="of:=[.G70]*[.F70]*4" office:value-type="float" office:value="8">
            <text:p>8</text:p>
          </table:table-cell>
          <table:table-cell table:formula="of:=[counters.X70]/4" office:value-type="float" office:value="0">
            <text:p>0</text:p>
          </table:table-cell>
          <table:table-cell table:formula="of:=([.H70]+[.I70])*[.G70]" office:value-type="float" office:value="32">
            <text:p>32</text:p>
          </table:table-cell>
          <table:table-cell table:formula="of:=[.K70]/[.J70]" office:value-type="float" office:value="0">
            <text:p>#DIV/0!</text:p>
          </table:table-cell>
          <table:table-cell table:formula="of:=[.L70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71]*[.C71]" office:value-type="float" office:value="4096">
            <text:p>409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71]));1;IF( ISNUMBER( SEARCH(&quot;vect2&quot;;[.A71]));2;IF( ISNUMBER( SEARCH(&quot;vect4&quot;;[.A71]));4;IF( ISNUMBER( SEARCH(&quot;vect8&quot;;[.A71]));8;IF( ISNUMBER( SEARCH(&quot;vect16&quot;;[.A71]));16;0)))))" office:value-type="float" office:value="2">
            <text:p>2</text:p>
          </table:table-cell>
          <table:table-cell table:formula="of:=[.G71]*[.F71]*4" office:value-type="float" office:value="8">
            <text:p>8</text:p>
          </table:table-cell>
          <table:table-cell table:formula="of:=[.G71]*[.F71]*4" office:value-type="float" office:value="8">
            <text:p>8</text:p>
          </table:table-cell>
          <table:table-cell table:formula="of:=[counters.X71]/4" office:value-type="float" office:value="0">
            <text:p>0</text:p>
          </table:table-cell>
          <table:table-cell table:formula="of:=([.H71]+[.I71])*[.G71]" office:value-type="float" office:value="32">
            <text:p>32</text:p>
          </table:table-cell>
          <table:table-cell table:formula="of:=[.K71]/[.J71]" office:value-type="float" office:value="0">
            <text:p>#DIV/0!</text:p>
          </table:table-cell>
          <table:table-cell table:formula="of:=[.L71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72]*[.C72]" office:value-type="float" office:value="4352">
            <text:p>435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72]));1;IF( ISNUMBER( SEARCH(&quot;vect2&quot;;[.A72]));2;IF( ISNUMBER( SEARCH(&quot;vect4&quot;;[.A72]));4;IF( ISNUMBER( SEARCH(&quot;vect8&quot;;[.A72]));8;IF( ISNUMBER( SEARCH(&quot;vect16&quot;;[.A72]));16;0)))))" office:value-type="float" office:value="2">
            <text:p>2</text:p>
          </table:table-cell>
          <table:table-cell table:formula="of:=[.G72]*[.F72]*4" office:value-type="float" office:value="8">
            <text:p>8</text:p>
          </table:table-cell>
          <table:table-cell table:formula="of:=[.G72]*[.F72]*4" office:value-type="float" office:value="8">
            <text:p>8</text:p>
          </table:table-cell>
          <table:table-cell table:formula="of:=[counters.X72]/4" office:value-type="float" office:value="0">
            <text:p>0</text:p>
          </table:table-cell>
          <table:table-cell table:formula="of:=([.H72]+[.I72])*[.G72]" office:value-type="float" office:value="32">
            <text:p>32</text:p>
          </table:table-cell>
          <table:table-cell table:formula="of:=[.K72]/[.J72]" office:value-type="float" office:value="0">
            <text:p>#DIV/0!</text:p>
          </table:table-cell>
          <table:table-cell table:formula="of:=[.L72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73]*[.C73]" office:value-type="float" office:value="4608">
            <text:p>460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73]));1;IF( ISNUMBER( SEARCH(&quot;vect2&quot;;[.A73]));2;IF( ISNUMBER( SEARCH(&quot;vect4&quot;;[.A73]));4;IF( ISNUMBER( SEARCH(&quot;vect8&quot;;[.A73]));8;IF( ISNUMBER( SEARCH(&quot;vect16&quot;;[.A73]));16;0)))))" office:value-type="float" office:value="2">
            <text:p>2</text:p>
          </table:table-cell>
          <table:table-cell table:formula="of:=[.G73]*[.F73]*4" office:value-type="float" office:value="8">
            <text:p>8</text:p>
          </table:table-cell>
          <table:table-cell table:formula="of:=[.G73]*[.F73]*4" office:value-type="float" office:value="8">
            <text:p>8</text:p>
          </table:table-cell>
          <table:table-cell table:formula="of:=[counters.X73]/4" office:value-type="float" office:value="0">
            <text:p>0</text:p>
          </table:table-cell>
          <table:table-cell table:formula="of:=([.H73]+[.I73])*[.G73]" office:value-type="float" office:value="32">
            <text:p>32</text:p>
          </table:table-cell>
          <table:table-cell table:formula="of:=[.K73]/[.J73]" office:value-type="float" office:value="0">
            <text:p>#DIV/0!</text:p>
          </table:table-cell>
          <table:table-cell table:formula="of:=[.L73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74]*[.C74]" office:value-type="float" office:value="4864">
            <text:p>486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74]));1;IF( ISNUMBER( SEARCH(&quot;vect2&quot;;[.A74]));2;IF( ISNUMBER( SEARCH(&quot;vect4&quot;;[.A74]));4;IF( ISNUMBER( SEARCH(&quot;vect8&quot;;[.A74]));8;IF( ISNUMBER( SEARCH(&quot;vect16&quot;;[.A74]));16;0)))))" office:value-type="float" office:value="2">
            <text:p>2</text:p>
          </table:table-cell>
          <table:table-cell table:formula="of:=[.G74]*[.F74]*4" office:value-type="float" office:value="8">
            <text:p>8</text:p>
          </table:table-cell>
          <table:table-cell table:formula="of:=[.G74]*[.F74]*4" office:value-type="float" office:value="8">
            <text:p>8</text:p>
          </table:table-cell>
          <table:table-cell table:formula="of:=[counters.X74]/4" office:value-type="float" office:value="0">
            <text:p>0</text:p>
          </table:table-cell>
          <table:table-cell table:formula="of:=([.H74]+[.I74])*[.G74]" office:value-type="float" office:value="32">
            <text:p>32</text:p>
          </table:table-cell>
          <table:table-cell table:formula="of:=[.K74]/[.J74]" office:value-type="float" office:value="0">
            <text:p>#DIV/0!</text:p>
          </table:table-cell>
          <table:table-cell table:formula="of:=[.L74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75]*[.C75]" office:value-type="float" office:value="5120">
            <text:p>512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75]));1;IF( ISNUMBER( SEARCH(&quot;vect2&quot;;[.A75]));2;IF( ISNUMBER( SEARCH(&quot;vect4&quot;;[.A75]));4;IF( ISNUMBER( SEARCH(&quot;vect8&quot;;[.A75]));8;IF( ISNUMBER( SEARCH(&quot;vect16&quot;;[.A75]));16;0)))))" office:value-type="float" office:value="2">
            <text:p>2</text:p>
          </table:table-cell>
          <table:table-cell table:formula="of:=[.G75]*[.F75]*4" office:value-type="float" office:value="8">
            <text:p>8</text:p>
          </table:table-cell>
          <table:table-cell table:formula="of:=[.G75]*[.F75]*4" office:value-type="float" office:value="8">
            <text:p>8</text:p>
          </table:table-cell>
          <table:table-cell table:formula="of:=[counters.X75]/4" office:value-type="float" office:value="0">
            <text:p>0</text:p>
          </table:table-cell>
          <table:table-cell table:formula="of:=([.H75]+[.I75])*[.G75]" office:value-type="float" office:value="32">
            <text:p>32</text:p>
          </table:table-cell>
          <table:table-cell table:formula="of:=[.K75]/[.J75]" office:value-type="float" office:value="0">
            <text:p>#DIV/0!</text:p>
          </table:table-cell>
          <table:table-cell table:formula="of:=[.L75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76]*[.C76]" office:value-type="float" office:value="5376">
            <text:p>537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76]));1;IF( ISNUMBER( SEARCH(&quot;vect2&quot;;[.A76]));2;IF( ISNUMBER( SEARCH(&quot;vect4&quot;;[.A76]));4;IF( ISNUMBER( SEARCH(&quot;vect8&quot;;[.A76]));8;IF( ISNUMBER( SEARCH(&quot;vect16&quot;;[.A76]));16;0)))))" office:value-type="float" office:value="2">
            <text:p>2</text:p>
          </table:table-cell>
          <table:table-cell table:formula="of:=[.G76]*[.F76]*4" office:value-type="float" office:value="8">
            <text:p>8</text:p>
          </table:table-cell>
          <table:table-cell table:formula="of:=[.G76]*[.F76]*4" office:value-type="float" office:value="8">
            <text:p>8</text:p>
          </table:table-cell>
          <table:table-cell table:formula="of:=[counters.X76]/4" office:value-type="float" office:value="1.75">
            <text:p>1,75</text:p>
          </table:table-cell>
          <table:table-cell table:formula="of:=([.H76]+[.I76])*[.G76]" office:value-type="float" office:value="32">
            <text:p>32</text:p>
          </table:table-cell>
          <table:table-cell table:formula="of:=[.K76]/[.J76]" office:value-type="float" office:value="18.2857142857143">
            <text:p>18,286</text:p>
          </table:table-cell>
          <table:table-cell table:formula="of:=[.L76]*24" office:value-type="float" office:value="438.857142857143">
            <text:p>438,857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77]*[.C77]" office:value-type="float" office:value="5632">
            <text:p>563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77]));1;IF( ISNUMBER( SEARCH(&quot;vect2&quot;;[.A77]));2;IF( ISNUMBER( SEARCH(&quot;vect4&quot;;[.A77]));4;IF( ISNUMBER( SEARCH(&quot;vect8&quot;;[.A77]));8;IF( ISNUMBER( SEARCH(&quot;vect16&quot;;[.A77]));16;0)))))" office:value-type="float" office:value="2">
            <text:p>2</text:p>
          </table:table-cell>
          <table:table-cell table:formula="of:=[.G77]*[.F77]*4" office:value-type="float" office:value="8">
            <text:p>8</text:p>
          </table:table-cell>
          <table:table-cell table:formula="of:=[.G77]*[.F77]*4" office:value-type="float" office:value="8">
            <text:p>8</text:p>
          </table:table-cell>
          <table:table-cell table:formula="of:=[counters.X77]/4" office:value-type="float" office:value="3.5">
            <text:p>3,5</text:p>
          </table:table-cell>
          <table:table-cell table:formula="of:=([.H77]+[.I77])*[.G77]" office:value-type="float" office:value="32">
            <text:p>32</text:p>
          </table:table-cell>
          <table:table-cell table:formula="of:=[.K77]/[.J77]" office:value-type="float" office:value="9.14285714285714">
            <text:p>9,143</text:p>
          </table:table-cell>
          <table:table-cell table:formula="of:=[.L77]*24" office:value-type="float" office:value="219.428571428571">
            <text:p>219,429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78]*[.C78]" office:value-type="float" office:value="5888">
            <text:p>588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78]));1;IF( ISNUMBER( SEARCH(&quot;vect2&quot;;[.A78]));2;IF( ISNUMBER( SEARCH(&quot;vect4&quot;;[.A78]));4;IF( ISNUMBER( SEARCH(&quot;vect8&quot;;[.A78]));8;IF( ISNUMBER( SEARCH(&quot;vect16&quot;;[.A78]));16;0)))))" office:value-type="float" office:value="2">
            <text:p>2</text:p>
          </table:table-cell>
          <table:table-cell table:formula="of:=[.G78]*[.F78]*4" office:value-type="float" office:value="8">
            <text:p>8</text:p>
          </table:table-cell>
          <table:table-cell table:formula="of:=[.G78]*[.F78]*4" office:value-type="float" office:value="8">
            <text:p>8</text:p>
          </table:table-cell>
          <table:table-cell table:formula="of:=[counters.X78]/4" office:value-type="float" office:value="7.5">
            <text:p>7,5</text:p>
          </table:table-cell>
          <table:table-cell table:formula="of:=([.H78]+[.I78])*[.G78]" office:value-type="float" office:value="32">
            <text:p>32</text:p>
          </table:table-cell>
          <table:table-cell table:formula="of:=[.K78]/[.J78]" office:value-type="float" office:value="4.26666666666667">
            <text:p>4,267</text:p>
          </table:table-cell>
          <table:table-cell table:formula="of:=[.L78]*24" office:value-type="float" office:value="102.4">
            <text:p>102,400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79]*[.C79]" office:value-type="float" office:value="6144">
            <text:p>614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79]));1;IF( ISNUMBER( SEARCH(&quot;vect2&quot;;[.A79]));2;IF( ISNUMBER( SEARCH(&quot;vect4&quot;;[.A79]));4;IF( ISNUMBER( SEARCH(&quot;vect8&quot;;[.A79]));8;IF( ISNUMBER( SEARCH(&quot;vect16&quot;;[.A79]));16;0)))))" office:value-type="float" office:value="2">
            <text:p>2</text:p>
          </table:table-cell>
          <table:table-cell table:formula="of:=[.G79]*[.F79]*4" office:value-type="float" office:value="8">
            <text:p>8</text:p>
          </table:table-cell>
          <table:table-cell table:formula="of:=[.G79]*[.F79]*4" office:value-type="float" office:value="8">
            <text:p>8</text:p>
          </table:table-cell>
          <table:table-cell table:formula="of:=[counters.X79]/4" office:value-type="float" office:value="8.5">
            <text:p>8,5</text:p>
          </table:table-cell>
          <table:table-cell table:formula="of:=([.H79]+[.I79])*[.G79]" office:value-type="float" office:value="32">
            <text:p>32</text:p>
          </table:table-cell>
          <table:table-cell table:formula="of:=[.K79]/[.J79]" office:value-type="float" office:value="3.76470588235294">
            <text:p>3,765</text:p>
          </table:table-cell>
          <table:table-cell table:formula="of:=[.L79]*24" office:value-type="float" office:value="90.3529411764706">
            <text:p>90,353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80]*[.C80]" office:value-type="float" office:value="6400">
            <text:p>640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80]));1;IF( ISNUMBER( SEARCH(&quot;vect2&quot;;[.A80]));2;IF( ISNUMBER( SEARCH(&quot;vect4&quot;;[.A80]));4;IF( ISNUMBER( SEARCH(&quot;vect8&quot;;[.A80]));8;IF( ISNUMBER( SEARCH(&quot;vect16&quot;;[.A80]));16;0)))))" office:value-type="float" office:value="2">
            <text:p>2</text:p>
          </table:table-cell>
          <table:table-cell table:formula="of:=[.G80]*[.F80]*4" office:value-type="float" office:value="8">
            <text:p>8</text:p>
          </table:table-cell>
          <table:table-cell table:formula="of:=[.G80]*[.F80]*4" office:value-type="float" office:value="8">
            <text:p>8</text:p>
          </table:table-cell>
          <table:table-cell table:formula="of:=[counters.X80]/4" office:value-type="float" office:value="11.75">
            <text:p>11,75</text:p>
          </table:table-cell>
          <table:table-cell table:formula="of:=([.H80]+[.I80])*[.G80]" office:value-type="float" office:value="32">
            <text:p>32</text:p>
          </table:table-cell>
          <table:table-cell table:formula="of:=[.K80]/[.J80]" office:value-type="float" office:value="2.72340425531915">
            <text:p>2,723</text:p>
          </table:table-cell>
          <table:table-cell table:formula="of:=[.L80]*24" office:value-type="float" office:value="65.3617021276596">
            <text:p>65,362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81]*[.C81]" office:value-type="float" office:value="6656">
            <text:p>665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81]));1;IF( ISNUMBER( SEARCH(&quot;vect2&quot;;[.A81]));2;IF( ISNUMBER( SEARCH(&quot;vect4&quot;;[.A81]));4;IF( ISNUMBER( SEARCH(&quot;vect8&quot;;[.A81]));8;IF( ISNUMBER( SEARCH(&quot;vect16&quot;;[.A81]));16;0)))))" office:value-type="float" office:value="2">
            <text:p>2</text:p>
          </table:table-cell>
          <table:table-cell table:formula="of:=[.G81]*[.F81]*4" office:value-type="float" office:value="8">
            <text:p>8</text:p>
          </table:table-cell>
          <table:table-cell table:formula="of:=[.G81]*[.F81]*4" office:value-type="float" office:value="8">
            <text:p>8</text:p>
          </table:table-cell>
          <table:table-cell table:formula="of:=[counters.X81]/4" office:value-type="float" office:value="12.5">
            <text:p>12,5</text:p>
          </table:table-cell>
          <table:table-cell table:formula="of:=([.H81]+[.I81])*[.G81]" office:value-type="float" office:value="32">
            <text:p>32</text:p>
          </table:table-cell>
          <table:table-cell table:formula="of:=[.K81]/[.J81]" office:value-type="float" office:value="2.56">
            <text:p>2,560</text:p>
          </table:table-cell>
          <table:table-cell table:formula="of:=[.L81]*24" office:value-type="float" office:value="61.44">
            <text:p>61,440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82]*[.C82]" office:value-type="float" office:value="6912">
            <text:p>691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82]));1;IF( ISNUMBER( SEARCH(&quot;vect2&quot;;[.A82]));2;IF( ISNUMBER( SEARCH(&quot;vect4&quot;;[.A82]));4;IF( ISNUMBER( SEARCH(&quot;vect8&quot;;[.A82]));8;IF( ISNUMBER( SEARCH(&quot;vect16&quot;;[.A82]));16;0)))))" office:value-type="float" office:value="2">
            <text:p>2</text:p>
          </table:table-cell>
          <table:table-cell table:formula="of:=[.G82]*[.F82]*4" office:value-type="float" office:value="8">
            <text:p>8</text:p>
          </table:table-cell>
          <table:table-cell table:formula="of:=[.G82]*[.F82]*4" office:value-type="float" office:value="8">
            <text:p>8</text:p>
          </table:table-cell>
          <table:table-cell table:formula="of:=[counters.X82]/4" office:value-type="float" office:value="13">
            <text:p>13</text:p>
          </table:table-cell>
          <table:table-cell table:formula="of:=([.H82]+[.I82])*[.G82]" office:value-type="float" office:value="32">
            <text:p>32</text:p>
          </table:table-cell>
          <table:table-cell table:formula="of:=[.K82]/[.J82]" office:value-type="float" office:value="2.46153846153846">
            <text:p>2,462</text:p>
          </table:table-cell>
          <table:table-cell table:formula="of:=[.L82]*24" office:value-type="float" office:value="59.0769230769231">
            <text:p>59,077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83]*[.C83]" office:value-type="float" office:value="7168">
            <text:p>716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83]));1;IF( ISNUMBER( SEARCH(&quot;vect2&quot;;[.A83]));2;IF( ISNUMBER( SEARCH(&quot;vect4&quot;;[.A83]));4;IF( ISNUMBER( SEARCH(&quot;vect8&quot;;[.A83]));8;IF( ISNUMBER( SEARCH(&quot;vect16&quot;;[.A83]));16;0)))))" office:value-type="float" office:value="2">
            <text:p>2</text:p>
          </table:table-cell>
          <table:table-cell table:formula="of:=[.G83]*[.F83]*4" office:value-type="float" office:value="8">
            <text:p>8</text:p>
          </table:table-cell>
          <table:table-cell table:formula="of:=[.G83]*[.F83]*4" office:value-type="float" office:value="8">
            <text:p>8</text:p>
          </table:table-cell>
          <table:table-cell table:formula="of:=[counters.X83]/4" office:value-type="float" office:value="18.5">
            <text:p>18,5</text:p>
          </table:table-cell>
          <table:table-cell table:formula="of:=([.H83]+[.I83])*[.G83]" office:value-type="float" office:value="32">
            <text:p>32</text:p>
          </table:table-cell>
          <table:table-cell table:formula="of:=[.K83]/[.J83]" office:value-type="float" office:value="1.72972972972973">
            <text:p>1,730</text:p>
          </table:table-cell>
          <table:table-cell table:formula="of:=[.L83]*24" office:value-type="float" office:value="41.5135135135135">
            <text:p>41,514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84]*[.C84]" office:value-type="float" office:value="7424">
            <text:p>742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84]));1;IF( ISNUMBER( SEARCH(&quot;vect2&quot;;[.A84]));2;IF( ISNUMBER( SEARCH(&quot;vect4&quot;;[.A84]));4;IF( ISNUMBER( SEARCH(&quot;vect8&quot;;[.A84]));8;IF( ISNUMBER( SEARCH(&quot;vect16&quot;;[.A84]));16;0)))))" office:value-type="float" office:value="2">
            <text:p>2</text:p>
          </table:table-cell>
          <table:table-cell table:formula="of:=[.G84]*[.F84]*4" office:value-type="float" office:value="8">
            <text:p>8</text:p>
          </table:table-cell>
          <table:table-cell table:formula="of:=[.G84]*[.F84]*4" office:value-type="float" office:value="8">
            <text:p>8</text:p>
          </table:table-cell>
          <table:table-cell table:formula="of:=[counters.X84]/4" office:value-type="float" office:value="21">
            <text:p>21</text:p>
          </table:table-cell>
          <table:table-cell table:formula="of:=([.H84]+[.I84])*[.G84]" office:value-type="float" office:value="32">
            <text:p>32</text:p>
          </table:table-cell>
          <table:table-cell table:formula="of:=[.K84]/[.J84]" office:value-type="float" office:value="1.52380952380952">
            <text:p>1,524</text:p>
          </table:table-cell>
          <table:table-cell table:formula="of:=[.L84]*24" office:value-type="float" office:value="36.5714285714286">
            <text:p>36,571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85]*[.C85]" office:value-type="float" office:value="7680">
            <text:p>768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85]));1;IF( ISNUMBER( SEARCH(&quot;vect2&quot;;[.A85]));2;IF( ISNUMBER( SEARCH(&quot;vect4&quot;;[.A85]));4;IF( ISNUMBER( SEARCH(&quot;vect8&quot;;[.A85]));8;IF( ISNUMBER( SEARCH(&quot;vect16&quot;;[.A85]));16;0)))))" office:value-type="float" office:value="2">
            <text:p>2</text:p>
          </table:table-cell>
          <table:table-cell table:formula="of:=[.G85]*[.F85]*4" office:value-type="float" office:value="8">
            <text:p>8</text:p>
          </table:table-cell>
          <table:table-cell table:formula="of:=[.G85]*[.F85]*4" office:value-type="float" office:value="8">
            <text:p>8</text:p>
          </table:table-cell>
          <table:table-cell table:formula="of:=[counters.X85]/4" office:value-type="float" office:value="23.75">
            <text:p>23,75</text:p>
          </table:table-cell>
          <table:table-cell table:formula="of:=([.H85]+[.I85])*[.G85]" office:value-type="float" office:value="32">
            <text:p>32</text:p>
          </table:table-cell>
          <table:table-cell table:formula="of:=[.K85]/[.J85]" office:value-type="float" office:value="1.34736842105263">
            <text:p>1,347</text:p>
          </table:table-cell>
          <table:table-cell table:formula="of:=[.L85]*24" office:value-type="float" office:value="32.3368421052632">
            <text:p>32,337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86]*[.C86]" office:value-type="float" office:value="7936">
            <text:p>793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86]));1;IF( ISNUMBER( SEARCH(&quot;vect2&quot;;[.A86]));2;IF( ISNUMBER( SEARCH(&quot;vect4&quot;;[.A86]));4;IF( ISNUMBER( SEARCH(&quot;vect8&quot;;[.A86]));8;IF( ISNUMBER( SEARCH(&quot;vect16&quot;;[.A86]));16;0)))))" office:value-type="float" office:value="2">
            <text:p>2</text:p>
          </table:table-cell>
          <table:table-cell table:formula="of:=[.G86]*[.F86]*4" office:value-type="float" office:value="8">
            <text:p>8</text:p>
          </table:table-cell>
          <table:table-cell table:formula="of:=[.G86]*[.F86]*4" office:value-type="float" office:value="8">
            <text:p>8</text:p>
          </table:table-cell>
          <table:table-cell table:formula="of:=[counters.X86]/4" office:value-type="float" office:value="23.75">
            <text:p>23,75</text:p>
          </table:table-cell>
          <table:table-cell table:formula="of:=([.H86]+[.I86])*[.G86]" office:value-type="float" office:value="32">
            <text:p>32</text:p>
          </table:table-cell>
          <table:table-cell table:formula="of:=[.K86]/[.J86]" office:value-type="float" office:value="1.34736842105263">
            <text:p>1,347</text:p>
          </table:table-cell>
          <table:table-cell table:formula="of:=[.L86]*24" office:value-type="float" office:value="32.3368421052632">
            <text:p>32,337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87]*[.C87]" office:value-type="float" office:value="8192">
            <text:p>819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87]));1;IF( ISNUMBER( SEARCH(&quot;vect2&quot;;[.A87]));2;IF( ISNUMBER( SEARCH(&quot;vect4&quot;;[.A87]));4;IF( ISNUMBER( SEARCH(&quot;vect8&quot;;[.A87]));8;IF( ISNUMBER( SEARCH(&quot;vect16&quot;;[.A87]));16;0)))))" office:value-type="float" office:value="2">
            <text:p>2</text:p>
          </table:table-cell>
          <table:table-cell table:formula="of:=[.G87]*[.F87]*4" office:value-type="float" office:value="8">
            <text:p>8</text:p>
          </table:table-cell>
          <table:table-cell table:formula="of:=[.G87]*[.F87]*4" office:value-type="float" office:value="8">
            <text:p>8</text:p>
          </table:table-cell>
          <table:table-cell table:formula="of:=[counters.X87]/4" office:value-type="float" office:value="25.25">
            <text:p>25,25</text:p>
          </table:table-cell>
          <table:table-cell table:formula="of:=([.H87]+[.I87])*[.G87]" office:value-type="float" office:value="32">
            <text:p>32</text:p>
          </table:table-cell>
          <table:table-cell table:formula="of:=[.K87]/[.J87]" office:value-type="float" office:value="1.26732673267327">
            <text:p>1,267</text:p>
          </table:table-cell>
          <table:table-cell table:formula="of:=[.L87]*24" office:value-type="float" office:value="30.4158415841584">
            <text:p>30,416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table:formula="of:=[.B88]*[.C88]" office:value-type="float" office:value="16384">
            <text:p>1638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88]));1;IF( ISNUMBER( SEARCH(&quot;vect2&quot;;[.A88]));2;IF( ISNUMBER( SEARCH(&quot;vect4&quot;;[.A88]));4;IF( ISNUMBER( SEARCH(&quot;vect8&quot;;[.A88]));8;IF( ISNUMBER( SEARCH(&quot;vect16&quot;;[.A88]));16;0)))))" office:value-type="float" office:value="2">
            <text:p>2</text:p>
          </table:table-cell>
          <table:table-cell table:formula="of:=[.G88]*[.F88]*4" office:value-type="float" office:value="8">
            <text:p>8</text:p>
          </table:table-cell>
          <table:table-cell table:formula="of:=[.G88]*[.F88]*4" office:value-type="float" office:value="8">
            <text:p>8</text:p>
          </table:table-cell>
          <table:table-cell table:formula="of:=[counters.X88]/4" office:value-type="float" office:value="84.5">
            <text:p>84,5</text:p>
          </table:table-cell>
          <table:table-cell table:formula="of:=([.H88]+[.I88])*[.G88]" office:value-type="float" office:value="32">
            <text:p>32</text:p>
          </table:table-cell>
          <table:table-cell table:formula="of:=[.K88]/[.J88]" office:value-type="float" office:value="0.378698224852071">
            <text:p>0,379</text:p>
          </table:table-cell>
          <table:table-cell table:formula="of:=[.L88]*24" office:value-type="float" office:value="9.0887573964497">
            <text:p>9,089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formula="of:=[.B89]*[.C89]" office:value-type="float" office:value="32768">
            <text:p>3276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89]));1;IF( ISNUMBER( SEARCH(&quot;vect2&quot;;[.A89]));2;IF( ISNUMBER( SEARCH(&quot;vect4&quot;;[.A89]));4;IF( ISNUMBER( SEARCH(&quot;vect8&quot;;[.A89]));8;IF( ISNUMBER( SEARCH(&quot;vect16&quot;;[.A89]));16;0)))))" office:value-type="float" office:value="2">
            <text:p>2</text:p>
          </table:table-cell>
          <table:table-cell table:formula="of:=[.G89]*[.F89]*4" office:value-type="float" office:value="8">
            <text:p>8</text:p>
          </table:table-cell>
          <table:table-cell table:formula="of:=[.G89]*[.F89]*4" office:value-type="float" office:value="8">
            <text:p>8</text:p>
          </table:table-cell>
          <table:table-cell table:formula="of:=[counters.X89]/4" office:value-type="float" office:value="222">
            <text:p>222</text:p>
          </table:table-cell>
          <table:table-cell table:formula="of:=([.H89]+[.I89])*[.G89]" office:value-type="float" office:value="32">
            <text:p>32</text:p>
          </table:table-cell>
          <table:table-cell table:formula="of:=[.K89]/[.J89]" office:value-type="float" office:value="0.144144144144144">
            <text:p>0,144</text:p>
          </table:table-cell>
          <table:table-cell table:formula="of:=[.L89]*24" office:value-type="float" office:value="3.45945945945946">
            <text:p>3,459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table:number-columns-repeated="2" office:value-type="float" office:value="256">
            <text:p>256</text:p>
          </table:table-cell>
          <table:table-cell table:formula="of:=[.B90]*[.C90]" office:value-type="float" office:value="65536">
            <text:p>6553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90]));1;IF( ISNUMBER( SEARCH(&quot;vect2&quot;;[.A90]));2;IF( ISNUMBER( SEARCH(&quot;vect4&quot;;[.A90]));4;IF( ISNUMBER( SEARCH(&quot;vect8&quot;;[.A90]));8;IF( ISNUMBER( SEARCH(&quot;vect16&quot;;[.A90]));16;0)))))" office:value-type="float" office:value="2">
            <text:p>2</text:p>
          </table:table-cell>
          <table:table-cell table:formula="of:=[.G90]*[.F90]*4" office:value-type="float" office:value="8">
            <text:p>8</text:p>
          </table:table-cell>
          <table:table-cell table:formula="of:=[.G90]*[.F90]*4" office:value-type="float" office:value="8">
            <text:p>8</text:p>
          </table:table-cell>
          <table:table-cell table:formula="of:=[counters.X90]/4" office:value-type="float" office:value="460">
            <text:p>460</text:p>
          </table:table-cell>
          <table:table-cell table:formula="of:=([.H90]+[.I90])*[.G90]" office:value-type="float" office:value="32">
            <text:p>32</text:p>
          </table:table-cell>
          <table:table-cell table:formula="of:=[.K90]/[.J90]" office:value-type="float" office:value="0.0695652173913043">
            <text:p>0,070</text:p>
          </table:table-cell>
          <table:table-cell table:formula="of:=[.L90]*24" office:value-type="float" office:value="1.6695652173913">
            <text:p>1,670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table:formula="of:=[.B91]*[.C91]" office:value-type="float" office:value="131072">
            <text:p>13107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91]));1;IF( ISNUMBER( SEARCH(&quot;vect2&quot;;[.A91]));2;IF( ISNUMBER( SEARCH(&quot;vect4&quot;;[.A91]));4;IF( ISNUMBER( SEARCH(&quot;vect8&quot;;[.A91]));8;IF( ISNUMBER( SEARCH(&quot;vect16&quot;;[.A91]));16;0)))))" office:value-type="float" office:value="2">
            <text:p>2</text:p>
          </table:table-cell>
          <table:table-cell table:formula="of:=[.G91]*[.F91]*4" office:value-type="float" office:value="8">
            <text:p>8</text:p>
          </table:table-cell>
          <table:table-cell table:formula="of:=[.G91]*[.F91]*4" office:value-type="float" office:value="8">
            <text:p>8</text:p>
          </table:table-cell>
          <table:table-cell table:formula="of:=[counters.X91]/4" office:value-type="float" office:value="844">
            <text:p>844</text:p>
          </table:table-cell>
          <table:table-cell table:formula="of:=([.H91]+[.I91])*[.G91]" office:value-type="float" office:value="32">
            <text:p>32</text:p>
          </table:table-cell>
          <table:table-cell table:formula="of:=[.K91]/[.J91]" office:value-type="float" office:value="0.037914691943128">
            <text:p>0,038</text:p>
          </table:table-cell>
          <table:table-cell table:formula="of:=[.L91]*24" office:value-type="float" office:value="0.909952606635071">
            <text:p>0,910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formula="of:=[.B92]*[.C92]" office:value-type="float" office:value="262144">
            <text:p>26214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92]));1;IF( ISNUMBER( SEARCH(&quot;vect2&quot;;[.A92]));2;IF( ISNUMBER( SEARCH(&quot;vect4&quot;;[.A92]));4;IF( ISNUMBER( SEARCH(&quot;vect8&quot;;[.A92]));8;IF( ISNUMBER( SEARCH(&quot;vect16&quot;;[.A92]));16;0)))))" office:value-type="float" office:value="2">
            <text:p>2</text:p>
          </table:table-cell>
          <table:table-cell table:formula="of:=[.G92]*[.F92]*4" office:value-type="float" office:value="8">
            <text:p>8</text:p>
          </table:table-cell>
          <table:table-cell table:formula="of:=[.G92]*[.F92]*4" office:value-type="float" office:value="8">
            <text:p>8</text:p>
          </table:table-cell>
          <table:table-cell table:formula="of:=[counters.X92]/4" office:value-type="float" office:value="1569.75">
            <text:p>1569,75</text:p>
          </table:table-cell>
          <table:table-cell table:formula="of:=([.H92]+[.I92])*[.G92]" office:value-type="float" office:value="32">
            <text:p>32</text:p>
          </table:table-cell>
          <table:table-cell table:formula="of:=[.K92]/[.J92]" office:value-type="float" office:value="0.0203854116897595">
            <text:p>0,020</text:p>
          </table:table-cell>
          <table:table-cell table:formula="of:=[.L92]*24" office:value-type="float" office:value="0.489249880554228">
            <text:p>0,489</text:p>
          </table:table-cell>
          <table:table-cell table:number-columns-repeated="959"/>
        </table:table-row>
        <table:table-row table:style-name="ro2">
          <table:table-cell office:value-type="string">
            <text:p>vect2_load_store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table:formula="of:=[.B93]*[.C93]" office:value-type="float" office:value="524288">
            <text:p>52428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93]));1;IF( ISNUMBER( SEARCH(&quot;vect2&quot;;[.A93]));2;IF( ISNUMBER( SEARCH(&quot;vect4&quot;;[.A93]));4;IF( ISNUMBER( SEARCH(&quot;vect8&quot;;[.A93]));8;IF( ISNUMBER( SEARCH(&quot;vect16&quot;;[.A93]));16;0)))))" office:value-type="float" office:value="2">
            <text:p>2</text:p>
          </table:table-cell>
          <table:table-cell table:formula="of:=[.G93]*[.F93]*4" office:value-type="float" office:value="8">
            <text:p>8</text:p>
          </table:table-cell>
          <table:table-cell table:formula="of:=[.G93]*[.F93]*4" office:value-type="float" office:value="8">
            <text:p>8</text:p>
          </table:table-cell>
          <table:table-cell table:formula="of:=[counters.X93]/4" office:value-type="float" office:value="3047.5">
            <text:p>3047,5</text:p>
          </table:table-cell>
          <table:table-cell table:formula="of:=([.H93]+[.I93])*[.G93]" office:value-type="float" office:value="32">
            <text:p>32</text:p>
          </table:table-cell>
          <table:table-cell table:formula="of:=[.K93]/[.J93]" office:value-type="float" office:value="0.0105004101722724">
            <text:p>0,011</text:p>
          </table:table-cell>
          <table:table-cell table:formula="of:=[.L93]*24" office:value-type="float" office:value="0.252009844134536">
            <text:p>0,252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table:number-columns-repeated="2" office:value-type="float" office:value="1">
            <text:p>1</text:p>
          </table:table-cell>
          <table:table-cell table:formula="of:=[.B94]*[.C94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94]));1;IF( ISNUMBER( SEARCH(&quot;vect2&quot;;[.A94]));2;IF( ISNUMBER( SEARCH(&quot;vect4&quot;;[.A94]));4;IF( ISNUMBER( SEARCH(&quot;vect8&quot;;[.A94]));8;IF( ISNUMBER( SEARCH(&quot;vect16&quot;;[.A94]));16;0)))))" office:value-type="float" office:value="4">
            <text:p>4</text:p>
          </table:table-cell>
          <table:table-cell table:formula="of:=[.G94]*[.F94]*4" office:value-type="float" office:value="16">
            <text:p>16</text:p>
          </table:table-cell>
          <table:table-cell table:formula="of:=[.G94]*[.F94]*4" office:value-type="float" office:value="16">
            <text:p>16</text:p>
          </table:table-cell>
          <table:table-cell table:formula="of:=[counters.X94]/4" office:value-type="float" office:value="0">
            <text:p>0</text:p>
          </table:table-cell>
          <table:table-cell table:formula="of:=([.H94]+[.I94])*[.G94]" office:value-type="float" office:value="128">
            <text:p>128</text:p>
          </table:table-cell>
          <table:table-cell table:formula="of:=[.K94]/[.J94]" office:value-type="float" office:value="0">
            <text:p>#DIV/0!</text:p>
          </table:table-cell>
          <table:table-cell table:formula="of:=[.L94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95]*[.C95]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95]));1;IF( ISNUMBER( SEARCH(&quot;vect2&quot;;[.A95]));2;IF( ISNUMBER( SEARCH(&quot;vect4&quot;;[.A95]));4;IF( ISNUMBER( SEARCH(&quot;vect8&quot;;[.A95]));8;IF( ISNUMBER( SEARCH(&quot;vect16&quot;;[.A95]));16;0)))))" office:value-type="float" office:value="4">
            <text:p>4</text:p>
          </table:table-cell>
          <table:table-cell table:formula="of:=[.G95]*[.F95]*4" office:value-type="float" office:value="16">
            <text:p>16</text:p>
          </table:table-cell>
          <table:table-cell table:formula="of:=[.G95]*[.F95]*4" office:value-type="float" office:value="16">
            <text:p>16</text:p>
          </table:table-cell>
          <table:table-cell table:formula="of:=[counters.X95]/4" office:value-type="float" office:value="0">
            <text:p>0</text:p>
          </table:table-cell>
          <table:table-cell table:formula="of:=([.H95]+[.I95])*[.G95]" office:value-type="float" office:value="128">
            <text:p>128</text:p>
          </table:table-cell>
          <table:table-cell table:formula="of:=[.K95]/[.J95]" office:value-type="float" office:value="0">
            <text:p>#DIV/0!</text:p>
          </table:table-cell>
          <table:table-cell table:formula="of:=[.L95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96]*[.C96]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96]));1;IF( ISNUMBER( SEARCH(&quot;vect2&quot;;[.A96]));2;IF( ISNUMBER( SEARCH(&quot;vect4&quot;;[.A96]));4;IF( ISNUMBER( SEARCH(&quot;vect8&quot;;[.A96]));8;IF( ISNUMBER( SEARCH(&quot;vect16&quot;;[.A96]));16;0)))))" office:value-type="float" office:value="4">
            <text:p>4</text:p>
          </table:table-cell>
          <table:table-cell table:formula="of:=[.G96]*[.F96]*4" office:value-type="float" office:value="16">
            <text:p>16</text:p>
          </table:table-cell>
          <table:table-cell table:formula="of:=[.G96]*[.F96]*4" office:value-type="float" office:value="16">
            <text:p>16</text:p>
          </table:table-cell>
          <table:table-cell table:formula="of:=[counters.X96]/4" office:value-type="float" office:value="0">
            <text:p>0</text:p>
          </table:table-cell>
          <table:table-cell table:formula="of:=([.H96]+[.I96])*[.G96]" office:value-type="float" office:value="128">
            <text:p>128</text:p>
          </table:table-cell>
          <table:table-cell table:formula="of:=[.K96]/[.J96]" office:value-type="float" office:value="0">
            <text:p>#DIV/0!</text:p>
          </table:table-cell>
          <table:table-cell table:formula="of:=[.L96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97]*[.C97]"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97]));1;IF( ISNUMBER( SEARCH(&quot;vect2&quot;;[.A97]));2;IF( ISNUMBER( SEARCH(&quot;vect4&quot;;[.A97]));4;IF( ISNUMBER( SEARCH(&quot;vect8&quot;;[.A97]));8;IF( ISNUMBER( SEARCH(&quot;vect16&quot;;[.A97]));16;0)))))" office:value-type="float" office:value="4">
            <text:p>4</text:p>
          </table:table-cell>
          <table:table-cell table:formula="of:=[.G97]*[.F97]*4" office:value-type="float" office:value="16">
            <text:p>16</text:p>
          </table:table-cell>
          <table:table-cell table:formula="of:=[.G97]*[.F97]*4" office:value-type="float" office:value="16">
            <text:p>16</text:p>
          </table:table-cell>
          <table:table-cell table:formula="of:=[counters.X97]/4" office:value-type="float" office:value="0">
            <text:p>0</text:p>
          </table:table-cell>
          <table:table-cell table:formula="of:=([.H97]+[.I97])*[.G97]" office:value-type="float" office:value="128">
            <text:p>128</text:p>
          </table:table-cell>
          <table:table-cell table:formula="of:=[.K97]/[.J97]" office:value-type="float" office:value="0">
            <text:p>#DIV/0!</text:p>
          </table:table-cell>
          <table:table-cell table:formula="of:=[.L97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98]*[.C98]"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98]));1;IF( ISNUMBER( SEARCH(&quot;vect2&quot;;[.A98]));2;IF( ISNUMBER( SEARCH(&quot;vect4&quot;;[.A98]));4;IF( ISNUMBER( SEARCH(&quot;vect8&quot;;[.A98]));8;IF( ISNUMBER( SEARCH(&quot;vect16&quot;;[.A98]));16;0)))))" office:value-type="float" office:value="4">
            <text:p>4</text:p>
          </table:table-cell>
          <table:table-cell table:formula="of:=[.G98]*[.F98]*4" office:value-type="float" office:value="16">
            <text:p>16</text:p>
          </table:table-cell>
          <table:table-cell table:formula="of:=[.G98]*[.F98]*4" office:value-type="float" office:value="16">
            <text:p>16</text:p>
          </table:table-cell>
          <table:table-cell table:formula="of:=[counters.X98]/4" office:value-type="float" office:value="0">
            <text:p>0</text:p>
          </table:table-cell>
          <table:table-cell table:formula="of:=([.H98]+[.I98])*[.G98]" office:value-type="float" office:value="128">
            <text:p>128</text:p>
          </table:table-cell>
          <table:table-cell table:formula="of:=[.K98]/[.J98]" office:value-type="float" office:value="0">
            <text:p>#DIV/0!</text:p>
          </table:table-cell>
          <table:table-cell table:formula="of:=[.L98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99]*[.C99]"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99]));1;IF( ISNUMBER( SEARCH(&quot;vect2&quot;;[.A99]));2;IF( ISNUMBER( SEARCH(&quot;vect4&quot;;[.A99]));4;IF( ISNUMBER( SEARCH(&quot;vect8&quot;;[.A99]));8;IF( ISNUMBER( SEARCH(&quot;vect16&quot;;[.A99]));16;0)))))" office:value-type="float" office:value="4">
            <text:p>4</text:p>
          </table:table-cell>
          <table:table-cell table:formula="of:=[.G99]*[.F99]*4" office:value-type="float" office:value="16">
            <text:p>16</text:p>
          </table:table-cell>
          <table:table-cell table:formula="of:=[.G99]*[.F99]*4" office:value-type="float" office:value="16">
            <text:p>16</text:p>
          </table:table-cell>
          <table:table-cell table:formula="of:=[counters.X99]/4" office:value-type="float" office:value="0">
            <text:p>0</text:p>
          </table:table-cell>
          <table:table-cell table:formula="of:=([.H99]+[.I99])*[.G99]" office:value-type="float" office:value="128">
            <text:p>128</text:p>
          </table:table-cell>
          <table:table-cell table:formula="of:=[.K99]/[.J99]" office:value-type="float" office:value="0">
            <text:p>#DIV/0!</text:p>
          </table:table-cell>
          <table:table-cell table:formula="of:=[.L99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100]*[.C100]"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00]));1;IF( ISNUMBER( SEARCH(&quot;vect2&quot;;[.A100]));2;IF( ISNUMBER( SEARCH(&quot;vect4&quot;;[.A100]));4;IF( ISNUMBER( SEARCH(&quot;vect8&quot;;[.A100]));8;IF( ISNUMBER( SEARCH(&quot;vect16&quot;;[.A100]));16;0)))))" office:value-type="float" office:value="4">
            <text:p>4</text:p>
          </table:table-cell>
          <table:table-cell table:formula="of:=[.G100]*[.F100]*4" office:value-type="float" office:value="16">
            <text:p>16</text:p>
          </table:table-cell>
          <table:table-cell table:formula="of:=[.G100]*[.F100]*4" office:value-type="float" office:value="16">
            <text:p>16</text:p>
          </table:table-cell>
          <table:table-cell table:formula="of:=[counters.X100]/4" office:value-type="float" office:value="0">
            <text:p>0</text:p>
          </table:table-cell>
          <table:table-cell table:formula="of:=([.H100]+[.I100])*[.G100]" office:value-type="float" office:value="128">
            <text:p>128</text:p>
          </table:table-cell>
          <table:table-cell table:formula="of:=[.K100]/[.J100]" office:value-type="float" office:value="0">
            <text:p>#DIV/0!</text:p>
          </table:table-cell>
          <table:table-cell table:formula="of:=[.L100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101]*[.C101]" office:value-type="float" office:value="128">
            <text:p>12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01]));1;IF( ISNUMBER( SEARCH(&quot;vect2&quot;;[.A101]));2;IF( ISNUMBER( SEARCH(&quot;vect4&quot;;[.A101]));4;IF( ISNUMBER( SEARCH(&quot;vect8&quot;;[.A101]));8;IF( ISNUMBER( SEARCH(&quot;vect16&quot;;[.A101]));16;0)))))" office:value-type="float" office:value="4">
            <text:p>4</text:p>
          </table:table-cell>
          <table:table-cell table:formula="of:=[.G101]*[.F101]*4" office:value-type="float" office:value="16">
            <text:p>16</text:p>
          </table:table-cell>
          <table:table-cell table:formula="of:=[.G101]*[.F101]*4" office:value-type="float" office:value="16">
            <text:p>16</text:p>
          </table:table-cell>
          <table:table-cell table:formula="of:=[counters.X101]/4" office:value-type="float" office:value="0">
            <text:p>0</text:p>
          </table:table-cell>
          <table:table-cell table:formula="of:=([.H101]+[.I101])*[.G101]" office:value-type="float" office:value="128">
            <text:p>128</text:p>
          </table:table-cell>
          <table:table-cell table:formula="of:=[.K101]/[.J101]" office:value-type="float" office:value="0">
            <text:p>#DIV/0!</text:p>
          </table:table-cell>
          <table:table-cell table:formula="of:=[.L101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102]*[.C102]" office:value-type="float" office:value="256">
            <text:p>25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02]));1;IF( ISNUMBER( SEARCH(&quot;vect2&quot;;[.A102]));2;IF( ISNUMBER( SEARCH(&quot;vect4&quot;;[.A102]));4;IF( ISNUMBER( SEARCH(&quot;vect8&quot;;[.A102]));8;IF( ISNUMBER( SEARCH(&quot;vect16&quot;;[.A102]));16;0)))))" office:value-type="float" office:value="4">
            <text:p>4</text:p>
          </table:table-cell>
          <table:table-cell table:formula="of:=[.G102]*[.F102]*4" office:value-type="float" office:value="16">
            <text:p>16</text:p>
          </table:table-cell>
          <table:table-cell table:formula="of:=[.G102]*[.F102]*4" office:value-type="float" office:value="16">
            <text:p>16</text:p>
          </table:table-cell>
          <table:table-cell table:formula="of:=[counters.X102]/4" office:value-type="float" office:value="0">
            <text:p>0</text:p>
          </table:table-cell>
          <table:table-cell table:formula="of:=([.H102]+[.I102])*[.G102]" office:value-type="float" office:value="128">
            <text:p>128</text:p>
          </table:table-cell>
          <table:table-cell table:formula="of:=[.K102]/[.J102]" office:value-type="float" office:value="0">
            <text:p>#DIV/0!</text:p>
          </table:table-cell>
          <table:table-cell table:formula="of:=[.L102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103]*[.C103]" office:value-type="float" office:value="512">
            <text:p>51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03]));1;IF( ISNUMBER( SEARCH(&quot;vect2&quot;;[.A103]));2;IF( ISNUMBER( SEARCH(&quot;vect4&quot;;[.A103]));4;IF( ISNUMBER( SEARCH(&quot;vect8&quot;;[.A103]));8;IF( ISNUMBER( SEARCH(&quot;vect16&quot;;[.A103]));16;0)))))" office:value-type="float" office:value="4">
            <text:p>4</text:p>
          </table:table-cell>
          <table:table-cell table:formula="of:=[.G103]*[.F103]*4" office:value-type="float" office:value="16">
            <text:p>16</text:p>
          </table:table-cell>
          <table:table-cell table:formula="of:=[.G103]*[.F103]*4" office:value-type="float" office:value="16">
            <text:p>16</text:p>
          </table:table-cell>
          <table:table-cell table:formula="of:=[counters.X103]/4" office:value-type="float" office:value="0">
            <text:p>0</text:p>
          </table:table-cell>
          <table:table-cell table:formula="of:=([.H103]+[.I103])*[.G103]" office:value-type="float" office:value="128">
            <text:p>128</text:p>
          </table:table-cell>
          <table:table-cell table:formula="of:=[.K103]/[.J103]" office:value-type="float" office:value="0">
            <text:p>#DIV/0!</text:p>
          </table:table-cell>
          <table:table-cell table:formula="of:=[.L103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104]*[.C104]" office:value-type="float" office:value="768">
            <text:p>76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04]));1;IF( ISNUMBER( SEARCH(&quot;vect2&quot;;[.A104]));2;IF( ISNUMBER( SEARCH(&quot;vect4&quot;;[.A104]));4;IF( ISNUMBER( SEARCH(&quot;vect8&quot;;[.A104]));8;IF( ISNUMBER( SEARCH(&quot;vect16&quot;;[.A104]));16;0)))))" office:value-type="float" office:value="4">
            <text:p>4</text:p>
          </table:table-cell>
          <table:table-cell table:formula="of:=[.G104]*[.F104]*4" office:value-type="float" office:value="16">
            <text:p>16</text:p>
          </table:table-cell>
          <table:table-cell table:formula="of:=[.G104]*[.F104]*4" office:value-type="float" office:value="16">
            <text:p>16</text:p>
          </table:table-cell>
          <table:table-cell table:formula="of:=[counters.X104]/4" office:value-type="float" office:value="0">
            <text:p>0</text:p>
          </table:table-cell>
          <table:table-cell table:formula="of:=([.H104]+[.I104])*[.G104]" office:value-type="float" office:value="128">
            <text:p>128</text:p>
          </table:table-cell>
          <table:table-cell table:formula="of:=[.K104]/[.J104]" office:value-type="float" office:value="0">
            <text:p>#DIV/0!</text:p>
          </table:table-cell>
          <table:table-cell table:formula="of:=[.L104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105]*[.C105]" office:value-type="float" office:value="1024">
            <text:p>102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05]));1;IF( ISNUMBER( SEARCH(&quot;vect2&quot;;[.A105]));2;IF( ISNUMBER( SEARCH(&quot;vect4&quot;;[.A105]));4;IF( ISNUMBER( SEARCH(&quot;vect8&quot;;[.A105]));8;IF( ISNUMBER( SEARCH(&quot;vect16&quot;;[.A105]));16;0)))))" office:value-type="float" office:value="4">
            <text:p>4</text:p>
          </table:table-cell>
          <table:table-cell table:formula="of:=[.G105]*[.F105]*4" office:value-type="float" office:value="16">
            <text:p>16</text:p>
          </table:table-cell>
          <table:table-cell table:formula="of:=[.G105]*[.F105]*4" office:value-type="float" office:value="16">
            <text:p>16</text:p>
          </table:table-cell>
          <table:table-cell table:formula="of:=[counters.X105]/4" office:value-type="float" office:value="0">
            <text:p>0</text:p>
          </table:table-cell>
          <table:table-cell table:formula="of:=([.H105]+[.I105])*[.G105]" office:value-type="float" office:value="128">
            <text:p>128</text:p>
          </table:table-cell>
          <table:table-cell table:formula="of:=[.K105]/[.J105]" office:value-type="float" office:value="0">
            <text:p>#DIV/0!</text:p>
          </table:table-cell>
          <table:table-cell table:formula="of:=[.L105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106]*[.C106]" office:value-type="float" office:value="1280">
            <text:p>128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06]));1;IF( ISNUMBER( SEARCH(&quot;vect2&quot;;[.A106]));2;IF( ISNUMBER( SEARCH(&quot;vect4&quot;;[.A106]));4;IF( ISNUMBER( SEARCH(&quot;vect8&quot;;[.A106]));8;IF( ISNUMBER( SEARCH(&quot;vect16&quot;;[.A106]));16;0)))))" office:value-type="float" office:value="4">
            <text:p>4</text:p>
          </table:table-cell>
          <table:table-cell table:formula="of:=[.G106]*[.F106]*4" office:value-type="float" office:value="16">
            <text:p>16</text:p>
          </table:table-cell>
          <table:table-cell table:formula="of:=[.G106]*[.F106]*4" office:value-type="float" office:value="16">
            <text:p>16</text:p>
          </table:table-cell>
          <table:table-cell table:formula="of:=[counters.X106]/4" office:value-type="float" office:value="0">
            <text:p>0</text:p>
          </table:table-cell>
          <table:table-cell table:formula="of:=([.H106]+[.I106])*[.G106]" office:value-type="float" office:value="128">
            <text:p>128</text:p>
          </table:table-cell>
          <table:table-cell table:formula="of:=[.K106]/[.J106]" office:value-type="float" office:value="0">
            <text:p>#DIV/0!</text:p>
          </table:table-cell>
          <table:table-cell table:formula="of:=[.L106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107]*[.C107]" office:value-type="float" office:value="1536">
            <text:p>153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07]));1;IF( ISNUMBER( SEARCH(&quot;vect2&quot;;[.A107]));2;IF( ISNUMBER( SEARCH(&quot;vect4&quot;;[.A107]));4;IF( ISNUMBER( SEARCH(&quot;vect8&quot;;[.A107]));8;IF( ISNUMBER( SEARCH(&quot;vect16&quot;;[.A107]));16;0)))))" office:value-type="float" office:value="4">
            <text:p>4</text:p>
          </table:table-cell>
          <table:table-cell table:formula="of:=[.G107]*[.F107]*4" office:value-type="float" office:value="16">
            <text:p>16</text:p>
          </table:table-cell>
          <table:table-cell table:formula="of:=[.G107]*[.F107]*4" office:value-type="float" office:value="16">
            <text:p>16</text:p>
          </table:table-cell>
          <table:table-cell table:formula="of:=[counters.X107]/4" office:value-type="float" office:value="0">
            <text:p>0</text:p>
          </table:table-cell>
          <table:table-cell table:formula="of:=([.H107]+[.I107])*[.G107]" office:value-type="float" office:value="128">
            <text:p>128</text:p>
          </table:table-cell>
          <table:table-cell table:formula="of:=[.K107]/[.J107]" office:value-type="float" office:value="0">
            <text:p>#DIV/0!</text:p>
          </table:table-cell>
          <table:table-cell table:formula="of:=[.L107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108]*[.C108]" office:value-type="float" office:value="1792">
            <text:p>179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08]));1;IF( ISNUMBER( SEARCH(&quot;vect2&quot;;[.A108]));2;IF( ISNUMBER( SEARCH(&quot;vect4&quot;;[.A108]));4;IF( ISNUMBER( SEARCH(&quot;vect8&quot;;[.A108]));8;IF( ISNUMBER( SEARCH(&quot;vect16&quot;;[.A108]));16;0)))))" office:value-type="float" office:value="4">
            <text:p>4</text:p>
          </table:table-cell>
          <table:table-cell table:formula="of:=[.G108]*[.F108]*4" office:value-type="float" office:value="16">
            <text:p>16</text:p>
          </table:table-cell>
          <table:table-cell table:formula="of:=[.G108]*[.F108]*4" office:value-type="float" office:value="16">
            <text:p>16</text:p>
          </table:table-cell>
          <table:table-cell table:formula="of:=[counters.X108]/4" office:value-type="float" office:value="0">
            <text:p>0</text:p>
          </table:table-cell>
          <table:table-cell table:formula="of:=([.H108]+[.I108])*[.G108]" office:value-type="float" office:value="128">
            <text:p>128</text:p>
          </table:table-cell>
          <table:table-cell table:formula="of:=[.K108]/[.J108]" office:value-type="float" office:value="0">
            <text:p>#DIV/0!</text:p>
          </table:table-cell>
          <table:table-cell table:formula="of:=[.L108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109]*[.C109]" office:value-type="float" office:value="2048">
            <text:p>204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09]));1;IF( ISNUMBER( SEARCH(&quot;vect2&quot;;[.A109]));2;IF( ISNUMBER( SEARCH(&quot;vect4&quot;;[.A109]));4;IF( ISNUMBER( SEARCH(&quot;vect8&quot;;[.A109]));8;IF( ISNUMBER( SEARCH(&quot;vect16&quot;;[.A109]));16;0)))))" office:value-type="float" office:value="4">
            <text:p>4</text:p>
          </table:table-cell>
          <table:table-cell table:formula="of:=[.G109]*[.F109]*4" office:value-type="float" office:value="16">
            <text:p>16</text:p>
          </table:table-cell>
          <table:table-cell table:formula="of:=[.G109]*[.F109]*4" office:value-type="float" office:value="16">
            <text:p>16</text:p>
          </table:table-cell>
          <table:table-cell table:formula="of:=[counters.X109]/4" office:value-type="float" office:value="0">
            <text:p>0</text:p>
          </table:table-cell>
          <table:table-cell table:formula="of:=([.H109]+[.I109])*[.G109]" office:value-type="float" office:value="128">
            <text:p>128</text:p>
          </table:table-cell>
          <table:table-cell table:formula="of:=[.K109]/[.J109]" office:value-type="float" office:value="0">
            <text:p>#DIV/0!</text:p>
          </table:table-cell>
          <table:table-cell table:formula="of:=[.L109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110]*[.C110]" office:value-type="float" office:value="2304">
            <text:p>230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10]));1;IF( ISNUMBER( SEARCH(&quot;vect2&quot;;[.A110]));2;IF( ISNUMBER( SEARCH(&quot;vect4&quot;;[.A110]));4;IF( ISNUMBER( SEARCH(&quot;vect8&quot;;[.A110]));8;IF( ISNUMBER( SEARCH(&quot;vect16&quot;;[.A110]));16;0)))))" office:value-type="float" office:value="4">
            <text:p>4</text:p>
          </table:table-cell>
          <table:table-cell table:formula="of:=[.G110]*[.F110]*4" office:value-type="float" office:value="16">
            <text:p>16</text:p>
          </table:table-cell>
          <table:table-cell table:formula="of:=[.G110]*[.F110]*4" office:value-type="float" office:value="16">
            <text:p>16</text:p>
          </table:table-cell>
          <table:table-cell table:formula="of:=[counters.X110]/4" office:value-type="float" office:value="0">
            <text:p>0</text:p>
          </table:table-cell>
          <table:table-cell table:formula="of:=([.H110]+[.I110])*[.G110]" office:value-type="float" office:value="128">
            <text:p>128</text:p>
          </table:table-cell>
          <table:table-cell table:formula="of:=[.K110]/[.J110]" office:value-type="float" office:value="0">
            <text:p>#DIV/0!</text:p>
          </table:table-cell>
          <table:table-cell table:formula="of:=[.L110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111]*[.C111]" office:value-type="float" office:value="2560">
            <text:p>256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11]));1;IF( ISNUMBER( SEARCH(&quot;vect2&quot;;[.A111]));2;IF( ISNUMBER( SEARCH(&quot;vect4&quot;;[.A111]));4;IF( ISNUMBER( SEARCH(&quot;vect8&quot;;[.A111]));8;IF( ISNUMBER( SEARCH(&quot;vect16&quot;;[.A111]));16;0)))))" office:value-type="float" office:value="4">
            <text:p>4</text:p>
          </table:table-cell>
          <table:table-cell table:formula="of:=[.G111]*[.F111]*4" office:value-type="float" office:value="16">
            <text:p>16</text:p>
          </table:table-cell>
          <table:table-cell table:formula="of:=[.G111]*[.F111]*4" office:value-type="float" office:value="16">
            <text:p>16</text:p>
          </table:table-cell>
          <table:table-cell table:formula="of:=[counters.X111]/4" office:value-type="float" office:value="0">
            <text:p>0</text:p>
          </table:table-cell>
          <table:table-cell table:formula="of:=([.H111]+[.I111])*[.G111]" office:value-type="float" office:value="128">
            <text:p>128</text:p>
          </table:table-cell>
          <table:table-cell table:formula="of:=[.K111]/[.J111]" office:value-type="float" office:value="0">
            <text:p>#DIV/0!</text:p>
          </table:table-cell>
          <table:table-cell table:formula="of:=[.L111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112]*[.C112]" office:value-type="float" office:value="2816">
            <text:p>281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12]));1;IF( ISNUMBER( SEARCH(&quot;vect2&quot;;[.A112]));2;IF( ISNUMBER( SEARCH(&quot;vect4&quot;;[.A112]));4;IF( ISNUMBER( SEARCH(&quot;vect8&quot;;[.A112]));8;IF( ISNUMBER( SEARCH(&quot;vect16&quot;;[.A112]));16;0)))))" office:value-type="float" office:value="4">
            <text:p>4</text:p>
          </table:table-cell>
          <table:table-cell table:formula="of:=[.G112]*[.F112]*4" office:value-type="float" office:value="16">
            <text:p>16</text:p>
          </table:table-cell>
          <table:table-cell table:formula="of:=[.G112]*[.F112]*4" office:value-type="float" office:value="16">
            <text:p>16</text:p>
          </table:table-cell>
          <table:table-cell table:formula="of:=[counters.X112]/4" office:value-type="float" office:value="0">
            <text:p>0</text:p>
          </table:table-cell>
          <table:table-cell table:formula="of:=([.H112]+[.I112])*[.G112]" office:value-type="float" office:value="128">
            <text:p>128</text:p>
          </table:table-cell>
          <table:table-cell table:formula="of:=[.K112]/[.J112]" office:value-type="float" office:value="0">
            <text:p>#DIV/0!</text:p>
          </table:table-cell>
          <table:table-cell table:formula="of:=[.L112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113]*[.C113]" office:value-type="float" office:value="3072">
            <text:p>307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13]));1;IF( ISNUMBER( SEARCH(&quot;vect2&quot;;[.A113]));2;IF( ISNUMBER( SEARCH(&quot;vect4&quot;;[.A113]));4;IF( ISNUMBER( SEARCH(&quot;vect8&quot;;[.A113]));8;IF( ISNUMBER( SEARCH(&quot;vect16&quot;;[.A113]));16;0)))))" office:value-type="float" office:value="4">
            <text:p>4</text:p>
          </table:table-cell>
          <table:table-cell table:formula="of:=[.G113]*[.F113]*4" office:value-type="float" office:value="16">
            <text:p>16</text:p>
          </table:table-cell>
          <table:table-cell table:formula="of:=[.G113]*[.F113]*4" office:value-type="float" office:value="16">
            <text:p>16</text:p>
          </table:table-cell>
          <table:table-cell table:formula="of:=[counters.X113]/4" office:value-type="float" office:value="0">
            <text:p>0</text:p>
          </table:table-cell>
          <table:table-cell table:formula="of:=([.H113]+[.I113])*[.G113]" office:value-type="float" office:value="128">
            <text:p>128</text:p>
          </table:table-cell>
          <table:table-cell table:formula="of:=[.K113]/[.J113]" office:value-type="float" office:value="0">
            <text:p>#DIV/0!</text:p>
          </table:table-cell>
          <table:table-cell table:formula="of:=[.L113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114]*[.C114]" office:value-type="float" office:value="3328">
            <text:p>332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14]));1;IF( ISNUMBER( SEARCH(&quot;vect2&quot;;[.A114]));2;IF( ISNUMBER( SEARCH(&quot;vect4&quot;;[.A114]));4;IF( ISNUMBER( SEARCH(&quot;vect8&quot;;[.A114]));8;IF( ISNUMBER( SEARCH(&quot;vect16&quot;;[.A114]));16;0)))))" office:value-type="float" office:value="4">
            <text:p>4</text:p>
          </table:table-cell>
          <table:table-cell table:formula="of:=[.G114]*[.F114]*4" office:value-type="float" office:value="16">
            <text:p>16</text:p>
          </table:table-cell>
          <table:table-cell table:formula="of:=[.G114]*[.F114]*4" office:value-type="float" office:value="16">
            <text:p>16</text:p>
          </table:table-cell>
          <table:table-cell table:formula="of:=[counters.X114]/4" office:value-type="float" office:value="0">
            <text:p>0</text:p>
          </table:table-cell>
          <table:table-cell table:formula="of:=([.H114]+[.I114])*[.G114]" office:value-type="float" office:value="128">
            <text:p>128</text:p>
          </table:table-cell>
          <table:table-cell table:formula="of:=[.K114]/[.J114]" office:value-type="float" office:value="0">
            <text:p>#DIV/0!</text:p>
          </table:table-cell>
          <table:table-cell table:formula="of:=[.L114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115]*[.C115]" office:value-type="float" office:value="3584">
            <text:p>358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15]));1;IF( ISNUMBER( SEARCH(&quot;vect2&quot;;[.A115]));2;IF( ISNUMBER( SEARCH(&quot;vect4&quot;;[.A115]));4;IF( ISNUMBER( SEARCH(&quot;vect8&quot;;[.A115]));8;IF( ISNUMBER( SEARCH(&quot;vect16&quot;;[.A115]));16;0)))))" office:value-type="float" office:value="4">
            <text:p>4</text:p>
          </table:table-cell>
          <table:table-cell table:formula="of:=[.G115]*[.F115]*4" office:value-type="float" office:value="16">
            <text:p>16</text:p>
          </table:table-cell>
          <table:table-cell table:formula="of:=[.G115]*[.F115]*4" office:value-type="float" office:value="16">
            <text:p>16</text:p>
          </table:table-cell>
          <table:table-cell table:formula="of:=[counters.X115]/4" office:value-type="float" office:value="0">
            <text:p>0</text:p>
          </table:table-cell>
          <table:table-cell table:formula="of:=([.H115]+[.I115])*[.G115]" office:value-type="float" office:value="128">
            <text:p>128</text:p>
          </table:table-cell>
          <table:table-cell table:formula="of:=[.K115]/[.J115]" office:value-type="float" office:value="0">
            <text:p>#DIV/0!</text:p>
          </table:table-cell>
          <table:table-cell table:formula="of:=[.L115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116]*[.C116]" office:value-type="float" office:value="3840">
            <text:p>384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16]));1;IF( ISNUMBER( SEARCH(&quot;vect2&quot;;[.A116]));2;IF( ISNUMBER( SEARCH(&quot;vect4&quot;;[.A116]));4;IF( ISNUMBER( SEARCH(&quot;vect8&quot;;[.A116]));8;IF( ISNUMBER( SEARCH(&quot;vect16&quot;;[.A116]));16;0)))))" office:value-type="float" office:value="4">
            <text:p>4</text:p>
          </table:table-cell>
          <table:table-cell table:formula="of:=[.G116]*[.F116]*4" office:value-type="float" office:value="16">
            <text:p>16</text:p>
          </table:table-cell>
          <table:table-cell table:formula="of:=[.G116]*[.F116]*4" office:value-type="float" office:value="16">
            <text:p>16</text:p>
          </table:table-cell>
          <table:table-cell table:formula="of:=[counters.X116]/4" office:value-type="float" office:value="0">
            <text:p>0</text:p>
          </table:table-cell>
          <table:table-cell table:formula="of:=([.H116]+[.I116])*[.G116]" office:value-type="float" office:value="128">
            <text:p>128</text:p>
          </table:table-cell>
          <table:table-cell table:formula="of:=[.K116]/[.J116]" office:value-type="float" office:value="0">
            <text:p>#DIV/0!</text:p>
          </table:table-cell>
          <table:table-cell table:formula="of:=[.L116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117]*[.C117]" office:value-type="float" office:value="4096">
            <text:p>409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17]));1;IF( ISNUMBER( SEARCH(&quot;vect2&quot;;[.A117]));2;IF( ISNUMBER( SEARCH(&quot;vect4&quot;;[.A117]));4;IF( ISNUMBER( SEARCH(&quot;vect8&quot;;[.A117]));8;IF( ISNUMBER( SEARCH(&quot;vect16&quot;;[.A117]));16;0)))))" office:value-type="float" office:value="4">
            <text:p>4</text:p>
          </table:table-cell>
          <table:table-cell table:formula="of:=[.G117]*[.F117]*4" office:value-type="float" office:value="16">
            <text:p>16</text:p>
          </table:table-cell>
          <table:table-cell table:formula="of:=[.G117]*[.F117]*4" office:value-type="float" office:value="16">
            <text:p>16</text:p>
          </table:table-cell>
          <table:table-cell table:formula="of:=[counters.X117]/4" office:value-type="float" office:value="0">
            <text:p>0</text:p>
          </table:table-cell>
          <table:table-cell table:formula="of:=([.H117]+[.I117])*[.G117]" office:value-type="float" office:value="128">
            <text:p>128</text:p>
          </table:table-cell>
          <table:table-cell table:formula="of:=[.K117]/[.J117]" office:value-type="float" office:value="0">
            <text:p>#DIV/0!</text:p>
          </table:table-cell>
          <table:table-cell table:formula="of:=[.L117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118]*[.C118]" office:value-type="float" office:value="4352">
            <text:p>435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18]));1;IF( ISNUMBER( SEARCH(&quot;vect2&quot;;[.A118]));2;IF( ISNUMBER( SEARCH(&quot;vect4&quot;;[.A118]));4;IF( ISNUMBER( SEARCH(&quot;vect8&quot;;[.A118]));8;IF( ISNUMBER( SEARCH(&quot;vect16&quot;;[.A118]));16;0)))))" office:value-type="float" office:value="4">
            <text:p>4</text:p>
          </table:table-cell>
          <table:table-cell table:formula="of:=[.G118]*[.F118]*4" office:value-type="float" office:value="16">
            <text:p>16</text:p>
          </table:table-cell>
          <table:table-cell table:formula="of:=[.G118]*[.F118]*4" office:value-type="float" office:value="16">
            <text:p>16</text:p>
          </table:table-cell>
          <table:table-cell table:formula="of:=[counters.X118]/4" office:value-type="float" office:value="0">
            <text:p>0</text:p>
          </table:table-cell>
          <table:table-cell table:formula="of:=([.H118]+[.I118])*[.G118]" office:value-type="float" office:value="128">
            <text:p>128</text:p>
          </table:table-cell>
          <table:table-cell table:formula="of:=[.K118]/[.J118]" office:value-type="float" office:value="0">
            <text:p>#DIV/0!</text:p>
          </table:table-cell>
          <table:table-cell table:formula="of:=[.L118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119]*[.C119]" office:value-type="float" office:value="4608">
            <text:p>460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19]));1;IF( ISNUMBER( SEARCH(&quot;vect2&quot;;[.A119]));2;IF( ISNUMBER( SEARCH(&quot;vect4&quot;;[.A119]));4;IF( ISNUMBER( SEARCH(&quot;vect8&quot;;[.A119]));8;IF( ISNUMBER( SEARCH(&quot;vect16&quot;;[.A119]));16;0)))))" office:value-type="float" office:value="4">
            <text:p>4</text:p>
          </table:table-cell>
          <table:table-cell table:formula="of:=[.G119]*[.F119]*4" office:value-type="float" office:value="16">
            <text:p>16</text:p>
          </table:table-cell>
          <table:table-cell table:formula="of:=[.G119]*[.F119]*4" office:value-type="float" office:value="16">
            <text:p>16</text:p>
          </table:table-cell>
          <table:table-cell table:formula="of:=[counters.X119]/4" office:value-type="float" office:value="0">
            <text:p>0</text:p>
          </table:table-cell>
          <table:table-cell table:formula="of:=([.H119]+[.I119])*[.G119]" office:value-type="float" office:value="128">
            <text:p>128</text:p>
          </table:table-cell>
          <table:table-cell table:formula="of:=[.K119]/[.J119]" office:value-type="float" office:value="0">
            <text:p>#DIV/0!</text:p>
          </table:table-cell>
          <table:table-cell table:formula="of:=[.L119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120]*[.C120]" office:value-type="float" office:value="4864">
            <text:p>486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20]));1;IF( ISNUMBER( SEARCH(&quot;vect2&quot;;[.A120]));2;IF( ISNUMBER( SEARCH(&quot;vect4&quot;;[.A120]));4;IF( ISNUMBER( SEARCH(&quot;vect8&quot;;[.A120]));8;IF( ISNUMBER( SEARCH(&quot;vect16&quot;;[.A120]));16;0)))))" office:value-type="float" office:value="4">
            <text:p>4</text:p>
          </table:table-cell>
          <table:table-cell table:formula="of:=[.G120]*[.F120]*4" office:value-type="float" office:value="16">
            <text:p>16</text:p>
          </table:table-cell>
          <table:table-cell table:formula="of:=[.G120]*[.F120]*4" office:value-type="float" office:value="16">
            <text:p>16</text:p>
          </table:table-cell>
          <table:table-cell table:formula="of:=[counters.X120]/4" office:value-type="float" office:value="0">
            <text:p>0</text:p>
          </table:table-cell>
          <table:table-cell table:formula="of:=([.H120]+[.I120])*[.G120]" office:value-type="float" office:value="128">
            <text:p>128</text:p>
          </table:table-cell>
          <table:table-cell table:formula="of:=[.K120]/[.J120]" office:value-type="float" office:value="0">
            <text:p>#DIV/0!</text:p>
          </table:table-cell>
          <table:table-cell table:formula="of:=[.L120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121]*[.C121]" office:value-type="float" office:value="5120">
            <text:p>512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21]));1;IF( ISNUMBER( SEARCH(&quot;vect2&quot;;[.A121]));2;IF( ISNUMBER( SEARCH(&quot;vect4&quot;;[.A121]));4;IF( ISNUMBER( SEARCH(&quot;vect8&quot;;[.A121]));8;IF( ISNUMBER( SEARCH(&quot;vect16&quot;;[.A121]));16;0)))))" office:value-type="float" office:value="4">
            <text:p>4</text:p>
          </table:table-cell>
          <table:table-cell table:formula="of:=[.G121]*[.F121]*4" office:value-type="float" office:value="16">
            <text:p>16</text:p>
          </table:table-cell>
          <table:table-cell table:formula="of:=[.G121]*[.F121]*4" office:value-type="float" office:value="16">
            <text:p>16</text:p>
          </table:table-cell>
          <table:table-cell table:formula="of:=[counters.X121]/4" office:value-type="float" office:value="0">
            <text:p>0</text:p>
          </table:table-cell>
          <table:table-cell table:formula="of:=([.H121]+[.I121])*[.G121]" office:value-type="float" office:value="128">
            <text:p>128</text:p>
          </table:table-cell>
          <table:table-cell table:formula="of:=[.K121]/[.J121]" office:value-type="float" office:value="0">
            <text:p>#DIV/0!</text:p>
          </table:table-cell>
          <table:table-cell table:formula="of:=[.L121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122]*[.C122]" office:value-type="float" office:value="5376">
            <text:p>537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22]));1;IF( ISNUMBER( SEARCH(&quot;vect2&quot;;[.A122]));2;IF( ISNUMBER( SEARCH(&quot;vect4&quot;;[.A122]));4;IF( ISNUMBER( SEARCH(&quot;vect8&quot;;[.A122]));8;IF( ISNUMBER( SEARCH(&quot;vect16&quot;;[.A122]));16;0)))))" office:value-type="float" office:value="4">
            <text:p>4</text:p>
          </table:table-cell>
          <table:table-cell table:formula="of:=[.G122]*[.F122]*4" office:value-type="float" office:value="16">
            <text:p>16</text:p>
          </table:table-cell>
          <table:table-cell table:formula="of:=[.G122]*[.F122]*4" office:value-type="float" office:value="16">
            <text:p>16</text:p>
          </table:table-cell>
          <table:table-cell table:formula="of:=[counters.X122]/4" office:value-type="float" office:value="3.25">
            <text:p>3,25</text:p>
          </table:table-cell>
          <table:table-cell table:formula="of:=([.H122]+[.I122])*[.G122]" office:value-type="float" office:value="128">
            <text:p>128</text:p>
          </table:table-cell>
          <table:table-cell table:formula="of:=[.K122]/[.J122]" office:value-type="float" office:value="39.3846153846154">
            <text:p>39,385</text:p>
          </table:table-cell>
          <table:table-cell table:formula="of:=[.L122]*24" office:value-type="float" office:value="945.230769230769">
            <text:p>945,231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123]*[.C123]" office:value-type="float" office:value="5632">
            <text:p>563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23]));1;IF( ISNUMBER( SEARCH(&quot;vect2&quot;;[.A123]));2;IF( ISNUMBER( SEARCH(&quot;vect4&quot;;[.A123]));4;IF( ISNUMBER( SEARCH(&quot;vect8&quot;;[.A123]));8;IF( ISNUMBER( SEARCH(&quot;vect16&quot;;[.A123]));16;0)))))" office:value-type="float" office:value="4">
            <text:p>4</text:p>
          </table:table-cell>
          <table:table-cell table:formula="of:=[.G123]*[.F123]*4" office:value-type="float" office:value="16">
            <text:p>16</text:p>
          </table:table-cell>
          <table:table-cell table:formula="of:=[.G123]*[.F123]*4" office:value-type="float" office:value="16">
            <text:p>16</text:p>
          </table:table-cell>
          <table:table-cell table:formula="of:=[counters.X123]/4" office:value-type="float" office:value="4">
            <text:p>4</text:p>
          </table:table-cell>
          <table:table-cell table:formula="of:=([.H123]+[.I123])*[.G123]" office:value-type="float" office:value="128">
            <text:p>128</text:p>
          </table:table-cell>
          <table:table-cell table:formula="of:=[.K123]/[.J123]" office:value-type="float" office:value="32">
            <text:p>32,000</text:p>
          </table:table-cell>
          <table:table-cell table:formula="of:=[.L123]*24" office:value-type="float" office:value="768">
            <text:p>768,000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124]*[.C124]" office:value-type="float" office:value="5888">
            <text:p>588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24]));1;IF( ISNUMBER( SEARCH(&quot;vect2&quot;;[.A124]));2;IF( ISNUMBER( SEARCH(&quot;vect4&quot;;[.A124]));4;IF( ISNUMBER( SEARCH(&quot;vect8&quot;;[.A124]));8;IF( ISNUMBER( SEARCH(&quot;vect16&quot;;[.A124]));16;0)))))" office:value-type="float" office:value="4">
            <text:p>4</text:p>
          </table:table-cell>
          <table:table-cell table:formula="of:=[.G124]*[.F124]*4" office:value-type="float" office:value="16">
            <text:p>16</text:p>
          </table:table-cell>
          <table:table-cell table:formula="of:=[.G124]*[.F124]*4" office:value-type="float" office:value="16">
            <text:p>16</text:p>
          </table:table-cell>
          <table:table-cell table:formula="of:=[counters.X124]/4" office:value-type="float" office:value="7.25">
            <text:p>7,25</text:p>
          </table:table-cell>
          <table:table-cell table:formula="of:=([.H124]+[.I124])*[.G124]" office:value-type="float" office:value="128">
            <text:p>128</text:p>
          </table:table-cell>
          <table:table-cell table:formula="of:=[.K124]/[.J124]" office:value-type="float" office:value="17.6551724137931">
            <text:p>17,655</text:p>
          </table:table-cell>
          <table:table-cell table:formula="of:=[.L124]*24" office:value-type="float" office:value="423.724137931035">
            <text:p>423,724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125]*[.C125]" office:value-type="float" office:value="6144">
            <text:p>614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25]));1;IF( ISNUMBER( SEARCH(&quot;vect2&quot;;[.A125]));2;IF( ISNUMBER( SEARCH(&quot;vect4&quot;;[.A125]));4;IF( ISNUMBER( SEARCH(&quot;vect8&quot;;[.A125]));8;IF( ISNUMBER( SEARCH(&quot;vect16&quot;;[.A125]));16;0)))))" office:value-type="float" office:value="4">
            <text:p>4</text:p>
          </table:table-cell>
          <table:table-cell table:formula="of:=[.G125]*[.F125]*4" office:value-type="float" office:value="16">
            <text:p>16</text:p>
          </table:table-cell>
          <table:table-cell table:formula="of:=[.G125]*[.F125]*4" office:value-type="float" office:value="16">
            <text:p>16</text:p>
          </table:table-cell>
          <table:table-cell table:formula="of:=[counters.X125]/4" office:value-type="float" office:value="7.5">
            <text:p>7,5</text:p>
          </table:table-cell>
          <table:table-cell table:formula="of:=([.H125]+[.I125])*[.G125]" office:value-type="float" office:value="128">
            <text:p>128</text:p>
          </table:table-cell>
          <table:table-cell table:formula="of:=[.K125]/[.J125]" office:value-type="float" office:value="17.0666666666667">
            <text:p>17,067</text:p>
          </table:table-cell>
          <table:table-cell table:formula="of:=[.L125]*24" office:value-type="float" office:value="409.6">
            <text:p>409,600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126]*[.C126]" office:value-type="float" office:value="6400">
            <text:p>640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26]));1;IF( ISNUMBER( SEARCH(&quot;vect2&quot;;[.A126]));2;IF( ISNUMBER( SEARCH(&quot;vect4&quot;;[.A126]));4;IF( ISNUMBER( SEARCH(&quot;vect8&quot;;[.A126]));8;IF( ISNUMBER( SEARCH(&quot;vect16&quot;;[.A126]));16;0)))))" office:value-type="float" office:value="4">
            <text:p>4</text:p>
          </table:table-cell>
          <table:table-cell table:formula="of:=[.G126]*[.F126]*4" office:value-type="float" office:value="16">
            <text:p>16</text:p>
          </table:table-cell>
          <table:table-cell table:formula="of:=[.G126]*[.F126]*4" office:value-type="float" office:value="16">
            <text:p>16</text:p>
          </table:table-cell>
          <table:table-cell table:formula="of:=[counters.X126]/4" office:value-type="float" office:value="12.25">
            <text:p>12,25</text:p>
          </table:table-cell>
          <table:table-cell table:formula="of:=([.H126]+[.I126])*[.G126]" office:value-type="float" office:value="128">
            <text:p>128</text:p>
          </table:table-cell>
          <table:table-cell table:formula="of:=[.K126]/[.J126]" office:value-type="float" office:value="10.4489795918367">
            <text:p>10,449</text:p>
          </table:table-cell>
          <table:table-cell table:formula="of:=[.L126]*24" office:value-type="float" office:value="250.775510204082">
            <text:p>250,776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127]*[.C127]" office:value-type="float" office:value="6656">
            <text:p>665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27]));1;IF( ISNUMBER( SEARCH(&quot;vect2&quot;;[.A127]));2;IF( ISNUMBER( SEARCH(&quot;vect4&quot;;[.A127]));4;IF( ISNUMBER( SEARCH(&quot;vect8&quot;;[.A127]));8;IF( ISNUMBER( SEARCH(&quot;vect16&quot;;[.A127]));16;0)))))" office:value-type="float" office:value="4">
            <text:p>4</text:p>
          </table:table-cell>
          <table:table-cell table:formula="of:=[.G127]*[.F127]*4" office:value-type="float" office:value="16">
            <text:p>16</text:p>
          </table:table-cell>
          <table:table-cell table:formula="of:=[.G127]*[.F127]*4" office:value-type="float" office:value="16">
            <text:p>16</text:p>
          </table:table-cell>
          <table:table-cell table:formula="of:=[counters.X127]/4" office:value-type="float" office:value="17.25">
            <text:p>17,25</text:p>
          </table:table-cell>
          <table:table-cell table:formula="of:=([.H127]+[.I127])*[.G127]" office:value-type="float" office:value="128">
            <text:p>128</text:p>
          </table:table-cell>
          <table:table-cell table:formula="of:=[.K127]/[.J127]" office:value-type="float" office:value="7.42028985507246">
            <text:p>7,420</text:p>
          </table:table-cell>
          <table:table-cell table:formula="of:=[.L127]*24" office:value-type="float" office:value="178.086956521739">
            <text:p>178,087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128]*[.C128]" office:value-type="float" office:value="6912">
            <text:p>691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28]));1;IF( ISNUMBER( SEARCH(&quot;vect2&quot;;[.A128]));2;IF( ISNUMBER( SEARCH(&quot;vect4&quot;;[.A128]));4;IF( ISNUMBER( SEARCH(&quot;vect8&quot;;[.A128]));8;IF( ISNUMBER( SEARCH(&quot;vect16&quot;;[.A128]));16;0)))))" office:value-type="float" office:value="4">
            <text:p>4</text:p>
          </table:table-cell>
          <table:table-cell table:formula="of:=[.G128]*[.F128]*4" office:value-type="float" office:value="16">
            <text:p>16</text:p>
          </table:table-cell>
          <table:table-cell table:formula="of:=[.G128]*[.F128]*4" office:value-type="float" office:value="16">
            <text:p>16</text:p>
          </table:table-cell>
          <table:table-cell table:formula="of:=[counters.X128]/4" office:value-type="float" office:value="17">
            <text:p>17</text:p>
          </table:table-cell>
          <table:table-cell table:formula="of:=([.H128]+[.I128])*[.G128]" office:value-type="float" office:value="128">
            <text:p>128</text:p>
          </table:table-cell>
          <table:table-cell table:formula="of:=[.K128]/[.J128]" office:value-type="float" office:value="7.52941176470588">
            <text:p>7,529</text:p>
          </table:table-cell>
          <table:table-cell table:formula="of:=[.L128]*24" office:value-type="float" office:value="180.705882352941">
            <text:p>180,706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129]*[.C129]" office:value-type="float" office:value="7168">
            <text:p>716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29]));1;IF( ISNUMBER( SEARCH(&quot;vect2&quot;;[.A129]));2;IF( ISNUMBER( SEARCH(&quot;vect4&quot;;[.A129]));4;IF( ISNUMBER( SEARCH(&quot;vect8&quot;;[.A129]));8;IF( ISNUMBER( SEARCH(&quot;vect16&quot;;[.A129]));16;0)))))" office:value-type="float" office:value="4">
            <text:p>4</text:p>
          </table:table-cell>
          <table:table-cell table:formula="of:=[.G129]*[.F129]*4" office:value-type="float" office:value="16">
            <text:p>16</text:p>
          </table:table-cell>
          <table:table-cell table:formula="of:=[.G129]*[.F129]*4" office:value-type="float" office:value="16">
            <text:p>16</text:p>
          </table:table-cell>
          <table:table-cell table:formula="of:=[counters.X129]/4" office:value-type="float" office:value="19.75">
            <text:p>19,75</text:p>
          </table:table-cell>
          <table:table-cell table:formula="of:=([.H129]+[.I129])*[.G129]" office:value-type="float" office:value="128">
            <text:p>128</text:p>
          </table:table-cell>
          <table:table-cell table:formula="of:=[.K129]/[.J129]" office:value-type="float" office:value="6.48101265822785">
            <text:p>6,481</text:p>
          </table:table-cell>
          <table:table-cell table:formula="of:=[.L129]*24" office:value-type="float" office:value="155.544303797468">
            <text:p>155,544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130]*[.C130]" office:value-type="float" office:value="7424">
            <text:p>742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30]));1;IF( ISNUMBER( SEARCH(&quot;vect2&quot;;[.A130]));2;IF( ISNUMBER( SEARCH(&quot;vect4&quot;;[.A130]));4;IF( ISNUMBER( SEARCH(&quot;vect8&quot;;[.A130]));8;IF( ISNUMBER( SEARCH(&quot;vect16&quot;;[.A130]));16;0)))))" office:value-type="float" office:value="4">
            <text:p>4</text:p>
          </table:table-cell>
          <table:table-cell table:formula="of:=[.G130]*[.F130]*4" office:value-type="float" office:value="16">
            <text:p>16</text:p>
          </table:table-cell>
          <table:table-cell table:formula="of:=[.G130]*[.F130]*4" office:value-type="float" office:value="16">
            <text:p>16</text:p>
          </table:table-cell>
          <table:table-cell table:formula="of:=[counters.X130]/4" office:value-type="float" office:value="21.5">
            <text:p>21,5</text:p>
          </table:table-cell>
          <table:table-cell table:formula="of:=([.H130]+[.I130])*[.G130]" office:value-type="float" office:value="128">
            <text:p>128</text:p>
          </table:table-cell>
          <table:table-cell table:formula="of:=[.K130]/[.J130]" office:value-type="float" office:value="5.95348837209302">
            <text:p>5,953</text:p>
          </table:table-cell>
          <table:table-cell table:formula="of:=[.L130]*24" office:value-type="float" office:value="142.883720930233">
            <text:p>142,884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131]*[.C131]" office:value-type="float" office:value="7680">
            <text:p>768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31]));1;IF( ISNUMBER( SEARCH(&quot;vect2&quot;;[.A131]));2;IF( ISNUMBER( SEARCH(&quot;vect4&quot;;[.A131]));4;IF( ISNUMBER( SEARCH(&quot;vect8&quot;;[.A131]));8;IF( ISNUMBER( SEARCH(&quot;vect16&quot;;[.A131]));16;0)))))" office:value-type="float" office:value="4">
            <text:p>4</text:p>
          </table:table-cell>
          <table:table-cell table:formula="of:=[.G131]*[.F131]*4" office:value-type="float" office:value="16">
            <text:p>16</text:p>
          </table:table-cell>
          <table:table-cell table:formula="of:=[.G131]*[.F131]*4" office:value-type="float" office:value="16">
            <text:p>16</text:p>
          </table:table-cell>
          <table:table-cell table:formula="of:=[counters.X131]/4" office:value-type="float" office:value="27.75">
            <text:p>27,75</text:p>
          </table:table-cell>
          <table:table-cell table:formula="of:=([.H131]+[.I131])*[.G131]" office:value-type="float" office:value="128">
            <text:p>128</text:p>
          </table:table-cell>
          <table:table-cell table:formula="of:=[.K131]/[.J131]" office:value-type="float" office:value="4.61261261261261">
            <text:p>4,613</text:p>
          </table:table-cell>
          <table:table-cell table:formula="of:=[.L131]*24" office:value-type="float" office:value="110.702702702703">
            <text:p>110,703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132]*[.C132]" office:value-type="float" office:value="7936">
            <text:p>793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32]));1;IF( ISNUMBER( SEARCH(&quot;vect2&quot;;[.A132]));2;IF( ISNUMBER( SEARCH(&quot;vect4&quot;;[.A132]));4;IF( ISNUMBER( SEARCH(&quot;vect8&quot;;[.A132]));8;IF( ISNUMBER( SEARCH(&quot;vect16&quot;;[.A132]));16;0)))))" office:value-type="float" office:value="4">
            <text:p>4</text:p>
          </table:table-cell>
          <table:table-cell table:formula="of:=[.G132]*[.F132]*4" office:value-type="float" office:value="16">
            <text:p>16</text:p>
          </table:table-cell>
          <table:table-cell table:formula="of:=[.G132]*[.F132]*4" office:value-type="float" office:value="16">
            <text:p>16</text:p>
          </table:table-cell>
          <table:table-cell table:formula="of:=[counters.X132]/4" office:value-type="float" office:value="25.25">
            <text:p>25,25</text:p>
          </table:table-cell>
          <table:table-cell table:formula="of:=([.H132]+[.I132])*[.G132]" office:value-type="float" office:value="128">
            <text:p>128</text:p>
          </table:table-cell>
          <table:table-cell table:formula="of:=[.K132]/[.J132]" office:value-type="float" office:value="5.06930693069307">
            <text:p>5,069</text:p>
          </table:table-cell>
          <table:table-cell table:formula="of:=[.L132]*24" office:value-type="float" office:value="121.663366336634">
            <text:p>121,663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133]*[.C133]" office:value-type="float" office:value="8192">
            <text:p>819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33]));1;IF( ISNUMBER( SEARCH(&quot;vect2&quot;;[.A133]));2;IF( ISNUMBER( SEARCH(&quot;vect4&quot;;[.A133]));4;IF( ISNUMBER( SEARCH(&quot;vect8&quot;;[.A133]));8;IF( ISNUMBER( SEARCH(&quot;vect16&quot;;[.A133]));16;0)))))" office:value-type="float" office:value="4">
            <text:p>4</text:p>
          </table:table-cell>
          <table:table-cell table:formula="of:=[.G133]*[.F133]*4" office:value-type="float" office:value="16">
            <text:p>16</text:p>
          </table:table-cell>
          <table:table-cell table:formula="of:=[.G133]*[.F133]*4" office:value-type="float" office:value="16">
            <text:p>16</text:p>
          </table:table-cell>
          <table:table-cell table:formula="of:=[counters.X133]/4" office:value-type="float" office:value="28.5">
            <text:p>28,5</text:p>
          </table:table-cell>
          <table:table-cell table:formula="of:=([.H133]+[.I133])*[.G133]" office:value-type="float" office:value="128">
            <text:p>128</text:p>
          </table:table-cell>
          <table:table-cell table:formula="of:=[.K133]/[.J133]" office:value-type="float" office:value="4.49122807017544">
            <text:p>4,491</text:p>
          </table:table-cell>
          <table:table-cell table:formula="of:=[.L133]*24" office:value-type="float" office:value="107.789473684211">
            <text:p>107,789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table:formula="of:=[.B134]*[.C134]" office:value-type="float" office:value="16384">
            <text:p>1638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34]));1;IF( ISNUMBER( SEARCH(&quot;vect2&quot;;[.A134]));2;IF( ISNUMBER( SEARCH(&quot;vect4&quot;;[.A134]));4;IF( ISNUMBER( SEARCH(&quot;vect8&quot;;[.A134]));8;IF( ISNUMBER( SEARCH(&quot;vect16&quot;;[.A134]));16;0)))))" office:value-type="float" office:value="4">
            <text:p>4</text:p>
          </table:table-cell>
          <table:table-cell table:formula="of:=[.G134]*[.F134]*4" office:value-type="float" office:value="16">
            <text:p>16</text:p>
          </table:table-cell>
          <table:table-cell table:formula="of:=[.G134]*[.F134]*4" office:value-type="float" office:value="16">
            <text:p>16</text:p>
          </table:table-cell>
          <table:table-cell table:formula="of:=[counters.X134]/4" office:value-type="float" office:value="91">
            <text:p>91</text:p>
          </table:table-cell>
          <table:table-cell table:formula="of:=([.H134]+[.I134])*[.G134]" office:value-type="float" office:value="128">
            <text:p>128</text:p>
          </table:table-cell>
          <table:table-cell table:formula="of:=[.K134]/[.J134]" office:value-type="float" office:value="1.40659340659341">
            <text:p>1,407</text:p>
          </table:table-cell>
          <table:table-cell table:formula="of:=[.L134]*24" office:value-type="float" office:value="33.7582417582418">
            <text:p>33,758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formula="of:=[.B135]*[.C135]" office:value-type="float" office:value="32768">
            <text:p>3276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35]));1;IF( ISNUMBER( SEARCH(&quot;vect2&quot;;[.A135]));2;IF( ISNUMBER( SEARCH(&quot;vect4&quot;;[.A135]));4;IF( ISNUMBER( SEARCH(&quot;vect8&quot;;[.A135]));8;IF( ISNUMBER( SEARCH(&quot;vect16&quot;;[.A135]));16;0)))))" office:value-type="float" office:value="4">
            <text:p>4</text:p>
          </table:table-cell>
          <table:table-cell table:formula="of:=[.G135]*[.F135]*4" office:value-type="float" office:value="16">
            <text:p>16</text:p>
          </table:table-cell>
          <table:table-cell table:formula="of:=[.G135]*[.F135]*4" office:value-type="float" office:value="16">
            <text:p>16</text:p>
          </table:table-cell>
          <table:table-cell table:formula="of:=[counters.X135]/4" office:value-type="float" office:value="213.75">
            <text:p>213,75</text:p>
          </table:table-cell>
          <table:table-cell table:formula="of:=([.H135]+[.I135])*[.G135]" office:value-type="float" office:value="128">
            <text:p>128</text:p>
          </table:table-cell>
          <table:table-cell table:formula="of:=[.K135]/[.J135]" office:value-type="float" office:value="0.598830409356725">
            <text:p>0,599</text:p>
          </table:table-cell>
          <table:table-cell table:formula="of:=[.L135]*24" office:value-type="float" office:value="14.3719298245614">
            <text:p>14,372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table:number-columns-repeated="2" office:value-type="float" office:value="256">
            <text:p>256</text:p>
          </table:table-cell>
          <table:table-cell table:formula="of:=[.B136]*[.C136]" office:value-type="float" office:value="65536">
            <text:p>6553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36]));1;IF( ISNUMBER( SEARCH(&quot;vect2&quot;;[.A136]));2;IF( ISNUMBER( SEARCH(&quot;vect4&quot;;[.A136]));4;IF( ISNUMBER( SEARCH(&quot;vect8&quot;;[.A136]));8;IF( ISNUMBER( SEARCH(&quot;vect16&quot;;[.A136]));16;0)))))" office:value-type="float" office:value="4">
            <text:p>4</text:p>
          </table:table-cell>
          <table:table-cell table:formula="of:=[.G136]*[.F136]*4" office:value-type="float" office:value="16">
            <text:p>16</text:p>
          </table:table-cell>
          <table:table-cell table:formula="of:=[.G136]*[.F136]*4" office:value-type="float" office:value="16">
            <text:p>16</text:p>
          </table:table-cell>
          <table:table-cell table:formula="of:=[counters.X136]/4" office:value-type="float" office:value="409">
            <text:p>409</text:p>
          </table:table-cell>
          <table:table-cell table:formula="of:=([.H136]+[.I136])*[.G136]" office:value-type="float" office:value="128">
            <text:p>128</text:p>
          </table:table-cell>
          <table:table-cell table:formula="of:=[.K136]/[.J136]" office:value-type="float" office:value="0.312958435207824">
            <text:p>0,313</text:p>
          </table:table-cell>
          <table:table-cell table:formula="of:=[.L136]*24" office:value-type="float" office:value="7.51100244498778">
            <text:p>7,511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table:formula="of:=[.B137]*[.C137]" office:value-type="float" office:value="131072">
            <text:p>13107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37]));1;IF( ISNUMBER( SEARCH(&quot;vect2&quot;;[.A137]));2;IF( ISNUMBER( SEARCH(&quot;vect4&quot;;[.A137]));4;IF( ISNUMBER( SEARCH(&quot;vect8&quot;;[.A137]));8;IF( ISNUMBER( SEARCH(&quot;vect16&quot;;[.A137]));16;0)))))" office:value-type="float" office:value="4">
            <text:p>4</text:p>
          </table:table-cell>
          <table:table-cell table:formula="of:=[.G137]*[.F137]*4" office:value-type="float" office:value="16">
            <text:p>16</text:p>
          </table:table-cell>
          <table:table-cell table:formula="of:=[.G137]*[.F137]*4" office:value-type="float" office:value="16">
            <text:p>16</text:p>
          </table:table-cell>
          <table:table-cell table:formula="of:=[counters.X137]/4" office:value-type="float" office:value="733.75">
            <text:p>733,75</text:p>
          </table:table-cell>
          <table:table-cell table:formula="of:=([.H137]+[.I137])*[.G137]" office:value-type="float" office:value="128">
            <text:p>128</text:p>
          </table:table-cell>
          <table:table-cell table:formula="of:=[.K137]/[.J137]" office:value-type="float" office:value="0.174446337308348">
            <text:p>0,174</text:p>
          </table:table-cell>
          <table:table-cell table:formula="of:=[.L137]*24" office:value-type="float" office:value="4.18671209540034">
            <text:p>4,187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formula="of:=[.B138]*[.C138]" office:value-type="float" office:value="262144">
            <text:p>26214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38]));1;IF( ISNUMBER( SEARCH(&quot;vect2&quot;;[.A138]));2;IF( ISNUMBER( SEARCH(&quot;vect4&quot;;[.A138]));4;IF( ISNUMBER( SEARCH(&quot;vect8&quot;;[.A138]));8;IF( ISNUMBER( SEARCH(&quot;vect16&quot;;[.A138]));16;0)))))" office:value-type="float" office:value="4">
            <text:p>4</text:p>
          </table:table-cell>
          <table:table-cell table:formula="of:=[.G138]*[.F138]*4" office:value-type="float" office:value="16">
            <text:p>16</text:p>
          </table:table-cell>
          <table:table-cell table:formula="of:=[.G138]*[.F138]*4" office:value-type="float" office:value="16">
            <text:p>16</text:p>
          </table:table-cell>
          <table:table-cell table:formula="of:=[counters.X138]/4" office:value-type="float" office:value="1475.25">
            <text:p>1475,25</text:p>
          </table:table-cell>
          <table:table-cell table:formula="of:=([.H138]+[.I138])*[.G138]" office:value-type="float" office:value="128">
            <text:p>128</text:p>
          </table:table-cell>
          <table:table-cell table:formula="of:=[.K138]/[.J138]" office:value-type="float" office:value="0.0867649550923572">
            <text:p>0,087</text:p>
          </table:table-cell>
          <table:table-cell table:formula="of:=[.L138]*24" office:value-type="float" office:value="2.08235892221657">
            <text:p>2,082</text:p>
          </table:table-cell>
          <table:table-cell table:number-columns-repeated="959"/>
        </table:table-row>
        <table:table-row table:style-name="ro2">
          <table:table-cell office:value-type="string">
            <text:p>vect4_load_store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table:formula="of:=[.B139]*[.C139]" office:value-type="float" office:value="524288">
            <text:p>52428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39]));1;IF( ISNUMBER( SEARCH(&quot;vect2&quot;;[.A139]));2;IF( ISNUMBER( SEARCH(&quot;vect4&quot;;[.A139]));4;IF( ISNUMBER( SEARCH(&quot;vect8&quot;;[.A139]));8;IF( ISNUMBER( SEARCH(&quot;vect16&quot;;[.A139]));16;0)))))" office:value-type="float" office:value="4">
            <text:p>4</text:p>
          </table:table-cell>
          <table:table-cell table:formula="of:=[.G139]*[.F139]*4" office:value-type="float" office:value="16">
            <text:p>16</text:p>
          </table:table-cell>
          <table:table-cell table:formula="of:=[.G139]*[.F139]*4" office:value-type="float" office:value="16">
            <text:p>16</text:p>
          </table:table-cell>
          <table:table-cell table:formula="of:=[counters.X139]/4" office:value-type="float" office:value="2914.25">
            <text:p>2914,25</text:p>
          </table:table-cell>
          <table:table-cell table:formula="of:=([.H139]+[.I139])*[.G139]" office:value-type="float" office:value="128">
            <text:p>128</text:p>
          </table:table-cell>
          <table:table-cell table:formula="of:=[.K139]/[.J139]" office:value-type="float" office:value="0.0439221068885648">
            <text:p>0,044</text:p>
          </table:table-cell>
          <table:table-cell table:formula="of:=[.L139]*24" office:value-type="float" office:value="1.05413056532556">
            <text:p>1,054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table:number-columns-repeated="2" office:value-type="float" office:value="1">
            <text:p>1</text:p>
          </table:table-cell>
          <table:table-cell table:formula="of:=[.B140]*[.C140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40]));1;IF( ISNUMBER( SEARCH(&quot;vect2&quot;;[.A140]));2;IF( ISNUMBER( SEARCH(&quot;vect4&quot;;[.A140]));4;IF( ISNUMBER( SEARCH(&quot;vect8&quot;;[.A140]));8;IF( ISNUMBER( SEARCH(&quot;vect16&quot;;[.A140]));16;0)))))" office:value-type="float" office:value="8">
            <text:p>8</text:p>
          </table:table-cell>
          <table:table-cell table:formula="of:=[.G140]*[.F140]*4" office:value-type="float" office:value="32">
            <text:p>32</text:p>
          </table:table-cell>
          <table:table-cell table:formula="of:=[.G140]*[.F140]*4" office:value-type="float" office:value="32">
            <text:p>32</text:p>
          </table:table-cell>
          <table:table-cell table:formula="of:=[counters.X140]/4" office:value-type="float" office:value="0">
            <text:p>0</text:p>
          </table:table-cell>
          <table:table-cell table:formula="of:=([.H140]+[.I140])*[.G140]" office:value-type="float" office:value="512">
            <text:p>512</text:p>
          </table:table-cell>
          <table:table-cell table:formula="of:=[.K140]/[.J140]" office:value-type="float" office:value="0">
            <text:p>#DIV/0!</text:p>
          </table:table-cell>
          <table:table-cell table:formula="of:=[.L140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141]*[.C141]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41]));1;IF( ISNUMBER( SEARCH(&quot;vect2&quot;;[.A141]));2;IF( ISNUMBER( SEARCH(&quot;vect4&quot;;[.A141]));4;IF( ISNUMBER( SEARCH(&quot;vect8&quot;;[.A141]));8;IF( ISNUMBER( SEARCH(&quot;vect16&quot;;[.A141]));16;0)))))" office:value-type="float" office:value="8">
            <text:p>8</text:p>
          </table:table-cell>
          <table:table-cell table:formula="of:=[.G141]*[.F141]*4" office:value-type="float" office:value="32">
            <text:p>32</text:p>
          </table:table-cell>
          <table:table-cell table:formula="of:=[.G141]*[.F141]*4" office:value-type="float" office:value="32">
            <text:p>32</text:p>
          </table:table-cell>
          <table:table-cell table:formula="of:=[counters.X141]/4" office:value-type="float" office:value="0">
            <text:p>0</text:p>
          </table:table-cell>
          <table:table-cell table:formula="of:=([.H141]+[.I141])*[.G141]" office:value-type="float" office:value="512">
            <text:p>512</text:p>
          </table:table-cell>
          <table:table-cell table:formula="of:=[.K141]/[.J141]" office:value-type="float" office:value="0">
            <text:p>#DIV/0!</text:p>
          </table:table-cell>
          <table:table-cell table:formula="of:=[.L141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142]*[.C142]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42]));1;IF( ISNUMBER( SEARCH(&quot;vect2&quot;;[.A142]));2;IF( ISNUMBER( SEARCH(&quot;vect4&quot;;[.A142]));4;IF( ISNUMBER( SEARCH(&quot;vect8&quot;;[.A142]));8;IF( ISNUMBER( SEARCH(&quot;vect16&quot;;[.A142]));16;0)))))" office:value-type="float" office:value="8">
            <text:p>8</text:p>
          </table:table-cell>
          <table:table-cell table:formula="of:=[.G142]*[.F142]*4" office:value-type="float" office:value="32">
            <text:p>32</text:p>
          </table:table-cell>
          <table:table-cell table:formula="of:=[.G142]*[.F142]*4" office:value-type="float" office:value="32">
            <text:p>32</text:p>
          </table:table-cell>
          <table:table-cell table:formula="of:=[counters.X142]/4" office:value-type="float" office:value="0">
            <text:p>0</text:p>
          </table:table-cell>
          <table:table-cell table:formula="of:=([.H142]+[.I142])*[.G142]" office:value-type="float" office:value="512">
            <text:p>512</text:p>
          </table:table-cell>
          <table:table-cell table:formula="of:=[.K142]/[.J142]" office:value-type="float" office:value="0">
            <text:p>#DIV/0!</text:p>
          </table:table-cell>
          <table:table-cell table:formula="of:=[.L142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143]*[.C143]"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43]));1;IF( ISNUMBER( SEARCH(&quot;vect2&quot;;[.A143]));2;IF( ISNUMBER( SEARCH(&quot;vect4&quot;;[.A143]));4;IF( ISNUMBER( SEARCH(&quot;vect8&quot;;[.A143]));8;IF( ISNUMBER( SEARCH(&quot;vect16&quot;;[.A143]));16;0)))))" office:value-type="float" office:value="8">
            <text:p>8</text:p>
          </table:table-cell>
          <table:table-cell table:formula="of:=[.G143]*[.F143]*4" office:value-type="float" office:value="32">
            <text:p>32</text:p>
          </table:table-cell>
          <table:table-cell table:formula="of:=[.G143]*[.F143]*4" office:value-type="float" office:value="32">
            <text:p>32</text:p>
          </table:table-cell>
          <table:table-cell table:formula="of:=[counters.X143]/4" office:value-type="float" office:value="0">
            <text:p>0</text:p>
          </table:table-cell>
          <table:table-cell table:formula="of:=([.H143]+[.I143])*[.G143]" office:value-type="float" office:value="512">
            <text:p>512</text:p>
          </table:table-cell>
          <table:table-cell table:formula="of:=[.K143]/[.J143]" office:value-type="float" office:value="0">
            <text:p>#DIV/0!</text:p>
          </table:table-cell>
          <table:table-cell table:formula="of:=[.L143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144]*[.C144]"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44]));1;IF( ISNUMBER( SEARCH(&quot;vect2&quot;;[.A144]));2;IF( ISNUMBER( SEARCH(&quot;vect4&quot;;[.A144]));4;IF( ISNUMBER( SEARCH(&quot;vect8&quot;;[.A144]));8;IF( ISNUMBER( SEARCH(&quot;vect16&quot;;[.A144]));16;0)))))" office:value-type="float" office:value="8">
            <text:p>8</text:p>
          </table:table-cell>
          <table:table-cell table:formula="of:=[.G144]*[.F144]*4" office:value-type="float" office:value="32">
            <text:p>32</text:p>
          </table:table-cell>
          <table:table-cell table:formula="of:=[.G144]*[.F144]*4" office:value-type="float" office:value="32">
            <text:p>32</text:p>
          </table:table-cell>
          <table:table-cell table:formula="of:=[counters.X144]/4" office:value-type="float" office:value="0">
            <text:p>0</text:p>
          </table:table-cell>
          <table:table-cell table:formula="of:=([.H144]+[.I144])*[.G144]" office:value-type="float" office:value="512">
            <text:p>512</text:p>
          </table:table-cell>
          <table:table-cell table:formula="of:=[.K144]/[.J144]" office:value-type="float" office:value="0">
            <text:p>#DIV/0!</text:p>
          </table:table-cell>
          <table:table-cell table:formula="of:=[.L144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145]*[.C145]"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45]));1;IF( ISNUMBER( SEARCH(&quot;vect2&quot;;[.A145]));2;IF( ISNUMBER( SEARCH(&quot;vect4&quot;;[.A145]));4;IF( ISNUMBER( SEARCH(&quot;vect8&quot;;[.A145]));8;IF( ISNUMBER( SEARCH(&quot;vect16&quot;;[.A145]));16;0)))))" office:value-type="float" office:value="8">
            <text:p>8</text:p>
          </table:table-cell>
          <table:table-cell table:formula="of:=[.G145]*[.F145]*4" office:value-type="float" office:value="32">
            <text:p>32</text:p>
          </table:table-cell>
          <table:table-cell table:formula="of:=[.G145]*[.F145]*4" office:value-type="float" office:value="32">
            <text:p>32</text:p>
          </table:table-cell>
          <table:table-cell table:formula="of:=[counters.X145]/4" office:value-type="float" office:value="0">
            <text:p>0</text:p>
          </table:table-cell>
          <table:table-cell table:formula="of:=([.H145]+[.I145])*[.G145]" office:value-type="float" office:value="512">
            <text:p>512</text:p>
          </table:table-cell>
          <table:table-cell table:formula="of:=[.K145]/[.J145]" office:value-type="float" office:value="0">
            <text:p>#DIV/0!</text:p>
          </table:table-cell>
          <table:table-cell table:formula="of:=[.L145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146]*[.C146]"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46]));1;IF( ISNUMBER( SEARCH(&quot;vect2&quot;;[.A146]));2;IF( ISNUMBER( SEARCH(&quot;vect4&quot;;[.A146]));4;IF( ISNUMBER( SEARCH(&quot;vect8&quot;;[.A146]));8;IF( ISNUMBER( SEARCH(&quot;vect16&quot;;[.A146]));16;0)))))" office:value-type="float" office:value="8">
            <text:p>8</text:p>
          </table:table-cell>
          <table:table-cell table:formula="of:=[.G146]*[.F146]*4" office:value-type="float" office:value="32">
            <text:p>32</text:p>
          </table:table-cell>
          <table:table-cell table:formula="of:=[.G146]*[.F146]*4" office:value-type="float" office:value="32">
            <text:p>32</text:p>
          </table:table-cell>
          <table:table-cell table:formula="of:=[counters.X146]/4" office:value-type="float" office:value="0">
            <text:p>0</text:p>
          </table:table-cell>
          <table:table-cell table:formula="of:=([.H146]+[.I146])*[.G146]" office:value-type="float" office:value="512">
            <text:p>512</text:p>
          </table:table-cell>
          <table:table-cell table:formula="of:=[.K146]/[.J146]" office:value-type="float" office:value="0">
            <text:p>#DIV/0!</text:p>
          </table:table-cell>
          <table:table-cell table:formula="of:=[.L146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147]*[.C147]" office:value-type="float" office:value="128">
            <text:p>12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47]));1;IF( ISNUMBER( SEARCH(&quot;vect2&quot;;[.A147]));2;IF( ISNUMBER( SEARCH(&quot;vect4&quot;;[.A147]));4;IF( ISNUMBER( SEARCH(&quot;vect8&quot;;[.A147]));8;IF( ISNUMBER( SEARCH(&quot;vect16&quot;;[.A147]));16;0)))))" office:value-type="float" office:value="8">
            <text:p>8</text:p>
          </table:table-cell>
          <table:table-cell table:formula="of:=[.G147]*[.F147]*4" office:value-type="float" office:value="32">
            <text:p>32</text:p>
          </table:table-cell>
          <table:table-cell table:formula="of:=[.G147]*[.F147]*4" office:value-type="float" office:value="32">
            <text:p>32</text:p>
          </table:table-cell>
          <table:table-cell table:formula="of:=[counters.X147]/4" office:value-type="float" office:value="0">
            <text:p>0</text:p>
          </table:table-cell>
          <table:table-cell table:formula="of:=([.H147]+[.I147])*[.G147]" office:value-type="float" office:value="512">
            <text:p>512</text:p>
          </table:table-cell>
          <table:table-cell table:formula="of:=[.K147]/[.J147]" office:value-type="float" office:value="0">
            <text:p>#DIV/0!</text:p>
          </table:table-cell>
          <table:table-cell table:formula="of:=[.L147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148]*[.C148]" office:value-type="float" office:value="256">
            <text:p>25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48]));1;IF( ISNUMBER( SEARCH(&quot;vect2&quot;;[.A148]));2;IF( ISNUMBER( SEARCH(&quot;vect4&quot;;[.A148]));4;IF( ISNUMBER( SEARCH(&quot;vect8&quot;;[.A148]));8;IF( ISNUMBER( SEARCH(&quot;vect16&quot;;[.A148]));16;0)))))" office:value-type="float" office:value="8">
            <text:p>8</text:p>
          </table:table-cell>
          <table:table-cell table:formula="of:=[.G148]*[.F148]*4" office:value-type="float" office:value="32">
            <text:p>32</text:p>
          </table:table-cell>
          <table:table-cell table:formula="of:=[.G148]*[.F148]*4" office:value-type="float" office:value="32">
            <text:p>32</text:p>
          </table:table-cell>
          <table:table-cell table:formula="of:=[counters.X148]/4" office:value-type="float" office:value="0">
            <text:p>0</text:p>
          </table:table-cell>
          <table:table-cell table:formula="of:=([.H148]+[.I148])*[.G148]" office:value-type="float" office:value="512">
            <text:p>512</text:p>
          </table:table-cell>
          <table:table-cell table:formula="of:=[.K148]/[.J148]" office:value-type="float" office:value="0">
            <text:p>#DIV/0!</text:p>
          </table:table-cell>
          <table:table-cell table:formula="of:=[.L148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149]*[.C149]" office:value-type="float" office:value="512">
            <text:p>51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49]));1;IF( ISNUMBER( SEARCH(&quot;vect2&quot;;[.A149]));2;IF( ISNUMBER( SEARCH(&quot;vect4&quot;;[.A149]));4;IF( ISNUMBER( SEARCH(&quot;vect8&quot;;[.A149]));8;IF( ISNUMBER( SEARCH(&quot;vect16&quot;;[.A149]));16;0)))))" office:value-type="float" office:value="8">
            <text:p>8</text:p>
          </table:table-cell>
          <table:table-cell table:formula="of:=[.G149]*[.F149]*4" office:value-type="float" office:value="32">
            <text:p>32</text:p>
          </table:table-cell>
          <table:table-cell table:formula="of:=[.G149]*[.F149]*4" office:value-type="float" office:value="32">
            <text:p>32</text:p>
          </table:table-cell>
          <table:table-cell table:formula="of:=[counters.X149]/4" office:value-type="float" office:value="0">
            <text:p>0</text:p>
          </table:table-cell>
          <table:table-cell table:formula="of:=([.H149]+[.I149])*[.G149]" office:value-type="float" office:value="512">
            <text:p>512</text:p>
          </table:table-cell>
          <table:table-cell table:formula="of:=[.K149]/[.J149]" office:value-type="float" office:value="0">
            <text:p>#DIV/0!</text:p>
          </table:table-cell>
          <table:table-cell table:formula="of:=[.L149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150]*[.C150]" office:value-type="float" office:value="768">
            <text:p>76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50]));1;IF( ISNUMBER( SEARCH(&quot;vect2&quot;;[.A150]));2;IF( ISNUMBER( SEARCH(&quot;vect4&quot;;[.A150]));4;IF( ISNUMBER( SEARCH(&quot;vect8&quot;;[.A150]));8;IF( ISNUMBER( SEARCH(&quot;vect16&quot;;[.A150]));16;0)))))" office:value-type="float" office:value="8">
            <text:p>8</text:p>
          </table:table-cell>
          <table:table-cell table:formula="of:=[.G150]*[.F150]*4" office:value-type="float" office:value="32">
            <text:p>32</text:p>
          </table:table-cell>
          <table:table-cell table:formula="of:=[.G150]*[.F150]*4" office:value-type="float" office:value="32">
            <text:p>32</text:p>
          </table:table-cell>
          <table:table-cell table:formula="of:=[counters.X150]/4" office:value-type="float" office:value="0">
            <text:p>0</text:p>
          </table:table-cell>
          <table:table-cell table:formula="of:=([.H150]+[.I150])*[.G150]" office:value-type="float" office:value="512">
            <text:p>512</text:p>
          </table:table-cell>
          <table:table-cell table:formula="of:=[.K150]/[.J150]" office:value-type="float" office:value="0">
            <text:p>#DIV/0!</text:p>
          </table:table-cell>
          <table:table-cell table:formula="of:=[.L150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151]*[.C151]" office:value-type="float" office:value="1024">
            <text:p>102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51]));1;IF( ISNUMBER( SEARCH(&quot;vect2&quot;;[.A151]));2;IF( ISNUMBER( SEARCH(&quot;vect4&quot;;[.A151]));4;IF( ISNUMBER( SEARCH(&quot;vect8&quot;;[.A151]));8;IF( ISNUMBER( SEARCH(&quot;vect16&quot;;[.A151]));16;0)))))" office:value-type="float" office:value="8">
            <text:p>8</text:p>
          </table:table-cell>
          <table:table-cell table:formula="of:=[.G151]*[.F151]*4" office:value-type="float" office:value="32">
            <text:p>32</text:p>
          </table:table-cell>
          <table:table-cell table:formula="of:=[.G151]*[.F151]*4" office:value-type="float" office:value="32">
            <text:p>32</text:p>
          </table:table-cell>
          <table:table-cell table:formula="of:=[counters.X151]/4" office:value-type="float" office:value="0">
            <text:p>0</text:p>
          </table:table-cell>
          <table:table-cell table:formula="of:=([.H151]+[.I151])*[.G151]" office:value-type="float" office:value="512">
            <text:p>512</text:p>
          </table:table-cell>
          <table:table-cell table:formula="of:=[.K151]/[.J151]" office:value-type="float" office:value="0">
            <text:p>#DIV/0!</text:p>
          </table:table-cell>
          <table:table-cell table:formula="of:=[.L151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152]*[.C152]" office:value-type="float" office:value="1280">
            <text:p>128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52]));1;IF( ISNUMBER( SEARCH(&quot;vect2&quot;;[.A152]));2;IF( ISNUMBER( SEARCH(&quot;vect4&quot;;[.A152]));4;IF( ISNUMBER( SEARCH(&quot;vect8&quot;;[.A152]));8;IF( ISNUMBER( SEARCH(&quot;vect16&quot;;[.A152]));16;0)))))" office:value-type="float" office:value="8">
            <text:p>8</text:p>
          </table:table-cell>
          <table:table-cell table:formula="of:=[.G152]*[.F152]*4" office:value-type="float" office:value="32">
            <text:p>32</text:p>
          </table:table-cell>
          <table:table-cell table:formula="of:=[.G152]*[.F152]*4" office:value-type="float" office:value="32">
            <text:p>32</text:p>
          </table:table-cell>
          <table:table-cell table:formula="of:=[counters.X152]/4" office:value-type="float" office:value="0">
            <text:p>0</text:p>
          </table:table-cell>
          <table:table-cell table:formula="of:=([.H152]+[.I152])*[.G152]" office:value-type="float" office:value="512">
            <text:p>512</text:p>
          </table:table-cell>
          <table:table-cell table:formula="of:=[.K152]/[.J152]" office:value-type="float" office:value="0">
            <text:p>#DIV/0!</text:p>
          </table:table-cell>
          <table:table-cell table:formula="of:=[.L152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153]*[.C153]" office:value-type="float" office:value="1536">
            <text:p>153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53]));1;IF( ISNUMBER( SEARCH(&quot;vect2&quot;;[.A153]));2;IF( ISNUMBER( SEARCH(&quot;vect4&quot;;[.A153]));4;IF( ISNUMBER( SEARCH(&quot;vect8&quot;;[.A153]));8;IF( ISNUMBER( SEARCH(&quot;vect16&quot;;[.A153]));16;0)))))" office:value-type="float" office:value="8">
            <text:p>8</text:p>
          </table:table-cell>
          <table:table-cell table:formula="of:=[.G153]*[.F153]*4" office:value-type="float" office:value="32">
            <text:p>32</text:p>
          </table:table-cell>
          <table:table-cell table:formula="of:=[.G153]*[.F153]*4" office:value-type="float" office:value="32">
            <text:p>32</text:p>
          </table:table-cell>
          <table:table-cell table:formula="of:=[counters.X153]/4" office:value-type="float" office:value="0">
            <text:p>0</text:p>
          </table:table-cell>
          <table:table-cell table:formula="of:=([.H153]+[.I153])*[.G153]" office:value-type="float" office:value="512">
            <text:p>512</text:p>
          </table:table-cell>
          <table:table-cell table:formula="of:=[.K153]/[.J153]" office:value-type="float" office:value="0">
            <text:p>#DIV/0!</text:p>
          </table:table-cell>
          <table:table-cell table:formula="of:=[.L153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154]*[.C154]" office:value-type="float" office:value="1792">
            <text:p>179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54]));1;IF( ISNUMBER( SEARCH(&quot;vect2&quot;;[.A154]));2;IF( ISNUMBER( SEARCH(&quot;vect4&quot;;[.A154]));4;IF( ISNUMBER( SEARCH(&quot;vect8&quot;;[.A154]));8;IF( ISNUMBER( SEARCH(&quot;vect16&quot;;[.A154]));16;0)))))" office:value-type="float" office:value="8">
            <text:p>8</text:p>
          </table:table-cell>
          <table:table-cell table:formula="of:=[.G154]*[.F154]*4" office:value-type="float" office:value="32">
            <text:p>32</text:p>
          </table:table-cell>
          <table:table-cell table:formula="of:=[.G154]*[.F154]*4" office:value-type="float" office:value="32">
            <text:p>32</text:p>
          </table:table-cell>
          <table:table-cell table:formula="of:=[counters.X154]/4" office:value-type="float" office:value="0">
            <text:p>0</text:p>
          </table:table-cell>
          <table:table-cell table:formula="of:=([.H154]+[.I154])*[.G154]" office:value-type="float" office:value="512">
            <text:p>512</text:p>
          </table:table-cell>
          <table:table-cell table:formula="of:=[.K154]/[.J154]" office:value-type="float" office:value="0">
            <text:p>#DIV/0!</text:p>
          </table:table-cell>
          <table:table-cell table:formula="of:=[.L154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155]*[.C155]" office:value-type="float" office:value="2048">
            <text:p>204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55]));1;IF( ISNUMBER( SEARCH(&quot;vect2&quot;;[.A155]));2;IF( ISNUMBER( SEARCH(&quot;vect4&quot;;[.A155]));4;IF( ISNUMBER( SEARCH(&quot;vect8&quot;;[.A155]));8;IF( ISNUMBER( SEARCH(&quot;vect16&quot;;[.A155]));16;0)))))" office:value-type="float" office:value="8">
            <text:p>8</text:p>
          </table:table-cell>
          <table:table-cell table:formula="of:=[.G155]*[.F155]*4" office:value-type="float" office:value="32">
            <text:p>32</text:p>
          </table:table-cell>
          <table:table-cell table:formula="of:=[.G155]*[.F155]*4" office:value-type="float" office:value="32">
            <text:p>32</text:p>
          </table:table-cell>
          <table:table-cell table:formula="of:=[counters.X155]/4" office:value-type="float" office:value="0">
            <text:p>0</text:p>
          </table:table-cell>
          <table:table-cell table:formula="of:=([.H155]+[.I155])*[.G155]" office:value-type="float" office:value="512">
            <text:p>512</text:p>
          </table:table-cell>
          <table:table-cell table:formula="of:=[.K155]/[.J155]" office:value-type="float" office:value="0">
            <text:p>#DIV/0!</text:p>
          </table:table-cell>
          <table:table-cell table:formula="of:=[.L155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156]*[.C156]" office:value-type="float" office:value="2304">
            <text:p>230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56]));1;IF( ISNUMBER( SEARCH(&quot;vect2&quot;;[.A156]));2;IF( ISNUMBER( SEARCH(&quot;vect4&quot;;[.A156]));4;IF( ISNUMBER( SEARCH(&quot;vect8&quot;;[.A156]));8;IF( ISNUMBER( SEARCH(&quot;vect16&quot;;[.A156]));16;0)))))" office:value-type="float" office:value="8">
            <text:p>8</text:p>
          </table:table-cell>
          <table:table-cell table:formula="of:=[.G156]*[.F156]*4" office:value-type="float" office:value="32">
            <text:p>32</text:p>
          </table:table-cell>
          <table:table-cell table:formula="of:=[.G156]*[.F156]*4" office:value-type="float" office:value="32">
            <text:p>32</text:p>
          </table:table-cell>
          <table:table-cell table:formula="of:=[counters.X156]/4" office:value-type="float" office:value="0">
            <text:p>0</text:p>
          </table:table-cell>
          <table:table-cell table:formula="of:=([.H156]+[.I156])*[.G156]" office:value-type="float" office:value="512">
            <text:p>512</text:p>
          </table:table-cell>
          <table:table-cell table:formula="of:=[.K156]/[.J156]" office:value-type="float" office:value="0">
            <text:p>#DIV/0!</text:p>
          </table:table-cell>
          <table:table-cell table:formula="of:=[.L156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157]*[.C157]" office:value-type="float" office:value="2560">
            <text:p>256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57]));1;IF( ISNUMBER( SEARCH(&quot;vect2&quot;;[.A157]));2;IF( ISNUMBER( SEARCH(&quot;vect4&quot;;[.A157]));4;IF( ISNUMBER( SEARCH(&quot;vect8&quot;;[.A157]));8;IF( ISNUMBER( SEARCH(&quot;vect16&quot;;[.A157]));16;0)))))" office:value-type="float" office:value="8">
            <text:p>8</text:p>
          </table:table-cell>
          <table:table-cell table:formula="of:=[.G157]*[.F157]*4" office:value-type="float" office:value="32">
            <text:p>32</text:p>
          </table:table-cell>
          <table:table-cell table:formula="of:=[.G157]*[.F157]*4" office:value-type="float" office:value="32">
            <text:p>32</text:p>
          </table:table-cell>
          <table:table-cell table:formula="of:=[counters.X157]/4" office:value-type="float" office:value="0">
            <text:p>0</text:p>
          </table:table-cell>
          <table:table-cell table:formula="of:=([.H157]+[.I157])*[.G157]" office:value-type="float" office:value="512">
            <text:p>512</text:p>
          </table:table-cell>
          <table:table-cell table:formula="of:=[.K157]/[.J157]" office:value-type="float" office:value="0">
            <text:p>#DIV/0!</text:p>
          </table:table-cell>
          <table:table-cell table:formula="of:=[.L157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158]*[.C158]" office:value-type="float" office:value="2816">
            <text:p>281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58]));1;IF( ISNUMBER( SEARCH(&quot;vect2&quot;;[.A158]));2;IF( ISNUMBER( SEARCH(&quot;vect4&quot;;[.A158]));4;IF( ISNUMBER( SEARCH(&quot;vect8&quot;;[.A158]));8;IF( ISNUMBER( SEARCH(&quot;vect16&quot;;[.A158]));16;0)))))" office:value-type="float" office:value="8">
            <text:p>8</text:p>
          </table:table-cell>
          <table:table-cell table:formula="of:=[.G158]*[.F158]*4" office:value-type="float" office:value="32">
            <text:p>32</text:p>
          </table:table-cell>
          <table:table-cell table:formula="of:=[.G158]*[.F158]*4" office:value-type="float" office:value="32">
            <text:p>32</text:p>
          </table:table-cell>
          <table:table-cell table:formula="of:=[counters.X158]/4" office:value-type="float" office:value="0">
            <text:p>0</text:p>
          </table:table-cell>
          <table:table-cell table:formula="of:=([.H158]+[.I158])*[.G158]" office:value-type="float" office:value="512">
            <text:p>512</text:p>
          </table:table-cell>
          <table:table-cell table:formula="of:=[.K158]/[.J158]" office:value-type="float" office:value="0">
            <text:p>#DIV/0!</text:p>
          </table:table-cell>
          <table:table-cell table:formula="of:=[.L158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159]*[.C159]" office:value-type="float" office:value="3072">
            <text:p>307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59]));1;IF( ISNUMBER( SEARCH(&quot;vect2&quot;;[.A159]));2;IF( ISNUMBER( SEARCH(&quot;vect4&quot;;[.A159]));4;IF( ISNUMBER( SEARCH(&quot;vect8&quot;;[.A159]));8;IF( ISNUMBER( SEARCH(&quot;vect16&quot;;[.A159]));16;0)))))" office:value-type="float" office:value="8">
            <text:p>8</text:p>
          </table:table-cell>
          <table:table-cell table:formula="of:=[.G159]*[.F159]*4" office:value-type="float" office:value="32">
            <text:p>32</text:p>
          </table:table-cell>
          <table:table-cell table:formula="of:=[.G159]*[.F159]*4" office:value-type="float" office:value="32">
            <text:p>32</text:p>
          </table:table-cell>
          <table:table-cell table:formula="of:=[counters.X159]/4" office:value-type="float" office:value="0">
            <text:p>0</text:p>
          </table:table-cell>
          <table:table-cell table:formula="of:=([.H159]+[.I159])*[.G159]" office:value-type="float" office:value="512">
            <text:p>512</text:p>
          </table:table-cell>
          <table:table-cell table:formula="of:=[.K159]/[.J159]" office:value-type="float" office:value="0">
            <text:p>#DIV/0!</text:p>
          </table:table-cell>
          <table:table-cell table:formula="of:=[.L159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160]*[.C160]" office:value-type="float" office:value="3328">
            <text:p>332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60]));1;IF( ISNUMBER( SEARCH(&quot;vect2&quot;;[.A160]));2;IF( ISNUMBER( SEARCH(&quot;vect4&quot;;[.A160]));4;IF( ISNUMBER( SEARCH(&quot;vect8&quot;;[.A160]));8;IF( ISNUMBER( SEARCH(&quot;vect16&quot;;[.A160]));16;0)))))" office:value-type="float" office:value="8">
            <text:p>8</text:p>
          </table:table-cell>
          <table:table-cell table:formula="of:=[.G160]*[.F160]*4" office:value-type="float" office:value="32">
            <text:p>32</text:p>
          </table:table-cell>
          <table:table-cell table:formula="of:=[.G160]*[.F160]*4" office:value-type="float" office:value="32">
            <text:p>32</text:p>
          </table:table-cell>
          <table:table-cell table:formula="of:=[counters.X160]/4" office:value-type="float" office:value="0">
            <text:p>0</text:p>
          </table:table-cell>
          <table:table-cell table:formula="of:=([.H160]+[.I160])*[.G160]" office:value-type="float" office:value="512">
            <text:p>512</text:p>
          </table:table-cell>
          <table:table-cell table:formula="of:=[.K160]/[.J160]" office:value-type="float" office:value="0">
            <text:p>#DIV/0!</text:p>
          </table:table-cell>
          <table:table-cell table:formula="of:=[.L160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161]*[.C161]" office:value-type="float" office:value="3584">
            <text:p>358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61]));1;IF( ISNUMBER( SEARCH(&quot;vect2&quot;;[.A161]));2;IF( ISNUMBER( SEARCH(&quot;vect4&quot;;[.A161]));4;IF( ISNUMBER( SEARCH(&quot;vect8&quot;;[.A161]));8;IF( ISNUMBER( SEARCH(&quot;vect16&quot;;[.A161]));16;0)))))" office:value-type="float" office:value="8">
            <text:p>8</text:p>
          </table:table-cell>
          <table:table-cell table:formula="of:=[.G161]*[.F161]*4" office:value-type="float" office:value="32">
            <text:p>32</text:p>
          </table:table-cell>
          <table:table-cell table:formula="of:=[.G161]*[.F161]*4" office:value-type="float" office:value="32">
            <text:p>32</text:p>
          </table:table-cell>
          <table:table-cell table:formula="of:=[counters.X161]/4" office:value-type="float" office:value="0">
            <text:p>0</text:p>
          </table:table-cell>
          <table:table-cell table:formula="of:=([.H161]+[.I161])*[.G161]" office:value-type="float" office:value="512">
            <text:p>512</text:p>
          </table:table-cell>
          <table:table-cell table:formula="of:=[.K161]/[.J161]" office:value-type="float" office:value="0">
            <text:p>#DIV/0!</text:p>
          </table:table-cell>
          <table:table-cell table:formula="of:=[.L161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162]*[.C162]" office:value-type="float" office:value="3840">
            <text:p>384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62]));1;IF( ISNUMBER( SEARCH(&quot;vect2&quot;;[.A162]));2;IF( ISNUMBER( SEARCH(&quot;vect4&quot;;[.A162]));4;IF( ISNUMBER( SEARCH(&quot;vect8&quot;;[.A162]));8;IF( ISNUMBER( SEARCH(&quot;vect16&quot;;[.A162]));16;0)))))" office:value-type="float" office:value="8">
            <text:p>8</text:p>
          </table:table-cell>
          <table:table-cell table:formula="of:=[.G162]*[.F162]*4" office:value-type="float" office:value="32">
            <text:p>32</text:p>
          </table:table-cell>
          <table:table-cell table:formula="of:=[.G162]*[.F162]*4" office:value-type="float" office:value="32">
            <text:p>32</text:p>
          </table:table-cell>
          <table:table-cell table:formula="of:=[counters.X162]/4" office:value-type="float" office:value="0">
            <text:p>0</text:p>
          </table:table-cell>
          <table:table-cell table:formula="of:=([.H162]+[.I162])*[.G162]" office:value-type="float" office:value="512">
            <text:p>512</text:p>
          </table:table-cell>
          <table:table-cell table:formula="of:=[.K162]/[.J162]" office:value-type="float" office:value="0">
            <text:p>#DIV/0!</text:p>
          </table:table-cell>
          <table:table-cell table:formula="of:=[.L162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163]*[.C163]" office:value-type="float" office:value="4096">
            <text:p>409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63]));1;IF( ISNUMBER( SEARCH(&quot;vect2&quot;;[.A163]));2;IF( ISNUMBER( SEARCH(&quot;vect4&quot;;[.A163]));4;IF( ISNUMBER( SEARCH(&quot;vect8&quot;;[.A163]));8;IF( ISNUMBER( SEARCH(&quot;vect16&quot;;[.A163]));16;0)))))" office:value-type="float" office:value="8">
            <text:p>8</text:p>
          </table:table-cell>
          <table:table-cell table:formula="of:=[.G163]*[.F163]*4" office:value-type="float" office:value="32">
            <text:p>32</text:p>
          </table:table-cell>
          <table:table-cell table:formula="of:=[.G163]*[.F163]*4" office:value-type="float" office:value="32">
            <text:p>32</text:p>
          </table:table-cell>
          <table:table-cell table:formula="of:=[counters.X163]/4" office:value-type="float" office:value="0">
            <text:p>0</text:p>
          </table:table-cell>
          <table:table-cell table:formula="of:=([.H163]+[.I163])*[.G163]" office:value-type="float" office:value="512">
            <text:p>512</text:p>
          </table:table-cell>
          <table:table-cell table:formula="of:=[.K163]/[.J163]" office:value-type="float" office:value="0">
            <text:p>#DIV/0!</text:p>
          </table:table-cell>
          <table:table-cell table:formula="of:=[.L163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164]*[.C164]" office:value-type="float" office:value="4352">
            <text:p>435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64]));1;IF( ISNUMBER( SEARCH(&quot;vect2&quot;;[.A164]));2;IF( ISNUMBER( SEARCH(&quot;vect4&quot;;[.A164]));4;IF( ISNUMBER( SEARCH(&quot;vect8&quot;;[.A164]));8;IF( ISNUMBER( SEARCH(&quot;vect16&quot;;[.A164]));16;0)))))" office:value-type="float" office:value="8">
            <text:p>8</text:p>
          </table:table-cell>
          <table:table-cell table:formula="of:=[.G164]*[.F164]*4" office:value-type="float" office:value="32">
            <text:p>32</text:p>
          </table:table-cell>
          <table:table-cell table:formula="of:=[.G164]*[.F164]*4" office:value-type="float" office:value="32">
            <text:p>32</text:p>
          </table:table-cell>
          <table:table-cell table:formula="of:=[counters.X164]/4" office:value-type="float" office:value="0">
            <text:p>0</text:p>
          </table:table-cell>
          <table:table-cell table:formula="of:=([.H164]+[.I164])*[.G164]" office:value-type="float" office:value="512">
            <text:p>512</text:p>
          </table:table-cell>
          <table:table-cell table:formula="of:=[.K164]/[.J164]" office:value-type="float" office:value="0">
            <text:p>#DIV/0!</text:p>
          </table:table-cell>
          <table:table-cell table:formula="of:=[.L164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165]*[.C165]" office:value-type="float" office:value="4608">
            <text:p>460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65]));1;IF( ISNUMBER( SEARCH(&quot;vect2&quot;;[.A165]));2;IF( ISNUMBER( SEARCH(&quot;vect4&quot;;[.A165]));4;IF( ISNUMBER( SEARCH(&quot;vect8&quot;;[.A165]));8;IF( ISNUMBER( SEARCH(&quot;vect16&quot;;[.A165]));16;0)))))" office:value-type="float" office:value="8">
            <text:p>8</text:p>
          </table:table-cell>
          <table:table-cell table:formula="of:=[.G165]*[.F165]*4" office:value-type="float" office:value="32">
            <text:p>32</text:p>
          </table:table-cell>
          <table:table-cell table:formula="of:=[.G165]*[.F165]*4" office:value-type="float" office:value="32">
            <text:p>32</text:p>
          </table:table-cell>
          <table:table-cell table:formula="of:=[counters.X165]/4" office:value-type="float" office:value="0">
            <text:p>0</text:p>
          </table:table-cell>
          <table:table-cell table:formula="of:=([.H165]+[.I165])*[.G165]" office:value-type="float" office:value="512">
            <text:p>512</text:p>
          </table:table-cell>
          <table:table-cell table:formula="of:=[.K165]/[.J165]" office:value-type="float" office:value="0">
            <text:p>#DIV/0!</text:p>
          </table:table-cell>
          <table:table-cell table:formula="of:=[.L165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166]*[.C166]" office:value-type="float" office:value="4864">
            <text:p>486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66]));1;IF( ISNUMBER( SEARCH(&quot;vect2&quot;;[.A166]));2;IF( ISNUMBER( SEARCH(&quot;vect4&quot;;[.A166]));4;IF( ISNUMBER( SEARCH(&quot;vect8&quot;;[.A166]));8;IF( ISNUMBER( SEARCH(&quot;vect16&quot;;[.A166]));16;0)))))" office:value-type="float" office:value="8">
            <text:p>8</text:p>
          </table:table-cell>
          <table:table-cell table:formula="of:=[.G166]*[.F166]*4" office:value-type="float" office:value="32">
            <text:p>32</text:p>
          </table:table-cell>
          <table:table-cell table:formula="of:=[.G166]*[.F166]*4" office:value-type="float" office:value="32">
            <text:p>32</text:p>
          </table:table-cell>
          <table:table-cell table:formula="of:=[counters.X166]/4" office:value-type="float" office:value="0">
            <text:p>0</text:p>
          </table:table-cell>
          <table:table-cell table:formula="of:=([.H166]+[.I166])*[.G166]" office:value-type="float" office:value="512">
            <text:p>512</text:p>
          </table:table-cell>
          <table:table-cell table:formula="of:=[.K166]/[.J166]" office:value-type="float" office:value="0">
            <text:p>#DIV/0!</text:p>
          </table:table-cell>
          <table:table-cell table:formula="of:=[.L166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167]*[.C167]" office:value-type="float" office:value="5120">
            <text:p>512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67]));1;IF( ISNUMBER( SEARCH(&quot;vect2&quot;;[.A167]));2;IF( ISNUMBER( SEARCH(&quot;vect4&quot;;[.A167]));4;IF( ISNUMBER( SEARCH(&quot;vect8&quot;;[.A167]));8;IF( ISNUMBER( SEARCH(&quot;vect16&quot;;[.A167]));16;0)))))" office:value-type="float" office:value="8">
            <text:p>8</text:p>
          </table:table-cell>
          <table:table-cell table:formula="of:=[.G167]*[.F167]*4" office:value-type="float" office:value="32">
            <text:p>32</text:p>
          </table:table-cell>
          <table:table-cell table:formula="of:=[.G167]*[.F167]*4" office:value-type="float" office:value="32">
            <text:p>32</text:p>
          </table:table-cell>
          <table:table-cell table:formula="of:=[counters.X167]/4" office:value-type="float" office:value="0">
            <text:p>0</text:p>
          </table:table-cell>
          <table:table-cell table:formula="of:=([.H167]+[.I167])*[.G167]" office:value-type="float" office:value="512">
            <text:p>512</text:p>
          </table:table-cell>
          <table:table-cell table:formula="of:=[.K167]/[.J167]" office:value-type="float" office:value="0">
            <text:p>#DIV/0!</text:p>
          </table:table-cell>
          <table:table-cell table:formula="of:=[.L167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168]*[.C168]" office:value-type="float" office:value="5376">
            <text:p>537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68]));1;IF( ISNUMBER( SEARCH(&quot;vect2&quot;;[.A168]));2;IF( ISNUMBER( SEARCH(&quot;vect4&quot;;[.A168]));4;IF( ISNUMBER( SEARCH(&quot;vect8&quot;;[.A168]));8;IF( ISNUMBER( SEARCH(&quot;vect16&quot;;[.A168]));16;0)))))" office:value-type="float" office:value="8">
            <text:p>8</text:p>
          </table:table-cell>
          <table:table-cell table:formula="of:=[.G168]*[.F168]*4" office:value-type="float" office:value="32">
            <text:p>32</text:p>
          </table:table-cell>
          <table:table-cell table:formula="of:=[.G168]*[.F168]*4" office:value-type="float" office:value="32">
            <text:p>32</text:p>
          </table:table-cell>
          <table:table-cell table:formula="of:=[counters.X168]/4" office:value-type="float" office:value="2.5">
            <text:p>2,5</text:p>
          </table:table-cell>
          <table:table-cell table:formula="of:=([.H168]+[.I168])*[.G168]" office:value-type="float" office:value="512">
            <text:p>512</text:p>
          </table:table-cell>
          <table:table-cell table:formula="of:=[.K168]/[.J168]" office:value-type="float" office:value="204.8">
            <text:p>204,800</text:p>
          </table:table-cell>
          <table:table-cell table:formula="of:=[.L168]*24" office:value-type="float" office:value="4915.2">
            <text:p>4915,200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169]*[.C169]" office:value-type="float" office:value="5632">
            <text:p>563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69]));1;IF( ISNUMBER( SEARCH(&quot;vect2&quot;;[.A169]));2;IF( ISNUMBER( SEARCH(&quot;vect4&quot;;[.A169]));4;IF( ISNUMBER( SEARCH(&quot;vect8&quot;;[.A169]));8;IF( ISNUMBER( SEARCH(&quot;vect16&quot;;[.A169]));16;0)))))" office:value-type="float" office:value="8">
            <text:p>8</text:p>
          </table:table-cell>
          <table:table-cell table:formula="of:=[.G169]*[.F169]*4" office:value-type="float" office:value="32">
            <text:p>32</text:p>
          </table:table-cell>
          <table:table-cell table:formula="of:=[.G169]*[.F169]*4" office:value-type="float" office:value="32">
            <text:p>32</text:p>
          </table:table-cell>
          <table:table-cell table:formula="of:=[counters.X169]/4" office:value-type="float" office:value="3">
            <text:p>3</text:p>
          </table:table-cell>
          <table:table-cell table:formula="of:=([.H169]+[.I169])*[.G169]" office:value-type="float" office:value="512">
            <text:p>512</text:p>
          </table:table-cell>
          <table:table-cell table:formula="of:=[.K169]/[.J169]" office:value-type="float" office:value="170.666666666667">
            <text:p>170,667</text:p>
          </table:table-cell>
          <table:table-cell table:formula="of:=[.L169]*24" office:value-type="float" office:value="4096">
            <text:p>4096,000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170]*[.C170]" office:value-type="float" office:value="5888">
            <text:p>588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70]));1;IF( ISNUMBER( SEARCH(&quot;vect2&quot;;[.A170]));2;IF( ISNUMBER( SEARCH(&quot;vect4&quot;;[.A170]));4;IF( ISNUMBER( SEARCH(&quot;vect8&quot;;[.A170]));8;IF( ISNUMBER( SEARCH(&quot;vect16&quot;;[.A170]));16;0)))))" office:value-type="float" office:value="8">
            <text:p>8</text:p>
          </table:table-cell>
          <table:table-cell table:formula="of:=[.G170]*[.F170]*4" office:value-type="float" office:value="32">
            <text:p>32</text:p>
          </table:table-cell>
          <table:table-cell table:formula="of:=[.G170]*[.F170]*4" office:value-type="float" office:value="32">
            <text:p>32</text:p>
          </table:table-cell>
          <table:table-cell table:formula="of:=[counters.X170]/4" office:value-type="float" office:value="7.5">
            <text:p>7,5</text:p>
          </table:table-cell>
          <table:table-cell table:formula="of:=([.H170]+[.I170])*[.G170]" office:value-type="float" office:value="512">
            <text:p>512</text:p>
          </table:table-cell>
          <table:table-cell table:formula="of:=[.K170]/[.J170]" office:value-type="float" office:value="68.2666666666667">
            <text:p>68,267</text:p>
          </table:table-cell>
          <table:table-cell table:formula="of:=[.L170]*24" office:value-type="float" office:value="1638.4">
            <text:p>1638,400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171]*[.C171]" office:value-type="float" office:value="6144">
            <text:p>614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71]));1;IF( ISNUMBER( SEARCH(&quot;vect2&quot;;[.A171]));2;IF( ISNUMBER( SEARCH(&quot;vect4&quot;;[.A171]));4;IF( ISNUMBER( SEARCH(&quot;vect8&quot;;[.A171]));8;IF( ISNUMBER( SEARCH(&quot;vect16&quot;;[.A171]));16;0)))))" office:value-type="float" office:value="8">
            <text:p>8</text:p>
          </table:table-cell>
          <table:table-cell table:formula="of:=[.G171]*[.F171]*4" office:value-type="float" office:value="32">
            <text:p>32</text:p>
          </table:table-cell>
          <table:table-cell table:formula="of:=[.G171]*[.F171]*4" office:value-type="float" office:value="32">
            <text:p>32</text:p>
          </table:table-cell>
          <table:table-cell table:formula="of:=[counters.X171]/4" office:value-type="float" office:value="6.75">
            <text:p>6,75</text:p>
          </table:table-cell>
          <table:table-cell table:formula="of:=([.H171]+[.I171])*[.G171]" office:value-type="float" office:value="512">
            <text:p>512</text:p>
          </table:table-cell>
          <table:table-cell table:formula="of:=[.K171]/[.J171]" office:value-type="float" office:value="75.8518518518518">
            <text:p>75,852</text:p>
          </table:table-cell>
          <table:table-cell table:formula="of:=[.L171]*24" office:value-type="float" office:value="1820.44444444444">
            <text:p>1820,444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172]*[.C172]" office:value-type="float" office:value="6400">
            <text:p>640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72]));1;IF( ISNUMBER( SEARCH(&quot;vect2&quot;;[.A172]));2;IF( ISNUMBER( SEARCH(&quot;vect4&quot;;[.A172]));4;IF( ISNUMBER( SEARCH(&quot;vect8&quot;;[.A172]));8;IF( ISNUMBER( SEARCH(&quot;vect16&quot;;[.A172]));16;0)))))" office:value-type="float" office:value="8">
            <text:p>8</text:p>
          </table:table-cell>
          <table:table-cell table:formula="of:=[.G172]*[.F172]*4" office:value-type="float" office:value="32">
            <text:p>32</text:p>
          </table:table-cell>
          <table:table-cell table:formula="of:=[.G172]*[.F172]*4" office:value-type="float" office:value="32">
            <text:p>32</text:p>
          </table:table-cell>
          <table:table-cell table:formula="of:=[counters.X172]/4" office:value-type="float" office:value="9">
            <text:p>9</text:p>
          </table:table-cell>
          <table:table-cell table:formula="of:=([.H172]+[.I172])*[.G172]" office:value-type="float" office:value="512">
            <text:p>512</text:p>
          </table:table-cell>
          <table:table-cell table:formula="of:=[.K172]/[.J172]" office:value-type="float" office:value="56.8888888888889">
            <text:p>56,889</text:p>
          </table:table-cell>
          <table:table-cell table:formula="of:=[.L172]*24" office:value-type="float" office:value="1365.33333333333">
            <text:p>1365,333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173]*[.C173]" office:value-type="float" office:value="6656">
            <text:p>665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73]));1;IF( ISNUMBER( SEARCH(&quot;vect2&quot;;[.A173]));2;IF( ISNUMBER( SEARCH(&quot;vect4&quot;;[.A173]));4;IF( ISNUMBER( SEARCH(&quot;vect8&quot;;[.A173]));8;IF( ISNUMBER( SEARCH(&quot;vect16&quot;;[.A173]));16;0)))))" office:value-type="float" office:value="8">
            <text:p>8</text:p>
          </table:table-cell>
          <table:table-cell table:formula="of:=[.G173]*[.F173]*4" office:value-type="float" office:value="32">
            <text:p>32</text:p>
          </table:table-cell>
          <table:table-cell table:formula="of:=[.G173]*[.F173]*4" office:value-type="float" office:value="32">
            <text:p>32</text:p>
          </table:table-cell>
          <table:table-cell table:formula="of:=[counters.X173]/4" office:value-type="float" office:value="11.25">
            <text:p>11,25</text:p>
          </table:table-cell>
          <table:table-cell table:formula="of:=([.H173]+[.I173])*[.G173]" office:value-type="float" office:value="512">
            <text:p>512</text:p>
          </table:table-cell>
          <table:table-cell table:formula="of:=[.K173]/[.J173]" office:value-type="float" office:value="45.5111111111111">
            <text:p>45,511</text:p>
          </table:table-cell>
          <table:table-cell table:formula="of:=[.L173]*24" office:value-type="float" office:value="1092.26666666667">
            <text:p>1092,267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174]*[.C174]" office:value-type="float" office:value="6912">
            <text:p>691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74]));1;IF( ISNUMBER( SEARCH(&quot;vect2&quot;;[.A174]));2;IF( ISNUMBER( SEARCH(&quot;vect4&quot;;[.A174]));4;IF( ISNUMBER( SEARCH(&quot;vect8&quot;;[.A174]));8;IF( ISNUMBER( SEARCH(&quot;vect16&quot;;[.A174]));16;0)))))" office:value-type="float" office:value="8">
            <text:p>8</text:p>
          </table:table-cell>
          <table:table-cell table:formula="of:=[.G174]*[.F174]*4" office:value-type="float" office:value="32">
            <text:p>32</text:p>
          </table:table-cell>
          <table:table-cell table:formula="of:=[.G174]*[.F174]*4" office:value-type="float" office:value="32">
            <text:p>32</text:p>
          </table:table-cell>
          <table:table-cell table:formula="of:=[counters.X174]/4" office:value-type="float" office:value="18.5">
            <text:p>18,5</text:p>
          </table:table-cell>
          <table:table-cell table:formula="of:=([.H174]+[.I174])*[.G174]" office:value-type="float" office:value="512">
            <text:p>512</text:p>
          </table:table-cell>
          <table:table-cell table:formula="of:=[.K174]/[.J174]" office:value-type="float" office:value="27.6756756756757">
            <text:p>27,676</text:p>
          </table:table-cell>
          <table:table-cell table:formula="of:=[.L174]*24" office:value-type="float" office:value="664.216216216216">
            <text:p>664,216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175]*[.C175]" office:value-type="float" office:value="7168">
            <text:p>716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75]));1;IF( ISNUMBER( SEARCH(&quot;vect2&quot;;[.A175]));2;IF( ISNUMBER( SEARCH(&quot;vect4&quot;;[.A175]));4;IF( ISNUMBER( SEARCH(&quot;vect8&quot;;[.A175]));8;IF( ISNUMBER( SEARCH(&quot;vect16&quot;;[.A175]));16;0)))))" office:value-type="float" office:value="8">
            <text:p>8</text:p>
          </table:table-cell>
          <table:table-cell table:formula="of:=[.G175]*[.F175]*4" office:value-type="float" office:value="32">
            <text:p>32</text:p>
          </table:table-cell>
          <table:table-cell table:formula="of:=[.G175]*[.F175]*4" office:value-type="float" office:value="32">
            <text:p>32</text:p>
          </table:table-cell>
          <table:table-cell table:formula="of:=[counters.X175]/4" office:value-type="float" office:value="14.5">
            <text:p>14,5</text:p>
          </table:table-cell>
          <table:table-cell table:formula="of:=([.H175]+[.I175])*[.G175]" office:value-type="float" office:value="512">
            <text:p>512</text:p>
          </table:table-cell>
          <table:table-cell table:formula="of:=[.K175]/[.J175]" office:value-type="float" office:value="35.3103448275862">
            <text:p>35,310</text:p>
          </table:table-cell>
          <table:table-cell table:formula="of:=[.L175]*24" office:value-type="float" office:value="847.448275862069">
            <text:p>847,448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176]*[.C176]" office:value-type="float" office:value="7424">
            <text:p>742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76]));1;IF( ISNUMBER( SEARCH(&quot;vect2&quot;;[.A176]));2;IF( ISNUMBER( SEARCH(&quot;vect4&quot;;[.A176]));4;IF( ISNUMBER( SEARCH(&quot;vect8&quot;;[.A176]));8;IF( ISNUMBER( SEARCH(&quot;vect16&quot;;[.A176]));16;0)))))" office:value-type="float" office:value="8">
            <text:p>8</text:p>
          </table:table-cell>
          <table:table-cell table:formula="of:=[.G176]*[.F176]*4" office:value-type="float" office:value="32">
            <text:p>32</text:p>
          </table:table-cell>
          <table:table-cell table:formula="of:=[.G176]*[.F176]*4" office:value-type="float" office:value="32">
            <text:p>32</text:p>
          </table:table-cell>
          <table:table-cell table:formula="of:=[counters.X176]/4" office:value-type="float" office:value="15.5">
            <text:p>15,5</text:p>
          </table:table-cell>
          <table:table-cell table:formula="of:=([.H176]+[.I176])*[.G176]" office:value-type="float" office:value="512">
            <text:p>512</text:p>
          </table:table-cell>
          <table:table-cell table:formula="of:=[.K176]/[.J176]" office:value-type="float" office:value="33.0322580645161">
            <text:p>33,032</text:p>
          </table:table-cell>
          <table:table-cell table:formula="of:=[.L176]*24" office:value-type="float" office:value="792.774193548387">
            <text:p>792,774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177]*[.C177]" office:value-type="float" office:value="7680">
            <text:p>768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77]));1;IF( ISNUMBER( SEARCH(&quot;vect2&quot;;[.A177]));2;IF( ISNUMBER( SEARCH(&quot;vect4&quot;;[.A177]));4;IF( ISNUMBER( SEARCH(&quot;vect8&quot;;[.A177]));8;IF( ISNUMBER( SEARCH(&quot;vect16&quot;;[.A177]));16;0)))))" office:value-type="float" office:value="8">
            <text:p>8</text:p>
          </table:table-cell>
          <table:table-cell table:formula="of:=[.G177]*[.F177]*4" office:value-type="float" office:value="32">
            <text:p>32</text:p>
          </table:table-cell>
          <table:table-cell table:formula="of:=[.G177]*[.F177]*4" office:value-type="float" office:value="32">
            <text:p>32</text:p>
          </table:table-cell>
          <table:table-cell table:formula="of:=[counters.X177]/4" office:value-type="float" office:value="19.75">
            <text:p>19,75</text:p>
          </table:table-cell>
          <table:table-cell table:formula="of:=([.H177]+[.I177])*[.G177]" office:value-type="float" office:value="512">
            <text:p>512</text:p>
          </table:table-cell>
          <table:table-cell table:formula="of:=[.K177]/[.J177]" office:value-type="float" office:value="25.9240506329114">
            <text:p>25,924</text:p>
          </table:table-cell>
          <table:table-cell table:formula="of:=[.L177]*24" office:value-type="float" office:value="622.177215189873">
            <text:p>622,177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178]*[.C178]" office:value-type="float" office:value="7936">
            <text:p>793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78]));1;IF( ISNUMBER( SEARCH(&quot;vect2&quot;;[.A178]));2;IF( ISNUMBER( SEARCH(&quot;vect4&quot;;[.A178]));4;IF( ISNUMBER( SEARCH(&quot;vect8&quot;;[.A178]));8;IF( ISNUMBER( SEARCH(&quot;vect16&quot;;[.A178]));16;0)))))" office:value-type="float" office:value="8">
            <text:p>8</text:p>
          </table:table-cell>
          <table:table-cell table:formula="of:=[.G178]*[.F178]*4" office:value-type="float" office:value="32">
            <text:p>32</text:p>
          </table:table-cell>
          <table:table-cell table:formula="of:=[.G178]*[.F178]*4" office:value-type="float" office:value="32">
            <text:p>32</text:p>
          </table:table-cell>
          <table:table-cell table:formula="of:=[counters.X178]/4" office:value-type="float" office:value="19.5">
            <text:p>19,5</text:p>
          </table:table-cell>
          <table:table-cell table:formula="of:=([.H178]+[.I178])*[.G178]" office:value-type="float" office:value="512">
            <text:p>512</text:p>
          </table:table-cell>
          <table:table-cell table:formula="of:=[.K178]/[.J178]" office:value-type="float" office:value="26.2564102564103">
            <text:p>26,256</text:p>
          </table:table-cell>
          <table:table-cell table:formula="of:=[.L178]*24" office:value-type="float" office:value="630.153846153846">
            <text:p>630,154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179]*[.C179]" office:value-type="float" office:value="8192">
            <text:p>819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79]));1;IF( ISNUMBER( SEARCH(&quot;vect2&quot;;[.A179]));2;IF( ISNUMBER( SEARCH(&quot;vect4&quot;;[.A179]));4;IF( ISNUMBER( SEARCH(&quot;vect8&quot;;[.A179]));8;IF( ISNUMBER( SEARCH(&quot;vect16&quot;;[.A179]));16;0)))))" office:value-type="float" office:value="8">
            <text:p>8</text:p>
          </table:table-cell>
          <table:table-cell table:formula="of:=[.G179]*[.F179]*4" office:value-type="float" office:value="32">
            <text:p>32</text:p>
          </table:table-cell>
          <table:table-cell table:formula="of:=[.G179]*[.F179]*4" office:value-type="float" office:value="32">
            <text:p>32</text:p>
          </table:table-cell>
          <table:table-cell table:formula="of:=[counters.X179]/4" office:value-type="float" office:value="24.5">
            <text:p>24,5</text:p>
          </table:table-cell>
          <table:table-cell table:formula="of:=([.H179]+[.I179])*[.G179]" office:value-type="float" office:value="512">
            <text:p>512</text:p>
          </table:table-cell>
          <table:table-cell table:formula="of:=[.K179]/[.J179]" office:value-type="float" office:value="20.8979591836735">
            <text:p>20,898</text:p>
          </table:table-cell>
          <table:table-cell table:formula="of:=[.L179]*24" office:value-type="float" office:value="501.551020408163">
            <text:p>501,551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table:formula="of:=[.B180]*[.C180]" office:value-type="float" office:value="16384">
            <text:p>1638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80]));1;IF( ISNUMBER( SEARCH(&quot;vect2&quot;;[.A180]));2;IF( ISNUMBER( SEARCH(&quot;vect4&quot;;[.A180]));4;IF( ISNUMBER( SEARCH(&quot;vect8&quot;;[.A180]));8;IF( ISNUMBER( SEARCH(&quot;vect16&quot;;[.A180]));16;0)))))" office:value-type="float" office:value="8">
            <text:p>8</text:p>
          </table:table-cell>
          <table:table-cell table:formula="of:=[.G180]*[.F180]*4" office:value-type="float" office:value="32">
            <text:p>32</text:p>
          </table:table-cell>
          <table:table-cell table:formula="of:=[.G180]*[.F180]*4" office:value-type="float" office:value="32">
            <text:p>32</text:p>
          </table:table-cell>
          <table:table-cell table:formula="of:=[counters.X180]/4" office:value-type="float" office:value="71.75">
            <text:p>71,75</text:p>
          </table:table-cell>
          <table:table-cell table:formula="of:=([.H180]+[.I180])*[.G180]" office:value-type="float" office:value="512">
            <text:p>512</text:p>
          </table:table-cell>
          <table:table-cell table:formula="of:=[.K180]/[.J180]" office:value-type="float" office:value="7.13588850174216">
            <text:p>7,136</text:p>
          </table:table-cell>
          <table:table-cell table:formula="of:=[.L180]*24" office:value-type="float" office:value="171.261324041812">
            <text:p>171,261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formula="of:=[.B181]*[.C181]" office:value-type="float" office:value="32768">
            <text:p>3276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81]));1;IF( ISNUMBER( SEARCH(&quot;vect2&quot;;[.A181]));2;IF( ISNUMBER( SEARCH(&quot;vect4&quot;;[.A181]));4;IF( ISNUMBER( SEARCH(&quot;vect8&quot;;[.A181]));8;IF( ISNUMBER( SEARCH(&quot;vect16&quot;;[.A181]));16;0)))))" office:value-type="float" office:value="8">
            <text:p>8</text:p>
          </table:table-cell>
          <table:table-cell table:formula="of:=[.G181]*[.F181]*4" office:value-type="float" office:value="32">
            <text:p>32</text:p>
          </table:table-cell>
          <table:table-cell table:formula="of:=[.G181]*[.F181]*4" office:value-type="float" office:value="32">
            <text:p>32</text:p>
          </table:table-cell>
          <table:table-cell table:formula="of:=[counters.X181]/4" office:value-type="float" office:value="144.5">
            <text:p>144,5</text:p>
          </table:table-cell>
          <table:table-cell table:formula="of:=([.H181]+[.I181])*[.G181]" office:value-type="float" office:value="512">
            <text:p>512</text:p>
          </table:table-cell>
          <table:table-cell table:formula="of:=[.K181]/[.J181]" office:value-type="float" office:value="3.54325259515571">
            <text:p>3,543</text:p>
          </table:table-cell>
          <table:table-cell table:formula="of:=[.L181]*24" office:value-type="float" office:value="85.038062283737">
            <text:p>85,038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table:number-columns-repeated="2" office:value-type="float" office:value="256">
            <text:p>256</text:p>
          </table:table-cell>
          <table:table-cell table:formula="of:=[.B182]*[.C182]" office:value-type="float" office:value="65536">
            <text:p>6553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82]));1;IF( ISNUMBER( SEARCH(&quot;vect2&quot;;[.A182]));2;IF( ISNUMBER( SEARCH(&quot;vect4&quot;;[.A182]));4;IF( ISNUMBER( SEARCH(&quot;vect8&quot;;[.A182]));8;IF( ISNUMBER( SEARCH(&quot;vect16&quot;;[.A182]));16;0)))))" office:value-type="float" office:value="8">
            <text:p>8</text:p>
          </table:table-cell>
          <table:table-cell table:formula="of:=[.G182]*[.F182]*4" office:value-type="float" office:value="32">
            <text:p>32</text:p>
          </table:table-cell>
          <table:table-cell table:formula="of:=[.G182]*[.F182]*4" office:value-type="float" office:value="32">
            <text:p>32</text:p>
          </table:table-cell>
          <table:table-cell table:formula="of:=[counters.X182]/4" office:value-type="float" office:value="310.75">
            <text:p>310,75</text:p>
          </table:table-cell>
          <table:table-cell table:formula="of:=([.H182]+[.I182])*[.G182]" office:value-type="float" office:value="512">
            <text:p>512</text:p>
          </table:table-cell>
          <table:table-cell table:formula="of:=[.K182]/[.J182]" office:value-type="float" office:value="1.64762670957361">
            <text:p>1,648</text:p>
          </table:table-cell>
          <table:table-cell table:formula="of:=[.L182]*24" office:value-type="float" office:value="39.5430410297667">
            <text:p>39,543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table:formula="of:=[.B183]*[.C183]" office:value-type="float" office:value="131072">
            <text:p>13107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83]));1;IF( ISNUMBER( SEARCH(&quot;vect2&quot;;[.A183]));2;IF( ISNUMBER( SEARCH(&quot;vect4&quot;;[.A183]));4;IF( ISNUMBER( SEARCH(&quot;vect8&quot;;[.A183]));8;IF( ISNUMBER( SEARCH(&quot;vect16&quot;;[.A183]));16;0)))))" office:value-type="float" office:value="8">
            <text:p>8</text:p>
          </table:table-cell>
          <table:table-cell table:formula="of:=[.G183]*[.F183]*4" office:value-type="float" office:value="32">
            <text:p>32</text:p>
          </table:table-cell>
          <table:table-cell table:formula="of:=[.G183]*[.F183]*4" office:value-type="float" office:value="32">
            <text:p>32</text:p>
          </table:table-cell>
          <table:table-cell table:formula="of:=[counters.X183]/4" office:value-type="float" office:value="633.75">
            <text:p>633,75</text:p>
          </table:table-cell>
          <table:table-cell table:formula="of:=([.H183]+[.I183])*[.G183]" office:value-type="float" office:value="512">
            <text:p>512</text:p>
          </table:table-cell>
          <table:table-cell table:formula="of:=[.K183]/[.J183]" office:value-type="float" office:value="0.807889546351085">
            <text:p>0,808</text:p>
          </table:table-cell>
          <table:table-cell table:formula="of:=[.L183]*24" office:value-type="float" office:value="19.389349112426">
            <text:p>19,389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formula="of:=[.B184]*[.C184]" office:value-type="float" office:value="262144">
            <text:p>26214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84]));1;IF( ISNUMBER( SEARCH(&quot;vect2&quot;;[.A184]));2;IF( ISNUMBER( SEARCH(&quot;vect4&quot;;[.A184]));4;IF( ISNUMBER( SEARCH(&quot;vect8&quot;;[.A184]));8;IF( ISNUMBER( SEARCH(&quot;vect16&quot;;[.A184]));16;0)))))" office:value-type="float" office:value="8">
            <text:p>8</text:p>
          </table:table-cell>
          <table:table-cell table:formula="of:=[.G184]*[.F184]*4" office:value-type="float" office:value="32">
            <text:p>32</text:p>
          </table:table-cell>
          <table:table-cell table:formula="of:=[.G184]*[.F184]*4" office:value-type="float" office:value="32">
            <text:p>32</text:p>
          </table:table-cell>
          <table:table-cell table:formula="of:=[counters.X184]/4" office:value-type="float" office:value="1256.25">
            <text:p>1256,25</text:p>
          </table:table-cell>
          <table:table-cell table:formula="of:=([.H184]+[.I184])*[.G184]" office:value-type="float" office:value="512">
            <text:p>512</text:p>
          </table:table-cell>
          <table:table-cell table:formula="of:=[.K184]/[.J184]" office:value-type="float" office:value="0.407562189054726">
            <text:p>0,408</text:p>
          </table:table-cell>
          <table:table-cell table:formula="of:=[.L184]*24" office:value-type="float" office:value="9.78149253731343">
            <text:p>9,781</text:p>
          </table:table-cell>
          <table:table-cell table:number-columns-repeated="959"/>
        </table:table-row>
        <table:table-row table:style-name="ro2">
          <table:table-cell office:value-type="string">
            <text:p>vect8_load_store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table:formula="of:=[.B185]*[.C185]" office:value-type="float" office:value="524288">
            <text:p>52428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85]));1;IF( ISNUMBER( SEARCH(&quot;vect2&quot;;[.A185]));2;IF( ISNUMBER( SEARCH(&quot;vect4&quot;;[.A185]));4;IF( ISNUMBER( SEARCH(&quot;vect8&quot;;[.A185]));8;IF( ISNUMBER( SEARCH(&quot;vect16&quot;;[.A185]));16;0)))))" office:value-type="float" office:value="8">
            <text:p>8</text:p>
          </table:table-cell>
          <table:table-cell table:formula="of:=[.G185]*[.F185]*4" office:value-type="float" office:value="32">
            <text:p>32</text:p>
          </table:table-cell>
          <table:table-cell table:formula="of:=[.G185]*[.F185]*4" office:value-type="float" office:value="32">
            <text:p>32</text:p>
          </table:table-cell>
          <table:table-cell table:formula="of:=[counters.X185]/4" office:value-type="float" office:value="2517.5">
            <text:p>2517,5</text:p>
          </table:table-cell>
          <table:table-cell table:formula="of:=([.H185]+[.I185])*[.G185]" office:value-type="float" office:value="512">
            <text:p>512</text:p>
          </table:table-cell>
          <table:table-cell table:formula="of:=[.K185]/[.J185]" office:value-type="float" office:value="0.203376365441907">
            <text:p>0,203</text:p>
          </table:table-cell>
          <table:table-cell table:formula="of:=[.L185]*24" office:value-type="float" office:value="4.88103277060576">
            <text:p>4,881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table:number-columns-repeated="2" office:value-type="float" office:value="1">
            <text:p>1</text:p>
          </table:table-cell>
          <table:table-cell table:formula="of:=[.B186]*[.C186]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86]));1;IF( ISNUMBER( SEARCH(&quot;vect2&quot;;[.A186]));2;IF( ISNUMBER( SEARCH(&quot;vect4&quot;;[.A186]));4;IF( ISNUMBER( SEARCH(&quot;vect8&quot;;[.A186]));8;IF( ISNUMBER( SEARCH(&quot;vect16&quot;;[.A186]));16;0)))))" office:value-type="float" office:value="16">
            <text:p>16</text:p>
          </table:table-cell>
          <table:table-cell table:formula="of:=[.G186]*[.F186]*4" office:value-type="float" office:value="64">
            <text:p>64</text:p>
          </table:table-cell>
          <table:table-cell table:formula="of:=[.G186]*[.F186]*4" office:value-type="float" office:value="64">
            <text:p>64</text:p>
          </table:table-cell>
          <table:table-cell table:formula="of:=[counters.X186]/4" office:value-type="float" office:value="1.75">
            <text:p>1,75</text:p>
          </table:table-cell>
          <table:table-cell table:formula="of:=([.H186]+[.I186])*[.G186]" office:value-type="float" office:value="2048">
            <text:p>2048</text:p>
          </table:table-cell>
          <table:table-cell table:formula="of:=[.K186]/[.J186]" office:value-type="float" office:value="1170.28571428571">
            <text:p>1170,286</text:p>
          </table:table-cell>
          <table:table-cell table:formula="of:=[.L186]*24" office:value-type="float" office:value="28086.8571428571">
            <text:p>28086,857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187]*[.C187]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87]));1;IF( ISNUMBER( SEARCH(&quot;vect2&quot;;[.A187]));2;IF( ISNUMBER( SEARCH(&quot;vect4&quot;;[.A187]));4;IF( ISNUMBER( SEARCH(&quot;vect8&quot;;[.A187]));8;IF( ISNUMBER( SEARCH(&quot;vect16&quot;;[.A187]));16;0)))))" office:value-type="float" office:value="16">
            <text:p>16</text:p>
          </table:table-cell>
          <table:table-cell table:formula="of:=[.G187]*[.F187]*4" office:value-type="float" office:value="64">
            <text:p>64</text:p>
          </table:table-cell>
          <table:table-cell table:formula="of:=[.G187]*[.F187]*4" office:value-type="float" office:value="64">
            <text:p>64</text:p>
          </table:table-cell>
          <table:table-cell table:formula="of:=[counters.X187]/4" office:value-type="float" office:value="1.75">
            <text:p>1,75</text:p>
          </table:table-cell>
          <table:table-cell table:formula="of:=([.H187]+[.I187])*[.G187]" office:value-type="float" office:value="2048">
            <text:p>2048</text:p>
          </table:table-cell>
          <table:table-cell table:formula="of:=[.K187]/[.J187]" office:value-type="float" office:value="1170.28571428571">
            <text:p>1170,286</text:p>
          </table:table-cell>
          <table:table-cell table:formula="of:=[.L187]*24" office:value-type="float" office:value="28086.8571428571">
            <text:p>28086,857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188]*[.C188]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88]));1;IF( ISNUMBER( SEARCH(&quot;vect2&quot;;[.A188]));2;IF( ISNUMBER( SEARCH(&quot;vect4&quot;;[.A188]));4;IF( ISNUMBER( SEARCH(&quot;vect8&quot;;[.A188]));8;IF( ISNUMBER( SEARCH(&quot;vect16&quot;;[.A188]));16;0)))))" office:value-type="float" office:value="16">
            <text:p>16</text:p>
          </table:table-cell>
          <table:table-cell table:formula="of:=[.G188]*[.F188]*4" office:value-type="float" office:value="64">
            <text:p>64</text:p>
          </table:table-cell>
          <table:table-cell table:formula="of:=[.G188]*[.F188]*4" office:value-type="float" office:value="64">
            <text:p>64</text:p>
          </table:table-cell>
          <table:table-cell table:formula="of:=[counters.X188]/4" office:value-type="float" office:value="1.75">
            <text:p>1,75</text:p>
          </table:table-cell>
          <table:table-cell table:formula="of:=([.H188]+[.I188])*[.G188]" office:value-type="float" office:value="2048">
            <text:p>2048</text:p>
          </table:table-cell>
          <table:table-cell table:formula="of:=[.K188]/[.J188]" office:value-type="float" office:value="1170.28571428571">
            <text:p>1170,286</text:p>
          </table:table-cell>
          <table:table-cell table:formula="of:=[.L188]*24" office:value-type="float" office:value="28086.8571428571">
            <text:p>28086,857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189]*[.C189]"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89]));1;IF( ISNUMBER( SEARCH(&quot;vect2&quot;;[.A189]));2;IF( ISNUMBER( SEARCH(&quot;vect4&quot;;[.A189]));4;IF( ISNUMBER( SEARCH(&quot;vect8&quot;;[.A189]));8;IF( ISNUMBER( SEARCH(&quot;vect16&quot;;[.A189]));16;0)))))" office:value-type="float" office:value="16">
            <text:p>16</text:p>
          </table:table-cell>
          <table:table-cell table:formula="of:=[.G189]*[.F189]*4" office:value-type="float" office:value="64">
            <text:p>64</text:p>
          </table:table-cell>
          <table:table-cell table:formula="of:=[.G189]*[.F189]*4" office:value-type="float" office:value="64">
            <text:p>64</text:p>
          </table:table-cell>
          <table:table-cell table:formula="of:=[counters.X189]/4" office:value-type="float" office:value="1.75">
            <text:p>1,75</text:p>
          </table:table-cell>
          <table:table-cell table:formula="of:=([.H189]+[.I189])*[.G189]" office:value-type="float" office:value="2048">
            <text:p>2048</text:p>
          </table:table-cell>
          <table:table-cell table:formula="of:=[.K189]/[.J189]" office:value-type="float" office:value="1170.28571428571">
            <text:p>1170,286</text:p>
          </table:table-cell>
          <table:table-cell table:formula="of:=[.L189]*24" office:value-type="float" office:value="28086.8571428571">
            <text:p>28086,857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190]*[.C190]"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90]));1;IF( ISNUMBER( SEARCH(&quot;vect2&quot;;[.A190]));2;IF( ISNUMBER( SEARCH(&quot;vect4&quot;;[.A190]));4;IF( ISNUMBER( SEARCH(&quot;vect8&quot;;[.A190]));8;IF( ISNUMBER( SEARCH(&quot;vect16&quot;;[.A190]));16;0)))))" office:value-type="float" office:value="16">
            <text:p>16</text:p>
          </table:table-cell>
          <table:table-cell table:formula="of:=[.G190]*[.F190]*4" office:value-type="float" office:value="64">
            <text:p>64</text:p>
          </table:table-cell>
          <table:table-cell table:formula="of:=[.G190]*[.F190]*4" office:value-type="float" office:value="64">
            <text:p>64</text:p>
          </table:table-cell>
          <table:table-cell table:formula="of:=[counters.X190]/4" office:value-type="float" office:value="1.75">
            <text:p>1,75</text:p>
          </table:table-cell>
          <table:table-cell table:formula="of:=([.H190]+[.I190])*[.G190]" office:value-type="float" office:value="2048">
            <text:p>2048</text:p>
          </table:table-cell>
          <table:table-cell table:formula="of:=[.K190]/[.J190]" office:value-type="float" office:value="1170.28571428571">
            <text:p>1170,286</text:p>
          </table:table-cell>
          <table:table-cell table:formula="of:=[.L190]*24" office:value-type="float" office:value="28086.8571428571">
            <text:p>28086,857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191]*[.C191]"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91]));1;IF( ISNUMBER( SEARCH(&quot;vect2&quot;;[.A191]));2;IF( ISNUMBER( SEARCH(&quot;vect4&quot;;[.A191]));4;IF( ISNUMBER( SEARCH(&quot;vect8&quot;;[.A191]));8;IF( ISNUMBER( SEARCH(&quot;vect16&quot;;[.A191]));16;0)))))" office:value-type="float" office:value="16">
            <text:p>16</text:p>
          </table:table-cell>
          <table:table-cell table:formula="of:=[.G191]*[.F191]*4" office:value-type="float" office:value="64">
            <text:p>64</text:p>
          </table:table-cell>
          <table:table-cell table:formula="of:=[.G191]*[.F191]*4" office:value-type="float" office:value="64">
            <text:p>64</text:p>
          </table:table-cell>
          <table:table-cell table:formula="of:=[counters.X191]/4" office:value-type="float" office:value="0.75">
            <text:p>0,75</text:p>
          </table:table-cell>
          <table:table-cell table:formula="of:=([.H191]+[.I191])*[.G191]" office:value-type="float" office:value="2048">
            <text:p>2048</text:p>
          </table:table-cell>
          <table:table-cell table:formula="of:=[.K191]/[.J191]" office:value-type="float" office:value="2730.66666666667">
            <text:p>2730,667</text:p>
          </table:table-cell>
          <table:table-cell table:formula="of:=[.L191]*24" office:value-type="float" office:value="65536">
            <text:p>65536,000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192]*[.C192]"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92]));1;IF( ISNUMBER( SEARCH(&quot;vect2&quot;;[.A192]));2;IF( ISNUMBER( SEARCH(&quot;vect4&quot;;[.A192]));4;IF( ISNUMBER( SEARCH(&quot;vect8&quot;;[.A192]));8;IF( ISNUMBER( SEARCH(&quot;vect16&quot;;[.A192]));16;0)))))" office:value-type="float" office:value="16">
            <text:p>16</text:p>
          </table:table-cell>
          <table:table-cell table:formula="of:=[.G192]*[.F192]*4" office:value-type="float" office:value="64">
            <text:p>64</text:p>
          </table:table-cell>
          <table:table-cell table:formula="of:=[.G192]*[.F192]*4" office:value-type="float" office:value="64">
            <text:p>64</text:p>
          </table:table-cell>
          <table:table-cell table:formula="of:=[counters.X192]/4" office:value-type="float" office:value="1.5">
            <text:p>1,5</text:p>
          </table:table-cell>
          <table:table-cell table:formula="of:=([.H192]+[.I192])*[.G192]" office:value-type="float" office:value="2048">
            <text:p>2048</text:p>
          </table:table-cell>
          <table:table-cell table:formula="of:=[.K192]/[.J192]" office:value-type="float" office:value="1365.33333333333">
            <text:p>1365,333</text:p>
          </table:table-cell>
          <table:table-cell table:formula="of:=[.L192]*24" office:value-type="float" office:value="32768">
            <text:p>32768,000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193]*[.C193]" office:value-type="float" office:value="128">
            <text:p>12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93]));1;IF( ISNUMBER( SEARCH(&quot;vect2&quot;;[.A193]));2;IF( ISNUMBER( SEARCH(&quot;vect4&quot;;[.A193]));4;IF( ISNUMBER( SEARCH(&quot;vect8&quot;;[.A193]));8;IF( ISNUMBER( SEARCH(&quot;vect16&quot;;[.A193]));16;0)))))" office:value-type="float" office:value="16">
            <text:p>16</text:p>
          </table:table-cell>
          <table:table-cell table:formula="of:=[.G193]*[.F193]*4" office:value-type="float" office:value="64">
            <text:p>64</text:p>
          </table:table-cell>
          <table:table-cell table:formula="of:=[.G193]*[.F193]*4" office:value-type="float" office:value="64">
            <text:p>64</text:p>
          </table:table-cell>
          <table:table-cell table:formula="of:=[counters.X193]/4" office:value-type="float" office:value="2.25">
            <text:p>2,25</text:p>
          </table:table-cell>
          <table:table-cell table:formula="of:=([.H193]+[.I193])*[.G193]" office:value-type="float" office:value="2048">
            <text:p>2048</text:p>
          </table:table-cell>
          <table:table-cell table:formula="of:=[.K193]/[.J193]" office:value-type="float" office:value="910.222222222222">
            <text:p>910,222</text:p>
          </table:table-cell>
          <table:table-cell table:formula="of:=[.L193]*24" office:value-type="float" office:value="21845.3333333333">
            <text:p>21845,333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194]*[.C194]" office:value-type="float" office:value="256">
            <text:p>25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94]));1;IF( ISNUMBER( SEARCH(&quot;vect2&quot;;[.A194]));2;IF( ISNUMBER( SEARCH(&quot;vect4&quot;;[.A194]));4;IF( ISNUMBER( SEARCH(&quot;vect8&quot;;[.A194]));8;IF( ISNUMBER( SEARCH(&quot;vect16&quot;;[.A194]));16;0)))))" office:value-type="float" office:value="16">
            <text:p>16</text:p>
          </table:table-cell>
          <table:table-cell table:formula="of:=[.G194]*[.F194]*4" office:value-type="float" office:value="64">
            <text:p>64</text:p>
          </table:table-cell>
          <table:table-cell table:formula="of:=[.G194]*[.F194]*4" office:value-type="float" office:value="64">
            <text:p>64</text:p>
          </table:table-cell>
          <table:table-cell table:formula="of:=[counters.X194]/4" office:value-type="float" office:value="6.25">
            <text:p>6,25</text:p>
          </table:table-cell>
          <table:table-cell table:formula="of:=([.H194]+[.I194])*[.G194]" office:value-type="float" office:value="2048">
            <text:p>2048</text:p>
          </table:table-cell>
          <table:table-cell table:formula="of:=[.K194]/[.J194]" office:value-type="float" office:value="327.68">
            <text:p>327,680</text:p>
          </table:table-cell>
          <table:table-cell table:formula="of:=[.L194]*24" office:value-type="float" office:value="7864.32">
            <text:p>7864,320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195]*[.C195]" office:value-type="float" office:value="512">
            <text:p>51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95]));1;IF( ISNUMBER( SEARCH(&quot;vect2&quot;;[.A195]));2;IF( ISNUMBER( SEARCH(&quot;vect4&quot;;[.A195]));4;IF( ISNUMBER( SEARCH(&quot;vect8&quot;;[.A195]));8;IF( ISNUMBER( SEARCH(&quot;vect16&quot;;[.A195]));16;0)))))" office:value-type="float" office:value="16">
            <text:p>16</text:p>
          </table:table-cell>
          <table:table-cell table:formula="of:=[.G195]*[.F195]*4" office:value-type="float" office:value="64">
            <text:p>64</text:p>
          </table:table-cell>
          <table:table-cell table:formula="of:=[.G195]*[.F195]*4" office:value-type="float" office:value="64">
            <text:p>64</text:p>
          </table:table-cell>
          <table:table-cell table:formula="of:=[counters.X195]/4" office:value-type="float" office:value="1">
            <text:p>1</text:p>
          </table:table-cell>
          <table:table-cell table:formula="of:=([.H195]+[.I195])*[.G195]" office:value-type="float" office:value="2048">
            <text:p>2048</text:p>
          </table:table-cell>
          <table:table-cell table:formula="of:=[.K195]/[.J195]" office:value-type="float" office:value="2048">
            <text:p>2048,000</text:p>
          </table:table-cell>
          <table:table-cell table:formula="of:=[.L195]*24" office:value-type="float" office:value="49152">
            <text:p>49152,000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196]*[.C196]" office:value-type="float" office:value="768">
            <text:p>76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96]));1;IF( ISNUMBER( SEARCH(&quot;vect2&quot;;[.A196]));2;IF( ISNUMBER( SEARCH(&quot;vect4&quot;;[.A196]));4;IF( ISNUMBER( SEARCH(&quot;vect8&quot;;[.A196]));8;IF( ISNUMBER( SEARCH(&quot;vect16&quot;;[.A196]));16;0)))))" office:value-type="float" office:value="16">
            <text:p>16</text:p>
          </table:table-cell>
          <table:table-cell table:formula="of:=[.G196]*[.F196]*4" office:value-type="float" office:value="64">
            <text:p>64</text:p>
          </table:table-cell>
          <table:table-cell table:formula="of:=[.G196]*[.F196]*4" office:value-type="float" office:value="64">
            <text:p>64</text:p>
          </table:table-cell>
          <table:table-cell table:formula="of:=[counters.X196]/4" office:value-type="float" office:value="1.75">
            <text:p>1,75</text:p>
          </table:table-cell>
          <table:table-cell table:formula="of:=([.H196]+[.I196])*[.G196]" office:value-type="float" office:value="2048">
            <text:p>2048</text:p>
          </table:table-cell>
          <table:table-cell table:formula="of:=[.K196]/[.J196]" office:value-type="float" office:value="1170.28571428571">
            <text:p>1170,286</text:p>
          </table:table-cell>
          <table:table-cell table:formula="of:=[.L196]*24" office:value-type="float" office:value="28086.8571428571">
            <text:p>28086,857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197]*[.C197]" office:value-type="float" office:value="1024">
            <text:p>102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97]));1;IF( ISNUMBER( SEARCH(&quot;vect2&quot;;[.A197]));2;IF( ISNUMBER( SEARCH(&quot;vect4&quot;;[.A197]));4;IF( ISNUMBER( SEARCH(&quot;vect8&quot;;[.A197]));8;IF( ISNUMBER( SEARCH(&quot;vect16&quot;;[.A197]));16;0)))))" office:value-type="float" office:value="16">
            <text:p>16</text:p>
          </table:table-cell>
          <table:table-cell table:formula="of:=[.G197]*[.F197]*4" office:value-type="float" office:value="64">
            <text:p>64</text:p>
          </table:table-cell>
          <table:table-cell table:formula="of:=[.G197]*[.F197]*4" office:value-type="float" office:value="64">
            <text:p>64</text:p>
          </table:table-cell>
          <table:table-cell table:formula="of:=[counters.X197]/4" office:value-type="float" office:value="1.5">
            <text:p>1,5</text:p>
          </table:table-cell>
          <table:table-cell table:formula="of:=([.H197]+[.I197])*[.G197]" office:value-type="float" office:value="2048">
            <text:p>2048</text:p>
          </table:table-cell>
          <table:table-cell table:formula="of:=[.K197]/[.J197]" office:value-type="float" office:value="1365.33333333333">
            <text:p>1365,333</text:p>
          </table:table-cell>
          <table:table-cell table:formula="of:=[.L197]*24" office:value-type="float" office:value="32768">
            <text:p>32768,000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198]*[.C198]" office:value-type="float" office:value="1280">
            <text:p>128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98]));1;IF( ISNUMBER( SEARCH(&quot;vect2&quot;;[.A198]));2;IF( ISNUMBER( SEARCH(&quot;vect4&quot;;[.A198]));4;IF( ISNUMBER( SEARCH(&quot;vect8&quot;;[.A198]));8;IF( ISNUMBER( SEARCH(&quot;vect16&quot;;[.A198]));16;0)))))" office:value-type="float" office:value="16">
            <text:p>16</text:p>
          </table:table-cell>
          <table:table-cell table:formula="of:=[.G198]*[.F198]*4" office:value-type="float" office:value="64">
            <text:p>64</text:p>
          </table:table-cell>
          <table:table-cell table:formula="of:=[.G198]*[.F198]*4" office:value-type="float" office:value="64">
            <text:p>64</text:p>
          </table:table-cell>
          <table:table-cell table:formula="of:=[counters.X198]/4" office:value-type="float" office:value="1">
            <text:p>1</text:p>
          </table:table-cell>
          <table:table-cell table:formula="of:=([.H198]+[.I198])*[.G198]" office:value-type="float" office:value="2048">
            <text:p>2048</text:p>
          </table:table-cell>
          <table:table-cell table:formula="of:=[.K198]/[.J198]" office:value-type="float" office:value="2048">
            <text:p>2048,000</text:p>
          </table:table-cell>
          <table:table-cell table:formula="of:=[.L198]*24" office:value-type="float" office:value="49152">
            <text:p>49152,000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199]*[.C199]" office:value-type="float" office:value="1536">
            <text:p>153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199]));1;IF( ISNUMBER( SEARCH(&quot;vect2&quot;;[.A199]));2;IF( ISNUMBER( SEARCH(&quot;vect4&quot;;[.A199]));4;IF( ISNUMBER( SEARCH(&quot;vect8&quot;;[.A199]));8;IF( ISNUMBER( SEARCH(&quot;vect16&quot;;[.A199]));16;0)))))" office:value-type="float" office:value="16">
            <text:p>16</text:p>
          </table:table-cell>
          <table:table-cell table:formula="of:=[.G199]*[.F199]*4" office:value-type="float" office:value="64">
            <text:p>64</text:p>
          </table:table-cell>
          <table:table-cell table:formula="of:=[.G199]*[.F199]*4" office:value-type="float" office:value="64">
            <text:p>64</text:p>
          </table:table-cell>
          <table:table-cell table:formula="of:=[counters.X199]/4" office:value-type="float" office:value="1">
            <text:p>1</text:p>
          </table:table-cell>
          <table:table-cell table:formula="of:=([.H199]+[.I199])*[.G199]" office:value-type="float" office:value="2048">
            <text:p>2048</text:p>
          </table:table-cell>
          <table:table-cell table:formula="of:=[.K199]/[.J199]" office:value-type="float" office:value="2048">
            <text:p>2048,000</text:p>
          </table:table-cell>
          <table:table-cell table:formula="of:=[.L199]*24" office:value-type="float" office:value="49152">
            <text:p>49152,000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200]*[.C200]" office:value-type="float" office:value="1792">
            <text:p>179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00]));1;IF( ISNUMBER( SEARCH(&quot;vect2&quot;;[.A200]));2;IF( ISNUMBER( SEARCH(&quot;vect4&quot;;[.A200]));4;IF( ISNUMBER( SEARCH(&quot;vect8&quot;;[.A200]));8;IF( ISNUMBER( SEARCH(&quot;vect16&quot;;[.A200]));16;0)))))" office:value-type="float" office:value="16">
            <text:p>16</text:p>
          </table:table-cell>
          <table:table-cell table:formula="of:=[.G200]*[.F200]*4" office:value-type="float" office:value="64">
            <text:p>64</text:p>
          </table:table-cell>
          <table:table-cell table:formula="of:=[.G200]*[.F200]*4" office:value-type="float" office:value="64">
            <text:p>64</text:p>
          </table:table-cell>
          <table:table-cell table:formula="of:=[counters.X200]/4" office:value-type="float" office:value="5">
            <text:p>5</text:p>
          </table:table-cell>
          <table:table-cell table:formula="of:=([.H200]+[.I200])*[.G200]" office:value-type="float" office:value="2048">
            <text:p>2048</text:p>
          </table:table-cell>
          <table:table-cell table:formula="of:=[.K200]/[.J200]" office:value-type="float" office:value="409.6">
            <text:p>409,600</text:p>
          </table:table-cell>
          <table:table-cell table:formula="of:=[.L200]*24" office:value-type="float" office:value="9830.4">
            <text:p>9830,400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201]*[.C201]" office:value-type="float" office:value="2048">
            <text:p>204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01]));1;IF( ISNUMBER( SEARCH(&quot;vect2&quot;;[.A201]));2;IF( ISNUMBER( SEARCH(&quot;vect4&quot;;[.A201]));4;IF( ISNUMBER( SEARCH(&quot;vect8&quot;;[.A201]));8;IF( ISNUMBER( SEARCH(&quot;vect16&quot;;[.A201]));16;0)))))" office:value-type="float" office:value="16">
            <text:p>16</text:p>
          </table:table-cell>
          <table:table-cell table:formula="of:=[.G201]*[.F201]*4" office:value-type="float" office:value="64">
            <text:p>64</text:p>
          </table:table-cell>
          <table:table-cell table:formula="of:=[.G201]*[.F201]*4" office:value-type="float" office:value="64">
            <text:p>64</text:p>
          </table:table-cell>
          <table:table-cell table:formula="of:=[counters.X201]/4" office:value-type="float" office:value="6.25">
            <text:p>6,25</text:p>
          </table:table-cell>
          <table:table-cell table:formula="of:=([.H201]+[.I201])*[.G201]" office:value-type="float" office:value="2048">
            <text:p>2048</text:p>
          </table:table-cell>
          <table:table-cell table:formula="of:=[.K201]/[.J201]" office:value-type="float" office:value="327.68">
            <text:p>327,680</text:p>
          </table:table-cell>
          <table:table-cell table:formula="of:=[.L201]*24" office:value-type="float" office:value="7864.32">
            <text:p>7864,320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202]*[.C202]" office:value-type="float" office:value="2304">
            <text:p>230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02]));1;IF( ISNUMBER( SEARCH(&quot;vect2&quot;;[.A202]));2;IF( ISNUMBER( SEARCH(&quot;vect4&quot;;[.A202]));4;IF( ISNUMBER( SEARCH(&quot;vect8&quot;;[.A202]));8;IF( ISNUMBER( SEARCH(&quot;vect16&quot;;[.A202]));16;0)))))" office:value-type="float" office:value="16">
            <text:p>16</text:p>
          </table:table-cell>
          <table:table-cell table:formula="of:=[.G202]*[.F202]*4" office:value-type="float" office:value="64">
            <text:p>64</text:p>
          </table:table-cell>
          <table:table-cell table:formula="of:=[.G202]*[.F202]*4" office:value-type="float" office:value="64">
            <text:p>64</text:p>
          </table:table-cell>
          <table:table-cell table:formula="of:=[counters.X202]/4" office:value-type="float" office:value="3.5">
            <text:p>3,5</text:p>
          </table:table-cell>
          <table:table-cell table:formula="of:=([.H202]+[.I202])*[.G202]" office:value-type="float" office:value="2048">
            <text:p>2048</text:p>
          </table:table-cell>
          <table:table-cell table:formula="of:=[.K202]/[.J202]" office:value-type="float" office:value="585.142857142857">
            <text:p>585,143</text:p>
          </table:table-cell>
          <table:table-cell table:formula="of:=[.L202]*24" office:value-type="float" office:value="14043.4285714286">
            <text:p>14043,429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203]*[.C203]" office:value-type="float" office:value="2560">
            <text:p>256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03]));1;IF( ISNUMBER( SEARCH(&quot;vect2&quot;;[.A203]));2;IF( ISNUMBER( SEARCH(&quot;vect4&quot;;[.A203]));4;IF( ISNUMBER( SEARCH(&quot;vect8&quot;;[.A203]));8;IF( ISNUMBER( SEARCH(&quot;vect16&quot;;[.A203]));16;0)))))" office:value-type="float" office:value="16">
            <text:p>16</text:p>
          </table:table-cell>
          <table:table-cell table:formula="of:=[.G203]*[.F203]*4" office:value-type="float" office:value="64">
            <text:p>64</text:p>
          </table:table-cell>
          <table:table-cell table:formula="of:=[.G203]*[.F203]*4" office:value-type="float" office:value="64">
            <text:p>64</text:p>
          </table:table-cell>
          <table:table-cell table:formula="of:=[counters.X203]/4" office:value-type="float" office:value="1">
            <text:p>1</text:p>
          </table:table-cell>
          <table:table-cell table:formula="of:=([.H203]+[.I203])*[.G203]" office:value-type="float" office:value="2048">
            <text:p>2048</text:p>
          </table:table-cell>
          <table:table-cell table:formula="of:=[.K203]/[.J203]" office:value-type="float" office:value="2048">
            <text:p>2048,000</text:p>
          </table:table-cell>
          <table:table-cell table:formula="of:=[.L203]*24" office:value-type="float" office:value="49152">
            <text:p>49152,000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204]*[.C204]" office:value-type="float" office:value="2816">
            <text:p>281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04]));1;IF( ISNUMBER( SEARCH(&quot;vect2&quot;;[.A204]));2;IF( ISNUMBER( SEARCH(&quot;vect4&quot;;[.A204]));4;IF( ISNUMBER( SEARCH(&quot;vect8&quot;;[.A204]));8;IF( ISNUMBER( SEARCH(&quot;vect16&quot;;[.A204]));16;0)))))" office:value-type="float" office:value="16">
            <text:p>16</text:p>
          </table:table-cell>
          <table:table-cell table:formula="of:=[.G204]*[.F204]*4" office:value-type="float" office:value="64">
            <text:p>64</text:p>
          </table:table-cell>
          <table:table-cell table:formula="of:=[.G204]*[.F204]*4" office:value-type="float" office:value="64">
            <text:p>64</text:p>
          </table:table-cell>
          <table:table-cell table:formula="of:=[counters.X204]/4" office:value-type="float" office:value="0">
            <text:p>0</text:p>
          </table:table-cell>
          <table:table-cell table:formula="of:=([.H204]+[.I204])*[.G204]" office:value-type="float" office:value="2048">
            <text:p>2048</text:p>
          </table:table-cell>
          <table:table-cell table:formula="of:=[.K204]/[.J204]" office:value-type="float" office:value="0">
            <text:p>#DIV/0!</text:p>
          </table:table-cell>
          <table:table-cell table:formula="of:=[.L204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205]*[.C205]" office:value-type="float" office:value="3072">
            <text:p>307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05]));1;IF( ISNUMBER( SEARCH(&quot;vect2&quot;;[.A205]));2;IF( ISNUMBER( SEARCH(&quot;vect4&quot;;[.A205]));4;IF( ISNUMBER( SEARCH(&quot;vect8&quot;;[.A205]));8;IF( ISNUMBER( SEARCH(&quot;vect16&quot;;[.A205]));16;0)))))" office:value-type="float" office:value="16">
            <text:p>16</text:p>
          </table:table-cell>
          <table:table-cell table:formula="of:=[.G205]*[.F205]*4" office:value-type="float" office:value="64">
            <text:p>64</text:p>
          </table:table-cell>
          <table:table-cell table:formula="of:=[.G205]*[.F205]*4" office:value-type="float" office:value="64">
            <text:p>64</text:p>
          </table:table-cell>
          <table:table-cell table:formula="of:=[counters.X205]/4" office:value-type="float" office:value="0">
            <text:p>0</text:p>
          </table:table-cell>
          <table:table-cell table:formula="of:=([.H205]+[.I205])*[.G205]" office:value-type="float" office:value="2048">
            <text:p>2048</text:p>
          </table:table-cell>
          <table:table-cell table:formula="of:=[.K205]/[.J205]" office:value-type="float" office:value="0">
            <text:p>#DIV/0!</text:p>
          </table:table-cell>
          <table:table-cell table:formula="of:=[.L205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206]*[.C206]" office:value-type="float" office:value="3328">
            <text:p>332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06]));1;IF( ISNUMBER( SEARCH(&quot;vect2&quot;;[.A206]));2;IF( ISNUMBER( SEARCH(&quot;vect4&quot;;[.A206]));4;IF( ISNUMBER( SEARCH(&quot;vect8&quot;;[.A206]));8;IF( ISNUMBER( SEARCH(&quot;vect16&quot;;[.A206]));16;0)))))" office:value-type="float" office:value="16">
            <text:p>16</text:p>
          </table:table-cell>
          <table:table-cell table:formula="of:=[.G206]*[.F206]*4" office:value-type="float" office:value="64">
            <text:p>64</text:p>
          </table:table-cell>
          <table:table-cell table:formula="of:=[.G206]*[.F206]*4" office:value-type="float" office:value="64">
            <text:p>64</text:p>
          </table:table-cell>
          <table:table-cell table:formula="of:=[counters.X206]/4" office:value-type="float" office:value="0">
            <text:p>0</text:p>
          </table:table-cell>
          <table:table-cell table:formula="of:=([.H206]+[.I206])*[.G206]" office:value-type="float" office:value="2048">
            <text:p>2048</text:p>
          </table:table-cell>
          <table:table-cell table:formula="of:=[.K206]/[.J206]" office:value-type="float" office:value="0">
            <text:p>#DIV/0!</text:p>
          </table:table-cell>
          <table:table-cell table:formula="of:=[.L206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207]*[.C207]" office:value-type="float" office:value="3584">
            <text:p>358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07]));1;IF( ISNUMBER( SEARCH(&quot;vect2&quot;;[.A207]));2;IF( ISNUMBER( SEARCH(&quot;vect4&quot;;[.A207]));4;IF( ISNUMBER( SEARCH(&quot;vect8&quot;;[.A207]));8;IF( ISNUMBER( SEARCH(&quot;vect16&quot;;[.A207]));16;0)))))" office:value-type="float" office:value="16">
            <text:p>16</text:p>
          </table:table-cell>
          <table:table-cell table:formula="of:=[.G207]*[.F207]*4" office:value-type="float" office:value="64">
            <text:p>64</text:p>
          </table:table-cell>
          <table:table-cell table:formula="of:=[.G207]*[.F207]*4" office:value-type="float" office:value="64">
            <text:p>64</text:p>
          </table:table-cell>
          <table:table-cell table:formula="of:=[counters.X207]/4" office:value-type="float" office:value="0">
            <text:p>0</text:p>
          </table:table-cell>
          <table:table-cell table:formula="of:=([.H207]+[.I207])*[.G207]" office:value-type="float" office:value="2048">
            <text:p>2048</text:p>
          </table:table-cell>
          <table:table-cell table:formula="of:=[.K207]/[.J207]" office:value-type="float" office:value="0">
            <text:p>#DIV/0!</text:p>
          </table:table-cell>
          <table:table-cell table:formula="of:=[.L207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208]*[.C208]" office:value-type="float" office:value="3840">
            <text:p>384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08]));1;IF( ISNUMBER( SEARCH(&quot;vect2&quot;;[.A208]));2;IF( ISNUMBER( SEARCH(&quot;vect4&quot;;[.A208]));4;IF( ISNUMBER( SEARCH(&quot;vect8&quot;;[.A208]));8;IF( ISNUMBER( SEARCH(&quot;vect16&quot;;[.A208]));16;0)))))" office:value-type="float" office:value="16">
            <text:p>16</text:p>
          </table:table-cell>
          <table:table-cell table:formula="of:=[.G208]*[.F208]*4" office:value-type="float" office:value="64">
            <text:p>64</text:p>
          </table:table-cell>
          <table:table-cell table:formula="of:=[.G208]*[.F208]*4" office:value-type="float" office:value="64">
            <text:p>64</text:p>
          </table:table-cell>
          <table:table-cell table:formula="of:=[counters.X208]/4" office:value-type="float" office:value="0">
            <text:p>0</text:p>
          </table:table-cell>
          <table:table-cell table:formula="of:=([.H208]+[.I208])*[.G208]" office:value-type="float" office:value="2048">
            <text:p>2048</text:p>
          </table:table-cell>
          <table:table-cell table:formula="of:=[.K208]/[.J208]" office:value-type="float" office:value="0">
            <text:p>#DIV/0!</text:p>
          </table:table-cell>
          <table:table-cell table:formula="of:=[.L208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209]*[.C209]" office:value-type="float" office:value="4096">
            <text:p>409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09]));1;IF( ISNUMBER( SEARCH(&quot;vect2&quot;;[.A209]));2;IF( ISNUMBER( SEARCH(&quot;vect4&quot;;[.A209]));4;IF( ISNUMBER( SEARCH(&quot;vect8&quot;;[.A209]));8;IF( ISNUMBER( SEARCH(&quot;vect16&quot;;[.A209]));16;0)))))" office:value-type="float" office:value="16">
            <text:p>16</text:p>
          </table:table-cell>
          <table:table-cell table:formula="of:=[.G209]*[.F209]*4" office:value-type="float" office:value="64">
            <text:p>64</text:p>
          </table:table-cell>
          <table:table-cell table:formula="of:=[.G209]*[.F209]*4" office:value-type="float" office:value="64">
            <text:p>64</text:p>
          </table:table-cell>
          <table:table-cell table:formula="of:=[counters.X209]/4" office:value-type="float" office:value="0">
            <text:p>0</text:p>
          </table:table-cell>
          <table:table-cell table:formula="of:=([.H209]+[.I209])*[.G209]" office:value-type="float" office:value="2048">
            <text:p>2048</text:p>
          </table:table-cell>
          <table:table-cell table:formula="of:=[.K209]/[.J209]" office:value-type="float" office:value="0">
            <text:p>#DIV/0!</text:p>
          </table:table-cell>
          <table:table-cell table:formula="of:=[.L209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210]*[.C210]" office:value-type="float" office:value="4352">
            <text:p>435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10]));1;IF( ISNUMBER( SEARCH(&quot;vect2&quot;;[.A210]));2;IF( ISNUMBER( SEARCH(&quot;vect4&quot;;[.A210]));4;IF( ISNUMBER( SEARCH(&quot;vect8&quot;;[.A210]));8;IF( ISNUMBER( SEARCH(&quot;vect16&quot;;[.A210]));16;0)))))" office:value-type="float" office:value="16">
            <text:p>16</text:p>
          </table:table-cell>
          <table:table-cell table:formula="of:=[.G210]*[.F210]*4" office:value-type="float" office:value="64">
            <text:p>64</text:p>
          </table:table-cell>
          <table:table-cell table:formula="of:=[.G210]*[.F210]*4" office:value-type="float" office:value="64">
            <text:p>64</text:p>
          </table:table-cell>
          <table:table-cell table:formula="of:=[counters.X210]/4" office:value-type="float" office:value="0">
            <text:p>0</text:p>
          </table:table-cell>
          <table:table-cell table:formula="of:=([.H210]+[.I210])*[.G210]" office:value-type="float" office:value="2048">
            <text:p>2048</text:p>
          </table:table-cell>
          <table:table-cell table:formula="of:=[.K210]/[.J210]" office:value-type="float" office:value="0">
            <text:p>#DIV/0!</text:p>
          </table:table-cell>
          <table:table-cell table:formula="of:=[.L210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211]*[.C211]" office:value-type="float" office:value="4608">
            <text:p>460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11]));1;IF( ISNUMBER( SEARCH(&quot;vect2&quot;;[.A211]));2;IF( ISNUMBER( SEARCH(&quot;vect4&quot;;[.A211]));4;IF( ISNUMBER( SEARCH(&quot;vect8&quot;;[.A211]));8;IF( ISNUMBER( SEARCH(&quot;vect16&quot;;[.A211]));16;0)))))" office:value-type="float" office:value="16">
            <text:p>16</text:p>
          </table:table-cell>
          <table:table-cell table:formula="of:=[.G211]*[.F211]*4" office:value-type="float" office:value="64">
            <text:p>64</text:p>
          </table:table-cell>
          <table:table-cell table:formula="of:=[.G211]*[.F211]*4" office:value-type="float" office:value="64">
            <text:p>64</text:p>
          </table:table-cell>
          <table:table-cell table:formula="of:=[counters.X211]/4" office:value-type="float" office:value="0">
            <text:p>0</text:p>
          </table:table-cell>
          <table:table-cell table:formula="of:=([.H211]+[.I211])*[.G211]" office:value-type="float" office:value="2048">
            <text:p>2048</text:p>
          </table:table-cell>
          <table:table-cell table:formula="of:=[.K211]/[.J211]" office:value-type="float" office:value="0">
            <text:p>#DIV/0!</text:p>
          </table:table-cell>
          <table:table-cell table:formula="of:=[.L211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212]*[.C212]" office:value-type="float" office:value="4864">
            <text:p>486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12]));1;IF( ISNUMBER( SEARCH(&quot;vect2&quot;;[.A212]));2;IF( ISNUMBER( SEARCH(&quot;vect4&quot;;[.A212]));4;IF( ISNUMBER( SEARCH(&quot;vect8&quot;;[.A212]));8;IF( ISNUMBER( SEARCH(&quot;vect16&quot;;[.A212]));16;0)))))" office:value-type="float" office:value="16">
            <text:p>16</text:p>
          </table:table-cell>
          <table:table-cell table:formula="of:=[.G212]*[.F212]*4" office:value-type="float" office:value="64">
            <text:p>64</text:p>
          </table:table-cell>
          <table:table-cell table:formula="of:=[.G212]*[.F212]*4" office:value-type="float" office:value="64">
            <text:p>64</text:p>
          </table:table-cell>
          <table:table-cell table:formula="of:=[counters.X212]/4" office:value-type="float" office:value="0">
            <text:p>0</text:p>
          </table:table-cell>
          <table:table-cell table:formula="of:=([.H212]+[.I212])*[.G212]" office:value-type="float" office:value="2048">
            <text:p>2048</text:p>
          </table:table-cell>
          <table:table-cell table:formula="of:=[.K212]/[.J212]" office:value-type="float" office:value="0">
            <text:p>#DIV/0!</text:p>
          </table:table-cell>
          <table:table-cell table:formula="of:=[.L212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213]*[.C213]" office:value-type="float" office:value="5120">
            <text:p>512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13]));1;IF( ISNUMBER( SEARCH(&quot;vect2&quot;;[.A213]));2;IF( ISNUMBER( SEARCH(&quot;vect4&quot;;[.A213]));4;IF( ISNUMBER( SEARCH(&quot;vect8&quot;;[.A213]));8;IF( ISNUMBER( SEARCH(&quot;vect16&quot;;[.A213]));16;0)))))" office:value-type="float" office:value="16">
            <text:p>16</text:p>
          </table:table-cell>
          <table:table-cell table:formula="of:=[.G213]*[.F213]*4" office:value-type="float" office:value="64">
            <text:p>64</text:p>
          </table:table-cell>
          <table:table-cell table:formula="of:=[.G213]*[.F213]*4" office:value-type="float" office:value="64">
            <text:p>64</text:p>
          </table:table-cell>
          <table:table-cell table:formula="of:=[counters.X213]/4" office:value-type="float" office:value="0">
            <text:p>0</text:p>
          </table:table-cell>
          <table:table-cell table:formula="of:=([.H213]+[.I213])*[.G213]" office:value-type="float" office:value="2048">
            <text:p>2048</text:p>
          </table:table-cell>
          <table:table-cell table:formula="of:=[.K213]/[.J213]" office:value-type="float" office:value="0">
            <text:p>#DIV/0!</text:p>
          </table:table-cell>
          <table:table-cell table:formula="of:=[.L213]*24" office:value-type="float" office:value="0">
            <text:p>#DIV/0!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214]*[.C214]" office:value-type="float" office:value="5376">
            <text:p>537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14]));1;IF( ISNUMBER( SEARCH(&quot;vect2&quot;;[.A214]));2;IF( ISNUMBER( SEARCH(&quot;vect4&quot;;[.A214]));4;IF( ISNUMBER( SEARCH(&quot;vect8&quot;;[.A214]));8;IF( ISNUMBER( SEARCH(&quot;vect16&quot;;[.A214]));16;0)))))" office:value-type="float" office:value="16">
            <text:p>16</text:p>
          </table:table-cell>
          <table:table-cell table:formula="of:=[.G214]*[.F214]*4" office:value-type="float" office:value="64">
            <text:p>64</text:p>
          </table:table-cell>
          <table:table-cell table:formula="of:=[.G214]*[.F214]*4" office:value-type="float" office:value="64">
            <text:p>64</text:p>
          </table:table-cell>
          <table:table-cell table:formula="of:=[counters.X214]/4" office:value-type="float" office:value="7.5">
            <text:p>7,5</text:p>
          </table:table-cell>
          <table:table-cell table:formula="of:=([.H214]+[.I214])*[.G214]" office:value-type="float" office:value="2048">
            <text:p>2048</text:p>
          </table:table-cell>
          <table:table-cell table:formula="of:=[.K214]/[.J214]" office:value-type="float" office:value="273.066666666667">
            <text:p>273,067</text:p>
          </table:table-cell>
          <table:table-cell table:formula="of:=[.L214]*24" office:value-type="float" office:value="6553.6">
            <text:p>6553,600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215]*[.C215]" office:value-type="float" office:value="5632">
            <text:p>563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15]));1;IF( ISNUMBER( SEARCH(&quot;vect2&quot;;[.A215]));2;IF( ISNUMBER( SEARCH(&quot;vect4&quot;;[.A215]));4;IF( ISNUMBER( SEARCH(&quot;vect8&quot;;[.A215]));8;IF( ISNUMBER( SEARCH(&quot;vect16&quot;;[.A215]));16;0)))))" office:value-type="float" office:value="16">
            <text:p>16</text:p>
          </table:table-cell>
          <table:table-cell table:formula="of:=[.G215]*[.F215]*4" office:value-type="float" office:value="64">
            <text:p>64</text:p>
          </table:table-cell>
          <table:table-cell table:formula="of:=[.G215]*[.F215]*4" office:value-type="float" office:value="64">
            <text:p>64</text:p>
          </table:table-cell>
          <table:table-cell table:formula="of:=[counters.X215]/4" office:value-type="float" office:value="16.75">
            <text:p>16,75</text:p>
          </table:table-cell>
          <table:table-cell table:formula="of:=([.H215]+[.I215])*[.G215]" office:value-type="float" office:value="2048">
            <text:p>2048</text:p>
          </table:table-cell>
          <table:table-cell table:formula="of:=[.K215]/[.J215]" office:value-type="float" office:value="122.268656716418">
            <text:p>122,269</text:p>
          </table:table-cell>
          <table:table-cell table:formula="of:=[.L215]*24" office:value-type="float" office:value="2934.44776119403">
            <text:p>2934,448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216]*[.C216]" office:value-type="float" office:value="5888">
            <text:p>588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16]));1;IF( ISNUMBER( SEARCH(&quot;vect2&quot;;[.A216]));2;IF( ISNUMBER( SEARCH(&quot;vect4&quot;;[.A216]));4;IF( ISNUMBER( SEARCH(&quot;vect8&quot;;[.A216]));8;IF( ISNUMBER( SEARCH(&quot;vect16&quot;;[.A216]));16;0)))))" office:value-type="float" office:value="16">
            <text:p>16</text:p>
          </table:table-cell>
          <table:table-cell table:formula="of:=[.G216]*[.F216]*4" office:value-type="float" office:value="64">
            <text:p>64</text:p>
          </table:table-cell>
          <table:table-cell table:formula="of:=[.G216]*[.F216]*4" office:value-type="float" office:value="64">
            <text:p>64</text:p>
          </table:table-cell>
          <table:table-cell table:formula="of:=[counters.X216]/4" office:value-type="float" office:value="22">
            <text:p>22</text:p>
          </table:table-cell>
          <table:table-cell table:formula="of:=([.H216]+[.I216])*[.G216]" office:value-type="float" office:value="2048">
            <text:p>2048</text:p>
          </table:table-cell>
          <table:table-cell table:formula="of:=[.K216]/[.J216]" office:value-type="float" office:value="93.0909090909091">
            <text:p>93,091</text:p>
          </table:table-cell>
          <table:table-cell table:formula="of:=[.L216]*24" office:value-type="float" office:value="2234.18181818182">
            <text:p>2234,182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217]*[.C217]" office:value-type="float" office:value="6144">
            <text:p>614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17]));1;IF( ISNUMBER( SEARCH(&quot;vect2&quot;;[.A217]));2;IF( ISNUMBER( SEARCH(&quot;vect4&quot;;[.A217]));4;IF( ISNUMBER( SEARCH(&quot;vect8&quot;;[.A217]));8;IF( ISNUMBER( SEARCH(&quot;vect16&quot;;[.A217]));16;0)))))" office:value-type="float" office:value="16">
            <text:p>16</text:p>
          </table:table-cell>
          <table:table-cell table:formula="of:=[.G217]*[.F217]*4" office:value-type="float" office:value="64">
            <text:p>64</text:p>
          </table:table-cell>
          <table:table-cell table:formula="of:=[.G217]*[.F217]*4" office:value-type="float" office:value="64">
            <text:p>64</text:p>
          </table:table-cell>
          <table:table-cell table:formula="of:=[counters.X217]/4" office:value-type="float" office:value="27">
            <text:p>27</text:p>
          </table:table-cell>
          <table:table-cell table:formula="of:=([.H217]+[.I217])*[.G217]" office:value-type="float" office:value="2048">
            <text:p>2048</text:p>
          </table:table-cell>
          <table:table-cell table:formula="of:=[.K217]/[.J217]" office:value-type="float" office:value="75.8518518518518">
            <text:p>75,852</text:p>
          </table:table-cell>
          <table:table-cell table:formula="of:=[.L217]*24" office:value-type="float" office:value="1820.44444444444">
            <text:p>1820,444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218]*[.C218]" office:value-type="float" office:value="6400">
            <text:p>640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18]));1;IF( ISNUMBER( SEARCH(&quot;vect2&quot;;[.A218]));2;IF( ISNUMBER( SEARCH(&quot;vect4&quot;;[.A218]));4;IF( ISNUMBER( SEARCH(&quot;vect8&quot;;[.A218]));8;IF( ISNUMBER( SEARCH(&quot;vect16&quot;;[.A218]));16;0)))))" office:value-type="float" office:value="16">
            <text:p>16</text:p>
          </table:table-cell>
          <table:table-cell table:formula="of:=[.G218]*[.F218]*4" office:value-type="float" office:value="64">
            <text:p>64</text:p>
          </table:table-cell>
          <table:table-cell table:formula="of:=[.G218]*[.F218]*4" office:value-type="float" office:value="64">
            <text:p>64</text:p>
          </table:table-cell>
          <table:table-cell table:formula="of:=[counters.X218]/4" office:value-type="float" office:value="36.25">
            <text:p>36,25</text:p>
          </table:table-cell>
          <table:table-cell table:formula="of:=([.H218]+[.I218])*[.G218]" office:value-type="float" office:value="2048">
            <text:p>2048</text:p>
          </table:table-cell>
          <table:table-cell table:formula="of:=[.K218]/[.J218]" office:value-type="float" office:value="56.4965517241379">
            <text:p>56,497</text:p>
          </table:table-cell>
          <table:table-cell table:formula="of:=[.L218]*24" office:value-type="float" office:value="1355.91724137931">
            <text:p>1355,917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219]*[.C219]" office:value-type="float" office:value="6656">
            <text:p>665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19]));1;IF( ISNUMBER( SEARCH(&quot;vect2&quot;;[.A219]));2;IF( ISNUMBER( SEARCH(&quot;vect4&quot;;[.A219]));4;IF( ISNUMBER( SEARCH(&quot;vect8&quot;;[.A219]));8;IF( ISNUMBER( SEARCH(&quot;vect16&quot;;[.A219]));16;0)))))" office:value-type="float" office:value="16">
            <text:p>16</text:p>
          </table:table-cell>
          <table:table-cell table:formula="of:=[.G219]*[.F219]*4" office:value-type="float" office:value="64">
            <text:p>64</text:p>
          </table:table-cell>
          <table:table-cell table:formula="of:=[.G219]*[.F219]*4" office:value-type="float" office:value="64">
            <text:p>64</text:p>
          </table:table-cell>
          <table:table-cell table:formula="of:=[counters.X219]/4" office:value-type="float" office:value="33.25">
            <text:p>33,25</text:p>
          </table:table-cell>
          <table:table-cell table:formula="of:=([.H219]+[.I219])*[.G219]" office:value-type="float" office:value="2048">
            <text:p>2048</text:p>
          </table:table-cell>
          <table:table-cell table:formula="of:=[.K219]/[.J219]" office:value-type="float" office:value="61.593984962406">
            <text:p>61,594</text:p>
          </table:table-cell>
          <table:table-cell table:formula="of:=[.L219]*24" office:value-type="float" office:value="1478.25563909774">
            <text:p>1478,256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220]*[.C220]" office:value-type="float" office:value="6912">
            <text:p>691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20]));1;IF( ISNUMBER( SEARCH(&quot;vect2&quot;;[.A220]));2;IF( ISNUMBER( SEARCH(&quot;vect4&quot;;[.A220]));4;IF( ISNUMBER( SEARCH(&quot;vect8&quot;;[.A220]));8;IF( ISNUMBER( SEARCH(&quot;vect16&quot;;[.A220]));16;0)))))" office:value-type="float" office:value="16">
            <text:p>16</text:p>
          </table:table-cell>
          <table:table-cell table:formula="of:=[.G220]*[.F220]*4" office:value-type="float" office:value="64">
            <text:p>64</text:p>
          </table:table-cell>
          <table:table-cell table:formula="of:=[.G220]*[.F220]*4" office:value-type="float" office:value="64">
            <text:p>64</text:p>
          </table:table-cell>
          <table:table-cell table:formula="of:=[counters.X220]/4" office:value-type="float" office:value="36.5">
            <text:p>36,5</text:p>
          </table:table-cell>
          <table:table-cell table:formula="of:=([.H220]+[.I220])*[.G220]" office:value-type="float" office:value="2048">
            <text:p>2048</text:p>
          </table:table-cell>
          <table:table-cell table:formula="of:=[.K220]/[.J220]" office:value-type="float" office:value="56.1095890410959">
            <text:p>56,110</text:p>
          </table:table-cell>
          <table:table-cell table:formula="of:=[.L220]*24" office:value-type="float" office:value="1346.6301369863">
            <text:p>1346,630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221]*[.C221]" office:value-type="float" office:value="7168">
            <text:p>716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21]));1;IF( ISNUMBER( SEARCH(&quot;vect2&quot;;[.A221]));2;IF( ISNUMBER( SEARCH(&quot;vect4&quot;;[.A221]));4;IF( ISNUMBER( SEARCH(&quot;vect8&quot;;[.A221]));8;IF( ISNUMBER( SEARCH(&quot;vect16&quot;;[.A221]));16;0)))))" office:value-type="float" office:value="16">
            <text:p>16</text:p>
          </table:table-cell>
          <table:table-cell table:formula="of:=[.G221]*[.F221]*4" office:value-type="float" office:value="64">
            <text:p>64</text:p>
          </table:table-cell>
          <table:table-cell table:formula="of:=[.G221]*[.F221]*4" office:value-type="float" office:value="64">
            <text:p>64</text:p>
          </table:table-cell>
          <table:table-cell table:formula="of:=[counters.X221]/4" office:value-type="float" office:value="39.25">
            <text:p>39,25</text:p>
          </table:table-cell>
          <table:table-cell table:formula="of:=([.H221]+[.I221])*[.G221]" office:value-type="float" office:value="2048">
            <text:p>2048</text:p>
          </table:table-cell>
          <table:table-cell table:formula="of:=[.K221]/[.J221]" office:value-type="float" office:value="52.1783439490446">
            <text:p>52,178</text:p>
          </table:table-cell>
          <table:table-cell table:formula="of:=[.L221]*24" office:value-type="float" office:value="1252.28025477707">
            <text:p>1252,280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222]*[.C222]" office:value-type="float" office:value="7424">
            <text:p>742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22]));1;IF( ISNUMBER( SEARCH(&quot;vect2&quot;;[.A222]));2;IF( ISNUMBER( SEARCH(&quot;vect4&quot;;[.A222]));4;IF( ISNUMBER( SEARCH(&quot;vect8&quot;;[.A222]));8;IF( ISNUMBER( SEARCH(&quot;vect16&quot;;[.A222]));16;0)))))" office:value-type="float" office:value="16">
            <text:p>16</text:p>
          </table:table-cell>
          <table:table-cell table:formula="of:=[.G222]*[.F222]*4" office:value-type="float" office:value="64">
            <text:p>64</text:p>
          </table:table-cell>
          <table:table-cell table:formula="of:=[.G222]*[.F222]*4" office:value-type="float" office:value="64">
            <text:p>64</text:p>
          </table:table-cell>
          <table:table-cell table:formula="of:=[counters.X222]/4" office:value-type="float" office:value="45">
            <text:p>45</text:p>
          </table:table-cell>
          <table:table-cell table:formula="of:=([.H222]+[.I222])*[.G222]" office:value-type="float" office:value="2048">
            <text:p>2048</text:p>
          </table:table-cell>
          <table:table-cell table:formula="of:=[.K222]/[.J222]" office:value-type="float" office:value="45.5111111111111">
            <text:p>45,511</text:p>
          </table:table-cell>
          <table:table-cell table:formula="of:=[.L222]*24" office:value-type="float" office:value="1092.26666666667">
            <text:p>1092,267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223]*[.C223]" office:value-type="float" office:value="7680">
            <text:p>7680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23]));1;IF( ISNUMBER( SEARCH(&quot;vect2&quot;;[.A223]));2;IF( ISNUMBER( SEARCH(&quot;vect4&quot;;[.A223]));4;IF( ISNUMBER( SEARCH(&quot;vect8&quot;;[.A223]));8;IF( ISNUMBER( SEARCH(&quot;vect16&quot;;[.A223]));16;0)))))" office:value-type="float" office:value="16">
            <text:p>16</text:p>
          </table:table-cell>
          <table:table-cell table:formula="of:=[.G223]*[.F223]*4" office:value-type="float" office:value="64">
            <text:p>64</text:p>
          </table:table-cell>
          <table:table-cell table:formula="of:=[.G223]*[.F223]*4" office:value-type="float" office:value="64">
            <text:p>64</text:p>
          </table:table-cell>
          <table:table-cell table:formula="of:=[counters.X223]/4" office:value-type="float" office:value="46.5">
            <text:p>46,5</text:p>
          </table:table-cell>
          <table:table-cell table:formula="of:=([.H223]+[.I223])*[.G223]" office:value-type="float" office:value="2048">
            <text:p>2048</text:p>
          </table:table-cell>
          <table:table-cell table:formula="of:=[.K223]/[.J223]" office:value-type="float" office:value="44.0430107526882">
            <text:p>44,043</text:p>
          </table:table-cell>
          <table:table-cell table:formula="of:=[.L223]*24" office:value-type="float" office:value="1057.03225806452">
            <text:p>1057,032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224]*[.C224]" office:value-type="float" office:value="7936">
            <text:p>793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24]));1;IF( ISNUMBER( SEARCH(&quot;vect2&quot;;[.A224]));2;IF( ISNUMBER( SEARCH(&quot;vect4&quot;;[.A224]));4;IF( ISNUMBER( SEARCH(&quot;vect8&quot;;[.A224]));8;IF( ISNUMBER( SEARCH(&quot;vect16&quot;;[.A224]));16;0)))))" office:value-type="float" office:value="16">
            <text:p>16</text:p>
          </table:table-cell>
          <table:table-cell table:formula="of:=[.G224]*[.F224]*4" office:value-type="float" office:value="64">
            <text:p>64</text:p>
          </table:table-cell>
          <table:table-cell table:formula="of:=[.G224]*[.F224]*4" office:value-type="float" office:value="64">
            <text:p>64</text:p>
          </table:table-cell>
          <table:table-cell table:formula="of:=[counters.X224]/4" office:value-type="float" office:value="44.25">
            <text:p>44,25</text:p>
          </table:table-cell>
          <table:table-cell table:formula="of:=([.H224]+[.I224])*[.G224]" office:value-type="float" office:value="2048">
            <text:p>2048</text:p>
          </table:table-cell>
          <table:table-cell table:formula="of:=[.K224]/[.J224]" office:value-type="float" office:value="46.2824858757062">
            <text:p>46,282</text:p>
          </table:table-cell>
          <table:table-cell table:formula="of:=[.L224]*24" office:value-type="float" office:value="1110.77966101695">
            <text:p>1110,780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225]*[.C225]" office:value-type="float" office:value="8192">
            <text:p>819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25]));1;IF( ISNUMBER( SEARCH(&quot;vect2&quot;;[.A225]));2;IF( ISNUMBER( SEARCH(&quot;vect4&quot;;[.A225]));4;IF( ISNUMBER( SEARCH(&quot;vect8&quot;;[.A225]));8;IF( ISNUMBER( SEARCH(&quot;vect16&quot;;[.A225]));16;0)))))" office:value-type="float" office:value="16">
            <text:p>16</text:p>
          </table:table-cell>
          <table:table-cell table:formula="of:=[.G225]*[.F225]*4" office:value-type="float" office:value="64">
            <text:p>64</text:p>
          </table:table-cell>
          <table:table-cell table:formula="of:=[.G225]*[.F225]*4" office:value-type="float" office:value="64">
            <text:p>64</text:p>
          </table:table-cell>
          <table:table-cell table:formula="of:=[counters.X225]/4" office:value-type="float" office:value="51.75">
            <text:p>51,75</text:p>
          </table:table-cell>
          <table:table-cell table:formula="of:=([.H225]+[.I225])*[.G225]" office:value-type="float" office:value="2048">
            <text:p>2048</text:p>
          </table:table-cell>
          <table:table-cell table:formula="of:=[.K225]/[.J225]" office:value-type="float" office:value="39.5748792270531">
            <text:p>39,575</text:p>
          </table:table-cell>
          <table:table-cell table:formula="of:=[.L225]*24" office:value-type="float" office:value="949.797101449275">
            <text:p>949,797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table:formula="of:=[.B226]*[.C226]" office:value-type="float" office:value="16384">
            <text:p>1638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26]));1;IF( ISNUMBER( SEARCH(&quot;vect2&quot;;[.A226]));2;IF( ISNUMBER( SEARCH(&quot;vect4&quot;;[.A226]));4;IF( ISNUMBER( SEARCH(&quot;vect8&quot;;[.A226]));8;IF( ISNUMBER( SEARCH(&quot;vect16&quot;;[.A226]));16;0)))))" office:value-type="float" office:value="16">
            <text:p>16</text:p>
          </table:table-cell>
          <table:table-cell table:formula="of:=[.G226]*[.F226]*4" office:value-type="float" office:value="64">
            <text:p>64</text:p>
          </table:table-cell>
          <table:table-cell table:formula="of:=[.G226]*[.F226]*4" office:value-type="float" office:value="64">
            <text:p>64</text:p>
          </table:table-cell>
          <table:table-cell table:formula="of:=[counters.X226]/4" office:value-type="float" office:value="162.75">
            <text:p>162,75</text:p>
          </table:table-cell>
          <table:table-cell table:formula="of:=([.H226]+[.I226])*[.G226]" office:value-type="float" office:value="2048">
            <text:p>2048</text:p>
          </table:table-cell>
          <table:table-cell table:formula="of:=[.K226]/[.J226]" office:value-type="float" office:value="12.5837173579109">
            <text:p>12,584</text:p>
          </table:table-cell>
          <table:table-cell table:formula="of:=[.L226]*24" office:value-type="float" office:value="302.009216589862">
            <text:p>302,009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formula="of:=[.B227]*[.C227]" office:value-type="float" office:value="32768">
            <text:p>3276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27]));1;IF( ISNUMBER( SEARCH(&quot;vect2&quot;;[.A227]));2;IF( ISNUMBER( SEARCH(&quot;vect4&quot;;[.A227]));4;IF( ISNUMBER( SEARCH(&quot;vect8&quot;;[.A227]));8;IF( ISNUMBER( SEARCH(&quot;vect16&quot;;[.A227]));16;0)))))" office:value-type="float" office:value="16">
            <text:p>16</text:p>
          </table:table-cell>
          <table:table-cell table:formula="of:=[.G227]*[.F227]*4" office:value-type="float" office:value="64">
            <text:p>64</text:p>
          </table:table-cell>
          <table:table-cell table:formula="of:=[.G227]*[.F227]*4" office:value-type="float" office:value="64">
            <text:p>64</text:p>
          </table:table-cell>
          <table:table-cell table:formula="of:=[counters.X227]/4" office:value-type="float" office:value="459.25">
            <text:p>459,25</text:p>
          </table:table-cell>
          <table:table-cell table:formula="of:=([.H227]+[.I227])*[.G227]" office:value-type="float" office:value="2048">
            <text:p>2048</text:p>
          </table:table-cell>
          <table:table-cell table:formula="of:=[.K227]/[.J227]" office:value-type="float" office:value="4.4594447468699">
            <text:p>4,459</text:p>
          </table:table-cell>
          <table:table-cell table:formula="of:=[.L227]*24" office:value-type="float" office:value="107.026673924878">
            <text:p>107,027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table:number-columns-repeated="2" office:value-type="float" office:value="256">
            <text:p>256</text:p>
          </table:table-cell>
          <table:table-cell table:formula="of:=[.B228]*[.C228]" office:value-type="float" office:value="65536">
            <text:p>65536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28]));1;IF( ISNUMBER( SEARCH(&quot;vect2&quot;;[.A228]));2;IF( ISNUMBER( SEARCH(&quot;vect4&quot;;[.A228]));4;IF( ISNUMBER( SEARCH(&quot;vect8&quot;;[.A228]));8;IF( ISNUMBER( SEARCH(&quot;vect16&quot;;[.A228]));16;0)))))" office:value-type="float" office:value="16">
            <text:p>16</text:p>
          </table:table-cell>
          <table:table-cell table:formula="of:=[.G228]*[.F228]*4" office:value-type="float" office:value="64">
            <text:p>64</text:p>
          </table:table-cell>
          <table:table-cell table:formula="of:=[.G228]*[.F228]*4" office:value-type="float" office:value="64">
            <text:p>64</text:p>
          </table:table-cell>
          <table:table-cell table:formula="of:=[counters.X228]/4" office:value-type="float" office:value="1009">
            <text:p>1009</text:p>
          </table:table-cell>
          <table:table-cell table:formula="of:=([.H228]+[.I228])*[.G228]" office:value-type="float" office:value="2048">
            <text:p>2048</text:p>
          </table:table-cell>
          <table:table-cell table:formula="of:=[.K228]/[.J228]" office:value-type="float" office:value="2.02973240832507">
            <text:p>2,030</text:p>
          </table:table-cell>
          <table:table-cell table:formula="of:=[.L228]*24" office:value-type="float" office:value="48.7135777998018">
            <text:p>48,714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table:formula="of:=[.B229]*[.C229]" office:value-type="float" office:value="131072">
            <text:p>131072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29]));1;IF( ISNUMBER( SEARCH(&quot;vect2&quot;;[.A229]));2;IF( ISNUMBER( SEARCH(&quot;vect4&quot;;[.A229]));4;IF( ISNUMBER( SEARCH(&quot;vect8&quot;;[.A229]));8;IF( ISNUMBER( SEARCH(&quot;vect16&quot;;[.A229]));16;0)))))" office:value-type="float" office:value="16">
            <text:p>16</text:p>
          </table:table-cell>
          <table:table-cell table:formula="of:=[.G229]*[.F229]*4" office:value-type="float" office:value="64">
            <text:p>64</text:p>
          </table:table-cell>
          <table:table-cell table:formula="of:=[.G229]*[.F229]*4" office:value-type="float" office:value="64">
            <text:p>64</text:p>
          </table:table-cell>
          <table:table-cell table:formula="of:=[counters.X229]/4" office:value-type="float" office:value="2113">
            <text:p>2113</text:p>
          </table:table-cell>
          <table:table-cell table:formula="of:=([.H229]+[.I229])*[.G229]" office:value-type="float" office:value="2048">
            <text:p>2048</text:p>
          </table:table-cell>
          <table:table-cell table:formula="of:=[.K229]/[.J229]" office:value-type="float" office:value="0.969238050165641">
            <text:p>0,969</text:p>
          </table:table-cell>
          <table:table-cell table:formula="of:=[.L229]*24" office:value-type="float" office:value="23.2617132039754">
            <text:p>23,262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formula="of:=[.B230]*[.C230]" office:value-type="float" office:value="262144">
            <text:p>262144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30]));1;IF( ISNUMBER( SEARCH(&quot;vect2&quot;;[.A230]));2;IF( ISNUMBER( SEARCH(&quot;vect4&quot;;[.A230]));4;IF( ISNUMBER( SEARCH(&quot;vect8&quot;;[.A230]));8;IF( ISNUMBER( SEARCH(&quot;vect16&quot;;[.A230]));16;0)))))" office:value-type="float" office:value="16">
            <text:p>16</text:p>
          </table:table-cell>
          <table:table-cell table:formula="of:=[.G230]*[.F230]*4" office:value-type="float" office:value="64">
            <text:p>64</text:p>
          </table:table-cell>
          <table:table-cell table:formula="of:=[.G230]*[.F230]*4" office:value-type="float" office:value="64">
            <text:p>64</text:p>
          </table:table-cell>
          <table:table-cell table:formula="of:=[counters.X230]/4" office:value-type="float" office:value="4282.25">
            <text:p>4282,25</text:p>
          </table:table-cell>
          <table:table-cell table:formula="of:=([.H230]+[.I230])*[.G230]" office:value-type="float" office:value="2048">
            <text:p>2048</text:p>
          </table:table-cell>
          <table:table-cell table:formula="of:=[.K230]/[.J230]" office:value-type="float" office:value="0.478253254714227">
            <text:p>0,478</text:p>
          </table:table-cell>
          <table:table-cell table:formula="of:=[.L230]*24" office:value-type="float" office:value="11.4780781131415">
            <text:p>11,478</text:p>
          </table:table-cell>
          <table:table-cell table:number-columns-repeated="959"/>
        </table:table-row>
        <table:table-row table:style-name="ro2">
          <table:table-cell office:value-type="string">
            <text:p>vect16_load_store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table:formula="of:=[.B231]*[.C231]" office:value-type="float" office:value="524288">
            <text:p>524288</text:p>
          </table:table-cell>
          <table:table-cell table:number-columns-repeated="2" office:value-type="float" office:value="1">
            <text:p>1</text:p>
          </table:table-cell>
          <table:table-cell table:formula="of:=IF( ISNUMBER( SEARCH(&quot;scalar&quot;;[.A231]));1;IF( ISNUMBER( SEARCH(&quot;vect2&quot;;[.A231]));2;IF( ISNUMBER( SEARCH(&quot;vect4&quot;;[.A231]));4;IF( ISNUMBER( SEARCH(&quot;vect8&quot;;[.A231]));8;IF( ISNUMBER( SEARCH(&quot;vect16&quot;;[.A231]));16;0)))))" office:value-type="float" office:value="16">
            <text:p>16</text:p>
          </table:table-cell>
          <table:table-cell table:formula="of:=[.G231]*[.F231]*4" office:value-type="float" office:value="64">
            <text:p>64</text:p>
          </table:table-cell>
          <table:table-cell table:formula="of:=[.G231]*[.F231]*4" office:value-type="float" office:value="64">
            <text:p>64</text:p>
          </table:table-cell>
          <table:table-cell table:formula="of:=[counters.X231]/4" office:value-type="float" office:value="8832.25">
            <text:p>8832,25</text:p>
          </table:table-cell>
          <table:table-cell table:formula="of:=([.H231]+[.I231])*[.G231]" office:value-type="float" office:value="2048">
            <text:p>2048</text:p>
          </table:table-cell>
          <table:table-cell table:formula="of:=[.K231]/[.J231]" office:value-type="float" office:value="0.231877494409692">
            <text:p>0,232</text:p>
          </table:table-cell>
          <table:table-cell table:formula="of:=[.L231]*24" office:value-type="float" office:value="5.5650598658326">
            <text:p>5,565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table:number-columns-repeated="2" office:value-type="float" office:value="1">
            <text:p>1</text:p>
          </table:table-cell>
          <table:table-cell table:formula="of:=[.B232]*[.C232]" office:value-type="float" office:value="1">
            <text:p>1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32]));1;IF( ISNUMBER( SEARCH(&quot;vect2&quot;;[.A232]));2;IF( ISNUMBER( SEARCH(&quot;vect4&quot;;[.A232]));4;IF( ISNUMBER( SEARCH(&quot;vect8&quot;;[.A232]));8;IF( ISNUMBER( SEARCH(&quot;vect16&quot;;[.A232]));16;0)))))" office:value-type="float" office:value="1">
            <text:p>1</text:p>
          </table:table-cell>
          <table:table-cell table:formula="of:=[.G232]*[.F232]*4" office:value-type="float" office:value="4096">
            <text:p>4096</text:p>
          </table:table-cell>
          <table:table-cell table:formula="of:=[.G232]*[.F232]*4" office:value-type="float" office:value="4096">
            <text:p>4096</text:p>
          </table:table-cell>
          <table:table-cell table:formula="of:=[counters.X232]/4" office:value-type="float" office:value="3604">
            <text:p>3604</text:p>
          </table:table-cell>
          <table:table-cell table:formula="of:=([.H232]+[.I232])*[.G232]" office:value-type="float" office:value="8192">
            <text:p>8192</text:p>
          </table:table-cell>
          <table:table-cell table:formula="of:=[.K232]/[.J232]" office:value-type="float" office:value="2.27302996670366">
            <text:p>2,273</text:p>
          </table:table-cell>
          <table:table-cell table:formula="of:=[.L232]*24" office:value-type="float" office:value="54.5527192008879">
            <text:p>54,553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233]*[.C233]" office:value-type="float" office:value="2">
            <text:p>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33]));1;IF( ISNUMBER( SEARCH(&quot;vect2&quot;;[.A233]));2;IF( ISNUMBER( SEARCH(&quot;vect4&quot;;[.A233]));4;IF( ISNUMBER( SEARCH(&quot;vect8&quot;;[.A233]));8;IF( ISNUMBER( SEARCH(&quot;vect16&quot;;[.A233]));16;0)))))" office:value-type="float" office:value="1">
            <text:p>1</text:p>
          </table:table-cell>
          <table:table-cell table:formula="of:=[.G233]*[.F233]*4" office:value-type="float" office:value="4096">
            <text:p>4096</text:p>
          </table:table-cell>
          <table:table-cell table:formula="of:=[.G233]*[.F233]*4" office:value-type="float" office:value="4096">
            <text:p>4096</text:p>
          </table:table-cell>
          <table:table-cell table:formula="of:=[counters.X233]/4" office:value-type="float" office:value="3604">
            <text:p>3604</text:p>
          </table:table-cell>
          <table:table-cell table:formula="of:=([.H233]+[.I233])*[.G233]" office:value-type="float" office:value="8192">
            <text:p>8192</text:p>
          </table:table-cell>
          <table:table-cell table:formula="of:=[.K233]/[.J233]" office:value-type="float" office:value="2.27302996670366">
            <text:p>2,273</text:p>
          </table:table-cell>
          <table:table-cell table:formula="of:=[.L233]*24" office:value-type="float" office:value="54.5527192008879">
            <text:p>54,553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234]*[.C234]" office:value-type="float" office:value="4">
            <text:p>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34]));1;IF( ISNUMBER( SEARCH(&quot;vect2&quot;;[.A234]));2;IF( ISNUMBER( SEARCH(&quot;vect4&quot;;[.A234]));4;IF( ISNUMBER( SEARCH(&quot;vect8&quot;;[.A234]));8;IF( ISNUMBER( SEARCH(&quot;vect16&quot;;[.A234]));16;0)))))" office:value-type="float" office:value="1">
            <text:p>1</text:p>
          </table:table-cell>
          <table:table-cell table:formula="of:=[.G234]*[.F234]*4" office:value-type="float" office:value="4096">
            <text:p>4096</text:p>
          </table:table-cell>
          <table:table-cell table:formula="of:=[.G234]*[.F234]*4" office:value-type="float" office:value="4096">
            <text:p>4096</text:p>
          </table:table-cell>
          <table:table-cell table:formula="of:=[counters.X234]/4" office:value-type="float" office:value="3604">
            <text:p>3604</text:p>
          </table:table-cell>
          <table:table-cell table:formula="of:=([.H234]+[.I234])*[.G234]" office:value-type="float" office:value="8192">
            <text:p>8192</text:p>
          </table:table-cell>
          <table:table-cell table:formula="of:=[.K234]/[.J234]" office:value-type="float" office:value="2.27302996670366">
            <text:p>2,273</text:p>
          </table:table-cell>
          <table:table-cell table:formula="of:=[.L234]*24" office:value-type="float" office:value="54.5527192008879">
            <text:p>54,553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235]*[.C235]" office:value-type="float" office:value="8">
            <text:p>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35]));1;IF( ISNUMBER( SEARCH(&quot;vect2&quot;;[.A235]));2;IF( ISNUMBER( SEARCH(&quot;vect4&quot;;[.A235]));4;IF( ISNUMBER( SEARCH(&quot;vect8&quot;;[.A235]));8;IF( ISNUMBER( SEARCH(&quot;vect16&quot;;[.A235]));16;0)))))" office:value-type="float" office:value="1">
            <text:p>1</text:p>
          </table:table-cell>
          <table:table-cell table:formula="of:=[.G235]*[.F235]*4" office:value-type="float" office:value="4096">
            <text:p>4096</text:p>
          </table:table-cell>
          <table:table-cell table:formula="of:=[.G235]*[.F235]*4" office:value-type="float" office:value="4096">
            <text:p>4096</text:p>
          </table:table-cell>
          <table:table-cell table:formula="of:=[counters.X235]/4" office:value-type="float" office:value="3604">
            <text:p>3604</text:p>
          </table:table-cell>
          <table:table-cell table:formula="of:=([.H235]+[.I235])*[.G235]" office:value-type="float" office:value="8192">
            <text:p>8192</text:p>
          </table:table-cell>
          <table:table-cell table:formula="of:=[.K235]/[.J235]" office:value-type="float" office:value="2.27302996670366">
            <text:p>2,273</text:p>
          </table:table-cell>
          <table:table-cell table:formula="of:=[.L235]*24" office:value-type="float" office:value="54.5527192008879">
            <text:p>54,553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236]*[.C236]" office:value-type="float" office:value="16">
            <text:p>1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36]));1;IF( ISNUMBER( SEARCH(&quot;vect2&quot;;[.A236]));2;IF( ISNUMBER( SEARCH(&quot;vect4&quot;;[.A236]));4;IF( ISNUMBER( SEARCH(&quot;vect8&quot;;[.A236]));8;IF( ISNUMBER( SEARCH(&quot;vect16&quot;;[.A236]));16;0)))))" office:value-type="float" office:value="1">
            <text:p>1</text:p>
          </table:table-cell>
          <table:table-cell table:formula="of:=[.G236]*[.F236]*4" office:value-type="float" office:value="4096">
            <text:p>4096</text:p>
          </table:table-cell>
          <table:table-cell table:formula="of:=[.G236]*[.F236]*4" office:value-type="float" office:value="4096">
            <text:p>4096</text:p>
          </table:table-cell>
          <table:table-cell table:formula="of:=[counters.X236]/4" office:value-type="float" office:value="3604">
            <text:p>3604</text:p>
          </table:table-cell>
          <table:table-cell table:formula="of:=([.H236]+[.I236])*[.G236]" office:value-type="float" office:value="8192">
            <text:p>8192</text:p>
          </table:table-cell>
          <table:table-cell table:formula="of:=[.K236]/[.J236]" office:value-type="float" office:value="2.27302996670366">
            <text:p>2,273</text:p>
          </table:table-cell>
          <table:table-cell table:formula="of:=[.L236]*24" office:value-type="float" office:value="54.5527192008879">
            <text:p>54,553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237]*[.C237]" office:value-type="float" office:value="32">
            <text:p>3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37]));1;IF( ISNUMBER( SEARCH(&quot;vect2&quot;;[.A237]));2;IF( ISNUMBER( SEARCH(&quot;vect4&quot;;[.A237]));4;IF( ISNUMBER( SEARCH(&quot;vect8&quot;;[.A237]));8;IF( ISNUMBER( SEARCH(&quot;vect16&quot;;[.A237]));16;0)))))" office:value-type="float" office:value="1">
            <text:p>1</text:p>
          </table:table-cell>
          <table:table-cell table:formula="of:=[.G237]*[.F237]*4" office:value-type="float" office:value="4096">
            <text:p>4096</text:p>
          </table:table-cell>
          <table:table-cell table:formula="of:=[.G237]*[.F237]*4" office:value-type="float" office:value="4096">
            <text:p>4096</text:p>
          </table:table-cell>
          <table:table-cell table:formula="of:=[counters.X237]/4" office:value-type="float" office:value="3604">
            <text:p>3604</text:p>
          </table:table-cell>
          <table:table-cell table:formula="of:=([.H237]+[.I237])*[.G237]" office:value-type="float" office:value="8192">
            <text:p>8192</text:p>
          </table:table-cell>
          <table:table-cell table:formula="of:=[.K237]/[.J237]" office:value-type="float" office:value="2.27302996670366">
            <text:p>2,273</text:p>
          </table:table-cell>
          <table:table-cell table:formula="of:=[.L237]*24" office:value-type="float" office:value="54.5527192008879">
            <text:p>54,553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238]*[.C238]" office:value-type="float" office:value="64">
            <text:p>6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38]));1;IF( ISNUMBER( SEARCH(&quot;vect2&quot;;[.A238]));2;IF( ISNUMBER( SEARCH(&quot;vect4&quot;;[.A238]));4;IF( ISNUMBER( SEARCH(&quot;vect8&quot;;[.A238]));8;IF( ISNUMBER( SEARCH(&quot;vect16&quot;;[.A238]));16;0)))))" office:value-type="float" office:value="1">
            <text:p>1</text:p>
          </table:table-cell>
          <table:table-cell table:formula="of:=[.G238]*[.F238]*4" office:value-type="float" office:value="4096">
            <text:p>4096</text:p>
          </table:table-cell>
          <table:table-cell table:formula="of:=[.G238]*[.F238]*4" office:value-type="float" office:value="4096">
            <text:p>4096</text:p>
          </table:table-cell>
          <table:table-cell table:formula="of:=[counters.X238]/4" office:value-type="float" office:value="7208">
            <text:p>7208</text:p>
          </table:table-cell>
          <table:table-cell table:formula="of:=([.H238]+[.I238])*[.G238]" office:value-type="float" office:value="8192">
            <text:p>8192</text:p>
          </table:table-cell>
          <table:table-cell table:formula="of:=[.K238]/[.J238]" office:value-type="float" office:value="1.13651498335183">
            <text:p>1,137</text:p>
          </table:table-cell>
          <table:table-cell table:formula="of:=[.L238]*24" office:value-type="float" office:value="27.276359600444">
            <text:p>27,276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239]*[.C239]" office:value-type="float" office:value="128">
            <text:p>12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39]));1;IF( ISNUMBER( SEARCH(&quot;vect2&quot;;[.A239]));2;IF( ISNUMBER( SEARCH(&quot;vect4&quot;;[.A239]));4;IF( ISNUMBER( SEARCH(&quot;vect8&quot;;[.A239]));8;IF( ISNUMBER( SEARCH(&quot;vect16&quot;;[.A239]));16;0)))))" office:value-type="float" office:value="1">
            <text:p>1</text:p>
          </table:table-cell>
          <table:table-cell table:formula="of:=[.G239]*[.F239]*4" office:value-type="float" office:value="4096">
            <text:p>4096</text:p>
          </table:table-cell>
          <table:table-cell table:formula="of:=[.G239]*[.F239]*4" office:value-type="float" office:value="4096">
            <text:p>4096</text:p>
          </table:table-cell>
          <table:table-cell table:formula="of:=[counters.X239]/4" office:value-type="float" office:value="14416">
            <text:p>14416</text:p>
          </table:table-cell>
          <table:table-cell table:formula="of:=([.H239]+[.I239])*[.G239]" office:value-type="float" office:value="8192">
            <text:p>8192</text:p>
          </table:table-cell>
          <table:table-cell table:formula="of:=[.K239]/[.J239]" office:value-type="float" office:value="0.568257491675916">
            <text:p>0,568</text:p>
          </table:table-cell>
          <table:table-cell table:formula="of:=[.L239]*24" office:value-type="float" office:value="13.638179800222">
            <text:p>13,638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240]*[.C240]" office:value-type="float" office:value="256">
            <text:p>25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40]));1;IF( ISNUMBER( SEARCH(&quot;vect2&quot;;[.A240]));2;IF( ISNUMBER( SEARCH(&quot;vect4&quot;;[.A240]));4;IF( ISNUMBER( SEARCH(&quot;vect8&quot;;[.A240]));8;IF( ISNUMBER( SEARCH(&quot;vect16&quot;;[.A240]));16;0)))))" office:value-type="float" office:value="1">
            <text:p>1</text:p>
          </table:table-cell>
          <table:table-cell table:formula="of:=[.G240]*[.F240]*4" office:value-type="float" office:value="4096">
            <text:p>4096</text:p>
          </table:table-cell>
          <table:table-cell table:formula="of:=[.G240]*[.F240]*4" office:value-type="float" office:value="4096">
            <text:p>4096</text:p>
          </table:table-cell>
          <table:table-cell table:formula="of:=[counters.X240]/4" office:value-type="float" office:value="28832">
            <text:p>28832</text:p>
          </table:table-cell>
          <table:table-cell table:formula="of:=([.H240]+[.I240])*[.G240]" office:value-type="float" office:value="8192">
            <text:p>8192</text:p>
          </table:table-cell>
          <table:table-cell table:formula="of:=[.K240]/[.J240]" office:value-type="float" office:value="0.284128745837958">
            <text:p>0,284</text:p>
          </table:table-cell>
          <table:table-cell table:formula="of:=[.L240]*24" office:value-type="float" office:value="6.81908990011099">
            <text:p>6,819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241]*[.C241]" office:value-type="float" office:value="512">
            <text:p>51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41]));1;IF( ISNUMBER( SEARCH(&quot;vect2&quot;;[.A241]));2;IF( ISNUMBER( SEARCH(&quot;vect4&quot;;[.A241]));4;IF( ISNUMBER( SEARCH(&quot;vect8&quot;;[.A241]));8;IF( ISNUMBER( SEARCH(&quot;vect16&quot;;[.A241]));16;0)))))" office:value-type="float" office:value="1">
            <text:p>1</text:p>
          </table:table-cell>
          <table:table-cell table:formula="of:=[.G241]*[.F241]*4" office:value-type="float" office:value="4096">
            <text:p>4096</text:p>
          </table:table-cell>
          <table:table-cell table:formula="of:=[.G241]*[.F241]*4" office:value-type="float" office:value="4096">
            <text:p>4096</text:p>
          </table:table-cell>
          <table:table-cell table:formula="of:=[counters.X241]/4" office:value-type="float" office:value="57664">
            <text:p>57664</text:p>
          </table:table-cell>
          <table:table-cell table:formula="of:=([.H241]+[.I241])*[.G241]" office:value-type="float" office:value="8192">
            <text:p>8192</text:p>
          </table:table-cell>
          <table:table-cell table:formula="of:=[.K241]/[.J241]" office:value-type="float" office:value="0.142064372918979">
            <text:p>0,142</text:p>
          </table:table-cell>
          <table:table-cell table:formula="of:=[.L241]*24" office:value-type="float" office:value="3.40954495005549">
            <text:p>3,410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242]*[.C242]" office:value-type="float" office:value="768">
            <text:p>76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42]));1;IF( ISNUMBER( SEARCH(&quot;vect2&quot;;[.A242]));2;IF( ISNUMBER( SEARCH(&quot;vect4&quot;;[.A242]));4;IF( ISNUMBER( SEARCH(&quot;vect8&quot;;[.A242]));8;IF( ISNUMBER( SEARCH(&quot;vect16&quot;;[.A242]));16;0)))))" office:value-type="float" office:value="1">
            <text:p>1</text:p>
          </table:table-cell>
          <table:table-cell table:formula="of:=[.G242]*[.F242]*4" office:value-type="float" office:value="4096">
            <text:p>4096</text:p>
          </table:table-cell>
          <table:table-cell table:formula="of:=[.G242]*[.F242]*4" office:value-type="float" office:value="4096">
            <text:p>4096</text:p>
          </table:table-cell>
          <table:table-cell table:formula="of:=[counters.X242]/4" office:value-type="float" office:value="86496">
            <text:p>86496</text:p>
          </table:table-cell>
          <table:table-cell table:formula="of:=([.H242]+[.I242])*[.G242]" office:value-type="float" office:value="8192">
            <text:p>8192</text:p>
          </table:table-cell>
          <table:table-cell table:formula="of:=[.K242]/[.J242]" office:value-type="float" office:value="0.0947095819459859">
            <text:p>0,095</text:p>
          </table:table-cell>
          <table:table-cell table:formula="of:=[.L242]*24" office:value-type="float" office:value="2.27302996670366">
            <text:p>2,273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243]*[.C243]" office:value-type="float" office:value="1024">
            <text:p>102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43]));1;IF( ISNUMBER( SEARCH(&quot;vect2&quot;;[.A243]));2;IF( ISNUMBER( SEARCH(&quot;vect4&quot;;[.A243]));4;IF( ISNUMBER( SEARCH(&quot;vect8&quot;;[.A243]));8;IF( ISNUMBER( SEARCH(&quot;vect16&quot;;[.A243]));16;0)))))" office:value-type="float" office:value="1">
            <text:p>1</text:p>
          </table:table-cell>
          <table:table-cell table:formula="of:=[.G243]*[.F243]*4" office:value-type="float" office:value="4096">
            <text:p>4096</text:p>
          </table:table-cell>
          <table:table-cell table:formula="of:=[.G243]*[.F243]*4" office:value-type="float" office:value="4096">
            <text:p>4096</text:p>
          </table:table-cell>
          <table:table-cell table:formula="of:=[counters.X243]/4" office:value-type="float" office:value="86508">
            <text:p>86508</text:p>
          </table:table-cell>
          <table:table-cell table:formula="of:=([.H243]+[.I243])*[.G243]" office:value-type="float" office:value="8192">
            <text:p>8192</text:p>
          </table:table-cell>
          <table:table-cell table:formula="of:=[.K243]/[.J243]" office:value-type="float" office:value="0.0946964442594904">
            <text:p>0,095</text:p>
          </table:table-cell>
          <table:table-cell table:formula="of:=[.L243]*24" office:value-type="float" office:value="2.27271466222777">
            <text:p>2,273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244]*[.C244]" office:value-type="float" office:value="1280">
            <text:p>1280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44]));1;IF( ISNUMBER( SEARCH(&quot;vect2&quot;;[.A244]));2;IF( ISNUMBER( SEARCH(&quot;vect4&quot;;[.A244]));4;IF( ISNUMBER( SEARCH(&quot;vect8&quot;;[.A244]));8;IF( ISNUMBER( SEARCH(&quot;vect16&quot;;[.A244]));16;0)))))" office:value-type="float" office:value="1">
            <text:p>1</text:p>
          </table:table-cell>
          <table:table-cell table:formula="of:=[.G244]*[.F244]*4" office:value-type="float" office:value="4096">
            <text:p>4096</text:p>
          </table:table-cell>
          <table:table-cell table:formula="of:=[.G244]*[.F244]*4" office:value-type="float" office:value="4096">
            <text:p>4096</text:p>
          </table:table-cell>
          <table:table-cell table:formula="of:=[counters.X244]/4" office:value-type="float" office:value="86520">
            <text:p>86520</text:p>
          </table:table-cell>
          <table:table-cell table:formula="of:=([.H244]+[.I244])*[.G244]" office:value-type="float" office:value="8192">
            <text:p>8192</text:p>
          </table:table-cell>
          <table:table-cell table:formula="of:=[.K244]/[.J244]" office:value-type="float" office:value="0.0946833102172908">
            <text:p>0,095</text:p>
          </table:table-cell>
          <table:table-cell table:formula="of:=[.L244]*24" office:value-type="float" office:value="2.27239944521498">
            <text:p>2,272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245]*[.C245]" office:value-type="float" office:value="1536">
            <text:p>153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45]));1;IF( ISNUMBER( SEARCH(&quot;vect2&quot;;[.A245]));2;IF( ISNUMBER( SEARCH(&quot;vect4&quot;;[.A245]));4;IF( ISNUMBER( SEARCH(&quot;vect8&quot;;[.A245]));8;IF( ISNUMBER( SEARCH(&quot;vect16&quot;;[.A245]));16;0)))))" office:value-type="float" office:value="1">
            <text:p>1</text:p>
          </table:table-cell>
          <table:table-cell table:formula="of:=[.G245]*[.F245]*4" office:value-type="float" office:value="4096">
            <text:p>4096</text:p>
          </table:table-cell>
          <table:table-cell table:formula="of:=[.G245]*[.F245]*4" office:value-type="float" office:value="4096">
            <text:p>4096</text:p>
          </table:table-cell>
          <table:table-cell table:formula="of:=[counters.X245]/4" office:value-type="float" office:value="86532">
            <text:p>86532</text:p>
          </table:table-cell>
          <table:table-cell table:formula="of:=([.H245]+[.I245])*[.G245]" office:value-type="float" office:value="8192">
            <text:p>8192</text:p>
          </table:table-cell>
          <table:table-cell table:formula="of:=[.K245]/[.J245]" office:value-type="float" office:value="0.0946701798178708">
            <text:p>0,095</text:p>
          </table:table-cell>
          <table:table-cell table:formula="of:=[.L245]*24" office:value-type="float" office:value="2.2720843156289">
            <text:p>2,272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246]*[.C246]" office:value-type="float" office:value="1792">
            <text:p>179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46]));1;IF( ISNUMBER( SEARCH(&quot;vect2&quot;;[.A246]));2;IF( ISNUMBER( SEARCH(&quot;vect4&quot;;[.A246]));4;IF( ISNUMBER( SEARCH(&quot;vect8&quot;;[.A246]));8;IF( ISNUMBER( SEARCH(&quot;vect16&quot;;[.A246]));16;0)))))" office:value-type="float" office:value="1">
            <text:p>1</text:p>
          </table:table-cell>
          <table:table-cell table:formula="of:=[.G246]*[.F246]*4" office:value-type="float" office:value="4096">
            <text:p>4096</text:p>
          </table:table-cell>
          <table:table-cell table:formula="of:=[.G246]*[.F246]*4" office:value-type="float" office:value="4096">
            <text:p>4096</text:p>
          </table:table-cell>
          <table:table-cell table:formula="of:=[counters.X246]/4" office:value-type="float" office:value="101042.75">
            <text:p>101042,75</text:p>
          </table:table-cell>
          <table:table-cell table:formula="of:=([.H246]+[.I246])*[.G246]" office:value-type="float" office:value="8192">
            <text:p>8192</text:p>
          </table:table-cell>
          <table:table-cell table:formula="of:=[.K246]/[.J246]" office:value-type="float" office:value="0.0810745946641397">
            <text:p>0,081</text:p>
          </table:table-cell>
          <table:table-cell table:formula="of:=[.L246]*24" office:value-type="float" office:value="1.94579027193935">
            <text:p>1,946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247]*[.C247]" office:value-type="float" office:value="2048">
            <text:p>204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47]));1;IF( ISNUMBER( SEARCH(&quot;vect2&quot;;[.A247]));2;IF( ISNUMBER( SEARCH(&quot;vect4&quot;;[.A247]));4;IF( ISNUMBER( SEARCH(&quot;vect8&quot;;[.A247]));8;IF( ISNUMBER( SEARCH(&quot;vect16&quot;;[.A247]));16;0)))))" office:value-type="float" office:value="1">
            <text:p>1</text:p>
          </table:table-cell>
          <table:table-cell table:formula="of:=[.G247]*[.F247]*4" office:value-type="float" office:value="4096">
            <text:p>4096</text:p>
          </table:table-cell>
          <table:table-cell table:formula="of:=[.G247]*[.F247]*4" office:value-type="float" office:value="4096">
            <text:p>4096</text:p>
          </table:table-cell>
          <table:table-cell table:formula="of:=[counters.X247]/4" office:value-type="float" office:value="115433.5">
            <text:p>115433,5</text:p>
          </table:table-cell>
          <table:table-cell table:formula="of:=([.H247]+[.I247])*[.G247]" office:value-type="float" office:value="8192">
            <text:p>8192</text:p>
          </table:table-cell>
          <table:table-cell table:formula="of:=[.K247]/[.J247]" office:value-type="float" office:value="0.0709672668679369">
            <text:p>0,071</text:p>
          </table:table-cell>
          <table:table-cell table:formula="of:=[.L247]*24" office:value-type="float" office:value="1.70321440483049">
            <text:p>1,703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248]*[.C248]" office:value-type="float" office:value="2304">
            <text:p>230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48]));1;IF( ISNUMBER( SEARCH(&quot;vect2&quot;;[.A248]));2;IF( ISNUMBER( SEARCH(&quot;vect4&quot;;[.A248]));4;IF( ISNUMBER( SEARCH(&quot;vect8&quot;;[.A248]));8;IF( ISNUMBER( SEARCH(&quot;vect16&quot;;[.A248]));16;0)))))" office:value-type="float" office:value="1">
            <text:p>1</text:p>
          </table:table-cell>
          <table:table-cell table:formula="of:=[.G248]*[.F248]*4" office:value-type="float" office:value="4096">
            <text:p>4096</text:p>
          </table:table-cell>
          <table:table-cell table:formula="of:=[.G248]*[.F248]*4" office:value-type="float" office:value="4096">
            <text:p>4096</text:p>
          </table:table-cell>
          <table:table-cell table:formula="of:=[counters.X248]/4" office:value-type="float" office:value="130010.5">
            <text:p>130010,5</text:p>
          </table:table-cell>
          <table:table-cell table:formula="of:=([.H248]+[.I248])*[.G248]" office:value-type="float" office:value="8192">
            <text:p>8192</text:p>
          </table:table-cell>
          <table:table-cell table:formula="of:=[.K248]/[.J248]" office:value-type="float" office:value="0.0630102953223009">
            <text:p>0,063</text:p>
          </table:table-cell>
          <table:table-cell table:formula="of:=[.L248]*24" office:value-type="float" office:value="1.51224708773522">
            <text:p>1,512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249]*[.C249]" office:value-type="float" office:value="2560">
            <text:p>2560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49]));1;IF( ISNUMBER( SEARCH(&quot;vect2&quot;;[.A249]));2;IF( ISNUMBER( SEARCH(&quot;vect4&quot;;[.A249]));4;IF( ISNUMBER( SEARCH(&quot;vect8&quot;;[.A249]));8;IF( ISNUMBER( SEARCH(&quot;vect16&quot;;[.A249]));16;0)))))" office:value-type="float" office:value="1">
            <text:p>1</text:p>
          </table:table-cell>
          <table:table-cell table:formula="of:=[.G249]*[.F249]*4" office:value-type="float" office:value="4096">
            <text:p>4096</text:p>
          </table:table-cell>
          <table:table-cell table:formula="of:=[.G249]*[.F249]*4" office:value-type="float" office:value="4096">
            <text:p>4096</text:p>
          </table:table-cell>
          <table:table-cell table:formula="of:=[counters.X249]/4" office:value-type="float" office:value="144234.75">
            <text:p>144234,75</text:p>
          </table:table-cell>
          <table:table-cell table:formula="of:=([.H249]+[.I249])*[.G249]" office:value-type="float" office:value="8192">
            <text:p>8192</text:p>
          </table:table-cell>
          <table:table-cell table:formula="of:=[.K249]/[.J249]" office:value-type="float" office:value="0.0567962990888118">
            <text:p>0,057</text:p>
          </table:table-cell>
          <table:table-cell table:formula="of:=[.L249]*24" office:value-type="float" office:value="1.36311117813148">
            <text:p>1,363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250]*[.C250]" office:value-type="float" office:value="2816">
            <text:p>281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50]));1;IF( ISNUMBER( SEARCH(&quot;vect2&quot;;[.A250]));2;IF( ISNUMBER( SEARCH(&quot;vect4&quot;;[.A250]));4;IF( ISNUMBER( SEARCH(&quot;vect8&quot;;[.A250]));8;IF( ISNUMBER( SEARCH(&quot;vect16&quot;;[.A250]));16;0)))))" office:value-type="float" office:value="1">
            <text:p>1</text:p>
          </table:table-cell>
          <table:table-cell table:formula="of:=[.G250]*[.F250]*4" office:value-type="float" office:value="4096">
            <text:p>4096</text:p>
          </table:table-cell>
          <table:table-cell table:formula="of:=[.G250]*[.F250]*4" office:value-type="float" office:value="4096">
            <text:p>4096</text:p>
          </table:table-cell>
          <table:table-cell table:formula="of:=[counters.X250]/4" office:value-type="float" office:value="158445">
            <text:p>158445</text:p>
          </table:table-cell>
          <table:table-cell table:formula="of:=([.H250]+[.I250])*[.G250]" office:value-type="float" office:value="8192">
            <text:p>8192</text:p>
          </table:table-cell>
          <table:table-cell table:formula="of:=[.K250]/[.J250]" office:value-type="float" office:value="0.0517024835116286">
            <text:p>0,052</text:p>
          </table:table-cell>
          <table:table-cell table:formula="of:=[.L250]*24" office:value-type="float" office:value="1.24085960427909">
            <text:p>1,241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251]*[.C251]" office:value-type="float" office:value="3072">
            <text:p>307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51]));1;IF( ISNUMBER( SEARCH(&quot;vect2&quot;;[.A251]));2;IF( ISNUMBER( SEARCH(&quot;vect4&quot;;[.A251]));4;IF( ISNUMBER( SEARCH(&quot;vect8&quot;;[.A251]));8;IF( ISNUMBER( SEARCH(&quot;vect16&quot;;[.A251]));16;0)))))" office:value-type="float" office:value="1">
            <text:p>1</text:p>
          </table:table-cell>
          <table:table-cell table:formula="of:=[.G251]*[.F251]*4" office:value-type="float" office:value="4096">
            <text:p>4096</text:p>
          </table:table-cell>
          <table:table-cell table:formula="of:=[.G251]*[.F251]*4" office:value-type="float" office:value="4096">
            <text:p>4096</text:p>
          </table:table-cell>
          <table:table-cell table:formula="of:=[counters.X251]/4" office:value-type="float" office:value="172774.25">
            <text:p>172774,25</text:p>
          </table:table-cell>
          <table:table-cell table:formula="of:=([.H251]+[.I251])*[.G251]" office:value-type="float" office:value="8192">
            <text:p>8192</text:p>
          </table:table-cell>
          <table:table-cell table:formula="of:=[.K251]/[.J251]" office:value-type="float" office:value="0.0474144729321644">
            <text:p>0,047</text:p>
          </table:table-cell>
          <table:table-cell table:formula="of:=[.L251]*24" office:value-type="float" office:value="1.13794735037194">
            <text:p>1,138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252]*[.C252]" office:value-type="float" office:value="3328">
            <text:p>332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52]));1;IF( ISNUMBER( SEARCH(&quot;vect2&quot;;[.A252]));2;IF( ISNUMBER( SEARCH(&quot;vect4&quot;;[.A252]));4;IF( ISNUMBER( SEARCH(&quot;vect8&quot;;[.A252]));8;IF( ISNUMBER( SEARCH(&quot;vect16&quot;;[.A252]));16;0)))))" office:value-type="float" office:value="1">
            <text:p>1</text:p>
          </table:table-cell>
          <table:table-cell table:formula="of:=[.G252]*[.F252]*4" office:value-type="float" office:value="4096">
            <text:p>4096</text:p>
          </table:table-cell>
          <table:table-cell table:formula="of:=[.G252]*[.F252]*4" office:value-type="float" office:value="4096">
            <text:p>4096</text:p>
          </table:table-cell>
          <table:table-cell table:formula="of:=[counters.X252]/4" office:value-type="float" office:value="187088.5">
            <text:p>187088,5</text:p>
          </table:table-cell>
          <table:table-cell table:formula="of:=([.H252]+[.I252])*[.G252]" office:value-type="float" office:value="8192">
            <text:p>8192</text:p>
          </table:table-cell>
          <table:table-cell table:formula="of:=[.K252]/[.J252]" office:value-type="float" office:value="0.0437867640180984">
            <text:p>0,044</text:p>
          </table:table-cell>
          <table:table-cell table:formula="of:=[.L252]*24" office:value-type="float" office:value="1.05088233643436">
            <text:p>1,051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253]*[.C253]" office:value-type="float" office:value="3584">
            <text:p>358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53]));1;IF( ISNUMBER( SEARCH(&quot;vect2&quot;;[.A253]));2;IF( ISNUMBER( SEARCH(&quot;vect4&quot;;[.A253]));4;IF( ISNUMBER( SEARCH(&quot;vect8&quot;;[.A253]));8;IF( ISNUMBER( SEARCH(&quot;vect16&quot;;[.A253]));16;0)))))" office:value-type="float" office:value="1">
            <text:p>1</text:p>
          </table:table-cell>
          <table:table-cell table:formula="of:=[.G253]*[.F253]*4" office:value-type="float" office:value="4096">
            <text:p>4096</text:p>
          </table:table-cell>
          <table:table-cell table:formula="of:=[.G253]*[.F253]*4" office:value-type="float" office:value="4096">
            <text:p>4096</text:p>
          </table:table-cell>
          <table:table-cell table:formula="of:=[counters.X253]/4" office:value-type="float" office:value="201483">
            <text:p>201483</text:p>
          </table:table-cell>
          <table:table-cell table:formula="of:=([.H253]+[.I253])*[.G253]" office:value-type="float" office:value="8192">
            <text:p>8192</text:p>
          </table:table-cell>
          <table:table-cell table:formula="of:=[.K253]/[.J253]" office:value-type="float" office:value="0.0406585170957351">
            <text:p>0,041</text:p>
          </table:table-cell>
          <table:table-cell table:formula="of:=[.L253]*24" office:value-type="float" office:value="0.975804410297643">
            <text:p>0,976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254]*[.C254]" office:value-type="float" office:value="3840">
            <text:p>3840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54]));1;IF( ISNUMBER( SEARCH(&quot;vect2&quot;;[.A254]));2;IF( ISNUMBER( SEARCH(&quot;vect4&quot;;[.A254]));4;IF( ISNUMBER( SEARCH(&quot;vect8&quot;;[.A254]));8;IF( ISNUMBER( SEARCH(&quot;vect16&quot;;[.A254]));16;0)))))" office:value-type="float" office:value="1">
            <text:p>1</text:p>
          </table:table-cell>
          <table:table-cell table:formula="of:=[.G254]*[.F254]*4" office:value-type="float" office:value="4096">
            <text:p>4096</text:p>
          </table:table-cell>
          <table:table-cell table:formula="of:=[.G254]*[.F254]*4" office:value-type="float" office:value="4096">
            <text:p>4096</text:p>
          </table:table-cell>
          <table:table-cell table:formula="of:=[counters.X254]/4" office:value-type="float" office:value="216366.25">
            <text:p>216366,25</text:p>
          </table:table-cell>
          <table:table-cell table:formula="of:=([.H254]+[.I254])*[.G254]" office:value-type="float" office:value="8192">
            <text:p>8192</text:p>
          </table:table-cell>
          <table:table-cell table:formula="of:=[.K254]/[.J254]" office:value-type="float" office:value="0.0378617275106446">
            <text:p>0,038</text:p>
          </table:table-cell>
          <table:table-cell table:formula="of:=[.L254]*24" office:value-type="float" office:value="0.908681460255469">
            <text:p>0,909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255]*[.C255]" office:value-type="float" office:value="4096">
            <text:p>409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55]));1;IF( ISNUMBER( SEARCH(&quot;vect2&quot;;[.A255]));2;IF( ISNUMBER( SEARCH(&quot;vect4&quot;;[.A255]));4;IF( ISNUMBER( SEARCH(&quot;vect8&quot;;[.A255]));8;IF( ISNUMBER( SEARCH(&quot;vect16&quot;;[.A255]));16;0)))))" office:value-type="float" office:value="1">
            <text:p>1</text:p>
          </table:table-cell>
          <table:table-cell table:formula="of:=[.G255]*[.F255]*4" office:value-type="float" office:value="4096">
            <text:p>4096</text:p>
          </table:table-cell>
          <table:table-cell table:formula="of:=[.G255]*[.F255]*4" office:value-type="float" office:value="4096">
            <text:p>4096</text:p>
          </table:table-cell>
          <table:table-cell table:formula="of:=[counters.X255]/4" office:value-type="float" office:value="230224.5">
            <text:p>230224,5</text:p>
          </table:table-cell>
          <table:table-cell table:formula="of:=([.H255]+[.I255])*[.G255]" office:value-type="float" office:value="8192">
            <text:p>8192</text:p>
          </table:table-cell>
          <table:table-cell table:formula="of:=[.K255]/[.J255]" office:value-type="float" office:value="0.0355826595344978">
            <text:p>0,036</text:p>
          </table:table-cell>
          <table:table-cell table:formula="of:=[.L255]*24" office:value-type="float" office:value="0.853983828827948">
            <text:p>0,854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256]*[.C256]" office:value-type="float" office:value="4352">
            <text:p>435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56]));1;IF( ISNUMBER( SEARCH(&quot;vect2&quot;;[.A256]));2;IF( ISNUMBER( SEARCH(&quot;vect4&quot;;[.A256]));4;IF( ISNUMBER( SEARCH(&quot;vect8&quot;;[.A256]));8;IF( ISNUMBER( SEARCH(&quot;vect16&quot;;[.A256]));16;0)))))" office:value-type="float" office:value="1">
            <text:p>1</text:p>
          </table:table-cell>
          <table:table-cell table:formula="of:=[.G256]*[.F256]*4" office:value-type="float" office:value="4096">
            <text:p>4096</text:p>
          </table:table-cell>
          <table:table-cell table:formula="of:=[.G256]*[.F256]*4" office:value-type="float" office:value="4096">
            <text:p>4096</text:p>
          </table:table-cell>
          <table:table-cell table:formula="of:=[counters.X256]/4" office:value-type="float" office:value="244808.5">
            <text:p>244808,5</text:p>
          </table:table-cell>
          <table:table-cell table:formula="of:=([.H256]+[.I256])*[.G256]" office:value-type="float" office:value="8192">
            <text:p>8192</text:p>
          </table:table-cell>
          <table:table-cell table:formula="of:=[.K256]/[.J256]" office:value-type="float" office:value="0.0334628903816657">
            <text:p>0,033</text:p>
          </table:table-cell>
          <table:table-cell table:formula="of:=[.L256]*24" office:value-type="float" office:value="0.803109369159976">
            <text:p>0,803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257]*[.C257]" office:value-type="float" office:value="4608">
            <text:p>460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57]));1;IF( ISNUMBER( SEARCH(&quot;vect2&quot;;[.A257]));2;IF( ISNUMBER( SEARCH(&quot;vect4&quot;;[.A257]));4;IF( ISNUMBER( SEARCH(&quot;vect8&quot;;[.A257]));8;IF( ISNUMBER( SEARCH(&quot;vect16&quot;;[.A257]));16;0)))))" office:value-type="float" office:value="1">
            <text:p>1</text:p>
          </table:table-cell>
          <table:table-cell table:formula="of:=[.G257]*[.F257]*4" office:value-type="float" office:value="4096">
            <text:p>4096</text:p>
          </table:table-cell>
          <table:table-cell table:formula="of:=[.G257]*[.F257]*4" office:value-type="float" office:value="4096">
            <text:p>4096</text:p>
          </table:table-cell>
          <table:table-cell table:formula="of:=[counters.X257]/4" office:value-type="float" office:value="259337.5">
            <text:p>259337,5</text:p>
          </table:table-cell>
          <table:table-cell table:formula="of:=([.H257]+[.I257])*[.G257]" office:value-type="float" office:value="8192">
            <text:p>8192</text:p>
          </table:table-cell>
          <table:table-cell table:formula="of:=[.K257]/[.J257]" office:value-type="float" office:value="0.0315881814238203">
            <text:p>0,032</text:p>
          </table:table-cell>
          <table:table-cell table:formula="of:=[.L257]*24" office:value-type="float" office:value="0.758116354171688">
            <text:p>0,758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258]*[.C258]" office:value-type="float" office:value="4864">
            <text:p>486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58]));1;IF( ISNUMBER( SEARCH(&quot;vect2&quot;;[.A258]));2;IF( ISNUMBER( SEARCH(&quot;vect4&quot;;[.A258]));4;IF( ISNUMBER( SEARCH(&quot;vect8&quot;;[.A258]));8;IF( ISNUMBER( SEARCH(&quot;vect16&quot;;[.A258]));16;0)))))" office:value-type="float" office:value="1">
            <text:p>1</text:p>
          </table:table-cell>
          <table:table-cell table:formula="of:=[.G258]*[.F258]*4" office:value-type="float" office:value="4096">
            <text:p>4096</text:p>
          </table:table-cell>
          <table:table-cell table:formula="of:=[.G258]*[.F258]*4" office:value-type="float" office:value="4096">
            <text:p>4096</text:p>
          </table:table-cell>
          <table:table-cell table:formula="of:=[counters.X258]/4" office:value-type="float" office:value="273511.75">
            <text:p>273511,75</text:p>
          </table:table-cell>
          <table:table-cell table:formula="of:=([.H258]+[.I258])*[.G258]" office:value-type="float" office:value="8192">
            <text:p>8192</text:p>
          </table:table-cell>
          <table:table-cell table:formula="of:=[.K258]/[.J258]" office:value-type="float" office:value="0.0299511812563811">
            <text:p>0,030</text:p>
          </table:table-cell>
          <table:table-cell table:formula="of:=[.L258]*24" office:value-type="float" office:value="0.718828350153147">
            <text:p>0,719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259]*[.C259]" office:value-type="float" office:value="5120">
            <text:p>5120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59]));1;IF( ISNUMBER( SEARCH(&quot;vect2&quot;;[.A259]));2;IF( ISNUMBER( SEARCH(&quot;vect4&quot;;[.A259]));4;IF( ISNUMBER( SEARCH(&quot;vect8&quot;;[.A259]));8;IF( ISNUMBER( SEARCH(&quot;vect16&quot;;[.A259]));16;0)))))" office:value-type="float" office:value="1">
            <text:p>1</text:p>
          </table:table-cell>
          <table:table-cell table:formula="of:=[.G259]*[.F259]*4" office:value-type="float" office:value="4096">
            <text:p>4096</text:p>
          </table:table-cell>
          <table:table-cell table:formula="of:=[.G259]*[.F259]*4" office:value-type="float" office:value="4096">
            <text:p>4096</text:p>
          </table:table-cell>
          <table:table-cell table:formula="of:=[counters.X259]/4" office:value-type="float" office:value="287858.75">
            <text:p>287858,75</text:p>
          </table:table-cell>
          <table:table-cell table:formula="of:=([.H259]+[.I259])*[.G259]" office:value-type="float" office:value="8192">
            <text:p>8192</text:p>
          </table:table-cell>
          <table:table-cell table:formula="of:=[.K259]/[.J259]" office:value-type="float" office:value="0.0284584019071854">
            <text:p>0,028</text:p>
          </table:table-cell>
          <table:table-cell table:formula="of:=[.L259]*24" office:value-type="float" office:value="0.683001645772449">
            <text:p>0,683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260]*[.C260]" office:value-type="float" office:value="5376">
            <text:p>537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60]));1;IF( ISNUMBER( SEARCH(&quot;vect2&quot;;[.A260]));2;IF( ISNUMBER( SEARCH(&quot;vect4&quot;;[.A260]));4;IF( ISNUMBER( SEARCH(&quot;vect8&quot;;[.A260]));8;IF( ISNUMBER( SEARCH(&quot;vect16&quot;;[.A260]));16;0)))))" office:value-type="float" office:value="1">
            <text:p>1</text:p>
          </table:table-cell>
          <table:table-cell table:formula="of:=[.G260]*[.F260]*4" office:value-type="float" office:value="4096">
            <text:p>4096</text:p>
          </table:table-cell>
          <table:table-cell table:formula="of:=[.G260]*[.F260]*4" office:value-type="float" office:value="4096">
            <text:p>4096</text:p>
          </table:table-cell>
          <table:table-cell table:formula="of:=[counters.X260]/4" office:value-type="float" office:value="302440.25">
            <text:p>302440,25</text:p>
          </table:table-cell>
          <table:table-cell table:formula="of:=([.H260]+[.I260])*[.G260]" office:value-type="float" office:value="8192">
            <text:p>8192</text:p>
          </table:table-cell>
          <table:table-cell table:formula="of:=[.K260]/[.J260]" office:value-type="float" office:value="0.0270863418476873">
            <text:p>0,027</text:p>
          </table:table-cell>
          <table:table-cell table:formula="of:=[.L260]*24" office:value-type="float" office:value="0.650072204344495">
            <text:p>0,650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261]*[.C261]" office:value-type="float" office:value="5632">
            <text:p>563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61]));1;IF( ISNUMBER( SEARCH(&quot;vect2&quot;;[.A261]));2;IF( ISNUMBER( SEARCH(&quot;vect4&quot;;[.A261]));4;IF( ISNUMBER( SEARCH(&quot;vect8&quot;;[.A261]));8;IF( ISNUMBER( SEARCH(&quot;vect16&quot;;[.A261]));16;0)))))" office:value-type="float" office:value="1">
            <text:p>1</text:p>
          </table:table-cell>
          <table:table-cell table:formula="of:=[.G261]*[.F261]*4" office:value-type="float" office:value="4096">
            <text:p>4096</text:p>
          </table:table-cell>
          <table:table-cell table:formula="of:=[.G261]*[.F261]*4" office:value-type="float" office:value="4096">
            <text:p>4096</text:p>
          </table:table-cell>
          <table:table-cell table:formula="of:=[counters.X261]/4" office:value-type="float" office:value="316994.5">
            <text:p>316994,5</text:p>
          </table:table-cell>
          <table:table-cell table:formula="of:=([.H261]+[.I261])*[.G261]" office:value-type="float" office:value="8192">
            <text:p>8192</text:p>
          </table:table-cell>
          <table:table-cell table:formula="of:=[.K261]/[.J261]" office:value-type="float" office:value="0.0258427196686378">
            <text:p>0,026</text:p>
          </table:table-cell>
          <table:table-cell table:formula="of:=[.L261]*24" office:value-type="float" office:value="0.620225272047307">
            <text:p>0,620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262]*[.C262]" office:value-type="float" office:value="5888">
            <text:p>588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62]));1;IF( ISNUMBER( SEARCH(&quot;vect2&quot;;[.A262]));2;IF( ISNUMBER( SEARCH(&quot;vect4&quot;;[.A262]));4;IF( ISNUMBER( SEARCH(&quot;vect8&quot;;[.A262]));8;IF( ISNUMBER( SEARCH(&quot;vect16&quot;;[.A262]));16;0)))))" office:value-type="float" office:value="1">
            <text:p>1</text:p>
          </table:table-cell>
          <table:table-cell table:formula="of:=[.G262]*[.F262]*4" office:value-type="float" office:value="4096">
            <text:p>4096</text:p>
          </table:table-cell>
          <table:table-cell table:formula="of:=[.G262]*[.F262]*4" office:value-type="float" office:value="4096">
            <text:p>4096</text:p>
          </table:table-cell>
          <table:table-cell table:formula="of:=[counters.X262]/4" office:value-type="float" office:value="331730.25">
            <text:p>331730,25</text:p>
          </table:table-cell>
          <table:table-cell table:formula="of:=([.H262]+[.I262])*[.G262]" office:value-type="float" office:value="8192">
            <text:p>8192</text:p>
          </table:table-cell>
          <table:table-cell table:formula="of:=[.K262]/[.J262]" office:value-type="float" office:value="0.0246947632903541">
            <text:p>0,025</text:p>
          </table:table-cell>
          <table:table-cell table:formula="of:=[.L262]*24" office:value-type="float" office:value="0.592674318968499">
            <text:p>0,593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263]*[.C263]" office:value-type="float" office:value="6144">
            <text:p>614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63]));1;IF( ISNUMBER( SEARCH(&quot;vect2&quot;;[.A263]));2;IF( ISNUMBER( SEARCH(&quot;vect4&quot;;[.A263]));4;IF( ISNUMBER( SEARCH(&quot;vect8&quot;;[.A263]));8;IF( ISNUMBER( SEARCH(&quot;vect16&quot;;[.A263]));16;0)))))" office:value-type="float" office:value="1">
            <text:p>1</text:p>
          </table:table-cell>
          <table:table-cell table:formula="of:=[.G263]*[.F263]*4" office:value-type="float" office:value="4096">
            <text:p>4096</text:p>
          </table:table-cell>
          <table:table-cell table:formula="of:=[.G263]*[.F263]*4" office:value-type="float" office:value="4096">
            <text:p>4096</text:p>
          </table:table-cell>
          <table:table-cell table:formula="of:=[counters.X263]/4" office:value-type="float" office:value="346218.5">
            <text:p>346218,5</text:p>
          </table:table-cell>
          <table:table-cell table:formula="of:=([.H263]+[.I263])*[.G263]" office:value-type="float" office:value="8192">
            <text:p>8192</text:p>
          </table:table-cell>
          <table:table-cell table:formula="of:=[.K263]/[.J263]" office:value-type="float" office:value="0.0236613583618437">
            <text:p>0,024</text:p>
          </table:table-cell>
          <table:table-cell table:formula="of:=[.L263]*24" office:value-type="float" office:value="0.56787260068425">
            <text:p>0,568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264]*[.C264]" office:value-type="float" office:value="6400">
            <text:p>6400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64]));1;IF( ISNUMBER( SEARCH(&quot;vect2&quot;;[.A264]));2;IF( ISNUMBER( SEARCH(&quot;vect4&quot;;[.A264]));4;IF( ISNUMBER( SEARCH(&quot;vect8&quot;;[.A264]));8;IF( ISNUMBER( SEARCH(&quot;vect16&quot;;[.A264]));16;0)))))" office:value-type="float" office:value="1">
            <text:p>1</text:p>
          </table:table-cell>
          <table:table-cell table:formula="of:=[.G264]*[.F264]*4" office:value-type="float" office:value="4096">
            <text:p>4096</text:p>
          </table:table-cell>
          <table:table-cell table:formula="of:=[.G264]*[.F264]*4" office:value-type="float" office:value="4096">
            <text:p>4096</text:p>
          </table:table-cell>
          <table:table-cell table:formula="of:=[counters.X264]/4" office:value-type="float" office:value="360513.75">
            <text:p>360513,75</text:p>
          </table:table-cell>
          <table:table-cell table:formula="of:=([.H264]+[.I264])*[.G264]" office:value-type="float" office:value="8192">
            <text:p>8192</text:p>
          </table:table-cell>
          <table:table-cell table:formula="of:=[.K264]/[.J264]" office:value-type="float" office:value="0.02272312775865">
            <text:p>0,023</text:p>
          </table:table-cell>
          <table:table-cell table:formula="of:=[.L264]*24" office:value-type="float" office:value="0.5453550662076">
            <text:p>0,545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265]*[.C265]" office:value-type="float" office:value="6656">
            <text:p>665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65]));1;IF( ISNUMBER( SEARCH(&quot;vect2&quot;;[.A265]));2;IF( ISNUMBER( SEARCH(&quot;vect4&quot;;[.A265]));4;IF( ISNUMBER( SEARCH(&quot;vect8&quot;;[.A265]));8;IF( ISNUMBER( SEARCH(&quot;vect16&quot;;[.A265]));16;0)))))" office:value-type="float" office:value="1">
            <text:p>1</text:p>
          </table:table-cell>
          <table:table-cell table:formula="of:=[.G265]*[.F265]*4" office:value-type="float" office:value="4096">
            <text:p>4096</text:p>
          </table:table-cell>
          <table:table-cell table:formula="of:=[.G265]*[.F265]*4" office:value-type="float" office:value="4096">
            <text:p>4096</text:p>
          </table:table-cell>
          <table:table-cell table:formula="of:=[counters.X265]/4" office:value-type="float" office:value="375100.5">
            <text:p>375100,5</text:p>
          </table:table-cell>
          <table:table-cell table:formula="of:=([.H265]+[.I265])*[.G265]" office:value-type="float" office:value="8192">
            <text:p>8192</text:p>
          </table:table-cell>
          <table:table-cell table:formula="of:=[.K265]/[.J265]" office:value-type="float" office:value="0.0218394803525988">
            <text:p>0,022</text:p>
          </table:table-cell>
          <table:table-cell table:formula="of:=[.L265]*24" office:value-type="float" office:value="0.524147528462372">
            <text:p>0,524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266]*[.C266]" office:value-type="float" office:value="6912">
            <text:p>691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66]));1;IF( ISNUMBER( SEARCH(&quot;vect2&quot;;[.A266]));2;IF( ISNUMBER( SEARCH(&quot;vect4&quot;;[.A266]));4;IF( ISNUMBER( SEARCH(&quot;vect8&quot;;[.A266]));8;IF( ISNUMBER( SEARCH(&quot;vect16&quot;;[.A266]));16;0)))))" office:value-type="float" office:value="1">
            <text:p>1</text:p>
          </table:table-cell>
          <table:table-cell table:formula="of:=[.G266]*[.F266]*4" office:value-type="float" office:value="4096">
            <text:p>4096</text:p>
          </table:table-cell>
          <table:table-cell table:formula="of:=[.G266]*[.F266]*4" office:value-type="float" office:value="4096">
            <text:p>4096</text:p>
          </table:table-cell>
          <table:table-cell table:formula="of:=[counters.X266]/4" office:value-type="float" office:value="392514">
            <text:p>392514</text:p>
          </table:table-cell>
          <table:table-cell table:formula="of:=([.H266]+[.I266])*[.G266]" office:value-type="float" office:value="8192">
            <text:p>8192</text:p>
          </table:table-cell>
          <table:table-cell table:formula="of:=[.K266]/[.J266]" office:value-type="float" office:value="0.0208705931508175">
            <text:p>0,021</text:p>
          </table:table-cell>
          <table:table-cell table:formula="of:=[.L266]*24" office:value-type="float" office:value="0.500894235619621">
            <text:p>0,501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267]*[.C267]" office:value-type="float" office:value="7168">
            <text:p>716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67]));1;IF( ISNUMBER( SEARCH(&quot;vect2&quot;;[.A267]));2;IF( ISNUMBER( SEARCH(&quot;vect4&quot;;[.A267]));4;IF( ISNUMBER( SEARCH(&quot;vect8&quot;;[.A267]));8;IF( ISNUMBER( SEARCH(&quot;vect16&quot;;[.A267]));16;0)))))" office:value-type="float" office:value="1">
            <text:p>1</text:p>
          </table:table-cell>
          <table:table-cell table:formula="of:=[.G267]*[.F267]*4" office:value-type="float" office:value="4096">
            <text:p>4096</text:p>
          </table:table-cell>
          <table:table-cell table:formula="of:=[.G267]*[.F267]*4" office:value-type="float" office:value="4096">
            <text:p>4096</text:p>
          </table:table-cell>
          <table:table-cell table:formula="of:=[counters.X267]/4" office:value-type="float" office:value="404216.5">
            <text:p>404216,5</text:p>
          </table:table-cell>
          <table:table-cell table:formula="of:=([.H267]+[.I267])*[.G267]" office:value-type="float" office:value="8192">
            <text:p>8192</text:p>
          </table:table-cell>
          <table:table-cell table:formula="of:=[.K267]/[.J267]" office:value-type="float" office:value="0.0202663671572041">
            <text:p>0,020</text:p>
          </table:table-cell>
          <table:table-cell table:formula="of:=[.L267]*24" office:value-type="float" office:value="0.486392811772899">
            <text:p>0,486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268]*[.C268]" office:value-type="float" office:value="7424">
            <text:p>742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68]));1;IF( ISNUMBER( SEARCH(&quot;vect2&quot;;[.A268]));2;IF( ISNUMBER( SEARCH(&quot;vect4&quot;;[.A268]));4;IF( ISNUMBER( SEARCH(&quot;vect8&quot;;[.A268]));8;IF( ISNUMBER( SEARCH(&quot;vect16&quot;;[.A268]));16;0)))))" office:value-type="float" office:value="1">
            <text:p>1</text:p>
          </table:table-cell>
          <table:table-cell table:formula="of:=[.G268]*[.F268]*4" office:value-type="float" office:value="4096">
            <text:p>4096</text:p>
          </table:table-cell>
          <table:table-cell table:formula="of:=[.G268]*[.F268]*4" office:value-type="float" office:value="4096">
            <text:p>4096</text:p>
          </table:table-cell>
          <table:table-cell table:formula="of:=[counters.X268]/4" office:value-type="float" office:value="419016.25">
            <text:p>419016,25</text:p>
          </table:table-cell>
          <table:table-cell table:formula="of:=([.H268]+[.I268])*[.G268]" office:value-type="float" office:value="8192">
            <text:p>8192</text:p>
          </table:table-cell>
          <table:table-cell table:formula="of:=[.K268]/[.J268]" office:value-type="float" office:value="0.0195505544236053">
            <text:p>0,020</text:p>
          </table:table-cell>
          <table:table-cell table:formula="of:=[.L268]*24" office:value-type="float" office:value="0.469213306166527">
            <text:p>0,469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269]*[.C269]" office:value-type="float" office:value="7680">
            <text:p>7680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69]));1;IF( ISNUMBER( SEARCH(&quot;vect2&quot;;[.A269]));2;IF( ISNUMBER( SEARCH(&quot;vect4&quot;;[.A269]));4;IF( ISNUMBER( SEARCH(&quot;vect8&quot;;[.A269]));8;IF( ISNUMBER( SEARCH(&quot;vect16&quot;;[.A269]));16;0)))))" office:value-type="float" office:value="1">
            <text:p>1</text:p>
          </table:table-cell>
          <table:table-cell table:formula="of:=[.G269]*[.F269]*4" office:value-type="float" office:value="4096">
            <text:p>4096</text:p>
          </table:table-cell>
          <table:table-cell table:formula="of:=[.G269]*[.F269]*4" office:value-type="float" office:value="4096">
            <text:p>4096</text:p>
          </table:table-cell>
          <table:table-cell table:formula="of:=[counters.X269]/4" office:value-type="float" office:value="434706.25">
            <text:p>434706,25</text:p>
          </table:table-cell>
          <table:table-cell table:formula="of:=([.H269]+[.I269])*[.G269]" office:value-type="float" office:value="8192">
            <text:p>8192</text:p>
          </table:table-cell>
          <table:table-cell table:formula="of:=[.K269]/[.J269]" office:value-type="float" office:value="0.018844909637255">
            <text:p>0,019</text:p>
          </table:table-cell>
          <table:table-cell table:formula="of:=[.L269]*24" office:value-type="float" office:value="0.452277831294121">
            <text:p>0,452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270]*[.C270]" office:value-type="float" office:value="7936">
            <text:p>793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70]));1;IF( ISNUMBER( SEARCH(&quot;vect2&quot;;[.A270]));2;IF( ISNUMBER( SEARCH(&quot;vect4&quot;;[.A270]));4;IF( ISNUMBER( SEARCH(&quot;vect8&quot;;[.A270]));8;IF( ISNUMBER( SEARCH(&quot;vect16&quot;;[.A270]));16;0)))))" office:value-type="float" office:value="1">
            <text:p>1</text:p>
          </table:table-cell>
          <table:table-cell table:formula="of:=[.G270]*[.F270]*4" office:value-type="float" office:value="4096">
            <text:p>4096</text:p>
          </table:table-cell>
          <table:table-cell table:formula="of:=[.G270]*[.F270]*4" office:value-type="float" office:value="4096">
            <text:p>4096</text:p>
          </table:table-cell>
          <table:table-cell table:formula="of:=[counters.X270]/4" office:value-type="float" office:value="448498">
            <text:p>448498</text:p>
          </table:table-cell>
          <table:table-cell table:formula="of:=([.H270]+[.I270])*[.G270]" office:value-type="float" office:value="8192">
            <text:p>8192</text:p>
          </table:table-cell>
          <table:table-cell table:formula="of:=[.K270]/[.J270]" office:value-type="float" office:value="0.0182654103251297">
            <text:p>0,018</text:p>
          </table:table-cell>
          <table:table-cell table:formula="of:=[.L270]*24" office:value-type="float" office:value="0.438369847803112">
            <text:p>0,438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271]*[.C271]" office:value-type="float" office:value="8192">
            <text:p>819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71]));1;IF( ISNUMBER( SEARCH(&quot;vect2&quot;;[.A271]));2;IF( ISNUMBER( SEARCH(&quot;vect4&quot;;[.A271]));4;IF( ISNUMBER( SEARCH(&quot;vect8&quot;;[.A271]));8;IF( ISNUMBER( SEARCH(&quot;vect16&quot;;[.A271]));16;0)))))" office:value-type="float" office:value="1">
            <text:p>1</text:p>
          </table:table-cell>
          <table:table-cell table:formula="of:=[.G271]*[.F271]*4" office:value-type="float" office:value="4096">
            <text:p>4096</text:p>
          </table:table-cell>
          <table:table-cell table:formula="of:=[.G271]*[.F271]*4" office:value-type="float" office:value="4096">
            <text:p>4096</text:p>
          </table:table-cell>
          <table:table-cell table:formula="of:=[counters.X271]/4" office:value-type="float" office:value="462209.75">
            <text:p>462209,75</text:p>
          </table:table-cell>
          <table:table-cell table:formula="of:=([.H271]+[.I271])*[.G271]" office:value-type="float" office:value="8192">
            <text:p>8192</text:p>
          </table:table-cell>
          <table:table-cell table:formula="of:=[.K271]/[.J271]" office:value-type="float" office:value="0.0177235551608334">
            <text:p>0,018</text:p>
          </table:table-cell>
          <table:table-cell table:formula="of:=[.L271]*24" office:value-type="float" office:value="0.425365323860001">
            <text:p>0,425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table:formula="of:=[.B272]*[.C272]" office:value-type="float" office:value="16384">
            <text:p>1638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72]));1;IF( ISNUMBER( SEARCH(&quot;vect2&quot;;[.A272]));2;IF( ISNUMBER( SEARCH(&quot;vect4&quot;;[.A272]));4;IF( ISNUMBER( SEARCH(&quot;vect8&quot;;[.A272]));8;IF( ISNUMBER( SEARCH(&quot;vect16&quot;;[.A272]));16;0)))))" office:value-type="float" office:value="1">
            <text:p>1</text:p>
          </table:table-cell>
          <table:table-cell table:formula="of:=[.G272]*[.F272]*4" office:value-type="float" office:value="4096">
            <text:p>4096</text:p>
          </table:table-cell>
          <table:table-cell table:formula="of:=[.G272]*[.F272]*4" office:value-type="float" office:value="4096">
            <text:p>4096</text:p>
          </table:table-cell>
          <table:table-cell table:formula="of:=[counters.X272]/4" office:value-type="float" office:value="927323.75">
            <text:p>927323,75</text:p>
          </table:table-cell>
          <table:table-cell table:formula="of:=([.H272]+[.I272])*[.G272]" office:value-type="float" office:value="8192">
            <text:p>8192</text:p>
          </table:table-cell>
          <table:table-cell table:formula="of:=[.K272]/[.J272]" office:value-type="float" office:value="0.00883402371609699">
            <text:p>0,009</text:p>
          </table:table-cell>
          <table:table-cell table:formula="of:=[.L272]*24" office:value-type="float" office:value="0.212016569186328">
            <text:p>0,212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formula="of:=[.B273]*[.C273]" office:value-type="float" office:value="32768">
            <text:p>3276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73]));1;IF( ISNUMBER( SEARCH(&quot;vect2&quot;;[.A273]));2;IF( ISNUMBER( SEARCH(&quot;vect4&quot;;[.A273]));4;IF( ISNUMBER( SEARCH(&quot;vect8&quot;;[.A273]));8;IF( ISNUMBER( SEARCH(&quot;vect16&quot;;[.A273]));16;0)))))" office:value-type="float" office:value="1">
            <text:p>1</text:p>
          </table:table-cell>
          <table:table-cell table:formula="of:=[.G273]*[.F273]*4" office:value-type="float" office:value="4096">
            <text:p>4096</text:p>
          </table:table-cell>
          <table:table-cell table:formula="of:=[.G273]*[.F273]*4" office:value-type="float" office:value="4096">
            <text:p>4096</text:p>
          </table:table-cell>
          <table:table-cell table:formula="of:=[counters.X273]/4" office:value-type="float" office:value="1859366.5">
            <text:p>1859366,5</text:p>
          </table:table-cell>
          <table:table-cell table:formula="of:=([.H273]+[.I273])*[.G273]" office:value-type="float" office:value="8192">
            <text:p>8192</text:p>
          </table:table-cell>
          <table:table-cell table:formula="of:=[.K273]/[.J273]" office:value-type="float" office:value="0.0044058016534126">
            <text:p>0,004</text:p>
          </table:table-cell>
          <table:table-cell table:formula="of:=[.L273]*24" office:value-type="float" office:value="0.105739239681902">
            <text:p>0,106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table:number-columns-repeated="2" office:value-type="float" office:value="256">
            <text:p>256</text:p>
          </table:table-cell>
          <table:table-cell table:formula="of:=[.B274]*[.C274]" office:value-type="float" office:value="65536">
            <text:p>6553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74]));1;IF( ISNUMBER( SEARCH(&quot;vect2&quot;;[.A274]));2;IF( ISNUMBER( SEARCH(&quot;vect4&quot;;[.A274]));4;IF( ISNUMBER( SEARCH(&quot;vect8&quot;;[.A274]));8;IF( ISNUMBER( SEARCH(&quot;vect16&quot;;[.A274]));16;0)))))" office:value-type="float" office:value="1">
            <text:p>1</text:p>
          </table:table-cell>
          <table:table-cell table:formula="of:=[.G274]*[.F274]*4" office:value-type="float" office:value="4096">
            <text:p>4096</text:p>
          </table:table-cell>
          <table:table-cell table:formula="of:=[.G274]*[.F274]*4" office:value-type="float" office:value="4096">
            <text:p>4096</text:p>
          </table:table-cell>
          <table:table-cell table:formula="of:=[counters.X274]/4" office:value-type="float" office:value="3719906.75">
            <text:p>3719906,75</text:p>
          </table:table-cell>
          <table:table-cell table:formula="of:=([.H274]+[.I274])*[.G274]" office:value-type="float" office:value="8192">
            <text:p>8192</text:p>
          </table:table-cell>
          <table:table-cell table:formula="of:=[.K274]/[.J274]" office:value-type="float" office:value="0.00220220574077563">
            <text:p>0,002</text:p>
          </table:table-cell>
          <table:table-cell table:formula="of:=[.L274]*24" office:value-type="float" office:value="0.052852937778615">
            <text:p>0,053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table:formula="of:=[.B275]*[.C275]" office:value-type="float" office:value="131072">
            <text:p>13107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75]));1;IF( ISNUMBER( SEARCH(&quot;vect2&quot;;[.A275]));2;IF( ISNUMBER( SEARCH(&quot;vect4&quot;;[.A275]));4;IF( ISNUMBER( SEARCH(&quot;vect8&quot;;[.A275]));8;IF( ISNUMBER( SEARCH(&quot;vect16&quot;;[.A275]));16;0)))))" office:value-type="float" office:value="1">
            <text:p>1</text:p>
          </table:table-cell>
          <table:table-cell table:formula="of:=[.G275]*[.F275]*4" office:value-type="float" office:value="4096">
            <text:p>4096</text:p>
          </table:table-cell>
          <table:table-cell table:formula="of:=[.G275]*[.F275]*4" office:value-type="float" office:value="4096">
            <text:p>4096</text:p>
          </table:table-cell>
          <table:table-cell table:formula="of:=[counters.X275]/4" office:value-type="float" office:value="7456988.75">
            <text:p>7456988,75</text:p>
          </table:table-cell>
          <table:table-cell table:formula="of:=([.H275]+[.I275])*[.G275]" office:value-type="float" office:value="8192">
            <text:p>8192</text:p>
          </table:table-cell>
          <table:table-cell table:formula="of:=[.K275]/[.J275]" office:value-type="float" office:value="0.00109856676396354">
            <text:p>0,001</text:p>
          </table:table-cell>
          <table:table-cell table:formula="of:=[.L275]*24" office:value-type="float" office:value="0.0263656023351249">
            <text:p>0,026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formula="of:=[.B276]*[.C276]" office:value-type="float" office:value="262144">
            <text:p>26214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76]));1;IF( ISNUMBER( SEARCH(&quot;vect2&quot;;[.A276]));2;IF( ISNUMBER( SEARCH(&quot;vect4&quot;;[.A276]));4;IF( ISNUMBER( SEARCH(&quot;vect8&quot;;[.A276]));8;IF( ISNUMBER( SEARCH(&quot;vect16&quot;;[.A276]));16;0)))))" office:value-type="float" office:value="1">
            <text:p>1</text:p>
          </table:table-cell>
          <table:table-cell table:formula="of:=[.G276]*[.F276]*4" office:value-type="float" office:value="4096">
            <text:p>4096</text:p>
          </table:table-cell>
          <table:table-cell table:formula="of:=[.G276]*[.F276]*4" office:value-type="float" office:value="4096">
            <text:p>4096</text:p>
          </table:table-cell>
          <table:table-cell table:formula="of:=[counters.X276]/4" office:value-type="float" office:value="14905780.5">
            <text:p>14905780,5</text:p>
          </table:table-cell>
          <table:table-cell table:formula="of:=([.H276]+[.I276])*[.G276]" office:value-type="float" office:value="8192">
            <text:p>8192</text:p>
          </table:table-cell>
          <table:table-cell table:formula="of:=[.K276]/[.J276]" office:value-type="float" office:value="0.00054958544438515">
            <text:p>0,001</text:p>
          </table:table-cell>
          <table:table-cell table:formula="of:=[.L276]*24" office:value-type="float" office:value="0.0131900506652436">
            <text:p>0,013</text:p>
          </table:table-cell>
          <table:table-cell table:number-columns-repeated="959"/>
        </table:table-row>
        <table:table-row table:style-name="ro2">
          <table:table-cell office:value-type="string">
            <text:p>scalar_sp_load_store_iter_1024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table:formula="of:=[.B277]*[.C277]" office:value-type="float" office:value="524288">
            <text:p>52428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77]));1;IF( ISNUMBER( SEARCH(&quot;vect2&quot;;[.A277]));2;IF( ISNUMBER( SEARCH(&quot;vect4&quot;;[.A277]));4;IF( ISNUMBER( SEARCH(&quot;vect8&quot;;[.A277]));8;IF( ISNUMBER( SEARCH(&quot;vect16&quot;;[.A277]));16;0)))))" office:value-type="float" office:value="1">
            <text:p>1</text:p>
          </table:table-cell>
          <table:table-cell table:formula="of:=[.G277]*[.F277]*4" office:value-type="float" office:value="4096">
            <text:p>4096</text:p>
          </table:table-cell>
          <table:table-cell table:formula="of:=[.G277]*[.F277]*4" office:value-type="float" office:value="4096">
            <text:p>4096</text:p>
          </table:table-cell>
          <table:table-cell table:formula="of:=[counters.X277]/4" office:value-type="float" office:value="29734368.75">
            <text:p>29734368,75</text:p>
          </table:table-cell>
          <table:table-cell table:formula="of:=([.H277]+[.I277])*[.G277]" office:value-type="float" office:value="8192">
            <text:p>8192</text:p>
          </table:table-cell>
          <table:table-cell table:formula="of:=[.K277]/[.J277]" office:value-type="float" office:value="0.000275506100999706">
            <text:p>0,000</text:p>
          </table:table-cell>
          <table:table-cell table:formula="of:=[.L277]*24" office:value-type="float" office:value="0.00661214642399294">
            <text:p>0,007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table:number-columns-repeated="2" office:value-type="float" office:value="1">
            <text:p>1</text:p>
          </table:table-cell>
          <table:table-cell table:formula="of:=[.B278]*[.C278]" office:value-type="float" office:value="1">
            <text:p>1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78]));1;IF( ISNUMBER( SEARCH(&quot;vect2&quot;;[.A278]));2;IF( ISNUMBER( SEARCH(&quot;vect4&quot;;[.A278]));4;IF( ISNUMBER( SEARCH(&quot;vect8&quot;;[.A278]));8;IF( ISNUMBER( SEARCH(&quot;vect16&quot;;[.A278]));16;0)))))" office:value-type="float" office:value="2">
            <text:p>2</text:p>
          </table:table-cell>
          <table:table-cell table:formula="of:=[.G278]*[.F278]*4" office:value-type="float" office:value="8192">
            <text:p>8192</text:p>
          </table:table-cell>
          <table:table-cell table:formula="of:=[.G278]*[.F278]*4" office:value-type="float" office:value="8192">
            <text:p>8192</text:p>
          </table:table-cell>
          <table:table-cell table:formula="of:=[counters.X278]/4" office:value-type="float" office:value="3604">
            <text:p>3604</text:p>
          </table:table-cell>
          <table:table-cell table:formula="of:=([.H278]+[.I278])*[.G278]" office:value-type="float" office:value="32768">
            <text:p>32768</text:p>
          </table:table-cell>
          <table:table-cell table:formula="of:=[.K278]/[.J278]" office:value-type="float" office:value="9.09211986681465">
            <text:p>9,092</text:p>
          </table:table-cell>
          <table:table-cell table:formula="of:=[.L278]*24" office:value-type="float" office:value="218.210876803552">
            <text:p>218,211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279]*[.C279]" office:value-type="float" office:value="2">
            <text:p>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79]));1;IF( ISNUMBER( SEARCH(&quot;vect2&quot;;[.A279]));2;IF( ISNUMBER( SEARCH(&quot;vect4&quot;;[.A279]));4;IF( ISNUMBER( SEARCH(&quot;vect8&quot;;[.A279]));8;IF( ISNUMBER( SEARCH(&quot;vect16&quot;;[.A279]));16;0)))))" office:value-type="float" office:value="2">
            <text:p>2</text:p>
          </table:table-cell>
          <table:table-cell table:formula="of:=[.G279]*[.F279]*4" office:value-type="float" office:value="8192">
            <text:p>8192</text:p>
          </table:table-cell>
          <table:table-cell table:formula="of:=[.G279]*[.F279]*4" office:value-type="float" office:value="8192">
            <text:p>8192</text:p>
          </table:table-cell>
          <table:table-cell table:formula="of:=[counters.X279]/4" office:value-type="float" office:value="3604">
            <text:p>3604</text:p>
          </table:table-cell>
          <table:table-cell table:formula="of:=([.H279]+[.I279])*[.G279]" office:value-type="float" office:value="32768">
            <text:p>32768</text:p>
          </table:table-cell>
          <table:table-cell table:formula="of:=[.K279]/[.J279]" office:value-type="float" office:value="9.09211986681465">
            <text:p>9,092</text:p>
          </table:table-cell>
          <table:table-cell table:formula="of:=[.L279]*24" office:value-type="float" office:value="218.210876803552">
            <text:p>218,211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280]*[.C280]" office:value-type="float" office:value="4">
            <text:p>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80]));1;IF( ISNUMBER( SEARCH(&quot;vect2&quot;;[.A280]));2;IF( ISNUMBER( SEARCH(&quot;vect4&quot;;[.A280]));4;IF( ISNUMBER( SEARCH(&quot;vect8&quot;;[.A280]));8;IF( ISNUMBER( SEARCH(&quot;vect16&quot;;[.A280]));16;0)))))" office:value-type="float" office:value="2">
            <text:p>2</text:p>
          </table:table-cell>
          <table:table-cell table:formula="of:=[.G280]*[.F280]*4" office:value-type="float" office:value="8192">
            <text:p>8192</text:p>
          </table:table-cell>
          <table:table-cell table:formula="of:=[.G280]*[.F280]*4" office:value-type="float" office:value="8192">
            <text:p>8192</text:p>
          </table:table-cell>
          <table:table-cell table:formula="of:=[counters.X280]/4" office:value-type="float" office:value="3604">
            <text:p>3604</text:p>
          </table:table-cell>
          <table:table-cell table:formula="of:=([.H280]+[.I280])*[.G280]" office:value-type="float" office:value="32768">
            <text:p>32768</text:p>
          </table:table-cell>
          <table:table-cell table:formula="of:=[.K280]/[.J280]" office:value-type="float" office:value="9.09211986681465">
            <text:p>9,092</text:p>
          </table:table-cell>
          <table:table-cell table:formula="of:=[.L280]*24" office:value-type="float" office:value="218.210876803552">
            <text:p>218,211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281]*[.C281]" office:value-type="float" office:value="8">
            <text:p>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81]));1;IF( ISNUMBER( SEARCH(&quot;vect2&quot;;[.A281]));2;IF( ISNUMBER( SEARCH(&quot;vect4&quot;;[.A281]));4;IF( ISNUMBER( SEARCH(&quot;vect8&quot;;[.A281]));8;IF( ISNUMBER( SEARCH(&quot;vect16&quot;;[.A281]));16;0)))))" office:value-type="float" office:value="2">
            <text:p>2</text:p>
          </table:table-cell>
          <table:table-cell table:formula="of:=[.G281]*[.F281]*4" office:value-type="float" office:value="8192">
            <text:p>8192</text:p>
          </table:table-cell>
          <table:table-cell table:formula="of:=[.G281]*[.F281]*4" office:value-type="float" office:value="8192">
            <text:p>8192</text:p>
          </table:table-cell>
          <table:table-cell table:formula="of:=[counters.X281]/4" office:value-type="float" office:value="3604">
            <text:p>3604</text:p>
          </table:table-cell>
          <table:table-cell table:formula="of:=([.H281]+[.I281])*[.G281]" office:value-type="float" office:value="32768">
            <text:p>32768</text:p>
          </table:table-cell>
          <table:table-cell table:formula="of:=[.K281]/[.J281]" office:value-type="float" office:value="9.09211986681465">
            <text:p>9,092</text:p>
          </table:table-cell>
          <table:table-cell table:formula="of:=[.L281]*24" office:value-type="float" office:value="218.210876803552">
            <text:p>218,211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282]*[.C282]" office:value-type="float" office:value="16">
            <text:p>1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82]));1;IF( ISNUMBER( SEARCH(&quot;vect2&quot;;[.A282]));2;IF( ISNUMBER( SEARCH(&quot;vect4&quot;;[.A282]));4;IF( ISNUMBER( SEARCH(&quot;vect8&quot;;[.A282]));8;IF( ISNUMBER( SEARCH(&quot;vect16&quot;;[.A282]));16;0)))))" office:value-type="float" office:value="2">
            <text:p>2</text:p>
          </table:table-cell>
          <table:table-cell table:formula="of:=[.G282]*[.F282]*4" office:value-type="float" office:value="8192">
            <text:p>8192</text:p>
          </table:table-cell>
          <table:table-cell table:formula="of:=[.G282]*[.F282]*4" office:value-type="float" office:value="8192">
            <text:p>8192</text:p>
          </table:table-cell>
          <table:table-cell table:formula="of:=[counters.X282]/4" office:value-type="float" office:value="3604">
            <text:p>3604</text:p>
          </table:table-cell>
          <table:table-cell table:formula="of:=([.H282]+[.I282])*[.G282]" office:value-type="float" office:value="32768">
            <text:p>32768</text:p>
          </table:table-cell>
          <table:table-cell table:formula="of:=[.K282]/[.J282]" office:value-type="float" office:value="9.09211986681465">
            <text:p>9,092</text:p>
          </table:table-cell>
          <table:table-cell table:formula="of:=[.L282]*24" office:value-type="float" office:value="218.210876803552">
            <text:p>218,211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283]*[.C283]" office:value-type="float" office:value="32">
            <text:p>3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83]));1;IF( ISNUMBER( SEARCH(&quot;vect2&quot;;[.A283]));2;IF( ISNUMBER( SEARCH(&quot;vect4&quot;;[.A283]));4;IF( ISNUMBER( SEARCH(&quot;vect8&quot;;[.A283]));8;IF( ISNUMBER( SEARCH(&quot;vect16&quot;;[.A283]));16;0)))))" office:value-type="float" office:value="2">
            <text:p>2</text:p>
          </table:table-cell>
          <table:table-cell table:formula="of:=[.G283]*[.F283]*4" office:value-type="float" office:value="8192">
            <text:p>8192</text:p>
          </table:table-cell>
          <table:table-cell table:formula="of:=[.G283]*[.F283]*4" office:value-type="float" office:value="8192">
            <text:p>8192</text:p>
          </table:table-cell>
          <table:table-cell table:formula="of:=[counters.X283]/4" office:value-type="float" office:value="3604">
            <text:p>3604</text:p>
          </table:table-cell>
          <table:table-cell table:formula="of:=([.H283]+[.I283])*[.G283]" office:value-type="float" office:value="32768">
            <text:p>32768</text:p>
          </table:table-cell>
          <table:table-cell table:formula="of:=[.K283]/[.J283]" office:value-type="float" office:value="9.09211986681465">
            <text:p>9,092</text:p>
          </table:table-cell>
          <table:table-cell table:formula="of:=[.L283]*24" office:value-type="float" office:value="218.210876803552">
            <text:p>218,211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284]*[.C284]" office:value-type="float" office:value="64">
            <text:p>6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84]));1;IF( ISNUMBER( SEARCH(&quot;vect2&quot;;[.A284]));2;IF( ISNUMBER( SEARCH(&quot;vect4&quot;;[.A284]));4;IF( ISNUMBER( SEARCH(&quot;vect8&quot;;[.A284]));8;IF( ISNUMBER( SEARCH(&quot;vect16&quot;;[.A284]));16;0)))))" office:value-type="float" office:value="2">
            <text:p>2</text:p>
          </table:table-cell>
          <table:table-cell table:formula="of:=[.G284]*[.F284]*4" office:value-type="float" office:value="8192">
            <text:p>8192</text:p>
          </table:table-cell>
          <table:table-cell table:formula="of:=[.G284]*[.F284]*4" office:value-type="float" office:value="8192">
            <text:p>8192</text:p>
          </table:table-cell>
          <table:table-cell table:formula="of:=[counters.X284]/4" office:value-type="float" office:value="7208">
            <text:p>7208</text:p>
          </table:table-cell>
          <table:table-cell table:formula="of:=([.H284]+[.I284])*[.G284]" office:value-type="float" office:value="32768">
            <text:p>32768</text:p>
          </table:table-cell>
          <table:table-cell table:formula="of:=[.K284]/[.J284]" office:value-type="float" office:value="4.54605993340733">
            <text:p>4,546</text:p>
          </table:table-cell>
          <table:table-cell table:formula="of:=[.L284]*24" office:value-type="float" office:value="109.105438401776">
            <text:p>109,105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285]*[.C285]" office:value-type="float" office:value="128">
            <text:p>12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85]));1;IF( ISNUMBER( SEARCH(&quot;vect2&quot;;[.A285]));2;IF( ISNUMBER( SEARCH(&quot;vect4&quot;;[.A285]));4;IF( ISNUMBER( SEARCH(&quot;vect8&quot;;[.A285]));8;IF( ISNUMBER( SEARCH(&quot;vect16&quot;;[.A285]));16;0)))))" office:value-type="float" office:value="2">
            <text:p>2</text:p>
          </table:table-cell>
          <table:table-cell table:formula="of:=[.G285]*[.F285]*4" office:value-type="float" office:value="8192">
            <text:p>8192</text:p>
          </table:table-cell>
          <table:table-cell table:formula="of:=[.G285]*[.F285]*4" office:value-type="float" office:value="8192">
            <text:p>8192</text:p>
          </table:table-cell>
          <table:table-cell table:formula="of:=[counters.X285]/4" office:value-type="float" office:value="14416">
            <text:p>14416</text:p>
          </table:table-cell>
          <table:table-cell table:formula="of:=([.H285]+[.I285])*[.G285]" office:value-type="float" office:value="32768">
            <text:p>32768</text:p>
          </table:table-cell>
          <table:table-cell table:formula="of:=[.K285]/[.J285]" office:value-type="float" office:value="2.27302996670366">
            <text:p>2,273</text:p>
          </table:table-cell>
          <table:table-cell table:formula="of:=[.L285]*24" office:value-type="float" office:value="54.5527192008879">
            <text:p>54,553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286]*[.C286]" office:value-type="float" office:value="256">
            <text:p>25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86]));1;IF( ISNUMBER( SEARCH(&quot;vect2&quot;;[.A286]));2;IF( ISNUMBER( SEARCH(&quot;vect4&quot;;[.A286]));4;IF( ISNUMBER( SEARCH(&quot;vect8&quot;;[.A286]));8;IF( ISNUMBER( SEARCH(&quot;vect16&quot;;[.A286]));16;0)))))" office:value-type="float" office:value="2">
            <text:p>2</text:p>
          </table:table-cell>
          <table:table-cell table:formula="of:=[.G286]*[.F286]*4" office:value-type="float" office:value="8192">
            <text:p>8192</text:p>
          </table:table-cell>
          <table:table-cell table:formula="of:=[.G286]*[.F286]*4" office:value-type="float" office:value="8192">
            <text:p>8192</text:p>
          </table:table-cell>
          <table:table-cell table:formula="of:=[counters.X286]/4" office:value-type="float" office:value="28832">
            <text:p>28832</text:p>
          </table:table-cell>
          <table:table-cell table:formula="of:=([.H286]+[.I286])*[.G286]" office:value-type="float" office:value="32768">
            <text:p>32768</text:p>
          </table:table-cell>
          <table:table-cell table:formula="of:=[.K286]/[.J286]" office:value-type="float" office:value="1.13651498335183">
            <text:p>1,137</text:p>
          </table:table-cell>
          <table:table-cell table:formula="of:=[.L286]*24" office:value-type="float" office:value="27.276359600444">
            <text:p>27,276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287]*[.C287]" office:value-type="float" office:value="512">
            <text:p>51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87]));1;IF( ISNUMBER( SEARCH(&quot;vect2&quot;;[.A287]));2;IF( ISNUMBER( SEARCH(&quot;vect4&quot;;[.A287]));4;IF( ISNUMBER( SEARCH(&quot;vect8&quot;;[.A287]));8;IF( ISNUMBER( SEARCH(&quot;vect16&quot;;[.A287]));16;0)))))" office:value-type="float" office:value="2">
            <text:p>2</text:p>
          </table:table-cell>
          <table:table-cell table:formula="of:=[.G287]*[.F287]*4" office:value-type="float" office:value="8192">
            <text:p>8192</text:p>
          </table:table-cell>
          <table:table-cell table:formula="of:=[.G287]*[.F287]*4" office:value-type="float" office:value="8192">
            <text:p>8192</text:p>
          </table:table-cell>
          <table:table-cell table:formula="of:=[counters.X287]/4" office:value-type="float" office:value="57664">
            <text:p>57664</text:p>
          </table:table-cell>
          <table:table-cell table:formula="of:=([.H287]+[.I287])*[.G287]" office:value-type="float" office:value="32768">
            <text:p>32768</text:p>
          </table:table-cell>
          <table:table-cell table:formula="of:=[.K287]/[.J287]" office:value-type="float" office:value="0.568257491675916">
            <text:p>0,568</text:p>
          </table:table-cell>
          <table:table-cell table:formula="of:=[.L287]*24" office:value-type="float" office:value="13.638179800222">
            <text:p>13,638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288]*[.C288]" office:value-type="float" office:value="768">
            <text:p>76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88]));1;IF( ISNUMBER( SEARCH(&quot;vect2&quot;;[.A288]));2;IF( ISNUMBER( SEARCH(&quot;vect4&quot;;[.A288]));4;IF( ISNUMBER( SEARCH(&quot;vect8&quot;;[.A288]));8;IF( ISNUMBER( SEARCH(&quot;vect16&quot;;[.A288]));16;0)))))" office:value-type="float" office:value="2">
            <text:p>2</text:p>
          </table:table-cell>
          <table:table-cell table:formula="of:=[.G288]*[.F288]*4" office:value-type="float" office:value="8192">
            <text:p>8192</text:p>
          </table:table-cell>
          <table:table-cell table:formula="of:=[.G288]*[.F288]*4" office:value-type="float" office:value="8192">
            <text:p>8192</text:p>
          </table:table-cell>
          <table:table-cell table:formula="of:=[counters.X288]/4" office:value-type="float" office:value="86496">
            <text:p>86496</text:p>
          </table:table-cell>
          <table:table-cell table:formula="of:=([.H288]+[.I288])*[.G288]" office:value-type="float" office:value="32768">
            <text:p>32768</text:p>
          </table:table-cell>
          <table:table-cell table:formula="of:=[.K288]/[.J288]" office:value-type="float" office:value="0.378838327783944">
            <text:p>0,379</text:p>
          </table:table-cell>
          <table:table-cell table:formula="of:=[.L288]*24" office:value-type="float" office:value="9.09211986681465">
            <text:p>9,092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289]*[.C289]" office:value-type="float" office:value="1024">
            <text:p>102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89]));1;IF( ISNUMBER( SEARCH(&quot;vect2&quot;;[.A289]));2;IF( ISNUMBER( SEARCH(&quot;vect4&quot;;[.A289]));4;IF( ISNUMBER( SEARCH(&quot;vect8&quot;;[.A289]));8;IF( ISNUMBER( SEARCH(&quot;vect16&quot;;[.A289]));16;0)))))" office:value-type="float" office:value="2">
            <text:p>2</text:p>
          </table:table-cell>
          <table:table-cell table:formula="of:=[.G289]*[.F289]*4" office:value-type="float" office:value="8192">
            <text:p>8192</text:p>
          </table:table-cell>
          <table:table-cell table:formula="of:=[.G289]*[.F289]*4" office:value-type="float" office:value="8192">
            <text:p>8192</text:p>
          </table:table-cell>
          <table:table-cell table:formula="of:=[counters.X289]/4" office:value-type="float" office:value="86508">
            <text:p>86508</text:p>
          </table:table-cell>
          <table:table-cell table:formula="of:=([.H289]+[.I289])*[.G289]" office:value-type="float" office:value="32768">
            <text:p>32768</text:p>
          </table:table-cell>
          <table:table-cell table:formula="of:=[.K289]/[.J289]" office:value-type="float" office:value="0.378785777037962">
            <text:p>0,379</text:p>
          </table:table-cell>
          <table:table-cell table:formula="of:=[.L289]*24" office:value-type="float" office:value="9.09085864891108">
            <text:p>9,091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290]*[.C290]" office:value-type="float" office:value="1280">
            <text:p>1280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90]));1;IF( ISNUMBER( SEARCH(&quot;vect2&quot;;[.A290]));2;IF( ISNUMBER( SEARCH(&quot;vect4&quot;;[.A290]));4;IF( ISNUMBER( SEARCH(&quot;vect8&quot;;[.A290]));8;IF( ISNUMBER( SEARCH(&quot;vect16&quot;;[.A290]));16;0)))))" office:value-type="float" office:value="2">
            <text:p>2</text:p>
          </table:table-cell>
          <table:table-cell table:formula="of:=[.G290]*[.F290]*4" office:value-type="float" office:value="8192">
            <text:p>8192</text:p>
          </table:table-cell>
          <table:table-cell table:formula="of:=[.G290]*[.F290]*4" office:value-type="float" office:value="8192">
            <text:p>8192</text:p>
          </table:table-cell>
          <table:table-cell table:formula="of:=[counters.X290]/4" office:value-type="float" office:value="86520">
            <text:p>86520</text:p>
          </table:table-cell>
          <table:table-cell table:formula="of:=([.H290]+[.I290])*[.G290]" office:value-type="float" office:value="32768">
            <text:p>32768</text:p>
          </table:table-cell>
          <table:table-cell table:formula="of:=[.K290]/[.J290]" office:value-type="float" office:value="0.378733240869163">
            <text:p>0,379</text:p>
          </table:table-cell>
          <table:table-cell table:formula="of:=[.L290]*24" office:value-type="float" office:value="9.08959778085992">
            <text:p>9,090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291]*[.C291]" office:value-type="float" office:value="1536">
            <text:p>153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91]));1;IF( ISNUMBER( SEARCH(&quot;vect2&quot;;[.A291]));2;IF( ISNUMBER( SEARCH(&quot;vect4&quot;;[.A291]));4;IF( ISNUMBER( SEARCH(&quot;vect8&quot;;[.A291]));8;IF( ISNUMBER( SEARCH(&quot;vect16&quot;;[.A291]));16;0)))))" office:value-type="float" office:value="2">
            <text:p>2</text:p>
          </table:table-cell>
          <table:table-cell table:formula="of:=[.G291]*[.F291]*4" office:value-type="float" office:value="8192">
            <text:p>8192</text:p>
          </table:table-cell>
          <table:table-cell table:formula="of:=[.G291]*[.F291]*4" office:value-type="float" office:value="8192">
            <text:p>8192</text:p>
          </table:table-cell>
          <table:table-cell table:formula="of:=[counters.X291]/4" office:value-type="float" office:value="86532">
            <text:p>86532</text:p>
          </table:table-cell>
          <table:table-cell table:formula="of:=([.H291]+[.I291])*[.G291]" office:value-type="float" office:value="32768">
            <text:p>32768</text:p>
          </table:table-cell>
          <table:table-cell table:formula="of:=[.K291]/[.J291]" office:value-type="float" office:value="0.378680719271483">
            <text:p>0,379</text:p>
          </table:table-cell>
          <table:table-cell table:formula="of:=[.L291]*24" office:value-type="float" office:value="9.0883372625156">
            <text:p>9,088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292]*[.C292]" office:value-type="float" office:value="1792">
            <text:p>179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92]));1;IF( ISNUMBER( SEARCH(&quot;vect2&quot;;[.A292]));2;IF( ISNUMBER( SEARCH(&quot;vect4&quot;;[.A292]));4;IF( ISNUMBER( SEARCH(&quot;vect8&quot;;[.A292]));8;IF( ISNUMBER( SEARCH(&quot;vect16&quot;;[.A292]));16;0)))))" office:value-type="float" office:value="2">
            <text:p>2</text:p>
          </table:table-cell>
          <table:table-cell table:formula="of:=[.G292]*[.F292]*4" office:value-type="float" office:value="8192">
            <text:p>8192</text:p>
          </table:table-cell>
          <table:table-cell table:formula="of:=[.G292]*[.F292]*4" office:value-type="float" office:value="8192">
            <text:p>8192</text:p>
          </table:table-cell>
          <table:table-cell table:formula="of:=[counters.X292]/4" office:value-type="float" office:value="100946">
            <text:p>100946</text:p>
          </table:table-cell>
          <table:table-cell table:formula="of:=([.H292]+[.I292])*[.G292]" office:value-type="float" office:value="32768">
            <text:p>32768</text:p>
          </table:table-cell>
          <table:table-cell table:formula="of:=[.K292]/[.J292]" office:value-type="float" office:value="0.324609196996414">
            <text:p>0,325</text:p>
          </table:table-cell>
          <table:table-cell table:formula="of:=[.L292]*24" office:value-type="float" office:value="7.79062072791393">
            <text:p>7,791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293]*[.C293]" office:value-type="float" office:value="2048">
            <text:p>204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93]));1;IF( ISNUMBER( SEARCH(&quot;vect2&quot;;[.A293]));2;IF( ISNUMBER( SEARCH(&quot;vect4&quot;;[.A293]));4;IF( ISNUMBER( SEARCH(&quot;vect8&quot;;[.A293]));8;IF( ISNUMBER( SEARCH(&quot;vect16&quot;;[.A293]));16;0)))))" office:value-type="float" office:value="2">
            <text:p>2</text:p>
          </table:table-cell>
          <table:table-cell table:formula="of:=[.G293]*[.F293]*4" office:value-type="float" office:value="8192">
            <text:p>8192</text:p>
          </table:table-cell>
          <table:table-cell table:formula="of:=[.G293]*[.F293]*4" office:value-type="float" office:value="8192">
            <text:p>8192</text:p>
          </table:table-cell>
          <table:table-cell table:formula="of:=[counters.X293]/4" office:value-type="float" office:value="115327">
            <text:p>115327</text:p>
          </table:table-cell>
          <table:table-cell table:formula="of:=([.H293]+[.I293])*[.G293]" office:value-type="float" office:value="32768">
            <text:p>32768</text:p>
          </table:table-cell>
          <table:table-cell table:formula="of:=[.K293]/[.J293]" office:value-type="float" office:value="0.284131209517286">
            <text:p>0,284</text:p>
          </table:table-cell>
          <table:table-cell table:formula="of:=[.L293]*24" office:value-type="float" office:value="6.81914902841486">
            <text:p>6,819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294]*[.C294]" office:value-type="float" office:value="2304">
            <text:p>230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94]));1;IF( ISNUMBER( SEARCH(&quot;vect2&quot;;[.A294]));2;IF( ISNUMBER( SEARCH(&quot;vect4&quot;;[.A294]));4;IF( ISNUMBER( SEARCH(&quot;vect8&quot;;[.A294]));8;IF( ISNUMBER( SEARCH(&quot;vect16&quot;;[.A294]));16;0)))))" office:value-type="float" office:value="2">
            <text:p>2</text:p>
          </table:table-cell>
          <table:table-cell table:formula="of:=[.G294]*[.F294]*4" office:value-type="float" office:value="8192">
            <text:p>8192</text:p>
          </table:table-cell>
          <table:table-cell table:formula="of:=[.G294]*[.F294]*4" office:value-type="float" office:value="8192">
            <text:p>8192</text:p>
          </table:table-cell>
          <table:table-cell table:formula="of:=[counters.X294]/4" office:value-type="float" office:value="129459.75">
            <text:p>129459,75</text:p>
          </table:table-cell>
          <table:table-cell table:formula="of:=([.H294]+[.I294])*[.G294]" office:value-type="float" office:value="32768">
            <text:p>32768</text:p>
          </table:table-cell>
          <table:table-cell table:formula="of:=[.K294]/[.J294]" office:value-type="float" office:value="0.253113419421867">
            <text:p>0,253</text:p>
          </table:table-cell>
          <table:table-cell table:formula="of:=[.L294]*24" office:value-type="float" office:value="6.0747220661248">
            <text:p>6,075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295]*[.C295]" office:value-type="float" office:value="2560">
            <text:p>2560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95]));1;IF( ISNUMBER( SEARCH(&quot;vect2&quot;;[.A295]));2;IF( ISNUMBER( SEARCH(&quot;vect4&quot;;[.A295]));4;IF( ISNUMBER( SEARCH(&quot;vect8&quot;;[.A295]));8;IF( ISNUMBER( SEARCH(&quot;vect16&quot;;[.A295]));16;0)))))" office:value-type="float" office:value="2">
            <text:p>2</text:p>
          </table:table-cell>
          <table:table-cell table:formula="of:=[.G295]*[.F295]*4" office:value-type="float" office:value="8192">
            <text:p>8192</text:p>
          </table:table-cell>
          <table:table-cell table:formula="of:=[.G295]*[.F295]*4" office:value-type="float" office:value="8192">
            <text:p>8192</text:p>
          </table:table-cell>
          <table:table-cell table:formula="of:=[counters.X295]/4" office:value-type="float" office:value="143918.5">
            <text:p>143918,5</text:p>
          </table:table-cell>
          <table:table-cell table:formula="of:=([.H295]+[.I295])*[.G295]" office:value-type="float" office:value="32768">
            <text:p>32768</text:p>
          </table:table-cell>
          <table:table-cell table:formula="of:=[.K295]/[.J295]" office:value-type="float" office:value="0.227684418611923">
            <text:p>0,228</text:p>
          </table:table-cell>
          <table:table-cell table:formula="of:=[.L295]*24" office:value-type="float" office:value="5.46442604668615">
            <text:p>5,464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296]*[.C296]" office:value-type="float" office:value="2816">
            <text:p>281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96]));1;IF( ISNUMBER( SEARCH(&quot;vect2&quot;;[.A296]));2;IF( ISNUMBER( SEARCH(&quot;vect4&quot;;[.A296]));4;IF( ISNUMBER( SEARCH(&quot;vect8&quot;;[.A296]));8;IF( ISNUMBER( SEARCH(&quot;vect16&quot;;[.A296]));16;0)))))" office:value-type="float" office:value="2">
            <text:p>2</text:p>
          </table:table-cell>
          <table:table-cell table:formula="of:=[.G296]*[.F296]*4" office:value-type="float" office:value="8192">
            <text:p>8192</text:p>
          </table:table-cell>
          <table:table-cell table:formula="of:=[.G296]*[.F296]*4" office:value-type="float" office:value="8192">
            <text:p>8192</text:p>
          </table:table-cell>
          <table:table-cell table:formula="of:=[counters.X296]/4" office:value-type="float" office:value="157999">
            <text:p>157999</text:p>
          </table:table-cell>
          <table:table-cell table:formula="of:=([.H296]+[.I296])*[.G296]" office:value-type="float" office:value="32768">
            <text:p>32768</text:p>
          </table:table-cell>
          <table:table-cell table:formula="of:=[.K296]/[.J296]" office:value-type="float" office:value="0.207393717681757">
            <text:p>0,207</text:p>
          </table:table-cell>
          <table:table-cell table:formula="of:=[.L296]*24" office:value-type="float" office:value="4.97744922436218">
            <text:p>4,977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297]*[.C297]" office:value-type="float" office:value="3072">
            <text:p>307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97]));1;IF( ISNUMBER( SEARCH(&quot;vect2&quot;;[.A297]));2;IF( ISNUMBER( SEARCH(&quot;vect4&quot;;[.A297]));4;IF( ISNUMBER( SEARCH(&quot;vect8&quot;;[.A297]));8;IF( ISNUMBER( SEARCH(&quot;vect16&quot;;[.A297]));16;0)))))" office:value-type="float" office:value="2">
            <text:p>2</text:p>
          </table:table-cell>
          <table:table-cell table:formula="of:=[.G297]*[.F297]*4" office:value-type="float" office:value="8192">
            <text:p>8192</text:p>
          </table:table-cell>
          <table:table-cell table:formula="of:=[.G297]*[.F297]*4" office:value-type="float" office:value="8192">
            <text:p>8192</text:p>
          </table:table-cell>
          <table:table-cell table:formula="of:=[counters.X297]/4" office:value-type="float" office:value="172602.75">
            <text:p>172602,75</text:p>
          </table:table-cell>
          <table:table-cell table:formula="of:=([.H297]+[.I297])*[.G297]" office:value-type="float" office:value="32768">
            <text:p>32768</text:p>
          </table:table-cell>
          <table:table-cell table:formula="of:=[.K297]/[.J297]" office:value-type="float" office:value="0.189846337905972">
            <text:p>0,190</text:p>
          </table:table-cell>
          <table:table-cell table:formula="of:=[.L297]*24" office:value-type="float" office:value="4.55631210974333">
            <text:p>4,556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298]*[.C298]" office:value-type="float" office:value="3328">
            <text:p>332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98]));1;IF( ISNUMBER( SEARCH(&quot;vect2&quot;;[.A298]));2;IF( ISNUMBER( SEARCH(&quot;vect4&quot;;[.A298]));4;IF( ISNUMBER( SEARCH(&quot;vect8&quot;;[.A298]));8;IF( ISNUMBER( SEARCH(&quot;vect16&quot;;[.A298]));16;0)))))" office:value-type="float" office:value="2">
            <text:p>2</text:p>
          </table:table-cell>
          <table:table-cell table:formula="of:=[.G298]*[.F298]*4" office:value-type="float" office:value="8192">
            <text:p>8192</text:p>
          </table:table-cell>
          <table:table-cell table:formula="of:=[.G298]*[.F298]*4" office:value-type="float" office:value="8192">
            <text:p>8192</text:p>
          </table:table-cell>
          <table:table-cell table:formula="of:=[counters.X298]/4" office:value-type="float" office:value="187010.75">
            <text:p>187010,75</text:p>
          </table:table-cell>
          <table:table-cell table:formula="of:=([.H298]+[.I298])*[.G298]" office:value-type="float" office:value="32768">
            <text:p>32768</text:p>
          </table:table-cell>
          <table:table-cell table:formula="of:=[.K298]/[.J298]" office:value-type="float" office:value="0.175219873723837">
            <text:p>0,175</text:p>
          </table:table-cell>
          <table:table-cell table:formula="of:=[.L298]*24" office:value-type="float" office:value="4.20527696937208">
            <text:p>4,205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299]*[.C299]" office:value-type="float" office:value="3584">
            <text:p>358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299]));1;IF( ISNUMBER( SEARCH(&quot;vect2&quot;;[.A299]));2;IF( ISNUMBER( SEARCH(&quot;vect4&quot;;[.A299]));4;IF( ISNUMBER( SEARCH(&quot;vect8&quot;;[.A299]));8;IF( ISNUMBER( SEARCH(&quot;vect16&quot;;[.A299]));16;0)))))" office:value-type="float" office:value="2">
            <text:p>2</text:p>
          </table:table-cell>
          <table:table-cell table:formula="of:=[.G299]*[.F299]*4" office:value-type="float" office:value="8192">
            <text:p>8192</text:p>
          </table:table-cell>
          <table:table-cell table:formula="of:=[.G299]*[.F299]*4" office:value-type="float" office:value="8192">
            <text:p>8192</text:p>
          </table:table-cell>
          <table:table-cell table:formula="of:=[counters.X299]/4" office:value-type="float" office:value="201612">
            <text:p>201612</text:p>
          </table:table-cell>
          <table:table-cell table:formula="of:=([.H299]+[.I299])*[.G299]" office:value-type="float" office:value="32768">
            <text:p>32768</text:p>
          </table:table-cell>
          <table:table-cell table:formula="of:=[.K299]/[.J299]" office:value-type="float" office:value="0.162530008134436">
            <text:p>0,163</text:p>
          </table:table-cell>
          <table:table-cell table:formula="of:=[.L299]*24" office:value-type="float" office:value="3.90072019522647">
            <text:p>3,901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300]*[.C300]" office:value-type="float" office:value="3840">
            <text:p>3840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00]));1;IF( ISNUMBER( SEARCH(&quot;vect2&quot;;[.A300]));2;IF( ISNUMBER( SEARCH(&quot;vect4&quot;;[.A300]));4;IF( ISNUMBER( SEARCH(&quot;vect8&quot;;[.A300]));8;IF( ISNUMBER( SEARCH(&quot;vect16&quot;;[.A300]));16;0)))))" office:value-type="float" office:value="2">
            <text:p>2</text:p>
          </table:table-cell>
          <table:table-cell table:formula="of:=[.G300]*[.F300]*4" office:value-type="float" office:value="8192">
            <text:p>8192</text:p>
          </table:table-cell>
          <table:table-cell table:formula="of:=[.G300]*[.F300]*4" office:value-type="float" office:value="8192">
            <text:p>8192</text:p>
          </table:table-cell>
          <table:table-cell table:formula="of:=[counters.X300]/4" office:value-type="float" office:value="216202.5">
            <text:p>216202,5</text:p>
          </table:table-cell>
          <table:table-cell table:formula="of:=([.H300]+[.I300])*[.G300]" office:value-type="float" office:value="32768">
            <text:p>32768</text:p>
          </table:table-cell>
          <table:table-cell table:formula="of:=[.K300]/[.J300]" office:value-type="float" office:value="0.151561614689932">
            <text:p>0,152</text:p>
          </table:table-cell>
          <table:table-cell table:formula="of:=[.L300]*24" office:value-type="float" office:value="3.63747875255837">
            <text:p>3,637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301]*[.C301]" office:value-type="float" office:value="4096">
            <text:p>409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01]));1;IF( ISNUMBER( SEARCH(&quot;vect2&quot;;[.A301]));2;IF( ISNUMBER( SEARCH(&quot;vect4&quot;;[.A301]));4;IF( ISNUMBER( SEARCH(&quot;vect8&quot;;[.A301]));8;IF( ISNUMBER( SEARCH(&quot;vect16&quot;;[.A301]));16;0)))))" office:value-type="float" office:value="2">
            <text:p>2</text:p>
          </table:table-cell>
          <table:table-cell table:formula="of:=[.G301]*[.F301]*4" office:value-type="float" office:value="8192">
            <text:p>8192</text:p>
          </table:table-cell>
          <table:table-cell table:formula="of:=[.G301]*[.F301]*4" office:value-type="float" office:value="8192">
            <text:p>8192</text:p>
          </table:table-cell>
          <table:table-cell table:formula="of:=[counters.X301]/4" office:value-type="float" office:value="230572.75">
            <text:p>230572,75</text:p>
          </table:table-cell>
          <table:table-cell table:formula="of:=([.H301]+[.I301])*[.G301]" office:value-type="float" office:value="32768">
            <text:p>32768</text:p>
          </table:table-cell>
          <table:table-cell table:formula="of:=[.K301]/[.J301]" office:value-type="float" office:value="0.14211566631356">
            <text:p>0,142</text:p>
          </table:table-cell>
          <table:table-cell table:formula="of:=[.L301]*24" office:value-type="float" office:value="3.41077599152545">
            <text:p>3,411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302]*[.C302]" office:value-type="float" office:value="4352">
            <text:p>435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02]));1;IF( ISNUMBER( SEARCH(&quot;vect2&quot;;[.A302]));2;IF( ISNUMBER( SEARCH(&quot;vect4&quot;;[.A302]));4;IF( ISNUMBER( SEARCH(&quot;vect8&quot;;[.A302]));8;IF( ISNUMBER( SEARCH(&quot;vect16&quot;;[.A302]));16;0)))))" office:value-type="float" office:value="2">
            <text:p>2</text:p>
          </table:table-cell>
          <table:table-cell table:formula="of:=[.G302]*[.F302]*4" office:value-type="float" office:value="8192">
            <text:p>8192</text:p>
          </table:table-cell>
          <table:table-cell table:formula="of:=[.G302]*[.F302]*4" office:value-type="float" office:value="8192">
            <text:p>8192</text:p>
          </table:table-cell>
          <table:table-cell table:formula="of:=[counters.X302]/4" office:value-type="float" office:value="244834.5">
            <text:p>244834,5</text:p>
          </table:table-cell>
          <table:table-cell table:formula="of:=([.H302]+[.I302])*[.G302]" office:value-type="float" office:value="32768">
            <text:p>32768</text:p>
          </table:table-cell>
          <table:table-cell table:formula="of:=[.K302]/[.J302]" office:value-type="float" office:value="0.133837347269278">
            <text:p>0,134</text:p>
          </table:table-cell>
          <table:table-cell table:formula="of:=[.L302]*24" office:value-type="float" office:value="3.21209633446267">
            <text:p>3,212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303]*[.C303]" office:value-type="float" office:value="4608">
            <text:p>460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03]));1;IF( ISNUMBER( SEARCH(&quot;vect2&quot;;[.A303]));2;IF( ISNUMBER( SEARCH(&quot;vect4&quot;;[.A303]));4;IF( ISNUMBER( SEARCH(&quot;vect8&quot;;[.A303]));8;IF( ISNUMBER( SEARCH(&quot;vect16&quot;;[.A303]));16;0)))))" office:value-type="float" office:value="2">
            <text:p>2</text:p>
          </table:table-cell>
          <table:table-cell table:formula="of:=[.G303]*[.F303]*4" office:value-type="float" office:value="8192">
            <text:p>8192</text:p>
          </table:table-cell>
          <table:table-cell table:formula="of:=[.G303]*[.F303]*4" office:value-type="float" office:value="8192">
            <text:p>8192</text:p>
          </table:table-cell>
          <table:table-cell table:formula="of:=[counters.X303]/4" office:value-type="float" office:value="259433.75">
            <text:p>259433,75</text:p>
          </table:table-cell>
          <table:table-cell table:formula="of:=([.H303]+[.I303])*[.G303]" office:value-type="float" office:value="32768">
            <text:p>32768</text:p>
          </table:table-cell>
          <table:table-cell table:formula="of:=[.K303]/[.J303]" office:value-type="float" office:value="0.126305848795694">
            <text:p>0,126</text:p>
          </table:table-cell>
          <table:table-cell table:formula="of:=[.L303]*24" office:value-type="float" office:value="3.03134037109667">
            <text:p>3,031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304]*[.C304]" office:value-type="float" office:value="4864">
            <text:p>486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04]));1;IF( ISNUMBER( SEARCH(&quot;vect2&quot;;[.A304]));2;IF( ISNUMBER( SEARCH(&quot;vect4&quot;;[.A304]));4;IF( ISNUMBER( SEARCH(&quot;vect8&quot;;[.A304]));8;IF( ISNUMBER( SEARCH(&quot;vect16&quot;;[.A304]));16;0)))))" office:value-type="float" office:value="2">
            <text:p>2</text:p>
          </table:table-cell>
          <table:table-cell table:formula="of:=[.G304]*[.F304]*4" office:value-type="float" office:value="8192">
            <text:p>8192</text:p>
          </table:table-cell>
          <table:table-cell table:formula="of:=[.G304]*[.F304]*4" office:value-type="float" office:value="8192">
            <text:p>8192</text:p>
          </table:table-cell>
          <table:table-cell table:formula="of:=[counters.X304]/4" office:value-type="float" office:value="273931.25">
            <text:p>273931,25</text:p>
          </table:table-cell>
          <table:table-cell table:formula="of:=([.H304]+[.I304])*[.G304]" office:value-type="float" office:value="32768">
            <text:p>32768</text:p>
          </table:table-cell>
          <table:table-cell table:formula="of:=[.K304]/[.J304]" office:value-type="float" office:value="0.119621255333227">
            <text:p>0,120</text:p>
          </table:table-cell>
          <table:table-cell table:formula="of:=[.L304]*24" office:value-type="float" office:value="2.87091012799744">
            <text:p>2,871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305]*[.C305]" office:value-type="float" office:value="5120">
            <text:p>5120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05]));1;IF( ISNUMBER( SEARCH(&quot;vect2&quot;;[.A305]));2;IF( ISNUMBER( SEARCH(&quot;vect4&quot;;[.A305]));4;IF( ISNUMBER( SEARCH(&quot;vect8&quot;;[.A305]));8;IF( ISNUMBER( SEARCH(&quot;vect16&quot;;[.A305]));16;0)))))" office:value-type="float" office:value="2">
            <text:p>2</text:p>
          </table:table-cell>
          <table:table-cell table:formula="of:=[.G305]*[.F305]*4" office:value-type="float" office:value="8192">
            <text:p>8192</text:p>
          </table:table-cell>
          <table:table-cell table:formula="of:=[.G305]*[.F305]*4" office:value-type="float" office:value="8192">
            <text:p>8192</text:p>
          </table:table-cell>
          <table:table-cell table:formula="of:=[counters.X305]/4" office:value-type="float" office:value="287862.5">
            <text:p>287862,5</text:p>
          </table:table-cell>
          <table:table-cell table:formula="of:=([.H305]+[.I305])*[.G305]" office:value-type="float" office:value="32768">
            <text:p>32768</text:p>
          </table:table-cell>
          <table:table-cell table:formula="of:=[.K305]/[.J305]" office:value-type="float" office:value="0.113832124712319">
            <text:p>0,114</text:p>
          </table:table-cell>
          <table:table-cell table:formula="of:=[.L305]*24" office:value-type="float" office:value="2.73197099309566">
            <text:p>2,732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306]*[.C306]" office:value-type="float" office:value="5376">
            <text:p>537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06]));1;IF( ISNUMBER( SEARCH(&quot;vect2&quot;;[.A306]));2;IF( ISNUMBER( SEARCH(&quot;vect4&quot;;[.A306]));4;IF( ISNUMBER( SEARCH(&quot;vect8&quot;;[.A306]));8;IF( ISNUMBER( SEARCH(&quot;vect16&quot;;[.A306]));16;0)))))" office:value-type="float" office:value="2">
            <text:p>2</text:p>
          </table:table-cell>
          <table:table-cell table:formula="of:=[.G306]*[.F306]*4" office:value-type="float" office:value="8192">
            <text:p>8192</text:p>
          </table:table-cell>
          <table:table-cell table:formula="of:=[.G306]*[.F306]*4" office:value-type="float" office:value="8192">
            <text:p>8192</text:p>
          </table:table-cell>
          <table:table-cell table:formula="of:=[counters.X306]/4" office:value-type="float" office:value="303589.75">
            <text:p>303589,75</text:p>
          </table:table-cell>
          <table:table-cell table:formula="of:=([.H306]+[.I306])*[.G306]" office:value-type="float" office:value="32768">
            <text:p>32768</text:p>
          </table:table-cell>
          <table:table-cell table:formula="of:=[.K306]/[.J306]" office:value-type="float" office:value="0.107935132856099">
            <text:p>0,108</text:p>
          </table:table-cell>
          <table:table-cell table:formula="of:=[.L306]*24" office:value-type="float" office:value="2.59044318854639">
            <text:p>2,590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307]*[.C307]" office:value-type="float" office:value="5632">
            <text:p>563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07]));1;IF( ISNUMBER( SEARCH(&quot;vect2&quot;;[.A307]));2;IF( ISNUMBER( SEARCH(&quot;vect4&quot;;[.A307]));4;IF( ISNUMBER( SEARCH(&quot;vect8&quot;;[.A307]));8;IF( ISNUMBER( SEARCH(&quot;vect16&quot;;[.A307]));16;0)))))" office:value-type="float" office:value="2">
            <text:p>2</text:p>
          </table:table-cell>
          <table:table-cell table:formula="of:=[.G307]*[.F307]*4" office:value-type="float" office:value="8192">
            <text:p>8192</text:p>
          </table:table-cell>
          <table:table-cell table:formula="of:=[.G307]*[.F307]*4" office:value-type="float" office:value="8192">
            <text:p>8192</text:p>
          </table:table-cell>
          <table:table-cell table:formula="of:=[counters.X307]/4" office:value-type="float" office:value="318365">
            <text:p>318365</text:p>
          </table:table-cell>
          <table:table-cell table:formula="of:=([.H307]+[.I307])*[.G307]" office:value-type="float" office:value="32768">
            <text:p>32768</text:p>
          </table:table-cell>
          <table:table-cell table:formula="of:=[.K307]/[.J307]" office:value-type="float" office:value="0.102925886953654">
            <text:p>0,103</text:p>
          </table:table-cell>
          <table:table-cell table:formula="of:=[.L307]*24" office:value-type="float" office:value="2.47022128688769">
            <text:p>2,470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308]*[.C308]" office:value-type="float" office:value="5888">
            <text:p>588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08]));1;IF( ISNUMBER( SEARCH(&quot;vect2&quot;;[.A308]));2;IF( ISNUMBER( SEARCH(&quot;vect4&quot;;[.A308]));4;IF( ISNUMBER( SEARCH(&quot;vect8&quot;;[.A308]));8;IF( ISNUMBER( SEARCH(&quot;vect16&quot;;[.A308]));16;0)))))" office:value-type="float" office:value="2">
            <text:p>2</text:p>
          </table:table-cell>
          <table:table-cell table:formula="of:=[.G308]*[.F308]*4" office:value-type="float" office:value="8192">
            <text:p>8192</text:p>
          </table:table-cell>
          <table:table-cell table:formula="of:=[.G308]*[.F308]*4" office:value-type="float" office:value="8192">
            <text:p>8192</text:p>
          </table:table-cell>
          <table:table-cell table:formula="of:=[counters.X308]/4" office:value-type="float" office:value="331344.25">
            <text:p>331344,25</text:p>
          </table:table-cell>
          <table:table-cell table:formula="of:=([.H308]+[.I308])*[.G308]" office:value-type="float" office:value="32768">
            <text:p>32768</text:p>
          </table:table-cell>
          <table:table-cell table:formula="of:=[.K308]/[.J308]" office:value-type="float" office:value="0.0988941259732137">
            <text:p>0,099</text:p>
          </table:table-cell>
          <table:table-cell table:formula="of:=[.L308]*24" office:value-type="float" office:value="2.37345902335713">
            <text:p>2,373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309]*[.C309]" office:value-type="float" office:value="6144">
            <text:p>614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09]));1;IF( ISNUMBER( SEARCH(&quot;vect2&quot;;[.A309]));2;IF( ISNUMBER( SEARCH(&quot;vect4&quot;;[.A309]));4;IF( ISNUMBER( SEARCH(&quot;vect8&quot;;[.A309]));8;IF( ISNUMBER( SEARCH(&quot;vect16&quot;;[.A309]));16;0)))))" office:value-type="float" office:value="2">
            <text:p>2</text:p>
          </table:table-cell>
          <table:table-cell table:formula="of:=[.G309]*[.F309]*4" office:value-type="float" office:value="8192">
            <text:p>8192</text:p>
          </table:table-cell>
          <table:table-cell table:formula="of:=[.G309]*[.F309]*4" office:value-type="float" office:value="8192">
            <text:p>8192</text:p>
          </table:table-cell>
          <table:table-cell table:formula="of:=[counters.X309]/4" office:value-type="float" office:value="345785.5">
            <text:p>345785,5</text:p>
          </table:table-cell>
          <table:table-cell table:formula="of:=([.H309]+[.I309])*[.G309]" office:value-type="float" office:value="32768">
            <text:p>32768</text:p>
          </table:table-cell>
          <table:table-cell table:formula="of:=[.K309]/[.J309]" office:value-type="float" office:value="0.0947639504837537">
            <text:p>0,095</text:p>
          </table:table-cell>
          <table:table-cell table:formula="of:=[.L309]*24" office:value-type="float" office:value="2.27433481161009">
            <text:p>2,274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310]*[.C310]" office:value-type="float" office:value="6400">
            <text:p>6400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10]));1;IF( ISNUMBER( SEARCH(&quot;vect2&quot;;[.A310]));2;IF( ISNUMBER( SEARCH(&quot;vect4&quot;;[.A310]));4;IF( ISNUMBER( SEARCH(&quot;vect8&quot;;[.A310]));8;IF( ISNUMBER( SEARCH(&quot;vect16&quot;;[.A310]));16;0)))))" office:value-type="float" office:value="2">
            <text:p>2</text:p>
          </table:table-cell>
          <table:table-cell table:formula="of:=[.G310]*[.F310]*4" office:value-type="float" office:value="8192">
            <text:p>8192</text:p>
          </table:table-cell>
          <table:table-cell table:formula="of:=[.G310]*[.F310]*4" office:value-type="float" office:value="8192">
            <text:p>8192</text:p>
          </table:table-cell>
          <table:table-cell table:formula="of:=[counters.X310]/4" office:value-type="float" office:value="360255.25">
            <text:p>360255,25</text:p>
          </table:table-cell>
          <table:table-cell table:formula="of:=([.H310]+[.I310])*[.G310]" office:value-type="float" office:value="32768">
            <text:p>32768</text:p>
          </table:table-cell>
          <table:table-cell table:formula="of:=[.K310]/[.J310]" office:value-type="float" office:value="0.0909577306645774">
            <text:p>0,091</text:p>
          </table:table-cell>
          <table:table-cell table:formula="of:=[.L310]*24" office:value-type="float" office:value="2.18298553594986">
            <text:p>2,183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311]*[.C311]" office:value-type="float" office:value="6656">
            <text:p>665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11]));1;IF( ISNUMBER( SEARCH(&quot;vect2&quot;;[.A311]));2;IF( ISNUMBER( SEARCH(&quot;vect4&quot;;[.A311]));4;IF( ISNUMBER( SEARCH(&quot;vect8&quot;;[.A311]));8;IF( ISNUMBER( SEARCH(&quot;vect16&quot;;[.A311]));16;0)))))" office:value-type="float" office:value="2">
            <text:p>2</text:p>
          </table:table-cell>
          <table:table-cell table:formula="of:=[.G311]*[.F311]*4" office:value-type="float" office:value="8192">
            <text:p>8192</text:p>
          </table:table-cell>
          <table:table-cell table:formula="of:=[.G311]*[.F311]*4" office:value-type="float" office:value="8192">
            <text:p>8192</text:p>
          </table:table-cell>
          <table:table-cell table:formula="of:=[counters.X311]/4" office:value-type="float" office:value="374952.5">
            <text:p>374952,5</text:p>
          </table:table-cell>
          <table:table-cell table:formula="of:=([.H311]+[.I311])*[.G311]" office:value-type="float" office:value="32768">
            <text:p>32768</text:p>
          </table:table-cell>
          <table:table-cell table:formula="of:=[.K311]/[.J311]" office:value-type="float" office:value="0.0873924030377181">
            <text:p>0,087</text:p>
          </table:table-cell>
          <table:table-cell table:formula="of:=[.L311]*24" office:value-type="float" office:value="2.09741767290523">
            <text:p>2,097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312]*[.C312]" office:value-type="float" office:value="6912">
            <text:p>691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12]));1;IF( ISNUMBER( SEARCH(&quot;vect2&quot;;[.A312]));2;IF( ISNUMBER( SEARCH(&quot;vect4&quot;;[.A312]));4;IF( ISNUMBER( SEARCH(&quot;vect8&quot;;[.A312]));8;IF( ISNUMBER( SEARCH(&quot;vect16&quot;;[.A312]));16;0)))))" office:value-type="float" office:value="2">
            <text:p>2</text:p>
          </table:table-cell>
          <table:table-cell table:formula="of:=[.G312]*[.F312]*4" office:value-type="float" office:value="8192">
            <text:p>8192</text:p>
          </table:table-cell>
          <table:table-cell table:formula="of:=[.G312]*[.F312]*4" office:value-type="float" office:value="8192">
            <text:p>8192</text:p>
          </table:table-cell>
          <table:table-cell table:formula="of:=[counters.X312]/4" office:value-type="float" office:value="389639.25">
            <text:p>389639,25</text:p>
          </table:table-cell>
          <table:table-cell table:formula="of:=([.H312]+[.I312])*[.G312]" office:value-type="float" office:value="32768">
            <text:p>32768</text:p>
          </table:table-cell>
          <table:table-cell table:formula="of:=[.K312]/[.J312]" office:value-type="float" office:value="0.0840983037514829">
            <text:p>0,084</text:p>
          </table:table-cell>
          <table:table-cell table:formula="of:=[.L312]*24" office:value-type="float" office:value="2.01835929003559">
            <text:p>2,018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313]*[.C313]" office:value-type="float" office:value="7168">
            <text:p>716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13]));1;IF( ISNUMBER( SEARCH(&quot;vect2&quot;;[.A313]));2;IF( ISNUMBER( SEARCH(&quot;vect4&quot;;[.A313]));4;IF( ISNUMBER( SEARCH(&quot;vect8&quot;;[.A313]));8;IF( ISNUMBER( SEARCH(&quot;vect16&quot;;[.A313]));16;0)))))" office:value-type="float" office:value="2">
            <text:p>2</text:p>
          </table:table-cell>
          <table:table-cell table:formula="of:=[.G313]*[.F313]*4" office:value-type="float" office:value="8192">
            <text:p>8192</text:p>
          </table:table-cell>
          <table:table-cell table:formula="of:=[.G313]*[.F313]*4" office:value-type="float" office:value="8192">
            <text:p>8192</text:p>
          </table:table-cell>
          <table:table-cell table:formula="of:=[counters.X313]/4" office:value-type="float" office:value="403362.5">
            <text:p>403362,5</text:p>
          </table:table-cell>
          <table:table-cell table:formula="of:=([.H313]+[.I313])*[.G313]" office:value-type="float" office:value="32768">
            <text:p>32768</text:p>
          </table:table-cell>
          <table:table-cell table:formula="of:=[.K313]/[.J313]" office:value-type="float" office:value="0.0812371006228888">
            <text:p>0,081</text:p>
          </table:table-cell>
          <table:table-cell table:formula="of:=[.L313]*24" office:value-type="float" office:value="1.94969041494933">
            <text:p>1,950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314]*[.C314]" office:value-type="float" office:value="7424">
            <text:p>742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14]));1;IF( ISNUMBER( SEARCH(&quot;vect2&quot;;[.A314]));2;IF( ISNUMBER( SEARCH(&quot;vect4&quot;;[.A314]));4;IF( ISNUMBER( SEARCH(&quot;vect8&quot;;[.A314]));8;IF( ISNUMBER( SEARCH(&quot;vect16&quot;;[.A314]));16;0)))))" office:value-type="float" office:value="2">
            <text:p>2</text:p>
          </table:table-cell>
          <table:table-cell table:formula="of:=[.G314]*[.F314]*4" office:value-type="float" office:value="8192">
            <text:p>8192</text:p>
          </table:table-cell>
          <table:table-cell table:formula="of:=[.G314]*[.F314]*4" office:value-type="float" office:value="8192">
            <text:p>8192</text:p>
          </table:table-cell>
          <table:table-cell table:formula="of:=[counters.X314]/4" office:value-type="float" office:value="417251.25">
            <text:p>417251,25</text:p>
          </table:table-cell>
          <table:table-cell table:formula="of:=([.H314]+[.I314])*[.G314]" office:value-type="float" office:value="32768">
            <text:p>32768</text:p>
          </table:table-cell>
          <table:table-cell table:formula="of:=[.K314]/[.J314]" office:value-type="float" office:value="0.0785330181754998">
            <text:p>0,079</text:p>
          </table:table-cell>
          <table:table-cell table:formula="of:=[.L314]*24" office:value-type="float" office:value="1.88479243621199">
            <text:p>1,885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315]*[.C315]" office:value-type="float" office:value="7680">
            <text:p>7680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15]));1;IF( ISNUMBER( SEARCH(&quot;vect2&quot;;[.A315]));2;IF( ISNUMBER( SEARCH(&quot;vect4&quot;;[.A315]));4;IF( ISNUMBER( SEARCH(&quot;vect8&quot;;[.A315]));8;IF( ISNUMBER( SEARCH(&quot;vect16&quot;;[.A315]));16;0)))))" office:value-type="float" office:value="2">
            <text:p>2</text:p>
          </table:table-cell>
          <table:table-cell table:formula="of:=[.G315]*[.F315]*4" office:value-type="float" office:value="8192">
            <text:p>8192</text:p>
          </table:table-cell>
          <table:table-cell table:formula="of:=[.G315]*[.F315]*4" office:value-type="float" office:value="8192">
            <text:p>8192</text:p>
          </table:table-cell>
          <table:table-cell table:formula="of:=[counters.X315]/4" office:value-type="float" office:value="431563">
            <text:p>431563</text:p>
          </table:table-cell>
          <table:table-cell table:formula="of:=([.H315]+[.I315])*[.G315]" office:value-type="float" office:value="32768">
            <text:p>32768</text:p>
          </table:table-cell>
          <table:table-cell table:formula="of:=[.K315]/[.J315]" office:value-type="float" office:value="0.0759286593150942">
            <text:p>0,076</text:p>
          </table:table-cell>
          <table:table-cell table:formula="of:=[.L315]*24" office:value-type="float" office:value="1.82228782356226">
            <text:p>1,822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316]*[.C316]" office:value-type="float" office:value="7936">
            <text:p>793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16]));1;IF( ISNUMBER( SEARCH(&quot;vect2&quot;;[.A316]));2;IF( ISNUMBER( SEARCH(&quot;vect4&quot;;[.A316]));4;IF( ISNUMBER( SEARCH(&quot;vect8&quot;;[.A316]));8;IF( ISNUMBER( SEARCH(&quot;vect16&quot;;[.A316]));16;0)))))" office:value-type="float" office:value="2">
            <text:p>2</text:p>
          </table:table-cell>
          <table:table-cell table:formula="of:=[.G316]*[.F316]*4" office:value-type="float" office:value="8192">
            <text:p>8192</text:p>
          </table:table-cell>
          <table:table-cell table:formula="of:=[.G316]*[.F316]*4" office:value-type="float" office:value="8192">
            <text:p>8192</text:p>
          </table:table-cell>
          <table:table-cell table:formula="of:=[counters.X316]/4" office:value-type="float" office:value="446927.5">
            <text:p>446927,5</text:p>
          </table:table-cell>
          <table:table-cell table:formula="of:=([.H316]+[.I316])*[.G316]" office:value-type="float" office:value="32768">
            <text:p>32768</text:p>
          </table:table-cell>
          <table:table-cell table:formula="of:=[.K316]/[.J316]" office:value-type="float" office:value="0.0733183793792058">
            <text:p>0,073</text:p>
          </table:table-cell>
          <table:table-cell table:formula="of:=[.L316]*24" office:value-type="float" office:value="1.75964110510094">
            <text:p>1,760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317]*[.C317]" office:value-type="float" office:value="8192">
            <text:p>819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17]));1;IF( ISNUMBER( SEARCH(&quot;vect2&quot;;[.A317]));2;IF( ISNUMBER( SEARCH(&quot;vect4&quot;;[.A317]));4;IF( ISNUMBER( SEARCH(&quot;vect8&quot;;[.A317]));8;IF( ISNUMBER( SEARCH(&quot;vect16&quot;;[.A317]));16;0)))))" office:value-type="float" office:value="2">
            <text:p>2</text:p>
          </table:table-cell>
          <table:table-cell table:formula="of:=[.G317]*[.F317]*4" office:value-type="float" office:value="8192">
            <text:p>8192</text:p>
          </table:table-cell>
          <table:table-cell table:formula="of:=[.G317]*[.F317]*4" office:value-type="float" office:value="8192">
            <text:p>8192</text:p>
          </table:table-cell>
          <table:table-cell table:formula="of:=[counters.X317]/4" office:value-type="float" office:value="461149.75">
            <text:p>461149,75</text:p>
          </table:table-cell>
          <table:table-cell table:formula="of:=([.H317]+[.I317])*[.G317]" office:value-type="float" office:value="32768">
            <text:p>32768</text:p>
          </table:table-cell>
          <table:table-cell table:formula="of:=[.K317]/[.J317]" office:value-type="float" office:value="0.0710571782810248">
            <text:p>0,071</text:p>
          </table:table-cell>
          <table:table-cell table:formula="of:=[.L317]*24" office:value-type="float" office:value="1.70537227874459">
            <text:p>1,705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table:formula="of:=[.B318]*[.C318]" office:value-type="float" office:value="16384">
            <text:p>1638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18]));1;IF( ISNUMBER( SEARCH(&quot;vect2&quot;;[.A318]));2;IF( ISNUMBER( SEARCH(&quot;vect4&quot;;[.A318]));4;IF( ISNUMBER( SEARCH(&quot;vect8&quot;;[.A318]));8;IF( ISNUMBER( SEARCH(&quot;vect16&quot;;[.A318]));16;0)))))" office:value-type="float" office:value="2">
            <text:p>2</text:p>
          </table:table-cell>
          <table:table-cell table:formula="of:=[.G318]*[.F318]*4" office:value-type="float" office:value="8192">
            <text:p>8192</text:p>
          </table:table-cell>
          <table:table-cell table:formula="of:=[.G318]*[.F318]*4" office:value-type="float" office:value="8192">
            <text:p>8192</text:p>
          </table:table-cell>
          <table:table-cell table:formula="of:=[counters.X318]/4" office:value-type="float" office:value="923919.75">
            <text:p>923919,75</text:p>
          </table:table-cell>
          <table:table-cell table:formula="of:=([.H318]+[.I318])*[.G318]" office:value-type="float" office:value="32768">
            <text:p>32768</text:p>
          </table:table-cell>
          <table:table-cell table:formula="of:=[.K318]/[.J318]" office:value-type="float" office:value="0.0354662837329757">
            <text:p>0,035</text:p>
          </table:table-cell>
          <table:table-cell table:formula="of:=[.L318]*24" office:value-type="float" office:value="0.851190809591417">
            <text:p>0,851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formula="of:=[.B319]*[.C319]" office:value-type="float" office:value="32768">
            <text:p>3276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19]));1;IF( ISNUMBER( SEARCH(&quot;vect2&quot;;[.A319]));2;IF( ISNUMBER( SEARCH(&quot;vect4&quot;;[.A319]));4;IF( ISNUMBER( SEARCH(&quot;vect8&quot;;[.A319]));8;IF( ISNUMBER( SEARCH(&quot;vect16&quot;;[.A319]));16;0)))))" office:value-type="float" office:value="2">
            <text:p>2</text:p>
          </table:table-cell>
          <table:table-cell table:formula="of:=[.G319]*[.F319]*4" office:value-type="float" office:value="8192">
            <text:p>8192</text:p>
          </table:table-cell>
          <table:table-cell table:formula="of:=[.G319]*[.F319]*4" office:value-type="float" office:value="8192">
            <text:p>8192</text:p>
          </table:table-cell>
          <table:table-cell table:formula="of:=[counters.X319]/4" office:value-type="float" office:value="1844177.75">
            <text:p>1844177,75</text:p>
          </table:table-cell>
          <table:table-cell table:formula="of:=([.H319]+[.I319])*[.G319]" office:value-type="float" office:value="32768">
            <text:p>32768</text:p>
          </table:table-cell>
          <table:table-cell table:formula="of:=[.K319]/[.J319]" office:value-type="float" office:value="0.0177683523185333">
            <text:p>0,018</text:p>
          </table:table-cell>
          <table:table-cell table:formula="of:=[.L319]*24" office:value-type="float" office:value="0.426440455644799">
            <text:p>0,426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table:number-columns-repeated="2" office:value-type="float" office:value="256">
            <text:p>256</text:p>
          </table:table-cell>
          <table:table-cell table:formula="of:=[.B320]*[.C320]" office:value-type="float" office:value="65536">
            <text:p>6553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20]));1;IF( ISNUMBER( SEARCH(&quot;vect2&quot;;[.A320]));2;IF( ISNUMBER( SEARCH(&quot;vect4&quot;;[.A320]));4;IF( ISNUMBER( SEARCH(&quot;vect8&quot;;[.A320]));8;IF( ISNUMBER( SEARCH(&quot;vect16&quot;;[.A320]));16;0)))))" office:value-type="float" office:value="2">
            <text:p>2</text:p>
          </table:table-cell>
          <table:table-cell table:formula="of:=[.G320]*[.F320]*4" office:value-type="float" office:value="8192">
            <text:p>8192</text:p>
          </table:table-cell>
          <table:table-cell table:formula="of:=[.G320]*[.F320]*4" office:value-type="float" office:value="8192">
            <text:p>8192</text:p>
          </table:table-cell>
          <table:table-cell table:formula="of:=[counters.X320]/4" office:value-type="float" office:value="3685593">
            <text:p>3685593</text:p>
          </table:table-cell>
          <table:table-cell table:formula="of:=([.H320]+[.I320])*[.G320]" office:value-type="float" office:value="32768">
            <text:p>32768</text:p>
          </table:table-cell>
          <table:table-cell table:formula="of:=[.K320]/[.J320]" office:value-type="float" office:value="0.00889083520616628">
            <text:p>0,009</text:p>
          </table:table-cell>
          <table:table-cell table:formula="of:=[.L320]*24" office:value-type="float" office:value="0.213380044947991">
            <text:p>0,213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table:formula="of:=[.B321]*[.C321]" office:value-type="float" office:value="131072">
            <text:p>13107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21]));1;IF( ISNUMBER( SEARCH(&quot;vect2&quot;;[.A321]));2;IF( ISNUMBER( SEARCH(&quot;vect4&quot;;[.A321]));4;IF( ISNUMBER( SEARCH(&quot;vect8&quot;;[.A321]));8;IF( ISNUMBER( SEARCH(&quot;vect16&quot;;[.A321]));16;0)))))" office:value-type="float" office:value="2">
            <text:p>2</text:p>
          </table:table-cell>
          <table:table-cell table:formula="of:=[.G321]*[.F321]*4" office:value-type="float" office:value="8192">
            <text:p>8192</text:p>
          </table:table-cell>
          <table:table-cell table:formula="of:=[.G321]*[.F321]*4" office:value-type="float" office:value="8192">
            <text:p>8192</text:p>
          </table:table-cell>
          <table:table-cell table:formula="of:=[counters.X321]/4" office:value-type="float" office:value="7361625.75">
            <text:p>7361625,75</text:p>
          </table:table-cell>
          <table:table-cell table:formula="of:=([.H321]+[.I321])*[.G321]" office:value-type="float" office:value="32768">
            <text:p>32768</text:p>
          </table:table-cell>
          <table:table-cell table:formula="of:=[.K321]/[.J321]" office:value-type="float" office:value="0.00445119068977393">
            <text:p>0,004</text:p>
          </table:table-cell>
          <table:table-cell table:formula="of:=[.L321]*24" office:value-type="float" office:value="0.106828576554574">
            <text:p>0,107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formula="of:=[.B322]*[.C322]" office:value-type="float" office:value="262144">
            <text:p>26214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22]));1;IF( ISNUMBER( SEARCH(&quot;vect2&quot;;[.A322]));2;IF( ISNUMBER( SEARCH(&quot;vect4&quot;;[.A322]));4;IF( ISNUMBER( SEARCH(&quot;vect8&quot;;[.A322]));8;IF( ISNUMBER( SEARCH(&quot;vect16&quot;;[.A322]));16;0)))))" office:value-type="float" office:value="2">
            <text:p>2</text:p>
          </table:table-cell>
          <table:table-cell table:formula="of:=[.G322]*[.F322]*4" office:value-type="float" office:value="8192">
            <text:p>8192</text:p>
          </table:table-cell>
          <table:table-cell table:formula="of:=[.G322]*[.F322]*4" office:value-type="float" office:value="8192">
            <text:p>8192</text:p>
          </table:table-cell>
          <table:table-cell table:formula="of:=[counters.X322]/4" office:value-type="float" office:value="14724963">
            <text:p>14724963</text:p>
          </table:table-cell>
          <table:table-cell table:formula="of:=([.H322]+[.I322])*[.G322]" office:value-type="float" office:value="32768">
            <text:p>32768</text:p>
          </table:table-cell>
          <table:table-cell table:formula="of:=[.K322]/[.J322]" office:value-type="float" office:value="0.00222533666128737">
            <text:p>0,002</text:p>
          </table:table-cell>
          <table:table-cell table:formula="of:=[.L322]*24" office:value-type="float" office:value="0.0534080798708968">
            <text:p>0,053</text:p>
          </table:table-cell>
          <table:table-cell table:number-columns-repeated="959"/>
        </table:table-row>
        <table:table-row table:style-name="ro2">
          <table:table-cell office:value-type="string">
            <text:p>vect2_sp_load_store_iter_1024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table:formula="of:=[.B323]*[.C323]" office:value-type="float" office:value="524288">
            <text:p>52428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23]));1;IF( ISNUMBER( SEARCH(&quot;vect2&quot;;[.A323]));2;IF( ISNUMBER( SEARCH(&quot;vect4&quot;;[.A323]));4;IF( ISNUMBER( SEARCH(&quot;vect8&quot;;[.A323]));8;IF( ISNUMBER( SEARCH(&quot;vect16&quot;;[.A323]));16;0)))))" office:value-type="float" office:value="2">
            <text:p>2</text:p>
          </table:table-cell>
          <table:table-cell table:formula="of:=[.G323]*[.F323]*4" office:value-type="float" office:value="8192">
            <text:p>8192</text:p>
          </table:table-cell>
          <table:table-cell table:formula="of:=[.G323]*[.F323]*4" office:value-type="float" office:value="8192">
            <text:p>8192</text:p>
          </table:table-cell>
          <table:table-cell table:formula="of:=[counters.X323]/4" office:value-type="float" office:value="29437973">
            <text:p>29437973</text:p>
          </table:table-cell>
          <table:table-cell table:formula="of:=([.H323]+[.I323])*[.G323]" office:value-type="float" office:value="32768">
            <text:p>32768</text:p>
          </table:table-cell>
          <table:table-cell table:formula="of:=[.K323]/[.J323]" office:value-type="float" office:value="0.00111312011869839">
            <text:p>0,001</text:p>
          </table:table-cell>
          <table:table-cell table:formula="of:=[.L323]*24" office:value-type="float" office:value="0.0267148828487614">
            <text:p>0,027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table:number-columns-repeated="2" office:value-type="float" office:value="1">
            <text:p>1</text:p>
          </table:table-cell>
          <table:table-cell table:formula="of:=[.B324]*[.C324]" office:value-type="float" office:value="1">
            <text:p>1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24]));1;IF( ISNUMBER( SEARCH(&quot;vect2&quot;;[.A324]));2;IF( ISNUMBER( SEARCH(&quot;vect4&quot;;[.A324]));4;IF( ISNUMBER( SEARCH(&quot;vect8&quot;;[.A324]));8;IF( ISNUMBER( SEARCH(&quot;vect16&quot;;[.A324]));16;0)))))" office:value-type="float" office:value="4">
            <text:p>4</text:p>
          </table:table-cell>
          <table:table-cell table:formula="of:=[.G324]*[.F324]*4" office:value-type="float" office:value="16384">
            <text:p>16384</text:p>
          </table:table-cell>
          <table:table-cell table:formula="of:=[.G324]*[.F324]*4" office:value-type="float" office:value="16384">
            <text:p>16384</text:p>
          </table:table-cell>
          <table:table-cell table:formula="of:=[counters.X324]/4" office:value-type="float" office:value="6680">
            <text:p>6680</text:p>
          </table:table-cell>
          <table:table-cell table:formula="of:=([.H324]+[.I324])*[.G324]" office:value-type="float" office:value="131072">
            <text:p>131072</text:p>
          </table:table-cell>
          <table:table-cell table:formula="of:=[.K324]/[.J324]" office:value-type="float" office:value="19.6215568862275">
            <text:p>19,622</text:p>
          </table:table-cell>
          <table:table-cell table:formula="of:=[.L324]*24" office:value-type="float" office:value="470.917365269461">
            <text:p>470,917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325]*[.C325]" office:value-type="float" office:value="2">
            <text:p>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25]));1;IF( ISNUMBER( SEARCH(&quot;vect2&quot;;[.A325]));2;IF( ISNUMBER( SEARCH(&quot;vect4&quot;;[.A325]));4;IF( ISNUMBER( SEARCH(&quot;vect8&quot;;[.A325]));8;IF( ISNUMBER( SEARCH(&quot;vect16&quot;;[.A325]));16;0)))))" office:value-type="float" office:value="4">
            <text:p>4</text:p>
          </table:table-cell>
          <table:table-cell table:formula="of:=[.G325]*[.F325]*4" office:value-type="float" office:value="16384">
            <text:p>16384</text:p>
          </table:table-cell>
          <table:table-cell table:formula="of:=[.G325]*[.F325]*4" office:value-type="float" office:value="16384">
            <text:p>16384</text:p>
          </table:table-cell>
          <table:table-cell table:formula="of:=[counters.X325]/4" office:value-type="float" office:value="6680">
            <text:p>6680</text:p>
          </table:table-cell>
          <table:table-cell table:formula="of:=([.H325]+[.I325])*[.G325]" office:value-type="float" office:value="131072">
            <text:p>131072</text:p>
          </table:table-cell>
          <table:table-cell table:formula="of:=[.K325]/[.J325]" office:value-type="float" office:value="19.6215568862275">
            <text:p>19,622</text:p>
          </table:table-cell>
          <table:table-cell table:formula="of:=[.L325]*24" office:value-type="float" office:value="470.917365269461">
            <text:p>470,917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326]*[.C326]" office:value-type="float" office:value="4">
            <text:p>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26]));1;IF( ISNUMBER( SEARCH(&quot;vect2&quot;;[.A326]));2;IF( ISNUMBER( SEARCH(&quot;vect4&quot;;[.A326]));4;IF( ISNUMBER( SEARCH(&quot;vect8&quot;;[.A326]));8;IF( ISNUMBER( SEARCH(&quot;vect16&quot;;[.A326]));16;0)))))" office:value-type="float" office:value="4">
            <text:p>4</text:p>
          </table:table-cell>
          <table:table-cell table:formula="of:=[.G326]*[.F326]*4" office:value-type="float" office:value="16384">
            <text:p>16384</text:p>
          </table:table-cell>
          <table:table-cell table:formula="of:=[.G326]*[.F326]*4" office:value-type="float" office:value="16384">
            <text:p>16384</text:p>
          </table:table-cell>
          <table:table-cell table:formula="of:=[counters.X326]/4" office:value-type="float" office:value="6680">
            <text:p>6680</text:p>
          </table:table-cell>
          <table:table-cell table:formula="of:=([.H326]+[.I326])*[.G326]" office:value-type="float" office:value="131072">
            <text:p>131072</text:p>
          </table:table-cell>
          <table:table-cell table:formula="of:=[.K326]/[.J326]" office:value-type="float" office:value="19.6215568862275">
            <text:p>19,622</text:p>
          </table:table-cell>
          <table:table-cell table:formula="of:=[.L326]*24" office:value-type="float" office:value="470.917365269461">
            <text:p>470,917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327]*[.C327]" office:value-type="float" office:value="8">
            <text:p>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27]));1;IF( ISNUMBER( SEARCH(&quot;vect2&quot;;[.A327]));2;IF( ISNUMBER( SEARCH(&quot;vect4&quot;;[.A327]));4;IF( ISNUMBER( SEARCH(&quot;vect8&quot;;[.A327]));8;IF( ISNUMBER( SEARCH(&quot;vect16&quot;;[.A327]));16;0)))))" office:value-type="float" office:value="4">
            <text:p>4</text:p>
          </table:table-cell>
          <table:table-cell table:formula="of:=[.G327]*[.F327]*4" office:value-type="float" office:value="16384">
            <text:p>16384</text:p>
          </table:table-cell>
          <table:table-cell table:formula="of:=[.G327]*[.F327]*4" office:value-type="float" office:value="16384">
            <text:p>16384</text:p>
          </table:table-cell>
          <table:table-cell table:formula="of:=[counters.X327]/4" office:value-type="float" office:value="6680">
            <text:p>6680</text:p>
          </table:table-cell>
          <table:table-cell table:formula="of:=([.H327]+[.I327])*[.G327]" office:value-type="float" office:value="131072">
            <text:p>131072</text:p>
          </table:table-cell>
          <table:table-cell table:formula="of:=[.K327]/[.J327]" office:value-type="float" office:value="19.6215568862275">
            <text:p>19,622</text:p>
          </table:table-cell>
          <table:table-cell table:formula="of:=[.L327]*24" office:value-type="float" office:value="470.917365269461">
            <text:p>470,917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328]*[.C328]" office:value-type="float" office:value="16">
            <text:p>1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28]));1;IF( ISNUMBER( SEARCH(&quot;vect2&quot;;[.A328]));2;IF( ISNUMBER( SEARCH(&quot;vect4&quot;;[.A328]));4;IF( ISNUMBER( SEARCH(&quot;vect8&quot;;[.A328]));8;IF( ISNUMBER( SEARCH(&quot;vect16&quot;;[.A328]));16;0)))))" office:value-type="float" office:value="4">
            <text:p>4</text:p>
          </table:table-cell>
          <table:table-cell table:formula="of:=[.G328]*[.F328]*4" office:value-type="float" office:value="16384">
            <text:p>16384</text:p>
          </table:table-cell>
          <table:table-cell table:formula="of:=[.G328]*[.F328]*4" office:value-type="float" office:value="16384">
            <text:p>16384</text:p>
          </table:table-cell>
          <table:table-cell table:formula="of:=[counters.X328]/4" office:value-type="float" office:value="6680">
            <text:p>6680</text:p>
          </table:table-cell>
          <table:table-cell table:formula="of:=([.H328]+[.I328])*[.G328]" office:value-type="float" office:value="131072">
            <text:p>131072</text:p>
          </table:table-cell>
          <table:table-cell table:formula="of:=[.K328]/[.J328]" office:value-type="float" office:value="19.6215568862275">
            <text:p>19,622</text:p>
          </table:table-cell>
          <table:table-cell table:formula="of:=[.L328]*24" office:value-type="float" office:value="470.917365269461">
            <text:p>470,917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329]*[.C329]" office:value-type="float" office:value="32">
            <text:p>3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29]));1;IF( ISNUMBER( SEARCH(&quot;vect2&quot;;[.A329]));2;IF( ISNUMBER( SEARCH(&quot;vect4&quot;;[.A329]));4;IF( ISNUMBER( SEARCH(&quot;vect8&quot;;[.A329]));8;IF( ISNUMBER( SEARCH(&quot;vect16&quot;;[.A329]));16;0)))))" office:value-type="float" office:value="4">
            <text:p>4</text:p>
          </table:table-cell>
          <table:table-cell table:formula="of:=[.G329]*[.F329]*4" office:value-type="float" office:value="16384">
            <text:p>16384</text:p>
          </table:table-cell>
          <table:table-cell table:formula="of:=[.G329]*[.F329]*4" office:value-type="float" office:value="16384">
            <text:p>16384</text:p>
          </table:table-cell>
          <table:table-cell table:formula="of:=[counters.X329]/4" office:value-type="float" office:value="6680">
            <text:p>6680</text:p>
          </table:table-cell>
          <table:table-cell table:formula="of:=([.H329]+[.I329])*[.G329]" office:value-type="float" office:value="131072">
            <text:p>131072</text:p>
          </table:table-cell>
          <table:table-cell table:formula="of:=[.K329]/[.J329]" office:value-type="float" office:value="19.6215568862275">
            <text:p>19,622</text:p>
          </table:table-cell>
          <table:table-cell table:formula="of:=[.L329]*24" office:value-type="float" office:value="470.917365269461">
            <text:p>470,917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330]*[.C330]" office:value-type="float" office:value="64">
            <text:p>6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30]));1;IF( ISNUMBER( SEARCH(&quot;vect2&quot;;[.A330]));2;IF( ISNUMBER( SEARCH(&quot;vect4&quot;;[.A330]));4;IF( ISNUMBER( SEARCH(&quot;vect8&quot;;[.A330]));8;IF( ISNUMBER( SEARCH(&quot;vect16&quot;;[.A330]));16;0)))))" office:value-type="float" office:value="4">
            <text:p>4</text:p>
          </table:table-cell>
          <table:table-cell table:formula="of:=[.G330]*[.F330]*4" office:value-type="float" office:value="16384">
            <text:p>16384</text:p>
          </table:table-cell>
          <table:table-cell table:formula="of:=[.G330]*[.F330]*4" office:value-type="float" office:value="16384">
            <text:p>16384</text:p>
          </table:table-cell>
          <table:table-cell table:formula="of:=[counters.X330]/4" office:value-type="float" office:value="13360">
            <text:p>13360</text:p>
          </table:table-cell>
          <table:table-cell table:formula="of:=([.H330]+[.I330])*[.G330]" office:value-type="float" office:value="131072">
            <text:p>131072</text:p>
          </table:table-cell>
          <table:table-cell table:formula="of:=[.K330]/[.J330]" office:value-type="float" office:value="9.81077844311377">
            <text:p>9,811</text:p>
          </table:table-cell>
          <table:table-cell table:formula="of:=[.L330]*24" office:value-type="float" office:value="235.458682634731">
            <text:p>235,459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331]*[.C331]" office:value-type="float" office:value="128">
            <text:p>12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31]));1;IF( ISNUMBER( SEARCH(&quot;vect2&quot;;[.A331]));2;IF( ISNUMBER( SEARCH(&quot;vect4&quot;;[.A331]));4;IF( ISNUMBER( SEARCH(&quot;vect8&quot;;[.A331]));8;IF( ISNUMBER( SEARCH(&quot;vect16&quot;;[.A331]));16;0)))))" office:value-type="float" office:value="4">
            <text:p>4</text:p>
          </table:table-cell>
          <table:table-cell table:formula="of:=[.G331]*[.F331]*4" office:value-type="float" office:value="16384">
            <text:p>16384</text:p>
          </table:table-cell>
          <table:table-cell table:formula="of:=[.G331]*[.F331]*4" office:value-type="float" office:value="16384">
            <text:p>16384</text:p>
          </table:table-cell>
          <table:table-cell table:formula="of:=[counters.X331]/4" office:value-type="float" office:value="26720">
            <text:p>26720</text:p>
          </table:table-cell>
          <table:table-cell table:formula="of:=([.H331]+[.I331])*[.G331]" office:value-type="float" office:value="131072">
            <text:p>131072</text:p>
          </table:table-cell>
          <table:table-cell table:formula="of:=[.K331]/[.J331]" office:value-type="float" office:value="4.90538922155689">
            <text:p>4,905</text:p>
          </table:table-cell>
          <table:table-cell table:formula="of:=[.L331]*24" office:value-type="float" office:value="117.729341317365">
            <text:p>117,729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332]*[.C332]" office:value-type="float" office:value="256">
            <text:p>25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32]));1;IF( ISNUMBER( SEARCH(&quot;vect2&quot;;[.A332]));2;IF( ISNUMBER( SEARCH(&quot;vect4&quot;;[.A332]));4;IF( ISNUMBER( SEARCH(&quot;vect8&quot;;[.A332]));8;IF( ISNUMBER( SEARCH(&quot;vect16&quot;;[.A332]));16;0)))))" office:value-type="float" office:value="4">
            <text:p>4</text:p>
          </table:table-cell>
          <table:table-cell table:formula="of:=[.G332]*[.F332]*4" office:value-type="float" office:value="16384">
            <text:p>16384</text:p>
          </table:table-cell>
          <table:table-cell table:formula="of:=[.G332]*[.F332]*4" office:value-type="float" office:value="16384">
            <text:p>16384</text:p>
          </table:table-cell>
          <table:table-cell table:formula="of:=[counters.X332]/4" office:value-type="float" office:value="53440">
            <text:p>53440</text:p>
          </table:table-cell>
          <table:table-cell table:formula="of:=([.H332]+[.I332])*[.G332]" office:value-type="float" office:value="131072">
            <text:p>131072</text:p>
          </table:table-cell>
          <table:table-cell table:formula="of:=[.K332]/[.J332]" office:value-type="float" office:value="2.45269461077844">
            <text:p>2,453</text:p>
          </table:table-cell>
          <table:table-cell table:formula="of:=[.L332]*24" office:value-type="float" office:value="58.8646706586826">
            <text:p>58,865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333]*[.C333]" office:value-type="float" office:value="512">
            <text:p>51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33]));1;IF( ISNUMBER( SEARCH(&quot;vect2&quot;;[.A333]));2;IF( ISNUMBER( SEARCH(&quot;vect4&quot;;[.A333]));4;IF( ISNUMBER( SEARCH(&quot;vect8&quot;;[.A333]));8;IF( ISNUMBER( SEARCH(&quot;vect16&quot;;[.A333]));16;0)))))" office:value-type="float" office:value="4">
            <text:p>4</text:p>
          </table:table-cell>
          <table:table-cell table:formula="of:=[.G333]*[.F333]*4" office:value-type="float" office:value="16384">
            <text:p>16384</text:p>
          </table:table-cell>
          <table:table-cell table:formula="of:=[.G333]*[.F333]*4" office:value-type="float" office:value="16384">
            <text:p>16384</text:p>
          </table:table-cell>
          <table:table-cell table:formula="of:=[counters.X333]/4" office:value-type="float" office:value="106880">
            <text:p>106880</text:p>
          </table:table-cell>
          <table:table-cell table:formula="of:=([.H333]+[.I333])*[.G333]" office:value-type="float" office:value="131072">
            <text:p>131072</text:p>
          </table:table-cell>
          <table:table-cell table:formula="of:=[.K333]/[.J333]" office:value-type="float" office:value="1.22634730538922">
            <text:p>1,226</text:p>
          </table:table-cell>
          <table:table-cell table:formula="of:=[.L333]*24" office:value-type="float" office:value="29.4323353293413">
            <text:p>29,432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334]*[.C334]" office:value-type="float" office:value="768">
            <text:p>76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34]));1;IF( ISNUMBER( SEARCH(&quot;vect2&quot;;[.A334]));2;IF( ISNUMBER( SEARCH(&quot;vect4&quot;;[.A334]));4;IF( ISNUMBER( SEARCH(&quot;vect8&quot;;[.A334]));8;IF( ISNUMBER( SEARCH(&quot;vect16&quot;;[.A334]));16;0)))))" office:value-type="float" office:value="4">
            <text:p>4</text:p>
          </table:table-cell>
          <table:table-cell table:formula="of:=[.G334]*[.F334]*4" office:value-type="float" office:value="16384">
            <text:p>16384</text:p>
          </table:table-cell>
          <table:table-cell table:formula="of:=[.G334]*[.F334]*4" office:value-type="float" office:value="16384">
            <text:p>16384</text:p>
          </table:table-cell>
          <table:table-cell table:formula="of:=[counters.X334]/4" office:value-type="float" office:value="160320">
            <text:p>160320</text:p>
          </table:table-cell>
          <table:table-cell table:formula="of:=([.H334]+[.I334])*[.G334]" office:value-type="float" office:value="131072">
            <text:p>131072</text:p>
          </table:table-cell>
          <table:table-cell table:formula="of:=[.K334]/[.J334]" office:value-type="float" office:value="0.817564870259481">
            <text:p>0,818</text:p>
          </table:table-cell>
          <table:table-cell table:formula="of:=[.L334]*24" office:value-type="float" office:value="19.6215568862275">
            <text:p>19,622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335]*[.C335]" office:value-type="float" office:value="1024">
            <text:p>102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35]));1;IF( ISNUMBER( SEARCH(&quot;vect2&quot;;[.A335]));2;IF( ISNUMBER( SEARCH(&quot;vect4&quot;;[.A335]));4;IF( ISNUMBER( SEARCH(&quot;vect8&quot;;[.A335]));8;IF( ISNUMBER( SEARCH(&quot;vect16&quot;;[.A335]));16;0)))))" office:value-type="float" office:value="4">
            <text:p>4</text:p>
          </table:table-cell>
          <table:table-cell table:formula="of:=[.G335]*[.F335]*4" office:value-type="float" office:value="16384">
            <text:p>16384</text:p>
          </table:table-cell>
          <table:table-cell table:formula="of:=[.G335]*[.F335]*4" office:value-type="float" office:value="16384">
            <text:p>16384</text:p>
          </table:table-cell>
          <table:table-cell table:formula="of:=[counters.X335]/4" office:value-type="float" office:value="188345">
            <text:p>188345</text:p>
          </table:table-cell>
          <table:table-cell table:formula="of:=([.H335]+[.I335])*[.G335]" office:value-type="float" office:value="131072">
            <text:p>131072</text:p>
          </table:table-cell>
          <table:table-cell table:formula="of:=[.K335]/[.J335]" office:value-type="float" office:value="0.695914412381534">
            <text:p>0,696</text:p>
          </table:table-cell>
          <table:table-cell table:formula="of:=[.L335]*24" office:value-type="float" office:value="16.7019458971568">
            <text:p>16,702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336]*[.C336]" office:value-type="float" office:value="1280">
            <text:p>1280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36]));1;IF( ISNUMBER( SEARCH(&quot;vect2&quot;;[.A336]));2;IF( ISNUMBER( SEARCH(&quot;vect4&quot;;[.A336]));4;IF( ISNUMBER( SEARCH(&quot;vect8&quot;;[.A336]));8;IF( ISNUMBER( SEARCH(&quot;vect16&quot;;[.A336]));16;0)))))" office:value-type="float" office:value="4">
            <text:p>4</text:p>
          </table:table-cell>
          <table:table-cell table:formula="of:=[.G336]*[.F336]*4" office:value-type="float" office:value="16384">
            <text:p>16384</text:p>
          </table:table-cell>
          <table:table-cell table:formula="of:=[.G336]*[.F336]*4" office:value-type="float" office:value="16384">
            <text:p>16384</text:p>
          </table:table-cell>
          <table:table-cell table:formula="of:=[counters.X336]/4" office:value-type="float" office:value="218587.25">
            <text:p>218587,25</text:p>
          </table:table-cell>
          <table:table-cell table:formula="of:=([.H336]+[.I336])*[.G336]" office:value-type="float" office:value="131072">
            <text:p>131072</text:p>
          </table:table-cell>
          <table:table-cell table:formula="of:=[.K336]/[.J336]" office:value-type="float" office:value="0.599632412228984">
            <text:p>0,600</text:p>
          </table:table-cell>
          <table:table-cell table:formula="of:=[.L336]*24" office:value-type="float" office:value="14.3911778934956">
            <text:p>14,391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337]*[.C337]" office:value-type="float" office:value="1536">
            <text:p>153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37]));1;IF( ISNUMBER( SEARCH(&quot;vect2&quot;;[.A337]));2;IF( ISNUMBER( SEARCH(&quot;vect4&quot;;[.A337]));4;IF( ISNUMBER( SEARCH(&quot;vect8&quot;;[.A337]));8;IF( ISNUMBER( SEARCH(&quot;vect16&quot;;[.A337]));16;0)))))" office:value-type="float" office:value="4">
            <text:p>4</text:p>
          </table:table-cell>
          <table:table-cell table:formula="of:=[.G337]*[.F337]*4" office:value-type="float" office:value="16384">
            <text:p>16384</text:p>
          </table:table-cell>
          <table:table-cell table:formula="of:=[.G337]*[.F337]*4" office:value-type="float" office:value="16384">
            <text:p>16384</text:p>
          </table:table-cell>
          <table:table-cell table:formula="of:=[counters.X337]/4" office:value-type="float" office:value="250296.5">
            <text:p>250296,5</text:p>
          </table:table-cell>
          <table:table-cell table:formula="of:=([.H337]+[.I337])*[.G337]" office:value-type="float" office:value="131072">
            <text:p>131072</text:p>
          </table:table-cell>
          <table:table-cell table:formula="of:=[.K337]/[.J337]" office:value-type="float" office:value="0.523666931019811">
            <text:p>0,524</text:p>
          </table:table-cell>
          <table:table-cell table:formula="of:=[.L337]*24" office:value-type="float" office:value="12.5680063444755">
            <text:p>12,568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338]*[.C338]" office:value-type="float" office:value="1792">
            <text:p>179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38]));1;IF( ISNUMBER( SEARCH(&quot;vect2&quot;;[.A338]));2;IF( ISNUMBER( SEARCH(&quot;vect4&quot;;[.A338]));4;IF( ISNUMBER( SEARCH(&quot;vect8&quot;;[.A338]));8;IF( ISNUMBER( SEARCH(&quot;vect16&quot;;[.A338]));16;0)))))" office:value-type="float" office:value="4">
            <text:p>4</text:p>
          </table:table-cell>
          <table:table-cell table:formula="of:=[.G338]*[.F338]*4" office:value-type="float" office:value="16384">
            <text:p>16384</text:p>
          </table:table-cell>
          <table:table-cell table:formula="of:=[.G338]*[.F338]*4" office:value-type="float" office:value="16384">
            <text:p>16384</text:p>
          </table:table-cell>
          <table:table-cell table:formula="of:=[counters.X338]/4" office:value-type="float" office:value="289020.5">
            <text:p>289020,5</text:p>
          </table:table-cell>
          <table:table-cell table:formula="of:=([.H338]+[.I338])*[.G338]" office:value-type="float" office:value="131072">
            <text:p>131072</text:p>
          </table:table-cell>
          <table:table-cell table:formula="of:=[.K338]/[.J338]" office:value-type="float" office:value="0.453504163199496">
            <text:p>0,454</text:p>
          </table:table-cell>
          <table:table-cell table:formula="of:=[.L338]*24" office:value-type="float" office:value="10.8840999167879">
            <text:p>10,884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339]*[.C339]" office:value-type="float" office:value="2048">
            <text:p>204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39]));1;IF( ISNUMBER( SEARCH(&quot;vect2&quot;;[.A339]));2;IF( ISNUMBER( SEARCH(&quot;vect4&quot;;[.A339]));4;IF( ISNUMBER( SEARCH(&quot;vect8&quot;;[.A339]));8;IF( ISNUMBER( SEARCH(&quot;vect16&quot;;[.A339]));16;0)))))" office:value-type="float" office:value="4">
            <text:p>4</text:p>
          </table:table-cell>
          <table:table-cell table:formula="of:=[.G339]*[.F339]*4" office:value-type="float" office:value="16384">
            <text:p>16384</text:p>
          </table:table-cell>
          <table:table-cell table:formula="of:=[.G339]*[.F339]*4" office:value-type="float" office:value="16384">
            <text:p>16384</text:p>
          </table:table-cell>
          <table:table-cell table:formula="of:=[counters.X339]/4" office:value-type="float" office:value="330046.5">
            <text:p>330046,5</text:p>
          </table:table-cell>
          <table:table-cell table:formula="of:=([.H339]+[.I339])*[.G339]" office:value-type="float" office:value="131072">
            <text:p>131072</text:p>
          </table:table-cell>
          <table:table-cell table:formula="of:=[.K339]/[.J339]" office:value-type="float" office:value="0.397131919290161">
            <text:p>0,397</text:p>
          </table:table-cell>
          <table:table-cell table:formula="of:=[.L339]*24" office:value-type="float" office:value="9.53116606296386">
            <text:p>9,531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340]*[.C340]" office:value-type="float" office:value="2304">
            <text:p>230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40]));1;IF( ISNUMBER( SEARCH(&quot;vect2&quot;;[.A340]));2;IF( ISNUMBER( SEARCH(&quot;vect4&quot;;[.A340]));4;IF( ISNUMBER( SEARCH(&quot;vect8&quot;;[.A340]));8;IF( ISNUMBER( SEARCH(&quot;vect16&quot;;[.A340]));16;0)))))" office:value-type="float" office:value="4">
            <text:p>4</text:p>
          </table:table-cell>
          <table:table-cell table:formula="of:=[.G340]*[.F340]*4" office:value-type="float" office:value="16384">
            <text:p>16384</text:p>
          </table:table-cell>
          <table:table-cell table:formula="of:=[.G340]*[.F340]*4" office:value-type="float" office:value="16384">
            <text:p>16384</text:p>
          </table:table-cell>
          <table:table-cell table:formula="of:=[counters.X340]/4" office:value-type="float" office:value="371353">
            <text:p>371353</text:p>
          </table:table-cell>
          <table:table-cell table:formula="of:=([.H340]+[.I340])*[.G340]" office:value-type="float" office:value="131072">
            <text:p>131072</text:p>
          </table:table-cell>
          <table:table-cell table:formula="of:=[.K340]/[.J340]" office:value-type="float" office:value="0.352957967217176">
            <text:p>0,353</text:p>
          </table:table-cell>
          <table:table-cell table:formula="of:=[.L340]*24" office:value-type="float" office:value="8.47099121321223">
            <text:p>8,471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341]*[.C341]" office:value-type="float" office:value="2560">
            <text:p>2560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41]));1;IF( ISNUMBER( SEARCH(&quot;vect2&quot;;[.A341]));2;IF( ISNUMBER( SEARCH(&quot;vect4&quot;;[.A341]));4;IF( ISNUMBER( SEARCH(&quot;vect8&quot;;[.A341]));8;IF( ISNUMBER( SEARCH(&quot;vect16&quot;;[.A341]));16;0)))))" office:value-type="float" office:value="4">
            <text:p>4</text:p>
          </table:table-cell>
          <table:table-cell table:formula="of:=[.G341]*[.F341]*4" office:value-type="float" office:value="16384">
            <text:p>16384</text:p>
          </table:table-cell>
          <table:table-cell table:formula="of:=[.G341]*[.F341]*4" office:value-type="float" office:value="16384">
            <text:p>16384</text:p>
          </table:table-cell>
          <table:table-cell table:formula="of:=[counters.X341]/4" office:value-type="float" office:value="410566.5">
            <text:p>410566,5</text:p>
          </table:table-cell>
          <table:table-cell table:formula="of:=([.H341]+[.I341])*[.G341]" office:value-type="float" office:value="131072">
            <text:p>131072</text:p>
          </table:table-cell>
          <table:table-cell table:formula="of:=[.K341]/[.J341]" office:value-type="float" office:value="0.319246699377567">
            <text:p>0,319</text:p>
          </table:table-cell>
          <table:table-cell table:formula="of:=[.L341]*24" office:value-type="float" office:value="7.66192078506162">
            <text:p>7,662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342]*[.C342]" office:value-type="float" office:value="2816">
            <text:p>281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42]));1;IF( ISNUMBER( SEARCH(&quot;vect2&quot;;[.A342]));2;IF( ISNUMBER( SEARCH(&quot;vect4&quot;;[.A342]));4;IF( ISNUMBER( SEARCH(&quot;vect8&quot;;[.A342]));8;IF( ISNUMBER( SEARCH(&quot;vect16&quot;;[.A342]));16;0)))))" office:value-type="float" office:value="4">
            <text:p>4</text:p>
          </table:table-cell>
          <table:table-cell table:formula="of:=[.G342]*[.F342]*4" office:value-type="float" office:value="16384">
            <text:p>16384</text:p>
          </table:table-cell>
          <table:table-cell table:formula="of:=[.G342]*[.F342]*4" office:value-type="float" office:value="16384">
            <text:p>16384</text:p>
          </table:table-cell>
          <table:table-cell table:formula="of:=[counters.X342]/4" office:value-type="float" office:value="449833.75">
            <text:p>449833,75</text:p>
          </table:table-cell>
          <table:table-cell table:formula="of:=([.H342]+[.I342])*[.G342]" office:value-type="float" office:value="131072">
            <text:p>131072</text:p>
          </table:table-cell>
          <table:table-cell table:formula="of:=[.K342]/[.J342]" office:value-type="float" office:value="0.291378759374991">
            <text:p>0,291</text:p>
          </table:table-cell>
          <table:table-cell table:formula="of:=[.L342]*24" office:value-type="float" office:value="6.99309022499979">
            <text:p>6,993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343]*[.C343]" office:value-type="float" office:value="3072">
            <text:p>307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43]));1;IF( ISNUMBER( SEARCH(&quot;vect2&quot;;[.A343]));2;IF( ISNUMBER( SEARCH(&quot;vect4&quot;;[.A343]));4;IF( ISNUMBER( SEARCH(&quot;vect8&quot;;[.A343]));8;IF( ISNUMBER( SEARCH(&quot;vect16&quot;;[.A343]));16;0)))))" office:value-type="float" office:value="4">
            <text:p>4</text:p>
          </table:table-cell>
          <table:table-cell table:formula="of:=[.G343]*[.F343]*4" office:value-type="float" office:value="16384">
            <text:p>16384</text:p>
          </table:table-cell>
          <table:table-cell table:formula="of:=[.G343]*[.F343]*4" office:value-type="float" office:value="16384">
            <text:p>16384</text:p>
          </table:table-cell>
          <table:table-cell table:formula="of:=[counters.X343]/4" office:value-type="float" office:value="493490.25">
            <text:p>493490,25</text:p>
          </table:table-cell>
          <table:table-cell table:formula="of:=([.H343]+[.I343])*[.G343]" office:value-type="float" office:value="131072">
            <text:p>131072</text:p>
          </table:table-cell>
          <table:table-cell table:formula="of:=[.K343]/[.J343]" office:value-type="float" office:value="0.265602005308109">
            <text:p>0,266</text:p>
          </table:table-cell>
          <table:table-cell table:formula="of:=[.L343]*24" office:value-type="float" office:value="6.37444812739461">
            <text:p>6,374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344]*[.C344]" office:value-type="float" office:value="3328">
            <text:p>332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44]));1;IF( ISNUMBER( SEARCH(&quot;vect2&quot;;[.A344]));2;IF( ISNUMBER( SEARCH(&quot;vect4&quot;;[.A344]));4;IF( ISNUMBER( SEARCH(&quot;vect8&quot;;[.A344]));8;IF( ISNUMBER( SEARCH(&quot;vect16&quot;;[.A344]));16;0)))))" office:value-type="float" office:value="4">
            <text:p>4</text:p>
          </table:table-cell>
          <table:table-cell table:formula="of:=[.G344]*[.F344]*4" office:value-type="float" office:value="16384">
            <text:p>16384</text:p>
          </table:table-cell>
          <table:table-cell table:formula="of:=[.G344]*[.F344]*4" office:value-type="float" office:value="16384">
            <text:p>16384</text:p>
          </table:table-cell>
          <table:table-cell table:formula="of:=[counters.X344]/4" office:value-type="float" office:value="525925.5">
            <text:p>525925,5</text:p>
          </table:table-cell>
          <table:table-cell table:formula="of:=([.H344]+[.I344])*[.G344]" office:value-type="float" office:value="131072">
            <text:p>131072</text:p>
          </table:table-cell>
          <table:table-cell table:formula="of:=[.K344]/[.J344]" office:value-type="float" office:value="0.249221610285107">
            <text:p>0,249</text:p>
          </table:table-cell>
          <table:table-cell table:formula="of:=[.L344]*24" office:value-type="float" office:value="5.98131864684257">
            <text:p>5,981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345]*[.C345]" office:value-type="float" office:value="3584">
            <text:p>358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45]));1;IF( ISNUMBER( SEARCH(&quot;vect2&quot;;[.A345]));2;IF( ISNUMBER( SEARCH(&quot;vect4&quot;;[.A345]));4;IF( ISNUMBER( SEARCH(&quot;vect8&quot;;[.A345]));8;IF( ISNUMBER( SEARCH(&quot;vect16&quot;;[.A345]));16;0)))))" office:value-type="float" office:value="4">
            <text:p>4</text:p>
          </table:table-cell>
          <table:table-cell table:formula="of:=[.G345]*[.F345]*4" office:value-type="float" office:value="16384">
            <text:p>16384</text:p>
          </table:table-cell>
          <table:table-cell table:formula="of:=[.G345]*[.F345]*4" office:value-type="float" office:value="16384">
            <text:p>16384</text:p>
          </table:table-cell>
          <table:table-cell table:formula="of:=[counters.X345]/4" office:value-type="float" office:value="561024.75">
            <text:p>561024,75</text:p>
          </table:table-cell>
          <table:table-cell table:formula="of:=([.H345]+[.I345])*[.G345]" office:value-type="float" office:value="131072">
            <text:p>131072</text:p>
          </table:table-cell>
          <table:table-cell table:formula="of:=[.K345]/[.J345]" office:value-type="float" office:value="0.233629621509568">
            <text:p>0,234</text:p>
          </table:table-cell>
          <table:table-cell table:formula="of:=[.L345]*24" office:value-type="float" office:value="5.60711091622963">
            <text:p>5,607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346]*[.C346]" office:value-type="float" office:value="3840">
            <text:p>3840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46]));1;IF( ISNUMBER( SEARCH(&quot;vect2&quot;;[.A346]));2;IF( ISNUMBER( SEARCH(&quot;vect4&quot;;[.A346]));4;IF( ISNUMBER( SEARCH(&quot;vect8&quot;;[.A346]));8;IF( ISNUMBER( SEARCH(&quot;vect16&quot;;[.A346]));16;0)))))" office:value-type="float" office:value="4">
            <text:p>4</text:p>
          </table:table-cell>
          <table:table-cell table:formula="of:=[.G346]*[.F346]*4" office:value-type="float" office:value="16384">
            <text:p>16384</text:p>
          </table:table-cell>
          <table:table-cell table:formula="of:=[.G346]*[.F346]*4" office:value-type="float" office:value="16384">
            <text:p>16384</text:p>
          </table:table-cell>
          <table:table-cell table:formula="of:=[counters.X346]/4" office:value-type="float" office:value="616676.5">
            <text:p>616676,5</text:p>
          </table:table-cell>
          <table:table-cell table:formula="of:=([.H346]+[.I346])*[.G346]" office:value-type="float" office:value="131072">
            <text:p>131072</text:p>
          </table:table-cell>
          <table:table-cell table:formula="of:=[.K346]/[.J346]" office:value-type="float" office:value="0.212545799945352">
            <text:p>0,213</text:p>
          </table:table-cell>
          <table:table-cell table:formula="of:=[.L346]*24" office:value-type="float" office:value="5.10109919868845">
            <text:p>5,101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347]*[.C347]" office:value-type="float" office:value="4096">
            <text:p>409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47]));1;IF( ISNUMBER( SEARCH(&quot;vect2&quot;;[.A347]));2;IF( ISNUMBER( SEARCH(&quot;vect4&quot;;[.A347]));4;IF( ISNUMBER( SEARCH(&quot;vect8&quot;;[.A347]));8;IF( ISNUMBER( SEARCH(&quot;vect16&quot;;[.A347]));16;0)))))" office:value-type="float" office:value="4">
            <text:p>4</text:p>
          </table:table-cell>
          <table:table-cell table:formula="of:=[.G347]*[.F347]*4" office:value-type="float" office:value="16384">
            <text:p>16384</text:p>
          </table:table-cell>
          <table:table-cell table:formula="of:=[.G347]*[.F347]*4" office:value-type="float" office:value="16384">
            <text:p>16384</text:p>
          </table:table-cell>
          <table:table-cell table:formula="of:=[counters.X347]/4" office:value-type="float" office:value="634844.25">
            <text:p>634844,25</text:p>
          </table:table-cell>
          <table:table-cell table:formula="of:=([.H347]+[.I347])*[.G347]" office:value-type="float" office:value="131072">
            <text:p>131072</text:p>
          </table:table-cell>
          <table:table-cell table:formula="of:=[.K347]/[.J347]" office:value-type="float" office:value="0.206463238818025">
            <text:p>0,206</text:p>
          </table:table-cell>
          <table:table-cell table:formula="of:=[.L347]*24" office:value-type="float" office:value="4.9551177316326">
            <text:p>4,955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348]*[.C348]" office:value-type="float" office:value="4352">
            <text:p>435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48]));1;IF( ISNUMBER( SEARCH(&quot;vect2&quot;;[.A348]));2;IF( ISNUMBER( SEARCH(&quot;vect4&quot;;[.A348]));4;IF( ISNUMBER( SEARCH(&quot;vect8&quot;;[.A348]));8;IF( ISNUMBER( SEARCH(&quot;vect16&quot;;[.A348]));16;0)))))" office:value-type="float" office:value="4">
            <text:p>4</text:p>
          </table:table-cell>
          <table:table-cell table:formula="of:=[.G348]*[.F348]*4" office:value-type="float" office:value="16384">
            <text:p>16384</text:p>
          </table:table-cell>
          <table:table-cell table:formula="of:=[.G348]*[.F348]*4" office:value-type="float" office:value="16384">
            <text:p>16384</text:p>
          </table:table-cell>
          <table:table-cell table:formula="of:=[counters.X348]/4" office:value-type="float" office:value="658863.75">
            <text:p>658863,75</text:p>
          </table:table-cell>
          <table:table-cell table:formula="of:=([.H348]+[.I348])*[.G348]" office:value-type="float" office:value="131072">
            <text:p>131072</text:p>
          </table:table-cell>
          <table:table-cell table:formula="of:=[.K348]/[.J348]" office:value-type="float" office:value="0.198936426537353">
            <text:p>0,199</text:p>
          </table:table-cell>
          <table:table-cell table:formula="of:=[.L348]*24" office:value-type="float" office:value="4.77447423689648">
            <text:p>4,774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349]*[.C349]" office:value-type="float" office:value="4608">
            <text:p>460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49]));1;IF( ISNUMBER( SEARCH(&quot;vect2&quot;;[.A349]));2;IF( ISNUMBER( SEARCH(&quot;vect4&quot;;[.A349]));4;IF( ISNUMBER( SEARCH(&quot;vect8&quot;;[.A349]));8;IF( ISNUMBER( SEARCH(&quot;vect16&quot;;[.A349]));16;0)))))" office:value-type="float" office:value="4">
            <text:p>4</text:p>
          </table:table-cell>
          <table:table-cell table:formula="of:=[.G349]*[.F349]*4" office:value-type="float" office:value="16384">
            <text:p>16384</text:p>
          </table:table-cell>
          <table:table-cell table:formula="of:=[.G349]*[.F349]*4" office:value-type="float" office:value="16384">
            <text:p>16384</text:p>
          </table:table-cell>
          <table:table-cell table:formula="of:=[counters.X349]/4" office:value-type="float" office:value="683825.5">
            <text:p>683825,5</text:p>
          </table:table-cell>
          <table:table-cell table:formula="of:=([.H349]+[.I349])*[.G349]" office:value-type="float" office:value="131072">
            <text:p>131072</text:p>
          </table:table-cell>
          <table:table-cell table:formula="of:=[.K349]/[.J349]" office:value-type="float" office:value="0.191674630443">
            <text:p>0,192</text:p>
          </table:table-cell>
          <table:table-cell table:formula="of:=[.L349]*24" office:value-type="float" office:value="4.60019113063201">
            <text:p>4,600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350]*[.C350]" office:value-type="float" office:value="4864">
            <text:p>486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50]));1;IF( ISNUMBER( SEARCH(&quot;vect2&quot;;[.A350]));2;IF( ISNUMBER( SEARCH(&quot;vect4&quot;;[.A350]));4;IF( ISNUMBER( SEARCH(&quot;vect8&quot;;[.A350]));8;IF( ISNUMBER( SEARCH(&quot;vect16&quot;;[.A350]));16;0)))))" office:value-type="float" office:value="4">
            <text:p>4</text:p>
          </table:table-cell>
          <table:table-cell table:formula="of:=[.G350]*[.F350]*4" office:value-type="float" office:value="16384">
            <text:p>16384</text:p>
          </table:table-cell>
          <table:table-cell table:formula="of:=[.G350]*[.F350]*4" office:value-type="float" office:value="16384">
            <text:p>16384</text:p>
          </table:table-cell>
          <table:table-cell table:formula="of:=[counters.X350]/4" office:value-type="float" office:value="705430.75">
            <text:p>705430,75</text:p>
          </table:table-cell>
          <table:table-cell table:formula="of:=([.H350]+[.I350])*[.G350]" office:value-type="float" office:value="131072">
            <text:p>131072</text:p>
          </table:table-cell>
          <table:table-cell table:formula="of:=[.K350]/[.J350]" office:value-type="float" office:value="0.185804205444688">
            <text:p>0,186</text:p>
          </table:table-cell>
          <table:table-cell table:formula="of:=[.L350]*24" office:value-type="float" office:value="4.4593009306725">
            <text:p>4,459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351]*[.C351]" office:value-type="float" office:value="5120">
            <text:p>5120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51]));1;IF( ISNUMBER( SEARCH(&quot;vect2&quot;;[.A351]));2;IF( ISNUMBER( SEARCH(&quot;vect4&quot;;[.A351]));4;IF( ISNUMBER( SEARCH(&quot;vect8&quot;;[.A351]));8;IF( ISNUMBER( SEARCH(&quot;vect16&quot;;[.A351]));16;0)))))" office:value-type="float" office:value="4">
            <text:p>4</text:p>
          </table:table-cell>
          <table:table-cell table:formula="of:=[.G351]*[.F351]*4" office:value-type="float" office:value="16384">
            <text:p>16384</text:p>
          </table:table-cell>
          <table:table-cell table:formula="of:=[.G351]*[.F351]*4" office:value-type="float" office:value="16384">
            <text:p>16384</text:p>
          </table:table-cell>
          <table:table-cell table:formula="of:=[counters.X351]/4" office:value-type="float" office:value="729307.25">
            <text:p>729307,25</text:p>
          </table:table-cell>
          <table:table-cell table:formula="of:=([.H351]+[.I351])*[.G351]" office:value-type="float" office:value="131072">
            <text:p>131072</text:p>
          </table:table-cell>
          <table:table-cell table:formula="of:=[.K351]/[.J351]" office:value-type="float" office:value="0.179721235460089">
            <text:p>0,180</text:p>
          </table:table-cell>
          <table:table-cell table:formula="of:=[.L351]*24" office:value-type="float" office:value="4.31330965104214">
            <text:p>4,313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352]*[.C352]" office:value-type="float" office:value="5376">
            <text:p>537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52]));1;IF( ISNUMBER( SEARCH(&quot;vect2&quot;;[.A352]));2;IF( ISNUMBER( SEARCH(&quot;vect4&quot;;[.A352]));4;IF( ISNUMBER( SEARCH(&quot;vect8&quot;;[.A352]));8;IF( ISNUMBER( SEARCH(&quot;vect16&quot;;[.A352]));16;0)))))" office:value-type="float" office:value="4">
            <text:p>4</text:p>
          </table:table-cell>
          <table:table-cell table:formula="of:=[.G352]*[.F352]*4" office:value-type="float" office:value="16384">
            <text:p>16384</text:p>
          </table:table-cell>
          <table:table-cell table:formula="of:=[.G352]*[.F352]*4" office:value-type="float" office:value="16384">
            <text:p>16384</text:p>
          </table:table-cell>
          <table:table-cell table:formula="of:=[counters.X352]/4" office:value-type="float" office:value="771403.75">
            <text:p>771403,75</text:p>
          </table:table-cell>
          <table:table-cell table:formula="of:=([.H352]+[.I352])*[.G352]" office:value-type="float" office:value="131072">
            <text:p>131072</text:p>
          </table:table-cell>
          <table:table-cell table:formula="of:=[.K352]/[.J352]" office:value-type="float" office:value="0.169913615276047">
            <text:p>0,170</text:p>
          </table:table-cell>
          <table:table-cell table:formula="of:=[.L352]*24" office:value-type="float" office:value="4.07792676662513">
            <text:p>4,078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353]*[.C353]" office:value-type="float" office:value="5632">
            <text:p>563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53]));1;IF( ISNUMBER( SEARCH(&quot;vect2&quot;;[.A353]));2;IF( ISNUMBER( SEARCH(&quot;vect4&quot;;[.A353]));4;IF( ISNUMBER( SEARCH(&quot;vect8&quot;;[.A353]));8;IF( ISNUMBER( SEARCH(&quot;vect16&quot;;[.A353]));16;0)))))" office:value-type="float" office:value="4">
            <text:p>4</text:p>
          </table:table-cell>
          <table:table-cell table:formula="of:=[.G353]*[.F353]*4" office:value-type="float" office:value="16384">
            <text:p>16384</text:p>
          </table:table-cell>
          <table:table-cell table:formula="of:=[.G353]*[.F353]*4" office:value-type="float" office:value="16384">
            <text:p>16384</text:p>
          </table:table-cell>
          <table:table-cell table:formula="of:=[counters.X353]/4" office:value-type="float" office:value="804883.5">
            <text:p>804883,5</text:p>
          </table:table-cell>
          <table:table-cell table:formula="of:=([.H353]+[.I353])*[.G353]" office:value-type="float" office:value="131072">
            <text:p>131072</text:p>
          </table:table-cell>
          <table:table-cell table:formula="of:=[.K353]/[.J353]" office:value-type="float" office:value="0.162845927391977">
            <text:p>0,163</text:p>
          </table:table-cell>
          <table:table-cell table:formula="of:=[.L353]*24" office:value-type="float" office:value="3.90830225740744">
            <text:p>3,908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354]*[.C354]" office:value-type="float" office:value="5888">
            <text:p>588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54]));1;IF( ISNUMBER( SEARCH(&quot;vect2&quot;;[.A354]));2;IF( ISNUMBER( SEARCH(&quot;vect4&quot;;[.A354]));4;IF( ISNUMBER( SEARCH(&quot;vect8&quot;;[.A354]));8;IF( ISNUMBER( SEARCH(&quot;vect16&quot;;[.A354]));16;0)))))" office:value-type="float" office:value="4">
            <text:p>4</text:p>
          </table:table-cell>
          <table:table-cell table:formula="of:=[.G354]*[.F354]*4" office:value-type="float" office:value="16384">
            <text:p>16384</text:p>
          </table:table-cell>
          <table:table-cell table:formula="of:=[.G354]*[.F354]*4" office:value-type="float" office:value="16384">
            <text:p>16384</text:p>
          </table:table-cell>
          <table:table-cell table:formula="of:=[counters.X354]/4" office:value-type="float" office:value="835628.75">
            <text:p>835628,75</text:p>
          </table:table-cell>
          <table:table-cell table:formula="of:=([.H354]+[.I354])*[.G354]" office:value-type="float" office:value="131072">
            <text:p>131072</text:p>
          </table:table-cell>
          <table:table-cell table:formula="of:=[.K354]/[.J354]" office:value-type="float" office:value="0.156854344707503">
            <text:p>0,157</text:p>
          </table:table-cell>
          <table:table-cell table:formula="of:=[.L354]*24" office:value-type="float" office:value="3.76450427298008">
            <text:p>3,765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355]*[.C355]" office:value-type="float" office:value="6144">
            <text:p>614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55]));1;IF( ISNUMBER( SEARCH(&quot;vect2&quot;;[.A355]));2;IF( ISNUMBER( SEARCH(&quot;vect4&quot;;[.A355]));4;IF( ISNUMBER( SEARCH(&quot;vect8&quot;;[.A355]));8;IF( ISNUMBER( SEARCH(&quot;vect16&quot;;[.A355]));16;0)))))" office:value-type="float" office:value="4">
            <text:p>4</text:p>
          </table:table-cell>
          <table:table-cell table:formula="of:=[.G355]*[.F355]*4" office:value-type="float" office:value="16384">
            <text:p>16384</text:p>
          </table:table-cell>
          <table:table-cell table:formula="of:=[.G355]*[.F355]*4" office:value-type="float" office:value="16384">
            <text:p>16384</text:p>
          </table:table-cell>
          <table:table-cell table:formula="of:=[counters.X355]/4" office:value-type="float" office:value="871088.25">
            <text:p>871088,25</text:p>
          </table:table-cell>
          <table:table-cell table:formula="of:=([.H355]+[.I355])*[.G355]" office:value-type="float" office:value="131072">
            <text:p>131072</text:p>
          </table:table-cell>
          <table:table-cell table:formula="of:=[.K355]/[.J355]" office:value-type="float" office:value="0.150469254980767">
            <text:p>0,150</text:p>
          </table:table-cell>
          <table:table-cell table:formula="of:=[.L355]*24" office:value-type="float" office:value="3.6112621195384">
            <text:p>3,611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356]*[.C356]" office:value-type="float" office:value="6400">
            <text:p>6400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56]));1;IF( ISNUMBER( SEARCH(&quot;vect2&quot;;[.A356]));2;IF( ISNUMBER( SEARCH(&quot;vect4&quot;;[.A356]));4;IF( ISNUMBER( SEARCH(&quot;vect8&quot;;[.A356]));8;IF( ISNUMBER( SEARCH(&quot;vect16&quot;;[.A356]));16;0)))))" office:value-type="float" office:value="4">
            <text:p>4</text:p>
          </table:table-cell>
          <table:table-cell table:formula="of:=[.G356]*[.F356]*4" office:value-type="float" office:value="16384">
            <text:p>16384</text:p>
          </table:table-cell>
          <table:table-cell table:formula="of:=[.G356]*[.F356]*4" office:value-type="float" office:value="16384">
            <text:p>16384</text:p>
          </table:table-cell>
          <table:table-cell table:formula="of:=[counters.X356]/4" office:value-type="float" office:value="904696.25">
            <text:p>904696,25</text:p>
          </table:table-cell>
          <table:table-cell table:formula="of:=([.H356]+[.I356])*[.G356]" office:value-type="float" office:value="131072">
            <text:p>131072</text:p>
          </table:table-cell>
          <table:table-cell table:formula="of:=[.K356]/[.J356]" office:value-type="float" office:value="0.144879565931659">
            <text:p>0,145</text:p>
          </table:table-cell>
          <table:table-cell table:formula="of:=[.L356]*24" office:value-type="float" office:value="3.47710958235982">
            <text:p>3,477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357]*[.C357]" office:value-type="float" office:value="6656">
            <text:p>665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57]));1;IF( ISNUMBER( SEARCH(&quot;vect2&quot;;[.A357]));2;IF( ISNUMBER( SEARCH(&quot;vect4&quot;;[.A357]));4;IF( ISNUMBER( SEARCH(&quot;vect8&quot;;[.A357]));8;IF( ISNUMBER( SEARCH(&quot;vect16&quot;;[.A357]));16;0)))))" office:value-type="float" office:value="4">
            <text:p>4</text:p>
          </table:table-cell>
          <table:table-cell table:formula="of:=[.G357]*[.F357]*4" office:value-type="float" office:value="16384">
            <text:p>16384</text:p>
          </table:table-cell>
          <table:table-cell table:formula="of:=[.G357]*[.F357]*4" office:value-type="float" office:value="16384">
            <text:p>16384</text:p>
          </table:table-cell>
          <table:table-cell table:formula="of:=[counters.X357]/4" office:value-type="float" office:value="938638.5">
            <text:p>938638,5</text:p>
          </table:table-cell>
          <table:table-cell table:formula="of:=([.H357]+[.I357])*[.G357]" office:value-type="float" office:value="131072">
            <text:p>131072</text:p>
          </table:table-cell>
          <table:table-cell table:formula="of:=[.K357]/[.J357]" office:value-type="float" office:value="0.139640553844744">
            <text:p>0,140</text:p>
          </table:table-cell>
          <table:table-cell table:formula="of:=[.L357]*24" office:value-type="float" office:value="3.35137329227386">
            <text:p>3,351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358]*[.C358]" office:value-type="float" office:value="6912">
            <text:p>691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58]));1;IF( ISNUMBER( SEARCH(&quot;vect2&quot;;[.A358]));2;IF( ISNUMBER( SEARCH(&quot;vect4&quot;;[.A358]));4;IF( ISNUMBER( SEARCH(&quot;vect8&quot;;[.A358]));8;IF( ISNUMBER( SEARCH(&quot;vect16&quot;;[.A358]));16;0)))))" office:value-type="float" office:value="4">
            <text:p>4</text:p>
          </table:table-cell>
          <table:table-cell table:formula="of:=[.G358]*[.F358]*4" office:value-type="float" office:value="16384">
            <text:p>16384</text:p>
          </table:table-cell>
          <table:table-cell table:formula="of:=[.G358]*[.F358]*4" office:value-type="float" office:value="16384">
            <text:p>16384</text:p>
          </table:table-cell>
          <table:table-cell table:formula="of:=[counters.X358]/4" office:value-type="float" office:value="970970">
            <text:p>970970</text:p>
          </table:table-cell>
          <table:table-cell table:formula="of:=([.H358]+[.I358])*[.G358]" office:value-type="float" office:value="131072">
            <text:p>131072</text:p>
          </table:table-cell>
          <table:table-cell table:formula="of:=[.K358]/[.J358]" office:value-type="float" office:value="0.134990782413463">
            <text:p>0,135</text:p>
          </table:table-cell>
          <table:table-cell table:formula="of:=[.L358]*24" office:value-type="float" office:value="3.23977877792311">
            <text:p>3,240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359]*[.C359]" office:value-type="float" office:value="7168">
            <text:p>716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59]));1;IF( ISNUMBER( SEARCH(&quot;vect2&quot;;[.A359]));2;IF( ISNUMBER( SEARCH(&quot;vect4&quot;;[.A359]));4;IF( ISNUMBER( SEARCH(&quot;vect8&quot;;[.A359]));8;IF( ISNUMBER( SEARCH(&quot;vect16&quot;;[.A359]));16;0)))))" office:value-type="float" office:value="4">
            <text:p>4</text:p>
          </table:table-cell>
          <table:table-cell table:formula="of:=[.G359]*[.F359]*4" office:value-type="float" office:value="16384">
            <text:p>16384</text:p>
          </table:table-cell>
          <table:table-cell table:formula="of:=[.G359]*[.F359]*4" office:value-type="float" office:value="16384">
            <text:p>16384</text:p>
          </table:table-cell>
          <table:table-cell table:formula="of:=[counters.X359]/4" office:value-type="float" office:value="1010878.75">
            <text:p>1010878,75</text:p>
          </table:table-cell>
          <table:table-cell table:formula="of:=([.H359]+[.I359])*[.G359]" office:value-type="float" office:value="131072">
            <text:p>131072</text:p>
          </table:table-cell>
          <table:table-cell table:formula="of:=[.K359]/[.J359]" office:value-type="float" office:value="0.129661445549231">
            <text:p>0,130</text:p>
          </table:table-cell>
          <table:table-cell table:formula="of:=[.L359]*24" office:value-type="float" office:value="3.11187469318155">
            <text:p>3,112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360]*[.C360]" office:value-type="float" office:value="7424">
            <text:p>742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60]));1;IF( ISNUMBER( SEARCH(&quot;vect2&quot;;[.A360]));2;IF( ISNUMBER( SEARCH(&quot;vect4&quot;;[.A360]));4;IF( ISNUMBER( SEARCH(&quot;vect8&quot;;[.A360]));8;IF( ISNUMBER( SEARCH(&quot;vect16&quot;;[.A360]));16;0)))))" office:value-type="float" office:value="4">
            <text:p>4</text:p>
          </table:table-cell>
          <table:table-cell table:formula="of:=[.G360]*[.F360]*4" office:value-type="float" office:value="16384">
            <text:p>16384</text:p>
          </table:table-cell>
          <table:table-cell table:formula="of:=[.G360]*[.F360]*4" office:value-type="float" office:value="16384">
            <text:p>16384</text:p>
          </table:table-cell>
          <table:table-cell table:formula="of:=[counters.X360]/4" office:value-type="float" office:value="1040164">
            <text:p>1040164</text:p>
          </table:table-cell>
          <table:table-cell table:formula="of:=([.H360]+[.I360])*[.G360]" office:value-type="float" office:value="131072">
            <text:p>131072</text:p>
          </table:table-cell>
          <table:table-cell table:formula="of:=[.K360]/[.J360]" office:value-type="float" office:value="0.126010898281425">
            <text:p>0,126</text:p>
          </table:table-cell>
          <table:table-cell table:formula="of:=[.L360]*24" office:value-type="float" office:value="3.0242615587542">
            <text:p>3,024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361]*[.C361]" office:value-type="float" office:value="7680">
            <text:p>7680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61]));1;IF( ISNUMBER( SEARCH(&quot;vect2&quot;;[.A361]));2;IF( ISNUMBER( SEARCH(&quot;vect4&quot;;[.A361]));4;IF( ISNUMBER( SEARCH(&quot;vect8&quot;;[.A361]));8;IF( ISNUMBER( SEARCH(&quot;vect16&quot;;[.A361]));16;0)))))" office:value-type="float" office:value="4">
            <text:p>4</text:p>
          </table:table-cell>
          <table:table-cell table:formula="of:=[.G361]*[.F361]*4" office:value-type="float" office:value="16384">
            <text:p>16384</text:p>
          </table:table-cell>
          <table:table-cell table:formula="of:=[.G361]*[.F361]*4" office:value-type="float" office:value="16384">
            <text:p>16384</text:p>
          </table:table-cell>
          <table:table-cell table:formula="of:=[counters.X361]/4" office:value-type="float" office:value="1076566">
            <text:p>1076566</text:p>
          </table:table-cell>
          <table:table-cell table:formula="of:=([.H361]+[.I361])*[.G361]" office:value-type="float" office:value="131072">
            <text:p>131072</text:p>
          </table:table-cell>
          <table:table-cell table:formula="of:=[.K361]/[.J361]" office:value-type="float" office:value="0.121750083134708">
            <text:p>0,122</text:p>
          </table:table-cell>
          <table:table-cell table:formula="of:=[.L361]*24" office:value-type="float" office:value="2.92200199523299">
            <text:p>2,922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362]*[.C362]" office:value-type="float" office:value="7936">
            <text:p>793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62]));1;IF( ISNUMBER( SEARCH(&quot;vect2&quot;;[.A362]));2;IF( ISNUMBER( SEARCH(&quot;vect4&quot;;[.A362]));4;IF( ISNUMBER( SEARCH(&quot;vect8&quot;;[.A362]));8;IF( ISNUMBER( SEARCH(&quot;vect16&quot;;[.A362]));16;0)))))" office:value-type="float" office:value="4">
            <text:p>4</text:p>
          </table:table-cell>
          <table:table-cell table:formula="of:=[.G362]*[.F362]*4" office:value-type="float" office:value="16384">
            <text:p>16384</text:p>
          </table:table-cell>
          <table:table-cell table:formula="of:=[.G362]*[.F362]*4" office:value-type="float" office:value="16384">
            <text:p>16384</text:p>
          </table:table-cell>
          <table:table-cell table:formula="of:=[counters.X362]/4" office:value-type="float" office:value="1115341.5">
            <text:p>1115341,5</text:p>
          </table:table-cell>
          <table:table-cell table:formula="of:=([.H362]+[.I362])*[.G362]" office:value-type="float" office:value="131072">
            <text:p>131072</text:p>
          </table:table-cell>
          <table:table-cell table:formula="of:=[.K362]/[.J362]" office:value-type="float" office:value="0.117517370240415">
            <text:p>0,118</text:p>
          </table:table-cell>
          <table:table-cell table:formula="of:=[.L362]*24" office:value-type="float" office:value="2.82041688576996">
            <text:p>2,820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363]*[.C363]" office:value-type="float" office:value="8192">
            <text:p>819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63]));1;IF( ISNUMBER( SEARCH(&quot;vect2&quot;;[.A363]));2;IF( ISNUMBER( SEARCH(&quot;vect4&quot;;[.A363]));4;IF( ISNUMBER( SEARCH(&quot;vect8&quot;;[.A363]));8;IF( ISNUMBER( SEARCH(&quot;vect16&quot;;[.A363]));16;0)))))" office:value-type="float" office:value="4">
            <text:p>4</text:p>
          </table:table-cell>
          <table:table-cell table:formula="of:=[.G363]*[.F363]*4" office:value-type="float" office:value="16384">
            <text:p>16384</text:p>
          </table:table-cell>
          <table:table-cell table:formula="of:=[.G363]*[.F363]*4" office:value-type="float" office:value="16384">
            <text:p>16384</text:p>
          </table:table-cell>
          <table:table-cell table:formula="of:=[counters.X363]/4" office:value-type="float" office:value="1150235.75">
            <text:p>1150235,75</text:p>
          </table:table-cell>
          <table:table-cell table:formula="of:=([.H363]+[.I363])*[.G363]" office:value-type="float" office:value="131072">
            <text:p>131072</text:p>
          </table:table-cell>
          <table:table-cell table:formula="of:=[.K363]/[.J363]" office:value-type="float" office:value="0.113952291954062">
            <text:p>0,114</text:p>
          </table:table-cell>
          <table:table-cell table:formula="of:=[.L363]*24" office:value-type="float" office:value="2.7348550068975">
            <text:p>2,735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table:formula="of:=[.B364]*[.C364]" office:value-type="float" office:value="16384">
            <text:p>1638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64]));1;IF( ISNUMBER( SEARCH(&quot;vect2&quot;;[.A364]));2;IF( ISNUMBER( SEARCH(&quot;vect4&quot;;[.A364]));4;IF( ISNUMBER( SEARCH(&quot;vect8&quot;;[.A364]));8;IF( ISNUMBER( SEARCH(&quot;vect16&quot;;[.A364]));16;0)))))" office:value-type="float" office:value="4">
            <text:p>4</text:p>
          </table:table-cell>
          <table:table-cell table:formula="of:=[.G364]*[.F364]*4" office:value-type="float" office:value="16384">
            <text:p>16384</text:p>
          </table:table-cell>
          <table:table-cell table:formula="of:=[.G364]*[.F364]*4" office:value-type="float" office:value="16384">
            <text:p>16384</text:p>
          </table:table-cell>
          <table:table-cell table:formula="of:=[counters.X364]/4" office:value-type="float" office:value="2248203.75">
            <text:p>2248203,75</text:p>
          </table:table-cell>
          <table:table-cell table:formula="of:=([.H364]+[.I364])*[.G364]" office:value-type="float" office:value="131072">
            <text:p>131072</text:p>
          </table:table-cell>
          <table:table-cell table:formula="of:=[.K364]/[.J364]" office:value-type="float" office:value="0.0583007656668129">
            <text:p>0,058</text:p>
          </table:table-cell>
          <table:table-cell table:formula="of:=[.L364]*24" office:value-type="float" office:value="1.39921837600351">
            <text:p>1,399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formula="of:=[.B365]*[.C365]" office:value-type="float" office:value="32768">
            <text:p>3276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65]));1;IF( ISNUMBER( SEARCH(&quot;vect2&quot;;[.A365]));2;IF( ISNUMBER( SEARCH(&quot;vect4&quot;;[.A365]));4;IF( ISNUMBER( SEARCH(&quot;vect8&quot;;[.A365]));8;IF( ISNUMBER( SEARCH(&quot;vect16&quot;;[.A365]));16;0)))))" office:value-type="float" office:value="4">
            <text:p>4</text:p>
          </table:table-cell>
          <table:table-cell table:formula="of:=[.G365]*[.F365]*4" office:value-type="float" office:value="16384">
            <text:p>16384</text:p>
          </table:table-cell>
          <table:table-cell table:formula="of:=[.G365]*[.F365]*4" office:value-type="float" office:value="16384">
            <text:p>16384</text:p>
          </table:table-cell>
          <table:table-cell table:formula="of:=[counters.X365]/4" office:value-type="float" office:value="4364658">
            <text:p>4364658</text:p>
          </table:table-cell>
          <table:table-cell table:formula="of:=([.H365]+[.I365])*[.G365]" office:value-type="float" office:value="131072">
            <text:p>131072</text:p>
          </table:table-cell>
          <table:table-cell table:formula="of:=[.K365]/[.J365]" office:value-type="float" office:value="0.0300303024887632">
            <text:p>0,030</text:p>
          </table:table-cell>
          <table:table-cell table:formula="of:=[.L365]*24" office:value-type="float" office:value="0.720727259730316">
            <text:p>0,721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table:number-columns-repeated="2" office:value-type="float" office:value="256">
            <text:p>256</text:p>
          </table:table-cell>
          <table:table-cell table:formula="of:=[.B366]*[.C366]" office:value-type="float" office:value="65536">
            <text:p>6553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66]));1;IF( ISNUMBER( SEARCH(&quot;vect2&quot;;[.A366]));2;IF( ISNUMBER( SEARCH(&quot;vect4&quot;;[.A366]));4;IF( ISNUMBER( SEARCH(&quot;vect8&quot;;[.A366]));8;IF( ISNUMBER( SEARCH(&quot;vect16&quot;;[.A366]));16;0)))))" office:value-type="float" office:value="4">
            <text:p>4</text:p>
          </table:table-cell>
          <table:table-cell table:formula="of:=[.G366]*[.F366]*4" office:value-type="float" office:value="16384">
            <text:p>16384</text:p>
          </table:table-cell>
          <table:table-cell table:formula="of:=[.G366]*[.F366]*4" office:value-type="float" office:value="16384">
            <text:p>16384</text:p>
          </table:table-cell>
          <table:table-cell table:formula="of:=[counters.X366]/4" office:value-type="float" office:value="8595580.75">
            <text:p>8595580,75</text:p>
          </table:table-cell>
          <table:table-cell table:formula="of:=([.H366]+[.I366])*[.G366]" office:value-type="float" office:value="131072">
            <text:p>131072</text:p>
          </table:table-cell>
          <table:table-cell table:formula="of:=[.K366]/[.J366]" office:value-type="float" office:value="0.0152487660592334">
            <text:p>0,015</text:p>
          </table:table-cell>
          <table:table-cell table:formula="of:=[.L366]*24" office:value-type="float" office:value="0.365970385421602">
            <text:p>0,366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table:formula="of:=[.B367]*[.C367]" office:value-type="float" office:value="131072">
            <text:p>13107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67]));1;IF( ISNUMBER( SEARCH(&quot;vect2&quot;;[.A367]));2;IF( ISNUMBER( SEARCH(&quot;vect4&quot;;[.A367]));4;IF( ISNUMBER( SEARCH(&quot;vect8&quot;;[.A367]));8;IF( ISNUMBER( SEARCH(&quot;vect16&quot;;[.A367]));16;0)))))" office:value-type="float" office:value="4">
            <text:p>4</text:p>
          </table:table-cell>
          <table:table-cell table:formula="of:=[.G367]*[.F367]*4" office:value-type="float" office:value="16384">
            <text:p>16384</text:p>
          </table:table-cell>
          <table:table-cell table:formula="of:=[.G367]*[.F367]*4" office:value-type="float" office:value="16384">
            <text:p>16384</text:p>
          </table:table-cell>
          <table:table-cell table:formula="of:=[counters.X367]/4" office:value-type="float" office:value="17083212.25">
            <text:p>17083212,25</text:p>
          </table:table-cell>
          <table:table-cell table:formula="of:=([.H367]+[.I367])*[.G367]" office:value-type="float" office:value="131072">
            <text:p>131072</text:p>
          </table:table-cell>
          <table:table-cell table:formula="of:=[.K367]/[.J367]" office:value-type="float" office:value="0.00767256169869341">
            <text:p>0,008</text:p>
          </table:table-cell>
          <table:table-cell table:formula="of:=[.L367]*24" office:value-type="float" office:value="0.184141480768642">
            <text:p>0,184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formula="of:=[.B368]*[.C368]" office:value-type="float" office:value="262144">
            <text:p>26214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68]));1;IF( ISNUMBER( SEARCH(&quot;vect2&quot;;[.A368]));2;IF( ISNUMBER( SEARCH(&quot;vect4&quot;;[.A368]));4;IF( ISNUMBER( SEARCH(&quot;vect8&quot;;[.A368]));8;IF( ISNUMBER( SEARCH(&quot;vect16&quot;;[.A368]));16;0)))))" office:value-type="float" office:value="4">
            <text:p>4</text:p>
          </table:table-cell>
          <table:table-cell table:formula="of:=[.G368]*[.F368]*4" office:value-type="float" office:value="16384">
            <text:p>16384</text:p>
          </table:table-cell>
          <table:table-cell table:formula="of:=[.G368]*[.F368]*4" office:value-type="float" office:value="16384">
            <text:p>16384</text:p>
          </table:table-cell>
          <table:table-cell table:formula="of:=[counters.X368]/4" office:value-type="float" office:value="33988586">
            <text:p>33988586</text:p>
          </table:table-cell>
          <table:table-cell table:formula="of:=([.H368]+[.I368])*[.G368]" office:value-type="float" office:value="131072">
            <text:p>131072</text:p>
          </table:table-cell>
          <table:table-cell table:formula="of:=[.K368]/[.J368]" office:value-type="float" office:value="0.0038563534240583">
            <text:p>0,004</text:p>
          </table:table-cell>
          <table:table-cell table:formula="of:=[.L368]*24" office:value-type="float" office:value="0.0925524821773992">
            <text:p>0,093</text:p>
          </table:table-cell>
          <table:table-cell table:number-columns-repeated="959"/>
        </table:table-row>
        <table:table-row table:style-name="ro2">
          <table:table-cell office:value-type="string">
            <text:p>vect4_sp_load_store_iter_1024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table:formula="of:=[.B369]*[.C369]" office:value-type="float" office:value="524288">
            <text:p>52428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69]));1;IF( ISNUMBER( SEARCH(&quot;vect2&quot;;[.A369]));2;IF( ISNUMBER( SEARCH(&quot;vect4&quot;;[.A369]));4;IF( ISNUMBER( SEARCH(&quot;vect8&quot;;[.A369]));8;IF( ISNUMBER( SEARCH(&quot;vect16&quot;;[.A369]));16;0)))))" office:value-type="float" office:value="4">
            <text:p>4</text:p>
          </table:table-cell>
          <table:table-cell table:formula="of:=[.G369]*[.F369]*4" office:value-type="float" office:value="16384">
            <text:p>16384</text:p>
          </table:table-cell>
          <table:table-cell table:formula="of:=[.G369]*[.F369]*4" office:value-type="float" office:value="16384">
            <text:p>16384</text:p>
          </table:table-cell>
          <table:table-cell table:formula="of:=[counters.X369]/4" office:value-type="float" office:value="67719898.25">
            <text:p>67719898,25</text:p>
          </table:table-cell>
          <table:table-cell table:formula="of:=([.H369]+[.I369])*[.G369]" office:value-type="float" office:value="131072">
            <text:p>131072</text:p>
          </table:table-cell>
          <table:table-cell table:formula="of:=[.K369]/[.J369]" office:value-type="float" office:value="0.00193550202211061">
            <text:p>0,002</text:p>
          </table:table-cell>
          <table:table-cell table:formula="of:=[.L369]*24" office:value-type="float" office:value="0.0464520485306547">
            <text:p>0,046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table:number-columns-repeated="2" office:value-type="float" office:value="1">
            <text:p>1</text:p>
          </table:table-cell>
          <table:table-cell table:formula="of:=[.B370]*[.C370]" office:value-type="float" office:value="1">
            <text:p>1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70]));1;IF( ISNUMBER( SEARCH(&quot;vect2&quot;;[.A370]));2;IF( ISNUMBER( SEARCH(&quot;vect4&quot;;[.A370]));4;IF( ISNUMBER( SEARCH(&quot;vect8&quot;;[.A370]));8;IF( ISNUMBER( SEARCH(&quot;vect16&quot;;[.A370]));16;0)))))" office:value-type="float" office:value="8">
            <text:p>8</text:p>
          </table:table-cell>
          <table:table-cell table:formula="of:=[.G370]*[.F370]*4" office:value-type="float" office:value="32768">
            <text:p>32768</text:p>
          </table:table-cell>
          <table:table-cell table:formula="of:=[.G370]*[.F370]*4" office:value-type="float" office:value="32768">
            <text:p>32768</text:p>
          </table:table-cell>
          <table:table-cell table:formula="of:=[counters.X370]/4" office:value-type="float" office:value="11796">
            <text:p>11796</text:p>
          </table:table-cell>
          <table:table-cell table:formula="of:=([.H370]+[.I370])*[.G370]" office:value-type="float" office:value="524288">
            <text:p>524288</text:p>
          </table:table-cell>
          <table:table-cell table:formula="of:=[.K370]/[.J370]" office:value-type="float" office:value="44.4462529671075">
            <text:p>44,446</text:p>
          </table:table-cell>
          <table:table-cell table:formula="of:=[.L370]*24" office:value-type="float" office:value="1066.71007121058">
            <text:p>1066,710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371]*[.C371]" office:value-type="float" office:value="2">
            <text:p>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71]));1;IF( ISNUMBER( SEARCH(&quot;vect2&quot;;[.A371]));2;IF( ISNUMBER( SEARCH(&quot;vect4&quot;;[.A371]));4;IF( ISNUMBER( SEARCH(&quot;vect8&quot;;[.A371]));8;IF( ISNUMBER( SEARCH(&quot;vect16&quot;;[.A371]));16;0)))))" office:value-type="float" office:value="8">
            <text:p>8</text:p>
          </table:table-cell>
          <table:table-cell table:formula="of:=[.G371]*[.F371]*4" office:value-type="float" office:value="32768">
            <text:p>32768</text:p>
          </table:table-cell>
          <table:table-cell table:formula="of:=[.G371]*[.F371]*4" office:value-type="float" office:value="32768">
            <text:p>32768</text:p>
          </table:table-cell>
          <table:table-cell table:formula="of:=[counters.X371]/4" office:value-type="float" office:value="11796">
            <text:p>11796</text:p>
          </table:table-cell>
          <table:table-cell table:formula="of:=([.H371]+[.I371])*[.G371]" office:value-type="float" office:value="524288">
            <text:p>524288</text:p>
          </table:table-cell>
          <table:table-cell table:formula="of:=[.K371]/[.J371]" office:value-type="float" office:value="44.4462529671075">
            <text:p>44,446</text:p>
          </table:table-cell>
          <table:table-cell table:formula="of:=[.L371]*24" office:value-type="float" office:value="1066.71007121058">
            <text:p>1066,710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372]*[.C372]" office:value-type="float" office:value="4">
            <text:p>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72]));1;IF( ISNUMBER( SEARCH(&quot;vect2&quot;;[.A372]));2;IF( ISNUMBER( SEARCH(&quot;vect4&quot;;[.A372]));4;IF( ISNUMBER( SEARCH(&quot;vect8&quot;;[.A372]));8;IF( ISNUMBER( SEARCH(&quot;vect16&quot;;[.A372]));16;0)))))" office:value-type="float" office:value="8">
            <text:p>8</text:p>
          </table:table-cell>
          <table:table-cell table:formula="of:=[.G372]*[.F372]*4" office:value-type="float" office:value="32768">
            <text:p>32768</text:p>
          </table:table-cell>
          <table:table-cell table:formula="of:=[.G372]*[.F372]*4" office:value-type="float" office:value="32768">
            <text:p>32768</text:p>
          </table:table-cell>
          <table:table-cell table:formula="of:=[counters.X372]/4" office:value-type="float" office:value="11796">
            <text:p>11796</text:p>
          </table:table-cell>
          <table:table-cell table:formula="of:=([.H372]+[.I372])*[.G372]" office:value-type="float" office:value="524288">
            <text:p>524288</text:p>
          </table:table-cell>
          <table:table-cell table:formula="of:=[.K372]/[.J372]" office:value-type="float" office:value="44.4462529671075">
            <text:p>44,446</text:p>
          </table:table-cell>
          <table:table-cell table:formula="of:=[.L372]*24" office:value-type="float" office:value="1066.71007121058">
            <text:p>1066,710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373]*[.C373]" office:value-type="float" office:value="8">
            <text:p>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73]));1;IF( ISNUMBER( SEARCH(&quot;vect2&quot;;[.A373]));2;IF( ISNUMBER( SEARCH(&quot;vect4&quot;;[.A373]));4;IF( ISNUMBER( SEARCH(&quot;vect8&quot;;[.A373]));8;IF( ISNUMBER( SEARCH(&quot;vect16&quot;;[.A373]));16;0)))))" office:value-type="float" office:value="8">
            <text:p>8</text:p>
          </table:table-cell>
          <table:table-cell table:formula="of:=[.G373]*[.F373]*4" office:value-type="float" office:value="32768">
            <text:p>32768</text:p>
          </table:table-cell>
          <table:table-cell table:formula="of:=[.G373]*[.F373]*4" office:value-type="float" office:value="32768">
            <text:p>32768</text:p>
          </table:table-cell>
          <table:table-cell table:formula="of:=[counters.X373]/4" office:value-type="float" office:value="11796">
            <text:p>11796</text:p>
          </table:table-cell>
          <table:table-cell table:formula="of:=([.H373]+[.I373])*[.G373]" office:value-type="float" office:value="524288">
            <text:p>524288</text:p>
          </table:table-cell>
          <table:table-cell table:formula="of:=[.K373]/[.J373]" office:value-type="float" office:value="44.4462529671075">
            <text:p>44,446</text:p>
          </table:table-cell>
          <table:table-cell table:formula="of:=[.L373]*24" office:value-type="float" office:value="1066.71007121058">
            <text:p>1066,710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374]*[.C374]" office:value-type="float" office:value="16">
            <text:p>1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74]));1;IF( ISNUMBER( SEARCH(&quot;vect2&quot;;[.A374]));2;IF( ISNUMBER( SEARCH(&quot;vect4&quot;;[.A374]));4;IF( ISNUMBER( SEARCH(&quot;vect8&quot;;[.A374]));8;IF( ISNUMBER( SEARCH(&quot;vect16&quot;;[.A374]));16;0)))))" office:value-type="float" office:value="8">
            <text:p>8</text:p>
          </table:table-cell>
          <table:table-cell table:formula="of:=[.G374]*[.F374]*4" office:value-type="float" office:value="32768">
            <text:p>32768</text:p>
          </table:table-cell>
          <table:table-cell table:formula="of:=[.G374]*[.F374]*4" office:value-type="float" office:value="32768">
            <text:p>32768</text:p>
          </table:table-cell>
          <table:table-cell table:formula="of:=[counters.X374]/4" office:value-type="float" office:value="19988">
            <text:p>19988</text:p>
          </table:table-cell>
          <table:table-cell table:formula="of:=([.H374]+[.I374])*[.G374]" office:value-type="float" office:value="524288">
            <text:p>524288</text:p>
          </table:table-cell>
          <table:table-cell table:formula="of:=[.K374]/[.J374]" office:value-type="float" office:value="26.2301380828497">
            <text:p>26,230</text:p>
          </table:table-cell>
          <table:table-cell table:formula="of:=[.L374]*24" office:value-type="float" office:value="629.523313988393">
            <text:p>629,523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375]*[.C375]" office:value-type="float" office:value="32">
            <text:p>3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75]));1;IF( ISNUMBER( SEARCH(&quot;vect2&quot;;[.A375]));2;IF( ISNUMBER( SEARCH(&quot;vect4&quot;;[.A375]));4;IF( ISNUMBER( SEARCH(&quot;vect8&quot;;[.A375]));8;IF( ISNUMBER( SEARCH(&quot;vect16&quot;;[.A375]));16;0)))))" office:value-type="float" office:value="8">
            <text:p>8</text:p>
          </table:table-cell>
          <table:table-cell table:formula="of:=[.G375]*[.F375]*4" office:value-type="float" office:value="32768">
            <text:p>32768</text:p>
          </table:table-cell>
          <table:table-cell table:formula="of:=[.G375]*[.F375]*4" office:value-type="float" office:value="32768">
            <text:p>32768</text:p>
          </table:table-cell>
          <table:table-cell table:formula="of:=[counters.X375]/4" office:value-type="float" office:value="36372">
            <text:p>36372</text:p>
          </table:table-cell>
          <table:table-cell table:formula="of:=([.H375]+[.I375])*[.G375]" office:value-type="float" office:value="524288">
            <text:p>524288</text:p>
          </table:table-cell>
          <table:table-cell table:formula="of:=[.K375]/[.J375]" office:value-type="float" office:value="14.4146046409326">
            <text:p>14,415</text:p>
          </table:table-cell>
          <table:table-cell table:formula="of:=[.L375]*24" office:value-type="float" office:value="345.950511382382">
            <text:p>345,951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376]*[.C376]" office:value-type="float" office:value="64">
            <text:p>6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76]));1;IF( ISNUMBER( SEARCH(&quot;vect2&quot;;[.A376]));2;IF( ISNUMBER( SEARCH(&quot;vect4&quot;;[.A376]));4;IF( ISNUMBER( SEARCH(&quot;vect8&quot;;[.A376]));8;IF( ISNUMBER( SEARCH(&quot;vect16&quot;;[.A376]));16;0)))))" office:value-type="float" office:value="8">
            <text:p>8</text:p>
          </table:table-cell>
          <table:table-cell table:formula="of:=[.G376]*[.F376]*4" office:value-type="float" office:value="32768">
            <text:p>32768</text:p>
          </table:table-cell>
          <table:table-cell table:formula="of:=[.G376]*[.F376]*4" office:value-type="float" office:value="32768">
            <text:p>32768</text:p>
          </table:table-cell>
          <table:table-cell table:formula="of:=[counters.X376]/4" office:value-type="float" office:value="72744">
            <text:p>72744</text:p>
          </table:table-cell>
          <table:table-cell table:formula="of:=([.H376]+[.I376])*[.G376]" office:value-type="float" office:value="524288">
            <text:p>524288</text:p>
          </table:table-cell>
          <table:table-cell table:formula="of:=[.K376]/[.J376]" office:value-type="float" office:value="7.20730232046629">
            <text:p>7,207</text:p>
          </table:table-cell>
          <table:table-cell table:formula="of:=[.L376]*24" office:value-type="float" office:value="172.975255691191">
            <text:p>172,975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377]*[.C377]" office:value-type="float" office:value="128">
            <text:p>12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77]));1;IF( ISNUMBER( SEARCH(&quot;vect2&quot;;[.A377]));2;IF( ISNUMBER( SEARCH(&quot;vect4&quot;;[.A377]));4;IF( ISNUMBER( SEARCH(&quot;vect8&quot;;[.A377]));8;IF( ISNUMBER( SEARCH(&quot;vect16&quot;;[.A377]));16;0)))))" office:value-type="float" office:value="8">
            <text:p>8</text:p>
          </table:table-cell>
          <table:table-cell table:formula="of:=[.G377]*[.F377]*4" office:value-type="float" office:value="32768">
            <text:p>32768</text:p>
          </table:table-cell>
          <table:table-cell table:formula="of:=[.G377]*[.F377]*4" office:value-type="float" office:value="32768">
            <text:p>32768</text:p>
          </table:table-cell>
          <table:table-cell table:formula="of:=[counters.X377]/4" office:value-type="float" office:value="145488">
            <text:p>145488</text:p>
          </table:table-cell>
          <table:table-cell table:formula="of:=([.H377]+[.I377])*[.G377]" office:value-type="float" office:value="524288">
            <text:p>524288</text:p>
          </table:table-cell>
          <table:table-cell table:formula="of:=[.K377]/[.J377]" office:value-type="float" office:value="3.60365116023315">
            <text:p>3,604</text:p>
          </table:table-cell>
          <table:table-cell table:formula="of:=[.L377]*24" office:value-type="float" office:value="86.4876278455955">
            <text:p>86,488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378]*[.C378]" office:value-type="float" office:value="256">
            <text:p>25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78]));1;IF( ISNUMBER( SEARCH(&quot;vect2&quot;;[.A378]));2;IF( ISNUMBER( SEARCH(&quot;vect4&quot;;[.A378]));4;IF( ISNUMBER( SEARCH(&quot;vect8&quot;;[.A378]));8;IF( ISNUMBER( SEARCH(&quot;vect16&quot;;[.A378]));16;0)))))" office:value-type="float" office:value="8">
            <text:p>8</text:p>
          </table:table-cell>
          <table:table-cell table:formula="of:=[.G378]*[.F378]*4" office:value-type="float" office:value="32768">
            <text:p>32768</text:p>
          </table:table-cell>
          <table:table-cell table:formula="of:=[.G378]*[.F378]*4" office:value-type="float" office:value="32768">
            <text:p>32768</text:p>
          </table:table-cell>
          <table:table-cell table:formula="of:=[counters.X378]/4" office:value-type="float" office:value="290976">
            <text:p>290976</text:p>
          </table:table-cell>
          <table:table-cell table:formula="of:=([.H378]+[.I378])*[.G378]" office:value-type="float" office:value="524288">
            <text:p>524288</text:p>
          </table:table-cell>
          <table:table-cell table:formula="of:=[.K378]/[.J378]" office:value-type="float" office:value="1.80182558011657">
            <text:p>1,802</text:p>
          </table:table-cell>
          <table:table-cell table:formula="of:=[.L378]*24" office:value-type="float" office:value="43.2438139227978">
            <text:p>43,244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379]*[.C379]" office:value-type="float" office:value="512">
            <text:p>51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79]));1;IF( ISNUMBER( SEARCH(&quot;vect2&quot;;[.A379]));2;IF( ISNUMBER( SEARCH(&quot;vect4&quot;;[.A379]));4;IF( ISNUMBER( SEARCH(&quot;vect8&quot;;[.A379]));8;IF( ISNUMBER( SEARCH(&quot;vect16&quot;;[.A379]));16;0)))))" office:value-type="float" office:value="8">
            <text:p>8</text:p>
          </table:table-cell>
          <table:table-cell table:formula="of:=[.G379]*[.F379]*4" office:value-type="float" office:value="32768">
            <text:p>32768</text:p>
          </table:table-cell>
          <table:table-cell table:formula="of:=[.G379]*[.F379]*4" office:value-type="float" office:value="32768">
            <text:p>32768</text:p>
          </table:table-cell>
          <table:table-cell table:formula="of:=[counters.X379]/4" office:value-type="float" office:value="581952">
            <text:p>581952</text:p>
          </table:table-cell>
          <table:table-cell table:formula="of:=([.H379]+[.I379])*[.G379]" office:value-type="float" office:value="524288">
            <text:p>524288</text:p>
          </table:table-cell>
          <table:table-cell table:formula="of:=[.K379]/[.J379]" office:value-type="float" office:value="0.900912790058287">
            <text:p>0,901</text:p>
          </table:table-cell>
          <table:table-cell table:formula="of:=[.L379]*24" office:value-type="float" office:value="21.6219069613989">
            <text:p>21,622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380]*[.C380]" office:value-type="float" office:value="768">
            <text:p>76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80]));1;IF( ISNUMBER( SEARCH(&quot;vect2&quot;;[.A380]));2;IF( ISNUMBER( SEARCH(&quot;vect4&quot;;[.A380]));4;IF( ISNUMBER( SEARCH(&quot;vect8&quot;;[.A380]));8;IF( ISNUMBER( SEARCH(&quot;vect16&quot;;[.A380]));16;0)))))" office:value-type="float" office:value="8">
            <text:p>8</text:p>
          </table:table-cell>
          <table:table-cell table:formula="of:=[.G380]*[.F380]*4" office:value-type="float" office:value="32768">
            <text:p>32768</text:p>
          </table:table-cell>
          <table:table-cell table:formula="of:=[.G380]*[.F380]*4" office:value-type="float" office:value="32768">
            <text:p>32768</text:p>
          </table:table-cell>
          <table:table-cell table:formula="of:=[counters.X380]/4" office:value-type="float" office:value="872928">
            <text:p>872928</text:p>
          </table:table-cell>
          <table:table-cell table:formula="of:=([.H380]+[.I380])*[.G380]" office:value-type="float" office:value="524288">
            <text:p>524288</text:p>
          </table:table-cell>
          <table:table-cell table:formula="of:=[.K380]/[.J380]" office:value-type="float" office:value="0.600608526705524">
            <text:p>0,601</text:p>
          </table:table-cell>
          <table:table-cell table:formula="of:=[.L380]*24" office:value-type="float" office:value="14.4146046409326">
            <text:p>14,415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381]*[.C381]" office:value-type="float" office:value="1024">
            <text:p>102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81]));1;IF( ISNUMBER( SEARCH(&quot;vect2&quot;;[.A381]));2;IF( ISNUMBER( SEARCH(&quot;vect4&quot;;[.A381]));4;IF( ISNUMBER( SEARCH(&quot;vect8&quot;;[.A381]));8;IF( ISNUMBER( SEARCH(&quot;vect16&quot;;[.A381]));16;0)))))" office:value-type="float" office:value="8">
            <text:p>8</text:p>
          </table:table-cell>
          <table:table-cell table:formula="of:=[.G381]*[.F381]*4" office:value-type="float" office:value="32768">
            <text:p>32768</text:p>
          </table:table-cell>
          <table:table-cell table:formula="of:=[.G381]*[.F381]*4" office:value-type="float" office:value="32768">
            <text:p>32768</text:p>
          </table:table-cell>
          <table:table-cell table:formula="of:=[counters.X381]/4" office:value-type="float" office:value="1033554.5">
            <text:p>1033554,5</text:p>
          </table:table-cell>
          <table:table-cell table:formula="of:=([.H381]+[.I381])*[.G381]" office:value-type="float" office:value="524288">
            <text:p>524288</text:p>
          </table:table-cell>
          <table:table-cell table:formula="of:=[.K381]/[.J381]" office:value-type="float" office:value="0.507266912388268">
            <text:p>0,507</text:p>
          </table:table-cell>
          <table:table-cell table:formula="of:=[.L381]*24" office:value-type="float" office:value="12.1744058973184">
            <text:p>12,174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382]*[.C382]" office:value-type="float" office:value="1280">
            <text:p>1280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82]));1;IF( ISNUMBER( SEARCH(&quot;vect2&quot;;[.A382]));2;IF( ISNUMBER( SEARCH(&quot;vect4&quot;;[.A382]));4;IF( ISNUMBER( SEARCH(&quot;vect8&quot;;[.A382]));8;IF( ISNUMBER( SEARCH(&quot;vect16&quot;;[.A382]));16;0)))))" office:value-type="float" office:value="8">
            <text:p>8</text:p>
          </table:table-cell>
          <table:table-cell table:formula="of:=[.G382]*[.F382]*4" office:value-type="float" office:value="32768">
            <text:p>32768</text:p>
          </table:table-cell>
          <table:table-cell table:formula="of:=[.G382]*[.F382]*4" office:value-type="float" office:value="32768">
            <text:p>32768</text:p>
          </table:table-cell>
          <table:table-cell table:formula="of:=[counters.X382]/4" office:value-type="float" office:value="872952">
            <text:p>872952</text:p>
          </table:table-cell>
          <table:table-cell table:formula="of:=([.H382]+[.I382])*[.G382]" office:value-type="float" office:value="524288">
            <text:p>524288</text:p>
          </table:table-cell>
          <table:table-cell table:formula="of:=[.K382]/[.J382]" office:value-type="float" office:value="0.600592014223004">
            <text:p>0,601</text:p>
          </table:table-cell>
          <table:table-cell table:formula="of:=[.L382]*24" office:value-type="float" office:value="14.4142083413521">
            <text:p>14,414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383]*[.C383]" office:value-type="float" office:value="1536">
            <text:p>153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83]));1;IF( ISNUMBER( SEARCH(&quot;vect2&quot;;[.A383]));2;IF( ISNUMBER( SEARCH(&quot;vect4&quot;;[.A383]));4;IF( ISNUMBER( SEARCH(&quot;vect8&quot;;[.A383]));8;IF( ISNUMBER( SEARCH(&quot;vect16&quot;;[.A383]));16;0)))))" office:value-type="float" office:value="8">
            <text:p>8</text:p>
          </table:table-cell>
          <table:table-cell table:formula="of:=[.G383]*[.F383]*4" office:value-type="float" office:value="32768">
            <text:p>32768</text:p>
          </table:table-cell>
          <table:table-cell table:formula="of:=[.G383]*[.F383]*4" office:value-type="float" office:value="32768">
            <text:p>32768</text:p>
          </table:table-cell>
          <table:table-cell table:formula="of:=[counters.X383]/4" office:value-type="float" office:value="872964">
            <text:p>872964</text:p>
          </table:table-cell>
          <table:table-cell table:formula="of:=([.H383]+[.I383])*[.G383]" office:value-type="float" office:value="524288">
            <text:p>524288</text:p>
          </table:table-cell>
          <table:table-cell table:formula="of:=[.K383]/[.J383]" office:value-type="float" office:value="0.600583758322222">
            <text:p>0,601</text:p>
          </table:table-cell>
          <table:table-cell table:formula="of:=[.L383]*24" office:value-type="float" office:value="14.4140101997333">
            <text:p>14,414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384]*[.C384]" office:value-type="float" office:value="1792">
            <text:p>179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84]));1;IF( ISNUMBER( SEARCH(&quot;vect2&quot;;[.A384]));2;IF( ISNUMBER( SEARCH(&quot;vect4&quot;;[.A384]));4;IF( ISNUMBER( SEARCH(&quot;vect8&quot;;[.A384]));8;IF( ISNUMBER( SEARCH(&quot;vect16&quot;;[.A384]));16;0)))))" office:value-type="float" office:value="8">
            <text:p>8</text:p>
          </table:table-cell>
          <table:table-cell table:formula="of:=[.G384]*[.F384]*4" office:value-type="float" office:value="32768">
            <text:p>32768</text:p>
          </table:table-cell>
          <table:table-cell table:formula="of:=[.G384]*[.F384]*4" office:value-type="float" office:value="32768">
            <text:p>32768</text:p>
          </table:table-cell>
          <table:table-cell table:formula="of:=[counters.X384]/4" office:value-type="float" office:value="1013402.75">
            <text:p>1013402,75</text:p>
          </table:table-cell>
          <table:table-cell table:formula="of:=([.H384]+[.I384])*[.G384]" office:value-type="float" office:value="524288">
            <text:p>524288</text:p>
          </table:table-cell>
          <table:table-cell table:formula="of:=[.K384]/[.J384]" office:value-type="float" office:value="0.517354033231112">
            <text:p>0,517</text:p>
          </table:table-cell>
          <table:table-cell table:formula="of:=[.L384]*24" office:value-type="float" office:value="12.4164967975467">
            <text:p>12,416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385]*[.C385]" office:value-type="float" office:value="2048">
            <text:p>204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85]));1;IF( ISNUMBER( SEARCH(&quot;vect2&quot;;[.A385]));2;IF( ISNUMBER( SEARCH(&quot;vect4&quot;;[.A385]));4;IF( ISNUMBER( SEARCH(&quot;vect8&quot;;[.A385]));8;IF( ISNUMBER( SEARCH(&quot;vect16&quot;;[.A385]));16;0)))))" office:value-type="float" office:value="8">
            <text:p>8</text:p>
          </table:table-cell>
          <table:table-cell table:formula="of:=[.G385]*[.F385]*4" office:value-type="float" office:value="32768">
            <text:p>32768</text:p>
          </table:table-cell>
          <table:table-cell table:formula="of:=[.G385]*[.F385]*4" office:value-type="float" office:value="32768">
            <text:p>32768</text:p>
          </table:table-cell>
          <table:table-cell table:formula="of:=[counters.X385]/4" office:value-type="float" office:value="1152768.5">
            <text:p>1152768,5</text:p>
          </table:table-cell>
          <table:table-cell table:formula="of:=([.H385]+[.I385])*[.G385]" office:value-type="float" office:value="524288">
            <text:p>524288</text:p>
          </table:table-cell>
          <table:table-cell table:formula="of:=[.K385]/[.J385]" office:value-type="float" office:value="0.454807708572883">
            <text:p>0,455</text:p>
          </table:table-cell>
          <table:table-cell table:formula="of:=[.L385]*24" office:value-type="float" office:value="10.9153850057492">
            <text:p>10,915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386]*[.C386]" office:value-type="float" office:value="2304">
            <text:p>230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86]));1;IF( ISNUMBER( SEARCH(&quot;vect2&quot;;[.A386]));2;IF( ISNUMBER( SEARCH(&quot;vect4&quot;;[.A386]));4;IF( ISNUMBER( SEARCH(&quot;vect8&quot;;[.A386]));8;IF( ISNUMBER( SEARCH(&quot;vect16&quot;;[.A386]));16;0)))))" office:value-type="float" office:value="8">
            <text:p>8</text:p>
          </table:table-cell>
          <table:table-cell table:formula="of:=[.G386]*[.F386]*4" office:value-type="float" office:value="32768">
            <text:p>32768</text:p>
          </table:table-cell>
          <table:table-cell table:formula="of:=[.G386]*[.F386]*4" office:value-type="float" office:value="32768">
            <text:p>32768</text:p>
          </table:table-cell>
          <table:table-cell table:formula="of:=[counters.X386]/4" office:value-type="float" office:value="1291723.75">
            <text:p>1291723,75</text:p>
          </table:table-cell>
          <table:table-cell table:formula="of:=([.H386]+[.I386])*[.G386]" office:value-type="float" office:value="524288">
            <text:p>524288</text:p>
          </table:table-cell>
          <table:table-cell table:formula="of:=[.K386]/[.J386]" office:value-type="float" office:value="0.405882449711093">
            <text:p>0,406</text:p>
          </table:table-cell>
          <table:table-cell table:formula="of:=[.L386]*24" office:value-type="float" office:value="9.74117879306624">
            <text:p>9,741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387]*[.C387]" office:value-type="float" office:value="2560">
            <text:p>2560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87]));1;IF( ISNUMBER( SEARCH(&quot;vect2&quot;;[.A387]));2;IF( ISNUMBER( SEARCH(&quot;vect4&quot;;[.A387]));4;IF( ISNUMBER( SEARCH(&quot;vect8&quot;;[.A387]));8;IF( ISNUMBER( SEARCH(&quot;vect16&quot;;[.A387]));16;0)))))" office:value-type="float" office:value="8">
            <text:p>8</text:p>
          </table:table-cell>
          <table:table-cell table:formula="of:=[.G387]*[.F387]*4" office:value-type="float" office:value="32768">
            <text:p>32768</text:p>
          </table:table-cell>
          <table:table-cell table:formula="of:=[.G387]*[.F387]*4" office:value-type="float" office:value="32768">
            <text:p>32768</text:p>
          </table:table-cell>
          <table:table-cell table:formula="of:=[counters.X387]/4" office:value-type="float" office:value="1434487.25">
            <text:p>1434487,25</text:p>
          </table:table-cell>
          <table:table-cell table:formula="of:=([.H387]+[.I387])*[.G387]" office:value-type="float" office:value="524288">
            <text:p>524288</text:p>
          </table:table-cell>
          <table:table-cell table:formula="of:=[.K387]/[.J387]" office:value-type="float" office:value="0.365488086422518">
            <text:p>0,365</text:p>
          </table:table-cell>
          <table:table-cell table:formula="of:=[.L387]*24" office:value-type="float" office:value="8.77171407414043">
            <text:p>8,772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388]*[.C388]" office:value-type="float" office:value="2816">
            <text:p>281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88]));1;IF( ISNUMBER( SEARCH(&quot;vect2&quot;;[.A388]));2;IF( ISNUMBER( SEARCH(&quot;vect4&quot;;[.A388]));4;IF( ISNUMBER( SEARCH(&quot;vect8&quot;;[.A388]));8;IF( ISNUMBER( SEARCH(&quot;vect16&quot;;[.A388]));16;0)))))" office:value-type="float" office:value="8">
            <text:p>8</text:p>
          </table:table-cell>
          <table:table-cell table:formula="of:=[.G388]*[.F388]*4" office:value-type="float" office:value="32768">
            <text:p>32768</text:p>
          </table:table-cell>
          <table:table-cell table:formula="of:=[.G388]*[.F388]*4" office:value-type="float" office:value="32768">
            <text:p>32768</text:p>
          </table:table-cell>
          <table:table-cell table:formula="of:=[counters.X388]/4" office:value-type="float" office:value="1581672.75">
            <text:p>1581672,75</text:p>
          </table:table-cell>
          <table:table-cell table:formula="of:=([.H388]+[.I388])*[.G388]" office:value-type="float" office:value="524288">
            <text:p>524288</text:p>
          </table:table-cell>
          <table:table-cell table:formula="of:=[.K388]/[.J388]" office:value-type="float" office:value="0.331476912654656">
            <text:p>0,331</text:p>
          </table:table-cell>
          <table:table-cell table:formula="of:=[.L388]*24" office:value-type="float" office:value="7.95544590371175">
            <text:p>7,955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389]*[.C389]" office:value-type="float" office:value="3072">
            <text:p>307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89]));1;IF( ISNUMBER( SEARCH(&quot;vect2&quot;;[.A389]));2;IF( ISNUMBER( SEARCH(&quot;vect4&quot;;[.A389]));4;IF( ISNUMBER( SEARCH(&quot;vect8&quot;;[.A389]));8;IF( ISNUMBER( SEARCH(&quot;vect16&quot;;[.A389]));16;0)))))" office:value-type="float" office:value="8">
            <text:p>8</text:p>
          </table:table-cell>
          <table:table-cell table:formula="of:=[.G389]*[.F389]*4" office:value-type="float" office:value="32768">
            <text:p>32768</text:p>
          </table:table-cell>
          <table:table-cell table:formula="of:=[.G389]*[.F389]*4" office:value-type="float" office:value="32768">
            <text:p>32768</text:p>
          </table:table-cell>
          <table:table-cell table:formula="of:=[counters.X389]/4" office:value-type="float" office:value="1732265.5">
            <text:p>1732265,5</text:p>
          </table:table-cell>
          <table:table-cell table:formula="of:=([.H389]+[.I389])*[.G389]" office:value-type="float" office:value="524288">
            <text:p>524288</text:p>
          </table:table-cell>
          <table:table-cell table:formula="of:=[.K389]/[.J389]" office:value-type="float" office:value="0.302660302361272">
            <text:p>0,303</text:p>
          </table:table-cell>
          <table:table-cell table:formula="of:=[.L389]*24" office:value-type="float" office:value="7.26384725667053">
            <text:p>7,264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390]*[.C390]" office:value-type="float" office:value="3328">
            <text:p>332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90]));1;IF( ISNUMBER( SEARCH(&quot;vect2&quot;;[.A390]));2;IF( ISNUMBER( SEARCH(&quot;vect4&quot;;[.A390]));4;IF( ISNUMBER( SEARCH(&quot;vect8&quot;;[.A390]));8;IF( ISNUMBER( SEARCH(&quot;vect16&quot;;[.A390]));16;0)))))" office:value-type="float" office:value="8">
            <text:p>8</text:p>
          </table:table-cell>
          <table:table-cell table:formula="of:=[.G390]*[.F390]*4" office:value-type="float" office:value="32768">
            <text:p>32768</text:p>
          </table:table-cell>
          <table:table-cell table:formula="of:=[.G390]*[.F390]*4" office:value-type="float" office:value="32768">
            <text:p>32768</text:p>
          </table:table-cell>
          <table:table-cell table:formula="of:=[counters.X390]/4" office:value-type="float" office:value="1873489.5">
            <text:p>1873489,5</text:p>
          </table:table-cell>
          <table:table-cell table:formula="of:=([.H390]+[.I390])*[.G390]" office:value-type="float" office:value="524288">
            <text:p>524288</text:p>
          </table:table-cell>
          <table:table-cell table:formula="of:=[.K390]/[.J390]" office:value-type="float" office:value="0.279845710370941">
            <text:p>0,280</text:p>
          </table:table-cell>
          <table:table-cell table:formula="of:=[.L390]*24" office:value-type="float" office:value="6.7162970489026">
            <text:p>6,716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391]*[.C391]" office:value-type="float" office:value="3584">
            <text:p>358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91]));1;IF( ISNUMBER( SEARCH(&quot;vect2&quot;;[.A391]));2;IF( ISNUMBER( SEARCH(&quot;vect4&quot;;[.A391]));4;IF( ISNUMBER( SEARCH(&quot;vect8&quot;;[.A391]));8;IF( ISNUMBER( SEARCH(&quot;vect16&quot;;[.A391]));16;0)))))" office:value-type="float" office:value="8">
            <text:p>8</text:p>
          </table:table-cell>
          <table:table-cell table:formula="of:=[.G391]*[.F391]*4" office:value-type="float" office:value="32768">
            <text:p>32768</text:p>
          </table:table-cell>
          <table:table-cell table:formula="of:=[.G391]*[.F391]*4" office:value-type="float" office:value="32768">
            <text:p>32768</text:p>
          </table:table-cell>
          <table:table-cell table:formula="of:=[counters.X391]/4" office:value-type="float" office:value="2019049.25">
            <text:p>2019049,25</text:p>
          </table:table-cell>
          <table:table-cell table:formula="of:=([.H391]+[.I391])*[.G391]" office:value-type="float" office:value="524288">
            <text:p>524288</text:p>
          </table:table-cell>
          <table:table-cell table:formula="of:=[.K391]/[.J391]" office:value-type="float" office:value="0.259670733638617">
            <text:p>0,260</text:p>
          </table:table-cell>
          <table:table-cell table:formula="of:=[.L391]*24" office:value-type="float" office:value="6.23209760732681">
            <text:p>6,232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392]*[.C392]" office:value-type="float" office:value="3840">
            <text:p>3840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92]));1;IF( ISNUMBER( SEARCH(&quot;vect2&quot;;[.A392]));2;IF( ISNUMBER( SEARCH(&quot;vect4&quot;;[.A392]));4;IF( ISNUMBER( SEARCH(&quot;vect8&quot;;[.A392]));8;IF( ISNUMBER( SEARCH(&quot;vect16&quot;;[.A392]));16;0)))))" office:value-type="float" office:value="8">
            <text:p>8</text:p>
          </table:table-cell>
          <table:table-cell table:formula="of:=[.G392]*[.F392]*4" office:value-type="float" office:value="32768">
            <text:p>32768</text:p>
          </table:table-cell>
          <table:table-cell table:formula="of:=[.G392]*[.F392]*4" office:value-type="float" office:value="32768">
            <text:p>32768</text:p>
          </table:table-cell>
          <table:table-cell table:formula="of:=[counters.X392]/4" office:value-type="float" office:value="2164187.75">
            <text:p>2164187,75</text:p>
          </table:table-cell>
          <table:table-cell table:formula="of:=([.H392]+[.I392])*[.G392]" office:value-type="float" office:value="524288">
            <text:p>524288</text:p>
          </table:table-cell>
          <table:table-cell table:formula="of:=[.K392]/[.J392]" office:value-type="float" office:value="0.242256246021169">
            <text:p>0,242</text:p>
          </table:table-cell>
          <table:table-cell table:formula="of:=[.L392]*24" office:value-type="float" office:value="5.81414990450805">
            <text:p>5,814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393]*[.C393]" office:value-type="float" office:value="4096">
            <text:p>409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93]));1;IF( ISNUMBER( SEARCH(&quot;vect2&quot;;[.A393]));2;IF( ISNUMBER( SEARCH(&quot;vect4&quot;;[.A393]));4;IF( ISNUMBER( SEARCH(&quot;vect8&quot;;[.A393]));8;IF( ISNUMBER( SEARCH(&quot;vect16&quot;;[.A393]));16;0)))))" office:value-type="float" office:value="8">
            <text:p>8</text:p>
          </table:table-cell>
          <table:table-cell table:formula="of:=[.G393]*[.F393]*4" office:value-type="float" office:value="32768">
            <text:p>32768</text:p>
          </table:table-cell>
          <table:table-cell table:formula="of:=[.G393]*[.F393]*4" office:value-type="float" office:value="32768">
            <text:p>32768</text:p>
          </table:table-cell>
          <table:table-cell table:formula="of:=[counters.X393]/4" office:value-type="float" office:value="2302358.25">
            <text:p>2302358,25</text:p>
          </table:table-cell>
          <table:table-cell table:formula="of:=([.H393]+[.I393])*[.G393]" office:value-type="float" office:value="524288">
            <text:p>524288</text:p>
          </table:table-cell>
          <table:table-cell table:formula="of:=[.K393]/[.J393]" office:value-type="float" office:value="0.227717819327205">
            <text:p>0,228</text:p>
          </table:table-cell>
          <table:table-cell table:formula="of:=[.L393]*24" office:value-type="float" office:value="5.46522766385292">
            <text:p>5,465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394]*[.C394]" office:value-type="float" office:value="4352">
            <text:p>435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94]));1;IF( ISNUMBER( SEARCH(&quot;vect2&quot;;[.A394]));2;IF( ISNUMBER( SEARCH(&quot;vect4&quot;;[.A394]));4;IF( ISNUMBER( SEARCH(&quot;vect8&quot;;[.A394]));8;IF( ISNUMBER( SEARCH(&quot;vect16&quot;;[.A394]));16;0)))))" office:value-type="float" office:value="8">
            <text:p>8</text:p>
          </table:table-cell>
          <table:table-cell table:formula="of:=[.G394]*[.F394]*4" office:value-type="float" office:value="32768">
            <text:p>32768</text:p>
          </table:table-cell>
          <table:table-cell table:formula="of:=[.G394]*[.F394]*4" office:value-type="float" office:value="32768">
            <text:p>32768</text:p>
          </table:table-cell>
          <table:table-cell table:formula="of:=[counters.X394]/4" office:value-type="float" office:value="2449674.5">
            <text:p>2449674,5</text:p>
          </table:table-cell>
          <table:table-cell table:formula="of:=([.H394]+[.I394])*[.G394]" office:value-type="float" office:value="524288">
            <text:p>524288</text:p>
          </table:table-cell>
          <table:table-cell table:formula="of:=[.K394]/[.J394]" office:value-type="float" office:value="0.214023536596393">
            <text:p>0,214</text:p>
          </table:table-cell>
          <table:table-cell table:formula="of:=[.L394]*24" office:value-type="float" office:value="5.13656487831342">
            <text:p>5,137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395]*[.C395]" office:value-type="float" office:value="4608">
            <text:p>460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95]));1;IF( ISNUMBER( SEARCH(&quot;vect2&quot;;[.A395]));2;IF( ISNUMBER( SEARCH(&quot;vect4&quot;;[.A395]));4;IF( ISNUMBER( SEARCH(&quot;vect8&quot;;[.A395]));8;IF( ISNUMBER( SEARCH(&quot;vect16&quot;;[.A395]));16;0)))))" office:value-type="float" office:value="8">
            <text:p>8</text:p>
          </table:table-cell>
          <table:table-cell table:formula="of:=[.G395]*[.F395]*4" office:value-type="float" office:value="32768">
            <text:p>32768</text:p>
          </table:table-cell>
          <table:table-cell table:formula="of:=[.G395]*[.F395]*4" office:value-type="float" office:value="32768">
            <text:p>32768</text:p>
          </table:table-cell>
          <table:table-cell table:formula="of:=[counters.X395]/4" office:value-type="float" office:value="2742183.25">
            <text:p>2742183,25</text:p>
          </table:table-cell>
          <table:table-cell table:formula="of:=([.H395]+[.I395])*[.G395]" office:value-type="float" office:value="524288">
            <text:p>524288</text:p>
          </table:table-cell>
          <table:table-cell table:formula="of:=[.K395]/[.J395]" office:value-type="float" office:value="0.191193641052253">
            <text:p>0,191</text:p>
          </table:table-cell>
          <table:table-cell table:formula="of:=[.L395]*24" office:value-type="float" office:value="4.58864738525407">
            <text:p>4,589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396]*[.C396]" office:value-type="float" office:value="4864">
            <text:p>486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96]));1;IF( ISNUMBER( SEARCH(&quot;vect2&quot;;[.A396]));2;IF( ISNUMBER( SEARCH(&quot;vect4&quot;;[.A396]));4;IF( ISNUMBER( SEARCH(&quot;vect8&quot;;[.A396]));8;IF( ISNUMBER( SEARCH(&quot;vect16&quot;;[.A396]));16;0)))))" office:value-type="float" office:value="8">
            <text:p>8</text:p>
          </table:table-cell>
          <table:table-cell table:formula="of:=[.G396]*[.F396]*4" office:value-type="float" office:value="32768">
            <text:p>32768</text:p>
          </table:table-cell>
          <table:table-cell table:formula="of:=[.G396]*[.F396]*4" office:value-type="float" office:value="32768">
            <text:p>32768</text:p>
          </table:table-cell>
          <table:table-cell table:formula="of:=[counters.X396]/4" office:value-type="float" office:value="2746059">
            <text:p>2746059</text:p>
          </table:table-cell>
          <table:table-cell table:formula="of:=([.H396]+[.I396])*[.G396]" office:value-type="float" office:value="524288">
            <text:p>524288</text:p>
          </table:table-cell>
          <table:table-cell table:formula="of:=[.K396]/[.J396]" office:value-type="float" office:value="0.190923792970217">
            <text:p>0,191</text:p>
          </table:table-cell>
          <table:table-cell table:formula="of:=[.L396]*24" office:value-type="float" office:value="4.5821710312852">
            <text:p>4,582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397]*[.C397]" office:value-type="float" office:value="5120">
            <text:p>5120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97]));1;IF( ISNUMBER( SEARCH(&quot;vect2&quot;;[.A397]));2;IF( ISNUMBER( SEARCH(&quot;vect4&quot;;[.A397]));4;IF( ISNUMBER( SEARCH(&quot;vect8&quot;;[.A397]));8;IF( ISNUMBER( SEARCH(&quot;vect16&quot;;[.A397]));16;0)))))" office:value-type="float" office:value="8">
            <text:p>8</text:p>
          </table:table-cell>
          <table:table-cell table:formula="of:=[.G397]*[.F397]*4" office:value-type="float" office:value="32768">
            <text:p>32768</text:p>
          </table:table-cell>
          <table:table-cell table:formula="of:=[.G397]*[.F397]*4" office:value-type="float" office:value="32768">
            <text:p>32768</text:p>
          </table:table-cell>
          <table:table-cell table:formula="of:=[counters.X397]/4" office:value-type="float" office:value="2885731">
            <text:p>2885731</text:p>
          </table:table-cell>
          <table:table-cell table:formula="of:=([.H397]+[.I397])*[.G397]" office:value-type="float" office:value="524288">
            <text:p>524288</text:p>
          </table:table-cell>
          <table:table-cell table:formula="of:=[.K397]/[.J397]" office:value-type="float" office:value="0.181682908074245">
            <text:p>0,182</text:p>
          </table:table-cell>
          <table:table-cell table:formula="of:=[.L397]*24" office:value-type="float" office:value="4.36038979378189">
            <text:p>4,360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398]*[.C398]" office:value-type="float" office:value="5376">
            <text:p>537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98]));1;IF( ISNUMBER( SEARCH(&quot;vect2&quot;;[.A398]));2;IF( ISNUMBER( SEARCH(&quot;vect4&quot;;[.A398]));4;IF( ISNUMBER( SEARCH(&quot;vect8&quot;;[.A398]));8;IF( ISNUMBER( SEARCH(&quot;vect16&quot;;[.A398]));16;0)))))" office:value-type="float" office:value="8">
            <text:p>8</text:p>
          </table:table-cell>
          <table:table-cell table:formula="of:=[.G398]*[.F398]*4" office:value-type="float" office:value="32768">
            <text:p>32768</text:p>
          </table:table-cell>
          <table:table-cell table:formula="of:=[.G398]*[.F398]*4" office:value-type="float" office:value="32768">
            <text:p>32768</text:p>
          </table:table-cell>
          <table:table-cell table:formula="of:=[counters.X398]/4" office:value-type="float" office:value="3034806.25">
            <text:p>3034806,25</text:p>
          </table:table-cell>
          <table:table-cell table:formula="of:=([.H398]+[.I398])*[.G398]" office:value-type="float" office:value="524288">
            <text:p>524288</text:p>
          </table:table-cell>
          <table:table-cell table:formula="of:=[.K398]/[.J398]" office:value-type="float" office:value="0.17275831035342">
            <text:p>0,173</text:p>
          </table:table-cell>
          <table:table-cell table:formula="of:=[.L398]*24" office:value-type="float" office:value="4.14619944848209">
            <text:p>4,146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399]*[.C399]" office:value-type="float" office:value="5632">
            <text:p>563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399]));1;IF( ISNUMBER( SEARCH(&quot;vect2&quot;;[.A399]));2;IF( ISNUMBER( SEARCH(&quot;vect4&quot;;[.A399]));4;IF( ISNUMBER( SEARCH(&quot;vect8&quot;;[.A399]));8;IF( ISNUMBER( SEARCH(&quot;vect16&quot;;[.A399]));16;0)))))" office:value-type="float" office:value="8">
            <text:p>8</text:p>
          </table:table-cell>
          <table:table-cell table:formula="of:=[.G399]*[.F399]*4" office:value-type="float" office:value="32768">
            <text:p>32768</text:p>
          </table:table-cell>
          <table:table-cell table:formula="of:=[.G399]*[.F399]*4" office:value-type="float" office:value="32768">
            <text:p>32768</text:p>
          </table:table-cell>
          <table:table-cell table:formula="of:=[counters.X399]/4" office:value-type="float" office:value="3170086">
            <text:p>3170086</text:p>
          </table:table-cell>
          <table:table-cell table:formula="of:=([.H399]+[.I399])*[.G399]" office:value-type="float" office:value="524288">
            <text:p>524288</text:p>
          </table:table-cell>
          <table:table-cell table:formula="of:=[.K399]/[.J399]" office:value-type="float" office:value="0.165386049463642">
            <text:p>0,165</text:p>
          </table:table-cell>
          <table:table-cell table:formula="of:=[.L399]*24" office:value-type="float" office:value="3.96926518712741">
            <text:p>3,969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400]*[.C400]" office:value-type="float" office:value="5888">
            <text:p>588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00]));1;IF( ISNUMBER( SEARCH(&quot;vect2&quot;;[.A400]));2;IF( ISNUMBER( SEARCH(&quot;vect4&quot;;[.A400]));4;IF( ISNUMBER( SEARCH(&quot;vect8&quot;;[.A400]));8;IF( ISNUMBER( SEARCH(&quot;vect16&quot;;[.A400]));16;0)))))" office:value-type="float" office:value="8">
            <text:p>8</text:p>
          </table:table-cell>
          <table:table-cell table:formula="of:=[.G400]*[.F400]*4" office:value-type="float" office:value="32768">
            <text:p>32768</text:p>
          </table:table-cell>
          <table:table-cell table:formula="of:=[.G400]*[.F400]*4" office:value-type="float" office:value="32768">
            <text:p>32768</text:p>
          </table:table-cell>
          <table:table-cell table:formula="of:=[counters.X400]/4" office:value-type="float" office:value="3332366">
            <text:p>3332366</text:p>
          </table:table-cell>
          <table:table-cell table:formula="of:=([.H400]+[.I400])*[.G400]" office:value-type="float" office:value="524288">
            <text:p>524288</text:p>
          </table:table-cell>
          <table:table-cell table:formula="of:=[.K400]/[.J400]" office:value-type="float" office:value="0.157332057763163">
            <text:p>0,157</text:p>
          </table:table-cell>
          <table:table-cell table:formula="of:=[.L400]*24" office:value-type="float" office:value="3.77596938631591">
            <text:p>3,776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401]*[.C401]" office:value-type="float" office:value="6144">
            <text:p>614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01]));1;IF( ISNUMBER( SEARCH(&quot;vect2&quot;;[.A401]));2;IF( ISNUMBER( SEARCH(&quot;vect4&quot;;[.A401]));4;IF( ISNUMBER( SEARCH(&quot;vect8&quot;;[.A401]));8;IF( ISNUMBER( SEARCH(&quot;vect16&quot;;[.A401]));16;0)))))" office:value-type="float" office:value="8">
            <text:p>8</text:p>
          </table:table-cell>
          <table:table-cell table:formula="of:=[.G401]*[.F401]*4" office:value-type="float" office:value="32768">
            <text:p>32768</text:p>
          </table:table-cell>
          <table:table-cell table:formula="of:=[.G401]*[.F401]*4" office:value-type="float" office:value="32768">
            <text:p>32768</text:p>
          </table:table-cell>
          <table:table-cell table:formula="of:=[counters.X401]/4" office:value-type="float" office:value="3470949.5">
            <text:p>3470949,5</text:p>
          </table:table-cell>
          <table:table-cell table:formula="of:=([.H401]+[.I401])*[.G401]" office:value-type="float" office:value="524288">
            <text:p>524288</text:p>
          </table:table-cell>
          <table:table-cell table:formula="of:=[.K401]/[.J401]" office:value-type="float" office:value="0.151050310585043">
            <text:p>0,151</text:p>
          </table:table-cell>
          <table:table-cell table:formula="of:=[.L401]*24" office:value-type="float" office:value="3.62520745404103">
            <text:p>3,625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402]*[.C402]" office:value-type="float" office:value="6400">
            <text:p>6400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02]));1;IF( ISNUMBER( SEARCH(&quot;vect2&quot;;[.A402]));2;IF( ISNUMBER( SEARCH(&quot;vect4&quot;;[.A402]));4;IF( ISNUMBER( SEARCH(&quot;vect8&quot;;[.A402]));8;IF( ISNUMBER( SEARCH(&quot;vect16&quot;;[.A402]));16;0)))))" office:value-type="float" office:value="8">
            <text:p>8</text:p>
          </table:table-cell>
          <table:table-cell table:formula="of:=[.G402]*[.F402]*4" office:value-type="float" office:value="32768">
            <text:p>32768</text:p>
          </table:table-cell>
          <table:table-cell table:formula="of:=[.G402]*[.F402]*4" office:value-type="float" office:value="32768">
            <text:p>32768</text:p>
          </table:table-cell>
          <table:table-cell table:formula="of:=[counters.X402]/4" office:value-type="float" office:value="3745151.5">
            <text:p>3745151,5</text:p>
          </table:table-cell>
          <table:table-cell table:formula="of:=([.H402]+[.I402])*[.G402]" office:value-type="float" office:value="524288">
            <text:p>524288</text:p>
          </table:table-cell>
          <table:table-cell table:formula="of:=[.K402]/[.J402]" office:value-type="float" office:value="0.139991132534959">
            <text:p>0,140</text:p>
          </table:table-cell>
          <table:table-cell table:formula="of:=[.L402]*24" office:value-type="float" office:value="3.35978718083901">
            <text:p>3,360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403]*[.C403]" office:value-type="float" office:value="6656">
            <text:p>665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03]));1;IF( ISNUMBER( SEARCH(&quot;vect2&quot;;[.A403]));2;IF( ISNUMBER( SEARCH(&quot;vect4&quot;;[.A403]));4;IF( ISNUMBER( SEARCH(&quot;vect8&quot;;[.A403]));8;IF( ISNUMBER( SEARCH(&quot;vect16&quot;;[.A403]));16;0)))))" office:value-type="float" office:value="8">
            <text:p>8</text:p>
          </table:table-cell>
          <table:table-cell table:formula="of:=[.G403]*[.F403]*4" office:value-type="float" office:value="32768">
            <text:p>32768</text:p>
          </table:table-cell>
          <table:table-cell table:formula="of:=[.G403]*[.F403]*4" office:value-type="float" office:value="32768">
            <text:p>32768</text:p>
          </table:table-cell>
          <table:table-cell table:formula="of:=[counters.X403]/4" office:value-type="float" office:value="3823681.5">
            <text:p>3823681,5</text:p>
          </table:table-cell>
          <table:table-cell table:formula="of:=([.H403]+[.I403])*[.G403]" office:value-type="float" office:value="524288">
            <text:p>524288</text:p>
          </table:table-cell>
          <table:table-cell table:formula="of:=[.K403]/[.J403]" office:value-type="float" office:value="0.137116022869583">
            <text:p>0,137</text:p>
          </table:table-cell>
          <table:table-cell table:formula="of:=[.L403]*24" office:value-type="float" office:value="3.29078454886998">
            <text:p>3,291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404]*[.C404]" office:value-type="float" office:value="6912">
            <text:p>691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04]));1;IF( ISNUMBER( SEARCH(&quot;vect2&quot;;[.A404]));2;IF( ISNUMBER( SEARCH(&quot;vect4&quot;;[.A404]));4;IF( ISNUMBER( SEARCH(&quot;vect8&quot;;[.A404]));8;IF( ISNUMBER( SEARCH(&quot;vect16&quot;;[.A404]));16;0)))))" office:value-type="float" office:value="8">
            <text:p>8</text:p>
          </table:table-cell>
          <table:table-cell table:formula="of:=[.G404]*[.F404]*4" office:value-type="float" office:value="32768">
            <text:p>32768</text:p>
          </table:table-cell>
          <table:table-cell table:formula="of:=[.G404]*[.F404]*4" office:value-type="float" office:value="32768">
            <text:p>32768</text:p>
          </table:table-cell>
          <table:table-cell table:formula="of:=[counters.X404]/4" office:value-type="float" office:value="4028267.75">
            <text:p>4028267,75</text:p>
          </table:table-cell>
          <table:table-cell table:formula="of:=([.H404]+[.I404])*[.G404]" office:value-type="float" office:value="524288">
            <text:p>524288</text:p>
          </table:table-cell>
          <table:table-cell table:formula="of:=[.K404]/[.J404]" office:value-type="float" office:value="0.130152222378962">
            <text:p>0,130</text:p>
          </table:table-cell>
          <table:table-cell table:formula="of:=[.L404]*24" office:value-type="float" office:value="3.12365333709508">
            <text:p>3,124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405]*[.C405]" office:value-type="float" office:value="7168">
            <text:p>716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05]));1;IF( ISNUMBER( SEARCH(&quot;vect2&quot;;[.A405]));2;IF( ISNUMBER( SEARCH(&quot;vect4&quot;;[.A405]));4;IF( ISNUMBER( SEARCH(&quot;vect8&quot;;[.A405]));8;IF( ISNUMBER( SEARCH(&quot;vect16&quot;;[.A405]));16;0)))))" office:value-type="float" office:value="8">
            <text:p>8</text:p>
          </table:table-cell>
          <table:table-cell table:formula="of:=[.G405]*[.F405]*4" office:value-type="float" office:value="32768">
            <text:p>32768</text:p>
          </table:table-cell>
          <table:table-cell table:formula="of:=[.G405]*[.F405]*4" office:value-type="float" office:value="32768">
            <text:p>32768</text:p>
          </table:table-cell>
          <table:table-cell table:formula="of:=[counters.X405]/4" office:value-type="float" office:value="4030588.25">
            <text:p>4030588,25</text:p>
          </table:table-cell>
          <table:table-cell table:formula="of:=([.H405]+[.I405])*[.G405]" office:value-type="float" office:value="524288">
            <text:p>524288</text:p>
          </table:table-cell>
          <table:table-cell table:formula="of:=[.K405]/[.J405]" office:value-type="float" office:value="0.130077290827214">
            <text:p>0,130</text:p>
          </table:table-cell>
          <table:table-cell table:formula="of:=[.L405]*24" office:value-type="float" office:value="3.12185497985313">
            <text:p>3,122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406]*[.C406]" office:value-type="float" office:value="7424">
            <text:p>742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06]));1;IF( ISNUMBER( SEARCH(&quot;vect2&quot;;[.A406]));2;IF( ISNUMBER( SEARCH(&quot;vect4&quot;;[.A406]));4;IF( ISNUMBER( SEARCH(&quot;vect8&quot;;[.A406]));8;IF( ISNUMBER( SEARCH(&quot;vect16&quot;;[.A406]));16;0)))))" office:value-type="float" office:value="8">
            <text:p>8</text:p>
          </table:table-cell>
          <table:table-cell table:formula="of:=[.G406]*[.F406]*4" office:value-type="float" office:value="32768">
            <text:p>32768</text:p>
          </table:table-cell>
          <table:table-cell table:formula="of:=[.G406]*[.F406]*4" office:value-type="float" office:value="32768">
            <text:p>32768</text:p>
          </table:table-cell>
          <table:table-cell table:formula="of:=[counters.X406]/4" office:value-type="float" office:value="4180916.25">
            <text:p>4180916,25</text:p>
          </table:table-cell>
          <table:table-cell table:formula="of:=([.H406]+[.I406])*[.G406]" office:value-type="float" office:value="524288">
            <text:p>524288</text:p>
          </table:table-cell>
          <table:table-cell table:formula="of:=[.K406]/[.J406]" office:value-type="float" office:value="0.125400263638383">
            <text:p>0,125</text:p>
          </table:table-cell>
          <table:table-cell table:formula="of:=[.L406]*24" office:value-type="float" office:value="3.00960632732119">
            <text:p>3,010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407]*[.C407]" office:value-type="float" office:value="7680">
            <text:p>7680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07]));1;IF( ISNUMBER( SEARCH(&quot;vect2&quot;;[.A407]));2;IF( ISNUMBER( SEARCH(&quot;vect4&quot;;[.A407]));4;IF( ISNUMBER( SEARCH(&quot;vect8&quot;;[.A407]));8;IF( ISNUMBER( SEARCH(&quot;vect16&quot;;[.A407]));16;0)))))" office:value-type="float" office:value="8">
            <text:p>8</text:p>
          </table:table-cell>
          <table:table-cell table:formula="of:=[.G407]*[.F407]*4" office:value-type="float" office:value="32768">
            <text:p>32768</text:p>
          </table:table-cell>
          <table:table-cell table:formula="of:=[.G407]*[.F407]*4" office:value-type="float" office:value="32768">
            <text:p>32768</text:p>
          </table:table-cell>
          <table:table-cell table:formula="of:=[counters.X407]/4" office:value-type="float" office:value="4338533.75">
            <text:p>4338533,75</text:p>
          </table:table-cell>
          <table:table-cell table:formula="of:=([.H407]+[.I407])*[.G407]" office:value-type="float" office:value="524288">
            <text:p>524288</text:p>
          </table:table-cell>
          <table:table-cell table:formula="of:=[.K407]/[.J407]" office:value-type="float" office:value="0.120844513425763">
            <text:p>0,121</text:p>
          </table:table-cell>
          <table:table-cell table:formula="of:=[.L407]*24" office:value-type="float" office:value="2.90026832221831">
            <text:p>2,900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408]*[.C408]" office:value-type="float" office:value="7936">
            <text:p>793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08]));1;IF( ISNUMBER( SEARCH(&quot;vect2&quot;;[.A408]));2;IF( ISNUMBER( SEARCH(&quot;vect4&quot;;[.A408]));4;IF( ISNUMBER( SEARCH(&quot;vect8&quot;;[.A408]));8;IF( ISNUMBER( SEARCH(&quot;vect16&quot;;[.A408]));16;0)))))" office:value-type="float" office:value="8">
            <text:p>8</text:p>
          </table:table-cell>
          <table:table-cell table:formula="of:=[.G408]*[.F408]*4" office:value-type="float" office:value="32768">
            <text:p>32768</text:p>
          </table:table-cell>
          <table:table-cell table:formula="of:=[.G408]*[.F408]*4" office:value-type="float" office:value="32768">
            <text:p>32768</text:p>
          </table:table-cell>
          <table:table-cell table:formula="of:=[counters.X408]/4" office:value-type="float" office:value="4763275.75">
            <text:p>4763275,75</text:p>
          </table:table-cell>
          <table:table-cell table:formula="of:=([.H408]+[.I408])*[.G408]" office:value-type="float" office:value="524288">
            <text:p>524288</text:p>
          </table:table-cell>
          <table:table-cell table:formula="of:=[.K408]/[.J408]" office:value-type="float" office:value="0.110068790369737">
            <text:p>0,110</text:p>
          </table:table-cell>
          <table:table-cell table:formula="of:=[.L408]*24" office:value-type="float" office:value="2.64165096887368">
            <text:p>2,642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409]*[.C409]" office:value-type="float" office:value="8192">
            <text:p>819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09]));1;IF( ISNUMBER( SEARCH(&quot;vect2&quot;;[.A409]));2;IF( ISNUMBER( SEARCH(&quot;vect4&quot;;[.A409]));4;IF( ISNUMBER( SEARCH(&quot;vect8&quot;;[.A409]));8;IF( ISNUMBER( SEARCH(&quot;vect16&quot;;[.A409]));16;0)))))" office:value-type="float" office:value="8">
            <text:p>8</text:p>
          </table:table-cell>
          <table:table-cell table:formula="of:=[.G409]*[.F409]*4" office:value-type="float" office:value="32768">
            <text:p>32768</text:p>
          </table:table-cell>
          <table:table-cell table:formula="of:=[.G409]*[.F409]*4" office:value-type="float" office:value="32768">
            <text:p>32768</text:p>
          </table:table-cell>
          <table:table-cell table:formula="of:=[counters.X409]/4" office:value-type="float" office:value="4611687">
            <text:p>4611687</text:p>
          </table:table-cell>
          <table:table-cell table:formula="of:=([.H409]+[.I409])*[.G409]" office:value-type="float" office:value="524288">
            <text:p>524288</text:p>
          </table:table-cell>
          <table:table-cell table:formula="of:=[.K409]/[.J409]" office:value-type="float" office:value="0.113686813523988">
            <text:p>0,114</text:p>
          </table:table-cell>
          <table:table-cell table:formula="of:=[.L409]*24" office:value-type="float" office:value="2.72848352457571">
            <text:p>2,728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table:formula="of:=[.B410]*[.C410]" office:value-type="float" office:value="16384">
            <text:p>1638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10]));1;IF( ISNUMBER( SEARCH(&quot;vect2&quot;;[.A410]));2;IF( ISNUMBER( SEARCH(&quot;vect4&quot;;[.A410]));4;IF( ISNUMBER( SEARCH(&quot;vect8&quot;;[.A410]));8;IF( ISNUMBER( SEARCH(&quot;vect16&quot;;[.A410]));16;0)))))" office:value-type="float" office:value="8">
            <text:p>8</text:p>
          </table:table-cell>
          <table:table-cell table:formula="of:=[.G410]*[.F410]*4" office:value-type="float" office:value="32768">
            <text:p>32768</text:p>
          </table:table-cell>
          <table:table-cell table:formula="of:=[.G410]*[.F410]*4" office:value-type="float" office:value="32768">
            <text:p>32768</text:p>
          </table:table-cell>
          <table:table-cell table:formula="of:=[counters.X410]/4" office:value-type="float" office:value="9240069.75">
            <text:p>9240069,75</text:p>
          </table:table-cell>
          <table:table-cell table:formula="of:=([.H410]+[.I410])*[.G410]" office:value-type="float" office:value="524288">
            <text:p>524288</text:p>
          </table:table-cell>
          <table:table-cell table:formula="of:=[.K410]/[.J410]" office:value-type="float" office:value="0.0567406972225507">
            <text:p>0,057</text:p>
          </table:table-cell>
          <table:table-cell table:formula="of:=[.L410]*24" office:value-type="float" office:value="1.36177673334122">
            <text:p>1,362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formula="of:=[.B411]*[.C411]" office:value-type="float" office:value="32768">
            <text:p>3276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11]));1;IF( ISNUMBER( SEARCH(&quot;vect2&quot;;[.A411]));2;IF( ISNUMBER( SEARCH(&quot;vect4&quot;;[.A411]));4;IF( ISNUMBER( SEARCH(&quot;vect8&quot;;[.A411]));8;IF( ISNUMBER( SEARCH(&quot;vect16&quot;;[.A411]));16;0)))))" office:value-type="float" office:value="8">
            <text:p>8</text:p>
          </table:table-cell>
          <table:table-cell table:formula="of:=[.G411]*[.F411]*4" office:value-type="float" office:value="32768">
            <text:p>32768</text:p>
          </table:table-cell>
          <table:table-cell table:formula="of:=[.G411]*[.F411]*4" office:value-type="float" office:value="32768">
            <text:p>32768</text:p>
          </table:table-cell>
          <table:table-cell table:formula="of:=[counters.X411]/4" office:value-type="float" office:value="18461242.25">
            <text:p>18461242,25</text:p>
          </table:table-cell>
          <table:table-cell table:formula="of:=([.H411]+[.I411])*[.G411]" office:value-type="float" office:value="524288">
            <text:p>524288</text:p>
          </table:table-cell>
          <table:table-cell table:formula="of:=[.K411]/[.J411]" office:value-type="float" office:value="0.0283993889956132">
            <text:p>0,028</text:p>
          </table:table-cell>
          <table:table-cell table:formula="of:=[.L411]*24" office:value-type="float" office:value="0.681585335894718">
            <text:p>0,682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table:number-columns-repeated="2" office:value-type="float" office:value="256">
            <text:p>256</text:p>
          </table:table-cell>
          <table:table-cell table:formula="of:=[.B412]*[.C412]" office:value-type="float" office:value="65536">
            <text:p>6553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12]));1;IF( ISNUMBER( SEARCH(&quot;vect2&quot;;[.A412]));2;IF( ISNUMBER( SEARCH(&quot;vect4&quot;;[.A412]));4;IF( ISNUMBER( SEARCH(&quot;vect8&quot;;[.A412]));8;IF( ISNUMBER( SEARCH(&quot;vect16&quot;;[.A412]));16;0)))))" office:value-type="float" office:value="8">
            <text:p>8</text:p>
          </table:table-cell>
          <table:table-cell table:formula="of:=[.G412]*[.F412]*4" office:value-type="float" office:value="32768">
            <text:p>32768</text:p>
          </table:table-cell>
          <table:table-cell table:formula="of:=[.G412]*[.F412]*4" office:value-type="float" office:value="32768">
            <text:p>32768</text:p>
          </table:table-cell>
          <table:table-cell table:formula="of:=[counters.X412]/4" office:value-type="float" office:value="37238560.25">
            <text:p>37238560,25</text:p>
          </table:table-cell>
          <table:table-cell table:formula="of:=([.H412]+[.I412])*[.G412]" office:value-type="float" office:value="524288">
            <text:p>524288</text:p>
          </table:table-cell>
          <table:table-cell table:formula="of:=[.K412]/[.J412]" office:value-type="float" office:value="0.0140791694544635">
            <text:p>0,014</text:p>
          </table:table-cell>
          <table:table-cell table:formula="of:=[.L412]*24" office:value-type="float" office:value="0.337900066907125">
            <text:p>0,338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table:formula="of:=[.B413]*[.C413]" office:value-type="float" office:value="131072">
            <text:p>13107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13]));1;IF( ISNUMBER( SEARCH(&quot;vect2&quot;;[.A413]));2;IF( ISNUMBER( SEARCH(&quot;vect4&quot;;[.A413]));4;IF( ISNUMBER( SEARCH(&quot;vect8&quot;;[.A413]));8;IF( ISNUMBER( SEARCH(&quot;vect16&quot;;[.A413]));16;0)))))" office:value-type="float" office:value="8">
            <text:p>8</text:p>
          </table:table-cell>
          <table:table-cell table:formula="of:=[.G413]*[.F413]*4" office:value-type="float" office:value="32768">
            <text:p>32768</text:p>
          </table:table-cell>
          <table:table-cell table:formula="of:=[.G413]*[.F413]*4" office:value-type="float" office:value="32768">
            <text:p>32768</text:p>
          </table:table-cell>
          <table:table-cell table:formula="of:=[counters.X413]/4" office:value-type="float" office:value="75120615.25">
            <text:p>75120615,25</text:p>
          </table:table-cell>
          <table:table-cell table:formula="of:=([.H413]+[.I413])*[.G413]" office:value-type="float" office:value="524288">
            <text:p>524288</text:p>
          </table:table-cell>
          <table:table-cell table:formula="of:=[.K413]/[.J413]" office:value-type="float" office:value="0.00697928256118749">
            <text:p>0,007</text:p>
          </table:table-cell>
          <table:table-cell table:formula="of:=[.L413]*24" office:value-type="float" office:value="0.1675027814685">
            <text:p>0,168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formula="of:=[.B414]*[.C414]" office:value-type="float" office:value="262144">
            <text:p>26214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14]));1;IF( ISNUMBER( SEARCH(&quot;vect2&quot;;[.A414]));2;IF( ISNUMBER( SEARCH(&quot;vect4&quot;;[.A414]));4;IF( ISNUMBER( SEARCH(&quot;vect8&quot;;[.A414]));8;IF( ISNUMBER( SEARCH(&quot;vect16&quot;;[.A414]));16;0)))))" office:value-type="float" office:value="8">
            <text:p>8</text:p>
          </table:table-cell>
          <table:table-cell table:formula="of:=[.G414]*[.F414]*4" office:value-type="float" office:value="32768">
            <text:p>32768</text:p>
          </table:table-cell>
          <table:table-cell table:formula="of:=[.G414]*[.F414]*4" office:value-type="float" office:value="32768">
            <text:p>32768</text:p>
          </table:table-cell>
          <table:table-cell table:formula="of:=[counters.X414]/4" office:value-type="float" office:value="148507038.5">
            <text:p>148507038,5</text:p>
          </table:table-cell>
          <table:table-cell table:formula="of:=([.H414]+[.I414])*[.G414]" office:value-type="float" office:value="524288">
            <text:p>524288</text:p>
          </table:table-cell>
          <table:table-cell table:formula="of:=[.K414]/[.J414]" office:value-type="float" office:value="0.00353039159150696">
            <text:p>0,004</text:p>
          </table:table-cell>
          <table:table-cell table:formula="of:=[.L414]*24" office:value-type="float" office:value="0.084729398196167">
            <text:p>0,085</text:p>
          </table:table-cell>
          <table:table-cell table:number-columns-repeated="959"/>
        </table:table-row>
        <table:table-row table:style-name="ro2">
          <table:table-cell office:value-type="string">
            <text:p>vect8_sp_load_store_iter_1024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table:formula="of:=[.B415]*[.C415]" office:value-type="float" office:value="524288">
            <text:p>52428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15]));1;IF( ISNUMBER( SEARCH(&quot;vect2&quot;;[.A415]));2;IF( ISNUMBER( SEARCH(&quot;vect4&quot;;[.A415]));4;IF( ISNUMBER( SEARCH(&quot;vect8&quot;;[.A415]));8;IF( ISNUMBER( SEARCH(&quot;vect16&quot;;[.A415]));16;0)))))" office:value-type="float" office:value="8">
            <text:p>8</text:p>
          </table:table-cell>
          <table:table-cell table:formula="of:=[.G415]*[.F415]*4" office:value-type="float" office:value="32768">
            <text:p>32768</text:p>
          </table:table-cell>
          <table:table-cell table:formula="of:=[.G415]*[.F415]*4" office:value-type="float" office:value="32768">
            <text:p>32768</text:p>
          </table:table-cell>
          <table:table-cell table:formula="of:=[counters.X415]/4" office:value-type="float" office:value="296718072.5">
            <text:p>296718072,5</text:p>
          </table:table-cell>
          <table:table-cell table:formula="of:=([.H415]+[.I415])*[.G415]" office:value-type="float" office:value="524288">
            <text:p>524288</text:p>
          </table:table-cell>
          <table:table-cell table:formula="of:=[.K415]/[.J415]" office:value-type="float" office:value="0.00176695674645837">
            <text:p>0,002</text:p>
          </table:table-cell>
          <table:table-cell table:formula="of:=[.L415]*24" office:value-type="float" office:value="0.042406961915001">
            <text:p>0,042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table:number-columns-repeated="2" office:value-type="float" office:value="1">
            <text:p>1</text:p>
          </table:table-cell>
          <table:table-cell table:formula="of:=[.B416]*[.C416]" office:value-type="float" office:value="1">
            <text:p>1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16]));1;IF( ISNUMBER( SEARCH(&quot;vect2&quot;;[.A416]));2;IF( ISNUMBER( SEARCH(&quot;vect4&quot;;[.A416]));4;IF( ISNUMBER( SEARCH(&quot;vect8&quot;;[.A416]));8;IF( ISNUMBER( SEARCH(&quot;vect16&quot;;[.A416]));16;0)))))" office:value-type="float" office:value="16">
            <text:p>16</text:p>
          </table:table-cell>
          <table:table-cell table:formula="of:=[.G416]*[.F416]*4" office:value-type="float" office:value="65536">
            <text:p>65536</text:p>
          </table:table-cell>
          <table:table-cell table:formula="of:=[.G416]*[.F416]*4" office:value-type="float" office:value="65536">
            <text:p>65536</text:p>
          </table:table-cell>
          <table:table-cell table:formula="of:=[counters.X416]/4" office:value-type="float" office:value="23060">
            <text:p>23060</text:p>
          </table:table-cell>
          <table:table-cell table:formula="of:=([.H416]+[.I416])*[.G416]" office:value-type="float" office:value="2097152">
            <text:p>2097152</text:p>
          </table:table-cell>
          <table:table-cell table:formula="of:=[.K416]/[.J416]" office:value-type="float" office:value="90.9432784041631">
            <text:p>90,943</text:p>
          </table:table-cell>
          <table:table-cell table:formula="of:=[.L416]*24" office:value-type="float" office:value="2182.63868169991">
            <text:p>2182,639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417]*[.C417]" office:value-type="float" office:value="2">
            <text:p>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17]));1;IF( ISNUMBER( SEARCH(&quot;vect2&quot;;[.A417]));2;IF( ISNUMBER( SEARCH(&quot;vect4&quot;;[.A417]));4;IF( ISNUMBER( SEARCH(&quot;vect8&quot;;[.A417]));8;IF( ISNUMBER( SEARCH(&quot;vect16&quot;;[.A417]));16;0)))))" office:value-type="float" office:value="16">
            <text:p>16</text:p>
          </table:table-cell>
          <table:table-cell table:formula="of:=[.G417]*[.F417]*4" office:value-type="float" office:value="65536">
            <text:p>65536</text:p>
          </table:table-cell>
          <table:table-cell table:formula="of:=[.G417]*[.F417]*4" office:value-type="float" office:value="65536">
            <text:p>65536</text:p>
          </table:table-cell>
          <table:table-cell table:formula="of:=[counters.X417]/4" office:value-type="float" office:value="23060">
            <text:p>23060</text:p>
          </table:table-cell>
          <table:table-cell table:formula="of:=([.H417]+[.I417])*[.G417]" office:value-type="float" office:value="2097152">
            <text:p>2097152</text:p>
          </table:table-cell>
          <table:table-cell table:formula="of:=[.K417]/[.J417]" office:value-type="float" office:value="90.9432784041631">
            <text:p>90,943</text:p>
          </table:table-cell>
          <table:table-cell table:formula="of:=[.L417]*24" office:value-type="float" office:value="2182.63868169991">
            <text:p>2182,639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B418]*[.C418]" office:value-type="float" office:value="4">
            <text:p>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18]));1;IF( ISNUMBER( SEARCH(&quot;vect2&quot;;[.A418]));2;IF( ISNUMBER( SEARCH(&quot;vect4&quot;;[.A418]));4;IF( ISNUMBER( SEARCH(&quot;vect8&quot;;[.A418]));8;IF( ISNUMBER( SEARCH(&quot;vect16&quot;;[.A418]));16;0)))))" office:value-type="float" office:value="16">
            <text:p>16</text:p>
          </table:table-cell>
          <table:table-cell table:formula="of:=[.G418]*[.F418]*4" office:value-type="float" office:value="65536">
            <text:p>65536</text:p>
          </table:table-cell>
          <table:table-cell table:formula="of:=[.G418]*[.F418]*4" office:value-type="float" office:value="65536">
            <text:p>65536</text:p>
          </table:table-cell>
          <table:table-cell table:formula="of:=[counters.X418]/4" office:value-type="float" office:value="23060">
            <text:p>23060</text:p>
          </table:table-cell>
          <table:table-cell table:formula="of:=([.H418]+[.I418])*[.G418]" office:value-type="float" office:value="2097152">
            <text:p>2097152</text:p>
          </table:table-cell>
          <table:table-cell table:formula="of:=[.K418]/[.J418]" office:value-type="float" office:value="90.9432784041631">
            <text:p>90,943</text:p>
          </table:table-cell>
          <table:table-cell table:formula="of:=[.L418]*24" office:value-type="float" office:value="2182.63868169991">
            <text:p>2182,639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B419]*[.C419]" office:value-type="float" office:value="8">
            <text:p>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19]));1;IF( ISNUMBER( SEARCH(&quot;vect2&quot;;[.A419]));2;IF( ISNUMBER( SEARCH(&quot;vect4&quot;;[.A419]));4;IF( ISNUMBER( SEARCH(&quot;vect8&quot;;[.A419]));8;IF( ISNUMBER( SEARCH(&quot;vect16&quot;;[.A419]));16;0)))))" office:value-type="float" office:value="16">
            <text:p>16</text:p>
          </table:table-cell>
          <table:table-cell table:formula="of:=[.G419]*[.F419]*4" office:value-type="float" office:value="65536">
            <text:p>65536</text:p>
          </table:table-cell>
          <table:table-cell table:formula="of:=[.G419]*[.F419]*4" office:value-type="float" office:value="65536">
            <text:p>65536</text:p>
          </table:table-cell>
          <table:table-cell table:formula="of:=[counters.X419]/4" office:value-type="float" office:value="23060">
            <text:p>23060</text:p>
          </table:table-cell>
          <table:table-cell table:formula="of:=([.H419]+[.I419])*[.G419]" office:value-type="float" office:value="2097152">
            <text:p>2097152</text:p>
          </table:table-cell>
          <table:table-cell table:formula="of:=[.K419]/[.J419]" office:value-type="float" office:value="90.9432784041631">
            <text:p>90,943</text:p>
          </table:table-cell>
          <table:table-cell table:formula="of:=[.L419]*24" office:value-type="float" office:value="2182.63868169991">
            <text:p>2182,639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formula="of:=[.B420]*[.C420]" office:value-type="float" office:value="16">
            <text:p>1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20]));1;IF( ISNUMBER( SEARCH(&quot;vect2&quot;;[.A420]));2;IF( ISNUMBER( SEARCH(&quot;vect4&quot;;[.A420]));4;IF( ISNUMBER( SEARCH(&quot;vect8&quot;;[.A420]));8;IF( ISNUMBER( SEARCH(&quot;vect16&quot;;[.A420]));16;0)))))" office:value-type="float" office:value="16">
            <text:p>16</text:p>
          </table:table-cell>
          <table:table-cell table:formula="of:=[.G420]*[.F420]*4" office:value-type="float" office:value="65536">
            <text:p>65536</text:p>
          </table:table-cell>
          <table:table-cell table:formula="of:=[.G420]*[.F420]*4" office:value-type="float" office:value="65536">
            <text:p>65536</text:p>
          </table:table-cell>
          <table:table-cell table:formula="of:=[counters.X420]/4" office:value-type="float" office:value="39444">
            <text:p>39444</text:p>
          </table:table-cell>
          <table:table-cell table:formula="of:=([.H420]+[.I420])*[.G420]" office:value-type="float" office:value="2097152">
            <text:p>2097152</text:p>
          </table:table-cell>
          <table:table-cell table:formula="of:=[.K420]/[.J420]" office:value-type="float" office:value="53.1678328769902">
            <text:p>53,168</text:p>
          </table:table-cell>
          <table:table-cell table:formula="of:=[.L420]*24" office:value-type="float" office:value="1276.02798904776">
            <text:p>1276,028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[.B421]*[.C421]" office:value-type="float" office:value="32">
            <text:p>3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21]));1;IF( ISNUMBER( SEARCH(&quot;vect2&quot;;[.A421]));2;IF( ISNUMBER( SEARCH(&quot;vect4&quot;;[.A421]));4;IF( ISNUMBER( SEARCH(&quot;vect8&quot;;[.A421]));8;IF( ISNUMBER( SEARCH(&quot;vect16&quot;;[.A421]));16;0)))))" office:value-type="float" office:value="16">
            <text:p>16</text:p>
          </table:table-cell>
          <table:table-cell table:formula="of:=[.G421]*[.F421]*4" office:value-type="float" office:value="65536">
            <text:p>65536</text:p>
          </table:table-cell>
          <table:table-cell table:formula="of:=[.G421]*[.F421]*4" office:value-type="float" office:value="65536">
            <text:p>65536</text:p>
          </table:table-cell>
          <table:table-cell table:formula="of:=[counters.X421]/4" office:value-type="float" office:value="72212">
            <text:p>72212</text:p>
          </table:table-cell>
          <table:table-cell table:formula="of:=([.H421]+[.I421])*[.G421]" office:value-type="float" office:value="2097152">
            <text:p>2097152</text:p>
          </table:table-cell>
          <table:table-cell table:formula="of:=[.K421]/[.J421]" office:value-type="float" office:value="29.0415997341162">
            <text:p>29,042</text:p>
          </table:table-cell>
          <table:table-cell table:formula="of:=[.L421]*24" office:value-type="float" office:value="696.998393618789">
            <text:p>696,998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[.B422]*[.C422]" office:value-type="float" office:value="64">
            <text:p>6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22]));1;IF( ISNUMBER( SEARCH(&quot;vect2&quot;;[.A422]));2;IF( ISNUMBER( SEARCH(&quot;vect4&quot;;[.A422]));4;IF( ISNUMBER( SEARCH(&quot;vect8&quot;;[.A422]));8;IF( ISNUMBER( SEARCH(&quot;vect16&quot;;[.A422]));16;0)))))" office:value-type="float" office:value="16">
            <text:p>16</text:p>
          </table:table-cell>
          <table:table-cell table:formula="of:=[.G422]*[.F422]*4" office:value-type="float" office:value="65536">
            <text:p>65536</text:p>
          </table:table-cell>
          <table:table-cell table:formula="of:=[.G422]*[.F422]*4" office:value-type="float" office:value="65536">
            <text:p>65536</text:p>
          </table:table-cell>
          <table:table-cell table:formula="of:=[counters.X422]/4" office:value-type="float" office:value="144424">
            <text:p>144424</text:p>
          </table:table-cell>
          <table:table-cell table:formula="of:=([.H422]+[.I422])*[.G422]" office:value-type="float" office:value="2097152">
            <text:p>2097152</text:p>
          </table:table-cell>
          <table:table-cell table:formula="of:=[.K422]/[.J422]" office:value-type="float" office:value="14.5207998670581">
            <text:p>14,521</text:p>
          </table:table-cell>
          <table:table-cell table:formula="of:=[.L422]*24" office:value-type="float" office:value="348.499196809395">
            <text:p>348,499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formula="of:=[.B423]*[.C423]" office:value-type="float" office:value="128">
            <text:p>12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23]));1;IF( ISNUMBER( SEARCH(&quot;vect2&quot;;[.A423]));2;IF( ISNUMBER( SEARCH(&quot;vect4&quot;;[.A423]));4;IF( ISNUMBER( SEARCH(&quot;vect8&quot;;[.A423]));8;IF( ISNUMBER( SEARCH(&quot;vect16&quot;;[.A423]));16;0)))))" office:value-type="float" office:value="16">
            <text:p>16</text:p>
          </table:table-cell>
          <table:table-cell table:formula="of:=[.G423]*[.F423]*4" office:value-type="float" office:value="65536">
            <text:p>65536</text:p>
          </table:table-cell>
          <table:table-cell table:formula="of:=[.G423]*[.F423]*4" office:value-type="float" office:value="65536">
            <text:p>65536</text:p>
          </table:table-cell>
          <table:table-cell table:formula="of:=[counters.X423]/4" office:value-type="float" office:value="288848">
            <text:p>288848</text:p>
          </table:table-cell>
          <table:table-cell table:formula="of:=([.H423]+[.I423])*[.G423]" office:value-type="float" office:value="2097152">
            <text:p>2097152</text:p>
          </table:table-cell>
          <table:table-cell table:formula="of:=[.K423]/[.J423]" office:value-type="float" office:value="7.26039993352905">
            <text:p>7,260</text:p>
          </table:table-cell>
          <table:table-cell table:formula="of:=[.L423]*24" office:value-type="float" office:value="174.249598404697">
            <text:p>174,250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table:formula="of:=[.B424]*[.C424]" office:value-type="float" office:value="256">
            <text:p>25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24]));1;IF( ISNUMBER( SEARCH(&quot;vect2&quot;;[.A424]));2;IF( ISNUMBER( SEARCH(&quot;vect4&quot;;[.A424]));4;IF( ISNUMBER( SEARCH(&quot;vect8&quot;;[.A424]));8;IF( ISNUMBER( SEARCH(&quot;vect16&quot;;[.A424]));16;0)))))" office:value-type="float" office:value="16">
            <text:p>16</text:p>
          </table:table-cell>
          <table:table-cell table:formula="of:=[.G424]*[.F424]*4" office:value-type="float" office:value="65536">
            <text:p>65536</text:p>
          </table:table-cell>
          <table:table-cell table:formula="of:=[.G424]*[.F424]*4" office:value-type="float" office:value="65536">
            <text:p>65536</text:p>
          </table:table-cell>
          <table:table-cell table:formula="of:=[counters.X424]/4" office:value-type="float" office:value="577696">
            <text:p>577696</text:p>
          </table:table-cell>
          <table:table-cell table:formula="of:=([.H424]+[.I424])*[.G424]" office:value-type="float" office:value="2097152">
            <text:p>2097152</text:p>
          </table:table-cell>
          <table:table-cell table:formula="of:=[.K424]/[.J424]" office:value-type="float" office:value="3.63019996676453">
            <text:p>3,630</text:p>
          </table:table-cell>
          <table:table-cell table:formula="of:=[.L424]*24" office:value-type="float" office:value="87.1247992023486">
            <text:p>87,125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table:formula="of:=[.B425]*[.C425]" office:value-type="float" office:value="512">
            <text:p>51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25]));1;IF( ISNUMBER( SEARCH(&quot;vect2&quot;;[.A425]));2;IF( ISNUMBER( SEARCH(&quot;vect4&quot;;[.A425]));4;IF( ISNUMBER( SEARCH(&quot;vect8&quot;;[.A425]));8;IF( ISNUMBER( SEARCH(&quot;vect16&quot;;[.A425]));16;0)))))" office:value-type="float" office:value="16">
            <text:p>16</text:p>
          </table:table-cell>
          <table:table-cell table:formula="of:=[.G425]*[.F425]*4" office:value-type="float" office:value="65536">
            <text:p>65536</text:p>
          </table:table-cell>
          <table:table-cell table:formula="of:=[.G425]*[.F425]*4" office:value-type="float" office:value="65536">
            <text:p>65536</text:p>
          </table:table-cell>
          <table:table-cell table:formula="of:=[counters.X425]/4" office:value-type="float" office:value="1292979.75">
            <text:p>1292979,75</text:p>
          </table:table-cell>
          <table:table-cell table:formula="of:=([.H425]+[.I425])*[.G425]" office:value-type="float" office:value="2097152">
            <text:p>2097152</text:p>
          </table:table-cell>
          <table:table-cell table:formula="of:=[.K425]/[.J425]" office:value-type="float" office:value="1.6219527026622">
            <text:p>1,622</text:p>
          </table:table-cell>
          <table:table-cell table:formula="of:=[.L425]*24" office:value-type="float" office:value="38.9268648638929">
            <text:p>38,927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table:formula="of:=[.B426]*[.C426]" office:value-type="float" office:value="768">
            <text:p>76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26]));1;IF( ISNUMBER( SEARCH(&quot;vect2&quot;;[.A426]));2;IF( ISNUMBER( SEARCH(&quot;vect4&quot;;[.A426]));4;IF( ISNUMBER( SEARCH(&quot;vect8&quot;;[.A426]));8;IF( ISNUMBER( SEARCH(&quot;vect16&quot;;[.A426]));16;0)))))" office:value-type="float" office:value="16">
            <text:p>16</text:p>
          </table:table-cell>
          <table:table-cell table:formula="of:=[.G426]*[.F426]*4" office:value-type="float" office:value="65536">
            <text:p>65536</text:p>
          </table:table-cell>
          <table:table-cell table:formula="of:=[.G426]*[.F426]*4" office:value-type="float" office:value="65536">
            <text:p>65536</text:p>
          </table:table-cell>
          <table:table-cell table:formula="of:=[counters.X426]/4" office:value-type="float" office:value="1733088">
            <text:p>1733088</text:p>
          </table:table-cell>
          <table:table-cell table:formula="of:=([.H426]+[.I426])*[.G426]" office:value-type="float" office:value="2097152">
            <text:p>2097152</text:p>
          </table:table-cell>
          <table:table-cell table:formula="of:=[.K426]/[.J426]" office:value-type="float" office:value="1.21006665558818">
            <text:p>1,210</text:p>
          </table:table-cell>
          <table:table-cell table:formula="of:=[.L426]*24" office:value-type="float" office:value="29.0415997341162">
            <text:p>29,042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4">
            <text:p>4</text:p>
          </table:table-cell>
          <table:table-cell office:value-type="float" office:value="256">
            <text:p>256</text:p>
          </table:table-cell>
          <table:table-cell table:formula="of:=[.B427]*[.C427]" office:value-type="float" office:value="1024">
            <text:p>102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27]));1;IF( ISNUMBER( SEARCH(&quot;vect2&quot;;[.A427]));2;IF( ISNUMBER( SEARCH(&quot;vect4&quot;;[.A427]));4;IF( ISNUMBER( SEARCH(&quot;vect8&quot;;[.A427]));8;IF( ISNUMBER( SEARCH(&quot;vect16&quot;;[.A427]));16;0)))))" office:value-type="float" office:value="16">
            <text:p>16</text:p>
          </table:table-cell>
          <table:table-cell table:formula="of:=[.G427]*[.F427]*4" office:value-type="float" office:value="65536">
            <text:p>65536</text:p>
          </table:table-cell>
          <table:table-cell table:formula="of:=[.G427]*[.F427]*4" office:value-type="float" office:value="65536">
            <text:p>65536</text:p>
          </table:table-cell>
          <table:table-cell table:formula="of:=[counters.X427]/4" office:value-type="float" office:value="1733100">
            <text:p>1733100</text:p>
          </table:table-cell>
          <table:table-cell table:formula="of:=([.H427]+[.I427])*[.G427]" office:value-type="float" office:value="2097152">
            <text:p>2097152</text:p>
          </table:table-cell>
          <table:table-cell table:formula="of:=[.K427]/[.J427]" office:value-type="float" office:value="1.21005827707576">
            <text:p>1,210</text:p>
          </table:table-cell>
          <table:table-cell table:formula="of:=[.L427]*24" office:value-type="float" office:value="29.0413986498182">
            <text:p>29,041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[.B428]*[.C428]" office:value-type="float" office:value="1280">
            <text:p>1280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28]));1;IF( ISNUMBER( SEARCH(&quot;vect2&quot;;[.A428]));2;IF( ISNUMBER( SEARCH(&quot;vect4&quot;;[.A428]));4;IF( ISNUMBER( SEARCH(&quot;vect8&quot;;[.A428]));8;IF( ISNUMBER( SEARCH(&quot;vect16&quot;;[.A428]));16;0)))))" office:value-type="float" office:value="16">
            <text:p>16</text:p>
          </table:table-cell>
          <table:table-cell table:formula="of:=[.G428]*[.F428]*4" office:value-type="float" office:value="65536">
            <text:p>65536</text:p>
          </table:table-cell>
          <table:table-cell table:formula="of:=[.G428]*[.F428]*4" office:value-type="float" office:value="65536">
            <text:p>65536</text:p>
          </table:table-cell>
          <table:table-cell table:formula="of:=[counters.X428]/4" office:value-type="float" office:value="1733112">
            <text:p>1733112</text:p>
          </table:table-cell>
          <table:table-cell table:formula="of:=([.H428]+[.I428])*[.G428]" office:value-type="float" office:value="2097152">
            <text:p>2097152</text:p>
          </table:table-cell>
          <table:table-cell table:formula="of:=[.K428]/[.J428]" office:value-type="float" office:value="1.21004989867937">
            <text:p>1,210</text:p>
          </table:table-cell>
          <table:table-cell table:formula="of:=[.L428]*24" office:value-type="float" office:value="29.0411975683049">
            <text:p>29,041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6">
            <text:p>6</text:p>
          </table:table-cell>
          <table:table-cell office:value-type="float" office:value="256">
            <text:p>256</text:p>
          </table:table-cell>
          <table:table-cell table:formula="of:=[.B429]*[.C429]" office:value-type="float" office:value="1536">
            <text:p>153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29]));1;IF( ISNUMBER( SEARCH(&quot;vect2&quot;;[.A429]));2;IF( ISNUMBER( SEARCH(&quot;vect4&quot;;[.A429]));4;IF( ISNUMBER( SEARCH(&quot;vect8&quot;;[.A429]));8;IF( ISNUMBER( SEARCH(&quot;vect16&quot;;[.A429]));16;0)))))" office:value-type="float" office:value="16">
            <text:p>16</text:p>
          </table:table-cell>
          <table:table-cell table:formula="of:=[.G429]*[.F429]*4" office:value-type="float" office:value="65536">
            <text:p>65536</text:p>
          </table:table-cell>
          <table:table-cell table:formula="of:=[.G429]*[.F429]*4" office:value-type="float" office:value="65536">
            <text:p>65536</text:p>
          </table:table-cell>
          <table:table-cell table:formula="of:=[counters.X429]/4" office:value-type="float" office:value="1733124">
            <text:p>1733124</text:p>
          </table:table-cell>
          <table:table-cell table:formula="of:=([.H429]+[.I429])*[.G429]" office:value-type="float" office:value="2097152">
            <text:p>2097152</text:p>
          </table:table-cell>
          <table:table-cell table:formula="of:=[.K429]/[.J429]" office:value-type="float" office:value="1.210041520399">
            <text:p>1,210</text:p>
          </table:table-cell>
          <table:table-cell table:formula="of:=[.L429]*24" office:value-type="float" office:value="29.040996489576">
            <text:p>29,041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7">
            <text:p>7</text:p>
          </table:table-cell>
          <table:table-cell office:value-type="float" office:value="256">
            <text:p>256</text:p>
          </table:table-cell>
          <table:table-cell table:formula="of:=[.B430]*[.C430]" office:value-type="float" office:value="1792">
            <text:p>179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30]));1;IF( ISNUMBER( SEARCH(&quot;vect2&quot;;[.A430]));2;IF( ISNUMBER( SEARCH(&quot;vect4&quot;;[.A430]));4;IF( ISNUMBER( SEARCH(&quot;vect8&quot;;[.A430]));8;IF( ISNUMBER( SEARCH(&quot;vect16&quot;;[.A430]));16;0)))))" office:value-type="float" office:value="16">
            <text:p>16</text:p>
          </table:table-cell>
          <table:table-cell table:formula="of:=[.G430]*[.F430]*4" office:value-type="float" office:value="65536">
            <text:p>65536</text:p>
          </table:table-cell>
          <table:table-cell table:formula="of:=[.G430]*[.F430]*4" office:value-type="float" office:value="65536">
            <text:p>65536</text:p>
          </table:table-cell>
          <table:table-cell table:formula="of:=[counters.X430]/4" office:value-type="float" office:value="2012161.25">
            <text:p>2012161,25</text:p>
          </table:table-cell>
          <table:table-cell table:formula="of:=([.H430]+[.I430])*[.G430]" office:value-type="float" office:value="2097152">
            <text:p>2097152</text:p>
          </table:table-cell>
          <table:table-cell table:formula="of:=[.K430]/[.J430]" office:value-type="float" office:value="1.04223853828812">
            <text:p>1,042</text:p>
          </table:table-cell>
          <table:table-cell table:formula="of:=[.L430]*24" office:value-type="float" office:value="25.0137249189149">
            <text:p>25,014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8">
            <text:p>8</text:p>
          </table:table-cell>
          <table:table-cell office:value-type="float" office:value="256">
            <text:p>256</text:p>
          </table:table-cell>
          <table:table-cell table:formula="of:=[.B431]*[.C431]" office:value-type="float" office:value="2048">
            <text:p>204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31]));1;IF( ISNUMBER( SEARCH(&quot;vect2&quot;;[.A431]));2;IF( ISNUMBER( SEARCH(&quot;vect4&quot;;[.A431]));4;IF( ISNUMBER( SEARCH(&quot;vect8&quot;;[.A431]));8;IF( ISNUMBER( SEARCH(&quot;vect16&quot;;[.A431]));16;0)))))" office:value-type="float" office:value="16">
            <text:p>16</text:p>
          </table:table-cell>
          <table:table-cell table:formula="of:=[.G431]*[.F431]*4" office:value-type="float" office:value="65536">
            <text:p>65536</text:p>
          </table:table-cell>
          <table:table-cell table:formula="of:=[.G431]*[.F431]*4" office:value-type="float" office:value="65536">
            <text:p>65536</text:p>
          </table:table-cell>
          <table:table-cell table:formula="of:=[counters.X431]/4" office:value-type="float" office:value="2293627.5">
            <text:p>2293627,5</text:p>
          </table:table-cell>
          <table:table-cell table:formula="of:=([.H431]+[.I431])*[.G431]" office:value-type="float" office:value="2097152">
            <text:p>2097152</text:p>
          </table:table-cell>
          <table:table-cell table:formula="of:=[.K431]/[.J431]" office:value-type="float" office:value="0.914338531431106">
            <text:p>0,914</text:p>
          </table:table-cell>
          <table:table-cell table:formula="of:=[.L431]*24" office:value-type="float" office:value="21.9441247543466">
            <text:p>21,944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9">
            <text:p>9</text:p>
          </table:table-cell>
          <table:table-cell office:value-type="float" office:value="256">
            <text:p>256</text:p>
          </table:table-cell>
          <table:table-cell table:formula="of:=[.B432]*[.C432]" office:value-type="float" office:value="2304">
            <text:p>230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32]));1;IF( ISNUMBER( SEARCH(&quot;vect2&quot;;[.A432]));2;IF( ISNUMBER( SEARCH(&quot;vect4&quot;;[.A432]));4;IF( ISNUMBER( SEARCH(&quot;vect8&quot;;[.A432]));8;IF( ISNUMBER( SEARCH(&quot;vect16&quot;;[.A432]));16;0)))))" office:value-type="float" office:value="16">
            <text:p>16</text:p>
          </table:table-cell>
          <table:table-cell table:formula="of:=[.G432]*[.F432]*4" office:value-type="float" office:value="65536">
            <text:p>65536</text:p>
          </table:table-cell>
          <table:table-cell table:formula="of:=[.G432]*[.F432]*4" office:value-type="float" office:value="65536">
            <text:p>65536</text:p>
          </table:table-cell>
          <table:table-cell table:formula="of:=[counters.X432]/4" office:value-type="float" office:value="2583426.25">
            <text:p>2583426,25</text:p>
          </table:table-cell>
          <table:table-cell table:formula="of:=([.H432]+[.I432])*[.G432]" office:value-type="float" office:value="2097152">
            <text:p>2097152</text:p>
          </table:table-cell>
          <table:table-cell table:formula="of:=[.K432]/[.J432]" office:value-type="float" office:value="0.811771576602971">
            <text:p>0,812</text:p>
          </table:table-cell>
          <table:table-cell table:formula="of:=[.L432]*24" office:value-type="float" office:value="19.4825178384713">
            <text:p>19,483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 table:formula="of:=[.B433]*[.C433]" office:value-type="float" office:value="2560">
            <text:p>2560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33]));1;IF( ISNUMBER( SEARCH(&quot;vect2&quot;;[.A433]));2;IF( ISNUMBER( SEARCH(&quot;vect4&quot;;[.A433]));4;IF( ISNUMBER( SEARCH(&quot;vect8&quot;;[.A433]));8;IF( ISNUMBER( SEARCH(&quot;vect16&quot;;[.A433]));16;0)))))" office:value-type="float" office:value="16">
            <text:p>16</text:p>
          </table:table-cell>
          <table:table-cell table:formula="of:=[.G433]*[.F433]*4" office:value-type="float" office:value="65536">
            <text:p>65536</text:p>
          </table:table-cell>
          <table:table-cell table:formula="of:=[.G433]*[.F433]*4" office:value-type="float" office:value="65536">
            <text:p>65536</text:p>
          </table:table-cell>
          <table:table-cell table:formula="of:=[counters.X433]/4" office:value-type="float" office:value="2865360.75">
            <text:p>2865360,75</text:p>
          </table:table-cell>
          <table:table-cell table:formula="of:=([.H433]+[.I433])*[.G433]" office:value-type="float" office:value="2097152">
            <text:p>2097152</text:p>
          </table:table-cell>
          <table:table-cell table:formula="of:=[.K433]/[.J433]" office:value-type="float" office:value="0.731898069030226">
            <text:p>0,732</text:p>
          </table:table-cell>
          <table:table-cell table:formula="of:=[.L433]*24" office:value-type="float" office:value="17.5655536567254">
            <text:p>17,566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1">
            <text:p>11</text:p>
          </table:table-cell>
          <table:table-cell office:value-type="float" office:value="256">
            <text:p>256</text:p>
          </table:table-cell>
          <table:table-cell table:formula="of:=[.B434]*[.C434]" office:value-type="float" office:value="2816">
            <text:p>281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34]));1;IF( ISNUMBER( SEARCH(&quot;vect2&quot;;[.A434]));2;IF( ISNUMBER( SEARCH(&quot;vect4&quot;;[.A434]));4;IF( ISNUMBER( SEARCH(&quot;vect8&quot;;[.A434]));8;IF( ISNUMBER( SEARCH(&quot;vect16&quot;;[.A434]));16;0)))))" office:value-type="float" office:value="16">
            <text:p>16</text:p>
          </table:table-cell>
          <table:table-cell table:formula="of:=[.G434]*[.F434]*4" office:value-type="float" office:value="65536">
            <text:p>65536</text:p>
          </table:table-cell>
          <table:table-cell table:formula="of:=[.G434]*[.F434]*4" office:value-type="float" office:value="65536">
            <text:p>65536</text:p>
          </table:table-cell>
          <table:table-cell table:formula="of:=[counters.X434]/4" office:value-type="float" office:value="3144717.75">
            <text:p>3144717,75</text:p>
          </table:table-cell>
          <table:table-cell table:formula="of:=([.H434]+[.I434])*[.G434]" office:value-type="float" office:value="2097152">
            <text:p>2097152</text:p>
          </table:table-cell>
          <table:table-cell table:formula="of:=[.K434]/[.J434]" office:value-type="float" office:value="0.666880835330929">
            <text:p>0,667</text:p>
          </table:table-cell>
          <table:table-cell table:formula="of:=[.L434]*24" office:value-type="float" office:value="16.0051400479423">
            <text:p>16,005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2">
            <text:p>12</text:p>
          </table:table-cell>
          <table:table-cell office:value-type="float" office:value="256">
            <text:p>256</text:p>
          </table:table-cell>
          <table:table-cell table:formula="of:=[.B435]*[.C435]" office:value-type="float" office:value="3072">
            <text:p>307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35]));1;IF( ISNUMBER( SEARCH(&quot;vect2&quot;;[.A435]));2;IF( ISNUMBER( SEARCH(&quot;vect4&quot;;[.A435]));4;IF( ISNUMBER( SEARCH(&quot;vect8&quot;;[.A435]));8;IF( ISNUMBER( SEARCH(&quot;vect16&quot;;[.A435]));16;0)))))" office:value-type="float" office:value="16">
            <text:p>16</text:p>
          </table:table-cell>
          <table:table-cell table:formula="of:=[.G435]*[.F435]*4" office:value-type="float" office:value="65536">
            <text:p>65536</text:p>
          </table:table-cell>
          <table:table-cell table:formula="of:=[.G435]*[.F435]*4" office:value-type="float" office:value="65536">
            <text:p>65536</text:p>
          </table:table-cell>
          <table:table-cell table:formula="of:=[counters.X435]/4" office:value-type="float" office:value="3422939.5">
            <text:p>3422939,5</text:p>
          </table:table-cell>
          <table:table-cell table:formula="of:=([.H435]+[.I435])*[.G435]" office:value-type="float" office:value="2097152">
            <text:p>2097152</text:p>
          </table:table-cell>
          <table:table-cell table:formula="of:=[.K435]/[.J435]" office:value-type="float" office:value="0.612675742589082">
            <text:p>0,613</text:p>
          </table:table-cell>
          <table:table-cell table:formula="of:=[.L435]*24" office:value-type="float" office:value="14.704217822138">
            <text:p>14,704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3">
            <text:p>13</text:p>
          </table:table-cell>
          <table:table-cell office:value-type="float" office:value="256">
            <text:p>256</text:p>
          </table:table-cell>
          <table:table-cell table:formula="of:=[.B436]*[.C436]" office:value-type="float" office:value="3328">
            <text:p>332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36]));1;IF( ISNUMBER( SEARCH(&quot;vect2&quot;;[.A436]));2;IF( ISNUMBER( SEARCH(&quot;vect4&quot;;[.A436]));4;IF( ISNUMBER( SEARCH(&quot;vect8&quot;;[.A436]));8;IF( ISNUMBER( SEARCH(&quot;vect16&quot;;[.A436]));16;0)))))" office:value-type="float" office:value="16">
            <text:p>16</text:p>
          </table:table-cell>
          <table:table-cell table:formula="of:=[.G436]*[.F436]*4" office:value-type="float" office:value="65536">
            <text:p>65536</text:p>
          </table:table-cell>
          <table:table-cell table:formula="of:=[.G436]*[.F436]*4" office:value-type="float" office:value="65536">
            <text:p>65536</text:p>
          </table:table-cell>
          <table:table-cell table:formula="of:=[counters.X436]/4" office:value-type="float" office:value="3705767.5">
            <text:p>3705767,5</text:p>
          </table:table-cell>
          <table:table-cell table:formula="of:=([.H436]+[.I436])*[.G436]" office:value-type="float" office:value="2097152">
            <text:p>2097152</text:p>
          </table:table-cell>
          <table:table-cell table:formula="of:=[.K436]/[.J436]" office:value-type="float" office:value="0.565915697625391">
            <text:p>0,566</text:p>
          </table:table-cell>
          <table:table-cell table:formula="of:=[.L436]*24" office:value-type="float" office:value="13.5819767430094">
            <text:p>13,582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4">
            <text:p>14</text:p>
          </table:table-cell>
          <table:table-cell office:value-type="float" office:value="256">
            <text:p>256</text:p>
          </table:table-cell>
          <table:table-cell table:formula="of:=[.B437]*[.C437]" office:value-type="float" office:value="3584">
            <text:p>358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37]));1;IF( ISNUMBER( SEARCH(&quot;vect2&quot;;[.A437]));2;IF( ISNUMBER( SEARCH(&quot;vect4&quot;;[.A437]));4;IF( ISNUMBER( SEARCH(&quot;vect8&quot;;[.A437]));8;IF( ISNUMBER( SEARCH(&quot;vect16&quot;;[.A437]));16;0)))))" office:value-type="float" office:value="16">
            <text:p>16</text:p>
          </table:table-cell>
          <table:table-cell table:formula="of:=[.G437]*[.F437]*4" office:value-type="float" office:value="65536">
            <text:p>65536</text:p>
          </table:table-cell>
          <table:table-cell table:formula="of:=[.G437]*[.F437]*4" office:value-type="float" office:value="65536">
            <text:p>65536</text:p>
          </table:table-cell>
          <table:table-cell table:formula="of:=[counters.X437]/4" office:value-type="float" office:value="4125971.75">
            <text:p>4125971,75</text:p>
          </table:table-cell>
          <table:table-cell table:formula="of:=([.H437]+[.I437])*[.G437]" office:value-type="float" office:value="2097152">
            <text:p>2097152</text:p>
          </table:table-cell>
          <table:table-cell table:formula="of:=[.K437]/[.J437]" office:value-type="float" office:value="0.508280746226631">
            <text:p>0,508</text:p>
          </table:table-cell>
          <table:table-cell table:formula="of:=[.L437]*24" office:value-type="float" office:value="12.1987379094392">
            <text:p>12,199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5">
            <text:p>15</text:p>
          </table:table-cell>
          <table:table-cell office:value-type="float" office:value="256">
            <text:p>256</text:p>
          </table:table-cell>
          <table:table-cell table:formula="of:=[.B438]*[.C438]" office:value-type="float" office:value="3840">
            <text:p>3840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38]));1;IF( ISNUMBER( SEARCH(&quot;vect2&quot;;[.A438]));2;IF( ISNUMBER( SEARCH(&quot;vect4&quot;;[.A438]));4;IF( ISNUMBER( SEARCH(&quot;vect8&quot;;[.A438]));8;IF( ISNUMBER( SEARCH(&quot;vect16&quot;;[.A438]));16;0)))))" office:value-type="float" office:value="16">
            <text:p>16</text:p>
          </table:table-cell>
          <table:table-cell table:formula="of:=[.G438]*[.F438]*4" office:value-type="float" office:value="65536">
            <text:p>65536</text:p>
          </table:table-cell>
          <table:table-cell table:formula="of:=[.G438]*[.F438]*4" office:value-type="float" office:value="65536">
            <text:p>65536</text:p>
          </table:table-cell>
          <table:table-cell table:formula="of:=[counters.X438]/4" office:value-type="float" office:value="4858707.75">
            <text:p>4858707,75</text:p>
          </table:table-cell>
          <table:table-cell table:formula="of:=([.H438]+[.I438])*[.G438]" office:value-type="float" office:value="2097152">
            <text:p>2097152</text:p>
          </table:table-cell>
          <table:table-cell table:formula="of:=[.K438]/[.J438]" office:value-type="float" office:value="0.431627524829004">
            <text:p>0,432</text:p>
          </table:table-cell>
          <table:table-cell table:formula="of:=[.L438]*24" office:value-type="float" office:value="10.3590605958961">
            <text:p>10,359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6">
            <text:p>16</text:p>
          </table:table-cell>
          <table:table-cell office:value-type="float" office:value="256">
            <text:p>256</text:p>
          </table:table-cell>
          <table:table-cell table:formula="of:=[.B439]*[.C439]" office:value-type="float" office:value="4096">
            <text:p>409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39]));1;IF( ISNUMBER( SEARCH(&quot;vect2&quot;;[.A439]));2;IF( ISNUMBER( SEARCH(&quot;vect4&quot;;[.A439]));4;IF( ISNUMBER( SEARCH(&quot;vect8&quot;;[.A439]));8;IF( ISNUMBER( SEARCH(&quot;vect16&quot;;[.A439]));16;0)))))" office:value-type="float" office:value="16">
            <text:p>16</text:p>
          </table:table-cell>
          <table:table-cell table:formula="of:=[.G439]*[.F439]*4" office:value-type="float" office:value="65536">
            <text:p>65536</text:p>
          </table:table-cell>
          <table:table-cell table:formula="of:=[.G439]*[.F439]*4" office:value-type="float" office:value="65536">
            <text:p>65536</text:p>
          </table:table-cell>
          <table:table-cell table:formula="of:=[counters.X439]/4" office:value-type="float" office:value="4565734.25">
            <text:p>4565734,25</text:p>
          </table:table-cell>
          <table:table-cell table:formula="of:=([.H439]+[.I439])*[.G439]" office:value-type="float" office:value="2097152">
            <text:p>2097152</text:p>
          </table:table-cell>
          <table:table-cell table:formula="of:=[.K439]/[.J439]" office:value-type="float" office:value="0.459324149231857">
            <text:p>0,459</text:p>
          </table:table-cell>
          <table:table-cell table:formula="of:=[.L439]*24" office:value-type="float" office:value="11.0237795815646">
            <text:p>11,024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table:formula="of:=[.B440]*[.C440]" office:value-type="float" office:value="4352">
            <text:p>435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40]));1;IF( ISNUMBER( SEARCH(&quot;vect2&quot;;[.A440]));2;IF( ISNUMBER( SEARCH(&quot;vect4&quot;;[.A440]));4;IF( ISNUMBER( SEARCH(&quot;vect8&quot;;[.A440]));8;IF( ISNUMBER( SEARCH(&quot;vect16&quot;;[.A440]));16;0)))))" office:value-type="float" office:value="16">
            <text:p>16</text:p>
          </table:table-cell>
          <table:table-cell table:formula="of:=[.G440]*[.F440]*4" office:value-type="float" office:value="65536">
            <text:p>65536</text:p>
          </table:table-cell>
          <table:table-cell table:formula="of:=[.G440]*[.F440]*4" office:value-type="float" office:value="65536">
            <text:p>65536</text:p>
          </table:table-cell>
          <table:table-cell table:formula="of:=[counters.X440]/4" office:value-type="float" office:value="4825700.5">
            <text:p>4825700,5</text:p>
          </table:table-cell>
          <table:table-cell table:formula="of:=([.H440]+[.I440])*[.G440]" office:value-type="float" office:value="2097152">
            <text:p>2097152</text:p>
          </table:table-cell>
          <table:table-cell table:formula="of:=[.K440]/[.J440]" office:value-type="float" office:value="0.434579808672337">
            <text:p>0,435</text:p>
          </table:table-cell>
          <table:table-cell table:formula="of:=[.L440]*24" office:value-type="float" office:value="10.4299154081361">
            <text:p>10,430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8">
            <text:p>18</text:p>
          </table:table-cell>
          <table:table-cell office:value-type="float" office:value="256">
            <text:p>256</text:p>
          </table:table-cell>
          <table:table-cell table:formula="of:=[.B441]*[.C441]" office:value-type="float" office:value="4608">
            <text:p>460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41]));1;IF( ISNUMBER( SEARCH(&quot;vect2&quot;;[.A441]));2;IF( ISNUMBER( SEARCH(&quot;vect4&quot;;[.A441]));4;IF( ISNUMBER( SEARCH(&quot;vect8&quot;;[.A441]));8;IF( ISNUMBER( SEARCH(&quot;vect16&quot;;[.A441]));16;0)))))" office:value-type="float" office:value="16">
            <text:p>16</text:p>
          </table:table-cell>
          <table:table-cell table:formula="of:=[.G441]*[.F441]*4" office:value-type="float" office:value="65536">
            <text:p>65536</text:p>
          </table:table-cell>
          <table:table-cell table:formula="of:=[.G441]*[.F441]*4" office:value-type="float" office:value="65536">
            <text:p>65536</text:p>
          </table:table-cell>
          <table:table-cell table:formula="of:=[counters.X441]/4" office:value-type="float" office:value="5535570">
            <text:p>5535570</text:p>
          </table:table-cell>
          <table:table-cell table:formula="of:=([.H441]+[.I441])*[.G441]" office:value-type="float" office:value="2097152">
            <text:p>2097152</text:p>
          </table:table-cell>
          <table:table-cell table:formula="of:=[.K441]/[.J441]" office:value-type="float" office:value="0.378850235838405">
            <text:p>0,379</text:p>
          </table:table-cell>
          <table:table-cell table:formula="of:=[.L441]*24" office:value-type="float" office:value="9.09240566012172">
            <text:p>9,092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9">
            <text:p>19</text:p>
          </table:table-cell>
          <table:table-cell office:value-type="float" office:value="256">
            <text:p>256</text:p>
          </table:table-cell>
          <table:table-cell table:formula="of:=[.B442]*[.C442]" office:value-type="float" office:value="4864">
            <text:p>486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42]));1;IF( ISNUMBER( SEARCH(&quot;vect2&quot;;[.A442]));2;IF( ISNUMBER( SEARCH(&quot;vect4&quot;;[.A442]));4;IF( ISNUMBER( SEARCH(&quot;vect8&quot;;[.A442]));8;IF( ISNUMBER( SEARCH(&quot;vect16&quot;;[.A442]));16;0)))))" office:value-type="float" office:value="16">
            <text:p>16</text:p>
          </table:table-cell>
          <table:table-cell table:formula="of:=[.G442]*[.F442]*4" office:value-type="float" office:value="65536">
            <text:p>65536</text:p>
          </table:table-cell>
          <table:table-cell table:formula="of:=[.G442]*[.F442]*4" office:value-type="float" office:value="65536">
            <text:p>65536</text:p>
          </table:table-cell>
          <table:table-cell table:formula="of:=[counters.X442]/4" office:value-type="float" office:value="5348027.75">
            <text:p>5348027,75</text:p>
          </table:table-cell>
          <table:table-cell table:formula="of:=([.H442]+[.I442])*[.G442]" office:value-type="float" office:value="2097152">
            <text:p>2097152</text:p>
          </table:table-cell>
          <table:table-cell table:formula="of:=[.K442]/[.J442]" office:value-type="float" office:value="0.392135586805809">
            <text:p>0,392</text:p>
          </table:table-cell>
          <table:table-cell table:formula="of:=[.L442]*24" office:value-type="float" office:value="9.41125408333941">
            <text:p>9,411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0">
            <text:p>20</text:p>
          </table:table-cell>
          <table:table-cell office:value-type="float" office:value="256">
            <text:p>256</text:p>
          </table:table-cell>
          <table:table-cell table:formula="of:=[.B443]*[.C443]" office:value-type="float" office:value="5120">
            <text:p>5120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43]));1;IF( ISNUMBER( SEARCH(&quot;vect2&quot;;[.A443]));2;IF( ISNUMBER( SEARCH(&quot;vect4&quot;;[.A443]));4;IF( ISNUMBER( SEARCH(&quot;vect8&quot;;[.A443]));8;IF( ISNUMBER( SEARCH(&quot;vect16&quot;;[.A443]));16;0)))))" office:value-type="float" office:value="16">
            <text:p>16</text:p>
          </table:table-cell>
          <table:table-cell table:formula="of:=[.G443]*[.F443]*4" office:value-type="float" office:value="65536">
            <text:p>65536</text:p>
          </table:table-cell>
          <table:table-cell table:formula="of:=[.G443]*[.F443]*4" office:value-type="float" office:value="65536">
            <text:p>65536</text:p>
          </table:table-cell>
          <table:table-cell table:formula="of:=[counters.X443]/4" office:value-type="float" office:value="5606810.75">
            <text:p>5606810,75</text:p>
          </table:table-cell>
          <table:table-cell table:formula="of:=([.H443]+[.I443])*[.G443]" office:value-type="float" office:value="2097152">
            <text:p>2097152</text:p>
          </table:table-cell>
          <table:table-cell table:formula="of:=[.K443]/[.J443]" office:value-type="float" office:value="0.374036523347966">
            <text:p>0,374</text:p>
          </table:table-cell>
          <table:table-cell table:formula="of:=[.L443]*24" office:value-type="float" office:value="8.97687656035118">
            <text:p>8,977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1">
            <text:p>21</text:p>
          </table:table-cell>
          <table:table-cell office:value-type="float" office:value="256">
            <text:p>256</text:p>
          </table:table-cell>
          <table:table-cell table:formula="of:=[.B444]*[.C444]" office:value-type="float" office:value="5376">
            <text:p>537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44]));1;IF( ISNUMBER( SEARCH(&quot;vect2&quot;;[.A444]));2;IF( ISNUMBER( SEARCH(&quot;vect4&quot;;[.A444]));4;IF( ISNUMBER( SEARCH(&quot;vect8&quot;;[.A444]));8;IF( ISNUMBER( SEARCH(&quot;vect16&quot;;[.A444]));16;0)))))" office:value-type="float" office:value="16">
            <text:p>16</text:p>
          </table:table-cell>
          <table:table-cell table:formula="of:=[.G444]*[.F444]*4" office:value-type="float" office:value="65536">
            <text:p>65536</text:p>
          </table:table-cell>
          <table:table-cell table:formula="of:=[.G444]*[.F444]*4" office:value-type="float" office:value="65536">
            <text:p>65536</text:p>
          </table:table-cell>
          <table:table-cell table:formula="of:=[counters.X444]/4" office:value-type="float" office:value="5888000.75">
            <text:p>5888000,75</text:p>
          </table:table-cell>
          <table:table-cell table:formula="of:=([.H444]+[.I444])*[.G444]" office:value-type="float" office:value="2097152">
            <text:p>2097152</text:p>
          </table:table-cell>
          <table:table-cell table:formula="of:=[.K444]/[.J444]" office:value-type="float" office:value="0.356173867674864">
            <text:p>0,356</text:p>
          </table:table-cell>
          <table:table-cell table:formula="of:=[.L444]*24" office:value-type="float" office:value="8.54817282419674">
            <text:p>8,548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2">
            <text:p>22</text:p>
          </table:table-cell>
          <table:table-cell office:value-type="float" office:value="256">
            <text:p>256</text:p>
          </table:table-cell>
          <table:table-cell table:formula="of:=[.B445]*[.C445]" office:value-type="float" office:value="5632">
            <text:p>563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45]));1;IF( ISNUMBER( SEARCH(&quot;vect2&quot;;[.A445]));2;IF( ISNUMBER( SEARCH(&quot;vect4&quot;;[.A445]));4;IF( ISNUMBER( SEARCH(&quot;vect8&quot;;[.A445]));8;IF( ISNUMBER( SEARCH(&quot;vect16&quot;;[.A445]));16;0)))))" office:value-type="float" office:value="16">
            <text:p>16</text:p>
          </table:table-cell>
          <table:table-cell table:formula="of:=[.G445]*[.F445]*4" office:value-type="float" office:value="65536">
            <text:p>65536</text:p>
          </table:table-cell>
          <table:table-cell table:formula="of:=[.G445]*[.F445]*4" office:value-type="float" office:value="65536">
            <text:p>65536</text:p>
          </table:table-cell>
          <table:table-cell table:formula="of:=[counters.X445]/4" office:value-type="float" office:value="6672812.5">
            <text:p>6672812,5</text:p>
          </table:table-cell>
          <table:table-cell table:formula="of:=([.H445]+[.I445])*[.G445]" office:value-type="float" office:value="2097152">
            <text:p>2097152</text:p>
          </table:table-cell>
          <table:table-cell table:formula="of:=[.K445]/[.J445]" office:value-type="float" office:value="0.314283070294572">
            <text:p>0,314</text:p>
          </table:table-cell>
          <table:table-cell table:formula="of:=[.L445]*24" office:value-type="float" office:value="7.54279368706973">
            <text:p>7,543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3">
            <text:p>23</text:p>
          </table:table-cell>
          <table:table-cell office:value-type="float" office:value="256">
            <text:p>256</text:p>
          </table:table-cell>
          <table:table-cell table:formula="of:=[.B446]*[.C446]" office:value-type="float" office:value="5888">
            <text:p>588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46]));1;IF( ISNUMBER( SEARCH(&quot;vect2&quot;;[.A446]));2;IF( ISNUMBER( SEARCH(&quot;vect4&quot;;[.A446]));4;IF( ISNUMBER( SEARCH(&quot;vect8&quot;;[.A446]));8;IF( ISNUMBER( SEARCH(&quot;vect16&quot;;[.A446]));16;0)))))" office:value-type="float" office:value="16">
            <text:p>16</text:p>
          </table:table-cell>
          <table:table-cell table:formula="of:=[.G446]*[.F446]*4" office:value-type="float" office:value="65536">
            <text:p>65536</text:p>
          </table:table-cell>
          <table:table-cell table:formula="of:=[.G446]*[.F446]*4" office:value-type="float" office:value="65536">
            <text:p>65536</text:p>
          </table:table-cell>
          <table:table-cell table:formula="of:=[counters.X446]/4" office:value-type="float" office:value="7589721">
            <text:p>7589721</text:p>
          </table:table-cell>
          <table:table-cell table:formula="of:=([.H446]+[.I446])*[.G446]" office:value-type="float" office:value="2097152">
            <text:p>2097152</text:p>
          </table:table-cell>
          <table:table-cell table:formula="of:=[.K446]/[.J446]" office:value-type="float" office:value="0.27631476835578">
            <text:p>0,276</text:p>
          </table:table-cell>
          <table:table-cell table:formula="of:=[.L446]*24" office:value-type="float" office:value="6.63155444053872">
            <text:p>6,632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4">
            <text:p>24</text:p>
          </table:table-cell>
          <table:table-cell office:value-type="float" office:value="256">
            <text:p>256</text:p>
          </table:table-cell>
          <table:table-cell table:formula="of:=[.B447]*[.C447]" office:value-type="float" office:value="6144">
            <text:p>614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47]));1;IF( ISNUMBER( SEARCH(&quot;vect2&quot;;[.A447]));2;IF( ISNUMBER( SEARCH(&quot;vect4&quot;;[.A447]));4;IF( ISNUMBER( SEARCH(&quot;vect8&quot;;[.A447]));8;IF( ISNUMBER( SEARCH(&quot;vect16&quot;;[.A447]));16;0)))))" office:value-type="float" office:value="16">
            <text:p>16</text:p>
          </table:table-cell>
          <table:table-cell table:formula="of:=[.G447]*[.F447]*4" office:value-type="float" office:value="65536">
            <text:p>65536</text:p>
          </table:table-cell>
          <table:table-cell table:formula="of:=[.G447]*[.F447]*4" office:value-type="float" office:value="65536">
            <text:p>65536</text:p>
          </table:table-cell>
          <table:table-cell table:formula="of:=[counters.X447]/4" office:value-type="float" office:value="7066270.25">
            <text:p>7066270,25</text:p>
          </table:table-cell>
          <table:table-cell table:formula="of:=([.H447]+[.I447])*[.G447]" office:value-type="float" office:value="2097152">
            <text:p>2097152</text:p>
          </table:table-cell>
          <table:table-cell table:formula="of:=[.K447]/[.J447]" office:value-type="float" office:value="0.296783441023926">
            <text:p>0,297</text:p>
          </table:table-cell>
          <table:table-cell table:formula="of:=[.L447]*24" office:value-type="float" office:value="7.12280258457423">
            <text:p>7,123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5">
            <text:p>25</text:p>
          </table:table-cell>
          <table:table-cell office:value-type="float" office:value="256">
            <text:p>256</text:p>
          </table:table-cell>
          <table:table-cell table:formula="of:=[.B448]*[.C448]" office:value-type="float" office:value="6400">
            <text:p>6400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48]));1;IF( ISNUMBER( SEARCH(&quot;vect2&quot;;[.A448]));2;IF( ISNUMBER( SEARCH(&quot;vect4&quot;;[.A448]));4;IF( ISNUMBER( SEARCH(&quot;vect8&quot;;[.A448]));8;IF( ISNUMBER( SEARCH(&quot;vect16&quot;;[.A448]));16;0)))))" office:value-type="float" office:value="16">
            <text:p>16</text:p>
          </table:table-cell>
          <table:table-cell table:formula="of:=[.G448]*[.F448]*4" office:value-type="float" office:value="65536">
            <text:p>65536</text:p>
          </table:table-cell>
          <table:table-cell table:formula="of:=[.G448]*[.F448]*4" office:value-type="float" office:value="65536">
            <text:p>65536</text:p>
          </table:table-cell>
          <table:table-cell table:formula="of:=[counters.X448]/4" office:value-type="float" office:value="7471379">
            <text:p>7471379</text:p>
          </table:table-cell>
          <table:table-cell table:formula="of:=([.H448]+[.I448])*[.G448]" office:value-type="float" office:value="2097152">
            <text:p>2097152</text:p>
          </table:table-cell>
          <table:table-cell table:formula="of:=[.K448]/[.J448]" office:value-type="float" office:value="0.280691422560681">
            <text:p>0,281</text:p>
          </table:table-cell>
          <table:table-cell table:formula="of:=[.L448]*24" office:value-type="float" office:value="6.73659414145635">
            <text:p>6,737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table:formula="of:=[.B449]*[.C449]" office:value-type="float" office:value="6656">
            <text:p>665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49]));1;IF( ISNUMBER( SEARCH(&quot;vect2&quot;;[.A449]));2;IF( ISNUMBER( SEARCH(&quot;vect4&quot;;[.A449]));4;IF( ISNUMBER( SEARCH(&quot;vect8&quot;;[.A449]));8;IF( ISNUMBER( SEARCH(&quot;vect16&quot;;[.A449]));16;0)))))" office:value-type="float" office:value="16">
            <text:p>16</text:p>
          </table:table-cell>
          <table:table-cell table:formula="of:=[.G449]*[.F449]*4" office:value-type="float" office:value="65536">
            <text:p>65536</text:p>
          </table:table-cell>
          <table:table-cell table:formula="of:=[.G449]*[.F449]*4" office:value-type="float" office:value="65536">
            <text:p>65536</text:p>
          </table:table-cell>
          <table:table-cell table:formula="of:=[counters.X449]/4" office:value-type="float" office:value="7702901.75">
            <text:p>7702901,75</text:p>
          </table:table-cell>
          <table:table-cell table:formula="of:=([.H449]+[.I449])*[.G449]" office:value-type="float" office:value="2097152">
            <text:p>2097152</text:p>
          </table:table-cell>
          <table:table-cell table:formula="of:=[.K449]/[.J449]" office:value-type="float" office:value="0.272254803198029">
            <text:p>0,272</text:p>
          </table:table-cell>
          <table:table-cell table:formula="of:=[.L449]*24" office:value-type="float" office:value="6.53411527675269">
            <text:p>6,534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7">
            <text:p>27</text:p>
          </table:table-cell>
          <table:table-cell office:value-type="float" office:value="256">
            <text:p>256</text:p>
          </table:table-cell>
          <table:table-cell table:formula="of:=[.B450]*[.C450]" office:value-type="float" office:value="6912">
            <text:p>691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50]));1;IF( ISNUMBER( SEARCH(&quot;vect2&quot;;[.A450]));2;IF( ISNUMBER( SEARCH(&quot;vect4&quot;;[.A450]));4;IF( ISNUMBER( SEARCH(&quot;vect8&quot;;[.A450]));8;IF( ISNUMBER( SEARCH(&quot;vect16&quot;;[.A450]));16;0)))))" office:value-type="float" office:value="16">
            <text:p>16</text:p>
          </table:table-cell>
          <table:table-cell table:formula="of:=[.G450]*[.F450]*4" office:value-type="float" office:value="65536">
            <text:p>65536</text:p>
          </table:table-cell>
          <table:table-cell table:formula="of:=[.G450]*[.F450]*4" office:value-type="float" office:value="65536">
            <text:p>65536</text:p>
          </table:table-cell>
          <table:table-cell table:formula="of:=[counters.X450]/4" office:value-type="float" office:value="7605511.25">
            <text:p>7605511,25</text:p>
          </table:table-cell>
          <table:table-cell table:formula="of:=([.H450]+[.I450])*[.G450]" office:value-type="float" office:value="2097152">
            <text:p>2097152</text:p>
          </table:table-cell>
          <table:table-cell table:formula="of:=[.K450]/[.J450]" office:value-type="float" office:value="0.275741094985561">
            <text:p>0,276</text:p>
          </table:table-cell>
          <table:table-cell table:formula="of:=[.L450]*24" office:value-type="float" office:value="6.61778627965346">
            <text:p>6,618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8">
            <text:p>28</text:p>
          </table:table-cell>
          <table:table-cell office:value-type="float" office:value="256">
            <text:p>256</text:p>
          </table:table-cell>
          <table:table-cell table:formula="of:=[.B451]*[.C451]" office:value-type="float" office:value="7168">
            <text:p>716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51]));1;IF( ISNUMBER( SEARCH(&quot;vect2&quot;;[.A451]));2;IF( ISNUMBER( SEARCH(&quot;vect4&quot;;[.A451]));4;IF( ISNUMBER( SEARCH(&quot;vect8&quot;;[.A451]));8;IF( ISNUMBER( SEARCH(&quot;vect16&quot;;[.A451]));16;0)))))" office:value-type="float" office:value="16">
            <text:p>16</text:p>
          </table:table-cell>
          <table:table-cell table:formula="of:=[.G451]*[.F451]*4" office:value-type="float" office:value="65536">
            <text:p>65536</text:p>
          </table:table-cell>
          <table:table-cell table:formula="of:=[.G451]*[.F451]*4" office:value-type="float" office:value="65536">
            <text:p>65536</text:p>
          </table:table-cell>
          <table:table-cell table:formula="of:=[counters.X451]/4" office:value-type="float" office:value="7890575.25">
            <text:p>7890575,25</text:p>
          </table:table-cell>
          <table:table-cell table:formula="of:=([.H451]+[.I451])*[.G451]" office:value-type="float" office:value="2097152">
            <text:p>2097152</text:p>
          </table:table-cell>
          <table:table-cell table:formula="of:=[.K451]/[.J451]" office:value-type="float" office:value="0.265779354933596">
            <text:p>0,266</text:p>
          </table:table-cell>
          <table:table-cell table:formula="of:=[.L451]*24" office:value-type="float" office:value="6.37870451840631">
            <text:p>6,379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9">
            <text:p>29</text:p>
          </table:table-cell>
          <table:table-cell office:value-type="float" office:value="256">
            <text:p>256</text:p>
          </table:table-cell>
          <table:table-cell table:formula="of:=[.B452]*[.C452]" office:value-type="float" office:value="7424">
            <text:p>742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52]));1;IF( ISNUMBER( SEARCH(&quot;vect2&quot;;[.A452]));2;IF( ISNUMBER( SEARCH(&quot;vect4&quot;;[.A452]));4;IF( ISNUMBER( SEARCH(&quot;vect8&quot;;[.A452]));8;IF( ISNUMBER( SEARCH(&quot;vect16&quot;;[.A452]));16;0)))))" office:value-type="float" office:value="16">
            <text:p>16</text:p>
          </table:table-cell>
          <table:table-cell table:formula="of:=[.G452]*[.F452]*4" office:value-type="float" office:value="65536">
            <text:p>65536</text:p>
          </table:table-cell>
          <table:table-cell table:formula="of:=[.G452]*[.F452]*4" office:value-type="float" office:value="65536">
            <text:p>65536</text:p>
          </table:table-cell>
          <table:table-cell table:formula="of:=[counters.X452]/4" office:value-type="float" office:value="9461668.75">
            <text:p>9461668,75</text:p>
          </table:table-cell>
          <table:table-cell table:formula="of:=([.H452]+[.I452])*[.G452]" office:value-type="float" office:value="2097152">
            <text:p>2097152</text:p>
          </table:table-cell>
          <table:table-cell table:formula="of:=[.K452]/[.J452]" office:value-type="float" office:value="0.221647159228651">
            <text:p>0,222</text:p>
          </table:table-cell>
          <table:table-cell table:formula="of:=[.L452]*24" office:value-type="float" office:value="5.31953182148762">
            <text:p>5,320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30">
            <text:p>30</text:p>
          </table:table-cell>
          <table:table-cell office:value-type="float" office:value="256">
            <text:p>256</text:p>
          </table:table-cell>
          <table:table-cell table:formula="of:=[.B453]*[.C453]" office:value-type="float" office:value="7680">
            <text:p>7680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53]));1;IF( ISNUMBER( SEARCH(&quot;vect2&quot;;[.A453]));2;IF( ISNUMBER( SEARCH(&quot;vect4&quot;;[.A453]));4;IF( ISNUMBER( SEARCH(&quot;vect8&quot;;[.A453]));8;IF( ISNUMBER( SEARCH(&quot;vect16&quot;;[.A453]));16;0)))))" office:value-type="float" office:value="16">
            <text:p>16</text:p>
          </table:table-cell>
          <table:table-cell table:formula="of:=[.G453]*[.F453]*4" office:value-type="float" office:value="65536">
            <text:p>65536</text:p>
          </table:table-cell>
          <table:table-cell table:formula="of:=[.G453]*[.F453]*4" office:value-type="float" office:value="65536">
            <text:p>65536</text:p>
          </table:table-cell>
          <table:table-cell table:formula="of:=[counters.X453]/4" office:value-type="float" office:value="8586899.75">
            <text:p>8586899,75</text:p>
          </table:table-cell>
          <table:table-cell table:formula="of:=([.H453]+[.I453])*[.G453]" office:value-type="float" office:value="2097152">
            <text:p>2097152</text:p>
          </table:table-cell>
          <table:table-cell table:formula="of:=[.K453]/[.J453]" office:value-type="float" office:value="0.244226910882475">
            <text:p>0,244</text:p>
          </table:table-cell>
          <table:table-cell table:formula="of:=[.L453]*24" office:value-type="float" office:value="5.86144586117941">
            <text:p>5,861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31">
            <text:p>31</text:p>
          </table:table-cell>
          <table:table-cell office:value-type="float" office:value="256">
            <text:p>256</text:p>
          </table:table-cell>
          <table:table-cell table:formula="of:=[.B454]*[.C454]" office:value-type="float" office:value="7936">
            <text:p>793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54]));1;IF( ISNUMBER( SEARCH(&quot;vect2&quot;;[.A454]));2;IF( ISNUMBER( SEARCH(&quot;vect4&quot;;[.A454]));4;IF( ISNUMBER( SEARCH(&quot;vect8&quot;;[.A454]));8;IF( ISNUMBER( SEARCH(&quot;vect16&quot;;[.A454]));16;0)))))" office:value-type="float" office:value="16">
            <text:p>16</text:p>
          </table:table-cell>
          <table:table-cell table:formula="of:=[.G454]*[.F454]*4" office:value-type="float" office:value="65536">
            <text:p>65536</text:p>
          </table:table-cell>
          <table:table-cell table:formula="of:=[.G454]*[.F454]*4" office:value-type="float" office:value="65536">
            <text:p>65536</text:p>
          </table:table-cell>
          <table:table-cell table:formula="of:=[counters.X454]/4" office:value-type="float" office:value="8717938.75">
            <text:p>8717938,75</text:p>
          </table:table-cell>
          <table:table-cell table:formula="of:=([.H454]+[.I454])*[.G454]" office:value-type="float" office:value="2097152">
            <text:p>2097152</text:p>
          </table:table-cell>
          <table:table-cell table:formula="of:=[.K454]/[.J454]" office:value-type="float" office:value="0.240555945635658">
            <text:p>0,241</text:p>
          </table:table-cell>
          <table:table-cell table:formula="of:=[.L454]*24" office:value-type="float" office:value="5.7733426952558">
            <text:p>5,773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table:formula="of:=[.B455]*[.C455]" office:value-type="float" office:value="8192">
            <text:p>819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55]));1;IF( ISNUMBER( SEARCH(&quot;vect2&quot;;[.A455]));2;IF( ISNUMBER( SEARCH(&quot;vect4&quot;;[.A455]));4;IF( ISNUMBER( SEARCH(&quot;vect8&quot;;[.A455]));8;IF( ISNUMBER( SEARCH(&quot;vect16&quot;;[.A455]));16;0)))))" office:value-type="float" office:value="16">
            <text:p>16</text:p>
          </table:table-cell>
          <table:table-cell table:formula="of:=[.G455]*[.F455]*4" office:value-type="float" office:value="65536">
            <text:p>65536</text:p>
          </table:table-cell>
          <table:table-cell table:formula="of:=[.G455]*[.F455]*4" office:value-type="float" office:value="65536">
            <text:p>65536</text:p>
          </table:table-cell>
          <table:table-cell table:formula="of:=[counters.X455]/4" office:value-type="float" office:value="10398416.75">
            <text:p>10398416,75</text:p>
          </table:table-cell>
          <table:table-cell table:formula="of:=([.H455]+[.I455])*[.G455]" office:value-type="float" office:value="2097152">
            <text:p>2097152</text:p>
          </table:table-cell>
          <table:table-cell table:formula="of:=[.K455]/[.J455]" office:value-type="float" office:value="0.201679933630281">
            <text:p>0,202</text:p>
          </table:table-cell>
          <table:table-cell table:formula="of:=[.L455]*24" office:value-type="float" office:value="4.84031840712674">
            <text:p>4,840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64">
            <text:p>64</text:p>
          </table:table-cell>
          <table:table-cell office:value-type="float" office:value="256">
            <text:p>256</text:p>
          </table:table-cell>
          <table:table-cell table:formula="of:=[.B456]*[.C456]" office:value-type="float" office:value="16384">
            <text:p>1638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56]));1;IF( ISNUMBER( SEARCH(&quot;vect2&quot;;[.A456]));2;IF( ISNUMBER( SEARCH(&quot;vect4&quot;;[.A456]));4;IF( ISNUMBER( SEARCH(&quot;vect8&quot;;[.A456]));8;IF( ISNUMBER( SEARCH(&quot;vect16&quot;;[.A456]));16;0)))))" office:value-type="float" office:value="16">
            <text:p>16</text:p>
          </table:table-cell>
          <table:table-cell table:formula="of:=[.G456]*[.F456]*4" office:value-type="float" office:value="65536">
            <text:p>65536</text:p>
          </table:table-cell>
          <table:table-cell table:formula="of:=[.G456]*[.F456]*4" office:value-type="float" office:value="65536">
            <text:p>65536</text:p>
          </table:table-cell>
          <table:table-cell table:formula="of:=[counters.X456]/4" office:value-type="float" office:value="18403805">
            <text:p>18403805</text:p>
          </table:table-cell>
          <table:table-cell table:formula="of:=([.H456]+[.I456])*[.G456]" office:value-type="float" office:value="2097152">
            <text:p>2097152</text:p>
          </table:table-cell>
          <table:table-cell table:formula="of:=[.K456]/[.J456]" office:value-type="float" office:value="0.113952087625358">
            <text:p>0,114</text:p>
          </table:table-cell>
          <table:table-cell table:formula="of:=[.L456]*24" office:value-type="float" office:value="2.73485010300859">
            <text:p>2,735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table:formula="of:=[.B457]*[.C457]" office:value-type="float" office:value="32768">
            <text:p>3276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57]));1;IF( ISNUMBER( SEARCH(&quot;vect2&quot;;[.A457]));2;IF( ISNUMBER( SEARCH(&quot;vect4&quot;;[.A457]));4;IF( ISNUMBER( SEARCH(&quot;vect8&quot;;[.A457]));8;IF( ISNUMBER( SEARCH(&quot;vect16&quot;;[.A457]));16;0)))))" office:value-type="float" office:value="16">
            <text:p>16</text:p>
          </table:table-cell>
          <table:table-cell table:formula="of:=[.G457]*[.F457]*4" office:value-type="float" office:value="65536">
            <text:p>65536</text:p>
          </table:table-cell>
          <table:table-cell table:formula="of:=[.G457]*[.F457]*4" office:value-type="float" office:value="65536">
            <text:p>65536</text:p>
          </table:table-cell>
          <table:table-cell table:formula="of:=[counters.X457]/4" office:value-type="float" office:value="37282594.5">
            <text:p>37282594,5</text:p>
          </table:table-cell>
          <table:table-cell table:formula="of:=([.H457]+[.I457])*[.G457]" office:value-type="float" office:value="2097152">
            <text:p>2097152</text:p>
          </table:table-cell>
          <table:table-cell table:formula="of:=[.K457]/[.J457]" office:value-type="float" office:value="0.0562501625255721">
            <text:p>0,056</text:p>
          </table:table-cell>
          <table:table-cell table:formula="of:=[.L457]*24" office:value-type="float" office:value="1.35000390061373">
            <text:p>1,350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table:number-columns-repeated="2" office:value-type="float" office:value="256">
            <text:p>256</text:p>
          </table:table-cell>
          <table:table-cell table:formula="of:=[.B458]*[.C458]" office:value-type="float" office:value="65536">
            <text:p>65536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58]));1;IF( ISNUMBER( SEARCH(&quot;vect2&quot;;[.A458]));2;IF( ISNUMBER( SEARCH(&quot;vect4&quot;;[.A458]));4;IF( ISNUMBER( SEARCH(&quot;vect8&quot;;[.A458]));8;IF( ISNUMBER( SEARCH(&quot;vect16&quot;;[.A458]));16;0)))))" office:value-type="float" office:value="16">
            <text:p>16</text:p>
          </table:table-cell>
          <table:table-cell table:formula="of:=[.G458]*[.F458]*4" office:value-type="float" office:value="65536">
            <text:p>65536</text:p>
          </table:table-cell>
          <table:table-cell table:formula="of:=[.G458]*[.F458]*4" office:value-type="float" office:value="65536">
            <text:p>65536</text:p>
          </table:table-cell>
          <table:table-cell table:formula="of:=[counters.X458]/4" office:value-type="float" office:value="73620869.25">
            <text:p>73620869,25</text:p>
          </table:table-cell>
          <table:table-cell table:formula="of:=([.H458]+[.I458])*[.G458]" office:value-type="float" office:value="2097152">
            <text:p>2097152</text:p>
          </table:table-cell>
          <table:table-cell table:formula="of:=[.K458]/[.J458]" office:value-type="float" office:value="0.0284858358963209">
            <text:p>0,028</text:p>
          </table:table-cell>
          <table:table-cell table:formula="of:=[.L458]*24" office:value-type="float" office:value="0.683660061511702">
            <text:p>0,684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512">
            <text:p>512</text:p>
          </table:table-cell>
          <table:table-cell office:value-type="float" office:value="256">
            <text:p>256</text:p>
          </table:table-cell>
          <table:table-cell table:formula="of:=[.B459]*[.C459]" office:value-type="float" office:value="131072">
            <text:p>131072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59]));1;IF( ISNUMBER( SEARCH(&quot;vect2&quot;;[.A459]));2;IF( ISNUMBER( SEARCH(&quot;vect4&quot;;[.A459]));4;IF( ISNUMBER( SEARCH(&quot;vect8&quot;;[.A459]));8;IF( ISNUMBER( SEARCH(&quot;vect16&quot;;[.A459]));16;0)))))" office:value-type="float" office:value="16">
            <text:p>16</text:p>
          </table:table-cell>
          <table:table-cell table:formula="of:=[.G459]*[.F459]*4" office:value-type="float" office:value="65536">
            <text:p>65536</text:p>
          </table:table-cell>
          <table:table-cell table:formula="of:=[.G459]*[.F459]*4" office:value-type="float" office:value="65536">
            <text:p>65536</text:p>
          </table:table-cell>
          <table:table-cell table:formula="of:=[counters.X459]/4" office:value-type="float" office:value="145512290.25">
            <text:p>145512290,25</text:p>
          </table:table-cell>
          <table:table-cell table:formula="of:=([.H459]+[.I459])*[.G459]" office:value-type="float" office:value="2097152">
            <text:p>2097152</text:p>
          </table:table-cell>
          <table:table-cell table:formula="of:=[.K459]/[.J459]" office:value-type="float" office:value="0.0144121984225315">
            <text:p>0,014</text:p>
          </table:table-cell>
          <table:table-cell table:formula="of:=[.L459]*24" office:value-type="float" office:value="0.345892762140757">
            <text:p>0,346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1024">
            <text:p>1024</text:p>
          </table:table-cell>
          <table:table-cell office:value-type="float" office:value="256">
            <text:p>256</text:p>
          </table:table-cell>
          <table:table-cell table:formula="of:=[.B460]*[.C460]" office:value-type="float" office:value="262144">
            <text:p>262144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60]));1;IF( ISNUMBER( SEARCH(&quot;vect2&quot;;[.A460]));2;IF( ISNUMBER( SEARCH(&quot;vect4&quot;;[.A460]));4;IF( ISNUMBER( SEARCH(&quot;vect8&quot;;[.A460]));8;IF( ISNUMBER( SEARCH(&quot;vect16&quot;;[.A460]));16;0)))))" office:value-type="float" office:value="16">
            <text:p>16</text:p>
          </table:table-cell>
          <table:table-cell table:formula="of:=[.G460]*[.F460]*4" office:value-type="float" office:value="65536">
            <text:p>65536</text:p>
          </table:table-cell>
          <table:table-cell table:formula="of:=[.G460]*[.F460]*4" office:value-type="float" office:value="65536">
            <text:p>65536</text:p>
          </table:table-cell>
          <table:table-cell table:formula="of:=[counters.X460]/4" office:value-type="float" office:value="289567361">
            <text:p>289567361</text:p>
          </table:table-cell>
          <table:table-cell table:formula="of:=([.H460]+[.I460])*[.G460]" office:value-type="float" office:value="2097152">
            <text:p>2097152</text:p>
          </table:table-cell>
          <table:table-cell table:formula="of:=[.K460]/[.J460]" office:value-type="float" office:value="0.00724236320266772">
            <text:p>0,007</text:p>
          </table:table-cell>
          <table:table-cell table:formula="of:=[.L460]*24" office:value-type="float" office:value="0.173816716864025">
            <text:p>0,174</text:p>
          </table:table-cell>
          <table:table-cell table:number-columns-repeated="959"/>
        </table:table-row>
        <table:table-row table:style-name="ro2">
          <table:table-cell office:value-type="string">
            <text:p>vect16_sp_load_store_iter_1024_kernel</text:p>
          </table:table-cell>
          <table:table-cell office:value-type="float" office:value="2048">
            <text:p>2048</text:p>
          </table:table-cell>
          <table:table-cell office:value-type="float" office:value="256">
            <text:p>256</text:p>
          </table:table-cell>
          <table:table-cell table:formula="of:=[.B461]*[.C461]" office:value-type="float" office:value="524288">
            <text:p>524288</text:p>
          </table:table-cell>
          <table:table-cell table:number-columns-repeated="2" office:value-type="float" office:value="1024">
            <text:p>1024</text:p>
          </table:table-cell>
          <table:table-cell table:formula="of:=IF( ISNUMBER( SEARCH(&quot;scalar&quot;;[.A461]));1;IF( ISNUMBER( SEARCH(&quot;vect2&quot;;[.A461]));2;IF( ISNUMBER( SEARCH(&quot;vect4&quot;;[.A461]));4;IF( ISNUMBER( SEARCH(&quot;vect8&quot;;[.A461]));8;IF( ISNUMBER( SEARCH(&quot;vect16&quot;;[.A461]));16;0)))))" office:value-type="float" office:value="16">
            <text:p>16</text:p>
          </table:table-cell>
          <table:table-cell table:formula="of:=[.G461]*[.F461]*4" office:value-type="float" office:value="65536">
            <text:p>65536</text:p>
          </table:table-cell>
          <table:table-cell table:formula="of:=[.G461]*[.F461]*4" office:value-type="float" office:value="65536">
            <text:p>65536</text:p>
          </table:table-cell>
          <table:table-cell table:formula="of:=[counters.X461]/4" office:value-type="float" office:value="576312828">
            <text:p>576312828</text:p>
          </table:table-cell>
          <table:table-cell table:formula="of:=([.H461]+[.I461])*[.G461]" office:value-type="float" office:value="2097152">
            <text:p>2097152</text:p>
          </table:table-cell>
          <table:table-cell table:formula="of:=[.K461]/[.J461]" office:value-type="float" office:value="0.00363891258030439">
            <text:p>0,004</text:p>
          </table:table-cell>
          <table:table-cell table:formula="of:=[.L461]*24" office:value-type="float" office:value="0.0873339019273054">
            <text:p>0,087</text:p>
          </table:table-cell>
          <table:table-cell table:number-columns-repeated="959"/>
        </table:table-row>
        <table:table-row table:style-name="ro2" table:number-rows-repeated="42">
          <table:table-cell table:number-columns-repeated="7"/>
          <table:table-cell table:style-name="ce3" table:number-columns-repeated="2"/>
          <table:table-cell table:number-columns-repeated="963"/>
        </table:table-row>
        <table:table-row table:style-name="ro2" table:number-rows-repeated="349">
          <table:table-cell table:number-columns-repeated="972"/>
        </table:table-row>
        <table:table-row table:style-name="ro2" table:number-rows-repeated="2838">
          <table:table-cell table:number-columns-repeated="7"/>
          <table:table-cell table:style-name="ce3" table:number-columns-repeated="2"/>
          <table:table-cell table:number-columns-repeated="963"/>
        </table:table-row>
        <table:table-row table:style-name="ro2" table:number-rows-repeated="1044885">
          <table:table-cell table:number-columns-repeated="972"/>
        </table:table-row>
        <table:table-row table:style-name="ro2">
          <table:table-cell table:number-columns-repeated="97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AR PL KaitiM GB" svg:font-family="'AR PL KaitiM GB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pt" fo:country="PT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pt" fo:country="P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style:font-name-asian="AR PL KaitiM G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28-02-2018</text:date>, <text:time>14:1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8T14:15:04</dc:date>
    <dc:creator>Helder Duarte</dc:creator>
    <meta:generator>OpenOffice/4.1.4$Unix OpenOffice.org_project/414m5$Build-9788</meta:generator>
    <meta:editing-duration>PT10H56M31S</meta:editing-duration>
    <meta:editing-cycles>39</meta:editing-cycles>
    <meta:document-statistic meta:table-count="2" meta:cell-count="3273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8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8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08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08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08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8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639cm" svg:height="9cm" xlink:href=".." xlink:type="simple" chart:class="chart:line" chart:style-name="ch1">
        <chart:title svg:x="9.886cm" svg:y="0.316cm" chart:style-name="ch2">
          <text:p>Basic kernels</text:p>
        </chart:title>
        <chart:legend chart:legend-position="end" svg:x="17.379cm" svg:y="3.205cm" style:legend-expansion="high" chart:style-name="ch3"/>
        <chart:plot-area chart:style-name="ch4" table:cell-range-address="Sheet2.D2:Sheet2.D47 Sheet2.A2:Sheet2.A2 Sheet2.L2:Sheet2.L231 Sheet2.A48:Sheet2.A48 Sheet2.A94:Sheet2.A94 Sheet2.A140:Sheet2.A140 Sheet2.A186:Sheet2.A186" chart:data-source-has-labels="both" svg:x="1.463cm" svg:y="1.635cm" svg:width="15.012cm" svg:height="6.204cm">
          <chartooo:coordinate-region svg:x="3.302cm" svg:y="1.834cm" svg:width="12.897cm" svg:height="4.96cm"/>
          <chart:axis chart:dimension="x" chart:name="primary-x" chart:style-name="ch5" chartooo:axis-type="auto">
            <chartooo:date-scale/>
            <chart:title svg:x="8.237cm" svg:y="8.019cm" chart:style-name="ch6">
              <text:p># threads</text:p>
            </chart:title>
            <chart:categories table:cell-range-address="Sheet2.D2:Sheet2.D47"/>
          </chart:axis>
          <chart:axis chart:dimension="y" chart:name="primary-y" chart:style-name="ch7">
            <chart:title svg:x="0.451cm" svg:y="6.263cm" chart:style-name="ch8">
              <text:p>Bandwidth [bytes/cy]</text:p>
            </chart:title>
            <chart:grid chart:style-name="ch9" chart:class="major"/>
          </chart:axis>
          <chart:series chart:style-name="ch10" chart:values-cell-range-address="Sheet2.L2:Sheet2.L47" chart:label-cell-address="Sheet2.A2:Sheet2.A2" chart:class="chart:line">
            <chart:data-point chart:repeated="46"/>
          </chart:series>
          <chart:series chart:style-name="ch11" chart:values-cell-range-address="Sheet2.L48:Sheet2.L93" chart:label-cell-address="Sheet2.A48:Sheet2.A48" chart:class="chart:line">
            <chart:data-point chart:repeated="46"/>
          </chart:series>
          <chart:series chart:style-name="ch12" chart:values-cell-range-address="Sheet2.L94:Sheet2.L139" chart:label-cell-address="Sheet2.A94:Sheet2.A94" chart:class="chart:line">
            <chart:data-point chart:repeated="46"/>
          </chart:series>
          <chart:series chart:style-name="ch13" chart:values-cell-range-address="Sheet2.L140:Sheet2.L185" chart:label-cell-address="Sheet2.A140:Sheet2.A140" chart:class="chart:line">
            <chart:data-point chart:repeated="46"/>
          </chart:series>
          <chart:series chart:style-name="ch14" chart:values-cell-range-address="Sheet2.L186:Sheet2.L231" chart:label-cell-address="Sheet2.A186:Sheet2.A186" chart:class="chart:line">
            <chart:data-point chart:repeated="4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alar_load_store_kernel</text:p>
                <draw:g>
                  <svg:desc>Sheet2.A2:Sheet2.A2</svg:desc>
                </draw:g>
              </table:table-cell>
              <table:table-cell office:value-type="string">
                <text:p>vect2_load_store_kernel</text:p>
                <draw:g>
                  <svg:desc>Sheet2.A48:Sheet2.A48</svg:desc>
                </draw:g>
              </table:table-cell>
              <table:table-cell office:value-type="string">
                <text:p>vect4_load_store_kernel</text:p>
                <draw:g>
                  <svg:desc>Sheet2.A94:Sheet2.A94</svg:desc>
                </draw:g>
              </table:table-cell>
              <table:table-cell office:value-type="string">
                <text:p>vect8_load_store_kernel</text:p>
                <draw:g>
                  <svg:desc>Sheet2.A140:Sheet2.A140</svg:desc>
                </draw:g>
              </table:table-cell>
              <table:table-cell office:value-type="string">
                <text:p>vect16_load_store_kernel</text:p>
                <draw:g>
                  <svg:desc>Sheet2.A186:Sheet2.A18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D2:Sheet2.D47</svg:desc>
                </draw:g>
              </table:table-cell>
              <table:table-cell office:value-type="float" office:value="NaN">
                <text:p>NaN</text:p>
                <draw:g>
                  <svg:desc>Sheet2.L2:Sheet2.L47</svg:desc>
                </draw:g>
              </table:table-cell>
              <table:table-cell office:value-type="float" office:value="NaN">
                <text:p>NaN</text:p>
                <draw:g>
                  <svg:desc>Sheet2.L48:Sheet2.L93</svg:desc>
                </draw:g>
              </table:table-cell>
              <table:table-cell office:value-type="float" office:value="NaN">
                <text:p>NaN</text:p>
                <draw:g>
                  <svg:desc>Sheet2.L94:Sheet2.L139</svg:desc>
                </draw:g>
              </table:table-cell>
              <table:table-cell office:value-type="float" office:value="NaN">
                <text:p>NaN</text:p>
                <draw:g>
                  <svg:desc>Sheet2.L140:Sheet2.L185</svg:desc>
                </draw:g>
              </table:table-cell>
              <table:table-cell office:value-type="float" office:value="1170.28571428571">
                <text:p>1170.28571428571</text:p>
                <draw:g>
                  <svg:desc>Sheet2.L186:Sheet2.L23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0.28571428571">
                <text:p>1170.2857142857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0.28571428571">
                <text:p>1170.2857142857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0.28571428571">
                <text:p>1170.2857142857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0.28571428571">
                <text:p>1170.2857142857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0.66666666667">
                <text:p>2730.6666666666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5.33333333333">
                <text:p>1365.33333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0.222222222222">
                <text:p>910.22222222222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.68">
                <text:p>327.6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0.28571428571">
                <text:p>1170.2857142857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5.33333333333">
                <text:p>1365.33333333333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.6">
                <text:p>409.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.68">
                <text:p>327.68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.142857142857">
                <text:p>585.142857142857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52">
                <text:p>4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8">
                <text:p>4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64">
                <text:p>4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16">
                <text:p>16</text:p>
              </table:table-cell>
              <table:table-cell office:value-type="float" office:value="18.2857142857143">
                <text:p>18.2857142857143</text:p>
              </table:table-cell>
              <table:table-cell office:value-type="float" office:value="39.3846153846154">
                <text:p>39.3846153846154</text:p>
              </table:table-cell>
              <table:table-cell office:value-type="float" office:value="204.8">
                <text:p>204.8</text:p>
              </table:table-cell>
              <table:table-cell office:value-type="float" office:value="273.066666666667">
                <text:p>273.066666666667</text:p>
              </table:table-cell>
            </table:table-row>
            <table:table-row>
              <table:table-cell office:value-type="float" office:value="5632">
                <text:p>5630</text:p>
              </table:table-cell>
              <table:table-cell office:value-type="float" office:value="3.55555555555556">
                <text:p>3.55555555555556</text:p>
              </table:table-cell>
              <table:table-cell office:value-type="float" office:value="9.14285714285714">
                <text:p>9.14285714285714</text:p>
              </table:table-cell>
              <table:table-cell office:value-type="float" office:value="32">
                <text:p>32</text:p>
              </table:table-cell>
              <table:table-cell office:value-type="float" office:value="170.666666666667">
                <text:p>170.666666666667</text:p>
              </table:table-cell>
              <table:table-cell office:value-type="float" office:value="122.268656716418">
                <text:p>122.268656716418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4">
                <text:p>4</text:p>
              </table:table-cell>
              <table:table-cell office:value-type="float" office:value="4.26666666666667">
                <text:p>4.26666666666667</text:p>
              </table:table-cell>
              <table:table-cell office:value-type="float" office:value="17.6551724137931">
                <text:p>17.6551724137931</text:p>
              </table:table-cell>
              <table:table-cell office:value-type="float" office:value="68.2666666666667">
                <text:p>68.2666666666667</text:p>
              </table:table-cell>
              <table:table-cell office:value-type="float" office:value="93.0909090909091">
                <text:p>93.0909090909091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1.77777777777778">
                <text:p>1.77777777777778</text:p>
              </table:table-cell>
              <table:table-cell office:value-type="float" office:value="3.76470588235294">
                <text:p>3.76470588235294</text:p>
              </table:table-cell>
              <table:table-cell office:value-type="float" office:value="17.0666666666667">
                <text:p>17.0666666666667</text:p>
              </table:table-cell>
              <table:table-cell office:value-type="float" office:value="75.8518518518518">
                <text:p>75.8518518518518</text:p>
              </table:table-cell>
              <table:table-cell office:value-type="float" office:value="75.8518518518518">
                <text:p>75.8518518518518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.52380952380952">
                <text:p>1.52380952380952</text:p>
              </table:table-cell>
              <table:table-cell office:value-type="float" office:value="2.72340425531915">
                <text:p>2.72340425531915</text:p>
              </table:table-cell>
              <table:table-cell office:value-type="float" office:value="10.4489795918367">
                <text:p>10.4489795918367</text:p>
              </table:table-cell>
              <table:table-cell office:value-type="float" office:value="56.8888888888889">
                <text:p>56.8888888888889</text:p>
              </table:table-cell>
              <table:table-cell office:value-type="float" office:value="56.4965517241379">
                <text:p>56.4965517241379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56">
                <text:p>2.56</text:p>
              </table:table-cell>
              <table:table-cell office:value-type="float" office:value="7.42028985507246">
                <text:p>7.42028985507246</text:p>
              </table:table-cell>
              <table:table-cell office:value-type="float" office:value="45.5111111111111">
                <text:p>45.5111111111111</text:p>
              </table:table-cell>
              <table:table-cell office:value-type="float" office:value="61.593984962406">
                <text:p>61.593984962406</text:p>
              </table:table-cell>
            </table:table-row>
            <table:table-row>
              <table:table-cell office:value-type="float" office:value="6912">
                <text:p>6910</text:p>
              </table:table-cell>
              <table:table-cell office:value-type="float" office:value="1.39130434782609">
                <text:p>1.39130434782609</text:p>
              </table:table-cell>
              <table:table-cell office:value-type="float" office:value="2.46153846153846">
                <text:p>2.46153846153846</text:p>
              </table:table-cell>
              <table:table-cell office:value-type="float" office:value="7.52941176470588">
                <text:p>7.52941176470588</text:p>
              </table:table-cell>
              <table:table-cell office:value-type="float" office:value="27.6756756756757">
                <text:p>27.6756756756757</text:p>
              </table:table-cell>
              <table:table-cell office:value-type="float" office:value="56.1095890410959">
                <text:p>56.1095890410959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0.914285714285714">
                <text:p>0.914285714285714</text:p>
              </table:table-cell>
              <table:table-cell office:value-type="float" office:value="1.72972972972973">
                <text:p>1.72972972972973</text:p>
              </table:table-cell>
              <table:table-cell office:value-type="float" office:value="6.48101265822785">
                <text:p>6.48101265822785</text:p>
              </table:table-cell>
              <table:table-cell office:value-type="float" office:value="35.3103448275862">
                <text:p>35.3103448275862</text:p>
              </table:table-cell>
              <table:table-cell office:value-type="float" office:value="52.1783439490446">
                <text:p>52.1783439490446</text:p>
              </table:table-cell>
            </table:table-row>
            <table:table-row>
              <table:table-cell office:value-type="float" office:value="7424">
                <text:p>7420</text:p>
              </table:table-cell>
              <table:table-cell office:value-type="float" office:value="1">
                <text:p>1</text:p>
              </table:table-cell>
              <table:table-cell office:value-type="float" office:value="1.52380952380952">
                <text:p>1.52380952380952</text:p>
              </table:table-cell>
              <table:table-cell office:value-type="float" office:value="5.95348837209302">
                <text:p>5.95348837209302</text:p>
              </table:table-cell>
              <table:table-cell office:value-type="float" office:value="33.0322580645161">
                <text:p>33.0322580645161</text:p>
              </table:table-cell>
              <table:table-cell office:value-type="float" office:value="45.5111111111111">
                <text:p>45.5111111111111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.34736842105263">
                <text:p>1.34736842105263</text:p>
              </table:table-cell>
              <table:table-cell office:value-type="float" office:value="4.61261261261261">
                <text:p>4.61261261261261</text:p>
              </table:table-cell>
              <table:table-cell office:value-type="float" office:value="25.9240506329114">
                <text:p>25.9240506329114</text:p>
              </table:table-cell>
              <table:table-cell office:value-type="float" office:value="44.0430107526882">
                <text:p>44.0430107526882</text:p>
              </table:table-cell>
            </table:table-row>
            <table:table-row>
              <table:table-cell office:value-type="float" office:value="7936">
                <text:p>7940</text:p>
              </table:table-cell>
              <table:table-cell office:value-type="float" office:value="0.82051282051282">
                <text:p>0.82051282051282</text:p>
              </table:table-cell>
              <table:table-cell office:value-type="float" office:value="1.34736842105263">
                <text:p>1.34736842105263</text:p>
              </table:table-cell>
              <table:table-cell office:value-type="float" office:value="5.06930693069307">
                <text:p>5.06930693069307</text:p>
              </table:table-cell>
              <table:table-cell office:value-type="float" office:value="26.2564102564103">
                <text:p>26.2564102564103</text:p>
              </table:table-cell>
              <table:table-cell office:value-type="float" office:value="46.2824858757062">
                <text:p>46.282485875706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1.26732673267327">
                <text:p>1.26732673267327</text:p>
              </table:table-cell>
              <table:table-cell office:value-type="float" office:value="4.49122807017544">
                <text:p>4.49122807017544</text:p>
              </table:table-cell>
              <table:table-cell office:value-type="float" office:value="20.8979591836735">
                <text:p>20.8979591836735</text:p>
              </table:table-cell>
              <table:table-cell office:value-type="float" office:value="39.5748792270531">
                <text:p>39.5748792270531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141592920353982">
                <text:p>0.141592920353982</text:p>
              </table:table-cell>
              <table:table-cell office:value-type="float" office:value="0.378698224852071">
                <text:p>0.378698224852071</text:p>
              </table:table-cell>
              <table:table-cell office:value-type="float" office:value="1.40659340659341">
                <text:p>1.40659340659341</text:p>
              </table:table-cell>
              <table:table-cell office:value-type="float" office:value="7.13588850174216">
                <text:p>7.13588850174216</text:p>
              </table:table-cell>
              <table:table-cell office:value-type="float" office:value="12.5837173579109">
                <text:p>12.583717357910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484848484848485">
                <text:p>0.0484848484848485</text:p>
              </table:table-cell>
              <table:table-cell office:value-type="float" office:value="0.144144144144144">
                <text:p>0.144144144144144</text:p>
              </table:table-cell>
              <table:table-cell office:value-type="float" office:value="0.598830409356725">
                <text:p>0.598830409356725</text:p>
              </table:table-cell>
              <table:table-cell office:value-type="float" office:value="3.54325259515571">
                <text:p>3.54325259515571</text:p>
              </table:table-cell>
              <table:table-cell office:value-type="float" office:value="4.4594447468699">
                <text:p>4.4594447468699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205787781350482">
                <text:p>0.0205787781350482</text:p>
              </table:table-cell>
              <table:table-cell office:value-type="float" office:value="0.0695652173913043">
                <text:p>0.0695652173913043</text:p>
              </table:table-cell>
              <table:table-cell office:value-type="float" office:value="0.312958435207824">
                <text:p>0.312958435207824</text:p>
              </table:table-cell>
              <table:table-cell office:value-type="float" office:value="1.64762670957361">
                <text:p>1.64762670957361</text:p>
              </table:table-cell>
              <table:table-cell office:value-type="float" office:value="2.02973240832507">
                <text:p>2.02973240832507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954938824231573">
                <text:p>0.00954938824231573</text:p>
              </table:table-cell>
              <table:table-cell office:value-type="float" office:value="0.037914691943128">
                <text:p>0.037914691943128</text:p>
              </table:table-cell>
              <table:table-cell office:value-type="float" office:value="0.174446337308348">
                <text:p>0.174446337308348</text:p>
              </table:table-cell>
              <table:table-cell office:value-type="float" office:value="0.807889546351085">
                <text:p>0.807889546351085</text:p>
              </table:table-cell>
              <table:table-cell office:value-type="float" office:value="0.969238050165641">
                <text:p>0.969238050165641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491249616211237">
                <text:p>0.00491249616211237</text:p>
              </table:table-cell>
              <table:table-cell office:value-type="float" office:value="0.0203854116897595">
                <text:p>0.0203854116897595</text:p>
              </table:table-cell>
              <table:table-cell office:value-type="float" office:value="0.0867649550923572">
                <text:p>0.0867649550923572</text:p>
              </table:table-cell>
              <table:table-cell office:value-type="float" office:value="0.407562189054726">
                <text:p>0.407562189054726</text:p>
              </table:table-cell>
              <table:table-cell office:value-type="float" office:value="0.478253254714227">
                <text:p>0.47825325471422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249765844520762">
                <text:p>0.00249765844520762</text:p>
              </table:table-cell>
              <table:table-cell office:value-type="float" office:value="0.0105004101722724">
                <text:p>0.0105004101722724</text:p>
              </table:table-cell>
              <table:table-cell office:value-type="float" office:value="0.0439221068885648">
                <text:p>0.0439221068885648</text:p>
              </table:table-cell>
              <table:table-cell office:value-type="float" office:value="0.203376365441907">
                <text:p>0.203376365441907</text:p>
              </table:table-cell>
              <table:table-cell office:value-type="float" office:value="0.231877494409692">
                <text:p>0.2318774944096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8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8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08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08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08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08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491cm" svg:height="9cm" xlink:href=".." xlink:type="simple" chart:class="chart:line" chart:style-name="ch1">
        <chart:title svg:x="9.177cm" svg:y="0.316cm" chart:style-name="ch2">
          <text:p>Loops with 1024 iter</text:p>
        </chart:title>
        <chart:legend chart:legend-position="end" svg:x="15.088cm" svg:y="3.205cm" style:legend-expansion="high" chart:style-name="ch3"/>
        <chart:plot-area chart:style-name="ch4" table:cell-range-address="Sheet2.D232:Sheet2.D277 Sheet2.A232:Sheet2.A232 Sheet2.L232:Sheet2.L461 Sheet2.A281:Sheet2.A281 Sheet2.A327:Sheet2.A327 Sheet2.A373:Sheet2.A373 Sheet2.A419:Sheet2.A419" chart:data-source-has-labels="both" svg:x="1.46cm" svg:y="1.635cm" svg:width="12.73cm" svg:height="6.204cm">
          <chartooo:coordinate-region svg:x="2.928cm" svg:y="1.834cm" svg:width="10.705cm" svg:height="4.96cm"/>
          <chart:axis chart:dimension="x" chart:name="primary-x" chart:style-name="ch5" chartooo:axis-type="auto">
            <chartooo:date-scale/>
            <chart:title svg:x="7.093cm" svg:y="8.019cm" chart:style-name="ch6">
              <text:p># threads</text:p>
            </chart:title>
            <chart:categories table:cell-range-address="Sheet2.D232:Sheet2.D277"/>
          </chart:axis>
          <chart:axis chart:dimension="y" chart:name="primary-y" chart:style-name="ch7">
            <chart:title svg:x="0.451cm" svg:y="6.263cm" chart:style-name="ch8">
              <text:p>Bandwidth [bytes/cy]</text:p>
            </chart:title>
            <chart:grid chart:style-name="ch9" chart:class="major"/>
          </chart:axis>
          <chart:series chart:style-name="ch10" chart:values-cell-range-address="Sheet2.L232:Sheet2.L277" chart:label-cell-address="Sheet2.A232:Sheet2.A232" chart:class="chart:line">
            <chart:data-point chart:repeated="46"/>
          </chart:series>
          <chart:series chart:style-name="ch11" chart:values-cell-range-address="Sheet2.L278:Sheet2.L323" chart:label-cell-address="Sheet2.A281:Sheet2.A281" chart:class="chart:line">
            <chart:data-point chart:repeated="46"/>
          </chart:series>
          <chart:series chart:style-name="ch12" chart:values-cell-range-address="Sheet2.L324:Sheet2.L369" chart:label-cell-address="Sheet2.A327:Sheet2.A327" chart:class="chart:line">
            <chart:data-point chart:repeated="46"/>
          </chart:series>
          <chart:series chart:style-name="ch13" chart:values-cell-range-address="Sheet2.L370:Sheet2.L415" chart:label-cell-address="Sheet2.A373:Sheet2.A373" chart:class="chart:line">
            <chart:data-point chart:repeated="46"/>
          </chart:series>
          <chart:series chart:style-name="ch14" chart:values-cell-range-address="Sheet2.L416:Sheet2.L461" chart:label-cell-address="Sheet2.A419:Sheet2.A419" chart:class="chart:line">
            <chart:data-point chart:repeated="4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alar_sp_load_store_iter_1024_kernel</text:p>
                <draw:g>
                  <svg:desc>Sheet2.A232:Sheet2.A232</svg:desc>
                </draw:g>
              </table:table-cell>
              <table:table-cell office:value-type="string">
                <text:p>vect2_sp_load_store_iter_1024_kernel</text:p>
                <draw:g>
                  <svg:desc>Sheet2.A281:Sheet2.A281</svg:desc>
                </draw:g>
              </table:table-cell>
              <table:table-cell office:value-type="string">
                <text:p>vect4_sp_load_store_iter_1024_kernel</text:p>
                <draw:g>
                  <svg:desc>Sheet2.A327:Sheet2.A327</svg:desc>
                </draw:g>
              </table:table-cell>
              <table:table-cell office:value-type="string">
                <text:p>vect8_sp_load_store_iter_1024_kernel</text:p>
                <draw:g>
                  <svg:desc>Sheet2.A373:Sheet2.A373</svg:desc>
                </draw:g>
              </table:table-cell>
              <table:table-cell office:value-type="string">
                <text:p>vect16_sp_load_store_iter_1024_kernel</text:p>
                <draw:g>
                  <svg:desc>Sheet2.A419:Sheet2.A41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D232:Sheet2.D277</svg:desc>
                </draw:g>
              </table:table-cell>
              <table:table-cell office:value-type="float" office:value="2.27302996670366">
                <text:p>2.27302996670366</text:p>
                <draw:g>
                  <svg:desc>Sheet2.L232:Sheet2.L277</svg:desc>
                </draw:g>
              </table:table-cell>
              <table:table-cell office:value-type="float" office:value="9.09211986681465">
                <text:p>9.09211986681465</text:p>
                <draw:g>
                  <svg:desc>Sheet2.L278:Sheet2.L323</svg:desc>
                </draw:g>
              </table:table-cell>
              <table:table-cell office:value-type="float" office:value="19.6215568862275">
                <text:p>19.6215568862275</text:p>
                <draw:g>
                  <svg:desc>Sheet2.L324:Sheet2.L369</svg:desc>
                </draw:g>
              </table:table-cell>
              <table:table-cell office:value-type="float" office:value="44.4462529671075">
                <text:p>44.4462529671075</text:p>
                <draw:g>
                  <svg:desc>Sheet2.L370:Sheet2.L415</svg:desc>
                </draw:g>
              </table:table-cell>
              <table:table-cell office:value-type="float" office:value="90.9432784041631">
                <text:p>90.9432784041631</text:p>
                <draw:g>
                  <svg:desc>Sheet2.L416:Sheet2.L46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.27302996670366">
                <text:p>2.27302996670366</text:p>
              </table:table-cell>
              <table:table-cell office:value-type="float" office:value="9.09211986681465">
                <text:p>9.09211986681465</text:p>
              </table:table-cell>
              <table:table-cell office:value-type="float" office:value="19.6215568862275">
                <text:p>19.6215568862275</text:p>
              </table:table-cell>
              <table:table-cell office:value-type="float" office:value="44.4462529671075">
                <text:p>44.4462529671075</text:p>
              </table:table-cell>
              <table:table-cell office:value-type="float" office:value="90.9432784041631">
                <text:p>90.943278404163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27302996670366">
                <text:p>2.27302996670366</text:p>
              </table:table-cell>
              <table:table-cell office:value-type="float" office:value="9.09211986681465">
                <text:p>9.09211986681465</text:p>
              </table:table-cell>
              <table:table-cell office:value-type="float" office:value="19.6215568862275">
                <text:p>19.6215568862275</text:p>
              </table:table-cell>
              <table:table-cell office:value-type="float" office:value="44.4462529671075">
                <text:p>44.4462529671075</text:p>
              </table:table-cell>
              <table:table-cell office:value-type="float" office:value="90.9432784041631">
                <text:p>90.943278404163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27302996670366">
                <text:p>2.27302996670366</text:p>
              </table:table-cell>
              <table:table-cell office:value-type="float" office:value="9.09211986681465">
                <text:p>9.09211986681465</text:p>
              </table:table-cell>
              <table:table-cell office:value-type="float" office:value="19.6215568862275">
                <text:p>19.6215568862275</text:p>
              </table:table-cell>
              <table:table-cell office:value-type="float" office:value="44.4462529671075">
                <text:p>44.4462529671075</text:p>
              </table:table-cell>
              <table:table-cell office:value-type="float" office:value="90.9432784041631">
                <text:p>90.943278404163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27302996670366">
                <text:p>2.27302996670366</text:p>
              </table:table-cell>
              <table:table-cell office:value-type="float" office:value="9.09211986681465">
                <text:p>9.09211986681465</text:p>
              </table:table-cell>
              <table:table-cell office:value-type="float" office:value="19.6215568862275">
                <text:p>19.6215568862275</text:p>
              </table:table-cell>
              <table:table-cell office:value-type="float" office:value="26.2301380828497">
                <text:p>26.2301380828497</text:p>
              </table:table-cell>
              <table:table-cell office:value-type="float" office:value="53.1678328769902">
                <text:p>53.167832876990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27302996670366">
                <text:p>2.27302996670366</text:p>
              </table:table-cell>
              <table:table-cell office:value-type="float" office:value="9.09211986681465">
                <text:p>9.09211986681465</text:p>
              </table:table-cell>
              <table:table-cell office:value-type="float" office:value="19.6215568862275">
                <text:p>19.6215568862275</text:p>
              </table:table-cell>
              <table:table-cell office:value-type="float" office:value="14.4146046409326">
                <text:p>14.4146046409326</text:p>
              </table:table-cell>
              <table:table-cell office:value-type="float" office:value="29.0415997341162">
                <text:p>29.041599734116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13651498335183">
                <text:p>1.13651498335183</text:p>
              </table:table-cell>
              <table:table-cell office:value-type="float" office:value="4.54605993340733">
                <text:p>4.54605993340733</text:p>
              </table:table-cell>
              <table:table-cell office:value-type="float" office:value="9.81077844311377">
                <text:p>9.81077844311377</text:p>
              </table:table-cell>
              <table:table-cell office:value-type="float" office:value="7.20730232046629">
                <text:p>7.20730232046629</text:p>
              </table:table-cell>
              <table:table-cell office:value-type="float" office:value="14.5207998670581">
                <text:p>14.520799867058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568257491675916">
                <text:p>0.568257491675916</text:p>
              </table:table-cell>
              <table:table-cell office:value-type="float" office:value="2.27302996670366">
                <text:p>2.27302996670366</text:p>
              </table:table-cell>
              <table:table-cell office:value-type="float" office:value="4.90538922155689">
                <text:p>4.90538922155689</text:p>
              </table:table-cell>
              <table:table-cell office:value-type="float" office:value="3.60365116023315">
                <text:p>3.60365116023315</text:p>
              </table:table-cell>
              <table:table-cell office:value-type="float" office:value="7.26039993352905">
                <text:p>7.2603999335290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284128745837958">
                <text:p>0.284128745837958</text:p>
              </table:table-cell>
              <table:table-cell office:value-type="float" office:value="1.13651498335183">
                <text:p>1.13651498335183</text:p>
              </table:table-cell>
              <table:table-cell office:value-type="float" office:value="2.45269461077844">
                <text:p>2.45269461077844</text:p>
              </table:table-cell>
              <table:table-cell office:value-type="float" office:value="1.80182558011657">
                <text:p>1.80182558011657</text:p>
              </table:table-cell>
              <table:table-cell office:value-type="float" office:value="3.63019996676453">
                <text:p>3.6301999667645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142064372918979">
                <text:p>0.142064372918979</text:p>
              </table:table-cell>
              <table:table-cell office:value-type="float" office:value="0.568257491675916">
                <text:p>0.568257491675916</text:p>
              </table:table-cell>
              <table:table-cell office:value-type="float" office:value="1.22634730538922">
                <text:p>1.22634730538922</text:p>
              </table:table-cell>
              <table:table-cell office:value-type="float" office:value="0.900912790058287">
                <text:p>0.900912790058287</text:p>
              </table:table-cell>
              <table:table-cell office:value-type="float" office:value="1.6219527026622">
                <text:p>1.6219527026622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0.0947095819459859">
                <text:p>0.0947095819459859</text:p>
              </table:table-cell>
              <table:table-cell office:value-type="float" office:value="0.378838327783944">
                <text:p>0.378838327783944</text:p>
              </table:table-cell>
              <table:table-cell office:value-type="float" office:value="0.817564870259481">
                <text:p>0.817564870259481</text:p>
              </table:table-cell>
              <table:table-cell office:value-type="float" office:value="0.600608526705524">
                <text:p>0.600608526705524</text:p>
              </table:table-cell>
              <table:table-cell office:value-type="float" office:value="1.21006665558818">
                <text:p>1.2100666555881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946964442594904">
                <text:p>0.0946964442594904</text:p>
              </table:table-cell>
              <table:table-cell office:value-type="float" office:value="0.378785777037962">
                <text:p>0.378785777037962</text:p>
              </table:table-cell>
              <table:table-cell office:value-type="float" office:value="0.695914412381534">
                <text:p>0.695914412381534</text:p>
              </table:table-cell>
              <table:table-cell office:value-type="float" office:value="0.507266912388268">
                <text:p>0.507266912388268</text:p>
              </table:table-cell>
              <table:table-cell office:value-type="float" office:value="1.21005827707576">
                <text:p>1.21005827707576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0.0946833102172908">
                <text:p>0.0946833102172908</text:p>
              </table:table-cell>
              <table:table-cell office:value-type="float" office:value="0.378733240869163">
                <text:p>0.378733240869163</text:p>
              </table:table-cell>
              <table:table-cell office:value-type="float" office:value="0.599632412228984">
                <text:p>0.599632412228984</text:p>
              </table:table-cell>
              <table:table-cell office:value-type="float" office:value="0.600592014223004">
                <text:p>0.600592014223004</text:p>
              </table:table-cell>
              <table:table-cell office:value-type="float" office:value="1.21004989867937">
                <text:p>1.21004989867937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0.0946701798178708">
                <text:p>0.0946701798178708</text:p>
              </table:table-cell>
              <table:table-cell office:value-type="float" office:value="0.378680719271483">
                <text:p>0.378680719271483</text:p>
              </table:table-cell>
              <table:table-cell office:value-type="float" office:value="0.523666931019811">
                <text:p>0.523666931019811</text:p>
              </table:table-cell>
              <table:table-cell office:value-type="float" office:value="0.600583758322222">
                <text:p>0.600583758322222</text:p>
              </table:table-cell>
              <table:table-cell office:value-type="float" office:value="1.210041520399">
                <text:p>1.210041520399</text:p>
              </table:table-cell>
            </table:table-row>
            <table:table-row>
              <table:table-cell office:value-type="float" office:value="1792">
                <text:p>1790</text:p>
              </table:table-cell>
              <table:table-cell office:value-type="float" office:value="0.0810745946641397">
                <text:p>0.0810745946641397</text:p>
              </table:table-cell>
              <table:table-cell office:value-type="float" office:value="0.324609196996414">
                <text:p>0.324609196996414</text:p>
              </table:table-cell>
              <table:table-cell office:value-type="float" office:value="0.453504163199496">
                <text:p>0.453504163199496</text:p>
              </table:table-cell>
              <table:table-cell office:value-type="float" office:value="0.517354033231112">
                <text:p>0.517354033231112</text:p>
              </table:table-cell>
              <table:table-cell office:value-type="float" office:value="1.04223853828812">
                <text:p>1.0422385382881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709672668679369">
                <text:p>0.0709672668679369</text:p>
              </table:table-cell>
              <table:table-cell office:value-type="float" office:value="0.284131209517286">
                <text:p>0.284131209517286</text:p>
              </table:table-cell>
              <table:table-cell office:value-type="float" office:value="0.397131919290161">
                <text:p>0.397131919290161</text:p>
              </table:table-cell>
              <table:table-cell office:value-type="float" office:value="0.454807708572883">
                <text:p>0.454807708572883</text:p>
              </table:table-cell>
              <table:table-cell office:value-type="float" office:value="0.914338531431106">
                <text:p>0.914338531431106</text:p>
              </table:table-cell>
            </table:table-row>
            <table:table-row>
              <table:table-cell office:value-type="float" office:value="2304">
                <text:p>2300</text:p>
              </table:table-cell>
              <table:table-cell office:value-type="float" office:value="0.0630102953223009">
                <text:p>0.0630102953223009</text:p>
              </table:table-cell>
              <table:table-cell office:value-type="float" office:value="0.253113419421867">
                <text:p>0.253113419421867</text:p>
              </table:table-cell>
              <table:table-cell office:value-type="float" office:value="0.352957967217176">
                <text:p>0.352957967217176</text:p>
              </table:table-cell>
              <table:table-cell office:value-type="float" office:value="0.405882449711093">
                <text:p>0.405882449711093</text:p>
              </table:table-cell>
              <table:table-cell office:value-type="float" office:value="0.811771576602971">
                <text:p>0.811771576602971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0.0567962990888118">
                <text:p>0.0567962990888118</text:p>
              </table:table-cell>
              <table:table-cell office:value-type="float" office:value="0.227684418611923">
                <text:p>0.227684418611923</text:p>
              </table:table-cell>
              <table:table-cell office:value-type="float" office:value="0.319246699377567">
                <text:p>0.319246699377567</text:p>
              </table:table-cell>
              <table:table-cell office:value-type="float" office:value="0.365488086422518">
                <text:p>0.365488086422518</text:p>
              </table:table-cell>
              <table:table-cell office:value-type="float" office:value="0.731898069030226">
                <text:p>0.731898069030226</text:p>
              </table:table-cell>
            </table:table-row>
            <table:table-row>
              <table:table-cell office:value-type="float" office:value="2816">
                <text:p>2820</text:p>
              </table:table-cell>
              <table:table-cell office:value-type="float" office:value="0.0517024835116286">
                <text:p>0.0517024835116286</text:p>
              </table:table-cell>
              <table:table-cell office:value-type="float" office:value="0.207393717681757">
                <text:p>0.207393717681757</text:p>
              </table:table-cell>
              <table:table-cell office:value-type="float" office:value="0.291378759374991">
                <text:p>0.291378759374991</text:p>
              </table:table-cell>
              <table:table-cell office:value-type="float" office:value="0.331476912654656">
                <text:p>0.331476912654656</text:p>
              </table:table-cell>
              <table:table-cell office:value-type="float" office:value="0.666880835330929">
                <text:p>0.666880835330929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0.0474144729321644">
                <text:p>0.0474144729321644</text:p>
              </table:table-cell>
              <table:table-cell office:value-type="float" office:value="0.189846337905972">
                <text:p>0.189846337905972</text:p>
              </table:table-cell>
              <table:table-cell office:value-type="float" office:value="0.265602005308109">
                <text:p>0.265602005308109</text:p>
              </table:table-cell>
              <table:table-cell office:value-type="float" office:value="0.302660302361272">
                <text:p>0.302660302361272</text:p>
              </table:table-cell>
              <table:table-cell office:value-type="float" office:value="0.612675742589082">
                <text:p>0.612675742589082</text:p>
              </table:table-cell>
            </table:table-row>
            <table:table-row>
              <table:table-cell office:value-type="float" office:value="3328">
                <text:p>3330</text:p>
              </table:table-cell>
              <table:table-cell office:value-type="float" office:value="0.0437867640180984">
                <text:p>0.0437867640180984</text:p>
              </table:table-cell>
              <table:table-cell office:value-type="float" office:value="0.175219873723837">
                <text:p>0.175219873723837</text:p>
              </table:table-cell>
              <table:table-cell office:value-type="float" office:value="0.249221610285107">
                <text:p>0.249221610285107</text:p>
              </table:table-cell>
              <table:table-cell office:value-type="float" office:value="0.279845710370941">
                <text:p>0.279845710370941</text:p>
              </table:table-cell>
              <table:table-cell office:value-type="float" office:value="0.565915697625391">
                <text:p>0.565915697625391</text:p>
              </table:table-cell>
            </table:table-row>
            <table:table-row>
              <table:table-cell office:value-type="float" office:value="3584">
                <text:p>3580</text:p>
              </table:table-cell>
              <table:table-cell office:value-type="float" office:value="0.0406585170957351">
                <text:p>0.0406585170957351</text:p>
              </table:table-cell>
              <table:table-cell office:value-type="float" office:value="0.162530008134436">
                <text:p>0.162530008134436</text:p>
              </table:table-cell>
              <table:table-cell office:value-type="float" office:value="0.233629621509568">
                <text:p>0.233629621509568</text:p>
              </table:table-cell>
              <table:table-cell office:value-type="float" office:value="0.259670733638617">
                <text:p>0.259670733638617</text:p>
              </table:table-cell>
              <table:table-cell office:value-type="float" office:value="0.508280746226631">
                <text:p>0.508280746226631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0.0378617275106446">
                <text:p>0.0378617275106446</text:p>
              </table:table-cell>
              <table:table-cell office:value-type="float" office:value="0.151561614689932">
                <text:p>0.151561614689932</text:p>
              </table:table-cell>
              <table:table-cell office:value-type="float" office:value="0.212545799945352">
                <text:p>0.212545799945352</text:p>
              </table:table-cell>
              <table:table-cell office:value-type="float" office:value="0.242256246021169">
                <text:p>0.242256246021169</text:p>
              </table:table-cell>
              <table:table-cell office:value-type="float" office:value="0.431627524829004">
                <text:p>0.43162752482900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355826595344978">
                <text:p>0.0355826595344978</text:p>
              </table:table-cell>
              <table:table-cell office:value-type="float" office:value="0.14211566631356">
                <text:p>0.14211566631356</text:p>
              </table:table-cell>
              <table:table-cell office:value-type="float" office:value="0.206463238818025">
                <text:p>0.206463238818025</text:p>
              </table:table-cell>
              <table:table-cell office:value-type="float" office:value="0.227717819327205">
                <text:p>0.227717819327205</text:p>
              </table:table-cell>
              <table:table-cell office:value-type="float" office:value="0.459324149231857">
                <text:p>0.459324149231857</text:p>
              </table:table-cell>
            </table:table-row>
            <table:table-row>
              <table:table-cell office:value-type="float" office:value="4352">
                <text:p>4350</text:p>
              </table:table-cell>
              <table:table-cell office:value-type="float" office:value="0.0334628903816657">
                <text:p>0.0334628903816657</text:p>
              </table:table-cell>
              <table:table-cell office:value-type="float" office:value="0.133837347269278">
                <text:p>0.133837347269278</text:p>
              </table:table-cell>
              <table:table-cell office:value-type="float" office:value="0.198936426537353">
                <text:p>0.198936426537353</text:p>
              </table:table-cell>
              <table:table-cell office:value-type="float" office:value="0.214023536596393">
                <text:p>0.214023536596393</text:p>
              </table:table-cell>
              <table:table-cell office:value-type="float" office:value="0.434579808672337">
                <text:p>0.434579808672337</text:p>
              </table:table-cell>
            </table:table-row>
            <table:table-row>
              <table:table-cell office:value-type="float" office:value="4608">
                <text:p>4610</text:p>
              </table:table-cell>
              <table:table-cell office:value-type="float" office:value="0.0315881814238203">
                <text:p>0.0315881814238203</text:p>
              </table:table-cell>
              <table:table-cell office:value-type="float" office:value="0.126305848795694">
                <text:p>0.126305848795694</text:p>
              </table:table-cell>
              <table:table-cell office:value-type="float" office:value="0.191674630443">
                <text:p>0.191674630443</text:p>
              </table:table-cell>
              <table:table-cell office:value-type="float" office:value="0.191193641052253">
                <text:p>0.191193641052253</text:p>
              </table:table-cell>
              <table:table-cell office:value-type="float" office:value="0.378850235838405">
                <text:p>0.378850235838405</text:p>
              </table:table-cell>
            </table:table-row>
            <table:table-row>
              <table:table-cell office:value-type="float" office:value="4864">
                <text:p>4860</text:p>
              </table:table-cell>
              <table:table-cell office:value-type="float" office:value="0.0299511812563811">
                <text:p>0.0299511812563811</text:p>
              </table:table-cell>
              <table:table-cell office:value-type="float" office:value="0.119621255333227">
                <text:p>0.119621255333227</text:p>
              </table:table-cell>
              <table:table-cell office:value-type="float" office:value="0.185804205444688">
                <text:p>0.185804205444688</text:p>
              </table:table-cell>
              <table:table-cell office:value-type="float" office:value="0.190923792970217">
                <text:p>0.190923792970217</text:p>
              </table:table-cell>
              <table:table-cell office:value-type="float" office:value="0.392135586805809">
                <text:p>0.392135586805809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0.0284584019071854">
                <text:p>0.0284584019071854</text:p>
              </table:table-cell>
              <table:table-cell office:value-type="float" office:value="0.113832124712319">
                <text:p>0.113832124712319</text:p>
              </table:table-cell>
              <table:table-cell office:value-type="float" office:value="0.179721235460089">
                <text:p>0.179721235460089</text:p>
              </table:table-cell>
              <table:table-cell office:value-type="float" office:value="0.181682908074245">
                <text:p>0.181682908074245</text:p>
              </table:table-cell>
              <table:table-cell office:value-type="float" office:value="0.374036523347966">
                <text:p>0.374036523347966</text:p>
              </table:table-cell>
            </table:table-row>
            <table:table-row>
              <table:table-cell office:value-type="float" office:value="5376">
                <text:p>5380</text:p>
              </table:table-cell>
              <table:table-cell office:value-type="float" office:value="0.0270863418476873">
                <text:p>0.0270863418476873</text:p>
              </table:table-cell>
              <table:table-cell office:value-type="float" office:value="0.107935132856099">
                <text:p>0.107935132856099</text:p>
              </table:table-cell>
              <table:table-cell office:value-type="float" office:value="0.169913615276047">
                <text:p>0.169913615276047</text:p>
              </table:table-cell>
              <table:table-cell office:value-type="float" office:value="0.17275831035342">
                <text:p>0.17275831035342</text:p>
              </table:table-cell>
              <table:table-cell office:value-type="float" office:value="0.356173867674864">
                <text:p>0.356173867674864</text:p>
              </table:table-cell>
            </table:table-row>
            <table:table-row>
              <table:table-cell office:value-type="float" office:value="5632">
                <text:p>5630</text:p>
              </table:table-cell>
              <table:table-cell office:value-type="float" office:value="0.0258427196686378">
                <text:p>0.0258427196686378</text:p>
              </table:table-cell>
              <table:table-cell office:value-type="float" office:value="0.102925886953654">
                <text:p>0.102925886953654</text:p>
              </table:table-cell>
              <table:table-cell office:value-type="float" office:value="0.162845927391977">
                <text:p>0.162845927391977</text:p>
              </table:table-cell>
              <table:table-cell office:value-type="float" office:value="0.165386049463642">
                <text:p>0.165386049463642</text:p>
              </table:table-cell>
              <table:table-cell office:value-type="float" office:value="0.314283070294572">
                <text:p>0.314283070294572</text:p>
              </table:table-cell>
            </table:table-row>
            <table:table-row>
              <table:table-cell office:value-type="float" office:value="5888">
                <text:p>5890</text:p>
              </table:table-cell>
              <table:table-cell office:value-type="float" office:value="0.0246947632903541">
                <text:p>0.0246947632903541</text:p>
              </table:table-cell>
              <table:table-cell office:value-type="float" office:value="0.0988941259732137">
                <text:p>0.0988941259732137</text:p>
              </table:table-cell>
              <table:table-cell office:value-type="float" office:value="0.156854344707503">
                <text:p>0.156854344707503</text:p>
              </table:table-cell>
              <table:table-cell office:value-type="float" office:value="0.157332057763163">
                <text:p>0.157332057763163</text:p>
              </table:table-cell>
              <table:table-cell office:value-type="float" office:value="0.27631476835578">
                <text:p>0.27631476835578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0.0236613583618437">
                <text:p>0.0236613583618437</text:p>
              </table:table-cell>
              <table:table-cell office:value-type="float" office:value="0.0947639504837537">
                <text:p>0.0947639504837537</text:p>
              </table:table-cell>
              <table:table-cell office:value-type="float" office:value="0.150469254980767">
                <text:p>0.150469254980767</text:p>
              </table:table-cell>
              <table:table-cell office:value-type="float" office:value="0.151050310585043">
                <text:p>0.151050310585043</text:p>
              </table:table-cell>
              <table:table-cell office:value-type="float" office:value="0.296783441023926">
                <text:p>0.296783441023926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0.02272312775865">
                <text:p>0.02272312775865</text:p>
              </table:table-cell>
              <table:table-cell office:value-type="float" office:value="0.0909577306645774">
                <text:p>0.0909577306645774</text:p>
              </table:table-cell>
              <table:table-cell office:value-type="float" office:value="0.144879565931659">
                <text:p>0.144879565931659</text:p>
              </table:table-cell>
              <table:table-cell office:value-type="float" office:value="0.139991132534959">
                <text:p>0.139991132534959</text:p>
              </table:table-cell>
              <table:table-cell office:value-type="float" office:value="0.280691422560681">
                <text:p>0.280691422560681</text:p>
              </table:table-cell>
            </table:table-row>
            <table:table-row>
              <table:table-cell office:value-type="float" office:value="6656">
                <text:p>6660</text:p>
              </table:table-cell>
              <table:table-cell office:value-type="float" office:value="0.0218394803525988">
                <text:p>0.0218394803525988</text:p>
              </table:table-cell>
              <table:table-cell office:value-type="float" office:value="0.0873924030377181">
                <text:p>0.0873924030377181</text:p>
              </table:table-cell>
              <table:table-cell office:value-type="float" office:value="0.139640553844744">
                <text:p>0.139640553844744</text:p>
              </table:table-cell>
              <table:table-cell office:value-type="float" office:value="0.137116022869583">
                <text:p>0.137116022869583</text:p>
              </table:table-cell>
              <table:table-cell office:value-type="float" office:value="0.272254803198029">
                <text:p>0.272254803198029</text:p>
              </table:table-cell>
            </table:table-row>
            <table:table-row>
              <table:table-cell office:value-type="float" office:value="6912">
                <text:p>6910</text:p>
              </table:table-cell>
              <table:table-cell office:value-type="float" office:value="0.0208705931508175">
                <text:p>0.0208705931508175</text:p>
              </table:table-cell>
              <table:table-cell office:value-type="float" office:value="0.0840983037514829">
                <text:p>0.0840983037514829</text:p>
              </table:table-cell>
              <table:table-cell office:value-type="float" office:value="0.134990782413463">
                <text:p>0.134990782413463</text:p>
              </table:table-cell>
              <table:table-cell office:value-type="float" office:value="0.130152222378962">
                <text:p>0.130152222378962</text:p>
              </table:table-cell>
              <table:table-cell office:value-type="float" office:value="0.275741094985561">
                <text:p>0.275741094985561</text:p>
              </table:table-cell>
            </table:table-row>
            <table:table-row>
              <table:table-cell office:value-type="float" office:value="7168">
                <text:p>7170</text:p>
              </table:table-cell>
              <table:table-cell office:value-type="float" office:value="0.0202663671572041">
                <text:p>0.0202663671572041</text:p>
              </table:table-cell>
              <table:table-cell office:value-type="float" office:value="0.0812371006228888">
                <text:p>0.0812371006228888</text:p>
              </table:table-cell>
              <table:table-cell office:value-type="float" office:value="0.129661445549231">
                <text:p>0.129661445549231</text:p>
              </table:table-cell>
              <table:table-cell office:value-type="float" office:value="0.130077290827214">
                <text:p>0.130077290827214</text:p>
              </table:table-cell>
              <table:table-cell office:value-type="float" office:value="0.265779354933596">
                <text:p>0.265779354933596</text:p>
              </table:table-cell>
            </table:table-row>
            <table:table-row>
              <table:table-cell office:value-type="float" office:value="7424">
                <text:p>7420</text:p>
              </table:table-cell>
              <table:table-cell office:value-type="float" office:value="0.0195505544236053">
                <text:p>0.0195505544236053</text:p>
              </table:table-cell>
              <table:table-cell office:value-type="float" office:value="0.0785330181754998">
                <text:p>0.0785330181754998</text:p>
              </table:table-cell>
              <table:table-cell office:value-type="float" office:value="0.126010898281425">
                <text:p>0.126010898281425</text:p>
              </table:table-cell>
              <table:table-cell office:value-type="float" office:value="0.125400263638383">
                <text:p>0.125400263638383</text:p>
              </table:table-cell>
              <table:table-cell office:value-type="float" office:value="0.221647159228651">
                <text:p>0.221647159228651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0.018844909637255">
                <text:p>0.018844909637255</text:p>
              </table:table-cell>
              <table:table-cell office:value-type="float" office:value="0.0759286593150942">
                <text:p>0.0759286593150942</text:p>
              </table:table-cell>
              <table:table-cell office:value-type="float" office:value="0.121750083134708">
                <text:p>0.121750083134708</text:p>
              </table:table-cell>
              <table:table-cell office:value-type="float" office:value="0.120844513425763">
                <text:p>0.120844513425763</text:p>
              </table:table-cell>
              <table:table-cell office:value-type="float" office:value="0.244226910882475">
                <text:p>0.244226910882475</text:p>
              </table:table-cell>
            </table:table-row>
            <table:table-row>
              <table:table-cell office:value-type="float" office:value="7936">
                <text:p>7940</text:p>
              </table:table-cell>
              <table:table-cell office:value-type="float" office:value="0.0182654103251297">
                <text:p>0.0182654103251297</text:p>
              </table:table-cell>
              <table:table-cell office:value-type="float" office:value="0.0733183793792058">
                <text:p>0.0733183793792058</text:p>
              </table:table-cell>
              <table:table-cell office:value-type="float" office:value="0.117517370240415">
                <text:p>0.117517370240415</text:p>
              </table:table-cell>
              <table:table-cell office:value-type="float" office:value="0.110068790369737">
                <text:p>0.110068790369737</text:p>
              </table:table-cell>
              <table:table-cell office:value-type="float" office:value="0.240555945635658">
                <text:p>0.24055594563565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177235551608334">
                <text:p>0.0177235551608334</text:p>
              </table:table-cell>
              <table:table-cell office:value-type="float" office:value="0.0710571782810248">
                <text:p>0.0710571782810248</text:p>
              </table:table-cell>
              <table:table-cell office:value-type="float" office:value="0.113952291954062">
                <text:p>0.113952291954062</text:p>
              </table:table-cell>
              <table:table-cell office:value-type="float" office:value="0.113686813523988">
                <text:p>0.113686813523988</text:p>
              </table:table-cell>
              <table:table-cell office:value-type="float" office:value="0.201679933630281">
                <text:p>0.201679933630281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883402371609699">
                <text:p>0.00883402371609699</text:p>
              </table:table-cell>
              <table:table-cell office:value-type="float" office:value="0.0354662837329757">
                <text:p>0.0354662837329757</text:p>
              </table:table-cell>
              <table:table-cell office:value-type="float" office:value="0.0583007656668129">
                <text:p>0.0583007656668129</text:p>
              </table:table-cell>
              <table:table-cell office:value-type="float" office:value="0.0567406972225507">
                <text:p>0.0567406972225507</text:p>
              </table:table-cell>
              <table:table-cell office:value-type="float" office:value="0.113952087625358">
                <text:p>0.11395208762535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44058016534126">
                <text:p>0.0044058016534126</text:p>
              </table:table-cell>
              <table:table-cell office:value-type="float" office:value="0.0177683523185333">
                <text:p>0.0177683523185333</text:p>
              </table:table-cell>
              <table:table-cell office:value-type="float" office:value="0.0300303024887632">
                <text:p>0.0300303024887632</text:p>
              </table:table-cell>
              <table:table-cell office:value-type="float" office:value="0.0283993889956132">
                <text:p>0.0283993889956132</text:p>
              </table:table-cell>
              <table:table-cell office:value-type="float" office:value="0.0562501625255721">
                <text:p>0.0562501625255721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220220574077563">
                <text:p>0.00220220574077563</text:p>
              </table:table-cell>
              <table:table-cell office:value-type="float" office:value="0.00889083520616628">
                <text:p>0.00889083520616628</text:p>
              </table:table-cell>
              <table:table-cell office:value-type="float" office:value="0.0152487660592334">
                <text:p>0.0152487660592334</text:p>
              </table:table-cell>
              <table:table-cell office:value-type="float" office:value="0.0140791694544635">
                <text:p>0.0140791694544635</text:p>
              </table:table-cell>
              <table:table-cell office:value-type="float" office:value="0.0284858358963209">
                <text:p>0.028485835896320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109856676396354">
                <text:p>0.00109856676396354</text:p>
              </table:table-cell>
              <table:table-cell office:value-type="float" office:value="0.00445119068977393">
                <text:p>0.00445119068977393</text:p>
              </table:table-cell>
              <table:table-cell office:value-type="float" office:value="0.00767256169869341">
                <text:p>0.00767256169869341</text:p>
              </table:table-cell>
              <table:table-cell office:value-type="float" office:value="0.00697928256118749">
                <text:p>0.00697928256118749</text:p>
              </table:table-cell>
              <table:table-cell office:value-type="float" office:value="0.0144121984225315">
                <text:p>0.0144121984225315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54958544438515">
                <text:p>0.00054958544438515</text:p>
              </table:table-cell>
              <table:table-cell office:value-type="float" office:value="0.00222533666128737">
                <text:p>0.00222533666128737</text:p>
              </table:table-cell>
              <table:table-cell office:value-type="float" office:value="0.0038563534240583">
                <text:p>0.0038563534240583</text:p>
              </table:table-cell>
              <table:table-cell office:value-type="float" office:value="0.00353039159150696">
                <text:p>0.00353039159150696</text:p>
              </table:table-cell>
              <table:table-cell office:value-type="float" office:value="0.00724236320266772">
                <text:p>0.0072423632026677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275506100999706">
                <text:p>0.000275506100999706</text:p>
              </table:table-cell>
              <table:table-cell office:value-type="float" office:value="0.00111312011869839">
                <text:p>0.00111312011869839</text:p>
              </table:table-cell>
              <table:table-cell office:value-type="float" office:value="0.00193550202211061">
                <text:p>0.00193550202211061</text:p>
              </table:table-cell>
              <table:table-cell office:value-type="float" office:value="0.00176695674645837">
                <text:p>0.00176695674645837</text:p>
              </table:table-cell>
              <table:table-cell office:value-type="float" office:value="0.00363891258030439">
                <text:p>0.003638912580304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Unix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